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4"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Таблица50" style:family="table" style:master-page-name="Титул_20_русский">
      <style:table-properties style:width="14cm" style:rel-width="100%" style:page-number="auto" fo:break-before="auto" fo:break-after="auto" table:align="center" style:writing-mode="page"/>
    </style:style>
    <style:style style:name="Таблица50.A" style:family="table-column">
      <style:table-column-properties style:column-width="14cm" style:rel-column-width="7937*"/>
    </style:style>
    <style:style style:name="Таблица50.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1" style:family="table">
      <style:table-properties style:width="14c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cm" style:rel-column-width="3967*"/>
    </style:style>
    <style:style style:name="Таблица1.B" style:family="table-column">
      <style:table-column-properties style:column-width="7.003cm" style:rel-column-width="3970*"/>
    </style:style>
    <style:style style:name="Таблица1.1" style:family="table-row">
      <style:table-row-properties style:min-row-height="4.401cm" fo:keep-together="auto"/>
    </style:style>
    <style:style style:name="Таблица1.A1" style:family="table-cell">
      <style:table-cell-properties style:vertical-align="" fo:background-color="transparent" fo:padding-left="0cm" fo:padding-right="0cm" fo:padding-top="0.15cm" fo:padding-bottom="0c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cm" fo:padding-right="0cm" fo:padding-top="0.15cm" fo:padding-bottom="0c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cm" style:rel-width="100%" style:page-number="auto" fo:break-before="auto" fo:break-after="auto" table:align="center" style:writing-mode="page"/>
    </style:style>
    <style:style style:name="Таблица51.A" style:family="table-column">
      <style:table-column-properties style:column-width="14cm" style:rel-column-width="7937*"/>
    </style:style>
    <style:style style:name="Таблица51.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2" style:family="table">
      <style:table-properties style:width="14c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cm" style:rel-column-width="3967*"/>
    </style:style>
    <style:style style:name="Таблица2.B" style:family="table-column">
      <style:table-column-properties style:column-width="7.003cm" style:rel-column-width="3970*"/>
    </style:style>
    <style:style style:name="Таблица2.1" style:family="table-row">
      <style:table-row-properties fo:keep-together="auto"/>
    </style:style>
    <style:style style:name="Таблица2.A1" style:family="table-cell">
      <style:table-cell-properties style:vertical-align="" fo:background-color="transparent" fo:padding-left="0cm" fo:padding-right="0cm" fo:padding-top="0.15cm" fo:padding-bottom="0c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cm" fo:padding-right="0cm" fo:padding-top="0.15cm" fo:padding-bottom="0c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officeooo:rsid="00dbd734" officeooo:paragraph-rsid="01740b9b" style:font-size-asian="8pt" style:font-size-complex="8pt"/>
    </style:style>
    <style:style style:name="P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52e41d" style:font-size-asian="8pt" style:font-style-asian="normal" style:font-size-complex="8pt"/>
    </style:style>
    <style:style style:name="P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P6"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7"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8"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9"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2e41d" officeooo:paragraph-rsid="0152e41d" style:font-weight-asian="bold" style:font-weight-complex="bold"/>
    </style:style>
    <style:style style:name="P10"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P11" style:family="paragraph" style:parent-style-name="Standard">
      <style:paragraph-properties fo:margin-top="0cm" fo:margin-bottom="0c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12" style:family="paragraph" style:parent-style-name="Standard">
      <style:paragraph-properties fo:margin-top="0cm" fo:margin-bottom="0cm" loext:contextual-spacing="false" fo:line-height="100%" fo:text-align="center" style:justify-single-word="false" style:writing-mode="page"/>
      <style:text-properties officeooo:paragraph-rsid="013288f3"/>
    </style:style>
    <style:style style:name="P13" style:family="paragraph" style:parent-style-name="Верхний_20_колонтитул_20_правая_20_страница">
      <style:paragraph-properties fo:text-align="start" style:justify-single-word="false" fo:padding="0.03cm" fo:border="none" style:writing-mode="page"/>
    </style:style>
    <style:style style:name="P14"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23dec32" style:font-style-asian="normal" style:font-style-complex="normal"/>
    </style:style>
    <style:style style:name="P15"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760ffc" style:font-style-asian="normal" style:font-style-complex="normal"/>
    </style:style>
    <style:style style:name="P16"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760ffc" style:font-style-asian="italic" style:font-style-complex="italic"/>
    </style:style>
    <style:style style:name="P17" style:family="paragraph" style:parent-style-name="Standard">
      <style:text-properties style:font-name="Liberation Serif" fo:font-size="9pt" style:font-size-asian="9pt" style:font-size-complex="9pt"/>
    </style:style>
    <style:style style:name="P18" style:family="paragraph" style:parent-style-name="Standard">
      <style:paragraph-properties fo:line-height="150%"/>
      <style:text-properties style:font-name="Liberation Serif" fo:font-size="9pt" officeooo:paragraph-rsid="0058f8b8" style:font-size-asian="9pt" style:font-size-complex="9pt"/>
    </style:style>
    <style:style style:name="P19" style:family="paragraph" style:parent-style-name="Standard">
      <style:text-properties style:font-name="Liberation Serif" fo:font-size="9pt" officeooo:paragraph-rsid="0058f8b8" style:font-size-asian="9pt" style:font-size-complex="9pt"/>
    </style:style>
    <style:style style:name="P20" style:family="paragraph" style:parent-style-name="Standard">
      <style:text-properties style:font-name="Liberation Serif" fo:font-size="9pt" officeooo:rsid="015db5f0" officeooo:paragraph-rsid="015db5f0" style:font-size-asian="9pt" style:font-size-complex="9pt"/>
    </style:style>
    <style:style style:name="P21" style:family="paragraph" style:parent-style-name="Standard">
      <style:paragraph-properties fo:line-height="0.688cm"/>
      <style:text-properties style:font-name="Liberation Serif" fo:font-size="9pt" style:font-size-asian="9pt" style:font-size-complex="9pt"/>
    </style:style>
    <style:style style:name="P22" style:family="paragraph" style:parent-style-name="Standard">
      <style:paragraph-properties fo:line-height="100%"/>
      <style:text-properties style:font-name="Liberation Serif" fo:font-size="9pt" style:font-size-asian="9pt" style:font-size-complex="9pt"/>
    </style:style>
    <style:style style:name="P23" style:family="paragraph" style:parent-style-name="Standard">
      <style:paragraph-properties fo:line-height="100%"/>
      <style:text-properties style:font-name="Liberation Serif" fo:font-size="9pt" officeooo:paragraph-rsid="0058f8b8" style:font-size-asian="9pt" style:font-size-complex="9pt"/>
    </style:style>
    <style:style style:name="P24" style:family="paragraph" style:parent-style-name="Standard">
      <style:paragraph-properties fo:line-height="100%"/>
      <style:text-properties style:font-name="Liberation Serif" fo:font-size="9pt" fo:language="en" fo:country="US" officeooo:rsid="015db5f0" officeooo:paragraph-rsid="015db5f0" style:font-size-asian="9pt" style:font-size-complex="9pt"/>
    </style:style>
    <style:style style:name="P25" style:family="paragraph" style:parent-style-name="Standard">
      <style:paragraph-properties fo:line-height="0.847cm"/>
      <style:text-properties style:font-name="Liberation Serif" fo:font-weight="bold" officeooo:paragraph-rsid="0058f8b8" style:font-weight-asian="bold" style:font-weight-complex="bold"/>
    </style:style>
    <style:style style:name="P26" style:family="paragraph" style:parent-style-name="Standard">
      <style:paragraph-properties fo:margin-top="0.439cm" fo:margin-bottom="0.199cm" loext:contextual-spacing="false" fo:line-height="100%" fo:text-align="center" style:justify-single-word="false" style:writing-mode="page"/>
      <style:text-properties fo:font-size="10.5pt" fo:font-style="normal" fo:font-weight="bold" officeooo:paragraph-rsid="006dabb6" style:font-size-asian="10.5pt" style:font-style-asian="normal" style:font-weight-asian="bold" style:font-size-complex="10.5pt" style:font-style-complex="normal" style:font-weight-complex="bold"/>
    </style:style>
    <style:style style:name="P27" style:family="paragraph" style:parent-style-name="Standard">
      <style:paragraph-properties fo:margin-top="0.439cm" fo:margin-bottom="0.199c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28" style:family="paragraph" style:parent-style-name="Standard">
      <style:paragraph-properties fo:margin-top="0.409cm" fo:margin-bottom="0.199c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29" style:family="paragraph" style:parent-style-name="Standard">
      <style:paragraph-properties fo:margin-top="0.409cm" fo:margin-bottom="0.199c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30" style:family="paragraph" style:parent-style-name="Standard">
      <loext:graphic-properties draw:fill-image-width="0cm" draw:fill-image-height="0cm"/>
      <style:paragraph-properties fo:margin-top="0.25cm" fo:margin-bottom="0cm" loext:contextual-spacing="false" fo:line-height="100%" fo:text-align="center" style:justify-single-word="false" fo:padding="0c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31" style:family="paragraph" style:parent-style-name="Standard">
      <loext:graphic-properties draw:fill-image-width="0cm" draw:fill-image-height="0cm"/>
      <style:paragraph-properties fo:margin-top="0.25cm" fo:margin-bottom="0cm" loext:contextual-spacing="false" fo:line-height="100%" fo:text-align="center" style:justify-single-word="false" fo:padding="0c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32" style:family="paragraph" style:parent-style-name="Информация_20_о_20_журнале">
      <style:paragraph-properties fo:margin-left="0.15cm" fo:margin-right="0cm" fo:text-indent="0cm" style:auto-text-indent="false" style:writing-mode="page"/>
      <style:text-properties officeooo:rsid="0150feda" officeooo:paragraph-rsid="0150feda"/>
    </style:style>
    <style:style style:name="P33" style:family="paragraph" style:parent-style-name="Информация_20_о_20_журнале">
      <loext:graphic-properties draw:fill="none"/>
      <style:paragraph-properties fo:margin-left="0.15cm" fo:margin-right="0cm" fo:text-indent="0cm" style:auto-text-indent="false" fo:background-color="transparent" style:writing-mode="page"/>
    </style:style>
    <style:style style:name="P34" style:family="paragraph" style:parent-style-name="Информация_20_о_20_журнале">
      <style:paragraph-properties fo:margin-left="0.15cm" fo:margin-right="0cm" fo:text-indent="0cm" style:auto-text-indent="false"/>
    </style:style>
    <style:style style:name="P35" style:family="paragraph" style:parent-style-name="Информация_20_о_20_журнале">
      <style:paragraph-properties fo:margin-left="0.15cm" fo:margin-right="0cm" fo:margin-top="0cm" fo:margin-bottom="0cm" loext:contextual-spacing="false" fo:text-indent="0cm" style:auto-text-indent="false"/>
      <style:text-properties officeooo:paragraph-rsid="01ab5545"/>
    </style:style>
    <style:style style:name="P36" style:family="paragraph" style:parent-style-name="Информация_20_о_20_журнале">
      <style:paragraph-properties fo:margin-left="0.15cm" fo:margin-right="0cm" fo:margin-top="0cm" fo:margin-bottom="0cm" loext:contextual-spacing="false" fo:text-indent="0cm" style:auto-text-indent="false" style:writing-mode="page"/>
      <style:text-properties officeooo:rsid="0150feda" officeooo:paragraph-rsid="0150feda"/>
    </style:style>
    <style:style style:name="P37" style:family="paragraph" style:parent-style-name="Информация_20_о_20_журнале">
      <style:paragraph-properties fo:margin-left="0.15cm" fo:margin-right="0cm" fo:margin-top="0cm" fo:margin-bottom="0cm" loext:contextual-spacing="false" fo:text-indent="0cm" style:auto-text-indent="false" style:writing-mode="page"/>
      <style:text-properties officeooo:rsid="0150feda" officeooo:paragraph-rsid="01ab5545"/>
    </style:style>
    <style:style style:name="P38" style:family="paragraph" style:parent-style-name="Информация_20_о_20_журнале">
      <style:paragraph-properties fo:margin-left="0cm" fo:margin-right="0.15cm" fo:text-indent="0cm" style:auto-text-indent="false" style:writing-mode="page"/>
    </style:style>
    <style:style style:name="P39" style:family="paragraph" style:parent-style-name="Информация_20_о_20_журнале">
      <loext:graphic-properties draw:fill="none"/>
      <style:paragraph-properties fo:margin-left="0cm" fo:margin-right="0.15cm" fo:text-indent="0cm" style:auto-text-indent="false" fo:background-color="transparent" style:writing-mode="page"/>
    </style:style>
    <style:style style:name="P40" style:family="paragraph" style:parent-style-name="Информация_20_о_20_журнале">
      <style:paragraph-properties fo:margin-left="0cm" fo:margin-right="0.15cm" fo:text-indent="0cm" style:auto-text-indent="false" style:writing-mode="page"/>
      <style:text-properties officeooo:paragraph-rsid="018dc166"/>
    </style:style>
    <style:style style:name="P41" style:family="paragraph" style:parent-style-name="Информация_20_о_20_журнале">
      <style:paragraph-properties fo:margin-left="0cm" fo:margin-right="0.15cm" fo:margin-top="0cm" fo:margin-bottom="0cm" loext:contextual-spacing="false" fo:text-indent="0cm" style:auto-text-indent="false" style:writing-mode="page"/>
    </style:style>
    <style:style style:name="P42" style:family="paragraph" style:parent-style-name="Информация_20_о_20_журнале">
      <loext:graphic-properties draw:fill="none"/>
      <style:paragraph-properties fo:margin-left="0cm" fo:margin-right="0.15cm" fo:margin-top="0cm" fo:margin-bottom="0cm" loext:contextual-spacing="false" fo:text-indent="0cm" style:auto-text-indent="false" fo:background-color="transparent" style:writing-mode="page"/>
    </style:style>
    <style:style style:name="P43" style:family="paragraph" style:parent-style-name="Информация_20_о_20_журнале">
      <style:paragraph-properties fo:margin-left="0cm" fo:margin-right="0.15cm" fo:margin-top="0cm" fo:margin-bottom="0cm" loext:contextual-spacing="false" fo:text-indent="0cm" style:auto-text-indent="false" style:writing-mode="page"/>
      <style:text-properties officeooo:paragraph-rsid="018dc166" style:text-scale="92%"/>
    </style:style>
    <style:style style:name="P44" style:family="paragraph" style:parent-style-name="Standard">
      <style:paragraph-properties fo:margin-top="0.3cm" fo:margin-bottom="0c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45" style:family="paragraph" style:parent-style-name="Standard">
      <style:paragraph-properties fo:margin-top="0.3cm" fo:margin-bottom="0c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46" style:family="paragraph" style:parent-style-name="Standard">
      <loext:graphic-properties draw:fill-image-width="0cm" draw:fill-image-height="0cm"/>
      <style:paragraph-properties fo:margin-top="0.39cm" fo:margin-bottom="0.101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4"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Standard">
      <loext:graphic-properties draw:fill-image-width="0cm" draw:fill-image-height="0cm"/>
      <style:paragraph-properties fo:margin-top="0.39cm" fo:margin-bottom="0.101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4"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Standard">
      <style:paragraph-properties fo:margin-top="0.75cm" fo:margin-bottom="0.041c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49" style:family="paragraph" style:parent-style-name="Standard">
      <style:paragraph-properties fo:margin-top="0.75cm" fo:margin-bottom="0.041c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50" style:family="paragraph" style:parent-style-name="Редколлегия_20_Англ">
      <style:paragraph-properties fo:margin-top="0cm" fo:margin-bottom="0.499cm" loext:contextual-spacing="false"/>
    </style:style>
    <style:style style:name="P51" style:family="paragraph" style:parent-style-name="Редколлегия">
      <style:paragraph-properties fo:margin-top="0cm" fo:margin-bottom="0.499cm" loext:contextual-spacing="false">
        <style:tab-stops/>
      </style:paragraph-properties>
      <style:text-properties officeooo:paragraph-rsid="01ad3464"/>
    </style:style>
    <style:style style:name="P52" style:family="paragraph" style:parent-style-name="Информация_20_о_20_журнале">
      <loext:graphic-properties draw:fill="none" draw:fill-color="#729fcf"/>
      <style:paragraph-properties fo:margin-left="0cm" fo:margin-right="0.131cm" fo:margin-top="0cm" fo:margin-bottom="0.3cm" loext:contextual-spacing="false" fo:line-height="0.319cm" fo:text-align="justify" style:justify-single-word="false" fo:hyphenation-ladder-count="no-limit" fo:text-indent="0cm" style:auto-text-indent="false" fo:background-color="transparent" text:number-lines="false" text:line-number="0" style:writing-mode="page"/>
      <style:text-properties style:text-scale="96%" fo:hyphenate="false" fo:hyphenation-remain-char-count="2" fo:hyphenation-push-char-count="2"/>
    </style:style>
    <style:style style:name="P53" style:family="paragraph" style:parent-style-name="Standard">
      <style:paragraph-properties fo:margin-top="0.212cm" fo:margin-bottom="0cm" loext:contextual-spacing="false" fo:line-height="0.388cm" style:writing-mode="page"/>
      <style:text-properties style:font-name="Liberation Serif" fo:font-size="9pt" fo:font-style="normal" officeooo:rsid="015c4aa2" officeooo:paragraph-rsid="015c4aa2" style:font-size-asian="9pt" style:font-style-asian="normal" style:font-size-complex="9pt" style:font-style-complex="normal"/>
    </style:style>
    <style:style style:name="P54" style:family="paragraph" style:parent-style-name="Standard">
      <style:paragraph-properties fo:margin-top="0.212cm" fo:margin-bottom="0cm" loext:contextual-spacing="false" fo:line-height="0.388cm"/>
      <style:text-properties style:font-name="Liberation Serif" fo:font-size="8pt" fo:font-style="italic" officeooo:paragraph-rsid="0058f8b8" style:font-size-asian="8pt" style:font-style-asian="italic" style:font-name-complex="Liberation Serif"/>
    </style:style>
    <style:style style:name="P55" style:family="paragraph" style:parent-style-name="Standard">
      <style:paragraph-properties fo:margin-top="0.212cm" fo:margin-bottom="0cm" loext:contextual-spacing="false" fo:line-height="0.388cm"/>
      <style:text-properties style:font-name="Liberation Serif" fo:font-size="9pt" officeooo:paragraph-rsid="0058f8b8" style:font-size-asian="9pt" style:font-size-complex="9pt"/>
    </style:style>
    <style:style style:name="P56" style:family="paragraph" style:parent-style-name="Standard">
      <style:paragraph-properties fo:margin-top="0.212cm" fo:margin-bottom="0cm" loext:contextual-spacing="false" fo:line-height="0.388cm"/>
      <style:text-properties style:font-name="Liberation Serif" fo:font-size="9pt" fo:font-style="italic" officeooo:paragraph-rsid="0058f8b8" style:font-size-asian="9pt" style:font-style-asian="italic" style:font-size-complex="9pt"/>
    </style:style>
    <style:style style:name="P57" style:family="paragraph" style:parent-style-name="Standard">
      <style:paragraph-properties fo:margin-top="0cm" fo:margin-bottom="0.212cm" loext:contextual-spacing="false" fo:line-height="0.388cm"/>
      <style:text-properties style:font-name="Liberation Serif" fo:font-size="9pt" fo:font-style="italic" officeooo:paragraph-rsid="0058f8b8" style:font-size-asian="9pt" style:font-style-asian="italic" style:font-name-complex="Liberation Serif" style:font-size-complex="9pt"/>
    </style:style>
    <style:style style:name="P58" style:family="paragraph" style:parent-style-name="Standard">
      <style:paragraph-properties fo:margin-top="0cm" fo:margin-bottom="0.212cm" loext:contextual-spacing="false" fo:line-height="0.388cm" fo:text-align="start" style:justify-single-word="false"/>
      <style:text-properties style:font-name="Liberation Serif" fo:font-size="9pt" officeooo:paragraph-rsid="0058f8b8" style:font-size-asian="9pt" style:font-size-complex="9pt"/>
    </style:style>
    <style:style style:name="P59" style:family="paragraph" style:parent-style-name="Standard">
      <style:paragraph-properties fo:line-height="0.49cm" style:writing-mode="page">
        <style:tab-stops/>
      </style:paragraph-properties>
      <style:text-properties style:font-name="Liberation Serif" fo:font-size="12pt" fo:language="en" fo:country="US" fo:font-weight="bold" officeooo:rsid="015c4aa2" officeooo:paragraph-rsid="015c4aa2" style:font-size-asian="12pt" style:font-weight-asian="bold" style:font-name-complex="Liberation Serif" style:font-size-complex="12pt" style:font-weight-complex="bold"/>
    </style:style>
    <style:style style:name="P60" style:family="paragraph" style:parent-style-name="Standard">
      <style:paragraph-properties fo:line-height="0.49cm" style:writing-mode="page">
        <style:tab-stops/>
      </style:paragraph-properties>
      <style:text-properties style:font-name="Liberation Serif" fo:font-size="12pt" fo:font-weight="bold" officeooo:rsid="015c4aa2" officeooo:paragraph-rsid="015c4aa2" style:font-size-asian="12pt" style:font-weight-asian="bold" style:font-name-complex="Liberation Serif" style:font-size-complex="12pt" style:font-weight-complex="bold"/>
    </style:style>
    <style:style style:name="P61" style:family="paragraph" style:parent-style-name="Информация_20_для_20_авторов">
      <style:text-properties fo:letter-spacing="-0.002cm"/>
    </style:style>
    <style:style style:name="P62" style:family="paragraph" style:parent-style-name="Заголовок_20_информации_20_для_20_авторов" style:master-page-name="Выпускная_20_страница">
      <style:paragraph-properties style:page-number="auto" fo:break-before="page"/>
    </style:style>
    <style:style style:name="P63" style:family="paragraph" style:parent-style-name="Text_20_body" style:master-page-name="В_20_номере">
      <style:paragraph-properties style:page-number="auto" fo:break-before="auto" fo:break-after="auto"/>
    </style:style>
    <style:style style:name="P64" style:family="paragraph" style:parent-style-name="Text_20_body" style:master-page-name="В_20_номере">
      <style:paragraph-properties fo:line-height="0.407cm" style:page-number="auto" fo:break-before="auto" fo:break-after="auto"/>
      <style:text-properties fo:font-size="10.8000001907349pt" style:text-scale="93%"/>
    </style:style>
    <style:style style:name="P65" style:family="paragraph" style:parent-style-name="Верхний_20_колонтитул_20_правая_20_страница">
      <style:paragraph-properties fo:text-align="start" style:justify-single-word="false" fo:padding="0.03cm" fo:border="none" style:writing-mode="page"/>
    </style:style>
    <style:style style:name="P66"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23dec32" style:font-style-asian="normal" style:font-style-complex="normal"/>
    </style:style>
    <style:style style:name="P67"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760ffc" style:font-style-asian="normal" style:font-style-complex="normal"/>
    </style:style>
    <style:style style:name="P68"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760ffc" style:font-style-asian="italic" style:font-style-complex="italic"/>
    </style:style>
    <style:style style:name="P69"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70"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71" style:family="paragraph" style:parent-style-name="Footer">
      <style:text-properties fo:font-size="8pt" officeooo:rsid="00dbd734" officeooo:paragraph-rsid="01740b9b" style:font-size-asian="8pt" style:font-size-complex="8pt"/>
    </style:style>
    <style:style style:name="P72" style:family="paragraph" style:parent-style-name="Информация_20_для_20_авторов" style:list-style-name="List_20_2"/>
    <style:style style:name="P73" style:family="paragraph" style:parent-style-name="Информация_20_для_20_авторов" style:list-style-name="List_20_2">
      <style:text-properties fo:letter-spacing="0.002cm"/>
    </style:style>
    <style:style style:name="P7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P75" style:family="paragraph" style:parent-style-name="Standard" style:master-page-name="Выпускная_20_страница">
      <style:paragraph-properties fo:margin-left="0cm" fo:margin-right="0cm" fo:line-height="0.847cm" fo:text-indent="0cm" style:auto-text-indent="false" style:page-number="auto" fo:break-before="page"/>
      <style:text-properties style:font-name="Liberation Serif" fo:font-size="10pt" officeooo:paragraph-rsid="0058f8b8" style:font-size-asian="10pt" style:font-size-complex="10pt"/>
    </style:style>
    <style:style style:name="P76" style:family="paragraph" style:parent-style-name="Standard" style:master-page-name="Статья_20_1_20_стр.1">
      <style:paragraph-properties style:page-number="auto" fo:break-before="page"/>
      <style:text-properties officeooo:paragraph-rsid="0244b9c1"/>
    </style:style>
    <style:style style:name="P77" style:family="paragraph" style:parent-style-name="Standard">
      <style:paragraph-properties fo:break-before="page"/>
      <style:text-properties fo:font-size="10.8000001907349pt" style:text-scale="93%"/>
    </style:style>
    <style:style style:name="P78" style:family="paragraph" style:parent-style-name="Standard">
      <style:paragraph-properties fo:break-before="page"/>
      <style:text-properties fo:font-size="10.6000003814697pt" style:text-scale="93%"/>
    </style:style>
    <style:style style:name="P79" style:family="paragraph" style:parent-style-name="Standard" style:master-page-name="Статья_20_2_20_стр.1">
      <style:paragraph-properties style:page-number="auto" fo:break-before="page"/>
    </style:style>
    <style:style style:name="P80" style:family="paragraph" style:parent-style-name="Standard" style:master-page-name="Статья_20_3_20_стр.1">
      <style:paragraph-properties style:page-number="auto" fo:break-before="page"/>
    </style:style>
    <style:style style:name="P81" style:family="paragraph" style:parent-style-name="Standard" style:master-page-name="Статья_20_4_20_стр.1">
      <style:paragraph-properties style:page-number="auto" fo:break-before="page"/>
    </style:style>
    <style:style style:name="P82" style:family="paragraph" style:parent-style-name="Standard" style:master-page-name="Статья_20_5_20_стр.1">
      <style:paragraph-properties style:page-number="auto" fo:break-before="page"/>
    </style:style>
    <style:style style:name="P83" style:family="paragraph" style:parent-style-name="Standard" style:master-page-name="Статья_20_6_20_стр.1">
      <style:paragraph-properties style:page-number="auto" fo:break-before="page"/>
    </style:style>
    <style:style style:name="P84" style:family="paragraph" style:parent-style-name="Standard" style:master-page-name="Статья_20_7_20_стр.1">
      <style:paragraph-properties style:page-number="auto" fo:break-before="page"/>
    </style:style>
    <style:style style:name="P85" style:family="paragraph" style:parent-style-name="Standard" style:master-page-name="Статья_20_8_20_стр.1">
      <style:paragraph-properties style:page-number="auto" fo:break-before="page"/>
    </style:style>
    <style:style style:name="P86" style:family="paragraph" style:parent-style-name="Standard" style:master-page-name="Статья_20_9_20_стр.1">
      <style:paragraph-properties style:page-number="auto" fo:break-before="page"/>
    </style:style>
    <style:style style:name="P87" style:family="paragraph" style:parent-style-name="Standard" style:master-page-name="Статья_20_10_20_стр.1">
      <style:paragraph-properties style:page-number="auto" fo:break-before="page"/>
    </style:style>
    <style:style style:name="P88" style:family="paragraph" style:parent-style-name="Standard" style:master-page-name="Статья_20_11_20_стр.1">
      <style:paragraph-properties style:page-number="auto" fo:break-before="page"/>
    </style:style>
    <style:style style:name="P89" style:family="paragraph" style:parent-style-name="Standard" style:master-page-name="Статья_20_12_20_стр.1">
      <style:paragraph-properties style:page-number="auto" fo:break-before="page"/>
    </style:style>
    <style:style style:name="P90" style:family="paragraph" style:parent-style-name="Standard" style:master-page-name="Статья_20_13_20_стр.1">
      <style:paragraph-properties style:page-number="auto" fo:break-before="page"/>
    </style:style>
    <style:style style:name="P91" style:family="paragraph" style:parent-style-name="Standard" style:master-page-name="Статья_20_14_20_стр.1">
      <style:paragraph-properties style:page-number="auto" fo:break-before="page"/>
    </style:style>
    <style:style style:name="P92" style:family="paragraph" style:parent-style-name="Standard" style:master-page-name="Статья_20_15_20_стр.1">
      <style:paragraph-properties style:page-number="auto" fo:break-before="page"/>
    </style:style>
    <style:style style:name="P93" style:family="paragraph" style:parent-style-name="Standard" style:master-page-name="Статья_20_16_20_стр.1">
      <style:paragraph-properties style:page-number="auto" fo:break-before="page"/>
    </style:style>
    <style:style style:name="P94" style:family="paragraph" style:parent-style-name="Standard" style:master-page-name="Статья_20_17_20_стр.1">
      <style:paragraph-properties style:page-number="auto" fo:break-before="page"/>
    </style:style>
    <style:style style:name="P95" style:family="paragraph" style:parent-style-name="Standard" style:master-page-name="Статья_20_18_20_стр.1">
      <style:paragraph-properties style:page-number="auto" fo:break-before="page"/>
    </style:style>
    <style:style style:name="P96" style:family="paragraph" style:parent-style-name="Standard" style:master-page-name="Статья_20_19_20_стр.1">
      <style:paragraph-properties style:page-number="auto" fo:break-before="page"/>
    </style:style>
    <style:style style:name="P97" style:family="paragraph" style:parent-style-name="Standard" style:master-page-name="Статья_20_20_20_стр.1">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normal" style:font-style-asian="normal" style:font-name-complex="Liberation Serif" style:font-style-complex="normal"/>
    </style:style>
    <style:style style:name="T3" style:family="text">
      <style:text-properties officeooo:rsid="009c3fa3"/>
    </style:style>
    <style:style style:name="T4" style:family="text">
      <style:text-properties officeooo:rsid="009f4cf9"/>
    </style:style>
    <style:style style:name="T5" style:family="text">
      <style:text-properties officeooo:rsid="0130c4b5"/>
    </style:style>
    <style:style style:name="T6" style:family="text">
      <style:text-properties officeooo:rsid="01740b9b"/>
    </style:style>
    <style:style style:name="T7" style:family="text">
      <style:text-properties officeooo:rsid="01759fb8"/>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1e9c10f" style:font-style-asian="italic" style:font-style-complex="italic"/>
    </style:style>
    <style:style style:name="T11" style:family="text">
      <style:text-properties fo:font-style="italic" style:font-style-asian="italic" style:font-name-complex="Liberation Serif"/>
    </style:style>
    <style:style style:name="T12" style:family="text">
      <style:text-properties fo:font-style="italic" style:font-style-asian="italic" style:font-name-complex="Liberation Serif" style:font-style-complex="italic"/>
    </style:style>
    <style:style style:name="T13" style:family="text">
      <style:text-properties fo:font-style="italic" officeooo:rsid="01e9c10f" style:font-style-asian="italic" style:font-name-complex="Liberation Serif" style:font-style-complex="italic"/>
    </style:style>
    <style:style style:name="T14" style:family="text">
      <style:text-properties fo:font-style="italic" officeooo:rsid="01e9c10f" style:font-style-asian="italic" style:font-name-complex="Liberation Serif"/>
    </style:style>
    <style:style style:name="T15" style:family="text">
      <style:text-properties fo:font-style="italic" officeooo:rsid="01e9c10f" style:font-style-asian="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language="en" fo:country="US"/>
    </style:style>
    <style:style style:name="T18" style:family="text">
      <style:text-properties fo:language="en" fo:country="US" style:font-name-asian="MinionPro-It"/>
    </style:style>
    <style:style style:name="T19" style:family="text">
      <style:text-properties fo:language="en" fo:country="US" officeooo:rsid="0180626c"/>
    </style:style>
    <style:style style:name="T20" style:family="text">
      <style:text-properties fo:language="en" fo:country="US" fo:font-style="italic" style:font-style-asian="italic"/>
    </style:style>
    <style:style style:name="T21" style:family="text">
      <style:text-properties fo:language="en" fo:country="US" officeooo:rsid="01e9c10f"/>
    </style:style>
    <style:style style:name="T22" style:family="text">
      <style:text-properties fo:language="en" fo:country="US" officeooo:rsid="01ec1e39"/>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150feda" style:font-weight-asian="bold" style:font-weight-complex="bold"/>
    </style:style>
    <style:style style:name="T26" style:family="text">
      <style:text-properties fo:language="de" fo:country="DE"/>
    </style:style>
    <style:style style:name="T27" style:family="text">
      <style:text-properties fo:language="de" fo:country="DE" style:font-name-asian="MinionPro-It"/>
    </style:style>
    <style:style style:name="T28" style:family="text">
      <style:text-properties style:font-name="Liberation Serif4" fo:font-size="10pt" style:font-size-asian="10pt" style:font-size-complex="10pt"/>
    </style:style>
    <style:style style:name="T29" style:family="text">
      <style:text-properties style:font-name="Liberation Serif4" fo:font-size="10pt" style:text-underline-style="none" style:font-size-asian="10pt" style:font-size-complex="10pt"/>
    </style:style>
    <style:style style:name="T30" style:family="text">
      <style:text-properties officeooo:rsid="0131eb5b"/>
    </style:style>
    <style:style style:name="T31" style:family="text">
      <style:text-properties officeooo:rsid="015c4aa2"/>
    </style:style>
    <style:style style:name="T32" style:family="text">
      <style:text-properties style:font-name-asian="MinionPro-It"/>
    </style:style>
    <style:style style:name="T33" style:family="text">
      <style:text-properties fo:font-size="10.5pt" fo:font-style="italic" officeooo:rsid="013288f3" style:font-size-asian="10.5pt" style:font-style-asian="italic" style:font-size-complex="10.5pt" style:font-style-complex="italic"/>
    </style:style>
    <style:style style:name="T34" style:family="text">
      <style:text-properties fo:font-size="10.5pt" officeooo:rsid="013288f3" style:font-size-asian="10.5pt" style:font-size-complex="10.5pt"/>
    </style:style>
    <style:style style:name="T35" style:family="text">
      <style:text-properties officeooo:rsid="01779eed"/>
    </style:style>
    <style:style style:name="T36" style:family="text">
      <style:text-properties fo:font-size="8pt" fo:language="en" fo:country="US" style:font-size-asian="8pt" style:text-scale="97%"/>
    </style:style>
    <style:style style:name="T37" style:family="text">
      <style:text-properties officeooo:rsid="0150feda"/>
    </style:style>
    <style:style style:name="T38" style:family="text">
      <style:text-properties officeooo:rsid="01af40ab"/>
    </style:style>
    <style:style style:name="T39" style:family="text">
      <style:text-properties officeooo:rsid="01e9c10f"/>
    </style:style>
    <style:style style:name="T40" style:family="text">
      <style:text-properties officeooo:rsid="01ec1e39"/>
    </style:style>
    <style:style style:name="T41" style:family="text">
      <style:text-properties fo:font-size="10.8999996185303pt"/>
    </style:style>
    <style:style style:name="T42" style:family="text">
      <style:text-properties fo:font-size="10.8999996185303pt" style:text-scale="99%"/>
    </style:style>
    <style:style style:name="T43" style:family="text">
      <style:text-properties fo:font-size="10.8999996185303pt" style:text-scale="98%"/>
    </style:style>
    <style:style style:name="T44" style:family="text">
      <style:text-properties fo:font-size="10.8999996185303pt" style:text-scale="97%"/>
    </style:style>
    <style:style style:name="T45" style:family="text">
      <style:text-properties fo:font-size="10.8999996185303pt" style:text-scale="96%"/>
    </style:style>
    <style:style style:name="T46" style:family="text">
      <style:text-properties fo:font-size="10.8999996185303pt" style:text-scale="95%"/>
    </style:style>
    <style:style style:name="T47" style:family="text">
      <style:text-properties fo:font-size="10.8999996185303pt" style:text-scale="94%"/>
    </style:style>
    <style:style style:name="T48" style:family="text">
      <style:text-properties fo:font-size="10.8999996185303pt" style:text-scale="9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3" text:name="article1LastPage"/>
        <text:user-field-decl office:value-type="string" office:string-value="Задать УДК" text:name="article1UDK"/>
        <text:user-field-decl office:value-type="string" office:string-value="  " text:name="author1Copyright"/>
        <text:user-field-decl office:value-type="string" office:string-value="  " text:name="leftHeader1"/>
        <text:user-field-decl office:value-type="string" office:string-value="Фамилия И.О. Название статьи1" text:name="rightHeader1"/>
        <text:user-field-decl office:value-type="string" office:string-value="62" text:name="article2LastPage"/>
        <text:user-field-decl office:value-type="string" office:string-value="Задать УДК" text:name="article2UDK"/>
        <text:user-field-decl office:value-type="string" office:string-value="  " text:name="author2Copyright"/>
        <text:user-field-decl office:value-type="string" office:string-value="  " text:name="leftHeader2"/>
        <text:user-field-decl office:value-type="string" office:string-value="Фамилия И.О. Название статьи2" text:name="rightHeader2"/>
        <text:user-field-decl office:value-type="string" office:string-value="91" text:name="article3LastPage"/>
        <text:user-field-decl office:value-type="string" office:string-value="Задать УДК" text:name="article3UDK"/>
        <text:user-field-decl office:value-type="string" office:string-value="  " text:name="author3Copyright"/>
        <text:user-field-decl office:value-type="string" office:string-value="  " text:name="leftHeader3"/>
        <text:user-field-decl office:value-type="string" office:string-value="Фамилия И.О. Название статьи3" text:name="rightHeader3"/>
        <text:user-field-decl office:value-type="string" office:string-value="120" text:name="article4LastPage"/>
        <text:user-field-decl office:value-type="string" office:string-value="Задать УДК" text:name="article4UDK"/>
        <text:user-field-decl office:value-type="string" office:string-value="  " text:name="author4Copyright"/>
        <text:user-field-decl office:value-type="string" office:string-value="  " text:name="leftHeader4"/>
        <text:user-field-decl office:value-type="string" office:string-value="Фамилия И.О. Название статьи4" text:name="rightHeader4"/>
        <text:user-field-decl office:value-type="string" office:string-value="149" text:name="article5LastPage"/>
        <text:user-field-decl office:value-type="string" office:string-value="Задать УДК" text:name="article5UDK"/>
        <text:user-field-decl office:value-type="string" office:string-value="  " text:name="author5Copyright"/>
        <text:user-field-decl office:value-type="string" office:string-value="  " text:name="leftHeader5"/>
        <text:user-field-decl office:value-type="string" office:string-value="Фамилия И.О. Название статьи5" text:name="rightHeader5"/>
        <text:user-field-decl office:value-type="string" office:string-value="178" text:name="article6LastPage"/>
        <text:user-field-decl office:value-type="string" office:string-value="Задать УДК" text:name="article6UDK"/>
        <text:user-field-decl office:value-type="string" office:string-value="  " text:name="author6Copyright"/>
        <text:user-field-decl office:value-type="string" office:string-value="  " text:name="leftHeader6"/>
        <text:user-field-decl office:value-type="string" office:string-value="Фамилия И.О. Название статьи6" text:name="rightHeader6"/>
        <text:user-field-decl office:value-type="string" office:string-value="207" text:name="article7LastPage"/>
        <text:user-field-decl office:value-type="string" office:string-value="Задать УДК" text:name="article7UDK"/>
        <text:user-field-decl office:value-type="string" office:string-value="  " text:name="author7Copyright"/>
        <text:user-field-decl office:value-type="string" office:string-value="  " text:name="leftHeader7"/>
        <text:user-field-decl office:value-type="string" office:string-value="Фамилия И.О. Название статьи7" text:name="rightHeader7"/>
        <text:user-field-decl office:value-type="string" office:string-value="236" text:name="article8LastPage"/>
        <text:user-field-decl office:value-type="string" office:string-value="Задать УДК" text:name="article8UDK"/>
        <text:user-field-decl office:value-type="string" office:string-value="  " text:name="author8Copyright"/>
        <text:user-field-decl office:value-type="string" office:string-value="  " text:name="leftHeader8"/>
        <text:user-field-decl office:value-type="string" office:string-value="Фамилия И.О. Название статьи8" text:name="rightHeader8"/>
        <text:user-field-decl office:value-type="string" office:string-value="265" text:name="article9LastPage"/>
        <text:user-field-decl office:value-type="string" office:string-value="Задать УДК" text:name="article9UDK"/>
        <text:user-field-decl office:value-type="string" office:string-value="  " text:name="author9Copyright"/>
        <text:user-field-decl office:value-type="string" office:string-value="  " text:name="leftHeader9"/>
        <text:user-field-decl office:value-type="string" office:string-value="Фамилия И.О. Название статьи9" text:name="rightHeader9"/>
        <text:user-field-decl office:value-type="string" office:string-value="294" text:name="article10LastPage"/>
        <text:user-field-decl office:value-type="string" office:string-value="Задать УДК" text:name="article10UDK"/>
        <text:user-field-decl office:value-type="string" office:string-value="  " text:name="author10Copyright"/>
        <text:user-field-decl office:value-type="string" office:string-value="  " text:name="leftHeader10"/>
        <text:user-field-decl office:value-type="string" office:string-value="Фамилия И.О. Название статьи10" text:name="rightHeader10"/>
        <text:user-field-decl office:value-type="string" office:string-value="323" text:name="article11LastPage"/>
        <text:user-field-decl office:value-type="string" office:string-value="Задать УДК" text:name="article11UDK"/>
        <text:user-field-decl office:value-type="string" office:string-value="  " text:name="author11Copyright"/>
        <text:user-field-decl office:value-type="string" office:string-value="  " text:name="leftHeader11"/>
        <text:user-field-decl office:value-type="string" office:string-value="Фамилия И.О. Название статьи11" text:name="rightHeader11"/>
        <text:user-field-decl office:value-type="string" office:string-value="352" text:name="article12LastPage"/>
        <text:user-field-decl office:value-type="string" office:string-value="Задать УДК" text:name="article12UDK"/>
        <text:user-field-decl office:value-type="string" office:string-value="  " text:name="author12Copyright"/>
        <text:user-field-decl office:value-type="string" office:string-value="  " text:name="leftHeader12"/>
        <text:user-field-decl office:value-type="string" office:string-value="Фамилия И.О. Название статьи12" text:name="rightHeader12"/>
        <text:user-field-decl office:value-type="string" office:string-value="381" text:name="article13LastPage"/>
        <text:user-field-decl office:value-type="string" office:string-value="Задать УДК" text:name="article13UDK"/>
        <text:user-field-decl office:value-type="string" office:string-value="  " text:name="author13Copyright"/>
        <text:user-field-decl office:value-type="string" office:string-value="  " text:name="leftHeader13"/>
        <text:user-field-decl office:value-type="string" office:string-value="Фамилия И.О. Название статьи13" text:name="rightHeader13"/>
        <text:user-field-decl office:value-type="string" office:string-value="410" text:name="article14LastPage"/>
        <text:user-field-decl office:value-type="string" office:string-value="Задать УДК" text:name="article14UDK"/>
        <text:user-field-decl office:value-type="string" office:string-value="  " text:name="author14Copyright"/>
        <text:user-field-decl office:value-type="string" office:string-value="Фамилия И.О. Название статьи14" text:name="rightHeader14"/>
        <text:user-field-decl office:value-type="string" office:string-value="  " text:name="leftHeader14"/>
        <text:user-field-decl office:value-type="string" office:string-value="439" text:name="article15LastPage"/>
        <text:user-field-decl office:value-type="string" office:string-value="Задать УДК" text:name="article15UDK"/>
        <text:user-field-decl office:value-type="string" office:string-value="  " text:name="author15Copyright"/>
        <text:user-field-decl office:value-type="string" office:string-value="Фамилия И.О. Название статьи15" text:name="rightHeader15"/>
        <text:user-field-decl office:value-type="string" office:string-value="  " text:name="leftHeader15"/>
        <text:user-field-decl office:value-type="string" office:string-value="468" text:name="article16LastPage"/>
        <text:user-field-decl office:value-type="string" office:string-value="Задать УДК" text:name="article16UDK"/>
        <text:user-field-decl office:value-type="string" office:string-value="  " text:name="author16Copyright"/>
        <text:user-field-decl office:value-type="string" office:string-value="Фамилия И.О. Название статьи16" text:name="rightHeader16"/>
        <text:user-field-decl office:value-type="string" office:string-value="  " text:name="leftHeader16"/>
        <text:user-field-decl office:value-type="string" office:string-value="497" text:name="article17LastPage"/>
        <text:user-field-decl office:value-type="string" office:string-value="Задать УДК" text:name="article17UDK"/>
        <text:user-field-decl office:value-type="string" office:string-value="  " text:name="author17Copyright"/>
        <text:user-field-decl office:value-type="string" office:string-value="Фамилия И.О. Название статьи17" text:name="rightHeader17"/>
        <text:user-field-decl office:value-type="string" office:string-value="  " text:name="leftHeader17"/>
        <text:user-field-decl office:value-type="string" office:string-value="526" text:name="article18LastPage"/>
        <text:user-field-decl office:value-type="string" office:string-value="Задать УДК" text:name="article18UDK"/>
        <text:user-field-decl office:value-type="string" office:string-value="  " text:name="author18Copyright"/>
        <text:user-field-decl office:value-type="string" office:string-value="Фамилия И.О. Название статьи18" text:name="rightHeader18"/>
        <text:user-field-decl office:value-type="string" office:string-value="  " text:name="leftHeader18"/>
        <text:user-field-decl office:value-type="string" office:string-value="555" text:name="article19LastPage"/>
        <text:user-field-decl office:value-type="string" office:string-value="Задать УДК" text:name="article19UDK"/>
        <text:user-field-decl office:value-type="string" office:string-value="  " text:name="author19Copyright"/>
        <text:user-field-decl office:value-type="string" office:string-value="Фамилия И.О. Название статьи19" text:name="rightHeader19"/>
        <text:user-field-decl office:value-type="string" office:string-value="  " text:name="leftHeader19"/>
        <text:user-field-decl office:value-type="string" office:string-value="584" text:name="article20LastPage"/>
        <text:user-field-decl office:value-type="string" office:string-value="Задать УДК" text:name="article20UDK"/>
        <text:user-field-decl office:value-type="string" office:string-value="  " text:name="author20Copyright"/>
        <text:user-field-decl office:value-type="string" office:string-value="Фамилия И.О. Название статьи20" text:name="rightHeader20"/>
        <text:user-field-decl office:value-type="string" office:string-value="  " text:name="leftHeader20"/>
      </text:user-field-decls>
      <table:table table:name="Таблица50" table:style-name="Таблица50">
        <table:table-column table:style-name="Таблица50.A"/>
        <table:table-row>
          <table:table-cell table:style-name="Таблица50.A1" office:value-type="string">
            <text:p text:style-name="P30">ИСТОРИЯ ФИЛОСОФИИ</text:p>
            <text:p text:style-name="P44">Научно-теоретический журнал</text:p>
            <text:p text:style-name="P46"><text:variable-set text:name="Год" office:value-type="float" office:value="2019" style:data-style-name="N0">2019</text:variable-set>. Том <text:variable-set text:name="Том" office:value-type="float" office:value="24" style:data-style-name="N0">24</text:variable-set>. Номер <text:variable-set text:name="Номер" office:value-type="float" office:value="1" style:data-style-name="N0">1</text:variable-set></text:p>
          </table:table-cell>
        </table:table-row>
      </table:table>
      <text:p text:style-name="P49">Главный редактор</text:p>
      <text:p text:style-name="P12"><text:span text:style-name="T33">И.И. Блауберг</text:span><text:span text:style-name="T34"> (Институт философии РАН, Москва, Россия)</text:span></text:p>
      <text:p text:style-name="P26">Редакционная коллегия</text:p>
      <text:p text:style-name="Редколлегия"><text:span text:style-name="T8">С.И.</text:span><text:span text:style-name="T20"> </text:span><text:span text:style-name="T8">Бажов</text:span> (Институт философии РАН, Москва, Россия), <text:span text:style-name="T8">П.А.</text:span><text:span text:style-name="T20"> </text:span><text:span text:style-name="T8">Гаджикурбанова</text:span> (Институт философии РАН, Москва, Россия), <text:span text:style-name="T8">Б.Л. Губман </text:span>(Тверской государственный университет, Тверь, Россия), <text:span text:style-name="T8">И.Д. Джохадзе</text:span> (Институт философии РАН, Москва, Россия), <text:span text:style-name="T8">Т.Б.</text:span><text:span text:style-name="T20"> </text:span><text:span text:style-name="T8">Длугач</text:span> (Институт философии РАН, Москва, Россия), <text:span text:style-name="T8">И.И. Евлампиев</text:span> (Санкт-Петербургский государственный университет, Санкт-Петербург, Россия), <text:span text:style-name="T8">А.А. Кротов</text:span> (Московский государственный университет им. М.В. Ломоносова, Москва, Россия), <text:span text:style-name="T8">А.Н. Круглов</text:span> (Российский государственный гуманитарный университет, Москва, Россия), <text:span text:style-name="T8">В.А. Куренной</text:span> (Национальный исследовательский университет «Высшая школа экономики», Москва, Россия), <text:span text:style-name="T8">В.Г. Лысенко</text:span> (Институт философии РАН, Москва, Россия), <text:span text:style-name="T8">Л.Б. Макеева</text:span> (Национальный исследовательский университет «Высшая школа экономики», Москва, Россия), <text:span text:style-name="T8">В.И. Молчанов</text:span> (Российский государственный гуманитарный университет, Москва, Россия), <text:span text:style-name="T8">В.В. Петров </text:span>(Институт философии РАН, Москва, Россия), <text:span text:style-name="T8">А.М. Руткевич</text:span> (Национальный исследовательский университет «Высшая школа экономики», Москва, Россия), <text:span text:style-name="T8">А.Э. Савин </text:span>(Российская академия народного хозяйства и государственной службы при Президенте Российской Федерации, Москва, Россия), <text:span text:style-name="T8">В.В. Сербиненко </text:span>(Российский государственный гуманитарный университет, Москва, Россия), <text:span text:style-name="T8">Ю.В. Синеокая</text:span> (Институт философии РАН, Москва, Россия), <text:span text:style-name="T8">М.А. Солопова</text:span> (Институт философии РАН, Москва, Россия), <text:span text:style-name="T8">А.В. Черняев</text:span> (Институт философии РАН, Москва, Россия)</text:p>
      <text:p text:style-name="P28"><text:span text:style-name="T30">Международный р</text:span>едакционный совет</text:p>
      <text:p text:style-name="P51"><text:span text:style-name="T8">Джеффри Эндрю Бараш</text:span> (Пикардийский университет им. Жюля Верна, Амьен, Франция), <text:span text:style-name="T8">Аудриус Бейнориус</text:span> (Вильнюсский университет, Вильнюс, Литва), <text:span text:style-name="T8">И.С. Вдовина</text:span> (Институт философии РАН, Москва, Россия), <text:span text:style-name="T8">М.Н. Громов</text:span> (Институт философии РАН, Москва, Россия), <text:span text:style-name="T8">Моник Кастийо</text:span> (Университет Париж-XII, Франция), <text:span text:style-name="T8">Н.В. Мотрошилова</text:span> (Институт философии РАН, Москва, Россия), <text:span text:style-name="T8">Николай Плотников</text:span> (Восточноевропейская коллегия, Северный Рейн-Вестфалия; институт русской культуры им. Ю.М.Лотмана, Рурский университет Бохума, ФРГ), <text:span text:style-name="T8">А.В. Смирнов </text:span>(Институт философии РАН, Москва, Россия), <text:span text:style-name="T8">М.Т. Степанянц</text:span> (Институт философии РАН, Москва, Россия), <text:span text:style-name="T8">Мишель Юлен</text:span>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9"><text:span text:style-name="T24">Учредитель</text:span> Федеральное государственное бюджетное учреждение науки Институт философии Российской академии наук</text:p>
            <text:p text:style-name="P39"><text:span text:style-name="T24">Периодичность: </text:span>2 раза в год. Выходит с 1997 г.</text:p>
            <text:p text:style-name="P52"><text:span text:style-name="T24">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42"><text:span text:style-name="T24">Подписной индекс</text:span> в Объединенном каталоге «Пресса России» – 94118</text:p>
          </table:table-cell>
          <table:table-cell table:style-name="Таблица1.B1" office:value-type="string">
            <text:p text:style-name="P34"><text:span text:style-name="T24">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КиберЛенинка; Ulrich’s Periodicals Directory; EBSCO; ERIH PLUS</text:p>
            <text:p text:style-name="P33">Публикуемые материалы прошли процедуру рецензи<text:span text:style-name="T38">­</text:span>рования и экспертного отбора.</text:p>
            <text:p text:style-name="P35"><text:span text:style-name="T24">Адрес редакции:</text:span> Российская Федерация, 109240,<text:line-break/>г. Москва, ул. Гончарная, д. 12, стр. 1, оф. 412</text:p>
            <text:p text:style-name="P35">Тел.: +7 (495) 697-73-26; e-mail: hist_phil@iph.ras.ru; <text:line-break/>сайт: <text:bookmark-start text:name="__DdeLink__36172_1248715561"/><text:span text:style-name="T36">http://iph.ras.ru/hp.htm</text:span><text:bookmark-end text:name="__DdeLink__36172_1248715561"/></text:p>
          </table:table-cell>
        </table:table-row>
      </table:table>
      <table:table table:name="Таблица51" table:style-name="Таблица51">
        <table:table-column table:style-name="Таблица51.A"/>
        <table:table-row>
          <table:table-cell table:style-name="Таблица51.A1" office:value-type="string">
            <text:p text:style-name="P31">HISTORY OF PHILOSOPHY</text:p>
            <text:p text:style-name="P45">(ISTORIYA FILOSOFII)</text:p>
            <text:p text:style-name="P47"><text:variable-get text:name="Год" style:data-style-name="N0">2019</text:variable-get>. Volume <text:variable-get text:name="Том" style:data-style-name="N0">24</text:variable-get>. Number <text:variable-get text:name="Номер" style:data-style-name="N0">1</text:variable-get></text:p>
          </table:table-cell>
        </table:table-row>
      </table:table>
      <text:p text:style-name="P48">Editor-in-Chief</text:p>
      <text:p text:style-name="P11"><text:span text:style-name="T9">Irina Blauberg </text:span>(RAS Institute of Philosophy, Moscow, Russia)</text:p>
      <text:p text:style-name="P27">Editorial Board</text:p>
      <text:p text:style-name="Редколлегия_20_Англ"><text:span text:style-name="Character_5f_20_5f_style"><text:span text:style-name="T20">Sergey I. Bazhov </text:span></text:span><text:span text:style-name="Character_5f_20_5f_style"><text:span text:style-name="T17">(RAS Institute of Philosophy, Moscow, Russia), </text:span></text:span><text:span text:style-name="Character_5f_20_5f_style"><text:span text:style-name="T20">Anatoly V. Chernyaev </text:span></text:span><text:span text:style-name="Character_5f_20_5f_style"><text:span text:style-name="T17">(RAS Institute of Philosophy, Moscow, Russia), </text:span></text:span><text:span text:style-name="Character_5f_20_5f_style"><text:span text:style-name="T20">Igor D. Dzhokhadze </text:span></text:span><text:span text:style-name="Character_5f_20_5f_style"><text:span text:style-name="T17">(RAS Institute of Philosophy, Moscow, Russia), </text:span></text:span><text:span text:style-name="Character_5f_20_5f_style"><text:span text:style-name="T20">Tamara B.</text:span></text:span><text:span text:style-name="T17"> </text:span><text:span text:style-name="Character_5f_20_5f_style"><text:span text:style-name="T20">Dlugatch </text:span></text:span><text:span text:style-name="Character_5f_20_5f_style"><text:span text:style-name="T17">(RAS Institute of Philosophy, Moscow, Russia), </text:span></text:span><text:span text:style-name="Character_5f_20_5f_style"><text:span text:style-name="T20">Igor I. Evlampiev </text:span></text:span><text:span text:style-name="Character_5f_20_5f_style"><text:span text:style-name="T17">(St. Petersburg State University, St. Petersburg, Russia), </text:span></text:span><text:span text:style-name="Character_5f_20_5f_style"><text:span text:style-name="T20">Polina A. Gadzhikurbanova </text:span></text:span><text:span text:style-name="Character_5f_20_5f_style"><text:span text:style-name="T17">(RAS Institute of Philosophy, Moscow, Russia), </text:span></text:span><text:span text:style-name="Character_5f_20_5f_style"><text:span text:style-name="T20">Boris L. Gubman </text:span></text:span><text:span text:style-name="Character_5f_20_5f_style"><text:span text:style-name="T17">(Tver State University, Tver, Russia), </text:span></text:span><text:span text:style-name="Character_5f_20_5f_style"><text:span text:style-name="T20">Artem A. Krotov </text:span></text:span><text:span text:style-name="Character_5f_20_5f_style"><text:span text:style-name="T17">(Lomonosov Moscow State University, Moscow, Russia), </text:span></text:span><text:span text:style-name="Character_5f_20_5f_style"><text:span text:style-name="T20">Alexey N. Kruglov </text:span></text:span><text:span text:style-name="Character_5f_20_5f_style"><text:span text:style-name="T17">(Russian State University for the Humanities, Moscow, Russia), </text:span></text:span><text:span text:style-name="Character_5f_20_5f_style"><text:span text:style-name="T20">Vitaly A. Kurennoy </text:span></text:span><text:span text:style-name="Character_5f_20_5f_style"><text:span text:style-name="T17">(National Research University – Higher School of Economics, Moscow, Russia), </text:span></text:span><text:span text:style-name="Character_5f_20_5f_style"><text:span text:style-name="T20">Viktoria G. Lysenko </text:span></text:span><text:span text:style-name="Character_5f_20_5f_style"><text:span text:style-name="T17">(RAS Institute of Philosophy, Moscow, Russia), </text:span></text:span><text:span text:style-name="Character_5f_20_5f_style"><text:span text:style-name="T20">Lolita B. Makeeva </text:span></text:span><text:span text:style-name="Character_5f_20_5f_style"><text:span text:style-name="T17">(National Research University – Higher School of Economics, Moscow, Russia), </text:span></text:span><text:span text:style-name="Character_5f_20_5f_style"><text:span text:style-name="T20">Victor I. Molchanov </text:span></text:span><text:span text:style-name="Character_5f_20_5f_style"><text:span text:style-name="T17">(Russian State University for the Humanities, Moscow, Russia), </text:span></text:span><text:span text:style-name="Character_5f_20_5f_style"><text:span text:style-name="T20">Valery V. Petrov </text:span></text:span><text:span text:style-name="Character_5f_20_5f_style"><text:span text:style-name="T17">(RAS Institute of Philosophy, Moscow, Russia), </text:span></text:span><text:span text:style-name="Character_5f_20_5f_style"><text:span text:style-name="T20">Alexey M. Rutkevich </text:span></text:span><text:span text:style-name="Character_5f_20_5f_style"><text:span text:style-name="T17">(National Research University – Higher School of Economics, Moscow, Russia), </text:span></text:span><text:span text:style-name="Character_5f_20_5f_style"><text:span text:style-name="T20">Alexey E. Savin </text:span></text:span><text:span text:style-name="Character_5f_20_5f_style"><text:span text:style-name="T17">(Head of Department, the Russian Presidential Academy of National Economy and Public Administration, Moscow, Russia), </text:span></text:span><text:span text:style-name="Character_5f_20_5f_style"><text:span text:style-name="T20">Vyacheslav V. Serbinenko </text:span></text:span><text:span text:style-name="Character_5f_20_5f_style"><text:span text:style-name="T17">(Russian State University for the Humanities, Moscow, Russia), </text:span></text:span><text:span text:style-name="Character_5f_20_5f_style"><text:span text:style-name="T20">Julia V. Sineokaya </text:span></text:span><text:span text:style-name="Character_5f_20_5f_style"><text:span text:style-name="T17">(RAS Institute of Philosophy, Moscow, Russia), </text:span></text:span><text:span text:style-name="Character_5f_20_5f_style"><text:span text:style-name="T20">Maria A. Solopova </text:span></text:span><text:span text:style-name="Character_5f_20_5f_style"><text:span text:style-name="T17">(RAS Institute of Philosophy, Moscow, Russia)</text:span></text:span></text:p>
      <text:p text:style-name="P29">Editorial Council</text:p>
      <text:p text:style-name="P50">Jeffrey Andrew Barash (University of Picardy Jules Verne, Amiens, France), Audrius Beinorius (Vilnius University, Vilnius, Lithuania), Monique Castillo (University Paris-Creteil, Paris, France), Michail N. Gromov (RAS Institute of Philosophy, Moscow, Russia), Michel Hulin (Sorbonne, Paris IV, Paris, France), Nelly V. Motroshilova (RAS Institute of Philosophy, Moscow, Russia), Nikolaj Plotnikov (Lotman-Institute of Russian Culture at Ruhr-University; “Osteuropa-Kolleg NRW”, Bochum, Germany), Andrey V. Smirnov (RAS Institute of Philosophy, Moscow, Russia), Marietta T. Stepaniants (RAS Institute of Philosophy, Moscow, Russia), Irena S.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3"><text:span text:style-name="T24">Publisher:</text:span> Institute of Philosophy, Russian Academy of Sciences</text:p>
            <text:p text:style-name="P41">Frequency: 2 times per year</text:p>
            <text:p text:style-name="P40">First issue: 1997 </text:p>
            <text:p text:style-name="P38"><text:span text:style-name="T24">The journal is registered</text:span> with the Federal Service for Supervision of Communications, Information Technology, and Mass Media (Roskomnadzor). The Mass Media Registration Certificate No. FS77-61225 on April 3, 2015</text:p>
            <text:p text:style-name="P38"><text:span text:style-name="T24">Subscription index</text:span> in the United Catalogue “The Russian Press” is 94118</text:p>
          </table:table-cell>
          <table:table-cell table:style-name="Таблица2.B1" office:value-type="string">
            <text:p text:style-name="P34"><text:span text:style-name="T25">Abstracting and Indexing:</text:span><text:span text:style-name="T37"> </text:span><text:span text:style-name="T36">the list of peer-reviewed scientific editions acknowledged by the Higher Attestation Commission of the Ministry of Education and Science of the Russian Federation; CyberLeninka; Ulrich’s Periodicals Directory; EBSCO; ERIH PLUS</text:span></text:p>
            <text:p text:style-name="P32">All materials published in the “History of Philosophy” journal undergo peer review process</text:p>
            <text:p text:style-name="P36"><text:span text:style-name="T24">Editorial address:</text:span> 12/1 Goncharnaya Str., Moscow 109240, Russian Federation</text:p>
            <text:p text:style-name="P36">Tel.: +7 (495) 697-73-26; e-mail: hist_phil@iph.ras.ru;</text:p>
            <text:p text:style-name="P37">website: <text:span text:style-name="T36">http://iph.ras.ru/hp.htm</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
        </text:index-body>
      </text:table-of-content>
      <text:p text:style-name="P76"><text:span text:style-name="Character_5f_20_5f_style"/></text:p>
      <text:p text:style-name="P75">Научно-теоретический журнал</text:p>
      <text:p text:style-name="P25"/>
      <text:p text:style-name="P59">История философии / History of Philosophy</text:p>
      <text:p text:style-name="P60"><text:variable-get text:name="Год" style:data-style-name="N0">2019</text:variable-get>. Том <text:variable-get text:name="Том" style:data-style-name="N0">24</text:variable-get>. Номер <text:variable-get text:name="Номер" style:data-style-name="N0">1</text:variable-get></text:p>
      <text:p text:style-name="P54"/>
      <text:p text:style-name="P53"><text:span text:style-name="T24">Учредитель и издатель: </text:span>Федеральное государственное бюджетное учреждение науки Институт <text:line-break/>философии Российской академии наук</text:p>
      <text:p text:style-name="P53"/>
      <text:p text:style-name="P53">Свидетельство о регистрации СМИ: ПИ <text:span text:style-name="T35">№</text:span> ФС77-61225 от 03 апреля 2015 г.</text:p>
      <text:p text:style-name="P55"/>
      <text:p text:style-name="P17">Главный редактор: <text:span text:style-name="T9">И.И. Блауберг</text:span></text:p>
      <text:p text:style-name="P17">Зам. главного редактора: <text:span text:style-name="T9">П.А. Гаджикурбанова</text:span></text:p>
      <text:p text:style-name="P17">Научны<text:span text:style-name="T39">е</text:span> редактор<text:span text:style-name="T39">ы</text:span>: <text:span text:style-name="T10">А.М. Гагинский, </text:span><text:span text:style-name="T9">А.Э. Савин</text:span></text:p>
      <text:p text:style-name="P17">Редактор: <text:span text:style-name="T9">А.А. Чикин</text:span></text:p>
      <text:p text:style-name="P17">Зав. редакцией: <text:span text:style-name="T9">Н.А. Татаренко</text:span></text:p>
      <text:p text:style-name="P56"/>
      <text:p text:style-name="P21"><text:span text:style-name="T2">Художники: </text:span><text:span text:style-name="T11">О.О. Петина, Ю.А. Аношина</text:span></text:p>
      <text:p text:style-name="P21"><text:span text:style-name="T2">Технический редактор</text:span><text:span text:style-name="T12"> </text:span><text:span text:style-name="T13">Е</text:span><text:span text:style-name="T12">.</text:span><text:span text:style-name="T14">А</text:span><text:span text:style-name="T11">. </text:span><text:span text:style-name="T14">Морозова</text:span></text:p>
      <text:p text:style-name="P21"><text:span text:style-name="T2">Корректор </text:span><text:span text:style-name="T11">И.А. Мальцева</text:span></text:p>
      <text:p text:style-name="P57"/>
      <text:p text:style-name="P58">Подписано в печать с оригинал-макета 00.0<text:span text:style-name="T39">0</text:span>.1<text:span text:style-name="T39">9</text:span>.<text:line-break/>Формат 70х10<text:span text:style-name="T31">8</text:span> 1/16. Печать офсетная. Гарнитура <text:span text:style-name="T17">Liberation Serif</text:span>.<text:line-break/>Усл. печ. л. <text:span text:style-name="T40">13</text:span><text:span text:style-name="T17">,</text:span><text:span text:style-name="T22">3</text:span>. Уч.-изд. л. 1<text:span text:style-name="T39">2</text:span><text:span text:style-name="T17">,</text:span><text:span text:style-name="T21">29</text:span>. Тираж 1 000 экз. Заказ № <text:span text:style-name="T39">00</text:span>.</text:p>
      <text:p text:style-name="P17"/>
      <text:p text:style-name="P22">Оригинал-макет изготовлен в Институте философии РАН<text:line-break/>Компьютерная верстка: <text:span text:style-name="T10">Е</text:span><text:span text:style-name="T9">.</text:span><text:span text:style-name="T8">А. </text:span><text:span text:style-name="T15">Морозова</text:span></text:p>
      <text:p text:style-name="P18"/>
      <text:p text:style-name="P23">Отпечатано в ЦОП Института философии РАН<text:line-break/>109240, г. Москва, ул. Гончарная, д. 12, стр. 1</text:p>
      <text:p text:style-name="P19"/>
      <text:p text:style-name="P20">Свободная цена</text:p>
      <text:p text:style-name="P19"/>
      <text:p text:style-name="P24">Информацию о журнале «История философии» см. на сайте: http://iph.ras.ru/hp.htm</text:p>
      <text:p text:style-name="P62">Информация для авторов</text:p>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23">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3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text:bookmark text:name="_GoBack"/>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16">на русском и английском языках</text:span>:</text:p>
      <text:list xml:id="list1644254328" text:style-name="List_20_2">
        <text:list-item>
          <text:p text:style-name="P72">сведения об авторе(ах):</text:p>
          <text:list>
            <text:list-item>
              <text:p text:style-name="P72">фамилия, имя и отчество автора (полностью);</text:p>
            </text:list-item>
            <text:list-item>
              <text:p text:style-name="P72">ученая степень, ученое звание;</text:p>
            </text:list-item>
            <text:list-item>
              <text:p text:style-name="P72">место работы;</text:p>
            </text:list-item>
            <text:list-item>
              <text:p text:style-name="P72">полный адрес места работы (включая страну, индекс, город);</text:p>
            </text:list-item>
            <text:list-item>
              <text:p text:style-name="P72">адрес электронной почты автора.</text:p>
            </text:list-item>
          </text:list>
        </text:list-item>
        <text:list-item>
          <text:p text:style-name="P72">название статьи;</text:p>
        </text:list-item>
        <text:list-item>
          <text:p text:style-name="P72">аннотация (от 200 до 400 слов);</text:p>
        </text:list-item>
        <text:list-item>
          <text:p text:style-name="P72">ключевые слова (до 10 слов и словосочетаний);</text:p>
        </text:list-item>
        <text:list-item>
          <text:p text:style-name="P72">список литературы.</text:p>
        </text:list-item>
      </text:list>
      <text:p text:style-name="Информация_20_для_20_авторов">Рукописи на русском языке должны содержать <text:span text:style-name="T16">два варианта представления списка литературы</text:span>:</text:p>
      <text:list xml:id="list121214665407071" text:continue-list="list1644254328" text:style-name="List_20_2">
        <text:list-item text:start-value="1">
          <text:p text:style-name="P72">список, озаглавленный <text:span text:style-name="T24">«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73">список, озаглавленный <text:span text:style-name="T24">«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72">автор (транслитерация);</text:p>
            </text:list-item>
            <text:list-item>
              <text:p text:style-name="P72">заглавие статьи (транслитерация);</text:p>
            </text:list-item>
            <text:list-item>
              <text:p text:style-name="P72">[перевод заглавия статьи на английский язык в квадратных скобках];</text:p>
            </text:list-item>
            <text:list-item>
              <text:p text:style-name="P72">название русскоязычного источника (транслитерация);</text:p>
            </text:list-item>
            <text:list-item>
              <text:p text:style-name="P72">[перевод названия источника на английский язык в квадратных скобках];</text:p>
            </text:list-item>
            <text:list-item>
              <text:p text:style-name="P72">выходные данные на английском языке.</text:p>
            </text:list-item>
          </text:list>
        </text:list-item>
      </text:list>
      <text:p text:style-name="Информация_20_для_20_авторов"><text:span text:style-name="T28">Для транслитерации русскоязычных источников нужно использовать сайт </text:span><text:span text:style-name="T29">http://trans.li</text:span><text:span text:style-name="T28">, в графе «варианты перевода» выбрать вариант «</text:span><text:span text:style-name="T29">BSI</text:span><text:span text:style-name="T28">».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P61"><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17">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23"> </text:span>109240, г. Москва, ул. Гончарная, д. 12, стр. 1, оф. 412. Тел.: +7 (495) 697-73-26; <text:span text:style-name="T27">e-mail: </text:span><text:span text:style-name="T18">hist</text:span><text:span text:style-name="T32">_</text:span><text:span text:style-name="T26">phil@iph.ras.ru; </text:span>сайт: <text:span text:style-name="T17">http</text:span><text:span text:style-name="T19">s</text:span>://<text:span text:style-name="T19">hp.iph.ras.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4"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page"/>
      <style:text-properties style:font-name="Liberation Serif1" fo:font-family="'Liberation Serif'" style:font-style-name="Regular"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2"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cm" loext:contextual-spacing="true" fo:line-height="0.432cm" fo:text-align="justify" style:justify-single-word="false" fo:orphans="2" fo:widows="3" fo:hyphenation-ladder-count="3" fo:text-indent="0.7c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hyphenation-ladder-count="no-limit" fo:text-indent="-0.499c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3cm" fo:margin-bottom="0.801cm" loext:contextual-spacing="false" fo:line-height="100%" fo:text-align="center" style:justify-single-word="false" fo:text-indent="0cm" style:auto-text-indent="false" style:page-number="auto" style:shadow="none" style:writing-mode="page">
        <style:tab-stops/>
      </style:paragraph-properties>
      <style:text-properties fo:text-transform="uppercase" fo:font-size="11pt" fo:font-weight="bold" style:font-size-asian="130%" style:font-weight-asian="bold" style:font-size-complex="130%" style:font-weight-complex="bold"/>
    </style:style>
    <style:style style:name="Автор" style:family="paragraph" style:parent-style-name="Standard" style:next-style-name="Heading_20_2">
      <style:paragraph-properties fo:margin-top="4.5cm" fo:margin-bottom="0cm" loext:contextual-spacing="false"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0cm" fo:margin-right="0cm" fo:margin-top="0.4cm" fo:margin-bottom="0.6cm" loext:contextual-spacing="true" fo:line-height="100%" fo:text-align="center" style:justify-single-word="false" style:register-true="true" fo:text-indent="0cm" style:auto-text-indent="false" style:page-number="auto" style:shadow="none" text:number-lines="true" text:line-number="0" style:writing-mode="page">
        <style:tab-stops/>
      </style:paragraph-properties>
      <style:text-properties style:font-name="Liberation Serif3" fo:font-family="'Liberation Serif'" style:font-style-name="Полужирный" style:font-pitch="variable" fo:font-size="12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cm" fo:margin-bottom="0.3c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cm" fo:margin-bottom="0.275c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7cm" fo:margin-bottom="0.499cm" loext:contextual-spacing="false" fo:line-height="100%" fo:text-indent="0c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3cm" loext:contextual-spacing="false" fo:line-height="100%" fo:text-indent="0c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margin-top="0cm" fo:margin-bottom="0cm" loext:contextual-spacing="true" fo:line-height="0.388cm" fo:text-align="justify" style:justify-single-word="false" fo:text-indent="0.7cm" style:auto-text-indent="false" style:writing-mode="page"/>
      <style:text-properties fo:font-size="10pt" fo:letter-spacing="-0.004cm" style:font-size-asian="10.5pt" style:text-scale="96%"/>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cm" fo:margin-bottom="0.275c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cm" style:type="center"/>
          <style:tab-stop style:position="12.7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03c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03cm" fo:border-left="none" fo:border-right="none" fo:border-top="none" fo:border-bottom="0.51pt solid #000000" style:shadow="none" style:writing-mode="page">
        <style:tab-stops>
          <style:tab-stop style:position="6.35cm" style:type="center"/>
          <style:tab-stop style:position="12.7c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cm" fo:margin-right="0cm" fo:margin-top="0cm" fo:margin-bottom="0.3cm" loext:contextual-spacing="false" fo:line-height="0.319cm" fo:text-align="justify" style:justify-single-word="false" fo:hyphenation-ladder-count="no-limit" fo:text-indent="0cm" style:auto-text-indent="false" style:page-number="auto" fo:background-color="transparent" text:number-lines="false" text:line-number="0" style:writing-mode="page"/>
      <style:text-properties fo:font-size="8pt" fo:letter-spacing="normal" officeooo:rsid="004b8a18" style:font-size-asian="9pt" style:font-size-complex="9pt" fo:hyphenate="false" fo:hyphenation-remain-char-count="2" fo:hyphenation-push-char-count="2"/>
    </style:style>
    <style:style style:name="Редколлегия" style:family="paragraph" style:parent-style-name="Standard" style:master-page-name="">
      <loext:graphic-properties draw:fill="none" draw:fill-color="#729fcf"/>
      <style:paragraph-properties fo:line-height="0.379cm" fo:text-align="justify" style:justify-single-word="false" style:page-number="auto" fo:background-color="transparent" style:writing-mode="page">
        <style:tab-stops/>
      </style:paragraph-properties>
      <style:text-properties fo:font-size="10pt" fo:letter-spacing="-0.004cm" style:font-size-asian="10pt" style:font-size-complex="10pt"/>
    </style:style>
    <style:style style:name="Задний_20_форзац" style:display-name="Задний форзац" style:family="paragraph">
      <style:paragraph-properties fo:margin-left="0cm" fo:margin-right="0cm" fo:text-indent="0cm" style:auto-text-indent="false" style:writing-mode="lr-tb"/>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margin-top="0.212cm" fo:margin-bottom="0.423cm" loext:contextual-spacing="false" fo:line-height="0.388cm" fo:text-align="center" style:justify-single-word="false" fo:text-indent="0c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212cm" loext:contextual-spacing="false" fo:text-align="center" style:justify-single-word="false" fo:keep-together="always" fo:orphans="0" fo:widows="0" fo:text-indent="0c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212cm" fo:margin-bottom="0.212cm" loext:contextual-spacing="false" fo:text-align="center" style:justify-single-word="false" fo:orphans="0" fo:widows="0" fo:text-indent="0c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cm" fo:margin-bottom="0.353cm" loext:contextual-spacing="false" fo:line-height="0.706c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cm" fo:margin-right="0cm" fo:margin-top="0.379cm" fo:margin-bottom="0.3cm" loext:contextual-spacing="false" fo:line-height="100%" fo:text-align="center" style:justify-single-word="false" fo:orphans="2" fo:widows="2" fo:text-indent="0cm" style:auto-text-indent="false" style:text-autospace="none" style:punctuation-wrap="simple" style:vertical-align="baseline" style:writing-mode="lr-tb">
        <style:tab-stops/>
      </style:paragraph-properties>
      <style:text-properties fo:text-transform="uppercase" style:use-window-font-color="true" style:font-name="Liberation Serif" fo:font-family="'Liberation Serif'" style:font-family-generic="roman" style:font-pitch="variable" fo:font-size="10pt" fo:language="ru" fo:country="RU" fo:font-weight="bold" style:font-name-asian="Liberation Serif" style:font-family-asian="'Liberation Serif'" style:font-family-generic-asian="roman" style:font-pitch-asian="variable" style:font-size-asian="10pt" style:font-weight-asian="bold" style:font-name-complex="Liberation Serif"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cm" fo:margin-right="0cm" fo:margin-top="0cm" fo:margin-bottom="0.09cm" loext:contextual-spacing="false" fo:line-height="0.392cm" fo:text-align="start" style:justify-single-word="false" fo:orphans="2" fo:widows="2" fo:text-indent="0cm" style:auto-text-indent="false" style:page-number="auto" style:text-autospace="none" style:punctuation-wrap="simple" style:vertical-align="baseline" style:writing-mode="lr-tb">
        <style:tab-stops>
          <style:tab-stop style:position="14cm" style:type="right" style:leader-style="dotted" style:leader-text="."/>
        </style:tab-stops>
      </style:paragraph-properties>
      <style:text-properties style:use-window-font-color="true" style:font-name="Liberation Serif" fo:font-family="'Liberation Serif'" style:font-family-generic="roman" style:font-pitch="variable" fo:font-size="10pt" fo:language="ru" fo:country="RU" style:font-name-asian="Liberation Serif" style:font-family-asian="'Liberation Serif'" style:font-family-generic-asian="roman" style:font-pitch-asian="variable" style:font-size-asian="10pt" style:font-name-complex="Liberation Serif"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0.711cm" fo:margin-right="0cm" fo:line-height="0.335cm" fo:orphans="0" fo:widows="0" fo:text-indent="0.7cm" style:auto-text-indent="false" style:text-autospace="none" style:punctuation-wrap="simple" style:vertical-align="baseline">
        <style:tab-stops>
          <style:tab-stop style:position="9.5c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cm" fo:margin-right="0cm" fo:line-height="100%" fo:text-align="start" style:justify-single-word="false" fo:hyphenation-ladder-count="no-limit" fo:text-indent="0c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cm" draw:fill-image-height="0cm"/>
      <style:paragraph-properties fo:margin-left="0cm" fo:margin-right="0cm" fo:margin-top="0cm" fo:margin-bottom="0cm" loext:contextual-spacing="false" fo:line-height="0.39cm" fo:text-align="justify" style:justify-single-word="false" fo:text-indent="0.7cm" style:auto-text-indent="false"/>
      <style:text-properties style:font-name="Liberation Serif4" fo:font-family="'Liberation Serif'" style:font-pitch="variable" fo:font-size="10pt" style:font-size-asian="10pt" style:font-size-complex="10pt"/>
    </style:style>
    <style:style style:name="Поэма" style:family="paragraph" style:parent-style-name="Standard">
      <loext:graphic-properties draw:fill="none" draw:fill-color="#729fcf"/>
      <style:paragraph-properties fo:margin-left="3.976cm" fo:margin-right="0cm" fo:margin-top="0.192cm" fo:margin-bottom="0.192cm" loext:contextual-spacing="true" fo:line-height="100%" fo:text-align="start" style:justify-single-word="false" fo:text-indent="0cm" style:auto-text-indent="false" fo:background-color="transparent" style:writing-mode="page"/>
      <style:text-properties fo:font-size="10pt" style:font-size-asian="10.5pt"/>
    </style:style>
    <style:style style:name="Оглавление_20_2_20_Английское" style:display-name="Оглавление 2 Английское" style:family="paragraph" style:parent-style-name="Contents_20_2">
      <style:paragraph-properties fo:line-height="0.353cm" style:writing-mode="lr-tb">
        <style:tab-stops>
          <style:tab-stop style:position="12.7c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cm" fo:margin-right="0cm" fo:margin-top="0.101cm" fo:margin-bottom="0.7cm" loext:contextual-spacing="false" fo:line-height="0.388cm" fo:text-align="justify" style:justify-single-word="false" fo:text-indent="0cm" style:auto-text-indent="false" style:page-number="auto" style:shadow="none" style:writing-mode="page"/>
      <style:text-properties fo:font-size="10pt" fo:letter-spacing="-0.004cm" style:font-size-asian="10.5pt"/>
    </style:style>
    <style:style style:name="Аннотация" style:family="paragraph" style:parent-style-name="Standard">
      <style:paragraph-properties fo:line-height="0.388cm" fo:text-align="justify" style:justify-single-word="false" style:writing-mode="page"/>
      <style:text-properties fo:font-size="10pt" style:font-size-asian="10.5pt"/>
    </style:style>
    <style:style style:name="Аннотация_20_и_20_Ключевые_20_слова" style:display-name="Аннотация и Ключевые слова" style:family="paragraph" style:parent-style-name="Standard" style:master-page-name="">
      <style:paragraph-properties fo:margin-top="0cm" fo:margin-bottom="0.101cm" loext:contextual-spacing="false" fo:line-height="100%" fo:text-align="justify" style:justify-single-word="false" style:page-number="auto" style:writing-mode="page"/>
      <style:text-properties fo:font-size="10pt"/>
    </style:style>
    <style:style style:name="Цитирование" style:family="paragraph" style:parent-style-name="Text_20_body">
      <style:paragraph-properties fo:margin-left="0.499cm" fo:margin-right="0.499cm" fo:margin-top="0.212cm" fo:margin-bottom="0.212cm" loext:contextual-spacing="false" fo:line-height="0.388cm" fo:text-indent="0cm" style:auto-text-indent="false" style:writing-mode="page"/>
      <style:text-properties fo:font-size="10pt"/>
    </style:style>
    <style:style style:name="Subtitle" style:family="paragraph" style:parent-style-name="Standard" style:next-style-name="Standard" style:list-style-name="" style:class="chapter">
      <style:paragraph-properties fo:margin-left="0cm" fo:margin-right="0cm" fo:margin-top="0cm" fo:margin-bottom="0.282cm" loext:contextual-spacing="false" fo:text-indent="0.7cm" style:auto-text-indent="false"/>
      <style:text-properties fo:color="#5a5a5a" style:font-name="Calibri" fo:font-family="Calibri, Carlito" style:font-family-generic="swiss" style:font-pitch="variable" fo:font-size="11pt" fo:letter-spacing="0.026cm" style:font-name-asian="Calibri" style:font-family-asian="Calibri, Carlito" style:font-family-generic-asian="swiss" style:font-pitch-asian="variable" style:font-size-asian="11pt" style:font-name-complex="Calibri" style:font-family-complex="Calibri, Carlito" style:font-family-generic-complex="swiss" style:font-pitch-complex="variable" style:font-size-complex="11pt"/>
    </style:style>
    <style:style style:name="Обычный_20__28_веб_29_" style:display-name="Обычный (веб)" style:family="paragraph" style:parent-style-name="Standard">
      <style:paragraph-properties fo:margin-top="0.494cm" fo:margin-bottom="0.494cm" loext:contextual-spacing="false"/>
      <style:text-properties style:font-name-asian="Times New Roman" style:font-family-asian="'Times New Roman'" style:font-family-generic-asian="roman" style:font-pitch-asian="variable"/>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hyphenation-ladder-count="no-limit" fo:text-indent="1cm" style:auto-text-indent="false"/>
      <style:text-properties fo:color="#0000ff" style:language-asian="zh" style:country-asian="C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ru" fo:country="RU" style:letter-kerning="true" style:font-name-asian="SimSun" style:font-family-asian="SimSun, 宋体"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_28_user_29_" style:display-name="Text body (user)" style:family="paragraph" style:parent-style-name="Standard_20__28_user_29_">
      <style:paragraph-properties fo:margin-top="0cm" fo:margin-bottom="0.212cm" loext:contextual-spacing="false"/>
    </style:style>
    <style:style style:name="msonormal_5f_mailru_5f_css_5f_attribute_5f_postfix" style:display-name="msonormal_mailru_css_attribute_postfix"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Carlito"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Contents_20_1_20__28_user_29_" style:display-name="Contents 1 (user)" style:family="paragraph" style:parent-style-name="Standard" style:next-style-name="Standard">
      <style:paragraph-properties fo:margin-left="1.27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2_20__28_user_29_" style:display-name="Contents 2 (user)" style:family="paragraph" style:parent-style-name="Standard" style:next-style-name="Standard">
      <style:paragraph-properties fo:margin-left="2.54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3_20__28_user_29_" style:display-name="Contents 3 (user)" style:family="paragraph" style:parent-style-name="Standard" style:next-style-name="Standard">
      <style:paragraph-properties fo:margin-left="3.81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4_20__28_user_29_" style:display-name="Contents 4 (user)" style:family="paragraph" style:parent-style-name="Standard" style:next-style-name="Standard">
      <style:paragraph-properties fo:margin-left="5.08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Редколлегия_20_Англ" style:display-name="Редколлегия Англ" style:family="paragraph" style:parent-style-name="Редколлегия" style:master-page-name="">
      <loext:graphic-properties draw:fill="none" draw:fill-color="#729fcf"/>
      <style:paragraph-properties fo:text-align="justify" style:justify-single-word="false" fo:hyphenation-ladder-count="no-limit" style:page-number="auto" fo:background-color="transparent">
        <style:tab-stops/>
      </style:paragraph-properties>
      <style:text-properties fo:hyphenate="false" fo:hyphenation-remain-char-count="2" fo:hyphenation-push-char-count="2"/>
    </style:style>
    <style:style style:name="Автор_20_со_20_шмуцем" style:display-name="Автор со шмуцем" style:family="paragraph" style:parent-style-name="Автор" style:next-style-name="Heading_20_2">
      <style:paragraph-properties fo:margin-top="0cm" fo:margin-bottom="0cm" loext:contextual-spacing="false"/>
    </style:style>
    <style:style style:name="Заголовок_20_3_20_англ" style:display-name="Заголовок 3 англ" style:family="paragraph" style:parent-style-name="Heading_20_3" style:next-style-name="Text_20_body" style:default-outline-level="" style:list-style-name="">
      <style:text-properties fo:font-size="12pt"/>
    </style:style>
    <style:style style:name="DocumentMap" style:family="paragraph" style:default-outline-level="">
      <style:paragraph-properties fo:text-align="start" style:justify-single-word="false" fo:orphans="2" fo:widows="2" style:vertical-align="auto" style:writing-mode="lr-tb"/>
      <style:text-properties style:font-name="Times New Roman1" fo:font-family="'Times New Roman'" style:font-style-name="Regular" style:font-pitch="variable" fo:font-size="10pt" fo:language="ru" fo:country="RU" style:font-name-asian="@Arial Unicode MS" style:font-family-asian="'@Arial Unicode MS'"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2pt"/>
    </style:style>
    <style:style style:name="Заголовок_20_информации_20_для_20_авторов" style:display-name="Заголовок информации для авторов" style:family="paragraph" style:parent-style-name="Heading_20_2" style:default-outline-level="" style:list-style-name="">
      <style:paragraph-properties fo:margin-top="0cm" fo:margin-bottom="0.6cm" loext:contextual-spacing="false"/>
    </style:style>
    <style:style style:name="Footnote_20_Symbol" style:display-name="Footnote Symbol" style:family="text">
      <style:text-properties style:text-position="super 70%" style:font-name="Liberation Serif5"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 fo:font-family="'Liberation Serif'" style:font-family-generic="roman" style:font-pitch="variable" fo:font-style="italic" style:font-style-asian="italic" style:font-name-complex="Liberation Serif" style:font-family-complex="'Liberation Serif'" style:font-family-generic-complex="roman" style:font-pitch-complex="variable"/>
    </style:style>
    <style:style style:name="Internet_20_link" style:display-name="Internet link" style:family="text">
      <style:text-properties style:use-window-font-color="true" style:font-name="Liberation Serif" fo:font-family="'Liberation Serif'" style:font-family-generic="roman" style:font-pitch="variable" style:text-underline-style="solid" style:text-underline-width="auto" style:text-underline-color="font-color" style:font-name-complex="Liberation Serif"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 fo:font-family="'Liberation Serif'" style:font-family-generic="roman" style:font-pitch="variable" fo:font-size="10pt" fo:language="ru" fo:country="RU" style:font-size-asian="10pt" style:font-name-complex="Liberation Serif" style:font-family-complex="'Liberation Serif'" style:font-family-generic-complex="roman" style:font-pitch-complex="variable" style:font-size-complex="10pt"/>
    </style:style>
    <style:style style:name="Index_20_Link" style:display-name="Index Link" style:family="text"/>
    <style:style style:name="Character_5f_20_5f_style" style:display-name="Character_20_style" style:family="text"/>
    <style:style style:name="Основной_20_шрифт_20_абзаца" style:display-name="Основной шрифт абзаца" style:family="text"/>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c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c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0.4cm" fo:margin-left="0.3c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9cm" fo:text-indent="-0.199cm" fo:margin-left="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cm" fo:text-indent="-0.499cm" fo:margin-left="1.1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cm" fo:text-indent="-1.099cm" fo:margin-left="1.7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cm" fo:text-indent="-1.401cm" fo:margin-left="2.1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cm" fo:text-indent="-1.7cm" fo:margin-left="2.4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cm" fo:text-indent="-2cm" fo:margin-left="2.7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cm" fo:text-indent="-2.3cm" fo:margin-left="3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0.635c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1.334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60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74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144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414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84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954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224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9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2.886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4.156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5.426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6.696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7.966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9.236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10.506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1.77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3.046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cm" style:rel-width="100%" table:align="center" style:writing-mode="page"/>
    </style:style>
    <style:style style:name="Таблица3.A" style:family="table-column">
      <style:table-column-properties style:column-width="6.999cm" style:rel-column-width="3968*"/>
    </style:style>
    <style:style style:name="Таблица3.B" style:family="table-column">
      <style:table-column-properties style:column-width="7.001cm" style:rel-column-width="3969*"/>
    </style:style>
    <style:style style:name="Таблица3.A1" style:family="table-cell">
      <style:table-cell-properties fo:padding="0cm" fo:border="none"/>
    </style:style>
    <style:style style:name="Таблица4" style:family="table">
      <style:table-properties style:rel-width="100%" table:align="center" style:writing-mode="page"/>
    </style:style>
    <style:style style:name="Таблица4.A" style:family="table-column">
      <style:table-column-properties style:rel-column-width="3968*"/>
    </style:style>
    <style:style style:name="Таблица4.B" style:family="table-column">
      <style:table-column-properties style:rel-column-width="3969*"/>
    </style:style>
    <style:style style:name="Таблица4.A1" style:family="table-cell">
      <style:table-cell-properties fo:padding="0cm" fo:border="none"/>
    </style:style>
    <style:style style:name="Таблица180" style:family="table">
      <style:table-properties style:rel-width="100%" table:align="center" style:writing-mode="page"/>
    </style:style>
    <style:style style:name="Таблица180.A" style:family="table-column">
      <style:table-column-properties style:rel-column-width="7540*"/>
    </style:style>
    <style:style style:name="Таблица180.B" style:family="table-column">
      <style:table-column-properties style:rel-column-width="397*"/>
    </style:style>
    <style:style style:name="Таблица180.A1" style:family="table-cell">
      <style:table-cell-properties fo:padding-left="0cm" fo:padding-right="0cm" fo:padding-top="0cm" fo:padding-bottom="0.03cm" fo:border-left="none" fo:border-right="none" fo:border-top="none" fo:border-bottom="0.5pt solid #000000"/>
    </style:style>
    <style:style style:name="Таблица181" style:family="table">
      <style:table-properties style:rel-width="100%" table:align="center" style:writing-mode="page"/>
    </style:style>
    <style:style style:name="Таблица181.A" style:family="table-column">
      <style:table-column-properties style:rel-column-width="368*"/>
    </style:style>
    <style:style style:name="Таблица181.B" style:family="table-column">
      <style:table-column-properties style:rel-column-width="7003*"/>
    </style:style>
    <style:style style:name="Таблица181.A1" style:family="table-cell">
      <style:table-cell-properties fo:padding-left="0cm" fo:padding-right="0cm" fo:padding-top="0cm" fo:padding-bottom="0.03cm" fo:border-left="none" fo:border-right="none" fo:border-top="none" fo:border-bottom="0.5pt solid #000000"/>
    </style:style>
    <style:style style:name="Таблица5" style:family="table">
      <style:table-properties style:rel-width="100%" table:align="center" style:writing-mode="page"/>
    </style:style>
    <style:style style:name="Таблица5.A" style:family="table-column">
      <style:table-column-properties style:rel-column-width="3968*"/>
    </style:style>
    <style:style style:name="Таблица5.B" style:family="table-column">
      <style:table-column-properties style:rel-column-width="3969*"/>
    </style:style>
    <style:style style:name="Таблица5.A1" style:family="table-cell">
      <style:table-cell-properties fo:padding="0cm" fo:border="none"/>
    </style:style>
    <style:style style:name="Таблица6" style:family="table">
      <style:table-properties style:width="14cm" style:rel-width="100%" table:align="center" style:writing-mode="page"/>
    </style:style>
    <style:style style:name="Таблица6.A" style:family="table-column">
      <style:table-column-properties style:column-width="6.999cm" style:rel-column-width="3968*"/>
    </style:style>
    <style:style style:name="Таблица6.B" style:family="table-column">
      <style:table-column-properties style:column-width="7.001cm" style:rel-column-width="3969*"/>
    </style:style>
    <style:style style:name="Таблица6.A1" style:family="table-cell">
      <style:table-cell-properties fo:padding="0cm" fo:border="none"/>
    </style:style>
    <style:style style:name="Таблица7" style:family="table">
      <style:table-properties style:rel-width="100%" table:align="center" style:writing-mode="page"/>
    </style:style>
    <style:style style:name="Таблица7.A" style:family="table-column">
      <style:table-column-properties style:rel-column-width="7540*"/>
    </style:style>
    <style:style style:name="Таблица7.B" style:family="table-column">
      <style:table-column-properties style:rel-column-width="397*"/>
    </style:style>
    <style:style style:name="Таблица7.A1" style:family="table-cell">
      <style:table-cell-properties fo:padding-left="0cm" fo:padding-right="0cm" fo:padding-top="0cm" fo:padding-bottom="0.03cm" fo:border-left="none" fo:border-right="none" fo:border-top="none" fo:border-bottom="0.5pt solid #000000"/>
    </style:style>
    <style:style style:name="Таблица8" style:family="table">
      <style:table-properties style:rel-width="100%" table:align="center" style:writing-mode="page"/>
    </style:style>
    <style:style style:name="Таблица8.A" style:family="table-column">
      <style:table-column-properties style:rel-column-width="368*"/>
    </style:style>
    <style:style style:name="Таблица8.B" style:family="table-column">
      <style:table-column-properties style:rel-column-width="7003*"/>
    </style:style>
    <style:style style:name="Таблица8.A1" style:family="table-cell">
      <style:table-cell-properties fo:padding-left="0cm" fo:padding-right="0cm" fo:padding-top="0cm" fo:padding-bottom="0.03cm" fo:border-left="none" fo:border-right="none" fo:border-top="none" fo:border-bottom="0.5pt solid #000000"/>
    </style:style>
    <style:style style:name="Таблица9" style:family="table">
      <style:table-properties style:rel-width="100%" table:align="center" style:writing-mode="page"/>
    </style:style>
    <style:style style:name="Таблица9.A" style:family="table-column">
      <style:table-column-properties style:rel-column-width="7540*"/>
    </style:style>
    <style:style style:name="Таблица9.B" style:family="table-column">
      <style:table-column-properties style:rel-column-width="397*"/>
    </style:style>
    <style:style style:name="Таблица9.A1" style:family="table-cell">
      <style:table-cell-properties fo:padding-left="0cm" fo:padding-right="0cm" fo:padding-top="0cm" fo:padding-bottom="0.03cm" fo:border-left="none" fo:border-right="none" fo:border-top="none" fo:border-bottom="0.5pt solid #000000"/>
    </style:style>
    <style:style style:name="Таблица10" style:family="table">
      <style:table-properties style:rel-width="100%" table:align="center" style:writing-mode="page"/>
    </style:style>
    <style:style style:name="Таблица10.A" style:family="table-column">
      <style:table-column-properties style:rel-column-width="368*"/>
    </style:style>
    <style:style style:name="Таблица10.B" style:family="table-column">
      <style:table-column-properties style:rel-column-width="7003*"/>
    </style:style>
    <style:style style:name="Таблица10.A1" style:family="table-cell">
      <style:table-cell-properties fo:padding-left="0cm" fo:padding-right="0cm" fo:padding-top="0cm" fo:padding-bottom="0.03cm" fo:border-left="none" fo:border-right="none" fo:border-top="none" fo:border-bottom="0.5pt solid #000000"/>
    </style:style>
    <style:style style:name="Таблица11" style:family="table">
      <style:table-properties style:rel-width="100%" table:align="center" style:writing-mode="page"/>
    </style:style>
    <style:style style:name="Таблица11.A" style:family="table-column">
      <style:table-column-properties style:rel-column-width="7540*"/>
    </style:style>
    <style:style style:name="Таблица11.B" style:family="table-column">
      <style:table-column-properties style:rel-column-width="397*"/>
    </style:style>
    <style:style style:name="Таблица11.A1" style:family="table-cell">
      <style:table-cell-properties fo:padding-left="0cm" fo:padding-right="0cm" fo:padding-top="0cm" fo:padding-bottom="0.03cm" fo:border-left="none" fo:border-right="none" fo:border-top="none" fo:border-bottom="0.5pt solid #000000"/>
    </style:style>
    <style:style style:name="Таблица12" style:family="table">
      <style:table-properties style:rel-width="100%" table:align="center" style:writing-mode="page"/>
    </style:style>
    <style:style style:name="Таблица12.A" style:family="table-column">
      <style:table-column-properties style:rel-column-width="368*"/>
    </style:style>
    <style:style style:name="Таблица12.B" style:family="table-column">
      <style:table-column-properties style:rel-column-width="7003*"/>
    </style:style>
    <style:style style:name="Таблица12.A1" style:family="table-cell">
      <style:table-cell-properties fo:padding-left="0cm" fo:padding-right="0cm" fo:padding-top="0cm" fo:padding-bottom="0.03cm" fo:border-left="none" fo:border-right="none" fo:border-top="none" fo:border-bottom="0.5pt solid #000000"/>
    </style:style>
    <style:style style:name="Таблица13" style:family="table">
      <style:table-properties style:rel-width="100%" table:align="center" style:writing-mode="page"/>
    </style:style>
    <style:style style:name="Таблица13.A" style:family="table-column">
      <style:table-column-properties style:rel-column-width="7540*"/>
    </style:style>
    <style:style style:name="Таблица13.B" style:family="table-column">
      <style:table-column-properties style:rel-column-width="397*"/>
    </style:style>
    <style:style style:name="Таблица13.A1" style:family="table-cell">
      <style:table-cell-properties fo:padding-left="0cm" fo:padding-right="0cm" fo:padding-top="0cm" fo:padding-bottom="0.03cm" fo:border-left="none" fo:border-right="none" fo:border-top="none" fo:border-bottom="0.5pt solid #000000"/>
    </style:style>
    <style:style style:name="Таблица14" style:family="table">
      <style:table-properties style:rel-width="100%" table:align="center" style:writing-mode="page"/>
    </style:style>
    <style:style style:name="Таблица14.A" style:family="table-column">
      <style:table-column-properties style:rel-column-width="368*"/>
    </style:style>
    <style:style style:name="Таблица14.B" style:family="table-column">
      <style:table-column-properties style:rel-column-width="7003*"/>
    </style:style>
    <style:style style:name="Таблица14.A1" style:family="table-cell">
      <style:table-cell-properties fo:padding-left="0cm" fo:padding-right="0cm" fo:padding-top="0cm" fo:padding-bottom="0.03cm" fo:border-left="none" fo:border-right="none" fo:border-top="none" fo:border-bottom="0.5pt solid #000000"/>
    </style:style>
    <style:style style:name="Таблица15" style:family="table">
      <style:table-properties style:rel-width="100%" table:align="center" style:writing-mode="page"/>
    </style:style>
    <style:style style:name="Таблица15.A" style:family="table-column">
      <style:table-column-properties style:rel-column-width="7540*"/>
    </style:style>
    <style:style style:name="Таблица15.B" style:family="table-column">
      <style:table-column-properties style:rel-column-width="397*"/>
    </style:style>
    <style:style style:name="Таблица15.A1" style:family="table-cell">
      <style:table-cell-properties fo:padding-left="0cm" fo:padding-right="0cm" fo:padding-top="0cm" fo:padding-bottom="0.03cm" fo:border-left="none" fo:border-right="none" fo:border-top="none" fo:border-bottom="0.5pt solid #000000"/>
    </style:style>
    <style:style style:name="Таблица16" style:family="table">
      <style:table-properties style:rel-width="100%" table:align="center" style:writing-mode="page"/>
    </style:style>
    <style:style style:name="Таблица16.A" style:family="table-column">
      <style:table-column-properties style:rel-column-width="368*"/>
    </style:style>
    <style:style style:name="Таблица16.B" style:family="table-column">
      <style:table-column-properties style:rel-column-width="7003*"/>
    </style:style>
    <style:style style:name="Таблица16.A1" style:family="table-cell">
      <style:table-cell-properties fo:padding-left="0cm" fo:padding-right="0cm" fo:padding-top="0cm" fo:padding-bottom="0.03cm" fo:border-left="none" fo:border-right="none" fo:border-top="none" fo:border-bottom="0.5pt solid #000000"/>
    </style:style>
    <style:style style:name="Таблица17" style:family="table">
      <style:table-properties style:rel-width="100%" table:align="center" style:writing-mode="page"/>
    </style:style>
    <style:style style:name="Таблица17.A" style:family="table-column">
      <style:table-column-properties style:rel-column-width="7540*"/>
    </style:style>
    <style:style style:name="Таблица17.B" style:family="table-column">
      <style:table-column-properties style:rel-column-width="397*"/>
    </style:style>
    <style:style style:name="Таблица17.A1" style:family="table-cell">
      <style:table-cell-properties fo:padding-left="0cm" fo:padding-right="0cm" fo:padding-top="0cm" fo:padding-bottom="0.03cm" fo:border-left="none" fo:border-right="none" fo:border-top="none" fo:border-bottom="0.5pt solid #000000"/>
    </style:style>
    <style:style style:name="Таблица18" style:family="table">
      <style:table-properties style:rel-width="100%" table:align="center" style:writing-mode="page"/>
    </style:style>
    <style:style style:name="Таблица18.A" style:family="table-column">
      <style:table-column-properties style:rel-column-width="368*"/>
    </style:style>
    <style:style style:name="Таблица18.B" style:family="table-column">
      <style:table-column-properties style:rel-column-width="7003*"/>
    </style:style>
    <style:style style:name="Таблица18.A1" style:family="table-cell">
      <style:table-cell-properties fo:padding-left="0cm" fo:padding-right="0cm" fo:padding-top="0cm" fo:padding-bottom="0.03cm" fo:border-left="none" fo:border-right="none" fo:border-top="none" fo:border-bottom="0.5pt solid #000000"/>
    </style:style>
    <style:style style:name="Таблица19" style:family="table">
      <style:table-properties style:rel-width="100%" table:align="center" style:writing-mode="page"/>
    </style:style>
    <style:style style:name="Таблица19.A" style:family="table-column">
      <style:table-column-properties style:rel-column-width="7540*"/>
    </style:style>
    <style:style style:name="Таблица19.B" style:family="table-column">
      <style:table-column-properties style:rel-column-width="397*"/>
    </style:style>
    <style:style style:name="Таблица19.A1" style:family="table-cell">
      <style:table-cell-properties fo:padding-left="0cm" fo:padding-right="0cm" fo:padding-top="0cm" fo:padding-bottom="0.03cm" fo:border-left="none" fo:border-right="none" fo:border-top="none" fo:border-bottom="0.5pt solid #000000"/>
    </style:style>
    <style:style style:name="Таблица20" style:family="table">
      <style:table-properties style:rel-width="100%" table:align="center" style:writing-mode="page"/>
    </style:style>
    <style:style style:name="Таблица20.A" style:family="table-column">
      <style:table-column-properties style:rel-column-width="368*"/>
    </style:style>
    <style:style style:name="Таблица20.B" style:family="table-column">
      <style:table-column-properties style:rel-column-width="7003*"/>
    </style:style>
    <style:style style:name="Таблица20.A1" style:family="table-cell">
      <style:table-cell-properties fo:padding-left="0cm" fo:padding-right="0cm" fo:padding-top="0cm" fo:padding-bottom="0.03cm" fo:border-left="none" fo:border-right="none" fo:border-top="none" fo:border-bottom="0.5pt solid #000000"/>
    </style:style>
    <style:style style:name="Таблица21" style:family="table">
      <style:table-properties style:rel-width="100%" table:align="center" style:writing-mode="page"/>
    </style:style>
    <style:style style:name="Таблица21.A" style:family="table-column">
      <style:table-column-properties style:rel-column-width="7540*"/>
    </style:style>
    <style:style style:name="Таблица21.B" style:family="table-column">
      <style:table-column-properties style:rel-column-width="397*"/>
    </style:style>
    <style:style style:name="Таблица21.A1" style:family="table-cell">
      <style:table-cell-properties fo:padding-left="0cm" fo:padding-right="0cm" fo:padding-top="0cm" fo:padding-bottom="0.03cm" fo:border-left="none" fo:border-right="none" fo:border-top="none" fo:border-bottom="0.5pt solid #000000"/>
    </style:style>
    <style:style style:name="Таблица22" style:family="table">
      <style:table-properties style:rel-width="100%" table:align="center" style:writing-mode="page"/>
    </style:style>
    <style:style style:name="Таблица22.A" style:family="table-column">
      <style:table-column-properties style:rel-column-width="368*"/>
    </style:style>
    <style:style style:name="Таблица22.B" style:family="table-column">
      <style:table-column-properties style:rel-column-width="7003*"/>
    </style:style>
    <style:style style:name="Таблица22.A1" style:family="table-cell">
      <style:table-cell-properties fo:padding-left="0cm" fo:padding-right="0cm" fo:padding-top="0cm" fo:padding-bottom="0.03cm" fo:border-left="none" fo:border-right="none" fo:border-top="none" fo:border-bottom="0.5pt solid #000000"/>
    </style:style>
    <style:style style:name="Таблица23" style:family="table">
      <style:table-properties style:rel-width="100%" table:align="center" style:writing-mode="page"/>
    </style:style>
    <style:style style:name="Таблица23.A" style:family="table-column">
      <style:table-column-properties style:rel-column-width="7540*"/>
    </style:style>
    <style:style style:name="Таблица23.B" style:family="table-column">
      <style:table-column-properties style:rel-column-width="397*"/>
    </style:style>
    <style:style style:name="Таблица23.A1" style:family="table-cell">
      <style:table-cell-properties fo:padding-left="0cm" fo:padding-right="0cm" fo:padding-top="0cm" fo:padding-bottom="0.03cm" fo:border-left="none" fo:border-right="none" fo:border-top="none" fo:border-bottom="0.5pt solid #000000"/>
    </style:style>
    <style:style style:name="Таблица24" style:family="table">
      <style:table-properties style:rel-width="100%" table:align="center" style:writing-mode="page"/>
    </style:style>
    <style:style style:name="Таблица24.A" style:family="table-column">
      <style:table-column-properties style:rel-column-width="368*"/>
    </style:style>
    <style:style style:name="Таблица24.B" style:family="table-column">
      <style:table-column-properties style:rel-column-width="7003*"/>
    </style:style>
    <style:style style:name="Таблица24.A1" style:family="table-cell">
      <style:table-cell-properties fo:padding-left="0cm" fo:padding-right="0cm" fo:padding-top="0cm" fo:padding-bottom="0.03cm" fo:border-left="none" fo:border-right="none" fo:border-top="none" fo:border-bottom="0.5pt solid #000000"/>
    </style:style>
    <style:style style:name="Таблица25" style:family="table">
      <style:table-properties style:rel-width="100%" table:align="center" style:writing-mode="page"/>
    </style:style>
    <style:style style:name="Таблица25.A" style:family="table-column">
      <style:table-column-properties style:rel-column-width="7540*"/>
    </style:style>
    <style:style style:name="Таблица25.B" style:family="table-column">
      <style:table-column-properties style:rel-column-width="397*"/>
    </style:style>
    <style:style style:name="Таблица25.A1" style:family="table-cell">
      <style:table-cell-properties fo:padding-left="0cm" fo:padding-right="0cm" fo:padding-top="0cm" fo:padding-bottom="0.03cm" fo:border-left="none" fo:border-right="none" fo:border-top="none" fo:border-bottom="0.5pt solid #000000"/>
    </style:style>
    <style:style style:name="Таблица26" style:family="table">
      <style:table-properties style:rel-width="100%" table:align="center" style:writing-mode="page"/>
    </style:style>
    <style:style style:name="Таблица26.A" style:family="table-column">
      <style:table-column-properties style:rel-column-width="368*"/>
    </style:style>
    <style:style style:name="Таблица26.B" style:family="table-column">
      <style:table-column-properties style:rel-column-width="7003*"/>
    </style:style>
    <style:style style:name="Таблица26.A1" style:family="table-cell">
      <style:table-cell-properties fo:padding-left="0cm" fo:padding-right="0cm" fo:padding-top="0cm" fo:padding-bottom="0.03cm" fo:border-left="none" fo:border-right="none" fo:border-top="none" fo:border-bottom="0.5pt solid #000000"/>
    </style:style>
    <style:style style:name="Таблица27" style:family="table">
      <style:table-properties style:rel-width="100%" table:align="center" style:writing-mode="page"/>
    </style:style>
    <style:style style:name="Таблица27.A" style:family="table-column">
      <style:table-column-properties style:rel-column-width="7540*"/>
    </style:style>
    <style:style style:name="Таблица27.B" style:family="table-column">
      <style:table-column-properties style:rel-column-width="397*"/>
    </style:style>
    <style:style style:name="Таблица27.A1" style:family="table-cell">
      <style:table-cell-properties fo:padding-left="0cm" fo:padding-right="0cm" fo:padding-top="0cm" fo:padding-bottom="0.03cm" fo:border-left="none" fo:border-right="none" fo:border-top="none" fo:border-bottom="0.5pt solid #000000"/>
    </style:style>
    <style:style style:name="Таблица28" style:family="table">
      <style:table-properties style:rel-width="100%" table:align="center" style:writing-mode="page"/>
    </style:style>
    <style:style style:name="Таблица28.A" style:family="table-column">
      <style:table-column-properties style:rel-column-width="368*"/>
    </style:style>
    <style:style style:name="Таблица28.B" style:family="table-column">
      <style:table-column-properties style:rel-column-width="7003*"/>
    </style:style>
    <style:style style:name="Таблица28.A1" style:family="table-cell">
      <style:table-cell-properties fo:padding-left="0cm" fo:padding-right="0cm" fo:padding-top="0cm" fo:padding-bottom="0.03cm" fo:border-left="none" fo:border-right="none" fo:border-top="none" fo:border-bottom="0.5pt solid #000000"/>
    </style:style>
    <style:style style:name="Таблица29" style:family="table">
      <style:table-properties style:rel-width="100%" table:align="center" style:writing-mode="page"/>
    </style:style>
    <style:style style:name="Таблица29.A" style:family="table-column">
      <style:table-column-properties style:rel-column-width="7540*"/>
    </style:style>
    <style:style style:name="Таблица29.B" style:family="table-column">
      <style:table-column-properties style:rel-column-width="397*"/>
    </style:style>
    <style:style style:name="Таблица29.A1" style:family="table-cell">
      <style:table-cell-properties fo:padding-left="0cm" fo:padding-right="0cm" fo:padding-top="0cm" fo:padding-bottom="0.03cm" fo:border-left="none" fo:border-right="none" fo:border-top="none" fo:border-bottom="0.5pt solid #000000"/>
    </style:style>
    <style:style style:name="Таблица30" style:family="table">
      <style:table-properties style:rel-width="100%" table:align="center" style:writing-mode="page"/>
    </style:style>
    <style:style style:name="Таблица30.A" style:family="table-column">
      <style:table-column-properties style:rel-column-width="368*"/>
    </style:style>
    <style:style style:name="Таблица30.B" style:family="table-column">
      <style:table-column-properties style:rel-column-width="7003*"/>
    </style:style>
    <style:style style:name="Таблица30.A1" style:family="table-cell">
      <style:table-cell-properties fo:padding-left="0cm" fo:padding-right="0cm" fo:padding-top="0cm" fo:padding-bottom="0.03cm" fo:border-left="none" fo:border-right="none" fo:border-top="none" fo:border-bottom="0.5pt solid #000000"/>
    </style:style>
    <style:style style:name="Таблица31" style:family="table">
      <style:table-properties style:rel-width="100%" table:align="center" style:writing-mode="page"/>
    </style:style>
    <style:style style:name="Таблица31.A" style:family="table-column">
      <style:table-column-properties style:rel-column-width="7540*"/>
    </style:style>
    <style:style style:name="Таблица31.B" style:family="table-column">
      <style:table-column-properties style:rel-column-width="397*"/>
    </style:style>
    <style:style style:name="Таблица31.A1" style:family="table-cell">
      <style:table-cell-properties fo:padding-left="0cm" fo:padding-right="0cm" fo:padding-top="0cm" fo:padding-bottom="0.03cm" fo:border-left="none" fo:border-right="none" fo:border-top="none" fo:border-bottom="0.5pt solid #000000"/>
    </style:style>
    <style:style style:name="Таблица32" style:family="table">
      <style:table-properties style:rel-width="100%" table:align="center" style:writing-mode="page"/>
    </style:style>
    <style:style style:name="Таблица32.A" style:family="table-column">
      <style:table-column-properties style:rel-column-width="368*"/>
    </style:style>
    <style:style style:name="Таблица32.B" style:family="table-column">
      <style:table-column-properties style:rel-column-width="7003*"/>
    </style:style>
    <style:style style:name="Таблица32.A1" style:family="table-cell">
      <style:table-cell-properties fo:padding-left="0cm" fo:padding-right="0cm" fo:padding-top="0cm" fo:padding-bottom="0.03cm" fo:border-left="none" fo:border-right="none" fo:border-top="none" fo:border-bottom="0.5pt solid #000000"/>
    </style:style>
    <style:style style:name="Таблица33" style:family="table">
      <style:table-properties style:rel-width="100%" table:align="center" style:writing-mode="page"/>
    </style:style>
    <style:style style:name="Таблица33.A" style:family="table-column">
      <style:table-column-properties style:rel-column-width="7540*"/>
    </style:style>
    <style:style style:name="Таблица33.B" style:family="table-column">
      <style:table-column-properties style:rel-column-width="397*"/>
    </style:style>
    <style:style style:name="Таблица33.A1" style:family="table-cell">
      <style:table-cell-properties fo:padding-left="0cm" fo:padding-right="0cm" fo:padding-top="0cm" fo:padding-bottom="0.03cm" fo:border-left="none" fo:border-right="none" fo:border-top="none" fo:border-bottom="0.5pt solid #000000"/>
    </style:style>
    <style:style style:name="Таблица34" style:family="table">
      <style:table-properties style:rel-width="100%" table:align="center" style:writing-mode="page"/>
    </style:style>
    <style:style style:name="Таблица34.A" style:family="table-column">
      <style:table-column-properties style:rel-column-width="368*"/>
    </style:style>
    <style:style style:name="Таблица34.B" style:family="table-column">
      <style:table-column-properties style:rel-column-width="7003*"/>
    </style:style>
    <style:style style:name="Таблица34.A1" style:family="table-cell">
      <style:table-cell-properties fo:padding-left="0cm" fo:padding-right="0cm" fo:padding-top="0cm" fo:padding-bottom="0.03cm" fo:border-left="none" fo:border-right="none" fo:border-top="none" fo:border-bottom="0.5pt solid #000000"/>
    </style:style>
    <style:style style:name="Таблица35" style:family="table">
      <style:table-properties style:rel-width="100%" table:align="center" style:writing-mode="page"/>
    </style:style>
    <style:style style:name="Таблица35.A" style:family="table-column">
      <style:table-column-properties style:rel-column-width="7540*"/>
    </style:style>
    <style:style style:name="Таблица35.B" style:family="table-column">
      <style:table-column-properties style:rel-column-width="397*"/>
    </style:style>
    <style:style style:name="Таблица35.A1" style:family="table-cell">
      <style:table-cell-properties fo:padding-left="0cm" fo:padding-right="0cm" fo:padding-top="0cm" fo:padding-bottom="0.03cm" fo:border-left="none" fo:border-right="none" fo:border-top="none" fo:border-bottom="0.5pt solid #000000"/>
    </style:style>
    <style:style style:name="Таблица36" style:family="table">
      <style:table-properties style:rel-width="100%" table:align="center" style:writing-mode="page"/>
    </style:style>
    <style:style style:name="Таблица36.A" style:family="table-column">
      <style:table-column-properties style:rel-column-width="368*"/>
    </style:style>
    <style:style style:name="Таблица36.B" style:family="table-column">
      <style:table-column-properties style:rel-column-width="7003*"/>
    </style:style>
    <style:style style:name="Таблица36.A1" style:family="table-cell">
      <style:table-cell-properties fo:padding-left="0cm" fo:padding-right="0cm" fo:padding-top="0cm" fo:padding-bottom="0.03cm" fo:border-left="none" fo:border-right="none" fo:border-top="none" fo:border-bottom="0.5pt solid #000000"/>
    </style:style>
    <style:style style:name="Таблица37" style:family="table">
      <style:table-properties style:rel-width="100%" table:align="center" style:writing-mode="page"/>
    </style:style>
    <style:style style:name="Таблица37.A" style:family="table-column">
      <style:table-column-properties style:rel-column-width="7540*"/>
    </style:style>
    <style:style style:name="Таблица37.B" style:family="table-column">
      <style:table-column-properties style:rel-column-width="397*"/>
    </style:style>
    <style:style style:name="Таблица37.A1" style:family="table-cell">
      <style:table-cell-properties fo:padding-left="0cm" fo:padding-right="0cm" fo:padding-top="0cm" fo:padding-bottom="0.03cm" fo:border-left="none" fo:border-right="none" fo:border-top="none" fo:border-bottom="0.5pt solid #000000"/>
    </style:style>
    <style:style style:name="Таблица38" style:family="table">
      <style:table-properties style:rel-width="100%" table:align="center" style:writing-mode="page"/>
    </style:style>
    <style:style style:name="Таблица38.A" style:family="table-column">
      <style:table-column-properties style:rel-column-width="368*"/>
    </style:style>
    <style:style style:name="Таблица38.B" style:family="table-column">
      <style:table-column-properties style:rel-column-width="7003*"/>
    </style:style>
    <style:style style:name="Таблица38.A1" style:family="table-cell">
      <style:table-cell-properties fo:padding-left="0cm" fo:padding-right="0cm" fo:padding-top="0cm" fo:padding-bottom="0.03cm" fo:border-left="none" fo:border-right="none" fo:border-top="none" fo:border-bottom="0.5pt solid #000000"/>
    </style:style>
    <style:style style:name="Таблица39" style:family="table">
      <style:table-properties style:rel-width="100%" table:align="center" style:writing-mode="page"/>
    </style:style>
    <style:style style:name="Таблица39.A" style:family="table-column">
      <style:table-column-properties style:rel-column-width="7540*"/>
    </style:style>
    <style:style style:name="Таблица39.B" style:family="table-column">
      <style:table-column-properties style:rel-column-width="397*"/>
    </style:style>
    <style:style style:name="Таблица39.A1" style:family="table-cell">
      <style:table-cell-properties fo:padding-left="0cm" fo:padding-right="0cm" fo:padding-top="0cm" fo:padding-bottom="0.03cm" fo:border-left="none" fo:border-right="none" fo:border-top="none" fo:border-bottom="0.5pt solid #000000"/>
    </style:style>
    <style:style style:name="Таблица40" style:family="table">
      <style:table-properties style:rel-width="100%" table:align="center" style:writing-mode="page"/>
    </style:style>
    <style:style style:name="Таблица40.A" style:family="table-column">
      <style:table-column-properties style:rel-column-width="368*"/>
    </style:style>
    <style:style style:name="Таблица40.B" style:family="table-column">
      <style:table-column-properties style:rel-column-width="7003*"/>
    </style:style>
    <style:style style:name="Таблица40.A1" style:family="table-cell">
      <style:table-cell-properties fo:padding-left="0cm" fo:padding-right="0cm" fo:padding-top="0cm" fo:padding-bottom="0.03cm" fo:border-left="none" fo:border-right="none" fo:border-top="none" fo:border-bottom="0.5pt solid #000000"/>
    </style:style>
    <style:style style:name="Таблица41" style:family="table">
      <style:table-properties style:rel-width="100%" table:align="center" style:writing-mode="page"/>
    </style:style>
    <style:style style:name="Таблица41.A" style:family="table-column">
      <style:table-column-properties style:rel-column-width="7540*"/>
    </style:style>
    <style:style style:name="Таблица41.B" style:family="table-column">
      <style:table-column-properties style:rel-column-width="397*"/>
    </style:style>
    <style:style style:name="Таблица41.A1" style:family="table-cell">
      <style:table-cell-properties fo:padding-left="0cm" fo:padding-right="0cm" fo:padding-top="0cm" fo:padding-bottom="0.03cm" fo:border-left="none" fo:border-right="none" fo:border-top="none" fo:border-bottom="0.5pt solid #000000"/>
    </style:style>
    <style:style style:name="Таблица42" style:family="table">
      <style:table-properties style:rel-width="100%" table:align="center" style:writing-mode="page"/>
    </style:style>
    <style:style style:name="Таблица42.A" style:family="table-column">
      <style:table-column-properties style:rel-column-width="368*"/>
    </style:style>
    <style:style style:name="Таблица42.B" style:family="table-column">
      <style:table-column-properties style:rel-column-width="7003*"/>
    </style:style>
    <style:style style:name="Таблица42.A1" style:family="table-cell">
      <style:table-cell-properties fo:padding-left="0cm" fo:padding-right="0cm" fo:padding-top="0cm" fo:padding-bottom="0.03cm" fo:border-left="none" fo:border-right="none" fo:border-top="none" fo:border-bottom="0.5pt solid #000000"/>
    </style:style>
    <style:style style:name="Таблица43" style:family="table">
      <style:table-properties style:rel-width="100%" table:align="center" style:writing-mode="page"/>
    </style:style>
    <style:style style:name="Таблица43.A" style:family="table-column">
      <style:table-column-properties style:rel-column-width="7540*"/>
    </style:style>
    <style:style style:name="Таблица43.B" style:family="table-column">
      <style:table-column-properties style:rel-column-width="397*"/>
    </style:style>
    <style:style style:name="Таблица43.A1" style:family="table-cell">
      <style:table-cell-properties fo:padding-left="0cm" fo:padding-right="0cm" fo:padding-top="0cm" fo:padding-bottom="0.03cm" fo:border-left="none" fo:border-right="none" fo:border-top="none" fo:border-bottom="0.5pt solid #000000"/>
    </style:style>
    <style:style style:name="Таблица44" style:family="table">
      <style:table-properties style:rel-width="100%" table:align="center" style:writing-mode="page"/>
    </style:style>
    <style:style style:name="Таблица44.A" style:family="table-column">
      <style:table-column-properties style:rel-column-width="368*"/>
    </style:style>
    <style:style style:name="Таблица44.B" style:family="table-column">
      <style:table-column-properties style:rel-column-width="7003*"/>
    </style:style>
    <style:style style:name="Таблица44.A1" style:family="table-cell">
      <style:table-cell-properties fo:padding-left="0cm" fo:padding-right="0cm" fo:padding-top="0cm" fo:padding-bottom="0.03cm" fo:border-left="none" fo:border-right="none" fo:border-top="none" fo:border-bottom="0.5pt solid #000000"/>
    </style:style>
    <style:style style:name="Таблица45" style:family="table">
      <style:table-properties style:rel-width="100%" table:align="center" style:writing-mode="page"/>
    </style:style>
    <style:style style:name="Таблица45.A" style:family="table-column">
      <style:table-column-properties style:rel-column-width="7540*"/>
    </style:style>
    <style:style style:name="Таблица45.B" style:family="table-column">
      <style:table-column-properties style:rel-column-width="397*"/>
    </style:style>
    <style:style style:name="Таблица45.A1" style:family="table-cell">
      <style:table-cell-properties fo:padding-left="0cm" fo:padding-right="0cm" fo:padding-top="0cm" fo:padding-bottom="0.03cm" fo:border-left="none" fo:border-right="none" fo:border-top="none" fo:border-bottom="0.5pt solid #000000"/>
    </style:style>
    <style:style style:name="Таблица46" style:family="table">
      <style:table-properties style:rel-width="100%" table:align="center" style:writing-mode="page"/>
    </style:style>
    <style:style style:name="Таблица46.A" style:family="table-column">
      <style:table-column-properties style:rel-column-width="368*"/>
    </style:style>
    <style:style style:name="Таблица46.B" style:family="table-column">
      <style:table-column-properties style:rel-column-width="7003*"/>
    </style:style>
    <style:style style:name="Таблица46.A1" style:family="table-cell">
      <style:table-cell-properties fo:padding-left="0cm" fo:padding-right="0cm" fo:padding-top="0cm" fo:padding-bottom="0.03cm" fo:border-left="none" fo:border-right="none" fo:border-top="none" fo:border-bottom="0.5pt solid #000000"/>
    </style:style>
    <style:style style:name="Таблица47" style:family="table">
      <style:table-properties style:rel-width="100%" table:align="center" style:writing-mode="page"/>
    </style:style>
    <style:style style:name="Таблица47.A" style:family="table-column">
      <style:table-column-properties style:rel-column-width="7540*"/>
    </style:style>
    <style:style style:name="Таблица47.B" style:family="table-column">
      <style:table-column-properties style:rel-column-width="397*"/>
    </style:style>
    <style:style style:name="Таблица47.A1" style:family="table-cell">
      <style:table-cell-properties fo:padding-left="0cm" fo:padding-right="0cm" fo:padding-top="0cm" fo:padding-bottom="0.03cm" fo:border-left="none" fo:border-right="none" fo:border-top="none" fo:border-bottom="0.5pt solid #000000"/>
    </style:style>
    <style:style style:name="Таблица48" style:family="table">
      <style:table-properties style:rel-width="100%" table:align="center" style:writing-mode="page"/>
    </style:style>
    <style:style style:name="Таблица48.A" style:family="table-column">
      <style:table-column-properties style:rel-column-width="368*"/>
    </style:style>
    <style:style style:name="Таблица48.B" style:family="table-column">
      <style:table-column-properties style:rel-column-width="7003*"/>
    </style:style>
    <style:style style:name="Таблица48.A1" style:family="table-cell">
      <style:table-cell-properties fo:padding-left="0cm" fo:padding-right="0cm" fo:padding-top="0cm" fo:padding-bottom="0.03cm" fo:border-left="none" fo:border-right="none" fo:border-top="none" fo:border-bottom="0.5pt solid #000000"/>
    </style:style>
    <style:style style:name="Таблица49" style:family="table">
      <style:table-properties style:rel-width="100%" table:align="center" style:writing-mode="page"/>
    </style:style>
    <style:style style:name="Таблица49.A" style:family="table-column">
      <style:table-column-properties style:rel-column-width="7540*"/>
    </style:style>
    <style:style style:name="Таблица49.B" style:family="table-column">
      <style:table-column-properties style:rel-column-width="397*"/>
    </style:style>
    <style:style style:name="Таблица49.A1" style:family="table-cell">
      <style:table-cell-properties fo:padding-left="0cm" fo:padding-right="0cm" fo:padding-top="0cm" fo:padding-bottom="0.03cm" fo:border-left="none" fo:border-right="none" fo:border-top="none" fo:border-bottom="0.5pt solid #000000"/>
    </style:style>
    <style:style style:name="Таблица52" style:family="table">
      <style:table-properties style:rel-width="100%" table:align="center" style:writing-mode="page"/>
    </style:style>
    <style:style style:name="Таблица52.A" style:family="table-column">
      <style:table-column-properties style:rel-column-width="368*"/>
    </style:style>
    <style:style style:name="Таблица52.B" style:family="table-column">
      <style:table-column-properties style:rel-column-width="7003*"/>
    </style:style>
    <style:style style:name="Таблица52.A1" style:family="table-cell">
      <style:table-cell-properties fo:padding-left="0cm" fo:padding-right="0cm" fo:padding-top="0cm" fo:padding-bottom="0.03cm" fo:border-left="none" fo:border-right="none" fo:border-top="none" fo:border-bottom="0.5pt solid #000000"/>
    </style:style>
    <style:style style:name="Таблица53" style:family="table">
      <style:table-properties style:rel-width="100%" table:align="center" style:writing-mode="page"/>
    </style:style>
    <style:style style:name="Таблица53.A" style:family="table-column">
      <style:table-column-properties style:rel-column-width="7540*"/>
    </style:style>
    <style:style style:name="Таблица53.B" style:family="table-column">
      <style:table-column-properties style:rel-column-width="397*"/>
    </style:style>
    <style:style style:name="Таблица53.A1" style:family="table-cell">
      <style:table-cell-properties fo:padding-left="0cm" fo:padding-right="0cm" fo:padding-top="0cm" fo:padding-bottom="0.03cm" fo:border-left="none" fo:border-right="none" fo:border-top="none" fo:border-bottom="0.5pt solid #000000"/>
    </style:style>
    <style:style style:name="Таблица54" style:family="table">
      <style:table-properties style:rel-width="100%" table:align="center" style:writing-mode="page"/>
    </style:style>
    <style:style style:name="Таблица54.A" style:family="table-column">
      <style:table-column-properties style:rel-column-width="368*"/>
    </style:style>
    <style:style style:name="Таблица54.B" style:family="table-column">
      <style:table-column-properties style:rel-column-width="7003*"/>
    </style:style>
    <style:style style:name="Таблица54.A1" style:family="table-cell">
      <style:table-cell-properties fo:padding-left="0cm" fo:padding-right="0cm" fo:padding-top="0cm" fo:padding-bottom="0.03cm" fo:border-left="none" fo:border-right="none" fo:border-top="none" fo:border-bottom="0.5pt solid #000000"/>
    </style:style>
    <style:style style:name="Таблица55" style:family="table">
      <style:table-properties style:rel-width="100%" table:align="center" style:writing-mode="page"/>
    </style:style>
    <style:style style:name="Таблица55.A" style:family="table-column">
      <style:table-column-properties style:rel-column-width="7540*"/>
    </style:style>
    <style:style style:name="Таблица55.B" style:family="table-column">
      <style:table-column-properties style:rel-column-width="397*"/>
    </style:style>
    <style:style style:name="Таблица55.A1" style:family="table-cell">
      <style:table-cell-properties fo:padding-left="0cm" fo:padding-right="0cm" fo:padding-top="0cm" fo:padding-bottom="0.03cm" fo:border-left="none" fo:border-right="none" fo:border-top="none" fo:border-bottom="0.5pt solid #000000"/>
    </style:style>
    <style:style style:name="Таблица56" style:family="table">
      <style:table-properties style:rel-width="100%" table:align="center" style:writing-mode="page"/>
    </style:style>
    <style:style style:name="Таблица56.A" style:family="table-column">
      <style:table-column-properties style:rel-column-width="368*"/>
    </style:style>
    <style:style style:name="Таблица56.B" style:family="table-column">
      <style:table-column-properties style:rel-column-width="7003*"/>
    </style:style>
    <style:style style:name="Таблица56.A1" style:family="table-cell">
      <style:table-cell-properties fo:padding-left="0cm" fo:padding-right="0cm" fo:padding-top="0cm" fo:padding-bottom="0.03cm" fo:border-left="none" fo:border-right="none" fo:border-top="none" fo:border-bottom="0.5pt solid #000000"/>
    </style:style>
    <style:style style:name="Таблица57" style:family="table">
      <style:table-properties style:rel-width="100%" table:align="center" style:writing-mode="page"/>
    </style:style>
    <style:style style:name="Таблица57.A" style:family="table-column">
      <style:table-column-properties style:rel-column-width="7540*"/>
    </style:style>
    <style:style style:name="Таблица57.B" style:family="table-column">
      <style:table-column-properties style:rel-column-width="397*"/>
    </style:style>
    <style:style style:name="Таблица57.A1" style:family="table-cell">
      <style:table-cell-properties fo:padding-left="0cm" fo:padding-right="0cm" fo:padding-top="0cm" fo:padding-bottom="0.03cm" fo:border-left="none" fo:border-right="none" fo:border-top="none" fo:border-bottom="0.5pt solid #000000"/>
    </style:style>
    <style:style style:name="Таблица58" style:family="table">
      <style:table-properties style:rel-width="100%" table:align="center" style:writing-mode="page"/>
    </style:style>
    <style:style style:name="Таблица58.A" style:family="table-column">
      <style:table-column-properties style:rel-column-width="368*"/>
    </style:style>
    <style:style style:name="Таблица58.B" style:family="table-column">
      <style:table-column-properties style:rel-column-width="7003*"/>
    </style:style>
    <style:style style:name="Таблица58.A1" style:family="table-cell">
      <style:table-cell-properties fo:padding-left="0cm" fo:padding-right="0cm" fo:padding-top="0cm" fo:padding-bottom="0.03cm" fo:border-left="none" fo:border-right="none" fo:border-top="none" fo:border-bottom="0.5pt solid #000000"/>
    </style:style>
    <style:style style:name="Таблица59" style:family="table">
      <style:table-properties style:rel-width="100%" table:align="center" style:writing-mode="page"/>
    </style:style>
    <style:style style:name="Таблица59.A" style:family="table-column">
      <style:table-column-properties style:rel-column-width="7540*"/>
    </style:style>
    <style:style style:name="Таблица59.B" style:family="table-column">
      <style:table-column-properties style:rel-column-width="397*"/>
    </style:style>
    <style:style style:name="Таблица59.A1" style:family="table-cell">
      <style:table-cell-properties fo:padding-left="0cm" fo:padding-right="0cm" fo:padding-top="0cm" fo:padding-bottom="0.03cm" fo:border-left="none" fo:border-right="none" fo:border-top="none" fo:border-bottom="0.5pt solid #000000"/>
    </style:style>
    <style:style style:name="Таблица60" style:family="table">
      <style:table-properties style:rel-width="100%" table:align="center" style:writing-mode="page"/>
    </style:style>
    <style:style style:name="Таблица60.A" style:family="table-column">
      <style:table-column-properties style:rel-column-width="368*"/>
    </style:style>
    <style:style style:name="Таблица60.B" style:family="table-column">
      <style:table-column-properties style:rel-column-width="7003*"/>
    </style:style>
    <style:style style:name="Таблица60.A1" style:family="table-cell">
      <style:table-cell-properties fo:padding-left="0cm" fo:padding-right="0cm" fo:padding-top="0cm" fo:padding-bottom="0.03cm" fo:border-left="none" fo:border-right="none" fo:border-top="none" fo:border-bottom="0.5pt solid #000000"/>
    </style:style>
    <style:style style:name="Таблица61" style:family="table">
      <style:table-properties style:rel-width="100%" table:align="center" style:writing-mode="page"/>
    </style:style>
    <style:style style:name="Таблица61.A" style:family="table-column">
      <style:table-column-properties style:rel-column-width="7540*"/>
    </style:style>
    <style:style style:name="Таблица61.B" style:family="table-column">
      <style:table-column-properties style:rel-column-width="397*"/>
    </style:style>
    <style:style style:name="Таблица61.A1" style:family="table-cell">
      <style:table-cell-properties fo:padding-left="0cm" fo:padding-right="0cm" fo:padding-top="0cm" fo:padding-bottom="0.03cm" fo:border-left="none" fo:border-right="none" fo:border-top="none" fo:border-bottom="0.5pt solid #000000"/>
    </style:style>
    <style:style style:name="Таблица62" style:family="table">
      <style:table-properties style:rel-width="100%" table:align="center" style:writing-mode="page"/>
    </style:style>
    <style:style style:name="Таблица62.A" style:family="table-column">
      <style:table-column-properties style:rel-column-width="368*"/>
    </style:style>
    <style:style style:name="Таблица62.B" style:family="table-column">
      <style:table-column-properties style:rel-column-width="7003*"/>
    </style:style>
    <style:style style:name="Таблица62.A1" style:family="table-cell">
      <style:table-cell-properties fo:padding-left="0cm" fo:padding-right="0cm" fo:padding-top="0cm" fo:padding-bottom="0.03cm" fo:border-left="none" fo:border-right="none" fo:border-top="none" fo:border-bottom="0.5pt solid #000000"/>
    </style:style>
    <style:style style:name="Таблица63" style:family="table">
      <style:table-properties style:rel-width="100%" table:align="center" style:writing-mode="page"/>
    </style:style>
    <style:style style:name="Таблица63.A" style:family="table-column">
      <style:table-column-properties style:rel-column-width="7540*"/>
    </style:style>
    <style:style style:name="Таблица63.B" style:family="table-column">
      <style:table-column-properties style:rel-column-width="397*"/>
    </style:style>
    <style:style style:name="Таблица63.A1" style:family="table-cell">
      <style:table-cell-properties fo:padding-left="0cm" fo:padding-right="0cm" fo:padding-top="0cm" fo:padding-bottom="0.03cm" fo:border-left="none" fo:border-right="none" fo:border-top="none" fo:border-bottom="0.5pt solid #000000"/>
    </style:style>
    <style:style style:name="Таблица64" style:family="table">
      <style:table-properties style:rel-width="100%" table:align="center" style:writing-mode="page"/>
    </style:style>
    <style:style style:name="Таблица64.A" style:family="table-column">
      <style:table-column-properties style:rel-column-width="368*"/>
    </style:style>
    <style:style style:name="Таблица64.B" style:family="table-column">
      <style:table-column-properties style:rel-column-width="7003*"/>
    </style:style>
    <style:style style:name="Таблица64.A1" style:family="table-cell">
      <style:table-cell-properties fo:padding-left="0cm" fo:padding-right="0cm" fo:padding-top="0cm" fo:padding-bottom="0.03cm" fo:border-left="none" fo:border-right="none" fo:border-top="none" fo:border-bottom="0.5pt solid #000000"/>
    </style:style>
    <style:style style:name="Таблица65" style:family="table">
      <style:table-properties style:rel-width="100%" table:align="center" style:writing-mode="page"/>
    </style:style>
    <style:style style:name="Таблица65.A" style:family="table-column">
      <style:table-column-properties style:rel-column-width="7540*"/>
    </style:style>
    <style:style style:name="Таблица65.B" style:family="table-column">
      <style:table-column-properties style:rel-column-width="397*"/>
    </style:style>
    <style:style style:name="Таблица65.A1" style:family="table-cell">
      <style:table-cell-properties fo:padding-left="0cm" fo:padding-right="0cm" fo:padding-top="0cm" fo:padding-bottom="0.03cm" fo:border-left="none" fo:border-right="none" fo:border-top="none" fo:border-bottom="0.5pt solid #000000"/>
    </style:style>
    <style:style style:name="Таблица66" style:family="table">
      <style:table-properties style:rel-width="100%" table:align="center" style:writing-mode="page"/>
    </style:style>
    <style:style style:name="Таблица66.A" style:family="table-column">
      <style:table-column-properties style:rel-column-width="368*"/>
    </style:style>
    <style:style style:name="Таблица66.B" style:family="table-column">
      <style:table-column-properties style:rel-column-width="7003*"/>
    </style:style>
    <style:style style:name="Таблица66.A1" style:family="table-cell">
      <style:table-cell-properties fo:padding-left="0cm" fo:padding-right="0cm" fo:padding-top="0cm" fo:padding-bottom="0.03cm" fo:border-left="none" fo:border-right="none" fo:border-top="none" fo:border-bottom="0.5pt solid #000000"/>
    </style:style>
    <style:style style:name="Таблица67" style:family="table">
      <style:table-properties style:rel-width="100%" table:align="center" style:writing-mode="page"/>
    </style:style>
    <style:style style:name="Таблица67.A" style:family="table-column">
      <style:table-column-properties style:rel-column-width="3968*"/>
    </style:style>
    <style:style style:name="Таблица67.B" style:family="table-column">
      <style:table-column-properties style:rel-column-width="3969*"/>
    </style:style>
    <style:style style:name="Таблица67.A1" style:family="table-cell">
      <style:table-cell-properties fo:padding="0cm" fo:border="none"/>
    </style:style>
    <style:style style:name="Таблица68" style:family="table">
      <style:table-properties style:rel-width="100%" table:align="center" style:writing-mode="page"/>
    </style:style>
    <style:style style:name="Таблица68.A" style:family="table-column">
      <style:table-column-properties style:rel-column-width="7540*"/>
    </style:style>
    <style:style style:name="Таблица68.B" style:family="table-column">
      <style:table-column-properties style:rel-column-width="397*"/>
    </style:style>
    <style:style style:name="Таблица68.A1" style:family="table-cell">
      <style:table-cell-properties fo:padding-left="0cm" fo:padding-right="0cm" fo:padding-top="0cm" fo:padding-bottom="0.03cm" fo:border-left="none" fo:border-right="none" fo:border-top="none" fo:border-bottom="0.5pt solid #000000"/>
    </style:style>
    <style:style style:name="Таблица69" style:family="table">
      <style:table-properties style:rel-width="100%" table:align="center" style:writing-mode="page"/>
    </style:style>
    <style:style style:name="Таблица69.A" style:family="table-column">
      <style:table-column-properties style:rel-column-width="368*"/>
    </style:style>
    <style:style style:name="Таблица69.B" style:family="table-column">
      <style:table-column-properties style:rel-column-width="7003*"/>
    </style:style>
    <style:style style:name="Таблица69.A1" style:family="table-cell">
      <style:table-cell-properties fo:padding-left="0cm" fo:padding-right="0cm" fo:padding-top="0cm" fo:padding-bottom="0.03cm" fo:border-left="none" fo:border-right="none" fo:border-top="none" fo:border-bottom="0.5pt solid #000000"/>
    </style:style>
    <style:style style:name="Таблица70" style:family="table">
      <style:table-properties style:rel-width="100%" table:align="center" style:writing-mode="page"/>
    </style:style>
    <style:style style:name="Таблица70.A" style:family="table-column">
      <style:table-column-properties style:rel-column-width="7540*"/>
    </style:style>
    <style:style style:name="Таблица70.B" style:family="table-column">
      <style:table-column-properties style:rel-column-width="397*"/>
    </style:style>
    <style:style style:name="Таблица70.A1" style:family="table-cell">
      <style:table-cell-properties fo:padding-left="0cm" fo:padding-right="0cm" fo:padding-top="0cm" fo:padding-bottom="0.03cm" fo:border-left="none" fo:border-right="none" fo:border-top="none" fo:border-bottom="0.5pt solid #000000"/>
    </style:style>
    <style:style style:name="Таблица71" style:family="table">
      <style:table-properties style:rel-width="100%" table:align="center" style:writing-mode="page"/>
    </style:style>
    <style:style style:name="Таблица71.A" style:family="table-column">
      <style:table-column-properties style:rel-column-width="368*"/>
    </style:style>
    <style:style style:name="Таблица71.B" style:family="table-column">
      <style:table-column-properties style:rel-column-width="7003*"/>
    </style:style>
    <style:style style:name="Таблица71.A1" style:family="table-cell">
      <style:table-cell-properties fo:padding-left="0cm" fo:padding-right="0cm" fo:padding-top="0cm" fo:padding-bottom="0.03cm" fo:border-left="none" fo:border-right="none" fo:border-top="none" fo:border-bottom="0.5pt solid #000000"/>
    </style:style>
    <style:style style:name="Таблица72" style:family="table">
      <style:table-properties style:rel-width="100%" table:align="center" style:writing-mode="page"/>
    </style:style>
    <style:style style:name="Таблица72.A" style:family="table-column">
      <style:table-column-properties style:rel-column-width="7540*"/>
    </style:style>
    <style:style style:name="Таблица72.B" style:family="table-column">
      <style:table-column-properties style:rel-column-width="397*"/>
    </style:style>
    <style:style style:name="Таблица72.A1" style:family="table-cell">
      <style:table-cell-properties fo:padding-left="0cm" fo:padding-right="0cm" fo:padding-top="0cm" fo:padding-bottom="0.03cm" fo:border-left="none" fo:border-right="none" fo:border-top="none" fo:border-bottom="0.5pt solid #000000"/>
    </style:style>
    <style:style style:name="Таблица73" style:family="table">
      <style:table-properties style:rel-width="100%" table:align="center" style:writing-mode="page"/>
    </style:style>
    <style:style style:name="Таблица73.A" style:family="table-column">
      <style:table-column-properties style:rel-column-width="368*"/>
    </style:style>
    <style:style style:name="Таблица73.B" style:family="table-column">
      <style:table-column-properties style:rel-column-width="7003*"/>
    </style:style>
    <style:style style:name="Таблица73.A1" style:family="table-cell">
      <style:table-cell-properties fo:padding-left="0cm" fo:padding-right="0cm" fo:padding-top="0cm" fo:padding-bottom="0.03cm" fo:border-left="none" fo:border-right="none" fo:border-top="none" fo:border-bottom="0.5pt solid #000000"/>
    </style:style>
    <style:style style:name="Таблица74" style:family="table">
      <style:table-properties style:rel-width="100%" table:align="center" style:writing-mode="page"/>
    </style:style>
    <style:style style:name="Таблица74.A" style:family="table-column">
      <style:table-column-properties style:rel-column-width="7540*"/>
    </style:style>
    <style:style style:name="Таблица74.B" style:family="table-column">
      <style:table-column-properties style:rel-column-width="397*"/>
    </style:style>
    <style:style style:name="Таблица74.A1" style:family="table-cell">
      <style:table-cell-properties fo:padding-left="0cm" fo:padding-right="0cm" fo:padding-top="0cm" fo:padding-bottom="0.03cm" fo:border-left="none" fo:border-right="none" fo:border-top="none" fo:border-bottom="0.5pt solid #000000"/>
    </style:style>
    <style:style style:name="Таблица75" style:family="table">
      <style:table-properties style:rel-width="100%" table:align="center" style:writing-mode="page"/>
    </style:style>
    <style:style style:name="Таблица75.A" style:family="table-column">
      <style:table-column-properties style:rel-column-width="368*"/>
    </style:style>
    <style:style style:name="Таблица75.B" style:family="table-column">
      <style:table-column-properties style:rel-column-width="7003*"/>
    </style:style>
    <style:style style:name="Таблица75.A1" style:family="table-cell">
      <style:table-cell-properties fo:padding-left="0cm" fo:padding-right="0cm" fo:padding-top="0cm" fo:padding-bottom="0.03cm" fo:border-left="none" fo:border-right="none" fo:border-top="none" fo:border-bottom="0.5pt solid #000000"/>
    </style:style>
    <style:style style:name="Таблица76" style:family="table">
      <style:table-properties style:rel-width="100%" table:align="center" style:writing-mode="page"/>
    </style:style>
    <style:style style:name="Таблица76.A" style:family="table-column">
      <style:table-column-properties style:rel-column-width="7540*"/>
    </style:style>
    <style:style style:name="Таблица76.B" style:family="table-column">
      <style:table-column-properties style:rel-column-width="397*"/>
    </style:style>
    <style:style style:name="Таблица76.A1" style:family="table-cell">
      <style:table-cell-properties fo:padding-left="0cm" fo:padding-right="0cm" fo:padding-top="0cm" fo:padding-bottom="0.03cm" fo:border-left="none" fo:border-right="none" fo:border-top="none" fo:border-bottom="0.5pt solid #000000"/>
    </style:style>
    <style:style style:name="Таблица77" style:family="table">
      <style:table-properties style:rel-width="100%" table:align="center" style:writing-mode="page"/>
    </style:style>
    <style:style style:name="Таблица77.A" style:family="table-column">
      <style:table-column-properties style:rel-column-width="368*"/>
    </style:style>
    <style:style style:name="Таблица77.B" style:family="table-column">
      <style:table-column-properties style:rel-column-width="7003*"/>
    </style:style>
    <style:style style:name="Таблица77.A1" style:family="table-cell">
      <style:table-cell-properties fo:padding-left="0cm" fo:padding-right="0cm" fo:padding-top="0cm" fo:padding-bottom="0.03cm" fo:border-left="none" fo:border-right="none" fo:border-top="none" fo:border-bottom="0.5pt solid #000000"/>
    </style:style>
    <style:style style:name="Таблица78" style:family="table">
      <style:table-properties style:rel-width="100%" table:align="center" style:writing-mode="page"/>
    </style:style>
    <style:style style:name="Таблица78.A" style:family="table-column">
      <style:table-column-properties style:rel-column-width="7540*"/>
    </style:style>
    <style:style style:name="Таблица78.B" style:family="table-column">
      <style:table-column-properties style:rel-column-width="397*"/>
    </style:style>
    <style:style style:name="Таблица78.A1" style:family="table-cell">
      <style:table-cell-properties fo:padding-left="0cm" fo:padding-right="0cm" fo:padding-top="0cm" fo:padding-bottom="0.03cm" fo:border-left="none" fo:border-right="none" fo:border-top="none" fo:border-bottom="0.5pt solid #000000"/>
    </style:style>
    <style:style style:name="Таблица79" style:family="table">
      <style:table-properties style:rel-width="100%" table:align="center" style:writing-mode="page"/>
    </style:style>
    <style:style style:name="Таблица79.A" style:family="table-column">
      <style:table-column-properties style:rel-column-width="368*"/>
    </style:style>
    <style:style style:name="Таблица79.B" style:family="table-column">
      <style:table-column-properties style:rel-column-width="7003*"/>
    </style:style>
    <style:style style:name="Таблица79.A1" style:family="table-cell">
      <style:table-cell-properties fo:padding-left="0cm" fo:padding-right="0cm" fo:padding-top="0cm" fo:padding-bottom="0.03cm" fo:border-left="none" fo:border-right="none" fo:border-top="none" fo:border-bottom="0.5pt solid #000000"/>
    </style:style>
    <style:style style:name="Таблица80" style:family="table">
      <style:table-properties style:rel-width="100%" table:align="center" style:writing-mode="page"/>
    </style:style>
    <style:style style:name="Таблица80.A" style:family="table-column">
      <style:table-column-properties style:rel-column-width="7540*"/>
    </style:style>
    <style:style style:name="Таблица80.B" style:family="table-column">
      <style:table-column-properties style:rel-column-width="397*"/>
    </style:style>
    <style:style style:name="Таблица80.A1" style:family="table-cell">
      <style:table-cell-properties fo:padding-left="0cm" fo:padding-right="0cm" fo:padding-top="0cm" fo:padding-bottom="0.03cm" fo:border-left="none" fo:border-right="none" fo:border-top="none" fo:border-bottom="0.5pt solid #000000"/>
    </style:style>
    <style:style style:name="Таблица81" style:family="table">
      <style:table-properties style:rel-width="100%" table:align="center" style:writing-mode="page"/>
    </style:style>
    <style:style style:name="Таблица81.A" style:family="table-column">
      <style:table-column-properties style:rel-column-width="368*"/>
    </style:style>
    <style:style style:name="Таблица81.B" style:family="table-column">
      <style:table-column-properties style:rel-column-width="7003*"/>
    </style:style>
    <style:style style:name="Таблица81.A1" style:family="table-cell">
      <style:table-cell-properties fo:padding-left="0cm" fo:padding-right="0cm" fo:padding-top="0cm" fo:padding-bottom="0.03cm" fo:border-left="none" fo:border-right="none" fo:border-top="none" fo:border-bottom="0.5pt solid #000000"/>
    </style:style>
    <style:style style:name="Таблица82" style:family="table">
      <style:table-properties style:rel-width="100%" table:align="center" style:writing-mode="page"/>
    </style:style>
    <style:style style:name="Таблица82.A" style:family="table-column">
      <style:table-column-properties style:rel-column-width="7540*"/>
    </style:style>
    <style:style style:name="Таблица82.B" style:family="table-column">
      <style:table-column-properties style:rel-column-width="397*"/>
    </style:style>
    <style:style style:name="Таблица82.A1" style:family="table-cell">
      <style:table-cell-properties fo:padding-left="0cm" fo:padding-right="0cm" fo:padding-top="0cm" fo:padding-bottom="0.03cm" fo:border-left="none" fo:border-right="none" fo:border-top="none" fo:border-bottom="0.5pt solid #000000"/>
    </style:style>
    <style:style style:name="Таблица83" style:family="table">
      <style:table-properties style:rel-width="100%" table:align="center" style:writing-mode="page"/>
    </style:style>
    <style:style style:name="Таблица83.A" style:family="table-column">
      <style:table-column-properties style:rel-column-width="368*"/>
    </style:style>
    <style:style style:name="Таблица83.B" style:family="table-column">
      <style:table-column-properties style:rel-column-width="7003*"/>
    </style:style>
    <style:style style:name="Таблица83.A1" style:family="table-cell">
      <style:table-cell-properties fo:padding-left="0cm" fo:padding-right="0cm" fo:padding-top="0cm" fo:padding-bottom="0.03cm" fo:border-left="none" fo:border-right="none" fo:border-top="none" fo:border-bottom="0.5pt solid #000000"/>
    </style:style>
    <style:style style:name="Таблица84" style:family="table">
      <style:table-properties style:rel-width="100%" table:align="center" style:writing-mode="page"/>
    </style:style>
    <style:style style:name="Таблица84.A" style:family="table-column">
      <style:table-column-properties style:rel-column-width="7540*"/>
    </style:style>
    <style:style style:name="Таблица84.B" style:family="table-column">
      <style:table-column-properties style:rel-column-width="397*"/>
    </style:style>
    <style:style style:name="Таблица84.A1" style:family="table-cell">
      <style:table-cell-properties fo:padding-left="0cm" fo:padding-right="0cm" fo:padding-top="0cm" fo:padding-bottom="0.03cm" fo:border-left="none" fo:border-right="none" fo:border-top="none" fo:border-bottom="0.5pt solid #000000"/>
    </style:style>
    <style:style style:name="Таблица85" style:family="table">
      <style:table-properties style:rel-width="100%" table:align="center" style:writing-mode="page"/>
    </style:style>
    <style:style style:name="Таблица85.A" style:family="table-column">
      <style:table-column-properties style:rel-column-width="368*"/>
    </style:style>
    <style:style style:name="Таблица85.B" style:family="table-column">
      <style:table-column-properties style:rel-column-width="7003*"/>
    </style:style>
    <style:style style:name="Таблица85.A1" style:family="table-cell">
      <style:table-cell-properties fo:padding-left="0cm" fo:padding-right="0cm" fo:padding-top="0cm" fo:padding-bottom="0.03cm" fo:border-left="none" fo:border-right="none" fo:border-top="none" fo:border-bottom="0.5pt solid #000000"/>
    </style:style>
    <style:style style:name="Таблица86" style:family="table">
      <style:table-properties style:rel-width="100%" table:align="center" style:writing-mode="page"/>
    </style:style>
    <style:style style:name="Таблица86.A" style:family="table-column">
      <style:table-column-properties style:rel-column-width="7540*"/>
    </style:style>
    <style:style style:name="Таблица86.B" style:family="table-column">
      <style:table-column-properties style:rel-column-width="397*"/>
    </style:style>
    <style:style style:name="Таблица86.A1" style:family="table-cell">
      <style:table-cell-properties fo:padding-left="0cm" fo:padding-right="0cm" fo:padding-top="0cm" fo:padding-bottom="0.03cm" fo:border-left="none" fo:border-right="none" fo:border-top="none" fo:border-bottom="0.5pt solid #000000"/>
    </style:style>
    <style:style style:name="Таблица87" style:family="table">
      <style:table-properties style:rel-width="100%" table:align="center" style:writing-mode="page"/>
    </style:style>
    <style:style style:name="Таблица87.A" style:family="table-column">
      <style:table-column-properties style:rel-column-width="368*"/>
    </style:style>
    <style:style style:name="Таблица87.B" style:family="table-column">
      <style:table-column-properties style:rel-column-width="7003*"/>
    </style:style>
    <style:style style:name="Таблица87.A1" style:family="table-cell">
      <style:table-cell-properties fo:padding-left="0cm" fo:padding-right="0cm" fo:padding-top="0cm" fo:padding-bottom="0.03cm" fo:border-left="none" fo:border-right="none" fo:border-top="none" fo:border-bottom="0.5pt solid #000000"/>
    </style:style>
    <style:style style:name="Таблица88" style:family="table">
      <style:table-properties style:rel-width="100%" table:align="center" style:writing-mode="page"/>
    </style:style>
    <style:style style:name="Таблица88.A" style:family="table-column">
      <style:table-column-properties style:rel-column-width="7540*"/>
    </style:style>
    <style:style style:name="Таблица88.B" style:family="table-column">
      <style:table-column-properties style:rel-column-width="397*"/>
    </style:style>
    <style:style style:name="Таблица88.A1" style:family="table-cell">
      <style:table-cell-properties fo:padding-left="0cm" fo:padding-right="0cm" fo:padding-top="0cm" fo:padding-bottom="0.03cm" fo:border-left="none" fo:border-right="none" fo:border-top="none" fo:border-bottom="0.5pt solid #000000"/>
    </style:style>
    <style:style style:name="Таблица89" style:family="table">
      <style:table-properties style:rel-width="100%" table:align="center" style:writing-mode="page"/>
    </style:style>
    <style:style style:name="Таблица89.A" style:family="table-column">
      <style:table-column-properties style:rel-column-width="368*"/>
    </style:style>
    <style:style style:name="Таблица89.B" style:family="table-column">
      <style:table-column-properties style:rel-column-width="7003*"/>
    </style:style>
    <style:style style:name="Таблица89.A1" style:family="table-cell">
      <style:table-cell-properties fo:padding-left="0cm" fo:padding-right="0cm" fo:padding-top="0cm" fo:padding-bottom="0.03cm" fo:border-left="none" fo:border-right="none" fo:border-top="none" fo:border-bottom="0.5pt solid #000000"/>
    </style:style>
    <style:style style:name="Таблица90" style:family="table">
      <style:table-properties style:rel-width="100%" table:align="center" style:writing-mode="page"/>
    </style:style>
    <style:style style:name="Таблица90.A" style:family="table-column">
      <style:table-column-properties style:rel-column-width="7540*"/>
    </style:style>
    <style:style style:name="Таблица90.B" style:family="table-column">
      <style:table-column-properties style:rel-column-width="397*"/>
    </style:style>
    <style:style style:name="Таблица90.A1" style:family="table-cell">
      <style:table-cell-properties fo:padding-left="0cm" fo:padding-right="0cm" fo:padding-top="0cm" fo:padding-bottom="0.03cm" fo:border-left="none" fo:border-right="none" fo:border-top="none" fo:border-bottom="0.5pt solid #000000"/>
    </style:style>
    <style:style style:name="Таблица91" style:family="table">
      <style:table-properties style:rel-width="100%" table:align="center" style:writing-mode="page"/>
    </style:style>
    <style:style style:name="Таблица91.A" style:family="table-column">
      <style:table-column-properties style:rel-column-width="368*"/>
    </style:style>
    <style:style style:name="Таблица91.B" style:family="table-column">
      <style:table-column-properties style:rel-column-width="7003*"/>
    </style:style>
    <style:style style:name="Таблица91.A1" style:family="table-cell">
      <style:table-cell-properties fo:padding-left="0cm" fo:padding-right="0cm" fo:padding-top="0cm" fo:padding-bottom="0.03cm" fo:border-left="none" fo:border-right="none" fo:border-top="none" fo:border-bottom="0.5pt solid #000000"/>
    </style:style>
    <style:style style:name="Таблица92" style:family="table">
      <style:table-properties style:rel-width="100%" table:align="center" style:writing-mode="page"/>
    </style:style>
    <style:style style:name="Таблица92.A" style:family="table-column">
      <style:table-column-properties style:rel-column-width="7540*"/>
    </style:style>
    <style:style style:name="Таблица92.B" style:family="table-column">
      <style:table-column-properties style:rel-column-width="397*"/>
    </style:style>
    <style:style style:name="Таблица92.A1" style:family="table-cell">
      <style:table-cell-properties fo:padding-left="0cm" fo:padding-right="0cm" fo:padding-top="0cm" fo:padding-bottom="0.03cm" fo:border-left="none" fo:border-right="none" fo:border-top="none" fo:border-bottom="0.5pt solid #000000"/>
    </style:style>
    <style:style style:name="Таблица93" style:family="table">
      <style:table-properties style:rel-width="100%" table:align="center" style:writing-mode="page"/>
    </style:style>
    <style:style style:name="Таблица93.A" style:family="table-column">
      <style:table-column-properties style:rel-column-width="368*"/>
    </style:style>
    <style:style style:name="Таблица93.B" style:family="table-column">
      <style:table-column-properties style:rel-column-width="7003*"/>
    </style:style>
    <style:style style:name="Таблица93.A1" style:family="table-cell">
      <style:table-cell-properties fo:padding-left="0cm" fo:padding-right="0cm" fo:padding-top="0cm" fo:padding-bottom="0.03cm" fo:border-left="none" fo:border-right="none" fo:border-top="none" fo:border-bottom="0.5pt solid #000000"/>
    </style:style>
    <style:style style:name="Таблица94" style:family="table">
      <style:table-properties style:rel-width="100%" table:align="center" style:writing-mode="page"/>
    </style:style>
    <style:style style:name="Таблица94.A" style:family="table-column">
      <style:table-column-properties style:rel-column-width="7540*"/>
    </style:style>
    <style:style style:name="Таблица94.B" style:family="table-column">
      <style:table-column-properties style:rel-column-width="397*"/>
    </style:style>
    <style:style style:name="Таблица94.A1" style:family="table-cell">
      <style:table-cell-properties fo:padding-left="0cm" fo:padding-right="0cm" fo:padding-top="0cm" fo:padding-bottom="0.03cm" fo:border-left="none" fo:border-right="none" fo:border-top="none" fo:border-bottom="0.5pt solid #000000"/>
    </style:style>
    <style:style style:name="Таблица95" style:family="table">
      <style:table-properties style:rel-width="100%" table:align="center" style:writing-mode="page"/>
    </style:style>
    <style:style style:name="Таблица95.A" style:family="table-column">
      <style:table-column-properties style:rel-column-width="368*"/>
    </style:style>
    <style:style style:name="Таблица95.B" style:family="table-column">
      <style:table-column-properties style:rel-column-width="7003*"/>
    </style:style>
    <style:style style:name="Таблица95.A1" style:family="table-cell">
      <style:table-cell-properties fo:padding-left="0cm" fo:padding-right="0cm" fo:padding-top="0cm" fo:padding-bottom="0.03cm" fo:border-left="none" fo:border-right="none" fo:border-top="none" fo:border-bottom="0.5pt solid #000000"/>
    </style:style>
    <style:style style:name="Таблица96" style:family="table">
      <style:table-properties style:rel-width="100%" table:align="center" style:writing-mode="page"/>
    </style:style>
    <style:style style:name="Таблица96.A" style:family="table-column">
      <style:table-column-properties style:rel-column-width="7540*"/>
    </style:style>
    <style:style style:name="Таблица96.B" style:family="table-column">
      <style:table-column-properties style:rel-column-width="397*"/>
    </style:style>
    <style:style style:name="Таблица96.A1" style:family="table-cell">
      <style:table-cell-properties fo:padding-left="0cm" fo:padding-right="0cm" fo:padding-top="0cm" fo:padding-bottom="0.03cm" fo:border-left="none" fo:border-right="none" fo:border-top="none" fo:border-bottom="0.5pt solid #000000"/>
    </style:style>
    <style:style style:name="Таблица97" style:family="table">
      <style:table-properties style:rel-width="100%" table:align="center" style:writing-mode="page"/>
    </style:style>
    <style:style style:name="Таблица97.A" style:family="table-column">
      <style:table-column-properties style:rel-column-width="368*"/>
    </style:style>
    <style:style style:name="Таблица97.B" style:family="table-column">
      <style:table-column-properties style:rel-column-width="7003*"/>
    </style:style>
    <style:style style:name="Таблица97.A1" style:family="table-cell">
      <style:table-cell-properties fo:padding-left="0cm" fo:padding-right="0cm" fo:padding-top="0cm" fo:padding-bottom="0.03cm" fo:border-left="none" fo:border-right="none" fo:border-top="none" fo:border-bottom="0.5pt solid #000000"/>
    </style:style>
    <style:style style:name="Таблица98" style:family="table">
      <style:table-properties style:rel-width="100%" table:align="center" style:writing-mode="page"/>
    </style:style>
    <style:style style:name="Таблица98.A" style:family="table-column">
      <style:table-column-properties style:rel-column-width="7540*"/>
    </style:style>
    <style:style style:name="Таблица98.B" style:family="table-column">
      <style:table-column-properties style:rel-column-width="397*"/>
    </style:style>
    <style:style style:name="Таблица98.A1" style:family="table-cell">
      <style:table-cell-properties fo:padding-left="0cm" fo:padding-right="0cm" fo:padding-top="0cm" fo:padding-bottom="0.03cm" fo:border-left="none" fo:border-right="none" fo:border-top="none" fo:border-bottom="0.5pt solid #000000"/>
    </style:style>
    <style:style style:name="Таблица99" style:family="table">
      <style:table-properties style:rel-width="100%" table:align="center" style:writing-mode="page"/>
    </style:style>
    <style:style style:name="Таблица99.A" style:family="table-column">
      <style:table-column-properties style:rel-column-width="368*"/>
    </style:style>
    <style:style style:name="Таблица99.B" style:family="table-column">
      <style:table-column-properties style:rel-column-width="7003*"/>
    </style:style>
    <style:style style:name="Таблица99.A1" style:family="table-cell">
      <style:table-cell-properties fo:padding-left="0cm" fo:padding-right="0cm" fo:padding-top="0cm" fo:padding-bottom="0.03cm" fo:border-left="none" fo:border-right="none" fo:border-top="none" fo:border-bottom="0.5pt solid #000000"/>
    </style:style>
    <style:style style:name="Таблица100" style:family="table">
      <style:table-properties style:rel-width="100%" table:align="center" style:writing-mode="page"/>
    </style:style>
    <style:style style:name="Таблица100.A" style:family="table-column">
      <style:table-column-properties style:rel-column-width="7540*"/>
    </style:style>
    <style:style style:name="Таблица100.B" style:family="table-column">
      <style:table-column-properties style:rel-column-width="397*"/>
    </style:style>
    <style:style style:name="Таблица100.A1" style:family="table-cell">
      <style:table-cell-properties fo:padding-left="0cm" fo:padding-right="0cm" fo:padding-top="0cm" fo:padding-bottom="0.03cm" fo:border-left="none" fo:border-right="none" fo:border-top="none" fo:border-bottom="0.5pt solid #000000"/>
    </style:style>
    <style:style style:name="Таблица101" style:family="table">
      <style:table-properties style:rel-width="100%" table:align="center" style:writing-mode="page"/>
    </style:style>
    <style:style style:name="Таблица101.A" style:family="table-column">
      <style:table-column-properties style:rel-column-width="368*"/>
    </style:style>
    <style:style style:name="Таблица101.B" style:family="table-column">
      <style:table-column-properties style:rel-column-width="7003*"/>
    </style:style>
    <style:style style:name="Таблица101.A1" style:family="table-cell">
      <style:table-cell-properties fo:padding-left="0cm" fo:padding-right="0cm" fo:padding-top="0cm" fo:padding-bottom="0.03cm" fo:border-left="none" fo:border-right="none" fo:border-top="none" fo:border-bottom="0.5pt solid #000000"/>
    </style:style>
    <style:style style:name="Таблица102" style:family="table">
      <style:table-properties style:rel-width="100%" table:align="center" style:writing-mode="page"/>
    </style:style>
    <style:style style:name="Таблица102.A" style:family="table-column">
      <style:table-column-properties style:rel-column-width="7540*"/>
    </style:style>
    <style:style style:name="Таблица102.B" style:family="table-column">
      <style:table-column-properties style:rel-column-width="397*"/>
    </style:style>
    <style:style style:name="Таблица102.A1" style:family="table-cell">
      <style:table-cell-properties fo:padding-left="0cm" fo:padding-right="0cm" fo:padding-top="0cm" fo:padding-bottom="0.03cm" fo:border-left="none" fo:border-right="none" fo:border-top="none" fo:border-bottom="0.5pt solid #000000"/>
    </style:style>
    <style:style style:name="Таблица103" style:family="table">
      <style:table-properties style:rel-width="100%" table:align="center" style:writing-mode="page"/>
    </style:style>
    <style:style style:name="Таблица103.A" style:family="table-column">
      <style:table-column-properties style:rel-column-width="368*"/>
    </style:style>
    <style:style style:name="Таблица103.B" style:family="table-column">
      <style:table-column-properties style:rel-column-width="7003*"/>
    </style:style>
    <style:style style:name="Таблица103.A1" style:family="table-cell">
      <style:table-cell-properties fo:padding-left="0cm" fo:padding-right="0cm" fo:padding-top="0cm" fo:padding-bottom="0.03cm" fo:border-left="none" fo:border-right="none" fo:border-top="none" fo:border-bottom="0.5pt solid #000000"/>
    </style:style>
    <style:style style:name="Таблица104" style:family="table">
      <style:table-properties style:rel-width="100%" table:align="center" style:writing-mode="page"/>
    </style:style>
    <style:style style:name="Таблица104.A" style:family="table-column">
      <style:table-column-properties style:rel-column-width="7540*"/>
    </style:style>
    <style:style style:name="Таблица104.B" style:family="table-column">
      <style:table-column-properties style:rel-column-width="397*"/>
    </style:style>
    <style:style style:name="Таблица104.A1" style:family="table-cell">
      <style:table-cell-properties fo:padding-left="0cm" fo:padding-right="0cm" fo:padding-top="0cm" fo:padding-bottom="0.03cm" fo:border-left="none" fo:border-right="none" fo:border-top="none" fo:border-bottom="0.5pt solid #000000"/>
    </style:style>
    <style:style style:name="Таблица105" style:family="table">
      <style:table-properties style:rel-width="100%" table:align="center" style:writing-mode="page"/>
    </style:style>
    <style:style style:name="Таблица105.A" style:family="table-column">
      <style:table-column-properties style:rel-column-width="368*"/>
    </style:style>
    <style:style style:name="Таблица105.B" style:family="table-column">
      <style:table-column-properties style:rel-column-width="7003*"/>
    </style:style>
    <style:style style:name="Таблица105.A1" style:family="table-cell">
      <style:table-cell-properties fo:padding-left="0cm" fo:padding-right="0cm" fo:padding-top="0cm" fo:padding-bottom="0.03cm" fo:border-left="none" fo:border-right="none" fo:border-top="none" fo:border-bottom="0.5pt solid #000000"/>
    </style:style>
    <style:style style:name="Таблица106" style:family="table">
      <style:table-properties style:rel-width="100%" table:align="center" style:writing-mode="page"/>
    </style:style>
    <style:style style:name="Таблица106.A" style:family="table-column">
      <style:table-column-properties style:rel-column-width="7540*"/>
    </style:style>
    <style:style style:name="Таблица106.B" style:family="table-column">
      <style:table-column-properties style:rel-column-width="397*"/>
    </style:style>
    <style:style style:name="Таблица106.A1" style:family="table-cell">
      <style:table-cell-properties fo:padding-left="0cm" fo:padding-right="0cm" fo:padding-top="0cm" fo:padding-bottom="0.03cm" fo:border-left="none" fo:border-right="none" fo:border-top="none" fo:border-bottom="0.5pt solid #000000"/>
    </style:style>
    <style:style style:name="Таблица107" style:family="table">
      <style:table-properties style:rel-width="100%" table:align="center" style:writing-mode="page"/>
    </style:style>
    <style:style style:name="Таблица107.A" style:family="table-column">
      <style:table-column-properties style:rel-column-width="368*"/>
    </style:style>
    <style:style style:name="Таблица107.B" style:family="table-column">
      <style:table-column-properties style:rel-column-width="7003*"/>
    </style:style>
    <style:style style:name="Таблица107.A1" style:family="table-cell">
      <style:table-cell-properties fo:padding-left="0cm" fo:padding-right="0cm" fo:padding-top="0cm" fo:padding-bottom="0.03cm" fo:border-left="none" fo:border-right="none" fo:border-top="none" fo:border-bottom="0.5pt solid #000000"/>
    </style:style>
    <style:style style:name="Таблица108" style:family="table">
      <style:table-properties style:rel-width="100%" table:align="center" style:writing-mode="page"/>
    </style:style>
    <style:style style:name="Таблица108.A" style:family="table-column">
      <style:table-column-properties style:rel-column-width="7540*"/>
    </style:style>
    <style:style style:name="Таблица108.B" style:family="table-column">
      <style:table-column-properties style:rel-column-width="397*"/>
    </style:style>
    <style:style style:name="Таблица108.A1" style:family="table-cell">
      <style:table-cell-properties fo:padding-left="0cm" fo:padding-right="0cm" fo:padding-top="0cm" fo:padding-bottom="0.03cm" fo:border-left="none" fo:border-right="none" fo:border-top="none" fo:border-bottom="0.5pt solid #000000"/>
    </style:style>
    <style:style style:name="Таблица109" style:family="table">
      <style:table-properties style:rel-width="100%" table:align="center" style:writing-mode="page"/>
    </style:style>
    <style:style style:name="Таблица109.A" style:family="table-column">
      <style:table-column-properties style:rel-column-width="368*"/>
    </style:style>
    <style:style style:name="Таблица109.B" style:family="table-column">
      <style:table-column-properties style:rel-column-width="7003*"/>
    </style:style>
    <style:style style:name="Таблица109.A1" style:family="table-cell">
      <style:table-cell-properties fo:padding-left="0cm" fo:padding-right="0cm" fo:padding-top="0cm" fo:padding-bottom="0.03cm" fo:border-left="none" fo:border-right="none" fo:border-top="none" fo:border-bottom="0.5pt solid #000000"/>
    </style:style>
    <style:style style:name="Таблица110" style:family="table">
      <style:table-properties style:rel-width="100%" table:align="center" style:writing-mode="page"/>
    </style:style>
    <style:style style:name="Таблица110.A" style:family="table-column">
      <style:table-column-properties style:rel-column-width="7540*"/>
    </style:style>
    <style:style style:name="Таблица110.B" style:family="table-column">
      <style:table-column-properties style:rel-column-width="397*"/>
    </style:style>
    <style:style style:name="Таблица110.A1" style:family="table-cell">
      <style:table-cell-properties fo:padding-left="0cm" fo:padding-right="0cm" fo:padding-top="0cm" fo:padding-bottom="0.03cm" fo:border-left="none" fo:border-right="none" fo:border-top="none" fo:border-bottom="0.5pt solid #000000"/>
    </style:style>
    <style:style style:name="Таблица111" style:family="table">
      <style:table-properties style:rel-width="100%" table:align="center" style:writing-mode="page"/>
    </style:style>
    <style:style style:name="Таблица111.A" style:family="table-column">
      <style:table-column-properties style:rel-column-width="368*"/>
    </style:style>
    <style:style style:name="Таблица111.B" style:family="table-column">
      <style:table-column-properties style:rel-column-width="7003*"/>
    </style:style>
    <style:style style:name="Таблица111.A1" style:family="table-cell">
      <style:table-cell-properties fo:padding-left="0cm" fo:padding-right="0cm" fo:padding-top="0cm" fo:padding-bottom="0.03cm" fo:border-left="none" fo:border-right="none" fo:border-top="none" fo:border-bottom="0.5pt solid #000000"/>
    </style:style>
    <style:style style:name="Таблица112" style:family="table">
      <style:table-properties style:rel-width="100%" table:align="center" style:writing-mode="page"/>
    </style:style>
    <style:style style:name="Таблица112.A" style:family="table-column">
      <style:table-column-properties style:rel-column-width="7540*"/>
    </style:style>
    <style:style style:name="Таблица112.B" style:family="table-column">
      <style:table-column-properties style:rel-column-width="397*"/>
    </style:style>
    <style:style style:name="Таблица112.A1" style:family="table-cell">
      <style:table-cell-properties fo:padding-left="0cm" fo:padding-right="0cm" fo:padding-top="0cm" fo:padding-bottom="0.03cm" fo:border-left="none" fo:border-right="none" fo:border-top="none" fo:border-bottom="0.5pt solid #000000"/>
    </style:style>
    <style:style style:name="Таблица113" style:family="table">
      <style:table-properties style:rel-width="100%" table:align="center" style:writing-mode="page"/>
    </style:style>
    <style:style style:name="Таблица113.A" style:family="table-column">
      <style:table-column-properties style:rel-column-width="368*"/>
    </style:style>
    <style:style style:name="Таблица113.B" style:family="table-column">
      <style:table-column-properties style:rel-column-width="7003*"/>
    </style:style>
    <style:style style:name="Таблица113.A1" style:family="table-cell">
      <style:table-cell-properties fo:padding-left="0cm" fo:padding-right="0cm" fo:padding-top="0cm" fo:padding-bottom="0.03cm" fo:border-left="none" fo:border-right="none" fo:border-top="none" fo:border-bottom="0.5pt solid #000000"/>
    </style:style>
    <style:style style:name="Таблица114" style:family="table">
      <style:table-properties style:rel-width="100%" table:align="center" style:writing-mode="page"/>
    </style:style>
    <style:style style:name="Таблица114.A" style:family="table-column">
      <style:table-column-properties style:rel-column-width="7540*"/>
    </style:style>
    <style:style style:name="Таблица114.B" style:family="table-column">
      <style:table-column-properties style:rel-column-width="397*"/>
    </style:style>
    <style:style style:name="Таблица114.A1" style:family="table-cell">
      <style:table-cell-properties fo:padding-left="0cm" fo:padding-right="0cm" fo:padding-top="0cm" fo:padding-bottom="0.03cm" fo:border-left="none" fo:border-right="none" fo:border-top="none" fo:border-bottom="0.5pt solid #000000"/>
    </style:style>
    <style:style style:name="Таблица115" style:family="table">
      <style:table-properties style:rel-width="100%" table:align="center" style:writing-mode="page"/>
    </style:style>
    <style:style style:name="Таблица115.A" style:family="table-column">
      <style:table-column-properties style:rel-column-width="368*"/>
    </style:style>
    <style:style style:name="Таблица115.B" style:family="table-column">
      <style:table-column-properties style:rel-column-width="7003*"/>
    </style:style>
    <style:style style:name="Таблица115.A1" style:family="table-cell">
      <style:table-cell-properties fo:padding-left="0cm" fo:padding-right="0cm" fo:padding-top="0cm" fo:padding-bottom="0.03cm" fo:border-left="none" fo:border-right="none" fo:border-top="none" fo:border-bottom="0.5pt solid #000000"/>
    </style:style>
    <style:style style:name="Таблица116" style:family="table">
      <style:table-properties style:rel-width="100%" table:align="center" style:writing-mode="page"/>
    </style:style>
    <style:style style:name="Таблица116.A" style:family="table-column">
      <style:table-column-properties style:rel-column-width="7540*"/>
    </style:style>
    <style:style style:name="Таблица116.B" style:family="table-column">
      <style:table-column-properties style:rel-column-width="397*"/>
    </style:style>
    <style:style style:name="Таблица116.A1" style:family="table-cell">
      <style:table-cell-properties fo:padding-left="0cm" fo:padding-right="0cm" fo:padding-top="0cm" fo:padding-bottom="0.03cm" fo:border-left="none" fo:border-right="none" fo:border-top="none" fo:border-bottom="0.5pt solid #000000"/>
    </style:style>
    <style:style style:name="Таблица117" style:family="table">
      <style:table-properties style:rel-width="100%" table:align="center" style:writing-mode="page"/>
    </style:style>
    <style:style style:name="Таблица117.A" style:family="table-column">
      <style:table-column-properties style:rel-column-width="368*"/>
    </style:style>
    <style:style style:name="Таблица117.B" style:family="table-column">
      <style:table-column-properties style:rel-column-width="7003*"/>
    </style:style>
    <style:style style:name="Таблица117.A1" style:family="table-cell">
      <style:table-cell-properties fo:padding-left="0cm" fo:padding-right="0cm" fo:padding-top="0cm" fo:padding-bottom="0.03cm" fo:border-left="none" fo:border-right="none" fo:border-top="none" fo:border-bottom="0.5pt solid #000000"/>
    </style:style>
    <style:style style:name="Таблица118" style:family="table">
      <style:table-properties style:rel-width="100%" table:align="center" style:writing-mode="page"/>
    </style:style>
    <style:style style:name="Таблица118.A" style:family="table-column">
      <style:table-column-properties style:rel-column-width="7540*"/>
    </style:style>
    <style:style style:name="Таблица118.B" style:family="table-column">
      <style:table-column-properties style:rel-column-width="397*"/>
    </style:style>
    <style:style style:name="Таблица118.A1" style:family="table-cell">
      <style:table-cell-properties fo:padding-left="0cm" fo:padding-right="0cm" fo:padding-top="0cm" fo:padding-bottom="0.03cm" fo:border-left="none" fo:border-right="none" fo:border-top="none" fo:border-bottom="0.5pt solid #000000"/>
    </style:style>
    <style:style style:name="Таблица119" style:family="table">
      <style:table-properties style:rel-width="100%" table:align="center" style:writing-mode="page"/>
    </style:style>
    <style:style style:name="Таблица119.A" style:family="table-column">
      <style:table-column-properties style:rel-column-width="368*"/>
    </style:style>
    <style:style style:name="Таблица119.B" style:family="table-column">
      <style:table-column-properties style:rel-column-width="7003*"/>
    </style:style>
    <style:style style:name="Таблица119.A1" style:family="table-cell">
      <style:table-cell-properties fo:padding-left="0cm" fo:padding-right="0cm" fo:padding-top="0cm" fo:padding-bottom="0.03cm" fo:border-left="none" fo:border-right="none" fo:border-top="none" fo:border-bottom="0.5pt solid #000000"/>
    </style:style>
    <style:style style:name="Таблица120" style:family="table">
      <style:table-properties style:rel-width="100%" table:align="center" style:writing-mode="page"/>
    </style:style>
    <style:style style:name="Таблица120.A" style:family="table-column">
      <style:table-column-properties style:rel-column-width="7540*"/>
    </style:style>
    <style:style style:name="Таблица120.B" style:family="table-column">
      <style:table-column-properties style:rel-column-width="397*"/>
    </style:style>
    <style:style style:name="Таблица120.A1" style:family="table-cell">
      <style:table-cell-properties fo:padding-left="0cm" fo:padding-right="0cm" fo:padding-top="0cm" fo:padding-bottom="0.03cm" fo:border-left="none" fo:border-right="none" fo:border-top="none" fo:border-bottom="0.5pt solid #000000"/>
    </style:style>
    <style:style style:name="Таблица121" style:family="table">
      <style:table-properties style:rel-width="100%" table:align="center" style:writing-mode="page"/>
    </style:style>
    <style:style style:name="Таблица121.A" style:family="table-column">
      <style:table-column-properties style:rel-column-width="368*"/>
    </style:style>
    <style:style style:name="Таблица121.B" style:family="table-column">
      <style:table-column-properties style:rel-column-width="7003*"/>
    </style:style>
    <style:style style:name="Таблица121.A1" style:family="table-cell">
      <style:table-cell-properties fo:padding-left="0cm" fo:padding-right="0cm" fo:padding-top="0cm" fo:padding-bottom="0.03cm" fo:border-left="none" fo:border-right="none" fo:border-top="none" fo:border-bottom="0.5pt solid #000000"/>
    </style:style>
    <style:style style:name="Таблица122" style:family="table">
      <style:table-properties style:rel-width="100%" table:align="center" style:writing-mode="page"/>
    </style:style>
    <style:style style:name="Таблица122.A" style:family="table-column">
      <style:table-column-properties style:rel-column-width="7540*"/>
    </style:style>
    <style:style style:name="Таблица122.B" style:family="table-column">
      <style:table-column-properties style:rel-column-width="397*"/>
    </style:style>
    <style:style style:name="Таблица122.A1" style:family="table-cell">
      <style:table-cell-properties fo:padding-left="0cm" fo:padding-right="0cm" fo:padding-top="0cm" fo:padding-bottom="0.03cm" fo:border-left="none" fo:border-right="none" fo:border-top="none" fo:border-bottom="0.5pt solid #000000"/>
    </style:style>
    <style:style style:name="Таблица123" style:family="table">
      <style:table-properties style:rel-width="100%" table:align="center" style:writing-mode="page"/>
    </style:style>
    <style:style style:name="Таблица123.A" style:family="table-column">
      <style:table-column-properties style:rel-column-width="368*"/>
    </style:style>
    <style:style style:name="Таблица123.B" style:family="table-column">
      <style:table-column-properties style:rel-column-width="7003*"/>
    </style:style>
    <style:style style:name="Таблица123.A1" style:family="table-cell">
      <style:table-cell-properties fo:padding-left="0cm" fo:padding-right="0cm" fo:padding-top="0cm" fo:padding-bottom="0.03cm" fo:border-left="none" fo:border-right="none" fo:border-top="none" fo:border-bottom="0.5pt solid #000000"/>
    </style:style>
    <style:style style:name="Таблица124" style:family="table">
      <style:table-properties style:rel-width="100%" table:align="center" style:writing-mode="page"/>
    </style:style>
    <style:style style:name="Таблица124.A" style:family="table-column">
      <style:table-column-properties style:rel-column-width="7540*"/>
    </style:style>
    <style:style style:name="Таблица124.B" style:family="table-column">
      <style:table-column-properties style:rel-column-width="397*"/>
    </style:style>
    <style:style style:name="Таблица124.A1" style:family="table-cell">
      <style:table-cell-properties fo:padding-left="0cm" fo:padding-right="0cm" fo:padding-top="0cm" fo:padding-bottom="0.03cm" fo:border-left="none" fo:border-right="none" fo:border-top="none" fo:border-bottom="0.5pt solid #000000"/>
    </style:style>
    <style:style style:name="Таблица125" style:family="table">
      <style:table-properties style:rel-width="100%" table:align="center" style:writing-mode="page"/>
    </style:style>
    <style:style style:name="Таблица125.A" style:family="table-column">
      <style:table-column-properties style:rel-column-width="368*"/>
    </style:style>
    <style:style style:name="Таблица125.B" style:family="table-column">
      <style:table-column-properties style:rel-column-width="7003*"/>
    </style:style>
    <style:style style:name="Таблица125.A1" style:family="table-cell">
      <style:table-cell-properties fo:padding-left="0cm" fo:padding-right="0cm" fo:padding-top="0cm" fo:padding-bottom="0.03cm" fo:border-left="none" fo:border-right="none" fo:border-top="none" fo:border-bottom="0.5pt solid #000000"/>
    </style:style>
    <style:style style:name="Таблица126" style:family="table">
      <style:table-properties style:rel-width="100%" table:align="center" style:writing-mode="page"/>
    </style:style>
    <style:style style:name="Таблица126.A" style:family="table-column">
      <style:table-column-properties style:rel-column-width="3968*"/>
    </style:style>
    <style:style style:name="Таблица126.B" style:family="table-column">
      <style:table-column-properties style:rel-column-width="3969*"/>
    </style:style>
    <style:style style:name="Таблица126.A1" style:family="table-cell">
      <style:table-cell-properties fo:padding="0cm" fo:border="none"/>
    </style:style>
    <style:style style:name="Таблица127" style:family="table">
      <style:table-properties style:rel-width="100%" table:align="center" style:writing-mode="page"/>
    </style:style>
    <style:style style:name="Таблица127.A" style:family="table-column">
      <style:table-column-properties style:rel-column-width="7540*"/>
    </style:style>
    <style:style style:name="Таблица127.B" style:family="table-column">
      <style:table-column-properties style:rel-column-width="397*"/>
    </style:style>
    <style:style style:name="Таблица127.A1" style:family="table-cell">
      <style:table-cell-properties fo:padding-left="0cm" fo:padding-right="0cm" fo:padding-top="0cm" fo:padding-bottom="0.03cm" fo:border-left="none" fo:border-right="none" fo:border-top="none" fo:border-bottom="0.5pt solid #000000"/>
    </style:style>
    <style:style style:name="Таблица128" style:family="table">
      <style:table-properties style:rel-width="100%" table:align="center" style:writing-mode="page"/>
    </style:style>
    <style:style style:name="Таблица128.A" style:family="table-column">
      <style:table-column-properties style:rel-column-width="368*"/>
    </style:style>
    <style:style style:name="Таблица128.B" style:family="table-column">
      <style:table-column-properties style:rel-column-width="7003*"/>
    </style:style>
    <style:style style:name="Таблица128.A1" style:family="table-cell">
      <style:table-cell-properties fo:padding-left="0cm" fo:padding-right="0cm" fo:padding-top="0cm" fo:padding-bottom="0.03cm" fo:border-left="none" fo:border-right="none" fo:border-top="none" fo:border-bottom="0.5pt solid #000000"/>
    </style:style>
    <style:style style:name="Таблица129" style:family="table">
      <style:table-properties style:rel-width="100%" table:align="center" style:writing-mode="page"/>
    </style:style>
    <style:style style:name="Таблица129.A" style:family="table-column">
      <style:table-column-properties style:rel-column-width="7540*"/>
    </style:style>
    <style:style style:name="Таблица129.B" style:family="table-column">
      <style:table-column-properties style:rel-column-width="397*"/>
    </style:style>
    <style:style style:name="Таблица129.A1" style:family="table-cell">
      <style:table-cell-properties fo:padding-left="0cm" fo:padding-right="0cm" fo:padding-top="0cm" fo:padding-bottom="0.03cm" fo:border-left="none" fo:border-right="none" fo:border-top="none" fo:border-bottom="0.5pt solid #000000"/>
    </style:style>
    <style:style style:name="Таблица130" style:family="table">
      <style:table-properties style:rel-width="100%" table:align="center" style:writing-mode="page"/>
    </style:style>
    <style:style style:name="Таблица130.A" style:family="table-column">
      <style:table-column-properties style:rel-column-width="368*"/>
    </style:style>
    <style:style style:name="Таблица130.B" style:family="table-column">
      <style:table-column-properties style:rel-column-width="7003*"/>
    </style:style>
    <style:style style:name="Таблица130.A1" style:family="table-cell">
      <style:table-cell-properties fo:padding-left="0cm" fo:padding-right="0cm" fo:padding-top="0cm" fo:padding-bottom="0.03cm" fo:border-left="none" fo:border-right="none" fo:border-top="none" fo:border-bottom="0.5pt solid #000000"/>
    </style:style>
    <style:style style:name="Таблица131" style:family="table">
      <style:table-properties style:rel-width="100%" table:align="center" style:writing-mode="page"/>
    </style:style>
    <style:style style:name="Таблица131.A" style:family="table-column">
      <style:table-column-properties style:rel-column-width="7540*"/>
    </style:style>
    <style:style style:name="Таблица131.B" style:family="table-column">
      <style:table-column-properties style:rel-column-width="397*"/>
    </style:style>
    <style:style style:name="Таблица131.A1" style:family="table-cell">
      <style:table-cell-properties fo:padding-left="0cm" fo:padding-right="0cm" fo:padding-top="0cm" fo:padding-bottom="0.03cm" fo:border-left="none" fo:border-right="none" fo:border-top="none" fo:border-bottom="0.5pt solid #000000"/>
    </style:style>
    <style:style style:name="Таблица132" style:family="table">
      <style:table-properties style:rel-width="100%" table:align="center" style:writing-mode="page"/>
    </style:style>
    <style:style style:name="Таблица132.A" style:family="table-column">
      <style:table-column-properties style:rel-column-width="368*"/>
    </style:style>
    <style:style style:name="Таблица132.B" style:family="table-column">
      <style:table-column-properties style:rel-column-width="7003*"/>
    </style:style>
    <style:style style:name="Таблица132.A1" style:family="table-cell">
      <style:table-cell-properties fo:padding-left="0cm" fo:padding-right="0cm" fo:padding-top="0cm" fo:padding-bottom="0.03cm" fo:border-left="none" fo:border-right="none" fo:border-top="none" fo:border-bottom="0.5pt solid #000000"/>
    </style:style>
    <style:style style:name="Таблица133" style:family="table">
      <style:table-properties style:rel-width="100%" table:align="center" style:writing-mode="page"/>
    </style:style>
    <style:style style:name="Таблица133.A" style:family="table-column">
      <style:table-column-properties style:rel-column-width="7540*"/>
    </style:style>
    <style:style style:name="Таблица133.B" style:family="table-column">
      <style:table-column-properties style:rel-column-width="397*"/>
    </style:style>
    <style:style style:name="Таблица133.A1" style:family="table-cell">
      <style:table-cell-properties fo:padding-left="0cm" fo:padding-right="0cm" fo:padding-top="0cm" fo:padding-bottom="0.03cm" fo:border-left="none" fo:border-right="none" fo:border-top="none" fo:border-bottom="0.5pt solid #000000"/>
    </style:style>
    <style:style style:name="Таблица134" style:family="table">
      <style:table-properties style:rel-width="100%" table:align="center" style:writing-mode="page"/>
    </style:style>
    <style:style style:name="Таблица134.A" style:family="table-column">
      <style:table-column-properties style:rel-column-width="368*"/>
    </style:style>
    <style:style style:name="Таблица134.B" style:family="table-column">
      <style:table-column-properties style:rel-column-width="7003*"/>
    </style:style>
    <style:style style:name="Таблица134.A1" style:family="table-cell">
      <style:table-cell-properties fo:padding-left="0cm" fo:padding-right="0cm" fo:padding-top="0cm" fo:padding-bottom="0.03cm" fo:border-left="none" fo:border-right="none" fo:border-top="none" fo:border-bottom="0.5pt solid #000000"/>
    </style:style>
    <style:style style:name="Таблица135" style:family="table">
      <style:table-properties style:rel-width="100%" table:align="center" style:writing-mode="page"/>
    </style:style>
    <style:style style:name="Таблица135.A" style:family="table-column">
      <style:table-column-properties style:rel-column-width="7540*"/>
    </style:style>
    <style:style style:name="Таблица135.B" style:family="table-column">
      <style:table-column-properties style:rel-column-width="397*"/>
    </style:style>
    <style:style style:name="Таблица135.A1" style:family="table-cell">
      <style:table-cell-properties fo:padding-left="0cm" fo:padding-right="0cm" fo:padding-top="0cm" fo:padding-bottom="0.03cm" fo:border-left="none" fo:border-right="none" fo:border-top="none" fo:border-bottom="0.5pt solid #000000"/>
    </style:style>
    <style:style style:name="Таблица136" style:family="table">
      <style:table-properties style:rel-width="100%" table:align="center" style:writing-mode="page"/>
    </style:style>
    <style:style style:name="Таблица136.A" style:family="table-column">
      <style:table-column-properties style:rel-column-width="368*"/>
    </style:style>
    <style:style style:name="Таблица136.B" style:family="table-column">
      <style:table-column-properties style:rel-column-width="7003*"/>
    </style:style>
    <style:style style:name="Таблица136.A1" style:family="table-cell">
      <style:table-cell-properties fo:padding-left="0cm" fo:padding-right="0cm" fo:padding-top="0cm" fo:padding-bottom="0.03cm" fo:border-left="none" fo:border-right="none" fo:border-top="none" fo:border-bottom="0.5pt solid #000000"/>
    </style:style>
    <style:style style:name="Таблица137" style:family="table">
      <style:table-properties style:rel-width="100%" table:align="center" style:writing-mode="page"/>
    </style:style>
    <style:style style:name="Таблица137.A" style:family="table-column">
      <style:table-column-properties style:rel-column-width="7540*"/>
    </style:style>
    <style:style style:name="Таблица137.B" style:family="table-column">
      <style:table-column-properties style:rel-column-width="397*"/>
    </style:style>
    <style:style style:name="Таблица137.A1" style:family="table-cell">
      <style:table-cell-properties fo:padding-left="0cm" fo:padding-right="0cm" fo:padding-top="0cm" fo:padding-bottom="0.03cm" fo:border-left="none" fo:border-right="none" fo:border-top="none" fo:border-bottom="0.5pt solid #000000"/>
    </style:style>
    <style:style style:name="Таблица138" style:family="table">
      <style:table-properties style:rel-width="100%" table:align="center" style:writing-mode="page"/>
    </style:style>
    <style:style style:name="Таблица138.A" style:family="table-column">
      <style:table-column-properties style:rel-column-width="368*"/>
    </style:style>
    <style:style style:name="Таблица138.B" style:family="table-column">
      <style:table-column-properties style:rel-column-width="7003*"/>
    </style:style>
    <style:style style:name="Таблица138.A1" style:family="table-cell">
      <style:table-cell-properties fo:padding-left="0cm" fo:padding-right="0cm" fo:padding-top="0cm" fo:padding-bottom="0.03cm" fo:border-left="none" fo:border-right="none" fo:border-top="none" fo:border-bottom="0.5pt solid #000000"/>
    </style:style>
    <style:style style:name="Таблица139" style:family="table">
      <style:table-properties style:rel-width="100%" table:align="center" style:writing-mode="page"/>
    </style:style>
    <style:style style:name="Таблица139.A" style:family="table-column">
      <style:table-column-properties style:rel-column-width="7540*"/>
    </style:style>
    <style:style style:name="Таблица139.B" style:family="table-column">
      <style:table-column-properties style:rel-column-width="397*"/>
    </style:style>
    <style:style style:name="Таблица139.A1" style:family="table-cell">
      <style:table-cell-properties fo:padding-left="0cm" fo:padding-right="0cm" fo:padding-top="0cm" fo:padding-bottom="0.03cm" fo:border-left="none" fo:border-right="none" fo:border-top="none" fo:border-bottom="0.5pt solid #000000"/>
    </style:style>
    <style:style style:name="Таблица140" style:family="table">
      <style:table-properties style:rel-width="100%" table:align="center" style:writing-mode="page"/>
    </style:style>
    <style:style style:name="Таблица140.A" style:family="table-column">
      <style:table-column-properties style:rel-column-width="368*"/>
    </style:style>
    <style:style style:name="Таблица140.B" style:family="table-column">
      <style:table-column-properties style:rel-column-width="7003*"/>
    </style:style>
    <style:style style:name="Таблица140.A1" style:family="table-cell">
      <style:table-cell-properties fo:padding-left="0cm" fo:padding-right="0cm" fo:padding-top="0cm" fo:padding-bottom="0.03cm" fo:border-left="none" fo:border-right="none" fo:border-top="none" fo:border-bottom="0.5pt solid #000000"/>
    </style:style>
    <style:style style:name="Таблица141" style:family="table">
      <style:table-properties style:rel-width="100%" table:align="center" style:writing-mode="page"/>
    </style:style>
    <style:style style:name="Таблица141.A" style:family="table-column">
      <style:table-column-properties style:rel-column-width="7540*"/>
    </style:style>
    <style:style style:name="Таблица141.B" style:family="table-column">
      <style:table-column-properties style:rel-column-width="397*"/>
    </style:style>
    <style:style style:name="Таблица141.A1" style:family="table-cell">
      <style:table-cell-properties fo:padding-left="0cm" fo:padding-right="0cm" fo:padding-top="0cm" fo:padding-bottom="0.03cm" fo:border-left="none" fo:border-right="none" fo:border-top="none" fo:border-bottom="0.5pt solid #000000"/>
    </style:style>
    <style:style style:name="Таблица142" style:family="table">
      <style:table-properties style:rel-width="100%" table:align="center" style:writing-mode="page"/>
    </style:style>
    <style:style style:name="Таблица142.A" style:family="table-column">
      <style:table-column-properties style:rel-column-width="368*"/>
    </style:style>
    <style:style style:name="Таблица142.B" style:family="table-column">
      <style:table-column-properties style:rel-column-width="7003*"/>
    </style:style>
    <style:style style:name="Таблица142.A1" style:family="table-cell">
      <style:table-cell-properties fo:padding-left="0cm" fo:padding-right="0cm" fo:padding-top="0cm" fo:padding-bottom="0.03cm" fo:border-left="none" fo:border-right="none" fo:border-top="none" fo:border-bottom="0.5pt solid #000000"/>
    </style:style>
    <style:style style:name="Таблица143" style:family="table">
      <style:table-properties style:rel-width="100%" table:align="center" style:writing-mode="page"/>
    </style:style>
    <style:style style:name="Таблица143.A" style:family="table-column">
      <style:table-column-properties style:rel-column-width="7540*"/>
    </style:style>
    <style:style style:name="Таблица143.B" style:family="table-column">
      <style:table-column-properties style:rel-column-width="397*"/>
    </style:style>
    <style:style style:name="Таблица143.A1" style:family="table-cell">
      <style:table-cell-properties fo:padding-left="0cm" fo:padding-right="0cm" fo:padding-top="0cm" fo:padding-bottom="0.03cm" fo:border-left="none" fo:border-right="none" fo:border-top="none" fo:border-bottom="0.5pt solid #000000"/>
    </style:style>
    <style:style style:name="Таблица144" style:family="table">
      <style:table-properties style:rel-width="100%" table:align="center" style:writing-mode="page"/>
    </style:style>
    <style:style style:name="Таблица144.A" style:family="table-column">
      <style:table-column-properties style:rel-column-width="368*"/>
    </style:style>
    <style:style style:name="Таблица144.B" style:family="table-column">
      <style:table-column-properties style:rel-column-width="7003*"/>
    </style:style>
    <style:style style:name="Таблица144.A1" style:family="table-cell">
      <style:table-cell-properties fo:padding-left="0cm" fo:padding-right="0cm" fo:padding-top="0cm" fo:padding-bottom="0.03cm" fo:border-left="none" fo:border-right="none" fo:border-top="none" fo:border-bottom="0.5pt solid #000000"/>
    </style:style>
    <style:style style:name="Таблица145" style:family="table">
      <style:table-properties style:rel-width="100%" table:align="center" style:writing-mode="page"/>
    </style:style>
    <style:style style:name="Таблица145.A" style:family="table-column">
      <style:table-column-properties style:rel-column-width="7540*"/>
    </style:style>
    <style:style style:name="Таблица145.B" style:family="table-column">
      <style:table-column-properties style:rel-column-width="397*"/>
    </style:style>
    <style:style style:name="Таблица145.A1" style:family="table-cell">
      <style:table-cell-properties fo:padding-left="0cm" fo:padding-right="0cm" fo:padding-top="0cm" fo:padding-bottom="0.03cm" fo:border-left="none" fo:border-right="none" fo:border-top="none" fo:border-bottom="0.5pt solid #000000"/>
    </style:style>
    <style:style style:name="Таблица146" style:family="table">
      <style:table-properties style:rel-width="100%" table:align="center" style:writing-mode="page"/>
    </style:style>
    <style:style style:name="Таблица146.A" style:family="table-column">
      <style:table-column-properties style:rel-column-width="368*"/>
    </style:style>
    <style:style style:name="Таблица146.B" style:family="table-column">
      <style:table-column-properties style:rel-column-width="7003*"/>
    </style:style>
    <style:style style:name="Таблица146.A1" style:family="table-cell">
      <style:table-cell-properties fo:padding-left="0cm" fo:padding-right="0cm" fo:padding-top="0cm" fo:padding-bottom="0.03cm" fo:border-left="none" fo:border-right="none" fo:border-top="none" fo:border-bottom="0.5pt solid #000000"/>
    </style:style>
    <style:style style:name="Таблица147" style:family="table">
      <style:table-properties style:rel-width="100%" table:align="center" style:writing-mode="page"/>
    </style:style>
    <style:style style:name="Таблица147.A" style:family="table-column">
      <style:table-column-properties style:rel-column-width="7540*"/>
    </style:style>
    <style:style style:name="Таблица147.B" style:family="table-column">
      <style:table-column-properties style:rel-column-width="397*"/>
    </style:style>
    <style:style style:name="Таблица147.A1" style:family="table-cell">
      <style:table-cell-properties fo:padding-left="0cm" fo:padding-right="0cm" fo:padding-top="0cm" fo:padding-bottom="0.03cm" fo:border-left="none" fo:border-right="none" fo:border-top="none" fo:border-bottom="0.5pt solid #000000"/>
    </style:style>
    <style:style style:name="Таблица148" style:family="table">
      <style:table-properties style:rel-width="100%" table:align="center" style:writing-mode="page"/>
    </style:style>
    <style:style style:name="Таблица148.A" style:family="table-column">
      <style:table-column-properties style:rel-column-width="368*"/>
    </style:style>
    <style:style style:name="Таблица148.B" style:family="table-column">
      <style:table-column-properties style:rel-column-width="7003*"/>
    </style:style>
    <style:style style:name="Таблица148.A1" style:family="table-cell">
      <style:table-cell-properties fo:padding-left="0cm" fo:padding-right="0cm" fo:padding-top="0cm" fo:padding-bottom="0.03cm" fo:border-left="none" fo:border-right="none" fo:border-top="none" fo:border-bottom="0.5pt solid #000000"/>
    </style:style>
    <style:style style:name="Таблица149" style:family="table">
      <style:table-properties style:rel-width="100%" table:align="center" style:writing-mode="page"/>
    </style:style>
    <style:style style:name="Таблица149.A" style:family="table-column">
      <style:table-column-properties style:rel-column-width="7540*"/>
    </style:style>
    <style:style style:name="Таблица149.B" style:family="table-column">
      <style:table-column-properties style:rel-column-width="397*"/>
    </style:style>
    <style:style style:name="Таблица149.A1" style:family="table-cell">
      <style:table-cell-properties fo:padding-left="0cm" fo:padding-right="0cm" fo:padding-top="0cm" fo:padding-bottom="0.03cm" fo:border-left="none" fo:border-right="none" fo:border-top="none" fo:border-bottom="0.5pt solid #000000"/>
    </style:style>
    <style:style style:name="Таблица150" style:family="table">
      <style:table-properties style:rel-width="100%" table:align="center" style:writing-mode="page"/>
    </style:style>
    <style:style style:name="Таблица150.A" style:family="table-column">
      <style:table-column-properties style:rel-column-width="368*"/>
    </style:style>
    <style:style style:name="Таблица150.B" style:family="table-column">
      <style:table-column-properties style:rel-column-width="7003*"/>
    </style:style>
    <style:style style:name="Таблица150.A1" style:family="table-cell">
      <style:table-cell-properties fo:padding-left="0cm" fo:padding-right="0cm" fo:padding-top="0cm" fo:padding-bottom="0.03cm" fo:border-left="none" fo:border-right="none" fo:border-top="none" fo:border-bottom="0.5pt solid #000000"/>
    </style:style>
    <style:style style:name="Таблица151" style:family="table">
      <style:table-properties style:rel-width="100%" table:align="center" style:writing-mode="page"/>
    </style:style>
    <style:style style:name="Таблица151.A" style:family="table-column">
      <style:table-column-properties style:rel-column-width="7540*"/>
    </style:style>
    <style:style style:name="Таблица151.B" style:family="table-column">
      <style:table-column-properties style:rel-column-width="397*"/>
    </style:style>
    <style:style style:name="Таблица151.A1" style:family="table-cell">
      <style:table-cell-properties fo:padding-left="0cm" fo:padding-right="0cm" fo:padding-top="0cm" fo:padding-bottom="0.03cm" fo:border-left="none" fo:border-right="none" fo:border-top="none" fo:border-bottom="0.5pt solid #000000"/>
    </style:style>
    <style:style style:name="Таблица152" style:family="table">
      <style:table-properties style:rel-width="100%" table:align="center" style:writing-mode="page"/>
    </style:style>
    <style:style style:name="Таблица152.A" style:family="table-column">
      <style:table-column-properties style:rel-column-width="368*"/>
    </style:style>
    <style:style style:name="Таблица152.B" style:family="table-column">
      <style:table-column-properties style:rel-column-width="7003*"/>
    </style:style>
    <style:style style:name="Таблица152.A1" style:family="table-cell">
      <style:table-cell-properties fo:padding-left="0cm" fo:padding-right="0cm" fo:padding-top="0cm" fo:padding-bottom="0.03cm" fo:border-left="none" fo:border-right="none" fo:border-top="none" fo:border-bottom="0.5pt solid #000000"/>
    </style:style>
    <style:style style:name="Таблица153" style:family="table">
      <style:table-properties style:rel-width="100%" table:align="center" style:writing-mode="page"/>
    </style:style>
    <style:style style:name="Таблица153.A" style:family="table-column">
      <style:table-column-properties style:rel-column-width="7540*"/>
    </style:style>
    <style:style style:name="Таблица153.B" style:family="table-column">
      <style:table-column-properties style:rel-column-width="397*"/>
    </style:style>
    <style:style style:name="Таблица153.A1" style:family="table-cell">
      <style:table-cell-properties fo:padding-left="0cm" fo:padding-right="0cm" fo:padding-top="0cm" fo:padding-bottom="0.03cm" fo:border-left="none" fo:border-right="none" fo:border-top="none" fo:border-bottom="0.5pt solid #000000"/>
    </style:style>
    <style:style style:name="Таблица154" style:family="table">
      <style:table-properties style:rel-width="100%" table:align="center" style:writing-mode="page"/>
    </style:style>
    <style:style style:name="Таблица154.A" style:family="table-column">
      <style:table-column-properties style:rel-column-width="368*"/>
    </style:style>
    <style:style style:name="Таблица154.B" style:family="table-column">
      <style:table-column-properties style:rel-column-width="7003*"/>
    </style:style>
    <style:style style:name="Таблица154.A1" style:family="table-cell">
      <style:table-cell-properties fo:padding-left="0cm" fo:padding-right="0cm" fo:padding-top="0cm" fo:padding-bottom="0.03cm" fo:border-left="none" fo:border-right="none" fo:border-top="none" fo:border-bottom="0.5pt solid #000000"/>
    </style:style>
    <style:style style:name="Таблица155" style:family="table">
      <style:table-properties style:rel-width="100%" table:align="center" style:writing-mode="page"/>
    </style:style>
    <style:style style:name="Таблица155.A" style:family="table-column">
      <style:table-column-properties style:rel-column-width="7540*"/>
    </style:style>
    <style:style style:name="Таблица155.B" style:family="table-column">
      <style:table-column-properties style:rel-column-width="397*"/>
    </style:style>
    <style:style style:name="Таблица155.A1" style:family="table-cell">
      <style:table-cell-properties fo:padding-left="0cm" fo:padding-right="0cm" fo:padding-top="0cm" fo:padding-bottom="0.03cm" fo:border-left="none" fo:border-right="none" fo:border-top="none" fo:border-bottom="0.5pt solid #000000"/>
    </style:style>
    <style:style style:name="Таблица156" style:family="table">
      <style:table-properties style:rel-width="100%" table:align="center" style:writing-mode="page"/>
    </style:style>
    <style:style style:name="Таблица156.A" style:family="table-column">
      <style:table-column-properties style:rel-column-width="368*"/>
    </style:style>
    <style:style style:name="Таблица156.B" style:family="table-column">
      <style:table-column-properties style:rel-column-width="7003*"/>
    </style:style>
    <style:style style:name="Таблица156.A1" style:family="table-cell">
      <style:table-cell-properties fo:padding-left="0cm" fo:padding-right="0cm" fo:padding-top="0cm" fo:padding-bottom="0.03cm" fo:border-left="none" fo:border-right="none" fo:border-top="none" fo:border-bottom="0.5pt solid #000000"/>
    </style:style>
    <style:style style:name="Таблица157" style:family="table">
      <style:table-properties style:rel-width="100%" table:align="center" style:writing-mode="page"/>
    </style:style>
    <style:style style:name="Таблица157.A" style:family="table-column">
      <style:table-column-properties style:rel-column-width="7540*"/>
    </style:style>
    <style:style style:name="Таблица157.B" style:family="table-column">
      <style:table-column-properties style:rel-column-width="397*"/>
    </style:style>
    <style:style style:name="Таблица157.A1" style:family="table-cell">
      <style:table-cell-properties fo:padding-left="0cm" fo:padding-right="0cm" fo:padding-top="0cm" fo:padding-bottom="0.03cm" fo:border-left="none" fo:border-right="none" fo:border-top="none" fo:border-bottom="0.5pt solid #000000"/>
    </style:style>
    <style:style style:name="Таблица158" style:family="table">
      <style:table-properties style:rel-width="100%" table:align="center" style:writing-mode="page"/>
    </style:style>
    <style:style style:name="Таблица158.A" style:family="table-column">
      <style:table-column-properties style:rel-column-width="368*"/>
    </style:style>
    <style:style style:name="Таблица158.B" style:family="table-column">
      <style:table-column-properties style:rel-column-width="7003*"/>
    </style:style>
    <style:style style:name="Таблица158.A1" style:family="table-cell">
      <style:table-cell-properties fo:padding-left="0cm" fo:padding-right="0cm" fo:padding-top="0cm" fo:padding-bottom="0.03cm" fo:border-left="none" fo:border-right="none" fo:border-top="none" fo:border-bottom="0.5pt solid #000000"/>
    </style:style>
    <style:style style:name="Таблица159" style:family="table">
      <style:table-properties style:rel-width="100%" table:align="center" style:writing-mode="page"/>
    </style:style>
    <style:style style:name="Таблица159.A" style:family="table-column">
      <style:table-column-properties style:rel-column-width="7540*"/>
    </style:style>
    <style:style style:name="Таблица159.B" style:family="table-column">
      <style:table-column-properties style:rel-column-width="397*"/>
    </style:style>
    <style:style style:name="Таблица159.A1" style:family="table-cell">
      <style:table-cell-properties fo:padding-left="0cm" fo:padding-right="0cm" fo:padding-top="0cm" fo:padding-bottom="0.03cm" fo:border-left="none" fo:border-right="none" fo:border-top="none" fo:border-bottom="0.5pt solid #000000"/>
    </style:style>
    <style:style style:name="Таблица160" style:family="table">
      <style:table-properties style:rel-width="100%" table:align="center" style:writing-mode="page"/>
    </style:style>
    <style:style style:name="Таблица160.A" style:family="table-column">
      <style:table-column-properties style:rel-column-width="368*"/>
    </style:style>
    <style:style style:name="Таблица160.B" style:family="table-column">
      <style:table-column-properties style:rel-column-width="7003*"/>
    </style:style>
    <style:style style:name="Таблица160.A1" style:family="table-cell">
      <style:table-cell-properties fo:padding-left="0cm" fo:padding-right="0cm" fo:padding-top="0cm" fo:padding-bottom="0.03cm" fo:border-left="none" fo:border-right="none" fo:border-top="none" fo:border-bottom="0.5pt solid #000000"/>
    </style:style>
    <style:style style:name="Таблица161" style:family="table">
      <style:table-properties style:rel-width="100%" table:align="center" style:writing-mode="page"/>
    </style:style>
    <style:style style:name="Таблица161.A" style:family="table-column">
      <style:table-column-properties style:rel-column-width="7540*"/>
    </style:style>
    <style:style style:name="Таблица161.B" style:family="table-column">
      <style:table-column-properties style:rel-column-width="397*"/>
    </style:style>
    <style:style style:name="Таблица161.A1" style:family="table-cell">
      <style:table-cell-properties fo:padding-left="0cm" fo:padding-right="0cm" fo:padding-top="0cm" fo:padding-bottom="0.03cm" fo:border-left="none" fo:border-right="none" fo:border-top="none" fo:border-bottom="0.5pt solid #000000"/>
    </style:style>
    <style:style style:name="Таблица162" style:family="table">
      <style:table-properties style:rel-width="100%" table:align="center" style:writing-mode="page"/>
    </style:style>
    <style:style style:name="Таблица162.A" style:family="table-column">
      <style:table-column-properties style:rel-column-width="368*"/>
    </style:style>
    <style:style style:name="Таблица162.B" style:family="table-column">
      <style:table-column-properties style:rel-column-width="7003*"/>
    </style:style>
    <style:style style:name="Таблица162.A1" style:family="table-cell">
      <style:table-cell-properties fo:padding-left="0cm" fo:padding-right="0cm" fo:padding-top="0cm" fo:padding-bottom="0.03cm" fo:border-left="none" fo:border-right="none" fo:border-top="none" fo:border-bottom="0.5pt solid #000000"/>
    </style:style>
    <style:style style:name="Таблица163" style:family="table">
      <style:table-properties style:rel-width="100%" table:align="center" style:writing-mode="page"/>
    </style:style>
    <style:style style:name="Таблица163.A" style:family="table-column">
      <style:table-column-properties style:rel-column-width="7540*"/>
    </style:style>
    <style:style style:name="Таблица163.B" style:family="table-column">
      <style:table-column-properties style:rel-column-width="397*"/>
    </style:style>
    <style:style style:name="Таблица163.A1" style:family="table-cell">
      <style:table-cell-properties fo:padding-left="0cm" fo:padding-right="0cm" fo:padding-top="0cm" fo:padding-bottom="0.03cm" fo:border-left="none" fo:border-right="none" fo:border-top="none" fo:border-bottom="0.5pt solid #000000"/>
    </style:style>
    <style:style style:name="Таблица164" style:family="table">
      <style:table-properties style:rel-width="100%" table:align="center" style:writing-mode="page"/>
    </style:style>
    <style:style style:name="Таблица164.A" style:family="table-column">
      <style:table-column-properties style:rel-column-width="368*"/>
    </style:style>
    <style:style style:name="Таблица164.B" style:family="table-column">
      <style:table-column-properties style:rel-column-width="7003*"/>
    </style:style>
    <style:style style:name="Таблица164.A1" style:family="table-cell">
      <style:table-cell-properties fo:padding-left="0cm" fo:padding-right="0cm" fo:padding-top="0cm" fo:padding-bottom="0.03cm" fo:border-left="none" fo:border-right="none" fo:border-top="none" fo:border-bottom="0.5pt solid #000000"/>
    </style:style>
    <style:style style:name="Таблица165" style:family="table">
      <style:table-properties style:rel-width="100%" table:align="center" style:writing-mode="page"/>
    </style:style>
    <style:style style:name="Таблица165.A" style:family="table-column">
      <style:table-column-properties style:rel-column-width="7540*"/>
    </style:style>
    <style:style style:name="Таблица165.B" style:family="table-column">
      <style:table-column-properties style:rel-column-width="397*"/>
    </style:style>
    <style:style style:name="Таблица165.A1" style:family="table-cell">
      <style:table-cell-properties fo:padding-left="0cm" fo:padding-right="0cm" fo:padding-top="0cm" fo:padding-bottom="0.03cm" fo:border-left="none" fo:border-right="none" fo:border-top="none" fo:border-bottom="0.5pt solid #000000"/>
    </style:style>
    <style:style style:name="Таблица166" style:family="table">
      <style:table-properties style:rel-width="100%" table:align="center" style:writing-mode="page"/>
    </style:style>
    <style:style style:name="Таблица166.A" style:family="table-column">
      <style:table-column-properties style:rel-column-width="368*"/>
    </style:style>
    <style:style style:name="Таблица166.B" style:family="table-column">
      <style:table-column-properties style:rel-column-width="7003*"/>
    </style:style>
    <style:style style:name="Таблица166.A1" style:family="table-cell">
      <style:table-cell-properties fo:padding-left="0cm" fo:padding-right="0cm" fo:padding-top="0cm" fo:padding-bottom="0.03cm" fo:border-left="none" fo:border-right="none" fo:border-top="none" fo:border-bottom="0.5pt solid #000000"/>
    </style:style>
    <style:style style:name="Таблица167" style:family="table">
      <style:table-properties style:rel-width="100%" table:align="center" style:writing-mode="page"/>
    </style:style>
    <style:style style:name="Таблица167.A" style:family="table-column">
      <style:table-column-properties style:rel-column-width="7540*"/>
    </style:style>
    <style:style style:name="Таблица167.B" style:family="table-column">
      <style:table-column-properties style:rel-column-width="397*"/>
    </style:style>
    <style:style style:name="Таблица167.A1" style:family="table-cell">
      <style:table-cell-properties fo:padding-left="0cm" fo:padding-right="0cm" fo:padding-top="0cm" fo:padding-bottom="0.03cm" fo:border-left="none" fo:border-right="none" fo:border-top="none" fo:border-bottom="0.5pt solid #000000"/>
    </style:style>
    <style:style style:name="Таблица168" style:family="table">
      <style:table-properties style:rel-width="100%" table:align="center" style:writing-mode="page"/>
    </style:style>
    <style:style style:name="Таблица168.A" style:family="table-column">
      <style:table-column-properties style:rel-column-width="368*"/>
    </style:style>
    <style:style style:name="Таблица168.B" style:family="table-column">
      <style:table-column-properties style:rel-column-width="7003*"/>
    </style:style>
    <style:style style:name="Таблица168.A1" style:family="table-cell">
      <style:table-cell-properties fo:padding-left="0cm" fo:padding-right="0cm" fo:padding-top="0cm" fo:padding-bottom="0.03cm" fo:border-left="none" fo:border-right="none" fo:border-top="none" fo:border-bottom="0.5pt solid #000000"/>
    </style:style>
    <style:style style:name="Таблица169" style:family="table">
      <style:table-properties style:rel-width="100%" table:align="center" style:writing-mode="page"/>
    </style:style>
    <style:style style:name="Таблица169.A" style:family="table-column">
      <style:table-column-properties style:rel-column-width="7540*"/>
    </style:style>
    <style:style style:name="Таблица169.B" style:family="table-column">
      <style:table-column-properties style:rel-column-width="397*"/>
    </style:style>
    <style:style style:name="Таблица169.A1" style:family="table-cell">
      <style:table-cell-properties fo:padding-left="0cm" fo:padding-right="0cm" fo:padding-top="0cm" fo:padding-bottom="0.03cm" fo:border-left="none" fo:border-right="none" fo:border-top="none" fo:border-bottom="0.5pt solid #000000"/>
    </style:style>
    <style:style style:name="Таблица170" style:family="table">
      <style:table-properties style:rel-width="100%" table:align="center" style:writing-mode="page"/>
    </style:style>
    <style:style style:name="Таблица170.A" style:family="table-column">
      <style:table-column-properties style:rel-column-width="368*"/>
    </style:style>
    <style:style style:name="Таблица170.B" style:family="table-column">
      <style:table-column-properties style:rel-column-width="7003*"/>
    </style:style>
    <style:style style:name="Таблица170.A1" style:family="table-cell">
      <style:table-cell-properties fo:padding-left="0cm" fo:padding-right="0cm" fo:padding-top="0cm" fo:padding-bottom="0.03cm" fo:border-left="none" fo:border-right="none" fo:border-top="none" fo:border-bottom="0.5pt solid #000000"/>
    </style:style>
    <style:style style:name="Таблица171" style:family="table">
      <style:table-properties style:rel-width="100%" table:align="center" style:writing-mode="page"/>
    </style:style>
    <style:style style:name="Таблица171.A" style:family="table-column">
      <style:table-column-properties style:rel-column-width="7540*"/>
    </style:style>
    <style:style style:name="Таблица171.B" style:family="table-column">
      <style:table-column-properties style:rel-column-width="397*"/>
    </style:style>
    <style:style style:name="Таблица171.A1" style:family="table-cell">
      <style:table-cell-properties fo:padding-left="0cm" fo:padding-right="0cm" fo:padding-top="0cm" fo:padding-bottom="0.03cm" fo:border-left="none" fo:border-right="none" fo:border-top="none" fo:border-bottom="0.5pt solid #000000"/>
    </style:style>
    <style:style style:name="Таблица172" style:family="table">
      <style:table-properties style:rel-width="100%" table:align="center" style:writing-mode="page"/>
    </style:style>
    <style:style style:name="Таблица172.A" style:family="table-column">
      <style:table-column-properties style:rel-column-width="368*"/>
    </style:style>
    <style:style style:name="Таблица172.B" style:family="table-column">
      <style:table-column-properties style:rel-column-width="7003*"/>
    </style:style>
    <style:style style:name="Таблица172.A1" style:family="table-cell">
      <style:table-cell-properties fo:padding-left="0cm" fo:padding-right="0cm" fo:padding-top="0cm" fo:padding-bottom="0.03cm" fo:border-left="none" fo:border-right="none" fo:border-top="none" fo:border-bottom="0.5pt solid #000000"/>
    </style:style>
    <style:style style:name="Таблица173" style:family="table">
      <style:table-properties style:rel-width="100%" table:align="center" style:writing-mode="page"/>
    </style:style>
    <style:style style:name="Таблица173.A" style:family="table-column">
      <style:table-column-properties style:rel-column-width="7540*"/>
    </style:style>
    <style:style style:name="Таблица173.B" style:family="table-column">
      <style:table-column-properties style:rel-column-width="397*"/>
    </style:style>
    <style:style style:name="Таблица173.A1" style:family="table-cell">
      <style:table-cell-properties fo:padding-left="0cm" fo:padding-right="0cm" fo:padding-top="0cm" fo:padding-bottom="0.03cm" fo:border-left="none" fo:border-right="none" fo:border-top="none" fo:border-bottom="0.5pt solid #000000"/>
    </style:style>
    <style:style style:name="Таблица174" style:family="table">
      <style:table-properties style:rel-width="100%" table:align="center" style:writing-mode="page"/>
    </style:style>
    <style:style style:name="Таблица174.A" style:family="table-column">
      <style:table-column-properties style:rel-column-width="368*"/>
    </style:style>
    <style:style style:name="Таблица174.B" style:family="table-column">
      <style:table-column-properties style:rel-column-width="7003*"/>
    </style:style>
    <style:style style:name="Таблица174.A1" style:family="table-cell">
      <style:table-cell-properties fo:padding-left="0cm" fo:padding-right="0cm" fo:padding-top="0cm" fo:padding-bottom="0.03cm" fo:border-left="none" fo:border-right="none" fo:border-top="none" fo:border-bottom="0.5pt solid #000000"/>
    </style:style>
    <style:style style:name="Таблица175" style:family="table">
      <style:table-properties style:rel-width="100%" table:align="center" style:writing-mode="page"/>
    </style:style>
    <style:style style:name="Таблица175.A" style:family="table-column">
      <style:table-column-properties style:rel-column-width="7540*"/>
    </style:style>
    <style:style style:name="Таблица175.B" style:family="table-column">
      <style:table-column-properties style:rel-column-width="397*"/>
    </style:style>
    <style:style style:name="Таблица175.A1" style:family="table-cell">
      <style:table-cell-properties fo:padding-left="0cm" fo:padding-right="0cm" fo:padding-top="0cm" fo:padding-bottom="0.03cm" fo:border-left="none" fo:border-right="none" fo:border-top="none" fo:border-bottom="0.5pt solid #000000"/>
    </style:style>
    <style:style style:name="Таблица176" style:family="table">
      <style:table-properties style:rel-width="100%" table:align="center" style:writing-mode="page"/>
    </style:style>
    <style:style style:name="Таблица176.A" style:family="table-column">
      <style:table-column-properties style:rel-column-width="368*"/>
    </style:style>
    <style:style style:name="Таблица176.B" style:family="table-column">
      <style:table-column-properties style:rel-column-width="7003*"/>
    </style:style>
    <style:style style:name="Таблица176.A1" style:family="table-cell">
      <style:table-cell-properties fo:padding-left="0cm" fo:padding-right="0cm" fo:padding-top="0cm" fo:padding-bottom="0.03cm" fo:border-left="none" fo:border-right="none" fo:border-top="none" fo:border-bottom="0.5pt solid #000000"/>
    </style:style>
    <style:style style:name="Таблица177" style:family="table">
      <style:table-properties style:rel-width="100%" table:align="center" style:writing-mode="page"/>
    </style:style>
    <style:style style:name="Таблица177.A" style:family="table-column">
      <style:table-column-properties style:rel-column-width="7540*"/>
    </style:style>
    <style:style style:name="Таблица177.B" style:family="table-column">
      <style:table-column-properties style:rel-column-width="397*"/>
    </style:style>
    <style:style style:name="Таблица177.A1" style:family="table-cell">
      <style:table-cell-properties fo:padding-left="0cm" fo:padding-right="0cm" fo:padding-top="0cm" fo:padding-bottom="0.03cm" fo:border-left="none" fo:border-right="none" fo:border-top="none" fo:border-bottom="0.5pt solid #000000"/>
    </style:style>
    <style:style style:name="Таблица178" style:family="table">
      <style:table-properties style:rel-width="100%" table:align="center" style:writing-mode="page"/>
    </style:style>
    <style:style style:name="Таблица178.A" style:family="table-column">
      <style:table-column-properties style:rel-column-width="368*"/>
    </style:style>
    <style:style style:name="Таблица178.B" style:family="table-column">
      <style:table-column-properties style:rel-column-width="7003*"/>
    </style:style>
    <style:style style:name="Таблица178.A1" style:family="table-cell">
      <style:table-cell-properties fo:padding-left="0cm" fo:padding-right="0cm" fo:padding-top="0cm" fo:padding-bottom="0.03cm" fo:border-left="none" fo:border-right="none" fo:border-top="none" fo:border-bottom="0.5pt solid #000000"/>
    </style:style>
    <style:style style:name="Таблица179" style:family="table">
      <style:table-properties style:rel-width="100%" table:align="center" style:writing-mode="page"/>
    </style:style>
    <style:style style:name="Таблица179.A" style:family="table-column">
      <style:table-column-properties style:rel-column-width="7540*"/>
    </style:style>
    <style:style style:name="Таблица179.B" style:family="table-column">
      <style:table-column-properties style:rel-column-width="397*"/>
    </style:style>
    <style:style style:name="Таблица179.A1" style:family="table-cell">
      <style:table-cell-properties fo:padding-left="0cm" fo:padding-right="0cm" fo:padding-top="0cm" fo:padding-bottom="0.03cm" fo:border-left="none" fo:border-right="none" fo:border-top="none" fo:border-bottom="0.5pt solid #000000"/>
    </style:style>
    <style:style style:name="Таблица182" style:family="table">
      <style:table-properties style:rel-width="100%" table:align="center" style:writing-mode="page"/>
    </style:style>
    <style:style style:name="Таблица182.A" style:family="table-column">
      <style:table-column-properties style:rel-column-width="368*"/>
    </style:style>
    <style:style style:name="Таблица182.B" style:family="table-column">
      <style:table-column-properties style:rel-column-width="7003*"/>
    </style:style>
    <style:style style:name="Таблица182.A1" style:family="table-cell">
      <style:table-cell-properties fo:padding-left="0cm" fo:padding-right="0cm" fo:padding-top="0cm" fo:padding-bottom="0.03cm" fo:border-left="none" fo:border-right="none" fo:border-top="none" fo:border-bottom="0.5pt solid #000000"/>
    </style:style>
    <style:style style:name="Таблица183" style:family="table">
      <style:table-properties style:rel-width="100%" table:align="center" style:writing-mode="page"/>
    </style:style>
    <style:style style:name="Таблица183.A" style:family="table-column">
      <style:table-column-properties style:rel-column-width="7540*"/>
    </style:style>
    <style:style style:name="Таблица183.B" style:family="table-column">
      <style:table-column-properties style:rel-column-width="397*"/>
    </style:style>
    <style:style style:name="Таблица183.A1" style:family="table-cell">
      <style:table-cell-properties fo:padding-left="0cm" fo:padding-right="0cm" fo:padding-top="0cm" fo:padding-bottom="0.03cm" fo:border-left="none" fo:border-right="none" fo:border-top="none" fo:border-bottom="0.5pt solid #000000"/>
    </style:style>
    <style:style style:name="Таблица184" style:family="table">
      <style:table-properties style:rel-width="100%" table:align="center" style:writing-mode="page"/>
    </style:style>
    <style:style style:name="Таблица184.A" style:family="table-column">
      <style:table-column-properties style:rel-column-width="368*"/>
    </style:style>
    <style:style style:name="Таблица184.B" style:family="table-column">
      <style:table-column-properties style:rel-column-width="7003*"/>
    </style:style>
    <style:style style:name="Таблица184.A1" style:family="table-cell">
      <style:table-cell-properties fo:padding-left="0cm" fo:padding-right="0cm" fo:padding-top="0cm" fo:padding-bottom="0.03cm" fo:border-left="none" fo:border-right="none" fo:border-top="none" fo:border-bottom="0.5pt solid #000000"/>
    </style:style>
    <style:style style:name="Таблица185" style:family="table">
      <style:table-properties style:rel-width="100%" table:align="center" style:writing-mode="page"/>
    </style:style>
    <style:style style:name="Таблица185.A" style:family="table-column">
      <style:table-column-properties style:rel-column-width="7540*"/>
    </style:style>
    <style:style style:name="Таблица185.B" style:family="table-column">
      <style:table-column-properties style:rel-column-width="397*"/>
    </style:style>
    <style:style style:name="Таблица185.A1" style:family="table-cell">
      <style:table-cell-properties fo:padding-left="0cm" fo:padding-right="0cm" fo:padding-top="0cm" fo:padding-bottom="0.03cm" fo:border-left="none" fo:border-right="none" fo:border-top="none" fo:border-bottom="0.5pt solid #000000"/>
    </style:style>
    <style:style style:name="Таблица186" style:family="table">
      <style:table-properties style:rel-width="100%" table:align="center" style:writing-mode="page"/>
    </style:style>
    <style:style style:name="Таблица186.A" style:family="table-column">
      <style:table-column-properties style:rel-column-width="368*"/>
    </style:style>
    <style:style style:name="Таблица186.B" style:family="table-column">
      <style:table-column-properties style:rel-column-width="7003*"/>
    </style:style>
    <style:style style:name="Таблица186.A1" style:family="table-cell">
      <style:table-cell-properties fo:padding-left="0cm" fo:padding-right="0cm" fo:padding-top="0cm" fo:padding-bottom="0.03cm" fo:border-left="none" fo:border-right="none" fo:border-top="none" fo:border-bottom="0.5pt solid #000000"/>
    </style:style>
    <style:style style:name="Таблица187" style:family="table">
      <style:table-properties style:rel-width="100%" table:align="center" style:writing-mode="page"/>
    </style:style>
    <style:style style:name="Таблица187.A" style:family="table-column">
      <style:table-column-properties style:rel-column-width="3968*"/>
    </style:style>
    <style:style style:name="Таблица187.B" style:family="table-column">
      <style:table-column-properties style:rel-column-width="3969*"/>
    </style:style>
    <style:style style:name="Таблица187.A1" style:family="table-cell">
      <style:table-cell-properties fo:padding="0cm" fo:border="none"/>
    </style:style>
    <style:style style:name="Таблица188" style:family="table">
      <style:table-properties style:rel-width="100%" table:align="center" style:writing-mode="page"/>
    </style:style>
    <style:style style:name="Таблица188.A" style:family="table-column">
      <style:table-column-properties style:rel-column-width="7540*"/>
    </style:style>
    <style:style style:name="Таблица188.B" style:family="table-column">
      <style:table-column-properties style:rel-column-width="397*"/>
    </style:style>
    <style:style style:name="Таблица188.A1" style:family="table-cell">
      <style:table-cell-properties fo:padding-left="0cm" fo:padding-right="0cm" fo:padding-top="0cm" fo:padding-bottom="0.03cm" fo:border-left="none" fo:border-right="none" fo:border-top="none" fo:border-bottom="0.5pt solid #000000"/>
    </style:style>
    <style:style style:name="Таблица189" style:family="table">
      <style:table-properties style:rel-width="100%" table:align="center" style:writing-mode="page"/>
    </style:style>
    <style:style style:name="Таблица189.A" style:family="table-column">
      <style:table-column-properties style:rel-column-width="368*"/>
    </style:style>
    <style:style style:name="Таблица189.B" style:family="table-column">
      <style:table-column-properties style:rel-column-width="7003*"/>
    </style:style>
    <style:style style:name="Таблица189.A1" style:family="table-cell">
      <style:table-cell-properties fo:padding-left="0cm" fo:padding-right="0cm" fo:padding-top="0cm" fo:padding-bottom="0.03cm" fo:border-left="none" fo:border-right="none" fo:border-top="none" fo:border-bottom="0.5pt solid #000000"/>
    </style:style>
    <style:style style:name="Таблица190" style:family="table">
      <style:table-properties style:rel-width="100%" table:align="center" style:writing-mode="page"/>
    </style:style>
    <style:style style:name="Таблица190.A" style:family="table-column">
      <style:table-column-properties style:rel-column-width="7540*"/>
    </style:style>
    <style:style style:name="Таблица190.B" style:family="table-column">
      <style:table-column-properties style:rel-column-width="397*"/>
    </style:style>
    <style:style style:name="Таблица190.A1" style:family="table-cell">
      <style:table-cell-properties fo:padding-left="0cm" fo:padding-right="0cm" fo:padding-top="0cm" fo:padding-bottom="0.03cm" fo:border-left="none" fo:border-right="none" fo:border-top="none" fo:border-bottom="0.5pt solid #000000"/>
    </style:style>
    <style:style style:name="Таблица191" style:family="table">
      <style:table-properties style:rel-width="100%" table:align="center" style:writing-mode="page"/>
    </style:style>
    <style:style style:name="Таблица191.A" style:family="table-column">
      <style:table-column-properties style:rel-column-width="368*"/>
    </style:style>
    <style:style style:name="Таблица191.B" style:family="table-column">
      <style:table-column-properties style:rel-column-width="7003*"/>
    </style:style>
    <style:style style:name="Таблица191.A1" style:family="table-cell">
      <style:table-cell-properties fo:padding-left="0cm" fo:padding-right="0cm" fo:padding-top="0cm" fo:padding-bottom="0.03cm" fo:border-left="none" fo:border-right="none" fo:border-top="none" fo:border-bottom="0.5pt solid #000000"/>
    </style:style>
    <style:style style:name="Таблица192" style:family="table">
      <style:table-properties style:rel-width="100%" table:align="center" style:writing-mode="page"/>
    </style:style>
    <style:style style:name="Таблица192.A" style:family="table-column">
      <style:table-column-properties style:rel-column-width="7540*"/>
    </style:style>
    <style:style style:name="Таблица192.B" style:family="table-column">
      <style:table-column-properties style:rel-column-width="397*"/>
    </style:style>
    <style:style style:name="Таблица192.A1" style:family="table-cell">
      <style:table-cell-properties fo:padding-left="0cm" fo:padding-right="0cm" fo:padding-top="0cm" fo:padding-bottom="0.03cm" fo:border-left="none" fo:border-right="none" fo:border-top="none" fo:border-bottom="0.5pt solid #000000"/>
    </style:style>
    <style:style style:name="Таблица193" style:family="table">
      <style:table-properties style:rel-width="100%" table:align="center" style:writing-mode="page"/>
    </style:style>
    <style:style style:name="Таблица193.A" style:family="table-column">
      <style:table-column-properties style:rel-column-width="368*"/>
    </style:style>
    <style:style style:name="Таблица193.B" style:family="table-column">
      <style:table-column-properties style:rel-column-width="7003*"/>
    </style:style>
    <style:style style:name="Таблица193.A1" style:family="table-cell">
      <style:table-cell-properties fo:padding-left="0cm" fo:padding-right="0cm" fo:padding-top="0cm" fo:padding-bottom="0.03cm" fo:border-left="none" fo:border-right="none" fo:border-top="none" fo:border-bottom="0.5pt solid #000000"/>
    </style:style>
    <style:style style:name="Таблица194" style:family="table">
      <style:table-properties style:rel-width="100%" table:align="center" style:writing-mode="page"/>
    </style:style>
    <style:style style:name="Таблица194.A" style:family="table-column">
      <style:table-column-properties style:rel-column-width="7540*"/>
    </style:style>
    <style:style style:name="Таблица194.B" style:family="table-column">
      <style:table-column-properties style:rel-column-width="397*"/>
    </style:style>
    <style:style style:name="Таблица194.A1" style:family="table-cell">
      <style:table-cell-properties fo:padding-left="0cm" fo:padding-right="0cm" fo:padding-top="0cm" fo:padding-bottom="0.03cm" fo:border-left="none" fo:border-right="none" fo:border-top="none" fo:border-bottom="0.5pt solid #000000"/>
    </style:style>
    <style:style style:name="Таблица195" style:family="table">
      <style:table-properties style:rel-width="100%" table:align="center" style:writing-mode="page"/>
    </style:style>
    <style:style style:name="Таблица195.A" style:family="table-column">
      <style:table-column-properties style:rel-column-width="368*"/>
    </style:style>
    <style:style style:name="Таблица195.B" style:family="table-column">
      <style:table-column-properties style:rel-column-width="7003*"/>
    </style:style>
    <style:style style:name="Таблица195.A1" style:family="table-cell">
      <style:table-cell-properties fo:padding-left="0cm" fo:padding-right="0cm" fo:padding-top="0cm" fo:padding-bottom="0.03cm" fo:border-left="none" fo:border-right="none" fo:border-top="none" fo:border-bottom="0.5pt solid #000000"/>
    </style:style>
    <style:style style:name="Таблица196" style:family="table">
      <style:table-properties style:rel-width="100%" table:align="center" style:writing-mode="page"/>
    </style:style>
    <style:style style:name="Таблица196.A" style:family="table-column">
      <style:table-column-properties style:rel-column-width="7540*"/>
    </style:style>
    <style:style style:name="Таблица196.B" style:family="table-column">
      <style:table-column-properties style:rel-column-width="397*"/>
    </style:style>
    <style:style style:name="Таблица196.A1" style:family="table-cell">
      <style:table-cell-properties fo:padding-left="0cm" fo:padding-right="0cm" fo:padding-top="0cm" fo:padding-bottom="0.03cm" fo:border-left="none" fo:border-right="none" fo:border-top="none" fo:border-bottom="0.5pt solid #000000"/>
    </style:style>
    <style:style style:name="Таблица197" style:family="table">
      <style:table-properties style:rel-width="100%" table:align="center" style:writing-mode="page"/>
    </style:style>
    <style:style style:name="Таблица197.A" style:family="table-column">
      <style:table-column-properties style:rel-column-width="368*"/>
    </style:style>
    <style:style style:name="Таблица197.B" style:family="table-column">
      <style:table-column-properties style:rel-column-width="7003*"/>
    </style:style>
    <style:style style:name="Таблица197.A1" style:family="table-cell">
      <style:table-cell-properties fo:padding-left="0cm" fo:padding-right="0cm" fo:padding-top="0cm" fo:padding-bottom="0.03cm" fo:border-left="none" fo:border-right="none" fo:border-top="none" fo:border-bottom="0.5pt solid #000000"/>
    </style:style>
    <style:style style:name="Таблица198" style:family="table">
      <style:table-properties style:rel-width="100%" table:align="center" style:writing-mode="page"/>
    </style:style>
    <style:style style:name="Таблица198.A" style:family="table-column">
      <style:table-column-properties style:rel-column-width="7540*"/>
    </style:style>
    <style:style style:name="Таблица198.B" style:family="table-column">
      <style:table-column-properties style:rel-column-width="397*"/>
    </style:style>
    <style:style style:name="Таблица198.A1" style:family="table-cell">
      <style:table-cell-properties fo:padding-left="0cm" fo:padding-right="0cm" fo:padding-top="0cm" fo:padding-bottom="0.03cm" fo:border-left="none" fo:border-right="none" fo:border-top="none" fo:border-bottom="0.5pt solid #000000"/>
    </style:style>
    <style:style style:name="Таблица199" style:family="table">
      <style:table-properties style:rel-width="100%" table:align="center" style:writing-mode="page"/>
    </style:style>
    <style:style style:name="Таблица199.A" style:family="table-column">
      <style:table-column-properties style:rel-column-width="368*"/>
    </style:style>
    <style:style style:name="Таблица199.B" style:family="table-column">
      <style:table-column-properties style:rel-column-width="7003*"/>
    </style:style>
    <style:style style:name="Таблица199.A1" style:family="table-cell">
      <style:table-cell-properties fo:padding-left="0cm" fo:padding-right="0cm" fo:padding-top="0cm" fo:padding-bottom="0.03cm" fo:border-left="none" fo:border-right="none" fo:border-top="none" fo:border-bottom="0.5pt solid #000000"/>
    </style:style>
    <style:style style:name="Таблица200" style:family="table">
      <style:table-properties style:rel-width="100%" table:align="center" style:writing-mode="page"/>
    </style:style>
    <style:style style:name="Таблица200.A" style:family="table-column">
      <style:table-column-properties style:rel-column-width="7540*"/>
    </style:style>
    <style:style style:name="Таблица200.B" style:family="table-column">
      <style:table-column-properties style:rel-column-width="397*"/>
    </style:style>
    <style:style style:name="Таблица200.A1" style:family="table-cell">
      <style:table-cell-properties fo:padding-left="0cm" fo:padding-right="0cm" fo:padding-top="0cm" fo:padding-bottom="0.03cm" fo:border-left="none" fo:border-right="none" fo:border-top="none" fo:border-bottom="0.5pt solid #000000"/>
    </style:style>
    <style:style style:name="Таблица201" style:family="table">
      <style:table-properties style:rel-width="100%" table:align="center" style:writing-mode="page"/>
    </style:style>
    <style:style style:name="Таблица201.A" style:family="table-column">
      <style:table-column-properties style:rel-column-width="368*"/>
    </style:style>
    <style:style style:name="Таблица201.B" style:family="table-column">
      <style:table-column-properties style:rel-column-width="7003*"/>
    </style:style>
    <style:style style:name="Таблица201.A1" style:family="table-cell">
      <style:table-cell-properties fo:padding-left="0cm" fo:padding-right="0cm" fo:padding-top="0cm" fo:padding-bottom="0.03cm" fo:border-left="none" fo:border-right="none" fo:border-top="none" fo:border-bottom="0.5pt solid #000000"/>
    </style:style>
    <style:style style:name="Таблица202" style:family="table">
      <style:table-properties style:rel-width="100%" table:align="center" style:writing-mode="page"/>
    </style:style>
    <style:style style:name="Таблица202.A" style:family="table-column">
      <style:table-column-properties style:rel-column-width="7540*"/>
    </style:style>
    <style:style style:name="Таблица202.B" style:family="table-column">
      <style:table-column-properties style:rel-column-width="397*"/>
    </style:style>
    <style:style style:name="Таблица202.A1" style:family="table-cell">
      <style:table-cell-properties fo:padding-left="0cm" fo:padding-right="0cm" fo:padding-top="0cm" fo:padding-bottom="0.03cm" fo:border-left="none" fo:border-right="none" fo:border-top="none" fo:border-bottom="0.5pt solid #000000"/>
    </style:style>
    <style:style style:name="Таблица203" style:family="table">
      <style:table-properties style:rel-width="100%" table:align="center" style:writing-mode="page"/>
    </style:style>
    <style:style style:name="Таблица203.A" style:family="table-column">
      <style:table-column-properties style:rel-column-width="368*"/>
    </style:style>
    <style:style style:name="Таблица203.B" style:family="table-column">
      <style:table-column-properties style:rel-column-width="7003*"/>
    </style:style>
    <style:style style:name="Таблица203.A1" style:family="table-cell">
      <style:table-cell-properties fo:padding-left="0cm" fo:padding-right="0cm" fo:padding-top="0cm" fo:padding-bottom="0.03cm" fo:border-left="none" fo:border-right="none" fo:border-top="none" fo:border-bottom="0.5pt solid #000000"/>
    </style:style>
    <style:style style:name="Таблица204" style:family="table">
      <style:table-properties style:rel-width="100%" table:align="center" style:writing-mode="page"/>
    </style:style>
    <style:style style:name="Таблица204.A" style:family="table-column">
      <style:table-column-properties style:rel-column-width="7540*"/>
    </style:style>
    <style:style style:name="Таблица204.B" style:family="table-column">
      <style:table-column-properties style:rel-column-width="397*"/>
    </style:style>
    <style:style style:name="Таблица204.A1" style:family="table-cell">
      <style:table-cell-properties fo:padding-left="0cm" fo:padding-right="0cm" fo:padding-top="0cm" fo:padding-bottom="0.03cm" fo:border-left="none" fo:border-right="none" fo:border-top="none" fo:border-bottom="0.5pt solid #000000"/>
    </style:style>
    <style:style style:name="Таблица205" style:family="table">
      <style:table-properties style:rel-width="100%" table:align="center" style:writing-mode="page"/>
    </style:style>
    <style:style style:name="Таблица205.A" style:family="table-column">
      <style:table-column-properties style:rel-column-width="368*"/>
    </style:style>
    <style:style style:name="Таблица205.B" style:family="table-column">
      <style:table-column-properties style:rel-column-width="7003*"/>
    </style:style>
    <style:style style:name="Таблица205.A1" style:family="table-cell">
      <style:table-cell-properties fo:padding-left="0cm" fo:padding-right="0cm" fo:padding-top="0cm" fo:padding-bottom="0.03cm" fo:border-left="none" fo:border-right="none" fo:border-top="none" fo:border-bottom="0.5pt solid #000000"/>
    </style:style>
    <style:style style:name="Таблица206" style:family="table">
      <style:table-properties style:rel-width="100%" table:align="center" style:writing-mode="page"/>
    </style:style>
    <style:style style:name="Таблица206.A" style:family="table-column">
      <style:table-column-properties style:rel-column-width="7540*"/>
    </style:style>
    <style:style style:name="Таблица206.B" style:family="table-column">
      <style:table-column-properties style:rel-column-width="397*"/>
    </style:style>
    <style:style style:name="Таблица206.A1" style:family="table-cell">
      <style:table-cell-properties fo:padding-left="0cm" fo:padding-right="0cm" fo:padding-top="0cm" fo:padding-bottom="0.03cm" fo:border-left="none" fo:border-right="none" fo:border-top="none" fo:border-bottom="0.5pt solid #000000"/>
    </style:style>
    <style:style style:name="Таблица207" style:family="table">
      <style:table-properties style:rel-width="100%" table:align="center" style:writing-mode="page"/>
    </style:style>
    <style:style style:name="Таблица207.A" style:family="table-column">
      <style:table-column-properties style:rel-column-width="368*"/>
    </style:style>
    <style:style style:name="Таблица207.B" style:family="table-column">
      <style:table-column-properties style:rel-column-width="7003*"/>
    </style:style>
    <style:style style:name="Таблица207.A1" style:family="table-cell">
      <style:table-cell-properties fo:padding-left="0cm" fo:padding-right="0cm" fo:padding-top="0cm" fo:padding-bottom="0.03cm" fo:border-left="none" fo:border-right="none" fo:border-top="none" fo:border-bottom="0.5pt solid #000000"/>
    </style:style>
    <style:style style:name="Таблица208" style:family="table">
      <style:table-properties style:rel-width="100%" table:align="center" style:writing-mode="page"/>
    </style:style>
    <style:style style:name="Таблица208.A" style:family="table-column">
      <style:table-column-properties style:rel-column-width="7540*"/>
    </style:style>
    <style:style style:name="Таблица208.B" style:family="table-column">
      <style:table-column-properties style:rel-column-width="397*"/>
    </style:style>
    <style:style style:name="Таблица208.A1" style:family="table-cell">
      <style:table-cell-properties fo:padding-left="0cm" fo:padding-right="0cm" fo:padding-top="0cm" fo:padding-bottom="0.03cm" fo:border-left="none" fo:border-right="none" fo:border-top="none" fo:border-bottom="0.5pt solid #000000"/>
    </style:style>
    <style:style style:name="Таблица209" style:family="table">
      <style:table-properties style:rel-width="100%" table:align="center" style:writing-mode="page"/>
    </style:style>
    <style:style style:name="Таблица209.A" style:family="table-column">
      <style:table-column-properties style:rel-column-width="368*"/>
    </style:style>
    <style:style style:name="Таблица209.B" style:family="table-column">
      <style:table-column-properties style:rel-column-width="7003*"/>
    </style:style>
    <style:style style:name="Таблица209.A1" style:family="table-cell">
      <style:table-cell-properties fo:padding-left="0cm" fo:padding-right="0cm" fo:padding-top="0cm" fo:padding-bottom="0.03cm" fo:border-left="none" fo:border-right="none" fo:border-top="none" fo:border-bottom="0.5pt solid #000000"/>
    </style:style>
    <style:style style:name="Таблица210" style:family="table">
      <style:table-properties style:rel-width="100%" table:align="center" style:writing-mode="page"/>
    </style:style>
    <style:style style:name="Таблица210.A" style:family="table-column">
      <style:table-column-properties style:rel-column-width="7540*"/>
    </style:style>
    <style:style style:name="Таблица210.B" style:family="table-column">
      <style:table-column-properties style:rel-column-width="397*"/>
    </style:style>
    <style:style style:name="Таблица210.A1" style:family="table-cell">
      <style:table-cell-properties fo:padding-left="0cm" fo:padding-right="0cm" fo:padding-top="0cm" fo:padding-bottom="0.03cm" fo:border-left="none" fo:border-right="none" fo:border-top="none" fo:border-bottom="0.5pt solid #000000"/>
    </style:style>
    <style:style style:name="Таблица211" style:family="table">
      <style:table-properties style:rel-width="100%" table:align="center" style:writing-mode="page"/>
    </style:style>
    <style:style style:name="Таблица211.A" style:family="table-column">
      <style:table-column-properties style:rel-column-width="368*"/>
    </style:style>
    <style:style style:name="Таблица211.B" style:family="table-column">
      <style:table-column-properties style:rel-column-width="7003*"/>
    </style:style>
    <style:style style:name="Таблица211.A1" style:family="table-cell">
      <style:table-cell-properties fo:padding-left="0cm" fo:padding-right="0cm" fo:padding-top="0cm" fo:padding-bottom="0.03cm" fo:border-left="none" fo:border-right="none" fo:border-top="none" fo:border-bottom="0.5pt solid #000000"/>
    </style:style>
    <style:style style:name="Таблица212" style:family="table">
      <style:table-properties style:rel-width="100%" table:align="center" style:writing-mode="page"/>
    </style:style>
    <style:style style:name="Таблица212.A" style:family="table-column">
      <style:table-column-properties style:rel-column-width="7540*"/>
    </style:style>
    <style:style style:name="Таблица212.B" style:family="table-column">
      <style:table-column-properties style:rel-column-width="397*"/>
    </style:style>
    <style:style style:name="Таблица212.A1" style:family="table-cell">
      <style:table-cell-properties fo:padding-left="0cm" fo:padding-right="0cm" fo:padding-top="0cm" fo:padding-bottom="0.03cm" fo:border-left="none" fo:border-right="none" fo:border-top="none" fo:border-bottom="0.5pt solid #000000"/>
    </style:style>
    <style:style style:name="Таблица213" style:family="table">
      <style:table-properties style:rel-width="100%" table:align="center" style:writing-mode="page"/>
    </style:style>
    <style:style style:name="Таблица213.A" style:family="table-column">
      <style:table-column-properties style:rel-column-width="368*"/>
    </style:style>
    <style:style style:name="Таблица213.B" style:family="table-column">
      <style:table-column-properties style:rel-column-width="7003*"/>
    </style:style>
    <style:style style:name="Таблица213.A1" style:family="table-cell">
      <style:table-cell-properties fo:padding-left="0cm" fo:padding-right="0cm" fo:padding-top="0cm" fo:padding-bottom="0.03cm" fo:border-left="none" fo:border-right="none" fo:border-top="none" fo:border-bottom="0.5pt solid #000000"/>
    </style:style>
    <style:style style:name="Таблица214" style:family="table">
      <style:table-properties style:rel-width="100%" table:align="center" style:writing-mode="page"/>
    </style:style>
    <style:style style:name="Таблица214.A" style:family="table-column">
      <style:table-column-properties style:rel-column-width="7540*"/>
    </style:style>
    <style:style style:name="Таблица214.B" style:family="table-column">
      <style:table-column-properties style:rel-column-width="397*"/>
    </style:style>
    <style:style style:name="Таблица214.A1" style:family="table-cell">
      <style:table-cell-properties fo:padding-left="0cm" fo:padding-right="0cm" fo:padding-top="0cm" fo:padding-bottom="0.03cm" fo:border-left="none" fo:border-right="none" fo:border-top="none" fo:border-bottom="0.5pt solid #000000"/>
    </style:style>
    <style:style style:name="Таблица215" style:family="table">
      <style:table-properties style:rel-width="100%" table:align="center" style:writing-mode="page"/>
    </style:style>
    <style:style style:name="Таблица215.A" style:family="table-column">
      <style:table-column-properties style:rel-column-width="368*"/>
    </style:style>
    <style:style style:name="Таблица215.B" style:family="table-column">
      <style:table-column-properties style:rel-column-width="7003*"/>
    </style:style>
    <style:style style:name="Таблица215.A1" style:family="table-cell">
      <style:table-cell-properties fo:padding-left="0cm" fo:padding-right="0cm" fo:padding-top="0cm" fo:padding-bottom="0.03cm" fo:border-left="none" fo:border-right="none" fo:border-top="none" fo:border-bottom="0.5pt solid #000000"/>
    </style:style>
    <style:style style:name="Таблица216" style:family="table">
      <style:table-properties style:rel-width="100%" table:align="center" style:writing-mode="page"/>
    </style:style>
    <style:style style:name="Таблица216.A" style:family="table-column">
      <style:table-column-properties style:rel-column-width="7540*"/>
    </style:style>
    <style:style style:name="Таблица216.B" style:family="table-column">
      <style:table-column-properties style:rel-column-width="397*"/>
    </style:style>
    <style:style style:name="Таблица216.A1" style:family="table-cell">
      <style:table-cell-properties fo:padding-left="0cm" fo:padding-right="0cm" fo:padding-top="0cm" fo:padding-bottom="0.03cm" fo:border-left="none" fo:border-right="none" fo:border-top="none" fo:border-bottom="0.5pt solid #000000"/>
    </style:style>
    <style:style style:name="Таблица217" style:family="table">
      <style:table-properties style:rel-width="100%" table:align="center" style:writing-mode="page"/>
    </style:style>
    <style:style style:name="Таблица217.A" style:family="table-column">
      <style:table-column-properties style:rel-column-width="368*"/>
    </style:style>
    <style:style style:name="Таблица217.B" style:family="table-column">
      <style:table-column-properties style:rel-column-width="7003*"/>
    </style:style>
    <style:style style:name="Таблица217.A1" style:family="table-cell">
      <style:table-cell-properties fo:padding-left="0cm" fo:padding-right="0cm" fo:padding-top="0cm" fo:padding-bottom="0.03cm" fo:border-left="none" fo:border-right="none" fo:border-top="none" fo:border-bottom="0.5pt solid #000000"/>
    </style:style>
    <style:style style:name="Таблица218" style:family="table">
      <style:table-properties style:rel-width="100%" table:align="center" style:writing-mode="page"/>
    </style:style>
    <style:style style:name="Таблица218.A" style:family="table-column">
      <style:table-column-properties style:rel-column-width="7540*"/>
    </style:style>
    <style:style style:name="Таблица218.B" style:family="table-column">
      <style:table-column-properties style:rel-column-width="397*"/>
    </style:style>
    <style:style style:name="Таблица218.A1" style:family="table-cell">
      <style:table-cell-properties fo:padding-left="0cm" fo:padding-right="0cm" fo:padding-top="0cm" fo:padding-bottom="0.03cm" fo:border-left="none" fo:border-right="none" fo:border-top="none" fo:border-bottom="0.5pt solid #000000"/>
    </style:style>
    <style:style style:name="Таблица219" style:family="table">
      <style:table-properties style:rel-width="100%" table:align="center" style:writing-mode="page"/>
    </style:style>
    <style:style style:name="Таблица219.A" style:family="table-column">
      <style:table-column-properties style:rel-column-width="368*"/>
    </style:style>
    <style:style style:name="Таблица219.B" style:family="table-column">
      <style:table-column-properties style:rel-column-width="7003*"/>
    </style:style>
    <style:style style:name="Таблица219.A1" style:family="table-cell">
      <style:table-cell-properties fo:padding-left="0cm" fo:padding-right="0cm" fo:padding-top="0cm" fo:padding-bottom="0.03cm" fo:border-left="none" fo:border-right="none" fo:border-top="none" fo:border-bottom="0.5pt solid #000000"/>
    </style:style>
    <style:style style:name="Таблица220" style:family="table">
      <style:table-properties style:rel-width="100%" table:align="center" style:writing-mode="page"/>
    </style:style>
    <style:style style:name="Таблица220.A" style:family="table-column">
      <style:table-column-properties style:rel-column-width="7540*"/>
    </style:style>
    <style:style style:name="Таблица220.B" style:family="table-column">
      <style:table-column-properties style:rel-column-width="397*"/>
    </style:style>
    <style:style style:name="Таблица220.A1" style:family="table-cell">
      <style:table-cell-properties fo:padding-left="0cm" fo:padding-right="0cm" fo:padding-top="0cm" fo:padding-bottom="0.03cm" fo:border-left="none" fo:border-right="none" fo:border-top="none" fo:border-bottom="0.5pt solid #000000"/>
    </style:style>
    <style:style style:name="Таблица221" style:family="table">
      <style:table-properties style:rel-width="100%" table:align="center" style:writing-mode="page"/>
    </style:style>
    <style:style style:name="Таблица221.A" style:family="table-column">
      <style:table-column-properties style:rel-column-width="368*"/>
    </style:style>
    <style:style style:name="Таблица221.B" style:family="table-column">
      <style:table-column-properties style:rel-column-width="7003*"/>
    </style:style>
    <style:style style:name="Таблица221.A1" style:family="table-cell">
      <style:table-cell-properties fo:padding-left="0cm" fo:padding-right="0cm" fo:padding-top="0cm" fo:padding-bottom="0.03cm" fo:border-left="none" fo:border-right="none" fo:border-top="none" fo:border-bottom="0.5pt solid #000000"/>
    </style:style>
    <style:style style:name="Таблица222" style:family="table">
      <style:table-properties style:rel-width="100%" table:align="center" style:writing-mode="page"/>
    </style:style>
    <style:style style:name="Таблица222.A" style:family="table-column">
      <style:table-column-properties style:rel-column-width="7540*"/>
    </style:style>
    <style:style style:name="Таблица222.B" style:family="table-column">
      <style:table-column-properties style:rel-column-width="397*"/>
    </style:style>
    <style:style style:name="Таблица222.A1" style:family="table-cell">
      <style:table-cell-properties fo:padding-left="0cm" fo:padding-right="0cm" fo:padding-top="0cm" fo:padding-bottom="0.03cm" fo:border-left="none" fo:border-right="none" fo:border-top="none" fo:border-bottom="0.5pt solid #000000"/>
    </style:style>
    <style:style style:name="Таблица223" style:family="table">
      <style:table-properties style:rel-width="100%" table:align="center" style:writing-mode="page"/>
    </style:style>
    <style:style style:name="Таблица223.A" style:family="table-column">
      <style:table-column-properties style:rel-column-width="368*"/>
    </style:style>
    <style:style style:name="Таблица223.B" style:family="table-column">
      <style:table-column-properties style:rel-column-width="7003*"/>
    </style:style>
    <style:style style:name="Таблица223.A1" style:family="table-cell">
      <style:table-cell-properties fo:padding-left="0cm" fo:padding-right="0cm" fo:padding-top="0cm" fo:padding-bottom="0.03cm" fo:border-left="none" fo:border-right="none" fo:border-top="none" fo:border-bottom="0.5pt solid #000000"/>
    </style:style>
    <style:style style:name="Таблица224" style:family="table">
      <style:table-properties style:rel-width="100%" table:align="center" style:writing-mode="page"/>
    </style:style>
    <style:style style:name="Таблица224.A" style:family="table-column">
      <style:table-column-properties style:rel-column-width="7540*"/>
    </style:style>
    <style:style style:name="Таблица224.B" style:family="table-column">
      <style:table-column-properties style:rel-column-width="397*"/>
    </style:style>
    <style:style style:name="Таблица224.A1" style:family="table-cell">
      <style:table-cell-properties fo:padding-left="0cm" fo:padding-right="0cm" fo:padding-top="0cm" fo:padding-bottom="0.03cm" fo:border-left="none" fo:border-right="none" fo:border-top="none" fo:border-bottom="0.5pt solid #000000"/>
    </style:style>
    <style:style style:name="Таблица225" style:family="table">
      <style:table-properties style:rel-width="100%" table:align="center" style:writing-mode="page"/>
    </style:style>
    <style:style style:name="Таблица225.A" style:family="table-column">
      <style:table-column-properties style:rel-column-width="368*"/>
    </style:style>
    <style:style style:name="Таблица225.B" style:family="table-column">
      <style:table-column-properties style:rel-column-width="7003*"/>
    </style:style>
    <style:style style:name="Таблица225.A1" style:family="table-cell">
      <style:table-cell-properties fo:padding-left="0cm" fo:padding-right="0cm" fo:padding-top="0cm" fo:padding-bottom="0.03cm" fo:border-left="none" fo:border-right="none" fo:border-top="none" fo:border-bottom="0.5pt solid #000000"/>
    </style:style>
    <style:style style:name="Таблица226" style:family="table">
      <style:table-properties style:rel-width="100%" table:align="center" style:writing-mode="page"/>
    </style:style>
    <style:style style:name="Таблица226.A" style:family="table-column">
      <style:table-column-properties style:rel-column-width="7540*"/>
    </style:style>
    <style:style style:name="Таблица226.B" style:family="table-column">
      <style:table-column-properties style:rel-column-width="397*"/>
    </style:style>
    <style:style style:name="Таблица226.A1" style:family="table-cell">
      <style:table-cell-properties fo:padding-left="0cm" fo:padding-right="0cm" fo:padding-top="0cm" fo:padding-bottom="0.03cm" fo:border-left="none" fo:border-right="none" fo:border-top="none" fo:border-bottom="0.5pt solid #000000"/>
    </style:style>
    <style:style style:name="Таблица227" style:family="table">
      <style:table-properties style:rel-width="100%" table:align="center" style:writing-mode="page"/>
    </style:style>
    <style:style style:name="Таблица227.A" style:family="table-column">
      <style:table-column-properties style:rel-column-width="368*"/>
    </style:style>
    <style:style style:name="Таблица227.B" style:family="table-column">
      <style:table-column-properties style:rel-column-width="7003*"/>
    </style:style>
    <style:style style:name="Таблица227.A1" style:family="table-cell">
      <style:table-cell-properties fo:padding-left="0cm" fo:padding-right="0cm" fo:padding-top="0cm" fo:padding-bottom="0.03cm" fo:border-left="none" fo:border-right="none" fo:border-top="none" fo:border-bottom="0.5pt solid #000000"/>
    </style:style>
    <style:style style:name="Таблица228" style:family="table">
      <style:table-properties style:rel-width="100%" table:align="center" style:writing-mode="page"/>
    </style:style>
    <style:style style:name="Таблица228.A" style:family="table-column">
      <style:table-column-properties style:rel-column-width="7540*"/>
    </style:style>
    <style:style style:name="Таблица228.B" style:family="table-column">
      <style:table-column-properties style:rel-column-width="397*"/>
    </style:style>
    <style:style style:name="Таблица228.A1" style:family="table-cell">
      <style:table-cell-properties fo:padding-left="0cm" fo:padding-right="0cm" fo:padding-top="0cm" fo:padding-bottom="0.03cm" fo:border-left="none" fo:border-right="none" fo:border-top="none" fo:border-bottom="0.5pt solid #000000"/>
    </style:style>
    <style:style style:name="Таблица229" style:family="table">
      <style:table-properties style:rel-width="100%" table:align="center" style:writing-mode="page"/>
    </style:style>
    <style:style style:name="Таблица229.A" style:family="table-column">
      <style:table-column-properties style:rel-column-width="368*"/>
    </style:style>
    <style:style style:name="Таблица229.B" style:family="table-column">
      <style:table-column-properties style:rel-column-width="7003*"/>
    </style:style>
    <style:style style:name="Таблица229.A1" style:family="table-cell">
      <style:table-cell-properties fo:padding-left="0cm" fo:padding-right="0cm" fo:padding-top="0cm" fo:padding-bottom="0.03cm" fo:border-left="none" fo:border-right="none" fo:border-top="none" fo:border-bottom="0.5pt solid #000000"/>
    </style:style>
    <style:style style:name="Таблица230" style:family="table">
      <style:table-properties style:rel-width="100%" table:align="center" style:writing-mode="page"/>
    </style:style>
    <style:style style:name="Таблица230.A" style:family="table-column">
      <style:table-column-properties style:rel-column-width="7540*"/>
    </style:style>
    <style:style style:name="Таблица230.B" style:family="table-column">
      <style:table-column-properties style:rel-column-width="397*"/>
    </style:style>
    <style:style style:name="Таблица230.A1" style:family="table-cell">
      <style:table-cell-properties fo:padding-left="0cm" fo:padding-right="0cm" fo:padding-top="0cm" fo:padding-bottom="0.03cm" fo:border-left="none" fo:border-right="none" fo:border-top="none" fo:border-bottom="0.5pt solid #000000"/>
    </style:style>
    <style:style style:name="Таблица231" style:family="table">
      <style:table-properties style:rel-width="100%" table:align="center" style:writing-mode="page"/>
    </style:style>
    <style:style style:name="Таблица231.A" style:family="table-column">
      <style:table-column-properties style:rel-column-width="368*"/>
    </style:style>
    <style:style style:name="Таблица231.B" style:family="table-column">
      <style:table-column-properties style:rel-column-width="7003*"/>
    </style:style>
    <style:style style:name="Таблица231.A1" style:family="table-cell">
      <style:table-cell-properties fo:padding-left="0cm" fo:padding-right="0cm" fo:padding-top="0cm" fo:padding-bottom="0.03cm" fo:border-left="none" fo:border-right="none" fo:border-top="none" fo:border-bottom="0.5pt solid #000000"/>
    </style:style>
    <style:style style:name="Таблица232" style:family="table">
      <style:table-properties style:rel-width="100%" table:align="center" style:writing-mode="page"/>
    </style:style>
    <style:style style:name="Таблица232.A" style:family="table-column">
      <style:table-column-properties style:rel-column-width="7540*"/>
    </style:style>
    <style:style style:name="Таблица232.B" style:family="table-column">
      <style:table-column-properties style:rel-column-width="397*"/>
    </style:style>
    <style:style style:name="Таблица232.A1" style:family="table-cell">
      <style:table-cell-properties fo:padding-left="0cm" fo:padding-right="0cm" fo:padding-top="0cm" fo:padding-bottom="0.03cm" fo:border-left="none" fo:border-right="none" fo:border-top="none" fo:border-bottom="0.5pt solid #000000"/>
    </style:style>
    <style:style style:name="Таблица233" style:family="table">
      <style:table-properties style:rel-width="100%" table:align="center" style:writing-mode="page"/>
    </style:style>
    <style:style style:name="Таблица233.A" style:family="table-column">
      <style:table-column-properties style:rel-column-width="368*"/>
    </style:style>
    <style:style style:name="Таблица233.B" style:family="table-column">
      <style:table-column-properties style:rel-column-width="7003*"/>
    </style:style>
    <style:style style:name="Таблица233.A1" style:family="table-cell">
      <style:table-cell-properties fo:padding-left="0cm" fo:padding-right="0cm" fo:padding-top="0cm" fo:padding-bottom="0.03cm" fo:border-left="none" fo:border-right="none" fo:border-top="none" fo:border-bottom="0.5pt solid #000000"/>
    </style:style>
    <style:style style:name="Таблица234" style:family="table">
      <style:table-properties style:rel-width="100%" table:align="center" style:writing-mode="page"/>
    </style:style>
    <style:style style:name="Таблица234.A" style:family="table-column">
      <style:table-column-properties style:rel-column-width="7540*"/>
    </style:style>
    <style:style style:name="Таблица234.B" style:family="table-column">
      <style:table-column-properties style:rel-column-width="397*"/>
    </style:style>
    <style:style style:name="Таблица234.A1" style:family="table-cell">
      <style:table-cell-properties fo:padding-left="0cm" fo:padding-right="0cm" fo:padding-top="0cm" fo:padding-bottom="0.03cm" fo:border-left="none" fo:border-right="none" fo:border-top="none" fo:border-bottom="0.5pt solid #000000"/>
    </style:style>
    <style:style style:name="Таблица235" style:family="table">
      <style:table-properties style:rel-width="100%" table:align="center" style:writing-mode="page"/>
    </style:style>
    <style:style style:name="Таблица235.A" style:family="table-column">
      <style:table-column-properties style:rel-column-width="368*"/>
    </style:style>
    <style:style style:name="Таблица235.B" style:family="table-column">
      <style:table-column-properties style:rel-column-width="7003*"/>
    </style:style>
    <style:style style:name="Таблица235.A1" style:family="table-cell">
      <style:table-cell-properties fo:padding-left="0cm" fo:padding-right="0cm" fo:padding-top="0cm" fo:padding-bottom="0.03cm" fo:border-left="none" fo:border-right="none" fo:border-top="none" fo:border-bottom="0.5pt solid #000000"/>
    </style:style>
    <style:style style:name="Таблица236" style:family="table">
      <style:table-properties style:rel-width="100%" table:align="center" style:writing-mode="page"/>
    </style:style>
    <style:style style:name="Таблица236.A" style:family="table-column">
      <style:table-column-properties style:rel-column-width="7540*"/>
    </style:style>
    <style:style style:name="Таблица236.B" style:family="table-column">
      <style:table-column-properties style:rel-column-width="397*"/>
    </style:style>
    <style:style style:name="Таблица236.A1" style:family="table-cell">
      <style:table-cell-properties fo:padding-left="0cm" fo:padding-right="0cm" fo:padding-top="0cm" fo:padding-bottom="0.03cm" fo:border-left="none" fo:border-right="none" fo:border-top="none" fo:border-bottom="0.5pt solid #000000"/>
    </style:style>
    <style:style style:name="Таблица237" style:family="table">
      <style:table-properties style:rel-width="100%" table:align="center" style:writing-mode="page"/>
    </style:style>
    <style:style style:name="Таблица237.A" style:family="table-column">
      <style:table-column-properties style:rel-column-width="368*"/>
    </style:style>
    <style:style style:name="Таблица237.B" style:family="table-column">
      <style:table-column-properties style:rel-column-width="7003*"/>
    </style:style>
    <style:style style:name="Таблица237.A1" style:family="table-cell">
      <style:table-cell-properties fo:padding-left="0cm" fo:padding-right="0cm" fo:padding-top="0cm" fo:padding-bottom="0.03cm" fo:border-left="none" fo:border-right="none" fo:border-top="none" fo:border-bottom="0.5pt solid #000000"/>
    </style:style>
    <style:style style:name="Таблица238" style:family="table">
      <style:table-properties style:rel-width="100%" table:align="center" style:writing-mode="page"/>
    </style:style>
    <style:style style:name="Таблица238.A" style:family="table-column">
      <style:table-column-properties style:rel-column-width="7540*"/>
    </style:style>
    <style:style style:name="Таблица238.B" style:family="table-column">
      <style:table-column-properties style:rel-column-width="397*"/>
    </style:style>
    <style:style style:name="Таблица238.A1" style:family="table-cell">
      <style:table-cell-properties fo:padding-left="0cm" fo:padding-right="0cm" fo:padding-top="0cm" fo:padding-bottom="0.03cm" fo:border-left="none" fo:border-right="none" fo:border-top="none" fo:border-bottom="0.5pt solid #000000"/>
    </style:style>
    <style:style style:name="Таблица239" style:family="table">
      <style:table-properties style:rel-width="100%" table:align="center" style:writing-mode="page"/>
    </style:style>
    <style:style style:name="Таблица239.A" style:family="table-column">
      <style:table-column-properties style:rel-column-width="368*"/>
    </style:style>
    <style:style style:name="Таблица239.B" style:family="table-column">
      <style:table-column-properties style:rel-column-width="7003*"/>
    </style:style>
    <style:style style:name="Таблица239.A1" style:family="table-cell">
      <style:table-cell-properties fo:padding-left="0cm" fo:padding-right="0cm" fo:padding-top="0cm" fo:padding-bottom="0.03cm" fo:border-left="none" fo:border-right="none" fo:border-top="none" fo:border-bottom="0.5pt solid #000000"/>
    </style:style>
    <style:style style:name="Таблица240" style:family="table">
      <style:table-properties style:rel-width="100%" table:align="center" style:writing-mode="page"/>
    </style:style>
    <style:style style:name="Таблица240.A" style:family="table-column">
      <style:table-column-properties style:rel-column-width="7540*"/>
    </style:style>
    <style:style style:name="Таблица240.B" style:family="table-column">
      <style:table-column-properties style:rel-column-width="397*"/>
    </style:style>
    <style:style style:name="Таблица240.A1" style:family="table-cell">
      <style:table-cell-properties fo:padding-left="0cm" fo:padding-right="0cm" fo:padding-top="0cm" fo:padding-bottom="0.03cm" fo:border-left="none" fo:border-right="none" fo:border-top="none" fo:border-bottom="0.5pt solid #000000"/>
    </style:style>
    <style:style style:name="Таблица241" style:family="table">
      <style:table-properties style:rel-width="100%" table:align="center" style:writing-mode="page"/>
    </style:style>
    <style:style style:name="Таблица241.A" style:family="table-column">
      <style:table-column-properties style:rel-column-width="368*"/>
    </style:style>
    <style:style style:name="Таблица241.B" style:family="table-column">
      <style:table-column-properties style:rel-column-width="7003*"/>
    </style:style>
    <style:style style:name="Таблица241.A1" style:family="table-cell">
      <style:table-cell-properties fo:padding-left="0cm" fo:padding-right="0cm" fo:padding-top="0cm" fo:padding-bottom="0.03cm" fo:border-left="none" fo:border-right="none" fo:border-top="none" fo:border-bottom="0.5pt solid #000000"/>
    </style:style>
    <style:style style:name="Таблица242" style:family="table">
      <style:table-properties style:rel-width="100%" table:align="center" style:writing-mode="page"/>
    </style:style>
    <style:style style:name="Таблица242.A" style:family="table-column">
      <style:table-column-properties style:rel-column-width="7540*"/>
    </style:style>
    <style:style style:name="Таблица242.B" style:family="table-column">
      <style:table-column-properties style:rel-column-width="397*"/>
    </style:style>
    <style:style style:name="Таблица242.A1" style:family="table-cell">
      <style:table-cell-properties fo:padding-left="0cm" fo:padding-right="0cm" fo:padding-top="0cm" fo:padding-bottom="0.03cm" fo:border-left="none" fo:border-right="none" fo:border-top="none" fo:border-bottom="0.5pt solid #000000"/>
    </style:style>
    <style:style style:name="Таблица243" style:family="table">
      <style:table-properties style:rel-width="100%" table:align="center" style:writing-mode="page"/>
    </style:style>
    <style:style style:name="Таблица243.A" style:family="table-column">
      <style:table-column-properties style:rel-column-width="368*"/>
    </style:style>
    <style:style style:name="Таблица243.B" style:family="table-column">
      <style:table-column-properties style:rel-column-width="7003*"/>
    </style:style>
    <style:style style:name="Таблица243.A1" style:family="table-cell">
      <style:table-cell-properties fo:padding-left="0cm" fo:padding-right="0cm" fo:padding-top="0cm" fo:padding-bottom="0.03cm" fo:border-left="none" fo:border-right="none" fo:border-top="none" fo:border-bottom="0.5pt solid #000000"/>
    </style:style>
    <style:style style:name="Таблица244" style:family="table">
      <style:table-properties style:rel-width="100%" table:align="center" style:writing-mode="page"/>
    </style:style>
    <style:style style:name="Таблица244.A" style:family="table-column">
      <style:table-column-properties style:rel-column-width="7540*"/>
    </style:style>
    <style:style style:name="Таблица244.B" style:family="table-column">
      <style:table-column-properties style:rel-column-width="397*"/>
    </style:style>
    <style:style style:name="Таблица244.A1" style:family="table-cell">
      <style:table-cell-properties fo:padding-left="0cm" fo:padding-right="0cm" fo:padding-top="0cm" fo:padding-bottom="0.03cm" fo:border-left="none" fo:border-right="none" fo:border-top="none" fo:border-bottom="0.5pt solid #000000"/>
    </style:style>
    <style:style style:name="Таблица245" style:family="table">
      <style:table-properties style:rel-width="100%" table:align="center" style:writing-mode="page"/>
    </style:style>
    <style:style style:name="Таблица245.A" style:family="table-column">
      <style:table-column-properties style:rel-column-width="368*"/>
    </style:style>
    <style:style style:name="Таблица245.B" style:family="table-column">
      <style:table-column-properties style:rel-column-width="7003*"/>
    </style:style>
    <style:style style:name="Таблица245.A1" style:family="table-cell">
      <style:table-cell-properties fo:padding-left="0cm" fo:padding-right="0cm" fo:padding-top="0cm" fo:padding-bottom="0.03cm" fo:border-left="none" fo:border-right="none" fo:border-top="none" fo:border-bottom="0.5pt solid #000000"/>
    </style:style>
    <style:style style:name="Таблица246" style:family="table">
      <style:table-properties style:rel-width="100%" table:align="center" style:writing-mode="page"/>
    </style:style>
    <style:style style:name="Таблица246.A" style:family="table-column">
      <style:table-column-properties style:rel-column-width="3968*"/>
    </style:style>
    <style:style style:name="Таблица246.B" style:family="table-column">
      <style:table-column-properties style:rel-column-width="3969*"/>
    </style:style>
    <style:style style:name="Таблица246.A1" style:family="table-cell">
      <style:table-cell-properties fo:padding="0cm" fo:border="none"/>
    </style:style>
    <style:style style:name="Таблица247" style:family="table">
      <style:table-properties style:rel-width="100%" table:align="center" style:writing-mode="page"/>
    </style:style>
    <style:style style:name="Таблица247.A" style:family="table-column">
      <style:table-column-properties style:rel-column-width="7540*"/>
    </style:style>
    <style:style style:name="Таблица247.B" style:family="table-column">
      <style:table-column-properties style:rel-column-width="397*"/>
    </style:style>
    <style:style style:name="Таблица247.A1" style:family="table-cell">
      <style:table-cell-properties fo:padding-left="0cm" fo:padding-right="0cm" fo:padding-top="0cm" fo:padding-bottom="0.03cm" fo:border-left="none" fo:border-right="none" fo:border-top="none" fo:border-bottom="0.5pt solid #000000"/>
    </style:style>
    <style:style style:name="Таблица248" style:family="table">
      <style:table-properties style:rel-width="100%" table:align="center" style:writing-mode="page"/>
    </style:style>
    <style:style style:name="Таблица248.A" style:family="table-column">
      <style:table-column-properties style:rel-column-width="368*"/>
    </style:style>
    <style:style style:name="Таблица248.B" style:family="table-column">
      <style:table-column-properties style:rel-column-width="7003*"/>
    </style:style>
    <style:style style:name="Таблица248.A1" style:family="table-cell">
      <style:table-cell-properties fo:padding-left="0cm" fo:padding-right="0cm" fo:padding-top="0cm" fo:padding-bottom="0.03cm" fo:border-left="none" fo:border-right="none" fo:border-top="none" fo:border-bottom="0.5pt solid #000000"/>
    </style:style>
    <style:style style:name="Таблица249" style:family="table">
      <style:table-properties style:rel-width="100%" table:align="center" style:writing-mode="page"/>
    </style:style>
    <style:style style:name="Таблица249.A" style:family="table-column">
      <style:table-column-properties style:rel-column-width="7540*"/>
    </style:style>
    <style:style style:name="Таблица249.B" style:family="table-column">
      <style:table-column-properties style:rel-column-width="397*"/>
    </style:style>
    <style:style style:name="Таблица249.A1" style:family="table-cell">
      <style:table-cell-properties fo:padding-left="0cm" fo:padding-right="0cm" fo:padding-top="0cm" fo:padding-bottom="0.03cm" fo:border-left="none" fo:border-right="none" fo:border-top="none" fo:border-bottom="0.5pt solid #000000"/>
    </style:style>
    <style:style style:name="Таблица250" style:family="table">
      <style:table-properties style:rel-width="100%" table:align="center" style:writing-mode="page"/>
    </style:style>
    <style:style style:name="Таблица250.A" style:family="table-column">
      <style:table-column-properties style:rel-column-width="368*"/>
    </style:style>
    <style:style style:name="Таблица250.B" style:family="table-column">
      <style:table-column-properties style:rel-column-width="7003*"/>
    </style:style>
    <style:style style:name="Таблица250.A1" style:family="table-cell">
      <style:table-cell-properties fo:padding-left="0cm" fo:padding-right="0cm" fo:padding-top="0cm" fo:padding-bottom="0.03cm" fo:border-left="none" fo:border-right="none" fo:border-top="none" fo:border-bottom="0.5pt solid #000000"/>
    </style:style>
    <style:style style:name="Таблица251" style:family="table">
      <style:table-properties style:rel-width="100%" table:align="center" style:writing-mode="page"/>
    </style:style>
    <style:style style:name="Таблица251.A" style:family="table-column">
      <style:table-column-properties style:rel-column-width="7540*"/>
    </style:style>
    <style:style style:name="Таблица251.B" style:family="table-column">
      <style:table-column-properties style:rel-column-width="397*"/>
    </style:style>
    <style:style style:name="Таблица251.A1" style:family="table-cell">
      <style:table-cell-properties fo:padding-left="0cm" fo:padding-right="0cm" fo:padding-top="0cm" fo:padding-bottom="0.03cm" fo:border-left="none" fo:border-right="none" fo:border-top="none" fo:border-bottom="0.5pt solid #000000"/>
    </style:style>
    <style:style style:name="Таблица252" style:family="table">
      <style:table-properties style:rel-width="100%" table:align="center" style:writing-mode="page"/>
    </style:style>
    <style:style style:name="Таблица252.A" style:family="table-column">
      <style:table-column-properties style:rel-column-width="368*"/>
    </style:style>
    <style:style style:name="Таблица252.B" style:family="table-column">
      <style:table-column-properties style:rel-column-width="7003*"/>
    </style:style>
    <style:style style:name="Таблица252.A1" style:family="table-cell">
      <style:table-cell-properties fo:padding-left="0cm" fo:padding-right="0cm" fo:padding-top="0cm" fo:padding-bottom="0.03cm" fo:border-left="none" fo:border-right="none" fo:border-top="none" fo:border-bottom="0.5pt solid #000000"/>
    </style:style>
    <style:style style:name="Таблица253" style:family="table">
      <style:table-properties style:rel-width="100%" table:align="center" style:writing-mode="page"/>
    </style:style>
    <style:style style:name="Таблица253.A" style:family="table-column">
      <style:table-column-properties style:rel-column-width="7540*"/>
    </style:style>
    <style:style style:name="Таблица253.B" style:family="table-column">
      <style:table-column-properties style:rel-column-width="397*"/>
    </style:style>
    <style:style style:name="Таблица253.A1" style:family="table-cell">
      <style:table-cell-properties fo:padding-left="0cm" fo:padding-right="0cm" fo:padding-top="0cm" fo:padding-bottom="0.03cm" fo:border-left="none" fo:border-right="none" fo:border-top="none" fo:border-bottom="0.5pt solid #000000"/>
    </style:style>
    <style:style style:name="Таблица254" style:family="table">
      <style:table-properties style:rel-width="100%" table:align="center" style:writing-mode="page"/>
    </style:style>
    <style:style style:name="Таблица254.A" style:family="table-column">
      <style:table-column-properties style:rel-column-width="368*"/>
    </style:style>
    <style:style style:name="Таблица254.B" style:family="table-column">
      <style:table-column-properties style:rel-column-width="7003*"/>
    </style:style>
    <style:style style:name="Таблица254.A1" style:family="table-cell">
      <style:table-cell-properties fo:padding-left="0cm" fo:padding-right="0cm" fo:padding-top="0cm" fo:padding-bottom="0.03cm" fo:border-left="none" fo:border-right="none" fo:border-top="none" fo:border-bottom="0.5pt solid #000000"/>
    </style:style>
    <style:style style:name="Таблица255" style:family="table">
      <style:table-properties style:rel-width="100%" table:align="center" style:writing-mode="page"/>
    </style:style>
    <style:style style:name="Таблица255.A" style:family="table-column">
      <style:table-column-properties style:rel-column-width="7540*"/>
    </style:style>
    <style:style style:name="Таблица255.B" style:family="table-column">
      <style:table-column-properties style:rel-column-width="397*"/>
    </style:style>
    <style:style style:name="Таблица255.A1" style:family="table-cell">
      <style:table-cell-properties fo:padding-left="0cm" fo:padding-right="0cm" fo:padding-top="0cm" fo:padding-bottom="0.03cm" fo:border-left="none" fo:border-right="none" fo:border-top="none" fo:border-bottom="0.5pt solid #000000"/>
    </style:style>
    <style:style style:name="Таблица256" style:family="table">
      <style:table-properties style:rel-width="100%" table:align="center" style:writing-mode="page"/>
    </style:style>
    <style:style style:name="Таблица256.A" style:family="table-column">
      <style:table-column-properties style:rel-column-width="368*"/>
    </style:style>
    <style:style style:name="Таблица256.B" style:family="table-column">
      <style:table-column-properties style:rel-column-width="7003*"/>
    </style:style>
    <style:style style:name="Таблица256.A1" style:family="table-cell">
      <style:table-cell-properties fo:padding-left="0cm" fo:padding-right="0cm" fo:padding-top="0cm" fo:padding-bottom="0.03cm" fo:border-left="none" fo:border-right="none" fo:border-top="none" fo:border-bottom="0.5pt solid #000000"/>
    </style:style>
    <style:style style:name="Таблица257" style:family="table">
      <style:table-properties style:rel-width="100%" table:align="center" style:writing-mode="page"/>
    </style:style>
    <style:style style:name="Таблица257.A" style:family="table-column">
      <style:table-column-properties style:rel-column-width="7540*"/>
    </style:style>
    <style:style style:name="Таблица257.B" style:family="table-column">
      <style:table-column-properties style:rel-column-width="397*"/>
    </style:style>
    <style:style style:name="Таблица257.A1" style:family="table-cell">
      <style:table-cell-properties fo:padding-left="0cm" fo:padding-right="0cm" fo:padding-top="0cm" fo:padding-bottom="0.03cm" fo:border-left="none" fo:border-right="none" fo:border-top="none" fo:border-bottom="0.5pt solid #000000"/>
    </style:style>
    <style:style style:name="Таблица258" style:family="table">
      <style:table-properties style:rel-width="100%" table:align="center" style:writing-mode="page"/>
    </style:style>
    <style:style style:name="Таблица258.A" style:family="table-column">
      <style:table-column-properties style:rel-column-width="368*"/>
    </style:style>
    <style:style style:name="Таблица258.B" style:family="table-column">
      <style:table-column-properties style:rel-column-width="7003*"/>
    </style:style>
    <style:style style:name="Таблица258.A1" style:family="table-cell">
      <style:table-cell-properties fo:padding-left="0cm" fo:padding-right="0cm" fo:padding-top="0cm" fo:padding-bottom="0.03cm" fo:border-left="none" fo:border-right="none" fo:border-top="none" fo:border-bottom="0.5pt solid #000000"/>
    </style:style>
    <style:style style:name="Таблица259" style:family="table">
      <style:table-properties style:rel-width="100%" table:align="center" style:writing-mode="page"/>
    </style:style>
    <style:style style:name="Таблица259.A" style:family="table-column">
      <style:table-column-properties style:rel-column-width="7540*"/>
    </style:style>
    <style:style style:name="Таблица259.B" style:family="table-column">
      <style:table-column-properties style:rel-column-width="397*"/>
    </style:style>
    <style:style style:name="Таблица259.A1" style:family="table-cell">
      <style:table-cell-properties fo:padding-left="0cm" fo:padding-right="0cm" fo:padding-top="0cm" fo:padding-bottom="0.03cm" fo:border-left="none" fo:border-right="none" fo:border-top="none" fo:border-bottom="0.5pt solid #000000"/>
    </style:style>
    <style:style style:name="Таблица260" style:family="table">
      <style:table-properties style:rel-width="100%" table:align="center" style:writing-mode="page"/>
    </style:style>
    <style:style style:name="Таблица260.A" style:family="table-column">
      <style:table-column-properties style:rel-column-width="368*"/>
    </style:style>
    <style:style style:name="Таблица260.B" style:family="table-column">
      <style:table-column-properties style:rel-column-width="7003*"/>
    </style:style>
    <style:style style:name="Таблица260.A1" style:family="table-cell">
      <style:table-cell-properties fo:padding-left="0cm" fo:padding-right="0cm" fo:padding-top="0cm" fo:padding-bottom="0.03cm" fo:border-left="none" fo:border-right="none" fo:border-top="none" fo:border-bottom="0.5pt solid #000000"/>
    </style:style>
    <style:style style:name="Таблица261" style:family="table">
      <style:table-properties style:rel-width="100%" table:align="center" style:writing-mode="page"/>
    </style:style>
    <style:style style:name="Таблица261.A" style:family="table-column">
      <style:table-column-properties style:rel-column-width="7540*"/>
    </style:style>
    <style:style style:name="Таблица261.B" style:family="table-column">
      <style:table-column-properties style:rel-column-width="397*"/>
    </style:style>
    <style:style style:name="Таблица261.A1" style:family="table-cell">
      <style:table-cell-properties fo:padding-left="0cm" fo:padding-right="0cm" fo:padding-top="0cm" fo:padding-bottom="0.03cm" fo:border-left="none" fo:border-right="none" fo:border-top="none" fo:border-bottom="0.5pt solid #000000"/>
    </style:style>
    <style:style style:name="Таблица262" style:family="table">
      <style:table-properties style:rel-width="100%" table:align="center" style:writing-mode="page"/>
    </style:style>
    <style:style style:name="Таблица262.A" style:family="table-column">
      <style:table-column-properties style:rel-column-width="368*"/>
    </style:style>
    <style:style style:name="Таблица262.B" style:family="table-column">
      <style:table-column-properties style:rel-column-width="7003*"/>
    </style:style>
    <style:style style:name="Таблица262.A1" style:family="table-cell">
      <style:table-cell-properties fo:padding-left="0cm" fo:padding-right="0cm" fo:padding-top="0cm" fo:padding-bottom="0.03cm" fo:border-left="none" fo:border-right="none" fo:border-top="none" fo:border-bottom="0.5pt solid #000000"/>
    </style:style>
    <style:style style:name="Таблица263" style:family="table">
      <style:table-properties style:rel-width="100%" table:align="center" style:writing-mode="page"/>
    </style:style>
    <style:style style:name="Таблица263.A" style:family="table-column">
      <style:table-column-properties style:rel-column-width="7540*"/>
    </style:style>
    <style:style style:name="Таблица263.B" style:family="table-column">
      <style:table-column-properties style:rel-column-width="397*"/>
    </style:style>
    <style:style style:name="Таблица263.A1" style:family="table-cell">
      <style:table-cell-properties fo:padding-left="0cm" fo:padding-right="0cm" fo:padding-top="0cm" fo:padding-bottom="0.03cm" fo:border-left="none" fo:border-right="none" fo:border-top="none" fo:border-bottom="0.5pt solid #000000"/>
    </style:style>
    <style:style style:name="Таблица264" style:family="table">
      <style:table-properties style:rel-width="100%" table:align="center" style:writing-mode="page"/>
    </style:style>
    <style:style style:name="Таблица264.A" style:family="table-column">
      <style:table-column-properties style:rel-column-width="368*"/>
    </style:style>
    <style:style style:name="Таблица264.B" style:family="table-column">
      <style:table-column-properties style:rel-column-width="7003*"/>
    </style:style>
    <style:style style:name="Таблица264.A1" style:family="table-cell">
      <style:table-cell-properties fo:padding-left="0cm" fo:padding-right="0cm" fo:padding-top="0cm" fo:padding-bottom="0.03cm" fo:border-left="none" fo:border-right="none" fo:border-top="none" fo:border-bottom="0.5pt solid #000000"/>
    </style:style>
    <style:style style:name="Таблица265" style:family="table">
      <style:table-properties style:rel-width="100%" table:align="center" style:writing-mode="page"/>
    </style:style>
    <style:style style:name="Таблица265.A" style:family="table-column">
      <style:table-column-properties style:rel-column-width="7540*"/>
    </style:style>
    <style:style style:name="Таблица265.B" style:family="table-column">
      <style:table-column-properties style:rel-column-width="397*"/>
    </style:style>
    <style:style style:name="Таблица265.A1" style:family="table-cell">
      <style:table-cell-properties fo:padding-left="0cm" fo:padding-right="0cm" fo:padding-top="0cm" fo:padding-bottom="0.03cm" fo:border-left="none" fo:border-right="none" fo:border-top="none" fo:border-bottom="0.5pt solid #000000"/>
    </style:style>
    <style:style style:name="Таблица266" style:family="table">
      <style:table-properties style:rel-width="100%" table:align="center" style:writing-mode="page"/>
    </style:style>
    <style:style style:name="Таблица266.A" style:family="table-column">
      <style:table-column-properties style:rel-column-width="368*"/>
    </style:style>
    <style:style style:name="Таблица266.B" style:family="table-column">
      <style:table-column-properties style:rel-column-width="7003*"/>
    </style:style>
    <style:style style:name="Таблица266.A1" style:family="table-cell">
      <style:table-cell-properties fo:padding-left="0cm" fo:padding-right="0cm" fo:padding-top="0cm" fo:padding-bottom="0.03cm" fo:border-left="none" fo:border-right="none" fo:border-top="none" fo:border-bottom="0.5pt solid #000000"/>
    </style:style>
    <style:style style:name="Таблица267" style:family="table">
      <style:table-properties style:rel-width="100%" table:align="center" style:writing-mode="page"/>
    </style:style>
    <style:style style:name="Таблица267.A" style:family="table-column">
      <style:table-column-properties style:rel-column-width="7540*"/>
    </style:style>
    <style:style style:name="Таблица267.B" style:family="table-column">
      <style:table-column-properties style:rel-column-width="397*"/>
    </style:style>
    <style:style style:name="Таблица267.A1" style:family="table-cell">
      <style:table-cell-properties fo:padding-left="0cm" fo:padding-right="0cm" fo:padding-top="0cm" fo:padding-bottom="0.03cm" fo:border-left="none" fo:border-right="none" fo:border-top="none" fo:border-bottom="0.5pt solid #000000"/>
    </style:style>
    <style:style style:name="Таблица268" style:family="table">
      <style:table-properties style:rel-width="100%" table:align="center" style:writing-mode="page"/>
    </style:style>
    <style:style style:name="Таблица268.A" style:family="table-column">
      <style:table-column-properties style:rel-column-width="368*"/>
    </style:style>
    <style:style style:name="Таблица268.B" style:family="table-column">
      <style:table-column-properties style:rel-column-width="7003*"/>
    </style:style>
    <style:style style:name="Таблица268.A1" style:family="table-cell">
      <style:table-cell-properties fo:padding-left="0cm" fo:padding-right="0cm" fo:padding-top="0cm" fo:padding-bottom="0.03cm" fo:border-left="none" fo:border-right="none" fo:border-top="none" fo:border-bottom="0.5pt solid #000000"/>
    </style:style>
    <style:style style:name="Таблица269" style:family="table">
      <style:table-properties style:rel-width="100%" table:align="center" style:writing-mode="page"/>
    </style:style>
    <style:style style:name="Таблица269.A" style:family="table-column">
      <style:table-column-properties style:rel-column-width="7540*"/>
    </style:style>
    <style:style style:name="Таблица269.B" style:family="table-column">
      <style:table-column-properties style:rel-column-width="397*"/>
    </style:style>
    <style:style style:name="Таблица269.A1" style:family="table-cell">
      <style:table-cell-properties fo:padding-left="0cm" fo:padding-right="0cm" fo:padding-top="0cm" fo:padding-bottom="0.03cm" fo:border-left="none" fo:border-right="none" fo:border-top="none" fo:border-bottom="0.5pt solid #000000"/>
    </style:style>
    <style:style style:name="Таблица270" style:family="table">
      <style:table-properties style:rel-width="100%" table:align="center" style:writing-mode="page"/>
    </style:style>
    <style:style style:name="Таблица270.A" style:family="table-column">
      <style:table-column-properties style:rel-column-width="368*"/>
    </style:style>
    <style:style style:name="Таблица270.B" style:family="table-column">
      <style:table-column-properties style:rel-column-width="7003*"/>
    </style:style>
    <style:style style:name="Таблица270.A1" style:family="table-cell">
      <style:table-cell-properties fo:padding-left="0cm" fo:padding-right="0cm" fo:padding-top="0cm" fo:padding-bottom="0.03cm" fo:border-left="none" fo:border-right="none" fo:border-top="none" fo:border-bottom="0.5pt solid #000000"/>
    </style:style>
    <style:style style:name="Таблица271" style:family="table">
      <style:table-properties style:rel-width="100%" table:align="center" style:writing-mode="page"/>
    </style:style>
    <style:style style:name="Таблица271.A" style:family="table-column">
      <style:table-column-properties style:rel-column-width="7540*"/>
    </style:style>
    <style:style style:name="Таблица271.B" style:family="table-column">
      <style:table-column-properties style:rel-column-width="397*"/>
    </style:style>
    <style:style style:name="Таблица271.A1" style:family="table-cell">
      <style:table-cell-properties fo:padding-left="0cm" fo:padding-right="0cm" fo:padding-top="0cm" fo:padding-bottom="0.03cm" fo:border-left="none" fo:border-right="none" fo:border-top="none" fo:border-bottom="0.5pt solid #000000"/>
    </style:style>
    <style:style style:name="Таблица272" style:family="table">
      <style:table-properties style:rel-width="100%" table:align="center" style:writing-mode="page"/>
    </style:style>
    <style:style style:name="Таблица272.A" style:family="table-column">
      <style:table-column-properties style:rel-column-width="368*"/>
    </style:style>
    <style:style style:name="Таблица272.B" style:family="table-column">
      <style:table-column-properties style:rel-column-width="7003*"/>
    </style:style>
    <style:style style:name="Таблица272.A1" style:family="table-cell">
      <style:table-cell-properties fo:padding-left="0cm" fo:padding-right="0cm" fo:padding-top="0cm" fo:padding-bottom="0.03cm" fo:border-left="none" fo:border-right="none" fo:border-top="none" fo:border-bottom="0.5pt solid #000000"/>
    </style:style>
    <style:style style:name="Таблица273" style:family="table">
      <style:table-properties style:rel-width="100%" table:align="center" style:writing-mode="page"/>
    </style:style>
    <style:style style:name="Таблица273.A" style:family="table-column">
      <style:table-column-properties style:rel-column-width="7540*"/>
    </style:style>
    <style:style style:name="Таблица273.B" style:family="table-column">
      <style:table-column-properties style:rel-column-width="397*"/>
    </style:style>
    <style:style style:name="Таблица273.A1" style:family="table-cell">
      <style:table-cell-properties fo:padding-left="0cm" fo:padding-right="0cm" fo:padding-top="0cm" fo:padding-bottom="0.03cm" fo:border-left="none" fo:border-right="none" fo:border-top="none" fo:border-bottom="0.5pt solid #000000"/>
    </style:style>
    <style:style style:name="Таблица274" style:family="table">
      <style:table-properties style:rel-width="100%" table:align="center" style:writing-mode="page"/>
    </style:style>
    <style:style style:name="Таблица274.A" style:family="table-column">
      <style:table-column-properties style:rel-column-width="368*"/>
    </style:style>
    <style:style style:name="Таблица274.B" style:family="table-column">
      <style:table-column-properties style:rel-column-width="7003*"/>
    </style:style>
    <style:style style:name="Таблица274.A1" style:family="table-cell">
      <style:table-cell-properties fo:padding-left="0cm" fo:padding-right="0cm" fo:padding-top="0cm" fo:padding-bottom="0.03cm" fo:border-left="none" fo:border-right="none" fo:border-top="none" fo:border-bottom="0.5pt solid #000000"/>
    </style:style>
    <style:style style:name="Таблица275" style:family="table">
      <style:table-properties style:rel-width="100%" table:align="center" style:writing-mode="page"/>
    </style:style>
    <style:style style:name="Таблица275.A" style:family="table-column">
      <style:table-column-properties style:rel-column-width="7540*"/>
    </style:style>
    <style:style style:name="Таблица275.B" style:family="table-column">
      <style:table-column-properties style:rel-column-width="397*"/>
    </style:style>
    <style:style style:name="Таблица275.A1" style:family="table-cell">
      <style:table-cell-properties fo:padding-left="0cm" fo:padding-right="0cm" fo:padding-top="0cm" fo:padding-bottom="0.03cm" fo:border-left="none" fo:border-right="none" fo:border-top="none" fo:border-bottom="0.5pt solid #000000"/>
    </style:style>
    <style:style style:name="Таблица276" style:family="table">
      <style:table-properties style:rel-width="100%" table:align="center" style:writing-mode="page"/>
    </style:style>
    <style:style style:name="Таблица276.A" style:family="table-column">
      <style:table-column-properties style:rel-column-width="368*"/>
    </style:style>
    <style:style style:name="Таблица276.B" style:family="table-column">
      <style:table-column-properties style:rel-column-width="7003*"/>
    </style:style>
    <style:style style:name="Таблица276.A1" style:family="table-cell">
      <style:table-cell-properties fo:padding-left="0cm" fo:padding-right="0cm" fo:padding-top="0cm" fo:padding-bottom="0.03cm" fo:border-left="none" fo:border-right="none" fo:border-top="none" fo:border-bottom="0.5pt solid #000000"/>
    </style:style>
    <style:style style:name="Таблица277" style:family="table">
      <style:table-properties style:rel-width="100%" table:align="center" style:writing-mode="page"/>
    </style:style>
    <style:style style:name="Таблица277.A" style:family="table-column">
      <style:table-column-properties style:rel-column-width="7540*"/>
    </style:style>
    <style:style style:name="Таблица277.B" style:family="table-column">
      <style:table-column-properties style:rel-column-width="397*"/>
    </style:style>
    <style:style style:name="Таблица277.A1" style:family="table-cell">
      <style:table-cell-properties fo:padding-left="0cm" fo:padding-right="0cm" fo:padding-top="0cm" fo:padding-bottom="0.03cm" fo:border-left="none" fo:border-right="none" fo:border-top="none" fo:border-bottom="0.5pt solid #000000"/>
    </style:style>
    <style:style style:name="Таблица278" style:family="table">
      <style:table-properties style:rel-width="100%" table:align="center" style:writing-mode="page"/>
    </style:style>
    <style:style style:name="Таблица278.A" style:family="table-column">
      <style:table-column-properties style:rel-column-width="368*"/>
    </style:style>
    <style:style style:name="Таблица278.B" style:family="table-column">
      <style:table-column-properties style:rel-column-width="7003*"/>
    </style:style>
    <style:style style:name="Таблица278.A1" style:family="table-cell">
      <style:table-cell-properties fo:padding-left="0cm" fo:padding-right="0cm" fo:padding-top="0cm" fo:padding-bottom="0.03cm" fo:border-left="none" fo:border-right="none" fo:border-top="none" fo:border-bottom="0.5pt solid #000000"/>
    </style:style>
    <style:style style:name="Таблица279" style:family="table">
      <style:table-properties style:rel-width="100%" table:align="center" style:writing-mode="page"/>
    </style:style>
    <style:style style:name="Таблица279.A" style:family="table-column">
      <style:table-column-properties style:rel-column-width="7540*"/>
    </style:style>
    <style:style style:name="Таблица279.B" style:family="table-column">
      <style:table-column-properties style:rel-column-width="397*"/>
    </style:style>
    <style:style style:name="Таблица279.A1" style:family="table-cell">
      <style:table-cell-properties fo:padding-left="0cm" fo:padding-right="0cm" fo:padding-top="0cm" fo:padding-bottom="0.03cm" fo:border-left="none" fo:border-right="none" fo:border-top="none" fo:border-bottom="0.5pt solid #000000"/>
    </style:style>
    <style:style style:name="Таблица280" style:family="table">
      <style:table-properties style:rel-width="100%" table:align="center" style:writing-mode="page"/>
    </style:style>
    <style:style style:name="Таблица280.A" style:family="table-column">
      <style:table-column-properties style:rel-column-width="368*"/>
    </style:style>
    <style:style style:name="Таблица280.B" style:family="table-column">
      <style:table-column-properties style:rel-column-width="7003*"/>
    </style:style>
    <style:style style:name="Таблица280.A1" style:family="table-cell">
      <style:table-cell-properties fo:padding-left="0cm" fo:padding-right="0cm" fo:padding-top="0cm" fo:padding-bottom="0.03cm" fo:border-left="none" fo:border-right="none" fo:border-top="none" fo:border-bottom="0.5pt solid #000000"/>
    </style:style>
    <style:style style:name="Таблица281" style:family="table">
      <style:table-properties style:rel-width="100%" table:align="center" style:writing-mode="page"/>
    </style:style>
    <style:style style:name="Таблица281.A" style:family="table-column">
      <style:table-column-properties style:rel-column-width="7540*"/>
    </style:style>
    <style:style style:name="Таблица281.B" style:family="table-column">
      <style:table-column-properties style:rel-column-width="397*"/>
    </style:style>
    <style:style style:name="Таблица281.A1" style:family="table-cell">
      <style:table-cell-properties fo:padding-left="0cm" fo:padding-right="0cm" fo:padding-top="0cm" fo:padding-bottom="0.03cm" fo:border-left="none" fo:border-right="none" fo:border-top="none" fo:border-bottom="0.5pt solid #000000"/>
    </style:style>
    <style:style style:name="Таблица282" style:family="table">
      <style:table-properties style:rel-width="100%" table:align="center" style:writing-mode="page"/>
    </style:style>
    <style:style style:name="Таблица282.A" style:family="table-column">
      <style:table-column-properties style:rel-column-width="368*"/>
    </style:style>
    <style:style style:name="Таблица282.B" style:family="table-column">
      <style:table-column-properties style:rel-column-width="7003*"/>
    </style:style>
    <style:style style:name="Таблица282.A1" style:family="table-cell">
      <style:table-cell-properties fo:padding-left="0cm" fo:padding-right="0cm" fo:padding-top="0cm" fo:padding-bottom="0.03cm" fo:border-left="none" fo:border-right="none" fo:border-top="none" fo:border-bottom="0.5pt solid #000000"/>
    </style:style>
    <style:style style:name="Таблица283" style:family="table">
      <style:table-properties style:rel-width="100%" table:align="center" style:writing-mode="page"/>
    </style:style>
    <style:style style:name="Таблица283.A" style:family="table-column">
      <style:table-column-properties style:rel-column-width="7540*"/>
    </style:style>
    <style:style style:name="Таблица283.B" style:family="table-column">
      <style:table-column-properties style:rel-column-width="397*"/>
    </style:style>
    <style:style style:name="Таблица283.A1" style:family="table-cell">
      <style:table-cell-properties fo:padding-left="0cm" fo:padding-right="0cm" fo:padding-top="0cm" fo:padding-bottom="0.03cm" fo:border-left="none" fo:border-right="none" fo:border-top="none" fo:border-bottom="0.5pt solid #000000"/>
    </style:style>
    <style:style style:name="Таблица284" style:family="table">
      <style:table-properties style:rel-width="100%" table:align="center" style:writing-mode="page"/>
    </style:style>
    <style:style style:name="Таблица284.A" style:family="table-column">
      <style:table-column-properties style:rel-column-width="368*"/>
    </style:style>
    <style:style style:name="Таблица284.B" style:family="table-column">
      <style:table-column-properties style:rel-column-width="7003*"/>
    </style:style>
    <style:style style:name="Таблица284.A1" style:family="table-cell">
      <style:table-cell-properties fo:padding-left="0cm" fo:padding-right="0cm" fo:padding-top="0cm" fo:padding-bottom="0.03cm" fo:border-left="none" fo:border-right="none" fo:border-top="none" fo:border-bottom="0.5pt solid #000000"/>
    </style:style>
    <style:style style:name="Таблица285" style:family="table">
      <style:table-properties style:rel-width="100%" table:align="center" style:writing-mode="page"/>
    </style:style>
    <style:style style:name="Таблица285.A" style:family="table-column">
      <style:table-column-properties style:rel-column-width="7540*"/>
    </style:style>
    <style:style style:name="Таблица285.B" style:family="table-column">
      <style:table-column-properties style:rel-column-width="397*"/>
    </style:style>
    <style:style style:name="Таблица285.A1" style:family="table-cell">
      <style:table-cell-properties fo:padding-left="0cm" fo:padding-right="0cm" fo:padding-top="0cm" fo:padding-bottom="0.03cm" fo:border-left="none" fo:border-right="none" fo:border-top="none" fo:border-bottom="0.5pt solid #000000"/>
    </style:style>
    <style:style style:name="Таблица286" style:family="table">
      <style:table-properties style:rel-width="100%" table:align="center" style:writing-mode="page"/>
    </style:style>
    <style:style style:name="Таблица286.A" style:family="table-column">
      <style:table-column-properties style:rel-column-width="368*"/>
    </style:style>
    <style:style style:name="Таблица286.B" style:family="table-column">
      <style:table-column-properties style:rel-column-width="7003*"/>
    </style:style>
    <style:style style:name="Таблица286.A1" style:family="table-cell">
      <style:table-cell-properties fo:padding-left="0cm" fo:padding-right="0cm" fo:padding-top="0cm" fo:padding-bottom="0.03cm" fo:border-left="none" fo:border-right="none" fo:border-top="none" fo:border-bottom="0.5pt solid #000000"/>
    </style:style>
    <style:style style:name="Таблица287" style:family="table">
      <style:table-properties style:rel-width="100%" table:align="center" style:writing-mode="page"/>
    </style:style>
    <style:style style:name="Таблица287.A" style:family="table-column">
      <style:table-column-properties style:rel-column-width="7540*"/>
    </style:style>
    <style:style style:name="Таблица287.B" style:family="table-column">
      <style:table-column-properties style:rel-column-width="397*"/>
    </style:style>
    <style:style style:name="Таблица287.A1" style:family="table-cell">
      <style:table-cell-properties fo:padding-left="0cm" fo:padding-right="0cm" fo:padding-top="0cm" fo:padding-bottom="0.03cm" fo:border-left="none" fo:border-right="none" fo:border-top="none" fo:border-bottom="0.5pt solid #000000"/>
    </style:style>
    <style:style style:name="Таблица288" style:family="table">
      <style:table-properties style:rel-width="100%" table:align="center" style:writing-mode="page"/>
    </style:style>
    <style:style style:name="Таблица288.A" style:family="table-column">
      <style:table-column-properties style:rel-column-width="368*"/>
    </style:style>
    <style:style style:name="Таблица288.B" style:family="table-column">
      <style:table-column-properties style:rel-column-width="7003*"/>
    </style:style>
    <style:style style:name="Таблица288.A1" style:family="table-cell">
      <style:table-cell-properties fo:padding-left="0cm" fo:padding-right="0cm" fo:padding-top="0cm" fo:padding-bottom="0.03cm" fo:border-left="none" fo:border-right="none" fo:border-top="none" fo:border-bottom="0.5pt solid #000000"/>
    </style:style>
    <style:style style:name="Таблица289" style:family="table">
      <style:table-properties style:rel-width="100%" table:align="center" style:writing-mode="page"/>
    </style:style>
    <style:style style:name="Таблица289.A" style:family="table-column">
      <style:table-column-properties style:rel-column-width="7540*"/>
    </style:style>
    <style:style style:name="Таблица289.B" style:family="table-column">
      <style:table-column-properties style:rel-column-width="397*"/>
    </style:style>
    <style:style style:name="Таблица289.A1" style:family="table-cell">
      <style:table-cell-properties fo:padding-left="0cm" fo:padding-right="0cm" fo:padding-top="0cm" fo:padding-bottom="0.03cm" fo:border-left="none" fo:border-right="none" fo:border-top="none" fo:border-bottom="0.5pt solid #000000"/>
    </style:style>
    <style:style style:name="Таблица290" style:family="table">
      <style:table-properties style:rel-width="100%" table:align="center" style:writing-mode="page"/>
    </style:style>
    <style:style style:name="Таблица290.A" style:family="table-column">
      <style:table-column-properties style:rel-column-width="368*"/>
    </style:style>
    <style:style style:name="Таблица290.B" style:family="table-column">
      <style:table-column-properties style:rel-column-width="7003*"/>
    </style:style>
    <style:style style:name="Таблица290.A1" style:family="table-cell">
      <style:table-cell-properties fo:padding-left="0cm" fo:padding-right="0cm" fo:padding-top="0cm" fo:padding-bottom="0.03cm" fo:border-left="none" fo:border-right="none" fo:border-top="none" fo:border-bottom="0.5pt solid #000000"/>
    </style:style>
    <style:style style:name="Таблица291" style:family="table">
      <style:table-properties style:rel-width="100%" table:align="center" style:writing-mode="page"/>
    </style:style>
    <style:style style:name="Таблица291.A" style:family="table-column">
      <style:table-column-properties style:rel-column-width="7540*"/>
    </style:style>
    <style:style style:name="Таблица291.B" style:family="table-column">
      <style:table-column-properties style:rel-column-width="397*"/>
    </style:style>
    <style:style style:name="Таблица291.A1" style:family="table-cell">
      <style:table-cell-properties fo:padding-left="0cm" fo:padding-right="0cm" fo:padding-top="0cm" fo:padding-bottom="0.03cm" fo:border-left="none" fo:border-right="none" fo:border-top="none" fo:border-bottom="0.5pt solid #000000"/>
    </style:style>
    <style:style style:name="Таблица292" style:family="table">
      <style:table-properties style:rel-width="100%" table:align="center" style:writing-mode="page"/>
    </style:style>
    <style:style style:name="Таблица292.A" style:family="table-column">
      <style:table-column-properties style:rel-column-width="368*"/>
    </style:style>
    <style:style style:name="Таблица292.B" style:family="table-column">
      <style:table-column-properties style:rel-column-width="7003*"/>
    </style:style>
    <style:style style:name="Таблица292.A1" style:family="table-cell">
      <style:table-cell-properties fo:padding-left="0cm" fo:padding-right="0cm" fo:padding-top="0cm" fo:padding-bottom="0.03cm" fo:border-left="none" fo:border-right="none" fo:border-top="none" fo:border-bottom="0.5pt solid #000000"/>
    </style:style>
    <style:style style:name="Таблица293" style:family="table">
      <style:table-properties style:rel-width="100%" table:align="center" style:writing-mode="page"/>
    </style:style>
    <style:style style:name="Таблица293.A" style:family="table-column">
      <style:table-column-properties style:rel-column-width="7540*"/>
    </style:style>
    <style:style style:name="Таблица293.B" style:family="table-column">
      <style:table-column-properties style:rel-column-width="397*"/>
    </style:style>
    <style:style style:name="Таблица293.A1" style:family="table-cell">
      <style:table-cell-properties fo:padding-left="0cm" fo:padding-right="0cm" fo:padding-top="0cm" fo:padding-bottom="0.03cm" fo:border-left="none" fo:border-right="none" fo:border-top="none" fo:border-bottom="0.5pt solid #000000"/>
    </style:style>
    <style:style style:name="Таблица294" style:family="table">
      <style:table-properties style:rel-width="100%" table:align="center" style:writing-mode="page"/>
    </style:style>
    <style:style style:name="Таблица294.A" style:family="table-column">
      <style:table-column-properties style:rel-column-width="368*"/>
    </style:style>
    <style:style style:name="Таблица294.B" style:family="table-column">
      <style:table-column-properties style:rel-column-width="7003*"/>
    </style:style>
    <style:style style:name="Таблица294.A1" style:family="table-cell">
      <style:table-cell-properties fo:padding-left="0cm" fo:padding-right="0cm" fo:padding-top="0cm" fo:padding-bottom="0.03cm" fo:border-left="none" fo:border-right="none" fo:border-top="none" fo:border-bottom="0.5pt solid #000000"/>
    </style:style>
    <style:style style:name="Таблица295" style:family="table">
      <style:table-properties style:rel-width="100%" table:align="center" style:writing-mode="page"/>
    </style:style>
    <style:style style:name="Таблица295.A" style:family="table-column">
      <style:table-column-properties style:rel-column-width="7540*"/>
    </style:style>
    <style:style style:name="Таблица295.B" style:family="table-column">
      <style:table-column-properties style:rel-column-width="397*"/>
    </style:style>
    <style:style style:name="Таблица295.A1" style:family="table-cell">
      <style:table-cell-properties fo:padding-left="0cm" fo:padding-right="0cm" fo:padding-top="0cm" fo:padding-bottom="0.03cm" fo:border-left="none" fo:border-right="none" fo:border-top="none" fo:border-bottom="0.5pt solid #000000"/>
    </style:style>
    <style:style style:name="Таблица296" style:family="table">
      <style:table-properties style:rel-width="100%" table:align="center" style:writing-mode="page"/>
    </style:style>
    <style:style style:name="Таблица296.A" style:family="table-column">
      <style:table-column-properties style:rel-column-width="368*"/>
    </style:style>
    <style:style style:name="Таблица296.B" style:family="table-column">
      <style:table-column-properties style:rel-column-width="7003*"/>
    </style:style>
    <style:style style:name="Таблица296.A1" style:family="table-cell">
      <style:table-cell-properties fo:padding-left="0cm" fo:padding-right="0cm" fo:padding-top="0cm" fo:padding-bottom="0.03cm" fo:border-left="none" fo:border-right="none" fo:border-top="none" fo:border-bottom="0.5pt solid #000000"/>
    </style:style>
    <style:style style:name="Таблица297" style:family="table">
      <style:table-properties style:rel-width="100%" table:align="center" style:writing-mode="page"/>
    </style:style>
    <style:style style:name="Таблица297.A" style:family="table-column">
      <style:table-column-properties style:rel-column-width="7540*"/>
    </style:style>
    <style:style style:name="Таблица297.B" style:family="table-column">
      <style:table-column-properties style:rel-column-width="397*"/>
    </style:style>
    <style:style style:name="Таблица297.A1" style:family="table-cell">
      <style:table-cell-properties fo:padding-left="0cm" fo:padding-right="0cm" fo:padding-top="0cm" fo:padding-bottom="0.03cm" fo:border-left="none" fo:border-right="none" fo:border-top="none" fo:border-bottom="0.5pt solid #000000"/>
    </style:style>
    <style:style style:name="Таблица298" style:family="table">
      <style:table-properties style:rel-width="100%" table:align="center" style:writing-mode="page"/>
    </style:style>
    <style:style style:name="Таблица298.A" style:family="table-column">
      <style:table-column-properties style:rel-column-width="368*"/>
    </style:style>
    <style:style style:name="Таблица298.B" style:family="table-column">
      <style:table-column-properties style:rel-column-width="7003*"/>
    </style:style>
    <style:style style:name="Таблица298.A1" style:family="table-cell">
      <style:table-cell-properties fo:padding-left="0cm" fo:padding-right="0cm" fo:padding-top="0cm" fo:padding-bottom="0.03cm" fo:border-left="none" fo:border-right="none" fo:border-top="none" fo:border-bottom="0.5pt solid #000000"/>
    </style:style>
    <style:style style:name="Таблица299" style:family="table">
      <style:table-properties style:rel-width="100%" table:align="center" style:writing-mode="page"/>
    </style:style>
    <style:style style:name="Таблица299.A" style:family="table-column">
      <style:table-column-properties style:rel-column-width="7540*"/>
    </style:style>
    <style:style style:name="Таблица299.B" style:family="table-column">
      <style:table-column-properties style:rel-column-width="397*"/>
    </style:style>
    <style:style style:name="Таблица299.A1" style:family="table-cell">
      <style:table-cell-properties fo:padding-left="0cm" fo:padding-right="0cm" fo:padding-top="0cm" fo:padding-bottom="0.03cm" fo:border-left="none" fo:border-right="none" fo:border-top="none" fo:border-bottom="0.5pt solid #000000"/>
    </style:style>
    <style:style style:name="Таблица300" style:family="table">
      <style:table-properties style:rel-width="100%" table:align="center" style:writing-mode="page"/>
    </style:style>
    <style:style style:name="Таблица300.A" style:family="table-column">
      <style:table-column-properties style:rel-column-width="368*"/>
    </style:style>
    <style:style style:name="Таблица300.B" style:family="table-column">
      <style:table-column-properties style:rel-column-width="7003*"/>
    </style:style>
    <style:style style:name="Таблица300.A1" style:family="table-cell">
      <style:table-cell-properties fo:padding-left="0cm" fo:padding-right="0cm" fo:padding-top="0cm" fo:padding-bottom="0.03cm" fo:border-left="none" fo:border-right="none" fo:border-top="none" fo:border-bottom="0.5pt solid #000000"/>
    </style:style>
    <style:style style:name="Таблица301" style:family="table">
      <style:table-properties style:rel-width="100%" table:align="center" style:writing-mode="page"/>
    </style:style>
    <style:style style:name="Таблица301.A" style:family="table-column">
      <style:table-column-properties style:rel-column-width="7540*"/>
    </style:style>
    <style:style style:name="Таблица301.B" style:family="table-column">
      <style:table-column-properties style:rel-column-width="397*"/>
    </style:style>
    <style:style style:name="Таблица301.A1" style:family="table-cell">
      <style:table-cell-properties fo:padding-left="0cm" fo:padding-right="0cm" fo:padding-top="0cm" fo:padding-bottom="0.03cm" fo:border-left="none" fo:border-right="none" fo:border-top="none" fo:border-bottom="0.5pt solid #000000"/>
    </style:style>
    <style:style style:name="Таблица302" style:family="table">
      <style:table-properties style:rel-width="100%" table:align="center" style:writing-mode="page"/>
    </style:style>
    <style:style style:name="Таблица302.A" style:family="table-column">
      <style:table-column-properties style:rel-column-width="368*"/>
    </style:style>
    <style:style style:name="Таблица302.B" style:family="table-column">
      <style:table-column-properties style:rel-column-width="7003*"/>
    </style:style>
    <style:style style:name="Таблица302.A1" style:family="table-cell">
      <style:table-cell-properties fo:padding-left="0cm" fo:padding-right="0cm" fo:padding-top="0cm" fo:padding-bottom="0.03cm" fo:border-left="none" fo:border-right="none" fo:border-top="none" fo:border-bottom="0.5pt solid #000000"/>
    </style:style>
    <style:style style:name="Таблица303" style:family="table">
      <style:table-properties style:rel-width="100%" table:align="center" style:writing-mode="page"/>
    </style:style>
    <style:style style:name="Таблица303.A" style:family="table-column">
      <style:table-column-properties style:rel-column-width="7540*"/>
    </style:style>
    <style:style style:name="Таблица303.B" style:family="table-column">
      <style:table-column-properties style:rel-column-width="397*"/>
    </style:style>
    <style:style style:name="Таблица303.A1" style:family="table-cell">
      <style:table-cell-properties fo:padding-left="0cm" fo:padding-right="0cm" fo:padding-top="0cm" fo:padding-bottom="0.03cm" fo:border-left="none" fo:border-right="none" fo:border-top="none" fo:border-bottom="0.5pt solid #000000"/>
    </style:style>
    <style:style style:name="Таблица304" style:family="table">
      <style:table-properties style:rel-width="100%" table:align="center" style:writing-mode="page"/>
    </style:style>
    <style:style style:name="Таблица304.A" style:family="table-column">
      <style:table-column-properties style:rel-column-width="368*"/>
    </style:style>
    <style:style style:name="Таблица304.B" style:family="table-column">
      <style:table-column-properties style:rel-column-width="7003*"/>
    </style:style>
    <style:style style:name="Таблица304.A1" style:family="table-cell">
      <style:table-cell-properties fo:padding-left="0cm" fo:padding-right="0cm" fo:padding-top="0cm" fo:padding-bottom="0.03cm" fo:border-left="none" fo:border-right="none" fo:border-top="none" fo:border-bottom="0.5pt solid #000000"/>
    </style:style>
    <style:style style:name="Таблица305" style:family="table">
      <style:table-properties style:rel-width="100%" table:align="center" style:writing-mode="page"/>
    </style:style>
    <style:style style:name="Таблица305.A" style:family="table-column">
      <style:table-column-properties style:rel-column-width="3968*"/>
    </style:style>
    <style:style style:name="Таблица305.B" style:family="table-column">
      <style:table-column-properties style:rel-column-width="3969*"/>
    </style:style>
    <style:style style:name="Таблица305.A1" style:family="table-cell">
      <style:table-cell-properties fo:padding="0cm" fo:border="none"/>
    </style:style>
    <style:style style:name="Таблица306" style:family="table">
      <style:table-properties style:rel-width="100%" table:align="center" style:writing-mode="page"/>
    </style:style>
    <style:style style:name="Таблица306.A" style:family="table-column">
      <style:table-column-properties style:rel-column-width="7540*"/>
    </style:style>
    <style:style style:name="Таблица306.B" style:family="table-column">
      <style:table-column-properties style:rel-column-width="397*"/>
    </style:style>
    <style:style style:name="Таблица306.A1" style:family="table-cell">
      <style:table-cell-properties fo:padding-left="0cm" fo:padding-right="0cm" fo:padding-top="0cm" fo:padding-bottom="0.03cm" fo:border-left="none" fo:border-right="none" fo:border-top="none" fo:border-bottom="0.5pt solid #000000"/>
    </style:style>
    <style:style style:name="Таблица307" style:family="table">
      <style:table-properties style:rel-width="100%" table:align="center" style:writing-mode="page"/>
    </style:style>
    <style:style style:name="Таблица307.A" style:family="table-column">
      <style:table-column-properties style:rel-column-width="368*"/>
    </style:style>
    <style:style style:name="Таблица307.B" style:family="table-column">
      <style:table-column-properties style:rel-column-width="7003*"/>
    </style:style>
    <style:style style:name="Таблица307.A1" style:family="table-cell">
      <style:table-cell-properties fo:padding-left="0cm" fo:padding-right="0cm" fo:padding-top="0cm" fo:padding-bottom="0.03cm" fo:border-left="none" fo:border-right="none" fo:border-top="none" fo:border-bottom="0.5pt solid #000000"/>
    </style:style>
    <style:style style:name="Таблица308" style:family="table">
      <style:table-properties style:rel-width="100%" table:align="center" style:writing-mode="page"/>
    </style:style>
    <style:style style:name="Таблица308.A" style:family="table-column">
      <style:table-column-properties style:rel-column-width="7540*"/>
    </style:style>
    <style:style style:name="Таблица308.B" style:family="table-column">
      <style:table-column-properties style:rel-column-width="397*"/>
    </style:style>
    <style:style style:name="Таблица308.A1" style:family="table-cell">
      <style:table-cell-properties fo:padding-left="0cm" fo:padding-right="0cm" fo:padding-top="0cm" fo:padding-bottom="0.03cm" fo:border-left="none" fo:border-right="none" fo:border-top="none" fo:border-bottom="0.5pt solid #000000"/>
    </style:style>
    <style:style style:name="Таблица309" style:family="table">
      <style:table-properties style:rel-width="100%" table:align="center" style:writing-mode="page"/>
    </style:style>
    <style:style style:name="Таблица309.A" style:family="table-column">
      <style:table-column-properties style:rel-column-width="368*"/>
    </style:style>
    <style:style style:name="Таблица309.B" style:family="table-column">
      <style:table-column-properties style:rel-column-width="7003*"/>
    </style:style>
    <style:style style:name="Таблица309.A1" style:family="table-cell">
      <style:table-cell-properties fo:padding-left="0cm" fo:padding-right="0cm" fo:padding-top="0cm" fo:padding-bottom="0.03cm" fo:border-left="none" fo:border-right="none" fo:border-top="none" fo:border-bottom="0.5pt solid #000000"/>
    </style:style>
    <style:style style:name="Таблица310" style:family="table">
      <style:table-properties style:rel-width="100%" table:align="center" style:writing-mode="page"/>
    </style:style>
    <style:style style:name="Таблица310.A" style:family="table-column">
      <style:table-column-properties style:rel-column-width="7540*"/>
    </style:style>
    <style:style style:name="Таблица310.B" style:family="table-column">
      <style:table-column-properties style:rel-column-width="397*"/>
    </style:style>
    <style:style style:name="Таблица310.A1" style:family="table-cell">
      <style:table-cell-properties fo:padding-left="0cm" fo:padding-right="0cm" fo:padding-top="0cm" fo:padding-bottom="0.03cm" fo:border-left="none" fo:border-right="none" fo:border-top="none" fo:border-bottom="0.5pt solid #000000"/>
    </style:style>
    <style:style style:name="Таблица311" style:family="table">
      <style:table-properties style:rel-width="100%" table:align="center" style:writing-mode="page"/>
    </style:style>
    <style:style style:name="Таблица311.A" style:family="table-column">
      <style:table-column-properties style:rel-column-width="368*"/>
    </style:style>
    <style:style style:name="Таблица311.B" style:family="table-column">
      <style:table-column-properties style:rel-column-width="7003*"/>
    </style:style>
    <style:style style:name="Таблица311.A1" style:family="table-cell">
      <style:table-cell-properties fo:padding-left="0cm" fo:padding-right="0cm" fo:padding-top="0cm" fo:padding-bottom="0.03cm" fo:border-left="none" fo:border-right="none" fo:border-top="none" fo:border-bottom="0.5pt solid #000000"/>
    </style:style>
    <style:style style:name="Таблица312" style:family="table">
      <style:table-properties style:rel-width="100%" table:align="center" style:writing-mode="page"/>
    </style:style>
    <style:style style:name="Таблица312.A" style:family="table-column">
      <style:table-column-properties style:rel-column-width="7540*"/>
    </style:style>
    <style:style style:name="Таблица312.B" style:family="table-column">
      <style:table-column-properties style:rel-column-width="397*"/>
    </style:style>
    <style:style style:name="Таблица312.A1" style:family="table-cell">
      <style:table-cell-properties fo:padding-left="0cm" fo:padding-right="0cm" fo:padding-top="0cm" fo:padding-bottom="0.03cm" fo:border-left="none" fo:border-right="none" fo:border-top="none" fo:border-bottom="0.5pt solid #000000"/>
    </style:style>
    <style:style style:name="Таблица313" style:family="table">
      <style:table-properties style:rel-width="100%" table:align="center" style:writing-mode="page"/>
    </style:style>
    <style:style style:name="Таблица313.A" style:family="table-column">
      <style:table-column-properties style:rel-column-width="368*"/>
    </style:style>
    <style:style style:name="Таблица313.B" style:family="table-column">
      <style:table-column-properties style:rel-column-width="7003*"/>
    </style:style>
    <style:style style:name="Таблица313.A1" style:family="table-cell">
      <style:table-cell-properties fo:padding-left="0cm" fo:padding-right="0cm" fo:padding-top="0cm" fo:padding-bottom="0.03cm" fo:border-left="none" fo:border-right="none" fo:border-top="none" fo:border-bottom="0.5pt solid #000000"/>
    </style:style>
    <style:style style:name="Таблица314" style:family="table">
      <style:table-properties style:rel-width="100%" table:align="center" style:writing-mode="page"/>
    </style:style>
    <style:style style:name="Таблица314.A" style:family="table-column">
      <style:table-column-properties style:rel-column-width="7540*"/>
    </style:style>
    <style:style style:name="Таблица314.B" style:family="table-column">
      <style:table-column-properties style:rel-column-width="397*"/>
    </style:style>
    <style:style style:name="Таблица314.A1" style:family="table-cell">
      <style:table-cell-properties fo:padding-left="0cm" fo:padding-right="0cm" fo:padding-top="0cm" fo:padding-bottom="0.03cm" fo:border-left="none" fo:border-right="none" fo:border-top="none" fo:border-bottom="0.5pt solid #000000"/>
    </style:style>
    <style:style style:name="Таблица315" style:family="table">
      <style:table-properties style:rel-width="100%" table:align="center" style:writing-mode="page"/>
    </style:style>
    <style:style style:name="Таблица315.A" style:family="table-column">
      <style:table-column-properties style:rel-column-width="368*"/>
    </style:style>
    <style:style style:name="Таблица315.B" style:family="table-column">
      <style:table-column-properties style:rel-column-width="7003*"/>
    </style:style>
    <style:style style:name="Таблица315.A1" style:family="table-cell">
      <style:table-cell-properties fo:padding-left="0cm" fo:padding-right="0cm" fo:padding-top="0cm" fo:padding-bottom="0.03cm" fo:border-left="none" fo:border-right="none" fo:border-top="none" fo:border-bottom="0.5pt solid #000000"/>
    </style:style>
    <style:style style:name="Таблица316" style:family="table">
      <style:table-properties style:rel-width="100%" table:align="center" style:writing-mode="page"/>
    </style:style>
    <style:style style:name="Таблица316.A" style:family="table-column">
      <style:table-column-properties style:rel-column-width="7540*"/>
    </style:style>
    <style:style style:name="Таблица316.B" style:family="table-column">
      <style:table-column-properties style:rel-column-width="397*"/>
    </style:style>
    <style:style style:name="Таблица316.A1" style:family="table-cell">
      <style:table-cell-properties fo:padding-left="0cm" fo:padding-right="0cm" fo:padding-top="0cm" fo:padding-bottom="0.03cm" fo:border-left="none" fo:border-right="none" fo:border-top="none" fo:border-bottom="0.5pt solid #000000"/>
    </style:style>
    <style:style style:name="Таблица317" style:family="table">
      <style:table-properties style:rel-width="100%" table:align="center" style:writing-mode="page"/>
    </style:style>
    <style:style style:name="Таблица317.A" style:family="table-column">
      <style:table-column-properties style:rel-column-width="368*"/>
    </style:style>
    <style:style style:name="Таблица317.B" style:family="table-column">
      <style:table-column-properties style:rel-column-width="7003*"/>
    </style:style>
    <style:style style:name="Таблица317.A1" style:family="table-cell">
      <style:table-cell-properties fo:padding-left="0cm" fo:padding-right="0cm" fo:padding-top="0cm" fo:padding-bottom="0.03cm" fo:border-left="none" fo:border-right="none" fo:border-top="none" fo:border-bottom="0.5pt solid #000000"/>
    </style:style>
    <style:style style:name="Таблица318" style:family="table">
      <style:table-properties style:rel-width="100%" table:align="center" style:writing-mode="page"/>
    </style:style>
    <style:style style:name="Таблица318.A" style:family="table-column">
      <style:table-column-properties style:rel-column-width="7540*"/>
    </style:style>
    <style:style style:name="Таблица318.B" style:family="table-column">
      <style:table-column-properties style:rel-column-width="397*"/>
    </style:style>
    <style:style style:name="Таблица318.A1" style:family="table-cell">
      <style:table-cell-properties fo:padding-left="0cm" fo:padding-right="0cm" fo:padding-top="0cm" fo:padding-bottom="0.03cm" fo:border-left="none" fo:border-right="none" fo:border-top="none" fo:border-bottom="0.5pt solid #000000"/>
    </style:style>
    <style:style style:name="Таблица319" style:family="table">
      <style:table-properties style:rel-width="100%" table:align="center" style:writing-mode="page"/>
    </style:style>
    <style:style style:name="Таблица319.A" style:family="table-column">
      <style:table-column-properties style:rel-column-width="368*"/>
    </style:style>
    <style:style style:name="Таблица319.B" style:family="table-column">
      <style:table-column-properties style:rel-column-width="7003*"/>
    </style:style>
    <style:style style:name="Таблица319.A1" style:family="table-cell">
      <style:table-cell-properties fo:padding-left="0cm" fo:padding-right="0cm" fo:padding-top="0cm" fo:padding-bottom="0.03cm" fo:border-left="none" fo:border-right="none" fo:border-top="none" fo:border-bottom="0.5pt solid #000000"/>
    </style:style>
    <style:style style:name="Таблица320" style:family="table">
      <style:table-properties style:rel-width="100%" table:align="center" style:writing-mode="page"/>
    </style:style>
    <style:style style:name="Таблица320.A" style:family="table-column">
      <style:table-column-properties style:rel-column-width="7540*"/>
    </style:style>
    <style:style style:name="Таблица320.B" style:family="table-column">
      <style:table-column-properties style:rel-column-width="397*"/>
    </style:style>
    <style:style style:name="Таблица320.A1" style:family="table-cell">
      <style:table-cell-properties fo:padding-left="0cm" fo:padding-right="0cm" fo:padding-top="0cm" fo:padding-bottom="0.03cm" fo:border-left="none" fo:border-right="none" fo:border-top="none" fo:border-bottom="0.5pt solid #000000"/>
    </style:style>
    <style:style style:name="Таблица321" style:family="table">
      <style:table-properties style:rel-width="100%" table:align="center" style:writing-mode="page"/>
    </style:style>
    <style:style style:name="Таблица321.A" style:family="table-column">
      <style:table-column-properties style:rel-column-width="368*"/>
    </style:style>
    <style:style style:name="Таблица321.B" style:family="table-column">
      <style:table-column-properties style:rel-column-width="7003*"/>
    </style:style>
    <style:style style:name="Таблица321.A1" style:family="table-cell">
      <style:table-cell-properties fo:padding-left="0cm" fo:padding-right="0cm" fo:padding-top="0cm" fo:padding-bottom="0.03cm" fo:border-left="none" fo:border-right="none" fo:border-top="none" fo:border-bottom="0.5pt solid #000000"/>
    </style:style>
    <style:style style:name="Таблица322" style:family="table">
      <style:table-properties style:rel-width="100%" table:align="center" style:writing-mode="page"/>
    </style:style>
    <style:style style:name="Таблица322.A" style:family="table-column">
      <style:table-column-properties style:rel-column-width="7540*"/>
    </style:style>
    <style:style style:name="Таблица322.B" style:family="table-column">
      <style:table-column-properties style:rel-column-width="397*"/>
    </style:style>
    <style:style style:name="Таблица322.A1" style:family="table-cell">
      <style:table-cell-properties fo:padding-left="0cm" fo:padding-right="0cm" fo:padding-top="0cm" fo:padding-bottom="0.03cm" fo:border-left="none" fo:border-right="none" fo:border-top="none" fo:border-bottom="0.5pt solid #000000"/>
    </style:style>
    <style:style style:name="Таблица323" style:family="table">
      <style:table-properties style:rel-width="100%" table:align="center" style:writing-mode="page"/>
    </style:style>
    <style:style style:name="Таблица323.A" style:family="table-column">
      <style:table-column-properties style:rel-column-width="368*"/>
    </style:style>
    <style:style style:name="Таблица323.B" style:family="table-column">
      <style:table-column-properties style:rel-column-width="7003*"/>
    </style:style>
    <style:style style:name="Таблица323.A1" style:family="table-cell">
      <style:table-cell-properties fo:padding-left="0cm" fo:padding-right="0cm" fo:padding-top="0cm" fo:padding-bottom="0.03cm" fo:border-left="none" fo:border-right="none" fo:border-top="none" fo:border-bottom="0.5pt solid #000000"/>
    </style:style>
    <style:style style:name="Таблица324" style:family="table">
      <style:table-properties style:rel-width="100%" table:align="center" style:writing-mode="page"/>
    </style:style>
    <style:style style:name="Таблица324.A" style:family="table-column">
      <style:table-column-properties style:rel-column-width="7540*"/>
    </style:style>
    <style:style style:name="Таблица324.B" style:family="table-column">
      <style:table-column-properties style:rel-column-width="397*"/>
    </style:style>
    <style:style style:name="Таблица324.A1" style:family="table-cell">
      <style:table-cell-properties fo:padding-left="0cm" fo:padding-right="0cm" fo:padding-top="0cm" fo:padding-bottom="0.03cm" fo:border-left="none" fo:border-right="none" fo:border-top="none" fo:border-bottom="0.5pt solid #000000"/>
    </style:style>
    <style:style style:name="Таблица325" style:family="table">
      <style:table-properties style:rel-width="100%" table:align="center" style:writing-mode="page"/>
    </style:style>
    <style:style style:name="Таблица325.A" style:family="table-column">
      <style:table-column-properties style:rel-column-width="368*"/>
    </style:style>
    <style:style style:name="Таблица325.B" style:family="table-column">
      <style:table-column-properties style:rel-column-width="7003*"/>
    </style:style>
    <style:style style:name="Таблица325.A1" style:family="table-cell">
      <style:table-cell-properties fo:padding-left="0cm" fo:padding-right="0cm" fo:padding-top="0cm" fo:padding-bottom="0.03cm" fo:border-left="none" fo:border-right="none" fo:border-top="none" fo:border-bottom="0.5pt solid #000000"/>
    </style:style>
    <style:style style:name="Таблица326" style:family="table">
      <style:table-properties style:rel-width="100%" table:align="center" style:writing-mode="page"/>
    </style:style>
    <style:style style:name="Таблица326.A" style:family="table-column">
      <style:table-column-properties style:rel-column-width="7540*"/>
    </style:style>
    <style:style style:name="Таблица326.B" style:family="table-column">
      <style:table-column-properties style:rel-column-width="397*"/>
    </style:style>
    <style:style style:name="Таблица326.A1" style:family="table-cell">
      <style:table-cell-properties fo:padding-left="0cm" fo:padding-right="0cm" fo:padding-top="0cm" fo:padding-bottom="0.03cm" fo:border-left="none" fo:border-right="none" fo:border-top="none" fo:border-bottom="0.5pt solid #000000"/>
    </style:style>
    <style:style style:name="Таблица327" style:family="table">
      <style:table-properties style:rel-width="100%" table:align="center" style:writing-mode="page"/>
    </style:style>
    <style:style style:name="Таблица327.A" style:family="table-column">
      <style:table-column-properties style:rel-column-width="368*"/>
    </style:style>
    <style:style style:name="Таблица327.B" style:family="table-column">
      <style:table-column-properties style:rel-column-width="7003*"/>
    </style:style>
    <style:style style:name="Таблица327.A1" style:family="table-cell">
      <style:table-cell-properties fo:padding-left="0cm" fo:padding-right="0cm" fo:padding-top="0cm" fo:padding-bottom="0.03cm" fo:border-left="none" fo:border-right="none" fo:border-top="none" fo:border-bottom="0.5pt solid #000000"/>
    </style:style>
    <style:style style:name="Таблица328" style:family="table">
      <style:table-properties style:rel-width="100%" table:align="center" style:writing-mode="page"/>
    </style:style>
    <style:style style:name="Таблица328.A" style:family="table-column">
      <style:table-column-properties style:rel-column-width="7540*"/>
    </style:style>
    <style:style style:name="Таблица328.B" style:family="table-column">
      <style:table-column-properties style:rel-column-width="397*"/>
    </style:style>
    <style:style style:name="Таблица328.A1" style:family="table-cell">
      <style:table-cell-properties fo:padding-left="0cm" fo:padding-right="0cm" fo:padding-top="0cm" fo:padding-bottom="0.03cm" fo:border-left="none" fo:border-right="none" fo:border-top="none" fo:border-bottom="0.5pt solid #000000"/>
    </style:style>
    <style:style style:name="Таблица329" style:family="table">
      <style:table-properties style:rel-width="100%" table:align="center" style:writing-mode="page"/>
    </style:style>
    <style:style style:name="Таблица329.A" style:family="table-column">
      <style:table-column-properties style:rel-column-width="368*"/>
    </style:style>
    <style:style style:name="Таблица329.B" style:family="table-column">
      <style:table-column-properties style:rel-column-width="7003*"/>
    </style:style>
    <style:style style:name="Таблица329.A1" style:family="table-cell">
      <style:table-cell-properties fo:padding-left="0cm" fo:padding-right="0cm" fo:padding-top="0cm" fo:padding-bottom="0.03cm" fo:border-left="none" fo:border-right="none" fo:border-top="none" fo:border-bottom="0.5pt solid #000000"/>
    </style:style>
    <style:style style:name="Таблица330" style:family="table">
      <style:table-properties style:rel-width="100%" table:align="center" style:writing-mode="page"/>
    </style:style>
    <style:style style:name="Таблица330.A" style:family="table-column">
      <style:table-column-properties style:rel-column-width="7540*"/>
    </style:style>
    <style:style style:name="Таблица330.B" style:family="table-column">
      <style:table-column-properties style:rel-column-width="397*"/>
    </style:style>
    <style:style style:name="Таблица330.A1" style:family="table-cell">
      <style:table-cell-properties fo:padding-left="0cm" fo:padding-right="0cm" fo:padding-top="0cm" fo:padding-bottom="0.03cm" fo:border-left="none" fo:border-right="none" fo:border-top="none" fo:border-bottom="0.5pt solid #000000"/>
    </style:style>
    <style:style style:name="Таблица331" style:family="table">
      <style:table-properties style:rel-width="100%" table:align="center" style:writing-mode="page"/>
    </style:style>
    <style:style style:name="Таблица331.A" style:family="table-column">
      <style:table-column-properties style:rel-column-width="368*"/>
    </style:style>
    <style:style style:name="Таблица331.B" style:family="table-column">
      <style:table-column-properties style:rel-column-width="7003*"/>
    </style:style>
    <style:style style:name="Таблица331.A1" style:family="table-cell">
      <style:table-cell-properties fo:padding-left="0cm" fo:padding-right="0cm" fo:padding-top="0cm" fo:padding-bottom="0.03cm" fo:border-left="none" fo:border-right="none" fo:border-top="none" fo:border-bottom="0.5pt solid #000000"/>
    </style:style>
    <style:style style:name="Таблица332" style:family="table">
      <style:table-properties style:rel-width="100%" table:align="center" style:writing-mode="page"/>
    </style:style>
    <style:style style:name="Таблица332.A" style:family="table-column">
      <style:table-column-properties style:rel-column-width="7540*"/>
    </style:style>
    <style:style style:name="Таблица332.B" style:family="table-column">
      <style:table-column-properties style:rel-column-width="397*"/>
    </style:style>
    <style:style style:name="Таблица332.A1" style:family="table-cell">
      <style:table-cell-properties fo:padding-left="0cm" fo:padding-right="0cm" fo:padding-top="0cm" fo:padding-bottom="0.03cm" fo:border-left="none" fo:border-right="none" fo:border-top="none" fo:border-bottom="0.5pt solid #000000"/>
    </style:style>
    <style:style style:name="Таблица333" style:family="table">
      <style:table-properties style:rel-width="100%" table:align="center" style:writing-mode="page"/>
    </style:style>
    <style:style style:name="Таблица333.A" style:family="table-column">
      <style:table-column-properties style:rel-column-width="368*"/>
    </style:style>
    <style:style style:name="Таблица333.B" style:family="table-column">
      <style:table-column-properties style:rel-column-width="7003*"/>
    </style:style>
    <style:style style:name="Таблица333.A1" style:family="table-cell">
      <style:table-cell-properties fo:padding-left="0cm" fo:padding-right="0cm" fo:padding-top="0cm" fo:padding-bottom="0.03cm" fo:border-left="none" fo:border-right="none" fo:border-top="none" fo:border-bottom="0.5pt solid #000000"/>
    </style:style>
    <style:style style:name="Таблица334" style:family="table">
      <style:table-properties style:rel-width="100%" table:align="center" style:writing-mode="page"/>
    </style:style>
    <style:style style:name="Таблица334.A" style:family="table-column">
      <style:table-column-properties style:rel-column-width="7540*"/>
    </style:style>
    <style:style style:name="Таблица334.B" style:family="table-column">
      <style:table-column-properties style:rel-column-width="397*"/>
    </style:style>
    <style:style style:name="Таблица334.A1" style:family="table-cell">
      <style:table-cell-properties fo:padding-left="0cm" fo:padding-right="0cm" fo:padding-top="0cm" fo:padding-bottom="0.03cm" fo:border-left="none" fo:border-right="none" fo:border-top="none" fo:border-bottom="0.5pt solid #000000"/>
    </style:style>
    <style:style style:name="Таблица335" style:family="table">
      <style:table-properties style:rel-width="100%" table:align="center" style:writing-mode="page"/>
    </style:style>
    <style:style style:name="Таблица335.A" style:family="table-column">
      <style:table-column-properties style:rel-column-width="368*"/>
    </style:style>
    <style:style style:name="Таблица335.B" style:family="table-column">
      <style:table-column-properties style:rel-column-width="7003*"/>
    </style:style>
    <style:style style:name="Таблица335.A1" style:family="table-cell">
      <style:table-cell-properties fo:padding-left="0cm" fo:padding-right="0cm" fo:padding-top="0cm" fo:padding-bottom="0.03cm" fo:border-left="none" fo:border-right="none" fo:border-top="none" fo:border-bottom="0.5pt solid #000000"/>
    </style:style>
    <style:style style:name="Таблица336" style:family="table">
      <style:table-properties style:rel-width="100%" table:align="center" style:writing-mode="page"/>
    </style:style>
    <style:style style:name="Таблица336.A" style:family="table-column">
      <style:table-column-properties style:rel-column-width="7540*"/>
    </style:style>
    <style:style style:name="Таблица336.B" style:family="table-column">
      <style:table-column-properties style:rel-column-width="397*"/>
    </style:style>
    <style:style style:name="Таблица336.A1" style:family="table-cell">
      <style:table-cell-properties fo:padding-left="0cm" fo:padding-right="0cm" fo:padding-top="0cm" fo:padding-bottom="0.03cm" fo:border-left="none" fo:border-right="none" fo:border-top="none" fo:border-bottom="0.5pt solid #000000"/>
    </style:style>
    <style:style style:name="Таблица337" style:family="table">
      <style:table-properties style:rel-width="100%" table:align="center" style:writing-mode="page"/>
    </style:style>
    <style:style style:name="Таблица337.A" style:family="table-column">
      <style:table-column-properties style:rel-column-width="368*"/>
    </style:style>
    <style:style style:name="Таблица337.B" style:family="table-column">
      <style:table-column-properties style:rel-column-width="7003*"/>
    </style:style>
    <style:style style:name="Таблица337.A1" style:family="table-cell">
      <style:table-cell-properties fo:padding-left="0cm" fo:padding-right="0cm" fo:padding-top="0cm" fo:padding-bottom="0.03cm" fo:border-left="none" fo:border-right="none" fo:border-top="none" fo:border-bottom="0.5pt solid #000000"/>
    </style:style>
    <style:style style:name="Таблица338" style:family="table">
      <style:table-properties style:rel-width="100%" table:align="center" style:writing-mode="page"/>
    </style:style>
    <style:style style:name="Таблица338.A" style:family="table-column">
      <style:table-column-properties style:rel-column-width="7540*"/>
    </style:style>
    <style:style style:name="Таблица338.B" style:family="table-column">
      <style:table-column-properties style:rel-column-width="397*"/>
    </style:style>
    <style:style style:name="Таблица338.A1" style:family="table-cell">
      <style:table-cell-properties fo:padding-left="0cm" fo:padding-right="0cm" fo:padding-top="0cm" fo:padding-bottom="0.03cm" fo:border-left="none" fo:border-right="none" fo:border-top="none" fo:border-bottom="0.5pt solid #000000"/>
    </style:style>
    <style:style style:name="Таблица339" style:family="table">
      <style:table-properties style:rel-width="100%" table:align="center" style:writing-mode="page"/>
    </style:style>
    <style:style style:name="Таблица339.A" style:family="table-column">
      <style:table-column-properties style:rel-column-width="368*"/>
    </style:style>
    <style:style style:name="Таблица339.B" style:family="table-column">
      <style:table-column-properties style:rel-column-width="7003*"/>
    </style:style>
    <style:style style:name="Таблица339.A1" style:family="table-cell">
      <style:table-cell-properties fo:padding-left="0cm" fo:padding-right="0cm" fo:padding-top="0cm" fo:padding-bottom="0.03cm" fo:border-left="none" fo:border-right="none" fo:border-top="none" fo:border-bottom="0.5pt solid #000000"/>
    </style:style>
    <style:style style:name="Таблица340" style:family="table">
      <style:table-properties style:rel-width="100%" table:align="center" style:writing-mode="page"/>
    </style:style>
    <style:style style:name="Таблица340.A" style:family="table-column">
      <style:table-column-properties style:rel-column-width="7540*"/>
    </style:style>
    <style:style style:name="Таблица340.B" style:family="table-column">
      <style:table-column-properties style:rel-column-width="397*"/>
    </style:style>
    <style:style style:name="Таблица340.A1" style:family="table-cell">
      <style:table-cell-properties fo:padding-left="0cm" fo:padding-right="0cm" fo:padding-top="0cm" fo:padding-bottom="0.03cm" fo:border-left="none" fo:border-right="none" fo:border-top="none" fo:border-bottom="0.5pt solid #000000"/>
    </style:style>
    <style:style style:name="Таблица341" style:family="table">
      <style:table-properties style:rel-width="100%" table:align="center" style:writing-mode="page"/>
    </style:style>
    <style:style style:name="Таблица341.A" style:family="table-column">
      <style:table-column-properties style:rel-column-width="368*"/>
    </style:style>
    <style:style style:name="Таблица341.B" style:family="table-column">
      <style:table-column-properties style:rel-column-width="7003*"/>
    </style:style>
    <style:style style:name="Таблица341.A1" style:family="table-cell">
      <style:table-cell-properties fo:padding-left="0cm" fo:padding-right="0cm" fo:padding-top="0cm" fo:padding-bottom="0.03cm" fo:border-left="none" fo:border-right="none" fo:border-top="none" fo:border-bottom="0.5pt solid #000000"/>
    </style:style>
    <style:style style:name="Таблица342" style:family="table">
      <style:table-properties style:rel-width="100%" table:align="center" style:writing-mode="page"/>
    </style:style>
    <style:style style:name="Таблица342.A" style:family="table-column">
      <style:table-column-properties style:rel-column-width="7540*"/>
    </style:style>
    <style:style style:name="Таблица342.B" style:family="table-column">
      <style:table-column-properties style:rel-column-width="397*"/>
    </style:style>
    <style:style style:name="Таблица342.A1" style:family="table-cell">
      <style:table-cell-properties fo:padding-left="0cm" fo:padding-right="0cm" fo:padding-top="0cm" fo:padding-bottom="0.03cm" fo:border-left="none" fo:border-right="none" fo:border-top="none" fo:border-bottom="0.5pt solid #000000"/>
    </style:style>
    <style:style style:name="Таблица343" style:family="table">
      <style:table-properties style:rel-width="100%" table:align="center" style:writing-mode="page"/>
    </style:style>
    <style:style style:name="Таблица343.A" style:family="table-column">
      <style:table-column-properties style:rel-column-width="368*"/>
    </style:style>
    <style:style style:name="Таблица343.B" style:family="table-column">
      <style:table-column-properties style:rel-column-width="7003*"/>
    </style:style>
    <style:style style:name="Таблица343.A1" style:family="table-cell">
      <style:table-cell-properties fo:padding-left="0cm" fo:padding-right="0cm" fo:padding-top="0cm" fo:padding-bottom="0.03cm" fo:border-left="none" fo:border-right="none" fo:border-top="none" fo:border-bottom="0.5pt solid #000000"/>
    </style:style>
    <style:style style:name="Таблица344" style:family="table">
      <style:table-properties style:rel-width="100%" table:align="center" style:writing-mode="page"/>
    </style:style>
    <style:style style:name="Таблица344.A" style:family="table-column">
      <style:table-column-properties style:rel-column-width="7540*"/>
    </style:style>
    <style:style style:name="Таблица344.B" style:family="table-column">
      <style:table-column-properties style:rel-column-width="397*"/>
    </style:style>
    <style:style style:name="Таблица344.A1" style:family="table-cell">
      <style:table-cell-properties fo:padding-left="0cm" fo:padding-right="0cm" fo:padding-top="0cm" fo:padding-bottom="0.03cm" fo:border-left="none" fo:border-right="none" fo:border-top="none" fo:border-bottom="0.5pt solid #000000"/>
    </style:style>
    <style:style style:name="Таблица345" style:family="table">
      <style:table-properties style:rel-width="100%" table:align="center" style:writing-mode="page"/>
    </style:style>
    <style:style style:name="Таблица345.A" style:family="table-column">
      <style:table-column-properties style:rel-column-width="368*"/>
    </style:style>
    <style:style style:name="Таблица345.B" style:family="table-column">
      <style:table-column-properties style:rel-column-width="7003*"/>
    </style:style>
    <style:style style:name="Таблица345.A1" style:family="table-cell">
      <style:table-cell-properties fo:padding-left="0cm" fo:padding-right="0cm" fo:padding-top="0cm" fo:padding-bottom="0.03cm" fo:border-left="none" fo:border-right="none" fo:border-top="none" fo:border-bottom="0.5pt solid #000000"/>
    </style:style>
    <style:style style:name="Таблица346" style:family="table">
      <style:table-properties style:rel-width="100%" table:align="center" style:writing-mode="page"/>
    </style:style>
    <style:style style:name="Таблица346.A" style:family="table-column">
      <style:table-column-properties style:rel-column-width="7540*"/>
    </style:style>
    <style:style style:name="Таблица346.B" style:family="table-column">
      <style:table-column-properties style:rel-column-width="397*"/>
    </style:style>
    <style:style style:name="Таблица346.A1" style:family="table-cell">
      <style:table-cell-properties fo:padding-left="0cm" fo:padding-right="0cm" fo:padding-top="0cm" fo:padding-bottom="0.03cm" fo:border-left="none" fo:border-right="none" fo:border-top="none" fo:border-bottom="0.5pt solid #000000"/>
    </style:style>
    <style:style style:name="Таблица347" style:family="table">
      <style:table-properties style:rel-width="100%" table:align="center" style:writing-mode="page"/>
    </style:style>
    <style:style style:name="Таблица347.A" style:family="table-column">
      <style:table-column-properties style:rel-column-width="368*"/>
    </style:style>
    <style:style style:name="Таблица347.B" style:family="table-column">
      <style:table-column-properties style:rel-column-width="7003*"/>
    </style:style>
    <style:style style:name="Таблица347.A1" style:family="table-cell">
      <style:table-cell-properties fo:padding-left="0cm" fo:padding-right="0cm" fo:padding-top="0cm" fo:padding-bottom="0.03cm" fo:border-left="none" fo:border-right="none" fo:border-top="none" fo:border-bottom="0.5pt solid #000000"/>
    </style:style>
    <style:style style:name="Таблица348" style:family="table">
      <style:table-properties style:rel-width="100%" table:align="center" style:writing-mode="page"/>
    </style:style>
    <style:style style:name="Таблица348.A" style:family="table-column">
      <style:table-column-properties style:rel-column-width="7540*"/>
    </style:style>
    <style:style style:name="Таблица348.B" style:family="table-column">
      <style:table-column-properties style:rel-column-width="397*"/>
    </style:style>
    <style:style style:name="Таблица348.A1" style:family="table-cell">
      <style:table-cell-properties fo:padding-left="0cm" fo:padding-right="0cm" fo:padding-top="0cm" fo:padding-bottom="0.03cm" fo:border-left="none" fo:border-right="none" fo:border-top="none" fo:border-bottom="0.5pt solid #000000"/>
    </style:style>
    <style:style style:name="Таблица349" style:family="table">
      <style:table-properties style:rel-width="100%" table:align="center" style:writing-mode="page"/>
    </style:style>
    <style:style style:name="Таблица349.A" style:family="table-column">
      <style:table-column-properties style:rel-column-width="368*"/>
    </style:style>
    <style:style style:name="Таблица349.B" style:family="table-column">
      <style:table-column-properties style:rel-column-width="7003*"/>
    </style:style>
    <style:style style:name="Таблица349.A1" style:family="table-cell">
      <style:table-cell-properties fo:padding-left="0cm" fo:padding-right="0cm" fo:padding-top="0cm" fo:padding-bottom="0.03cm" fo:border-left="none" fo:border-right="none" fo:border-top="none" fo:border-bottom="0.5pt solid #000000"/>
    </style:style>
    <style:style style:name="Таблица350" style:family="table">
      <style:table-properties style:rel-width="100%" table:align="center" style:writing-mode="page"/>
    </style:style>
    <style:style style:name="Таблица350.A" style:family="table-column">
      <style:table-column-properties style:rel-column-width="7540*"/>
    </style:style>
    <style:style style:name="Таблица350.B" style:family="table-column">
      <style:table-column-properties style:rel-column-width="397*"/>
    </style:style>
    <style:style style:name="Таблица350.A1" style:family="table-cell">
      <style:table-cell-properties fo:padding-left="0cm" fo:padding-right="0cm" fo:padding-top="0cm" fo:padding-bottom="0.03cm" fo:border-left="none" fo:border-right="none" fo:border-top="none" fo:border-bottom="0.5pt solid #000000"/>
    </style:style>
    <style:style style:name="Таблица351" style:family="table">
      <style:table-properties style:rel-width="100%" table:align="center" style:writing-mode="page"/>
    </style:style>
    <style:style style:name="Таблица351.A" style:family="table-column">
      <style:table-column-properties style:rel-column-width="368*"/>
    </style:style>
    <style:style style:name="Таблица351.B" style:family="table-column">
      <style:table-column-properties style:rel-column-width="7003*"/>
    </style:style>
    <style:style style:name="Таблица351.A1" style:family="table-cell">
      <style:table-cell-properties fo:padding-left="0cm" fo:padding-right="0cm" fo:padding-top="0cm" fo:padding-bottom="0.03cm" fo:border-left="none" fo:border-right="none" fo:border-top="none" fo:border-bottom="0.5pt solid #000000"/>
    </style:style>
    <style:style style:name="Таблица352" style:family="table">
      <style:table-properties style:rel-width="100%" table:align="center" style:writing-mode="page"/>
    </style:style>
    <style:style style:name="Таблица352.A" style:family="table-column">
      <style:table-column-properties style:rel-column-width="7540*"/>
    </style:style>
    <style:style style:name="Таблица352.B" style:family="table-column">
      <style:table-column-properties style:rel-column-width="397*"/>
    </style:style>
    <style:style style:name="Таблица352.A1" style:family="table-cell">
      <style:table-cell-properties fo:padding-left="0cm" fo:padding-right="0cm" fo:padding-top="0cm" fo:padding-bottom="0.03cm" fo:border-left="none" fo:border-right="none" fo:border-top="none" fo:border-bottom="0.5pt solid #000000"/>
    </style:style>
    <style:style style:name="Таблица353" style:family="table">
      <style:table-properties style:rel-width="100%" table:align="center" style:writing-mode="page"/>
    </style:style>
    <style:style style:name="Таблица353.A" style:family="table-column">
      <style:table-column-properties style:rel-column-width="368*"/>
    </style:style>
    <style:style style:name="Таблица353.B" style:family="table-column">
      <style:table-column-properties style:rel-column-width="7003*"/>
    </style:style>
    <style:style style:name="Таблица353.A1" style:family="table-cell">
      <style:table-cell-properties fo:padding-left="0cm" fo:padding-right="0cm" fo:padding-top="0cm" fo:padding-bottom="0.03cm" fo:border-left="none" fo:border-right="none" fo:border-top="none" fo:border-bottom="0.5pt solid #000000"/>
    </style:style>
    <style:style style:name="Таблица354" style:family="table">
      <style:table-properties style:rel-width="100%" table:align="center" style:writing-mode="page"/>
    </style:style>
    <style:style style:name="Таблица354.A" style:family="table-column">
      <style:table-column-properties style:rel-column-width="7540*"/>
    </style:style>
    <style:style style:name="Таблица354.B" style:family="table-column">
      <style:table-column-properties style:rel-column-width="397*"/>
    </style:style>
    <style:style style:name="Таблица354.A1" style:family="table-cell">
      <style:table-cell-properties fo:padding-left="0cm" fo:padding-right="0cm" fo:padding-top="0cm" fo:padding-bottom="0.03cm" fo:border-left="none" fo:border-right="none" fo:border-top="none" fo:border-bottom="0.5pt solid #000000"/>
    </style:style>
    <style:style style:name="Таблица355" style:family="table">
      <style:table-properties style:rel-width="100%" table:align="center" style:writing-mode="page"/>
    </style:style>
    <style:style style:name="Таблица355.A" style:family="table-column">
      <style:table-column-properties style:rel-column-width="368*"/>
    </style:style>
    <style:style style:name="Таблица355.B" style:family="table-column">
      <style:table-column-properties style:rel-column-width="7003*"/>
    </style:style>
    <style:style style:name="Таблица355.A1" style:family="table-cell">
      <style:table-cell-properties fo:padding-left="0cm" fo:padding-right="0cm" fo:padding-top="0cm" fo:padding-bottom="0.03cm" fo:border-left="none" fo:border-right="none" fo:border-top="none" fo:border-bottom="0.5pt solid #000000"/>
    </style:style>
    <style:style style:name="Таблица356" style:family="table">
      <style:table-properties style:rel-width="100%" table:align="center" style:writing-mode="page"/>
    </style:style>
    <style:style style:name="Таблица356.A" style:family="table-column">
      <style:table-column-properties style:rel-column-width="7540*"/>
    </style:style>
    <style:style style:name="Таблица356.B" style:family="table-column">
      <style:table-column-properties style:rel-column-width="397*"/>
    </style:style>
    <style:style style:name="Таблица356.A1" style:family="table-cell">
      <style:table-cell-properties fo:padding-left="0cm" fo:padding-right="0cm" fo:padding-top="0cm" fo:padding-bottom="0.03cm" fo:border-left="none" fo:border-right="none" fo:border-top="none" fo:border-bottom="0.5pt solid #000000"/>
    </style:style>
    <style:style style:name="Таблица357" style:family="table">
      <style:table-properties style:rel-width="100%" table:align="center" style:writing-mode="page"/>
    </style:style>
    <style:style style:name="Таблица357.A" style:family="table-column">
      <style:table-column-properties style:rel-column-width="368*"/>
    </style:style>
    <style:style style:name="Таблица357.B" style:family="table-column">
      <style:table-column-properties style:rel-column-width="7003*"/>
    </style:style>
    <style:style style:name="Таблица357.A1" style:family="table-cell">
      <style:table-cell-properties fo:padding-left="0cm" fo:padding-right="0cm" fo:padding-top="0cm" fo:padding-bottom="0.03cm" fo:border-left="none" fo:border-right="none" fo:border-top="none" fo:border-bottom="0.5pt solid #000000"/>
    </style:style>
    <style:style style:name="Таблица358" style:family="table">
      <style:table-properties style:rel-width="100%" table:align="center" style:writing-mode="page"/>
    </style:style>
    <style:style style:name="Таблица358.A" style:family="table-column">
      <style:table-column-properties style:rel-column-width="7540*"/>
    </style:style>
    <style:style style:name="Таблица358.B" style:family="table-column">
      <style:table-column-properties style:rel-column-width="397*"/>
    </style:style>
    <style:style style:name="Таблица358.A1" style:family="table-cell">
      <style:table-cell-properties fo:padding-left="0cm" fo:padding-right="0cm" fo:padding-top="0cm" fo:padding-bottom="0.03cm" fo:border-left="none" fo:border-right="none" fo:border-top="none" fo:border-bottom="0.5pt solid #000000"/>
    </style:style>
    <style:style style:name="Таблица359" style:family="table">
      <style:table-properties style:rel-width="100%" table:align="center" style:writing-mode="page"/>
    </style:style>
    <style:style style:name="Таблица359.A" style:family="table-column">
      <style:table-column-properties style:rel-column-width="368*"/>
    </style:style>
    <style:style style:name="Таблица359.B" style:family="table-column">
      <style:table-column-properties style:rel-column-width="7003*"/>
    </style:style>
    <style:style style:name="Таблица359.A1" style:family="table-cell">
      <style:table-cell-properties fo:padding-left="0cm" fo:padding-right="0cm" fo:padding-top="0cm" fo:padding-bottom="0.03cm" fo:border-left="none" fo:border-right="none" fo:border-top="none" fo:border-bottom="0.5pt solid #000000"/>
    </style:style>
    <style:style style:name="Таблица360" style:family="table">
      <style:table-properties style:rel-width="100%" table:align="center" style:writing-mode="page"/>
    </style:style>
    <style:style style:name="Таблица360.A" style:family="table-column">
      <style:table-column-properties style:rel-column-width="7540*"/>
    </style:style>
    <style:style style:name="Таблица360.B" style:family="table-column">
      <style:table-column-properties style:rel-column-width="397*"/>
    </style:style>
    <style:style style:name="Таблица360.A1" style:family="table-cell">
      <style:table-cell-properties fo:padding-left="0cm" fo:padding-right="0cm" fo:padding-top="0cm" fo:padding-bottom="0.03cm" fo:border-left="none" fo:border-right="none" fo:border-top="none" fo:border-bottom="0.5pt solid #000000"/>
    </style:style>
    <style:style style:name="Таблица361" style:family="table">
      <style:table-properties style:rel-width="100%" table:align="center" style:writing-mode="page"/>
    </style:style>
    <style:style style:name="Таблица361.A" style:family="table-column">
      <style:table-column-properties style:rel-column-width="368*"/>
    </style:style>
    <style:style style:name="Таблица361.B" style:family="table-column">
      <style:table-column-properties style:rel-column-width="7003*"/>
    </style:style>
    <style:style style:name="Таблица361.A1" style:family="table-cell">
      <style:table-cell-properties fo:padding-left="0cm" fo:padding-right="0cm" fo:padding-top="0cm" fo:padding-bottom="0.03cm" fo:border-left="none" fo:border-right="none" fo:border-top="none" fo:border-bottom="0.5pt solid #000000"/>
    </style:style>
    <style:style style:name="Таблица362" style:family="table">
      <style:table-properties style:rel-width="100%" table:align="center" style:writing-mode="page"/>
    </style:style>
    <style:style style:name="Таблица362.A" style:family="table-column">
      <style:table-column-properties style:rel-column-width="7540*"/>
    </style:style>
    <style:style style:name="Таблица362.B" style:family="table-column">
      <style:table-column-properties style:rel-column-width="397*"/>
    </style:style>
    <style:style style:name="Таблица362.A1" style:family="table-cell">
      <style:table-cell-properties fo:padding-left="0cm" fo:padding-right="0cm" fo:padding-top="0cm" fo:padding-bottom="0.03cm" fo:border-left="none" fo:border-right="none" fo:border-top="none" fo:border-bottom="0.5pt solid #000000"/>
    </style:style>
    <style:style style:name="Таблица363" style:family="table">
      <style:table-properties style:rel-width="100%" table:align="center" style:writing-mode="page"/>
    </style:style>
    <style:style style:name="Таблица363.A" style:family="table-column">
      <style:table-column-properties style:rel-column-width="368*"/>
    </style:style>
    <style:style style:name="Таблица363.B" style:family="table-column">
      <style:table-column-properties style:rel-column-width="7003*"/>
    </style:style>
    <style:style style:name="Таблица363.A1" style:family="table-cell">
      <style:table-cell-properties fo:padding-left="0cm" fo:padding-right="0cm" fo:padding-top="0cm" fo:padding-bottom="0.03cm" fo:border-left="none" fo:border-right="none" fo:border-top="none" fo:border-bottom="0.5pt solid #000000"/>
    </style:style>
    <style:style style:name="Таблица364" style:family="table">
      <style:table-properties style:rel-width="100%" table:align="center" style:writing-mode="page"/>
    </style:style>
    <style:style style:name="Таблица364.A" style:family="table-column">
      <style:table-column-properties style:rel-column-width="3968*"/>
    </style:style>
    <style:style style:name="Таблица364.B" style:family="table-column">
      <style:table-column-properties style:rel-column-width="3969*"/>
    </style:style>
    <style:style style:name="Таблица364.A1" style:family="table-cell">
      <style:table-cell-properties fo:padding="0cm" fo:border="none"/>
    </style:style>
    <style:style style:name="Таблица365" style:family="table">
      <style:table-properties style:rel-width="100%" table:align="center" style:writing-mode="page"/>
    </style:style>
    <style:style style:name="Таблица365.A" style:family="table-column">
      <style:table-column-properties style:rel-column-width="7540*"/>
    </style:style>
    <style:style style:name="Таблица365.B" style:family="table-column">
      <style:table-column-properties style:rel-column-width="397*"/>
    </style:style>
    <style:style style:name="Таблица365.A1" style:family="table-cell">
      <style:table-cell-properties fo:padding-left="0cm" fo:padding-right="0cm" fo:padding-top="0cm" fo:padding-bottom="0.03cm" fo:border-left="none" fo:border-right="none" fo:border-top="none" fo:border-bottom="0.5pt solid #000000"/>
    </style:style>
    <style:style style:name="Таблица366" style:family="table">
      <style:table-properties style:rel-width="100%" table:align="center" style:writing-mode="page"/>
    </style:style>
    <style:style style:name="Таблица366.A" style:family="table-column">
      <style:table-column-properties style:rel-column-width="368*"/>
    </style:style>
    <style:style style:name="Таблица366.B" style:family="table-column">
      <style:table-column-properties style:rel-column-width="7003*"/>
    </style:style>
    <style:style style:name="Таблица366.A1" style:family="table-cell">
      <style:table-cell-properties fo:padding-left="0cm" fo:padding-right="0cm" fo:padding-top="0cm" fo:padding-bottom="0.03cm" fo:border-left="none" fo:border-right="none" fo:border-top="none" fo:border-bottom="0.5pt solid #000000"/>
    </style:style>
    <style:style style:name="Таблица367" style:family="table">
      <style:table-properties style:rel-width="100%" table:align="center" style:writing-mode="page"/>
    </style:style>
    <style:style style:name="Таблица367.A" style:family="table-column">
      <style:table-column-properties style:rel-column-width="7540*"/>
    </style:style>
    <style:style style:name="Таблица367.B" style:family="table-column">
      <style:table-column-properties style:rel-column-width="397*"/>
    </style:style>
    <style:style style:name="Таблица367.A1" style:family="table-cell">
      <style:table-cell-properties fo:padding-left="0cm" fo:padding-right="0cm" fo:padding-top="0cm" fo:padding-bottom="0.03cm" fo:border-left="none" fo:border-right="none" fo:border-top="none" fo:border-bottom="0.5pt solid #000000"/>
    </style:style>
    <style:style style:name="Таблица368" style:family="table">
      <style:table-properties style:rel-width="100%" table:align="center" style:writing-mode="page"/>
    </style:style>
    <style:style style:name="Таблица368.A" style:family="table-column">
      <style:table-column-properties style:rel-column-width="368*"/>
    </style:style>
    <style:style style:name="Таблица368.B" style:family="table-column">
      <style:table-column-properties style:rel-column-width="7003*"/>
    </style:style>
    <style:style style:name="Таблица368.A1" style:family="table-cell">
      <style:table-cell-properties fo:padding-left="0cm" fo:padding-right="0cm" fo:padding-top="0cm" fo:padding-bottom="0.03cm" fo:border-left="none" fo:border-right="none" fo:border-top="none" fo:border-bottom="0.5pt solid #000000"/>
    </style:style>
    <style:style style:name="Таблица369" style:family="table">
      <style:table-properties style:rel-width="100%" table:align="center" style:writing-mode="page"/>
    </style:style>
    <style:style style:name="Таблица369.A" style:family="table-column">
      <style:table-column-properties style:rel-column-width="7540*"/>
    </style:style>
    <style:style style:name="Таблица369.B" style:family="table-column">
      <style:table-column-properties style:rel-column-width="397*"/>
    </style:style>
    <style:style style:name="Таблица369.A1" style:family="table-cell">
      <style:table-cell-properties fo:padding-left="0cm" fo:padding-right="0cm" fo:padding-top="0cm" fo:padding-bottom="0.03cm" fo:border-left="none" fo:border-right="none" fo:border-top="none" fo:border-bottom="0.5pt solid #000000"/>
    </style:style>
    <style:style style:name="Таблица370" style:family="table">
      <style:table-properties style:rel-width="100%" table:align="center" style:writing-mode="page"/>
    </style:style>
    <style:style style:name="Таблица370.A" style:family="table-column">
      <style:table-column-properties style:rel-column-width="368*"/>
    </style:style>
    <style:style style:name="Таблица370.B" style:family="table-column">
      <style:table-column-properties style:rel-column-width="7003*"/>
    </style:style>
    <style:style style:name="Таблица370.A1" style:family="table-cell">
      <style:table-cell-properties fo:padding-left="0cm" fo:padding-right="0cm" fo:padding-top="0cm" fo:padding-bottom="0.03cm" fo:border-left="none" fo:border-right="none" fo:border-top="none" fo:border-bottom="0.5pt solid #000000"/>
    </style:style>
    <style:style style:name="Таблица371" style:family="table">
      <style:table-properties style:rel-width="100%" table:align="center" style:writing-mode="page"/>
    </style:style>
    <style:style style:name="Таблица371.A" style:family="table-column">
      <style:table-column-properties style:rel-column-width="7540*"/>
    </style:style>
    <style:style style:name="Таблица371.B" style:family="table-column">
      <style:table-column-properties style:rel-column-width="397*"/>
    </style:style>
    <style:style style:name="Таблица371.A1" style:family="table-cell">
      <style:table-cell-properties fo:padding-left="0cm" fo:padding-right="0cm" fo:padding-top="0cm" fo:padding-bottom="0.03cm" fo:border-left="none" fo:border-right="none" fo:border-top="none" fo:border-bottom="0.5pt solid #000000"/>
    </style:style>
    <style:style style:name="Таблица372" style:family="table">
      <style:table-properties style:rel-width="100%" table:align="center" style:writing-mode="page"/>
    </style:style>
    <style:style style:name="Таблица372.A" style:family="table-column">
      <style:table-column-properties style:rel-column-width="368*"/>
    </style:style>
    <style:style style:name="Таблица372.B" style:family="table-column">
      <style:table-column-properties style:rel-column-width="7003*"/>
    </style:style>
    <style:style style:name="Таблица372.A1" style:family="table-cell">
      <style:table-cell-properties fo:padding-left="0cm" fo:padding-right="0cm" fo:padding-top="0cm" fo:padding-bottom="0.03cm" fo:border-left="none" fo:border-right="none" fo:border-top="none" fo:border-bottom="0.5pt solid #000000"/>
    </style:style>
    <style:style style:name="Таблица373" style:family="table">
      <style:table-properties style:rel-width="100%" table:align="center" style:writing-mode="page"/>
    </style:style>
    <style:style style:name="Таблица373.A" style:family="table-column">
      <style:table-column-properties style:rel-column-width="7540*"/>
    </style:style>
    <style:style style:name="Таблица373.B" style:family="table-column">
      <style:table-column-properties style:rel-column-width="397*"/>
    </style:style>
    <style:style style:name="Таблица373.A1" style:family="table-cell">
      <style:table-cell-properties fo:padding-left="0cm" fo:padding-right="0cm" fo:padding-top="0cm" fo:padding-bottom="0.03cm" fo:border-left="none" fo:border-right="none" fo:border-top="none" fo:border-bottom="0.5pt solid #000000"/>
    </style:style>
    <style:style style:name="Таблица374" style:family="table">
      <style:table-properties style:rel-width="100%" table:align="center" style:writing-mode="page"/>
    </style:style>
    <style:style style:name="Таблица374.A" style:family="table-column">
      <style:table-column-properties style:rel-column-width="368*"/>
    </style:style>
    <style:style style:name="Таблица374.B" style:family="table-column">
      <style:table-column-properties style:rel-column-width="7003*"/>
    </style:style>
    <style:style style:name="Таблица374.A1" style:family="table-cell">
      <style:table-cell-properties fo:padding-left="0cm" fo:padding-right="0cm" fo:padding-top="0cm" fo:padding-bottom="0.03cm" fo:border-left="none" fo:border-right="none" fo:border-top="none" fo:border-bottom="0.5pt solid #000000"/>
    </style:style>
    <style:style style:name="Таблица375" style:family="table">
      <style:table-properties style:rel-width="100%" table:align="center" style:writing-mode="page"/>
    </style:style>
    <style:style style:name="Таблица375.A" style:family="table-column">
      <style:table-column-properties style:rel-column-width="7540*"/>
    </style:style>
    <style:style style:name="Таблица375.B" style:family="table-column">
      <style:table-column-properties style:rel-column-width="397*"/>
    </style:style>
    <style:style style:name="Таблица375.A1" style:family="table-cell">
      <style:table-cell-properties fo:padding-left="0cm" fo:padding-right="0cm" fo:padding-top="0cm" fo:padding-bottom="0.03cm" fo:border-left="none" fo:border-right="none" fo:border-top="none" fo:border-bottom="0.5pt solid #000000"/>
    </style:style>
    <style:style style:name="Таблица376" style:family="table">
      <style:table-properties style:rel-width="100%" table:align="center" style:writing-mode="page"/>
    </style:style>
    <style:style style:name="Таблица376.A" style:family="table-column">
      <style:table-column-properties style:rel-column-width="368*"/>
    </style:style>
    <style:style style:name="Таблица376.B" style:family="table-column">
      <style:table-column-properties style:rel-column-width="7003*"/>
    </style:style>
    <style:style style:name="Таблица376.A1" style:family="table-cell">
      <style:table-cell-properties fo:padding-left="0cm" fo:padding-right="0cm" fo:padding-top="0cm" fo:padding-bottom="0.03cm" fo:border-left="none" fo:border-right="none" fo:border-top="none" fo:border-bottom="0.5pt solid #000000"/>
    </style:style>
    <style:style style:name="Таблица377" style:family="table">
      <style:table-properties style:rel-width="100%" table:align="center" style:writing-mode="page"/>
    </style:style>
    <style:style style:name="Таблица377.A" style:family="table-column">
      <style:table-column-properties style:rel-column-width="7540*"/>
    </style:style>
    <style:style style:name="Таблица377.B" style:family="table-column">
      <style:table-column-properties style:rel-column-width="397*"/>
    </style:style>
    <style:style style:name="Таблица377.A1" style:family="table-cell">
      <style:table-cell-properties fo:padding-left="0cm" fo:padding-right="0cm" fo:padding-top="0cm" fo:padding-bottom="0.03cm" fo:border-left="none" fo:border-right="none" fo:border-top="none" fo:border-bottom="0.5pt solid #000000"/>
    </style:style>
    <style:style style:name="Таблица378" style:family="table">
      <style:table-properties style:rel-width="100%" table:align="center" style:writing-mode="page"/>
    </style:style>
    <style:style style:name="Таблица378.A" style:family="table-column">
      <style:table-column-properties style:rel-column-width="368*"/>
    </style:style>
    <style:style style:name="Таблица378.B" style:family="table-column">
      <style:table-column-properties style:rel-column-width="7003*"/>
    </style:style>
    <style:style style:name="Таблица378.A1" style:family="table-cell">
      <style:table-cell-properties fo:padding-left="0cm" fo:padding-right="0cm" fo:padding-top="0cm" fo:padding-bottom="0.03cm" fo:border-left="none" fo:border-right="none" fo:border-top="none" fo:border-bottom="0.5pt solid #000000"/>
    </style:style>
    <style:style style:name="Таблица379" style:family="table">
      <style:table-properties style:rel-width="100%" table:align="center" style:writing-mode="page"/>
    </style:style>
    <style:style style:name="Таблица379.A" style:family="table-column">
      <style:table-column-properties style:rel-column-width="7540*"/>
    </style:style>
    <style:style style:name="Таблица379.B" style:family="table-column">
      <style:table-column-properties style:rel-column-width="397*"/>
    </style:style>
    <style:style style:name="Таблица379.A1" style:family="table-cell">
      <style:table-cell-properties fo:padding-left="0cm" fo:padding-right="0cm" fo:padding-top="0cm" fo:padding-bottom="0.03cm" fo:border-left="none" fo:border-right="none" fo:border-top="none" fo:border-bottom="0.5pt solid #000000"/>
    </style:style>
    <style:style style:name="Таблица380" style:family="table">
      <style:table-properties style:rel-width="100%" table:align="center" style:writing-mode="page"/>
    </style:style>
    <style:style style:name="Таблица380.A" style:family="table-column">
      <style:table-column-properties style:rel-column-width="368*"/>
    </style:style>
    <style:style style:name="Таблица380.B" style:family="table-column">
      <style:table-column-properties style:rel-column-width="7003*"/>
    </style:style>
    <style:style style:name="Таблица380.A1" style:family="table-cell">
      <style:table-cell-properties fo:padding-left="0cm" fo:padding-right="0cm" fo:padding-top="0cm" fo:padding-bottom="0.03cm" fo:border-left="none" fo:border-right="none" fo:border-top="none" fo:border-bottom="0.5pt solid #000000"/>
    </style:style>
    <style:style style:name="Таблица381" style:family="table">
      <style:table-properties style:rel-width="100%" table:align="center" style:writing-mode="page"/>
    </style:style>
    <style:style style:name="Таблица381.A" style:family="table-column">
      <style:table-column-properties style:rel-column-width="7540*"/>
    </style:style>
    <style:style style:name="Таблица381.B" style:family="table-column">
      <style:table-column-properties style:rel-column-width="397*"/>
    </style:style>
    <style:style style:name="Таблица381.A1" style:family="table-cell">
      <style:table-cell-properties fo:padding-left="0cm" fo:padding-right="0cm" fo:padding-top="0cm" fo:padding-bottom="0.03cm" fo:border-left="none" fo:border-right="none" fo:border-top="none" fo:border-bottom="0.5pt solid #000000"/>
    </style:style>
    <style:style style:name="Таблица382" style:family="table">
      <style:table-properties style:rel-width="100%" table:align="center" style:writing-mode="page"/>
    </style:style>
    <style:style style:name="Таблица382.A" style:family="table-column">
      <style:table-column-properties style:rel-column-width="368*"/>
    </style:style>
    <style:style style:name="Таблица382.B" style:family="table-column">
      <style:table-column-properties style:rel-column-width="7003*"/>
    </style:style>
    <style:style style:name="Таблица382.A1" style:family="table-cell">
      <style:table-cell-properties fo:padding-left="0cm" fo:padding-right="0cm" fo:padding-top="0cm" fo:padding-bottom="0.03cm" fo:border-left="none" fo:border-right="none" fo:border-top="none" fo:border-bottom="0.5pt solid #000000"/>
    </style:style>
    <style:style style:name="Таблица383" style:family="table">
      <style:table-properties style:rel-width="100%" table:align="center" style:writing-mode="page"/>
    </style:style>
    <style:style style:name="Таблица383.A" style:family="table-column">
      <style:table-column-properties style:rel-column-width="7540*"/>
    </style:style>
    <style:style style:name="Таблица383.B" style:family="table-column">
      <style:table-column-properties style:rel-column-width="397*"/>
    </style:style>
    <style:style style:name="Таблица383.A1" style:family="table-cell">
      <style:table-cell-properties fo:padding-left="0cm" fo:padding-right="0cm" fo:padding-top="0cm" fo:padding-bottom="0.03cm" fo:border-left="none" fo:border-right="none" fo:border-top="none" fo:border-bottom="0.5pt solid #000000"/>
    </style:style>
    <style:style style:name="Таблица384" style:family="table">
      <style:table-properties style:rel-width="100%" table:align="center" style:writing-mode="page"/>
    </style:style>
    <style:style style:name="Таблица384.A" style:family="table-column">
      <style:table-column-properties style:rel-column-width="368*"/>
    </style:style>
    <style:style style:name="Таблица384.B" style:family="table-column">
      <style:table-column-properties style:rel-column-width="7003*"/>
    </style:style>
    <style:style style:name="Таблица384.A1" style:family="table-cell">
      <style:table-cell-properties fo:padding-left="0cm" fo:padding-right="0cm" fo:padding-top="0cm" fo:padding-bottom="0.03cm" fo:border-left="none" fo:border-right="none" fo:border-top="none" fo:border-bottom="0.5pt solid #000000"/>
    </style:style>
    <style:style style:name="Таблица385" style:family="table">
      <style:table-properties style:rel-width="100%" table:align="center" style:writing-mode="page"/>
    </style:style>
    <style:style style:name="Таблица385.A" style:family="table-column">
      <style:table-column-properties style:rel-column-width="7540*"/>
    </style:style>
    <style:style style:name="Таблица385.B" style:family="table-column">
      <style:table-column-properties style:rel-column-width="397*"/>
    </style:style>
    <style:style style:name="Таблица385.A1" style:family="table-cell">
      <style:table-cell-properties fo:padding-left="0cm" fo:padding-right="0cm" fo:padding-top="0cm" fo:padding-bottom="0.03cm" fo:border-left="none" fo:border-right="none" fo:border-top="none" fo:border-bottom="0.5pt solid #000000"/>
    </style:style>
    <style:style style:name="Таблица386" style:family="table">
      <style:table-properties style:rel-width="100%" table:align="center" style:writing-mode="page"/>
    </style:style>
    <style:style style:name="Таблица386.A" style:family="table-column">
      <style:table-column-properties style:rel-column-width="368*"/>
    </style:style>
    <style:style style:name="Таблица386.B" style:family="table-column">
      <style:table-column-properties style:rel-column-width="7003*"/>
    </style:style>
    <style:style style:name="Таблица386.A1" style:family="table-cell">
      <style:table-cell-properties fo:padding-left="0cm" fo:padding-right="0cm" fo:padding-top="0cm" fo:padding-bottom="0.03cm" fo:border-left="none" fo:border-right="none" fo:border-top="none" fo:border-bottom="0.5pt solid #000000"/>
    </style:style>
    <style:style style:name="Таблица387" style:family="table">
      <style:table-properties style:rel-width="100%" table:align="center" style:writing-mode="page"/>
    </style:style>
    <style:style style:name="Таблица387.A" style:family="table-column">
      <style:table-column-properties style:rel-column-width="7540*"/>
    </style:style>
    <style:style style:name="Таблица387.B" style:family="table-column">
      <style:table-column-properties style:rel-column-width="397*"/>
    </style:style>
    <style:style style:name="Таблица387.A1" style:family="table-cell">
      <style:table-cell-properties fo:padding-left="0cm" fo:padding-right="0cm" fo:padding-top="0cm" fo:padding-bottom="0.03cm" fo:border-left="none" fo:border-right="none" fo:border-top="none" fo:border-bottom="0.5pt solid #000000"/>
    </style:style>
    <style:style style:name="Таблица388" style:family="table">
      <style:table-properties style:rel-width="100%" table:align="center" style:writing-mode="page"/>
    </style:style>
    <style:style style:name="Таблица388.A" style:family="table-column">
      <style:table-column-properties style:rel-column-width="368*"/>
    </style:style>
    <style:style style:name="Таблица388.B" style:family="table-column">
      <style:table-column-properties style:rel-column-width="7003*"/>
    </style:style>
    <style:style style:name="Таблица388.A1" style:family="table-cell">
      <style:table-cell-properties fo:padding-left="0cm" fo:padding-right="0cm" fo:padding-top="0cm" fo:padding-bottom="0.03cm" fo:border-left="none" fo:border-right="none" fo:border-top="none" fo:border-bottom="0.5pt solid #000000"/>
    </style:style>
    <style:style style:name="Таблица389" style:family="table">
      <style:table-properties style:rel-width="100%" table:align="center" style:writing-mode="page"/>
    </style:style>
    <style:style style:name="Таблица389.A" style:family="table-column">
      <style:table-column-properties style:rel-column-width="7540*"/>
    </style:style>
    <style:style style:name="Таблица389.B" style:family="table-column">
      <style:table-column-properties style:rel-column-width="397*"/>
    </style:style>
    <style:style style:name="Таблица389.A1" style:family="table-cell">
      <style:table-cell-properties fo:padding-left="0cm" fo:padding-right="0cm" fo:padding-top="0cm" fo:padding-bottom="0.03cm" fo:border-left="none" fo:border-right="none" fo:border-top="none" fo:border-bottom="0.5pt solid #000000"/>
    </style:style>
    <style:style style:name="Таблица390" style:family="table">
      <style:table-properties style:rel-width="100%" table:align="center" style:writing-mode="page"/>
    </style:style>
    <style:style style:name="Таблица390.A" style:family="table-column">
      <style:table-column-properties style:rel-column-width="368*"/>
    </style:style>
    <style:style style:name="Таблица390.B" style:family="table-column">
      <style:table-column-properties style:rel-column-width="7003*"/>
    </style:style>
    <style:style style:name="Таблица390.A1" style:family="table-cell">
      <style:table-cell-properties fo:padding-left="0cm" fo:padding-right="0cm" fo:padding-top="0cm" fo:padding-bottom="0.03cm" fo:border-left="none" fo:border-right="none" fo:border-top="none" fo:border-bottom="0.5pt solid #000000"/>
    </style:style>
    <style:style style:name="Таблица391" style:family="table">
      <style:table-properties style:rel-width="100%" table:align="center" style:writing-mode="page"/>
    </style:style>
    <style:style style:name="Таблица391.A" style:family="table-column">
      <style:table-column-properties style:rel-column-width="7540*"/>
    </style:style>
    <style:style style:name="Таблица391.B" style:family="table-column">
      <style:table-column-properties style:rel-column-width="397*"/>
    </style:style>
    <style:style style:name="Таблица391.A1" style:family="table-cell">
      <style:table-cell-properties fo:padding-left="0cm" fo:padding-right="0cm" fo:padding-top="0cm" fo:padding-bottom="0.03cm" fo:border-left="none" fo:border-right="none" fo:border-top="none" fo:border-bottom="0.5pt solid #000000"/>
    </style:style>
    <style:style style:name="Таблица392" style:family="table">
      <style:table-properties style:rel-width="100%" table:align="center" style:writing-mode="page"/>
    </style:style>
    <style:style style:name="Таблица392.A" style:family="table-column">
      <style:table-column-properties style:rel-column-width="368*"/>
    </style:style>
    <style:style style:name="Таблица392.B" style:family="table-column">
      <style:table-column-properties style:rel-column-width="7003*"/>
    </style:style>
    <style:style style:name="Таблица392.A1" style:family="table-cell">
      <style:table-cell-properties fo:padding-left="0cm" fo:padding-right="0cm" fo:padding-top="0cm" fo:padding-bottom="0.03cm" fo:border-left="none" fo:border-right="none" fo:border-top="none" fo:border-bottom="0.5pt solid #000000"/>
    </style:style>
    <style:style style:name="Таблица393" style:family="table">
      <style:table-properties style:rel-width="100%" table:align="center" style:writing-mode="page"/>
    </style:style>
    <style:style style:name="Таблица393.A" style:family="table-column">
      <style:table-column-properties style:rel-column-width="7540*"/>
    </style:style>
    <style:style style:name="Таблица393.B" style:family="table-column">
      <style:table-column-properties style:rel-column-width="397*"/>
    </style:style>
    <style:style style:name="Таблица393.A1" style:family="table-cell">
      <style:table-cell-properties fo:padding-left="0cm" fo:padding-right="0cm" fo:padding-top="0cm" fo:padding-bottom="0.03cm" fo:border-left="none" fo:border-right="none" fo:border-top="none" fo:border-bottom="0.5pt solid #000000"/>
    </style:style>
    <style:style style:name="Таблица394" style:family="table">
      <style:table-properties style:rel-width="100%" table:align="center" style:writing-mode="page"/>
    </style:style>
    <style:style style:name="Таблица394.A" style:family="table-column">
      <style:table-column-properties style:rel-column-width="368*"/>
    </style:style>
    <style:style style:name="Таблица394.B" style:family="table-column">
      <style:table-column-properties style:rel-column-width="7003*"/>
    </style:style>
    <style:style style:name="Таблица394.A1" style:family="table-cell">
      <style:table-cell-properties fo:padding-left="0cm" fo:padding-right="0cm" fo:padding-top="0cm" fo:padding-bottom="0.03cm" fo:border-left="none" fo:border-right="none" fo:border-top="none" fo:border-bottom="0.5pt solid #000000"/>
    </style:style>
    <style:style style:name="Таблица395" style:family="table">
      <style:table-properties style:rel-width="100%" table:align="center" style:writing-mode="page"/>
    </style:style>
    <style:style style:name="Таблица395.A" style:family="table-column">
      <style:table-column-properties style:rel-column-width="7540*"/>
    </style:style>
    <style:style style:name="Таблица395.B" style:family="table-column">
      <style:table-column-properties style:rel-column-width="397*"/>
    </style:style>
    <style:style style:name="Таблица395.A1" style:family="table-cell">
      <style:table-cell-properties fo:padding-left="0cm" fo:padding-right="0cm" fo:padding-top="0cm" fo:padding-bottom="0.03cm" fo:border-left="none" fo:border-right="none" fo:border-top="none" fo:border-bottom="0.5pt solid #000000"/>
    </style:style>
    <style:style style:name="Таблица396" style:family="table">
      <style:table-properties style:rel-width="100%" table:align="center" style:writing-mode="page"/>
    </style:style>
    <style:style style:name="Таблица396.A" style:family="table-column">
      <style:table-column-properties style:rel-column-width="368*"/>
    </style:style>
    <style:style style:name="Таблица396.B" style:family="table-column">
      <style:table-column-properties style:rel-column-width="7003*"/>
    </style:style>
    <style:style style:name="Таблица396.A1" style:family="table-cell">
      <style:table-cell-properties fo:padding-left="0cm" fo:padding-right="0cm" fo:padding-top="0cm" fo:padding-bottom="0.03cm" fo:border-left="none" fo:border-right="none" fo:border-top="none" fo:border-bottom="0.5pt solid #000000"/>
    </style:style>
    <style:style style:name="Таблица397" style:family="table">
      <style:table-properties style:rel-width="100%" table:align="center" style:writing-mode="page"/>
    </style:style>
    <style:style style:name="Таблица397.A" style:family="table-column">
      <style:table-column-properties style:rel-column-width="7540*"/>
    </style:style>
    <style:style style:name="Таблица397.B" style:family="table-column">
      <style:table-column-properties style:rel-column-width="397*"/>
    </style:style>
    <style:style style:name="Таблица397.A1" style:family="table-cell">
      <style:table-cell-properties fo:padding-left="0cm" fo:padding-right="0cm" fo:padding-top="0cm" fo:padding-bottom="0.03cm" fo:border-left="none" fo:border-right="none" fo:border-top="none" fo:border-bottom="0.5pt solid #000000"/>
    </style:style>
    <style:style style:name="Таблица398" style:family="table">
      <style:table-properties style:rel-width="100%" table:align="center" style:writing-mode="page"/>
    </style:style>
    <style:style style:name="Таблица398.A" style:family="table-column">
      <style:table-column-properties style:rel-column-width="368*"/>
    </style:style>
    <style:style style:name="Таблица398.B" style:family="table-column">
      <style:table-column-properties style:rel-column-width="7003*"/>
    </style:style>
    <style:style style:name="Таблица398.A1" style:family="table-cell">
      <style:table-cell-properties fo:padding-left="0cm" fo:padding-right="0cm" fo:padding-top="0cm" fo:padding-bottom="0.03cm" fo:border-left="none" fo:border-right="none" fo:border-top="none" fo:border-bottom="0.5pt solid #000000"/>
    </style:style>
    <style:style style:name="Таблица399" style:family="table">
      <style:table-properties style:rel-width="100%" table:align="center" style:writing-mode="page"/>
    </style:style>
    <style:style style:name="Таблица399.A" style:family="table-column">
      <style:table-column-properties style:rel-column-width="7540*"/>
    </style:style>
    <style:style style:name="Таблица399.B" style:family="table-column">
      <style:table-column-properties style:rel-column-width="397*"/>
    </style:style>
    <style:style style:name="Таблица399.A1" style:family="table-cell">
      <style:table-cell-properties fo:padding-left="0cm" fo:padding-right="0cm" fo:padding-top="0cm" fo:padding-bottom="0.03cm" fo:border-left="none" fo:border-right="none" fo:border-top="none" fo:border-bottom="0.5pt solid #000000"/>
    </style:style>
    <style:style style:name="Таблица400" style:family="table">
      <style:table-properties style:rel-width="100%" table:align="center" style:writing-mode="page"/>
    </style:style>
    <style:style style:name="Таблица400.A" style:family="table-column">
      <style:table-column-properties style:rel-column-width="368*"/>
    </style:style>
    <style:style style:name="Таблица400.B" style:family="table-column">
      <style:table-column-properties style:rel-column-width="7003*"/>
    </style:style>
    <style:style style:name="Таблица400.A1" style:family="table-cell">
      <style:table-cell-properties fo:padding-left="0cm" fo:padding-right="0cm" fo:padding-top="0cm" fo:padding-bottom="0.03cm" fo:border-left="none" fo:border-right="none" fo:border-top="none" fo:border-bottom="0.5pt solid #000000"/>
    </style:style>
    <style:style style:name="Таблица401" style:family="table">
      <style:table-properties style:rel-width="100%" table:align="center" style:writing-mode="page"/>
    </style:style>
    <style:style style:name="Таблица401.A" style:family="table-column">
      <style:table-column-properties style:rel-column-width="7540*"/>
    </style:style>
    <style:style style:name="Таблица401.B" style:family="table-column">
      <style:table-column-properties style:rel-column-width="397*"/>
    </style:style>
    <style:style style:name="Таблица401.A1" style:family="table-cell">
      <style:table-cell-properties fo:padding-left="0cm" fo:padding-right="0cm" fo:padding-top="0cm" fo:padding-bottom="0.03cm" fo:border-left="none" fo:border-right="none" fo:border-top="none" fo:border-bottom="0.5pt solid #000000"/>
    </style:style>
    <style:style style:name="Таблица402" style:family="table">
      <style:table-properties style:rel-width="100%" table:align="center" style:writing-mode="page"/>
    </style:style>
    <style:style style:name="Таблица402.A" style:family="table-column">
      <style:table-column-properties style:rel-column-width="368*"/>
    </style:style>
    <style:style style:name="Таблица402.B" style:family="table-column">
      <style:table-column-properties style:rel-column-width="7003*"/>
    </style:style>
    <style:style style:name="Таблица402.A1" style:family="table-cell">
      <style:table-cell-properties fo:padding-left="0cm" fo:padding-right="0cm" fo:padding-top="0cm" fo:padding-bottom="0.03cm" fo:border-left="none" fo:border-right="none" fo:border-top="none" fo:border-bottom="0.5pt solid #000000"/>
    </style:style>
    <style:style style:name="Таблица403" style:family="table">
      <style:table-properties style:rel-width="100%" table:align="center" style:writing-mode="page"/>
    </style:style>
    <style:style style:name="Таблица403.A" style:family="table-column">
      <style:table-column-properties style:rel-column-width="7540*"/>
    </style:style>
    <style:style style:name="Таблица403.B" style:family="table-column">
      <style:table-column-properties style:rel-column-width="397*"/>
    </style:style>
    <style:style style:name="Таблица403.A1" style:family="table-cell">
      <style:table-cell-properties fo:padding-left="0cm" fo:padding-right="0cm" fo:padding-top="0cm" fo:padding-bottom="0.03cm" fo:border-left="none" fo:border-right="none" fo:border-top="none" fo:border-bottom="0.5pt solid #000000"/>
    </style:style>
    <style:style style:name="Таблица404" style:family="table">
      <style:table-properties style:rel-width="100%" table:align="center" style:writing-mode="page"/>
    </style:style>
    <style:style style:name="Таблица404.A" style:family="table-column">
      <style:table-column-properties style:rel-column-width="368*"/>
    </style:style>
    <style:style style:name="Таблица404.B" style:family="table-column">
      <style:table-column-properties style:rel-column-width="7003*"/>
    </style:style>
    <style:style style:name="Таблица404.A1" style:family="table-cell">
      <style:table-cell-properties fo:padding-left="0cm" fo:padding-right="0cm" fo:padding-top="0cm" fo:padding-bottom="0.03cm" fo:border-left="none" fo:border-right="none" fo:border-top="none" fo:border-bottom="0.5pt solid #000000"/>
    </style:style>
    <style:style style:name="Таблица405" style:family="table">
      <style:table-properties style:rel-width="100%" table:align="center" style:writing-mode="page"/>
    </style:style>
    <style:style style:name="Таблица405.A" style:family="table-column">
      <style:table-column-properties style:rel-column-width="7540*"/>
    </style:style>
    <style:style style:name="Таблица405.B" style:family="table-column">
      <style:table-column-properties style:rel-column-width="397*"/>
    </style:style>
    <style:style style:name="Таблица405.A1" style:family="table-cell">
      <style:table-cell-properties fo:padding-left="0cm" fo:padding-right="0cm" fo:padding-top="0cm" fo:padding-bottom="0.03cm" fo:border-left="none" fo:border-right="none" fo:border-top="none" fo:border-bottom="0.5pt solid #000000"/>
    </style:style>
    <style:style style:name="Таблица406" style:family="table">
      <style:table-properties style:rel-width="100%" table:align="center" style:writing-mode="page"/>
    </style:style>
    <style:style style:name="Таблица406.A" style:family="table-column">
      <style:table-column-properties style:rel-column-width="368*"/>
    </style:style>
    <style:style style:name="Таблица406.B" style:family="table-column">
      <style:table-column-properties style:rel-column-width="7003*"/>
    </style:style>
    <style:style style:name="Таблица406.A1" style:family="table-cell">
      <style:table-cell-properties fo:padding-left="0cm" fo:padding-right="0cm" fo:padding-top="0cm" fo:padding-bottom="0.03cm" fo:border-left="none" fo:border-right="none" fo:border-top="none" fo:border-bottom="0.5pt solid #000000"/>
    </style:style>
    <style:style style:name="Таблица407" style:family="table">
      <style:table-properties style:rel-width="100%" table:align="center" style:writing-mode="page"/>
    </style:style>
    <style:style style:name="Таблица407.A" style:family="table-column">
      <style:table-column-properties style:rel-column-width="7540*"/>
    </style:style>
    <style:style style:name="Таблица407.B" style:family="table-column">
      <style:table-column-properties style:rel-column-width="397*"/>
    </style:style>
    <style:style style:name="Таблица407.A1" style:family="table-cell">
      <style:table-cell-properties fo:padding-left="0cm" fo:padding-right="0cm" fo:padding-top="0cm" fo:padding-bottom="0.03cm" fo:border-left="none" fo:border-right="none" fo:border-top="none" fo:border-bottom="0.5pt solid #000000"/>
    </style:style>
    <style:style style:name="Таблица408" style:family="table">
      <style:table-properties style:rel-width="100%" table:align="center" style:writing-mode="page"/>
    </style:style>
    <style:style style:name="Таблица408.A" style:family="table-column">
      <style:table-column-properties style:rel-column-width="368*"/>
    </style:style>
    <style:style style:name="Таблица408.B" style:family="table-column">
      <style:table-column-properties style:rel-column-width="7003*"/>
    </style:style>
    <style:style style:name="Таблица408.A1" style:family="table-cell">
      <style:table-cell-properties fo:padding-left="0cm" fo:padding-right="0cm" fo:padding-top="0cm" fo:padding-bottom="0.03cm" fo:border-left="none" fo:border-right="none" fo:border-top="none" fo:border-bottom="0.5pt solid #000000"/>
    </style:style>
    <style:style style:name="Таблица409" style:family="table">
      <style:table-properties style:rel-width="100%" table:align="center" style:writing-mode="page"/>
    </style:style>
    <style:style style:name="Таблица409.A" style:family="table-column">
      <style:table-column-properties style:rel-column-width="7540*"/>
    </style:style>
    <style:style style:name="Таблица409.B" style:family="table-column">
      <style:table-column-properties style:rel-column-width="397*"/>
    </style:style>
    <style:style style:name="Таблица409.A1" style:family="table-cell">
      <style:table-cell-properties fo:padding-left="0cm" fo:padding-right="0cm" fo:padding-top="0cm" fo:padding-bottom="0.03cm" fo:border-left="none" fo:border-right="none" fo:border-top="none" fo:border-bottom="0.5pt solid #000000"/>
    </style:style>
    <style:style style:name="Таблица410" style:family="table">
      <style:table-properties style:rel-width="100%" table:align="center" style:writing-mode="page"/>
    </style:style>
    <style:style style:name="Таблица410.A" style:family="table-column">
      <style:table-column-properties style:rel-column-width="368*"/>
    </style:style>
    <style:style style:name="Таблица410.B" style:family="table-column">
      <style:table-column-properties style:rel-column-width="7003*"/>
    </style:style>
    <style:style style:name="Таблица410.A1" style:family="table-cell">
      <style:table-cell-properties fo:padding-left="0cm" fo:padding-right="0cm" fo:padding-top="0cm" fo:padding-bottom="0.03cm" fo:border-left="none" fo:border-right="none" fo:border-top="none" fo:border-bottom="0.5pt solid #000000"/>
    </style:style>
    <style:style style:name="Таблица411" style:family="table">
      <style:table-properties style:rel-width="100%" table:align="center" style:writing-mode="page"/>
    </style:style>
    <style:style style:name="Таблица411.A" style:family="table-column">
      <style:table-column-properties style:rel-column-width="7540*"/>
    </style:style>
    <style:style style:name="Таблица411.B" style:family="table-column">
      <style:table-column-properties style:rel-column-width="397*"/>
    </style:style>
    <style:style style:name="Таблица411.A1" style:family="table-cell">
      <style:table-cell-properties fo:padding-left="0cm" fo:padding-right="0cm" fo:padding-top="0cm" fo:padding-bottom="0.03cm" fo:border-left="none" fo:border-right="none" fo:border-top="none" fo:border-bottom="0.5pt solid #000000"/>
    </style:style>
    <style:style style:name="Таблица412" style:family="table">
      <style:table-properties style:rel-width="100%" table:align="center" style:writing-mode="page"/>
    </style:style>
    <style:style style:name="Таблица412.A" style:family="table-column">
      <style:table-column-properties style:rel-column-width="368*"/>
    </style:style>
    <style:style style:name="Таблица412.B" style:family="table-column">
      <style:table-column-properties style:rel-column-width="7003*"/>
    </style:style>
    <style:style style:name="Таблица412.A1" style:family="table-cell">
      <style:table-cell-properties fo:padding-left="0cm" fo:padding-right="0cm" fo:padding-top="0cm" fo:padding-bottom="0.03cm" fo:border-left="none" fo:border-right="none" fo:border-top="none" fo:border-bottom="0.5pt solid #000000"/>
    </style:style>
    <style:style style:name="Таблица413" style:family="table">
      <style:table-properties style:rel-width="100%" table:align="center" style:writing-mode="page"/>
    </style:style>
    <style:style style:name="Таблица413.A" style:family="table-column">
      <style:table-column-properties style:rel-column-width="7540*"/>
    </style:style>
    <style:style style:name="Таблица413.B" style:family="table-column">
      <style:table-column-properties style:rel-column-width="397*"/>
    </style:style>
    <style:style style:name="Таблица413.A1" style:family="table-cell">
      <style:table-cell-properties fo:padding-left="0cm" fo:padding-right="0cm" fo:padding-top="0cm" fo:padding-bottom="0.03cm" fo:border-left="none" fo:border-right="none" fo:border-top="none" fo:border-bottom="0.5pt solid #000000"/>
    </style:style>
    <style:style style:name="Таблица414" style:family="table">
      <style:table-properties style:rel-width="100%" table:align="center" style:writing-mode="page"/>
    </style:style>
    <style:style style:name="Таблица414.A" style:family="table-column">
      <style:table-column-properties style:rel-column-width="368*"/>
    </style:style>
    <style:style style:name="Таблица414.B" style:family="table-column">
      <style:table-column-properties style:rel-column-width="7003*"/>
    </style:style>
    <style:style style:name="Таблица414.A1" style:family="table-cell">
      <style:table-cell-properties fo:padding-left="0cm" fo:padding-right="0cm" fo:padding-top="0cm" fo:padding-bottom="0.03cm" fo:border-left="none" fo:border-right="none" fo:border-top="none" fo:border-bottom="0.5pt solid #000000"/>
    </style:style>
    <style:style style:name="Таблица415" style:family="table">
      <style:table-properties style:rel-width="100%" table:align="center" style:writing-mode="page"/>
    </style:style>
    <style:style style:name="Таблица415.A" style:family="table-column">
      <style:table-column-properties style:rel-column-width="7540*"/>
    </style:style>
    <style:style style:name="Таблица415.B" style:family="table-column">
      <style:table-column-properties style:rel-column-width="397*"/>
    </style:style>
    <style:style style:name="Таблица415.A1" style:family="table-cell">
      <style:table-cell-properties fo:padding-left="0cm" fo:padding-right="0cm" fo:padding-top="0cm" fo:padding-bottom="0.03cm" fo:border-left="none" fo:border-right="none" fo:border-top="none" fo:border-bottom="0.5pt solid #000000"/>
    </style:style>
    <style:style style:name="Таблица416" style:family="table">
      <style:table-properties style:rel-width="100%" table:align="center" style:writing-mode="page"/>
    </style:style>
    <style:style style:name="Таблица416.A" style:family="table-column">
      <style:table-column-properties style:rel-column-width="368*"/>
    </style:style>
    <style:style style:name="Таблица416.B" style:family="table-column">
      <style:table-column-properties style:rel-column-width="7003*"/>
    </style:style>
    <style:style style:name="Таблица416.A1" style:family="table-cell">
      <style:table-cell-properties fo:padding-left="0cm" fo:padding-right="0cm" fo:padding-top="0cm" fo:padding-bottom="0.03cm" fo:border-left="none" fo:border-right="none" fo:border-top="none" fo:border-bottom="0.5pt solid #000000"/>
    </style:style>
    <style:style style:name="Таблица417" style:family="table">
      <style:table-properties style:rel-width="100%" table:align="center" style:writing-mode="page"/>
    </style:style>
    <style:style style:name="Таблица417.A" style:family="table-column">
      <style:table-column-properties style:rel-column-width="7540*"/>
    </style:style>
    <style:style style:name="Таблица417.B" style:family="table-column">
      <style:table-column-properties style:rel-column-width="397*"/>
    </style:style>
    <style:style style:name="Таблица417.A1" style:family="table-cell">
      <style:table-cell-properties fo:padding-left="0cm" fo:padding-right="0cm" fo:padding-top="0cm" fo:padding-bottom="0.03cm" fo:border-left="none" fo:border-right="none" fo:border-top="none" fo:border-bottom="0.5pt solid #000000"/>
    </style:style>
    <style:style style:name="Таблица418" style:family="table">
      <style:table-properties style:rel-width="100%" table:align="center" style:writing-mode="page"/>
    </style:style>
    <style:style style:name="Таблица418.A" style:family="table-column">
      <style:table-column-properties style:rel-column-width="368*"/>
    </style:style>
    <style:style style:name="Таблица418.B" style:family="table-column">
      <style:table-column-properties style:rel-column-width="7003*"/>
    </style:style>
    <style:style style:name="Таблица418.A1" style:family="table-cell">
      <style:table-cell-properties fo:padding-left="0cm" fo:padding-right="0cm" fo:padding-top="0cm" fo:padding-bottom="0.03cm" fo:border-left="none" fo:border-right="none" fo:border-top="none" fo:border-bottom="0.5pt solid #000000"/>
    </style:style>
    <style:style style:name="Таблица419" style:family="table">
      <style:table-properties style:rel-width="100%" table:align="center" style:writing-mode="page"/>
    </style:style>
    <style:style style:name="Таблица419.A" style:family="table-column">
      <style:table-column-properties style:rel-column-width="7540*"/>
    </style:style>
    <style:style style:name="Таблица419.B" style:family="table-column">
      <style:table-column-properties style:rel-column-width="397*"/>
    </style:style>
    <style:style style:name="Таблица419.A1" style:family="table-cell">
      <style:table-cell-properties fo:padding-left="0cm" fo:padding-right="0cm" fo:padding-top="0cm" fo:padding-bottom="0.03cm" fo:border-left="none" fo:border-right="none" fo:border-top="none" fo:border-bottom="0.5pt solid #000000"/>
    </style:style>
    <style:style style:name="Таблица420" style:family="table">
      <style:table-properties style:rel-width="100%" table:align="center" style:writing-mode="page"/>
    </style:style>
    <style:style style:name="Таблица420.A" style:family="table-column">
      <style:table-column-properties style:rel-column-width="368*"/>
    </style:style>
    <style:style style:name="Таблица420.B" style:family="table-column">
      <style:table-column-properties style:rel-column-width="7003*"/>
    </style:style>
    <style:style style:name="Таблица420.A1" style:family="table-cell">
      <style:table-cell-properties fo:padding-left="0cm" fo:padding-right="0cm" fo:padding-top="0cm" fo:padding-bottom="0.03cm" fo:border-left="none" fo:border-right="none" fo:border-top="none" fo:border-bottom="0.5pt solid #000000"/>
    </style:style>
    <style:style style:name="Таблица421" style:family="table">
      <style:table-properties style:rel-width="100%" table:align="center" style:writing-mode="page"/>
    </style:style>
    <style:style style:name="Таблица421.A" style:family="table-column">
      <style:table-column-properties style:rel-column-width="7540*"/>
    </style:style>
    <style:style style:name="Таблица421.B" style:family="table-column">
      <style:table-column-properties style:rel-column-width="397*"/>
    </style:style>
    <style:style style:name="Таблица421.A1" style:family="table-cell">
      <style:table-cell-properties fo:padding-left="0cm" fo:padding-right="0cm" fo:padding-top="0cm" fo:padding-bottom="0.03cm" fo:border-left="none" fo:border-right="none" fo:border-top="none" fo:border-bottom="0.5pt solid #000000"/>
    </style:style>
    <style:style style:name="Таблица422" style:family="table">
      <style:table-properties style:rel-width="100%" table:align="center" style:writing-mode="page"/>
    </style:style>
    <style:style style:name="Таблица422.A" style:family="table-column">
      <style:table-column-properties style:rel-column-width="368*"/>
    </style:style>
    <style:style style:name="Таблица422.B" style:family="table-column">
      <style:table-column-properties style:rel-column-width="7003*"/>
    </style:style>
    <style:style style:name="Таблица422.A1" style:family="table-cell">
      <style:table-cell-properties fo:padding-left="0cm" fo:padding-right="0cm" fo:padding-top="0cm" fo:padding-bottom="0.03cm" fo:border-left="none" fo:border-right="none" fo:border-top="none" fo:border-bottom="0.5pt solid #000000"/>
    </style:style>
    <style:style style:name="Таблица423" style:family="table">
      <style:table-properties style:rel-width="100%" table:align="center" style:writing-mode="page"/>
    </style:style>
    <style:style style:name="Таблица423.A" style:family="table-column">
      <style:table-column-properties style:rel-column-width="3968*"/>
    </style:style>
    <style:style style:name="Таблица423.B" style:family="table-column">
      <style:table-column-properties style:rel-column-width="3969*"/>
    </style:style>
    <style:style style:name="Таблица423.A1" style:family="table-cell">
      <style:table-cell-properties fo:padding="0cm" fo:border="none"/>
    </style:style>
    <style:style style:name="Таблица424" style:family="table">
      <style:table-properties style:rel-width="100%" table:align="center" style:writing-mode="page"/>
    </style:style>
    <style:style style:name="Таблица424.A" style:family="table-column">
      <style:table-column-properties style:rel-column-width="7540*"/>
    </style:style>
    <style:style style:name="Таблица424.B" style:family="table-column">
      <style:table-column-properties style:rel-column-width="397*"/>
    </style:style>
    <style:style style:name="Таблица424.A1" style:family="table-cell">
      <style:table-cell-properties fo:padding-left="0cm" fo:padding-right="0cm" fo:padding-top="0cm" fo:padding-bottom="0.03cm" fo:border-left="none" fo:border-right="none" fo:border-top="none" fo:border-bottom="0.5pt solid #000000"/>
    </style:style>
    <style:style style:name="Таблица425" style:family="table">
      <style:table-properties style:rel-width="100%" table:align="center" style:writing-mode="page"/>
    </style:style>
    <style:style style:name="Таблица425.A" style:family="table-column">
      <style:table-column-properties style:rel-column-width="368*"/>
    </style:style>
    <style:style style:name="Таблица425.B" style:family="table-column">
      <style:table-column-properties style:rel-column-width="7003*"/>
    </style:style>
    <style:style style:name="Таблица425.A1" style:family="table-cell">
      <style:table-cell-properties fo:padding-left="0cm" fo:padding-right="0cm" fo:padding-top="0cm" fo:padding-bottom="0.03cm" fo:border-left="none" fo:border-right="none" fo:border-top="none" fo:border-bottom="0.5pt solid #000000"/>
    </style:style>
    <style:style style:name="Таблица426" style:family="table">
      <style:table-properties style:rel-width="100%" table:align="center" style:writing-mode="page"/>
    </style:style>
    <style:style style:name="Таблица426.A" style:family="table-column">
      <style:table-column-properties style:rel-column-width="7540*"/>
    </style:style>
    <style:style style:name="Таблица426.B" style:family="table-column">
      <style:table-column-properties style:rel-column-width="397*"/>
    </style:style>
    <style:style style:name="Таблица426.A1" style:family="table-cell">
      <style:table-cell-properties fo:padding-left="0cm" fo:padding-right="0cm" fo:padding-top="0cm" fo:padding-bottom="0.03cm" fo:border-left="none" fo:border-right="none" fo:border-top="none" fo:border-bottom="0.5pt solid #000000"/>
    </style:style>
    <style:style style:name="Таблица427" style:family="table">
      <style:table-properties style:rel-width="100%" table:align="center" style:writing-mode="page"/>
    </style:style>
    <style:style style:name="Таблица427.A" style:family="table-column">
      <style:table-column-properties style:rel-column-width="368*"/>
    </style:style>
    <style:style style:name="Таблица427.B" style:family="table-column">
      <style:table-column-properties style:rel-column-width="7003*"/>
    </style:style>
    <style:style style:name="Таблица427.A1" style:family="table-cell">
      <style:table-cell-properties fo:padding-left="0cm" fo:padding-right="0cm" fo:padding-top="0cm" fo:padding-bottom="0.03cm" fo:border-left="none" fo:border-right="none" fo:border-top="none" fo:border-bottom="0.5pt solid #000000"/>
    </style:style>
    <style:style style:name="Таблица428" style:family="table">
      <style:table-properties style:rel-width="100%" table:align="center" style:writing-mode="page"/>
    </style:style>
    <style:style style:name="Таблица428.A" style:family="table-column">
      <style:table-column-properties style:rel-column-width="7540*"/>
    </style:style>
    <style:style style:name="Таблица428.B" style:family="table-column">
      <style:table-column-properties style:rel-column-width="397*"/>
    </style:style>
    <style:style style:name="Таблица428.A1" style:family="table-cell">
      <style:table-cell-properties fo:padding-left="0cm" fo:padding-right="0cm" fo:padding-top="0cm" fo:padding-bottom="0.03cm" fo:border-left="none" fo:border-right="none" fo:border-top="none" fo:border-bottom="0.5pt solid #000000"/>
    </style:style>
    <style:style style:name="Таблица429" style:family="table">
      <style:table-properties style:rel-width="100%" table:align="center" style:writing-mode="page"/>
    </style:style>
    <style:style style:name="Таблица429.A" style:family="table-column">
      <style:table-column-properties style:rel-column-width="368*"/>
    </style:style>
    <style:style style:name="Таблица429.B" style:family="table-column">
      <style:table-column-properties style:rel-column-width="7003*"/>
    </style:style>
    <style:style style:name="Таблица429.A1" style:family="table-cell">
      <style:table-cell-properties fo:padding-left="0cm" fo:padding-right="0cm" fo:padding-top="0cm" fo:padding-bottom="0.03cm" fo:border-left="none" fo:border-right="none" fo:border-top="none" fo:border-bottom="0.5pt solid #000000"/>
    </style:style>
    <style:style style:name="Таблица430" style:family="table">
      <style:table-properties style:rel-width="100%" table:align="center" style:writing-mode="page"/>
    </style:style>
    <style:style style:name="Таблица430.A" style:family="table-column">
      <style:table-column-properties style:rel-column-width="7540*"/>
    </style:style>
    <style:style style:name="Таблица430.B" style:family="table-column">
      <style:table-column-properties style:rel-column-width="397*"/>
    </style:style>
    <style:style style:name="Таблица430.A1" style:family="table-cell">
      <style:table-cell-properties fo:padding-left="0cm" fo:padding-right="0cm" fo:padding-top="0cm" fo:padding-bottom="0.03cm" fo:border-left="none" fo:border-right="none" fo:border-top="none" fo:border-bottom="0.5pt solid #000000"/>
    </style:style>
    <style:style style:name="Таблица431" style:family="table">
      <style:table-properties style:rel-width="100%" table:align="center" style:writing-mode="page"/>
    </style:style>
    <style:style style:name="Таблица431.A" style:family="table-column">
      <style:table-column-properties style:rel-column-width="368*"/>
    </style:style>
    <style:style style:name="Таблица431.B" style:family="table-column">
      <style:table-column-properties style:rel-column-width="7003*"/>
    </style:style>
    <style:style style:name="Таблица431.A1" style:family="table-cell">
      <style:table-cell-properties fo:padding-left="0cm" fo:padding-right="0cm" fo:padding-top="0cm" fo:padding-bottom="0.03cm" fo:border-left="none" fo:border-right="none" fo:border-top="none" fo:border-bottom="0.5pt solid #000000"/>
    </style:style>
    <style:style style:name="Таблица432" style:family="table">
      <style:table-properties style:rel-width="100%" table:align="center" style:writing-mode="page"/>
    </style:style>
    <style:style style:name="Таблица432.A" style:family="table-column">
      <style:table-column-properties style:rel-column-width="7540*"/>
    </style:style>
    <style:style style:name="Таблица432.B" style:family="table-column">
      <style:table-column-properties style:rel-column-width="397*"/>
    </style:style>
    <style:style style:name="Таблица432.A1" style:family="table-cell">
      <style:table-cell-properties fo:padding-left="0cm" fo:padding-right="0cm" fo:padding-top="0cm" fo:padding-bottom="0.03cm" fo:border-left="none" fo:border-right="none" fo:border-top="none" fo:border-bottom="0.5pt solid #000000"/>
    </style:style>
    <style:style style:name="Таблица433" style:family="table">
      <style:table-properties style:rel-width="100%" table:align="center" style:writing-mode="page"/>
    </style:style>
    <style:style style:name="Таблица433.A" style:family="table-column">
      <style:table-column-properties style:rel-column-width="368*"/>
    </style:style>
    <style:style style:name="Таблица433.B" style:family="table-column">
      <style:table-column-properties style:rel-column-width="7003*"/>
    </style:style>
    <style:style style:name="Таблица433.A1" style:family="table-cell">
      <style:table-cell-properties fo:padding-left="0cm" fo:padding-right="0cm" fo:padding-top="0cm" fo:padding-bottom="0.03cm" fo:border-left="none" fo:border-right="none" fo:border-top="none" fo:border-bottom="0.5pt solid #000000"/>
    </style:style>
    <style:style style:name="Таблица434" style:family="table">
      <style:table-properties style:rel-width="100%" table:align="center" style:writing-mode="page"/>
    </style:style>
    <style:style style:name="Таблица434.A" style:family="table-column">
      <style:table-column-properties style:rel-column-width="7540*"/>
    </style:style>
    <style:style style:name="Таблица434.B" style:family="table-column">
      <style:table-column-properties style:rel-column-width="397*"/>
    </style:style>
    <style:style style:name="Таблица434.A1" style:family="table-cell">
      <style:table-cell-properties fo:padding-left="0cm" fo:padding-right="0cm" fo:padding-top="0cm" fo:padding-bottom="0.03cm" fo:border-left="none" fo:border-right="none" fo:border-top="none" fo:border-bottom="0.5pt solid #000000"/>
    </style:style>
    <style:style style:name="Таблица435" style:family="table">
      <style:table-properties style:rel-width="100%" table:align="center" style:writing-mode="page"/>
    </style:style>
    <style:style style:name="Таблица435.A" style:family="table-column">
      <style:table-column-properties style:rel-column-width="368*"/>
    </style:style>
    <style:style style:name="Таблица435.B" style:family="table-column">
      <style:table-column-properties style:rel-column-width="7003*"/>
    </style:style>
    <style:style style:name="Таблица435.A1" style:family="table-cell">
      <style:table-cell-properties fo:padding-left="0cm" fo:padding-right="0cm" fo:padding-top="0cm" fo:padding-bottom="0.03cm" fo:border-left="none" fo:border-right="none" fo:border-top="none" fo:border-bottom="0.5pt solid #000000"/>
    </style:style>
    <style:style style:name="Таблица436" style:family="table">
      <style:table-properties style:rel-width="100%" table:align="center" style:writing-mode="page"/>
    </style:style>
    <style:style style:name="Таблица436.A" style:family="table-column">
      <style:table-column-properties style:rel-column-width="7540*"/>
    </style:style>
    <style:style style:name="Таблица436.B" style:family="table-column">
      <style:table-column-properties style:rel-column-width="397*"/>
    </style:style>
    <style:style style:name="Таблица436.A1" style:family="table-cell">
      <style:table-cell-properties fo:padding-left="0cm" fo:padding-right="0cm" fo:padding-top="0cm" fo:padding-bottom="0.03cm" fo:border-left="none" fo:border-right="none" fo:border-top="none" fo:border-bottom="0.5pt solid #000000"/>
    </style:style>
    <style:style style:name="Таблица437" style:family="table">
      <style:table-properties style:rel-width="100%" table:align="center" style:writing-mode="page"/>
    </style:style>
    <style:style style:name="Таблица437.A" style:family="table-column">
      <style:table-column-properties style:rel-column-width="368*"/>
    </style:style>
    <style:style style:name="Таблица437.B" style:family="table-column">
      <style:table-column-properties style:rel-column-width="7003*"/>
    </style:style>
    <style:style style:name="Таблица437.A1" style:family="table-cell">
      <style:table-cell-properties fo:padding-left="0cm" fo:padding-right="0cm" fo:padding-top="0cm" fo:padding-bottom="0.03cm" fo:border-left="none" fo:border-right="none" fo:border-top="none" fo:border-bottom="0.5pt solid #000000"/>
    </style:style>
    <style:style style:name="Таблица438" style:family="table">
      <style:table-properties style:rel-width="100%" table:align="center" style:writing-mode="page"/>
    </style:style>
    <style:style style:name="Таблица438.A" style:family="table-column">
      <style:table-column-properties style:rel-column-width="7540*"/>
    </style:style>
    <style:style style:name="Таблица438.B" style:family="table-column">
      <style:table-column-properties style:rel-column-width="397*"/>
    </style:style>
    <style:style style:name="Таблица438.A1" style:family="table-cell">
      <style:table-cell-properties fo:padding-left="0cm" fo:padding-right="0cm" fo:padding-top="0cm" fo:padding-bottom="0.03cm" fo:border-left="none" fo:border-right="none" fo:border-top="none" fo:border-bottom="0.5pt solid #000000"/>
    </style:style>
    <style:style style:name="Таблица439" style:family="table">
      <style:table-properties style:rel-width="100%" table:align="center" style:writing-mode="page"/>
    </style:style>
    <style:style style:name="Таблица439.A" style:family="table-column">
      <style:table-column-properties style:rel-column-width="368*"/>
    </style:style>
    <style:style style:name="Таблица439.B" style:family="table-column">
      <style:table-column-properties style:rel-column-width="7003*"/>
    </style:style>
    <style:style style:name="Таблица439.A1" style:family="table-cell">
      <style:table-cell-properties fo:padding-left="0cm" fo:padding-right="0cm" fo:padding-top="0cm" fo:padding-bottom="0.03cm" fo:border-left="none" fo:border-right="none" fo:border-top="none" fo:border-bottom="0.5pt solid #000000"/>
    </style:style>
    <style:style style:name="Таблица440" style:family="table">
      <style:table-properties style:rel-width="100%" table:align="center" style:writing-mode="page"/>
    </style:style>
    <style:style style:name="Таблица440.A" style:family="table-column">
      <style:table-column-properties style:rel-column-width="7540*"/>
    </style:style>
    <style:style style:name="Таблица440.B" style:family="table-column">
      <style:table-column-properties style:rel-column-width="397*"/>
    </style:style>
    <style:style style:name="Таблица440.A1" style:family="table-cell">
      <style:table-cell-properties fo:padding-left="0cm" fo:padding-right="0cm" fo:padding-top="0cm" fo:padding-bottom="0.03cm" fo:border-left="none" fo:border-right="none" fo:border-top="none" fo:border-bottom="0.5pt solid #000000"/>
    </style:style>
    <style:style style:name="Таблица441" style:family="table">
      <style:table-properties style:rel-width="100%" table:align="center" style:writing-mode="page"/>
    </style:style>
    <style:style style:name="Таблица441.A" style:family="table-column">
      <style:table-column-properties style:rel-column-width="368*"/>
    </style:style>
    <style:style style:name="Таблица441.B" style:family="table-column">
      <style:table-column-properties style:rel-column-width="7003*"/>
    </style:style>
    <style:style style:name="Таблица441.A1" style:family="table-cell">
      <style:table-cell-properties fo:padding-left="0cm" fo:padding-right="0cm" fo:padding-top="0cm" fo:padding-bottom="0.03cm" fo:border-left="none" fo:border-right="none" fo:border-top="none" fo:border-bottom="0.5pt solid #000000"/>
    </style:style>
    <style:style style:name="Таблица442" style:family="table">
      <style:table-properties style:rel-width="100%" table:align="center" style:writing-mode="page"/>
    </style:style>
    <style:style style:name="Таблица442.A" style:family="table-column">
      <style:table-column-properties style:rel-column-width="7540*"/>
    </style:style>
    <style:style style:name="Таблица442.B" style:family="table-column">
      <style:table-column-properties style:rel-column-width="397*"/>
    </style:style>
    <style:style style:name="Таблица442.A1" style:family="table-cell">
      <style:table-cell-properties fo:padding-left="0cm" fo:padding-right="0cm" fo:padding-top="0cm" fo:padding-bottom="0.03cm" fo:border-left="none" fo:border-right="none" fo:border-top="none" fo:border-bottom="0.5pt solid #000000"/>
    </style:style>
    <style:style style:name="Таблица443" style:family="table">
      <style:table-properties style:rel-width="100%" table:align="center" style:writing-mode="page"/>
    </style:style>
    <style:style style:name="Таблица443.A" style:family="table-column">
      <style:table-column-properties style:rel-column-width="368*"/>
    </style:style>
    <style:style style:name="Таблица443.B" style:family="table-column">
      <style:table-column-properties style:rel-column-width="7003*"/>
    </style:style>
    <style:style style:name="Таблица443.A1" style:family="table-cell">
      <style:table-cell-properties fo:padding-left="0cm" fo:padding-right="0cm" fo:padding-top="0cm" fo:padding-bottom="0.03cm" fo:border-left="none" fo:border-right="none" fo:border-top="none" fo:border-bottom="0.5pt solid #000000"/>
    </style:style>
    <style:style style:name="Таблица444" style:family="table">
      <style:table-properties style:rel-width="100%" table:align="center" style:writing-mode="page"/>
    </style:style>
    <style:style style:name="Таблица444.A" style:family="table-column">
      <style:table-column-properties style:rel-column-width="7540*"/>
    </style:style>
    <style:style style:name="Таблица444.B" style:family="table-column">
      <style:table-column-properties style:rel-column-width="397*"/>
    </style:style>
    <style:style style:name="Таблица444.A1" style:family="table-cell">
      <style:table-cell-properties fo:padding-left="0cm" fo:padding-right="0cm" fo:padding-top="0cm" fo:padding-bottom="0.03cm" fo:border-left="none" fo:border-right="none" fo:border-top="none" fo:border-bottom="0.5pt solid #000000"/>
    </style:style>
    <style:style style:name="Таблица445" style:family="table">
      <style:table-properties style:rel-width="100%" table:align="center" style:writing-mode="page"/>
    </style:style>
    <style:style style:name="Таблица445.A" style:family="table-column">
      <style:table-column-properties style:rel-column-width="368*"/>
    </style:style>
    <style:style style:name="Таблица445.B" style:family="table-column">
      <style:table-column-properties style:rel-column-width="7003*"/>
    </style:style>
    <style:style style:name="Таблица445.A1" style:family="table-cell">
      <style:table-cell-properties fo:padding-left="0cm" fo:padding-right="0cm" fo:padding-top="0cm" fo:padding-bottom="0.03cm" fo:border-left="none" fo:border-right="none" fo:border-top="none" fo:border-bottom="0.5pt solid #000000"/>
    </style:style>
    <style:style style:name="Таблица446" style:family="table">
      <style:table-properties style:rel-width="100%" table:align="center" style:writing-mode="page"/>
    </style:style>
    <style:style style:name="Таблица446.A" style:family="table-column">
      <style:table-column-properties style:rel-column-width="7540*"/>
    </style:style>
    <style:style style:name="Таблица446.B" style:family="table-column">
      <style:table-column-properties style:rel-column-width="397*"/>
    </style:style>
    <style:style style:name="Таблица446.A1" style:family="table-cell">
      <style:table-cell-properties fo:padding-left="0cm" fo:padding-right="0cm" fo:padding-top="0cm" fo:padding-bottom="0.03cm" fo:border-left="none" fo:border-right="none" fo:border-top="none" fo:border-bottom="0.5pt solid #000000"/>
    </style:style>
    <style:style style:name="Таблица447" style:family="table">
      <style:table-properties style:rel-width="100%" table:align="center" style:writing-mode="page"/>
    </style:style>
    <style:style style:name="Таблица447.A" style:family="table-column">
      <style:table-column-properties style:rel-column-width="368*"/>
    </style:style>
    <style:style style:name="Таблица447.B" style:family="table-column">
      <style:table-column-properties style:rel-column-width="7003*"/>
    </style:style>
    <style:style style:name="Таблица447.A1" style:family="table-cell">
      <style:table-cell-properties fo:padding-left="0cm" fo:padding-right="0cm" fo:padding-top="0cm" fo:padding-bottom="0.03cm" fo:border-left="none" fo:border-right="none" fo:border-top="none" fo:border-bottom="0.5pt solid #000000"/>
    </style:style>
    <style:style style:name="Таблица448" style:family="table">
      <style:table-properties style:rel-width="100%" table:align="center" style:writing-mode="page"/>
    </style:style>
    <style:style style:name="Таблица448.A" style:family="table-column">
      <style:table-column-properties style:rel-column-width="7540*"/>
    </style:style>
    <style:style style:name="Таблица448.B" style:family="table-column">
      <style:table-column-properties style:rel-column-width="397*"/>
    </style:style>
    <style:style style:name="Таблица448.A1" style:family="table-cell">
      <style:table-cell-properties fo:padding-left="0cm" fo:padding-right="0cm" fo:padding-top="0cm" fo:padding-bottom="0.03cm" fo:border-left="none" fo:border-right="none" fo:border-top="none" fo:border-bottom="0.5pt solid #000000"/>
    </style:style>
    <style:style style:name="Таблица449" style:family="table">
      <style:table-properties style:rel-width="100%" table:align="center" style:writing-mode="page"/>
    </style:style>
    <style:style style:name="Таблица449.A" style:family="table-column">
      <style:table-column-properties style:rel-column-width="368*"/>
    </style:style>
    <style:style style:name="Таблица449.B" style:family="table-column">
      <style:table-column-properties style:rel-column-width="7003*"/>
    </style:style>
    <style:style style:name="Таблица449.A1" style:family="table-cell">
      <style:table-cell-properties fo:padding-left="0cm" fo:padding-right="0cm" fo:padding-top="0cm" fo:padding-bottom="0.03cm" fo:border-left="none" fo:border-right="none" fo:border-top="none" fo:border-bottom="0.5pt solid #000000"/>
    </style:style>
    <style:style style:name="Таблица450" style:family="table">
      <style:table-properties style:rel-width="100%" table:align="center" style:writing-mode="page"/>
    </style:style>
    <style:style style:name="Таблица450.A" style:family="table-column">
      <style:table-column-properties style:rel-column-width="7540*"/>
    </style:style>
    <style:style style:name="Таблица450.B" style:family="table-column">
      <style:table-column-properties style:rel-column-width="397*"/>
    </style:style>
    <style:style style:name="Таблица450.A1" style:family="table-cell">
      <style:table-cell-properties fo:padding-left="0cm" fo:padding-right="0cm" fo:padding-top="0cm" fo:padding-bottom="0.03cm" fo:border-left="none" fo:border-right="none" fo:border-top="none" fo:border-bottom="0.5pt solid #000000"/>
    </style:style>
    <style:style style:name="Таблица451" style:family="table">
      <style:table-properties style:rel-width="100%" table:align="center" style:writing-mode="page"/>
    </style:style>
    <style:style style:name="Таблица451.A" style:family="table-column">
      <style:table-column-properties style:rel-column-width="368*"/>
    </style:style>
    <style:style style:name="Таблица451.B" style:family="table-column">
      <style:table-column-properties style:rel-column-width="7003*"/>
    </style:style>
    <style:style style:name="Таблица451.A1" style:family="table-cell">
      <style:table-cell-properties fo:padding-left="0cm" fo:padding-right="0cm" fo:padding-top="0cm" fo:padding-bottom="0.03cm" fo:border-left="none" fo:border-right="none" fo:border-top="none" fo:border-bottom="0.5pt solid #000000"/>
    </style:style>
    <style:style style:name="Таблица452" style:family="table">
      <style:table-properties style:rel-width="100%" table:align="center" style:writing-mode="page"/>
    </style:style>
    <style:style style:name="Таблица452.A" style:family="table-column">
      <style:table-column-properties style:rel-column-width="7540*"/>
    </style:style>
    <style:style style:name="Таблица452.B" style:family="table-column">
      <style:table-column-properties style:rel-column-width="397*"/>
    </style:style>
    <style:style style:name="Таблица452.A1" style:family="table-cell">
      <style:table-cell-properties fo:padding-left="0cm" fo:padding-right="0cm" fo:padding-top="0cm" fo:padding-bottom="0.03cm" fo:border-left="none" fo:border-right="none" fo:border-top="none" fo:border-bottom="0.5pt solid #000000"/>
    </style:style>
    <style:style style:name="Таблица453" style:family="table">
      <style:table-properties style:rel-width="100%" table:align="center" style:writing-mode="page"/>
    </style:style>
    <style:style style:name="Таблица453.A" style:family="table-column">
      <style:table-column-properties style:rel-column-width="368*"/>
    </style:style>
    <style:style style:name="Таблица453.B" style:family="table-column">
      <style:table-column-properties style:rel-column-width="7003*"/>
    </style:style>
    <style:style style:name="Таблица453.A1" style:family="table-cell">
      <style:table-cell-properties fo:padding-left="0cm" fo:padding-right="0cm" fo:padding-top="0cm" fo:padding-bottom="0.03cm" fo:border-left="none" fo:border-right="none" fo:border-top="none" fo:border-bottom="0.5pt solid #000000"/>
    </style:style>
    <style:style style:name="Таблица454" style:family="table">
      <style:table-properties style:rel-width="100%" table:align="center" style:writing-mode="page"/>
    </style:style>
    <style:style style:name="Таблица454.A" style:family="table-column">
      <style:table-column-properties style:rel-column-width="7540*"/>
    </style:style>
    <style:style style:name="Таблица454.B" style:family="table-column">
      <style:table-column-properties style:rel-column-width="397*"/>
    </style:style>
    <style:style style:name="Таблица454.A1" style:family="table-cell">
      <style:table-cell-properties fo:padding-left="0cm" fo:padding-right="0cm" fo:padding-top="0cm" fo:padding-bottom="0.03cm" fo:border-left="none" fo:border-right="none" fo:border-top="none" fo:border-bottom="0.5pt solid #000000"/>
    </style:style>
    <style:style style:name="Таблица455" style:family="table">
      <style:table-properties style:rel-width="100%" table:align="center" style:writing-mode="page"/>
    </style:style>
    <style:style style:name="Таблица455.A" style:family="table-column">
      <style:table-column-properties style:rel-column-width="368*"/>
    </style:style>
    <style:style style:name="Таблица455.B" style:family="table-column">
      <style:table-column-properties style:rel-column-width="7003*"/>
    </style:style>
    <style:style style:name="Таблица455.A1" style:family="table-cell">
      <style:table-cell-properties fo:padding-left="0cm" fo:padding-right="0cm" fo:padding-top="0cm" fo:padding-bottom="0.03cm" fo:border-left="none" fo:border-right="none" fo:border-top="none" fo:border-bottom="0.5pt solid #000000"/>
    </style:style>
    <style:style style:name="Таблица456" style:family="table">
      <style:table-properties style:rel-width="100%" table:align="center" style:writing-mode="page"/>
    </style:style>
    <style:style style:name="Таблица456.A" style:family="table-column">
      <style:table-column-properties style:rel-column-width="7540*"/>
    </style:style>
    <style:style style:name="Таблица456.B" style:family="table-column">
      <style:table-column-properties style:rel-column-width="397*"/>
    </style:style>
    <style:style style:name="Таблица456.A1" style:family="table-cell">
      <style:table-cell-properties fo:padding-left="0cm" fo:padding-right="0cm" fo:padding-top="0cm" fo:padding-bottom="0.03cm" fo:border-left="none" fo:border-right="none" fo:border-top="none" fo:border-bottom="0.5pt solid #000000"/>
    </style:style>
    <style:style style:name="Таблица457" style:family="table">
      <style:table-properties style:rel-width="100%" table:align="center" style:writing-mode="page"/>
    </style:style>
    <style:style style:name="Таблица457.A" style:family="table-column">
      <style:table-column-properties style:rel-column-width="368*"/>
    </style:style>
    <style:style style:name="Таблица457.B" style:family="table-column">
      <style:table-column-properties style:rel-column-width="7003*"/>
    </style:style>
    <style:style style:name="Таблица457.A1" style:family="table-cell">
      <style:table-cell-properties fo:padding-left="0cm" fo:padding-right="0cm" fo:padding-top="0cm" fo:padding-bottom="0.03cm" fo:border-left="none" fo:border-right="none" fo:border-top="none" fo:border-bottom="0.5pt solid #000000"/>
    </style:style>
    <style:style style:name="Таблица458" style:family="table">
      <style:table-properties style:rel-width="100%" table:align="center" style:writing-mode="page"/>
    </style:style>
    <style:style style:name="Таблица458.A" style:family="table-column">
      <style:table-column-properties style:rel-column-width="7540*"/>
    </style:style>
    <style:style style:name="Таблица458.B" style:family="table-column">
      <style:table-column-properties style:rel-column-width="397*"/>
    </style:style>
    <style:style style:name="Таблица458.A1" style:family="table-cell">
      <style:table-cell-properties fo:padding-left="0cm" fo:padding-right="0cm" fo:padding-top="0cm" fo:padding-bottom="0.03cm" fo:border-left="none" fo:border-right="none" fo:border-top="none" fo:border-bottom="0.5pt solid #000000"/>
    </style:style>
    <style:style style:name="Таблица459" style:family="table">
      <style:table-properties style:rel-width="100%" table:align="center" style:writing-mode="page"/>
    </style:style>
    <style:style style:name="Таблица459.A" style:family="table-column">
      <style:table-column-properties style:rel-column-width="368*"/>
    </style:style>
    <style:style style:name="Таблица459.B" style:family="table-column">
      <style:table-column-properties style:rel-column-width="7003*"/>
    </style:style>
    <style:style style:name="Таблица459.A1" style:family="table-cell">
      <style:table-cell-properties fo:padding-left="0cm" fo:padding-right="0cm" fo:padding-top="0cm" fo:padding-bottom="0.03cm" fo:border-left="none" fo:border-right="none" fo:border-top="none" fo:border-bottom="0.5pt solid #000000"/>
    </style:style>
    <style:style style:name="Таблица460" style:family="table">
      <style:table-properties style:rel-width="100%" table:align="center" style:writing-mode="page"/>
    </style:style>
    <style:style style:name="Таблица460.A" style:family="table-column">
      <style:table-column-properties style:rel-column-width="7540*"/>
    </style:style>
    <style:style style:name="Таблица460.B" style:family="table-column">
      <style:table-column-properties style:rel-column-width="397*"/>
    </style:style>
    <style:style style:name="Таблица460.A1" style:family="table-cell">
      <style:table-cell-properties fo:padding-left="0cm" fo:padding-right="0cm" fo:padding-top="0cm" fo:padding-bottom="0.03cm" fo:border-left="none" fo:border-right="none" fo:border-top="none" fo:border-bottom="0.5pt solid #000000"/>
    </style:style>
    <style:style style:name="Таблица461" style:family="table">
      <style:table-properties style:rel-width="100%" table:align="center" style:writing-mode="page"/>
    </style:style>
    <style:style style:name="Таблица461.A" style:family="table-column">
      <style:table-column-properties style:rel-column-width="368*"/>
    </style:style>
    <style:style style:name="Таблица461.B" style:family="table-column">
      <style:table-column-properties style:rel-column-width="7003*"/>
    </style:style>
    <style:style style:name="Таблица461.A1" style:family="table-cell">
      <style:table-cell-properties fo:padding-left="0cm" fo:padding-right="0cm" fo:padding-top="0cm" fo:padding-bottom="0.03cm" fo:border-left="none" fo:border-right="none" fo:border-top="none" fo:border-bottom="0.5pt solid #000000"/>
    </style:style>
    <style:style style:name="Таблица462" style:family="table">
      <style:table-properties style:rel-width="100%" table:align="center" style:writing-mode="page"/>
    </style:style>
    <style:style style:name="Таблица462.A" style:family="table-column">
      <style:table-column-properties style:rel-column-width="7540*"/>
    </style:style>
    <style:style style:name="Таблица462.B" style:family="table-column">
      <style:table-column-properties style:rel-column-width="397*"/>
    </style:style>
    <style:style style:name="Таблица462.A1" style:family="table-cell">
      <style:table-cell-properties fo:padding-left="0cm" fo:padding-right="0cm" fo:padding-top="0cm" fo:padding-bottom="0.03cm" fo:border-left="none" fo:border-right="none" fo:border-top="none" fo:border-bottom="0.5pt solid #000000"/>
    </style:style>
    <style:style style:name="Таблица463" style:family="table">
      <style:table-properties style:rel-width="100%" table:align="center" style:writing-mode="page"/>
    </style:style>
    <style:style style:name="Таблица463.A" style:family="table-column">
      <style:table-column-properties style:rel-column-width="368*"/>
    </style:style>
    <style:style style:name="Таблица463.B" style:family="table-column">
      <style:table-column-properties style:rel-column-width="7003*"/>
    </style:style>
    <style:style style:name="Таблица463.A1" style:family="table-cell">
      <style:table-cell-properties fo:padding-left="0cm" fo:padding-right="0cm" fo:padding-top="0cm" fo:padding-bottom="0.03cm" fo:border-left="none" fo:border-right="none" fo:border-top="none" fo:border-bottom="0.5pt solid #000000"/>
    </style:style>
    <style:style style:name="Таблица464" style:family="table">
      <style:table-properties style:rel-width="100%" table:align="center" style:writing-mode="page"/>
    </style:style>
    <style:style style:name="Таблица464.A" style:family="table-column">
      <style:table-column-properties style:rel-column-width="7540*"/>
    </style:style>
    <style:style style:name="Таблица464.B" style:family="table-column">
      <style:table-column-properties style:rel-column-width="397*"/>
    </style:style>
    <style:style style:name="Таблица464.A1" style:family="table-cell">
      <style:table-cell-properties fo:padding-left="0cm" fo:padding-right="0cm" fo:padding-top="0cm" fo:padding-bottom="0.03cm" fo:border-left="none" fo:border-right="none" fo:border-top="none" fo:border-bottom="0.5pt solid #000000"/>
    </style:style>
    <style:style style:name="Таблица465" style:family="table">
      <style:table-properties style:rel-width="100%" table:align="center" style:writing-mode="page"/>
    </style:style>
    <style:style style:name="Таблица465.A" style:family="table-column">
      <style:table-column-properties style:rel-column-width="368*"/>
    </style:style>
    <style:style style:name="Таблица465.B" style:family="table-column">
      <style:table-column-properties style:rel-column-width="7003*"/>
    </style:style>
    <style:style style:name="Таблица465.A1" style:family="table-cell">
      <style:table-cell-properties fo:padding-left="0cm" fo:padding-right="0cm" fo:padding-top="0cm" fo:padding-bottom="0.03cm" fo:border-left="none" fo:border-right="none" fo:border-top="none" fo:border-bottom="0.5pt solid #000000"/>
    </style:style>
    <style:style style:name="Таблица466" style:family="table">
      <style:table-properties style:rel-width="100%" table:align="center" style:writing-mode="page"/>
    </style:style>
    <style:style style:name="Таблица466.A" style:family="table-column">
      <style:table-column-properties style:rel-column-width="7540*"/>
    </style:style>
    <style:style style:name="Таблица466.B" style:family="table-column">
      <style:table-column-properties style:rel-column-width="397*"/>
    </style:style>
    <style:style style:name="Таблица466.A1" style:family="table-cell">
      <style:table-cell-properties fo:padding-left="0cm" fo:padding-right="0cm" fo:padding-top="0cm" fo:padding-bottom="0.03cm" fo:border-left="none" fo:border-right="none" fo:border-top="none" fo:border-bottom="0.5pt solid #000000"/>
    </style:style>
    <style:style style:name="Таблица467" style:family="table">
      <style:table-properties style:rel-width="100%" table:align="center" style:writing-mode="page"/>
    </style:style>
    <style:style style:name="Таблица467.A" style:family="table-column">
      <style:table-column-properties style:rel-column-width="368*"/>
    </style:style>
    <style:style style:name="Таблица467.B" style:family="table-column">
      <style:table-column-properties style:rel-column-width="7003*"/>
    </style:style>
    <style:style style:name="Таблица467.A1" style:family="table-cell">
      <style:table-cell-properties fo:padding-left="0cm" fo:padding-right="0cm" fo:padding-top="0cm" fo:padding-bottom="0.03cm" fo:border-left="none" fo:border-right="none" fo:border-top="none" fo:border-bottom="0.5pt solid #000000"/>
    </style:style>
    <style:style style:name="Таблица468" style:family="table">
      <style:table-properties style:rel-width="100%" table:align="center" style:writing-mode="page"/>
    </style:style>
    <style:style style:name="Таблица468.A" style:family="table-column">
      <style:table-column-properties style:rel-column-width="7540*"/>
    </style:style>
    <style:style style:name="Таблица468.B" style:family="table-column">
      <style:table-column-properties style:rel-column-width="397*"/>
    </style:style>
    <style:style style:name="Таблица468.A1" style:family="table-cell">
      <style:table-cell-properties fo:padding-left="0cm" fo:padding-right="0cm" fo:padding-top="0cm" fo:padding-bottom="0.03cm" fo:border-left="none" fo:border-right="none" fo:border-top="none" fo:border-bottom="0.5pt solid #000000"/>
    </style:style>
    <style:style style:name="Таблица469" style:family="table">
      <style:table-properties style:rel-width="100%" table:align="center" style:writing-mode="page"/>
    </style:style>
    <style:style style:name="Таблица469.A" style:family="table-column">
      <style:table-column-properties style:rel-column-width="368*"/>
    </style:style>
    <style:style style:name="Таблица469.B" style:family="table-column">
      <style:table-column-properties style:rel-column-width="7003*"/>
    </style:style>
    <style:style style:name="Таблица469.A1" style:family="table-cell">
      <style:table-cell-properties fo:padding-left="0cm" fo:padding-right="0cm" fo:padding-top="0cm" fo:padding-bottom="0.03cm" fo:border-left="none" fo:border-right="none" fo:border-top="none" fo:border-bottom="0.5pt solid #000000"/>
    </style:style>
    <style:style style:name="Таблица470" style:family="table">
      <style:table-properties style:rel-width="100%" table:align="center" style:writing-mode="page"/>
    </style:style>
    <style:style style:name="Таблица470.A" style:family="table-column">
      <style:table-column-properties style:rel-column-width="7540*"/>
    </style:style>
    <style:style style:name="Таблица470.B" style:family="table-column">
      <style:table-column-properties style:rel-column-width="397*"/>
    </style:style>
    <style:style style:name="Таблица470.A1" style:family="table-cell">
      <style:table-cell-properties fo:padding-left="0cm" fo:padding-right="0cm" fo:padding-top="0cm" fo:padding-bottom="0.03cm" fo:border-left="none" fo:border-right="none" fo:border-top="none" fo:border-bottom="0.5pt solid #000000"/>
    </style:style>
    <style:style style:name="Таблица471" style:family="table">
      <style:table-properties style:rel-width="100%" table:align="center" style:writing-mode="page"/>
    </style:style>
    <style:style style:name="Таблица471.A" style:family="table-column">
      <style:table-column-properties style:rel-column-width="368*"/>
    </style:style>
    <style:style style:name="Таблица471.B" style:family="table-column">
      <style:table-column-properties style:rel-column-width="7003*"/>
    </style:style>
    <style:style style:name="Таблица471.A1" style:family="table-cell">
      <style:table-cell-properties fo:padding-left="0cm" fo:padding-right="0cm" fo:padding-top="0cm" fo:padding-bottom="0.03cm" fo:border-left="none" fo:border-right="none" fo:border-top="none" fo:border-bottom="0.5pt solid #000000"/>
    </style:style>
    <style:style style:name="Таблица472" style:family="table">
      <style:table-properties style:rel-width="100%" table:align="center" style:writing-mode="page"/>
    </style:style>
    <style:style style:name="Таблица472.A" style:family="table-column">
      <style:table-column-properties style:rel-column-width="7540*"/>
    </style:style>
    <style:style style:name="Таблица472.B" style:family="table-column">
      <style:table-column-properties style:rel-column-width="397*"/>
    </style:style>
    <style:style style:name="Таблица472.A1" style:family="table-cell">
      <style:table-cell-properties fo:padding-left="0cm" fo:padding-right="0cm" fo:padding-top="0cm" fo:padding-bottom="0.03cm" fo:border-left="none" fo:border-right="none" fo:border-top="none" fo:border-bottom="0.5pt solid #000000"/>
    </style:style>
    <style:style style:name="Таблица473" style:family="table">
      <style:table-properties style:rel-width="100%" table:align="center" style:writing-mode="page"/>
    </style:style>
    <style:style style:name="Таблица473.A" style:family="table-column">
      <style:table-column-properties style:rel-column-width="368*"/>
    </style:style>
    <style:style style:name="Таблица473.B" style:family="table-column">
      <style:table-column-properties style:rel-column-width="7003*"/>
    </style:style>
    <style:style style:name="Таблица473.A1" style:family="table-cell">
      <style:table-cell-properties fo:padding-left="0cm" fo:padding-right="0cm" fo:padding-top="0cm" fo:padding-bottom="0.03cm" fo:border-left="none" fo:border-right="none" fo:border-top="none" fo:border-bottom="0.5pt solid #000000"/>
    </style:style>
    <style:style style:name="Таблица474" style:family="table">
      <style:table-properties style:rel-width="100%" table:align="center" style:writing-mode="page"/>
    </style:style>
    <style:style style:name="Таблица474.A" style:family="table-column">
      <style:table-column-properties style:rel-column-width="7540*"/>
    </style:style>
    <style:style style:name="Таблица474.B" style:family="table-column">
      <style:table-column-properties style:rel-column-width="397*"/>
    </style:style>
    <style:style style:name="Таблица474.A1" style:family="table-cell">
      <style:table-cell-properties fo:padding-left="0cm" fo:padding-right="0cm" fo:padding-top="0cm" fo:padding-bottom="0.03cm" fo:border-left="none" fo:border-right="none" fo:border-top="none" fo:border-bottom="0.5pt solid #000000"/>
    </style:style>
    <style:style style:name="Таблица475" style:family="table">
      <style:table-properties style:rel-width="100%" table:align="center" style:writing-mode="page"/>
    </style:style>
    <style:style style:name="Таблица475.A" style:family="table-column">
      <style:table-column-properties style:rel-column-width="368*"/>
    </style:style>
    <style:style style:name="Таблица475.B" style:family="table-column">
      <style:table-column-properties style:rel-column-width="7003*"/>
    </style:style>
    <style:style style:name="Таблица475.A1" style:family="table-cell">
      <style:table-cell-properties fo:padding-left="0cm" fo:padding-right="0cm" fo:padding-top="0cm" fo:padding-bottom="0.03cm" fo:border-left="none" fo:border-right="none" fo:border-top="none" fo:border-bottom="0.5pt solid #000000"/>
    </style:style>
    <style:style style:name="Таблица476" style:family="table">
      <style:table-properties style:rel-width="100%" table:align="center" style:writing-mode="page"/>
    </style:style>
    <style:style style:name="Таблица476.A" style:family="table-column">
      <style:table-column-properties style:rel-column-width="7540*"/>
    </style:style>
    <style:style style:name="Таблица476.B" style:family="table-column">
      <style:table-column-properties style:rel-column-width="397*"/>
    </style:style>
    <style:style style:name="Таблица476.A1" style:family="table-cell">
      <style:table-cell-properties fo:padding-left="0cm" fo:padding-right="0cm" fo:padding-top="0cm" fo:padding-bottom="0.03cm" fo:border-left="none" fo:border-right="none" fo:border-top="none" fo:border-bottom="0.5pt solid #000000"/>
    </style:style>
    <style:style style:name="Таблица477" style:family="table">
      <style:table-properties style:rel-width="100%" table:align="center" style:writing-mode="page"/>
    </style:style>
    <style:style style:name="Таблица477.A" style:family="table-column">
      <style:table-column-properties style:rel-column-width="368*"/>
    </style:style>
    <style:style style:name="Таблица477.B" style:family="table-column">
      <style:table-column-properties style:rel-column-width="7003*"/>
    </style:style>
    <style:style style:name="Таблица477.A1" style:family="table-cell">
      <style:table-cell-properties fo:padding-left="0cm" fo:padding-right="0cm" fo:padding-top="0cm" fo:padding-bottom="0.03cm" fo:border-left="none" fo:border-right="none" fo:border-top="none" fo:border-bottom="0.5pt solid #000000"/>
    </style:style>
    <style:style style:name="Таблица478" style:family="table">
      <style:table-properties style:rel-width="100%" table:align="center" style:writing-mode="page"/>
    </style:style>
    <style:style style:name="Таблица478.A" style:family="table-column">
      <style:table-column-properties style:rel-column-width="7540*"/>
    </style:style>
    <style:style style:name="Таблица478.B" style:family="table-column">
      <style:table-column-properties style:rel-column-width="397*"/>
    </style:style>
    <style:style style:name="Таблица478.A1" style:family="table-cell">
      <style:table-cell-properties fo:padding-left="0cm" fo:padding-right="0cm" fo:padding-top="0cm" fo:padding-bottom="0.03cm" fo:border-left="none" fo:border-right="none" fo:border-top="none" fo:border-bottom="0.5pt solid #000000"/>
    </style:style>
    <style:style style:name="Таблица479" style:family="table">
      <style:table-properties style:rel-width="100%" table:align="center" style:writing-mode="page"/>
    </style:style>
    <style:style style:name="Таблица479.A" style:family="table-column">
      <style:table-column-properties style:rel-column-width="368*"/>
    </style:style>
    <style:style style:name="Таблица479.B" style:family="table-column">
      <style:table-column-properties style:rel-column-width="7003*"/>
    </style:style>
    <style:style style:name="Таблица479.A1" style:family="table-cell">
      <style:table-cell-properties fo:padding-left="0cm" fo:padding-right="0cm" fo:padding-top="0cm" fo:padding-bottom="0.03cm" fo:border-left="none" fo:border-right="none" fo:border-top="none" fo:border-bottom="0.5pt solid #000000"/>
    </style:style>
    <style:style style:name="Таблица480" style:family="table">
      <style:table-properties style:rel-width="100%" table:align="center" style:writing-mode="page"/>
    </style:style>
    <style:style style:name="Таблица480.A" style:family="table-column">
      <style:table-column-properties style:rel-column-width="7540*"/>
    </style:style>
    <style:style style:name="Таблица480.B" style:family="table-column">
      <style:table-column-properties style:rel-column-width="397*"/>
    </style:style>
    <style:style style:name="Таблица480.A1" style:family="table-cell">
      <style:table-cell-properties fo:padding-left="0cm" fo:padding-right="0cm" fo:padding-top="0cm" fo:padding-bottom="0.03cm" fo:border-left="none" fo:border-right="none" fo:border-top="none" fo:border-bottom="0.5pt solid #000000"/>
    </style:style>
    <style:style style:name="Таблица481" style:family="table">
      <style:table-properties style:rel-width="100%" table:align="center" style:writing-mode="page"/>
    </style:style>
    <style:style style:name="Таблица481.A" style:family="table-column">
      <style:table-column-properties style:rel-column-width="368*"/>
    </style:style>
    <style:style style:name="Таблица481.B" style:family="table-column">
      <style:table-column-properties style:rel-column-width="7003*"/>
    </style:style>
    <style:style style:name="Таблица481.A1" style:family="table-cell">
      <style:table-cell-properties fo:padding-left="0cm" fo:padding-right="0cm" fo:padding-top="0cm" fo:padding-bottom="0.03cm" fo:border-left="none" fo:border-right="none" fo:border-top="none" fo:border-bottom="0.5pt solid #000000"/>
    </style:style>
    <style:style style:name="Таблица482" style:family="table">
      <style:table-properties style:rel-width="100%" table:align="center" style:writing-mode="page"/>
    </style:style>
    <style:style style:name="Таблица482.A" style:family="table-column">
      <style:table-column-properties style:rel-column-width="3968*"/>
    </style:style>
    <style:style style:name="Таблица482.B" style:family="table-column">
      <style:table-column-properties style:rel-column-width="3969*"/>
    </style:style>
    <style:style style:name="Таблица482.A1" style:family="table-cell">
      <style:table-cell-properties fo:padding="0cm" fo:border="none"/>
    </style:style>
    <style:style style:name="Таблица483" style:family="table">
      <style:table-properties style:rel-width="100%" table:align="center" style:writing-mode="page"/>
    </style:style>
    <style:style style:name="Таблица483.A" style:family="table-column">
      <style:table-column-properties style:rel-column-width="7540*"/>
    </style:style>
    <style:style style:name="Таблица483.B" style:family="table-column">
      <style:table-column-properties style:rel-column-width="397*"/>
    </style:style>
    <style:style style:name="Таблица483.A1" style:family="table-cell">
      <style:table-cell-properties fo:padding-left="0cm" fo:padding-right="0cm" fo:padding-top="0cm" fo:padding-bottom="0.03cm" fo:border-left="none" fo:border-right="none" fo:border-top="none" fo:border-bottom="0.5pt solid #000000"/>
    </style:style>
    <style:style style:name="Таблица484" style:family="table">
      <style:table-properties style:rel-width="100%" table:align="center" style:writing-mode="page"/>
    </style:style>
    <style:style style:name="Таблица484.A" style:family="table-column">
      <style:table-column-properties style:rel-column-width="368*"/>
    </style:style>
    <style:style style:name="Таблица484.B" style:family="table-column">
      <style:table-column-properties style:rel-column-width="7003*"/>
    </style:style>
    <style:style style:name="Таблица484.A1" style:family="table-cell">
      <style:table-cell-properties fo:padding-left="0cm" fo:padding-right="0cm" fo:padding-top="0cm" fo:padding-bottom="0.03cm" fo:border-left="none" fo:border-right="none" fo:border-top="none" fo:border-bottom="0.5pt solid #000000"/>
    </style:style>
    <style:style style:name="Таблица485" style:family="table">
      <style:table-properties style:rel-width="100%" table:align="center" style:writing-mode="page"/>
    </style:style>
    <style:style style:name="Таблица485.A" style:family="table-column">
      <style:table-column-properties style:rel-column-width="7540*"/>
    </style:style>
    <style:style style:name="Таблица485.B" style:family="table-column">
      <style:table-column-properties style:rel-column-width="397*"/>
    </style:style>
    <style:style style:name="Таблица485.A1" style:family="table-cell">
      <style:table-cell-properties fo:padding-left="0cm" fo:padding-right="0cm" fo:padding-top="0cm" fo:padding-bottom="0.03cm" fo:border-left="none" fo:border-right="none" fo:border-top="none" fo:border-bottom="0.5pt solid #000000"/>
    </style:style>
    <style:style style:name="Таблица486" style:family="table">
      <style:table-properties style:rel-width="100%" table:align="center" style:writing-mode="page"/>
    </style:style>
    <style:style style:name="Таблица486.A" style:family="table-column">
      <style:table-column-properties style:rel-column-width="368*"/>
    </style:style>
    <style:style style:name="Таблица486.B" style:family="table-column">
      <style:table-column-properties style:rel-column-width="7003*"/>
    </style:style>
    <style:style style:name="Таблица486.A1" style:family="table-cell">
      <style:table-cell-properties fo:padding-left="0cm" fo:padding-right="0cm" fo:padding-top="0cm" fo:padding-bottom="0.03cm" fo:border-left="none" fo:border-right="none" fo:border-top="none" fo:border-bottom="0.5pt solid #000000"/>
    </style:style>
    <style:style style:name="Таблица487" style:family="table">
      <style:table-properties style:rel-width="100%" table:align="center" style:writing-mode="page"/>
    </style:style>
    <style:style style:name="Таблица487.A" style:family="table-column">
      <style:table-column-properties style:rel-column-width="7540*"/>
    </style:style>
    <style:style style:name="Таблица487.B" style:family="table-column">
      <style:table-column-properties style:rel-column-width="397*"/>
    </style:style>
    <style:style style:name="Таблица487.A1" style:family="table-cell">
      <style:table-cell-properties fo:padding-left="0cm" fo:padding-right="0cm" fo:padding-top="0cm" fo:padding-bottom="0.03cm" fo:border-left="none" fo:border-right="none" fo:border-top="none" fo:border-bottom="0.5pt solid #000000"/>
    </style:style>
    <style:style style:name="Таблица488" style:family="table">
      <style:table-properties style:rel-width="100%" table:align="center" style:writing-mode="page"/>
    </style:style>
    <style:style style:name="Таблица488.A" style:family="table-column">
      <style:table-column-properties style:rel-column-width="368*"/>
    </style:style>
    <style:style style:name="Таблица488.B" style:family="table-column">
      <style:table-column-properties style:rel-column-width="7003*"/>
    </style:style>
    <style:style style:name="Таблица488.A1" style:family="table-cell">
      <style:table-cell-properties fo:padding-left="0cm" fo:padding-right="0cm" fo:padding-top="0cm" fo:padding-bottom="0.03cm" fo:border-left="none" fo:border-right="none" fo:border-top="none" fo:border-bottom="0.5pt solid #000000"/>
    </style:style>
    <style:style style:name="Таблица489" style:family="table">
      <style:table-properties style:rel-width="100%" table:align="center" style:writing-mode="page"/>
    </style:style>
    <style:style style:name="Таблица489.A" style:family="table-column">
      <style:table-column-properties style:rel-column-width="7540*"/>
    </style:style>
    <style:style style:name="Таблица489.B" style:family="table-column">
      <style:table-column-properties style:rel-column-width="397*"/>
    </style:style>
    <style:style style:name="Таблица489.A1" style:family="table-cell">
      <style:table-cell-properties fo:padding-left="0cm" fo:padding-right="0cm" fo:padding-top="0cm" fo:padding-bottom="0.03cm" fo:border-left="none" fo:border-right="none" fo:border-top="none" fo:border-bottom="0.5pt solid #000000"/>
    </style:style>
    <style:style style:name="Таблица490" style:family="table">
      <style:table-properties style:rel-width="100%" table:align="center" style:writing-mode="page"/>
    </style:style>
    <style:style style:name="Таблица490.A" style:family="table-column">
      <style:table-column-properties style:rel-column-width="368*"/>
    </style:style>
    <style:style style:name="Таблица490.B" style:family="table-column">
      <style:table-column-properties style:rel-column-width="7003*"/>
    </style:style>
    <style:style style:name="Таблица490.A1" style:family="table-cell">
      <style:table-cell-properties fo:padding-left="0cm" fo:padding-right="0cm" fo:padding-top="0cm" fo:padding-bottom="0.03cm" fo:border-left="none" fo:border-right="none" fo:border-top="none" fo:border-bottom="0.5pt solid #000000"/>
    </style:style>
    <style:style style:name="Таблица491" style:family="table">
      <style:table-properties style:rel-width="100%" table:align="center" style:writing-mode="page"/>
    </style:style>
    <style:style style:name="Таблица491.A" style:family="table-column">
      <style:table-column-properties style:rel-column-width="7540*"/>
    </style:style>
    <style:style style:name="Таблица491.B" style:family="table-column">
      <style:table-column-properties style:rel-column-width="397*"/>
    </style:style>
    <style:style style:name="Таблица491.A1" style:family="table-cell">
      <style:table-cell-properties fo:padding-left="0cm" fo:padding-right="0cm" fo:padding-top="0cm" fo:padding-bottom="0.03cm" fo:border-left="none" fo:border-right="none" fo:border-top="none" fo:border-bottom="0.5pt solid #000000"/>
    </style:style>
    <style:style style:name="Таблица492" style:family="table">
      <style:table-properties style:rel-width="100%" table:align="center" style:writing-mode="page"/>
    </style:style>
    <style:style style:name="Таблица492.A" style:family="table-column">
      <style:table-column-properties style:rel-column-width="368*"/>
    </style:style>
    <style:style style:name="Таблица492.B" style:family="table-column">
      <style:table-column-properties style:rel-column-width="7003*"/>
    </style:style>
    <style:style style:name="Таблица492.A1" style:family="table-cell">
      <style:table-cell-properties fo:padding-left="0cm" fo:padding-right="0cm" fo:padding-top="0cm" fo:padding-bottom="0.03cm" fo:border-left="none" fo:border-right="none" fo:border-top="none" fo:border-bottom="0.5pt solid #000000"/>
    </style:style>
    <style:style style:name="Таблица493" style:family="table">
      <style:table-properties style:rel-width="100%" table:align="center" style:writing-mode="page"/>
    </style:style>
    <style:style style:name="Таблица493.A" style:family="table-column">
      <style:table-column-properties style:rel-column-width="7540*"/>
    </style:style>
    <style:style style:name="Таблица493.B" style:family="table-column">
      <style:table-column-properties style:rel-column-width="397*"/>
    </style:style>
    <style:style style:name="Таблица493.A1" style:family="table-cell">
      <style:table-cell-properties fo:padding-left="0cm" fo:padding-right="0cm" fo:padding-top="0cm" fo:padding-bottom="0.03cm" fo:border-left="none" fo:border-right="none" fo:border-top="none" fo:border-bottom="0.5pt solid #000000"/>
    </style:style>
    <style:style style:name="Таблица494" style:family="table">
      <style:table-properties style:rel-width="100%" table:align="center" style:writing-mode="page"/>
    </style:style>
    <style:style style:name="Таблица494.A" style:family="table-column">
      <style:table-column-properties style:rel-column-width="368*"/>
    </style:style>
    <style:style style:name="Таблица494.B" style:family="table-column">
      <style:table-column-properties style:rel-column-width="7003*"/>
    </style:style>
    <style:style style:name="Таблица494.A1" style:family="table-cell">
      <style:table-cell-properties fo:padding-left="0cm" fo:padding-right="0cm" fo:padding-top="0cm" fo:padding-bottom="0.03cm" fo:border-left="none" fo:border-right="none" fo:border-top="none" fo:border-bottom="0.5pt solid #000000"/>
    </style:style>
    <style:style style:name="Таблица495" style:family="table">
      <style:table-properties style:rel-width="100%" table:align="center" style:writing-mode="page"/>
    </style:style>
    <style:style style:name="Таблица495.A" style:family="table-column">
      <style:table-column-properties style:rel-column-width="7540*"/>
    </style:style>
    <style:style style:name="Таблица495.B" style:family="table-column">
      <style:table-column-properties style:rel-column-width="397*"/>
    </style:style>
    <style:style style:name="Таблица495.A1" style:family="table-cell">
      <style:table-cell-properties fo:padding-left="0cm" fo:padding-right="0cm" fo:padding-top="0cm" fo:padding-bottom="0.03cm" fo:border-left="none" fo:border-right="none" fo:border-top="none" fo:border-bottom="0.5pt solid #000000"/>
    </style:style>
    <style:style style:name="Таблица496" style:family="table">
      <style:table-properties style:rel-width="100%" table:align="center" style:writing-mode="page"/>
    </style:style>
    <style:style style:name="Таблица496.A" style:family="table-column">
      <style:table-column-properties style:rel-column-width="368*"/>
    </style:style>
    <style:style style:name="Таблица496.B" style:family="table-column">
      <style:table-column-properties style:rel-column-width="7003*"/>
    </style:style>
    <style:style style:name="Таблица496.A1" style:family="table-cell">
      <style:table-cell-properties fo:padding-left="0cm" fo:padding-right="0cm" fo:padding-top="0cm" fo:padding-bottom="0.03cm" fo:border-left="none" fo:border-right="none" fo:border-top="none" fo:border-bottom="0.5pt solid #000000"/>
    </style:style>
    <style:style style:name="Таблица497" style:family="table">
      <style:table-properties style:rel-width="100%" table:align="center" style:writing-mode="page"/>
    </style:style>
    <style:style style:name="Таблица497.A" style:family="table-column">
      <style:table-column-properties style:rel-column-width="7540*"/>
    </style:style>
    <style:style style:name="Таблица497.B" style:family="table-column">
      <style:table-column-properties style:rel-column-width="397*"/>
    </style:style>
    <style:style style:name="Таблица497.A1" style:family="table-cell">
      <style:table-cell-properties fo:padding-left="0cm" fo:padding-right="0cm" fo:padding-top="0cm" fo:padding-bottom="0.03cm" fo:border-left="none" fo:border-right="none" fo:border-top="none" fo:border-bottom="0.5pt solid #000000"/>
    </style:style>
    <style:style style:name="Таблица498" style:family="table">
      <style:table-properties style:rel-width="100%" table:align="center" style:writing-mode="page"/>
    </style:style>
    <style:style style:name="Таблица498.A" style:family="table-column">
      <style:table-column-properties style:rel-column-width="368*"/>
    </style:style>
    <style:style style:name="Таблица498.B" style:family="table-column">
      <style:table-column-properties style:rel-column-width="7003*"/>
    </style:style>
    <style:style style:name="Таблица498.A1" style:family="table-cell">
      <style:table-cell-properties fo:padding-left="0cm" fo:padding-right="0cm" fo:padding-top="0cm" fo:padding-bottom="0.03cm" fo:border-left="none" fo:border-right="none" fo:border-top="none" fo:border-bottom="0.5pt solid #000000"/>
    </style:style>
    <style:style style:name="Таблица499" style:family="table">
      <style:table-properties style:rel-width="100%" table:align="center" style:writing-mode="page"/>
    </style:style>
    <style:style style:name="Таблица499.A" style:family="table-column">
      <style:table-column-properties style:rel-column-width="7540*"/>
    </style:style>
    <style:style style:name="Таблица499.B" style:family="table-column">
      <style:table-column-properties style:rel-column-width="397*"/>
    </style:style>
    <style:style style:name="Таблица499.A1" style:family="table-cell">
      <style:table-cell-properties fo:padding-left="0cm" fo:padding-right="0cm" fo:padding-top="0cm" fo:padding-bottom="0.03cm" fo:border-left="none" fo:border-right="none" fo:border-top="none" fo:border-bottom="0.5pt solid #000000"/>
    </style:style>
    <style:style style:name="Таблица500" style:family="table">
      <style:table-properties style:rel-width="100%" table:align="center" style:writing-mode="page"/>
    </style:style>
    <style:style style:name="Таблица500.A" style:family="table-column">
      <style:table-column-properties style:rel-column-width="368*"/>
    </style:style>
    <style:style style:name="Таблица500.B" style:family="table-column">
      <style:table-column-properties style:rel-column-width="7003*"/>
    </style:style>
    <style:style style:name="Таблица500.A1" style:family="table-cell">
      <style:table-cell-properties fo:padding-left="0cm" fo:padding-right="0cm" fo:padding-top="0cm" fo:padding-bottom="0.03cm" fo:border-left="none" fo:border-right="none" fo:border-top="none" fo:border-bottom="0.5pt solid #000000"/>
    </style:style>
    <style:style style:name="Таблица501" style:family="table">
      <style:table-properties style:rel-width="100%" table:align="center" style:writing-mode="page"/>
    </style:style>
    <style:style style:name="Таблица501.A" style:family="table-column">
      <style:table-column-properties style:rel-column-width="7540*"/>
    </style:style>
    <style:style style:name="Таблица501.B" style:family="table-column">
      <style:table-column-properties style:rel-column-width="397*"/>
    </style:style>
    <style:style style:name="Таблица501.A1" style:family="table-cell">
      <style:table-cell-properties fo:padding-left="0cm" fo:padding-right="0cm" fo:padding-top="0cm" fo:padding-bottom="0.03cm" fo:border-left="none" fo:border-right="none" fo:border-top="none" fo:border-bottom="0.5pt solid #000000"/>
    </style:style>
    <style:style style:name="Таблица502" style:family="table">
      <style:table-properties style:rel-width="100%" table:align="center" style:writing-mode="page"/>
    </style:style>
    <style:style style:name="Таблица502.A" style:family="table-column">
      <style:table-column-properties style:rel-column-width="368*"/>
    </style:style>
    <style:style style:name="Таблица502.B" style:family="table-column">
      <style:table-column-properties style:rel-column-width="7003*"/>
    </style:style>
    <style:style style:name="Таблица502.A1" style:family="table-cell">
      <style:table-cell-properties fo:padding-left="0cm" fo:padding-right="0cm" fo:padding-top="0cm" fo:padding-bottom="0.03cm" fo:border-left="none" fo:border-right="none" fo:border-top="none" fo:border-bottom="0.5pt solid #000000"/>
    </style:style>
    <style:style style:name="Таблица503" style:family="table">
      <style:table-properties style:rel-width="100%" table:align="center" style:writing-mode="page"/>
    </style:style>
    <style:style style:name="Таблица503.A" style:family="table-column">
      <style:table-column-properties style:rel-column-width="7540*"/>
    </style:style>
    <style:style style:name="Таблица503.B" style:family="table-column">
      <style:table-column-properties style:rel-column-width="397*"/>
    </style:style>
    <style:style style:name="Таблица503.A1" style:family="table-cell">
      <style:table-cell-properties fo:padding-left="0cm" fo:padding-right="0cm" fo:padding-top="0cm" fo:padding-bottom="0.03cm" fo:border-left="none" fo:border-right="none" fo:border-top="none" fo:border-bottom="0.5pt solid #000000"/>
    </style:style>
    <style:style style:name="Таблица504" style:family="table">
      <style:table-properties style:rel-width="100%" table:align="center" style:writing-mode="page"/>
    </style:style>
    <style:style style:name="Таблица504.A" style:family="table-column">
      <style:table-column-properties style:rel-column-width="368*"/>
    </style:style>
    <style:style style:name="Таблица504.B" style:family="table-column">
      <style:table-column-properties style:rel-column-width="7003*"/>
    </style:style>
    <style:style style:name="Таблица504.A1" style:family="table-cell">
      <style:table-cell-properties fo:padding-left="0cm" fo:padding-right="0cm" fo:padding-top="0cm" fo:padding-bottom="0.03cm" fo:border-left="none" fo:border-right="none" fo:border-top="none" fo:border-bottom="0.5pt solid #000000"/>
    </style:style>
    <style:style style:name="Таблица505" style:family="table">
      <style:table-properties style:rel-width="100%" table:align="center" style:writing-mode="page"/>
    </style:style>
    <style:style style:name="Таблица505.A" style:family="table-column">
      <style:table-column-properties style:rel-column-width="7540*"/>
    </style:style>
    <style:style style:name="Таблица505.B" style:family="table-column">
      <style:table-column-properties style:rel-column-width="397*"/>
    </style:style>
    <style:style style:name="Таблица505.A1" style:family="table-cell">
      <style:table-cell-properties fo:padding-left="0cm" fo:padding-right="0cm" fo:padding-top="0cm" fo:padding-bottom="0.03cm" fo:border-left="none" fo:border-right="none" fo:border-top="none" fo:border-bottom="0.5pt solid #000000"/>
    </style:style>
    <style:style style:name="Таблица506" style:family="table">
      <style:table-properties style:rel-width="100%" table:align="center" style:writing-mode="page"/>
    </style:style>
    <style:style style:name="Таблица506.A" style:family="table-column">
      <style:table-column-properties style:rel-column-width="368*"/>
    </style:style>
    <style:style style:name="Таблица506.B" style:family="table-column">
      <style:table-column-properties style:rel-column-width="7003*"/>
    </style:style>
    <style:style style:name="Таблица506.A1" style:family="table-cell">
      <style:table-cell-properties fo:padding-left="0cm" fo:padding-right="0cm" fo:padding-top="0cm" fo:padding-bottom="0.03cm" fo:border-left="none" fo:border-right="none" fo:border-top="none" fo:border-bottom="0.5pt solid #000000"/>
    </style:style>
    <style:style style:name="Таблица507" style:family="table">
      <style:table-properties style:rel-width="100%" table:align="center" style:writing-mode="page"/>
    </style:style>
    <style:style style:name="Таблица507.A" style:family="table-column">
      <style:table-column-properties style:rel-column-width="7540*"/>
    </style:style>
    <style:style style:name="Таблица507.B" style:family="table-column">
      <style:table-column-properties style:rel-column-width="397*"/>
    </style:style>
    <style:style style:name="Таблица507.A1" style:family="table-cell">
      <style:table-cell-properties fo:padding-left="0cm" fo:padding-right="0cm" fo:padding-top="0cm" fo:padding-bottom="0.03cm" fo:border-left="none" fo:border-right="none" fo:border-top="none" fo:border-bottom="0.5pt solid #000000"/>
    </style:style>
    <style:style style:name="Таблица508" style:family="table">
      <style:table-properties style:rel-width="100%" table:align="center" style:writing-mode="page"/>
    </style:style>
    <style:style style:name="Таблица508.A" style:family="table-column">
      <style:table-column-properties style:rel-column-width="368*"/>
    </style:style>
    <style:style style:name="Таблица508.B" style:family="table-column">
      <style:table-column-properties style:rel-column-width="7003*"/>
    </style:style>
    <style:style style:name="Таблица508.A1" style:family="table-cell">
      <style:table-cell-properties fo:padding-left="0cm" fo:padding-right="0cm" fo:padding-top="0cm" fo:padding-bottom="0.03cm" fo:border-left="none" fo:border-right="none" fo:border-top="none" fo:border-bottom="0.5pt solid #000000"/>
    </style:style>
    <style:style style:name="Таблица509" style:family="table">
      <style:table-properties style:rel-width="100%" table:align="center" style:writing-mode="page"/>
    </style:style>
    <style:style style:name="Таблица509.A" style:family="table-column">
      <style:table-column-properties style:rel-column-width="7540*"/>
    </style:style>
    <style:style style:name="Таблица509.B" style:family="table-column">
      <style:table-column-properties style:rel-column-width="397*"/>
    </style:style>
    <style:style style:name="Таблица509.A1" style:family="table-cell">
      <style:table-cell-properties fo:padding-left="0cm" fo:padding-right="0cm" fo:padding-top="0cm" fo:padding-bottom="0.03cm" fo:border-left="none" fo:border-right="none" fo:border-top="none" fo:border-bottom="0.5pt solid #000000"/>
    </style:style>
    <style:style style:name="Таблица510" style:family="table">
      <style:table-properties style:rel-width="100%" table:align="center" style:writing-mode="page"/>
    </style:style>
    <style:style style:name="Таблица510.A" style:family="table-column">
      <style:table-column-properties style:rel-column-width="368*"/>
    </style:style>
    <style:style style:name="Таблица510.B" style:family="table-column">
      <style:table-column-properties style:rel-column-width="7003*"/>
    </style:style>
    <style:style style:name="Таблица510.A1" style:family="table-cell">
      <style:table-cell-properties fo:padding-left="0cm" fo:padding-right="0cm" fo:padding-top="0cm" fo:padding-bottom="0.03cm" fo:border-left="none" fo:border-right="none" fo:border-top="none" fo:border-bottom="0.5pt solid #000000"/>
    </style:style>
    <style:style style:name="Таблица511" style:family="table">
      <style:table-properties style:rel-width="100%" table:align="center" style:writing-mode="page"/>
    </style:style>
    <style:style style:name="Таблица511.A" style:family="table-column">
      <style:table-column-properties style:rel-column-width="7540*"/>
    </style:style>
    <style:style style:name="Таблица511.B" style:family="table-column">
      <style:table-column-properties style:rel-column-width="397*"/>
    </style:style>
    <style:style style:name="Таблица511.A1" style:family="table-cell">
      <style:table-cell-properties fo:padding-left="0cm" fo:padding-right="0cm" fo:padding-top="0cm" fo:padding-bottom="0.03cm" fo:border-left="none" fo:border-right="none" fo:border-top="none" fo:border-bottom="0.5pt solid #000000"/>
    </style:style>
    <style:style style:name="Таблица512" style:family="table">
      <style:table-properties style:rel-width="100%" table:align="center" style:writing-mode="page"/>
    </style:style>
    <style:style style:name="Таблица512.A" style:family="table-column">
      <style:table-column-properties style:rel-column-width="368*"/>
    </style:style>
    <style:style style:name="Таблица512.B" style:family="table-column">
      <style:table-column-properties style:rel-column-width="7003*"/>
    </style:style>
    <style:style style:name="Таблица512.A1" style:family="table-cell">
      <style:table-cell-properties fo:padding-left="0cm" fo:padding-right="0cm" fo:padding-top="0cm" fo:padding-bottom="0.03cm" fo:border-left="none" fo:border-right="none" fo:border-top="none" fo:border-bottom="0.5pt solid #000000"/>
    </style:style>
    <style:style style:name="Таблица513" style:family="table">
      <style:table-properties style:rel-width="100%" table:align="center" style:writing-mode="page"/>
    </style:style>
    <style:style style:name="Таблица513.A" style:family="table-column">
      <style:table-column-properties style:rel-column-width="7540*"/>
    </style:style>
    <style:style style:name="Таблица513.B" style:family="table-column">
      <style:table-column-properties style:rel-column-width="397*"/>
    </style:style>
    <style:style style:name="Таблица513.A1" style:family="table-cell">
      <style:table-cell-properties fo:padding-left="0cm" fo:padding-right="0cm" fo:padding-top="0cm" fo:padding-bottom="0.03cm" fo:border-left="none" fo:border-right="none" fo:border-top="none" fo:border-bottom="0.5pt solid #000000"/>
    </style:style>
    <style:style style:name="Таблица514" style:family="table">
      <style:table-properties style:rel-width="100%" table:align="center" style:writing-mode="page"/>
    </style:style>
    <style:style style:name="Таблица514.A" style:family="table-column">
      <style:table-column-properties style:rel-column-width="368*"/>
    </style:style>
    <style:style style:name="Таблица514.B" style:family="table-column">
      <style:table-column-properties style:rel-column-width="7003*"/>
    </style:style>
    <style:style style:name="Таблица514.A1" style:family="table-cell">
      <style:table-cell-properties fo:padding-left="0cm" fo:padding-right="0cm" fo:padding-top="0cm" fo:padding-bottom="0.03cm" fo:border-left="none" fo:border-right="none" fo:border-top="none" fo:border-bottom="0.5pt solid #000000"/>
    </style:style>
    <style:style style:name="Таблица515" style:family="table">
      <style:table-properties style:rel-width="100%" table:align="center" style:writing-mode="page"/>
    </style:style>
    <style:style style:name="Таблица515.A" style:family="table-column">
      <style:table-column-properties style:rel-column-width="7540*"/>
    </style:style>
    <style:style style:name="Таблица515.B" style:family="table-column">
      <style:table-column-properties style:rel-column-width="397*"/>
    </style:style>
    <style:style style:name="Таблица515.A1" style:family="table-cell">
      <style:table-cell-properties fo:padding-left="0cm" fo:padding-right="0cm" fo:padding-top="0cm" fo:padding-bottom="0.03cm" fo:border-left="none" fo:border-right="none" fo:border-top="none" fo:border-bottom="0.5pt solid #000000"/>
    </style:style>
    <style:style style:name="Таблица516" style:family="table">
      <style:table-properties style:rel-width="100%" table:align="center" style:writing-mode="page"/>
    </style:style>
    <style:style style:name="Таблица516.A" style:family="table-column">
      <style:table-column-properties style:rel-column-width="368*"/>
    </style:style>
    <style:style style:name="Таблица516.B" style:family="table-column">
      <style:table-column-properties style:rel-column-width="7003*"/>
    </style:style>
    <style:style style:name="Таблица516.A1" style:family="table-cell">
      <style:table-cell-properties fo:padding-left="0cm" fo:padding-right="0cm" fo:padding-top="0cm" fo:padding-bottom="0.03cm" fo:border-left="none" fo:border-right="none" fo:border-top="none" fo:border-bottom="0.5pt solid #000000"/>
    </style:style>
    <style:style style:name="Таблица517" style:family="table">
      <style:table-properties style:rel-width="100%" table:align="center" style:writing-mode="page"/>
    </style:style>
    <style:style style:name="Таблица517.A" style:family="table-column">
      <style:table-column-properties style:rel-column-width="7540*"/>
    </style:style>
    <style:style style:name="Таблица517.B" style:family="table-column">
      <style:table-column-properties style:rel-column-width="397*"/>
    </style:style>
    <style:style style:name="Таблица517.A1" style:family="table-cell">
      <style:table-cell-properties fo:padding-left="0cm" fo:padding-right="0cm" fo:padding-top="0cm" fo:padding-bottom="0.03cm" fo:border-left="none" fo:border-right="none" fo:border-top="none" fo:border-bottom="0.5pt solid #000000"/>
    </style:style>
    <style:style style:name="Таблица518" style:family="table">
      <style:table-properties style:rel-width="100%" table:align="center" style:writing-mode="page"/>
    </style:style>
    <style:style style:name="Таблица518.A" style:family="table-column">
      <style:table-column-properties style:rel-column-width="368*"/>
    </style:style>
    <style:style style:name="Таблица518.B" style:family="table-column">
      <style:table-column-properties style:rel-column-width="7003*"/>
    </style:style>
    <style:style style:name="Таблица518.A1" style:family="table-cell">
      <style:table-cell-properties fo:padding-left="0cm" fo:padding-right="0cm" fo:padding-top="0cm" fo:padding-bottom="0.03cm" fo:border-left="none" fo:border-right="none" fo:border-top="none" fo:border-bottom="0.5pt solid #000000"/>
    </style:style>
    <style:style style:name="Таблица519" style:family="table">
      <style:table-properties style:rel-width="100%" table:align="center" style:writing-mode="page"/>
    </style:style>
    <style:style style:name="Таблица519.A" style:family="table-column">
      <style:table-column-properties style:rel-column-width="7540*"/>
    </style:style>
    <style:style style:name="Таблица519.B" style:family="table-column">
      <style:table-column-properties style:rel-column-width="397*"/>
    </style:style>
    <style:style style:name="Таблица519.A1" style:family="table-cell">
      <style:table-cell-properties fo:padding-left="0cm" fo:padding-right="0cm" fo:padding-top="0cm" fo:padding-bottom="0.03cm" fo:border-left="none" fo:border-right="none" fo:border-top="none" fo:border-bottom="0.5pt solid #000000"/>
    </style:style>
    <style:style style:name="Таблица520" style:family="table">
      <style:table-properties style:rel-width="100%" table:align="center" style:writing-mode="page"/>
    </style:style>
    <style:style style:name="Таблица520.A" style:family="table-column">
      <style:table-column-properties style:rel-column-width="368*"/>
    </style:style>
    <style:style style:name="Таблица520.B" style:family="table-column">
      <style:table-column-properties style:rel-column-width="7003*"/>
    </style:style>
    <style:style style:name="Таблица520.A1" style:family="table-cell">
      <style:table-cell-properties fo:padding-left="0cm" fo:padding-right="0cm" fo:padding-top="0cm" fo:padding-bottom="0.03cm" fo:border-left="none" fo:border-right="none" fo:border-top="none" fo:border-bottom="0.5pt solid #000000"/>
    </style:style>
    <style:style style:name="Таблица521" style:family="table">
      <style:table-properties style:rel-width="100%" table:align="center" style:writing-mode="page"/>
    </style:style>
    <style:style style:name="Таблица521.A" style:family="table-column">
      <style:table-column-properties style:rel-column-width="7540*"/>
    </style:style>
    <style:style style:name="Таблица521.B" style:family="table-column">
      <style:table-column-properties style:rel-column-width="397*"/>
    </style:style>
    <style:style style:name="Таблица521.A1" style:family="table-cell">
      <style:table-cell-properties fo:padding-left="0cm" fo:padding-right="0cm" fo:padding-top="0cm" fo:padding-bottom="0.03cm" fo:border-left="none" fo:border-right="none" fo:border-top="none" fo:border-bottom="0.5pt solid #000000"/>
    </style:style>
    <style:style style:name="Таблица522" style:family="table">
      <style:table-properties style:rel-width="100%" table:align="center" style:writing-mode="page"/>
    </style:style>
    <style:style style:name="Таблица522.A" style:family="table-column">
      <style:table-column-properties style:rel-column-width="368*"/>
    </style:style>
    <style:style style:name="Таблица522.B" style:family="table-column">
      <style:table-column-properties style:rel-column-width="7003*"/>
    </style:style>
    <style:style style:name="Таблица522.A1" style:family="table-cell">
      <style:table-cell-properties fo:padding-left="0cm" fo:padding-right="0cm" fo:padding-top="0cm" fo:padding-bottom="0.03cm" fo:border-left="none" fo:border-right="none" fo:border-top="none" fo:border-bottom="0.5pt solid #000000"/>
    </style:style>
    <style:style style:name="Таблица523" style:family="table">
      <style:table-properties style:rel-width="100%" table:align="center" style:writing-mode="page"/>
    </style:style>
    <style:style style:name="Таблица523.A" style:family="table-column">
      <style:table-column-properties style:rel-column-width="7540*"/>
    </style:style>
    <style:style style:name="Таблица523.B" style:family="table-column">
      <style:table-column-properties style:rel-column-width="397*"/>
    </style:style>
    <style:style style:name="Таблица523.A1" style:family="table-cell">
      <style:table-cell-properties fo:padding-left="0cm" fo:padding-right="0cm" fo:padding-top="0cm" fo:padding-bottom="0.03cm" fo:border-left="none" fo:border-right="none" fo:border-top="none" fo:border-bottom="0.5pt solid #000000"/>
    </style:style>
    <style:style style:name="Таблица524" style:family="table">
      <style:table-properties style:rel-width="100%" table:align="center" style:writing-mode="page"/>
    </style:style>
    <style:style style:name="Таблица524.A" style:family="table-column">
      <style:table-column-properties style:rel-column-width="368*"/>
    </style:style>
    <style:style style:name="Таблица524.B" style:family="table-column">
      <style:table-column-properties style:rel-column-width="7003*"/>
    </style:style>
    <style:style style:name="Таблица524.A1" style:family="table-cell">
      <style:table-cell-properties fo:padding-left="0cm" fo:padding-right="0cm" fo:padding-top="0cm" fo:padding-bottom="0.03cm" fo:border-left="none" fo:border-right="none" fo:border-top="none" fo:border-bottom="0.5pt solid #000000"/>
    </style:style>
    <style:style style:name="Таблица525" style:family="table">
      <style:table-properties style:rel-width="100%" table:align="center" style:writing-mode="page"/>
    </style:style>
    <style:style style:name="Таблица525.A" style:family="table-column">
      <style:table-column-properties style:rel-column-width="7540*"/>
    </style:style>
    <style:style style:name="Таблица525.B" style:family="table-column">
      <style:table-column-properties style:rel-column-width="397*"/>
    </style:style>
    <style:style style:name="Таблица525.A1" style:family="table-cell">
      <style:table-cell-properties fo:padding-left="0cm" fo:padding-right="0cm" fo:padding-top="0cm" fo:padding-bottom="0.03cm" fo:border-left="none" fo:border-right="none" fo:border-top="none" fo:border-bottom="0.5pt solid #000000"/>
    </style:style>
    <style:style style:name="Таблица526" style:family="table">
      <style:table-properties style:rel-width="100%" table:align="center" style:writing-mode="page"/>
    </style:style>
    <style:style style:name="Таблица526.A" style:family="table-column">
      <style:table-column-properties style:rel-column-width="368*"/>
    </style:style>
    <style:style style:name="Таблица526.B" style:family="table-column">
      <style:table-column-properties style:rel-column-width="7003*"/>
    </style:style>
    <style:style style:name="Таблица526.A1" style:family="table-cell">
      <style:table-cell-properties fo:padding-left="0cm" fo:padding-right="0cm" fo:padding-top="0cm" fo:padding-bottom="0.03cm" fo:border-left="none" fo:border-right="none" fo:border-top="none" fo:border-bottom="0.5pt solid #000000"/>
    </style:style>
    <style:style style:name="Таблица527" style:family="table">
      <style:table-properties style:rel-width="100%" table:align="center" style:writing-mode="page"/>
    </style:style>
    <style:style style:name="Таблица527.A" style:family="table-column">
      <style:table-column-properties style:rel-column-width="7540*"/>
    </style:style>
    <style:style style:name="Таблица527.B" style:family="table-column">
      <style:table-column-properties style:rel-column-width="397*"/>
    </style:style>
    <style:style style:name="Таблица527.A1" style:family="table-cell">
      <style:table-cell-properties fo:padding-left="0cm" fo:padding-right="0cm" fo:padding-top="0cm" fo:padding-bottom="0.03cm" fo:border-left="none" fo:border-right="none" fo:border-top="none" fo:border-bottom="0.5pt solid #000000"/>
    </style:style>
    <style:style style:name="Таблица528" style:family="table">
      <style:table-properties style:rel-width="100%" table:align="center" style:writing-mode="page"/>
    </style:style>
    <style:style style:name="Таблица528.A" style:family="table-column">
      <style:table-column-properties style:rel-column-width="368*"/>
    </style:style>
    <style:style style:name="Таблица528.B" style:family="table-column">
      <style:table-column-properties style:rel-column-width="7003*"/>
    </style:style>
    <style:style style:name="Таблица528.A1" style:family="table-cell">
      <style:table-cell-properties fo:padding-left="0cm" fo:padding-right="0cm" fo:padding-top="0cm" fo:padding-bottom="0.03cm" fo:border-left="none" fo:border-right="none" fo:border-top="none" fo:border-bottom="0.5pt solid #000000"/>
    </style:style>
    <style:style style:name="Таблица529" style:family="table">
      <style:table-properties style:rel-width="100%" table:align="center" style:writing-mode="page"/>
    </style:style>
    <style:style style:name="Таблица529.A" style:family="table-column">
      <style:table-column-properties style:rel-column-width="7540*"/>
    </style:style>
    <style:style style:name="Таблица529.B" style:family="table-column">
      <style:table-column-properties style:rel-column-width="397*"/>
    </style:style>
    <style:style style:name="Таблица529.A1" style:family="table-cell">
      <style:table-cell-properties fo:padding-left="0cm" fo:padding-right="0cm" fo:padding-top="0cm" fo:padding-bottom="0.03cm" fo:border-left="none" fo:border-right="none" fo:border-top="none" fo:border-bottom="0.5pt solid #000000"/>
    </style:style>
    <style:style style:name="Таблица530" style:family="table">
      <style:table-properties style:rel-width="100%" table:align="center" style:writing-mode="page"/>
    </style:style>
    <style:style style:name="Таблица530.A" style:family="table-column">
      <style:table-column-properties style:rel-column-width="368*"/>
    </style:style>
    <style:style style:name="Таблица530.B" style:family="table-column">
      <style:table-column-properties style:rel-column-width="7003*"/>
    </style:style>
    <style:style style:name="Таблица530.A1" style:family="table-cell">
      <style:table-cell-properties fo:padding-left="0cm" fo:padding-right="0cm" fo:padding-top="0cm" fo:padding-bottom="0.03cm" fo:border-left="none" fo:border-right="none" fo:border-top="none" fo:border-bottom="0.5pt solid #000000"/>
    </style:style>
    <style:style style:name="Таблица531" style:family="table">
      <style:table-properties style:rel-width="100%" table:align="center" style:writing-mode="page"/>
    </style:style>
    <style:style style:name="Таблица531.A" style:family="table-column">
      <style:table-column-properties style:rel-column-width="7540*"/>
    </style:style>
    <style:style style:name="Таблица531.B" style:family="table-column">
      <style:table-column-properties style:rel-column-width="397*"/>
    </style:style>
    <style:style style:name="Таблица531.A1" style:family="table-cell">
      <style:table-cell-properties fo:padding-left="0cm" fo:padding-right="0cm" fo:padding-top="0cm" fo:padding-bottom="0.03cm" fo:border-left="none" fo:border-right="none" fo:border-top="none" fo:border-bottom="0.5pt solid #000000"/>
    </style:style>
    <style:style style:name="Таблица532" style:family="table">
      <style:table-properties style:rel-width="100%" table:align="center" style:writing-mode="page"/>
    </style:style>
    <style:style style:name="Таблица532.A" style:family="table-column">
      <style:table-column-properties style:rel-column-width="368*"/>
    </style:style>
    <style:style style:name="Таблица532.B" style:family="table-column">
      <style:table-column-properties style:rel-column-width="7003*"/>
    </style:style>
    <style:style style:name="Таблица532.A1" style:family="table-cell">
      <style:table-cell-properties fo:padding-left="0cm" fo:padding-right="0cm" fo:padding-top="0cm" fo:padding-bottom="0.03cm" fo:border-left="none" fo:border-right="none" fo:border-top="none" fo:border-bottom="0.5pt solid #000000"/>
    </style:style>
    <style:style style:name="Таблица533" style:family="table">
      <style:table-properties style:rel-width="100%" table:align="center" style:writing-mode="page"/>
    </style:style>
    <style:style style:name="Таблица533.A" style:family="table-column">
      <style:table-column-properties style:rel-column-width="7540*"/>
    </style:style>
    <style:style style:name="Таблица533.B" style:family="table-column">
      <style:table-column-properties style:rel-column-width="397*"/>
    </style:style>
    <style:style style:name="Таблица533.A1" style:family="table-cell">
      <style:table-cell-properties fo:padding-left="0cm" fo:padding-right="0cm" fo:padding-top="0cm" fo:padding-bottom="0.03cm" fo:border-left="none" fo:border-right="none" fo:border-top="none" fo:border-bottom="0.5pt solid #000000"/>
    </style:style>
    <style:style style:name="Таблица534" style:family="table">
      <style:table-properties style:rel-width="100%" table:align="center" style:writing-mode="page"/>
    </style:style>
    <style:style style:name="Таблица534.A" style:family="table-column">
      <style:table-column-properties style:rel-column-width="368*"/>
    </style:style>
    <style:style style:name="Таблица534.B" style:family="table-column">
      <style:table-column-properties style:rel-column-width="7003*"/>
    </style:style>
    <style:style style:name="Таблица534.A1" style:family="table-cell">
      <style:table-cell-properties fo:padding-left="0cm" fo:padding-right="0cm" fo:padding-top="0cm" fo:padding-bottom="0.03cm" fo:border-left="none" fo:border-right="none" fo:border-top="none" fo:border-bottom="0.5pt solid #000000"/>
    </style:style>
    <style:style style:name="Таблица535" style:family="table">
      <style:table-properties style:rel-width="100%" table:align="center" style:writing-mode="page"/>
    </style:style>
    <style:style style:name="Таблица535.A" style:family="table-column">
      <style:table-column-properties style:rel-column-width="7540*"/>
    </style:style>
    <style:style style:name="Таблица535.B" style:family="table-column">
      <style:table-column-properties style:rel-column-width="397*"/>
    </style:style>
    <style:style style:name="Таблица535.A1" style:family="table-cell">
      <style:table-cell-properties fo:padding-left="0cm" fo:padding-right="0cm" fo:padding-top="0cm" fo:padding-bottom="0.03cm" fo:border-left="none" fo:border-right="none" fo:border-top="none" fo:border-bottom="0.5pt solid #000000"/>
    </style:style>
    <style:style style:name="Таблица536" style:family="table">
      <style:table-properties style:rel-width="100%" table:align="center" style:writing-mode="page"/>
    </style:style>
    <style:style style:name="Таблица536.A" style:family="table-column">
      <style:table-column-properties style:rel-column-width="368*"/>
    </style:style>
    <style:style style:name="Таблица536.B" style:family="table-column">
      <style:table-column-properties style:rel-column-width="7003*"/>
    </style:style>
    <style:style style:name="Таблица536.A1" style:family="table-cell">
      <style:table-cell-properties fo:padding-left="0cm" fo:padding-right="0cm" fo:padding-top="0cm" fo:padding-bottom="0.03cm" fo:border-left="none" fo:border-right="none" fo:border-top="none" fo:border-bottom="0.5pt solid #000000"/>
    </style:style>
    <style:style style:name="Таблица537" style:family="table">
      <style:table-properties style:rel-width="100%" table:align="center" style:writing-mode="page"/>
    </style:style>
    <style:style style:name="Таблица537.A" style:family="table-column">
      <style:table-column-properties style:rel-column-width="7540*"/>
    </style:style>
    <style:style style:name="Таблица537.B" style:family="table-column">
      <style:table-column-properties style:rel-column-width="397*"/>
    </style:style>
    <style:style style:name="Таблица537.A1" style:family="table-cell">
      <style:table-cell-properties fo:padding-left="0cm" fo:padding-right="0cm" fo:padding-top="0cm" fo:padding-bottom="0.03cm" fo:border-left="none" fo:border-right="none" fo:border-top="none" fo:border-bottom="0.5pt solid #000000"/>
    </style:style>
    <style:style style:name="Таблица538" style:family="table">
      <style:table-properties style:rel-width="100%" table:align="center" style:writing-mode="page"/>
    </style:style>
    <style:style style:name="Таблица538.A" style:family="table-column">
      <style:table-column-properties style:rel-column-width="368*"/>
    </style:style>
    <style:style style:name="Таблица538.B" style:family="table-column">
      <style:table-column-properties style:rel-column-width="7003*"/>
    </style:style>
    <style:style style:name="Таблица538.A1" style:family="table-cell">
      <style:table-cell-properties fo:padding-left="0cm" fo:padding-right="0cm" fo:padding-top="0cm" fo:padding-bottom="0.03cm" fo:border-left="none" fo:border-right="none" fo:border-top="none" fo:border-bottom="0.5pt solid #000000"/>
    </style:style>
    <style:style style:name="Таблица539" style:family="table">
      <style:table-properties style:rel-width="100%" table:align="center" style:writing-mode="page"/>
    </style:style>
    <style:style style:name="Таблица539.A" style:family="table-column">
      <style:table-column-properties style:rel-column-width="7540*"/>
    </style:style>
    <style:style style:name="Таблица539.B" style:family="table-column">
      <style:table-column-properties style:rel-column-width="397*"/>
    </style:style>
    <style:style style:name="Таблица539.A1" style:family="table-cell">
      <style:table-cell-properties fo:padding-left="0cm" fo:padding-right="0cm" fo:padding-top="0cm" fo:padding-bottom="0.03cm" fo:border-left="none" fo:border-right="none" fo:border-top="none" fo:border-bottom="0.5pt solid #000000"/>
    </style:style>
    <style:style style:name="Таблица540" style:family="table">
      <style:table-properties style:rel-width="100%" table:align="center" style:writing-mode="page"/>
    </style:style>
    <style:style style:name="Таблица540.A" style:family="table-column">
      <style:table-column-properties style:rel-column-width="368*"/>
    </style:style>
    <style:style style:name="Таблица540.B" style:family="table-column">
      <style:table-column-properties style:rel-column-width="7003*"/>
    </style:style>
    <style:style style:name="Таблица540.A1" style:family="table-cell">
      <style:table-cell-properties fo:padding-left="0cm" fo:padding-right="0cm" fo:padding-top="0cm" fo:padding-bottom="0.03cm" fo:border-left="none" fo:border-right="none" fo:border-top="none" fo:border-bottom="0.5pt solid #000000"/>
    </style:style>
    <style:style style:name="Таблица541" style:family="table">
      <style:table-properties style:rel-width="100%" table:align="center" style:writing-mode="page"/>
    </style:style>
    <style:style style:name="Таблица541.A" style:family="table-column">
      <style:table-column-properties style:rel-column-width="3968*"/>
    </style:style>
    <style:style style:name="Таблица541.B" style:family="table-column">
      <style:table-column-properties style:rel-column-width="3969*"/>
    </style:style>
    <style:style style:name="Таблица541.A1" style:family="table-cell">
      <style:table-cell-properties fo:padding="0cm" fo:border="none"/>
    </style:style>
    <style:style style:name="Таблица542" style:family="table">
      <style:table-properties style:rel-width="100%" table:align="center" style:writing-mode="page"/>
    </style:style>
    <style:style style:name="Таблица542.A" style:family="table-column">
      <style:table-column-properties style:rel-column-width="7540*"/>
    </style:style>
    <style:style style:name="Таблица542.B" style:family="table-column">
      <style:table-column-properties style:rel-column-width="397*"/>
    </style:style>
    <style:style style:name="Таблица542.A1" style:family="table-cell">
      <style:table-cell-properties fo:padding-left="0cm" fo:padding-right="0cm" fo:padding-top="0cm" fo:padding-bottom="0.03cm" fo:border-left="none" fo:border-right="none" fo:border-top="none" fo:border-bottom="0.5pt solid #000000"/>
    </style:style>
    <style:style style:name="Таблица543" style:family="table">
      <style:table-properties style:rel-width="100%" table:align="center" style:writing-mode="page"/>
    </style:style>
    <style:style style:name="Таблица543.A" style:family="table-column">
      <style:table-column-properties style:rel-column-width="368*"/>
    </style:style>
    <style:style style:name="Таблица543.B" style:family="table-column">
      <style:table-column-properties style:rel-column-width="7003*"/>
    </style:style>
    <style:style style:name="Таблица543.A1" style:family="table-cell">
      <style:table-cell-properties fo:padding-left="0cm" fo:padding-right="0cm" fo:padding-top="0cm" fo:padding-bottom="0.03cm" fo:border-left="none" fo:border-right="none" fo:border-top="none" fo:border-bottom="0.5pt solid #000000"/>
    </style:style>
    <style:style style:name="Таблица544" style:family="table">
      <style:table-properties style:rel-width="100%" table:align="center" style:writing-mode="page"/>
    </style:style>
    <style:style style:name="Таблица544.A" style:family="table-column">
      <style:table-column-properties style:rel-column-width="7540*"/>
    </style:style>
    <style:style style:name="Таблица544.B" style:family="table-column">
      <style:table-column-properties style:rel-column-width="397*"/>
    </style:style>
    <style:style style:name="Таблица544.A1" style:family="table-cell">
      <style:table-cell-properties fo:padding-left="0cm" fo:padding-right="0cm" fo:padding-top="0cm" fo:padding-bottom="0.03cm" fo:border-left="none" fo:border-right="none" fo:border-top="none" fo:border-bottom="0.5pt solid #000000"/>
    </style:style>
    <style:style style:name="Таблица545" style:family="table">
      <style:table-properties style:rel-width="100%" table:align="center" style:writing-mode="page"/>
    </style:style>
    <style:style style:name="Таблица545.A" style:family="table-column">
      <style:table-column-properties style:rel-column-width="368*"/>
    </style:style>
    <style:style style:name="Таблица545.B" style:family="table-column">
      <style:table-column-properties style:rel-column-width="7003*"/>
    </style:style>
    <style:style style:name="Таблица545.A1" style:family="table-cell">
      <style:table-cell-properties fo:padding-left="0cm" fo:padding-right="0cm" fo:padding-top="0cm" fo:padding-bottom="0.03cm" fo:border-left="none" fo:border-right="none" fo:border-top="none" fo:border-bottom="0.5pt solid #000000"/>
    </style:style>
    <style:style style:name="Таблица546" style:family="table">
      <style:table-properties style:rel-width="100%" table:align="center" style:writing-mode="page"/>
    </style:style>
    <style:style style:name="Таблица546.A" style:family="table-column">
      <style:table-column-properties style:rel-column-width="7540*"/>
    </style:style>
    <style:style style:name="Таблица546.B" style:family="table-column">
      <style:table-column-properties style:rel-column-width="397*"/>
    </style:style>
    <style:style style:name="Таблица546.A1" style:family="table-cell">
      <style:table-cell-properties fo:padding-left="0cm" fo:padding-right="0cm" fo:padding-top="0cm" fo:padding-bottom="0.03cm" fo:border-left="none" fo:border-right="none" fo:border-top="none" fo:border-bottom="0.5pt solid #000000"/>
    </style:style>
    <style:style style:name="Таблица547" style:family="table">
      <style:table-properties style:rel-width="100%" table:align="center" style:writing-mode="page"/>
    </style:style>
    <style:style style:name="Таблица547.A" style:family="table-column">
      <style:table-column-properties style:rel-column-width="368*"/>
    </style:style>
    <style:style style:name="Таблица547.B" style:family="table-column">
      <style:table-column-properties style:rel-column-width="7003*"/>
    </style:style>
    <style:style style:name="Таблица547.A1" style:family="table-cell">
      <style:table-cell-properties fo:padding-left="0cm" fo:padding-right="0cm" fo:padding-top="0cm" fo:padding-bottom="0.03cm" fo:border-left="none" fo:border-right="none" fo:border-top="none" fo:border-bottom="0.5pt solid #000000"/>
    </style:style>
    <style:style style:name="Таблица548" style:family="table">
      <style:table-properties style:rel-width="100%" table:align="center" style:writing-mode="page"/>
    </style:style>
    <style:style style:name="Таблица548.A" style:family="table-column">
      <style:table-column-properties style:rel-column-width="7540*"/>
    </style:style>
    <style:style style:name="Таблица548.B" style:family="table-column">
      <style:table-column-properties style:rel-column-width="397*"/>
    </style:style>
    <style:style style:name="Таблица548.A1" style:family="table-cell">
      <style:table-cell-properties fo:padding-left="0cm" fo:padding-right="0cm" fo:padding-top="0cm" fo:padding-bottom="0.03cm" fo:border-left="none" fo:border-right="none" fo:border-top="none" fo:border-bottom="0.5pt solid #000000"/>
    </style:style>
    <style:style style:name="Таблица549" style:family="table">
      <style:table-properties style:rel-width="100%" table:align="center" style:writing-mode="page"/>
    </style:style>
    <style:style style:name="Таблица549.A" style:family="table-column">
      <style:table-column-properties style:rel-column-width="368*"/>
    </style:style>
    <style:style style:name="Таблица549.B" style:family="table-column">
      <style:table-column-properties style:rel-column-width="7003*"/>
    </style:style>
    <style:style style:name="Таблица549.A1" style:family="table-cell">
      <style:table-cell-properties fo:padding-left="0cm" fo:padding-right="0cm" fo:padding-top="0cm" fo:padding-bottom="0.03cm" fo:border-left="none" fo:border-right="none" fo:border-top="none" fo:border-bottom="0.5pt solid #000000"/>
    </style:style>
    <style:style style:name="Таблица550" style:family="table">
      <style:table-properties style:rel-width="100%" table:align="center" style:writing-mode="page"/>
    </style:style>
    <style:style style:name="Таблица550.A" style:family="table-column">
      <style:table-column-properties style:rel-column-width="7540*"/>
    </style:style>
    <style:style style:name="Таблица550.B" style:family="table-column">
      <style:table-column-properties style:rel-column-width="397*"/>
    </style:style>
    <style:style style:name="Таблица550.A1" style:family="table-cell">
      <style:table-cell-properties fo:padding-left="0cm" fo:padding-right="0cm" fo:padding-top="0cm" fo:padding-bottom="0.03cm" fo:border-left="none" fo:border-right="none" fo:border-top="none" fo:border-bottom="0.5pt solid #000000"/>
    </style:style>
    <style:style style:name="Таблица551" style:family="table">
      <style:table-properties style:rel-width="100%" table:align="center" style:writing-mode="page"/>
    </style:style>
    <style:style style:name="Таблица551.A" style:family="table-column">
      <style:table-column-properties style:rel-column-width="368*"/>
    </style:style>
    <style:style style:name="Таблица551.B" style:family="table-column">
      <style:table-column-properties style:rel-column-width="7003*"/>
    </style:style>
    <style:style style:name="Таблица551.A1" style:family="table-cell">
      <style:table-cell-properties fo:padding-left="0cm" fo:padding-right="0cm" fo:padding-top="0cm" fo:padding-bottom="0.03cm" fo:border-left="none" fo:border-right="none" fo:border-top="none" fo:border-bottom="0.5pt solid #000000"/>
    </style:style>
    <style:style style:name="Таблица552" style:family="table">
      <style:table-properties style:rel-width="100%" table:align="center" style:writing-mode="page"/>
    </style:style>
    <style:style style:name="Таблица552.A" style:family="table-column">
      <style:table-column-properties style:rel-column-width="7540*"/>
    </style:style>
    <style:style style:name="Таблица552.B" style:family="table-column">
      <style:table-column-properties style:rel-column-width="397*"/>
    </style:style>
    <style:style style:name="Таблица552.A1" style:family="table-cell">
      <style:table-cell-properties fo:padding-left="0cm" fo:padding-right="0cm" fo:padding-top="0cm" fo:padding-bottom="0.03cm" fo:border-left="none" fo:border-right="none" fo:border-top="none" fo:border-bottom="0.5pt solid #000000"/>
    </style:style>
    <style:style style:name="Таблица553" style:family="table">
      <style:table-properties style:rel-width="100%" table:align="center" style:writing-mode="page"/>
    </style:style>
    <style:style style:name="Таблица553.A" style:family="table-column">
      <style:table-column-properties style:rel-column-width="368*"/>
    </style:style>
    <style:style style:name="Таблица553.B" style:family="table-column">
      <style:table-column-properties style:rel-column-width="7003*"/>
    </style:style>
    <style:style style:name="Таблица553.A1" style:family="table-cell">
      <style:table-cell-properties fo:padding-left="0cm" fo:padding-right="0cm" fo:padding-top="0cm" fo:padding-bottom="0.03cm" fo:border-left="none" fo:border-right="none" fo:border-top="none" fo:border-bottom="0.5pt solid #000000"/>
    </style:style>
    <style:style style:name="Таблица554" style:family="table">
      <style:table-properties style:rel-width="100%" table:align="center" style:writing-mode="page"/>
    </style:style>
    <style:style style:name="Таблица554.A" style:family="table-column">
      <style:table-column-properties style:rel-column-width="7540*"/>
    </style:style>
    <style:style style:name="Таблица554.B" style:family="table-column">
      <style:table-column-properties style:rel-column-width="397*"/>
    </style:style>
    <style:style style:name="Таблица554.A1" style:family="table-cell">
      <style:table-cell-properties fo:padding-left="0cm" fo:padding-right="0cm" fo:padding-top="0cm" fo:padding-bottom="0.03cm" fo:border-left="none" fo:border-right="none" fo:border-top="none" fo:border-bottom="0.5pt solid #000000"/>
    </style:style>
    <style:style style:name="Таблица555" style:family="table">
      <style:table-properties style:rel-width="100%" table:align="center" style:writing-mode="page"/>
    </style:style>
    <style:style style:name="Таблица555.A" style:family="table-column">
      <style:table-column-properties style:rel-column-width="368*"/>
    </style:style>
    <style:style style:name="Таблица555.B" style:family="table-column">
      <style:table-column-properties style:rel-column-width="7003*"/>
    </style:style>
    <style:style style:name="Таблица555.A1" style:family="table-cell">
      <style:table-cell-properties fo:padding-left="0cm" fo:padding-right="0cm" fo:padding-top="0cm" fo:padding-bottom="0.03cm" fo:border-left="none" fo:border-right="none" fo:border-top="none" fo:border-bottom="0.5pt solid #000000"/>
    </style:style>
    <style:style style:name="Таблица556" style:family="table">
      <style:table-properties style:rel-width="100%" table:align="center" style:writing-mode="page"/>
    </style:style>
    <style:style style:name="Таблица556.A" style:family="table-column">
      <style:table-column-properties style:rel-column-width="7540*"/>
    </style:style>
    <style:style style:name="Таблица556.B" style:family="table-column">
      <style:table-column-properties style:rel-column-width="397*"/>
    </style:style>
    <style:style style:name="Таблица556.A1" style:family="table-cell">
      <style:table-cell-properties fo:padding-left="0cm" fo:padding-right="0cm" fo:padding-top="0cm" fo:padding-bottom="0.03cm" fo:border-left="none" fo:border-right="none" fo:border-top="none" fo:border-bottom="0.5pt solid #000000"/>
    </style:style>
    <style:style style:name="Таблица557" style:family="table">
      <style:table-properties style:rel-width="100%" table:align="center" style:writing-mode="page"/>
    </style:style>
    <style:style style:name="Таблица557.A" style:family="table-column">
      <style:table-column-properties style:rel-column-width="368*"/>
    </style:style>
    <style:style style:name="Таблица557.B" style:family="table-column">
      <style:table-column-properties style:rel-column-width="7003*"/>
    </style:style>
    <style:style style:name="Таблица557.A1" style:family="table-cell">
      <style:table-cell-properties fo:padding-left="0cm" fo:padding-right="0cm" fo:padding-top="0cm" fo:padding-bottom="0.03cm" fo:border-left="none" fo:border-right="none" fo:border-top="none" fo:border-bottom="0.5pt solid #000000"/>
    </style:style>
    <style:style style:name="Таблица558" style:family="table">
      <style:table-properties style:rel-width="100%" table:align="center" style:writing-mode="page"/>
    </style:style>
    <style:style style:name="Таблица558.A" style:family="table-column">
      <style:table-column-properties style:rel-column-width="7540*"/>
    </style:style>
    <style:style style:name="Таблица558.B" style:family="table-column">
      <style:table-column-properties style:rel-column-width="397*"/>
    </style:style>
    <style:style style:name="Таблица558.A1" style:family="table-cell">
      <style:table-cell-properties fo:padding-left="0cm" fo:padding-right="0cm" fo:padding-top="0cm" fo:padding-bottom="0.03cm" fo:border-left="none" fo:border-right="none" fo:border-top="none" fo:border-bottom="0.5pt solid #000000"/>
    </style:style>
    <style:style style:name="Таблица559" style:family="table">
      <style:table-properties style:rel-width="100%" table:align="center" style:writing-mode="page"/>
    </style:style>
    <style:style style:name="Таблица559.A" style:family="table-column">
      <style:table-column-properties style:rel-column-width="368*"/>
    </style:style>
    <style:style style:name="Таблица559.B" style:family="table-column">
      <style:table-column-properties style:rel-column-width="7003*"/>
    </style:style>
    <style:style style:name="Таблица559.A1" style:family="table-cell">
      <style:table-cell-properties fo:padding-left="0cm" fo:padding-right="0cm" fo:padding-top="0cm" fo:padding-bottom="0.03cm" fo:border-left="none" fo:border-right="none" fo:border-top="none" fo:border-bottom="0.5pt solid #000000"/>
    </style:style>
    <style:style style:name="Таблица560" style:family="table">
      <style:table-properties style:rel-width="100%" table:align="center" style:writing-mode="page"/>
    </style:style>
    <style:style style:name="Таблица560.A" style:family="table-column">
      <style:table-column-properties style:rel-column-width="7540*"/>
    </style:style>
    <style:style style:name="Таблица560.B" style:family="table-column">
      <style:table-column-properties style:rel-column-width="397*"/>
    </style:style>
    <style:style style:name="Таблица560.A1" style:family="table-cell">
      <style:table-cell-properties fo:padding-left="0cm" fo:padding-right="0cm" fo:padding-top="0cm" fo:padding-bottom="0.03cm" fo:border-left="none" fo:border-right="none" fo:border-top="none" fo:border-bottom="0.5pt solid #000000"/>
    </style:style>
    <style:style style:name="Таблица561" style:family="table">
      <style:table-properties style:rel-width="100%" table:align="center" style:writing-mode="page"/>
    </style:style>
    <style:style style:name="Таблица561.A" style:family="table-column">
      <style:table-column-properties style:rel-column-width="368*"/>
    </style:style>
    <style:style style:name="Таблица561.B" style:family="table-column">
      <style:table-column-properties style:rel-column-width="7003*"/>
    </style:style>
    <style:style style:name="Таблица561.A1" style:family="table-cell">
      <style:table-cell-properties fo:padding-left="0cm" fo:padding-right="0cm" fo:padding-top="0cm" fo:padding-bottom="0.03cm" fo:border-left="none" fo:border-right="none" fo:border-top="none" fo:border-bottom="0.5pt solid #000000"/>
    </style:style>
    <style:style style:name="Таблица562" style:family="table">
      <style:table-properties style:rel-width="100%" table:align="center" style:writing-mode="page"/>
    </style:style>
    <style:style style:name="Таблица562.A" style:family="table-column">
      <style:table-column-properties style:rel-column-width="7540*"/>
    </style:style>
    <style:style style:name="Таблица562.B" style:family="table-column">
      <style:table-column-properties style:rel-column-width="397*"/>
    </style:style>
    <style:style style:name="Таблица562.A1" style:family="table-cell">
      <style:table-cell-properties fo:padding-left="0cm" fo:padding-right="0cm" fo:padding-top="0cm" fo:padding-bottom="0.03cm" fo:border-left="none" fo:border-right="none" fo:border-top="none" fo:border-bottom="0.5pt solid #000000"/>
    </style:style>
    <style:style style:name="Таблица563" style:family="table">
      <style:table-properties style:rel-width="100%" table:align="center" style:writing-mode="page"/>
    </style:style>
    <style:style style:name="Таблица563.A" style:family="table-column">
      <style:table-column-properties style:rel-column-width="368*"/>
    </style:style>
    <style:style style:name="Таблица563.B" style:family="table-column">
      <style:table-column-properties style:rel-column-width="7003*"/>
    </style:style>
    <style:style style:name="Таблица563.A1" style:family="table-cell">
      <style:table-cell-properties fo:padding-left="0cm" fo:padding-right="0cm" fo:padding-top="0cm" fo:padding-bottom="0.03cm" fo:border-left="none" fo:border-right="none" fo:border-top="none" fo:border-bottom="0.5pt solid #000000"/>
    </style:style>
    <style:style style:name="Таблица564" style:family="table">
      <style:table-properties style:rel-width="100%" table:align="center" style:writing-mode="page"/>
    </style:style>
    <style:style style:name="Таблица564.A" style:family="table-column">
      <style:table-column-properties style:rel-column-width="7540*"/>
    </style:style>
    <style:style style:name="Таблица564.B" style:family="table-column">
      <style:table-column-properties style:rel-column-width="397*"/>
    </style:style>
    <style:style style:name="Таблица564.A1" style:family="table-cell">
      <style:table-cell-properties fo:padding-left="0cm" fo:padding-right="0cm" fo:padding-top="0cm" fo:padding-bottom="0.03cm" fo:border-left="none" fo:border-right="none" fo:border-top="none" fo:border-bottom="0.5pt solid #000000"/>
    </style:style>
    <style:style style:name="Таблица565" style:family="table">
      <style:table-properties style:rel-width="100%" table:align="center" style:writing-mode="page"/>
    </style:style>
    <style:style style:name="Таблица565.A" style:family="table-column">
      <style:table-column-properties style:rel-column-width="368*"/>
    </style:style>
    <style:style style:name="Таблица565.B" style:family="table-column">
      <style:table-column-properties style:rel-column-width="7003*"/>
    </style:style>
    <style:style style:name="Таблица565.A1" style:family="table-cell">
      <style:table-cell-properties fo:padding-left="0cm" fo:padding-right="0cm" fo:padding-top="0cm" fo:padding-bottom="0.03cm" fo:border-left="none" fo:border-right="none" fo:border-top="none" fo:border-bottom="0.5pt solid #000000"/>
    </style:style>
    <style:style style:name="Таблица566" style:family="table">
      <style:table-properties style:rel-width="100%" table:align="center" style:writing-mode="page"/>
    </style:style>
    <style:style style:name="Таблица566.A" style:family="table-column">
      <style:table-column-properties style:rel-column-width="7540*"/>
    </style:style>
    <style:style style:name="Таблица566.B" style:family="table-column">
      <style:table-column-properties style:rel-column-width="397*"/>
    </style:style>
    <style:style style:name="Таблица566.A1" style:family="table-cell">
      <style:table-cell-properties fo:padding-left="0cm" fo:padding-right="0cm" fo:padding-top="0cm" fo:padding-bottom="0.03cm" fo:border-left="none" fo:border-right="none" fo:border-top="none" fo:border-bottom="0.5pt solid #000000"/>
    </style:style>
    <style:style style:name="Таблица567" style:family="table">
      <style:table-properties style:rel-width="100%" table:align="center" style:writing-mode="page"/>
    </style:style>
    <style:style style:name="Таблица567.A" style:family="table-column">
      <style:table-column-properties style:rel-column-width="368*"/>
    </style:style>
    <style:style style:name="Таблица567.B" style:family="table-column">
      <style:table-column-properties style:rel-column-width="7003*"/>
    </style:style>
    <style:style style:name="Таблица567.A1" style:family="table-cell">
      <style:table-cell-properties fo:padding-left="0cm" fo:padding-right="0cm" fo:padding-top="0cm" fo:padding-bottom="0.03cm" fo:border-left="none" fo:border-right="none" fo:border-top="none" fo:border-bottom="0.5pt solid #000000"/>
    </style:style>
    <style:style style:name="Таблица568" style:family="table">
      <style:table-properties style:rel-width="100%" table:align="center" style:writing-mode="page"/>
    </style:style>
    <style:style style:name="Таблица568.A" style:family="table-column">
      <style:table-column-properties style:rel-column-width="7540*"/>
    </style:style>
    <style:style style:name="Таблица568.B" style:family="table-column">
      <style:table-column-properties style:rel-column-width="397*"/>
    </style:style>
    <style:style style:name="Таблица568.A1" style:family="table-cell">
      <style:table-cell-properties fo:padding-left="0cm" fo:padding-right="0cm" fo:padding-top="0cm" fo:padding-bottom="0.03cm" fo:border-left="none" fo:border-right="none" fo:border-top="none" fo:border-bottom="0.5pt solid #000000"/>
    </style:style>
    <style:style style:name="Таблица569" style:family="table">
      <style:table-properties style:rel-width="100%" table:align="center" style:writing-mode="page"/>
    </style:style>
    <style:style style:name="Таблица569.A" style:family="table-column">
      <style:table-column-properties style:rel-column-width="368*"/>
    </style:style>
    <style:style style:name="Таблица569.B" style:family="table-column">
      <style:table-column-properties style:rel-column-width="7003*"/>
    </style:style>
    <style:style style:name="Таблица569.A1" style:family="table-cell">
      <style:table-cell-properties fo:padding-left="0cm" fo:padding-right="0cm" fo:padding-top="0cm" fo:padding-bottom="0.03cm" fo:border-left="none" fo:border-right="none" fo:border-top="none" fo:border-bottom="0.5pt solid #000000"/>
    </style:style>
    <style:style style:name="Таблица570" style:family="table">
      <style:table-properties style:rel-width="100%" table:align="center" style:writing-mode="page"/>
    </style:style>
    <style:style style:name="Таблица570.A" style:family="table-column">
      <style:table-column-properties style:rel-column-width="7540*"/>
    </style:style>
    <style:style style:name="Таблица570.B" style:family="table-column">
      <style:table-column-properties style:rel-column-width="397*"/>
    </style:style>
    <style:style style:name="Таблица570.A1" style:family="table-cell">
      <style:table-cell-properties fo:padding-left="0cm" fo:padding-right="0cm" fo:padding-top="0cm" fo:padding-bottom="0.03cm" fo:border-left="none" fo:border-right="none" fo:border-top="none" fo:border-bottom="0.5pt solid #000000"/>
    </style:style>
    <style:style style:name="Таблица571" style:family="table">
      <style:table-properties style:rel-width="100%" table:align="center" style:writing-mode="page"/>
    </style:style>
    <style:style style:name="Таблица571.A" style:family="table-column">
      <style:table-column-properties style:rel-column-width="368*"/>
    </style:style>
    <style:style style:name="Таблица571.B" style:family="table-column">
      <style:table-column-properties style:rel-column-width="7003*"/>
    </style:style>
    <style:style style:name="Таблица571.A1" style:family="table-cell">
      <style:table-cell-properties fo:padding-left="0cm" fo:padding-right="0cm" fo:padding-top="0cm" fo:padding-bottom="0.03cm" fo:border-left="none" fo:border-right="none" fo:border-top="none" fo:border-bottom="0.5pt solid #000000"/>
    </style:style>
    <style:style style:name="Таблица572" style:family="table">
      <style:table-properties style:rel-width="100%" table:align="center" style:writing-mode="page"/>
    </style:style>
    <style:style style:name="Таблица572.A" style:family="table-column">
      <style:table-column-properties style:rel-column-width="7540*"/>
    </style:style>
    <style:style style:name="Таблица572.B" style:family="table-column">
      <style:table-column-properties style:rel-column-width="397*"/>
    </style:style>
    <style:style style:name="Таблица572.A1" style:family="table-cell">
      <style:table-cell-properties fo:padding-left="0cm" fo:padding-right="0cm" fo:padding-top="0cm" fo:padding-bottom="0.03cm" fo:border-left="none" fo:border-right="none" fo:border-top="none" fo:border-bottom="0.5pt solid #000000"/>
    </style:style>
    <style:style style:name="Таблица573" style:family="table">
      <style:table-properties style:rel-width="100%" table:align="center" style:writing-mode="page"/>
    </style:style>
    <style:style style:name="Таблица573.A" style:family="table-column">
      <style:table-column-properties style:rel-column-width="368*"/>
    </style:style>
    <style:style style:name="Таблица573.B" style:family="table-column">
      <style:table-column-properties style:rel-column-width="7003*"/>
    </style:style>
    <style:style style:name="Таблица573.A1" style:family="table-cell">
      <style:table-cell-properties fo:padding-left="0cm" fo:padding-right="0cm" fo:padding-top="0cm" fo:padding-bottom="0.03cm" fo:border-left="none" fo:border-right="none" fo:border-top="none" fo:border-bottom="0.5pt solid #000000"/>
    </style:style>
    <style:style style:name="Таблица574" style:family="table">
      <style:table-properties style:rel-width="100%" table:align="center" style:writing-mode="page"/>
    </style:style>
    <style:style style:name="Таблица574.A" style:family="table-column">
      <style:table-column-properties style:rel-column-width="7540*"/>
    </style:style>
    <style:style style:name="Таблица574.B" style:family="table-column">
      <style:table-column-properties style:rel-column-width="397*"/>
    </style:style>
    <style:style style:name="Таблица574.A1" style:family="table-cell">
      <style:table-cell-properties fo:padding-left="0cm" fo:padding-right="0cm" fo:padding-top="0cm" fo:padding-bottom="0.03cm" fo:border-left="none" fo:border-right="none" fo:border-top="none" fo:border-bottom="0.5pt solid #000000"/>
    </style:style>
    <style:style style:name="Таблица575" style:family="table">
      <style:table-properties style:rel-width="100%" table:align="center" style:writing-mode="page"/>
    </style:style>
    <style:style style:name="Таблица575.A" style:family="table-column">
      <style:table-column-properties style:rel-column-width="368*"/>
    </style:style>
    <style:style style:name="Таблица575.B" style:family="table-column">
      <style:table-column-properties style:rel-column-width="7003*"/>
    </style:style>
    <style:style style:name="Таблица575.A1" style:family="table-cell">
      <style:table-cell-properties fo:padding-left="0cm" fo:padding-right="0cm" fo:padding-top="0cm" fo:padding-bottom="0.03cm" fo:border-left="none" fo:border-right="none" fo:border-top="none" fo:border-bottom="0.5pt solid #000000"/>
    </style:style>
    <style:style style:name="Таблица576" style:family="table">
      <style:table-properties style:rel-width="100%" table:align="center" style:writing-mode="page"/>
    </style:style>
    <style:style style:name="Таблица576.A" style:family="table-column">
      <style:table-column-properties style:rel-column-width="7540*"/>
    </style:style>
    <style:style style:name="Таблица576.B" style:family="table-column">
      <style:table-column-properties style:rel-column-width="397*"/>
    </style:style>
    <style:style style:name="Таблица576.A1" style:family="table-cell">
      <style:table-cell-properties fo:padding-left="0cm" fo:padding-right="0cm" fo:padding-top="0cm" fo:padding-bottom="0.03cm" fo:border-left="none" fo:border-right="none" fo:border-top="none" fo:border-bottom="0.5pt solid #000000"/>
    </style:style>
    <style:style style:name="Таблица577" style:family="table">
      <style:table-properties style:rel-width="100%" table:align="center" style:writing-mode="page"/>
    </style:style>
    <style:style style:name="Таблица577.A" style:family="table-column">
      <style:table-column-properties style:rel-column-width="368*"/>
    </style:style>
    <style:style style:name="Таблица577.B" style:family="table-column">
      <style:table-column-properties style:rel-column-width="7003*"/>
    </style:style>
    <style:style style:name="Таблица577.A1" style:family="table-cell">
      <style:table-cell-properties fo:padding-left="0cm" fo:padding-right="0cm" fo:padding-top="0cm" fo:padding-bottom="0.03cm" fo:border-left="none" fo:border-right="none" fo:border-top="none" fo:border-bottom="0.5pt solid #000000"/>
    </style:style>
    <style:style style:name="Таблица578" style:family="table">
      <style:table-properties style:rel-width="100%" table:align="center" style:writing-mode="page"/>
    </style:style>
    <style:style style:name="Таблица578.A" style:family="table-column">
      <style:table-column-properties style:rel-column-width="7540*"/>
    </style:style>
    <style:style style:name="Таблица578.B" style:family="table-column">
      <style:table-column-properties style:rel-column-width="397*"/>
    </style:style>
    <style:style style:name="Таблица578.A1" style:family="table-cell">
      <style:table-cell-properties fo:padding-left="0cm" fo:padding-right="0cm" fo:padding-top="0cm" fo:padding-bottom="0.03cm" fo:border-left="none" fo:border-right="none" fo:border-top="none" fo:border-bottom="0.5pt solid #000000"/>
    </style:style>
    <style:style style:name="Таблица579" style:family="table">
      <style:table-properties style:rel-width="100%" table:align="center" style:writing-mode="page"/>
    </style:style>
    <style:style style:name="Таблица579.A" style:family="table-column">
      <style:table-column-properties style:rel-column-width="368*"/>
    </style:style>
    <style:style style:name="Таблица579.B" style:family="table-column">
      <style:table-column-properties style:rel-column-width="7003*"/>
    </style:style>
    <style:style style:name="Таблица579.A1" style:family="table-cell">
      <style:table-cell-properties fo:padding-left="0cm" fo:padding-right="0cm" fo:padding-top="0cm" fo:padding-bottom="0.03cm" fo:border-left="none" fo:border-right="none" fo:border-top="none" fo:border-bottom="0.5pt solid #000000"/>
    </style:style>
    <style:style style:name="Таблица580" style:family="table">
      <style:table-properties style:rel-width="100%" table:align="center" style:writing-mode="page"/>
    </style:style>
    <style:style style:name="Таблица580.A" style:family="table-column">
      <style:table-column-properties style:rel-column-width="7540*"/>
    </style:style>
    <style:style style:name="Таблица580.B" style:family="table-column">
      <style:table-column-properties style:rel-column-width="397*"/>
    </style:style>
    <style:style style:name="Таблица580.A1" style:family="table-cell">
      <style:table-cell-properties fo:padding-left="0cm" fo:padding-right="0cm" fo:padding-top="0cm" fo:padding-bottom="0.03cm" fo:border-left="none" fo:border-right="none" fo:border-top="none" fo:border-bottom="0.5pt solid #000000"/>
    </style:style>
    <style:style style:name="Таблица581" style:family="table">
      <style:table-properties style:rel-width="100%" table:align="center" style:writing-mode="page"/>
    </style:style>
    <style:style style:name="Таблица581.A" style:family="table-column">
      <style:table-column-properties style:rel-column-width="368*"/>
    </style:style>
    <style:style style:name="Таблица581.B" style:family="table-column">
      <style:table-column-properties style:rel-column-width="7003*"/>
    </style:style>
    <style:style style:name="Таблица581.A1" style:family="table-cell">
      <style:table-cell-properties fo:padding-left="0cm" fo:padding-right="0cm" fo:padding-top="0cm" fo:padding-bottom="0.03cm" fo:border-left="none" fo:border-right="none" fo:border-top="none" fo:border-bottom="0.5pt solid #000000"/>
    </style:style>
    <style:style style:name="Таблица582" style:family="table">
      <style:table-properties style:rel-width="100%" table:align="center" style:writing-mode="page"/>
    </style:style>
    <style:style style:name="Таблица582.A" style:family="table-column">
      <style:table-column-properties style:rel-column-width="7540*"/>
    </style:style>
    <style:style style:name="Таблица582.B" style:family="table-column">
      <style:table-column-properties style:rel-column-width="397*"/>
    </style:style>
    <style:style style:name="Таблица582.A1" style:family="table-cell">
      <style:table-cell-properties fo:padding-left="0cm" fo:padding-right="0cm" fo:padding-top="0cm" fo:padding-bottom="0.03cm" fo:border-left="none" fo:border-right="none" fo:border-top="none" fo:border-bottom="0.5pt solid #000000"/>
    </style:style>
    <style:style style:name="Таблица583" style:family="table">
      <style:table-properties style:rel-width="100%" table:align="center" style:writing-mode="page"/>
    </style:style>
    <style:style style:name="Таблица583.A" style:family="table-column">
      <style:table-column-properties style:rel-column-width="368*"/>
    </style:style>
    <style:style style:name="Таблица583.B" style:family="table-column">
      <style:table-column-properties style:rel-column-width="7003*"/>
    </style:style>
    <style:style style:name="Таблица583.A1" style:family="table-cell">
      <style:table-cell-properties fo:padding-left="0cm" fo:padding-right="0cm" fo:padding-top="0cm" fo:padding-bottom="0.03cm" fo:border-left="none" fo:border-right="none" fo:border-top="none" fo:border-bottom="0.5pt solid #000000"/>
    </style:style>
    <style:style style:name="Таблица584" style:family="table">
      <style:table-properties style:rel-width="100%" table:align="center" style:writing-mode="page"/>
    </style:style>
    <style:style style:name="Таблица584.A" style:family="table-column">
      <style:table-column-properties style:rel-column-width="7540*"/>
    </style:style>
    <style:style style:name="Таблица584.B" style:family="table-column">
      <style:table-column-properties style:rel-column-width="397*"/>
    </style:style>
    <style:style style:name="Таблица584.A1" style:family="table-cell">
      <style:table-cell-properties fo:padding-left="0cm" fo:padding-right="0cm" fo:padding-top="0cm" fo:padding-bottom="0.03cm" fo:border-left="none" fo:border-right="none" fo:border-top="none" fo:border-bottom="0.5pt solid #000000"/>
    </style:style>
    <style:style style:name="Таблица585" style:family="table">
      <style:table-properties style:rel-width="100%" table:align="center" style:writing-mode="page"/>
    </style:style>
    <style:style style:name="Таблица585.A" style:family="table-column">
      <style:table-column-properties style:rel-column-width="368*"/>
    </style:style>
    <style:style style:name="Таблица585.B" style:family="table-column">
      <style:table-column-properties style:rel-column-width="7003*"/>
    </style:style>
    <style:style style:name="Таблица585.A1" style:family="table-cell">
      <style:table-cell-properties fo:padding-left="0cm" fo:padding-right="0cm" fo:padding-top="0cm" fo:padding-bottom="0.03cm" fo:border-left="none" fo:border-right="none" fo:border-top="none" fo:border-bottom="0.5pt solid #000000"/>
    </style:style>
    <style:style style:name="Таблица586" style:family="table">
      <style:table-properties style:rel-width="100%" table:align="center" style:writing-mode="page"/>
    </style:style>
    <style:style style:name="Таблица586.A" style:family="table-column">
      <style:table-column-properties style:rel-column-width="7540*"/>
    </style:style>
    <style:style style:name="Таблица586.B" style:family="table-column">
      <style:table-column-properties style:rel-column-width="397*"/>
    </style:style>
    <style:style style:name="Таблица586.A1" style:family="table-cell">
      <style:table-cell-properties fo:padding-left="0cm" fo:padding-right="0cm" fo:padding-top="0cm" fo:padding-bottom="0.03cm" fo:border-left="none" fo:border-right="none" fo:border-top="none" fo:border-bottom="0.5pt solid #000000"/>
    </style:style>
    <style:style style:name="Таблица587" style:family="table">
      <style:table-properties style:rel-width="100%" table:align="center" style:writing-mode="page"/>
    </style:style>
    <style:style style:name="Таблица587.A" style:family="table-column">
      <style:table-column-properties style:rel-column-width="368*"/>
    </style:style>
    <style:style style:name="Таблица587.B" style:family="table-column">
      <style:table-column-properties style:rel-column-width="7003*"/>
    </style:style>
    <style:style style:name="Таблица587.A1" style:family="table-cell">
      <style:table-cell-properties fo:padding-left="0cm" fo:padding-right="0cm" fo:padding-top="0cm" fo:padding-bottom="0.03cm" fo:border-left="none" fo:border-right="none" fo:border-top="none" fo:border-bottom="0.5pt solid #000000"/>
    </style:style>
    <style:style style:name="Таблица588" style:family="table">
      <style:table-properties style:rel-width="100%" table:align="center" style:writing-mode="page"/>
    </style:style>
    <style:style style:name="Таблица588.A" style:family="table-column">
      <style:table-column-properties style:rel-column-width="7540*"/>
    </style:style>
    <style:style style:name="Таблица588.B" style:family="table-column">
      <style:table-column-properties style:rel-column-width="397*"/>
    </style:style>
    <style:style style:name="Таблица588.A1" style:family="table-cell">
      <style:table-cell-properties fo:padding-left="0cm" fo:padding-right="0cm" fo:padding-top="0cm" fo:padding-bottom="0.03cm" fo:border-left="none" fo:border-right="none" fo:border-top="none" fo:border-bottom="0.5pt solid #000000"/>
    </style:style>
    <style:style style:name="Таблица589" style:family="table">
      <style:table-properties style:rel-width="100%" table:align="center" style:writing-mode="page"/>
    </style:style>
    <style:style style:name="Таблица589.A" style:family="table-column">
      <style:table-column-properties style:rel-column-width="368*"/>
    </style:style>
    <style:style style:name="Таблица589.B" style:family="table-column">
      <style:table-column-properties style:rel-column-width="7003*"/>
    </style:style>
    <style:style style:name="Таблица589.A1" style:family="table-cell">
      <style:table-cell-properties fo:padding-left="0cm" fo:padding-right="0cm" fo:padding-top="0cm" fo:padding-bottom="0.03cm" fo:border-left="none" fo:border-right="none" fo:border-top="none" fo:border-bottom="0.5pt solid #000000"/>
    </style:style>
    <style:style style:name="Таблица590" style:family="table">
      <style:table-properties style:rel-width="100%" table:align="center" style:writing-mode="page"/>
    </style:style>
    <style:style style:name="Таблица590.A" style:family="table-column">
      <style:table-column-properties style:rel-column-width="7540*"/>
    </style:style>
    <style:style style:name="Таблица590.B" style:family="table-column">
      <style:table-column-properties style:rel-column-width="397*"/>
    </style:style>
    <style:style style:name="Таблица590.A1" style:family="table-cell">
      <style:table-cell-properties fo:padding-left="0cm" fo:padding-right="0cm" fo:padding-top="0cm" fo:padding-bottom="0.03cm" fo:border-left="none" fo:border-right="none" fo:border-top="none" fo:border-bottom="0.5pt solid #000000"/>
    </style:style>
    <style:style style:name="Таблица591" style:family="table">
      <style:table-properties style:rel-width="100%" table:align="center" style:writing-mode="page"/>
    </style:style>
    <style:style style:name="Таблица591.A" style:family="table-column">
      <style:table-column-properties style:rel-column-width="368*"/>
    </style:style>
    <style:style style:name="Таблица591.B" style:family="table-column">
      <style:table-column-properties style:rel-column-width="7003*"/>
    </style:style>
    <style:style style:name="Таблица591.A1" style:family="table-cell">
      <style:table-cell-properties fo:padding-left="0cm" fo:padding-right="0cm" fo:padding-top="0cm" fo:padding-bottom="0.03cm" fo:border-left="none" fo:border-right="none" fo:border-top="none" fo:border-bottom="0.5pt solid #000000"/>
    </style:style>
    <style:style style:name="Таблица592" style:family="table">
      <style:table-properties style:rel-width="100%" table:align="center" style:writing-mode="page"/>
    </style:style>
    <style:style style:name="Таблица592.A" style:family="table-column">
      <style:table-column-properties style:rel-column-width="7540*"/>
    </style:style>
    <style:style style:name="Таблица592.B" style:family="table-column">
      <style:table-column-properties style:rel-column-width="397*"/>
    </style:style>
    <style:style style:name="Таблица592.A1" style:family="table-cell">
      <style:table-cell-properties fo:padding-left="0cm" fo:padding-right="0cm" fo:padding-top="0cm" fo:padding-bottom="0.03cm" fo:border-left="none" fo:border-right="none" fo:border-top="none" fo:border-bottom="0.5pt solid #000000"/>
    </style:style>
    <style:style style:name="Таблица593" style:family="table">
      <style:table-properties style:rel-width="100%" table:align="center" style:writing-mode="page"/>
    </style:style>
    <style:style style:name="Таблица593.A" style:family="table-column">
      <style:table-column-properties style:rel-column-width="368*"/>
    </style:style>
    <style:style style:name="Таблица593.B" style:family="table-column">
      <style:table-column-properties style:rel-column-width="7003*"/>
    </style:style>
    <style:style style:name="Таблица593.A1" style:family="table-cell">
      <style:table-cell-properties fo:padding-left="0cm" fo:padding-right="0cm" fo:padding-top="0cm" fo:padding-bottom="0.03cm" fo:border-left="none" fo:border-right="none" fo:border-top="none" fo:border-bottom="0.5pt solid #000000"/>
    </style:style>
    <style:style style:name="Таблица594" style:family="table">
      <style:table-properties style:rel-width="100%" table:align="center" style:writing-mode="page"/>
    </style:style>
    <style:style style:name="Таблица594.A" style:family="table-column">
      <style:table-column-properties style:rel-column-width="7540*"/>
    </style:style>
    <style:style style:name="Таблица594.B" style:family="table-column">
      <style:table-column-properties style:rel-column-width="397*"/>
    </style:style>
    <style:style style:name="Таблица594.A1" style:family="table-cell">
      <style:table-cell-properties fo:padding-left="0cm" fo:padding-right="0cm" fo:padding-top="0cm" fo:padding-bottom="0.03cm" fo:border-left="none" fo:border-right="none" fo:border-top="none" fo:border-bottom="0.5pt solid #000000"/>
    </style:style>
    <style:style style:name="Таблица595" style:family="table">
      <style:table-properties style:rel-width="100%" table:align="center" style:writing-mode="page"/>
    </style:style>
    <style:style style:name="Таблица595.A" style:family="table-column">
      <style:table-column-properties style:rel-column-width="368*"/>
    </style:style>
    <style:style style:name="Таблица595.B" style:family="table-column">
      <style:table-column-properties style:rel-column-width="7003*"/>
    </style:style>
    <style:style style:name="Таблица595.A1" style:family="table-cell">
      <style:table-cell-properties fo:padding-left="0cm" fo:padding-right="0cm" fo:padding-top="0cm" fo:padding-bottom="0.03cm" fo:border-left="none" fo:border-right="none" fo:border-top="none" fo:border-bottom="0.5pt solid #000000"/>
    </style:style>
    <style:style style:name="Таблица596" style:family="table">
      <style:table-properties style:rel-width="100%" table:align="center" style:writing-mode="page"/>
    </style:style>
    <style:style style:name="Таблица596.A" style:family="table-column">
      <style:table-column-properties style:rel-column-width="7540*"/>
    </style:style>
    <style:style style:name="Таблица596.B" style:family="table-column">
      <style:table-column-properties style:rel-column-width="397*"/>
    </style:style>
    <style:style style:name="Таблица596.A1" style:family="table-cell">
      <style:table-cell-properties fo:padding-left="0cm" fo:padding-right="0cm" fo:padding-top="0cm" fo:padding-bottom="0.03cm" fo:border-left="none" fo:border-right="none" fo:border-top="none" fo:border-bottom="0.5pt solid #000000"/>
    </style:style>
    <style:style style:name="Таблица597" style:family="table">
      <style:table-properties style:rel-width="100%" table:align="center" style:writing-mode="page"/>
    </style:style>
    <style:style style:name="Таблица597.A" style:family="table-column">
      <style:table-column-properties style:rel-column-width="368*"/>
    </style:style>
    <style:style style:name="Таблица597.B" style:family="table-column">
      <style:table-column-properties style:rel-column-width="7003*"/>
    </style:style>
    <style:style style:name="Таблица597.A1" style:family="table-cell">
      <style:table-cell-properties fo:padding-left="0cm" fo:padding-right="0cm" fo:padding-top="0cm" fo:padding-bottom="0.03cm" fo:border-left="none" fo:border-right="none" fo:border-top="none" fo:border-bottom="0.5pt solid #000000"/>
    </style:style>
    <style:style style:name="Таблица598" style:family="table">
      <style:table-properties style:rel-width="100%" table:align="center" style:writing-mode="page"/>
    </style:style>
    <style:style style:name="Таблица598.A" style:family="table-column">
      <style:table-column-properties style:rel-column-width="7540*"/>
    </style:style>
    <style:style style:name="Таблица598.B" style:family="table-column">
      <style:table-column-properties style:rel-column-width="397*"/>
    </style:style>
    <style:style style:name="Таблица598.A1" style:family="table-cell">
      <style:table-cell-properties fo:padding-left="0cm" fo:padding-right="0cm" fo:padding-top="0cm" fo:padding-bottom="0.03cm" fo:border-left="none" fo:border-right="none" fo:border-top="none" fo:border-bottom="0.5pt solid #000000"/>
    </style:style>
    <style:style style:name="Таблица599" style:family="table">
      <style:table-properties style:rel-width="100%" table:align="center" style:writing-mode="page"/>
    </style:style>
    <style:style style:name="Таблица599.A" style:family="table-column">
      <style:table-column-properties style:rel-column-width="368*"/>
    </style:style>
    <style:style style:name="Таблица599.B" style:family="table-column">
      <style:table-column-properties style:rel-column-width="7003*"/>
    </style:style>
    <style:style style:name="Таблица599.A1" style:family="table-cell">
      <style:table-cell-properties fo:padding-left="0cm" fo:padding-right="0cm" fo:padding-top="0cm" fo:padding-bottom="0.03cm" fo:border-left="none" fo:border-right="none" fo:border-top="none" fo:border-bottom="0.5pt solid #000000"/>
    </style:style>
    <style:style style:name="Таблица600" style:family="table">
      <style:table-properties style:rel-width="100%" table:align="center" style:writing-mode="page"/>
    </style:style>
    <style:style style:name="Таблица600.A" style:family="table-column">
      <style:table-column-properties style:rel-column-width="3968*"/>
    </style:style>
    <style:style style:name="Таблица600.B" style:family="table-column">
      <style:table-column-properties style:rel-column-width="3969*"/>
    </style:style>
    <style:style style:name="Таблица600.A1" style:family="table-cell">
      <style:table-cell-properties fo:padding="0cm" fo:border="none"/>
    </style:style>
    <style:style style:name="Таблица601" style:family="table">
      <style:table-properties style:rel-width="100%" table:align="center" style:writing-mode="page"/>
    </style:style>
    <style:style style:name="Таблица601.A" style:family="table-column">
      <style:table-column-properties style:rel-column-width="7540*"/>
    </style:style>
    <style:style style:name="Таблица601.B" style:family="table-column">
      <style:table-column-properties style:rel-column-width="397*"/>
    </style:style>
    <style:style style:name="Таблица601.A1" style:family="table-cell">
      <style:table-cell-properties fo:padding-left="0cm" fo:padding-right="0cm" fo:padding-top="0cm" fo:padding-bottom="0.03cm" fo:border-left="none" fo:border-right="none" fo:border-top="none" fo:border-bottom="0.5pt solid #000000"/>
    </style:style>
    <style:style style:name="Таблица602" style:family="table">
      <style:table-properties style:rel-width="100%" table:align="center" style:writing-mode="page"/>
    </style:style>
    <style:style style:name="Таблица602.A" style:family="table-column">
      <style:table-column-properties style:rel-column-width="368*"/>
    </style:style>
    <style:style style:name="Таблица602.B" style:family="table-column">
      <style:table-column-properties style:rel-column-width="7003*"/>
    </style:style>
    <style:style style:name="Таблица602.A1" style:family="table-cell">
      <style:table-cell-properties fo:padding-left="0cm" fo:padding-right="0cm" fo:padding-top="0cm" fo:padding-bottom="0.03cm" fo:border-left="none" fo:border-right="none" fo:border-top="none" fo:border-bottom="0.5pt solid #000000"/>
    </style:style>
    <style:style style:name="Таблица603" style:family="table">
      <style:table-properties style:rel-width="100%" table:align="center" style:writing-mode="page"/>
    </style:style>
    <style:style style:name="Таблица603.A" style:family="table-column">
      <style:table-column-properties style:rel-column-width="7540*"/>
    </style:style>
    <style:style style:name="Таблица603.B" style:family="table-column">
      <style:table-column-properties style:rel-column-width="397*"/>
    </style:style>
    <style:style style:name="Таблица603.A1" style:family="table-cell">
      <style:table-cell-properties fo:padding-left="0cm" fo:padding-right="0cm" fo:padding-top="0cm" fo:padding-bottom="0.03cm" fo:border-left="none" fo:border-right="none" fo:border-top="none" fo:border-bottom="0.5pt solid #000000"/>
    </style:style>
    <style:style style:name="Таблица604" style:family="table">
      <style:table-properties style:rel-width="100%" table:align="center" style:writing-mode="page"/>
    </style:style>
    <style:style style:name="Таблица604.A" style:family="table-column">
      <style:table-column-properties style:rel-column-width="368*"/>
    </style:style>
    <style:style style:name="Таблица604.B" style:family="table-column">
      <style:table-column-properties style:rel-column-width="7003*"/>
    </style:style>
    <style:style style:name="Таблица604.A1" style:family="table-cell">
      <style:table-cell-properties fo:padding-left="0cm" fo:padding-right="0cm" fo:padding-top="0cm" fo:padding-bottom="0.03cm" fo:border-left="none" fo:border-right="none" fo:border-top="none" fo:border-bottom="0.5pt solid #000000"/>
    </style:style>
    <style:style style:name="Таблица605" style:family="table">
      <style:table-properties style:rel-width="100%" table:align="center" style:writing-mode="page"/>
    </style:style>
    <style:style style:name="Таблица605.A" style:family="table-column">
      <style:table-column-properties style:rel-column-width="7540*"/>
    </style:style>
    <style:style style:name="Таблица605.B" style:family="table-column">
      <style:table-column-properties style:rel-column-width="397*"/>
    </style:style>
    <style:style style:name="Таблица605.A1" style:family="table-cell">
      <style:table-cell-properties fo:padding-left="0cm" fo:padding-right="0cm" fo:padding-top="0cm" fo:padding-bottom="0.03cm" fo:border-left="none" fo:border-right="none" fo:border-top="none" fo:border-bottom="0.5pt solid #000000"/>
    </style:style>
    <style:style style:name="Таблица606" style:family="table">
      <style:table-properties style:rel-width="100%" table:align="center" style:writing-mode="page"/>
    </style:style>
    <style:style style:name="Таблица606.A" style:family="table-column">
      <style:table-column-properties style:rel-column-width="368*"/>
    </style:style>
    <style:style style:name="Таблица606.B" style:family="table-column">
      <style:table-column-properties style:rel-column-width="7003*"/>
    </style:style>
    <style:style style:name="Таблица606.A1" style:family="table-cell">
      <style:table-cell-properties fo:padding-left="0cm" fo:padding-right="0cm" fo:padding-top="0cm" fo:padding-bottom="0.03cm" fo:border-left="none" fo:border-right="none" fo:border-top="none" fo:border-bottom="0.5pt solid #000000"/>
    </style:style>
    <style:style style:name="Таблица607" style:family="table">
      <style:table-properties style:rel-width="100%" table:align="center" style:writing-mode="page"/>
    </style:style>
    <style:style style:name="Таблица607.A" style:family="table-column">
      <style:table-column-properties style:rel-column-width="7540*"/>
    </style:style>
    <style:style style:name="Таблица607.B" style:family="table-column">
      <style:table-column-properties style:rel-column-width="397*"/>
    </style:style>
    <style:style style:name="Таблица607.A1" style:family="table-cell">
      <style:table-cell-properties fo:padding-left="0cm" fo:padding-right="0cm" fo:padding-top="0cm" fo:padding-bottom="0.03cm" fo:border-left="none" fo:border-right="none" fo:border-top="none" fo:border-bottom="0.5pt solid #000000"/>
    </style:style>
    <style:style style:name="Таблица608" style:family="table">
      <style:table-properties style:rel-width="100%" table:align="center" style:writing-mode="page"/>
    </style:style>
    <style:style style:name="Таблица608.A" style:family="table-column">
      <style:table-column-properties style:rel-column-width="368*"/>
    </style:style>
    <style:style style:name="Таблица608.B" style:family="table-column">
      <style:table-column-properties style:rel-column-width="7003*"/>
    </style:style>
    <style:style style:name="Таблица608.A1" style:family="table-cell">
      <style:table-cell-properties fo:padding-left="0cm" fo:padding-right="0cm" fo:padding-top="0cm" fo:padding-bottom="0.03cm" fo:border-left="none" fo:border-right="none" fo:border-top="none" fo:border-bottom="0.5pt solid #000000"/>
    </style:style>
    <style:style style:name="Таблица609" style:family="table">
      <style:table-properties style:rel-width="100%" table:align="center" style:writing-mode="page"/>
    </style:style>
    <style:style style:name="Таблица609.A" style:family="table-column">
      <style:table-column-properties style:rel-column-width="7540*"/>
    </style:style>
    <style:style style:name="Таблица609.B" style:family="table-column">
      <style:table-column-properties style:rel-column-width="397*"/>
    </style:style>
    <style:style style:name="Таблица609.A1" style:family="table-cell">
      <style:table-cell-properties fo:padding-left="0cm" fo:padding-right="0cm" fo:padding-top="0cm" fo:padding-bottom="0.03cm" fo:border-left="none" fo:border-right="none" fo:border-top="none" fo:border-bottom="0.5pt solid #000000"/>
    </style:style>
    <style:style style:name="Таблица610" style:family="table">
      <style:table-properties style:rel-width="100%" table:align="center" style:writing-mode="page"/>
    </style:style>
    <style:style style:name="Таблица610.A" style:family="table-column">
      <style:table-column-properties style:rel-column-width="368*"/>
    </style:style>
    <style:style style:name="Таблица610.B" style:family="table-column">
      <style:table-column-properties style:rel-column-width="7003*"/>
    </style:style>
    <style:style style:name="Таблица610.A1" style:family="table-cell">
      <style:table-cell-properties fo:padding-left="0cm" fo:padding-right="0cm" fo:padding-top="0cm" fo:padding-bottom="0.03cm" fo:border-left="none" fo:border-right="none" fo:border-top="none" fo:border-bottom="0.5pt solid #000000"/>
    </style:style>
    <style:style style:name="Таблица611" style:family="table">
      <style:table-properties style:rel-width="100%" table:align="center" style:writing-mode="page"/>
    </style:style>
    <style:style style:name="Таблица611.A" style:family="table-column">
      <style:table-column-properties style:rel-column-width="7540*"/>
    </style:style>
    <style:style style:name="Таблица611.B" style:family="table-column">
      <style:table-column-properties style:rel-column-width="397*"/>
    </style:style>
    <style:style style:name="Таблица611.A1" style:family="table-cell">
      <style:table-cell-properties fo:padding-left="0cm" fo:padding-right="0cm" fo:padding-top="0cm" fo:padding-bottom="0.03cm" fo:border-left="none" fo:border-right="none" fo:border-top="none" fo:border-bottom="0.5pt solid #000000"/>
    </style:style>
    <style:style style:name="Таблица612" style:family="table">
      <style:table-properties style:rel-width="100%" table:align="center" style:writing-mode="page"/>
    </style:style>
    <style:style style:name="Таблица612.A" style:family="table-column">
      <style:table-column-properties style:rel-column-width="368*"/>
    </style:style>
    <style:style style:name="Таблица612.B" style:family="table-column">
      <style:table-column-properties style:rel-column-width="7003*"/>
    </style:style>
    <style:style style:name="Таблица612.A1" style:family="table-cell">
      <style:table-cell-properties fo:padding-left="0cm" fo:padding-right="0cm" fo:padding-top="0cm" fo:padding-bottom="0.03cm" fo:border-left="none" fo:border-right="none" fo:border-top="none" fo:border-bottom="0.5pt solid #000000"/>
    </style:style>
    <style:style style:name="Таблица613" style:family="table">
      <style:table-properties style:rel-width="100%" table:align="center" style:writing-mode="page"/>
    </style:style>
    <style:style style:name="Таблица613.A" style:family="table-column">
      <style:table-column-properties style:rel-column-width="7540*"/>
    </style:style>
    <style:style style:name="Таблица613.B" style:family="table-column">
      <style:table-column-properties style:rel-column-width="397*"/>
    </style:style>
    <style:style style:name="Таблица613.A1" style:family="table-cell">
      <style:table-cell-properties fo:padding-left="0cm" fo:padding-right="0cm" fo:padding-top="0cm" fo:padding-bottom="0.03cm" fo:border-left="none" fo:border-right="none" fo:border-top="none" fo:border-bottom="0.5pt solid #000000"/>
    </style:style>
    <style:style style:name="Таблица614" style:family="table">
      <style:table-properties style:rel-width="100%" table:align="center" style:writing-mode="page"/>
    </style:style>
    <style:style style:name="Таблица614.A" style:family="table-column">
      <style:table-column-properties style:rel-column-width="368*"/>
    </style:style>
    <style:style style:name="Таблица614.B" style:family="table-column">
      <style:table-column-properties style:rel-column-width="7003*"/>
    </style:style>
    <style:style style:name="Таблица614.A1" style:family="table-cell">
      <style:table-cell-properties fo:padding-left="0cm" fo:padding-right="0cm" fo:padding-top="0cm" fo:padding-bottom="0.03cm" fo:border-left="none" fo:border-right="none" fo:border-top="none" fo:border-bottom="0.5pt solid #000000"/>
    </style:style>
    <style:style style:name="Таблица615" style:family="table">
      <style:table-properties style:rel-width="100%" table:align="center" style:writing-mode="page"/>
    </style:style>
    <style:style style:name="Таблица615.A" style:family="table-column">
      <style:table-column-properties style:rel-column-width="7540*"/>
    </style:style>
    <style:style style:name="Таблица615.B" style:family="table-column">
      <style:table-column-properties style:rel-column-width="397*"/>
    </style:style>
    <style:style style:name="Таблица615.A1" style:family="table-cell">
      <style:table-cell-properties fo:padding-left="0cm" fo:padding-right="0cm" fo:padding-top="0cm" fo:padding-bottom="0.03cm" fo:border-left="none" fo:border-right="none" fo:border-top="none" fo:border-bottom="0.5pt solid #000000"/>
    </style:style>
    <style:style style:name="Таблица616" style:family="table">
      <style:table-properties style:rel-width="100%" table:align="center" style:writing-mode="page"/>
    </style:style>
    <style:style style:name="Таблица616.A" style:family="table-column">
      <style:table-column-properties style:rel-column-width="368*"/>
    </style:style>
    <style:style style:name="Таблица616.B" style:family="table-column">
      <style:table-column-properties style:rel-column-width="7003*"/>
    </style:style>
    <style:style style:name="Таблица616.A1" style:family="table-cell">
      <style:table-cell-properties fo:padding-left="0cm" fo:padding-right="0cm" fo:padding-top="0cm" fo:padding-bottom="0.03cm" fo:border-left="none" fo:border-right="none" fo:border-top="none" fo:border-bottom="0.5pt solid #000000"/>
    </style:style>
    <style:style style:name="Таблица617" style:family="table">
      <style:table-properties style:rel-width="100%" table:align="center" style:writing-mode="page"/>
    </style:style>
    <style:style style:name="Таблица617.A" style:family="table-column">
      <style:table-column-properties style:rel-column-width="7540*"/>
    </style:style>
    <style:style style:name="Таблица617.B" style:family="table-column">
      <style:table-column-properties style:rel-column-width="397*"/>
    </style:style>
    <style:style style:name="Таблица617.A1" style:family="table-cell">
      <style:table-cell-properties fo:padding-left="0cm" fo:padding-right="0cm" fo:padding-top="0cm" fo:padding-bottom="0.03cm" fo:border-left="none" fo:border-right="none" fo:border-top="none" fo:border-bottom="0.5pt solid #000000"/>
    </style:style>
    <style:style style:name="Таблица618" style:family="table">
      <style:table-properties style:rel-width="100%" table:align="center" style:writing-mode="page"/>
    </style:style>
    <style:style style:name="Таблица618.A" style:family="table-column">
      <style:table-column-properties style:rel-column-width="368*"/>
    </style:style>
    <style:style style:name="Таблица618.B" style:family="table-column">
      <style:table-column-properties style:rel-column-width="7003*"/>
    </style:style>
    <style:style style:name="Таблица618.A1" style:family="table-cell">
      <style:table-cell-properties fo:padding-left="0cm" fo:padding-right="0cm" fo:padding-top="0cm" fo:padding-bottom="0.03cm" fo:border-left="none" fo:border-right="none" fo:border-top="none" fo:border-bottom="0.5pt solid #000000"/>
    </style:style>
    <style:style style:name="Таблица619" style:family="table">
      <style:table-properties style:rel-width="100%" table:align="center" style:writing-mode="page"/>
    </style:style>
    <style:style style:name="Таблица619.A" style:family="table-column">
      <style:table-column-properties style:rel-column-width="7540*"/>
    </style:style>
    <style:style style:name="Таблица619.B" style:family="table-column">
      <style:table-column-properties style:rel-column-width="397*"/>
    </style:style>
    <style:style style:name="Таблица619.A1" style:family="table-cell">
      <style:table-cell-properties fo:padding-left="0cm" fo:padding-right="0cm" fo:padding-top="0cm" fo:padding-bottom="0.03cm" fo:border-left="none" fo:border-right="none" fo:border-top="none" fo:border-bottom="0.5pt solid #000000"/>
    </style:style>
    <style:style style:name="Таблица620" style:family="table">
      <style:table-properties style:rel-width="100%" table:align="center" style:writing-mode="page"/>
    </style:style>
    <style:style style:name="Таблица620.A" style:family="table-column">
      <style:table-column-properties style:rel-column-width="368*"/>
    </style:style>
    <style:style style:name="Таблица620.B" style:family="table-column">
      <style:table-column-properties style:rel-column-width="7003*"/>
    </style:style>
    <style:style style:name="Таблица620.A1" style:family="table-cell">
      <style:table-cell-properties fo:padding-left="0cm" fo:padding-right="0cm" fo:padding-top="0cm" fo:padding-bottom="0.03cm" fo:border-left="none" fo:border-right="none" fo:border-top="none" fo:border-bottom="0.5pt solid #000000"/>
    </style:style>
    <style:style style:name="Таблица621" style:family="table">
      <style:table-properties style:rel-width="100%" table:align="center" style:writing-mode="page"/>
    </style:style>
    <style:style style:name="Таблица621.A" style:family="table-column">
      <style:table-column-properties style:rel-column-width="7540*"/>
    </style:style>
    <style:style style:name="Таблица621.B" style:family="table-column">
      <style:table-column-properties style:rel-column-width="397*"/>
    </style:style>
    <style:style style:name="Таблица621.A1" style:family="table-cell">
      <style:table-cell-properties fo:padding-left="0cm" fo:padding-right="0cm" fo:padding-top="0cm" fo:padding-bottom="0.03cm" fo:border-left="none" fo:border-right="none" fo:border-top="none" fo:border-bottom="0.5pt solid #000000"/>
    </style:style>
    <style:style style:name="Таблица622" style:family="table">
      <style:table-properties style:rel-width="100%" table:align="center" style:writing-mode="page"/>
    </style:style>
    <style:style style:name="Таблица622.A" style:family="table-column">
      <style:table-column-properties style:rel-column-width="368*"/>
    </style:style>
    <style:style style:name="Таблица622.B" style:family="table-column">
      <style:table-column-properties style:rel-column-width="7003*"/>
    </style:style>
    <style:style style:name="Таблица622.A1" style:family="table-cell">
      <style:table-cell-properties fo:padding-left="0cm" fo:padding-right="0cm" fo:padding-top="0cm" fo:padding-bottom="0.03cm" fo:border-left="none" fo:border-right="none" fo:border-top="none" fo:border-bottom="0.5pt solid #000000"/>
    </style:style>
    <style:style style:name="Таблица623" style:family="table">
      <style:table-properties style:rel-width="100%" table:align="center" style:writing-mode="page"/>
    </style:style>
    <style:style style:name="Таблица623.A" style:family="table-column">
      <style:table-column-properties style:rel-column-width="7540*"/>
    </style:style>
    <style:style style:name="Таблица623.B" style:family="table-column">
      <style:table-column-properties style:rel-column-width="397*"/>
    </style:style>
    <style:style style:name="Таблица623.A1" style:family="table-cell">
      <style:table-cell-properties fo:padding-left="0cm" fo:padding-right="0cm" fo:padding-top="0cm" fo:padding-bottom="0.03cm" fo:border-left="none" fo:border-right="none" fo:border-top="none" fo:border-bottom="0.5pt solid #000000"/>
    </style:style>
    <style:style style:name="Таблица624" style:family="table">
      <style:table-properties style:rel-width="100%" table:align="center" style:writing-mode="page"/>
    </style:style>
    <style:style style:name="Таблица624.A" style:family="table-column">
      <style:table-column-properties style:rel-column-width="368*"/>
    </style:style>
    <style:style style:name="Таблица624.B" style:family="table-column">
      <style:table-column-properties style:rel-column-width="7003*"/>
    </style:style>
    <style:style style:name="Таблица624.A1" style:family="table-cell">
      <style:table-cell-properties fo:padding-left="0cm" fo:padding-right="0cm" fo:padding-top="0cm" fo:padding-bottom="0.03cm" fo:border-left="none" fo:border-right="none" fo:border-top="none" fo:border-bottom="0.5pt solid #000000"/>
    </style:style>
    <style:style style:name="Таблица625" style:family="table">
      <style:table-properties style:rel-width="100%" table:align="center" style:writing-mode="page"/>
    </style:style>
    <style:style style:name="Таблица625.A" style:family="table-column">
      <style:table-column-properties style:rel-column-width="7540*"/>
    </style:style>
    <style:style style:name="Таблица625.B" style:family="table-column">
      <style:table-column-properties style:rel-column-width="397*"/>
    </style:style>
    <style:style style:name="Таблица625.A1" style:family="table-cell">
      <style:table-cell-properties fo:padding-left="0cm" fo:padding-right="0cm" fo:padding-top="0cm" fo:padding-bottom="0.03cm" fo:border-left="none" fo:border-right="none" fo:border-top="none" fo:border-bottom="0.5pt solid #000000"/>
    </style:style>
    <style:style style:name="Таблица626" style:family="table">
      <style:table-properties style:rel-width="100%" table:align="center" style:writing-mode="page"/>
    </style:style>
    <style:style style:name="Таблица626.A" style:family="table-column">
      <style:table-column-properties style:rel-column-width="368*"/>
    </style:style>
    <style:style style:name="Таблица626.B" style:family="table-column">
      <style:table-column-properties style:rel-column-width="7003*"/>
    </style:style>
    <style:style style:name="Таблица626.A1" style:family="table-cell">
      <style:table-cell-properties fo:padding-left="0cm" fo:padding-right="0cm" fo:padding-top="0cm" fo:padding-bottom="0.03cm" fo:border-left="none" fo:border-right="none" fo:border-top="none" fo:border-bottom="0.5pt solid #000000"/>
    </style:style>
    <style:style style:name="Таблица627" style:family="table">
      <style:table-properties style:rel-width="100%" table:align="center" style:writing-mode="page"/>
    </style:style>
    <style:style style:name="Таблица627.A" style:family="table-column">
      <style:table-column-properties style:rel-column-width="7540*"/>
    </style:style>
    <style:style style:name="Таблица627.B" style:family="table-column">
      <style:table-column-properties style:rel-column-width="397*"/>
    </style:style>
    <style:style style:name="Таблица627.A1" style:family="table-cell">
      <style:table-cell-properties fo:padding-left="0cm" fo:padding-right="0cm" fo:padding-top="0cm" fo:padding-bottom="0.03cm" fo:border-left="none" fo:border-right="none" fo:border-top="none" fo:border-bottom="0.5pt solid #000000"/>
    </style:style>
    <style:style style:name="Таблица628" style:family="table">
      <style:table-properties style:rel-width="100%" table:align="center" style:writing-mode="page"/>
    </style:style>
    <style:style style:name="Таблица628.A" style:family="table-column">
      <style:table-column-properties style:rel-column-width="368*"/>
    </style:style>
    <style:style style:name="Таблица628.B" style:family="table-column">
      <style:table-column-properties style:rel-column-width="7003*"/>
    </style:style>
    <style:style style:name="Таблица628.A1" style:family="table-cell">
      <style:table-cell-properties fo:padding-left="0cm" fo:padding-right="0cm" fo:padding-top="0cm" fo:padding-bottom="0.03cm" fo:border-left="none" fo:border-right="none" fo:border-top="none" fo:border-bottom="0.5pt solid #000000"/>
    </style:style>
    <style:style style:name="Таблица629" style:family="table">
      <style:table-properties style:rel-width="100%" table:align="center" style:writing-mode="page"/>
    </style:style>
    <style:style style:name="Таблица629.A" style:family="table-column">
      <style:table-column-properties style:rel-column-width="7540*"/>
    </style:style>
    <style:style style:name="Таблица629.B" style:family="table-column">
      <style:table-column-properties style:rel-column-width="397*"/>
    </style:style>
    <style:style style:name="Таблица629.A1" style:family="table-cell">
      <style:table-cell-properties fo:padding-left="0cm" fo:padding-right="0cm" fo:padding-top="0cm" fo:padding-bottom="0.03cm" fo:border-left="none" fo:border-right="none" fo:border-top="none" fo:border-bottom="0.5pt solid #000000"/>
    </style:style>
    <style:style style:name="Таблица630" style:family="table">
      <style:table-properties style:rel-width="100%" table:align="center" style:writing-mode="page"/>
    </style:style>
    <style:style style:name="Таблица630.A" style:family="table-column">
      <style:table-column-properties style:rel-column-width="368*"/>
    </style:style>
    <style:style style:name="Таблица630.B" style:family="table-column">
      <style:table-column-properties style:rel-column-width="7003*"/>
    </style:style>
    <style:style style:name="Таблица630.A1" style:family="table-cell">
      <style:table-cell-properties fo:padding-left="0cm" fo:padding-right="0cm" fo:padding-top="0cm" fo:padding-bottom="0.03cm" fo:border-left="none" fo:border-right="none" fo:border-top="none" fo:border-bottom="0.5pt solid #000000"/>
    </style:style>
    <style:style style:name="Таблица631" style:family="table">
      <style:table-properties style:rel-width="100%" table:align="center" style:writing-mode="page"/>
    </style:style>
    <style:style style:name="Таблица631.A" style:family="table-column">
      <style:table-column-properties style:rel-column-width="7540*"/>
    </style:style>
    <style:style style:name="Таблица631.B" style:family="table-column">
      <style:table-column-properties style:rel-column-width="397*"/>
    </style:style>
    <style:style style:name="Таблица631.A1" style:family="table-cell">
      <style:table-cell-properties fo:padding-left="0cm" fo:padding-right="0cm" fo:padding-top="0cm" fo:padding-bottom="0.03cm" fo:border-left="none" fo:border-right="none" fo:border-top="none" fo:border-bottom="0.5pt solid #000000"/>
    </style:style>
    <style:style style:name="Таблица632" style:family="table">
      <style:table-properties style:rel-width="100%" table:align="center" style:writing-mode="page"/>
    </style:style>
    <style:style style:name="Таблица632.A" style:family="table-column">
      <style:table-column-properties style:rel-column-width="368*"/>
    </style:style>
    <style:style style:name="Таблица632.B" style:family="table-column">
      <style:table-column-properties style:rel-column-width="7003*"/>
    </style:style>
    <style:style style:name="Таблица632.A1" style:family="table-cell">
      <style:table-cell-properties fo:padding-left="0cm" fo:padding-right="0cm" fo:padding-top="0cm" fo:padding-bottom="0.03cm" fo:border-left="none" fo:border-right="none" fo:border-top="none" fo:border-bottom="0.5pt solid #000000"/>
    </style:style>
    <style:style style:name="Таблица633" style:family="table">
      <style:table-properties style:rel-width="100%" table:align="center" style:writing-mode="page"/>
    </style:style>
    <style:style style:name="Таблица633.A" style:family="table-column">
      <style:table-column-properties style:rel-column-width="7540*"/>
    </style:style>
    <style:style style:name="Таблица633.B" style:family="table-column">
      <style:table-column-properties style:rel-column-width="397*"/>
    </style:style>
    <style:style style:name="Таблица633.A1" style:family="table-cell">
      <style:table-cell-properties fo:padding-left="0cm" fo:padding-right="0cm" fo:padding-top="0cm" fo:padding-bottom="0.03cm" fo:border-left="none" fo:border-right="none" fo:border-top="none" fo:border-bottom="0.5pt solid #000000"/>
    </style:style>
    <style:style style:name="Таблица634" style:family="table">
      <style:table-properties style:rel-width="100%" table:align="center" style:writing-mode="page"/>
    </style:style>
    <style:style style:name="Таблица634.A" style:family="table-column">
      <style:table-column-properties style:rel-column-width="368*"/>
    </style:style>
    <style:style style:name="Таблица634.B" style:family="table-column">
      <style:table-column-properties style:rel-column-width="7003*"/>
    </style:style>
    <style:style style:name="Таблица634.A1" style:family="table-cell">
      <style:table-cell-properties fo:padding-left="0cm" fo:padding-right="0cm" fo:padding-top="0cm" fo:padding-bottom="0.03cm" fo:border-left="none" fo:border-right="none" fo:border-top="none" fo:border-bottom="0.5pt solid #000000"/>
    </style:style>
    <style:style style:name="Таблица635" style:family="table">
      <style:table-properties style:rel-width="100%" table:align="center" style:writing-mode="page"/>
    </style:style>
    <style:style style:name="Таблица635.A" style:family="table-column">
      <style:table-column-properties style:rel-column-width="7540*"/>
    </style:style>
    <style:style style:name="Таблица635.B" style:family="table-column">
      <style:table-column-properties style:rel-column-width="397*"/>
    </style:style>
    <style:style style:name="Таблица635.A1" style:family="table-cell">
      <style:table-cell-properties fo:padding-left="0cm" fo:padding-right="0cm" fo:padding-top="0cm" fo:padding-bottom="0.03cm" fo:border-left="none" fo:border-right="none" fo:border-top="none" fo:border-bottom="0.5pt solid #000000"/>
    </style:style>
    <style:style style:name="Таблица636" style:family="table">
      <style:table-properties style:rel-width="100%" table:align="center" style:writing-mode="page"/>
    </style:style>
    <style:style style:name="Таблица636.A" style:family="table-column">
      <style:table-column-properties style:rel-column-width="368*"/>
    </style:style>
    <style:style style:name="Таблица636.B" style:family="table-column">
      <style:table-column-properties style:rel-column-width="7003*"/>
    </style:style>
    <style:style style:name="Таблица636.A1" style:family="table-cell">
      <style:table-cell-properties fo:padding-left="0cm" fo:padding-right="0cm" fo:padding-top="0cm" fo:padding-bottom="0.03cm" fo:border-left="none" fo:border-right="none" fo:border-top="none" fo:border-bottom="0.5pt solid #000000"/>
    </style:style>
    <style:style style:name="Таблица637" style:family="table">
      <style:table-properties style:rel-width="100%" table:align="center" style:writing-mode="page"/>
    </style:style>
    <style:style style:name="Таблица637.A" style:family="table-column">
      <style:table-column-properties style:rel-column-width="7540*"/>
    </style:style>
    <style:style style:name="Таблица637.B" style:family="table-column">
      <style:table-column-properties style:rel-column-width="397*"/>
    </style:style>
    <style:style style:name="Таблица637.A1" style:family="table-cell">
      <style:table-cell-properties fo:padding-left="0cm" fo:padding-right="0cm" fo:padding-top="0cm" fo:padding-bottom="0.03cm" fo:border-left="none" fo:border-right="none" fo:border-top="none" fo:border-bottom="0.5pt solid #000000"/>
    </style:style>
    <style:style style:name="Таблица638" style:family="table">
      <style:table-properties style:rel-width="100%" table:align="center" style:writing-mode="page"/>
    </style:style>
    <style:style style:name="Таблица638.A" style:family="table-column">
      <style:table-column-properties style:rel-column-width="368*"/>
    </style:style>
    <style:style style:name="Таблица638.B" style:family="table-column">
      <style:table-column-properties style:rel-column-width="7003*"/>
    </style:style>
    <style:style style:name="Таблица638.A1" style:family="table-cell">
      <style:table-cell-properties fo:padding-left="0cm" fo:padding-right="0cm" fo:padding-top="0cm" fo:padding-bottom="0.03cm" fo:border-left="none" fo:border-right="none" fo:border-top="none" fo:border-bottom="0.5pt solid #000000"/>
    </style:style>
    <style:style style:name="Таблица639" style:family="table">
      <style:table-properties style:rel-width="100%" table:align="center" style:writing-mode="page"/>
    </style:style>
    <style:style style:name="Таблица639.A" style:family="table-column">
      <style:table-column-properties style:rel-column-width="7540*"/>
    </style:style>
    <style:style style:name="Таблица639.B" style:family="table-column">
      <style:table-column-properties style:rel-column-width="397*"/>
    </style:style>
    <style:style style:name="Таблица639.A1" style:family="table-cell">
      <style:table-cell-properties fo:padding-left="0cm" fo:padding-right="0cm" fo:padding-top="0cm" fo:padding-bottom="0.03cm" fo:border-left="none" fo:border-right="none" fo:border-top="none" fo:border-bottom="0.5pt solid #000000"/>
    </style:style>
    <style:style style:name="Таблица640" style:family="table">
      <style:table-properties style:rel-width="100%" table:align="center" style:writing-mode="page"/>
    </style:style>
    <style:style style:name="Таблица640.A" style:family="table-column">
      <style:table-column-properties style:rel-column-width="368*"/>
    </style:style>
    <style:style style:name="Таблица640.B" style:family="table-column">
      <style:table-column-properties style:rel-column-width="7003*"/>
    </style:style>
    <style:style style:name="Таблица640.A1" style:family="table-cell">
      <style:table-cell-properties fo:padding-left="0cm" fo:padding-right="0cm" fo:padding-top="0cm" fo:padding-bottom="0.03cm" fo:border-left="none" fo:border-right="none" fo:border-top="none" fo:border-bottom="0.5pt solid #000000"/>
    </style:style>
    <style:style style:name="Таблица641" style:family="table">
      <style:table-properties style:rel-width="100%" table:align="center" style:writing-mode="page"/>
    </style:style>
    <style:style style:name="Таблица641.A" style:family="table-column">
      <style:table-column-properties style:rel-column-width="7540*"/>
    </style:style>
    <style:style style:name="Таблица641.B" style:family="table-column">
      <style:table-column-properties style:rel-column-width="397*"/>
    </style:style>
    <style:style style:name="Таблица641.A1" style:family="table-cell">
      <style:table-cell-properties fo:padding-left="0cm" fo:padding-right="0cm" fo:padding-top="0cm" fo:padding-bottom="0.03cm" fo:border-left="none" fo:border-right="none" fo:border-top="none" fo:border-bottom="0.5pt solid #000000"/>
    </style:style>
    <style:style style:name="Таблица642" style:family="table">
      <style:table-properties style:rel-width="100%" table:align="center" style:writing-mode="page"/>
    </style:style>
    <style:style style:name="Таблица642.A" style:family="table-column">
      <style:table-column-properties style:rel-column-width="368*"/>
    </style:style>
    <style:style style:name="Таблица642.B" style:family="table-column">
      <style:table-column-properties style:rel-column-width="7003*"/>
    </style:style>
    <style:style style:name="Таблица642.A1" style:family="table-cell">
      <style:table-cell-properties fo:padding-left="0cm" fo:padding-right="0cm" fo:padding-top="0cm" fo:padding-bottom="0.03cm" fo:border-left="none" fo:border-right="none" fo:border-top="none" fo:border-bottom="0.5pt solid #000000"/>
    </style:style>
    <style:style style:name="Таблица643" style:family="table">
      <style:table-properties style:rel-width="100%" table:align="center" style:writing-mode="page"/>
    </style:style>
    <style:style style:name="Таблица643.A" style:family="table-column">
      <style:table-column-properties style:rel-column-width="7540*"/>
    </style:style>
    <style:style style:name="Таблица643.B" style:family="table-column">
      <style:table-column-properties style:rel-column-width="397*"/>
    </style:style>
    <style:style style:name="Таблица643.A1" style:family="table-cell">
      <style:table-cell-properties fo:padding-left="0cm" fo:padding-right="0cm" fo:padding-top="0cm" fo:padding-bottom="0.03cm" fo:border-left="none" fo:border-right="none" fo:border-top="none" fo:border-bottom="0.5pt solid #000000"/>
    </style:style>
    <style:style style:name="Таблица644" style:family="table">
      <style:table-properties style:rel-width="100%" table:align="center" style:writing-mode="page"/>
    </style:style>
    <style:style style:name="Таблица644.A" style:family="table-column">
      <style:table-column-properties style:rel-column-width="368*"/>
    </style:style>
    <style:style style:name="Таблица644.B" style:family="table-column">
      <style:table-column-properties style:rel-column-width="7003*"/>
    </style:style>
    <style:style style:name="Таблица644.A1" style:family="table-cell">
      <style:table-cell-properties fo:padding-left="0cm" fo:padding-right="0cm" fo:padding-top="0cm" fo:padding-bottom="0.03cm" fo:border-left="none" fo:border-right="none" fo:border-top="none" fo:border-bottom="0.5pt solid #000000"/>
    </style:style>
    <style:style style:name="Таблица645" style:family="table">
      <style:table-properties style:rel-width="100%" table:align="center" style:writing-mode="page"/>
    </style:style>
    <style:style style:name="Таблица645.A" style:family="table-column">
      <style:table-column-properties style:rel-column-width="7540*"/>
    </style:style>
    <style:style style:name="Таблица645.B" style:family="table-column">
      <style:table-column-properties style:rel-column-width="397*"/>
    </style:style>
    <style:style style:name="Таблица645.A1" style:family="table-cell">
      <style:table-cell-properties fo:padding-left="0cm" fo:padding-right="0cm" fo:padding-top="0cm" fo:padding-bottom="0.03cm" fo:border-left="none" fo:border-right="none" fo:border-top="none" fo:border-bottom="0.5pt solid #000000"/>
    </style:style>
    <style:style style:name="Таблица646" style:family="table">
      <style:table-properties style:rel-width="100%" table:align="center" style:writing-mode="page"/>
    </style:style>
    <style:style style:name="Таблица646.A" style:family="table-column">
      <style:table-column-properties style:rel-column-width="368*"/>
    </style:style>
    <style:style style:name="Таблица646.B" style:family="table-column">
      <style:table-column-properties style:rel-column-width="7003*"/>
    </style:style>
    <style:style style:name="Таблица646.A1" style:family="table-cell">
      <style:table-cell-properties fo:padding-left="0cm" fo:padding-right="0cm" fo:padding-top="0cm" fo:padding-bottom="0.03cm" fo:border-left="none" fo:border-right="none" fo:border-top="none" fo:border-bottom="0.5pt solid #000000"/>
    </style:style>
    <style:style style:name="Таблица647" style:family="table">
      <style:table-properties style:rel-width="100%" table:align="center" style:writing-mode="page"/>
    </style:style>
    <style:style style:name="Таблица647.A" style:family="table-column">
      <style:table-column-properties style:rel-column-width="7540*"/>
    </style:style>
    <style:style style:name="Таблица647.B" style:family="table-column">
      <style:table-column-properties style:rel-column-width="397*"/>
    </style:style>
    <style:style style:name="Таблица647.A1" style:family="table-cell">
      <style:table-cell-properties fo:padding-left="0cm" fo:padding-right="0cm" fo:padding-top="0cm" fo:padding-bottom="0.03cm" fo:border-left="none" fo:border-right="none" fo:border-top="none" fo:border-bottom="0.5pt solid #000000"/>
    </style:style>
    <style:style style:name="Таблица648" style:family="table">
      <style:table-properties style:rel-width="100%" table:align="center" style:writing-mode="page"/>
    </style:style>
    <style:style style:name="Таблица648.A" style:family="table-column">
      <style:table-column-properties style:rel-column-width="368*"/>
    </style:style>
    <style:style style:name="Таблица648.B" style:family="table-column">
      <style:table-column-properties style:rel-column-width="7003*"/>
    </style:style>
    <style:style style:name="Таблица648.A1" style:family="table-cell">
      <style:table-cell-properties fo:padding-left="0cm" fo:padding-right="0cm" fo:padding-top="0cm" fo:padding-bottom="0.03cm" fo:border-left="none" fo:border-right="none" fo:border-top="none" fo:border-bottom="0.5pt solid #000000"/>
    </style:style>
    <style:style style:name="Таблица649" style:family="table">
      <style:table-properties style:rel-width="100%" table:align="center" style:writing-mode="page"/>
    </style:style>
    <style:style style:name="Таблица649.A" style:family="table-column">
      <style:table-column-properties style:rel-column-width="7540*"/>
    </style:style>
    <style:style style:name="Таблица649.B" style:family="table-column">
      <style:table-column-properties style:rel-column-width="397*"/>
    </style:style>
    <style:style style:name="Таблица649.A1" style:family="table-cell">
      <style:table-cell-properties fo:padding-left="0cm" fo:padding-right="0cm" fo:padding-top="0cm" fo:padding-bottom="0.03cm" fo:border-left="none" fo:border-right="none" fo:border-top="none" fo:border-bottom="0.5pt solid #000000"/>
    </style:style>
    <style:style style:name="Таблица650" style:family="table">
      <style:table-properties style:rel-width="100%" table:align="center" style:writing-mode="page"/>
    </style:style>
    <style:style style:name="Таблица650.A" style:family="table-column">
      <style:table-column-properties style:rel-column-width="368*"/>
    </style:style>
    <style:style style:name="Таблица650.B" style:family="table-column">
      <style:table-column-properties style:rel-column-width="7003*"/>
    </style:style>
    <style:style style:name="Таблица650.A1" style:family="table-cell">
      <style:table-cell-properties fo:padding-left="0cm" fo:padding-right="0cm" fo:padding-top="0cm" fo:padding-bottom="0.03cm" fo:border-left="none" fo:border-right="none" fo:border-top="none" fo:border-bottom="0.5pt solid #000000"/>
    </style:style>
    <style:style style:name="Таблица651" style:family="table">
      <style:table-properties style:rel-width="100%" table:align="center" style:writing-mode="page"/>
    </style:style>
    <style:style style:name="Таблица651.A" style:family="table-column">
      <style:table-column-properties style:rel-column-width="7540*"/>
    </style:style>
    <style:style style:name="Таблица651.B" style:family="table-column">
      <style:table-column-properties style:rel-column-width="397*"/>
    </style:style>
    <style:style style:name="Таблица651.A1" style:family="table-cell">
      <style:table-cell-properties fo:padding-left="0cm" fo:padding-right="0cm" fo:padding-top="0cm" fo:padding-bottom="0.03cm" fo:border-left="none" fo:border-right="none" fo:border-top="none" fo:border-bottom="0.5pt solid #000000"/>
    </style:style>
    <style:style style:name="Таблица652" style:family="table">
      <style:table-properties style:rel-width="100%" table:align="center" style:writing-mode="page"/>
    </style:style>
    <style:style style:name="Таблица652.A" style:family="table-column">
      <style:table-column-properties style:rel-column-width="368*"/>
    </style:style>
    <style:style style:name="Таблица652.B" style:family="table-column">
      <style:table-column-properties style:rel-column-width="7003*"/>
    </style:style>
    <style:style style:name="Таблица652.A1" style:family="table-cell">
      <style:table-cell-properties fo:padding-left="0cm" fo:padding-right="0cm" fo:padding-top="0cm" fo:padding-bottom="0.03cm" fo:border-left="none" fo:border-right="none" fo:border-top="none" fo:border-bottom="0.5pt solid #000000"/>
    </style:style>
    <style:style style:name="Таблица653" style:family="table">
      <style:table-properties style:rel-width="100%" table:align="center" style:writing-mode="page"/>
    </style:style>
    <style:style style:name="Таблица653.A" style:family="table-column">
      <style:table-column-properties style:rel-column-width="7540*"/>
    </style:style>
    <style:style style:name="Таблица653.B" style:family="table-column">
      <style:table-column-properties style:rel-column-width="397*"/>
    </style:style>
    <style:style style:name="Таблица653.A1" style:family="table-cell">
      <style:table-cell-properties fo:padding-left="0cm" fo:padding-right="0cm" fo:padding-top="0cm" fo:padding-bottom="0.03cm" fo:border-left="none" fo:border-right="none" fo:border-top="none" fo:border-bottom="0.5pt solid #000000"/>
    </style:style>
    <style:style style:name="Таблица654" style:family="table">
      <style:table-properties style:rel-width="100%" table:align="center" style:writing-mode="page"/>
    </style:style>
    <style:style style:name="Таблица654.A" style:family="table-column">
      <style:table-column-properties style:rel-column-width="368*"/>
    </style:style>
    <style:style style:name="Таблица654.B" style:family="table-column">
      <style:table-column-properties style:rel-column-width="7003*"/>
    </style:style>
    <style:style style:name="Таблица654.A1" style:family="table-cell">
      <style:table-cell-properties fo:padding-left="0cm" fo:padding-right="0cm" fo:padding-top="0cm" fo:padding-bottom="0.03cm" fo:border-left="none" fo:border-right="none" fo:border-top="none" fo:border-bottom="0.5pt solid #000000"/>
    </style:style>
    <style:style style:name="Таблица655" style:family="table">
      <style:table-properties style:rel-width="100%" table:align="center" style:writing-mode="page"/>
    </style:style>
    <style:style style:name="Таблица655.A" style:family="table-column">
      <style:table-column-properties style:rel-column-width="7540*"/>
    </style:style>
    <style:style style:name="Таблица655.B" style:family="table-column">
      <style:table-column-properties style:rel-column-width="397*"/>
    </style:style>
    <style:style style:name="Таблица655.A1" style:family="table-cell">
      <style:table-cell-properties fo:padding-left="0cm" fo:padding-right="0cm" fo:padding-top="0cm" fo:padding-bottom="0.03cm" fo:border-left="none" fo:border-right="none" fo:border-top="none" fo:border-bottom="0.5pt solid #000000"/>
    </style:style>
    <style:style style:name="Таблица656" style:family="table">
      <style:table-properties style:rel-width="100%" table:align="center" style:writing-mode="page"/>
    </style:style>
    <style:style style:name="Таблица656.A" style:family="table-column">
      <style:table-column-properties style:rel-column-width="368*"/>
    </style:style>
    <style:style style:name="Таблица656.B" style:family="table-column">
      <style:table-column-properties style:rel-column-width="7003*"/>
    </style:style>
    <style:style style:name="Таблица656.A1" style:family="table-cell">
      <style:table-cell-properties fo:padding-left="0cm" fo:padding-right="0cm" fo:padding-top="0cm" fo:padding-bottom="0.03cm" fo:border-left="none" fo:border-right="none" fo:border-top="none" fo:border-bottom="0.5pt solid #000000"/>
    </style:style>
    <style:style style:name="Таблица657" style:family="table">
      <style:table-properties style:rel-width="100%" table:align="center" style:writing-mode="page"/>
    </style:style>
    <style:style style:name="Таблица657.A" style:family="table-column">
      <style:table-column-properties style:rel-column-width="7540*"/>
    </style:style>
    <style:style style:name="Таблица657.B" style:family="table-column">
      <style:table-column-properties style:rel-column-width="397*"/>
    </style:style>
    <style:style style:name="Таблица657.A1" style:family="table-cell">
      <style:table-cell-properties fo:padding-left="0cm" fo:padding-right="0cm" fo:padding-top="0cm" fo:padding-bottom="0.03cm" fo:border-left="none" fo:border-right="none" fo:border-top="none" fo:border-bottom="0.5pt solid #000000"/>
    </style:style>
    <style:style style:name="Таблица658" style:family="table">
      <style:table-properties style:rel-width="100%" table:align="center" style:writing-mode="page"/>
    </style:style>
    <style:style style:name="Таблица658.A" style:family="table-column">
      <style:table-column-properties style:rel-column-width="368*"/>
    </style:style>
    <style:style style:name="Таблица658.B" style:family="table-column">
      <style:table-column-properties style:rel-column-width="7003*"/>
    </style:style>
    <style:style style:name="Таблица658.A1" style:family="table-cell">
      <style:table-cell-properties fo:padding-left="0cm" fo:padding-right="0cm" fo:padding-top="0cm" fo:padding-bottom="0.03cm" fo:border-left="none" fo:border-right="none" fo:border-top="none" fo:border-bottom="0.5pt solid #000000"/>
    </style:style>
    <style:style style:name="Таблица659" style:family="table">
      <style:table-properties style:rel-width="100%" table:align="center" style:writing-mode="page"/>
    </style:style>
    <style:style style:name="Таблица659.A" style:family="table-column">
      <style:table-column-properties style:rel-column-width="3968*"/>
    </style:style>
    <style:style style:name="Таблица659.B" style:family="table-column">
      <style:table-column-properties style:rel-column-width="3969*"/>
    </style:style>
    <style:style style:name="Таблица659.A1" style:family="table-cell">
      <style:table-cell-properties fo:padding="0cm" fo:border="none"/>
    </style:style>
    <style:style style:name="Таблица660" style:family="table">
      <style:table-properties style:rel-width="100%" table:align="center" style:writing-mode="page"/>
    </style:style>
    <style:style style:name="Таблица660.A" style:family="table-column">
      <style:table-column-properties style:rel-column-width="7540*"/>
    </style:style>
    <style:style style:name="Таблица660.B" style:family="table-column">
      <style:table-column-properties style:rel-column-width="397*"/>
    </style:style>
    <style:style style:name="Таблица660.A1" style:family="table-cell">
      <style:table-cell-properties fo:padding-left="0cm" fo:padding-right="0cm" fo:padding-top="0cm" fo:padding-bottom="0.03cm" fo:border-left="none" fo:border-right="none" fo:border-top="none" fo:border-bottom="0.5pt solid #000000"/>
    </style:style>
    <style:style style:name="Таблица661" style:family="table">
      <style:table-properties style:rel-width="100%" table:align="center" style:writing-mode="page"/>
    </style:style>
    <style:style style:name="Таблица661.A" style:family="table-column">
      <style:table-column-properties style:rel-column-width="368*"/>
    </style:style>
    <style:style style:name="Таблица661.B" style:family="table-column">
      <style:table-column-properties style:rel-column-width="7003*"/>
    </style:style>
    <style:style style:name="Таблица661.A1" style:family="table-cell">
      <style:table-cell-properties fo:padding-left="0cm" fo:padding-right="0cm" fo:padding-top="0cm" fo:padding-bottom="0.03cm" fo:border-left="none" fo:border-right="none" fo:border-top="none" fo:border-bottom="0.5pt solid #000000"/>
    </style:style>
    <style:style style:name="Таблица662" style:family="table">
      <style:table-properties style:rel-width="100%" table:align="center" style:writing-mode="page"/>
    </style:style>
    <style:style style:name="Таблица662.A" style:family="table-column">
      <style:table-column-properties style:rel-column-width="7540*"/>
    </style:style>
    <style:style style:name="Таблица662.B" style:family="table-column">
      <style:table-column-properties style:rel-column-width="397*"/>
    </style:style>
    <style:style style:name="Таблица662.A1" style:family="table-cell">
      <style:table-cell-properties fo:padding-left="0cm" fo:padding-right="0cm" fo:padding-top="0cm" fo:padding-bottom="0.03cm" fo:border-left="none" fo:border-right="none" fo:border-top="none" fo:border-bottom="0.5pt solid #000000"/>
    </style:style>
    <style:style style:name="Таблица663" style:family="table">
      <style:table-properties style:rel-width="100%" table:align="center" style:writing-mode="page"/>
    </style:style>
    <style:style style:name="Таблица663.A" style:family="table-column">
      <style:table-column-properties style:rel-column-width="368*"/>
    </style:style>
    <style:style style:name="Таблица663.B" style:family="table-column">
      <style:table-column-properties style:rel-column-width="7003*"/>
    </style:style>
    <style:style style:name="Таблица663.A1" style:family="table-cell">
      <style:table-cell-properties fo:padding-left="0cm" fo:padding-right="0cm" fo:padding-top="0cm" fo:padding-bottom="0.03cm" fo:border-left="none" fo:border-right="none" fo:border-top="none" fo:border-bottom="0.5pt solid #000000"/>
    </style:style>
    <style:style style:name="Таблица664" style:family="table">
      <style:table-properties style:rel-width="100%" table:align="center" style:writing-mode="page"/>
    </style:style>
    <style:style style:name="Таблица664.A" style:family="table-column">
      <style:table-column-properties style:rel-column-width="7540*"/>
    </style:style>
    <style:style style:name="Таблица664.B" style:family="table-column">
      <style:table-column-properties style:rel-column-width="397*"/>
    </style:style>
    <style:style style:name="Таблица664.A1" style:family="table-cell">
      <style:table-cell-properties fo:padding-left="0cm" fo:padding-right="0cm" fo:padding-top="0cm" fo:padding-bottom="0.03cm" fo:border-left="none" fo:border-right="none" fo:border-top="none" fo:border-bottom="0.5pt solid #000000"/>
    </style:style>
    <style:style style:name="Таблица665" style:family="table">
      <style:table-properties style:rel-width="100%" table:align="center" style:writing-mode="page"/>
    </style:style>
    <style:style style:name="Таблица665.A" style:family="table-column">
      <style:table-column-properties style:rel-column-width="368*"/>
    </style:style>
    <style:style style:name="Таблица665.B" style:family="table-column">
      <style:table-column-properties style:rel-column-width="7003*"/>
    </style:style>
    <style:style style:name="Таблица665.A1" style:family="table-cell">
      <style:table-cell-properties fo:padding-left="0cm" fo:padding-right="0cm" fo:padding-top="0cm" fo:padding-bottom="0.03cm" fo:border-left="none" fo:border-right="none" fo:border-top="none" fo:border-bottom="0.5pt solid #000000"/>
    </style:style>
    <style:style style:name="Таблица666" style:family="table">
      <style:table-properties style:rel-width="100%" table:align="center" style:writing-mode="page"/>
    </style:style>
    <style:style style:name="Таблица666.A" style:family="table-column">
      <style:table-column-properties style:rel-column-width="7540*"/>
    </style:style>
    <style:style style:name="Таблица666.B" style:family="table-column">
      <style:table-column-properties style:rel-column-width="397*"/>
    </style:style>
    <style:style style:name="Таблица666.A1" style:family="table-cell">
      <style:table-cell-properties fo:padding-left="0cm" fo:padding-right="0cm" fo:padding-top="0cm" fo:padding-bottom="0.03cm" fo:border-left="none" fo:border-right="none" fo:border-top="none" fo:border-bottom="0.5pt solid #000000"/>
    </style:style>
    <style:style style:name="Таблица667" style:family="table">
      <style:table-properties style:rel-width="100%" table:align="center" style:writing-mode="page"/>
    </style:style>
    <style:style style:name="Таблица667.A" style:family="table-column">
      <style:table-column-properties style:rel-column-width="368*"/>
    </style:style>
    <style:style style:name="Таблица667.B" style:family="table-column">
      <style:table-column-properties style:rel-column-width="7003*"/>
    </style:style>
    <style:style style:name="Таблица667.A1" style:family="table-cell">
      <style:table-cell-properties fo:padding-left="0cm" fo:padding-right="0cm" fo:padding-top="0cm" fo:padding-bottom="0.03cm" fo:border-left="none" fo:border-right="none" fo:border-top="none" fo:border-bottom="0.5pt solid #000000"/>
    </style:style>
    <style:style style:name="Таблица668" style:family="table">
      <style:table-properties style:rel-width="100%" table:align="center" style:writing-mode="page"/>
    </style:style>
    <style:style style:name="Таблица668.A" style:family="table-column">
      <style:table-column-properties style:rel-column-width="7540*"/>
    </style:style>
    <style:style style:name="Таблица668.B" style:family="table-column">
      <style:table-column-properties style:rel-column-width="397*"/>
    </style:style>
    <style:style style:name="Таблица668.A1" style:family="table-cell">
      <style:table-cell-properties fo:padding-left="0cm" fo:padding-right="0cm" fo:padding-top="0cm" fo:padding-bottom="0.03cm" fo:border-left="none" fo:border-right="none" fo:border-top="none" fo:border-bottom="0.5pt solid #000000"/>
    </style:style>
    <style:style style:name="Таблица669" style:family="table">
      <style:table-properties style:rel-width="100%" table:align="center" style:writing-mode="page"/>
    </style:style>
    <style:style style:name="Таблица669.A" style:family="table-column">
      <style:table-column-properties style:rel-column-width="368*"/>
    </style:style>
    <style:style style:name="Таблица669.B" style:family="table-column">
      <style:table-column-properties style:rel-column-width="7003*"/>
    </style:style>
    <style:style style:name="Таблица669.A1" style:family="table-cell">
      <style:table-cell-properties fo:padding-left="0cm" fo:padding-right="0cm" fo:padding-top="0cm" fo:padding-bottom="0.03cm" fo:border-left="none" fo:border-right="none" fo:border-top="none" fo:border-bottom="0.5pt solid #000000"/>
    </style:style>
    <style:style style:name="Таблица670" style:family="table">
      <style:table-properties style:rel-width="100%" table:align="center" style:writing-mode="page"/>
    </style:style>
    <style:style style:name="Таблица670.A" style:family="table-column">
      <style:table-column-properties style:rel-column-width="7540*"/>
    </style:style>
    <style:style style:name="Таблица670.B" style:family="table-column">
      <style:table-column-properties style:rel-column-width="397*"/>
    </style:style>
    <style:style style:name="Таблица670.A1" style:family="table-cell">
      <style:table-cell-properties fo:padding-left="0cm" fo:padding-right="0cm" fo:padding-top="0cm" fo:padding-bottom="0.03cm" fo:border-left="none" fo:border-right="none" fo:border-top="none" fo:border-bottom="0.5pt solid #000000"/>
    </style:style>
    <style:style style:name="Таблица671" style:family="table">
      <style:table-properties style:rel-width="100%" table:align="center" style:writing-mode="page"/>
    </style:style>
    <style:style style:name="Таблица671.A" style:family="table-column">
      <style:table-column-properties style:rel-column-width="368*"/>
    </style:style>
    <style:style style:name="Таблица671.B" style:family="table-column">
      <style:table-column-properties style:rel-column-width="7003*"/>
    </style:style>
    <style:style style:name="Таблица671.A1" style:family="table-cell">
      <style:table-cell-properties fo:padding-left="0cm" fo:padding-right="0cm" fo:padding-top="0cm" fo:padding-bottom="0.03cm" fo:border-left="none" fo:border-right="none" fo:border-top="none" fo:border-bottom="0.5pt solid #000000"/>
    </style:style>
    <style:style style:name="Таблица672" style:family="table">
      <style:table-properties style:rel-width="100%" table:align="center" style:writing-mode="page"/>
    </style:style>
    <style:style style:name="Таблица672.A" style:family="table-column">
      <style:table-column-properties style:rel-column-width="7540*"/>
    </style:style>
    <style:style style:name="Таблица672.B" style:family="table-column">
      <style:table-column-properties style:rel-column-width="397*"/>
    </style:style>
    <style:style style:name="Таблица672.A1" style:family="table-cell">
      <style:table-cell-properties fo:padding-left="0cm" fo:padding-right="0cm" fo:padding-top="0cm" fo:padding-bottom="0.03cm" fo:border-left="none" fo:border-right="none" fo:border-top="none" fo:border-bottom="0.5pt solid #000000"/>
    </style:style>
    <style:style style:name="Таблица673" style:family="table">
      <style:table-properties style:rel-width="100%" table:align="center" style:writing-mode="page"/>
    </style:style>
    <style:style style:name="Таблица673.A" style:family="table-column">
      <style:table-column-properties style:rel-column-width="368*"/>
    </style:style>
    <style:style style:name="Таблица673.B" style:family="table-column">
      <style:table-column-properties style:rel-column-width="7003*"/>
    </style:style>
    <style:style style:name="Таблица673.A1" style:family="table-cell">
      <style:table-cell-properties fo:padding-left="0cm" fo:padding-right="0cm" fo:padding-top="0cm" fo:padding-bottom="0.03cm" fo:border-left="none" fo:border-right="none" fo:border-top="none" fo:border-bottom="0.5pt solid #000000"/>
    </style:style>
    <style:style style:name="Таблица674" style:family="table">
      <style:table-properties style:rel-width="100%" table:align="center" style:writing-mode="page"/>
    </style:style>
    <style:style style:name="Таблица674.A" style:family="table-column">
      <style:table-column-properties style:rel-column-width="7540*"/>
    </style:style>
    <style:style style:name="Таблица674.B" style:family="table-column">
      <style:table-column-properties style:rel-column-width="397*"/>
    </style:style>
    <style:style style:name="Таблица674.A1" style:family="table-cell">
      <style:table-cell-properties fo:padding-left="0cm" fo:padding-right="0cm" fo:padding-top="0cm" fo:padding-bottom="0.03cm" fo:border-left="none" fo:border-right="none" fo:border-top="none" fo:border-bottom="0.5pt solid #000000"/>
    </style:style>
    <style:style style:name="Таблица675" style:family="table">
      <style:table-properties style:rel-width="100%" table:align="center" style:writing-mode="page"/>
    </style:style>
    <style:style style:name="Таблица675.A" style:family="table-column">
      <style:table-column-properties style:rel-column-width="368*"/>
    </style:style>
    <style:style style:name="Таблица675.B" style:family="table-column">
      <style:table-column-properties style:rel-column-width="7003*"/>
    </style:style>
    <style:style style:name="Таблица675.A1" style:family="table-cell">
      <style:table-cell-properties fo:padding-left="0cm" fo:padding-right="0cm" fo:padding-top="0cm" fo:padding-bottom="0.03cm" fo:border-left="none" fo:border-right="none" fo:border-top="none" fo:border-bottom="0.5pt solid #000000"/>
    </style:style>
    <style:style style:name="Таблица676" style:family="table">
      <style:table-properties style:rel-width="100%" table:align="center" style:writing-mode="page"/>
    </style:style>
    <style:style style:name="Таблица676.A" style:family="table-column">
      <style:table-column-properties style:rel-column-width="7540*"/>
    </style:style>
    <style:style style:name="Таблица676.B" style:family="table-column">
      <style:table-column-properties style:rel-column-width="397*"/>
    </style:style>
    <style:style style:name="Таблица676.A1" style:family="table-cell">
      <style:table-cell-properties fo:padding-left="0cm" fo:padding-right="0cm" fo:padding-top="0cm" fo:padding-bottom="0.03cm" fo:border-left="none" fo:border-right="none" fo:border-top="none" fo:border-bottom="0.5pt solid #000000"/>
    </style:style>
    <style:style style:name="Таблица677" style:family="table">
      <style:table-properties style:rel-width="100%" table:align="center" style:writing-mode="page"/>
    </style:style>
    <style:style style:name="Таблица677.A" style:family="table-column">
      <style:table-column-properties style:rel-column-width="368*"/>
    </style:style>
    <style:style style:name="Таблица677.B" style:family="table-column">
      <style:table-column-properties style:rel-column-width="7003*"/>
    </style:style>
    <style:style style:name="Таблица677.A1" style:family="table-cell">
      <style:table-cell-properties fo:padding-left="0cm" fo:padding-right="0cm" fo:padding-top="0cm" fo:padding-bottom="0.03cm" fo:border-left="none" fo:border-right="none" fo:border-top="none" fo:border-bottom="0.5pt solid #000000"/>
    </style:style>
    <style:style style:name="Таблица678" style:family="table">
      <style:table-properties style:rel-width="100%" table:align="center" style:writing-mode="page"/>
    </style:style>
    <style:style style:name="Таблица678.A" style:family="table-column">
      <style:table-column-properties style:rel-column-width="7540*"/>
    </style:style>
    <style:style style:name="Таблица678.B" style:family="table-column">
      <style:table-column-properties style:rel-column-width="397*"/>
    </style:style>
    <style:style style:name="Таблица678.A1" style:family="table-cell">
      <style:table-cell-properties fo:padding-left="0cm" fo:padding-right="0cm" fo:padding-top="0cm" fo:padding-bottom="0.03cm" fo:border-left="none" fo:border-right="none" fo:border-top="none" fo:border-bottom="0.5pt solid #000000"/>
    </style:style>
    <style:style style:name="Таблица679" style:family="table">
      <style:table-properties style:rel-width="100%" table:align="center" style:writing-mode="page"/>
    </style:style>
    <style:style style:name="Таблица679.A" style:family="table-column">
      <style:table-column-properties style:rel-column-width="368*"/>
    </style:style>
    <style:style style:name="Таблица679.B" style:family="table-column">
      <style:table-column-properties style:rel-column-width="7003*"/>
    </style:style>
    <style:style style:name="Таблица679.A1" style:family="table-cell">
      <style:table-cell-properties fo:padding-left="0cm" fo:padding-right="0cm" fo:padding-top="0cm" fo:padding-bottom="0.03cm" fo:border-left="none" fo:border-right="none" fo:border-top="none" fo:border-bottom="0.5pt solid #000000"/>
    </style:style>
    <style:style style:name="Таблица680" style:family="table">
      <style:table-properties style:rel-width="100%" table:align="center" style:writing-mode="page"/>
    </style:style>
    <style:style style:name="Таблица680.A" style:family="table-column">
      <style:table-column-properties style:rel-column-width="7540*"/>
    </style:style>
    <style:style style:name="Таблица680.B" style:family="table-column">
      <style:table-column-properties style:rel-column-width="397*"/>
    </style:style>
    <style:style style:name="Таблица680.A1" style:family="table-cell">
      <style:table-cell-properties fo:padding-left="0cm" fo:padding-right="0cm" fo:padding-top="0cm" fo:padding-bottom="0.03cm" fo:border-left="none" fo:border-right="none" fo:border-top="none" fo:border-bottom="0.5pt solid #000000"/>
    </style:style>
    <style:style style:name="Таблица681" style:family="table">
      <style:table-properties style:rel-width="100%" table:align="center" style:writing-mode="page"/>
    </style:style>
    <style:style style:name="Таблица681.A" style:family="table-column">
      <style:table-column-properties style:rel-column-width="368*"/>
    </style:style>
    <style:style style:name="Таблица681.B" style:family="table-column">
      <style:table-column-properties style:rel-column-width="7003*"/>
    </style:style>
    <style:style style:name="Таблица681.A1" style:family="table-cell">
      <style:table-cell-properties fo:padding-left="0cm" fo:padding-right="0cm" fo:padding-top="0cm" fo:padding-bottom="0.03cm" fo:border-left="none" fo:border-right="none" fo:border-top="none" fo:border-bottom="0.5pt solid #000000"/>
    </style:style>
    <style:style style:name="Таблица682" style:family="table">
      <style:table-properties style:rel-width="100%" table:align="center" style:writing-mode="page"/>
    </style:style>
    <style:style style:name="Таблица682.A" style:family="table-column">
      <style:table-column-properties style:rel-column-width="7540*"/>
    </style:style>
    <style:style style:name="Таблица682.B" style:family="table-column">
      <style:table-column-properties style:rel-column-width="397*"/>
    </style:style>
    <style:style style:name="Таблица682.A1" style:family="table-cell">
      <style:table-cell-properties fo:padding-left="0cm" fo:padding-right="0cm" fo:padding-top="0cm" fo:padding-bottom="0.03cm" fo:border-left="none" fo:border-right="none" fo:border-top="none" fo:border-bottom="0.5pt solid #000000"/>
    </style:style>
    <style:style style:name="Таблица683" style:family="table">
      <style:table-properties style:rel-width="100%" table:align="center" style:writing-mode="page"/>
    </style:style>
    <style:style style:name="Таблица683.A" style:family="table-column">
      <style:table-column-properties style:rel-column-width="368*"/>
    </style:style>
    <style:style style:name="Таблица683.B" style:family="table-column">
      <style:table-column-properties style:rel-column-width="7003*"/>
    </style:style>
    <style:style style:name="Таблица683.A1" style:family="table-cell">
      <style:table-cell-properties fo:padding-left="0cm" fo:padding-right="0cm" fo:padding-top="0cm" fo:padding-bottom="0.03cm" fo:border-left="none" fo:border-right="none" fo:border-top="none" fo:border-bottom="0.5pt solid #000000"/>
    </style:style>
    <style:style style:name="Таблица684" style:family="table">
      <style:table-properties style:rel-width="100%" table:align="center" style:writing-mode="page"/>
    </style:style>
    <style:style style:name="Таблица684.A" style:family="table-column">
      <style:table-column-properties style:rel-column-width="7540*"/>
    </style:style>
    <style:style style:name="Таблица684.B" style:family="table-column">
      <style:table-column-properties style:rel-column-width="397*"/>
    </style:style>
    <style:style style:name="Таблица684.A1" style:family="table-cell">
      <style:table-cell-properties fo:padding-left="0cm" fo:padding-right="0cm" fo:padding-top="0cm" fo:padding-bottom="0.03cm" fo:border-left="none" fo:border-right="none" fo:border-top="none" fo:border-bottom="0.5pt solid #000000"/>
    </style:style>
    <style:style style:name="Таблица685" style:family="table">
      <style:table-properties style:rel-width="100%" table:align="center" style:writing-mode="page"/>
    </style:style>
    <style:style style:name="Таблица685.A" style:family="table-column">
      <style:table-column-properties style:rel-column-width="368*"/>
    </style:style>
    <style:style style:name="Таблица685.B" style:family="table-column">
      <style:table-column-properties style:rel-column-width="7003*"/>
    </style:style>
    <style:style style:name="Таблица685.A1" style:family="table-cell">
      <style:table-cell-properties fo:padding-left="0cm" fo:padding-right="0cm" fo:padding-top="0cm" fo:padding-bottom="0.03cm" fo:border-left="none" fo:border-right="none" fo:border-top="none" fo:border-bottom="0.5pt solid #000000"/>
    </style:style>
    <style:style style:name="Таблица686" style:family="table">
      <style:table-properties style:rel-width="100%" table:align="center" style:writing-mode="page"/>
    </style:style>
    <style:style style:name="Таблица686.A" style:family="table-column">
      <style:table-column-properties style:rel-column-width="7540*"/>
    </style:style>
    <style:style style:name="Таблица686.B" style:family="table-column">
      <style:table-column-properties style:rel-column-width="397*"/>
    </style:style>
    <style:style style:name="Таблица686.A1" style:family="table-cell">
      <style:table-cell-properties fo:padding-left="0cm" fo:padding-right="0cm" fo:padding-top="0cm" fo:padding-bottom="0.03cm" fo:border-left="none" fo:border-right="none" fo:border-top="none" fo:border-bottom="0.5pt solid #000000"/>
    </style:style>
    <style:style style:name="Таблица687" style:family="table">
      <style:table-properties style:rel-width="100%" table:align="center" style:writing-mode="page"/>
    </style:style>
    <style:style style:name="Таблица687.A" style:family="table-column">
      <style:table-column-properties style:rel-column-width="368*"/>
    </style:style>
    <style:style style:name="Таблица687.B" style:family="table-column">
      <style:table-column-properties style:rel-column-width="7003*"/>
    </style:style>
    <style:style style:name="Таблица687.A1" style:family="table-cell">
      <style:table-cell-properties fo:padding-left="0cm" fo:padding-right="0cm" fo:padding-top="0cm" fo:padding-bottom="0.03cm" fo:border-left="none" fo:border-right="none" fo:border-top="none" fo:border-bottom="0.5pt solid #000000"/>
    </style:style>
    <style:style style:name="Таблица688" style:family="table">
      <style:table-properties style:rel-width="100%" table:align="center" style:writing-mode="page"/>
    </style:style>
    <style:style style:name="Таблица688.A" style:family="table-column">
      <style:table-column-properties style:rel-column-width="7540*"/>
    </style:style>
    <style:style style:name="Таблица688.B" style:family="table-column">
      <style:table-column-properties style:rel-column-width="397*"/>
    </style:style>
    <style:style style:name="Таблица688.A1" style:family="table-cell">
      <style:table-cell-properties fo:padding-left="0cm" fo:padding-right="0cm" fo:padding-top="0cm" fo:padding-bottom="0.03cm" fo:border-left="none" fo:border-right="none" fo:border-top="none" fo:border-bottom="0.5pt solid #000000"/>
    </style:style>
    <style:style style:name="Таблица689" style:family="table">
      <style:table-properties style:rel-width="100%" table:align="center" style:writing-mode="page"/>
    </style:style>
    <style:style style:name="Таблица689.A" style:family="table-column">
      <style:table-column-properties style:rel-column-width="368*"/>
    </style:style>
    <style:style style:name="Таблица689.B" style:family="table-column">
      <style:table-column-properties style:rel-column-width="7003*"/>
    </style:style>
    <style:style style:name="Таблица689.A1" style:family="table-cell">
      <style:table-cell-properties fo:padding-left="0cm" fo:padding-right="0cm" fo:padding-top="0cm" fo:padding-bottom="0.03cm" fo:border-left="none" fo:border-right="none" fo:border-top="none" fo:border-bottom="0.5pt solid #000000"/>
    </style:style>
    <style:style style:name="Таблица690" style:family="table">
      <style:table-properties style:rel-width="100%" table:align="center" style:writing-mode="page"/>
    </style:style>
    <style:style style:name="Таблица690.A" style:family="table-column">
      <style:table-column-properties style:rel-column-width="7540*"/>
    </style:style>
    <style:style style:name="Таблица690.B" style:family="table-column">
      <style:table-column-properties style:rel-column-width="397*"/>
    </style:style>
    <style:style style:name="Таблица690.A1" style:family="table-cell">
      <style:table-cell-properties fo:padding-left="0cm" fo:padding-right="0cm" fo:padding-top="0cm" fo:padding-bottom="0.03cm" fo:border-left="none" fo:border-right="none" fo:border-top="none" fo:border-bottom="0.5pt solid #000000"/>
    </style:style>
    <style:style style:name="Таблица691" style:family="table">
      <style:table-properties style:rel-width="100%" table:align="center" style:writing-mode="page"/>
    </style:style>
    <style:style style:name="Таблица691.A" style:family="table-column">
      <style:table-column-properties style:rel-column-width="368*"/>
    </style:style>
    <style:style style:name="Таблица691.B" style:family="table-column">
      <style:table-column-properties style:rel-column-width="7003*"/>
    </style:style>
    <style:style style:name="Таблица691.A1" style:family="table-cell">
      <style:table-cell-properties fo:padding-left="0cm" fo:padding-right="0cm" fo:padding-top="0cm" fo:padding-bottom="0.03cm" fo:border-left="none" fo:border-right="none" fo:border-top="none" fo:border-bottom="0.5pt solid #000000"/>
    </style:style>
    <style:style style:name="Таблица692" style:family="table">
      <style:table-properties style:rel-width="100%" table:align="center" style:writing-mode="page"/>
    </style:style>
    <style:style style:name="Таблица692.A" style:family="table-column">
      <style:table-column-properties style:rel-column-width="7540*"/>
    </style:style>
    <style:style style:name="Таблица692.B" style:family="table-column">
      <style:table-column-properties style:rel-column-width="397*"/>
    </style:style>
    <style:style style:name="Таблица692.A1" style:family="table-cell">
      <style:table-cell-properties fo:padding-left="0cm" fo:padding-right="0cm" fo:padding-top="0cm" fo:padding-bottom="0.03cm" fo:border-left="none" fo:border-right="none" fo:border-top="none" fo:border-bottom="0.5pt solid #000000"/>
    </style:style>
    <style:style style:name="Таблица693" style:family="table">
      <style:table-properties style:rel-width="100%" table:align="center" style:writing-mode="page"/>
    </style:style>
    <style:style style:name="Таблица693.A" style:family="table-column">
      <style:table-column-properties style:rel-column-width="368*"/>
    </style:style>
    <style:style style:name="Таблица693.B" style:family="table-column">
      <style:table-column-properties style:rel-column-width="7003*"/>
    </style:style>
    <style:style style:name="Таблица693.A1" style:family="table-cell">
      <style:table-cell-properties fo:padding-left="0cm" fo:padding-right="0cm" fo:padding-top="0cm" fo:padding-bottom="0.03cm" fo:border-left="none" fo:border-right="none" fo:border-top="none" fo:border-bottom="0.5pt solid #000000"/>
    </style:style>
    <style:style style:name="Таблица694" style:family="table">
      <style:table-properties style:rel-width="100%" table:align="center" style:writing-mode="page"/>
    </style:style>
    <style:style style:name="Таблица694.A" style:family="table-column">
      <style:table-column-properties style:rel-column-width="7540*"/>
    </style:style>
    <style:style style:name="Таблица694.B" style:family="table-column">
      <style:table-column-properties style:rel-column-width="397*"/>
    </style:style>
    <style:style style:name="Таблица694.A1" style:family="table-cell">
      <style:table-cell-properties fo:padding-left="0cm" fo:padding-right="0cm" fo:padding-top="0cm" fo:padding-bottom="0.03cm" fo:border-left="none" fo:border-right="none" fo:border-top="none" fo:border-bottom="0.5pt solid #000000"/>
    </style:style>
    <style:style style:name="Таблица695" style:family="table">
      <style:table-properties style:rel-width="100%" table:align="center" style:writing-mode="page"/>
    </style:style>
    <style:style style:name="Таблица695.A" style:family="table-column">
      <style:table-column-properties style:rel-column-width="368*"/>
    </style:style>
    <style:style style:name="Таблица695.B" style:family="table-column">
      <style:table-column-properties style:rel-column-width="7003*"/>
    </style:style>
    <style:style style:name="Таблица695.A1" style:family="table-cell">
      <style:table-cell-properties fo:padding-left="0cm" fo:padding-right="0cm" fo:padding-top="0cm" fo:padding-bottom="0.03cm" fo:border-left="none" fo:border-right="none" fo:border-top="none" fo:border-bottom="0.5pt solid #000000"/>
    </style:style>
    <style:style style:name="Таблица696" style:family="table">
      <style:table-properties style:rel-width="100%" table:align="center" style:writing-mode="page"/>
    </style:style>
    <style:style style:name="Таблица696.A" style:family="table-column">
      <style:table-column-properties style:rel-column-width="7540*"/>
    </style:style>
    <style:style style:name="Таблица696.B" style:family="table-column">
      <style:table-column-properties style:rel-column-width="397*"/>
    </style:style>
    <style:style style:name="Таблица696.A1" style:family="table-cell">
      <style:table-cell-properties fo:padding-left="0cm" fo:padding-right="0cm" fo:padding-top="0cm" fo:padding-bottom="0.03cm" fo:border-left="none" fo:border-right="none" fo:border-top="none" fo:border-bottom="0.5pt solid #000000"/>
    </style:style>
    <style:style style:name="Таблица697" style:family="table">
      <style:table-properties style:rel-width="100%" table:align="center" style:writing-mode="page"/>
    </style:style>
    <style:style style:name="Таблица697.A" style:family="table-column">
      <style:table-column-properties style:rel-column-width="368*"/>
    </style:style>
    <style:style style:name="Таблица697.B" style:family="table-column">
      <style:table-column-properties style:rel-column-width="7003*"/>
    </style:style>
    <style:style style:name="Таблица697.A1" style:family="table-cell">
      <style:table-cell-properties fo:padding-left="0cm" fo:padding-right="0cm" fo:padding-top="0cm" fo:padding-bottom="0.03cm" fo:border-left="none" fo:border-right="none" fo:border-top="none" fo:border-bottom="0.5pt solid #000000"/>
    </style:style>
    <style:style style:name="Таблица698" style:family="table">
      <style:table-properties style:rel-width="100%" table:align="center" style:writing-mode="page"/>
    </style:style>
    <style:style style:name="Таблица698.A" style:family="table-column">
      <style:table-column-properties style:rel-column-width="7540*"/>
    </style:style>
    <style:style style:name="Таблица698.B" style:family="table-column">
      <style:table-column-properties style:rel-column-width="397*"/>
    </style:style>
    <style:style style:name="Таблица698.A1" style:family="table-cell">
      <style:table-cell-properties fo:padding-left="0cm" fo:padding-right="0cm" fo:padding-top="0cm" fo:padding-bottom="0.03cm" fo:border-left="none" fo:border-right="none" fo:border-top="none" fo:border-bottom="0.5pt solid #000000"/>
    </style:style>
    <style:style style:name="Таблица699" style:family="table">
      <style:table-properties style:rel-width="100%" table:align="center" style:writing-mode="page"/>
    </style:style>
    <style:style style:name="Таблица699.A" style:family="table-column">
      <style:table-column-properties style:rel-column-width="368*"/>
    </style:style>
    <style:style style:name="Таблица699.B" style:family="table-column">
      <style:table-column-properties style:rel-column-width="7003*"/>
    </style:style>
    <style:style style:name="Таблица699.A1" style:family="table-cell">
      <style:table-cell-properties fo:padding-left="0cm" fo:padding-right="0cm" fo:padding-top="0cm" fo:padding-bottom="0.03cm" fo:border-left="none" fo:border-right="none" fo:border-top="none" fo:border-bottom="0.5pt solid #000000"/>
    </style:style>
    <style:style style:name="Таблица700" style:family="table">
      <style:table-properties style:rel-width="100%" table:align="center" style:writing-mode="page"/>
    </style:style>
    <style:style style:name="Таблица700.A" style:family="table-column">
      <style:table-column-properties style:rel-column-width="7540*"/>
    </style:style>
    <style:style style:name="Таблица700.B" style:family="table-column">
      <style:table-column-properties style:rel-column-width="397*"/>
    </style:style>
    <style:style style:name="Таблица700.A1" style:family="table-cell">
      <style:table-cell-properties fo:padding-left="0cm" fo:padding-right="0cm" fo:padding-top="0cm" fo:padding-bottom="0.03cm" fo:border-left="none" fo:border-right="none" fo:border-top="none" fo:border-bottom="0.5pt solid #000000"/>
    </style:style>
    <style:style style:name="Таблица701" style:family="table">
      <style:table-properties style:rel-width="100%" table:align="center" style:writing-mode="page"/>
    </style:style>
    <style:style style:name="Таблица701.A" style:family="table-column">
      <style:table-column-properties style:rel-column-width="368*"/>
    </style:style>
    <style:style style:name="Таблица701.B" style:family="table-column">
      <style:table-column-properties style:rel-column-width="7003*"/>
    </style:style>
    <style:style style:name="Таблица701.A1" style:family="table-cell">
      <style:table-cell-properties fo:padding-left="0cm" fo:padding-right="0cm" fo:padding-top="0cm" fo:padding-bottom="0.03cm" fo:border-left="none" fo:border-right="none" fo:border-top="none" fo:border-bottom="0.5pt solid #000000"/>
    </style:style>
    <style:style style:name="Таблица702" style:family="table">
      <style:table-properties style:rel-width="100%" table:align="center" style:writing-mode="page"/>
    </style:style>
    <style:style style:name="Таблица702.A" style:family="table-column">
      <style:table-column-properties style:rel-column-width="7540*"/>
    </style:style>
    <style:style style:name="Таблица702.B" style:family="table-column">
      <style:table-column-properties style:rel-column-width="397*"/>
    </style:style>
    <style:style style:name="Таблица702.A1" style:family="table-cell">
      <style:table-cell-properties fo:padding-left="0cm" fo:padding-right="0cm" fo:padding-top="0cm" fo:padding-bottom="0.03cm" fo:border-left="none" fo:border-right="none" fo:border-top="none" fo:border-bottom="0.5pt solid #000000"/>
    </style:style>
    <style:style style:name="Таблица703" style:family="table">
      <style:table-properties style:rel-width="100%" table:align="center" style:writing-mode="page"/>
    </style:style>
    <style:style style:name="Таблица703.A" style:family="table-column">
      <style:table-column-properties style:rel-column-width="368*"/>
    </style:style>
    <style:style style:name="Таблица703.B" style:family="table-column">
      <style:table-column-properties style:rel-column-width="7003*"/>
    </style:style>
    <style:style style:name="Таблица703.A1" style:family="table-cell">
      <style:table-cell-properties fo:padding-left="0cm" fo:padding-right="0cm" fo:padding-top="0cm" fo:padding-bottom="0.03cm" fo:border-left="none" fo:border-right="none" fo:border-top="none" fo:border-bottom="0.5pt solid #000000"/>
    </style:style>
    <style:style style:name="Таблица704" style:family="table">
      <style:table-properties style:rel-width="100%" table:align="center" style:writing-mode="page"/>
    </style:style>
    <style:style style:name="Таблица704.A" style:family="table-column">
      <style:table-column-properties style:rel-column-width="7540*"/>
    </style:style>
    <style:style style:name="Таблица704.B" style:family="table-column">
      <style:table-column-properties style:rel-column-width="397*"/>
    </style:style>
    <style:style style:name="Таблица704.A1" style:family="table-cell">
      <style:table-cell-properties fo:padding-left="0cm" fo:padding-right="0cm" fo:padding-top="0cm" fo:padding-bottom="0.03cm" fo:border-left="none" fo:border-right="none" fo:border-top="none" fo:border-bottom="0.5pt solid #000000"/>
    </style:style>
    <style:style style:name="Таблица705" style:family="table">
      <style:table-properties style:rel-width="100%" table:align="center" style:writing-mode="page"/>
    </style:style>
    <style:style style:name="Таблица705.A" style:family="table-column">
      <style:table-column-properties style:rel-column-width="368*"/>
    </style:style>
    <style:style style:name="Таблица705.B" style:family="table-column">
      <style:table-column-properties style:rel-column-width="7003*"/>
    </style:style>
    <style:style style:name="Таблица705.A1" style:family="table-cell">
      <style:table-cell-properties fo:padding-left="0cm" fo:padding-right="0cm" fo:padding-top="0cm" fo:padding-bottom="0.03cm" fo:border-left="none" fo:border-right="none" fo:border-top="none" fo:border-bottom="0.5pt solid #000000"/>
    </style:style>
    <style:style style:name="Таблица706" style:family="table">
      <style:table-properties style:rel-width="100%" table:align="center" style:writing-mode="page"/>
    </style:style>
    <style:style style:name="Таблица706.A" style:family="table-column">
      <style:table-column-properties style:rel-column-width="7540*"/>
    </style:style>
    <style:style style:name="Таблица706.B" style:family="table-column">
      <style:table-column-properties style:rel-column-width="397*"/>
    </style:style>
    <style:style style:name="Таблица706.A1" style:family="table-cell">
      <style:table-cell-properties fo:padding-left="0cm" fo:padding-right="0cm" fo:padding-top="0cm" fo:padding-bottom="0.03cm" fo:border-left="none" fo:border-right="none" fo:border-top="none" fo:border-bottom="0.5pt solid #000000"/>
    </style:style>
    <style:style style:name="Таблица707" style:family="table">
      <style:table-properties style:rel-width="100%" table:align="center" style:writing-mode="page"/>
    </style:style>
    <style:style style:name="Таблица707.A" style:family="table-column">
      <style:table-column-properties style:rel-column-width="368*"/>
    </style:style>
    <style:style style:name="Таблица707.B" style:family="table-column">
      <style:table-column-properties style:rel-column-width="7003*"/>
    </style:style>
    <style:style style:name="Таблица707.A1" style:family="table-cell">
      <style:table-cell-properties fo:padding-left="0cm" fo:padding-right="0cm" fo:padding-top="0cm" fo:padding-bottom="0.03cm" fo:border-left="none" fo:border-right="none" fo:border-top="none" fo:border-bottom="0.5pt solid #000000"/>
    </style:style>
    <style:style style:name="Таблица708" style:family="table">
      <style:table-properties style:rel-width="100%" table:align="center" style:writing-mode="page"/>
    </style:style>
    <style:style style:name="Таблица708.A" style:family="table-column">
      <style:table-column-properties style:rel-column-width="7540*"/>
    </style:style>
    <style:style style:name="Таблица708.B" style:family="table-column">
      <style:table-column-properties style:rel-column-width="397*"/>
    </style:style>
    <style:style style:name="Таблица708.A1" style:family="table-cell">
      <style:table-cell-properties fo:padding-left="0cm" fo:padding-right="0cm" fo:padding-top="0cm" fo:padding-bottom="0.03cm" fo:border-left="none" fo:border-right="none" fo:border-top="none" fo:border-bottom="0.5pt solid #000000"/>
    </style:style>
    <style:style style:name="Таблица709" style:family="table">
      <style:table-properties style:rel-width="100%" table:align="center" style:writing-mode="page"/>
    </style:style>
    <style:style style:name="Таблица709.A" style:family="table-column">
      <style:table-column-properties style:rel-column-width="368*"/>
    </style:style>
    <style:style style:name="Таблица709.B" style:family="table-column">
      <style:table-column-properties style:rel-column-width="7003*"/>
    </style:style>
    <style:style style:name="Таблица709.A1" style:family="table-cell">
      <style:table-cell-properties fo:padding-left="0cm" fo:padding-right="0cm" fo:padding-top="0cm" fo:padding-bottom="0.03cm" fo:border-left="none" fo:border-right="none" fo:border-top="none" fo:border-bottom="0.5pt solid #000000"/>
    </style:style>
    <style:style style:name="Таблица710" style:family="table">
      <style:table-properties style:rel-width="100%" table:align="center" style:writing-mode="page"/>
    </style:style>
    <style:style style:name="Таблица710.A" style:family="table-column">
      <style:table-column-properties style:rel-column-width="7540*"/>
    </style:style>
    <style:style style:name="Таблица710.B" style:family="table-column">
      <style:table-column-properties style:rel-column-width="397*"/>
    </style:style>
    <style:style style:name="Таблица710.A1" style:family="table-cell">
      <style:table-cell-properties fo:padding-left="0cm" fo:padding-right="0cm" fo:padding-top="0cm" fo:padding-bottom="0.03cm" fo:border-left="none" fo:border-right="none" fo:border-top="none" fo:border-bottom="0.5pt solid #000000"/>
    </style:style>
    <style:style style:name="Таблица711" style:family="table">
      <style:table-properties style:rel-width="100%" table:align="center" style:writing-mode="page"/>
    </style:style>
    <style:style style:name="Таблица711.A" style:family="table-column">
      <style:table-column-properties style:rel-column-width="368*"/>
    </style:style>
    <style:style style:name="Таблица711.B" style:family="table-column">
      <style:table-column-properties style:rel-column-width="7003*"/>
    </style:style>
    <style:style style:name="Таблица711.A1" style:family="table-cell">
      <style:table-cell-properties fo:padding-left="0cm" fo:padding-right="0cm" fo:padding-top="0cm" fo:padding-bottom="0.03cm" fo:border-left="none" fo:border-right="none" fo:border-top="none" fo:border-bottom="0.5pt solid #000000"/>
    </style:style>
    <style:style style:name="Таблица712" style:family="table">
      <style:table-properties style:rel-width="100%" table:align="center" style:writing-mode="page"/>
    </style:style>
    <style:style style:name="Таблица712.A" style:family="table-column">
      <style:table-column-properties style:rel-column-width="7540*"/>
    </style:style>
    <style:style style:name="Таблица712.B" style:family="table-column">
      <style:table-column-properties style:rel-column-width="397*"/>
    </style:style>
    <style:style style:name="Таблица712.A1" style:family="table-cell">
      <style:table-cell-properties fo:padding-left="0cm" fo:padding-right="0cm" fo:padding-top="0cm" fo:padding-bottom="0.03cm" fo:border-left="none" fo:border-right="none" fo:border-top="none" fo:border-bottom="0.5pt solid #000000"/>
    </style:style>
    <style:style style:name="Таблица713" style:family="table">
      <style:table-properties style:rel-width="100%" table:align="center" style:writing-mode="page"/>
    </style:style>
    <style:style style:name="Таблица713.A" style:family="table-column">
      <style:table-column-properties style:rel-column-width="368*"/>
    </style:style>
    <style:style style:name="Таблица713.B" style:family="table-column">
      <style:table-column-properties style:rel-column-width="7003*"/>
    </style:style>
    <style:style style:name="Таблица713.A1" style:family="table-cell">
      <style:table-cell-properties fo:padding-left="0cm" fo:padding-right="0cm" fo:padding-top="0cm" fo:padding-bottom="0.03cm" fo:border-left="none" fo:border-right="none" fo:border-top="none" fo:border-bottom="0.5pt solid #000000"/>
    </style:style>
    <style:style style:name="Таблица714" style:family="table">
      <style:table-properties style:rel-width="100%" table:align="center" style:writing-mode="page"/>
    </style:style>
    <style:style style:name="Таблица714.A" style:family="table-column">
      <style:table-column-properties style:rel-column-width="7540*"/>
    </style:style>
    <style:style style:name="Таблица714.B" style:family="table-column">
      <style:table-column-properties style:rel-column-width="397*"/>
    </style:style>
    <style:style style:name="Таблица714.A1" style:family="table-cell">
      <style:table-cell-properties fo:padding-left="0cm" fo:padding-right="0cm" fo:padding-top="0cm" fo:padding-bottom="0.03cm" fo:border-left="none" fo:border-right="none" fo:border-top="none" fo:border-bottom="0.5pt solid #000000"/>
    </style:style>
    <style:style style:name="Таблица715" style:family="table">
      <style:table-properties style:rel-width="100%" table:align="center" style:writing-mode="page"/>
    </style:style>
    <style:style style:name="Таблица715.A" style:family="table-column">
      <style:table-column-properties style:rel-column-width="368*"/>
    </style:style>
    <style:style style:name="Таблица715.B" style:family="table-column">
      <style:table-column-properties style:rel-column-width="7003*"/>
    </style:style>
    <style:style style:name="Таблица715.A1" style:family="table-cell">
      <style:table-cell-properties fo:padding-left="0cm" fo:padding-right="0cm" fo:padding-top="0cm" fo:padding-bottom="0.03cm" fo:border-left="none" fo:border-right="none" fo:border-top="none" fo:border-bottom="0.5pt solid #000000"/>
    </style:style>
    <style:style style:name="Таблица716" style:family="table">
      <style:table-properties style:rel-width="100%" table:align="center" style:writing-mode="page"/>
    </style:style>
    <style:style style:name="Таблица716.A" style:family="table-column">
      <style:table-column-properties style:rel-column-width="7540*"/>
    </style:style>
    <style:style style:name="Таблица716.B" style:family="table-column">
      <style:table-column-properties style:rel-column-width="397*"/>
    </style:style>
    <style:style style:name="Таблица716.A1" style:family="table-cell">
      <style:table-cell-properties fo:padding-left="0cm" fo:padding-right="0cm" fo:padding-top="0cm" fo:padding-bottom="0.03cm" fo:border-left="none" fo:border-right="none" fo:border-top="none" fo:border-bottom="0.5pt solid #000000"/>
    </style:style>
    <style:style style:name="Таблица717" style:family="table">
      <style:table-properties style:rel-width="100%" table:align="center" style:writing-mode="page"/>
    </style:style>
    <style:style style:name="Таблица717.A" style:family="table-column">
      <style:table-column-properties style:rel-column-width="368*"/>
    </style:style>
    <style:style style:name="Таблица717.B" style:family="table-column">
      <style:table-column-properties style:rel-column-width="7003*"/>
    </style:style>
    <style:style style:name="Таблица717.A1" style:family="table-cell">
      <style:table-cell-properties fo:padding-left="0cm" fo:padding-right="0cm" fo:padding-top="0cm" fo:padding-bottom="0.03cm" fo:border-left="none" fo:border-right="none" fo:border-top="none" fo:border-bottom="0.5pt solid #000000"/>
    </style:style>
    <style:style style:name="Таблица718" style:family="table">
      <style:table-properties style:rel-width="100%" table:align="center" style:writing-mode="page"/>
    </style:style>
    <style:style style:name="Таблица718.A" style:family="table-column">
      <style:table-column-properties style:rel-column-width="3968*"/>
    </style:style>
    <style:style style:name="Таблица718.B" style:family="table-column">
      <style:table-column-properties style:rel-column-width="3969*"/>
    </style:style>
    <style:style style:name="Таблица718.A1" style:family="table-cell">
      <style:table-cell-properties fo:padding="0cm" fo:border="none"/>
    </style:style>
    <style:style style:name="Таблица719" style:family="table">
      <style:table-properties style:rel-width="100%" table:align="center" style:writing-mode="page"/>
    </style:style>
    <style:style style:name="Таблица719.A" style:family="table-column">
      <style:table-column-properties style:rel-column-width="7540*"/>
    </style:style>
    <style:style style:name="Таблица719.B" style:family="table-column">
      <style:table-column-properties style:rel-column-width="397*"/>
    </style:style>
    <style:style style:name="Таблица719.A1" style:family="table-cell">
      <style:table-cell-properties fo:padding-left="0cm" fo:padding-right="0cm" fo:padding-top="0cm" fo:padding-bottom="0.03cm" fo:border-left="none" fo:border-right="none" fo:border-top="none" fo:border-bottom="0.5pt solid #000000"/>
    </style:style>
    <style:style style:name="Таблица720" style:family="table">
      <style:table-properties style:rel-width="100%" table:align="center" style:writing-mode="page"/>
    </style:style>
    <style:style style:name="Таблица720.A" style:family="table-column">
      <style:table-column-properties style:rel-column-width="368*"/>
    </style:style>
    <style:style style:name="Таблица720.B" style:family="table-column">
      <style:table-column-properties style:rel-column-width="7003*"/>
    </style:style>
    <style:style style:name="Таблица720.A1" style:family="table-cell">
      <style:table-cell-properties fo:padding-left="0cm" fo:padding-right="0cm" fo:padding-top="0cm" fo:padding-bottom="0.03cm" fo:border-left="none" fo:border-right="none" fo:border-top="none" fo:border-bottom="0.5pt solid #000000"/>
    </style:style>
    <style:style style:name="Таблица721" style:family="table">
      <style:table-properties style:rel-width="100%" table:align="center" style:writing-mode="page"/>
    </style:style>
    <style:style style:name="Таблица721.A" style:family="table-column">
      <style:table-column-properties style:rel-column-width="7540*"/>
    </style:style>
    <style:style style:name="Таблица721.B" style:family="table-column">
      <style:table-column-properties style:rel-column-width="397*"/>
    </style:style>
    <style:style style:name="Таблица721.A1" style:family="table-cell">
      <style:table-cell-properties fo:padding-left="0cm" fo:padding-right="0cm" fo:padding-top="0cm" fo:padding-bottom="0.03cm" fo:border-left="none" fo:border-right="none" fo:border-top="none" fo:border-bottom="0.5pt solid #000000"/>
    </style:style>
    <style:style style:name="Таблица722" style:family="table">
      <style:table-properties style:rel-width="100%" table:align="center" style:writing-mode="page"/>
    </style:style>
    <style:style style:name="Таблица722.A" style:family="table-column">
      <style:table-column-properties style:rel-column-width="368*"/>
    </style:style>
    <style:style style:name="Таблица722.B" style:family="table-column">
      <style:table-column-properties style:rel-column-width="7003*"/>
    </style:style>
    <style:style style:name="Таблица722.A1" style:family="table-cell">
      <style:table-cell-properties fo:padding-left="0cm" fo:padding-right="0cm" fo:padding-top="0cm" fo:padding-bottom="0.03cm" fo:border-left="none" fo:border-right="none" fo:border-top="none" fo:border-bottom="0.5pt solid #000000"/>
    </style:style>
    <style:style style:name="Таблица723" style:family="table">
      <style:table-properties style:rel-width="100%" table:align="center" style:writing-mode="page"/>
    </style:style>
    <style:style style:name="Таблица723.A" style:family="table-column">
      <style:table-column-properties style:rel-column-width="7540*"/>
    </style:style>
    <style:style style:name="Таблица723.B" style:family="table-column">
      <style:table-column-properties style:rel-column-width="397*"/>
    </style:style>
    <style:style style:name="Таблица723.A1" style:family="table-cell">
      <style:table-cell-properties fo:padding-left="0cm" fo:padding-right="0cm" fo:padding-top="0cm" fo:padding-bottom="0.03cm" fo:border-left="none" fo:border-right="none" fo:border-top="none" fo:border-bottom="0.5pt solid #000000"/>
    </style:style>
    <style:style style:name="Таблица724" style:family="table">
      <style:table-properties style:rel-width="100%" table:align="center" style:writing-mode="page"/>
    </style:style>
    <style:style style:name="Таблица724.A" style:family="table-column">
      <style:table-column-properties style:rel-column-width="368*"/>
    </style:style>
    <style:style style:name="Таблица724.B" style:family="table-column">
      <style:table-column-properties style:rel-column-width="7003*"/>
    </style:style>
    <style:style style:name="Таблица724.A1" style:family="table-cell">
      <style:table-cell-properties fo:padding-left="0cm" fo:padding-right="0cm" fo:padding-top="0cm" fo:padding-bottom="0.03cm" fo:border-left="none" fo:border-right="none" fo:border-top="none" fo:border-bottom="0.5pt solid #000000"/>
    </style:style>
    <style:style style:name="Таблица725" style:family="table">
      <style:table-properties style:rel-width="100%" table:align="center" style:writing-mode="page"/>
    </style:style>
    <style:style style:name="Таблица725.A" style:family="table-column">
      <style:table-column-properties style:rel-column-width="7540*"/>
    </style:style>
    <style:style style:name="Таблица725.B" style:family="table-column">
      <style:table-column-properties style:rel-column-width="397*"/>
    </style:style>
    <style:style style:name="Таблица725.A1" style:family="table-cell">
      <style:table-cell-properties fo:padding-left="0cm" fo:padding-right="0cm" fo:padding-top="0cm" fo:padding-bottom="0.03cm" fo:border-left="none" fo:border-right="none" fo:border-top="none" fo:border-bottom="0.5pt solid #000000"/>
    </style:style>
    <style:style style:name="Таблица726" style:family="table">
      <style:table-properties style:rel-width="100%" table:align="center" style:writing-mode="page"/>
    </style:style>
    <style:style style:name="Таблица726.A" style:family="table-column">
      <style:table-column-properties style:rel-column-width="368*"/>
    </style:style>
    <style:style style:name="Таблица726.B" style:family="table-column">
      <style:table-column-properties style:rel-column-width="7003*"/>
    </style:style>
    <style:style style:name="Таблица726.A1" style:family="table-cell">
      <style:table-cell-properties fo:padding-left="0cm" fo:padding-right="0cm" fo:padding-top="0cm" fo:padding-bottom="0.03cm" fo:border-left="none" fo:border-right="none" fo:border-top="none" fo:border-bottom="0.5pt solid #000000"/>
    </style:style>
    <style:style style:name="Таблица727" style:family="table">
      <style:table-properties style:rel-width="100%" table:align="center" style:writing-mode="page"/>
    </style:style>
    <style:style style:name="Таблица727.A" style:family="table-column">
      <style:table-column-properties style:rel-column-width="7540*"/>
    </style:style>
    <style:style style:name="Таблица727.B" style:family="table-column">
      <style:table-column-properties style:rel-column-width="397*"/>
    </style:style>
    <style:style style:name="Таблица727.A1" style:family="table-cell">
      <style:table-cell-properties fo:padding-left="0cm" fo:padding-right="0cm" fo:padding-top="0cm" fo:padding-bottom="0.03cm" fo:border-left="none" fo:border-right="none" fo:border-top="none" fo:border-bottom="0.5pt solid #000000"/>
    </style:style>
    <style:style style:name="Таблица728" style:family="table">
      <style:table-properties style:rel-width="100%" table:align="center" style:writing-mode="page"/>
    </style:style>
    <style:style style:name="Таблица728.A" style:family="table-column">
      <style:table-column-properties style:rel-column-width="368*"/>
    </style:style>
    <style:style style:name="Таблица728.B" style:family="table-column">
      <style:table-column-properties style:rel-column-width="7003*"/>
    </style:style>
    <style:style style:name="Таблица728.A1" style:family="table-cell">
      <style:table-cell-properties fo:padding-left="0cm" fo:padding-right="0cm" fo:padding-top="0cm" fo:padding-bottom="0.03cm" fo:border-left="none" fo:border-right="none" fo:border-top="none" fo:border-bottom="0.5pt solid #000000"/>
    </style:style>
    <style:style style:name="Таблица729" style:family="table">
      <style:table-properties style:rel-width="100%" table:align="center" style:writing-mode="page"/>
    </style:style>
    <style:style style:name="Таблица729.A" style:family="table-column">
      <style:table-column-properties style:rel-column-width="7540*"/>
    </style:style>
    <style:style style:name="Таблица729.B" style:family="table-column">
      <style:table-column-properties style:rel-column-width="397*"/>
    </style:style>
    <style:style style:name="Таблица729.A1" style:family="table-cell">
      <style:table-cell-properties fo:padding-left="0cm" fo:padding-right="0cm" fo:padding-top="0cm" fo:padding-bottom="0.03cm" fo:border-left="none" fo:border-right="none" fo:border-top="none" fo:border-bottom="0.5pt solid #000000"/>
    </style:style>
    <style:style style:name="Таблица730" style:family="table">
      <style:table-properties style:rel-width="100%" table:align="center" style:writing-mode="page"/>
    </style:style>
    <style:style style:name="Таблица730.A" style:family="table-column">
      <style:table-column-properties style:rel-column-width="368*"/>
    </style:style>
    <style:style style:name="Таблица730.B" style:family="table-column">
      <style:table-column-properties style:rel-column-width="7003*"/>
    </style:style>
    <style:style style:name="Таблица730.A1" style:family="table-cell">
      <style:table-cell-properties fo:padding-left="0cm" fo:padding-right="0cm" fo:padding-top="0cm" fo:padding-bottom="0.03cm" fo:border-left="none" fo:border-right="none" fo:border-top="none" fo:border-bottom="0.5pt solid #000000"/>
    </style:style>
    <style:style style:name="Таблица731" style:family="table">
      <style:table-properties style:rel-width="100%" table:align="center" style:writing-mode="page"/>
    </style:style>
    <style:style style:name="Таблица731.A" style:family="table-column">
      <style:table-column-properties style:rel-column-width="7540*"/>
    </style:style>
    <style:style style:name="Таблица731.B" style:family="table-column">
      <style:table-column-properties style:rel-column-width="397*"/>
    </style:style>
    <style:style style:name="Таблица731.A1" style:family="table-cell">
      <style:table-cell-properties fo:padding-left="0cm" fo:padding-right="0cm" fo:padding-top="0cm" fo:padding-bottom="0.03cm" fo:border-left="none" fo:border-right="none" fo:border-top="none" fo:border-bottom="0.5pt solid #000000"/>
    </style:style>
    <style:style style:name="Таблица732" style:family="table">
      <style:table-properties style:rel-width="100%" table:align="center" style:writing-mode="page"/>
    </style:style>
    <style:style style:name="Таблица732.A" style:family="table-column">
      <style:table-column-properties style:rel-column-width="368*"/>
    </style:style>
    <style:style style:name="Таблица732.B" style:family="table-column">
      <style:table-column-properties style:rel-column-width="7003*"/>
    </style:style>
    <style:style style:name="Таблица732.A1" style:family="table-cell">
      <style:table-cell-properties fo:padding-left="0cm" fo:padding-right="0cm" fo:padding-top="0cm" fo:padding-bottom="0.03cm" fo:border-left="none" fo:border-right="none" fo:border-top="none" fo:border-bottom="0.5pt solid #000000"/>
    </style:style>
    <style:style style:name="Таблица733" style:family="table">
      <style:table-properties style:rel-width="100%" table:align="center" style:writing-mode="page"/>
    </style:style>
    <style:style style:name="Таблица733.A" style:family="table-column">
      <style:table-column-properties style:rel-column-width="7540*"/>
    </style:style>
    <style:style style:name="Таблица733.B" style:family="table-column">
      <style:table-column-properties style:rel-column-width="397*"/>
    </style:style>
    <style:style style:name="Таблица733.A1" style:family="table-cell">
      <style:table-cell-properties fo:padding-left="0cm" fo:padding-right="0cm" fo:padding-top="0cm" fo:padding-bottom="0.03cm" fo:border-left="none" fo:border-right="none" fo:border-top="none" fo:border-bottom="0.5pt solid #000000"/>
    </style:style>
    <style:style style:name="Таблица734" style:family="table">
      <style:table-properties style:rel-width="100%" table:align="center" style:writing-mode="page"/>
    </style:style>
    <style:style style:name="Таблица734.A" style:family="table-column">
      <style:table-column-properties style:rel-column-width="368*"/>
    </style:style>
    <style:style style:name="Таблица734.B" style:family="table-column">
      <style:table-column-properties style:rel-column-width="7003*"/>
    </style:style>
    <style:style style:name="Таблица734.A1" style:family="table-cell">
      <style:table-cell-properties fo:padding-left="0cm" fo:padding-right="0cm" fo:padding-top="0cm" fo:padding-bottom="0.03cm" fo:border-left="none" fo:border-right="none" fo:border-top="none" fo:border-bottom="0.5pt solid #000000"/>
    </style:style>
    <style:style style:name="Таблица735" style:family="table">
      <style:table-properties style:rel-width="100%" table:align="center" style:writing-mode="page"/>
    </style:style>
    <style:style style:name="Таблица735.A" style:family="table-column">
      <style:table-column-properties style:rel-column-width="7540*"/>
    </style:style>
    <style:style style:name="Таблица735.B" style:family="table-column">
      <style:table-column-properties style:rel-column-width="397*"/>
    </style:style>
    <style:style style:name="Таблица735.A1" style:family="table-cell">
      <style:table-cell-properties fo:padding-left="0cm" fo:padding-right="0cm" fo:padding-top="0cm" fo:padding-bottom="0.03cm" fo:border-left="none" fo:border-right="none" fo:border-top="none" fo:border-bottom="0.5pt solid #000000"/>
    </style:style>
    <style:style style:name="Таблица736" style:family="table">
      <style:table-properties style:rel-width="100%" table:align="center" style:writing-mode="page"/>
    </style:style>
    <style:style style:name="Таблица736.A" style:family="table-column">
      <style:table-column-properties style:rel-column-width="368*"/>
    </style:style>
    <style:style style:name="Таблица736.B" style:family="table-column">
      <style:table-column-properties style:rel-column-width="7003*"/>
    </style:style>
    <style:style style:name="Таблица736.A1" style:family="table-cell">
      <style:table-cell-properties fo:padding-left="0cm" fo:padding-right="0cm" fo:padding-top="0cm" fo:padding-bottom="0.03cm" fo:border-left="none" fo:border-right="none" fo:border-top="none" fo:border-bottom="0.5pt solid #000000"/>
    </style:style>
    <style:style style:name="Таблица737" style:family="table">
      <style:table-properties style:rel-width="100%" table:align="center" style:writing-mode="page"/>
    </style:style>
    <style:style style:name="Таблица737.A" style:family="table-column">
      <style:table-column-properties style:rel-column-width="7540*"/>
    </style:style>
    <style:style style:name="Таблица737.B" style:family="table-column">
      <style:table-column-properties style:rel-column-width="397*"/>
    </style:style>
    <style:style style:name="Таблица737.A1" style:family="table-cell">
      <style:table-cell-properties fo:padding-left="0cm" fo:padding-right="0cm" fo:padding-top="0cm" fo:padding-bottom="0.03cm" fo:border-left="none" fo:border-right="none" fo:border-top="none" fo:border-bottom="0.5pt solid #000000"/>
    </style:style>
    <style:style style:name="Таблица738" style:family="table">
      <style:table-properties style:rel-width="100%" table:align="center" style:writing-mode="page"/>
    </style:style>
    <style:style style:name="Таблица738.A" style:family="table-column">
      <style:table-column-properties style:rel-column-width="368*"/>
    </style:style>
    <style:style style:name="Таблица738.B" style:family="table-column">
      <style:table-column-properties style:rel-column-width="7003*"/>
    </style:style>
    <style:style style:name="Таблица738.A1" style:family="table-cell">
      <style:table-cell-properties fo:padding-left="0cm" fo:padding-right="0cm" fo:padding-top="0cm" fo:padding-bottom="0.03cm" fo:border-left="none" fo:border-right="none" fo:border-top="none" fo:border-bottom="0.5pt solid #000000"/>
    </style:style>
    <style:style style:name="Таблица739" style:family="table">
      <style:table-properties style:rel-width="100%" table:align="center" style:writing-mode="page"/>
    </style:style>
    <style:style style:name="Таблица739.A" style:family="table-column">
      <style:table-column-properties style:rel-column-width="7540*"/>
    </style:style>
    <style:style style:name="Таблица739.B" style:family="table-column">
      <style:table-column-properties style:rel-column-width="397*"/>
    </style:style>
    <style:style style:name="Таблица739.A1" style:family="table-cell">
      <style:table-cell-properties fo:padding-left="0cm" fo:padding-right="0cm" fo:padding-top="0cm" fo:padding-bottom="0.03cm" fo:border-left="none" fo:border-right="none" fo:border-top="none" fo:border-bottom="0.5pt solid #000000"/>
    </style:style>
    <style:style style:name="Таблица740" style:family="table">
      <style:table-properties style:rel-width="100%" table:align="center" style:writing-mode="page"/>
    </style:style>
    <style:style style:name="Таблица740.A" style:family="table-column">
      <style:table-column-properties style:rel-column-width="368*"/>
    </style:style>
    <style:style style:name="Таблица740.B" style:family="table-column">
      <style:table-column-properties style:rel-column-width="7003*"/>
    </style:style>
    <style:style style:name="Таблица740.A1" style:family="table-cell">
      <style:table-cell-properties fo:padding-left="0cm" fo:padding-right="0cm" fo:padding-top="0cm" fo:padding-bottom="0.03cm" fo:border-left="none" fo:border-right="none" fo:border-top="none" fo:border-bottom="0.5pt solid #000000"/>
    </style:style>
    <style:style style:name="Таблица741" style:family="table">
      <style:table-properties style:rel-width="100%" table:align="center" style:writing-mode="page"/>
    </style:style>
    <style:style style:name="Таблица741.A" style:family="table-column">
      <style:table-column-properties style:rel-column-width="7540*"/>
    </style:style>
    <style:style style:name="Таблица741.B" style:family="table-column">
      <style:table-column-properties style:rel-column-width="397*"/>
    </style:style>
    <style:style style:name="Таблица741.A1" style:family="table-cell">
      <style:table-cell-properties fo:padding-left="0cm" fo:padding-right="0cm" fo:padding-top="0cm" fo:padding-bottom="0.03cm" fo:border-left="none" fo:border-right="none" fo:border-top="none" fo:border-bottom="0.5pt solid #000000"/>
    </style:style>
    <style:style style:name="Таблица742" style:family="table">
      <style:table-properties style:rel-width="100%" table:align="center" style:writing-mode="page"/>
    </style:style>
    <style:style style:name="Таблица742.A" style:family="table-column">
      <style:table-column-properties style:rel-column-width="368*"/>
    </style:style>
    <style:style style:name="Таблица742.B" style:family="table-column">
      <style:table-column-properties style:rel-column-width="7003*"/>
    </style:style>
    <style:style style:name="Таблица742.A1" style:family="table-cell">
      <style:table-cell-properties fo:padding-left="0cm" fo:padding-right="0cm" fo:padding-top="0cm" fo:padding-bottom="0.03cm" fo:border-left="none" fo:border-right="none" fo:border-top="none" fo:border-bottom="0.5pt solid #000000"/>
    </style:style>
    <style:style style:name="Таблица743" style:family="table">
      <style:table-properties style:rel-width="100%" table:align="center" style:writing-mode="page"/>
    </style:style>
    <style:style style:name="Таблица743.A" style:family="table-column">
      <style:table-column-properties style:rel-column-width="7540*"/>
    </style:style>
    <style:style style:name="Таблица743.B" style:family="table-column">
      <style:table-column-properties style:rel-column-width="397*"/>
    </style:style>
    <style:style style:name="Таблица743.A1" style:family="table-cell">
      <style:table-cell-properties fo:padding-left="0cm" fo:padding-right="0cm" fo:padding-top="0cm" fo:padding-bottom="0.03cm" fo:border-left="none" fo:border-right="none" fo:border-top="none" fo:border-bottom="0.5pt solid #000000"/>
    </style:style>
    <style:style style:name="Таблица744" style:family="table">
      <style:table-properties style:rel-width="100%" table:align="center" style:writing-mode="page"/>
    </style:style>
    <style:style style:name="Таблица744.A" style:family="table-column">
      <style:table-column-properties style:rel-column-width="368*"/>
    </style:style>
    <style:style style:name="Таблица744.B" style:family="table-column">
      <style:table-column-properties style:rel-column-width="7003*"/>
    </style:style>
    <style:style style:name="Таблица744.A1" style:family="table-cell">
      <style:table-cell-properties fo:padding-left="0cm" fo:padding-right="0cm" fo:padding-top="0cm" fo:padding-bottom="0.03cm" fo:border-left="none" fo:border-right="none" fo:border-top="none" fo:border-bottom="0.5pt solid #000000"/>
    </style:style>
    <style:style style:name="Таблица745" style:family="table">
      <style:table-properties style:rel-width="100%" table:align="center" style:writing-mode="page"/>
    </style:style>
    <style:style style:name="Таблица745.A" style:family="table-column">
      <style:table-column-properties style:rel-column-width="7540*"/>
    </style:style>
    <style:style style:name="Таблица745.B" style:family="table-column">
      <style:table-column-properties style:rel-column-width="397*"/>
    </style:style>
    <style:style style:name="Таблица745.A1" style:family="table-cell">
      <style:table-cell-properties fo:padding-left="0cm" fo:padding-right="0cm" fo:padding-top="0cm" fo:padding-bottom="0.03cm" fo:border-left="none" fo:border-right="none" fo:border-top="none" fo:border-bottom="0.5pt solid #000000"/>
    </style:style>
    <style:style style:name="Таблица746" style:family="table">
      <style:table-properties style:rel-width="100%" table:align="center" style:writing-mode="page"/>
    </style:style>
    <style:style style:name="Таблица746.A" style:family="table-column">
      <style:table-column-properties style:rel-column-width="368*"/>
    </style:style>
    <style:style style:name="Таблица746.B" style:family="table-column">
      <style:table-column-properties style:rel-column-width="7003*"/>
    </style:style>
    <style:style style:name="Таблица746.A1" style:family="table-cell">
      <style:table-cell-properties fo:padding-left="0cm" fo:padding-right="0cm" fo:padding-top="0cm" fo:padding-bottom="0.03cm" fo:border-left="none" fo:border-right="none" fo:border-top="none" fo:border-bottom="0.5pt solid #000000"/>
    </style:style>
    <style:style style:name="Таблица747" style:family="table">
      <style:table-properties style:rel-width="100%" table:align="center" style:writing-mode="page"/>
    </style:style>
    <style:style style:name="Таблица747.A" style:family="table-column">
      <style:table-column-properties style:rel-column-width="7540*"/>
    </style:style>
    <style:style style:name="Таблица747.B" style:family="table-column">
      <style:table-column-properties style:rel-column-width="397*"/>
    </style:style>
    <style:style style:name="Таблица747.A1" style:family="table-cell">
      <style:table-cell-properties fo:padding-left="0cm" fo:padding-right="0cm" fo:padding-top="0cm" fo:padding-bottom="0.03cm" fo:border-left="none" fo:border-right="none" fo:border-top="none" fo:border-bottom="0.5pt solid #000000"/>
    </style:style>
    <style:style style:name="Таблица748" style:family="table">
      <style:table-properties style:rel-width="100%" table:align="center" style:writing-mode="page"/>
    </style:style>
    <style:style style:name="Таблица748.A" style:family="table-column">
      <style:table-column-properties style:rel-column-width="368*"/>
    </style:style>
    <style:style style:name="Таблица748.B" style:family="table-column">
      <style:table-column-properties style:rel-column-width="7003*"/>
    </style:style>
    <style:style style:name="Таблица748.A1" style:family="table-cell">
      <style:table-cell-properties fo:padding-left="0cm" fo:padding-right="0cm" fo:padding-top="0cm" fo:padding-bottom="0.03cm" fo:border-left="none" fo:border-right="none" fo:border-top="none" fo:border-bottom="0.5pt solid #000000"/>
    </style:style>
    <style:style style:name="Таблица749" style:family="table">
      <style:table-properties style:rel-width="100%" table:align="center" style:writing-mode="page"/>
    </style:style>
    <style:style style:name="Таблица749.A" style:family="table-column">
      <style:table-column-properties style:rel-column-width="7540*"/>
    </style:style>
    <style:style style:name="Таблица749.B" style:family="table-column">
      <style:table-column-properties style:rel-column-width="397*"/>
    </style:style>
    <style:style style:name="Таблица749.A1" style:family="table-cell">
      <style:table-cell-properties fo:padding-left="0cm" fo:padding-right="0cm" fo:padding-top="0cm" fo:padding-bottom="0.03cm" fo:border-left="none" fo:border-right="none" fo:border-top="none" fo:border-bottom="0.5pt solid #000000"/>
    </style:style>
    <style:style style:name="Таблица750" style:family="table">
      <style:table-properties style:rel-width="100%" table:align="center" style:writing-mode="page"/>
    </style:style>
    <style:style style:name="Таблица750.A" style:family="table-column">
      <style:table-column-properties style:rel-column-width="368*"/>
    </style:style>
    <style:style style:name="Таблица750.B" style:family="table-column">
      <style:table-column-properties style:rel-column-width="7003*"/>
    </style:style>
    <style:style style:name="Таблица750.A1" style:family="table-cell">
      <style:table-cell-properties fo:padding-left="0cm" fo:padding-right="0cm" fo:padding-top="0cm" fo:padding-bottom="0.03cm" fo:border-left="none" fo:border-right="none" fo:border-top="none" fo:border-bottom="0.5pt solid #000000"/>
    </style:style>
    <style:style style:name="Таблица751" style:family="table">
      <style:table-properties style:rel-width="100%" table:align="center" style:writing-mode="page"/>
    </style:style>
    <style:style style:name="Таблица751.A" style:family="table-column">
      <style:table-column-properties style:rel-column-width="7540*"/>
    </style:style>
    <style:style style:name="Таблица751.B" style:family="table-column">
      <style:table-column-properties style:rel-column-width="397*"/>
    </style:style>
    <style:style style:name="Таблица751.A1" style:family="table-cell">
      <style:table-cell-properties fo:padding-left="0cm" fo:padding-right="0cm" fo:padding-top="0cm" fo:padding-bottom="0.03cm" fo:border-left="none" fo:border-right="none" fo:border-top="none" fo:border-bottom="0.5pt solid #000000"/>
    </style:style>
    <style:style style:name="Таблица752" style:family="table">
      <style:table-properties style:rel-width="100%" table:align="center" style:writing-mode="page"/>
    </style:style>
    <style:style style:name="Таблица752.A" style:family="table-column">
      <style:table-column-properties style:rel-column-width="368*"/>
    </style:style>
    <style:style style:name="Таблица752.B" style:family="table-column">
      <style:table-column-properties style:rel-column-width="7003*"/>
    </style:style>
    <style:style style:name="Таблица752.A1" style:family="table-cell">
      <style:table-cell-properties fo:padding-left="0cm" fo:padding-right="0cm" fo:padding-top="0cm" fo:padding-bottom="0.03cm" fo:border-left="none" fo:border-right="none" fo:border-top="none" fo:border-bottom="0.5pt solid #000000"/>
    </style:style>
    <style:style style:name="Таблица753" style:family="table">
      <style:table-properties style:rel-width="100%" table:align="center" style:writing-mode="page"/>
    </style:style>
    <style:style style:name="Таблица753.A" style:family="table-column">
      <style:table-column-properties style:rel-column-width="7540*"/>
    </style:style>
    <style:style style:name="Таблица753.B" style:family="table-column">
      <style:table-column-properties style:rel-column-width="397*"/>
    </style:style>
    <style:style style:name="Таблица753.A1" style:family="table-cell">
      <style:table-cell-properties fo:padding-left="0cm" fo:padding-right="0cm" fo:padding-top="0cm" fo:padding-bottom="0.03cm" fo:border-left="none" fo:border-right="none" fo:border-top="none" fo:border-bottom="0.5pt solid #000000"/>
    </style:style>
    <style:style style:name="Таблица754" style:family="table">
      <style:table-properties style:rel-width="100%" table:align="center" style:writing-mode="page"/>
    </style:style>
    <style:style style:name="Таблица754.A" style:family="table-column">
      <style:table-column-properties style:rel-column-width="368*"/>
    </style:style>
    <style:style style:name="Таблица754.B" style:family="table-column">
      <style:table-column-properties style:rel-column-width="7003*"/>
    </style:style>
    <style:style style:name="Таблица754.A1" style:family="table-cell">
      <style:table-cell-properties fo:padding-left="0cm" fo:padding-right="0cm" fo:padding-top="0cm" fo:padding-bottom="0.03cm" fo:border-left="none" fo:border-right="none" fo:border-top="none" fo:border-bottom="0.5pt solid #000000"/>
    </style:style>
    <style:style style:name="Таблица755" style:family="table">
      <style:table-properties style:rel-width="100%" table:align="center" style:writing-mode="page"/>
    </style:style>
    <style:style style:name="Таблица755.A" style:family="table-column">
      <style:table-column-properties style:rel-column-width="7540*"/>
    </style:style>
    <style:style style:name="Таблица755.B" style:family="table-column">
      <style:table-column-properties style:rel-column-width="397*"/>
    </style:style>
    <style:style style:name="Таблица755.A1" style:family="table-cell">
      <style:table-cell-properties fo:padding-left="0cm" fo:padding-right="0cm" fo:padding-top="0cm" fo:padding-bottom="0.03cm" fo:border-left="none" fo:border-right="none" fo:border-top="none" fo:border-bottom="0.5pt solid #000000"/>
    </style:style>
    <style:style style:name="Таблица756" style:family="table">
      <style:table-properties style:rel-width="100%" table:align="center" style:writing-mode="page"/>
    </style:style>
    <style:style style:name="Таблица756.A" style:family="table-column">
      <style:table-column-properties style:rel-column-width="368*"/>
    </style:style>
    <style:style style:name="Таблица756.B" style:family="table-column">
      <style:table-column-properties style:rel-column-width="7003*"/>
    </style:style>
    <style:style style:name="Таблица756.A1" style:family="table-cell">
      <style:table-cell-properties fo:padding-left="0cm" fo:padding-right="0cm" fo:padding-top="0cm" fo:padding-bottom="0.03cm" fo:border-left="none" fo:border-right="none" fo:border-top="none" fo:border-bottom="0.5pt solid #000000"/>
    </style:style>
    <style:style style:name="Таблица757" style:family="table">
      <style:table-properties style:rel-width="100%" table:align="center" style:writing-mode="page"/>
    </style:style>
    <style:style style:name="Таблица757.A" style:family="table-column">
      <style:table-column-properties style:rel-column-width="7540*"/>
    </style:style>
    <style:style style:name="Таблица757.B" style:family="table-column">
      <style:table-column-properties style:rel-column-width="397*"/>
    </style:style>
    <style:style style:name="Таблица757.A1" style:family="table-cell">
      <style:table-cell-properties fo:padding-left="0cm" fo:padding-right="0cm" fo:padding-top="0cm" fo:padding-bottom="0.03cm" fo:border-left="none" fo:border-right="none" fo:border-top="none" fo:border-bottom="0.5pt solid #000000"/>
    </style:style>
    <style:style style:name="Таблица758" style:family="table">
      <style:table-properties style:rel-width="100%" table:align="center" style:writing-mode="page"/>
    </style:style>
    <style:style style:name="Таблица758.A" style:family="table-column">
      <style:table-column-properties style:rel-column-width="368*"/>
    </style:style>
    <style:style style:name="Таблица758.B" style:family="table-column">
      <style:table-column-properties style:rel-column-width="7003*"/>
    </style:style>
    <style:style style:name="Таблица758.A1" style:family="table-cell">
      <style:table-cell-properties fo:padding-left="0cm" fo:padding-right="0cm" fo:padding-top="0cm" fo:padding-bottom="0.03cm" fo:border-left="none" fo:border-right="none" fo:border-top="none" fo:border-bottom="0.5pt solid #000000"/>
    </style:style>
    <style:style style:name="Таблица759" style:family="table">
      <style:table-properties style:rel-width="100%" table:align="center" style:writing-mode="page"/>
    </style:style>
    <style:style style:name="Таблица759.A" style:family="table-column">
      <style:table-column-properties style:rel-column-width="7540*"/>
    </style:style>
    <style:style style:name="Таблица759.B" style:family="table-column">
      <style:table-column-properties style:rel-column-width="397*"/>
    </style:style>
    <style:style style:name="Таблица759.A1" style:family="table-cell">
      <style:table-cell-properties fo:padding-left="0cm" fo:padding-right="0cm" fo:padding-top="0cm" fo:padding-bottom="0.03cm" fo:border-left="none" fo:border-right="none" fo:border-top="none" fo:border-bottom="0.5pt solid #000000"/>
    </style:style>
    <style:style style:name="Таблица760" style:family="table">
      <style:table-properties style:rel-width="100%" table:align="center" style:writing-mode="page"/>
    </style:style>
    <style:style style:name="Таблица760.A" style:family="table-column">
      <style:table-column-properties style:rel-column-width="368*"/>
    </style:style>
    <style:style style:name="Таблица760.B" style:family="table-column">
      <style:table-column-properties style:rel-column-width="7003*"/>
    </style:style>
    <style:style style:name="Таблица760.A1" style:family="table-cell">
      <style:table-cell-properties fo:padding-left="0cm" fo:padding-right="0cm" fo:padding-top="0cm" fo:padding-bottom="0.03cm" fo:border-left="none" fo:border-right="none" fo:border-top="none" fo:border-bottom="0.5pt solid #000000"/>
    </style:style>
    <style:style style:name="Таблица761" style:family="table">
      <style:table-properties style:rel-width="100%" table:align="center" style:writing-mode="page"/>
    </style:style>
    <style:style style:name="Таблица761.A" style:family="table-column">
      <style:table-column-properties style:rel-column-width="7540*"/>
    </style:style>
    <style:style style:name="Таблица761.B" style:family="table-column">
      <style:table-column-properties style:rel-column-width="397*"/>
    </style:style>
    <style:style style:name="Таблица761.A1" style:family="table-cell">
      <style:table-cell-properties fo:padding-left="0cm" fo:padding-right="0cm" fo:padding-top="0cm" fo:padding-bottom="0.03cm" fo:border-left="none" fo:border-right="none" fo:border-top="none" fo:border-bottom="0.5pt solid #000000"/>
    </style:style>
    <style:style style:name="Таблица762" style:family="table">
      <style:table-properties style:rel-width="100%" table:align="center" style:writing-mode="page"/>
    </style:style>
    <style:style style:name="Таблица762.A" style:family="table-column">
      <style:table-column-properties style:rel-column-width="368*"/>
    </style:style>
    <style:style style:name="Таблица762.B" style:family="table-column">
      <style:table-column-properties style:rel-column-width="7003*"/>
    </style:style>
    <style:style style:name="Таблица762.A1" style:family="table-cell">
      <style:table-cell-properties fo:padding-left="0cm" fo:padding-right="0cm" fo:padding-top="0cm" fo:padding-bottom="0.03cm" fo:border-left="none" fo:border-right="none" fo:border-top="none" fo:border-bottom="0.5pt solid #000000"/>
    </style:style>
    <style:style style:name="Таблица763" style:family="table">
      <style:table-properties style:rel-width="100%" table:align="center" style:writing-mode="page"/>
    </style:style>
    <style:style style:name="Таблица763.A" style:family="table-column">
      <style:table-column-properties style:rel-column-width="7540*"/>
    </style:style>
    <style:style style:name="Таблица763.B" style:family="table-column">
      <style:table-column-properties style:rel-column-width="397*"/>
    </style:style>
    <style:style style:name="Таблица763.A1" style:family="table-cell">
      <style:table-cell-properties fo:padding-left="0cm" fo:padding-right="0cm" fo:padding-top="0cm" fo:padding-bottom="0.03cm" fo:border-left="none" fo:border-right="none" fo:border-top="none" fo:border-bottom="0.5pt solid #000000"/>
    </style:style>
    <style:style style:name="Таблица764" style:family="table">
      <style:table-properties style:rel-width="100%" table:align="center" style:writing-mode="page"/>
    </style:style>
    <style:style style:name="Таблица764.A" style:family="table-column">
      <style:table-column-properties style:rel-column-width="368*"/>
    </style:style>
    <style:style style:name="Таблица764.B" style:family="table-column">
      <style:table-column-properties style:rel-column-width="7003*"/>
    </style:style>
    <style:style style:name="Таблица764.A1" style:family="table-cell">
      <style:table-cell-properties fo:padding-left="0cm" fo:padding-right="0cm" fo:padding-top="0cm" fo:padding-bottom="0.03cm" fo:border-left="none" fo:border-right="none" fo:border-top="none" fo:border-bottom="0.5pt solid #000000"/>
    </style:style>
    <style:style style:name="Таблица765" style:family="table">
      <style:table-properties style:rel-width="100%" table:align="center" style:writing-mode="page"/>
    </style:style>
    <style:style style:name="Таблица765.A" style:family="table-column">
      <style:table-column-properties style:rel-column-width="7540*"/>
    </style:style>
    <style:style style:name="Таблица765.B" style:family="table-column">
      <style:table-column-properties style:rel-column-width="397*"/>
    </style:style>
    <style:style style:name="Таблица765.A1" style:family="table-cell">
      <style:table-cell-properties fo:padding-left="0cm" fo:padding-right="0cm" fo:padding-top="0cm" fo:padding-bottom="0.03cm" fo:border-left="none" fo:border-right="none" fo:border-top="none" fo:border-bottom="0.5pt solid #000000"/>
    </style:style>
    <style:style style:name="Таблица766" style:family="table">
      <style:table-properties style:rel-width="100%" table:align="center" style:writing-mode="page"/>
    </style:style>
    <style:style style:name="Таблица766.A" style:family="table-column">
      <style:table-column-properties style:rel-column-width="368*"/>
    </style:style>
    <style:style style:name="Таблица766.B" style:family="table-column">
      <style:table-column-properties style:rel-column-width="7003*"/>
    </style:style>
    <style:style style:name="Таблица766.A1" style:family="table-cell">
      <style:table-cell-properties fo:padding-left="0cm" fo:padding-right="0cm" fo:padding-top="0cm" fo:padding-bottom="0.03cm" fo:border-left="none" fo:border-right="none" fo:border-top="none" fo:border-bottom="0.5pt solid #000000"/>
    </style:style>
    <style:style style:name="Таблица767" style:family="table">
      <style:table-properties style:rel-width="100%" table:align="center" style:writing-mode="page"/>
    </style:style>
    <style:style style:name="Таблица767.A" style:family="table-column">
      <style:table-column-properties style:rel-column-width="7540*"/>
    </style:style>
    <style:style style:name="Таблица767.B" style:family="table-column">
      <style:table-column-properties style:rel-column-width="397*"/>
    </style:style>
    <style:style style:name="Таблица767.A1" style:family="table-cell">
      <style:table-cell-properties fo:padding-left="0cm" fo:padding-right="0cm" fo:padding-top="0cm" fo:padding-bottom="0.03cm" fo:border-left="none" fo:border-right="none" fo:border-top="none" fo:border-bottom="0.5pt solid #000000"/>
    </style:style>
    <style:style style:name="Таблица768" style:family="table">
      <style:table-properties style:rel-width="100%" table:align="center" style:writing-mode="page"/>
    </style:style>
    <style:style style:name="Таблица768.A" style:family="table-column">
      <style:table-column-properties style:rel-column-width="368*"/>
    </style:style>
    <style:style style:name="Таблица768.B" style:family="table-column">
      <style:table-column-properties style:rel-column-width="7003*"/>
    </style:style>
    <style:style style:name="Таблица768.A1" style:family="table-cell">
      <style:table-cell-properties fo:padding-left="0cm" fo:padding-right="0cm" fo:padding-top="0cm" fo:padding-bottom="0.03cm" fo:border-left="none" fo:border-right="none" fo:border-top="none" fo:border-bottom="0.5pt solid #000000"/>
    </style:style>
    <style:style style:name="Таблица769" style:family="table">
      <style:table-properties style:rel-width="100%" table:align="center" style:writing-mode="page"/>
    </style:style>
    <style:style style:name="Таблица769.A" style:family="table-column">
      <style:table-column-properties style:rel-column-width="7540*"/>
    </style:style>
    <style:style style:name="Таблица769.B" style:family="table-column">
      <style:table-column-properties style:rel-column-width="397*"/>
    </style:style>
    <style:style style:name="Таблица769.A1" style:family="table-cell">
      <style:table-cell-properties fo:padding-left="0cm" fo:padding-right="0cm" fo:padding-top="0cm" fo:padding-bottom="0.03cm" fo:border-left="none" fo:border-right="none" fo:border-top="none" fo:border-bottom="0.5pt solid #000000"/>
    </style:style>
    <style:style style:name="Таблица770" style:family="table">
      <style:table-properties style:rel-width="100%" table:align="center" style:writing-mode="page"/>
    </style:style>
    <style:style style:name="Таблица770.A" style:family="table-column">
      <style:table-column-properties style:rel-column-width="368*"/>
    </style:style>
    <style:style style:name="Таблица770.B" style:family="table-column">
      <style:table-column-properties style:rel-column-width="7003*"/>
    </style:style>
    <style:style style:name="Таблица770.A1" style:family="table-cell">
      <style:table-cell-properties fo:padding-left="0cm" fo:padding-right="0cm" fo:padding-top="0cm" fo:padding-bottom="0.03cm" fo:border-left="none" fo:border-right="none" fo:border-top="none" fo:border-bottom="0.5pt solid #000000"/>
    </style:style>
    <style:style style:name="Таблица771" style:family="table">
      <style:table-properties style:rel-width="100%" table:align="center" style:writing-mode="page"/>
    </style:style>
    <style:style style:name="Таблица771.A" style:family="table-column">
      <style:table-column-properties style:rel-column-width="7540*"/>
    </style:style>
    <style:style style:name="Таблица771.B" style:family="table-column">
      <style:table-column-properties style:rel-column-width="397*"/>
    </style:style>
    <style:style style:name="Таблица771.A1" style:family="table-cell">
      <style:table-cell-properties fo:padding-left="0cm" fo:padding-right="0cm" fo:padding-top="0cm" fo:padding-bottom="0.03cm" fo:border-left="none" fo:border-right="none" fo:border-top="none" fo:border-bottom="0.5pt solid #000000"/>
    </style:style>
    <style:style style:name="Таблица772" style:family="table">
      <style:table-properties style:rel-width="100%" table:align="center" style:writing-mode="page"/>
    </style:style>
    <style:style style:name="Таблица772.A" style:family="table-column">
      <style:table-column-properties style:rel-column-width="368*"/>
    </style:style>
    <style:style style:name="Таблица772.B" style:family="table-column">
      <style:table-column-properties style:rel-column-width="7003*"/>
    </style:style>
    <style:style style:name="Таблица772.A1" style:family="table-cell">
      <style:table-cell-properties fo:padding-left="0cm" fo:padding-right="0cm" fo:padding-top="0cm" fo:padding-bottom="0.03cm" fo:border-left="none" fo:border-right="none" fo:border-top="none" fo:border-bottom="0.5pt solid #000000"/>
    </style:style>
    <style:style style:name="Таблица773" style:family="table">
      <style:table-properties style:rel-width="100%" table:align="center" style:writing-mode="page"/>
    </style:style>
    <style:style style:name="Таблица773.A" style:family="table-column">
      <style:table-column-properties style:rel-column-width="7540*"/>
    </style:style>
    <style:style style:name="Таблица773.B" style:family="table-column">
      <style:table-column-properties style:rel-column-width="397*"/>
    </style:style>
    <style:style style:name="Таблица773.A1" style:family="table-cell">
      <style:table-cell-properties fo:padding-left="0cm" fo:padding-right="0cm" fo:padding-top="0cm" fo:padding-bottom="0.03cm" fo:border-left="none" fo:border-right="none" fo:border-top="none" fo:border-bottom="0.5pt solid #000000"/>
    </style:style>
    <style:style style:name="Таблица774" style:family="table">
      <style:table-properties style:rel-width="100%" table:align="center" style:writing-mode="page"/>
    </style:style>
    <style:style style:name="Таблица774.A" style:family="table-column">
      <style:table-column-properties style:rel-column-width="368*"/>
    </style:style>
    <style:style style:name="Таблица774.B" style:family="table-column">
      <style:table-column-properties style:rel-column-width="7003*"/>
    </style:style>
    <style:style style:name="Таблица774.A1" style:family="table-cell">
      <style:table-cell-properties fo:padding-left="0cm" fo:padding-right="0cm" fo:padding-top="0cm" fo:padding-bottom="0.03cm" fo:border-left="none" fo:border-right="none" fo:border-top="none" fo:border-bottom="0.5pt solid #000000"/>
    </style:style>
    <style:style style:name="Таблица775" style:family="table">
      <style:table-properties style:rel-width="100%" table:align="center" style:writing-mode="page"/>
    </style:style>
    <style:style style:name="Таблица775.A" style:family="table-column">
      <style:table-column-properties style:rel-column-width="7540*"/>
    </style:style>
    <style:style style:name="Таблица775.B" style:family="table-column">
      <style:table-column-properties style:rel-column-width="397*"/>
    </style:style>
    <style:style style:name="Таблица775.A1" style:family="table-cell">
      <style:table-cell-properties fo:padding-left="0cm" fo:padding-right="0cm" fo:padding-top="0cm" fo:padding-bottom="0.03cm" fo:border-left="none" fo:border-right="none" fo:border-top="none" fo:border-bottom="0.5pt solid #000000"/>
    </style:style>
    <style:style style:name="Таблица776" style:family="table">
      <style:table-properties style:rel-width="100%" table:align="center" style:writing-mode="page"/>
    </style:style>
    <style:style style:name="Таблица776.A" style:family="table-column">
      <style:table-column-properties style:rel-column-width="368*"/>
    </style:style>
    <style:style style:name="Таблица776.B" style:family="table-column">
      <style:table-column-properties style:rel-column-width="7003*"/>
    </style:style>
    <style:style style:name="Таблица776.A1" style:family="table-cell">
      <style:table-cell-properties fo:padding-left="0cm" fo:padding-right="0cm" fo:padding-top="0cm" fo:padding-bottom="0.03cm" fo:border-left="none" fo:border-right="none" fo:border-top="none" fo:border-bottom="0.5pt solid #000000"/>
    </style:style>
    <style:style style:name="Таблица777" style:family="table">
      <style:table-properties style:rel-width="100%" table:align="center" style:writing-mode="page"/>
    </style:style>
    <style:style style:name="Таблица777.A" style:family="table-column">
      <style:table-column-properties style:rel-column-width="3968*"/>
    </style:style>
    <style:style style:name="Таблица777.B" style:family="table-column">
      <style:table-column-properties style:rel-column-width="3969*"/>
    </style:style>
    <style:style style:name="Таблица777.A1" style:family="table-cell">
      <style:table-cell-properties fo:padding="0cm" fo:border="none"/>
    </style:style>
    <style:style style:name="Таблица778" style:family="table">
      <style:table-properties style:rel-width="100%" table:align="center" style:writing-mode="page"/>
    </style:style>
    <style:style style:name="Таблица778.A" style:family="table-column">
      <style:table-column-properties style:rel-column-width="7540*"/>
    </style:style>
    <style:style style:name="Таблица778.B" style:family="table-column">
      <style:table-column-properties style:rel-column-width="397*"/>
    </style:style>
    <style:style style:name="Таблица778.A1" style:family="table-cell">
      <style:table-cell-properties fo:padding-left="0cm" fo:padding-right="0cm" fo:padding-top="0cm" fo:padding-bottom="0.03cm" fo:border-left="none" fo:border-right="none" fo:border-top="none" fo:border-bottom="0.5pt solid #000000"/>
    </style:style>
    <style:style style:name="Таблица779" style:family="table">
      <style:table-properties style:rel-width="100%" table:align="center" style:writing-mode="page"/>
    </style:style>
    <style:style style:name="Таблица779.A" style:family="table-column">
      <style:table-column-properties style:rel-column-width="368*"/>
    </style:style>
    <style:style style:name="Таблица779.B" style:family="table-column">
      <style:table-column-properties style:rel-column-width="7003*"/>
    </style:style>
    <style:style style:name="Таблица779.A1" style:family="table-cell">
      <style:table-cell-properties fo:padding-left="0cm" fo:padding-right="0cm" fo:padding-top="0cm" fo:padding-bottom="0.03cm" fo:border-left="none" fo:border-right="none" fo:border-top="none" fo:border-bottom="0.5pt solid #000000"/>
    </style:style>
    <style:style style:name="Таблица780" style:family="table">
      <style:table-properties style:rel-width="100%" table:align="center" style:writing-mode="page"/>
    </style:style>
    <style:style style:name="Таблица780.A" style:family="table-column">
      <style:table-column-properties style:rel-column-width="7540*"/>
    </style:style>
    <style:style style:name="Таблица780.B" style:family="table-column">
      <style:table-column-properties style:rel-column-width="397*"/>
    </style:style>
    <style:style style:name="Таблица780.A1" style:family="table-cell">
      <style:table-cell-properties fo:padding-left="0cm" fo:padding-right="0cm" fo:padding-top="0cm" fo:padding-bottom="0.03cm" fo:border-left="none" fo:border-right="none" fo:border-top="none" fo:border-bottom="0.5pt solid #000000"/>
    </style:style>
    <style:style style:name="Таблица781" style:family="table">
      <style:table-properties style:rel-width="100%" table:align="center" style:writing-mode="page"/>
    </style:style>
    <style:style style:name="Таблица781.A" style:family="table-column">
      <style:table-column-properties style:rel-column-width="368*"/>
    </style:style>
    <style:style style:name="Таблица781.B" style:family="table-column">
      <style:table-column-properties style:rel-column-width="7003*"/>
    </style:style>
    <style:style style:name="Таблица781.A1" style:family="table-cell">
      <style:table-cell-properties fo:padding-left="0cm" fo:padding-right="0cm" fo:padding-top="0cm" fo:padding-bottom="0.03cm" fo:border-left="none" fo:border-right="none" fo:border-top="none" fo:border-bottom="0.5pt solid #000000"/>
    </style:style>
    <style:style style:name="Таблица782" style:family="table">
      <style:table-properties style:rel-width="100%" table:align="center" style:writing-mode="page"/>
    </style:style>
    <style:style style:name="Таблица782.A" style:family="table-column">
      <style:table-column-properties style:rel-column-width="7540*"/>
    </style:style>
    <style:style style:name="Таблица782.B" style:family="table-column">
      <style:table-column-properties style:rel-column-width="397*"/>
    </style:style>
    <style:style style:name="Таблица782.A1" style:family="table-cell">
      <style:table-cell-properties fo:padding-left="0cm" fo:padding-right="0cm" fo:padding-top="0cm" fo:padding-bottom="0.03cm" fo:border-left="none" fo:border-right="none" fo:border-top="none" fo:border-bottom="0.5pt solid #000000"/>
    </style:style>
    <style:style style:name="Таблица783" style:family="table">
      <style:table-properties style:rel-width="100%" table:align="center" style:writing-mode="page"/>
    </style:style>
    <style:style style:name="Таблица783.A" style:family="table-column">
      <style:table-column-properties style:rel-column-width="368*"/>
    </style:style>
    <style:style style:name="Таблица783.B" style:family="table-column">
      <style:table-column-properties style:rel-column-width="7003*"/>
    </style:style>
    <style:style style:name="Таблица783.A1" style:family="table-cell">
      <style:table-cell-properties fo:padding-left="0cm" fo:padding-right="0cm" fo:padding-top="0cm" fo:padding-bottom="0.03cm" fo:border-left="none" fo:border-right="none" fo:border-top="none" fo:border-bottom="0.5pt solid #000000"/>
    </style:style>
    <style:style style:name="Таблица784" style:family="table">
      <style:table-properties style:rel-width="100%" table:align="center" style:writing-mode="page"/>
    </style:style>
    <style:style style:name="Таблица784.A" style:family="table-column">
      <style:table-column-properties style:rel-column-width="7540*"/>
    </style:style>
    <style:style style:name="Таблица784.B" style:family="table-column">
      <style:table-column-properties style:rel-column-width="397*"/>
    </style:style>
    <style:style style:name="Таблица784.A1" style:family="table-cell">
      <style:table-cell-properties fo:padding-left="0cm" fo:padding-right="0cm" fo:padding-top="0cm" fo:padding-bottom="0.03cm" fo:border-left="none" fo:border-right="none" fo:border-top="none" fo:border-bottom="0.5pt solid #000000"/>
    </style:style>
    <style:style style:name="Таблица785" style:family="table">
      <style:table-properties style:rel-width="100%" table:align="center" style:writing-mode="page"/>
    </style:style>
    <style:style style:name="Таблица785.A" style:family="table-column">
      <style:table-column-properties style:rel-column-width="368*"/>
    </style:style>
    <style:style style:name="Таблица785.B" style:family="table-column">
      <style:table-column-properties style:rel-column-width="7003*"/>
    </style:style>
    <style:style style:name="Таблица785.A1" style:family="table-cell">
      <style:table-cell-properties fo:padding-left="0cm" fo:padding-right="0cm" fo:padding-top="0cm" fo:padding-bottom="0.03cm" fo:border-left="none" fo:border-right="none" fo:border-top="none" fo:border-bottom="0.5pt solid #000000"/>
    </style:style>
    <style:style style:name="Таблица786" style:family="table">
      <style:table-properties style:rel-width="100%" table:align="center" style:writing-mode="page"/>
    </style:style>
    <style:style style:name="Таблица786.A" style:family="table-column">
      <style:table-column-properties style:rel-column-width="7540*"/>
    </style:style>
    <style:style style:name="Таблица786.B" style:family="table-column">
      <style:table-column-properties style:rel-column-width="397*"/>
    </style:style>
    <style:style style:name="Таблица786.A1" style:family="table-cell">
      <style:table-cell-properties fo:padding-left="0cm" fo:padding-right="0cm" fo:padding-top="0cm" fo:padding-bottom="0.03cm" fo:border-left="none" fo:border-right="none" fo:border-top="none" fo:border-bottom="0.5pt solid #000000"/>
    </style:style>
    <style:style style:name="Таблица787" style:family="table">
      <style:table-properties style:rel-width="100%" table:align="center" style:writing-mode="page"/>
    </style:style>
    <style:style style:name="Таблица787.A" style:family="table-column">
      <style:table-column-properties style:rel-column-width="368*"/>
    </style:style>
    <style:style style:name="Таблица787.B" style:family="table-column">
      <style:table-column-properties style:rel-column-width="7003*"/>
    </style:style>
    <style:style style:name="Таблица787.A1" style:family="table-cell">
      <style:table-cell-properties fo:padding-left="0cm" fo:padding-right="0cm" fo:padding-top="0cm" fo:padding-bottom="0.03cm" fo:border-left="none" fo:border-right="none" fo:border-top="none" fo:border-bottom="0.5pt solid #000000"/>
    </style:style>
    <style:style style:name="Таблица788" style:family="table">
      <style:table-properties style:rel-width="100%" table:align="center" style:writing-mode="page"/>
    </style:style>
    <style:style style:name="Таблица788.A" style:family="table-column">
      <style:table-column-properties style:rel-column-width="7540*"/>
    </style:style>
    <style:style style:name="Таблица788.B" style:family="table-column">
      <style:table-column-properties style:rel-column-width="397*"/>
    </style:style>
    <style:style style:name="Таблица788.A1" style:family="table-cell">
      <style:table-cell-properties fo:padding-left="0cm" fo:padding-right="0cm" fo:padding-top="0cm" fo:padding-bottom="0.03cm" fo:border-left="none" fo:border-right="none" fo:border-top="none" fo:border-bottom="0.5pt solid #000000"/>
    </style:style>
    <style:style style:name="Таблица789" style:family="table">
      <style:table-properties style:rel-width="100%" table:align="center" style:writing-mode="page"/>
    </style:style>
    <style:style style:name="Таблица789.A" style:family="table-column">
      <style:table-column-properties style:rel-column-width="368*"/>
    </style:style>
    <style:style style:name="Таблица789.B" style:family="table-column">
      <style:table-column-properties style:rel-column-width="7003*"/>
    </style:style>
    <style:style style:name="Таблица789.A1" style:family="table-cell">
      <style:table-cell-properties fo:padding-left="0cm" fo:padding-right="0cm" fo:padding-top="0cm" fo:padding-bottom="0.03cm" fo:border-left="none" fo:border-right="none" fo:border-top="none" fo:border-bottom="0.5pt solid #000000"/>
    </style:style>
    <style:style style:name="Таблица790" style:family="table">
      <style:table-properties style:rel-width="100%" table:align="center" style:writing-mode="page"/>
    </style:style>
    <style:style style:name="Таблица790.A" style:family="table-column">
      <style:table-column-properties style:rel-column-width="7540*"/>
    </style:style>
    <style:style style:name="Таблица790.B" style:family="table-column">
      <style:table-column-properties style:rel-column-width="397*"/>
    </style:style>
    <style:style style:name="Таблица790.A1" style:family="table-cell">
      <style:table-cell-properties fo:padding-left="0cm" fo:padding-right="0cm" fo:padding-top="0cm" fo:padding-bottom="0.03cm" fo:border-left="none" fo:border-right="none" fo:border-top="none" fo:border-bottom="0.5pt solid #000000"/>
    </style:style>
    <style:style style:name="Таблица791" style:family="table">
      <style:table-properties style:rel-width="100%" table:align="center" style:writing-mode="page"/>
    </style:style>
    <style:style style:name="Таблица791.A" style:family="table-column">
      <style:table-column-properties style:rel-column-width="368*"/>
    </style:style>
    <style:style style:name="Таблица791.B" style:family="table-column">
      <style:table-column-properties style:rel-column-width="7003*"/>
    </style:style>
    <style:style style:name="Таблица791.A1" style:family="table-cell">
      <style:table-cell-properties fo:padding-left="0cm" fo:padding-right="0cm" fo:padding-top="0cm" fo:padding-bottom="0.03cm" fo:border-left="none" fo:border-right="none" fo:border-top="none" fo:border-bottom="0.5pt solid #000000"/>
    </style:style>
    <style:style style:name="Таблица792" style:family="table">
      <style:table-properties style:rel-width="100%" table:align="center" style:writing-mode="page"/>
    </style:style>
    <style:style style:name="Таблица792.A" style:family="table-column">
      <style:table-column-properties style:rel-column-width="7540*"/>
    </style:style>
    <style:style style:name="Таблица792.B" style:family="table-column">
      <style:table-column-properties style:rel-column-width="397*"/>
    </style:style>
    <style:style style:name="Таблица792.A1" style:family="table-cell">
      <style:table-cell-properties fo:padding-left="0cm" fo:padding-right="0cm" fo:padding-top="0cm" fo:padding-bottom="0.03cm" fo:border-left="none" fo:border-right="none" fo:border-top="none" fo:border-bottom="0.5pt solid #000000"/>
    </style:style>
    <style:style style:name="Таблица793" style:family="table">
      <style:table-properties style:rel-width="100%" table:align="center" style:writing-mode="page"/>
    </style:style>
    <style:style style:name="Таблица793.A" style:family="table-column">
      <style:table-column-properties style:rel-column-width="368*"/>
    </style:style>
    <style:style style:name="Таблица793.B" style:family="table-column">
      <style:table-column-properties style:rel-column-width="7003*"/>
    </style:style>
    <style:style style:name="Таблица793.A1" style:family="table-cell">
      <style:table-cell-properties fo:padding-left="0cm" fo:padding-right="0cm" fo:padding-top="0cm" fo:padding-bottom="0.03cm" fo:border-left="none" fo:border-right="none" fo:border-top="none" fo:border-bottom="0.5pt solid #000000"/>
    </style:style>
    <style:style style:name="Таблица794" style:family="table">
      <style:table-properties style:rel-width="100%" table:align="center" style:writing-mode="page"/>
    </style:style>
    <style:style style:name="Таблица794.A" style:family="table-column">
      <style:table-column-properties style:rel-column-width="7540*"/>
    </style:style>
    <style:style style:name="Таблица794.B" style:family="table-column">
      <style:table-column-properties style:rel-column-width="397*"/>
    </style:style>
    <style:style style:name="Таблица794.A1" style:family="table-cell">
      <style:table-cell-properties fo:padding-left="0cm" fo:padding-right="0cm" fo:padding-top="0cm" fo:padding-bottom="0.03cm" fo:border-left="none" fo:border-right="none" fo:border-top="none" fo:border-bottom="0.5pt solid #000000"/>
    </style:style>
    <style:style style:name="Таблица795" style:family="table">
      <style:table-properties style:rel-width="100%" table:align="center" style:writing-mode="page"/>
    </style:style>
    <style:style style:name="Таблица795.A" style:family="table-column">
      <style:table-column-properties style:rel-column-width="368*"/>
    </style:style>
    <style:style style:name="Таблица795.B" style:family="table-column">
      <style:table-column-properties style:rel-column-width="7003*"/>
    </style:style>
    <style:style style:name="Таблица795.A1" style:family="table-cell">
      <style:table-cell-properties fo:padding-left="0cm" fo:padding-right="0cm" fo:padding-top="0cm" fo:padding-bottom="0.03cm" fo:border-left="none" fo:border-right="none" fo:border-top="none" fo:border-bottom="0.5pt solid #000000"/>
    </style:style>
    <style:style style:name="Таблица796" style:family="table">
      <style:table-properties style:rel-width="100%" table:align="center" style:writing-mode="page"/>
    </style:style>
    <style:style style:name="Таблица796.A" style:family="table-column">
      <style:table-column-properties style:rel-column-width="7540*"/>
    </style:style>
    <style:style style:name="Таблица796.B" style:family="table-column">
      <style:table-column-properties style:rel-column-width="397*"/>
    </style:style>
    <style:style style:name="Таблица796.A1" style:family="table-cell">
      <style:table-cell-properties fo:padding-left="0cm" fo:padding-right="0cm" fo:padding-top="0cm" fo:padding-bottom="0.03cm" fo:border-left="none" fo:border-right="none" fo:border-top="none" fo:border-bottom="0.5pt solid #000000"/>
    </style:style>
    <style:style style:name="Таблица797" style:family="table">
      <style:table-properties style:rel-width="100%" table:align="center" style:writing-mode="page"/>
    </style:style>
    <style:style style:name="Таблица797.A" style:family="table-column">
      <style:table-column-properties style:rel-column-width="368*"/>
    </style:style>
    <style:style style:name="Таблица797.B" style:family="table-column">
      <style:table-column-properties style:rel-column-width="7003*"/>
    </style:style>
    <style:style style:name="Таблица797.A1" style:family="table-cell">
      <style:table-cell-properties fo:padding-left="0cm" fo:padding-right="0cm" fo:padding-top="0cm" fo:padding-bottom="0.03cm" fo:border-left="none" fo:border-right="none" fo:border-top="none" fo:border-bottom="0.5pt solid #000000"/>
    </style:style>
    <style:style style:name="Таблица798" style:family="table">
      <style:table-properties style:rel-width="100%" table:align="center" style:writing-mode="page"/>
    </style:style>
    <style:style style:name="Таблица798.A" style:family="table-column">
      <style:table-column-properties style:rel-column-width="7540*"/>
    </style:style>
    <style:style style:name="Таблица798.B" style:family="table-column">
      <style:table-column-properties style:rel-column-width="397*"/>
    </style:style>
    <style:style style:name="Таблица798.A1" style:family="table-cell">
      <style:table-cell-properties fo:padding-left="0cm" fo:padding-right="0cm" fo:padding-top="0cm" fo:padding-bottom="0.03cm" fo:border-left="none" fo:border-right="none" fo:border-top="none" fo:border-bottom="0.5pt solid #000000"/>
    </style:style>
    <style:style style:name="Таблица799" style:family="table">
      <style:table-properties style:rel-width="100%" table:align="center" style:writing-mode="page"/>
    </style:style>
    <style:style style:name="Таблица799.A" style:family="table-column">
      <style:table-column-properties style:rel-column-width="368*"/>
    </style:style>
    <style:style style:name="Таблица799.B" style:family="table-column">
      <style:table-column-properties style:rel-column-width="7003*"/>
    </style:style>
    <style:style style:name="Таблица799.A1" style:family="table-cell">
      <style:table-cell-properties fo:padding-left="0cm" fo:padding-right="0cm" fo:padding-top="0cm" fo:padding-bottom="0.03cm" fo:border-left="none" fo:border-right="none" fo:border-top="none" fo:border-bottom="0.5pt solid #000000"/>
    </style:style>
    <style:style style:name="Таблица800" style:family="table">
      <style:table-properties style:rel-width="100%" table:align="center" style:writing-mode="page"/>
    </style:style>
    <style:style style:name="Таблица800.A" style:family="table-column">
      <style:table-column-properties style:rel-column-width="7540*"/>
    </style:style>
    <style:style style:name="Таблица800.B" style:family="table-column">
      <style:table-column-properties style:rel-column-width="397*"/>
    </style:style>
    <style:style style:name="Таблица800.A1" style:family="table-cell">
      <style:table-cell-properties fo:padding-left="0cm" fo:padding-right="0cm" fo:padding-top="0cm" fo:padding-bottom="0.03cm" fo:border-left="none" fo:border-right="none" fo:border-top="none" fo:border-bottom="0.5pt solid #000000"/>
    </style:style>
    <style:style style:name="Таблица801" style:family="table">
      <style:table-properties style:rel-width="100%" table:align="center" style:writing-mode="page"/>
    </style:style>
    <style:style style:name="Таблица801.A" style:family="table-column">
      <style:table-column-properties style:rel-column-width="368*"/>
    </style:style>
    <style:style style:name="Таблица801.B" style:family="table-column">
      <style:table-column-properties style:rel-column-width="7003*"/>
    </style:style>
    <style:style style:name="Таблица801.A1" style:family="table-cell">
      <style:table-cell-properties fo:padding-left="0cm" fo:padding-right="0cm" fo:padding-top="0cm" fo:padding-bottom="0.03cm" fo:border-left="none" fo:border-right="none" fo:border-top="none" fo:border-bottom="0.5pt solid #000000"/>
    </style:style>
    <style:style style:name="Таблица802" style:family="table">
      <style:table-properties style:rel-width="100%" table:align="center" style:writing-mode="page"/>
    </style:style>
    <style:style style:name="Таблица802.A" style:family="table-column">
      <style:table-column-properties style:rel-column-width="7540*"/>
    </style:style>
    <style:style style:name="Таблица802.B" style:family="table-column">
      <style:table-column-properties style:rel-column-width="397*"/>
    </style:style>
    <style:style style:name="Таблица802.A1" style:family="table-cell">
      <style:table-cell-properties fo:padding-left="0cm" fo:padding-right="0cm" fo:padding-top="0cm" fo:padding-bottom="0.03cm" fo:border-left="none" fo:border-right="none" fo:border-top="none" fo:border-bottom="0.5pt solid #000000"/>
    </style:style>
    <style:style style:name="Таблица803" style:family="table">
      <style:table-properties style:rel-width="100%" table:align="center" style:writing-mode="page"/>
    </style:style>
    <style:style style:name="Таблица803.A" style:family="table-column">
      <style:table-column-properties style:rel-column-width="368*"/>
    </style:style>
    <style:style style:name="Таблица803.B" style:family="table-column">
      <style:table-column-properties style:rel-column-width="7003*"/>
    </style:style>
    <style:style style:name="Таблица803.A1" style:family="table-cell">
      <style:table-cell-properties fo:padding-left="0cm" fo:padding-right="0cm" fo:padding-top="0cm" fo:padding-bottom="0.03cm" fo:border-left="none" fo:border-right="none" fo:border-top="none" fo:border-bottom="0.5pt solid #000000"/>
    </style:style>
    <style:style style:name="Таблица804" style:family="table">
      <style:table-properties style:rel-width="100%" table:align="center" style:writing-mode="page"/>
    </style:style>
    <style:style style:name="Таблица804.A" style:family="table-column">
      <style:table-column-properties style:rel-column-width="7540*"/>
    </style:style>
    <style:style style:name="Таблица804.B" style:family="table-column">
      <style:table-column-properties style:rel-column-width="397*"/>
    </style:style>
    <style:style style:name="Таблица804.A1" style:family="table-cell">
      <style:table-cell-properties fo:padding-left="0cm" fo:padding-right="0cm" fo:padding-top="0cm" fo:padding-bottom="0.03cm" fo:border-left="none" fo:border-right="none" fo:border-top="none" fo:border-bottom="0.5pt solid #000000"/>
    </style:style>
    <style:style style:name="Таблица805" style:family="table">
      <style:table-properties style:rel-width="100%" table:align="center" style:writing-mode="page"/>
    </style:style>
    <style:style style:name="Таблица805.A" style:family="table-column">
      <style:table-column-properties style:rel-column-width="368*"/>
    </style:style>
    <style:style style:name="Таблица805.B" style:family="table-column">
      <style:table-column-properties style:rel-column-width="7003*"/>
    </style:style>
    <style:style style:name="Таблица805.A1" style:family="table-cell">
      <style:table-cell-properties fo:padding-left="0cm" fo:padding-right="0cm" fo:padding-top="0cm" fo:padding-bottom="0.03cm" fo:border-left="none" fo:border-right="none" fo:border-top="none" fo:border-bottom="0.5pt solid #000000"/>
    </style:style>
    <style:style style:name="Таблица806" style:family="table">
      <style:table-properties style:rel-width="100%" table:align="center" style:writing-mode="page"/>
    </style:style>
    <style:style style:name="Таблица806.A" style:family="table-column">
      <style:table-column-properties style:rel-column-width="7540*"/>
    </style:style>
    <style:style style:name="Таблица806.B" style:family="table-column">
      <style:table-column-properties style:rel-column-width="397*"/>
    </style:style>
    <style:style style:name="Таблица806.A1" style:family="table-cell">
      <style:table-cell-properties fo:padding-left="0cm" fo:padding-right="0cm" fo:padding-top="0cm" fo:padding-bottom="0.03cm" fo:border-left="none" fo:border-right="none" fo:border-top="none" fo:border-bottom="0.5pt solid #000000"/>
    </style:style>
    <style:style style:name="Таблица807" style:family="table">
      <style:table-properties style:rel-width="100%" table:align="center" style:writing-mode="page"/>
    </style:style>
    <style:style style:name="Таблица807.A" style:family="table-column">
      <style:table-column-properties style:rel-column-width="368*"/>
    </style:style>
    <style:style style:name="Таблица807.B" style:family="table-column">
      <style:table-column-properties style:rel-column-width="7003*"/>
    </style:style>
    <style:style style:name="Таблица807.A1" style:family="table-cell">
      <style:table-cell-properties fo:padding-left="0cm" fo:padding-right="0cm" fo:padding-top="0cm" fo:padding-bottom="0.03cm" fo:border-left="none" fo:border-right="none" fo:border-top="none" fo:border-bottom="0.5pt solid #000000"/>
    </style:style>
    <style:style style:name="Таблица808" style:family="table">
      <style:table-properties style:rel-width="100%" table:align="center" style:writing-mode="page"/>
    </style:style>
    <style:style style:name="Таблица808.A" style:family="table-column">
      <style:table-column-properties style:rel-column-width="7540*"/>
    </style:style>
    <style:style style:name="Таблица808.B" style:family="table-column">
      <style:table-column-properties style:rel-column-width="397*"/>
    </style:style>
    <style:style style:name="Таблица808.A1" style:family="table-cell">
      <style:table-cell-properties fo:padding-left="0cm" fo:padding-right="0cm" fo:padding-top="0cm" fo:padding-bottom="0.03cm" fo:border-left="none" fo:border-right="none" fo:border-top="none" fo:border-bottom="0.5pt solid #000000"/>
    </style:style>
    <style:style style:name="Таблица809" style:family="table">
      <style:table-properties style:rel-width="100%" table:align="center" style:writing-mode="page"/>
    </style:style>
    <style:style style:name="Таблица809.A" style:family="table-column">
      <style:table-column-properties style:rel-column-width="368*"/>
    </style:style>
    <style:style style:name="Таблица809.B" style:family="table-column">
      <style:table-column-properties style:rel-column-width="7003*"/>
    </style:style>
    <style:style style:name="Таблица809.A1" style:family="table-cell">
      <style:table-cell-properties fo:padding-left="0cm" fo:padding-right="0cm" fo:padding-top="0cm" fo:padding-bottom="0.03cm" fo:border-left="none" fo:border-right="none" fo:border-top="none" fo:border-bottom="0.5pt solid #000000"/>
    </style:style>
    <style:style style:name="Таблица810" style:family="table">
      <style:table-properties style:rel-width="100%" table:align="center" style:writing-mode="page"/>
    </style:style>
    <style:style style:name="Таблица810.A" style:family="table-column">
      <style:table-column-properties style:rel-column-width="7540*"/>
    </style:style>
    <style:style style:name="Таблица810.B" style:family="table-column">
      <style:table-column-properties style:rel-column-width="397*"/>
    </style:style>
    <style:style style:name="Таблица810.A1" style:family="table-cell">
      <style:table-cell-properties fo:padding-left="0cm" fo:padding-right="0cm" fo:padding-top="0cm" fo:padding-bottom="0.03cm" fo:border-left="none" fo:border-right="none" fo:border-top="none" fo:border-bottom="0.5pt solid #000000"/>
    </style:style>
    <style:style style:name="Таблица811" style:family="table">
      <style:table-properties style:rel-width="100%" table:align="center" style:writing-mode="page"/>
    </style:style>
    <style:style style:name="Таблица811.A" style:family="table-column">
      <style:table-column-properties style:rel-column-width="368*"/>
    </style:style>
    <style:style style:name="Таблица811.B" style:family="table-column">
      <style:table-column-properties style:rel-column-width="7003*"/>
    </style:style>
    <style:style style:name="Таблица811.A1" style:family="table-cell">
      <style:table-cell-properties fo:padding-left="0cm" fo:padding-right="0cm" fo:padding-top="0cm" fo:padding-bottom="0.03cm" fo:border-left="none" fo:border-right="none" fo:border-top="none" fo:border-bottom="0.5pt solid #000000"/>
    </style:style>
    <style:style style:name="Таблица812" style:family="table">
      <style:table-properties style:rel-width="100%" table:align="center" style:writing-mode="page"/>
    </style:style>
    <style:style style:name="Таблица812.A" style:family="table-column">
      <style:table-column-properties style:rel-column-width="7540*"/>
    </style:style>
    <style:style style:name="Таблица812.B" style:family="table-column">
      <style:table-column-properties style:rel-column-width="397*"/>
    </style:style>
    <style:style style:name="Таблица812.A1" style:family="table-cell">
      <style:table-cell-properties fo:padding-left="0cm" fo:padding-right="0cm" fo:padding-top="0cm" fo:padding-bottom="0.03cm" fo:border-left="none" fo:border-right="none" fo:border-top="none" fo:border-bottom="0.5pt solid #000000"/>
    </style:style>
    <style:style style:name="Таблица813" style:family="table">
      <style:table-properties style:rel-width="100%" table:align="center" style:writing-mode="page"/>
    </style:style>
    <style:style style:name="Таблица813.A" style:family="table-column">
      <style:table-column-properties style:rel-column-width="368*"/>
    </style:style>
    <style:style style:name="Таблица813.B" style:family="table-column">
      <style:table-column-properties style:rel-column-width="7003*"/>
    </style:style>
    <style:style style:name="Таблица813.A1" style:family="table-cell">
      <style:table-cell-properties fo:padding-left="0cm" fo:padding-right="0cm" fo:padding-top="0cm" fo:padding-bottom="0.03cm" fo:border-left="none" fo:border-right="none" fo:border-top="none" fo:border-bottom="0.5pt solid #000000"/>
    </style:style>
    <style:style style:name="Таблица814" style:family="table">
      <style:table-properties style:rel-width="100%" table:align="center" style:writing-mode="page"/>
    </style:style>
    <style:style style:name="Таблица814.A" style:family="table-column">
      <style:table-column-properties style:rel-column-width="7540*"/>
    </style:style>
    <style:style style:name="Таблица814.B" style:family="table-column">
      <style:table-column-properties style:rel-column-width="397*"/>
    </style:style>
    <style:style style:name="Таблица814.A1" style:family="table-cell">
      <style:table-cell-properties fo:padding-left="0cm" fo:padding-right="0cm" fo:padding-top="0cm" fo:padding-bottom="0.03cm" fo:border-left="none" fo:border-right="none" fo:border-top="none" fo:border-bottom="0.5pt solid #000000"/>
    </style:style>
    <style:style style:name="Таблица815" style:family="table">
      <style:table-properties style:rel-width="100%" table:align="center" style:writing-mode="page"/>
    </style:style>
    <style:style style:name="Таблица815.A" style:family="table-column">
      <style:table-column-properties style:rel-column-width="368*"/>
    </style:style>
    <style:style style:name="Таблица815.B" style:family="table-column">
      <style:table-column-properties style:rel-column-width="7003*"/>
    </style:style>
    <style:style style:name="Таблица815.A1" style:family="table-cell">
      <style:table-cell-properties fo:padding-left="0cm" fo:padding-right="0cm" fo:padding-top="0cm" fo:padding-bottom="0.03cm" fo:border-left="none" fo:border-right="none" fo:border-top="none" fo:border-bottom="0.5pt solid #000000"/>
    </style:style>
    <style:style style:name="Таблица816" style:family="table">
      <style:table-properties style:rel-width="100%" table:align="center" style:writing-mode="page"/>
    </style:style>
    <style:style style:name="Таблица816.A" style:family="table-column">
      <style:table-column-properties style:rel-column-width="7540*"/>
    </style:style>
    <style:style style:name="Таблица816.B" style:family="table-column">
      <style:table-column-properties style:rel-column-width="397*"/>
    </style:style>
    <style:style style:name="Таблица816.A1" style:family="table-cell">
      <style:table-cell-properties fo:padding-left="0cm" fo:padding-right="0cm" fo:padding-top="0cm" fo:padding-bottom="0.03cm" fo:border-left="none" fo:border-right="none" fo:border-top="none" fo:border-bottom="0.5pt solid #000000"/>
    </style:style>
    <style:style style:name="Таблица817" style:family="table">
      <style:table-properties style:rel-width="100%" table:align="center" style:writing-mode="page"/>
    </style:style>
    <style:style style:name="Таблица817.A" style:family="table-column">
      <style:table-column-properties style:rel-column-width="368*"/>
    </style:style>
    <style:style style:name="Таблица817.B" style:family="table-column">
      <style:table-column-properties style:rel-column-width="7003*"/>
    </style:style>
    <style:style style:name="Таблица817.A1" style:family="table-cell">
      <style:table-cell-properties fo:padding-left="0cm" fo:padding-right="0cm" fo:padding-top="0cm" fo:padding-bottom="0.03cm" fo:border-left="none" fo:border-right="none" fo:border-top="none" fo:border-bottom="0.5pt solid #000000"/>
    </style:style>
    <style:style style:name="Таблица818" style:family="table">
      <style:table-properties style:rel-width="100%" table:align="center" style:writing-mode="page"/>
    </style:style>
    <style:style style:name="Таблица818.A" style:family="table-column">
      <style:table-column-properties style:rel-column-width="7540*"/>
    </style:style>
    <style:style style:name="Таблица818.B" style:family="table-column">
      <style:table-column-properties style:rel-column-width="397*"/>
    </style:style>
    <style:style style:name="Таблица818.A1" style:family="table-cell">
      <style:table-cell-properties fo:padding-left="0cm" fo:padding-right="0cm" fo:padding-top="0cm" fo:padding-bottom="0.03cm" fo:border-left="none" fo:border-right="none" fo:border-top="none" fo:border-bottom="0.5pt solid #000000"/>
    </style:style>
    <style:style style:name="Таблица819" style:family="table">
      <style:table-properties style:rel-width="100%" table:align="center" style:writing-mode="page"/>
    </style:style>
    <style:style style:name="Таблица819.A" style:family="table-column">
      <style:table-column-properties style:rel-column-width="368*"/>
    </style:style>
    <style:style style:name="Таблица819.B" style:family="table-column">
      <style:table-column-properties style:rel-column-width="7003*"/>
    </style:style>
    <style:style style:name="Таблица819.A1" style:family="table-cell">
      <style:table-cell-properties fo:padding-left="0cm" fo:padding-right="0cm" fo:padding-top="0cm" fo:padding-bottom="0.03cm" fo:border-left="none" fo:border-right="none" fo:border-top="none" fo:border-bottom="0.5pt solid #000000"/>
    </style:style>
    <style:style style:name="Таблица820" style:family="table">
      <style:table-properties style:rel-width="100%" table:align="center" style:writing-mode="page"/>
    </style:style>
    <style:style style:name="Таблица820.A" style:family="table-column">
      <style:table-column-properties style:rel-column-width="7540*"/>
    </style:style>
    <style:style style:name="Таблица820.B" style:family="table-column">
      <style:table-column-properties style:rel-column-width="397*"/>
    </style:style>
    <style:style style:name="Таблица820.A1" style:family="table-cell">
      <style:table-cell-properties fo:padding-left="0cm" fo:padding-right="0cm" fo:padding-top="0cm" fo:padding-bottom="0.03cm" fo:border-left="none" fo:border-right="none" fo:border-top="none" fo:border-bottom="0.5pt solid #000000"/>
    </style:style>
    <style:style style:name="Таблица821" style:family="table">
      <style:table-properties style:rel-width="100%" table:align="center" style:writing-mode="page"/>
    </style:style>
    <style:style style:name="Таблица821.A" style:family="table-column">
      <style:table-column-properties style:rel-column-width="368*"/>
    </style:style>
    <style:style style:name="Таблица821.B" style:family="table-column">
      <style:table-column-properties style:rel-column-width="7003*"/>
    </style:style>
    <style:style style:name="Таблица821.A1" style:family="table-cell">
      <style:table-cell-properties fo:padding-left="0cm" fo:padding-right="0cm" fo:padding-top="0cm" fo:padding-bottom="0.03cm" fo:border-left="none" fo:border-right="none" fo:border-top="none" fo:border-bottom="0.5pt solid #000000"/>
    </style:style>
    <style:style style:name="Таблица822" style:family="table">
      <style:table-properties style:rel-width="100%" table:align="center" style:writing-mode="page"/>
    </style:style>
    <style:style style:name="Таблица822.A" style:family="table-column">
      <style:table-column-properties style:rel-column-width="7540*"/>
    </style:style>
    <style:style style:name="Таблица822.B" style:family="table-column">
      <style:table-column-properties style:rel-column-width="397*"/>
    </style:style>
    <style:style style:name="Таблица822.A1" style:family="table-cell">
      <style:table-cell-properties fo:padding-left="0cm" fo:padding-right="0cm" fo:padding-top="0cm" fo:padding-bottom="0.03cm" fo:border-left="none" fo:border-right="none" fo:border-top="none" fo:border-bottom="0.5pt solid #000000"/>
    </style:style>
    <style:style style:name="Таблица823" style:family="table">
      <style:table-properties style:rel-width="100%" table:align="center" style:writing-mode="page"/>
    </style:style>
    <style:style style:name="Таблица823.A" style:family="table-column">
      <style:table-column-properties style:rel-column-width="368*"/>
    </style:style>
    <style:style style:name="Таблица823.B" style:family="table-column">
      <style:table-column-properties style:rel-column-width="7003*"/>
    </style:style>
    <style:style style:name="Таблица823.A1" style:family="table-cell">
      <style:table-cell-properties fo:padding-left="0cm" fo:padding-right="0cm" fo:padding-top="0cm" fo:padding-bottom="0.03cm" fo:border-left="none" fo:border-right="none" fo:border-top="none" fo:border-bottom="0.5pt solid #000000"/>
    </style:style>
    <style:style style:name="Таблица824" style:family="table">
      <style:table-properties style:rel-width="100%" table:align="center" style:writing-mode="page"/>
    </style:style>
    <style:style style:name="Таблица824.A" style:family="table-column">
      <style:table-column-properties style:rel-column-width="7540*"/>
    </style:style>
    <style:style style:name="Таблица824.B" style:family="table-column">
      <style:table-column-properties style:rel-column-width="397*"/>
    </style:style>
    <style:style style:name="Таблица824.A1" style:family="table-cell">
      <style:table-cell-properties fo:padding-left="0cm" fo:padding-right="0cm" fo:padding-top="0cm" fo:padding-bottom="0.03cm" fo:border-left="none" fo:border-right="none" fo:border-top="none" fo:border-bottom="0.5pt solid #000000"/>
    </style:style>
    <style:style style:name="Таблица825" style:family="table">
      <style:table-properties style:rel-width="100%" table:align="center" style:writing-mode="page"/>
    </style:style>
    <style:style style:name="Таблица825.A" style:family="table-column">
      <style:table-column-properties style:rel-column-width="368*"/>
    </style:style>
    <style:style style:name="Таблица825.B" style:family="table-column">
      <style:table-column-properties style:rel-column-width="7003*"/>
    </style:style>
    <style:style style:name="Таблица825.A1" style:family="table-cell">
      <style:table-cell-properties fo:padding-left="0cm" fo:padding-right="0cm" fo:padding-top="0cm" fo:padding-bottom="0.03cm" fo:border-left="none" fo:border-right="none" fo:border-top="none" fo:border-bottom="0.5pt solid #000000"/>
    </style:style>
    <style:style style:name="Таблица826" style:family="table">
      <style:table-properties style:rel-width="100%" table:align="center" style:writing-mode="page"/>
    </style:style>
    <style:style style:name="Таблица826.A" style:family="table-column">
      <style:table-column-properties style:rel-column-width="7540*"/>
    </style:style>
    <style:style style:name="Таблица826.B" style:family="table-column">
      <style:table-column-properties style:rel-column-width="397*"/>
    </style:style>
    <style:style style:name="Таблица826.A1" style:family="table-cell">
      <style:table-cell-properties fo:padding-left="0cm" fo:padding-right="0cm" fo:padding-top="0cm" fo:padding-bottom="0.03cm" fo:border-left="none" fo:border-right="none" fo:border-top="none" fo:border-bottom="0.5pt solid #000000"/>
    </style:style>
    <style:style style:name="Таблица827" style:family="table">
      <style:table-properties style:rel-width="100%" table:align="center" style:writing-mode="page"/>
    </style:style>
    <style:style style:name="Таблица827.A" style:family="table-column">
      <style:table-column-properties style:rel-column-width="368*"/>
    </style:style>
    <style:style style:name="Таблица827.B" style:family="table-column">
      <style:table-column-properties style:rel-column-width="7003*"/>
    </style:style>
    <style:style style:name="Таблица827.A1" style:family="table-cell">
      <style:table-cell-properties fo:padding-left="0cm" fo:padding-right="0cm" fo:padding-top="0cm" fo:padding-bottom="0.03cm" fo:border-left="none" fo:border-right="none" fo:border-top="none" fo:border-bottom="0.5pt solid #000000"/>
    </style:style>
    <style:style style:name="Таблица828" style:family="table">
      <style:table-properties style:rel-width="100%" table:align="center" style:writing-mode="page"/>
    </style:style>
    <style:style style:name="Таблица828.A" style:family="table-column">
      <style:table-column-properties style:rel-column-width="7540*"/>
    </style:style>
    <style:style style:name="Таблица828.B" style:family="table-column">
      <style:table-column-properties style:rel-column-width="397*"/>
    </style:style>
    <style:style style:name="Таблица828.A1" style:family="table-cell">
      <style:table-cell-properties fo:padding-left="0cm" fo:padding-right="0cm" fo:padding-top="0cm" fo:padding-bottom="0.03cm" fo:border-left="none" fo:border-right="none" fo:border-top="none" fo:border-bottom="0.5pt solid #000000"/>
    </style:style>
    <style:style style:name="Таблица829" style:family="table">
      <style:table-properties style:rel-width="100%" table:align="center" style:writing-mode="page"/>
    </style:style>
    <style:style style:name="Таблица829.A" style:family="table-column">
      <style:table-column-properties style:rel-column-width="368*"/>
    </style:style>
    <style:style style:name="Таблица829.B" style:family="table-column">
      <style:table-column-properties style:rel-column-width="7003*"/>
    </style:style>
    <style:style style:name="Таблица829.A1" style:family="table-cell">
      <style:table-cell-properties fo:padding-left="0cm" fo:padding-right="0cm" fo:padding-top="0cm" fo:padding-bottom="0.03cm" fo:border-left="none" fo:border-right="none" fo:border-top="none" fo:border-bottom="0.5pt solid #000000"/>
    </style:style>
    <style:style style:name="Таблица830" style:family="table">
      <style:table-properties style:rel-width="100%" table:align="center" style:writing-mode="page"/>
    </style:style>
    <style:style style:name="Таблица830.A" style:family="table-column">
      <style:table-column-properties style:rel-column-width="7540*"/>
    </style:style>
    <style:style style:name="Таблица830.B" style:family="table-column">
      <style:table-column-properties style:rel-column-width="397*"/>
    </style:style>
    <style:style style:name="Таблица830.A1" style:family="table-cell">
      <style:table-cell-properties fo:padding-left="0cm" fo:padding-right="0cm" fo:padding-top="0cm" fo:padding-bottom="0.03cm" fo:border-left="none" fo:border-right="none" fo:border-top="none" fo:border-bottom="0.5pt solid #000000"/>
    </style:style>
    <style:style style:name="Таблица831" style:family="table">
      <style:table-properties style:rel-width="100%" table:align="center" style:writing-mode="page"/>
    </style:style>
    <style:style style:name="Таблица831.A" style:family="table-column">
      <style:table-column-properties style:rel-column-width="368*"/>
    </style:style>
    <style:style style:name="Таблица831.B" style:family="table-column">
      <style:table-column-properties style:rel-column-width="7003*"/>
    </style:style>
    <style:style style:name="Таблица831.A1" style:family="table-cell">
      <style:table-cell-properties fo:padding-left="0cm" fo:padding-right="0cm" fo:padding-top="0cm" fo:padding-bottom="0.03cm" fo:border-left="none" fo:border-right="none" fo:border-top="none" fo:border-bottom="0.5pt solid #000000"/>
    </style:style>
    <style:style style:name="Таблица832" style:family="table">
      <style:table-properties style:rel-width="100%" table:align="center" style:writing-mode="page"/>
    </style:style>
    <style:style style:name="Таблица832.A" style:family="table-column">
      <style:table-column-properties style:rel-column-width="7540*"/>
    </style:style>
    <style:style style:name="Таблица832.B" style:family="table-column">
      <style:table-column-properties style:rel-column-width="397*"/>
    </style:style>
    <style:style style:name="Таблица832.A1" style:family="table-cell">
      <style:table-cell-properties fo:padding-left="0cm" fo:padding-right="0cm" fo:padding-top="0cm" fo:padding-bottom="0.03cm" fo:border-left="none" fo:border-right="none" fo:border-top="none" fo:border-bottom="0.5pt solid #000000"/>
    </style:style>
    <style:style style:name="Таблица833" style:family="table">
      <style:table-properties style:rel-width="100%" table:align="center" style:writing-mode="page"/>
    </style:style>
    <style:style style:name="Таблица833.A" style:family="table-column">
      <style:table-column-properties style:rel-column-width="368*"/>
    </style:style>
    <style:style style:name="Таблица833.B" style:family="table-column">
      <style:table-column-properties style:rel-column-width="7003*"/>
    </style:style>
    <style:style style:name="Таблица833.A1" style:family="table-cell">
      <style:table-cell-properties fo:padding-left="0cm" fo:padding-right="0cm" fo:padding-top="0cm" fo:padding-bottom="0.03cm" fo:border-left="none" fo:border-right="none" fo:border-top="none" fo:border-bottom="0.5pt solid #000000"/>
    </style:style>
    <style:style style:name="Таблица834" style:family="table">
      <style:table-properties style:rel-width="100%" table:align="center" style:writing-mode="page"/>
    </style:style>
    <style:style style:name="Таблица834.A" style:family="table-column">
      <style:table-column-properties style:rel-column-width="7540*"/>
    </style:style>
    <style:style style:name="Таблица834.B" style:family="table-column">
      <style:table-column-properties style:rel-column-width="397*"/>
    </style:style>
    <style:style style:name="Таблица834.A1" style:family="table-cell">
      <style:table-cell-properties fo:padding-left="0cm" fo:padding-right="0cm" fo:padding-top="0cm" fo:padding-bottom="0.03cm" fo:border-left="none" fo:border-right="none" fo:border-top="none" fo:border-bottom="0.5pt solid #000000"/>
    </style:style>
    <style:style style:name="Таблица835" style:family="table">
      <style:table-properties style:rel-width="100%" table:align="center" style:writing-mode="page"/>
    </style:style>
    <style:style style:name="Таблица835.A" style:family="table-column">
      <style:table-column-properties style:rel-column-width="368*"/>
    </style:style>
    <style:style style:name="Таблица835.B" style:family="table-column">
      <style:table-column-properties style:rel-column-width="7003*"/>
    </style:style>
    <style:style style:name="Таблица835.A1" style:family="table-cell">
      <style:table-cell-properties fo:padding-left="0cm" fo:padding-right="0cm" fo:padding-top="0cm" fo:padding-bottom="0.03cm" fo:border-left="none" fo:border-right="none" fo:border-top="none" fo:border-bottom="0.5pt solid #000000"/>
    </style:style>
    <style:style style:name="Таблица836" style:family="table">
      <style:table-properties style:rel-width="100%" table:align="center" style:writing-mode="page"/>
    </style:style>
    <style:style style:name="Таблица836.A" style:family="table-column">
      <style:table-column-properties style:rel-column-width="3968*"/>
    </style:style>
    <style:style style:name="Таблица836.B" style:family="table-column">
      <style:table-column-properties style:rel-column-width="3969*"/>
    </style:style>
    <style:style style:name="Таблица836.A1" style:family="table-cell">
      <style:table-cell-properties fo:padding="0cm" fo:border="none"/>
    </style:style>
    <style:style style:name="Таблица837" style:family="table">
      <style:table-properties style:rel-width="100%" table:align="center" style:writing-mode="page"/>
    </style:style>
    <style:style style:name="Таблица837.A" style:family="table-column">
      <style:table-column-properties style:rel-column-width="7540*"/>
    </style:style>
    <style:style style:name="Таблица837.B" style:family="table-column">
      <style:table-column-properties style:rel-column-width="397*"/>
    </style:style>
    <style:style style:name="Таблица837.A1" style:family="table-cell">
      <style:table-cell-properties fo:padding-left="0cm" fo:padding-right="0cm" fo:padding-top="0cm" fo:padding-bottom="0.03cm" fo:border-left="none" fo:border-right="none" fo:border-top="none" fo:border-bottom="0.5pt solid #000000"/>
    </style:style>
    <style:style style:name="Таблица838" style:family="table">
      <style:table-properties style:rel-width="100%" table:align="center" style:writing-mode="page"/>
    </style:style>
    <style:style style:name="Таблица838.A" style:family="table-column">
      <style:table-column-properties style:rel-column-width="368*"/>
    </style:style>
    <style:style style:name="Таблица838.B" style:family="table-column">
      <style:table-column-properties style:rel-column-width="7003*"/>
    </style:style>
    <style:style style:name="Таблица838.A1" style:family="table-cell">
      <style:table-cell-properties fo:padding-left="0cm" fo:padding-right="0cm" fo:padding-top="0cm" fo:padding-bottom="0.03cm" fo:border-left="none" fo:border-right="none" fo:border-top="none" fo:border-bottom="0.5pt solid #000000"/>
    </style:style>
    <style:style style:name="Таблица839" style:family="table">
      <style:table-properties style:rel-width="100%" table:align="center" style:writing-mode="page"/>
    </style:style>
    <style:style style:name="Таблица839.A" style:family="table-column">
      <style:table-column-properties style:rel-column-width="7540*"/>
    </style:style>
    <style:style style:name="Таблица839.B" style:family="table-column">
      <style:table-column-properties style:rel-column-width="397*"/>
    </style:style>
    <style:style style:name="Таблица839.A1" style:family="table-cell">
      <style:table-cell-properties fo:padding-left="0cm" fo:padding-right="0cm" fo:padding-top="0cm" fo:padding-bottom="0.03cm" fo:border-left="none" fo:border-right="none" fo:border-top="none" fo:border-bottom="0.5pt solid #000000"/>
    </style:style>
    <style:style style:name="Таблица840" style:family="table">
      <style:table-properties style:rel-width="100%" table:align="center" style:writing-mode="page"/>
    </style:style>
    <style:style style:name="Таблица840.A" style:family="table-column">
      <style:table-column-properties style:rel-column-width="368*"/>
    </style:style>
    <style:style style:name="Таблица840.B" style:family="table-column">
      <style:table-column-properties style:rel-column-width="7003*"/>
    </style:style>
    <style:style style:name="Таблица840.A1" style:family="table-cell">
      <style:table-cell-properties fo:padding-left="0cm" fo:padding-right="0cm" fo:padding-top="0cm" fo:padding-bottom="0.03cm" fo:border-left="none" fo:border-right="none" fo:border-top="none" fo:border-bottom="0.5pt solid #000000"/>
    </style:style>
    <style:style style:name="Таблица841" style:family="table">
      <style:table-properties style:rel-width="100%" table:align="center" style:writing-mode="page"/>
    </style:style>
    <style:style style:name="Таблица841.A" style:family="table-column">
      <style:table-column-properties style:rel-column-width="7540*"/>
    </style:style>
    <style:style style:name="Таблица841.B" style:family="table-column">
      <style:table-column-properties style:rel-column-width="397*"/>
    </style:style>
    <style:style style:name="Таблица841.A1" style:family="table-cell">
      <style:table-cell-properties fo:padding-left="0cm" fo:padding-right="0cm" fo:padding-top="0cm" fo:padding-bottom="0.03cm" fo:border-left="none" fo:border-right="none" fo:border-top="none" fo:border-bottom="0.5pt solid #000000"/>
    </style:style>
    <style:style style:name="Таблица842" style:family="table">
      <style:table-properties style:rel-width="100%" table:align="center" style:writing-mode="page"/>
    </style:style>
    <style:style style:name="Таблица842.A" style:family="table-column">
      <style:table-column-properties style:rel-column-width="368*"/>
    </style:style>
    <style:style style:name="Таблица842.B" style:family="table-column">
      <style:table-column-properties style:rel-column-width="7003*"/>
    </style:style>
    <style:style style:name="Таблица842.A1" style:family="table-cell">
      <style:table-cell-properties fo:padding-left="0cm" fo:padding-right="0cm" fo:padding-top="0cm" fo:padding-bottom="0.03cm" fo:border-left="none" fo:border-right="none" fo:border-top="none" fo:border-bottom="0.5pt solid #000000"/>
    </style:style>
    <style:style style:name="Таблица843" style:family="table">
      <style:table-properties style:rel-width="100%" table:align="center" style:writing-mode="page"/>
    </style:style>
    <style:style style:name="Таблица843.A" style:family="table-column">
      <style:table-column-properties style:rel-column-width="7540*"/>
    </style:style>
    <style:style style:name="Таблица843.B" style:family="table-column">
      <style:table-column-properties style:rel-column-width="397*"/>
    </style:style>
    <style:style style:name="Таблица843.A1" style:family="table-cell">
      <style:table-cell-properties fo:padding-left="0cm" fo:padding-right="0cm" fo:padding-top="0cm" fo:padding-bottom="0.03cm" fo:border-left="none" fo:border-right="none" fo:border-top="none" fo:border-bottom="0.5pt solid #000000"/>
    </style:style>
    <style:style style:name="Таблица844" style:family="table">
      <style:table-properties style:rel-width="100%" table:align="center" style:writing-mode="page"/>
    </style:style>
    <style:style style:name="Таблица844.A" style:family="table-column">
      <style:table-column-properties style:rel-column-width="368*"/>
    </style:style>
    <style:style style:name="Таблица844.B" style:family="table-column">
      <style:table-column-properties style:rel-column-width="7003*"/>
    </style:style>
    <style:style style:name="Таблица844.A1" style:family="table-cell">
      <style:table-cell-properties fo:padding-left="0cm" fo:padding-right="0cm" fo:padding-top="0cm" fo:padding-bottom="0.03cm" fo:border-left="none" fo:border-right="none" fo:border-top="none" fo:border-bottom="0.5pt solid #000000"/>
    </style:style>
    <style:style style:name="Таблица845" style:family="table">
      <style:table-properties style:rel-width="100%" table:align="center" style:writing-mode="page"/>
    </style:style>
    <style:style style:name="Таблица845.A" style:family="table-column">
      <style:table-column-properties style:rel-column-width="7540*"/>
    </style:style>
    <style:style style:name="Таблица845.B" style:family="table-column">
      <style:table-column-properties style:rel-column-width="397*"/>
    </style:style>
    <style:style style:name="Таблица845.A1" style:family="table-cell">
      <style:table-cell-properties fo:padding-left="0cm" fo:padding-right="0cm" fo:padding-top="0cm" fo:padding-bottom="0.03cm" fo:border-left="none" fo:border-right="none" fo:border-top="none" fo:border-bottom="0.5pt solid #000000"/>
    </style:style>
    <style:style style:name="Таблица846" style:family="table">
      <style:table-properties style:rel-width="100%" table:align="center" style:writing-mode="page"/>
    </style:style>
    <style:style style:name="Таблица846.A" style:family="table-column">
      <style:table-column-properties style:rel-column-width="368*"/>
    </style:style>
    <style:style style:name="Таблица846.B" style:family="table-column">
      <style:table-column-properties style:rel-column-width="7003*"/>
    </style:style>
    <style:style style:name="Таблица846.A1" style:family="table-cell">
      <style:table-cell-properties fo:padding-left="0cm" fo:padding-right="0cm" fo:padding-top="0cm" fo:padding-bottom="0.03cm" fo:border-left="none" fo:border-right="none" fo:border-top="none" fo:border-bottom="0.5pt solid #000000"/>
    </style:style>
    <style:style style:name="Таблица847" style:family="table">
      <style:table-properties style:rel-width="100%" table:align="center" style:writing-mode="page"/>
    </style:style>
    <style:style style:name="Таблица847.A" style:family="table-column">
      <style:table-column-properties style:rel-column-width="7540*"/>
    </style:style>
    <style:style style:name="Таблица847.B" style:family="table-column">
      <style:table-column-properties style:rel-column-width="397*"/>
    </style:style>
    <style:style style:name="Таблица847.A1" style:family="table-cell">
      <style:table-cell-properties fo:padding-left="0cm" fo:padding-right="0cm" fo:padding-top="0cm" fo:padding-bottom="0.03cm" fo:border-left="none" fo:border-right="none" fo:border-top="none" fo:border-bottom="0.5pt solid #000000"/>
    </style:style>
    <style:style style:name="Таблица848" style:family="table">
      <style:table-properties style:rel-width="100%" table:align="center" style:writing-mode="page"/>
    </style:style>
    <style:style style:name="Таблица848.A" style:family="table-column">
      <style:table-column-properties style:rel-column-width="368*"/>
    </style:style>
    <style:style style:name="Таблица848.B" style:family="table-column">
      <style:table-column-properties style:rel-column-width="7003*"/>
    </style:style>
    <style:style style:name="Таблица848.A1" style:family="table-cell">
      <style:table-cell-properties fo:padding-left="0cm" fo:padding-right="0cm" fo:padding-top="0cm" fo:padding-bottom="0.03cm" fo:border-left="none" fo:border-right="none" fo:border-top="none" fo:border-bottom="0.5pt solid #000000"/>
    </style:style>
    <style:style style:name="Таблица849" style:family="table">
      <style:table-properties style:rel-width="100%" table:align="center" style:writing-mode="page"/>
    </style:style>
    <style:style style:name="Таблица849.A" style:family="table-column">
      <style:table-column-properties style:rel-column-width="7540*"/>
    </style:style>
    <style:style style:name="Таблица849.B" style:family="table-column">
      <style:table-column-properties style:rel-column-width="397*"/>
    </style:style>
    <style:style style:name="Таблица849.A1" style:family="table-cell">
      <style:table-cell-properties fo:padding-left="0cm" fo:padding-right="0cm" fo:padding-top="0cm" fo:padding-bottom="0.03cm" fo:border-left="none" fo:border-right="none" fo:border-top="none" fo:border-bottom="0.5pt solid #000000"/>
    </style:style>
    <style:style style:name="Таблица850" style:family="table">
      <style:table-properties style:rel-width="100%" table:align="center" style:writing-mode="page"/>
    </style:style>
    <style:style style:name="Таблица850.A" style:family="table-column">
      <style:table-column-properties style:rel-column-width="368*"/>
    </style:style>
    <style:style style:name="Таблица850.B" style:family="table-column">
      <style:table-column-properties style:rel-column-width="7003*"/>
    </style:style>
    <style:style style:name="Таблица850.A1" style:family="table-cell">
      <style:table-cell-properties fo:padding-left="0cm" fo:padding-right="0cm" fo:padding-top="0cm" fo:padding-bottom="0.03cm" fo:border-left="none" fo:border-right="none" fo:border-top="none" fo:border-bottom="0.5pt solid #000000"/>
    </style:style>
    <style:style style:name="Таблица851" style:family="table">
      <style:table-properties style:rel-width="100%" table:align="center" style:writing-mode="page"/>
    </style:style>
    <style:style style:name="Таблица851.A" style:family="table-column">
      <style:table-column-properties style:rel-column-width="7540*"/>
    </style:style>
    <style:style style:name="Таблица851.B" style:family="table-column">
      <style:table-column-properties style:rel-column-width="397*"/>
    </style:style>
    <style:style style:name="Таблица851.A1" style:family="table-cell">
      <style:table-cell-properties fo:padding-left="0cm" fo:padding-right="0cm" fo:padding-top="0cm" fo:padding-bottom="0.03cm" fo:border-left="none" fo:border-right="none" fo:border-top="none" fo:border-bottom="0.5pt solid #000000"/>
    </style:style>
    <style:style style:name="Таблица852" style:family="table">
      <style:table-properties style:rel-width="100%" table:align="center" style:writing-mode="page"/>
    </style:style>
    <style:style style:name="Таблица852.A" style:family="table-column">
      <style:table-column-properties style:rel-column-width="368*"/>
    </style:style>
    <style:style style:name="Таблица852.B" style:family="table-column">
      <style:table-column-properties style:rel-column-width="7003*"/>
    </style:style>
    <style:style style:name="Таблица852.A1" style:family="table-cell">
      <style:table-cell-properties fo:padding-left="0cm" fo:padding-right="0cm" fo:padding-top="0cm" fo:padding-bottom="0.03cm" fo:border-left="none" fo:border-right="none" fo:border-top="none" fo:border-bottom="0.5pt solid #000000"/>
    </style:style>
    <style:style style:name="Таблица853" style:family="table">
      <style:table-properties style:rel-width="100%" table:align="center" style:writing-mode="page"/>
    </style:style>
    <style:style style:name="Таблица853.A" style:family="table-column">
      <style:table-column-properties style:rel-column-width="7540*"/>
    </style:style>
    <style:style style:name="Таблица853.B" style:family="table-column">
      <style:table-column-properties style:rel-column-width="397*"/>
    </style:style>
    <style:style style:name="Таблица853.A1" style:family="table-cell">
      <style:table-cell-properties fo:padding-left="0cm" fo:padding-right="0cm" fo:padding-top="0cm" fo:padding-bottom="0.03cm" fo:border-left="none" fo:border-right="none" fo:border-top="none" fo:border-bottom="0.5pt solid #000000"/>
    </style:style>
    <style:style style:name="Таблица854" style:family="table">
      <style:table-properties style:rel-width="100%" table:align="center" style:writing-mode="page"/>
    </style:style>
    <style:style style:name="Таблица854.A" style:family="table-column">
      <style:table-column-properties style:rel-column-width="368*"/>
    </style:style>
    <style:style style:name="Таблица854.B" style:family="table-column">
      <style:table-column-properties style:rel-column-width="7003*"/>
    </style:style>
    <style:style style:name="Таблица854.A1" style:family="table-cell">
      <style:table-cell-properties fo:padding-left="0cm" fo:padding-right="0cm" fo:padding-top="0cm" fo:padding-bottom="0.03cm" fo:border-left="none" fo:border-right="none" fo:border-top="none" fo:border-bottom="0.5pt solid #000000"/>
    </style:style>
    <style:style style:name="Таблица855" style:family="table">
      <style:table-properties style:rel-width="100%" table:align="center" style:writing-mode="page"/>
    </style:style>
    <style:style style:name="Таблица855.A" style:family="table-column">
      <style:table-column-properties style:rel-column-width="7540*"/>
    </style:style>
    <style:style style:name="Таблица855.B" style:family="table-column">
      <style:table-column-properties style:rel-column-width="397*"/>
    </style:style>
    <style:style style:name="Таблица855.A1" style:family="table-cell">
      <style:table-cell-properties fo:padding-left="0cm" fo:padding-right="0cm" fo:padding-top="0cm" fo:padding-bottom="0.03cm" fo:border-left="none" fo:border-right="none" fo:border-top="none" fo:border-bottom="0.5pt solid #000000"/>
    </style:style>
    <style:style style:name="Таблица856" style:family="table">
      <style:table-properties style:rel-width="100%" table:align="center" style:writing-mode="page"/>
    </style:style>
    <style:style style:name="Таблица856.A" style:family="table-column">
      <style:table-column-properties style:rel-column-width="368*"/>
    </style:style>
    <style:style style:name="Таблица856.B" style:family="table-column">
      <style:table-column-properties style:rel-column-width="7003*"/>
    </style:style>
    <style:style style:name="Таблица856.A1" style:family="table-cell">
      <style:table-cell-properties fo:padding-left="0cm" fo:padding-right="0cm" fo:padding-top="0cm" fo:padding-bottom="0.03cm" fo:border-left="none" fo:border-right="none" fo:border-top="none" fo:border-bottom="0.5pt solid #000000"/>
    </style:style>
    <style:style style:name="Таблица857" style:family="table">
      <style:table-properties style:rel-width="100%" table:align="center" style:writing-mode="page"/>
    </style:style>
    <style:style style:name="Таблица857.A" style:family="table-column">
      <style:table-column-properties style:rel-column-width="7540*"/>
    </style:style>
    <style:style style:name="Таблица857.B" style:family="table-column">
      <style:table-column-properties style:rel-column-width="397*"/>
    </style:style>
    <style:style style:name="Таблица857.A1" style:family="table-cell">
      <style:table-cell-properties fo:padding-left="0cm" fo:padding-right="0cm" fo:padding-top="0cm" fo:padding-bottom="0.03cm" fo:border-left="none" fo:border-right="none" fo:border-top="none" fo:border-bottom="0.5pt solid #000000"/>
    </style:style>
    <style:style style:name="Таблица858" style:family="table">
      <style:table-properties style:rel-width="100%" table:align="center" style:writing-mode="page"/>
    </style:style>
    <style:style style:name="Таблица858.A" style:family="table-column">
      <style:table-column-properties style:rel-column-width="368*"/>
    </style:style>
    <style:style style:name="Таблица858.B" style:family="table-column">
      <style:table-column-properties style:rel-column-width="7003*"/>
    </style:style>
    <style:style style:name="Таблица858.A1" style:family="table-cell">
      <style:table-cell-properties fo:padding-left="0cm" fo:padding-right="0cm" fo:padding-top="0cm" fo:padding-bottom="0.03cm" fo:border-left="none" fo:border-right="none" fo:border-top="none" fo:border-bottom="0.5pt solid #000000"/>
    </style:style>
    <style:style style:name="Таблица859" style:family="table">
      <style:table-properties style:rel-width="100%" table:align="center" style:writing-mode="page"/>
    </style:style>
    <style:style style:name="Таблица859.A" style:family="table-column">
      <style:table-column-properties style:rel-column-width="7540*"/>
    </style:style>
    <style:style style:name="Таблица859.B" style:family="table-column">
      <style:table-column-properties style:rel-column-width="397*"/>
    </style:style>
    <style:style style:name="Таблица859.A1" style:family="table-cell">
      <style:table-cell-properties fo:padding-left="0cm" fo:padding-right="0cm" fo:padding-top="0cm" fo:padding-bottom="0.03cm" fo:border-left="none" fo:border-right="none" fo:border-top="none" fo:border-bottom="0.5pt solid #000000"/>
    </style:style>
    <style:style style:name="Таблица860" style:family="table">
      <style:table-properties style:rel-width="100%" table:align="center" style:writing-mode="page"/>
    </style:style>
    <style:style style:name="Таблица860.A" style:family="table-column">
      <style:table-column-properties style:rel-column-width="368*"/>
    </style:style>
    <style:style style:name="Таблица860.B" style:family="table-column">
      <style:table-column-properties style:rel-column-width="7003*"/>
    </style:style>
    <style:style style:name="Таблица860.A1" style:family="table-cell">
      <style:table-cell-properties fo:padding-left="0cm" fo:padding-right="0cm" fo:padding-top="0cm" fo:padding-bottom="0.03cm" fo:border-left="none" fo:border-right="none" fo:border-top="none" fo:border-bottom="0.5pt solid #000000"/>
    </style:style>
    <style:style style:name="Таблица861" style:family="table">
      <style:table-properties style:rel-width="100%" table:align="center" style:writing-mode="page"/>
    </style:style>
    <style:style style:name="Таблица861.A" style:family="table-column">
      <style:table-column-properties style:rel-column-width="7540*"/>
    </style:style>
    <style:style style:name="Таблица861.B" style:family="table-column">
      <style:table-column-properties style:rel-column-width="397*"/>
    </style:style>
    <style:style style:name="Таблица861.A1" style:family="table-cell">
      <style:table-cell-properties fo:padding-left="0cm" fo:padding-right="0cm" fo:padding-top="0cm" fo:padding-bottom="0.03cm" fo:border-left="none" fo:border-right="none" fo:border-top="none" fo:border-bottom="0.5pt solid #000000"/>
    </style:style>
    <style:style style:name="Таблица862" style:family="table">
      <style:table-properties style:rel-width="100%" table:align="center" style:writing-mode="page"/>
    </style:style>
    <style:style style:name="Таблица862.A" style:family="table-column">
      <style:table-column-properties style:rel-column-width="368*"/>
    </style:style>
    <style:style style:name="Таблица862.B" style:family="table-column">
      <style:table-column-properties style:rel-column-width="7003*"/>
    </style:style>
    <style:style style:name="Таблица862.A1" style:family="table-cell">
      <style:table-cell-properties fo:padding-left="0cm" fo:padding-right="0cm" fo:padding-top="0cm" fo:padding-bottom="0.03cm" fo:border-left="none" fo:border-right="none" fo:border-top="none" fo:border-bottom="0.5pt solid #000000"/>
    </style:style>
    <style:style style:name="Таблица863" style:family="table">
      <style:table-properties style:rel-width="100%" table:align="center" style:writing-mode="page"/>
    </style:style>
    <style:style style:name="Таблица863.A" style:family="table-column">
      <style:table-column-properties style:rel-column-width="7540*"/>
    </style:style>
    <style:style style:name="Таблица863.B" style:family="table-column">
      <style:table-column-properties style:rel-column-width="397*"/>
    </style:style>
    <style:style style:name="Таблица863.A1" style:family="table-cell">
      <style:table-cell-properties fo:padding-left="0cm" fo:padding-right="0cm" fo:padding-top="0cm" fo:padding-bottom="0.03cm" fo:border-left="none" fo:border-right="none" fo:border-top="none" fo:border-bottom="0.5pt solid #000000"/>
    </style:style>
    <style:style style:name="Таблица864" style:family="table">
      <style:table-properties style:rel-width="100%" table:align="center" style:writing-mode="page"/>
    </style:style>
    <style:style style:name="Таблица864.A" style:family="table-column">
      <style:table-column-properties style:rel-column-width="368*"/>
    </style:style>
    <style:style style:name="Таблица864.B" style:family="table-column">
      <style:table-column-properties style:rel-column-width="7003*"/>
    </style:style>
    <style:style style:name="Таблица864.A1" style:family="table-cell">
      <style:table-cell-properties fo:padding-left="0cm" fo:padding-right="0cm" fo:padding-top="0cm" fo:padding-bottom="0.03cm" fo:border-left="none" fo:border-right="none" fo:border-top="none" fo:border-bottom="0.5pt solid #000000"/>
    </style:style>
    <style:style style:name="Таблица865" style:family="table">
      <style:table-properties style:rel-width="100%" table:align="center" style:writing-mode="page"/>
    </style:style>
    <style:style style:name="Таблица865.A" style:family="table-column">
      <style:table-column-properties style:rel-column-width="7540*"/>
    </style:style>
    <style:style style:name="Таблица865.B" style:family="table-column">
      <style:table-column-properties style:rel-column-width="397*"/>
    </style:style>
    <style:style style:name="Таблица865.A1" style:family="table-cell">
      <style:table-cell-properties fo:padding-left="0cm" fo:padding-right="0cm" fo:padding-top="0cm" fo:padding-bottom="0.03cm" fo:border-left="none" fo:border-right="none" fo:border-top="none" fo:border-bottom="0.5pt solid #000000"/>
    </style:style>
    <style:style style:name="Таблица866" style:family="table">
      <style:table-properties style:rel-width="100%" table:align="center" style:writing-mode="page"/>
    </style:style>
    <style:style style:name="Таблица866.A" style:family="table-column">
      <style:table-column-properties style:rel-column-width="368*"/>
    </style:style>
    <style:style style:name="Таблица866.B" style:family="table-column">
      <style:table-column-properties style:rel-column-width="7003*"/>
    </style:style>
    <style:style style:name="Таблица866.A1" style:family="table-cell">
      <style:table-cell-properties fo:padding-left="0cm" fo:padding-right="0cm" fo:padding-top="0cm" fo:padding-bottom="0.03cm" fo:border-left="none" fo:border-right="none" fo:border-top="none" fo:border-bottom="0.5pt solid #000000"/>
    </style:style>
    <style:style style:name="Таблица867" style:family="table">
      <style:table-properties style:rel-width="100%" table:align="center" style:writing-mode="page"/>
    </style:style>
    <style:style style:name="Таблица867.A" style:family="table-column">
      <style:table-column-properties style:rel-column-width="7540*"/>
    </style:style>
    <style:style style:name="Таблица867.B" style:family="table-column">
      <style:table-column-properties style:rel-column-width="397*"/>
    </style:style>
    <style:style style:name="Таблица867.A1" style:family="table-cell">
      <style:table-cell-properties fo:padding-left="0cm" fo:padding-right="0cm" fo:padding-top="0cm" fo:padding-bottom="0.03cm" fo:border-left="none" fo:border-right="none" fo:border-top="none" fo:border-bottom="0.5pt solid #000000"/>
    </style:style>
    <style:style style:name="Таблица868" style:family="table">
      <style:table-properties style:rel-width="100%" table:align="center" style:writing-mode="page"/>
    </style:style>
    <style:style style:name="Таблица868.A" style:family="table-column">
      <style:table-column-properties style:rel-column-width="368*"/>
    </style:style>
    <style:style style:name="Таблица868.B" style:family="table-column">
      <style:table-column-properties style:rel-column-width="7003*"/>
    </style:style>
    <style:style style:name="Таблица868.A1" style:family="table-cell">
      <style:table-cell-properties fo:padding-left="0cm" fo:padding-right="0cm" fo:padding-top="0cm" fo:padding-bottom="0.03cm" fo:border-left="none" fo:border-right="none" fo:border-top="none" fo:border-bottom="0.5pt solid #000000"/>
    </style:style>
    <style:style style:name="Таблица869" style:family="table">
      <style:table-properties style:rel-width="100%" table:align="center" style:writing-mode="page"/>
    </style:style>
    <style:style style:name="Таблица869.A" style:family="table-column">
      <style:table-column-properties style:rel-column-width="7540*"/>
    </style:style>
    <style:style style:name="Таблица869.B" style:family="table-column">
      <style:table-column-properties style:rel-column-width="397*"/>
    </style:style>
    <style:style style:name="Таблица869.A1" style:family="table-cell">
      <style:table-cell-properties fo:padding-left="0cm" fo:padding-right="0cm" fo:padding-top="0cm" fo:padding-bottom="0.03cm" fo:border-left="none" fo:border-right="none" fo:border-top="none" fo:border-bottom="0.5pt solid #000000"/>
    </style:style>
    <style:style style:name="Таблица870" style:family="table">
      <style:table-properties style:rel-width="100%" table:align="center" style:writing-mode="page"/>
    </style:style>
    <style:style style:name="Таблица870.A" style:family="table-column">
      <style:table-column-properties style:rel-column-width="368*"/>
    </style:style>
    <style:style style:name="Таблица870.B" style:family="table-column">
      <style:table-column-properties style:rel-column-width="7003*"/>
    </style:style>
    <style:style style:name="Таблица870.A1" style:family="table-cell">
      <style:table-cell-properties fo:padding-left="0cm" fo:padding-right="0cm" fo:padding-top="0cm" fo:padding-bottom="0.03cm" fo:border-left="none" fo:border-right="none" fo:border-top="none" fo:border-bottom="0.5pt solid #000000"/>
    </style:style>
    <style:style style:name="Таблица871" style:family="table">
      <style:table-properties style:rel-width="100%" table:align="center" style:writing-mode="page"/>
    </style:style>
    <style:style style:name="Таблица871.A" style:family="table-column">
      <style:table-column-properties style:rel-column-width="7540*"/>
    </style:style>
    <style:style style:name="Таблица871.B" style:family="table-column">
      <style:table-column-properties style:rel-column-width="397*"/>
    </style:style>
    <style:style style:name="Таблица871.A1" style:family="table-cell">
      <style:table-cell-properties fo:padding-left="0cm" fo:padding-right="0cm" fo:padding-top="0cm" fo:padding-bottom="0.03cm" fo:border-left="none" fo:border-right="none" fo:border-top="none" fo:border-bottom="0.5pt solid #000000"/>
    </style:style>
    <style:style style:name="Таблица872" style:family="table">
      <style:table-properties style:rel-width="100%" table:align="center" style:writing-mode="page"/>
    </style:style>
    <style:style style:name="Таблица872.A" style:family="table-column">
      <style:table-column-properties style:rel-column-width="368*"/>
    </style:style>
    <style:style style:name="Таблица872.B" style:family="table-column">
      <style:table-column-properties style:rel-column-width="7003*"/>
    </style:style>
    <style:style style:name="Таблица872.A1" style:family="table-cell">
      <style:table-cell-properties fo:padding-left="0cm" fo:padding-right="0cm" fo:padding-top="0cm" fo:padding-bottom="0.03cm" fo:border-left="none" fo:border-right="none" fo:border-top="none" fo:border-bottom="0.5pt solid #000000"/>
    </style:style>
    <style:style style:name="Таблица873" style:family="table">
      <style:table-properties style:rel-width="100%" table:align="center" style:writing-mode="page"/>
    </style:style>
    <style:style style:name="Таблица873.A" style:family="table-column">
      <style:table-column-properties style:rel-column-width="7540*"/>
    </style:style>
    <style:style style:name="Таблица873.B" style:family="table-column">
      <style:table-column-properties style:rel-column-width="397*"/>
    </style:style>
    <style:style style:name="Таблица873.A1" style:family="table-cell">
      <style:table-cell-properties fo:padding-left="0cm" fo:padding-right="0cm" fo:padding-top="0cm" fo:padding-bottom="0.03cm" fo:border-left="none" fo:border-right="none" fo:border-top="none" fo:border-bottom="0.5pt solid #000000"/>
    </style:style>
    <style:style style:name="Таблица874" style:family="table">
      <style:table-properties style:rel-width="100%" table:align="center" style:writing-mode="page"/>
    </style:style>
    <style:style style:name="Таблица874.A" style:family="table-column">
      <style:table-column-properties style:rel-column-width="368*"/>
    </style:style>
    <style:style style:name="Таблица874.B" style:family="table-column">
      <style:table-column-properties style:rel-column-width="7003*"/>
    </style:style>
    <style:style style:name="Таблица874.A1" style:family="table-cell">
      <style:table-cell-properties fo:padding-left="0cm" fo:padding-right="0cm" fo:padding-top="0cm" fo:padding-bottom="0.03cm" fo:border-left="none" fo:border-right="none" fo:border-top="none" fo:border-bottom="0.5pt solid #000000"/>
    </style:style>
    <style:style style:name="Таблица875" style:family="table">
      <style:table-properties style:rel-width="100%" table:align="center" style:writing-mode="page"/>
    </style:style>
    <style:style style:name="Таблица875.A" style:family="table-column">
      <style:table-column-properties style:rel-column-width="7540*"/>
    </style:style>
    <style:style style:name="Таблица875.B" style:family="table-column">
      <style:table-column-properties style:rel-column-width="397*"/>
    </style:style>
    <style:style style:name="Таблица875.A1" style:family="table-cell">
      <style:table-cell-properties fo:padding-left="0cm" fo:padding-right="0cm" fo:padding-top="0cm" fo:padding-bottom="0.03cm" fo:border-left="none" fo:border-right="none" fo:border-top="none" fo:border-bottom="0.5pt solid #000000"/>
    </style:style>
    <style:style style:name="Таблица876" style:family="table">
      <style:table-properties style:rel-width="100%" table:align="center" style:writing-mode="page"/>
    </style:style>
    <style:style style:name="Таблица876.A" style:family="table-column">
      <style:table-column-properties style:rel-column-width="368*"/>
    </style:style>
    <style:style style:name="Таблица876.B" style:family="table-column">
      <style:table-column-properties style:rel-column-width="7003*"/>
    </style:style>
    <style:style style:name="Таблица876.A1" style:family="table-cell">
      <style:table-cell-properties fo:padding-left="0cm" fo:padding-right="0cm" fo:padding-top="0cm" fo:padding-bottom="0.03cm" fo:border-left="none" fo:border-right="none" fo:border-top="none" fo:border-bottom="0.5pt solid #000000"/>
    </style:style>
    <style:style style:name="Таблица877" style:family="table">
      <style:table-properties style:rel-width="100%" table:align="center" style:writing-mode="page"/>
    </style:style>
    <style:style style:name="Таблица877.A" style:family="table-column">
      <style:table-column-properties style:rel-column-width="7540*"/>
    </style:style>
    <style:style style:name="Таблица877.B" style:family="table-column">
      <style:table-column-properties style:rel-column-width="397*"/>
    </style:style>
    <style:style style:name="Таблица877.A1" style:family="table-cell">
      <style:table-cell-properties fo:padding-left="0cm" fo:padding-right="0cm" fo:padding-top="0cm" fo:padding-bottom="0.03cm" fo:border-left="none" fo:border-right="none" fo:border-top="none" fo:border-bottom="0.5pt solid #000000"/>
    </style:style>
    <style:style style:name="Таблица878" style:family="table">
      <style:table-properties style:rel-width="100%" table:align="center" style:writing-mode="page"/>
    </style:style>
    <style:style style:name="Таблица878.A" style:family="table-column">
      <style:table-column-properties style:rel-column-width="368*"/>
    </style:style>
    <style:style style:name="Таблица878.B" style:family="table-column">
      <style:table-column-properties style:rel-column-width="7003*"/>
    </style:style>
    <style:style style:name="Таблица878.A1" style:family="table-cell">
      <style:table-cell-properties fo:padding-left="0cm" fo:padding-right="0cm" fo:padding-top="0cm" fo:padding-bottom="0.03cm" fo:border-left="none" fo:border-right="none" fo:border-top="none" fo:border-bottom="0.5pt solid #000000"/>
    </style:style>
    <style:style style:name="Таблица879" style:family="table">
      <style:table-properties style:rel-width="100%" table:align="center" style:writing-mode="page"/>
    </style:style>
    <style:style style:name="Таблица879.A" style:family="table-column">
      <style:table-column-properties style:rel-column-width="7540*"/>
    </style:style>
    <style:style style:name="Таблица879.B" style:family="table-column">
      <style:table-column-properties style:rel-column-width="397*"/>
    </style:style>
    <style:style style:name="Таблица879.A1" style:family="table-cell">
      <style:table-cell-properties fo:padding-left="0cm" fo:padding-right="0cm" fo:padding-top="0cm" fo:padding-bottom="0.03cm" fo:border-left="none" fo:border-right="none" fo:border-top="none" fo:border-bottom="0.5pt solid #000000"/>
    </style:style>
    <style:style style:name="Таблица880" style:family="table">
      <style:table-properties style:rel-width="100%" table:align="center" style:writing-mode="page"/>
    </style:style>
    <style:style style:name="Таблица880.A" style:family="table-column">
      <style:table-column-properties style:rel-column-width="368*"/>
    </style:style>
    <style:style style:name="Таблица880.B" style:family="table-column">
      <style:table-column-properties style:rel-column-width="7003*"/>
    </style:style>
    <style:style style:name="Таблица880.A1" style:family="table-cell">
      <style:table-cell-properties fo:padding-left="0cm" fo:padding-right="0cm" fo:padding-top="0cm" fo:padding-bottom="0.03cm" fo:border-left="none" fo:border-right="none" fo:border-top="none" fo:border-bottom="0.5pt solid #000000"/>
    </style:style>
    <style:style style:name="Таблица881" style:family="table">
      <style:table-properties style:rel-width="100%" table:align="center" style:writing-mode="page"/>
    </style:style>
    <style:style style:name="Таблица881.A" style:family="table-column">
      <style:table-column-properties style:rel-column-width="7540*"/>
    </style:style>
    <style:style style:name="Таблица881.B" style:family="table-column">
      <style:table-column-properties style:rel-column-width="397*"/>
    </style:style>
    <style:style style:name="Таблица881.A1" style:family="table-cell">
      <style:table-cell-properties fo:padding-left="0cm" fo:padding-right="0cm" fo:padding-top="0cm" fo:padding-bottom="0.03cm" fo:border-left="none" fo:border-right="none" fo:border-top="none" fo:border-bottom="0.5pt solid #000000"/>
    </style:style>
    <style:style style:name="Таблица882" style:family="table">
      <style:table-properties style:rel-width="100%" table:align="center" style:writing-mode="page"/>
    </style:style>
    <style:style style:name="Таблица882.A" style:family="table-column">
      <style:table-column-properties style:rel-column-width="368*"/>
    </style:style>
    <style:style style:name="Таблица882.B" style:family="table-column">
      <style:table-column-properties style:rel-column-width="7003*"/>
    </style:style>
    <style:style style:name="Таблица882.A1" style:family="table-cell">
      <style:table-cell-properties fo:padding-left="0cm" fo:padding-right="0cm" fo:padding-top="0cm" fo:padding-bottom="0.03cm" fo:border-left="none" fo:border-right="none" fo:border-top="none" fo:border-bottom="0.5pt solid #000000"/>
    </style:style>
    <style:style style:name="Таблица883" style:family="table">
      <style:table-properties style:rel-width="100%" table:align="center" style:writing-mode="page"/>
    </style:style>
    <style:style style:name="Таблица883.A" style:family="table-column">
      <style:table-column-properties style:rel-column-width="7540*"/>
    </style:style>
    <style:style style:name="Таблица883.B" style:family="table-column">
      <style:table-column-properties style:rel-column-width="397*"/>
    </style:style>
    <style:style style:name="Таблица883.A1" style:family="table-cell">
      <style:table-cell-properties fo:padding-left="0cm" fo:padding-right="0cm" fo:padding-top="0cm" fo:padding-bottom="0.03cm" fo:border-left="none" fo:border-right="none" fo:border-top="none" fo:border-bottom="0.5pt solid #000000"/>
    </style:style>
    <style:style style:name="Таблица884" style:family="table">
      <style:table-properties style:rel-width="100%" table:align="center" style:writing-mode="page"/>
    </style:style>
    <style:style style:name="Таблица884.A" style:family="table-column">
      <style:table-column-properties style:rel-column-width="368*"/>
    </style:style>
    <style:style style:name="Таблица884.B" style:family="table-column">
      <style:table-column-properties style:rel-column-width="7003*"/>
    </style:style>
    <style:style style:name="Таблица884.A1" style:family="table-cell">
      <style:table-cell-properties fo:padding-left="0cm" fo:padding-right="0cm" fo:padding-top="0cm" fo:padding-bottom="0.03cm" fo:border-left="none" fo:border-right="none" fo:border-top="none" fo:border-bottom="0.5pt solid #000000"/>
    </style:style>
    <style:style style:name="Таблица885" style:family="table">
      <style:table-properties style:rel-width="100%" table:align="center" style:writing-mode="page"/>
    </style:style>
    <style:style style:name="Таблица885.A" style:family="table-column">
      <style:table-column-properties style:rel-column-width="7540*"/>
    </style:style>
    <style:style style:name="Таблица885.B" style:family="table-column">
      <style:table-column-properties style:rel-column-width="397*"/>
    </style:style>
    <style:style style:name="Таблица885.A1" style:family="table-cell">
      <style:table-cell-properties fo:padding-left="0cm" fo:padding-right="0cm" fo:padding-top="0cm" fo:padding-bottom="0.03cm" fo:border-left="none" fo:border-right="none" fo:border-top="none" fo:border-bottom="0.5pt solid #000000"/>
    </style:style>
    <style:style style:name="Таблица886" style:family="table">
      <style:table-properties style:rel-width="100%" table:align="center" style:writing-mode="page"/>
    </style:style>
    <style:style style:name="Таблица886.A" style:family="table-column">
      <style:table-column-properties style:rel-column-width="368*"/>
    </style:style>
    <style:style style:name="Таблица886.B" style:family="table-column">
      <style:table-column-properties style:rel-column-width="7003*"/>
    </style:style>
    <style:style style:name="Таблица886.A1" style:family="table-cell">
      <style:table-cell-properties fo:padding-left="0cm" fo:padding-right="0cm" fo:padding-top="0cm" fo:padding-bottom="0.03cm" fo:border-left="none" fo:border-right="none" fo:border-top="none" fo:border-bottom="0.5pt solid #000000"/>
    </style:style>
    <style:style style:name="Таблица887" style:family="table">
      <style:table-properties style:rel-width="100%" table:align="center" style:writing-mode="page"/>
    </style:style>
    <style:style style:name="Таблица887.A" style:family="table-column">
      <style:table-column-properties style:rel-column-width="7540*"/>
    </style:style>
    <style:style style:name="Таблица887.B" style:family="table-column">
      <style:table-column-properties style:rel-column-width="397*"/>
    </style:style>
    <style:style style:name="Таблица887.A1" style:family="table-cell">
      <style:table-cell-properties fo:padding-left="0cm" fo:padding-right="0cm" fo:padding-top="0cm" fo:padding-bottom="0.03cm" fo:border-left="none" fo:border-right="none" fo:border-top="none" fo:border-bottom="0.5pt solid #000000"/>
    </style:style>
    <style:style style:name="Таблица888" style:family="table">
      <style:table-properties style:rel-width="100%" table:align="center" style:writing-mode="page"/>
    </style:style>
    <style:style style:name="Таблица888.A" style:family="table-column">
      <style:table-column-properties style:rel-column-width="368*"/>
    </style:style>
    <style:style style:name="Таблица888.B" style:family="table-column">
      <style:table-column-properties style:rel-column-width="7003*"/>
    </style:style>
    <style:style style:name="Таблица888.A1" style:family="table-cell">
      <style:table-cell-properties fo:padding-left="0cm" fo:padding-right="0cm" fo:padding-top="0cm" fo:padding-bottom="0.03cm" fo:border-left="none" fo:border-right="none" fo:border-top="none" fo:border-bottom="0.5pt solid #000000"/>
    </style:style>
    <style:style style:name="Таблица889" style:family="table">
      <style:table-properties style:rel-width="100%" table:align="center" style:writing-mode="page"/>
    </style:style>
    <style:style style:name="Таблица889.A" style:family="table-column">
      <style:table-column-properties style:rel-column-width="7540*"/>
    </style:style>
    <style:style style:name="Таблица889.B" style:family="table-column">
      <style:table-column-properties style:rel-column-width="397*"/>
    </style:style>
    <style:style style:name="Таблица889.A1" style:family="table-cell">
      <style:table-cell-properties fo:padding-left="0cm" fo:padding-right="0cm" fo:padding-top="0cm" fo:padding-bottom="0.03cm" fo:border-left="none" fo:border-right="none" fo:border-top="none" fo:border-bottom="0.5pt solid #000000"/>
    </style:style>
    <style:style style:name="Таблица890" style:family="table">
      <style:table-properties style:rel-width="100%" table:align="center" style:writing-mode="page"/>
    </style:style>
    <style:style style:name="Таблица890.A" style:family="table-column">
      <style:table-column-properties style:rel-column-width="368*"/>
    </style:style>
    <style:style style:name="Таблица890.B" style:family="table-column">
      <style:table-column-properties style:rel-column-width="7003*"/>
    </style:style>
    <style:style style:name="Таблица890.A1" style:family="table-cell">
      <style:table-cell-properties fo:padding-left="0cm" fo:padding-right="0cm" fo:padding-top="0cm" fo:padding-bottom="0.03cm" fo:border-left="none" fo:border-right="none" fo:border-top="none" fo:border-bottom="0.5pt solid #000000"/>
    </style:style>
    <style:style style:name="Таблица891" style:family="table">
      <style:table-properties style:rel-width="100%" table:align="center" style:writing-mode="page"/>
    </style:style>
    <style:style style:name="Таблица891.A" style:family="table-column">
      <style:table-column-properties style:rel-column-width="7540*"/>
    </style:style>
    <style:style style:name="Таблица891.B" style:family="table-column">
      <style:table-column-properties style:rel-column-width="397*"/>
    </style:style>
    <style:style style:name="Таблица891.A1" style:family="table-cell">
      <style:table-cell-properties fo:padding-left="0cm" fo:padding-right="0cm" fo:padding-top="0cm" fo:padding-bottom="0.03cm" fo:border-left="none" fo:border-right="none" fo:border-top="none" fo:border-bottom="0.5pt solid #000000"/>
    </style:style>
    <style:style style:name="Таблица892" style:family="table">
      <style:table-properties style:rel-width="100%" table:align="center" style:writing-mode="page"/>
    </style:style>
    <style:style style:name="Таблица892.A" style:family="table-column">
      <style:table-column-properties style:rel-column-width="368*"/>
    </style:style>
    <style:style style:name="Таблица892.B" style:family="table-column">
      <style:table-column-properties style:rel-column-width="7003*"/>
    </style:style>
    <style:style style:name="Таблица892.A1" style:family="table-cell">
      <style:table-cell-properties fo:padding-left="0cm" fo:padding-right="0cm" fo:padding-top="0cm" fo:padding-bottom="0.03cm" fo:border-left="none" fo:border-right="none" fo:border-top="none" fo:border-bottom="0.5pt solid #000000"/>
    </style:style>
    <style:style style:name="Таблица893" style:family="table">
      <style:table-properties style:rel-width="100%" table:align="center" style:writing-mode="page"/>
    </style:style>
    <style:style style:name="Таблица893.A" style:family="table-column">
      <style:table-column-properties style:rel-column-width="7540*"/>
    </style:style>
    <style:style style:name="Таблица893.B" style:family="table-column">
      <style:table-column-properties style:rel-column-width="397*"/>
    </style:style>
    <style:style style:name="Таблица893.A1" style:family="table-cell">
      <style:table-cell-properties fo:padding-left="0cm" fo:padding-right="0cm" fo:padding-top="0cm" fo:padding-bottom="0.03cm" fo:border-left="none" fo:border-right="none" fo:border-top="none" fo:border-bottom="0.5pt solid #000000"/>
    </style:style>
    <style:style style:name="Таблица894" style:family="table">
      <style:table-properties style:rel-width="100%" table:align="center" style:writing-mode="page"/>
    </style:style>
    <style:style style:name="Таблица894.A" style:family="table-column">
      <style:table-column-properties style:rel-column-width="368*"/>
    </style:style>
    <style:style style:name="Таблица894.B" style:family="table-column">
      <style:table-column-properties style:rel-column-width="7003*"/>
    </style:style>
    <style:style style:name="Таблица894.A1" style:family="table-cell">
      <style:table-cell-properties fo:padding-left="0cm" fo:padding-right="0cm" fo:padding-top="0cm" fo:padding-bottom="0.03cm" fo:border-left="none" fo:border-right="none" fo:border-top="none" fo:border-bottom="0.5pt solid #000000"/>
    </style:style>
    <style:style style:name="Таблица895" style:family="table">
      <style:table-properties style:rel-width="100%" table:align="center" style:writing-mode="page"/>
    </style:style>
    <style:style style:name="Таблица895.A" style:family="table-column">
      <style:table-column-properties style:rel-column-width="3968*"/>
    </style:style>
    <style:style style:name="Таблица895.B" style:family="table-column">
      <style:table-column-properties style:rel-column-width="3969*"/>
    </style:style>
    <style:style style:name="Таблица895.A1" style:family="table-cell">
      <style:table-cell-properties fo:padding="0cm" fo:border="none"/>
    </style:style>
    <style:style style:name="Таблица896" style:family="table">
      <style:table-properties style:rel-width="100%" table:align="center" style:writing-mode="page"/>
    </style:style>
    <style:style style:name="Таблица896.A" style:family="table-column">
      <style:table-column-properties style:rel-column-width="7540*"/>
    </style:style>
    <style:style style:name="Таблица896.B" style:family="table-column">
      <style:table-column-properties style:rel-column-width="397*"/>
    </style:style>
    <style:style style:name="Таблица896.A1" style:family="table-cell">
      <style:table-cell-properties fo:padding-left="0cm" fo:padding-right="0cm" fo:padding-top="0cm" fo:padding-bottom="0.03cm" fo:border-left="none" fo:border-right="none" fo:border-top="none" fo:border-bottom="0.5pt solid #000000"/>
    </style:style>
    <style:style style:name="Таблица897" style:family="table">
      <style:table-properties style:rel-width="100%" table:align="center" style:writing-mode="page"/>
    </style:style>
    <style:style style:name="Таблица897.A" style:family="table-column">
      <style:table-column-properties style:rel-column-width="368*"/>
    </style:style>
    <style:style style:name="Таблица897.B" style:family="table-column">
      <style:table-column-properties style:rel-column-width="7003*"/>
    </style:style>
    <style:style style:name="Таблица897.A1" style:family="table-cell">
      <style:table-cell-properties fo:padding-left="0cm" fo:padding-right="0cm" fo:padding-top="0cm" fo:padding-bottom="0.03cm" fo:border-left="none" fo:border-right="none" fo:border-top="none" fo:border-bottom="0.5pt solid #000000"/>
    </style:style>
    <style:style style:name="Таблица898" style:family="table">
      <style:table-properties style:rel-width="100%" table:align="center" style:writing-mode="page"/>
    </style:style>
    <style:style style:name="Таблица898.A" style:family="table-column">
      <style:table-column-properties style:rel-column-width="7540*"/>
    </style:style>
    <style:style style:name="Таблица898.B" style:family="table-column">
      <style:table-column-properties style:rel-column-width="397*"/>
    </style:style>
    <style:style style:name="Таблица898.A1" style:family="table-cell">
      <style:table-cell-properties fo:padding-left="0cm" fo:padding-right="0cm" fo:padding-top="0cm" fo:padding-bottom="0.03cm" fo:border-left="none" fo:border-right="none" fo:border-top="none" fo:border-bottom="0.5pt solid #000000"/>
    </style:style>
    <style:style style:name="Таблица899" style:family="table">
      <style:table-properties style:rel-width="100%" table:align="center" style:writing-mode="page"/>
    </style:style>
    <style:style style:name="Таблица899.A" style:family="table-column">
      <style:table-column-properties style:rel-column-width="368*"/>
    </style:style>
    <style:style style:name="Таблица899.B" style:family="table-column">
      <style:table-column-properties style:rel-column-width="7003*"/>
    </style:style>
    <style:style style:name="Таблица899.A1" style:family="table-cell">
      <style:table-cell-properties fo:padding-left="0cm" fo:padding-right="0cm" fo:padding-top="0cm" fo:padding-bottom="0.03cm" fo:border-left="none" fo:border-right="none" fo:border-top="none" fo:border-bottom="0.5pt solid #000000"/>
    </style:style>
    <style:style style:name="Таблица900" style:family="table">
      <style:table-properties style:rel-width="100%" table:align="center" style:writing-mode="page"/>
    </style:style>
    <style:style style:name="Таблица900.A" style:family="table-column">
      <style:table-column-properties style:rel-column-width="7540*"/>
    </style:style>
    <style:style style:name="Таблица900.B" style:family="table-column">
      <style:table-column-properties style:rel-column-width="397*"/>
    </style:style>
    <style:style style:name="Таблица900.A1" style:family="table-cell">
      <style:table-cell-properties fo:padding-left="0cm" fo:padding-right="0cm" fo:padding-top="0cm" fo:padding-bottom="0.03cm" fo:border-left="none" fo:border-right="none" fo:border-top="none" fo:border-bottom="0.5pt solid #000000"/>
    </style:style>
    <style:style style:name="Таблица901" style:family="table">
      <style:table-properties style:rel-width="100%" table:align="center" style:writing-mode="page"/>
    </style:style>
    <style:style style:name="Таблица901.A" style:family="table-column">
      <style:table-column-properties style:rel-column-width="368*"/>
    </style:style>
    <style:style style:name="Таблица901.B" style:family="table-column">
      <style:table-column-properties style:rel-column-width="7003*"/>
    </style:style>
    <style:style style:name="Таблица901.A1" style:family="table-cell">
      <style:table-cell-properties fo:padding-left="0cm" fo:padding-right="0cm" fo:padding-top="0cm" fo:padding-bottom="0.03cm" fo:border-left="none" fo:border-right="none" fo:border-top="none" fo:border-bottom="0.5pt solid #000000"/>
    </style:style>
    <style:style style:name="Таблица902" style:family="table">
      <style:table-properties style:rel-width="100%" table:align="center" style:writing-mode="page"/>
    </style:style>
    <style:style style:name="Таблица902.A" style:family="table-column">
      <style:table-column-properties style:rel-column-width="7540*"/>
    </style:style>
    <style:style style:name="Таблица902.B" style:family="table-column">
      <style:table-column-properties style:rel-column-width="397*"/>
    </style:style>
    <style:style style:name="Таблица902.A1" style:family="table-cell">
      <style:table-cell-properties fo:padding-left="0cm" fo:padding-right="0cm" fo:padding-top="0cm" fo:padding-bottom="0.03cm" fo:border-left="none" fo:border-right="none" fo:border-top="none" fo:border-bottom="0.5pt solid #000000"/>
    </style:style>
    <style:style style:name="Таблица903" style:family="table">
      <style:table-properties style:rel-width="100%" table:align="center" style:writing-mode="page"/>
    </style:style>
    <style:style style:name="Таблица903.A" style:family="table-column">
      <style:table-column-properties style:rel-column-width="368*"/>
    </style:style>
    <style:style style:name="Таблица903.B" style:family="table-column">
      <style:table-column-properties style:rel-column-width="7003*"/>
    </style:style>
    <style:style style:name="Таблица903.A1" style:family="table-cell">
      <style:table-cell-properties fo:padding-left="0cm" fo:padding-right="0cm" fo:padding-top="0cm" fo:padding-bottom="0.03cm" fo:border-left="none" fo:border-right="none" fo:border-top="none" fo:border-bottom="0.5pt solid #000000"/>
    </style:style>
    <style:style style:name="Таблица904" style:family="table">
      <style:table-properties style:rel-width="100%" table:align="center" style:writing-mode="page"/>
    </style:style>
    <style:style style:name="Таблица904.A" style:family="table-column">
      <style:table-column-properties style:rel-column-width="7540*"/>
    </style:style>
    <style:style style:name="Таблица904.B" style:family="table-column">
      <style:table-column-properties style:rel-column-width="397*"/>
    </style:style>
    <style:style style:name="Таблица904.A1" style:family="table-cell">
      <style:table-cell-properties fo:padding-left="0cm" fo:padding-right="0cm" fo:padding-top="0cm" fo:padding-bottom="0.03cm" fo:border-left="none" fo:border-right="none" fo:border-top="none" fo:border-bottom="0.5pt solid #000000"/>
    </style:style>
    <style:style style:name="Таблица905" style:family="table">
      <style:table-properties style:rel-width="100%" table:align="center" style:writing-mode="page"/>
    </style:style>
    <style:style style:name="Таблица905.A" style:family="table-column">
      <style:table-column-properties style:rel-column-width="368*"/>
    </style:style>
    <style:style style:name="Таблица905.B" style:family="table-column">
      <style:table-column-properties style:rel-column-width="7003*"/>
    </style:style>
    <style:style style:name="Таблица905.A1" style:family="table-cell">
      <style:table-cell-properties fo:padding-left="0cm" fo:padding-right="0cm" fo:padding-top="0cm" fo:padding-bottom="0.03cm" fo:border-left="none" fo:border-right="none" fo:border-top="none" fo:border-bottom="0.5pt solid #000000"/>
    </style:style>
    <style:style style:name="Таблица906" style:family="table">
      <style:table-properties style:rel-width="100%" table:align="center" style:writing-mode="page"/>
    </style:style>
    <style:style style:name="Таблица906.A" style:family="table-column">
      <style:table-column-properties style:rel-column-width="7540*"/>
    </style:style>
    <style:style style:name="Таблица906.B" style:family="table-column">
      <style:table-column-properties style:rel-column-width="397*"/>
    </style:style>
    <style:style style:name="Таблица906.A1" style:family="table-cell">
      <style:table-cell-properties fo:padding-left="0cm" fo:padding-right="0cm" fo:padding-top="0cm" fo:padding-bottom="0.03cm" fo:border-left="none" fo:border-right="none" fo:border-top="none" fo:border-bottom="0.5pt solid #000000"/>
    </style:style>
    <style:style style:name="Таблица907" style:family="table">
      <style:table-properties style:rel-width="100%" table:align="center" style:writing-mode="page"/>
    </style:style>
    <style:style style:name="Таблица907.A" style:family="table-column">
      <style:table-column-properties style:rel-column-width="368*"/>
    </style:style>
    <style:style style:name="Таблица907.B" style:family="table-column">
      <style:table-column-properties style:rel-column-width="7003*"/>
    </style:style>
    <style:style style:name="Таблица907.A1" style:family="table-cell">
      <style:table-cell-properties fo:padding-left="0cm" fo:padding-right="0cm" fo:padding-top="0cm" fo:padding-bottom="0.03cm" fo:border-left="none" fo:border-right="none" fo:border-top="none" fo:border-bottom="0.5pt solid #000000"/>
    </style:style>
    <style:style style:name="Таблица908" style:family="table">
      <style:table-properties style:rel-width="100%" table:align="center" style:writing-mode="page"/>
    </style:style>
    <style:style style:name="Таблица908.A" style:family="table-column">
      <style:table-column-properties style:rel-column-width="7540*"/>
    </style:style>
    <style:style style:name="Таблица908.B" style:family="table-column">
      <style:table-column-properties style:rel-column-width="397*"/>
    </style:style>
    <style:style style:name="Таблица908.A1" style:family="table-cell">
      <style:table-cell-properties fo:padding-left="0cm" fo:padding-right="0cm" fo:padding-top="0cm" fo:padding-bottom="0.03cm" fo:border-left="none" fo:border-right="none" fo:border-top="none" fo:border-bottom="0.5pt solid #000000"/>
    </style:style>
    <style:style style:name="Таблица909" style:family="table">
      <style:table-properties style:rel-width="100%" table:align="center" style:writing-mode="page"/>
    </style:style>
    <style:style style:name="Таблица909.A" style:family="table-column">
      <style:table-column-properties style:rel-column-width="368*"/>
    </style:style>
    <style:style style:name="Таблица909.B" style:family="table-column">
      <style:table-column-properties style:rel-column-width="7003*"/>
    </style:style>
    <style:style style:name="Таблица909.A1" style:family="table-cell">
      <style:table-cell-properties fo:padding-left="0cm" fo:padding-right="0cm" fo:padding-top="0cm" fo:padding-bottom="0.03cm" fo:border-left="none" fo:border-right="none" fo:border-top="none" fo:border-bottom="0.5pt solid #000000"/>
    </style:style>
    <style:style style:name="Таблица910" style:family="table">
      <style:table-properties style:rel-width="100%" table:align="center" style:writing-mode="page"/>
    </style:style>
    <style:style style:name="Таблица910.A" style:family="table-column">
      <style:table-column-properties style:rel-column-width="7540*"/>
    </style:style>
    <style:style style:name="Таблица910.B" style:family="table-column">
      <style:table-column-properties style:rel-column-width="397*"/>
    </style:style>
    <style:style style:name="Таблица910.A1" style:family="table-cell">
      <style:table-cell-properties fo:padding-left="0cm" fo:padding-right="0cm" fo:padding-top="0cm" fo:padding-bottom="0.03cm" fo:border-left="none" fo:border-right="none" fo:border-top="none" fo:border-bottom="0.5pt solid #000000"/>
    </style:style>
    <style:style style:name="Таблица911" style:family="table">
      <style:table-properties style:rel-width="100%" table:align="center" style:writing-mode="page"/>
    </style:style>
    <style:style style:name="Таблица911.A" style:family="table-column">
      <style:table-column-properties style:rel-column-width="368*"/>
    </style:style>
    <style:style style:name="Таблица911.B" style:family="table-column">
      <style:table-column-properties style:rel-column-width="7003*"/>
    </style:style>
    <style:style style:name="Таблица911.A1" style:family="table-cell">
      <style:table-cell-properties fo:padding-left="0cm" fo:padding-right="0cm" fo:padding-top="0cm" fo:padding-bottom="0.03cm" fo:border-left="none" fo:border-right="none" fo:border-top="none" fo:border-bottom="0.5pt solid #000000"/>
    </style:style>
    <style:style style:name="Таблица912" style:family="table">
      <style:table-properties style:rel-width="100%" table:align="center" style:writing-mode="page"/>
    </style:style>
    <style:style style:name="Таблица912.A" style:family="table-column">
      <style:table-column-properties style:rel-column-width="7540*"/>
    </style:style>
    <style:style style:name="Таблица912.B" style:family="table-column">
      <style:table-column-properties style:rel-column-width="397*"/>
    </style:style>
    <style:style style:name="Таблица912.A1" style:family="table-cell">
      <style:table-cell-properties fo:padding-left="0cm" fo:padding-right="0cm" fo:padding-top="0cm" fo:padding-bottom="0.03cm" fo:border-left="none" fo:border-right="none" fo:border-top="none" fo:border-bottom="0.5pt solid #000000"/>
    </style:style>
    <style:style style:name="Таблица913" style:family="table">
      <style:table-properties style:rel-width="100%" table:align="center" style:writing-mode="page"/>
    </style:style>
    <style:style style:name="Таблица913.A" style:family="table-column">
      <style:table-column-properties style:rel-column-width="368*"/>
    </style:style>
    <style:style style:name="Таблица913.B" style:family="table-column">
      <style:table-column-properties style:rel-column-width="7003*"/>
    </style:style>
    <style:style style:name="Таблица913.A1" style:family="table-cell">
      <style:table-cell-properties fo:padding-left="0cm" fo:padding-right="0cm" fo:padding-top="0cm" fo:padding-bottom="0.03cm" fo:border-left="none" fo:border-right="none" fo:border-top="none" fo:border-bottom="0.5pt solid #000000"/>
    </style:style>
    <style:style style:name="Таблица914" style:family="table">
      <style:table-properties style:rel-width="100%" table:align="center" style:writing-mode="page"/>
    </style:style>
    <style:style style:name="Таблица914.A" style:family="table-column">
      <style:table-column-properties style:rel-column-width="7540*"/>
    </style:style>
    <style:style style:name="Таблица914.B" style:family="table-column">
      <style:table-column-properties style:rel-column-width="397*"/>
    </style:style>
    <style:style style:name="Таблица914.A1" style:family="table-cell">
      <style:table-cell-properties fo:padding-left="0cm" fo:padding-right="0cm" fo:padding-top="0cm" fo:padding-bottom="0.03cm" fo:border-left="none" fo:border-right="none" fo:border-top="none" fo:border-bottom="0.5pt solid #000000"/>
    </style:style>
    <style:style style:name="Таблица915" style:family="table">
      <style:table-properties style:rel-width="100%" table:align="center" style:writing-mode="page"/>
    </style:style>
    <style:style style:name="Таблица915.A" style:family="table-column">
      <style:table-column-properties style:rel-column-width="368*"/>
    </style:style>
    <style:style style:name="Таблица915.B" style:family="table-column">
      <style:table-column-properties style:rel-column-width="7003*"/>
    </style:style>
    <style:style style:name="Таблица915.A1" style:family="table-cell">
      <style:table-cell-properties fo:padding-left="0cm" fo:padding-right="0cm" fo:padding-top="0cm" fo:padding-bottom="0.03cm" fo:border-left="none" fo:border-right="none" fo:border-top="none" fo:border-bottom="0.5pt solid #000000"/>
    </style:style>
    <style:style style:name="Таблица916" style:family="table">
      <style:table-properties style:rel-width="100%" table:align="center" style:writing-mode="page"/>
    </style:style>
    <style:style style:name="Таблица916.A" style:family="table-column">
      <style:table-column-properties style:rel-column-width="7540*"/>
    </style:style>
    <style:style style:name="Таблица916.B" style:family="table-column">
      <style:table-column-properties style:rel-column-width="397*"/>
    </style:style>
    <style:style style:name="Таблица916.A1" style:family="table-cell">
      <style:table-cell-properties fo:padding-left="0cm" fo:padding-right="0cm" fo:padding-top="0cm" fo:padding-bottom="0.03cm" fo:border-left="none" fo:border-right="none" fo:border-top="none" fo:border-bottom="0.5pt solid #000000"/>
    </style:style>
    <style:style style:name="Таблица917" style:family="table">
      <style:table-properties style:rel-width="100%" table:align="center" style:writing-mode="page"/>
    </style:style>
    <style:style style:name="Таблица917.A" style:family="table-column">
      <style:table-column-properties style:rel-column-width="368*"/>
    </style:style>
    <style:style style:name="Таблица917.B" style:family="table-column">
      <style:table-column-properties style:rel-column-width="7003*"/>
    </style:style>
    <style:style style:name="Таблица917.A1" style:family="table-cell">
      <style:table-cell-properties fo:padding-left="0cm" fo:padding-right="0cm" fo:padding-top="0cm" fo:padding-bottom="0.03cm" fo:border-left="none" fo:border-right="none" fo:border-top="none" fo:border-bottom="0.5pt solid #000000"/>
    </style:style>
    <style:style style:name="Таблица918" style:family="table">
      <style:table-properties style:rel-width="100%" table:align="center" style:writing-mode="page"/>
    </style:style>
    <style:style style:name="Таблица918.A" style:family="table-column">
      <style:table-column-properties style:rel-column-width="7540*"/>
    </style:style>
    <style:style style:name="Таблица918.B" style:family="table-column">
      <style:table-column-properties style:rel-column-width="397*"/>
    </style:style>
    <style:style style:name="Таблица918.A1" style:family="table-cell">
      <style:table-cell-properties fo:padding-left="0cm" fo:padding-right="0cm" fo:padding-top="0cm" fo:padding-bottom="0.03cm" fo:border-left="none" fo:border-right="none" fo:border-top="none" fo:border-bottom="0.5pt solid #000000"/>
    </style:style>
    <style:style style:name="Таблица919" style:family="table">
      <style:table-properties style:rel-width="100%" table:align="center" style:writing-mode="page"/>
    </style:style>
    <style:style style:name="Таблица919.A" style:family="table-column">
      <style:table-column-properties style:rel-column-width="368*"/>
    </style:style>
    <style:style style:name="Таблица919.B" style:family="table-column">
      <style:table-column-properties style:rel-column-width="7003*"/>
    </style:style>
    <style:style style:name="Таблица919.A1" style:family="table-cell">
      <style:table-cell-properties fo:padding-left="0cm" fo:padding-right="0cm" fo:padding-top="0cm" fo:padding-bottom="0.03cm" fo:border-left="none" fo:border-right="none" fo:border-top="none" fo:border-bottom="0.5pt solid #000000"/>
    </style:style>
    <style:style style:name="Таблица920" style:family="table">
      <style:table-properties style:rel-width="100%" table:align="center" style:writing-mode="page"/>
    </style:style>
    <style:style style:name="Таблица920.A" style:family="table-column">
      <style:table-column-properties style:rel-column-width="7540*"/>
    </style:style>
    <style:style style:name="Таблица920.B" style:family="table-column">
      <style:table-column-properties style:rel-column-width="397*"/>
    </style:style>
    <style:style style:name="Таблица920.A1" style:family="table-cell">
      <style:table-cell-properties fo:padding-left="0cm" fo:padding-right="0cm" fo:padding-top="0cm" fo:padding-bottom="0.03cm" fo:border-left="none" fo:border-right="none" fo:border-top="none" fo:border-bottom="0.5pt solid #000000"/>
    </style:style>
    <style:style style:name="Таблица921" style:family="table">
      <style:table-properties style:rel-width="100%" table:align="center" style:writing-mode="page"/>
    </style:style>
    <style:style style:name="Таблица921.A" style:family="table-column">
      <style:table-column-properties style:rel-column-width="368*"/>
    </style:style>
    <style:style style:name="Таблица921.B" style:family="table-column">
      <style:table-column-properties style:rel-column-width="7003*"/>
    </style:style>
    <style:style style:name="Таблица921.A1" style:family="table-cell">
      <style:table-cell-properties fo:padding-left="0cm" fo:padding-right="0cm" fo:padding-top="0cm" fo:padding-bottom="0.03cm" fo:border-left="none" fo:border-right="none" fo:border-top="none" fo:border-bottom="0.5pt solid #000000"/>
    </style:style>
    <style:style style:name="Таблица922" style:family="table">
      <style:table-properties style:rel-width="100%" table:align="center" style:writing-mode="page"/>
    </style:style>
    <style:style style:name="Таблица922.A" style:family="table-column">
      <style:table-column-properties style:rel-column-width="7540*"/>
    </style:style>
    <style:style style:name="Таблица922.B" style:family="table-column">
      <style:table-column-properties style:rel-column-width="397*"/>
    </style:style>
    <style:style style:name="Таблица922.A1" style:family="table-cell">
      <style:table-cell-properties fo:padding-left="0cm" fo:padding-right="0cm" fo:padding-top="0cm" fo:padding-bottom="0.03cm" fo:border-left="none" fo:border-right="none" fo:border-top="none" fo:border-bottom="0.5pt solid #000000"/>
    </style:style>
    <style:style style:name="Таблица923" style:family="table">
      <style:table-properties style:rel-width="100%" table:align="center" style:writing-mode="page"/>
    </style:style>
    <style:style style:name="Таблица923.A" style:family="table-column">
      <style:table-column-properties style:rel-column-width="368*"/>
    </style:style>
    <style:style style:name="Таблица923.B" style:family="table-column">
      <style:table-column-properties style:rel-column-width="7003*"/>
    </style:style>
    <style:style style:name="Таблица923.A1" style:family="table-cell">
      <style:table-cell-properties fo:padding-left="0cm" fo:padding-right="0cm" fo:padding-top="0cm" fo:padding-bottom="0.03cm" fo:border-left="none" fo:border-right="none" fo:border-top="none" fo:border-bottom="0.5pt solid #000000"/>
    </style:style>
    <style:style style:name="Таблица924" style:family="table">
      <style:table-properties style:rel-width="100%" table:align="center" style:writing-mode="page"/>
    </style:style>
    <style:style style:name="Таблица924.A" style:family="table-column">
      <style:table-column-properties style:rel-column-width="7540*"/>
    </style:style>
    <style:style style:name="Таблица924.B" style:family="table-column">
      <style:table-column-properties style:rel-column-width="397*"/>
    </style:style>
    <style:style style:name="Таблица924.A1" style:family="table-cell">
      <style:table-cell-properties fo:padding-left="0cm" fo:padding-right="0cm" fo:padding-top="0cm" fo:padding-bottom="0.03cm" fo:border-left="none" fo:border-right="none" fo:border-top="none" fo:border-bottom="0.5pt solid #000000"/>
    </style:style>
    <style:style style:name="Таблица925" style:family="table">
      <style:table-properties style:rel-width="100%" table:align="center" style:writing-mode="page"/>
    </style:style>
    <style:style style:name="Таблица925.A" style:family="table-column">
      <style:table-column-properties style:rel-column-width="368*"/>
    </style:style>
    <style:style style:name="Таблица925.B" style:family="table-column">
      <style:table-column-properties style:rel-column-width="7003*"/>
    </style:style>
    <style:style style:name="Таблица925.A1" style:family="table-cell">
      <style:table-cell-properties fo:padding-left="0cm" fo:padding-right="0cm" fo:padding-top="0cm" fo:padding-bottom="0.03cm" fo:border-left="none" fo:border-right="none" fo:border-top="none" fo:border-bottom="0.5pt solid #000000"/>
    </style:style>
    <style:style style:name="Таблица926" style:family="table">
      <style:table-properties style:rel-width="100%" table:align="center" style:writing-mode="page"/>
    </style:style>
    <style:style style:name="Таблица926.A" style:family="table-column">
      <style:table-column-properties style:rel-column-width="7540*"/>
    </style:style>
    <style:style style:name="Таблица926.B" style:family="table-column">
      <style:table-column-properties style:rel-column-width="397*"/>
    </style:style>
    <style:style style:name="Таблица926.A1" style:family="table-cell">
      <style:table-cell-properties fo:padding-left="0cm" fo:padding-right="0cm" fo:padding-top="0cm" fo:padding-bottom="0.03cm" fo:border-left="none" fo:border-right="none" fo:border-top="none" fo:border-bottom="0.5pt solid #000000"/>
    </style:style>
    <style:style style:name="Таблица927" style:family="table">
      <style:table-properties style:rel-width="100%" table:align="center" style:writing-mode="page"/>
    </style:style>
    <style:style style:name="Таблица927.A" style:family="table-column">
      <style:table-column-properties style:rel-column-width="368*"/>
    </style:style>
    <style:style style:name="Таблица927.B" style:family="table-column">
      <style:table-column-properties style:rel-column-width="7003*"/>
    </style:style>
    <style:style style:name="Таблица927.A1" style:family="table-cell">
      <style:table-cell-properties fo:padding-left="0cm" fo:padding-right="0cm" fo:padding-top="0cm" fo:padding-bottom="0.03cm" fo:border-left="none" fo:border-right="none" fo:border-top="none" fo:border-bottom="0.5pt solid #000000"/>
    </style:style>
    <style:style style:name="Таблица928" style:family="table">
      <style:table-properties style:rel-width="100%" table:align="center" style:writing-mode="page"/>
    </style:style>
    <style:style style:name="Таблица928.A" style:family="table-column">
      <style:table-column-properties style:rel-column-width="7540*"/>
    </style:style>
    <style:style style:name="Таблица928.B" style:family="table-column">
      <style:table-column-properties style:rel-column-width="397*"/>
    </style:style>
    <style:style style:name="Таблица928.A1" style:family="table-cell">
      <style:table-cell-properties fo:padding-left="0cm" fo:padding-right="0cm" fo:padding-top="0cm" fo:padding-bottom="0.03cm" fo:border-left="none" fo:border-right="none" fo:border-top="none" fo:border-bottom="0.5pt solid #000000"/>
    </style:style>
    <style:style style:name="Таблица929" style:family="table">
      <style:table-properties style:rel-width="100%" table:align="center" style:writing-mode="page"/>
    </style:style>
    <style:style style:name="Таблица929.A" style:family="table-column">
      <style:table-column-properties style:rel-column-width="368*"/>
    </style:style>
    <style:style style:name="Таблица929.B" style:family="table-column">
      <style:table-column-properties style:rel-column-width="7003*"/>
    </style:style>
    <style:style style:name="Таблица929.A1" style:family="table-cell">
      <style:table-cell-properties fo:padding-left="0cm" fo:padding-right="0cm" fo:padding-top="0cm" fo:padding-bottom="0.03cm" fo:border-left="none" fo:border-right="none" fo:border-top="none" fo:border-bottom="0.5pt solid #000000"/>
    </style:style>
    <style:style style:name="Таблица930" style:family="table">
      <style:table-properties style:rel-width="100%" table:align="center" style:writing-mode="page"/>
    </style:style>
    <style:style style:name="Таблица930.A" style:family="table-column">
      <style:table-column-properties style:rel-column-width="7540*"/>
    </style:style>
    <style:style style:name="Таблица930.B" style:family="table-column">
      <style:table-column-properties style:rel-column-width="397*"/>
    </style:style>
    <style:style style:name="Таблица930.A1" style:family="table-cell">
      <style:table-cell-properties fo:padding-left="0cm" fo:padding-right="0cm" fo:padding-top="0cm" fo:padding-bottom="0.03cm" fo:border-left="none" fo:border-right="none" fo:border-top="none" fo:border-bottom="0.5pt solid #000000"/>
    </style:style>
    <style:style style:name="Таблица931" style:family="table">
      <style:table-properties style:rel-width="100%" table:align="center" style:writing-mode="page"/>
    </style:style>
    <style:style style:name="Таблица931.A" style:family="table-column">
      <style:table-column-properties style:rel-column-width="368*"/>
    </style:style>
    <style:style style:name="Таблица931.B" style:family="table-column">
      <style:table-column-properties style:rel-column-width="7003*"/>
    </style:style>
    <style:style style:name="Таблица931.A1" style:family="table-cell">
      <style:table-cell-properties fo:padding-left="0cm" fo:padding-right="0cm" fo:padding-top="0cm" fo:padding-bottom="0.03cm" fo:border-left="none" fo:border-right="none" fo:border-top="none" fo:border-bottom="0.5pt solid #000000"/>
    </style:style>
    <style:style style:name="Таблица932" style:family="table">
      <style:table-properties style:rel-width="100%" table:align="center" style:writing-mode="page"/>
    </style:style>
    <style:style style:name="Таблица932.A" style:family="table-column">
      <style:table-column-properties style:rel-column-width="7540*"/>
    </style:style>
    <style:style style:name="Таблица932.B" style:family="table-column">
      <style:table-column-properties style:rel-column-width="397*"/>
    </style:style>
    <style:style style:name="Таблица932.A1" style:family="table-cell">
      <style:table-cell-properties fo:padding-left="0cm" fo:padding-right="0cm" fo:padding-top="0cm" fo:padding-bottom="0.03cm" fo:border-left="none" fo:border-right="none" fo:border-top="none" fo:border-bottom="0.5pt solid #000000"/>
    </style:style>
    <style:style style:name="Таблица933" style:family="table">
      <style:table-properties style:rel-width="100%" table:align="center" style:writing-mode="page"/>
    </style:style>
    <style:style style:name="Таблица933.A" style:family="table-column">
      <style:table-column-properties style:rel-column-width="368*"/>
    </style:style>
    <style:style style:name="Таблица933.B" style:family="table-column">
      <style:table-column-properties style:rel-column-width="7003*"/>
    </style:style>
    <style:style style:name="Таблица933.A1" style:family="table-cell">
      <style:table-cell-properties fo:padding-left="0cm" fo:padding-right="0cm" fo:padding-top="0cm" fo:padding-bottom="0.03cm" fo:border-left="none" fo:border-right="none" fo:border-top="none" fo:border-bottom="0.5pt solid #000000"/>
    </style:style>
    <style:style style:name="Таблица934" style:family="table">
      <style:table-properties style:rel-width="100%" table:align="center" style:writing-mode="page"/>
    </style:style>
    <style:style style:name="Таблица934.A" style:family="table-column">
      <style:table-column-properties style:rel-column-width="7540*"/>
    </style:style>
    <style:style style:name="Таблица934.B" style:family="table-column">
      <style:table-column-properties style:rel-column-width="397*"/>
    </style:style>
    <style:style style:name="Таблица934.A1" style:family="table-cell">
      <style:table-cell-properties fo:padding-left="0cm" fo:padding-right="0cm" fo:padding-top="0cm" fo:padding-bottom="0.03cm" fo:border-left="none" fo:border-right="none" fo:border-top="none" fo:border-bottom="0.5pt solid #000000"/>
    </style:style>
    <style:style style:name="Таблица935" style:family="table">
      <style:table-properties style:rel-width="100%" table:align="center" style:writing-mode="page"/>
    </style:style>
    <style:style style:name="Таблица935.A" style:family="table-column">
      <style:table-column-properties style:rel-column-width="368*"/>
    </style:style>
    <style:style style:name="Таблица935.B" style:family="table-column">
      <style:table-column-properties style:rel-column-width="7003*"/>
    </style:style>
    <style:style style:name="Таблица935.A1" style:family="table-cell">
      <style:table-cell-properties fo:padding-left="0cm" fo:padding-right="0cm" fo:padding-top="0cm" fo:padding-bottom="0.03cm" fo:border-left="none" fo:border-right="none" fo:border-top="none" fo:border-bottom="0.5pt solid #000000"/>
    </style:style>
    <style:style style:name="Таблица936" style:family="table">
      <style:table-properties style:rel-width="100%" table:align="center" style:writing-mode="page"/>
    </style:style>
    <style:style style:name="Таблица936.A" style:family="table-column">
      <style:table-column-properties style:rel-column-width="7540*"/>
    </style:style>
    <style:style style:name="Таблица936.B" style:family="table-column">
      <style:table-column-properties style:rel-column-width="397*"/>
    </style:style>
    <style:style style:name="Таблица936.A1" style:family="table-cell">
      <style:table-cell-properties fo:padding-left="0cm" fo:padding-right="0cm" fo:padding-top="0cm" fo:padding-bottom="0.03cm" fo:border-left="none" fo:border-right="none" fo:border-top="none" fo:border-bottom="0.5pt solid #000000"/>
    </style:style>
    <style:style style:name="Таблица937" style:family="table">
      <style:table-properties style:rel-width="100%" table:align="center" style:writing-mode="page"/>
    </style:style>
    <style:style style:name="Таблица937.A" style:family="table-column">
      <style:table-column-properties style:rel-column-width="368*"/>
    </style:style>
    <style:style style:name="Таблица937.B" style:family="table-column">
      <style:table-column-properties style:rel-column-width="7003*"/>
    </style:style>
    <style:style style:name="Таблица937.A1" style:family="table-cell">
      <style:table-cell-properties fo:padding-left="0cm" fo:padding-right="0cm" fo:padding-top="0cm" fo:padding-bottom="0.03cm" fo:border-left="none" fo:border-right="none" fo:border-top="none" fo:border-bottom="0.5pt solid #000000"/>
    </style:style>
    <style:style style:name="Таблица938" style:family="table">
      <style:table-properties style:rel-width="100%" table:align="center" style:writing-mode="page"/>
    </style:style>
    <style:style style:name="Таблица938.A" style:family="table-column">
      <style:table-column-properties style:rel-column-width="7540*"/>
    </style:style>
    <style:style style:name="Таблица938.B" style:family="table-column">
      <style:table-column-properties style:rel-column-width="397*"/>
    </style:style>
    <style:style style:name="Таблица938.A1" style:family="table-cell">
      <style:table-cell-properties fo:padding-left="0cm" fo:padding-right="0cm" fo:padding-top="0cm" fo:padding-bottom="0.03cm" fo:border-left="none" fo:border-right="none" fo:border-top="none" fo:border-bottom="0.5pt solid #000000"/>
    </style:style>
    <style:style style:name="Таблица939" style:family="table">
      <style:table-properties style:rel-width="100%" table:align="center" style:writing-mode="page"/>
    </style:style>
    <style:style style:name="Таблица939.A" style:family="table-column">
      <style:table-column-properties style:rel-column-width="368*"/>
    </style:style>
    <style:style style:name="Таблица939.B" style:family="table-column">
      <style:table-column-properties style:rel-column-width="7003*"/>
    </style:style>
    <style:style style:name="Таблица939.A1" style:family="table-cell">
      <style:table-cell-properties fo:padding-left="0cm" fo:padding-right="0cm" fo:padding-top="0cm" fo:padding-bottom="0.03cm" fo:border-left="none" fo:border-right="none" fo:border-top="none" fo:border-bottom="0.5pt solid #000000"/>
    </style:style>
    <style:style style:name="Таблица940" style:family="table">
      <style:table-properties style:rel-width="100%" table:align="center" style:writing-mode="page"/>
    </style:style>
    <style:style style:name="Таблица940.A" style:family="table-column">
      <style:table-column-properties style:rel-column-width="7540*"/>
    </style:style>
    <style:style style:name="Таблица940.B" style:family="table-column">
      <style:table-column-properties style:rel-column-width="397*"/>
    </style:style>
    <style:style style:name="Таблица940.A1" style:family="table-cell">
      <style:table-cell-properties fo:padding-left="0cm" fo:padding-right="0cm" fo:padding-top="0cm" fo:padding-bottom="0.03cm" fo:border-left="none" fo:border-right="none" fo:border-top="none" fo:border-bottom="0.5pt solid #000000"/>
    </style:style>
    <style:style style:name="Таблица941" style:family="table">
      <style:table-properties style:rel-width="100%" table:align="center" style:writing-mode="page"/>
    </style:style>
    <style:style style:name="Таблица941.A" style:family="table-column">
      <style:table-column-properties style:rel-column-width="368*"/>
    </style:style>
    <style:style style:name="Таблица941.B" style:family="table-column">
      <style:table-column-properties style:rel-column-width="7003*"/>
    </style:style>
    <style:style style:name="Таблица941.A1" style:family="table-cell">
      <style:table-cell-properties fo:padding-left="0cm" fo:padding-right="0cm" fo:padding-top="0cm" fo:padding-bottom="0.03cm" fo:border-left="none" fo:border-right="none" fo:border-top="none" fo:border-bottom="0.5pt solid #000000"/>
    </style:style>
    <style:style style:name="Таблица942" style:family="table">
      <style:table-properties style:rel-width="100%" table:align="center" style:writing-mode="page"/>
    </style:style>
    <style:style style:name="Таблица942.A" style:family="table-column">
      <style:table-column-properties style:rel-column-width="7540*"/>
    </style:style>
    <style:style style:name="Таблица942.B" style:family="table-column">
      <style:table-column-properties style:rel-column-width="397*"/>
    </style:style>
    <style:style style:name="Таблица942.A1" style:family="table-cell">
      <style:table-cell-properties fo:padding-left="0cm" fo:padding-right="0cm" fo:padding-top="0cm" fo:padding-bottom="0.03cm" fo:border-left="none" fo:border-right="none" fo:border-top="none" fo:border-bottom="0.5pt solid #000000"/>
    </style:style>
    <style:style style:name="Таблица943" style:family="table">
      <style:table-properties style:rel-width="100%" table:align="center" style:writing-mode="page"/>
    </style:style>
    <style:style style:name="Таблица943.A" style:family="table-column">
      <style:table-column-properties style:rel-column-width="368*"/>
    </style:style>
    <style:style style:name="Таблица943.B" style:family="table-column">
      <style:table-column-properties style:rel-column-width="7003*"/>
    </style:style>
    <style:style style:name="Таблица943.A1" style:family="table-cell">
      <style:table-cell-properties fo:padding-left="0cm" fo:padding-right="0cm" fo:padding-top="0cm" fo:padding-bottom="0.03cm" fo:border-left="none" fo:border-right="none" fo:border-top="none" fo:border-bottom="0.5pt solid #000000"/>
    </style:style>
    <style:style style:name="Таблица944" style:family="table">
      <style:table-properties style:rel-width="100%" table:align="center" style:writing-mode="page"/>
    </style:style>
    <style:style style:name="Таблица944.A" style:family="table-column">
      <style:table-column-properties style:rel-column-width="7540*"/>
    </style:style>
    <style:style style:name="Таблица944.B" style:family="table-column">
      <style:table-column-properties style:rel-column-width="397*"/>
    </style:style>
    <style:style style:name="Таблица944.A1" style:family="table-cell">
      <style:table-cell-properties fo:padding-left="0cm" fo:padding-right="0cm" fo:padding-top="0cm" fo:padding-bottom="0.03cm" fo:border-left="none" fo:border-right="none" fo:border-top="none" fo:border-bottom="0.5pt solid #000000"/>
    </style:style>
    <style:style style:name="Таблица945" style:family="table">
      <style:table-properties style:rel-width="100%" table:align="center" style:writing-mode="page"/>
    </style:style>
    <style:style style:name="Таблица945.A" style:family="table-column">
      <style:table-column-properties style:rel-column-width="368*"/>
    </style:style>
    <style:style style:name="Таблица945.B" style:family="table-column">
      <style:table-column-properties style:rel-column-width="7003*"/>
    </style:style>
    <style:style style:name="Таблица945.A1" style:family="table-cell">
      <style:table-cell-properties fo:padding-left="0cm" fo:padding-right="0cm" fo:padding-top="0cm" fo:padding-bottom="0.03cm" fo:border-left="none" fo:border-right="none" fo:border-top="none" fo:border-bottom="0.5pt solid #000000"/>
    </style:style>
    <style:style style:name="Таблица946" style:family="table">
      <style:table-properties style:rel-width="100%" table:align="center" style:writing-mode="page"/>
    </style:style>
    <style:style style:name="Таблица946.A" style:family="table-column">
      <style:table-column-properties style:rel-column-width="7540*"/>
    </style:style>
    <style:style style:name="Таблица946.B" style:family="table-column">
      <style:table-column-properties style:rel-column-width="397*"/>
    </style:style>
    <style:style style:name="Таблица946.A1" style:family="table-cell">
      <style:table-cell-properties fo:padding-left="0cm" fo:padding-right="0cm" fo:padding-top="0cm" fo:padding-bottom="0.03cm" fo:border-left="none" fo:border-right="none" fo:border-top="none" fo:border-bottom="0.5pt solid #000000"/>
    </style:style>
    <style:style style:name="Таблица947" style:family="table">
      <style:table-properties style:rel-width="100%" table:align="center" style:writing-mode="page"/>
    </style:style>
    <style:style style:name="Таблица947.A" style:family="table-column">
      <style:table-column-properties style:rel-column-width="368*"/>
    </style:style>
    <style:style style:name="Таблица947.B" style:family="table-column">
      <style:table-column-properties style:rel-column-width="7003*"/>
    </style:style>
    <style:style style:name="Таблица947.A1" style:family="table-cell">
      <style:table-cell-properties fo:padding-left="0cm" fo:padding-right="0cm" fo:padding-top="0cm" fo:padding-bottom="0.03cm" fo:border-left="none" fo:border-right="none" fo:border-top="none" fo:border-bottom="0.5pt solid #000000"/>
    </style:style>
    <style:style style:name="Таблица948" style:family="table">
      <style:table-properties style:rel-width="100%" table:align="center" style:writing-mode="page"/>
    </style:style>
    <style:style style:name="Таблица948.A" style:family="table-column">
      <style:table-column-properties style:rel-column-width="7540*"/>
    </style:style>
    <style:style style:name="Таблица948.B" style:family="table-column">
      <style:table-column-properties style:rel-column-width="397*"/>
    </style:style>
    <style:style style:name="Таблица948.A1" style:family="table-cell">
      <style:table-cell-properties fo:padding-left="0cm" fo:padding-right="0cm" fo:padding-top="0cm" fo:padding-bottom="0.03cm" fo:border-left="none" fo:border-right="none" fo:border-top="none" fo:border-bottom="0.5pt solid #000000"/>
    </style:style>
    <style:style style:name="Таблица949" style:family="table">
      <style:table-properties style:rel-width="100%" table:align="center" style:writing-mode="page"/>
    </style:style>
    <style:style style:name="Таблица949.A" style:family="table-column">
      <style:table-column-properties style:rel-column-width="368*"/>
    </style:style>
    <style:style style:name="Таблица949.B" style:family="table-column">
      <style:table-column-properties style:rel-column-width="7003*"/>
    </style:style>
    <style:style style:name="Таблица949.A1" style:family="table-cell">
      <style:table-cell-properties fo:padding-left="0cm" fo:padding-right="0cm" fo:padding-top="0cm" fo:padding-bottom="0.03cm" fo:border-left="none" fo:border-right="none" fo:border-top="none" fo:border-bottom="0.5pt solid #000000"/>
    </style:style>
    <style:style style:name="Таблица950" style:family="table">
      <style:table-properties style:rel-width="100%" table:align="center" style:writing-mode="page"/>
    </style:style>
    <style:style style:name="Таблица950.A" style:family="table-column">
      <style:table-column-properties style:rel-column-width="7540*"/>
    </style:style>
    <style:style style:name="Таблица950.B" style:family="table-column">
      <style:table-column-properties style:rel-column-width="397*"/>
    </style:style>
    <style:style style:name="Таблица950.A1" style:family="table-cell">
      <style:table-cell-properties fo:padding-left="0cm" fo:padding-right="0cm" fo:padding-top="0cm" fo:padding-bottom="0.03cm" fo:border-left="none" fo:border-right="none" fo:border-top="none" fo:border-bottom="0.5pt solid #000000"/>
    </style:style>
    <style:style style:name="Таблица951" style:family="table">
      <style:table-properties style:rel-width="100%" table:align="center" style:writing-mode="page"/>
    </style:style>
    <style:style style:name="Таблица951.A" style:family="table-column">
      <style:table-column-properties style:rel-column-width="368*"/>
    </style:style>
    <style:style style:name="Таблица951.B" style:family="table-column">
      <style:table-column-properties style:rel-column-width="7003*"/>
    </style:style>
    <style:style style:name="Таблица951.A1" style:family="table-cell">
      <style:table-cell-properties fo:padding-left="0cm" fo:padding-right="0cm" fo:padding-top="0cm" fo:padding-bottom="0.03cm" fo:border-left="none" fo:border-right="none" fo:border-top="none" fo:border-bottom="0.5pt solid #000000"/>
    </style:style>
    <style:style style:name="Таблица952" style:family="table">
      <style:table-properties style:rel-width="100%" table:align="center" style:writing-mode="page"/>
    </style:style>
    <style:style style:name="Таблица952.A" style:family="table-column">
      <style:table-column-properties style:rel-column-width="7540*"/>
    </style:style>
    <style:style style:name="Таблица952.B" style:family="table-column">
      <style:table-column-properties style:rel-column-width="397*"/>
    </style:style>
    <style:style style:name="Таблица952.A1" style:family="table-cell">
      <style:table-cell-properties fo:padding-left="0cm" fo:padding-right="0cm" fo:padding-top="0cm" fo:padding-bottom="0.03cm" fo:border-left="none" fo:border-right="none" fo:border-top="none" fo:border-bottom="0.5pt solid #000000"/>
    </style:style>
    <style:style style:name="Таблица953" style:family="table">
      <style:table-properties style:rel-width="100%" table:align="center" style:writing-mode="page"/>
    </style:style>
    <style:style style:name="Таблица953.A" style:family="table-column">
      <style:table-column-properties style:rel-column-width="368*"/>
    </style:style>
    <style:style style:name="Таблица953.B" style:family="table-column">
      <style:table-column-properties style:rel-column-width="7003*"/>
    </style:style>
    <style:style style:name="Таблица953.A1" style:family="table-cell">
      <style:table-cell-properties fo:padding-left="0cm" fo:padding-right="0cm" fo:padding-top="0cm" fo:padding-bottom="0.03cm" fo:border-left="none" fo:border-right="none" fo:border-top="none" fo:border-bottom="0.5pt solid #000000"/>
    </style:style>
    <style:style style:name="Таблица954" style:family="table">
      <style:table-properties style:rel-width="100%" table:align="center" style:writing-mode="page"/>
    </style:style>
    <style:style style:name="Таблица954.A" style:family="table-column">
      <style:table-column-properties style:rel-column-width="3968*"/>
    </style:style>
    <style:style style:name="Таблица954.B" style:family="table-column">
      <style:table-column-properties style:rel-column-width="3969*"/>
    </style:style>
    <style:style style:name="Таблица954.A1" style:family="table-cell">
      <style:table-cell-properties fo:padding="0cm" fo:border="none"/>
    </style:style>
    <style:style style:name="Таблица955" style:family="table">
      <style:table-properties style:rel-width="100%" table:align="center" style:writing-mode="page"/>
    </style:style>
    <style:style style:name="Таблица955.A" style:family="table-column">
      <style:table-column-properties style:rel-column-width="7540*"/>
    </style:style>
    <style:style style:name="Таблица955.B" style:family="table-column">
      <style:table-column-properties style:rel-column-width="397*"/>
    </style:style>
    <style:style style:name="Таблица955.A1" style:family="table-cell">
      <style:table-cell-properties fo:padding-left="0cm" fo:padding-right="0cm" fo:padding-top="0cm" fo:padding-bottom="0.03cm" fo:border-left="none" fo:border-right="none" fo:border-top="none" fo:border-bottom="0.5pt solid #000000"/>
    </style:style>
    <style:style style:name="Таблица956" style:family="table">
      <style:table-properties style:rel-width="100%" table:align="center" style:writing-mode="page"/>
    </style:style>
    <style:style style:name="Таблица956.A" style:family="table-column">
      <style:table-column-properties style:rel-column-width="368*"/>
    </style:style>
    <style:style style:name="Таблица956.B" style:family="table-column">
      <style:table-column-properties style:rel-column-width="7003*"/>
    </style:style>
    <style:style style:name="Таблица956.A1" style:family="table-cell">
      <style:table-cell-properties fo:padding-left="0cm" fo:padding-right="0cm" fo:padding-top="0cm" fo:padding-bottom="0.03cm" fo:border-left="none" fo:border-right="none" fo:border-top="none" fo:border-bottom="0.5pt solid #000000"/>
    </style:style>
    <style:style style:name="Таблица957" style:family="table">
      <style:table-properties style:rel-width="100%" table:align="center" style:writing-mode="page"/>
    </style:style>
    <style:style style:name="Таблица957.A" style:family="table-column">
      <style:table-column-properties style:rel-column-width="7540*"/>
    </style:style>
    <style:style style:name="Таблица957.B" style:family="table-column">
      <style:table-column-properties style:rel-column-width="397*"/>
    </style:style>
    <style:style style:name="Таблица957.A1" style:family="table-cell">
      <style:table-cell-properties fo:padding-left="0cm" fo:padding-right="0cm" fo:padding-top="0cm" fo:padding-bottom="0.03cm" fo:border-left="none" fo:border-right="none" fo:border-top="none" fo:border-bottom="0.5pt solid #000000"/>
    </style:style>
    <style:style style:name="Таблица958" style:family="table">
      <style:table-properties style:rel-width="100%" table:align="center" style:writing-mode="page"/>
    </style:style>
    <style:style style:name="Таблица958.A" style:family="table-column">
      <style:table-column-properties style:rel-column-width="368*"/>
    </style:style>
    <style:style style:name="Таблица958.B" style:family="table-column">
      <style:table-column-properties style:rel-column-width="7003*"/>
    </style:style>
    <style:style style:name="Таблица958.A1" style:family="table-cell">
      <style:table-cell-properties fo:padding-left="0cm" fo:padding-right="0cm" fo:padding-top="0cm" fo:padding-bottom="0.03cm" fo:border-left="none" fo:border-right="none" fo:border-top="none" fo:border-bottom="0.5pt solid #000000"/>
    </style:style>
    <style:style style:name="Таблица959" style:family="table">
      <style:table-properties style:rel-width="100%" table:align="center" style:writing-mode="page"/>
    </style:style>
    <style:style style:name="Таблица959.A" style:family="table-column">
      <style:table-column-properties style:rel-column-width="7540*"/>
    </style:style>
    <style:style style:name="Таблица959.B" style:family="table-column">
      <style:table-column-properties style:rel-column-width="397*"/>
    </style:style>
    <style:style style:name="Таблица959.A1" style:family="table-cell">
      <style:table-cell-properties fo:padding-left="0cm" fo:padding-right="0cm" fo:padding-top="0cm" fo:padding-bottom="0.03cm" fo:border-left="none" fo:border-right="none" fo:border-top="none" fo:border-bottom="0.5pt solid #000000"/>
    </style:style>
    <style:style style:name="Таблица960" style:family="table">
      <style:table-properties style:rel-width="100%" table:align="center" style:writing-mode="page"/>
    </style:style>
    <style:style style:name="Таблица960.A" style:family="table-column">
      <style:table-column-properties style:rel-column-width="368*"/>
    </style:style>
    <style:style style:name="Таблица960.B" style:family="table-column">
      <style:table-column-properties style:rel-column-width="7003*"/>
    </style:style>
    <style:style style:name="Таблица960.A1" style:family="table-cell">
      <style:table-cell-properties fo:padding-left="0cm" fo:padding-right="0cm" fo:padding-top="0cm" fo:padding-bottom="0.03cm" fo:border-left="none" fo:border-right="none" fo:border-top="none" fo:border-bottom="0.5pt solid #000000"/>
    </style:style>
    <style:style style:name="Таблица961" style:family="table">
      <style:table-properties style:rel-width="100%" table:align="center" style:writing-mode="page"/>
    </style:style>
    <style:style style:name="Таблица961.A" style:family="table-column">
      <style:table-column-properties style:rel-column-width="7540*"/>
    </style:style>
    <style:style style:name="Таблица961.B" style:family="table-column">
      <style:table-column-properties style:rel-column-width="397*"/>
    </style:style>
    <style:style style:name="Таблица961.A1" style:family="table-cell">
      <style:table-cell-properties fo:padding-left="0cm" fo:padding-right="0cm" fo:padding-top="0cm" fo:padding-bottom="0.03cm" fo:border-left="none" fo:border-right="none" fo:border-top="none" fo:border-bottom="0.5pt solid #000000"/>
    </style:style>
    <style:style style:name="Таблица962" style:family="table">
      <style:table-properties style:rel-width="100%" table:align="center" style:writing-mode="page"/>
    </style:style>
    <style:style style:name="Таблица962.A" style:family="table-column">
      <style:table-column-properties style:rel-column-width="368*"/>
    </style:style>
    <style:style style:name="Таблица962.B" style:family="table-column">
      <style:table-column-properties style:rel-column-width="7003*"/>
    </style:style>
    <style:style style:name="Таблица962.A1" style:family="table-cell">
      <style:table-cell-properties fo:padding-left="0cm" fo:padding-right="0cm" fo:padding-top="0cm" fo:padding-bottom="0.03cm" fo:border-left="none" fo:border-right="none" fo:border-top="none" fo:border-bottom="0.5pt solid #000000"/>
    </style:style>
    <style:style style:name="Таблица963" style:family="table">
      <style:table-properties style:rel-width="100%" table:align="center" style:writing-mode="page"/>
    </style:style>
    <style:style style:name="Таблица963.A" style:family="table-column">
      <style:table-column-properties style:rel-column-width="7540*"/>
    </style:style>
    <style:style style:name="Таблица963.B" style:family="table-column">
      <style:table-column-properties style:rel-column-width="397*"/>
    </style:style>
    <style:style style:name="Таблица963.A1" style:family="table-cell">
      <style:table-cell-properties fo:padding-left="0cm" fo:padding-right="0cm" fo:padding-top="0cm" fo:padding-bottom="0.03cm" fo:border-left="none" fo:border-right="none" fo:border-top="none" fo:border-bottom="0.5pt solid #000000"/>
    </style:style>
    <style:style style:name="Таблица964" style:family="table">
      <style:table-properties style:rel-width="100%" table:align="center" style:writing-mode="page"/>
    </style:style>
    <style:style style:name="Таблица964.A" style:family="table-column">
      <style:table-column-properties style:rel-column-width="368*"/>
    </style:style>
    <style:style style:name="Таблица964.B" style:family="table-column">
      <style:table-column-properties style:rel-column-width="7003*"/>
    </style:style>
    <style:style style:name="Таблица964.A1" style:family="table-cell">
      <style:table-cell-properties fo:padding-left="0cm" fo:padding-right="0cm" fo:padding-top="0cm" fo:padding-bottom="0.03cm" fo:border-left="none" fo:border-right="none" fo:border-top="none" fo:border-bottom="0.5pt solid #000000"/>
    </style:style>
    <style:style style:name="Таблица965" style:family="table">
      <style:table-properties style:rel-width="100%" table:align="center" style:writing-mode="page"/>
    </style:style>
    <style:style style:name="Таблица965.A" style:family="table-column">
      <style:table-column-properties style:rel-column-width="7540*"/>
    </style:style>
    <style:style style:name="Таблица965.B" style:family="table-column">
      <style:table-column-properties style:rel-column-width="397*"/>
    </style:style>
    <style:style style:name="Таблица965.A1" style:family="table-cell">
      <style:table-cell-properties fo:padding-left="0cm" fo:padding-right="0cm" fo:padding-top="0cm" fo:padding-bottom="0.03cm" fo:border-left="none" fo:border-right="none" fo:border-top="none" fo:border-bottom="0.5pt solid #000000"/>
    </style:style>
    <style:style style:name="Таблица966" style:family="table">
      <style:table-properties style:rel-width="100%" table:align="center" style:writing-mode="page"/>
    </style:style>
    <style:style style:name="Таблица966.A" style:family="table-column">
      <style:table-column-properties style:rel-column-width="368*"/>
    </style:style>
    <style:style style:name="Таблица966.B" style:family="table-column">
      <style:table-column-properties style:rel-column-width="7003*"/>
    </style:style>
    <style:style style:name="Таблица966.A1" style:family="table-cell">
      <style:table-cell-properties fo:padding-left="0cm" fo:padding-right="0cm" fo:padding-top="0cm" fo:padding-bottom="0.03cm" fo:border-left="none" fo:border-right="none" fo:border-top="none" fo:border-bottom="0.5pt solid #000000"/>
    </style:style>
    <style:style style:name="Таблица967" style:family="table">
      <style:table-properties style:rel-width="100%" table:align="center" style:writing-mode="page"/>
    </style:style>
    <style:style style:name="Таблица967.A" style:family="table-column">
      <style:table-column-properties style:rel-column-width="7540*"/>
    </style:style>
    <style:style style:name="Таблица967.B" style:family="table-column">
      <style:table-column-properties style:rel-column-width="397*"/>
    </style:style>
    <style:style style:name="Таблица967.A1" style:family="table-cell">
      <style:table-cell-properties fo:padding-left="0cm" fo:padding-right="0cm" fo:padding-top="0cm" fo:padding-bottom="0.03cm" fo:border-left="none" fo:border-right="none" fo:border-top="none" fo:border-bottom="0.5pt solid #000000"/>
    </style:style>
    <style:style style:name="Таблица968" style:family="table">
      <style:table-properties style:rel-width="100%" table:align="center" style:writing-mode="page"/>
    </style:style>
    <style:style style:name="Таблица968.A" style:family="table-column">
      <style:table-column-properties style:rel-column-width="368*"/>
    </style:style>
    <style:style style:name="Таблица968.B" style:family="table-column">
      <style:table-column-properties style:rel-column-width="7003*"/>
    </style:style>
    <style:style style:name="Таблица968.A1" style:family="table-cell">
      <style:table-cell-properties fo:padding-left="0cm" fo:padding-right="0cm" fo:padding-top="0cm" fo:padding-bottom="0.03cm" fo:border-left="none" fo:border-right="none" fo:border-top="none" fo:border-bottom="0.5pt solid #000000"/>
    </style:style>
    <style:style style:name="Таблица969" style:family="table">
      <style:table-properties style:rel-width="100%" table:align="center" style:writing-mode="page"/>
    </style:style>
    <style:style style:name="Таблица969.A" style:family="table-column">
      <style:table-column-properties style:rel-column-width="7540*"/>
    </style:style>
    <style:style style:name="Таблица969.B" style:family="table-column">
      <style:table-column-properties style:rel-column-width="397*"/>
    </style:style>
    <style:style style:name="Таблица969.A1" style:family="table-cell">
      <style:table-cell-properties fo:padding-left="0cm" fo:padding-right="0cm" fo:padding-top="0cm" fo:padding-bottom="0.03cm" fo:border-left="none" fo:border-right="none" fo:border-top="none" fo:border-bottom="0.5pt solid #000000"/>
    </style:style>
    <style:style style:name="Таблица970" style:family="table">
      <style:table-properties style:rel-width="100%" table:align="center" style:writing-mode="page"/>
    </style:style>
    <style:style style:name="Таблица970.A" style:family="table-column">
      <style:table-column-properties style:rel-column-width="368*"/>
    </style:style>
    <style:style style:name="Таблица970.B" style:family="table-column">
      <style:table-column-properties style:rel-column-width="7003*"/>
    </style:style>
    <style:style style:name="Таблица970.A1" style:family="table-cell">
      <style:table-cell-properties fo:padding-left="0cm" fo:padding-right="0cm" fo:padding-top="0cm" fo:padding-bottom="0.03cm" fo:border-left="none" fo:border-right="none" fo:border-top="none" fo:border-bottom="0.5pt solid #000000"/>
    </style:style>
    <style:style style:name="Таблица971" style:family="table">
      <style:table-properties style:rel-width="100%" table:align="center" style:writing-mode="page"/>
    </style:style>
    <style:style style:name="Таблица971.A" style:family="table-column">
      <style:table-column-properties style:rel-column-width="7540*"/>
    </style:style>
    <style:style style:name="Таблица971.B" style:family="table-column">
      <style:table-column-properties style:rel-column-width="397*"/>
    </style:style>
    <style:style style:name="Таблица971.A1" style:family="table-cell">
      <style:table-cell-properties fo:padding-left="0cm" fo:padding-right="0cm" fo:padding-top="0cm" fo:padding-bottom="0.03cm" fo:border-left="none" fo:border-right="none" fo:border-top="none" fo:border-bottom="0.5pt solid #000000"/>
    </style:style>
    <style:style style:name="Таблица972" style:family="table">
      <style:table-properties style:rel-width="100%" table:align="center" style:writing-mode="page"/>
    </style:style>
    <style:style style:name="Таблица972.A" style:family="table-column">
      <style:table-column-properties style:rel-column-width="368*"/>
    </style:style>
    <style:style style:name="Таблица972.B" style:family="table-column">
      <style:table-column-properties style:rel-column-width="7003*"/>
    </style:style>
    <style:style style:name="Таблица972.A1" style:family="table-cell">
      <style:table-cell-properties fo:padding-left="0cm" fo:padding-right="0cm" fo:padding-top="0cm" fo:padding-bottom="0.03cm" fo:border-left="none" fo:border-right="none" fo:border-top="none" fo:border-bottom="0.5pt solid #000000"/>
    </style:style>
    <style:style style:name="Таблица973" style:family="table">
      <style:table-properties style:rel-width="100%" table:align="center" style:writing-mode="page"/>
    </style:style>
    <style:style style:name="Таблица973.A" style:family="table-column">
      <style:table-column-properties style:rel-column-width="7540*"/>
    </style:style>
    <style:style style:name="Таблица973.B" style:family="table-column">
      <style:table-column-properties style:rel-column-width="397*"/>
    </style:style>
    <style:style style:name="Таблица973.A1" style:family="table-cell">
      <style:table-cell-properties fo:padding-left="0cm" fo:padding-right="0cm" fo:padding-top="0cm" fo:padding-bottom="0.03cm" fo:border-left="none" fo:border-right="none" fo:border-top="none" fo:border-bottom="0.5pt solid #000000"/>
    </style:style>
    <style:style style:name="Таблица974" style:family="table">
      <style:table-properties style:rel-width="100%" table:align="center" style:writing-mode="page"/>
    </style:style>
    <style:style style:name="Таблица974.A" style:family="table-column">
      <style:table-column-properties style:rel-column-width="368*"/>
    </style:style>
    <style:style style:name="Таблица974.B" style:family="table-column">
      <style:table-column-properties style:rel-column-width="7003*"/>
    </style:style>
    <style:style style:name="Таблица974.A1" style:family="table-cell">
      <style:table-cell-properties fo:padding-left="0cm" fo:padding-right="0cm" fo:padding-top="0cm" fo:padding-bottom="0.03cm" fo:border-left="none" fo:border-right="none" fo:border-top="none" fo:border-bottom="0.5pt solid #000000"/>
    </style:style>
    <style:style style:name="Таблица975" style:family="table">
      <style:table-properties style:rel-width="100%" table:align="center" style:writing-mode="page"/>
    </style:style>
    <style:style style:name="Таблица975.A" style:family="table-column">
      <style:table-column-properties style:rel-column-width="7540*"/>
    </style:style>
    <style:style style:name="Таблица975.B" style:family="table-column">
      <style:table-column-properties style:rel-column-width="397*"/>
    </style:style>
    <style:style style:name="Таблица975.A1" style:family="table-cell">
      <style:table-cell-properties fo:padding-left="0cm" fo:padding-right="0cm" fo:padding-top="0cm" fo:padding-bottom="0.03cm" fo:border-left="none" fo:border-right="none" fo:border-top="none" fo:border-bottom="0.5pt solid #000000"/>
    </style:style>
    <style:style style:name="Таблица976" style:family="table">
      <style:table-properties style:rel-width="100%" table:align="center" style:writing-mode="page"/>
    </style:style>
    <style:style style:name="Таблица976.A" style:family="table-column">
      <style:table-column-properties style:rel-column-width="368*"/>
    </style:style>
    <style:style style:name="Таблица976.B" style:family="table-column">
      <style:table-column-properties style:rel-column-width="7003*"/>
    </style:style>
    <style:style style:name="Таблица976.A1" style:family="table-cell">
      <style:table-cell-properties fo:padding-left="0cm" fo:padding-right="0cm" fo:padding-top="0cm" fo:padding-bottom="0.03cm" fo:border-left="none" fo:border-right="none" fo:border-top="none" fo:border-bottom="0.5pt solid #000000"/>
    </style:style>
    <style:style style:name="Таблица977" style:family="table">
      <style:table-properties style:rel-width="100%" table:align="center" style:writing-mode="page"/>
    </style:style>
    <style:style style:name="Таблица977.A" style:family="table-column">
      <style:table-column-properties style:rel-column-width="7540*"/>
    </style:style>
    <style:style style:name="Таблица977.B" style:family="table-column">
      <style:table-column-properties style:rel-column-width="397*"/>
    </style:style>
    <style:style style:name="Таблица977.A1" style:family="table-cell">
      <style:table-cell-properties fo:padding-left="0cm" fo:padding-right="0cm" fo:padding-top="0cm" fo:padding-bottom="0.03cm" fo:border-left="none" fo:border-right="none" fo:border-top="none" fo:border-bottom="0.5pt solid #000000"/>
    </style:style>
    <style:style style:name="Таблица978" style:family="table">
      <style:table-properties style:rel-width="100%" table:align="center" style:writing-mode="page"/>
    </style:style>
    <style:style style:name="Таблица978.A" style:family="table-column">
      <style:table-column-properties style:rel-column-width="368*"/>
    </style:style>
    <style:style style:name="Таблица978.B" style:family="table-column">
      <style:table-column-properties style:rel-column-width="7003*"/>
    </style:style>
    <style:style style:name="Таблица978.A1" style:family="table-cell">
      <style:table-cell-properties fo:padding-left="0cm" fo:padding-right="0cm" fo:padding-top="0cm" fo:padding-bottom="0.03cm" fo:border-left="none" fo:border-right="none" fo:border-top="none" fo:border-bottom="0.5pt solid #000000"/>
    </style:style>
    <style:style style:name="Таблица979" style:family="table">
      <style:table-properties style:rel-width="100%" table:align="center" style:writing-mode="page"/>
    </style:style>
    <style:style style:name="Таблица979.A" style:family="table-column">
      <style:table-column-properties style:rel-column-width="7540*"/>
    </style:style>
    <style:style style:name="Таблица979.B" style:family="table-column">
      <style:table-column-properties style:rel-column-width="397*"/>
    </style:style>
    <style:style style:name="Таблица979.A1" style:family="table-cell">
      <style:table-cell-properties fo:padding-left="0cm" fo:padding-right="0cm" fo:padding-top="0cm" fo:padding-bottom="0.03cm" fo:border-left="none" fo:border-right="none" fo:border-top="none" fo:border-bottom="0.5pt solid #000000"/>
    </style:style>
    <style:style style:name="Таблица980" style:family="table">
      <style:table-properties style:rel-width="100%" table:align="center" style:writing-mode="page"/>
    </style:style>
    <style:style style:name="Таблица980.A" style:family="table-column">
      <style:table-column-properties style:rel-column-width="368*"/>
    </style:style>
    <style:style style:name="Таблица980.B" style:family="table-column">
      <style:table-column-properties style:rel-column-width="7003*"/>
    </style:style>
    <style:style style:name="Таблица980.A1" style:family="table-cell">
      <style:table-cell-properties fo:padding-left="0cm" fo:padding-right="0cm" fo:padding-top="0cm" fo:padding-bottom="0.03cm" fo:border-left="none" fo:border-right="none" fo:border-top="none" fo:border-bottom="0.5pt solid #000000"/>
    </style:style>
    <style:style style:name="Таблица981" style:family="table">
      <style:table-properties style:rel-width="100%" table:align="center" style:writing-mode="page"/>
    </style:style>
    <style:style style:name="Таблица981.A" style:family="table-column">
      <style:table-column-properties style:rel-column-width="7540*"/>
    </style:style>
    <style:style style:name="Таблица981.B" style:family="table-column">
      <style:table-column-properties style:rel-column-width="397*"/>
    </style:style>
    <style:style style:name="Таблица981.A1" style:family="table-cell">
      <style:table-cell-properties fo:padding-left="0cm" fo:padding-right="0cm" fo:padding-top="0cm" fo:padding-bottom="0.03cm" fo:border-left="none" fo:border-right="none" fo:border-top="none" fo:border-bottom="0.5pt solid #000000"/>
    </style:style>
    <style:style style:name="Таблица982" style:family="table">
      <style:table-properties style:rel-width="100%" table:align="center" style:writing-mode="page"/>
    </style:style>
    <style:style style:name="Таблица982.A" style:family="table-column">
      <style:table-column-properties style:rel-column-width="368*"/>
    </style:style>
    <style:style style:name="Таблица982.B" style:family="table-column">
      <style:table-column-properties style:rel-column-width="7003*"/>
    </style:style>
    <style:style style:name="Таблица982.A1" style:family="table-cell">
      <style:table-cell-properties fo:padding-left="0cm" fo:padding-right="0cm" fo:padding-top="0cm" fo:padding-bottom="0.03cm" fo:border-left="none" fo:border-right="none" fo:border-top="none" fo:border-bottom="0.5pt solid #000000"/>
    </style:style>
    <style:style style:name="Таблица983" style:family="table">
      <style:table-properties style:rel-width="100%" table:align="center" style:writing-mode="page"/>
    </style:style>
    <style:style style:name="Таблица983.A" style:family="table-column">
      <style:table-column-properties style:rel-column-width="7540*"/>
    </style:style>
    <style:style style:name="Таблица983.B" style:family="table-column">
      <style:table-column-properties style:rel-column-width="397*"/>
    </style:style>
    <style:style style:name="Таблица983.A1" style:family="table-cell">
      <style:table-cell-properties fo:padding-left="0cm" fo:padding-right="0cm" fo:padding-top="0cm" fo:padding-bottom="0.03cm" fo:border-left="none" fo:border-right="none" fo:border-top="none" fo:border-bottom="0.5pt solid #000000"/>
    </style:style>
    <style:style style:name="Таблица984" style:family="table">
      <style:table-properties style:rel-width="100%" table:align="center" style:writing-mode="page"/>
    </style:style>
    <style:style style:name="Таблица984.A" style:family="table-column">
      <style:table-column-properties style:rel-column-width="368*"/>
    </style:style>
    <style:style style:name="Таблица984.B" style:family="table-column">
      <style:table-column-properties style:rel-column-width="7003*"/>
    </style:style>
    <style:style style:name="Таблица984.A1" style:family="table-cell">
      <style:table-cell-properties fo:padding-left="0cm" fo:padding-right="0cm" fo:padding-top="0cm" fo:padding-bottom="0.03cm" fo:border-left="none" fo:border-right="none" fo:border-top="none" fo:border-bottom="0.5pt solid #000000"/>
    </style:style>
    <style:style style:name="Таблица985" style:family="table">
      <style:table-properties style:rel-width="100%" table:align="center" style:writing-mode="page"/>
    </style:style>
    <style:style style:name="Таблица985.A" style:family="table-column">
      <style:table-column-properties style:rel-column-width="7540*"/>
    </style:style>
    <style:style style:name="Таблица985.B" style:family="table-column">
      <style:table-column-properties style:rel-column-width="397*"/>
    </style:style>
    <style:style style:name="Таблица985.A1" style:family="table-cell">
      <style:table-cell-properties fo:padding-left="0cm" fo:padding-right="0cm" fo:padding-top="0cm" fo:padding-bottom="0.03cm" fo:border-left="none" fo:border-right="none" fo:border-top="none" fo:border-bottom="0.5pt solid #000000"/>
    </style:style>
    <style:style style:name="Таблица986" style:family="table">
      <style:table-properties style:rel-width="100%" table:align="center" style:writing-mode="page"/>
    </style:style>
    <style:style style:name="Таблица986.A" style:family="table-column">
      <style:table-column-properties style:rel-column-width="368*"/>
    </style:style>
    <style:style style:name="Таблица986.B" style:family="table-column">
      <style:table-column-properties style:rel-column-width="7003*"/>
    </style:style>
    <style:style style:name="Таблица986.A1" style:family="table-cell">
      <style:table-cell-properties fo:padding-left="0cm" fo:padding-right="0cm" fo:padding-top="0cm" fo:padding-bottom="0.03cm" fo:border-left="none" fo:border-right="none" fo:border-top="none" fo:border-bottom="0.5pt solid #000000"/>
    </style:style>
    <style:style style:name="Таблица987" style:family="table">
      <style:table-properties style:rel-width="100%" table:align="center" style:writing-mode="page"/>
    </style:style>
    <style:style style:name="Таблица987.A" style:family="table-column">
      <style:table-column-properties style:rel-column-width="7540*"/>
    </style:style>
    <style:style style:name="Таблица987.B" style:family="table-column">
      <style:table-column-properties style:rel-column-width="397*"/>
    </style:style>
    <style:style style:name="Таблица987.A1" style:family="table-cell">
      <style:table-cell-properties fo:padding-left="0cm" fo:padding-right="0cm" fo:padding-top="0cm" fo:padding-bottom="0.03cm" fo:border-left="none" fo:border-right="none" fo:border-top="none" fo:border-bottom="0.5pt solid #000000"/>
    </style:style>
    <style:style style:name="Таблица988" style:family="table">
      <style:table-properties style:rel-width="100%" table:align="center" style:writing-mode="page"/>
    </style:style>
    <style:style style:name="Таблица988.A" style:family="table-column">
      <style:table-column-properties style:rel-column-width="368*"/>
    </style:style>
    <style:style style:name="Таблица988.B" style:family="table-column">
      <style:table-column-properties style:rel-column-width="7003*"/>
    </style:style>
    <style:style style:name="Таблица988.A1" style:family="table-cell">
      <style:table-cell-properties fo:padding-left="0cm" fo:padding-right="0cm" fo:padding-top="0cm" fo:padding-bottom="0.03cm" fo:border-left="none" fo:border-right="none" fo:border-top="none" fo:border-bottom="0.5pt solid #000000"/>
    </style:style>
    <style:style style:name="Таблица989" style:family="table">
      <style:table-properties style:rel-width="100%" table:align="center" style:writing-mode="page"/>
    </style:style>
    <style:style style:name="Таблица989.A" style:family="table-column">
      <style:table-column-properties style:rel-column-width="7540*"/>
    </style:style>
    <style:style style:name="Таблица989.B" style:family="table-column">
      <style:table-column-properties style:rel-column-width="397*"/>
    </style:style>
    <style:style style:name="Таблица989.A1" style:family="table-cell">
      <style:table-cell-properties fo:padding-left="0cm" fo:padding-right="0cm" fo:padding-top="0cm" fo:padding-bottom="0.03cm" fo:border-left="none" fo:border-right="none" fo:border-top="none" fo:border-bottom="0.5pt solid #000000"/>
    </style:style>
    <style:style style:name="Таблица990" style:family="table">
      <style:table-properties style:rel-width="100%" table:align="center" style:writing-mode="page"/>
    </style:style>
    <style:style style:name="Таблица990.A" style:family="table-column">
      <style:table-column-properties style:rel-column-width="368*"/>
    </style:style>
    <style:style style:name="Таблица990.B" style:family="table-column">
      <style:table-column-properties style:rel-column-width="7003*"/>
    </style:style>
    <style:style style:name="Таблица990.A1" style:family="table-cell">
      <style:table-cell-properties fo:padding-left="0cm" fo:padding-right="0cm" fo:padding-top="0cm" fo:padding-bottom="0.03cm" fo:border-left="none" fo:border-right="none" fo:border-top="none" fo:border-bottom="0.5pt solid #000000"/>
    </style:style>
    <style:style style:name="Таблица991" style:family="table">
      <style:table-properties style:rel-width="100%" table:align="center" style:writing-mode="page"/>
    </style:style>
    <style:style style:name="Таблица991.A" style:family="table-column">
      <style:table-column-properties style:rel-column-width="7540*"/>
    </style:style>
    <style:style style:name="Таблица991.B" style:family="table-column">
      <style:table-column-properties style:rel-column-width="397*"/>
    </style:style>
    <style:style style:name="Таблица991.A1" style:family="table-cell">
      <style:table-cell-properties fo:padding-left="0cm" fo:padding-right="0cm" fo:padding-top="0cm" fo:padding-bottom="0.03cm" fo:border-left="none" fo:border-right="none" fo:border-top="none" fo:border-bottom="0.5pt solid #000000"/>
    </style:style>
    <style:style style:name="Таблица992" style:family="table">
      <style:table-properties style:rel-width="100%" table:align="center" style:writing-mode="page"/>
    </style:style>
    <style:style style:name="Таблица992.A" style:family="table-column">
      <style:table-column-properties style:rel-column-width="368*"/>
    </style:style>
    <style:style style:name="Таблица992.B" style:family="table-column">
      <style:table-column-properties style:rel-column-width="7003*"/>
    </style:style>
    <style:style style:name="Таблица992.A1" style:family="table-cell">
      <style:table-cell-properties fo:padding-left="0cm" fo:padding-right="0cm" fo:padding-top="0cm" fo:padding-bottom="0.03cm" fo:border-left="none" fo:border-right="none" fo:border-top="none" fo:border-bottom="0.5pt solid #000000"/>
    </style:style>
    <style:style style:name="Таблица993" style:family="table">
      <style:table-properties style:rel-width="100%" table:align="center" style:writing-mode="page"/>
    </style:style>
    <style:style style:name="Таблица993.A" style:family="table-column">
      <style:table-column-properties style:rel-column-width="7540*"/>
    </style:style>
    <style:style style:name="Таблица993.B" style:family="table-column">
      <style:table-column-properties style:rel-column-width="397*"/>
    </style:style>
    <style:style style:name="Таблица993.A1" style:family="table-cell">
      <style:table-cell-properties fo:padding-left="0cm" fo:padding-right="0cm" fo:padding-top="0cm" fo:padding-bottom="0.03cm" fo:border-left="none" fo:border-right="none" fo:border-top="none" fo:border-bottom="0.5pt solid #000000"/>
    </style:style>
    <style:style style:name="Таблица994" style:family="table">
      <style:table-properties style:rel-width="100%" table:align="center" style:writing-mode="page"/>
    </style:style>
    <style:style style:name="Таблица994.A" style:family="table-column">
      <style:table-column-properties style:rel-column-width="368*"/>
    </style:style>
    <style:style style:name="Таблица994.B" style:family="table-column">
      <style:table-column-properties style:rel-column-width="7003*"/>
    </style:style>
    <style:style style:name="Таблица994.A1" style:family="table-cell">
      <style:table-cell-properties fo:padding-left="0cm" fo:padding-right="0cm" fo:padding-top="0cm" fo:padding-bottom="0.03cm" fo:border-left="none" fo:border-right="none" fo:border-top="none" fo:border-bottom="0.5pt solid #000000"/>
    </style:style>
    <style:style style:name="Таблица995" style:family="table">
      <style:table-properties style:rel-width="100%" table:align="center" style:writing-mode="page"/>
    </style:style>
    <style:style style:name="Таблица995.A" style:family="table-column">
      <style:table-column-properties style:rel-column-width="7540*"/>
    </style:style>
    <style:style style:name="Таблица995.B" style:family="table-column">
      <style:table-column-properties style:rel-column-width="397*"/>
    </style:style>
    <style:style style:name="Таблица995.A1" style:family="table-cell">
      <style:table-cell-properties fo:padding-left="0cm" fo:padding-right="0cm" fo:padding-top="0cm" fo:padding-bottom="0.03cm" fo:border-left="none" fo:border-right="none" fo:border-top="none" fo:border-bottom="0.5pt solid #000000"/>
    </style:style>
    <style:style style:name="Таблица996" style:family="table">
      <style:table-properties style:rel-width="100%" table:align="center" style:writing-mode="page"/>
    </style:style>
    <style:style style:name="Таблица996.A" style:family="table-column">
      <style:table-column-properties style:rel-column-width="368*"/>
    </style:style>
    <style:style style:name="Таблица996.B" style:family="table-column">
      <style:table-column-properties style:rel-column-width="7003*"/>
    </style:style>
    <style:style style:name="Таблица996.A1" style:family="table-cell">
      <style:table-cell-properties fo:padding-left="0cm" fo:padding-right="0cm" fo:padding-top="0cm" fo:padding-bottom="0.03cm" fo:border-left="none" fo:border-right="none" fo:border-top="none" fo:border-bottom="0.5pt solid #000000"/>
    </style:style>
    <style:style style:name="Таблица997" style:family="table">
      <style:table-properties style:rel-width="100%" table:align="center" style:writing-mode="page"/>
    </style:style>
    <style:style style:name="Таблица997.A" style:family="table-column">
      <style:table-column-properties style:rel-column-width="7540*"/>
    </style:style>
    <style:style style:name="Таблица997.B" style:family="table-column">
      <style:table-column-properties style:rel-column-width="397*"/>
    </style:style>
    <style:style style:name="Таблица997.A1" style:family="table-cell">
      <style:table-cell-properties fo:padding-left="0cm" fo:padding-right="0cm" fo:padding-top="0cm" fo:padding-bottom="0.03cm" fo:border-left="none" fo:border-right="none" fo:border-top="none" fo:border-bottom="0.5pt solid #000000"/>
    </style:style>
    <style:style style:name="Таблица998" style:family="table">
      <style:table-properties style:rel-width="100%" table:align="center" style:writing-mode="page"/>
    </style:style>
    <style:style style:name="Таблица998.A" style:family="table-column">
      <style:table-column-properties style:rel-column-width="368*"/>
    </style:style>
    <style:style style:name="Таблица998.B" style:family="table-column">
      <style:table-column-properties style:rel-column-width="7003*"/>
    </style:style>
    <style:style style:name="Таблица998.A1" style:family="table-cell">
      <style:table-cell-properties fo:padding-left="0cm" fo:padding-right="0cm" fo:padding-top="0cm" fo:padding-bottom="0.03cm" fo:border-left="none" fo:border-right="none" fo:border-top="none" fo:border-bottom="0.5pt solid #000000"/>
    </style:style>
    <style:style style:name="Таблица999" style:family="table">
      <style:table-properties style:rel-width="100%" table:align="center" style:writing-mode="page"/>
    </style:style>
    <style:style style:name="Таблица999.A" style:family="table-column">
      <style:table-column-properties style:rel-column-width="7540*"/>
    </style:style>
    <style:style style:name="Таблица999.B" style:family="table-column">
      <style:table-column-properties style:rel-column-width="397*"/>
    </style:style>
    <style:style style:name="Таблица999.A1" style:family="table-cell">
      <style:table-cell-properties fo:padding-left="0cm" fo:padding-right="0cm" fo:padding-top="0cm" fo:padding-bottom="0.03cm" fo:border-left="none" fo:border-right="none" fo:border-top="none" fo:border-bottom="0.5pt solid #000000"/>
    </style:style>
    <style:style style:name="Таблица1000" style:family="table">
      <style:table-properties style:rel-width="100%" table:align="center" style:writing-mode="page"/>
    </style:style>
    <style:style style:name="Таблица1000.A" style:family="table-column">
      <style:table-column-properties style:rel-column-width="368*"/>
    </style:style>
    <style:style style:name="Таблица1000.B" style:family="table-column">
      <style:table-column-properties style:rel-column-width="7003*"/>
    </style:style>
    <style:style style:name="Таблица1000.A1" style:family="table-cell">
      <style:table-cell-properties fo:padding-left="0cm" fo:padding-right="0cm" fo:padding-top="0cm" fo:padding-bottom="0.03cm" fo:border-left="none" fo:border-right="none" fo:border-top="none" fo:border-bottom="0.5pt solid #000000"/>
    </style:style>
    <style:style style:name="Таблица1001" style:family="table">
      <style:table-properties style:rel-width="100%" table:align="center" style:writing-mode="page"/>
    </style:style>
    <style:style style:name="Таблица1001.A" style:family="table-column">
      <style:table-column-properties style:rel-column-width="7540*"/>
    </style:style>
    <style:style style:name="Таблица1001.B" style:family="table-column">
      <style:table-column-properties style:rel-column-width="397*"/>
    </style:style>
    <style:style style:name="Таблица1001.A1" style:family="table-cell">
      <style:table-cell-properties fo:padding-left="0cm" fo:padding-right="0cm" fo:padding-top="0cm" fo:padding-bottom="0.03cm" fo:border-left="none" fo:border-right="none" fo:border-top="none" fo:border-bottom="0.5pt solid #000000"/>
    </style:style>
    <style:style style:name="Таблица1002" style:family="table">
      <style:table-properties style:rel-width="100%" table:align="center" style:writing-mode="page"/>
    </style:style>
    <style:style style:name="Таблица1002.A" style:family="table-column">
      <style:table-column-properties style:rel-column-width="368*"/>
    </style:style>
    <style:style style:name="Таблица1002.B" style:family="table-column">
      <style:table-column-properties style:rel-column-width="7003*"/>
    </style:style>
    <style:style style:name="Таблица1002.A1" style:family="table-cell">
      <style:table-cell-properties fo:padding-left="0cm" fo:padding-right="0cm" fo:padding-top="0cm" fo:padding-bottom="0.03cm" fo:border-left="none" fo:border-right="none" fo:border-top="none" fo:border-bottom="0.5pt solid #000000"/>
    </style:style>
    <style:style style:name="Таблица1003" style:family="table">
      <style:table-properties style:rel-width="100%" table:align="center" style:writing-mode="page"/>
    </style:style>
    <style:style style:name="Таблица1003.A" style:family="table-column">
      <style:table-column-properties style:rel-column-width="7540*"/>
    </style:style>
    <style:style style:name="Таблица1003.B" style:family="table-column">
      <style:table-column-properties style:rel-column-width="397*"/>
    </style:style>
    <style:style style:name="Таблица1003.A1" style:family="table-cell">
      <style:table-cell-properties fo:padding-left="0cm" fo:padding-right="0cm" fo:padding-top="0cm" fo:padding-bottom="0.03cm" fo:border-left="none" fo:border-right="none" fo:border-top="none" fo:border-bottom="0.5pt solid #000000"/>
    </style:style>
    <style:style style:name="Таблица1004" style:family="table">
      <style:table-properties style:rel-width="100%" table:align="center" style:writing-mode="page"/>
    </style:style>
    <style:style style:name="Таблица1004.A" style:family="table-column">
      <style:table-column-properties style:rel-column-width="368*"/>
    </style:style>
    <style:style style:name="Таблица1004.B" style:family="table-column">
      <style:table-column-properties style:rel-column-width="7003*"/>
    </style:style>
    <style:style style:name="Таблица1004.A1" style:family="table-cell">
      <style:table-cell-properties fo:padding-left="0cm" fo:padding-right="0cm" fo:padding-top="0cm" fo:padding-bottom="0.03cm" fo:border-left="none" fo:border-right="none" fo:border-top="none" fo:border-bottom="0.5pt solid #000000"/>
    </style:style>
    <style:style style:name="Таблица1005" style:family="table">
      <style:table-properties style:rel-width="100%" table:align="center" style:writing-mode="page"/>
    </style:style>
    <style:style style:name="Таблица1005.A" style:family="table-column">
      <style:table-column-properties style:rel-column-width="7540*"/>
    </style:style>
    <style:style style:name="Таблица1005.B" style:family="table-column">
      <style:table-column-properties style:rel-column-width="397*"/>
    </style:style>
    <style:style style:name="Таблица1005.A1" style:family="table-cell">
      <style:table-cell-properties fo:padding-left="0cm" fo:padding-right="0cm" fo:padding-top="0cm" fo:padding-bottom="0.03cm" fo:border-left="none" fo:border-right="none" fo:border-top="none" fo:border-bottom="0.5pt solid #000000"/>
    </style:style>
    <style:style style:name="Таблица1006" style:family="table">
      <style:table-properties style:rel-width="100%" table:align="center" style:writing-mode="page"/>
    </style:style>
    <style:style style:name="Таблица1006.A" style:family="table-column">
      <style:table-column-properties style:rel-column-width="368*"/>
    </style:style>
    <style:style style:name="Таблица1006.B" style:family="table-column">
      <style:table-column-properties style:rel-column-width="7003*"/>
    </style:style>
    <style:style style:name="Таблица1006.A1" style:family="table-cell">
      <style:table-cell-properties fo:padding-left="0cm" fo:padding-right="0cm" fo:padding-top="0cm" fo:padding-bottom="0.03cm" fo:border-left="none" fo:border-right="none" fo:border-top="none" fo:border-bottom="0.5pt solid #000000"/>
    </style:style>
    <style:style style:name="Таблица1007" style:family="table">
      <style:table-properties style:rel-width="100%" table:align="center" style:writing-mode="page"/>
    </style:style>
    <style:style style:name="Таблица1007.A" style:family="table-column">
      <style:table-column-properties style:rel-column-width="7540*"/>
    </style:style>
    <style:style style:name="Таблица1007.B" style:family="table-column">
      <style:table-column-properties style:rel-column-width="397*"/>
    </style:style>
    <style:style style:name="Таблица1007.A1" style:family="table-cell">
      <style:table-cell-properties fo:padding-left="0cm" fo:padding-right="0cm" fo:padding-top="0cm" fo:padding-bottom="0.03cm" fo:border-left="none" fo:border-right="none" fo:border-top="none" fo:border-bottom="0.5pt solid #000000"/>
    </style:style>
    <style:style style:name="Таблица1008" style:family="table">
      <style:table-properties style:rel-width="100%" table:align="center" style:writing-mode="page"/>
    </style:style>
    <style:style style:name="Таблица1008.A" style:family="table-column">
      <style:table-column-properties style:rel-column-width="368*"/>
    </style:style>
    <style:style style:name="Таблица1008.B" style:family="table-column">
      <style:table-column-properties style:rel-column-width="7003*"/>
    </style:style>
    <style:style style:name="Таблица1008.A1" style:family="table-cell">
      <style:table-cell-properties fo:padding-left="0cm" fo:padding-right="0cm" fo:padding-top="0cm" fo:padding-bottom="0.03cm" fo:border-left="none" fo:border-right="none" fo:border-top="none" fo:border-bottom="0.5pt solid #000000"/>
    </style:style>
    <style:style style:name="Таблица1009" style:family="table">
      <style:table-properties style:rel-width="100%" table:align="center" style:writing-mode="page"/>
    </style:style>
    <style:style style:name="Таблица1009.A" style:family="table-column">
      <style:table-column-properties style:rel-column-width="7540*"/>
    </style:style>
    <style:style style:name="Таблица1009.B" style:family="table-column">
      <style:table-column-properties style:rel-column-width="397*"/>
    </style:style>
    <style:style style:name="Таблица1009.A1" style:family="table-cell">
      <style:table-cell-properties fo:padding-left="0cm" fo:padding-right="0cm" fo:padding-top="0cm" fo:padding-bottom="0.03cm" fo:border-left="none" fo:border-right="none" fo:border-top="none" fo:border-bottom="0.5pt solid #000000"/>
    </style:style>
    <style:style style:name="Таблица1010" style:family="table">
      <style:table-properties style:rel-width="100%" table:align="center" style:writing-mode="page"/>
    </style:style>
    <style:style style:name="Таблица1010.A" style:family="table-column">
      <style:table-column-properties style:rel-column-width="368*"/>
    </style:style>
    <style:style style:name="Таблица1010.B" style:family="table-column">
      <style:table-column-properties style:rel-column-width="7003*"/>
    </style:style>
    <style:style style:name="Таблица1010.A1" style:family="table-cell">
      <style:table-cell-properties fo:padding-left="0cm" fo:padding-right="0cm" fo:padding-top="0cm" fo:padding-bottom="0.03cm" fo:border-left="none" fo:border-right="none" fo:border-top="none" fo:border-bottom="0.5pt solid #000000"/>
    </style:style>
    <style:style style:name="Таблица1011" style:family="table">
      <style:table-properties style:rel-width="100%" table:align="center" style:writing-mode="page"/>
    </style:style>
    <style:style style:name="Таблица1011.A" style:family="table-column">
      <style:table-column-properties style:rel-column-width="7540*"/>
    </style:style>
    <style:style style:name="Таблица1011.B" style:family="table-column">
      <style:table-column-properties style:rel-column-width="397*"/>
    </style:style>
    <style:style style:name="Таблица1011.A1" style:family="table-cell">
      <style:table-cell-properties fo:padding-left="0cm" fo:padding-right="0cm" fo:padding-top="0cm" fo:padding-bottom="0.03cm" fo:border-left="none" fo:border-right="none" fo:border-top="none" fo:border-bottom="0.5pt solid #000000"/>
    </style:style>
    <style:style style:name="Таблица1012" style:family="table">
      <style:table-properties style:rel-width="100%" table:align="center" style:writing-mode="page"/>
    </style:style>
    <style:style style:name="Таблица1012.A" style:family="table-column">
      <style:table-column-properties style:rel-column-width="368*"/>
    </style:style>
    <style:style style:name="Таблица1012.B" style:family="table-column">
      <style:table-column-properties style:rel-column-width="7003*"/>
    </style:style>
    <style:style style:name="Таблица1012.A1" style:family="table-cell">
      <style:table-cell-properties fo:padding-left="0cm" fo:padding-right="0cm" fo:padding-top="0cm" fo:padding-bottom="0.03cm" fo:border-left="none" fo:border-right="none" fo:border-top="none" fo:border-bottom="0.5pt solid #000000"/>
    </style:style>
    <style:style style:name="Таблица1013" style:family="table">
      <style:table-properties style:rel-width="100%" table:align="center" style:writing-mode="page"/>
    </style:style>
    <style:style style:name="Таблица1013.A" style:family="table-column">
      <style:table-column-properties style:rel-column-width="3968*"/>
    </style:style>
    <style:style style:name="Таблица1013.B" style:family="table-column">
      <style:table-column-properties style:rel-column-width="3969*"/>
    </style:style>
    <style:style style:name="Таблица1013.A1" style:family="table-cell">
      <style:table-cell-properties fo:padding="0cm" fo:border="none"/>
    </style:style>
    <style:style style:name="Таблица1014" style:family="table">
      <style:table-properties style:rel-width="100%" table:align="center" style:writing-mode="page"/>
    </style:style>
    <style:style style:name="Таблица1014.A" style:family="table-column">
      <style:table-column-properties style:rel-column-width="7540*"/>
    </style:style>
    <style:style style:name="Таблица1014.B" style:family="table-column">
      <style:table-column-properties style:rel-column-width="397*"/>
    </style:style>
    <style:style style:name="Таблица1014.A1" style:family="table-cell">
      <style:table-cell-properties fo:padding-left="0cm" fo:padding-right="0cm" fo:padding-top="0cm" fo:padding-bottom="0.03cm" fo:border-left="none" fo:border-right="none" fo:border-top="none" fo:border-bottom="0.5pt solid #000000"/>
    </style:style>
    <style:style style:name="Таблица1015" style:family="table">
      <style:table-properties style:rel-width="100%" table:align="center" style:writing-mode="page"/>
    </style:style>
    <style:style style:name="Таблица1015.A" style:family="table-column">
      <style:table-column-properties style:rel-column-width="368*"/>
    </style:style>
    <style:style style:name="Таблица1015.B" style:family="table-column">
      <style:table-column-properties style:rel-column-width="7003*"/>
    </style:style>
    <style:style style:name="Таблица1015.A1" style:family="table-cell">
      <style:table-cell-properties fo:padding-left="0cm" fo:padding-right="0cm" fo:padding-top="0cm" fo:padding-bottom="0.03cm" fo:border-left="none" fo:border-right="none" fo:border-top="none" fo:border-bottom="0.5pt solid #000000"/>
    </style:style>
    <style:style style:name="Таблица1016" style:family="table">
      <style:table-properties style:rel-width="100%" table:align="center" style:writing-mode="page"/>
    </style:style>
    <style:style style:name="Таблица1016.A" style:family="table-column">
      <style:table-column-properties style:rel-column-width="7540*"/>
    </style:style>
    <style:style style:name="Таблица1016.B" style:family="table-column">
      <style:table-column-properties style:rel-column-width="397*"/>
    </style:style>
    <style:style style:name="Таблица1016.A1" style:family="table-cell">
      <style:table-cell-properties fo:padding-left="0cm" fo:padding-right="0cm" fo:padding-top="0cm" fo:padding-bottom="0.03cm" fo:border-left="none" fo:border-right="none" fo:border-top="none" fo:border-bottom="0.5pt solid #000000"/>
    </style:style>
    <style:style style:name="Таблица1017" style:family="table">
      <style:table-properties style:rel-width="100%" table:align="center" style:writing-mode="page"/>
    </style:style>
    <style:style style:name="Таблица1017.A" style:family="table-column">
      <style:table-column-properties style:rel-column-width="368*"/>
    </style:style>
    <style:style style:name="Таблица1017.B" style:family="table-column">
      <style:table-column-properties style:rel-column-width="7003*"/>
    </style:style>
    <style:style style:name="Таблица1017.A1" style:family="table-cell">
      <style:table-cell-properties fo:padding-left="0cm" fo:padding-right="0cm" fo:padding-top="0cm" fo:padding-bottom="0.03cm" fo:border-left="none" fo:border-right="none" fo:border-top="none" fo:border-bottom="0.5pt solid #000000"/>
    </style:style>
    <style:style style:name="Таблица1018" style:family="table">
      <style:table-properties style:rel-width="100%" table:align="center" style:writing-mode="page"/>
    </style:style>
    <style:style style:name="Таблица1018.A" style:family="table-column">
      <style:table-column-properties style:rel-column-width="7540*"/>
    </style:style>
    <style:style style:name="Таблица1018.B" style:family="table-column">
      <style:table-column-properties style:rel-column-width="397*"/>
    </style:style>
    <style:style style:name="Таблица1018.A1" style:family="table-cell">
      <style:table-cell-properties fo:padding-left="0cm" fo:padding-right="0cm" fo:padding-top="0cm" fo:padding-bottom="0.03cm" fo:border-left="none" fo:border-right="none" fo:border-top="none" fo:border-bottom="0.5pt solid #000000"/>
    </style:style>
    <style:style style:name="Таблица1019" style:family="table">
      <style:table-properties style:rel-width="100%" table:align="center" style:writing-mode="page"/>
    </style:style>
    <style:style style:name="Таблица1019.A" style:family="table-column">
      <style:table-column-properties style:rel-column-width="368*"/>
    </style:style>
    <style:style style:name="Таблица1019.B" style:family="table-column">
      <style:table-column-properties style:rel-column-width="7003*"/>
    </style:style>
    <style:style style:name="Таблица1019.A1" style:family="table-cell">
      <style:table-cell-properties fo:padding-left="0cm" fo:padding-right="0cm" fo:padding-top="0cm" fo:padding-bottom="0.03cm" fo:border-left="none" fo:border-right="none" fo:border-top="none" fo:border-bottom="0.5pt solid #000000"/>
    </style:style>
    <style:style style:name="Таблица1020" style:family="table">
      <style:table-properties style:rel-width="100%" table:align="center" style:writing-mode="page"/>
    </style:style>
    <style:style style:name="Таблица1020.A" style:family="table-column">
      <style:table-column-properties style:rel-column-width="7540*"/>
    </style:style>
    <style:style style:name="Таблица1020.B" style:family="table-column">
      <style:table-column-properties style:rel-column-width="397*"/>
    </style:style>
    <style:style style:name="Таблица1020.A1" style:family="table-cell">
      <style:table-cell-properties fo:padding-left="0cm" fo:padding-right="0cm" fo:padding-top="0cm" fo:padding-bottom="0.03cm" fo:border-left="none" fo:border-right="none" fo:border-top="none" fo:border-bottom="0.5pt solid #000000"/>
    </style:style>
    <style:style style:name="Таблица1021" style:family="table">
      <style:table-properties style:rel-width="100%" table:align="center" style:writing-mode="page"/>
    </style:style>
    <style:style style:name="Таблица1021.A" style:family="table-column">
      <style:table-column-properties style:rel-column-width="368*"/>
    </style:style>
    <style:style style:name="Таблица1021.B" style:family="table-column">
      <style:table-column-properties style:rel-column-width="7003*"/>
    </style:style>
    <style:style style:name="Таблица1021.A1" style:family="table-cell">
      <style:table-cell-properties fo:padding-left="0cm" fo:padding-right="0cm" fo:padding-top="0cm" fo:padding-bottom="0.03cm" fo:border-left="none" fo:border-right="none" fo:border-top="none" fo:border-bottom="0.5pt solid #000000"/>
    </style:style>
    <style:style style:name="Таблица1022" style:family="table">
      <style:table-properties style:rel-width="100%" table:align="center" style:writing-mode="page"/>
    </style:style>
    <style:style style:name="Таблица1022.A" style:family="table-column">
      <style:table-column-properties style:rel-column-width="7540*"/>
    </style:style>
    <style:style style:name="Таблица1022.B" style:family="table-column">
      <style:table-column-properties style:rel-column-width="397*"/>
    </style:style>
    <style:style style:name="Таблица1022.A1" style:family="table-cell">
      <style:table-cell-properties fo:padding-left="0cm" fo:padding-right="0cm" fo:padding-top="0cm" fo:padding-bottom="0.03cm" fo:border-left="none" fo:border-right="none" fo:border-top="none" fo:border-bottom="0.5pt solid #000000"/>
    </style:style>
    <style:style style:name="Таблица1023" style:family="table">
      <style:table-properties style:rel-width="100%" table:align="center" style:writing-mode="page"/>
    </style:style>
    <style:style style:name="Таблица1023.A" style:family="table-column">
      <style:table-column-properties style:rel-column-width="368*"/>
    </style:style>
    <style:style style:name="Таблица1023.B" style:family="table-column">
      <style:table-column-properties style:rel-column-width="7003*"/>
    </style:style>
    <style:style style:name="Таблица1023.A1" style:family="table-cell">
      <style:table-cell-properties fo:padding-left="0cm" fo:padding-right="0cm" fo:padding-top="0cm" fo:padding-bottom="0.03cm" fo:border-left="none" fo:border-right="none" fo:border-top="none" fo:border-bottom="0.5pt solid #000000"/>
    </style:style>
    <style:style style:name="Таблица1024" style:family="table">
      <style:table-properties style:rel-width="100%" table:align="center" style:writing-mode="page"/>
    </style:style>
    <style:style style:name="Таблица1024.A" style:family="table-column">
      <style:table-column-properties style:rel-column-width="7540*"/>
    </style:style>
    <style:style style:name="Таблица1024.B" style:family="table-column">
      <style:table-column-properties style:rel-column-width="397*"/>
    </style:style>
    <style:style style:name="Таблица1024.A1" style:family="table-cell">
      <style:table-cell-properties fo:padding-left="0cm" fo:padding-right="0cm" fo:padding-top="0cm" fo:padding-bottom="0.03cm" fo:border-left="none" fo:border-right="none" fo:border-top="none" fo:border-bottom="0.5pt solid #000000"/>
    </style:style>
    <style:style style:name="Таблица1025" style:family="table">
      <style:table-properties style:rel-width="100%" table:align="center" style:writing-mode="page"/>
    </style:style>
    <style:style style:name="Таблица1025.A" style:family="table-column">
      <style:table-column-properties style:rel-column-width="368*"/>
    </style:style>
    <style:style style:name="Таблица1025.B" style:family="table-column">
      <style:table-column-properties style:rel-column-width="7003*"/>
    </style:style>
    <style:style style:name="Таблица1025.A1" style:family="table-cell">
      <style:table-cell-properties fo:padding-left="0cm" fo:padding-right="0cm" fo:padding-top="0cm" fo:padding-bottom="0.03cm" fo:border-left="none" fo:border-right="none" fo:border-top="none" fo:border-bottom="0.5pt solid #000000"/>
    </style:style>
    <style:style style:name="Таблица1026" style:family="table">
      <style:table-properties style:rel-width="100%" table:align="center" style:writing-mode="page"/>
    </style:style>
    <style:style style:name="Таблица1026.A" style:family="table-column">
      <style:table-column-properties style:rel-column-width="7540*"/>
    </style:style>
    <style:style style:name="Таблица1026.B" style:family="table-column">
      <style:table-column-properties style:rel-column-width="397*"/>
    </style:style>
    <style:style style:name="Таблица1026.A1" style:family="table-cell">
      <style:table-cell-properties fo:padding-left="0cm" fo:padding-right="0cm" fo:padding-top="0cm" fo:padding-bottom="0.03cm" fo:border-left="none" fo:border-right="none" fo:border-top="none" fo:border-bottom="0.5pt solid #000000"/>
    </style:style>
    <style:style style:name="Таблица1027" style:family="table">
      <style:table-properties style:rel-width="100%" table:align="center" style:writing-mode="page"/>
    </style:style>
    <style:style style:name="Таблица1027.A" style:family="table-column">
      <style:table-column-properties style:rel-column-width="368*"/>
    </style:style>
    <style:style style:name="Таблица1027.B" style:family="table-column">
      <style:table-column-properties style:rel-column-width="7003*"/>
    </style:style>
    <style:style style:name="Таблица1027.A1" style:family="table-cell">
      <style:table-cell-properties fo:padding-left="0cm" fo:padding-right="0cm" fo:padding-top="0cm" fo:padding-bottom="0.03cm" fo:border-left="none" fo:border-right="none" fo:border-top="none" fo:border-bottom="0.5pt solid #000000"/>
    </style:style>
    <style:style style:name="Таблица1028" style:family="table">
      <style:table-properties style:rel-width="100%" table:align="center" style:writing-mode="page"/>
    </style:style>
    <style:style style:name="Таблица1028.A" style:family="table-column">
      <style:table-column-properties style:rel-column-width="7540*"/>
    </style:style>
    <style:style style:name="Таблица1028.B" style:family="table-column">
      <style:table-column-properties style:rel-column-width="397*"/>
    </style:style>
    <style:style style:name="Таблица1028.A1" style:family="table-cell">
      <style:table-cell-properties fo:padding-left="0cm" fo:padding-right="0cm" fo:padding-top="0cm" fo:padding-bottom="0.03cm" fo:border-left="none" fo:border-right="none" fo:border-top="none" fo:border-bottom="0.5pt solid #000000"/>
    </style:style>
    <style:style style:name="Таблица1029" style:family="table">
      <style:table-properties style:rel-width="100%" table:align="center" style:writing-mode="page"/>
    </style:style>
    <style:style style:name="Таблица1029.A" style:family="table-column">
      <style:table-column-properties style:rel-column-width="368*"/>
    </style:style>
    <style:style style:name="Таблица1029.B" style:family="table-column">
      <style:table-column-properties style:rel-column-width="7003*"/>
    </style:style>
    <style:style style:name="Таблица1029.A1" style:family="table-cell">
      <style:table-cell-properties fo:padding-left="0cm" fo:padding-right="0cm" fo:padding-top="0cm" fo:padding-bottom="0.03cm" fo:border-left="none" fo:border-right="none" fo:border-top="none" fo:border-bottom="0.5pt solid #000000"/>
    </style:style>
    <style:style style:name="Таблица1030" style:family="table">
      <style:table-properties style:rel-width="100%" table:align="center" style:writing-mode="page"/>
    </style:style>
    <style:style style:name="Таблица1030.A" style:family="table-column">
      <style:table-column-properties style:rel-column-width="7540*"/>
    </style:style>
    <style:style style:name="Таблица1030.B" style:family="table-column">
      <style:table-column-properties style:rel-column-width="397*"/>
    </style:style>
    <style:style style:name="Таблица1030.A1" style:family="table-cell">
      <style:table-cell-properties fo:padding-left="0cm" fo:padding-right="0cm" fo:padding-top="0cm" fo:padding-bottom="0.03cm" fo:border-left="none" fo:border-right="none" fo:border-top="none" fo:border-bottom="0.5pt solid #000000"/>
    </style:style>
    <style:style style:name="Таблица1031" style:family="table">
      <style:table-properties style:rel-width="100%" table:align="center" style:writing-mode="page"/>
    </style:style>
    <style:style style:name="Таблица1031.A" style:family="table-column">
      <style:table-column-properties style:rel-column-width="368*"/>
    </style:style>
    <style:style style:name="Таблица1031.B" style:family="table-column">
      <style:table-column-properties style:rel-column-width="7003*"/>
    </style:style>
    <style:style style:name="Таблица1031.A1" style:family="table-cell">
      <style:table-cell-properties fo:padding-left="0cm" fo:padding-right="0cm" fo:padding-top="0cm" fo:padding-bottom="0.03cm" fo:border-left="none" fo:border-right="none" fo:border-top="none" fo:border-bottom="0.5pt solid #000000"/>
    </style:style>
    <style:style style:name="Таблица1032" style:family="table">
      <style:table-properties style:rel-width="100%" table:align="center" style:writing-mode="page"/>
    </style:style>
    <style:style style:name="Таблица1032.A" style:family="table-column">
      <style:table-column-properties style:rel-column-width="7540*"/>
    </style:style>
    <style:style style:name="Таблица1032.B" style:family="table-column">
      <style:table-column-properties style:rel-column-width="397*"/>
    </style:style>
    <style:style style:name="Таблица1032.A1" style:family="table-cell">
      <style:table-cell-properties fo:padding-left="0cm" fo:padding-right="0cm" fo:padding-top="0cm" fo:padding-bottom="0.03cm" fo:border-left="none" fo:border-right="none" fo:border-top="none" fo:border-bottom="0.5pt solid #000000"/>
    </style:style>
    <style:style style:name="Таблица1033" style:family="table">
      <style:table-properties style:rel-width="100%" table:align="center" style:writing-mode="page"/>
    </style:style>
    <style:style style:name="Таблица1033.A" style:family="table-column">
      <style:table-column-properties style:rel-column-width="368*"/>
    </style:style>
    <style:style style:name="Таблица1033.B" style:family="table-column">
      <style:table-column-properties style:rel-column-width="7003*"/>
    </style:style>
    <style:style style:name="Таблица1033.A1" style:family="table-cell">
      <style:table-cell-properties fo:padding-left="0cm" fo:padding-right="0cm" fo:padding-top="0cm" fo:padding-bottom="0.03cm" fo:border-left="none" fo:border-right="none" fo:border-top="none" fo:border-bottom="0.5pt solid #000000"/>
    </style:style>
    <style:style style:name="Таблица1034" style:family="table">
      <style:table-properties style:rel-width="100%" table:align="center" style:writing-mode="page"/>
    </style:style>
    <style:style style:name="Таблица1034.A" style:family="table-column">
      <style:table-column-properties style:rel-column-width="7540*"/>
    </style:style>
    <style:style style:name="Таблица1034.B" style:family="table-column">
      <style:table-column-properties style:rel-column-width="397*"/>
    </style:style>
    <style:style style:name="Таблица1034.A1" style:family="table-cell">
      <style:table-cell-properties fo:padding-left="0cm" fo:padding-right="0cm" fo:padding-top="0cm" fo:padding-bottom="0.03cm" fo:border-left="none" fo:border-right="none" fo:border-top="none" fo:border-bottom="0.5pt solid #000000"/>
    </style:style>
    <style:style style:name="Таблица1035" style:family="table">
      <style:table-properties style:rel-width="100%" table:align="center" style:writing-mode="page"/>
    </style:style>
    <style:style style:name="Таблица1035.A" style:family="table-column">
      <style:table-column-properties style:rel-column-width="368*"/>
    </style:style>
    <style:style style:name="Таблица1035.B" style:family="table-column">
      <style:table-column-properties style:rel-column-width="7003*"/>
    </style:style>
    <style:style style:name="Таблица1035.A1" style:family="table-cell">
      <style:table-cell-properties fo:padding-left="0cm" fo:padding-right="0cm" fo:padding-top="0cm" fo:padding-bottom="0.03cm" fo:border-left="none" fo:border-right="none" fo:border-top="none" fo:border-bottom="0.5pt solid #000000"/>
    </style:style>
    <style:style style:name="Таблица1036" style:family="table">
      <style:table-properties style:rel-width="100%" table:align="center" style:writing-mode="page"/>
    </style:style>
    <style:style style:name="Таблица1036.A" style:family="table-column">
      <style:table-column-properties style:rel-column-width="7540*"/>
    </style:style>
    <style:style style:name="Таблица1036.B" style:family="table-column">
      <style:table-column-properties style:rel-column-width="397*"/>
    </style:style>
    <style:style style:name="Таблица1036.A1" style:family="table-cell">
      <style:table-cell-properties fo:padding-left="0cm" fo:padding-right="0cm" fo:padding-top="0cm" fo:padding-bottom="0.03cm" fo:border-left="none" fo:border-right="none" fo:border-top="none" fo:border-bottom="0.5pt solid #000000"/>
    </style:style>
    <style:style style:name="Таблица1037" style:family="table">
      <style:table-properties style:rel-width="100%" table:align="center" style:writing-mode="page"/>
    </style:style>
    <style:style style:name="Таблица1037.A" style:family="table-column">
      <style:table-column-properties style:rel-column-width="368*"/>
    </style:style>
    <style:style style:name="Таблица1037.B" style:family="table-column">
      <style:table-column-properties style:rel-column-width="7003*"/>
    </style:style>
    <style:style style:name="Таблица1037.A1" style:family="table-cell">
      <style:table-cell-properties fo:padding-left="0cm" fo:padding-right="0cm" fo:padding-top="0cm" fo:padding-bottom="0.03cm" fo:border-left="none" fo:border-right="none" fo:border-top="none" fo:border-bottom="0.5pt solid #000000"/>
    </style:style>
    <style:style style:name="Таблица1038" style:family="table">
      <style:table-properties style:rel-width="100%" table:align="center" style:writing-mode="page"/>
    </style:style>
    <style:style style:name="Таблица1038.A" style:family="table-column">
      <style:table-column-properties style:rel-column-width="7540*"/>
    </style:style>
    <style:style style:name="Таблица1038.B" style:family="table-column">
      <style:table-column-properties style:rel-column-width="397*"/>
    </style:style>
    <style:style style:name="Таблица1038.A1" style:family="table-cell">
      <style:table-cell-properties fo:padding-left="0cm" fo:padding-right="0cm" fo:padding-top="0cm" fo:padding-bottom="0.03cm" fo:border-left="none" fo:border-right="none" fo:border-top="none" fo:border-bottom="0.5pt solid #000000"/>
    </style:style>
    <style:style style:name="Таблица1039" style:family="table">
      <style:table-properties style:rel-width="100%" table:align="center" style:writing-mode="page"/>
    </style:style>
    <style:style style:name="Таблица1039.A" style:family="table-column">
      <style:table-column-properties style:rel-column-width="368*"/>
    </style:style>
    <style:style style:name="Таблица1039.B" style:family="table-column">
      <style:table-column-properties style:rel-column-width="7003*"/>
    </style:style>
    <style:style style:name="Таблица1039.A1" style:family="table-cell">
      <style:table-cell-properties fo:padding-left="0cm" fo:padding-right="0cm" fo:padding-top="0cm" fo:padding-bottom="0.03cm" fo:border-left="none" fo:border-right="none" fo:border-top="none" fo:border-bottom="0.5pt solid #000000"/>
    </style:style>
    <style:style style:name="Таблица1040" style:family="table">
      <style:table-properties style:rel-width="100%" table:align="center" style:writing-mode="page"/>
    </style:style>
    <style:style style:name="Таблица1040.A" style:family="table-column">
      <style:table-column-properties style:rel-column-width="7540*"/>
    </style:style>
    <style:style style:name="Таблица1040.B" style:family="table-column">
      <style:table-column-properties style:rel-column-width="397*"/>
    </style:style>
    <style:style style:name="Таблица1040.A1" style:family="table-cell">
      <style:table-cell-properties fo:padding-left="0cm" fo:padding-right="0cm" fo:padding-top="0cm" fo:padding-bottom="0.03cm" fo:border-left="none" fo:border-right="none" fo:border-top="none" fo:border-bottom="0.5pt solid #000000"/>
    </style:style>
    <style:style style:name="Таблица1041" style:family="table">
      <style:table-properties style:rel-width="100%" table:align="center" style:writing-mode="page"/>
    </style:style>
    <style:style style:name="Таблица1041.A" style:family="table-column">
      <style:table-column-properties style:rel-column-width="368*"/>
    </style:style>
    <style:style style:name="Таблица1041.B" style:family="table-column">
      <style:table-column-properties style:rel-column-width="7003*"/>
    </style:style>
    <style:style style:name="Таблица1041.A1" style:family="table-cell">
      <style:table-cell-properties fo:padding-left="0cm" fo:padding-right="0cm" fo:padding-top="0cm" fo:padding-bottom="0.03cm" fo:border-left="none" fo:border-right="none" fo:border-top="none" fo:border-bottom="0.5pt solid #000000"/>
    </style:style>
    <style:style style:name="Таблица1042" style:family="table">
      <style:table-properties style:rel-width="100%" table:align="center" style:writing-mode="page"/>
    </style:style>
    <style:style style:name="Таблица1042.A" style:family="table-column">
      <style:table-column-properties style:rel-column-width="7540*"/>
    </style:style>
    <style:style style:name="Таблица1042.B" style:family="table-column">
      <style:table-column-properties style:rel-column-width="397*"/>
    </style:style>
    <style:style style:name="Таблица1042.A1" style:family="table-cell">
      <style:table-cell-properties fo:padding-left="0cm" fo:padding-right="0cm" fo:padding-top="0cm" fo:padding-bottom="0.03cm" fo:border-left="none" fo:border-right="none" fo:border-top="none" fo:border-bottom="0.5pt solid #000000"/>
    </style:style>
    <style:style style:name="Таблица1043" style:family="table">
      <style:table-properties style:rel-width="100%" table:align="center" style:writing-mode="page"/>
    </style:style>
    <style:style style:name="Таблица1043.A" style:family="table-column">
      <style:table-column-properties style:rel-column-width="368*"/>
    </style:style>
    <style:style style:name="Таблица1043.B" style:family="table-column">
      <style:table-column-properties style:rel-column-width="7003*"/>
    </style:style>
    <style:style style:name="Таблица1043.A1" style:family="table-cell">
      <style:table-cell-properties fo:padding-left="0cm" fo:padding-right="0cm" fo:padding-top="0cm" fo:padding-bottom="0.03cm" fo:border-left="none" fo:border-right="none" fo:border-top="none" fo:border-bottom="0.5pt solid #000000"/>
    </style:style>
    <style:style style:name="Таблица1044" style:family="table">
      <style:table-properties style:rel-width="100%" table:align="center" style:writing-mode="page"/>
    </style:style>
    <style:style style:name="Таблица1044.A" style:family="table-column">
      <style:table-column-properties style:rel-column-width="7540*"/>
    </style:style>
    <style:style style:name="Таблица1044.B" style:family="table-column">
      <style:table-column-properties style:rel-column-width="397*"/>
    </style:style>
    <style:style style:name="Таблица1044.A1" style:family="table-cell">
      <style:table-cell-properties fo:padding-left="0cm" fo:padding-right="0cm" fo:padding-top="0cm" fo:padding-bottom="0.03cm" fo:border-left="none" fo:border-right="none" fo:border-top="none" fo:border-bottom="0.5pt solid #000000"/>
    </style:style>
    <style:style style:name="Таблица1045" style:family="table">
      <style:table-properties style:rel-width="100%" table:align="center" style:writing-mode="page"/>
    </style:style>
    <style:style style:name="Таблица1045.A" style:family="table-column">
      <style:table-column-properties style:rel-column-width="368*"/>
    </style:style>
    <style:style style:name="Таблица1045.B" style:family="table-column">
      <style:table-column-properties style:rel-column-width="7003*"/>
    </style:style>
    <style:style style:name="Таблица1045.A1" style:family="table-cell">
      <style:table-cell-properties fo:padding-left="0cm" fo:padding-right="0cm" fo:padding-top="0cm" fo:padding-bottom="0.03cm" fo:border-left="none" fo:border-right="none" fo:border-top="none" fo:border-bottom="0.5pt solid #000000"/>
    </style:style>
    <style:style style:name="Таблица1046" style:family="table">
      <style:table-properties style:rel-width="100%" table:align="center" style:writing-mode="page"/>
    </style:style>
    <style:style style:name="Таблица1046.A" style:family="table-column">
      <style:table-column-properties style:rel-column-width="7540*"/>
    </style:style>
    <style:style style:name="Таблица1046.B" style:family="table-column">
      <style:table-column-properties style:rel-column-width="397*"/>
    </style:style>
    <style:style style:name="Таблица1046.A1" style:family="table-cell">
      <style:table-cell-properties fo:padding-left="0cm" fo:padding-right="0cm" fo:padding-top="0cm" fo:padding-bottom="0.03cm" fo:border-left="none" fo:border-right="none" fo:border-top="none" fo:border-bottom="0.5pt solid #000000"/>
    </style:style>
    <style:style style:name="Таблица1047" style:family="table">
      <style:table-properties style:rel-width="100%" table:align="center" style:writing-mode="page"/>
    </style:style>
    <style:style style:name="Таблица1047.A" style:family="table-column">
      <style:table-column-properties style:rel-column-width="368*"/>
    </style:style>
    <style:style style:name="Таблица1047.B" style:family="table-column">
      <style:table-column-properties style:rel-column-width="7003*"/>
    </style:style>
    <style:style style:name="Таблица1047.A1" style:family="table-cell">
      <style:table-cell-properties fo:padding-left="0cm" fo:padding-right="0cm" fo:padding-top="0cm" fo:padding-bottom="0.03cm" fo:border-left="none" fo:border-right="none" fo:border-top="none" fo:border-bottom="0.5pt solid #000000"/>
    </style:style>
    <style:style style:name="Таблица1048" style:family="table">
      <style:table-properties style:rel-width="100%" table:align="center" style:writing-mode="page"/>
    </style:style>
    <style:style style:name="Таблица1048.A" style:family="table-column">
      <style:table-column-properties style:rel-column-width="7540*"/>
    </style:style>
    <style:style style:name="Таблица1048.B" style:family="table-column">
      <style:table-column-properties style:rel-column-width="397*"/>
    </style:style>
    <style:style style:name="Таблица1048.A1" style:family="table-cell">
      <style:table-cell-properties fo:padding-left="0cm" fo:padding-right="0cm" fo:padding-top="0cm" fo:padding-bottom="0.03cm" fo:border-left="none" fo:border-right="none" fo:border-top="none" fo:border-bottom="0.5pt solid #000000"/>
    </style:style>
    <style:style style:name="Таблица1049" style:family="table">
      <style:table-properties style:rel-width="100%" table:align="center" style:writing-mode="page"/>
    </style:style>
    <style:style style:name="Таблица1049.A" style:family="table-column">
      <style:table-column-properties style:rel-column-width="368*"/>
    </style:style>
    <style:style style:name="Таблица1049.B" style:family="table-column">
      <style:table-column-properties style:rel-column-width="7003*"/>
    </style:style>
    <style:style style:name="Таблица1049.A1" style:family="table-cell">
      <style:table-cell-properties fo:padding-left="0cm" fo:padding-right="0cm" fo:padding-top="0cm" fo:padding-bottom="0.03cm" fo:border-left="none" fo:border-right="none" fo:border-top="none" fo:border-bottom="0.5pt solid #000000"/>
    </style:style>
    <style:style style:name="Таблица1050" style:family="table">
      <style:table-properties style:rel-width="100%" table:align="center" style:writing-mode="page"/>
    </style:style>
    <style:style style:name="Таблица1050.A" style:family="table-column">
      <style:table-column-properties style:rel-column-width="7540*"/>
    </style:style>
    <style:style style:name="Таблица1050.B" style:family="table-column">
      <style:table-column-properties style:rel-column-width="397*"/>
    </style:style>
    <style:style style:name="Таблица1050.A1" style:family="table-cell">
      <style:table-cell-properties fo:padding-left="0cm" fo:padding-right="0cm" fo:padding-top="0cm" fo:padding-bottom="0.03cm" fo:border-left="none" fo:border-right="none" fo:border-top="none" fo:border-bottom="0.5pt solid #000000"/>
    </style:style>
    <style:style style:name="Таблица1051" style:family="table">
      <style:table-properties style:rel-width="100%" table:align="center" style:writing-mode="page"/>
    </style:style>
    <style:style style:name="Таблица1051.A" style:family="table-column">
      <style:table-column-properties style:rel-column-width="368*"/>
    </style:style>
    <style:style style:name="Таблица1051.B" style:family="table-column">
      <style:table-column-properties style:rel-column-width="7003*"/>
    </style:style>
    <style:style style:name="Таблица1051.A1" style:family="table-cell">
      <style:table-cell-properties fo:padding-left="0cm" fo:padding-right="0cm" fo:padding-top="0cm" fo:padding-bottom="0.03cm" fo:border-left="none" fo:border-right="none" fo:border-top="none" fo:border-bottom="0.5pt solid #000000"/>
    </style:style>
    <style:style style:name="Таблица1052" style:family="table">
      <style:table-properties style:rel-width="100%" table:align="center" style:writing-mode="page"/>
    </style:style>
    <style:style style:name="Таблица1052.A" style:family="table-column">
      <style:table-column-properties style:rel-column-width="7540*"/>
    </style:style>
    <style:style style:name="Таблица1052.B" style:family="table-column">
      <style:table-column-properties style:rel-column-width="397*"/>
    </style:style>
    <style:style style:name="Таблица1052.A1" style:family="table-cell">
      <style:table-cell-properties fo:padding-left="0cm" fo:padding-right="0cm" fo:padding-top="0cm" fo:padding-bottom="0.03cm" fo:border-left="none" fo:border-right="none" fo:border-top="none" fo:border-bottom="0.5pt solid #000000"/>
    </style:style>
    <style:style style:name="Таблица1053" style:family="table">
      <style:table-properties style:rel-width="100%" table:align="center" style:writing-mode="page"/>
    </style:style>
    <style:style style:name="Таблица1053.A" style:family="table-column">
      <style:table-column-properties style:rel-column-width="368*"/>
    </style:style>
    <style:style style:name="Таблица1053.B" style:family="table-column">
      <style:table-column-properties style:rel-column-width="7003*"/>
    </style:style>
    <style:style style:name="Таблица1053.A1" style:family="table-cell">
      <style:table-cell-properties fo:padding-left="0cm" fo:padding-right="0cm" fo:padding-top="0cm" fo:padding-bottom="0.03cm" fo:border-left="none" fo:border-right="none" fo:border-top="none" fo:border-bottom="0.5pt solid #000000"/>
    </style:style>
    <style:style style:name="Таблица1054" style:family="table">
      <style:table-properties style:rel-width="100%" table:align="center" style:writing-mode="page"/>
    </style:style>
    <style:style style:name="Таблица1054.A" style:family="table-column">
      <style:table-column-properties style:rel-column-width="7540*"/>
    </style:style>
    <style:style style:name="Таблица1054.B" style:family="table-column">
      <style:table-column-properties style:rel-column-width="397*"/>
    </style:style>
    <style:style style:name="Таблица1054.A1" style:family="table-cell">
      <style:table-cell-properties fo:padding-left="0cm" fo:padding-right="0cm" fo:padding-top="0cm" fo:padding-bottom="0.03cm" fo:border-left="none" fo:border-right="none" fo:border-top="none" fo:border-bottom="0.5pt solid #000000"/>
    </style:style>
    <style:style style:name="Таблица1055" style:family="table">
      <style:table-properties style:rel-width="100%" table:align="center" style:writing-mode="page"/>
    </style:style>
    <style:style style:name="Таблица1055.A" style:family="table-column">
      <style:table-column-properties style:rel-column-width="368*"/>
    </style:style>
    <style:style style:name="Таблица1055.B" style:family="table-column">
      <style:table-column-properties style:rel-column-width="7003*"/>
    </style:style>
    <style:style style:name="Таблица1055.A1" style:family="table-cell">
      <style:table-cell-properties fo:padding-left="0cm" fo:padding-right="0cm" fo:padding-top="0cm" fo:padding-bottom="0.03cm" fo:border-left="none" fo:border-right="none" fo:border-top="none" fo:border-bottom="0.5pt solid #000000"/>
    </style:style>
    <style:style style:name="Таблица1056" style:family="table">
      <style:table-properties style:rel-width="100%" table:align="center" style:writing-mode="page"/>
    </style:style>
    <style:style style:name="Таблица1056.A" style:family="table-column">
      <style:table-column-properties style:rel-column-width="7540*"/>
    </style:style>
    <style:style style:name="Таблица1056.B" style:family="table-column">
      <style:table-column-properties style:rel-column-width="397*"/>
    </style:style>
    <style:style style:name="Таблица1056.A1" style:family="table-cell">
      <style:table-cell-properties fo:padding-left="0cm" fo:padding-right="0cm" fo:padding-top="0cm" fo:padding-bottom="0.03cm" fo:border-left="none" fo:border-right="none" fo:border-top="none" fo:border-bottom="0.5pt solid #000000"/>
    </style:style>
    <style:style style:name="Таблица1057" style:family="table">
      <style:table-properties style:rel-width="100%" table:align="center" style:writing-mode="page"/>
    </style:style>
    <style:style style:name="Таблица1057.A" style:family="table-column">
      <style:table-column-properties style:rel-column-width="368*"/>
    </style:style>
    <style:style style:name="Таблица1057.B" style:family="table-column">
      <style:table-column-properties style:rel-column-width="7003*"/>
    </style:style>
    <style:style style:name="Таблица1057.A1" style:family="table-cell">
      <style:table-cell-properties fo:padding-left="0cm" fo:padding-right="0cm" fo:padding-top="0cm" fo:padding-bottom="0.03cm" fo:border-left="none" fo:border-right="none" fo:border-top="none" fo:border-bottom="0.5pt solid #000000"/>
    </style:style>
    <style:style style:name="Таблица1058" style:family="table">
      <style:table-properties style:rel-width="100%" table:align="center" style:writing-mode="page"/>
    </style:style>
    <style:style style:name="Таблица1058.A" style:family="table-column">
      <style:table-column-properties style:rel-column-width="7540*"/>
    </style:style>
    <style:style style:name="Таблица1058.B" style:family="table-column">
      <style:table-column-properties style:rel-column-width="397*"/>
    </style:style>
    <style:style style:name="Таблица1058.A1" style:family="table-cell">
      <style:table-cell-properties fo:padding-left="0cm" fo:padding-right="0cm" fo:padding-top="0cm" fo:padding-bottom="0.03cm" fo:border-left="none" fo:border-right="none" fo:border-top="none" fo:border-bottom="0.5pt solid #000000"/>
    </style:style>
    <style:style style:name="Таблица1059" style:family="table">
      <style:table-properties style:rel-width="100%" table:align="center" style:writing-mode="page"/>
    </style:style>
    <style:style style:name="Таблица1059.A" style:family="table-column">
      <style:table-column-properties style:rel-column-width="368*"/>
    </style:style>
    <style:style style:name="Таблица1059.B" style:family="table-column">
      <style:table-column-properties style:rel-column-width="7003*"/>
    </style:style>
    <style:style style:name="Таблица1059.A1" style:family="table-cell">
      <style:table-cell-properties fo:padding-left="0cm" fo:padding-right="0cm" fo:padding-top="0cm" fo:padding-bottom="0.03cm" fo:border-left="none" fo:border-right="none" fo:border-top="none" fo:border-bottom="0.5pt solid #000000"/>
    </style:style>
    <style:style style:name="Таблица1060" style:family="table">
      <style:table-properties style:rel-width="100%" table:align="center" style:writing-mode="page"/>
    </style:style>
    <style:style style:name="Таблица1060.A" style:family="table-column">
      <style:table-column-properties style:rel-column-width="7540*"/>
    </style:style>
    <style:style style:name="Таблица1060.B" style:family="table-column">
      <style:table-column-properties style:rel-column-width="397*"/>
    </style:style>
    <style:style style:name="Таблица1060.A1" style:family="table-cell">
      <style:table-cell-properties fo:padding-left="0cm" fo:padding-right="0cm" fo:padding-top="0cm" fo:padding-bottom="0.03cm" fo:border-left="none" fo:border-right="none" fo:border-top="none" fo:border-bottom="0.5pt solid #000000"/>
    </style:style>
    <style:style style:name="Таблица1061" style:family="table">
      <style:table-properties style:rel-width="100%" table:align="center" style:writing-mode="page"/>
    </style:style>
    <style:style style:name="Таблица1061.A" style:family="table-column">
      <style:table-column-properties style:rel-column-width="368*"/>
    </style:style>
    <style:style style:name="Таблица1061.B" style:family="table-column">
      <style:table-column-properties style:rel-column-width="7003*"/>
    </style:style>
    <style:style style:name="Таблица1061.A1" style:family="table-cell">
      <style:table-cell-properties fo:padding-left="0cm" fo:padding-right="0cm" fo:padding-top="0cm" fo:padding-bottom="0.03cm" fo:border-left="none" fo:border-right="none" fo:border-top="none" fo:border-bottom="0.5pt solid #000000"/>
    </style:style>
    <style:style style:name="Таблица1062" style:family="table">
      <style:table-properties style:rel-width="100%" table:align="center" style:writing-mode="page"/>
    </style:style>
    <style:style style:name="Таблица1062.A" style:family="table-column">
      <style:table-column-properties style:rel-column-width="7540*"/>
    </style:style>
    <style:style style:name="Таблица1062.B" style:family="table-column">
      <style:table-column-properties style:rel-column-width="397*"/>
    </style:style>
    <style:style style:name="Таблица1062.A1" style:family="table-cell">
      <style:table-cell-properties fo:padding-left="0cm" fo:padding-right="0cm" fo:padding-top="0cm" fo:padding-bottom="0.03cm" fo:border-left="none" fo:border-right="none" fo:border-top="none" fo:border-bottom="0.5pt solid #000000"/>
    </style:style>
    <style:style style:name="Таблица1063" style:family="table">
      <style:table-properties style:rel-width="100%" table:align="center" style:writing-mode="page"/>
    </style:style>
    <style:style style:name="Таблица1063.A" style:family="table-column">
      <style:table-column-properties style:rel-column-width="368*"/>
    </style:style>
    <style:style style:name="Таблица1063.B" style:family="table-column">
      <style:table-column-properties style:rel-column-width="7003*"/>
    </style:style>
    <style:style style:name="Таблица1063.A1" style:family="table-cell">
      <style:table-cell-properties fo:padding-left="0cm" fo:padding-right="0cm" fo:padding-top="0cm" fo:padding-bottom="0.03cm" fo:border-left="none" fo:border-right="none" fo:border-top="none" fo:border-bottom="0.5pt solid #000000"/>
    </style:style>
    <style:style style:name="Таблица1064" style:family="table">
      <style:table-properties style:rel-width="100%" table:align="center" style:writing-mode="page"/>
    </style:style>
    <style:style style:name="Таблица1064.A" style:family="table-column">
      <style:table-column-properties style:rel-column-width="7540*"/>
    </style:style>
    <style:style style:name="Таблица1064.B" style:family="table-column">
      <style:table-column-properties style:rel-column-width="397*"/>
    </style:style>
    <style:style style:name="Таблица1064.A1" style:family="table-cell">
      <style:table-cell-properties fo:padding-left="0cm" fo:padding-right="0cm" fo:padding-top="0cm" fo:padding-bottom="0.03cm" fo:border-left="none" fo:border-right="none" fo:border-top="none" fo:border-bottom="0.5pt solid #000000"/>
    </style:style>
    <style:style style:name="Таблица1065" style:family="table">
      <style:table-properties style:rel-width="100%" table:align="center" style:writing-mode="page"/>
    </style:style>
    <style:style style:name="Таблица1065.A" style:family="table-column">
      <style:table-column-properties style:rel-column-width="368*"/>
    </style:style>
    <style:style style:name="Таблица1065.B" style:family="table-column">
      <style:table-column-properties style:rel-column-width="7003*"/>
    </style:style>
    <style:style style:name="Таблица1065.A1" style:family="table-cell">
      <style:table-cell-properties fo:padding-left="0cm" fo:padding-right="0cm" fo:padding-top="0cm" fo:padding-bottom="0.03cm" fo:border-left="none" fo:border-right="none" fo:border-top="none" fo:border-bottom="0.5pt solid #000000"/>
    </style:style>
    <style:style style:name="Таблица1066" style:family="table">
      <style:table-properties style:rel-width="100%" table:align="center" style:writing-mode="page"/>
    </style:style>
    <style:style style:name="Таблица1066.A" style:family="table-column">
      <style:table-column-properties style:rel-column-width="7540*"/>
    </style:style>
    <style:style style:name="Таблица1066.B" style:family="table-column">
      <style:table-column-properties style:rel-column-width="397*"/>
    </style:style>
    <style:style style:name="Таблица1066.A1" style:family="table-cell">
      <style:table-cell-properties fo:padding-left="0cm" fo:padding-right="0cm" fo:padding-top="0cm" fo:padding-bottom="0.03cm" fo:border-left="none" fo:border-right="none" fo:border-top="none" fo:border-bottom="0.5pt solid #000000"/>
    </style:style>
    <style:style style:name="Таблица1067" style:family="table">
      <style:table-properties style:rel-width="100%" table:align="center" style:writing-mode="page"/>
    </style:style>
    <style:style style:name="Таблица1067.A" style:family="table-column">
      <style:table-column-properties style:rel-column-width="368*"/>
    </style:style>
    <style:style style:name="Таблица1067.B" style:family="table-column">
      <style:table-column-properties style:rel-column-width="7003*"/>
    </style:style>
    <style:style style:name="Таблица1067.A1" style:family="table-cell">
      <style:table-cell-properties fo:padding-left="0cm" fo:padding-right="0cm" fo:padding-top="0cm" fo:padding-bottom="0.03cm" fo:border-left="none" fo:border-right="none" fo:border-top="none" fo:border-bottom="0.5pt solid #000000"/>
    </style:style>
    <style:style style:name="Таблица1068" style:family="table">
      <style:table-properties style:rel-width="100%" table:align="center" style:writing-mode="page"/>
    </style:style>
    <style:style style:name="Таблица1068.A" style:family="table-column">
      <style:table-column-properties style:rel-column-width="7540*"/>
    </style:style>
    <style:style style:name="Таблица1068.B" style:family="table-column">
      <style:table-column-properties style:rel-column-width="397*"/>
    </style:style>
    <style:style style:name="Таблица1068.A1" style:family="table-cell">
      <style:table-cell-properties fo:padding-left="0cm" fo:padding-right="0cm" fo:padding-top="0cm" fo:padding-bottom="0.03cm" fo:border-left="none" fo:border-right="none" fo:border-top="none" fo:border-bottom="0.5pt solid #000000"/>
    </style:style>
    <style:style style:name="Таблица1069" style:family="table">
      <style:table-properties style:rel-width="100%" table:align="center" style:writing-mode="page"/>
    </style:style>
    <style:style style:name="Таблица1069.A" style:family="table-column">
      <style:table-column-properties style:rel-column-width="368*"/>
    </style:style>
    <style:style style:name="Таблица1069.B" style:family="table-column">
      <style:table-column-properties style:rel-column-width="7003*"/>
    </style:style>
    <style:style style:name="Таблица1069.A1" style:family="table-cell">
      <style:table-cell-properties fo:padding-left="0cm" fo:padding-right="0cm" fo:padding-top="0cm" fo:padding-bottom="0.03cm" fo:border-left="none" fo:border-right="none" fo:border-top="none" fo:border-bottom="0.5pt solid #000000"/>
    </style:style>
    <style:style style:name="Таблица1070" style:family="table">
      <style:table-properties style:rel-width="100%" table:align="center" style:writing-mode="page"/>
    </style:style>
    <style:style style:name="Таблица1070.A" style:family="table-column">
      <style:table-column-properties style:rel-column-width="7540*"/>
    </style:style>
    <style:style style:name="Таблица1070.B" style:family="table-column">
      <style:table-column-properties style:rel-column-width="397*"/>
    </style:style>
    <style:style style:name="Таблица1070.A1" style:family="table-cell">
      <style:table-cell-properties fo:padding-left="0cm" fo:padding-right="0cm" fo:padding-top="0cm" fo:padding-bottom="0.03cm" fo:border-left="none" fo:border-right="none" fo:border-top="none" fo:border-bottom="0.5pt solid #000000"/>
    </style:style>
    <style:style style:name="Таблица1071" style:family="table">
      <style:table-properties style:rel-width="100%" table:align="center" style:writing-mode="page"/>
    </style:style>
    <style:style style:name="Таблица1071.A" style:family="table-column">
      <style:table-column-properties style:rel-column-width="368*"/>
    </style:style>
    <style:style style:name="Таблица1071.B" style:family="table-column">
      <style:table-column-properties style:rel-column-width="7003*"/>
    </style:style>
    <style:style style:name="Таблица1071.A1" style:family="table-cell">
      <style:table-cell-properties fo:padding-left="0cm" fo:padding-right="0cm" fo:padding-top="0cm" fo:padding-bottom="0.03cm" fo:border-left="none" fo:border-right="none" fo:border-top="none" fo:border-bottom="0.5pt solid #000000"/>
    </style:style>
    <style:style style:name="Таблица1072" style:family="table">
      <style:table-properties style:rel-width="100%" table:align="center" style:writing-mode="page"/>
    </style:style>
    <style:style style:name="Таблица1072.A" style:family="table-column">
      <style:table-column-properties style:rel-column-width="3968*"/>
    </style:style>
    <style:style style:name="Таблица1072.B" style:family="table-column">
      <style:table-column-properties style:rel-column-width="3969*"/>
    </style:style>
    <style:style style:name="Таблица1072.A1" style:family="table-cell">
      <style:table-cell-properties fo:padding="0cm" fo:border="none"/>
    </style:style>
    <style:style style:name="Таблица1073" style:family="table">
      <style:table-properties style:rel-width="100%" table:align="center" style:writing-mode="page"/>
    </style:style>
    <style:style style:name="Таблица1073.A" style:family="table-column">
      <style:table-column-properties style:rel-column-width="7540*"/>
    </style:style>
    <style:style style:name="Таблица1073.B" style:family="table-column">
      <style:table-column-properties style:rel-column-width="397*"/>
    </style:style>
    <style:style style:name="Таблица1073.A1" style:family="table-cell">
      <style:table-cell-properties fo:padding-left="0cm" fo:padding-right="0cm" fo:padding-top="0cm" fo:padding-bottom="0.03cm" fo:border-left="none" fo:border-right="none" fo:border-top="none" fo:border-bottom="0.5pt solid #000000"/>
    </style:style>
    <style:style style:name="Таблица1074" style:family="table">
      <style:table-properties style:rel-width="100%" table:align="center" style:writing-mode="page"/>
    </style:style>
    <style:style style:name="Таблица1074.A" style:family="table-column">
      <style:table-column-properties style:rel-column-width="368*"/>
    </style:style>
    <style:style style:name="Таблица1074.B" style:family="table-column">
      <style:table-column-properties style:rel-column-width="7003*"/>
    </style:style>
    <style:style style:name="Таблица1074.A1" style:family="table-cell">
      <style:table-cell-properties fo:padding-left="0cm" fo:padding-right="0cm" fo:padding-top="0cm" fo:padding-bottom="0.03cm" fo:border-left="none" fo:border-right="none" fo:border-top="none" fo:border-bottom="0.5pt solid #000000"/>
    </style:style>
    <style:style style:name="Таблица1075" style:family="table">
      <style:table-properties style:rel-width="100%" table:align="center" style:writing-mode="page"/>
    </style:style>
    <style:style style:name="Таблица1075.A" style:family="table-column">
      <style:table-column-properties style:rel-column-width="7540*"/>
    </style:style>
    <style:style style:name="Таблица1075.B" style:family="table-column">
      <style:table-column-properties style:rel-column-width="397*"/>
    </style:style>
    <style:style style:name="Таблица1075.A1" style:family="table-cell">
      <style:table-cell-properties fo:padding-left="0cm" fo:padding-right="0cm" fo:padding-top="0cm" fo:padding-bottom="0.03cm" fo:border-left="none" fo:border-right="none" fo:border-top="none" fo:border-bottom="0.5pt solid #000000"/>
    </style:style>
    <style:style style:name="Таблица1076" style:family="table">
      <style:table-properties style:rel-width="100%" table:align="center" style:writing-mode="page"/>
    </style:style>
    <style:style style:name="Таблица1076.A" style:family="table-column">
      <style:table-column-properties style:rel-column-width="368*"/>
    </style:style>
    <style:style style:name="Таблица1076.B" style:family="table-column">
      <style:table-column-properties style:rel-column-width="7003*"/>
    </style:style>
    <style:style style:name="Таблица1076.A1" style:family="table-cell">
      <style:table-cell-properties fo:padding-left="0cm" fo:padding-right="0cm" fo:padding-top="0cm" fo:padding-bottom="0.03cm" fo:border-left="none" fo:border-right="none" fo:border-top="none" fo:border-bottom="0.5pt solid #000000"/>
    </style:style>
    <style:style style:name="Таблица1077" style:family="table">
      <style:table-properties style:rel-width="100%" table:align="center" style:writing-mode="page"/>
    </style:style>
    <style:style style:name="Таблица1077.A" style:family="table-column">
      <style:table-column-properties style:rel-column-width="7540*"/>
    </style:style>
    <style:style style:name="Таблица1077.B" style:family="table-column">
      <style:table-column-properties style:rel-column-width="397*"/>
    </style:style>
    <style:style style:name="Таблица1077.A1" style:family="table-cell">
      <style:table-cell-properties fo:padding-left="0cm" fo:padding-right="0cm" fo:padding-top="0cm" fo:padding-bottom="0.03cm" fo:border-left="none" fo:border-right="none" fo:border-top="none" fo:border-bottom="0.5pt solid #000000"/>
    </style:style>
    <style:style style:name="Таблица1078" style:family="table">
      <style:table-properties style:rel-width="100%" table:align="center" style:writing-mode="page"/>
    </style:style>
    <style:style style:name="Таблица1078.A" style:family="table-column">
      <style:table-column-properties style:rel-column-width="368*"/>
    </style:style>
    <style:style style:name="Таблица1078.B" style:family="table-column">
      <style:table-column-properties style:rel-column-width="7003*"/>
    </style:style>
    <style:style style:name="Таблица1078.A1" style:family="table-cell">
      <style:table-cell-properties fo:padding-left="0cm" fo:padding-right="0cm" fo:padding-top="0cm" fo:padding-bottom="0.03cm" fo:border-left="none" fo:border-right="none" fo:border-top="none" fo:border-bottom="0.5pt solid #000000"/>
    </style:style>
    <style:style style:name="Таблица1079" style:family="table">
      <style:table-properties style:rel-width="100%" table:align="center" style:writing-mode="page"/>
    </style:style>
    <style:style style:name="Таблица1079.A" style:family="table-column">
      <style:table-column-properties style:rel-column-width="7540*"/>
    </style:style>
    <style:style style:name="Таблица1079.B" style:family="table-column">
      <style:table-column-properties style:rel-column-width="397*"/>
    </style:style>
    <style:style style:name="Таблица1079.A1" style:family="table-cell">
      <style:table-cell-properties fo:padding-left="0cm" fo:padding-right="0cm" fo:padding-top="0cm" fo:padding-bottom="0.03cm" fo:border-left="none" fo:border-right="none" fo:border-top="none" fo:border-bottom="0.5pt solid #000000"/>
    </style:style>
    <style:style style:name="Таблица1080" style:family="table">
      <style:table-properties style:rel-width="100%" table:align="center" style:writing-mode="page"/>
    </style:style>
    <style:style style:name="Таблица1080.A" style:family="table-column">
      <style:table-column-properties style:rel-column-width="368*"/>
    </style:style>
    <style:style style:name="Таблица1080.B" style:family="table-column">
      <style:table-column-properties style:rel-column-width="7003*"/>
    </style:style>
    <style:style style:name="Таблица1080.A1" style:family="table-cell">
      <style:table-cell-properties fo:padding-left="0cm" fo:padding-right="0cm" fo:padding-top="0cm" fo:padding-bottom="0.03cm" fo:border-left="none" fo:border-right="none" fo:border-top="none" fo:border-bottom="0.5pt solid #000000"/>
    </style:style>
    <style:style style:name="Таблица1081" style:family="table">
      <style:table-properties style:rel-width="100%" table:align="center" style:writing-mode="page"/>
    </style:style>
    <style:style style:name="Таблица1081.A" style:family="table-column">
      <style:table-column-properties style:rel-column-width="7540*"/>
    </style:style>
    <style:style style:name="Таблица1081.B" style:family="table-column">
      <style:table-column-properties style:rel-column-width="397*"/>
    </style:style>
    <style:style style:name="Таблица1081.A1" style:family="table-cell">
      <style:table-cell-properties fo:padding-left="0cm" fo:padding-right="0cm" fo:padding-top="0cm" fo:padding-bottom="0.03cm" fo:border-left="none" fo:border-right="none" fo:border-top="none" fo:border-bottom="0.5pt solid #000000"/>
    </style:style>
    <style:style style:name="Таблица1082" style:family="table">
      <style:table-properties style:rel-width="100%" table:align="center" style:writing-mode="page"/>
    </style:style>
    <style:style style:name="Таблица1082.A" style:family="table-column">
      <style:table-column-properties style:rel-column-width="368*"/>
    </style:style>
    <style:style style:name="Таблица1082.B" style:family="table-column">
      <style:table-column-properties style:rel-column-width="7003*"/>
    </style:style>
    <style:style style:name="Таблица1082.A1" style:family="table-cell">
      <style:table-cell-properties fo:padding-left="0cm" fo:padding-right="0cm" fo:padding-top="0cm" fo:padding-bottom="0.03cm" fo:border-left="none" fo:border-right="none" fo:border-top="none" fo:border-bottom="0.5pt solid #000000"/>
    </style:style>
    <style:style style:name="Таблица1083" style:family="table">
      <style:table-properties style:rel-width="100%" table:align="center" style:writing-mode="page"/>
    </style:style>
    <style:style style:name="Таблица1083.A" style:family="table-column">
      <style:table-column-properties style:rel-column-width="7540*"/>
    </style:style>
    <style:style style:name="Таблица1083.B" style:family="table-column">
      <style:table-column-properties style:rel-column-width="397*"/>
    </style:style>
    <style:style style:name="Таблица1083.A1" style:family="table-cell">
      <style:table-cell-properties fo:padding-left="0cm" fo:padding-right="0cm" fo:padding-top="0cm" fo:padding-bottom="0.03cm" fo:border-left="none" fo:border-right="none" fo:border-top="none" fo:border-bottom="0.5pt solid #000000"/>
    </style:style>
    <style:style style:name="Таблица1084" style:family="table">
      <style:table-properties style:rel-width="100%" table:align="center" style:writing-mode="page"/>
    </style:style>
    <style:style style:name="Таблица1084.A" style:family="table-column">
      <style:table-column-properties style:rel-column-width="368*"/>
    </style:style>
    <style:style style:name="Таблица1084.B" style:family="table-column">
      <style:table-column-properties style:rel-column-width="7003*"/>
    </style:style>
    <style:style style:name="Таблица1084.A1" style:family="table-cell">
      <style:table-cell-properties fo:padding-left="0cm" fo:padding-right="0cm" fo:padding-top="0cm" fo:padding-bottom="0.03cm" fo:border-left="none" fo:border-right="none" fo:border-top="none" fo:border-bottom="0.5pt solid #000000"/>
    </style:style>
    <style:style style:name="Таблица1085" style:family="table">
      <style:table-properties style:rel-width="100%" table:align="center" style:writing-mode="page"/>
    </style:style>
    <style:style style:name="Таблица1085.A" style:family="table-column">
      <style:table-column-properties style:rel-column-width="7540*"/>
    </style:style>
    <style:style style:name="Таблица1085.B" style:family="table-column">
      <style:table-column-properties style:rel-column-width="397*"/>
    </style:style>
    <style:style style:name="Таблица1085.A1" style:family="table-cell">
      <style:table-cell-properties fo:padding-left="0cm" fo:padding-right="0cm" fo:padding-top="0cm" fo:padding-bottom="0.03cm" fo:border-left="none" fo:border-right="none" fo:border-top="none" fo:border-bottom="0.5pt solid #000000"/>
    </style:style>
    <style:style style:name="Таблица1086" style:family="table">
      <style:table-properties style:rel-width="100%" table:align="center" style:writing-mode="page"/>
    </style:style>
    <style:style style:name="Таблица1086.A" style:family="table-column">
      <style:table-column-properties style:rel-column-width="368*"/>
    </style:style>
    <style:style style:name="Таблица1086.B" style:family="table-column">
      <style:table-column-properties style:rel-column-width="7003*"/>
    </style:style>
    <style:style style:name="Таблица1086.A1" style:family="table-cell">
      <style:table-cell-properties fo:padding-left="0cm" fo:padding-right="0cm" fo:padding-top="0cm" fo:padding-bottom="0.03cm" fo:border-left="none" fo:border-right="none" fo:border-top="none" fo:border-bottom="0.5pt solid #000000"/>
    </style:style>
    <style:style style:name="Таблица1087" style:family="table">
      <style:table-properties style:rel-width="100%" table:align="center" style:writing-mode="page"/>
    </style:style>
    <style:style style:name="Таблица1087.A" style:family="table-column">
      <style:table-column-properties style:rel-column-width="7540*"/>
    </style:style>
    <style:style style:name="Таблица1087.B" style:family="table-column">
      <style:table-column-properties style:rel-column-width="397*"/>
    </style:style>
    <style:style style:name="Таблица1087.A1" style:family="table-cell">
      <style:table-cell-properties fo:padding-left="0cm" fo:padding-right="0cm" fo:padding-top="0cm" fo:padding-bottom="0.03cm" fo:border-left="none" fo:border-right="none" fo:border-top="none" fo:border-bottom="0.5pt solid #000000"/>
    </style:style>
    <style:style style:name="Таблица1088" style:family="table">
      <style:table-properties style:rel-width="100%" table:align="center" style:writing-mode="page"/>
    </style:style>
    <style:style style:name="Таблица1088.A" style:family="table-column">
      <style:table-column-properties style:rel-column-width="368*"/>
    </style:style>
    <style:style style:name="Таблица1088.B" style:family="table-column">
      <style:table-column-properties style:rel-column-width="7003*"/>
    </style:style>
    <style:style style:name="Таблица1088.A1" style:family="table-cell">
      <style:table-cell-properties fo:padding-left="0cm" fo:padding-right="0cm" fo:padding-top="0cm" fo:padding-bottom="0.03cm" fo:border-left="none" fo:border-right="none" fo:border-top="none" fo:border-bottom="0.5pt solid #000000"/>
    </style:style>
    <style:style style:name="Таблица1089" style:family="table">
      <style:table-properties style:rel-width="100%" table:align="center" style:writing-mode="page"/>
    </style:style>
    <style:style style:name="Таблица1089.A" style:family="table-column">
      <style:table-column-properties style:rel-column-width="7540*"/>
    </style:style>
    <style:style style:name="Таблица1089.B" style:family="table-column">
      <style:table-column-properties style:rel-column-width="397*"/>
    </style:style>
    <style:style style:name="Таблица1089.A1" style:family="table-cell">
      <style:table-cell-properties fo:padding-left="0cm" fo:padding-right="0cm" fo:padding-top="0cm" fo:padding-bottom="0.03cm" fo:border-left="none" fo:border-right="none" fo:border-top="none" fo:border-bottom="0.5pt solid #000000"/>
    </style:style>
    <style:style style:name="Таблица1090" style:family="table">
      <style:table-properties style:rel-width="100%" table:align="center" style:writing-mode="page"/>
    </style:style>
    <style:style style:name="Таблица1090.A" style:family="table-column">
      <style:table-column-properties style:rel-column-width="368*"/>
    </style:style>
    <style:style style:name="Таблица1090.B" style:family="table-column">
      <style:table-column-properties style:rel-column-width="7003*"/>
    </style:style>
    <style:style style:name="Таблица1090.A1" style:family="table-cell">
      <style:table-cell-properties fo:padding-left="0cm" fo:padding-right="0cm" fo:padding-top="0cm" fo:padding-bottom="0.03cm" fo:border-left="none" fo:border-right="none" fo:border-top="none" fo:border-bottom="0.5pt solid #000000"/>
    </style:style>
    <style:style style:name="Таблица1091" style:family="table">
      <style:table-properties style:rel-width="100%" table:align="center" style:writing-mode="page"/>
    </style:style>
    <style:style style:name="Таблица1091.A" style:family="table-column">
      <style:table-column-properties style:rel-column-width="7540*"/>
    </style:style>
    <style:style style:name="Таблица1091.B" style:family="table-column">
      <style:table-column-properties style:rel-column-width="397*"/>
    </style:style>
    <style:style style:name="Таблица1091.A1" style:family="table-cell">
      <style:table-cell-properties fo:padding-left="0cm" fo:padding-right="0cm" fo:padding-top="0cm" fo:padding-bottom="0.03cm" fo:border-left="none" fo:border-right="none" fo:border-top="none" fo:border-bottom="0.5pt solid #000000"/>
    </style:style>
    <style:style style:name="Таблица1092" style:family="table">
      <style:table-properties style:rel-width="100%" table:align="center" style:writing-mode="page"/>
    </style:style>
    <style:style style:name="Таблица1092.A" style:family="table-column">
      <style:table-column-properties style:rel-column-width="368*"/>
    </style:style>
    <style:style style:name="Таблица1092.B" style:family="table-column">
      <style:table-column-properties style:rel-column-width="7003*"/>
    </style:style>
    <style:style style:name="Таблица1092.A1" style:family="table-cell">
      <style:table-cell-properties fo:padding-left="0cm" fo:padding-right="0cm" fo:padding-top="0cm" fo:padding-bottom="0.03cm" fo:border-left="none" fo:border-right="none" fo:border-top="none" fo:border-bottom="0.5pt solid #000000"/>
    </style:style>
    <style:style style:name="Таблица1093" style:family="table">
      <style:table-properties style:rel-width="100%" table:align="center" style:writing-mode="page"/>
    </style:style>
    <style:style style:name="Таблица1093.A" style:family="table-column">
      <style:table-column-properties style:rel-column-width="7540*"/>
    </style:style>
    <style:style style:name="Таблица1093.B" style:family="table-column">
      <style:table-column-properties style:rel-column-width="397*"/>
    </style:style>
    <style:style style:name="Таблица1093.A1" style:family="table-cell">
      <style:table-cell-properties fo:padding-left="0cm" fo:padding-right="0cm" fo:padding-top="0cm" fo:padding-bottom="0.03cm" fo:border-left="none" fo:border-right="none" fo:border-top="none" fo:border-bottom="0.5pt solid #000000"/>
    </style:style>
    <style:style style:name="Таблица1094" style:family="table">
      <style:table-properties style:rel-width="100%" table:align="center" style:writing-mode="page"/>
    </style:style>
    <style:style style:name="Таблица1094.A" style:family="table-column">
      <style:table-column-properties style:rel-column-width="368*"/>
    </style:style>
    <style:style style:name="Таблица1094.B" style:family="table-column">
      <style:table-column-properties style:rel-column-width="7003*"/>
    </style:style>
    <style:style style:name="Таблица1094.A1" style:family="table-cell">
      <style:table-cell-properties fo:padding-left="0cm" fo:padding-right="0cm" fo:padding-top="0cm" fo:padding-bottom="0.03cm" fo:border-left="none" fo:border-right="none" fo:border-top="none" fo:border-bottom="0.5pt solid #000000"/>
    </style:style>
    <style:style style:name="Таблица1095" style:family="table">
      <style:table-properties style:rel-width="100%" table:align="center" style:writing-mode="page"/>
    </style:style>
    <style:style style:name="Таблица1095.A" style:family="table-column">
      <style:table-column-properties style:rel-column-width="7540*"/>
    </style:style>
    <style:style style:name="Таблица1095.B" style:family="table-column">
      <style:table-column-properties style:rel-column-width="397*"/>
    </style:style>
    <style:style style:name="Таблица1095.A1" style:family="table-cell">
      <style:table-cell-properties fo:padding-left="0cm" fo:padding-right="0cm" fo:padding-top="0cm" fo:padding-bottom="0.03cm" fo:border-left="none" fo:border-right="none" fo:border-top="none" fo:border-bottom="0.5pt solid #000000"/>
    </style:style>
    <style:style style:name="Таблица1096" style:family="table">
      <style:table-properties style:rel-width="100%" table:align="center" style:writing-mode="page"/>
    </style:style>
    <style:style style:name="Таблица1096.A" style:family="table-column">
      <style:table-column-properties style:rel-column-width="368*"/>
    </style:style>
    <style:style style:name="Таблица1096.B" style:family="table-column">
      <style:table-column-properties style:rel-column-width="7003*"/>
    </style:style>
    <style:style style:name="Таблица1096.A1" style:family="table-cell">
      <style:table-cell-properties fo:padding-left="0cm" fo:padding-right="0cm" fo:padding-top="0cm" fo:padding-bottom="0.03cm" fo:border-left="none" fo:border-right="none" fo:border-top="none" fo:border-bottom="0.5pt solid #000000"/>
    </style:style>
    <style:style style:name="Таблица1097" style:family="table">
      <style:table-properties style:rel-width="100%" table:align="center" style:writing-mode="page"/>
    </style:style>
    <style:style style:name="Таблица1097.A" style:family="table-column">
      <style:table-column-properties style:rel-column-width="7540*"/>
    </style:style>
    <style:style style:name="Таблица1097.B" style:family="table-column">
      <style:table-column-properties style:rel-column-width="397*"/>
    </style:style>
    <style:style style:name="Таблица1097.A1" style:family="table-cell">
      <style:table-cell-properties fo:padding-left="0cm" fo:padding-right="0cm" fo:padding-top="0cm" fo:padding-bottom="0.03cm" fo:border-left="none" fo:border-right="none" fo:border-top="none" fo:border-bottom="0.5pt solid #000000"/>
    </style:style>
    <style:style style:name="Таблица1098" style:family="table">
      <style:table-properties style:rel-width="100%" table:align="center" style:writing-mode="page"/>
    </style:style>
    <style:style style:name="Таблица1098.A" style:family="table-column">
      <style:table-column-properties style:rel-column-width="368*"/>
    </style:style>
    <style:style style:name="Таблица1098.B" style:family="table-column">
      <style:table-column-properties style:rel-column-width="7003*"/>
    </style:style>
    <style:style style:name="Таблица1098.A1" style:family="table-cell">
      <style:table-cell-properties fo:padding-left="0cm" fo:padding-right="0cm" fo:padding-top="0cm" fo:padding-bottom="0.03cm" fo:border-left="none" fo:border-right="none" fo:border-top="none" fo:border-bottom="0.5pt solid #000000"/>
    </style:style>
    <style:style style:name="Таблица1099" style:family="table">
      <style:table-properties style:rel-width="100%" table:align="center" style:writing-mode="page"/>
    </style:style>
    <style:style style:name="Таблица1099.A" style:family="table-column">
      <style:table-column-properties style:rel-column-width="7540*"/>
    </style:style>
    <style:style style:name="Таблица1099.B" style:family="table-column">
      <style:table-column-properties style:rel-column-width="397*"/>
    </style:style>
    <style:style style:name="Таблица1099.A1" style:family="table-cell">
      <style:table-cell-properties fo:padding-left="0cm" fo:padding-right="0cm" fo:padding-top="0cm" fo:padding-bottom="0.03cm" fo:border-left="none" fo:border-right="none" fo:border-top="none" fo:border-bottom="0.5pt solid #000000"/>
    </style:style>
    <style:style style:name="Таблица1100" style:family="table">
      <style:table-properties style:rel-width="100%" table:align="center" style:writing-mode="page"/>
    </style:style>
    <style:style style:name="Таблица1100.A" style:family="table-column">
      <style:table-column-properties style:rel-column-width="368*"/>
    </style:style>
    <style:style style:name="Таблица1100.B" style:family="table-column">
      <style:table-column-properties style:rel-column-width="7003*"/>
    </style:style>
    <style:style style:name="Таблица1100.A1" style:family="table-cell">
      <style:table-cell-properties fo:padding-left="0cm" fo:padding-right="0cm" fo:padding-top="0cm" fo:padding-bottom="0.03cm" fo:border-left="none" fo:border-right="none" fo:border-top="none" fo:border-bottom="0.5pt solid #000000"/>
    </style:style>
    <style:style style:name="Таблица1101" style:family="table">
      <style:table-properties style:rel-width="100%" table:align="center" style:writing-mode="page"/>
    </style:style>
    <style:style style:name="Таблица1101.A" style:family="table-column">
      <style:table-column-properties style:rel-column-width="7540*"/>
    </style:style>
    <style:style style:name="Таблица1101.B" style:family="table-column">
      <style:table-column-properties style:rel-column-width="397*"/>
    </style:style>
    <style:style style:name="Таблица1101.A1" style:family="table-cell">
      <style:table-cell-properties fo:padding-left="0cm" fo:padding-right="0cm" fo:padding-top="0cm" fo:padding-bottom="0.03cm" fo:border-left="none" fo:border-right="none" fo:border-top="none" fo:border-bottom="0.5pt solid #000000"/>
    </style:style>
    <style:style style:name="Таблица1102" style:family="table">
      <style:table-properties style:rel-width="100%" table:align="center" style:writing-mode="page"/>
    </style:style>
    <style:style style:name="Таблица1102.A" style:family="table-column">
      <style:table-column-properties style:rel-column-width="368*"/>
    </style:style>
    <style:style style:name="Таблица1102.B" style:family="table-column">
      <style:table-column-properties style:rel-column-width="7003*"/>
    </style:style>
    <style:style style:name="Таблица1102.A1" style:family="table-cell">
      <style:table-cell-properties fo:padding-left="0cm" fo:padding-right="0cm" fo:padding-top="0cm" fo:padding-bottom="0.03cm" fo:border-left="none" fo:border-right="none" fo:border-top="none" fo:border-bottom="0.5pt solid #000000"/>
    </style:style>
    <style:style style:name="Таблица1103" style:family="table">
      <style:table-properties style:rel-width="100%" table:align="center" style:writing-mode="page"/>
    </style:style>
    <style:style style:name="Таблица1103.A" style:family="table-column">
      <style:table-column-properties style:rel-column-width="7540*"/>
    </style:style>
    <style:style style:name="Таблица1103.B" style:family="table-column">
      <style:table-column-properties style:rel-column-width="397*"/>
    </style:style>
    <style:style style:name="Таблица1103.A1" style:family="table-cell">
      <style:table-cell-properties fo:padding-left="0cm" fo:padding-right="0cm" fo:padding-top="0cm" fo:padding-bottom="0.03cm" fo:border-left="none" fo:border-right="none" fo:border-top="none" fo:border-bottom="0.5pt solid #000000"/>
    </style:style>
    <style:style style:name="Таблица1104" style:family="table">
      <style:table-properties style:rel-width="100%" table:align="center" style:writing-mode="page"/>
    </style:style>
    <style:style style:name="Таблица1104.A" style:family="table-column">
      <style:table-column-properties style:rel-column-width="368*"/>
    </style:style>
    <style:style style:name="Таблица1104.B" style:family="table-column">
      <style:table-column-properties style:rel-column-width="7003*"/>
    </style:style>
    <style:style style:name="Таблица1104.A1" style:family="table-cell">
      <style:table-cell-properties fo:padding-left="0cm" fo:padding-right="0cm" fo:padding-top="0cm" fo:padding-bottom="0.03cm" fo:border-left="none" fo:border-right="none" fo:border-top="none" fo:border-bottom="0.5pt solid #000000"/>
    </style:style>
    <style:style style:name="Таблица1105" style:family="table">
      <style:table-properties style:rel-width="100%" table:align="center" style:writing-mode="page"/>
    </style:style>
    <style:style style:name="Таблица1105.A" style:family="table-column">
      <style:table-column-properties style:rel-column-width="7540*"/>
    </style:style>
    <style:style style:name="Таблица1105.B" style:family="table-column">
      <style:table-column-properties style:rel-column-width="397*"/>
    </style:style>
    <style:style style:name="Таблица1105.A1" style:family="table-cell">
      <style:table-cell-properties fo:padding-left="0cm" fo:padding-right="0cm" fo:padding-top="0cm" fo:padding-bottom="0.03cm" fo:border-left="none" fo:border-right="none" fo:border-top="none" fo:border-bottom="0.5pt solid #000000"/>
    </style:style>
    <style:style style:name="Таблица1106" style:family="table">
      <style:table-properties style:rel-width="100%" table:align="center" style:writing-mode="page"/>
    </style:style>
    <style:style style:name="Таблица1106.A" style:family="table-column">
      <style:table-column-properties style:rel-column-width="368*"/>
    </style:style>
    <style:style style:name="Таблица1106.B" style:family="table-column">
      <style:table-column-properties style:rel-column-width="7003*"/>
    </style:style>
    <style:style style:name="Таблица1106.A1" style:family="table-cell">
      <style:table-cell-properties fo:padding-left="0cm" fo:padding-right="0cm" fo:padding-top="0cm" fo:padding-bottom="0.03cm" fo:border-left="none" fo:border-right="none" fo:border-top="none" fo:border-bottom="0.5pt solid #000000"/>
    </style:style>
    <style:style style:name="Таблица1107" style:family="table">
      <style:table-properties style:rel-width="100%" table:align="center" style:writing-mode="page"/>
    </style:style>
    <style:style style:name="Таблица1107.A" style:family="table-column">
      <style:table-column-properties style:rel-column-width="7540*"/>
    </style:style>
    <style:style style:name="Таблица1107.B" style:family="table-column">
      <style:table-column-properties style:rel-column-width="397*"/>
    </style:style>
    <style:style style:name="Таблица1107.A1" style:family="table-cell">
      <style:table-cell-properties fo:padding-left="0cm" fo:padding-right="0cm" fo:padding-top="0cm" fo:padding-bottom="0.03cm" fo:border-left="none" fo:border-right="none" fo:border-top="none" fo:border-bottom="0.5pt solid #000000"/>
    </style:style>
    <style:style style:name="Таблица1108" style:family="table">
      <style:table-properties style:rel-width="100%" table:align="center" style:writing-mode="page"/>
    </style:style>
    <style:style style:name="Таблица1108.A" style:family="table-column">
      <style:table-column-properties style:rel-column-width="368*"/>
    </style:style>
    <style:style style:name="Таблица1108.B" style:family="table-column">
      <style:table-column-properties style:rel-column-width="7003*"/>
    </style:style>
    <style:style style:name="Таблица1108.A1" style:family="table-cell">
      <style:table-cell-properties fo:padding-left="0cm" fo:padding-right="0cm" fo:padding-top="0cm" fo:padding-bottom="0.03cm" fo:border-left="none" fo:border-right="none" fo:border-top="none" fo:border-bottom="0.5pt solid #000000"/>
    </style:style>
    <style:style style:name="Таблица1109" style:family="table">
      <style:table-properties style:rel-width="100%" table:align="center" style:writing-mode="page"/>
    </style:style>
    <style:style style:name="Таблица1109.A" style:family="table-column">
      <style:table-column-properties style:rel-column-width="7540*"/>
    </style:style>
    <style:style style:name="Таблица1109.B" style:family="table-column">
      <style:table-column-properties style:rel-column-width="397*"/>
    </style:style>
    <style:style style:name="Таблица1109.A1" style:family="table-cell">
      <style:table-cell-properties fo:padding-left="0cm" fo:padding-right="0cm" fo:padding-top="0cm" fo:padding-bottom="0.03cm" fo:border-left="none" fo:border-right="none" fo:border-top="none" fo:border-bottom="0.5pt solid #000000"/>
    </style:style>
    <style:style style:name="Таблица1110" style:family="table">
      <style:table-properties style:rel-width="100%" table:align="center" style:writing-mode="page"/>
    </style:style>
    <style:style style:name="Таблица1110.A" style:family="table-column">
      <style:table-column-properties style:rel-column-width="368*"/>
    </style:style>
    <style:style style:name="Таблица1110.B" style:family="table-column">
      <style:table-column-properties style:rel-column-width="7003*"/>
    </style:style>
    <style:style style:name="Таблица1110.A1" style:family="table-cell">
      <style:table-cell-properties fo:padding-left="0cm" fo:padding-right="0cm" fo:padding-top="0cm" fo:padding-bottom="0.03cm" fo:border-left="none" fo:border-right="none" fo:border-top="none" fo:border-bottom="0.5pt solid #000000"/>
    </style:style>
    <style:style style:name="Таблица1111" style:family="table">
      <style:table-properties style:rel-width="100%" table:align="center" style:writing-mode="page"/>
    </style:style>
    <style:style style:name="Таблица1111.A" style:family="table-column">
      <style:table-column-properties style:rel-column-width="7540*"/>
    </style:style>
    <style:style style:name="Таблица1111.B" style:family="table-column">
      <style:table-column-properties style:rel-column-width="397*"/>
    </style:style>
    <style:style style:name="Таблица1111.A1" style:family="table-cell">
      <style:table-cell-properties fo:padding-left="0cm" fo:padding-right="0cm" fo:padding-top="0cm" fo:padding-bottom="0.03cm" fo:border-left="none" fo:border-right="none" fo:border-top="none" fo:border-bottom="0.5pt solid #000000"/>
    </style:style>
    <style:style style:name="Таблица1112" style:family="table">
      <style:table-properties style:rel-width="100%" table:align="center" style:writing-mode="page"/>
    </style:style>
    <style:style style:name="Таблица1112.A" style:family="table-column">
      <style:table-column-properties style:rel-column-width="368*"/>
    </style:style>
    <style:style style:name="Таблица1112.B" style:family="table-column">
      <style:table-column-properties style:rel-column-width="7003*"/>
    </style:style>
    <style:style style:name="Таблица1112.A1" style:family="table-cell">
      <style:table-cell-properties fo:padding-left="0cm" fo:padding-right="0cm" fo:padding-top="0cm" fo:padding-bottom="0.03cm" fo:border-left="none" fo:border-right="none" fo:border-top="none" fo:border-bottom="0.5pt solid #000000"/>
    </style:style>
    <style:style style:name="Таблица1113" style:family="table">
      <style:table-properties style:rel-width="100%" table:align="center" style:writing-mode="page"/>
    </style:style>
    <style:style style:name="Таблица1113.A" style:family="table-column">
      <style:table-column-properties style:rel-column-width="7540*"/>
    </style:style>
    <style:style style:name="Таблица1113.B" style:family="table-column">
      <style:table-column-properties style:rel-column-width="397*"/>
    </style:style>
    <style:style style:name="Таблица1113.A1" style:family="table-cell">
      <style:table-cell-properties fo:padding-left="0cm" fo:padding-right="0cm" fo:padding-top="0cm" fo:padding-bottom="0.03cm" fo:border-left="none" fo:border-right="none" fo:border-top="none" fo:border-bottom="0.5pt solid #000000"/>
    </style:style>
    <style:style style:name="Таблица1114" style:family="table">
      <style:table-properties style:rel-width="100%" table:align="center" style:writing-mode="page"/>
    </style:style>
    <style:style style:name="Таблица1114.A" style:family="table-column">
      <style:table-column-properties style:rel-column-width="368*"/>
    </style:style>
    <style:style style:name="Таблица1114.B" style:family="table-column">
      <style:table-column-properties style:rel-column-width="7003*"/>
    </style:style>
    <style:style style:name="Таблица1114.A1" style:family="table-cell">
      <style:table-cell-properties fo:padding-left="0cm" fo:padding-right="0cm" fo:padding-top="0cm" fo:padding-bottom="0.03cm" fo:border-left="none" fo:border-right="none" fo:border-top="none" fo:border-bottom="0.5pt solid #000000"/>
    </style:style>
    <style:style style:name="Таблица1115" style:family="table">
      <style:table-properties style:rel-width="100%" table:align="center" style:writing-mode="page"/>
    </style:style>
    <style:style style:name="Таблица1115.A" style:family="table-column">
      <style:table-column-properties style:rel-column-width="7540*"/>
    </style:style>
    <style:style style:name="Таблица1115.B" style:family="table-column">
      <style:table-column-properties style:rel-column-width="397*"/>
    </style:style>
    <style:style style:name="Таблица1115.A1" style:family="table-cell">
      <style:table-cell-properties fo:padding-left="0cm" fo:padding-right="0cm" fo:padding-top="0cm" fo:padding-bottom="0.03cm" fo:border-left="none" fo:border-right="none" fo:border-top="none" fo:border-bottom="0.5pt solid #000000"/>
    </style:style>
    <style:style style:name="Таблица1116" style:family="table">
      <style:table-properties style:rel-width="100%" table:align="center" style:writing-mode="page"/>
    </style:style>
    <style:style style:name="Таблица1116.A" style:family="table-column">
      <style:table-column-properties style:rel-column-width="368*"/>
    </style:style>
    <style:style style:name="Таблица1116.B" style:family="table-column">
      <style:table-column-properties style:rel-column-width="7003*"/>
    </style:style>
    <style:style style:name="Таблица1116.A1" style:family="table-cell">
      <style:table-cell-properties fo:padding-left="0cm" fo:padding-right="0cm" fo:padding-top="0cm" fo:padding-bottom="0.03cm" fo:border-left="none" fo:border-right="none" fo:border-top="none" fo:border-bottom="0.5pt solid #000000"/>
    </style:style>
    <style:style style:name="Таблица1117" style:family="table">
      <style:table-properties style:rel-width="100%" table:align="center" style:writing-mode="page"/>
    </style:style>
    <style:style style:name="Таблица1117.A" style:family="table-column">
      <style:table-column-properties style:rel-column-width="7540*"/>
    </style:style>
    <style:style style:name="Таблица1117.B" style:family="table-column">
      <style:table-column-properties style:rel-column-width="397*"/>
    </style:style>
    <style:style style:name="Таблица1117.A1" style:family="table-cell">
      <style:table-cell-properties fo:padding-left="0cm" fo:padding-right="0cm" fo:padding-top="0cm" fo:padding-bottom="0.03cm" fo:border-left="none" fo:border-right="none" fo:border-top="none" fo:border-bottom="0.5pt solid #000000"/>
    </style:style>
    <style:style style:name="Таблица1118" style:family="table">
      <style:table-properties style:rel-width="100%" table:align="center" style:writing-mode="page"/>
    </style:style>
    <style:style style:name="Таблица1118.A" style:family="table-column">
      <style:table-column-properties style:rel-column-width="368*"/>
    </style:style>
    <style:style style:name="Таблица1118.B" style:family="table-column">
      <style:table-column-properties style:rel-column-width="7003*"/>
    </style:style>
    <style:style style:name="Таблица1118.A1" style:family="table-cell">
      <style:table-cell-properties fo:padding-left="0cm" fo:padding-right="0cm" fo:padding-top="0cm" fo:padding-bottom="0.03cm" fo:border-left="none" fo:border-right="none" fo:border-top="none" fo:border-bottom="0.5pt solid #000000"/>
    </style:style>
    <style:style style:name="Таблица1119" style:family="table">
      <style:table-properties style:rel-width="100%" table:align="center" style:writing-mode="page"/>
    </style:style>
    <style:style style:name="Таблица1119.A" style:family="table-column">
      <style:table-column-properties style:rel-column-width="7540*"/>
    </style:style>
    <style:style style:name="Таблица1119.B" style:family="table-column">
      <style:table-column-properties style:rel-column-width="397*"/>
    </style:style>
    <style:style style:name="Таблица1119.A1" style:family="table-cell">
      <style:table-cell-properties fo:padding-left="0cm" fo:padding-right="0cm" fo:padding-top="0cm" fo:padding-bottom="0.03cm" fo:border-left="none" fo:border-right="none" fo:border-top="none" fo:border-bottom="0.5pt solid #000000"/>
    </style:style>
    <style:style style:name="Таблица1120" style:family="table">
      <style:table-properties style:rel-width="100%" table:align="center" style:writing-mode="page"/>
    </style:style>
    <style:style style:name="Таблица1120.A" style:family="table-column">
      <style:table-column-properties style:rel-column-width="368*"/>
    </style:style>
    <style:style style:name="Таблица1120.B" style:family="table-column">
      <style:table-column-properties style:rel-column-width="7003*"/>
    </style:style>
    <style:style style:name="Таблица1120.A1" style:family="table-cell">
      <style:table-cell-properties fo:padding-left="0cm" fo:padding-right="0cm" fo:padding-top="0cm" fo:padding-bottom="0.03cm" fo:border-left="none" fo:border-right="none" fo:border-top="none" fo:border-bottom="0.5pt solid #000000"/>
    </style:style>
    <style:style style:name="Таблица1121" style:family="table">
      <style:table-properties style:rel-width="100%" table:align="center" style:writing-mode="page"/>
    </style:style>
    <style:style style:name="Таблица1121.A" style:family="table-column">
      <style:table-column-properties style:rel-column-width="7540*"/>
    </style:style>
    <style:style style:name="Таблица1121.B" style:family="table-column">
      <style:table-column-properties style:rel-column-width="397*"/>
    </style:style>
    <style:style style:name="Таблица1121.A1" style:family="table-cell">
      <style:table-cell-properties fo:padding-left="0cm" fo:padding-right="0cm" fo:padding-top="0cm" fo:padding-bottom="0.03cm" fo:border-left="none" fo:border-right="none" fo:border-top="none" fo:border-bottom="0.5pt solid #000000"/>
    </style:style>
    <style:style style:name="Таблица1122" style:family="table">
      <style:table-properties style:rel-width="100%" table:align="center" style:writing-mode="page"/>
    </style:style>
    <style:style style:name="Таблица1122.A" style:family="table-column">
      <style:table-column-properties style:rel-column-width="368*"/>
    </style:style>
    <style:style style:name="Таблица1122.B" style:family="table-column">
      <style:table-column-properties style:rel-column-width="7003*"/>
    </style:style>
    <style:style style:name="Таблица1122.A1" style:family="table-cell">
      <style:table-cell-properties fo:padding-left="0cm" fo:padding-right="0cm" fo:padding-top="0cm" fo:padding-bottom="0.03cm" fo:border-left="none" fo:border-right="none" fo:border-top="none" fo:border-bottom="0.5pt solid #000000"/>
    </style:style>
    <style:style style:name="Таблица1123" style:family="table">
      <style:table-properties style:rel-width="100%" table:align="center" style:writing-mode="page"/>
    </style:style>
    <style:style style:name="Таблица1123.A" style:family="table-column">
      <style:table-column-properties style:rel-column-width="7540*"/>
    </style:style>
    <style:style style:name="Таблица1123.B" style:family="table-column">
      <style:table-column-properties style:rel-column-width="397*"/>
    </style:style>
    <style:style style:name="Таблица1123.A1" style:family="table-cell">
      <style:table-cell-properties fo:padding-left="0cm" fo:padding-right="0cm" fo:padding-top="0cm" fo:padding-bottom="0.03cm" fo:border-left="none" fo:border-right="none" fo:border-top="none" fo:border-bottom="0.5pt solid #000000"/>
    </style:style>
    <style:style style:name="Таблица1124" style:family="table">
      <style:table-properties style:rel-width="100%" table:align="center" style:writing-mode="page"/>
    </style:style>
    <style:style style:name="Таблица1124.A" style:family="table-column">
      <style:table-column-properties style:rel-column-width="368*"/>
    </style:style>
    <style:style style:name="Таблица1124.B" style:family="table-column">
      <style:table-column-properties style:rel-column-width="7003*"/>
    </style:style>
    <style:style style:name="Таблица1124.A1" style:family="table-cell">
      <style:table-cell-properties fo:padding-left="0cm" fo:padding-right="0cm" fo:padding-top="0cm" fo:padding-bottom="0.03cm" fo:border-left="none" fo:border-right="none" fo:border-top="none" fo:border-bottom="0.5pt solid #000000"/>
    </style:style>
    <style:style style:name="Таблица1125" style:family="table">
      <style:table-properties style:rel-width="100%" table:align="center" style:writing-mode="page"/>
    </style:style>
    <style:style style:name="Таблица1125.A" style:family="table-column">
      <style:table-column-properties style:rel-column-width="7540*"/>
    </style:style>
    <style:style style:name="Таблица1125.B" style:family="table-column">
      <style:table-column-properties style:rel-column-width="397*"/>
    </style:style>
    <style:style style:name="Таблица1125.A1" style:family="table-cell">
      <style:table-cell-properties fo:padding-left="0cm" fo:padding-right="0cm" fo:padding-top="0cm" fo:padding-bottom="0.03cm" fo:border-left="none" fo:border-right="none" fo:border-top="none" fo:border-bottom="0.5pt solid #000000"/>
    </style:style>
    <style:style style:name="Таблица1126" style:family="table">
      <style:table-properties style:rel-width="100%" table:align="center" style:writing-mode="page"/>
    </style:style>
    <style:style style:name="Таблица1126.A" style:family="table-column">
      <style:table-column-properties style:rel-column-width="368*"/>
    </style:style>
    <style:style style:name="Таблица1126.B" style:family="table-column">
      <style:table-column-properties style:rel-column-width="7003*"/>
    </style:style>
    <style:style style:name="Таблица1126.A1" style:family="table-cell">
      <style:table-cell-properties fo:padding-left="0cm" fo:padding-right="0cm" fo:padding-top="0cm" fo:padding-bottom="0.03cm" fo:border-left="none" fo:border-right="none" fo:border-top="none" fo:border-bottom="0.5pt solid #000000"/>
    </style:style>
    <style:style style:name="Таблица1127" style:family="table">
      <style:table-properties style:rel-width="100%" table:align="center" style:writing-mode="page"/>
    </style:style>
    <style:style style:name="Таблица1127.A" style:family="table-column">
      <style:table-column-properties style:rel-column-width="7540*"/>
    </style:style>
    <style:style style:name="Таблица1127.B" style:family="table-column">
      <style:table-column-properties style:rel-column-width="397*"/>
    </style:style>
    <style:style style:name="Таблица1127.A1" style:family="table-cell">
      <style:table-cell-properties fo:padding-left="0cm" fo:padding-right="0cm" fo:padding-top="0cm" fo:padding-bottom="0.03cm" fo:border-left="none" fo:border-right="none" fo:border-top="none" fo:border-bottom="0.5pt solid #000000"/>
    </style:style>
    <style:style style:name="Таблица1128" style:family="table">
      <style:table-properties style:rel-width="100%" table:align="center" style:writing-mode="page"/>
    </style:style>
    <style:style style:name="Таблица1128.A" style:family="table-column">
      <style:table-column-properties style:rel-column-width="368*"/>
    </style:style>
    <style:style style:name="Таблица1128.B" style:family="table-column">
      <style:table-column-properties style:rel-column-width="7003*"/>
    </style:style>
    <style:style style:name="Таблица1128.A1" style:family="table-cell">
      <style:table-cell-properties fo:padding-left="0cm" fo:padding-right="0cm" fo:padding-top="0cm" fo:padding-bottom="0.03cm" fo:border-left="none" fo:border-right="none" fo:border-top="none" fo:border-bottom="0.5pt solid #000000"/>
    </style:style>
    <style:style style:name="Таблица1129" style:family="table">
      <style:table-properties style:rel-width="100%" table:align="center" style:writing-mode="page"/>
    </style:style>
    <style:style style:name="Таблица1129.A" style:family="table-column">
      <style:table-column-properties style:rel-column-width="7540*"/>
    </style:style>
    <style:style style:name="Таблица1129.B" style:family="table-column">
      <style:table-column-properties style:rel-column-width="397*"/>
    </style:style>
    <style:style style:name="Таблица1129.A1" style:family="table-cell">
      <style:table-cell-properties fo:padding-left="0cm" fo:padding-right="0cm" fo:padding-top="0cm" fo:padding-bottom="0.03cm" fo:border-left="none" fo:border-right="none" fo:border-top="none" fo:border-bottom="0.5pt solid #000000"/>
    </style:style>
    <style:style style:name="Таблица1130" style:family="table">
      <style:table-properties style:rel-width="100%" table:align="center" style:writing-mode="page"/>
    </style:style>
    <style:style style:name="Таблица1130.A" style:family="table-column">
      <style:table-column-properties style:rel-column-width="368*"/>
    </style:style>
    <style:style style:name="Таблица1130.B" style:family="table-column">
      <style:table-column-properties style:rel-column-width="7003*"/>
    </style:style>
    <style:style style:name="Таблица1130.A1" style:family="table-cell">
      <style:table-cell-properties fo:padding-left="0cm" fo:padding-right="0cm" fo:padding-top="0cm" fo:padding-bottom="0.03cm" fo:border-left="none" fo:border-right="none" fo:border-top="none" fo:border-bottom="0.5pt solid #000000"/>
    </style:style>
    <style:style style:name="Таблица1131" style:family="table">
      <style:table-properties style:rel-width="100%" table:align="center" style:writing-mode="page"/>
    </style:style>
    <style:style style:name="Таблица1131.A" style:family="table-column">
      <style:table-column-properties style:rel-column-width="3968*"/>
    </style:style>
    <style:style style:name="Таблица1131.B" style:family="table-column">
      <style:table-column-properties style:rel-column-width="3969*"/>
    </style:style>
    <style:style style:name="Таблица1131.A1" style:family="table-cell">
      <style:table-cell-properties fo:padding="0cm" fo:border="none"/>
    </style:style>
    <style:style style:name="Таблица1132" style:family="table">
      <style:table-properties style:rel-width="100%" table:align="center" style:writing-mode="page"/>
    </style:style>
    <style:style style:name="Таблица1132.A" style:family="table-column">
      <style:table-column-properties style:rel-column-width="7540*"/>
    </style:style>
    <style:style style:name="Таблица1132.B" style:family="table-column">
      <style:table-column-properties style:rel-column-width="397*"/>
    </style:style>
    <style:style style:name="Таблица1132.A1" style:family="table-cell">
      <style:table-cell-properties fo:padding-left="0cm" fo:padding-right="0cm" fo:padding-top="0cm" fo:padding-bottom="0.03cm" fo:border-left="none" fo:border-right="none" fo:border-top="none" fo:border-bottom="0.5pt solid #000000"/>
    </style:style>
    <style:style style:name="Таблица1133" style:family="table">
      <style:table-properties style:rel-width="100%" table:align="center" style:writing-mode="page"/>
    </style:style>
    <style:style style:name="Таблица1133.A" style:family="table-column">
      <style:table-column-properties style:rel-column-width="368*"/>
    </style:style>
    <style:style style:name="Таблица1133.B" style:family="table-column">
      <style:table-column-properties style:rel-column-width="7003*"/>
    </style:style>
    <style:style style:name="Таблица1133.A1" style:family="table-cell">
      <style:table-cell-properties fo:padding-left="0cm" fo:padding-right="0cm" fo:padding-top="0cm" fo:padding-bottom="0.03cm" fo:border-left="none" fo:border-right="none" fo:border-top="none" fo:border-bottom="0.5pt solid #000000"/>
    </style:style>
    <style:style style:name="Таблица1134" style:family="table">
      <style:table-properties style:rel-width="100%" table:align="center" style:writing-mode="page"/>
    </style:style>
    <style:style style:name="Таблица1134.A" style:family="table-column">
      <style:table-column-properties style:rel-column-width="7540*"/>
    </style:style>
    <style:style style:name="Таблица1134.B" style:family="table-column">
      <style:table-column-properties style:rel-column-width="397*"/>
    </style:style>
    <style:style style:name="Таблица1134.A1" style:family="table-cell">
      <style:table-cell-properties fo:padding-left="0cm" fo:padding-right="0cm" fo:padding-top="0cm" fo:padding-bottom="0.03cm" fo:border-left="none" fo:border-right="none" fo:border-top="none" fo:border-bottom="0.5pt solid #000000"/>
    </style:style>
    <style:style style:name="Таблица1135" style:family="table">
      <style:table-properties style:rel-width="100%" table:align="center" style:writing-mode="page"/>
    </style:style>
    <style:style style:name="Таблица1135.A" style:family="table-column">
      <style:table-column-properties style:rel-column-width="368*"/>
    </style:style>
    <style:style style:name="Таблица1135.B" style:family="table-column">
      <style:table-column-properties style:rel-column-width="7003*"/>
    </style:style>
    <style:style style:name="Таблица1135.A1" style:family="table-cell">
      <style:table-cell-properties fo:padding-left="0cm" fo:padding-right="0cm" fo:padding-top="0cm" fo:padding-bottom="0.03cm" fo:border-left="none" fo:border-right="none" fo:border-top="none" fo:border-bottom="0.5pt solid #000000"/>
    </style:style>
    <style:style style:name="Таблица1136" style:family="table">
      <style:table-properties style:rel-width="100%" table:align="center" style:writing-mode="page"/>
    </style:style>
    <style:style style:name="Таблица1136.A" style:family="table-column">
      <style:table-column-properties style:rel-column-width="7540*"/>
    </style:style>
    <style:style style:name="Таблица1136.B" style:family="table-column">
      <style:table-column-properties style:rel-column-width="397*"/>
    </style:style>
    <style:style style:name="Таблица1136.A1" style:family="table-cell">
      <style:table-cell-properties fo:padding-left="0cm" fo:padding-right="0cm" fo:padding-top="0cm" fo:padding-bottom="0.03cm" fo:border-left="none" fo:border-right="none" fo:border-top="none" fo:border-bottom="0.5pt solid #000000"/>
    </style:style>
    <style:style style:name="Таблица1137" style:family="table">
      <style:table-properties style:rel-width="100%" table:align="center" style:writing-mode="page"/>
    </style:style>
    <style:style style:name="Таблица1137.A" style:family="table-column">
      <style:table-column-properties style:rel-column-width="368*"/>
    </style:style>
    <style:style style:name="Таблица1137.B" style:family="table-column">
      <style:table-column-properties style:rel-column-width="7003*"/>
    </style:style>
    <style:style style:name="Таблица1137.A1" style:family="table-cell">
      <style:table-cell-properties fo:padding-left="0cm" fo:padding-right="0cm" fo:padding-top="0cm" fo:padding-bottom="0.03cm" fo:border-left="none" fo:border-right="none" fo:border-top="none" fo:border-bottom="0.5pt solid #000000"/>
    </style:style>
    <style:style style:name="Таблица1138" style:family="table">
      <style:table-properties style:rel-width="100%" table:align="center" style:writing-mode="page"/>
    </style:style>
    <style:style style:name="Таблица1138.A" style:family="table-column">
      <style:table-column-properties style:rel-column-width="7540*"/>
    </style:style>
    <style:style style:name="Таблица1138.B" style:family="table-column">
      <style:table-column-properties style:rel-column-width="397*"/>
    </style:style>
    <style:style style:name="Таблица1138.A1" style:family="table-cell">
      <style:table-cell-properties fo:padding-left="0cm" fo:padding-right="0cm" fo:padding-top="0cm" fo:padding-bottom="0.03cm" fo:border-left="none" fo:border-right="none" fo:border-top="none" fo:border-bottom="0.5pt solid #000000"/>
    </style:style>
    <style:style style:name="Таблица1139" style:family="table">
      <style:table-properties style:rel-width="100%" table:align="center" style:writing-mode="page"/>
    </style:style>
    <style:style style:name="Таблица1139.A" style:family="table-column">
      <style:table-column-properties style:rel-column-width="368*"/>
    </style:style>
    <style:style style:name="Таблица1139.B" style:family="table-column">
      <style:table-column-properties style:rel-column-width="7003*"/>
    </style:style>
    <style:style style:name="Таблица1139.A1" style:family="table-cell">
      <style:table-cell-properties fo:padding-left="0cm" fo:padding-right="0cm" fo:padding-top="0cm" fo:padding-bottom="0.03cm" fo:border-left="none" fo:border-right="none" fo:border-top="none" fo:border-bottom="0.5pt solid #000000"/>
    </style:style>
    <style:style style:name="Таблица1140" style:family="table">
      <style:table-properties style:rel-width="100%" table:align="center" style:writing-mode="page"/>
    </style:style>
    <style:style style:name="Таблица1140.A" style:family="table-column">
      <style:table-column-properties style:rel-column-width="7540*"/>
    </style:style>
    <style:style style:name="Таблица1140.B" style:family="table-column">
      <style:table-column-properties style:rel-column-width="397*"/>
    </style:style>
    <style:style style:name="Таблица1140.A1" style:family="table-cell">
      <style:table-cell-properties fo:padding-left="0cm" fo:padding-right="0cm" fo:padding-top="0cm" fo:padding-bottom="0.03cm" fo:border-left="none" fo:border-right="none" fo:border-top="none" fo:border-bottom="0.5pt solid #000000"/>
    </style:style>
    <style:style style:name="Таблица1141" style:family="table">
      <style:table-properties style:rel-width="100%" table:align="center" style:writing-mode="page"/>
    </style:style>
    <style:style style:name="Таблица1141.A" style:family="table-column">
      <style:table-column-properties style:rel-column-width="368*"/>
    </style:style>
    <style:style style:name="Таблица1141.B" style:family="table-column">
      <style:table-column-properties style:rel-column-width="7003*"/>
    </style:style>
    <style:style style:name="Таблица1141.A1" style:family="table-cell">
      <style:table-cell-properties fo:padding-left="0cm" fo:padding-right="0cm" fo:padding-top="0cm" fo:padding-bottom="0.03cm" fo:border-left="none" fo:border-right="none" fo:border-top="none" fo:border-bottom="0.5pt solid #000000"/>
    </style:style>
    <style:style style:name="Таблица1142" style:family="table">
      <style:table-properties style:rel-width="100%" table:align="center" style:writing-mode="page"/>
    </style:style>
    <style:style style:name="Таблица1142.A" style:family="table-column">
      <style:table-column-properties style:rel-column-width="7540*"/>
    </style:style>
    <style:style style:name="Таблица1142.B" style:family="table-column">
      <style:table-column-properties style:rel-column-width="397*"/>
    </style:style>
    <style:style style:name="Таблица1142.A1" style:family="table-cell">
      <style:table-cell-properties fo:padding-left="0cm" fo:padding-right="0cm" fo:padding-top="0cm" fo:padding-bottom="0.03cm" fo:border-left="none" fo:border-right="none" fo:border-top="none" fo:border-bottom="0.5pt solid #000000"/>
    </style:style>
    <style:style style:name="Таблица1143" style:family="table">
      <style:table-properties style:rel-width="100%" table:align="center" style:writing-mode="page"/>
    </style:style>
    <style:style style:name="Таблица1143.A" style:family="table-column">
      <style:table-column-properties style:rel-column-width="368*"/>
    </style:style>
    <style:style style:name="Таблица1143.B" style:family="table-column">
      <style:table-column-properties style:rel-column-width="7003*"/>
    </style:style>
    <style:style style:name="Таблица1143.A1" style:family="table-cell">
      <style:table-cell-properties fo:padding-left="0cm" fo:padding-right="0cm" fo:padding-top="0cm" fo:padding-bottom="0.03cm" fo:border-left="none" fo:border-right="none" fo:border-top="none" fo:border-bottom="0.5pt solid #000000"/>
    </style:style>
    <style:style style:name="Таблица1144" style:family="table">
      <style:table-properties style:rel-width="100%" table:align="center" style:writing-mode="page"/>
    </style:style>
    <style:style style:name="Таблица1144.A" style:family="table-column">
      <style:table-column-properties style:rel-column-width="7540*"/>
    </style:style>
    <style:style style:name="Таблица1144.B" style:family="table-column">
      <style:table-column-properties style:rel-column-width="397*"/>
    </style:style>
    <style:style style:name="Таблица1144.A1" style:family="table-cell">
      <style:table-cell-properties fo:padding-left="0cm" fo:padding-right="0cm" fo:padding-top="0cm" fo:padding-bottom="0.03cm" fo:border-left="none" fo:border-right="none" fo:border-top="none" fo:border-bottom="0.5pt solid #000000"/>
    </style:style>
    <style:style style:name="Таблица1145" style:family="table">
      <style:table-properties style:rel-width="100%" table:align="center" style:writing-mode="page"/>
    </style:style>
    <style:style style:name="Таблица1145.A" style:family="table-column">
      <style:table-column-properties style:rel-column-width="368*"/>
    </style:style>
    <style:style style:name="Таблица1145.B" style:family="table-column">
      <style:table-column-properties style:rel-column-width="7003*"/>
    </style:style>
    <style:style style:name="Таблица1145.A1" style:family="table-cell">
      <style:table-cell-properties fo:padding-left="0cm" fo:padding-right="0cm" fo:padding-top="0cm" fo:padding-bottom="0.03cm" fo:border-left="none" fo:border-right="none" fo:border-top="none" fo:border-bottom="0.5pt solid #000000"/>
    </style:style>
    <style:style style:name="Таблица1146" style:family="table">
      <style:table-properties style:rel-width="100%" table:align="center" style:writing-mode="page"/>
    </style:style>
    <style:style style:name="Таблица1146.A" style:family="table-column">
      <style:table-column-properties style:rel-column-width="7540*"/>
    </style:style>
    <style:style style:name="Таблица1146.B" style:family="table-column">
      <style:table-column-properties style:rel-column-width="397*"/>
    </style:style>
    <style:style style:name="Таблица1146.A1" style:family="table-cell">
      <style:table-cell-properties fo:padding-left="0cm" fo:padding-right="0cm" fo:padding-top="0cm" fo:padding-bottom="0.03cm" fo:border-left="none" fo:border-right="none" fo:border-top="none" fo:border-bottom="0.5pt solid #000000"/>
    </style:style>
    <style:style style:name="Таблица1147" style:family="table">
      <style:table-properties style:rel-width="100%" table:align="center" style:writing-mode="page"/>
    </style:style>
    <style:style style:name="Таблица1147.A" style:family="table-column">
      <style:table-column-properties style:rel-column-width="368*"/>
    </style:style>
    <style:style style:name="Таблица1147.B" style:family="table-column">
      <style:table-column-properties style:rel-column-width="7003*"/>
    </style:style>
    <style:style style:name="Таблица1147.A1" style:family="table-cell">
      <style:table-cell-properties fo:padding-left="0cm" fo:padding-right="0cm" fo:padding-top="0cm" fo:padding-bottom="0.03cm" fo:border-left="none" fo:border-right="none" fo:border-top="none" fo:border-bottom="0.5pt solid #000000"/>
    </style:style>
    <style:style style:name="Таблица1148" style:family="table">
      <style:table-properties style:rel-width="100%" table:align="center" style:writing-mode="page"/>
    </style:style>
    <style:style style:name="Таблица1148.A" style:family="table-column">
      <style:table-column-properties style:rel-column-width="7540*"/>
    </style:style>
    <style:style style:name="Таблица1148.B" style:family="table-column">
      <style:table-column-properties style:rel-column-width="397*"/>
    </style:style>
    <style:style style:name="Таблица1148.A1" style:family="table-cell">
      <style:table-cell-properties fo:padding-left="0cm" fo:padding-right="0cm" fo:padding-top="0cm" fo:padding-bottom="0.03cm" fo:border-left="none" fo:border-right="none" fo:border-top="none" fo:border-bottom="0.5pt solid #000000"/>
    </style:style>
    <style:style style:name="Таблица1149" style:family="table">
      <style:table-properties style:rel-width="100%" table:align="center" style:writing-mode="page"/>
    </style:style>
    <style:style style:name="Таблица1149.A" style:family="table-column">
      <style:table-column-properties style:rel-column-width="368*"/>
    </style:style>
    <style:style style:name="Таблица1149.B" style:family="table-column">
      <style:table-column-properties style:rel-column-width="7003*"/>
    </style:style>
    <style:style style:name="Таблица1149.A1" style:family="table-cell">
      <style:table-cell-properties fo:padding-left="0cm" fo:padding-right="0cm" fo:padding-top="0cm" fo:padding-bottom="0.03cm" fo:border-left="none" fo:border-right="none" fo:border-top="none" fo:border-bottom="0.5pt solid #000000"/>
    </style:style>
    <style:style style:name="Таблица1150" style:family="table">
      <style:table-properties style:rel-width="100%" table:align="center" style:writing-mode="page"/>
    </style:style>
    <style:style style:name="Таблица1150.A" style:family="table-column">
      <style:table-column-properties style:rel-column-width="7540*"/>
    </style:style>
    <style:style style:name="Таблица1150.B" style:family="table-column">
      <style:table-column-properties style:rel-column-width="397*"/>
    </style:style>
    <style:style style:name="Таблица1150.A1" style:family="table-cell">
      <style:table-cell-properties fo:padding-left="0cm" fo:padding-right="0cm" fo:padding-top="0cm" fo:padding-bottom="0.03cm" fo:border-left="none" fo:border-right="none" fo:border-top="none" fo:border-bottom="0.5pt solid #000000"/>
    </style:style>
    <style:style style:name="Таблица1151" style:family="table">
      <style:table-properties style:rel-width="100%" table:align="center" style:writing-mode="page"/>
    </style:style>
    <style:style style:name="Таблица1151.A" style:family="table-column">
      <style:table-column-properties style:rel-column-width="368*"/>
    </style:style>
    <style:style style:name="Таблица1151.B" style:family="table-column">
      <style:table-column-properties style:rel-column-width="7003*"/>
    </style:style>
    <style:style style:name="Таблица1151.A1" style:family="table-cell">
      <style:table-cell-properties fo:padding-left="0cm" fo:padding-right="0cm" fo:padding-top="0cm" fo:padding-bottom="0.03cm" fo:border-left="none" fo:border-right="none" fo:border-top="none" fo:border-bottom="0.5pt solid #000000"/>
    </style:style>
    <style:style style:name="Таблица1152" style:family="table">
      <style:table-properties style:rel-width="100%" table:align="center" style:writing-mode="page"/>
    </style:style>
    <style:style style:name="Таблица1152.A" style:family="table-column">
      <style:table-column-properties style:rel-column-width="7540*"/>
    </style:style>
    <style:style style:name="Таблица1152.B" style:family="table-column">
      <style:table-column-properties style:rel-column-width="397*"/>
    </style:style>
    <style:style style:name="Таблица1152.A1" style:family="table-cell">
      <style:table-cell-properties fo:padding-left="0cm" fo:padding-right="0cm" fo:padding-top="0cm" fo:padding-bottom="0.03cm" fo:border-left="none" fo:border-right="none" fo:border-top="none" fo:border-bottom="0.5pt solid #000000"/>
    </style:style>
    <style:style style:name="Таблица1153" style:family="table">
      <style:table-properties style:rel-width="100%" table:align="center" style:writing-mode="page"/>
    </style:style>
    <style:style style:name="Таблица1153.A" style:family="table-column">
      <style:table-column-properties style:rel-column-width="368*"/>
    </style:style>
    <style:style style:name="Таблица1153.B" style:family="table-column">
      <style:table-column-properties style:rel-column-width="7003*"/>
    </style:style>
    <style:style style:name="Таблица1153.A1" style:family="table-cell">
      <style:table-cell-properties fo:padding-left="0cm" fo:padding-right="0cm" fo:padding-top="0cm" fo:padding-bottom="0.03cm" fo:border-left="none" fo:border-right="none" fo:border-top="none" fo:border-bottom="0.5pt solid #000000"/>
    </style:style>
    <style:style style:name="Таблица1154" style:family="table">
      <style:table-properties style:rel-width="100%" table:align="center" style:writing-mode="page"/>
    </style:style>
    <style:style style:name="Таблица1154.A" style:family="table-column">
      <style:table-column-properties style:rel-column-width="7540*"/>
    </style:style>
    <style:style style:name="Таблица1154.B" style:family="table-column">
      <style:table-column-properties style:rel-column-width="397*"/>
    </style:style>
    <style:style style:name="Таблица1154.A1" style:family="table-cell">
      <style:table-cell-properties fo:padding-left="0cm" fo:padding-right="0cm" fo:padding-top="0cm" fo:padding-bottom="0.03cm" fo:border-left="none" fo:border-right="none" fo:border-top="none" fo:border-bottom="0.5pt solid #000000"/>
    </style:style>
    <style:style style:name="Таблица1155" style:family="table">
      <style:table-properties style:rel-width="100%" table:align="center" style:writing-mode="page"/>
    </style:style>
    <style:style style:name="Таблица1155.A" style:family="table-column">
      <style:table-column-properties style:rel-column-width="368*"/>
    </style:style>
    <style:style style:name="Таблица1155.B" style:family="table-column">
      <style:table-column-properties style:rel-column-width="7003*"/>
    </style:style>
    <style:style style:name="Таблица1155.A1" style:family="table-cell">
      <style:table-cell-properties fo:padding-left="0cm" fo:padding-right="0cm" fo:padding-top="0cm" fo:padding-bottom="0.03cm" fo:border-left="none" fo:border-right="none" fo:border-top="none" fo:border-bottom="0.5pt solid #000000"/>
    </style:style>
    <style:style style:name="Таблица1156" style:family="table">
      <style:table-properties style:rel-width="100%" table:align="center" style:writing-mode="page"/>
    </style:style>
    <style:style style:name="Таблица1156.A" style:family="table-column">
      <style:table-column-properties style:rel-column-width="7540*"/>
    </style:style>
    <style:style style:name="Таблица1156.B" style:family="table-column">
      <style:table-column-properties style:rel-column-width="397*"/>
    </style:style>
    <style:style style:name="Таблица1156.A1" style:family="table-cell">
      <style:table-cell-properties fo:padding-left="0cm" fo:padding-right="0cm" fo:padding-top="0cm" fo:padding-bottom="0.03cm" fo:border-left="none" fo:border-right="none" fo:border-top="none" fo:border-bottom="0.5pt solid #000000"/>
    </style:style>
    <style:style style:name="Таблица1157" style:family="table">
      <style:table-properties style:rel-width="100%" table:align="center" style:writing-mode="page"/>
    </style:style>
    <style:style style:name="Таблица1157.A" style:family="table-column">
      <style:table-column-properties style:rel-column-width="368*"/>
    </style:style>
    <style:style style:name="Таблица1157.B" style:family="table-column">
      <style:table-column-properties style:rel-column-width="7003*"/>
    </style:style>
    <style:style style:name="Таблица1157.A1" style:family="table-cell">
      <style:table-cell-properties fo:padding-left="0cm" fo:padding-right="0cm" fo:padding-top="0cm" fo:padding-bottom="0.03cm" fo:border-left="none" fo:border-right="none" fo:border-top="none" fo:border-bottom="0.5pt solid #000000"/>
    </style:style>
    <style:style style:name="Таблица1158" style:family="table">
      <style:table-properties style:rel-width="100%" table:align="center" style:writing-mode="page"/>
    </style:style>
    <style:style style:name="Таблица1158.A" style:family="table-column">
      <style:table-column-properties style:rel-column-width="7540*"/>
    </style:style>
    <style:style style:name="Таблица1158.B" style:family="table-column">
      <style:table-column-properties style:rel-column-width="397*"/>
    </style:style>
    <style:style style:name="Таблица1158.A1" style:family="table-cell">
      <style:table-cell-properties fo:padding-left="0cm" fo:padding-right="0cm" fo:padding-top="0cm" fo:padding-bottom="0.03cm" fo:border-left="none" fo:border-right="none" fo:border-top="none" fo:border-bottom="0.5pt solid #000000"/>
    </style:style>
    <style:style style:name="Таблица1159" style:family="table">
      <style:table-properties style:rel-width="100%" table:align="center" style:writing-mode="page"/>
    </style:style>
    <style:style style:name="Таблица1159.A" style:family="table-column">
      <style:table-column-properties style:rel-column-width="368*"/>
    </style:style>
    <style:style style:name="Таблица1159.B" style:family="table-column">
      <style:table-column-properties style:rel-column-width="7003*"/>
    </style:style>
    <style:style style:name="Таблица1159.A1" style:family="table-cell">
      <style:table-cell-properties fo:padding-left="0cm" fo:padding-right="0cm" fo:padding-top="0cm" fo:padding-bottom="0.03cm" fo:border-left="none" fo:border-right="none" fo:border-top="none" fo:border-bottom="0.5pt solid #000000"/>
    </style:style>
    <style:style style:name="Таблица1160" style:family="table">
      <style:table-properties style:rel-width="100%" table:align="center" style:writing-mode="page"/>
    </style:style>
    <style:style style:name="Таблица1160.A" style:family="table-column">
      <style:table-column-properties style:rel-column-width="7540*"/>
    </style:style>
    <style:style style:name="Таблица1160.B" style:family="table-column">
      <style:table-column-properties style:rel-column-width="397*"/>
    </style:style>
    <style:style style:name="Таблица1160.A1" style:family="table-cell">
      <style:table-cell-properties fo:padding-left="0cm" fo:padding-right="0cm" fo:padding-top="0cm" fo:padding-bottom="0.03cm" fo:border-left="none" fo:border-right="none" fo:border-top="none" fo:border-bottom="0.5pt solid #000000"/>
    </style:style>
    <style:style style:name="Таблица1161" style:family="table">
      <style:table-properties style:rel-width="100%" table:align="center" style:writing-mode="page"/>
    </style:style>
    <style:style style:name="Таблица1161.A" style:family="table-column">
      <style:table-column-properties style:rel-column-width="368*"/>
    </style:style>
    <style:style style:name="Таблица1161.B" style:family="table-column">
      <style:table-column-properties style:rel-column-width="7003*"/>
    </style:style>
    <style:style style:name="Таблица1161.A1" style:family="table-cell">
      <style:table-cell-properties fo:padding-left="0cm" fo:padding-right="0cm" fo:padding-top="0cm" fo:padding-bottom="0.03cm" fo:border-left="none" fo:border-right="none" fo:border-top="none" fo:border-bottom="0.5pt solid #000000"/>
    </style:style>
    <style:style style:name="Таблица1162" style:family="table">
      <style:table-properties style:rel-width="100%" table:align="center" style:writing-mode="page"/>
    </style:style>
    <style:style style:name="Таблица1162.A" style:family="table-column">
      <style:table-column-properties style:rel-column-width="7540*"/>
    </style:style>
    <style:style style:name="Таблица1162.B" style:family="table-column">
      <style:table-column-properties style:rel-column-width="397*"/>
    </style:style>
    <style:style style:name="Таблица1162.A1" style:family="table-cell">
      <style:table-cell-properties fo:padding-left="0cm" fo:padding-right="0cm" fo:padding-top="0cm" fo:padding-bottom="0.03cm" fo:border-left="none" fo:border-right="none" fo:border-top="none" fo:border-bottom="0.5pt solid #000000"/>
    </style:style>
    <style:style style:name="Таблица1163" style:family="table">
      <style:table-properties style:rel-width="100%" table:align="center" style:writing-mode="page"/>
    </style:style>
    <style:style style:name="Таблица1163.A" style:family="table-column">
      <style:table-column-properties style:rel-column-width="368*"/>
    </style:style>
    <style:style style:name="Таблица1163.B" style:family="table-column">
      <style:table-column-properties style:rel-column-width="7003*"/>
    </style:style>
    <style:style style:name="Таблица1163.A1" style:family="table-cell">
      <style:table-cell-properties fo:padding-left="0cm" fo:padding-right="0cm" fo:padding-top="0cm" fo:padding-bottom="0.03cm" fo:border-left="none" fo:border-right="none" fo:border-top="none" fo:border-bottom="0.5pt solid #000000"/>
    </style:style>
    <style:style style:name="Таблица1164" style:family="table">
      <style:table-properties style:rel-width="100%" table:align="center" style:writing-mode="page"/>
    </style:style>
    <style:style style:name="Таблица1164.A" style:family="table-column">
      <style:table-column-properties style:rel-column-width="7540*"/>
    </style:style>
    <style:style style:name="Таблица1164.B" style:family="table-column">
      <style:table-column-properties style:rel-column-width="397*"/>
    </style:style>
    <style:style style:name="Таблица1164.A1" style:family="table-cell">
      <style:table-cell-properties fo:padding-left="0cm" fo:padding-right="0cm" fo:padding-top="0cm" fo:padding-bottom="0.03cm" fo:border-left="none" fo:border-right="none" fo:border-top="none" fo:border-bottom="0.5pt solid #000000"/>
    </style:style>
    <style:style style:name="Таблица1165" style:family="table">
      <style:table-properties style:rel-width="100%" table:align="center" style:writing-mode="page"/>
    </style:style>
    <style:style style:name="Таблица1165.A" style:family="table-column">
      <style:table-column-properties style:rel-column-width="368*"/>
    </style:style>
    <style:style style:name="Таблица1165.B" style:family="table-column">
      <style:table-column-properties style:rel-column-width="7003*"/>
    </style:style>
    <style:style style:name="Таблица1165.A1" style:family="table-cell">
      <style:table-cell-properties fo:padding-left="0cm" fo:padding-right="0cm" fo:padding-top="0cm" fo:padding-bottom="0.03cm" fo:border-left="none" fo:border-right="none" fo:border-top="none" fo:border-bottom="0.5pt solid #000000"/>
    </style:style>
    <style:style style:name="Таблица1166" style:family="table">
      <style:table-properties style:rel-width="100%" table:align="center" style:writing-mode="page"/>
    </style:style>
    <style:style style:name="Таблица1166.A" style:family="table-column">
      <style:table-column-properties style:rel-column-width="7540*"/>
    </style:style>
    <style:style style:name="Таблица1166.B" style:family="table-column">
      <style:table-column-properties style:rel-column-width="397*"/>
    </style:style>
    <style:style style:name="Таблица1166.A1" style:family="table-cell">
      <style:table-cell-properties fo:padding-left="0cm" fo:padding-right="0cm" fo:padding-top="0cm" fo:padding-bottom="0.03cm" fo:border-left="none" fo:border-right="none" fo:border-top="none" fo:border-bottom="0.5pt solid #000000"/>
    </style:style>
    <style:style style:name="Таблица1167" style:family="table">
      <style:table-properties style:rel-width="100%" table:align="center" style:writing-mode="page"/>
    </style:style>
    <style:style style:name="Таблица1167.A" style:family="table-column">
      <style:table-column-properties style:rel-column-width="368*"/>
    </style:style>
    <style:style style:name="Таблица1167.B" style:family="table-column">
      <style:table-column-properties style:rel-column-width="7003*"/>
    </style:style>
    <style:style style:name="Таблица1167.A1" style:family="table-cell">
      <style:table-cell-properties fo:padding-left="0cm" fo:padding-right="0cm" fo:padding-top="0cm" fo:padding-bottom="0.03cm" fo:border-left="none" fo:border-right="none" fo:border-top="none" fo:border-bottom="0.5pt solid #000000"/>
    </style:style>
    <style:style style:name="Таблица1168" style:family="table">
      <style:table-properties style:rel-width="100%" table:align="center" style:writing-mode="page"/>
    </style:style>
    <style:style style:name="Таблица1168.A" style:family="table-column">
      <style:table-column-properties style:rel-column-width="7540*"/>
    </style:style>
    <style:style style:name="Таблица1168.B" style:family="table-column">
      <style:table-column-properties style:rel-column-width="397*"/>
    </style:style>
    <style:style style:name="Таблица1168.A1" style:family="table-cell">
      <style:table-cell-properties fo:padding-left="0cm" fo:padding-right="0cm" fo:padding-top="0cm" fo:padding-bottom="0.03cm" fo:border-left="none" fo:border-right="none" fo:border-top="none" fo:border-bottom="0.5pt solid #000000"/>
    </style:style>
    <style:style style:name="Таблица1169" style:family="table">
      <style:table-properties style:rel-width="100%" table:align="center" style:writing-mode="page"/>
    </style:style>
    <style:style style:name="Таблица1169.A" style:family="table-column">
      <style:table-column-properties style:rel-column-width="368*"/>
    </style:style>
    <style:style style:name="Таблица1169.B" style:family="table-column">
      <style:table-column-properties style:rel-column-width="7003*"/>
    </style:style>
    <style:style style:name="Таблица1169.A1" style:family="table-cell">
      <style:table-cell-properties fo:padding-left="0cm" fo:padding-right="0cm" fo:padding-top="0cm" fo:padding-bottom="0.03cm" fo:border-left="none" fo:border-right="none" fo:border-top="none" fo:border-bottom="0.5pt solid #000000"/>
    </style:style>
    <style:style style:name="Таблица1170" style:family="table">
      <style:table-properties style:rel-width="100%" table:align="center" style:writing-mode="page"/>
    </style:style>
    <style:style style:name="Таблица1170.A" style:family="table-column">
      <style:table-column-properties style:rel-column-width="7540*"/>
    </style:style>
    <style:style style:name="Таблица1170.B" style:family="table-column">
      <style:table-column-properties style:rel-column-width="397*"/>
    </style:style>
    <style:style style:name="Таблица1170.A1" style:family="table-cell">
      <style:table-cell-properties fo:padding-left="0cm" fo:padding-right="0cm" fo:padding-top="0cm" fo:padding-bottom="0.03cm" fo:border-left="none" fo:border-right="none" fo:border-top="none" fo:border-bottom="0.5pt solid #000000"/>
    </style:style>
    <style:style style:name="Таблица1171" style:family="table">
      <style:table-properties style:rel-width="100%" table:align="center" style:writing-mode="page"/>
    </style:style>
    <style:style style:name="Таблица1171.A" style:family="table-column">
      <style:table-column-properties style:rel-column-width="368*"/>
    </style:style>
    <style:style style:name="Таблица1171.B" style:family="table-column">
      <style:table-column-properties style:rel-column-width="7003*"/>
    </style:style>
    <style:style style:name="Таблица1171.A1" style:family="table-cell">
      <style:table-cell-properties fo:padding-left="0cm" fo:padding-right="0cm" fo:padding-top="0cm" fo:padding-bottom="0.03cm" fo:border-left="none" fo:border-right="none" fo:border-top="none" fo:border-bottom="0.5pt solid #000000"/>
    </style:style>
    <style:style style:name="Таблица1172" style:family="table">
      <style:table-properties style:rel-width="100%" table:align="center" style:writing-mode="page"/>
    </style:style>
    <style:style style:name="Таблица1172.A" style:family="table-column">
      <style:table-column-properties style:rel-column-width="7540*"/>
    </style:style>
    <style:style style:name="Таблица1172.B" style:family="table-column">
      <style:table-column-properties style:rel-column-width="397*"/>
    </style:style>
    <style:style style:name="Таблица1172.A1" style:family="table-cell">
      <style:table-cell-properties fo:padding-left="0cm" fo:padding-right="0cm" fo:padding-top="0cm" fo:padding-bottom="0.03cm" fo:border-left="none" fo:border-right="none" fo:border-top="none" fo:border-bottom="0.5pt solid #000000"/>
    </style:style>
    <style:style style:name="Таблица1173" style:family="table">
      <style:table-properties style:rel-width="100%" table:align="center" style:writing-mode="page"/>
    </style:style>
    <style:style style:name="Таблица1173.A" style:family="table-column">
      <style:table-column-properties style:rel-column-width="368*"/>
    </style:style>
    <style:style style:name="Таблица1173.B" style:family="table-column">
      <style:table-column-properties style:rel-column-width="7003*"/>
    </style:style>
    <style:style style:name="Таблица1173.A1" style:family="table-cell">
      <style:table-cell-properties fo:padding-left="0cm" fo:padding-right="0cm" fo:padding-top="0cm" fo:padding-bottom="0.03cm" fo:border-left="none" fo:border-right="none" fo:border-top="none" fo:border-bottom="0.5pt solid #000000"/>
    </style:style>
    <style:style style:name="Таблица1174" style:family="table">
      <style:table-properties style:rel-width="100%" table:align="center" style:writing-mode="page"/>
    </style:style>
    <style:style style:name="Таблица1174.A" style:family="table-column">
      <style:table-column-properties style:rel-column-width="7540*"/>
    </style:style>
    <style:style style:name="Таблица1174.B" style:family="table-column">
      <style:table-column-properties style:rel-column-width="397*"/>
    </style:style>
    <style:style style:name="Таблица1174.A1" style:family="table-cell">
      <style:table-cell-properties fo:padding-left="0cm" fo:padding-right="0cm" fo:padding-top="0cm" fo:padding-bottom="0.03cm" fo:border-left="none" fo:border-right="none" fo:border-top="none" fo:border-bottom="0.5pt solid #000000"/>
    </style:style>
    <style:style style:name="Таблица1175" style:family="table">
      <style:table-properties style:rel-width="100%" table:align="center" style:writing-mode="page"/>
    </style:style>
    <style:style style:name="Таблица1175.A" style:family="table-column">
      <style:table-column-properties style:rel-column-width="368*"/>
    </style:style>
    <style:style style:name="Таблица1175.B" style:family="table-column">
      <style:table-column-properties style:rel-column-width="7003*"/>
    </style:style>
    <style:style style:name="Таблица1175.A1" style:family="table-cell">
      <style:table-cell-properties fo:padding-left="0cm" fo:padding-right="0cm" fo:padding-top="0cm" fo:padding-bottom="0.03cm" fo:border-left="none" fo:border-right="none" fo:border-top="none" fo:border-bottom="0.5pt solid #000000"/>
    </style:style>
    <style:style style:name="Таблица1176" style:family="table">
      <style:table-properties style:rel-width="100%" table:align="center" style:writing-mode="page"/>
    </style:style>
    <style:style style:name="Таблица1176.A" style:family="table-column">
      <style:table-column-properties style:rel-column-width="7540*"/>
    </style:style>
    <style:style style:name="Таблица1176.B" style:family="table-column">
      <style:table-column-properties style:rel-column-width="397*"/>
    </style:style>
    <style:style style:name="Таблица1176.A1" style:family="table-cell">
      <style:table-cell-properties fo:padding-left="0cm" fo:padding-right="0cm" fo:padding-top="0cm" fo:padding-bottom="0.03cm" fo:border-left="none" fo:border-right="none" fo:border-top="none" fo:border-bottom="0.5pt solid #000000"/>
    </style:style>
    <style:style style:name="Таблица1177" style:family="table">
      <style:table-properties style:rel-width="100%" table:align="center" style:writing-mode="page"/>
    </style:style>
    <style:style style:name="Таблица1177.A" style:family="table-column">
      <style:table-column-properties style:rel-column-width="368*"/>
    </style:style>
    <style:style style:name="Таблица1177.B" style:family="table-column">
      <style:table-column-properties style:rel-column-width="7003*"/>
    </style:style>
    <style:style style:name="Таблица1177.A1" style:family="table-cell">
      <style:table-cell-properties fo:padding-left="0cm" fo:padding-right="0cm" fo:padding-top="0cm" fo:padding-bottom="0.03cm" fo:border-left="none" fo:border-right="none" fo:border-top="none" fo:border-bottom="0.5pt solid #000000"/>
    </style:style>
    <style:style style:name="Таблица1178" style:family="table">
      <style:table-properties style:rel-width="100%" table:align="center" style:writing-mode="page"/>
    </style:style>
    <style:style style:name="Таблица1178.A" style:family="table-column">
      <style:table-column-properties style:rel-column-width="7540*"/>
    </style:style>
    <style:style style:name="Таблица1178.B" style:family="table-column">
      <style:table-column-properties style:rel-column-width="397*"/>
    </style:style>
    <style:style style:name="Таблица1178.A1" style:family="table-cell">
      <style:table-cell-properties fo:padding-left="0cm" fo:padding-right="0cm" fo:padding-top="0cm" fo:padding-bottom="0.03cm" fo:border-left="none" fo:border-right="none" fo:border-top="none" fo:border-bottom="0.5pt solid #000000"/>
    </style:style>
    <style:style style:name="Таблица1179" style:family="table">
      <style:table-properties style:rel-width="100%" table:align="center" style:writing-mode="page"/>
    </style:style>
    <style:style style:name="Таблица1179.A" style:family="table-column">
      <style:table-column-properties style:rel-column-width="368*"/>
    </style:style>
    <style:style style:name="Таблица1179.B" style:family="table-column">
      <style:table-column-properties style:rel-column-width="7003*"/>
    </style:style>
    <style:style style:name="Таблица1179.A1" style:family="table-cell">
      <style:table-cell-properties fo:padding-left="0cm" fo:padding-right="0cm" fo:padding-top="0cm" fo:padding-bottom="0.03cm" fo:border-left="none" fo:border-right="none" fo:border-top="none" fo:border-bottom="0.5pt solid #000000"/>
    </style:style>
    <style:style style:name="Таблица1180" style:family="table">
      <style:table-properties style:rel-width="100%" table:align="center" style:writing-mode="page"/>
    </style:style>
    <style:style style:name="Таблица1180.A" style:family="table-column">
      <style:table-column-properties style:rel-column-width="7540*"/>
    </style:style>
    <style:style style:name="Таблица1180.B" style:family="table-column">
      <style:table-column-properties style:rel-column-width="397*"/>
    </style:style>
    <style:style style:name="Таблица1180.A1" style:family="table-cell">
      <style:table-cell-properties fo:padding-left="0cm" fo:padding-right="0cm" fo:padding-top="0cm" fo:padding-bottom="0.03cm" fo:border-left="none" fo:border-right="none" fo:border-top="none" fo:border-bottom="0.5pt solid #000000"/>
    </style:style>
    <style:style style:name="Таблица1181" style:family="table">
      <style:table-properties style:rel-width="100%" table:align="center" style:writing-mode="page"/>
    </style:style>
    <style:style style:name="Таблица1181.A" style:family="table-column">
      <style:table-column-properties style:rel-column-width="368*"/>
    </style:style>
    <style:style style:name="Таблица1181.B" style:family="table-column">
      <style:table-column-properties style:rel-column-width="7003*"/>
    </style:style>
    <style:style style:name="Таблица1181.A1" style:family="table-cell">
      <style:table-cell-properties fo:padding-left="0cm" fo:padding-right="0cm" fo:padding-top="0cm" fo:padding-bottom="0.03cm" fo:border-left="none" fo:border-right="none" fo:border-top="none" fo:border-bottom="0.5pt solid #000000"/>
    </style:style>
    <style:style style:name="Таблица1182" style:family="table">
      <style:table-properties style:rel-width="100%" table:align="center" style:writing-mode="page"/>
    </style:style>
    <style:style style:name="Таблица1182.A" style:family="table-column">
      <style:table-column-properties style:rel-column-width="7540*"/>
    </style:style>
    <style:style style:name="Таблица1182.B" style:family="table-column">
      <style:table-column-properties style:rel-column-width="397*"/>
    </style:style>
    <style:style style:name="Таблица1182.A1" style:family="table-cell">
      <style:table-cell-properties fo:padding-left="0cm" fo:padding-right="0cm" fo:padding-top="0cm" fo:padding-bottom="0.03cm" fo:border-left="none" fo:border-right="none" fo:border-top="none" fo:border-bottom="0.5pt solid #000000"/>
    </style:style>
    <style:style style:name="Таблица1183" style:family="table">
      <style:table-properties style:rel-width="100%" table:align="center" style:writing-mode="page"/>
    </style:style>
    <style:style style:name="Таблица1183.A" style:family="table-column">
      <style:table-column-properties style:rel-column-width="368*"/>
    </style:style>
    <style:style style:name="Таблица1183.B" style:family="table-column">
      <style:table-column-properties style:rel-column-width="7003*"/>
    </style:style>
    <style:style style:name="Таблица1183.A1" style:family="table-cell">
      <style:table-cell-properties fo:padding-left="0cm" fo:padding-right="0cm" fo:padding-top="0cm" fo:padding-bottom="0.03cm" fo:border-left="none" fo:border-right="none" fo:border-top="none" fo:border-bottom="0.5pt solid #000000"/>
    </style:style>
    <style:style style:name="Таблица1184" style:family="table">
      <style:table-properties style:rel-width="100%" table:align="center" style:writing-mode="page"/>
    </style:style>
    <style:style style:name="Таблица1184.A" style:family="table-column">
      <style:table-column-properties style:rel-column-width="7540*"/>
    </style:style>
    <style:style style:name="Таблица1184.B" style:family="table-column">
      <style:table-column-properties style:rel-column-width="397*"/>
    </style:style>
    <style:style style:name="Таблица1184.A1" style:family="table-cell">
      <style:table-cell-properties fo:padding-left="0cm" fo:padding-right="0cm" fo:padding-top="0cm" fo:padding-bottom="0.03cm" fo:border-left="none" fo:border-right="none" fo:border-top="none" fo:border-bottom="0.5pt solid #000000"/>
    </style:style>
    <style:style style:name="Таблица1185" style:family="table">
      <style:table-properties style:rel-width="100%" table:align="center" style:writing-mode="page"/>
    </style:style>
    <style:style style:name="Таблица1185.A" style:family="table-column">
      <style:table-column-properties style:rel-column-width="368*"/>
    </style:style>
    <style:style style:name="Таблица1185.B" style:family="table-column">
      <style:table-column-properties style:rel-column-width="7003*"/>
    </style:style>
    <style:style style:name="Таблица1185.A1" style:family="table-cell">
      <style:table-cell-properties fo:padding-left="0cm" fo:padding-right="0cm" fo:padding-top="0cm" fo:padding-bottom="0.03cm" fo:border-left="none" fo:border-right="none" fo:border-top="none" fo:border-bottom="0.5pt solid #000000"/>
    </style:style>
    <style:style style:name="Таблица1186" style:family="table">
      <style:table-properties style:rel-width="100%" table:align="center" style:writing-mode="page"/>
    </style:style>
    <style:style style:name="Таблица1186.A" style:family="table-column">
      <style:table-column-properties style:rel-column-width="7540*"/>
    </style:style>
    <style:style style:name="Таблица1186.B" style:family="table-column">
      <style:table-column-properties style:rel-column-width="397*"/>
    </style:style>
    <style:style style:name="Таблица1186.A1" style:family="table-cell">
      <style:table-cell-properties fo:padding-left="0cm" fo:padding-right="0cm" fo:padding-top="0cm" fo:padding-bottom="0.03cm" fo:border-left="none" fo:border-right="none" fo:border-top="none" fo:border-bottom="0.5pt solid #000000"/>
    </style:style>
    <style:style style:name="Таблица1187" style:family="table">
      <style:table-properties style:rel-width="100%" table:align="center" style:writing-mode="page"/>
    </style:style>
    <style:style style:name="Таблица1187.A" style:family="table-column">
      <style:table-column-properties style:rel-column-width="368*"/>
    </style:style>
    <style:style style:name="Таблица1187.B" style:family="table-column">
      <style:table-column-properties style:rel-column-width="7003*"/>
    </style:style>
    <style:style style:name="Таблица1187.A1" style:family="table-cell">
      <style:table-cell-properties fo:padding-left="0cm" fo:padding-right="0cm" fo:padding-top="0cm" fo:padding-bottom="0.03cm" fo:border-left="none" fo:border-right="none" fo:border-top="none" fo:border-bottom="0.5pt solid #000000"/>
    </style:style>
    <style:style style:name="Таблица1188" style:family="table">
      <style:table-properties style:rel-width="100%" table:align="center" style:writing-mode="page"/>
    </style:style>
    <style:style style:name="Таблица1188.A" style:family="table-column">
      <style:table-column-properties style:rel-column-width="7540*"/>
    </style:style>
    <style:style style:name="Таблица1188.B" style:family="table-column">
      <style:table-column-properties style:rel-column-width="397*"/>
    </style:style>
    <style:style style:name="Таблица1188.A1" style:family="table-cell">
      <style:table-cell-properties fo:padding-left="0cm" fo:padding-right="0cm" fo:padding-top="0cm" fo:padding-bottom="0.03cm" fo:border-left="none" fo:border-right="none" fo:border-top="none" fo:border-bottom="0.5pt solid #000000"/>
    </style:style>
    <style:style style:name="Таблица1189" style:family="table">
      <style:table-properties style:rel-width="100%" table:align="center" style:writing-mode="page"/>
    </style:style>
    <style:style style:name="Таблица1189.A" style:family="table-column">
      <style:table-column-properties style:rel-column-width="368*"/>
    </style:style>
    <style:style style:name="Таблица1189.B" style:family="table-column">
      <style:table-column-properties style:rel-column-width="7003*"/>
    </style:style>
    <style:style style:name="Таблица1189.A1" style:family="table-cell">
      <style:table-cell-properties fo:padding-left="0cm" fo:padding-right="0cm" fo:padding-top="0cm" fo:padding-bottom="0.03cm" fo:border-left="none" fo:border-right="none" fo:border-top="none" fo:border-bottom="0.5pt solid #000000"/>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52e41d" style:font-size-asian="8pt" style:font-style-asian="normal" style:font-size-complex="8pt"/>
    </style:style>
    <style:style style:name="MP4"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5"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2e41d" officeooo:paragraph-rsid="0152e41d" style:font-weight-asian="bold" style:font-weight-complex="bold"/>
    </style:style>
    <style:style style:name="MP6"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колонтитул_20_правая_20_страница">
      <style:paragraph-properties fo:text-align="start" style:justify-single-word="false" fo:padding="0.03cm" fo:border="none" style:writing-mode="page"/>
    </style:style>
    <style:style style:name="MP8"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23dec32" style:font-style-asian="normal" style:font-style-complex="normal"/>
    </style:style>
    <style:style style:name="MP9"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760ffc" style:font-style-asian="normal" style:font-style-complex="normal"/>
    </style:style>
    <style:style style:name="MP10"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760ffc" style:font-style-asian="italic" style:font-style-complex="italic"/>
    </style:style>
    <style:style style:name="MP11"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MP12"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MP13"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MP14" style:family="paragraph" style:parent-style-name="Footer">
      <style:text-properties fo:font-size="8pt" officeooo:rsid="00dbd734" officeooo:paragraph-rsid="01740b9b"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cm" fo:page-height="26cm" style:num-format="1" style:print-orientation="portrait" fo:margin-top="1.3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6.6cm" fo:page-height="25.599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0%"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4" style:page-usage="right">
      <style:page-layout-properties fo:page-width="16.701cm" fo:page-height="25.501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5">
      <style:page-layout-properties fo:page-width="17.401cm" fo:page-height="26cm" style:num-format="1" style:print-orientation="portrait" fo:margin-top="1.3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line-style="solid" style:adjustment="left" style:rel-width="25%" style:color="#000000"/>
      </style:page-layout-properties>
      <style:header-style>
        <style:header-footer-properties fo:min-height="1.051cm" fo:margin-left="0cm" fo:margin-right="0cm" fo:margin-bottom="0.951cm" fo:background-color="transparent" style:dynamic-spacing="false" draw:fill="none" draw:fill-color="#729fcf"/>
      </style:header-style>
      <style:footer-style>
        <style:header-footer-properties fo:min-height="0.801cm" fo:margin-left="0cm" fo:margin-right="0cm" fo:margin-top="0cm" fo:background-color="transparent" style:dynamic-spacing="false" draw:fill="none" draw:fill-color="#729fcf"/>
      </style:footer-style>
    </style:page-layout>
    <style:page-layout style:name="Mpm6">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7">
      <style:page-layout-properties fo:page-width="17.401cm" fo:page-height="26cm" style:num-format="1" style:print-orientation="portrait" fo:margin-top="1.3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26cm" style:distance-before-sep="0.3cm" style:distance-after-sep="0.049cm" style:line-style="solid" style:adjustment="left" style:rel-width="22%"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page-layout>
    <style:page-layout style:name="Mpm10">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1">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16.701cm" fo:page-height="25.5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17.401cm" fo:page-height="26cm" style:num-format="1" style:print-orientation="landscape"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9</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3.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5">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4.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Cтраница_20_статьи" style:display-name="Cтраница статьи" style:page-layout-name="Mpm9">
      <style:header>
        <table:table table:name="Таблица180" table:style-name="Таблица180">
          <table:table-column table:style-name="Таблица180.A"/>
          <table:table-column table:style-name="Таблица180.B"/>
          <table:table-row>
            <table:table-cell table:style-name="Таблица180.A1" office:value-type="string">
              <text:p text:style-name="MP7"/>
            </table:table-cell>
            <table:table-cell table:style-name="Таблица180.A1" office:value-type="string">
              <text:p text:style-name="MP8"><text:page-number text:select-page="current">557</text:page-number></text:p>
            </table:table-cell>
          </table:table-row>
        </table:table>
      </style:header>
      <style:header-left>
        <table:table table:name="Таблица181" table:style-name="Таблица181">
          <table:table-column table:style-name="Таблица181.A"/>
          <table:table-column table:style-name="Таблица181.B"/>
          <table:table-row>
            <table:table-cell table:style-name="Таблица181.A1" office:value-type="string">
              <text:p text:style-name="MP9"><text:page-number text:select-page="current">528</text:page-number></text:p>
            </table:table-cell>
            <table:table-cell table:style-name="Таблица181.A1" office:value-type="string">
              <text:p text:style-name="MP10"/>
            </table:table-cell>
          </table:table-row>
        </table:table>
      </style:header-left>
    </style:master-page>
    <style:master-page style:name="Первая_20_страница_20_статьи" style:display-name="Первая страница статьи" style:page-layout-name="Mpm10" style:next-style-name="C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56</text:page-number>–</text:p>
              <text:p text:style-name="MP11"/>
            </table:table-cell>
            <table:table-cell table:style-name="Таблица5.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56</text:page-number>–</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556</text:page-number>-</text:p>
            </table:table-cell>
          </table:table-row>
        </table:table>
      </style:header>
      <style:footer>
        <text:p text:style-name="MP14"/>
      </style:footer>
    </style:master-page>
    <style:master-page style:name="Index" style:hidden="true" style:page-layout-name="Mpm11"/>
    <style:master-page style:name="Envelope" style:hidden="true" style:page-layout-name="Mpm12"/>
    <style:master-page style:name="HTML" style:hidden="true" style:page-layout-name="Mpm13"/>
    <style:master-page style:name="Landscape" style:page-layout-name="Mpm14"/>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9</text:variable-get></text:p>
      </style:footer>
    </style:master-page>
    <style:master-page style:name="Статья_20_1_20_стр.1" style:display-name="Статья 1 стр.1" style:page-layout-name="Mpm10" style:next-style-name="Статья_20_1_20_стр.2">
      <style:header>
        <table:table table:name="Таблица6" table:style-name="Таблица6">
          <table:table-column table:style-name="Таблица6.A"/>
          <table:table-column table:style-name="Таблица6.B"/>
          <table:table-row>
            <table:table-cell table:style-name="Таблица6.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text:page-number>–<text:user-field-get text:name="article1LastPage">33</text:user-field-get></text:p>
              <text:p text:style-name="MP11"><text:user-field-get text:name="article1UDK">Задать УДК</text:user-field-get></text:p>
            </table:table-cell>
            <table:table-cell table:style-name="Таблица6.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text:page-number>–<text:user-field-get text:name="article1LastPage">33</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5</text:page-number>-<text:user-field-get text:name="article1LastPage">33</text:user-field-get></text:p>
            </table:table-cell>
          </table:table-row>
        </table:table>
      </style:header>
      <style:footer>
        <text:user-field-decls>
          <text:user-field-decl office:value-type="string" office:string-value="  " text:name="author1Copyright"/>
        </text:user-field-decls>
        <text:p text:style-name="MP14"><text:user-field-get text:name="author1Copyright">  </text:user-field-get></text:p>
      </style:footer>
    </style:master-page>
    <style:master-page style:name="Статья_20_1" style:display-name="Статья 1" style:page-layout-name="Mpm9">
      <style:header>
        <table:table table:name="Таблица7" table:style-name="Таблица7">
          <table:table-column table:style-name="Таблица7.A"/>
          <table:table-column table:style-name="Таблица7.B"/>
          <table:table-row>
            <table:table-cell table:style-name="Таблица7.A1" office:value-type="string">
              <text:p text:style-name="MP7"><text:user-field-get text:name="rightHeader1">Фамилия И.О. Название статьи1</text:user-field-get></text:p>
            </table:table-cell>
            <table:table-cell table:style-name="Таблица7.A1" office:value-type="string">
              <text:p text:style-name="MP8"><text:page-number text:select-page="current">33</text:page-number></text:p>
            </table:table-cell>
          </table:table-row>
        </table:table>
      </style:header>
      <style:header-left>
        <table:table table:name="Таблица8" table:style-name="Таблица8">
          <table:table-column table:style-name="Таблица8.A"/>
          <table:table-column table:style-name="Таблица8.B"/>
          <table:table-row>
            <table:table-cell table:style-name="Таблица8.A1" office:value-type="string">
              <text:p text:style-name="MP9"><text:page-number text:select-page="current">34</text:page-number></text:p>
            </table:table-cell>
            <table:table-cell table:style-name="Таблица8.A1" office:value-type="string">
              <text:p text:style-name="MP10"><text:user-field-get text:name="leftHeader1">  </text:user-field-get></text:p>
            </table:table-cell>
          </table:table-row>
        </table:table>
      </style:header-left>
    </style:master-page>
    <style:master-page style:name="Статья_20_1_20_стр.2" style:display-name="Статья 1 стр.2" style:page-layout-name="Mpm9" style:next-style-name="Статья_20_1_20_стр.3">
      <style:header>
        <table:table table:name="Таблица9" table:style-name="Таблица9">
          <table:table-column table:style-name="Таблица9.A"/>
          <table:table-column table:style-name="Таблица9.B"/>
          <table:table-row>
            <table:table-cell table:style-name="Таблица9.A1" office:value-type="string">
              <text:p text:style-name="MP7"><text:user-field-get text:name="rightHeader1">Фамилия И.О. Название статьи1</text:user-field-get></text:p>
            </table:table-cell>
            <table:table-cell table:style-name="Таблица9.A1" office:value-type="string">
              <text:p text:style-name="MP8"><text:page-number text:select-page="current">7</text:page-number></text:p>
            </table:table-cell>
          </table:table-row>
        </table:table>
      </style:header>
      <style:header-left>
        <table:table table:name="Таблица10" table:style-name="Таблица10">
          <table:table-column table:style-name="Таблица10.A"/>
          <table:table-column table:style-name="Таблица10.B"/>
          <table:table-row>
            <table:table-cell table:style-name="Таблица10.A1" office:value-type="string">
              <text:p text:style-name="MP9"><text:page-number text:select-page="current">6</text:page-number></text:p>
            </table:table-cell>
            <table:table-cell table:style-name="Таблица10.A1" office:value-type="string">
              <text:p text:style-name="MP10"><text:user-field-get text:name="leftHeader1">  </text:user-field-get></text:p>
            </table:table-cell>
          </table:table-row>
        </table:table>
      </style:header-left>
    </style:master-page>
    <style:master-page style:name="Статья_20_1_20_стр.3" style:display-name="Статья 1 стр.3" style:page-layout-name="Mpm9" style:next-style-name="Статья_20_1_20_стр.4">
      <style:header>
        <table:table table:name="Таблица11" table:style-name="Таблица11">
          <table:table-column table:style-name="Таблица11.A"/>
          <table:table-column table:style-name="Таблица11.B"/>
          <table:table-row>
            <table:table-cell table:style-name="Таблица11.A1" office:value-type="string">
              <text:p text:style-name="MP7"><text:user-field-get text:name="rightHeader1">Фамилия И.О. Название статьи1</text:user-field-get></text:p>
            </table:table-cell>
            <table:table-cell table:style-name="Таблица11.A1" office:value-type="string">
              <text:p text:style-name="MP8"><text:page-number text:select-page="current">7</text:page-number></text:p>
            </table:table-cell>
          </table:table-row>
        </table:table>
      </style:header>
      <style:header-left>
        <table:table table:name="Таблица12" table:style-name="Таблица12">
          <table:table-column table:style-name="Таблица12.A"/>
          <table:table-column table:style-name="Таблица12.B"/>
          <table:table-row>
            <table:table-cell table:style-name="Таблица12.A1" office:value-type="string">
              <text:p text:style-name="MP9"><text:page-number text:select-page="current">8</text:page-number></text:p>
            </table:table-cell>
            <table:table-cell table:style-name="Таблица12.A1" office:value-type="string">
              <text:p text:style-name="MP10"><text:user-field-get text:name="leftHeader1">  </text:user-field-get></text:p>
            </table:table-cell>
          </table:table-row>
        </table:table>
      </style:header-left>
    </style:master-page>
    <style:master-page style:name="Статья_20_1_20_стр.4" style:display-name="Статья 1 стр.4" style:page-layout-name="Mpm9" style:next-style-name="Статья_20_1_20_стр.5">
      <style:header>
        <table:table table:name="Таблица13" table:style-name="Таблица13">
          <table:table-column table:style-name="Таблица13.A"/>
          <table:table-column table:style-name="Таблица13.B"/>
          <table:table-row>
            <table:table-cell table:style-name="Таблица13.A1" office:value-type="string">
              <text:p text:style-name="MP7"><text:user-field-get text:name="rightHeader1">Фамилия И.О. Название статьи1</text:user-field-get></text:p>
            </table:table-cell>
            <table:table-cell table:style-name="Таблица13.A1" office:value-type="string">
              <text:p text:style-name="MP8"><text:page-number text:select-page="current">7</text:page-number></text:p>
            </table:table-cell>
          </table:table-row>
        </table:table>
      </style:header>
      <style:header-left>
        <table:table table:name="Таблица14" table:style-name="Таблица14">
          <table:table-column table:style-name="Таблица14.A"/>
          <table:table-column table:style-name="Таблица14.B"/>
          <table:table-row>
            <table:table-cell table:style-name="Таблица14.A1" office:value-type="string">
              <text:p text:style-name="MP9"><text:page-number text:select-page="current">8</text:page-number></text:p>
            </table:table-cell>
            <table:table-cell table:style-name="Таблица14.A1" office:value-type="string">
              <text:p text:style-name="MP10"><text:user-field-get text:name="leftHeader1">  </text:user-field-get></text:p>
            </table:table-cell>
          </table:table-row>
        </table:table>
      </style:header-left>
    </style:master-page>
    <style:master-page style:name="Статья_20_1_20_стр.5" style:display-name="Статья 1 стр.5" style:page-layout-name="Mpm9" style:next-style-name="Статья_20_1_20_стр.6">
      <style:header>
        <table:table table:name="Таблица15" table:style-name="Таблица15">
          <table:table-column table:style-name="Таблица15.A"/>
          <table:table-column table:style-name="Таблица15.B"/>
          <table:table-row>
            <table:table-cell table:style-name="Таблица15.A1" office:value-type="string">
              <text:p text:style-name="MP7"><text:user-field-get text:name="rightHeader1">Фамилия И.О. Название статьи1</text:user-field-get></text:p>
            </table:table-cell>
            <table:table-cell table:style-name="Таблица15.A1" office:value-type="string">
              <text:p text:style-name="MP8"><text:page-number text:select-page="current">9</text:page-number></text:p>
            </table:table-cell>
          </table:table-row>
        </table:table>
      </style:header>
      <style:header-left>
        <table:table table:name="Таблица16" table:style-name="Таблица16">
          <table:table-column table:style-name="Таблица16.A"/>
          <table:table-column table:style-name="Таблица16.B"/>
          <table:table-row>
            <table:table-cell table:style-name="Таблица16.A1" office:value-type="string">
              <text:p text:style-name="MP9"><text:page-number text:select-page="current">8</text:page-number></text:p>
            </table:table-cell>
            <table:table-cell table:style-name="Таблица16.A1" office:value-type="string">
              <text:p text:style-name="MP10"><text:user-field-get text:name="leftHeader1">  </text:user-field-get></text:p>
            </table:table-cell>
          </table:table-row>
        </table:table>
      </style:header-left>
    </style:master-page>
    <style:master-page style:name="Статья_20_1_20_стр.6" style:display-name="Статья 1 стр.6" style:page-layout-name="Mpm9" style:next-style-name="Статья_20_1_20_стр.7">
      <style:header>
        <table:table table:name="Таблица17" table:style-name="Таблица17">
          <table:table-column table:style-name="Таблица17.A"/>
          <table:table-column table:style-name="Таблица17.B"/>
          <table:table-row>
            <table:table-cell table:style-name="Таблица17.A1" office:value-type="string">
              <text:p text:style-name="MP7"><text:user-field-get text:name="rightHeader1">Фамилия И.О. Название статьи1</text:user-field-get></text:p>
            </table:table-cell>
            <table:table-cell table:style-name="Таблица17.A1" office:value-type="string">
              <text:p text:style-name="MP8"><text:page-number text:select-page="current">9</text:page-number></text:p>
            </table:table-cell>
          </table:table-row>
        </table:table>
      </style:header>
      <style:header-left>
        <table:table table:name="Таблица18" table:style-name="Таблица18">
          <table:table-column table:style-name="Таблица18.A"/>
          <table:table-column table:style-name="Таблица18.B"/>
          <table:table-row>
            <table:table-cell table:style-name="Таблица18.A1" office:value-type="string">
              <text:p text:style-name="MP9"><text:page-number text:select-page="current">10</text:page-number></text:p>
            </table:table-cell>
            <table:table-cell table:style-name="Таблица18.A1" office:value-type="string">
              <text:p text:style-name="MP10"><text:user-field-get text:name="leftHeader1">  </text:user-field-get></text:p>
            </table:table-cell>
          </table:table-row>
        </table:table>
      </style:header-left>
    </style:master-page>
    <style:master-page style:name="Статья_20_1_20_стр.7" style:display-name="Статья 1 стр.7" style:page-layout-name="Mpm9" style:next-style-name="Статья_20_1_20_стр.8">
      <style:header>
        <table:table table:name="Таблица19" table:style-name="Таблица19">
          <table:table-column table:style-name="Таблица19.A"/>
          <table:table-column table:style-name="Таблица19.B"/>
          <table:table-row>
            <table:table-cell table:style-name="Таблица19.A1" office:value-type="string">
              <text:p text:style-name="MP7"><text:user-field-get text:name="rightHeader1">Фамилия И.О. Название статьи1</text:user-field-get></text:p>
            </table:table-cell>
            <table:table-cell table:style-name="Таблица19.A1" office:value-type="string">
              <text:p text:style-name="MP8"><text:page-number text:select-page="current">11</text:page-number></text:p>
            </table:table-cell>
          </table:table-row>
        </table:table>
      </style:header>
      <style:header-left>
        <table:table table:name="Таблица20" table:style-name="Таблица20">
          <table:table-column table:style-name="Таблица20.A"/>
          <table:table-column table:style-name="Таблица20.B"/>
          <table:table-row>
            <table:table-cell table:style-name="Таблица20.A1" office:value-type="string">
              <text:p text:style-name="MP9"><text:page-number text:select-page="current">10</text:page-number></text:p>
            </table:table-cell>
            <table:table-cell table:style-name="Таблица20.A1" office:value-type="string">
              <text:p text:style-name="MP10"><text:user-field-get text:name="leftHeader1">  </text:user-field-get></text:p>
            </table:table-cell>
          </table:table-row>
        </table:table>
      </style:header-left>
    </style:master-page>
    <style:master-page style:name="Статья_20_1_20_стр.8" style:display-name="Статья 1 стр.8" style:page-layout-name="Mpm9" style:next-style-name="Статья_20_1_20_стр.9">
      <style:header>
        <table:table table:name="Таблица21" table:style-name="Таблица21">
          <table:table-column table:style-name="Таблица21.A"/>
          <table:table-column table:style-name="Таблица21.B"/>
          <table:table-row>
            <table:table-cell table:style-name="Таблица21.A1" office:value-type="string">
              <text:p text:style-name="MP7"><text:user-field-get text:name="rightHeader1">Фамилия И.О. Название статьи1</text:user-field-get></text:p>
            </table:table-cell>
            <table:table-cell table:style-name="Таблица21.A1" office:value-type="string">
              <text:p text:style-name="MP8"><text:page-number text:select-page="current">11</text:page-number></text:p>
            </table:table-cell>
          </table:table-row>
        </table:table>
      </style:header>
      <style:header-left>
        <table:table table:name="Таблица22" table:style-name="Таблица22">
          <table:table-column table:style-name="Таблица22.A"/>
          <table:table-column table:style-name="Таблица22.B"/>
          <table:table-row>
            <table:table-cell table:style-name="Таблица22.A1" office:value-type="string">
              <text:p text:style-name="MP9"><text:page-number text:select-page="current">12</text:page-number></text:p>
            </table:table-cell>
            <table:table-cell table:style-name="Таблица22.A1" office:value-type="string">
              <text:p text:style-name="MP10"><text:user-field-get text:name="leftHeader1">  </text:user-field-get></text:p>
            </table:table-cell>
          </table:table-row>
        </table:table>
      </style:header-left>
    </style:master-page>
    <style:master-page style:name="Статья_20_1_20_стр.9" style:display-name="Статья 1 стр.9" style:page-layout-name="Mpm9" style:next-style-name="Статья_20_1_20_стр.10">
      <style:header>
        <table:table table:name="Таблица23" table:style-name="Таблица23">
          <table:table-column table:style-name="Таблица23.A"/>
          <table:table-column table:style-name="Таблица23.B"/>
          <table:table-row>
            <table:table-cell table:style-name="Таблица23.A1" office:value-type="string">
              <text:p text:style-name="MP7"><text:user-field-get text:name="rightHeader1">Фамилия И.О. Название статьи1</text:user-field-get></text:p>
            </table:table-cell>
            <table:table-cell table:style-name="Таблица23.A1" office:value-type="string">
              <text:p text:style-name="MP8"><text:page-number text:select-page="current">13</text:page-number></text:p>
            </table:table-cell>
          </table:table-row>
        </table:table>
      </style:header>
      <style:header-left>
        <table:table table:name="Таблица24" table:style-name="Таблица24">
          <table:table-column table:style-name="Таблица24.A"/>
          <table:table-column table:style-name="Таблица24.B"/>
          <table:table-row>
            <table:table-cell table:style-name="Таблица24.A1" office:value-type="string">
              <text:p text:style-name="MP9"><text:page-number text:select-page="current">12</text:page-number></text:p>
            </table:table-cell>
            <table:table-cell table:style-name="Таблица24.A1" office:value-type="string">
              <text:p text:style-name="MP10"><text:user-field-get text:name="leftHeader1">  </text:user-field-get></text:p>
            </table:table-cell>
          </table:table-row>
        </table:table>
      </style:header-left>
    </style:master-page>
    <style:master-page style:name="Статья_20_1_20_стр.10" style:display-name="Статья 1 стр.10" style:page-layout-name="Mpm9" style:next-style-name="Статья_20_1_20_стр.11">
      <style:header>
        <table:table table:name="Таблица25" table:style-name="Таблица25">
          <table:table-column table:style-name="Таблица25.A"/>
          <table:table-column table:style-name="Таблица25.B"/>
          <table:table-row>
            <table:table-cell table:style-name="Таблица25.A1" office:value-type="string">
              <text:p text:style-name="MP7"><text:user-field-get text:name="rightHeader1">Фамилия И.О. Название статьи1</text:user-field-get></text:p>
            </table:table-cell>
            <table:table-cell table:style-name="Таблица25.A1" office:value-type="string">
              <text:p text:style-name="MP8"><text:page-number text:select-page="current">13</text:page-number></text:p>
            </table:table-cell>
          </table:table-row>
        </table:table>
      </style:header>
      <style:header-left>
        <table:table table:name="Таблица26" table:style-name="Таблица26">
          <table:table-column table:style-name="Таблица26.A"/>
          <table:table-column table:style-name="Таблица26.B"/>
          <table:table-row>
            <table:table-cell table:style-name="Таблица26.A1" office:value-type="string">
              <text:p text:style-name="MP9"><text:page-number text:select-page="current">14</text:page-number></text:p>
            </table:table-cell>
            <table:table-cell table:style-name="Таблица26.A1" office:value-type="string">
              <text:p text:style-name="MP10"><text:user-field-get text:name="leftHeader1">  </text:user-field-get></text:p>
            </table:table-cell>
          </table:table-row>
        </table:table>
      </style:header-left>
    </style:master-page>
    <style:master-page style:name="Статья_20_1_20_стр.11" style:display-name="Статья 1 стр.11" style:page-layout-name="Mpm9" style:next-style-name="Статья_20_1_20_стр.12">
      <style:header>
        <table:table table:name="Таблица27" table:style-name="Таблица27">
          <table:table-column table:style-name="Таблица27.A"/>
          <table:table-column table:style-name="Таблица27.B"/>
          <table:table-row>
            <table:table-cell table:style-name="Таблица27.A1" office:value-type="string">
              <text:p text:style-name="MP7"><text:user-field-get text:name="rightHeader1">Фамилия И.О. Название статьи1</text:user-field-get></text:p>
            </table:table-cell>
            <table:table-cell table:style-name="Таблица27.A1" office:value-type="string">
              <text:p text:style-name="MP8"><text:page-number text:select-page="current">15</text:page-number></text:p>
            </table:table-cell>
          </table:table-row>
        </table:table>
      </style:header>
      <style:header-left>
        <table:table table:name="Таблица28" table:style-name="Таблица28">
          <table:table-column table:style-name="Таблица28.A"/>
          <table:table-column table:style-name="Таблица28.B"/>
          <table:table-row>
            <table:table-cell table:style-name="Таблица28.A1" office:value-type="string">
              <text:p text:style-name="MP9"><text:page-number text:select-page="current">14</text:page-number></text:p>
            </table:table-cell>
            <table:table-cell table:style-name="Таблица28.A1" office:value-type="string">
              <text:p text:style-name="MP10"><text:user-field-get text:name="leftHeader1">  </text:user-field-get></text:p>
            </table:table-cell>
          </table:table-row>
        </table:table>
      </style:header-left>
    </style:master-page>
    <style:master-page style:name="Статья_20_1_20_стр.12" style:display-name="Статья 1 стр.12" style:page-layout-name="Mpm9" style:next-style-name="Статья_20_1_20_стр.13">
      <style:header>
        <table:table table:name="Таблица29" table:style-name="Таблица29">
          <table:table-column table:style-name="Таблица29.A"/>
          <table:table-column table:style-name="Таблица29.B"/>
          <table:table-row>
            <table:table-cell table:style-name="Таблица29.A1" office:value-type="string">
              <text:p text:style-name="MP7"><text:user-field-get text:name="rightHeader1">Фамилия И.О. Название статьи1</text:user-field-get></text:p>
            </table:table-cell>
            <table:table-cell table:style-name="Таблица29.A1" office:value-type="string">
              <text:p text:style-name="MP8"><text:page-number text:select-page="current">15</text:page-number></text:p>
            </table:table-cell>
          </table:table-row>
        </table:table>
      </style:header>
      <style:header-left>
        <table:table table:name="Таблица30" table:style-name="Таблица30">
          <table:table-column table:style-name="Таблица30.A"/>
          <table:table-column table:style-name="Таблица30.B"/>
          <table:table-row>
            <table:table-cell table:style-name="Таблица30.A1" office:value-type="string">
              <text:p text:style-name="MP9"><text:page-number text:select-page="current">16</text:page-number></text:p>
            </table:table-cell>
            <table:table-cell table:style-name="Таблица30.A1" office:value-type="string">
              <text:p text:style-name="MP10"><text:user-field-get text:name="leftHeader1">  </text:user-field-get></text:p>
            </table:table-cell>
          </table:table-row>
        </table:table>
      </style:header-left>
    </style:master-page>
    <style:master-page style:name="Статья_20_1_20_стр.13" style:display-name="Статья 1 стр.13" style:page-layout-name="Mpm9" style:next-style-name="Статья_20_1_20_стр.14">
      <style:header>
        <table:table table:name="Таблица31" table:style-name="Таблица31">
          <table:table-column table:style-name="Таблица31.A"/>
          <table:table-column table:style-name="Таблица31.B"/>
          <table:table-row>
            <table:table-cell table:style-name="Таблица31.A1" office:value-type="string">
              <text:p text:style-name="MP7"><text:user-field-get text:name="rightHeader1">Фамилия И.О. Название статьи1</text:user-field-get></text:p>
            </table:table-cell>
            <table:table-cell table:style-name="Таблица31.A1" office:value-type="string">
              <text:p text:style-name="MP8"><text:page-number text:select-page="current">17</text:page-number></text:p>
            </table:table-cell>
          </table:table-row>
        </table:table>
      </style:header>
      <style:header-left>
        <table:table table:name="Таблица32" table:style-name="Таблица32">
          <table:table-column table:style-name="Таблица32.A"/>
          <table:table-column table:style-name="Таблица32.B"/>
          <table:table-row>
            <table:table-cell table:style-name="Таблица32.A1" office:value-type="string">
              <text:p text:style-name="MP9"><text:page-number text:select-page="current">16</text:page-number></text:p>
            </table:table-cell>
            <table:table-cell table:style-name="Таблица32.A1" office:value-type="string">
              <text:p text:style-name="MP10"><text:user-field-get text:name="leftHeader1">  </text:user-field-get></text:p>
            </table:table-cell>
          </table:table-row>
        </table:table>
      </style:header-left>
    </style:master-page>
    <style:master-page style:name="Статья_20_1_20_стр.14" style:display-name="Статья 1 стр.14" style:page-layout-name="Mpm9" style:next-style-name="Статья_20_1_20_стр.15">
      <style:header>
        <table:table table:name="Таблица33" table:style-name="Таблица33">
          <table:table-column table:style-name="Таблица33.A"/>
          <table:table-column table:style-name="Таблица33.B"/>
          <table:table-row>
            <table:table-cell table:style-name="Таблица33.A1" office:value-type="string">
              <text:p text:style-name="MP7"><text:user-field-get text:name="rightHeader1">Фамилия И.О. Название статьи1</text:user-field-get></text:p>
            </table:table-cell>
            <table:table-cell table:style-name="Таблица33.A1" office:value-type="string">
              <text:p text:style-name="MP8"><text:page-number text:select-page="current">17</text:page-number></text:p>
            </table:table-cell>
          </table:table-row>
        </table:table>
      </style:header>
      <style:header-left>
        <table:table table:name="Таблица34" table:style-name="Таблица34">
          <table:table-column table:style-name="Таблица34.A"/>
          <table:table-column table:style-name="Таблица34.B"/>
          <table:table-row>
            <table:table-cell table:style-name="Таблица34.A1" office:value-type="string">
              <text:p text:style-name="MP9"><text:page-number text:select-page="current">18</text:page-number></text:p>
            </table:table-cell>
            <table:table-cell table:style-name="Таблица34.A1" office:value-type="string">
              <text:p text:style-name="MP10"><text:user-field-get text:name="leftHeader1">  </text:user-field-get></text:p>
            </table:table-cell>
          </table:table-row>
        </table:table>
      </style:header-left>
    </style:master-page>
    <style:master-page style:name="Статья_20_1_20_стр.15" style:display-name="Статья 1 стр.15" style:page-layout-name="Mpm9" style:next-style-name="Статья_20_1_20_стр.16">
      <style:header>
        <table:table table:name="Таблица35" table:style-name="Таблица35">
          <table:table-column table:style-name="Таблица35.A"/>
          <table:table-column table:style-name="Таблица35.B"/>
          <table:table-row>
            <table:table-cell table:style-name="Таблица35.A1" office:value-type="string">
              <text:p text:style-name="MP7"><text:user-field-get text:name="rightHeader1">Фамилия И.О. Название статьи1</text:user-field-get></text:p>
            </table:table-cell>
            <table:table-cell table:style-name="Таблица35.A1" office:value-type="string">
              <text:p text:style-name="MP8"><text:page-number text:select-page="current">19</text:page-number></text:p>
            </table:table-cell>
          </table:table-row>
        </table:table>
      </style:header>
      <style:header-left>
        <table:table table:name="Таблица36" table:style-name="Таблица36">
          <table:table-column table:style-name="Таблица36.A"/>
          <table:table-column table:style-name="Таблица36.B"/>
          <table:table-row>
            <table:table-cell table:style-name="Таблица36.A1" office:value-type="string">
              <text:p text:style-name="MP9"><text:page-number text:select-page="current">18</text:page-number></text:p>
            </table:table-cell>
            <table:table-cell table:style-name="Таблица36.A1" office:value-type="string">
              <text:p text:style-name="MP10"><text:user-field-get text:name="leftHeader1">  </text:user-field-get></text:p>
            </table:table-cell>
          </table:table-row>
        </table:table>
      </style:header-left>
    </style:master-page>
    <style:master-page style:name="Статья_20_1_20_стр.16" style:display-name="Статья 1 стр.16" style:page-layout-name="Mpm9" style:next-style-name="Статья_20_1_20_стр.17">
      <style:header>
        <table:table table:name="Таблица37" table:style-name="Таблица37">
          <table:table-column table:style-name="Таблица37.A"/>
          <table:table-column table:style-name="Таблица37.B"/>
          <table:table-row>
            <table:table-cell table:style-name="Таблица37.A1" office:value-type="string">
              <text:p text:style-name="MP7"><text:user-field-get text:name="rightHeader1">Фамилия И.О. Название статьи1</text:user-field-get></text:p>
            </table:table-cell>
            <table:table-cell table:style-name="Таблица37.A1" office:value-type="string">
              <text:p text:style-name="MP8"><text:page-number text:select-page="current">19</text:page-number></text:p>
            </table:table-cell>
          </table:table-row>
        </table:table>
      </style:header>
      <style:header-left>
        <table:table table:name="Таблица38" table:style-name="Таблица38">
          <table:table-column table:style-name="Таблица38.A"/>
          <table:table-column table:style-name="Таблица38.B"/>
          <table:table-row>
            <table:table-cell table:style-name="Таблица38.A1" office:value-type="string">
              <text:p text:style-name="MP9"><text:page-number text:select-page="current">20</text:page-number></text:p>
            </table:table-cell>
            <table:table-cell table:style-name="Таблица38.A1" office:value-type="string">
              <text:p text:style-name="MP10"><text:user-field-get text:name="leftHeader1">  </text:user-field-get></text:p>
            </table:table-cell>
          </table:table-row>
        </table:table>
      </style:header-left>
    </style:master-page>
    <style:master-page style:name="Статья_20_1_20_стр.17" style:display-name="Статья 1 стр.17" style:page-layout-name="Mpm9" style:next-style-name="Статья_20_1_20_стр.18">
      <style:header>
        <table:table table:name="Таблица39" table:style-name="Таблица39">
          <table:table-column table:style-name="Таблица39.A"/>
          <table:table-column table:style-name="Таблица39.B"/>
          <table:table-row>
            <table:table-cell table:style-name="Таблица39.A1" office:value-type="string">
              <text:p text:style-name="MP7"><text:user-field-get text:name="rightHeader1">Фамилия И.О. Название статьи1</text:user-field-get></text:p>
            </table:table-cell>
            <table:table-cell table:style-name="Таблица39.A1" office:value-type="string">
              <text:p text:style-name="MP8"><text:page-number text:select-page="current">21</text:page-number></text:p>
            </table:table-cell>
          </table:table-row>
        </table:table>
      </style:header>
      <style:header-left>
        <table:table table:name="Таблица40" table:style-name="Таблица40">
          <table:table-column table:style-name="Таблица40.A"/>
          <table:table-column table:style-name="Таблица40.B"/>
          <table:table-row>
            <table:table-cell table:style-name="Таблица40.A1" office:value-type="string">
              <text:p text:style-name="MP9"><text:page-number text:select-page="current">20</text:page-number></text:p>
            </table:table-cell>
            <table:table-cell table:style-name="Таблица40.A1" office:value-type="string">
              <text:p text:style-name="MP10"><text:user-field-get text:name="leftHeader1">  </text:user-field-get></text:p>
            </table:table-cell>
          </table:table-row>
        </table:table>
      </style:header-left>
    </style:master-page>
    <style:master-page style:name="Статья_20_1_20_стр.18" style:display-name="Статья 1 стр.18" style:page-layout-name="Mpm9" style:next-style-name="Статья_20_1_20_стр.19">
      <style:header>
        <table:table table:name="Таблица41" table:style-name="Таблица41">
          <table:table-column table:style-name="Таблица41.A"/>
          <table:table-column table:style-name="Таблица41.B"/>
          <table:table-row>
            <table:table-cell table:style-name="Таблица41.A1" office:value-type="string">
              <text:p text:style-name="MP7"><text:user-field-get text:name="rightHeader1">Фамилия И.О. Название статьи1</text:user-field-get></text:p>
            </table:table-cell>
            <table:table-cell table:style-name="Таблица41.A1" office:value-type="string">
              <text:p text:style-name="MP8"><text:page-number text:select-page="current">21</text:page-number></text:p>
            </table:table-cell>
          </table:table-row>
        </table:table>
      </style:header>
      <style:header-left>
        <table:table table:name="Таблица42" table:style-name="Таблица42">
          <table:table-column table:style-name="Таблица42.A"/>
          <table:table-column table:style-name="Таблица42.B"/>
          <table:table-row>
            <table:table-cell table:style-name="Таблица42.A1" office:value-type="string">
              <text:p text:style-name="MP9"><text:page-number text:select-page="current">22</text:page-number></text:p>
            </table:table-cell>
            <table:table-cell table:style-name="Таблица42.A1" office:value-type="string">
              <text:p text:style-name="MP10"><text:user-field-get text:name="leftHeader1">  </text:user-field-get></text:p>
            </table:table-cell>
          </table:table-row>
        </table:table>
      </style:header-left>
    </style:master-page>
    <style:master-page style:name="Статья_20_1_20_стр.19" style:display-name="Статья 1 стр.19" style:page-layout-name="Mpm9" style:next-style-name="Статья_20_1_20_стр.20">
      <style:header>
        <table:table table:name="Таблица43" table:style-name="Таблица43">
          <table:table-column table:style-name="Таблица43.A"/>
          <table:table-column table:style-name="Таблица43.B"/>
          <table:table-row>
            <table:table-cell table:style-name="Таблица43.A1" office:value-type="string">
              <text:p text:style-name="MP7"><text:user-field-get text:name="rightHeader1">Фамилия И.О. Название статьи1</text:user-field-get></text:p>
            </table:table-cell>
            <table:table-cell table:style-name="Таблица43.A1" office:value-type="string">
              <text:p text:style-name="MP8"><text:page-number text:select-page="current">23</text:page-number></text:p>
            </table:table-cell>
          </table:table-row>
        </table:table>
      </style:header>
      <style:header-left>
        <table:table table:name="Таблица44" table:style-name="Таблица44">
          <table:table-column table:style-name="Таблица44.A"/>
          <table:table-column table:style-name="Таблица44.B"/>
          <table:table-row>
            <table:table-cell table:style-name="Таблица44.A1" office:value-type="string">
              <text:p text:style-name="MP9"><text:page-number text:select-page="current">22</text:page-number></text:p>
            </table:table-cell>
            <table:table-cell table:style-name="Таблица44.A1" office:value-type="string">
              <text:p text:style-name="MP10"><text:user-field-get text:name="leftHeader1">  </text:user-field-get></text:p>
            </table:table-cell>
          </table:table-row>
        </table:table>
      </style:header-left>
    </style:master-page>
    <style:master-page style:name="Статья_20_1_20_стр.20" style:display-name="Статья 1 стр.20" style:page-layout-name="Mpm9" style:next-style-name="Статья_20_1_20_стр.21">
      <style:header>
        <table:table table:name="Таблица45" table:style-name="Таблица45">
          <table:table-column table:style-name="Таблица45.A"/>
          <table:table-column table:style-name="Таблица45.B"/>
          <table:table-row>
            <table:table-cell table:style-name="Таблица45.A1" office:value-type="string">
              <text:p text:style-name="MP7"><text:user-field-get text:name="rightHeader1">Фамилия И.О. Название статьи1</text:user-field-get></text:p>
            </table:table-cell>
            <table:table-cell table:style-name="Таблица45.A1" office:value-type="string">
              <text:p text:style-name="MP8"><text:page-number text:select-page="current">23</text:page-number></text:p>
            </table:table-cell>
          </table:table-row>
        </table:table>
      </style:header>
      <style:header-left>
        <table:table table:name="Таблица46" table:style-name="Таблица46">
          <table:table-column table:style-name="Таблица46.A"/>
          <table:table-column table:style-name="Таблица46.B"/>
          <table:table-row>
            <table:table-cell table:style-name="Таблица46.A1" office:value-type="string">
              <text:p text:style-name="MP9"><text:page-number text:select-page="current">24</text:page-number></text:p>
            </table:table-cell>
            <table:table-cell table:style-name="Таблица46.A1" office:value-type="string">
              <text:p text:style-name="MP10"><text:user-field-get text:name="leftHeader1">  </text:user-field-get></text:p>
            </table:table-cell>
          </table:table-row>
        </table:table>
      </style:header-left>
    </style:master-page>
    <style:master-page style:name="Статья_20_1_20_стр.21" style:display-name="Статья 1 стр.21" style:page-layout-name="Mpm9" style:next-style-name="Статья_20_1_20_стр.22">
      <style:header>
        <table:table table:name="Таблица47" table:style-name="Таблица47">
          <table:table-column table:style-name="Таблица47.A"/>
          <table:table-column table:style-name="Таблица47.B"/>
          <table:table-row>
            <table:table-cell table:style-name="Таблица47.A1" office:value-type="string">
              <text:p text:style-name="MP7"><text:user-field-get text:name="rightHeader1">Фамилия И.О. Название статьи1</text:user-field-get></text:p>
            </table:table-cell>
            <table:table-cell table:style-name="Таблица47.A1" office:value-type="string">
              <text:p text:style-name="MP8"><text:page-number text:select-page="current">25</text:page-number></text:p>
            </table:table-cell>
          </table:table-row>
        </table:table>
      </style:header>
      <style:header-left>
        <table:table table:name="Таблица48" table:style-name="Таблица48">
          <table:table-column table:style-name="Таблица48.A"/>
          <table:table-column table:style-name="Таблица48.B"/>
          <table:table-row>
            <table:table-cell table:style-name="Таблица48.A1" office:value-type="string">
              <text:p text:style-name="MP9"><text:page-number text:select-page="current">24</text:page-number></text:p>
            </table:table-cell>
            <table:table-cell table:style-name="Таблица48.A1" office:value-type="string">
              <text:p text:style-name="MP10"><text:user-field-get text:name="leftHeader1">  </text:user-field-get></text:p>
            </table:table-cell>
          </table:table-row>
        </table:table>
      </style:header-left>
    </style:master-page>
    <style:master-page style:name="Статья_20_1_20_стр.22" style:display-name="Статья 1 стр.22" style:page-layout-name="Mpm9" style:next-style-name="Статья_20_1_20_стр.23">
      <style:header>
        <table:table table:name="Таблица49" table:style-name="Таблица49">
          <table:table-column table:style-name="Таблица49.A"/>
          <table:table-column table:style-name="Таблица49.B"/>
          <table:table-row>
            <table:table-cell table:style-name="Таблица49.A1" office:value-type="string">
              <text:p text:style-name="MP7"><text:user-field-get text:name="rightHeader1">Фамилия И.О. Название статьи1</text:user-field-get></text:p>
            </table:table-cell>
            <table:table-cell table:style-name="Таблица49.A1" office:value-type="string">
              <text:p text:style-name="MP8"><text:page-number text:select-page="current">25</text:page-number></text:p>
            </table:table-cell>
          </table:table-row>
        </table:table>
      </style:header>
      <style:header-left>
        <table:table table:name="Таблица52" table:style-name="Таблица52">
          <table:table-column table:style-name="Таблица52.A"/>
          <table:table-column table:style-name="Таблица52.B"/>
          <table:table-row>
            <table:table-cell table:style-name="Таблица52.A1" office:value-type="string">
              <text:p text:style-name="MP9"><text:page-number text:select-page="current">26</text:page-number></text:p>
            </table:table-cell>
            <table:table-cell table:style-name="Таблица52.A1" office:value-type="string">
              <text:p text:style-name="MP10"><text:user-field-get text:name="leftHeader1">  </text:user-field-get></text:p>
            </table:table-cell>
          </table:table-row>
        </table:table>
      </style:header-left>
    </style:master-page>
    <style:master-page style:name="Статья_20_1_20_стр.23" style:display-name="Статья 1 стр.23" style:page-layout-name="Mpm9" style:next-style-name="Статья_20_1_20_стр.24">
      <style:header>
        <table:table table:name="Таблица53" table:style-name="Таблица53">
          <table:table-column table:style-name="Таблица53.A"/>
          <table:table-column table:style-name="Таблица53.B"/>
          <table:table-row>
            <table:table-cell table:style-name="Таблица53.A1" office:value-type="string">
              <text:p text:style-name="MP7"><text:user-field-get text:name="rightHeader1">Фамилия И.О. Название статьи1</text:user-field-get></text:p>
            </table:table-cell>
            <table:table-cell table:style-name="Таблица53.A1" office:value-type="string">
              <text:p text:style-name="MP8"><text:page-number text:select-page="current">27</text:page-number></text:p>
            </table:table-cell>
          </table:table-row>
        </table:table>
      </style:header>
      <style:header-left>
        <table:table table:name="Таблица54" table:style-name="Таблица54">
          <table:table-column table:style-name="Таблица54.A"/>
          <table:table-column table:style-name="Таблица54.B"/>
          <table:table-row>
            <table:table-cell table:style-name="Таблица54.A1" office:value-type="string">
              <text:p text:style-name="MP9"><text:page-number text:select-page="current">26</text:page-number></text:p>
            </table:table-cell>
            <table:table-cell table:style-name="Таблица54.A1" office:value-type="string">
              <text:p text:style-name="MP10"><text:user-field-get text:name="leftHeader1">  </text:user-field-get></text:p>
            </table:table-cell>
          </table:table-row>
        </table:table>
      </style:header-left>
    </style:master-page>
    <style:master-page style:name="Статья_20_1_20_стр.24" style:display-name="Статья 1 стр.24" style:page-layout-name="Mpm9" style:next-style-name="Статья_20_1_20_стр.25">
      <style:header>
        <table:table table:name="Таблица55" table:style-name="Таблица55">
          <table:table-column table:style-name="Таблица55.A"/>
          <table:table-column table:style-name="Таблица55.B"/>
          <table:table-row>
            <table:table-cell table:style-name="Таблица55.A1" office:value-type="string">
              <text:p text:style-name="MP7"><text:user-field-get text:name="rightHeader1">Фамилия И.О. Название статьи1</text:user-field-get></text:p>
            </table:table-cell>
            <table:table-cell table:style-name="Таблица55.A1" office:value-type="string">
              <text:p text:style-name="MP8"><text:page-number text:select-page="current">27</text:page-number></text:p>
            </table:table-cell>
          </table:table-row>
        </table:table>
      </style:header>
      <style:header-left>
        <table:table table:name="Таблица56" table:style-name="Таблица56">
          <table:table-column table:style-name="Таблица56.A"/>
          <table:table-column table:style-name="Таблица56.B"/>
          <table:table-row>
            <table:table-cell table:style-name="Таблица56.A1" office:value-type="string">
              <text:p text:style-name="MP9"><text:page-number text:select-page="current">28</text:page-number></text:p>
            </table:table-cell>
            <table:table-cell table:style-name="Таблица56.A1" office:value-type="string">
              <text:p text:style-name="MP10"><text:user-field-get text:name="leftHeader1">  </text:user-field-get></text:p>
            </table:table-cell>
          </table:table-row>
        </table:table>
      </style:header-left>
    </style:master-page>
    <style:master-page style:name="Статья_20_1_20_стр.25" style:display-name="Статья 1 стр.25" style:page-layout-name="Mpm9" style:next-style-name="Статья_20_1_20_стр.26">
      <style:header>
        <table:table table:name="Таблица57" table:style-name="Таблица57">
          <table:table-column table:style-name="Таблица57.A"/>
          <table:table-column table:style-name="Таблица57.B"/>
          <table:table-row>
            <table:table-cell table:style-name="Таблица57.A1" office:value-type="string">
              <text:p text:style-name="MP7"><text:user-field-get text:name="rightHeader1">Фамилия И.О. Название статьи1</text:user-field-get></text:p>
            </table:table-cell>
            <table:table-cell table:style-name="Таблица57.A1" office:value-type="string">
              <text:p text:style-name="MP8"><text:page-number text:select-page="current">29</text:page-number></text:p>
            </table:table-cell>
          </table:table-row>
        </table:table>
      </style:header>
      <style:header-left>
        <table:table table:name="Таблица58" table:style-name="Таблица58">
          <table:table-column table:style-name="Таблица58.A"/>
          <table:table-column table:style-name="Таблица58.B"/>
          <table:table-row>
            <table:table-cell table:style-name="Таблица58.A1" office:value-type="string">
              <text:p text:style-name="MP9"><text:page-number text:select-page="current">28</text:page-number></text:p>
            </table:table-cell>
            <table:table-cell table:style-name="Таблица58.A1" office:value-type="string">
              <text:p text:style-name="MP10"><text:user-field-get text:name="leftHeader1">  </text:user-field-get></text:p>
            </table:table-cell>
          </table:table-row>
        </table:table>
      </style:header-left>
    </style:master-page>
    <style:master-page style:name="Статья_20_1_20_стр.26" style:display-name="Статья 1 стр.26" style:page-layout-name="Mpm9" style:next-style-name="Статья_20_1_20_стр.27">
      <style:header>
        <table:table table:name="Таблица59" table:style-name="Таблица59">
          <table:table-column table:style-name="Таблица59.A"/>
          <table:table-column table:style-name="Таблица59.B"/>
          <table:table-row>
            <table:table-cell table:style-name="Таблица59.A1" office:value-type="string">
              <text:p text:style-name="MP7"><text:user-field-get text:name="rightHeader1">Фамилия И.О. Название статьи1</text:user-field-get></text:p>
            </table:table-cell>
            <table:table-cell table:style-name="Таблица59.A1" office:value-type="string">
              <text:p text:style-name="MP8"><text:page-number text:select-page="current">29</text:page-number></text:p>
            </table:table-cell>
          </table:table-row>
        </table:table>
      </style:header>
      <style:header-left>
        <table:table table:name="Таблица60" table:style-name="Таблица60">
          <table:table-column table:style-name="Таблица60.A"/>
          <table:table-column table:style-name="Таблица60.B"/>
          <table:table-row>
            <table:table-cell table:style-name="Таблица60.A1" office:value-type="string">
              <text:p text:style-name="MP9"><text:page-number text:select-page="current">30</text:page-number></text:p>
            </table:table-cell>
            <table:table-cell table:style-name="Таблица60.A1" office:value-type="string">
              <text:p text:style-name="MP10"><text:user-field-get text:name="leftHeader1">  </text:user-field-get></text:p>
            </table:table-cell>
          </table:table-row>
        </table:table>
      </style:header-left>
    </style:master-page>
    <style:master-page style:name="Статья_20_1_20_стр.27" style:display-name="Статья 1 стр.27" style:page-layout-name="Mpm9" style:next-style-name="Статья_20_1_20_стр.28">
      <style:header>
        <table:table table:name="Таблица61" table:style-name="Таблица61">
          <table:table-column table:style-name="Таблица61.A"/>
          <table:table-column table:style-name="Таблица61.B"/>
          <table:table-row>
            <table:table-cell table:style-name="Таблица61.A1" office:value-type="string">
              <text:p text:style-name="MP7"><text:user-field-get text:name="rightHeader1">Фамилия И.О. Название статьи1</text:user-field-get></text:p>
            </table:table-cell>
            <table:table-cell table:style-name="Таблица61.A1" office:value-type="string">
              <text:p text:style-name="MP8"><text:page-number text:select-page="current">31</text:page-number></text:p>
            </table:table-cell>
          </table:table-row>
        </table:table>
      </style:header>
      <style:header-left>
        <table:table table:name="Таблица62" table:style-name="Таблица62">
          <table:table-column table:style-name="Таблица62.A"/>
          <table:table-column table:style-name="Таблица62.B"/>
          <table:table-row>
            <table:table-cell table:style-name="Таблица62.A1" office:value-type="string">
              <text:p text:style-name="MP9"><text:page-number text:select-page="current">30</text:page-number></text:p>
            </table:table-cell>
            <table:table-cell table:style-name="Таблица62.A1" office:value-type="string">
              <text:p text:style-name="MP10"><text:user-field-get text:name="leftHeader1">  </text:user-field-get></text:p>
            </table:table-cell>
          </table:table-row>
        </table:table>
      </style:header-left>
    </style:master-page>
    <style:master-page style:name="Статья_20_1_20_стр.28" style:display-name="Статья 1 стр.28" style:page-layout-name="Mpm9" style:next-style-name="Статья_20_1_20_стр.29">
      <style:header>
        <table:table table:name="Таблица63" table:style-name="Таблица63">
          <table:table-column table:style-name="Таблица63.A"/>
          <table:table-column table:style-name="Таблица63.B"/>
          <table:table-row>
            <table:table-cell table:style-name="Таблица63.A1" office:value-type="string">
              <text:p text:style-name="MP7"><text:user-field-get text:name="rightHeader1">Фамилия И.О. Название статьи1</text:user-field-get></text:p>
            </table:table-cell>
            <table:table-cell table:style-name="Таблица63.A1" office:value-type="string">
              <text:p text:style-name="MP8"><text:page-number text:select-page="current">31</text:page-number></text:p>
            </table:table-cell>
          </table:table-row>
        </table:table>
      </style:header>
      <style:header-left>
        <table:table table:name="Таблица64" table:style-name="Таблица64">
          <table:table-column table:style-name="Таблица64.A"/>
          <table:table-column table:style-name="Таблица64.B"/>
          <table:table-row>
            <table:table-cell table:style-name="Таблица64.A1" office:value-type="string">
              <text:p text:style-name="MP9"><text:page-number text:select-page="current">32</text:page-number></text:p>
            </table:table-cell>
            <table:table-cell table:style-name="Таблица64.A1" office:value-type="string">
              <text:p text:style-name="MP10"><text:user-field-get text:name="leftHeader1">  </text:user-field-get></text:p>
            </table:table-cell>
          </table:table-row>
        </table:table>
      </style:header-left>
    </style:master-page>
    <style:master-page style:name="Статья_20_1_20_стр.29" style:display-name="Статья 1 стр.29" style:page-layout-name="Mpm9" style:next-style-name="Статья_20_1">
      <style:header>
        <table:table table:name="Таблица65" table:style-name="Таблица65">
          <table:table-column table:style-name="Таблица65.A"/>
          <table:table-column table:style-name="Таблица65.B"/>
          <table:table-row>
            <table:table-cell table:style-name="Таблица65.A1" office:value-type="string">
              <text:p text:style-name="MP7"><text:user-field-get text:name="rightHeader1">Фамилия И.О. Название статьи1</text:user-field-get></text:p>
            </table:table-cell>
            <table:table-cell table:style-name="Таблица65.A1" office:value-type="string">
              <text:p text:style-name="MP8"><text:page-number text:select-page="current">33</text:page-number></text:p>
            </table:table-cell>
          </table:table-row>
        </table:table>
      </style:header>
      <style:header-left>
        <table:table table:name="Таблица66" table:style-name="Таблица66">
          <table:table-column table:style-name="Таблица66.A"/>
          <table:table-column table:style-name="Таблица66.B"/>
          <table:table-row>
            <table:table-cell table:style-name="Таблица66.A1" office:value-type="string">
              <text:p text:style-name="MP9"><text:page-number text:select-page="current">32</text:page-number></text:p>
            </table:table-cell>
            <table:table-cell table:style-name="Таблица66.A1" office:value-type="string">
              <text:p text:style-name="MP10"><text:user-field-get text:name="leftHeader1">  </text:user-field-get></text:p>
            </table:table-cell>
          </table:table-row>
        </table:table>
      </style:header-left>
    </style:master-page>
    <style:master-page style:name="Статья_20_2_20_стр.1" style:display-name="Статья 2 стр.1" style:page-layout-name="Mpm10" style:next-style-name="Статья_20_2_20_стр.2">
      <style:header>
        <table:table table:name="Таблица67" table:style-name="Таблица67">
          <table:table-column table:style-name="Таблица67.A"/>
          <table:table-column table:style-name="Таблица67.B"/>
          <table:table-row>
            <table:table-cell table:style-name="Таблица67.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34</text:page-number>–<text:user-field-get text:name="article2LastPage">62</text:user-field-get></text:p>
              <text:p text:style-name="MP11"><text:user-field-get text:name="article2UDK">Задать УДК</text:user-field-get></text:p>
            </table:table-cell>
            <table:table-cell table:style-name="Таблица67.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34</text:page-number>–<text:user-field-get text:name="article2LastPage">62</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34</text:page-number>-<text:user-field-get text:name="article2LastPage">62</text:user-field-get></text:p>
            </table:table-cell>
          </table:table-row>
        </table:table>
      </style:header>
      <style:footer>
        <text:user-field-decls>
          <text:user-field-decl office:value-type="string" office:string-value="  " text:name="author2Copyright"/>
        </text:user-field-decls>
        <text:p text:style-name="MP14"><text:user-field-get text:name="author2Copyright">  </text:user-field-get></text:p>
      </style:footer>
    </style:master-page>
    <style:master-page style:name="Статья_20_2" style:display-name="Статья 2" style:page-layout-name="Mpm9">
      <style:header>
        <table:table table:name="Таблица68" table:style-name="Таблица68">
          <table:table-column table:style-name="Таблица68.A"/>
          <table:table-column table:style-name="Таблица68.B"/>
          <table:table-row>
            <table:table-cell table:style-name="Таблица68.A1" office:value-type="string">
              <text:p text:style-name="MP7"><text:user-field-get text:name="rightHeader2">Фамилия И.О. Название статьи2</text:user-field-get></text:p>
            </table:table-cell>
            <table:table-cell table:style-name="Таблица68.A1" office:value-type="string">
              <text:p text:style-name="MP8"><text:page-number text:select-page="current">63</text:page-number></text:p>
            </table:table-cell>
          </table:table-row>
        </table:table>
      </style:header>
      <style:header-left>
        <table:table table:name="Таблица69" table:style-name="Таблица69">
          <table:table-column table:style-name="Таблица69.A"/>
          <table:table-column table:style-name="Таблица69.B"/>
          <table:table-row>
            <table:table-cell table:style-name="Таблица69.A1" office:value-type="string">
              <text:p text:style-name="MP9"><text:page-number text:select-page="current">62</text:page-number></text:p>
            </table:table-cell>
            <table:table-cell table:style-name="Таблица69.A1" office:value-type="string">
              <text:p text:style-name="MP10"><text:user-field-get text:name="leftHeader2">  </text:user-field-get></text:p>
            </table:table-cell>
          </table:table-row>
        </table:table>
      </style:header-left>
    </style:master-page>
    <style:master-page style:name="Статья_20_2_20_стр.2" style:display-name="Статья 2 стр.2" style:page-layout-name="Mpm9" style:next-style-name="Статья_20_2_20_стр.3">
      <style:header>
        <table:table table:name="Таблица70" table:style-name="Таблица70">
          <table:table-column table:style-name="Таблица70.A"/>
          <table:table-column table:style-name="Таблица70.B"/>
          <table:table-row>
            <table:table-cell table:style-name="Таблица70.A1" office:value-type="string">
              <text:p text:style-name="MP7"><text:user-field-get text:name="rightHeader2">Фамилия И.О. Название статьи2</text:user-field-get></text:p>
            </table:table-cell>
            <table:table-cell table:style-name="Таблица70.A1" office:value-type="string">
              <text:p text:style-name="MP8"><text:page-number text:select-page="current">35</text:page-number></text:p>
            </table:table-cell>
          </table:table-row>
        </table:table>
      </style:header>
      <style:header-left>
        <table:table table:name="Таблица71" table:style-name="Таблица71">
          <table:table-column table:style-name="Таблица71.A"/>
          <table:table-column table:style-name="Таблица71.B"/>
          <table:table-row>
            <table:table-cell table:style-name="Таблица71.A1" office:value-type="string">
              <text:p text:style-name="MP9"><text:page-number text:select-page="current">38</text:page-number></text:p>
            </table:table-cell>
            <table:table-cell table:style-name="Таблица71.A1" office:value-type="string">
              <text:p text:style-name="MP10"><text:user-field-get text:name="leftHeader2">  </text:user-field-get></text:p>
            </table:table-cell>
          </table:table-row>
        </table:table>
      </style:header-left>
    </style:master-page>
    <style:master-page style:name="Статья_20_2_20_стр.3" style:display-name="Статья 2 стр.3" style:page-layout-name="Mpm9" style:next-style-name="Статья_20_2_20_стр.4">
      <style:header>
        <table:table table:name="Таблица72" table:style-name="Таблица72">
          <table:table-column table:style-name="Таблица72.A"/>
          <table:table-column table:style-name="Таблица72.B"/>
          <table:table-row>
            <table:table-cell table:style-name="Таблица72.A1" office:value-type="string">
              <text:p text:style-name="MP7"><text:user-field-get text:name="rightHeader2">Фамилия И.О. Название статьи2</text:user-field-get></text:p>
            </table:table-cell>
            <table:table-cell table:style-name="Таблица72.A1" office:value-type="string">
              <text:p text:style-name="MP8"><text:page-number text:select-page="current">37</text:page-number></text:p>
            </table:table-cell>
          </table:table-row>
        </table:table>
      </style:header>
      <style:header-left>
        <table:table table:name="Таблица73" table:style-name="Таблица73">
          <table:table-column table:style-name="Таблица73.A"/>
          <table:table-column table:style-name="Таблица73.B"/>
          <table:table-row>
            <table:table-cell table:style-name="Таблица73.A1" office:value-type="string">
              <text:p text:style-name="MP9"><text:page-number text:select-page="current">36</text:page-number></text:p>
            </table:table-cell>
            <table:table-cell table:style-name="Таблица73.A1" office:value-type="string">
              <text:p text:style-name="MP10"><text:user-field-get text:name="leftHeader2">  </text:user-field-get></text:p>
            </table:table-cell>
          </table:table-row>
        </table:table>
      </style:header-left>
    </style:master-page>
    <style:master-page style:name="Статья_20_2_20_стр.4" style:display-name="Статья 2 стр.4" style:page-layout-name="Mpm9" style:next-style-name="Статья_20_2_20_стр.5">
      <style:header>
        <table:table table:name="Таблица74" table:style-name="Таблица74">
          <table:table-column table:style-name="Таблица74.A"/>
          <table:table-column table:style-name="Таблица74.B"/>
          <table:table-row>
            <table:table-cell table:style-name="Таблица74.A1" office:value-type="string">
              <text:p text:style-name="MP7"><text:user-field-get text:name="rightHeader2">Фамилия И.О. Название статьи2</text:user-field-get></text:p>
            </table:table-cell>
            <table:table-cell table:style-name="Таблица74.A1" office:value-type="string">
              <text:p text:style-name="MP8"><text:page-number text:select-page="current">37</text:page-number></text:p>
            </table:table-cell>
          </table:table-row>
        </table:table>
      </style:header>
      <style:header-left>
        <table:table table:name="Таблица75" table:style-name="Таблица75">
          <table:table-column table:style-name="Таблица75.A"/>
          <table:table-column table:style-name="Таблица75.B"/>
          <table:table-row>
            <table:table-cell table:style-name="Таблица75.A1" office:value-type="string">
              <text:p text:style-name="MP9"><text:page-number text:select-page="current">36</text:page-number></text:p>
            </table:table-cell>
            <table:table-cell table:style-name="Таблица75.A1" office:value-type="string">
              <text:p text:style-name="MP10"><text:user-field-get text:name="leftHeader2">  </text:user-field-get></text:p>
            </table:table-cell>
          </table:table-row>
        </table:table>
      </style:header-left>
    </style:master-page>
    <style:master-page style:name="Статья_20_2_20_стр.5" style:display-name="Статья 2 стр.5" style:page-layout-name="Mpm9" style:next-style-name="Статья_20_2_20_стр.6">
      <style:header>
        <table:table table:name="Таблица76" table:style-name="Таблица76">
          <table:table-column table:style-name="Таблица76.A"/>
          <table:table-column table:style-name="Таблица76.B"/>
          <table:table-row>
            <table:table-cell table:style-name="Таблица76.A1" office:value-type="string">
              <text:p text:style-name="MP7"><text:user-field-get text:name="rightHeader2">Фамилия И.О. Название статьи2</text:user-field-get></text:p>
            </table:table-cell>
            <table:table-cell table:style-name="Таблица76.A1" office:value-type="string">
              <text:p text:style-name="MP8"><text:page-number text:select-page="current">37</text:page-number></text:p>
            </table:table-cell>
          </table:table-row>
        </table:table>
      </style:header>
      <style:header-left>
        <table:table table:name="Таблица77" table:style-name="Таблица77">
          <table:table-column table:style-name="Таблица77.A"/>
          <table:table-column table:style-name="Таблица77.B"/>
          <table:table-row>
            <table:table-cell table:style-name="Таблица77.A1" office:value-type="string">
              <text:p text:style-name="MP9"><text:page-number text:select-page="current">38</text:page-number></text:p>
            </table:table-cell>
            <table:table-cell table:style-name="Таблица77.A1" office:value-type="string">
              <text:p text:style-name="MP10"><text:user-field-get text:name="leftHeader2">  </text:user-field-get></text:p>
            </table:table-cell>
          </table:table-row>
        </table:table>
      </style:header-left>
    </style:master-page>
    <style:master-page style:name="Статья_20_2_20_стр.6" style:display-name="Статья 2 стр.6" style:page-layout-name="Mpm9" style:next-style-name="Статья_20_2_20_стр.7">
      <style:header>
        <table:table table:name="Таблица78" table:style-name="Таблица78">
          <table:table-column table:style-name="Таблица78.A"/>
          <table:table-column table:style-name="Таблица78.B"/>
          <table:table-row>
            <table:table-cell table:style-name="Таблица78.A1" office:value-type="string">
              <text:p text:style-name="MP7"><text:user-field-get text:name="rightHeader2">Фамилия И.О. Название статьи2</text:user-field-get></text:p>
            </table:table-cell>
            <table:table-cell table:style-name="Таблица78.A1" office:value-type="string">
              <text:p text:style-name="MP8"><text:page-number text:select-page="current">39</text:page-number></text:p>
            </table:table-cell>
          </table:table-row>
        </table:table>
      </style:header>
      <style:header-left>
        <table:table table:name="Таблица79" table:style-name="Таблица79">
          <table:table-column table:style-name="Таблица79.A"/>
          <table:table-column table:style-name="Таблица79.B"/>
          <table:table-row>
            <table:table-cell table:style-name="Таблица79.A1" office:value-type="string">
              <text:p text:style-name="MP9"><text:page-number text:select-page="current">38</text:page-number></text:p>
            </table:table-cell>
            <table:table-cell table:style-name="Таблица79.A1" office:value-type="string">
              <text:p text:style-name="MP10"><text:user-field-get text:name="leftHeader2">  </text:user-field-get></text:p>
            </table:table-cell>
          </table:table-row>
        </table:table>
      </style:header-left>
    </style:master-page>
    <style:master-page style:name="Статья_20_2_20_стр.7" style:display-name="Статья 2 стр.7" style:page-layout-name="Mpm9" style:next-style-name="Статья_20_2_20_стр.8">
      <style:header>
        <table:table table:name="Таблица80" table:style-name="Таблица80">
          <table:table-column table:style-name="Таблица80.A"/>
          <table:table-column table:style-name="Таблица80.B"/>
          <table:table-row>
            <table:table-cell table:style-name="Таблица80.A1" office:value-type="string">
              <text:p text:style-name="MP7"><text:user-field-get text:name="rightHeader2">Фамилия И.О. Название статьи2</text:user-field-get></text:p>
            </table:table-cell>
            <table:table-cell table:style-name="Таблица80.A1" office:value-type="string">
              <text:p text:style-name="MP8"><text:page-number text:select-page="current">39</text:page-number></text:p>
            </table:table-cell>
          </table:table-row>
        </table:table>
      </style:header>
      <style:header-left>
        <table:table table:name="Таблица81" table:style-name="Таблица81">
          <table:table-column table:style-name="Таблица81.A"/>
          <table:table-column table:style-name="Таблица81.B"/>
          <table:table-row>
            <table:table-cell table:style-name="Таблица81.A1" office:value-type="string">
              <text:p text:style-name="MP9"><text:page-number text:select-page="current">40</text:page-number></text:p>
            </table:table-cell>
            <table:table-cell table:style-name="Таблица81.A1" office:value-type="string">
              <text:p text:style-name="MP10"><text:user-field-get text:name="leftHeader2">  </text:user-field-get></text:p>
            </table:table-cell>
          </table:table-row>
        </table:table>
      </style:header-left>
    </style:master-page>
    <style:master-page style:name="Статья_20_2_20_стр.8" style:display-name="Статья 2 стр.8" style:page-layout-name="Mpm9" style:next-style-name="Статья_20_2_20_стр.9">
      <style:header>
        <table:table table:name="Таблица82" table:style-name="Таблица82">
          <table:table-column table:style-name="Таблица82.A"/>
          <table:table-column table:style-name="Таблица82.B"/>
          <table:table-row>
            <table:table-cell table:style-name="Таблица82.A1" office:value-type="string">
              <text:p text:style-name="MP7"><text:user-field-get text:name="rightHeader2">Фамилия И.О. Название статьи2</text:user-field-get></text:p>
            </table:table-cell>
            <table:table-cell table:style-name="Таблица82.A1" office:value-type="string">
              <text:p text:style-name="MP8"><text:page-number text:select-page="current">41</text:page-number></text:p>
            </table:table-cell>
          </table:table-row>
        </table:table>
      </style:header>
      <style:header-left>
        <table:table table:name="Таблица83" table:style-name="Таблица83">
          <table:table-column table:style-name="Таблица83.A"/>
          <table:table-column table:style-name="Таблица83.B"/>
          <table:table-row>
            <table:table-cell table:style-name="Таблица83.A1" office:value-type="string">
              <text:p text:style-name="MP9"><text:page-number text:select-page="current">40</text:page-number></text:p>
            </table:table-cell>
            <table:table-cell table:style-name="Таблица83.A1" office:value-type="string">
              <text:p text:style-name="MP10"><text:user-field-get text:name="leftHeader2">  </text:user-field-get></text:p>
            </table:table-cell>
          </table:table-row>
        </table:table>
      </style:header-left>
    </style:master-page>
    <style:master-page style:name="Статья_20_2_20_стр.9" style:display-name="Статья 2 стр.9" style:page-layout-name="Mpm9" style:next-style-name="Статья_20_2_20_стр.10">
      <style:header>
        <table:table table:name="Таблица84" table:style-name="Таблица84">
          <table:table-column table:style-name="Таблица84.A"/>
          <table:table-column table:style-name="Таблица84.B"/>
          <table:table-row>
            <table:table-cell table:style-name="Таблица84.A1" office:value-type="string">
              <text:p text:style-name="MP7"><text:user-field-get text:name="rightHeader2">Фамилия И.О. Название статьи2</text:user-field-get></text:p>
            </table:table-cell>
            <table:table-cell table:style-name="Таблица84.A1" office:value-type="string">
              <text:p text:style-name="MP8"><text:page-number text:select-page="current">41</text:page-number></text:p>
            </table:table-cell>
          </table:table-row>
        </table:table>
      </style:header>
      <style:header-left>
        <table:table table:name="Таблица85" table:style-name="Таблица85">
          <table:table-column table:style-name="Таблица85.A"/>
          <table:table-column table:style-name="Таблица85.B"/>
          <table:table-row>
            <table:table-cell table:style-name="Таблица85.A1" office:value-type="string">
              <text:p text:style-name="MP9"><text:page-number text:select-page="current">42</text:page-number></text:p>
            </table:table-cell>
            <table:table-cell table:style-name="Таблица85.A1" office:value-type="string">
              <text:p text:style-name="MP10"><text:user-field-get text:name="leftHeader2">  </text:user-field-get></text:p>
            </table:table-cell>
          </table:table-row>
        </table:table>
      </style:header-left>
    </style:master-page>
    <style:master-page style:name="Статья_20_2_20_стр.10" style:display-name="Статья 2 стр.10" style:page-layout-name="Mpm9" style:next-style-name="Статья_20_2_20_стр.11">
      <style:header>
        <table:table table:name="Таблица86" table:style-name="Таблица86">
          <table:table-column table:style-name="Таблица86.A"/>
          <table:table-column table:style-name="Таблица86.B"/>
          <table:table-row>
            <table:table-cell table:style-name="Таблица86.A1" office:value-type="string">
              <text:p text:style-name="MP7"><text:user-field-get text:name="rightHeader2">Фамилия И.О. Название статьи2</text:user-field-get></text:p>
            </table:table-cell>
            <table:table-cell table:style-name="Таблица86.A1" office:value-type="string">
              <text:p text:style-name="MP8"><text:page-number text:select-page="current">43</text:page-number></text:p>
            </table:table-cell>
          </table:table-row>
        </table:table>
      </style:header>
      <style:header-left>
        <table:table table:name="Таблица87" table:style-name="Таблица87">
          <table:table-column table:style-name="Таблица87.A"/>
          <table:table-column table:style-name="Таблица87.B"/>
          <table:table-row>
            <table:table-cell table:style-name="Таблица87.A1" office:value-type="string">
              <text:p text:style-name="MP9"><text:page-number text:select-page="current">42</text:page-number></text:p>
            </table:table-cell>
            <table:table-cell table:style-name="Таблица87.A1" office:value-type="string">
              <text:p text:style-name="MP10"><text:user-field-get text:name="leftHeader2">  </text:user-field-get></text:p>
            </table:table-cell>
          </table:table-row>
        </table:table>
      </style:header-left>
    </style:master-page>
    <style:master-page style:name="Статья_20_2_20_стр.11" style:display-name="Статья 2 стр.11" style:page-layout-name="Mpm9" style:next-style-name="Статья_20_2_20_стр.12">
      <style:header>
        <table:table table:name="Таблица88" table:style-name="Таблица88">
          <table:table-column table:style-name="Таблица88.A"/>
          <table:table-column table:style-name="Таблица88.B"/>
          <table:table-row>
            <table:table-cell table:style-name="Таблица88.A1" office:value-type="string">
              <text:p text:style-name="MP7"><text:user-field-get text:name="rightHeader2">Фамилия И.О. Название статьи2</text:user-field-get></text:p>
            </table:table-cell>
            <table:table-cell table:style-name="Таблица88.A1" office:value-type="string">
              <text:p text:style-name="MP8"><text:page-number text:select-page="current">43</text:page-number></text:p>
            </table:table-cell>
          </table:table-row>
        </table:table>
      </style:header>
      <style:header-left>
        <table:table table:name="Таблица89" table:style-name="Таблица89">
          <table:table-column table:style-name="Таблица89.A"/>
          <table:table-column table:style-name="Таблица89.B"/>
          <table:table-row>
            <table:table-cell table:style-name="Таблица89.A1" office:value-type="string">
              <text:p text:style-name="MP9"><text:page-number text:select-page="current">44</text:page-number></text:p>
            </table:table-cell>
            <table:table-cell table:style-name="Таблица89.A1" office:value-type="string">
              <text:p text:style-name="MP10"><text:user-field-get text:name="leftHeader2">  </text:user-field-get></text:p>
            </table:table-cell>
          </table:table-row>
        </table:table>
      </style:header-left>
    </style:master-page>
    <style:master-page style:name="Статья_20_2_20_стр.12" style:display-name="Статья 2 стр.12" style:page-layout-name="Mpm9" style:next-style-name="Статья_20_2_20_стр.13">
      <style:header>
        <table:table table:name="Таблица90" table:style-name="Таблица90">
          <table:table-column table:style-name="Таблица90.A"/>
          <table:table-column table:style-name="Таблица90.B"/>
          <table:table-row>
            <table:table-cell table:style-name="Таблица90.A1" office:value-type="string">
              <text:p text:style-name="MP7"><text:user-field-get text:name="rightHeader2">Фамилия И.О. Название статьи2</text:user-field-get></text:p>
            </table:table-cell>
            <table:table-cell table:style-name="Таблица90.A1" office:value-type="string">
              <text:p text:style-name="MP8"><text:page-number text:select-page="current">45</text:page-number></text:p>
            </table:table-cell>
          </table:table-row>
        </table:table>
      </style:header>
      <style:header-left>
        <table:table table:name="Таблица91" table:style-name="Таблица91">
          <table:table-column table:style-name="Таблица91.A"/>
          <table:table-column table:style-name="Таблица91.B"/>
          <table:table-row>
            <table:table-cell table:style-name="Таблица91.A1" office:value-type="string">
              <text:p text:style-name="MP9"><text:page-number text:select-page="current">44</text:page-number></text:p>
            </table:table-cell>
            <table:table-cell table:style-name="Таблица91.A1" office:value-type="string">
              <text:p text:style-name="MP10"><text:user-field-get text:name="leftHeader2">  </text:user-field-get></text:p>
            </table:table-cell>
          </table:table-row>
        </table:table>
      </style:header-left>
    </style:master-page>
    <style:master-page style:name="Статья_20_2_20_стр.13" style:display-name="Статья 2 стр.13" style:page-layout-name="Mpm9" style:next-style-name="Статья_20_2_20_стр.14">
      <style:header>
        <table:table table:name="Таблица92" table:style-name="Таблица92">
          <table:table-column table:style-name="Таблица92.A"/>
          <table:table-column table:style-name="Таблица92.B"/>
          <table:table-row>
            <table:table-cell table:style-name="Таблица92.A1" office:value-type="string">
              <text:p text:style-name="MP7"><text:user-field-get text:name="rightHeader2">Фамилия И.О. Название статьи2</text:user-field-get></text:p>
            </table:table-cell>
            <table:table-cell table:style-name="Таблица92.A1" office:value-type="string">
              <text:p text:style-name="MP8"><text:page-number text:select-page="current">45</text:page-number></text:p>
            </table:table-cell>
          </table:table-row>
        </table:table>
      </style:header>
      <style:header-left>
        <table:table table:name="Таблица93" table:style-name="Таблица93">
          <table:table-column table:style-name="Таблица93.A"/>
          <table:table-column table:style-name="Таблица93.B"/>
          <table:table-row>
            <table:table-cell table:style-name="Таблица93.A1" office:value-type="string">
              <text:p text:style-name="MP9"><text:page-number text:select-page="current">46</text:page-number></text:p>
            </table:table-cell>
            <table:table-cell table:style-name="Таблица93.A1" office:value-type="string">
              <text:p text:style-name="MP10"><text:user-field-get text:name="leftHeader2">  </text:user-field-get></text:p>
            </table:table-cell>
          </table:table-row>
        </table:table>
      </style:header-left>
    </style:master-page>
    <style:master-page style:name="Статья_20_2_20_стр.14" style:display-name="Статья 2 стр.14" style:page-layout-name="Mpm9" style:next-style-name="Статья_20_2_20_стр.15">
      <style:header>
        <table:table table:name="Таблица94" table:style-name="Таблица94">
          <table:table-column table:style-name="Таблица94.A"/>
          <table:table-column table:style-name="Таблица94.B"/>
          <table:table-row>
            <table:table-cell table:style-name="Таблица94.A1" office:value-type="string">
              <text:p text:style-name="MP7"><text:user-field-get text:name="rightHeader2">Фамилия И.О. Название статьи2</text:user-field-get></text:p>
            </table:table-cell>
            <table:table-cell table:style-name="Таблица94.A1" office:value-type="string">
              <text:p text:style-name="MP8"><text:page-number text:select-page="current">47</text:page-number></text:p>
            </table:table-cell>
          </table:table-row>
        </table:table>
      </style:header>
      <style:header-left>
        <table:table table:name="Таблица95" table:style-name="Таблица95">
          <table:table-column table:style-name="Таблица95.A"/>
          <table:table-column table:style-name="Таблица95.B"/>
          <table:table-row>
            <table:table-cell table:style-name="Таблица95.A1" office:value-type="string">
              <text:p text:style-name="MP9"><text:page-number text:select-page="current">46</text:page-number></text:p>
            </table:table-cell>
            <table:table-cell table:style-name="Таблица95.A1" office:value-type="string">
              <text:p text:style-name="MP10"><text:user-field-get text:name="leftHeader2">  </text:user-field-get></text:p>
            </table:table-cell>
          </table:table-row>
        </table:table>
      </style:header-left>
    </style:master-page>
    <style:master-page style:name="Статья_20_2_20_стр.15" style:display-name="Статья 2 стр.15" style:page-layout-name="Mpm9" style:next-style-name="Статья_20_2_20_стр.16">
      <style:header>
        <table:table table:name="Таблица96" table:style-name="Таблица96">
          <table:table-column table:style-name="Таблица96.A"/>
          <table:table-column table:style-name="Таблица96.B"/>
          <table:table-row>
            <table:table-cell table:style-name="Таблица96.A1" office:value-type="string">
              <text:p text:style-name="MP7"><text:user-field-get text:name="rightHeader2">Фамилия И.О. Название статьи2</text:user-field-get></text:p>
            </table:table-cell>
            <table:table-cell table:style-name="Таблица96.A1" office:value-type="string">
              <text:p text:style-name="MP8"><text:page-number text:select-page="current">47</text:page-number></text:p>
            </table:table-cell>
          </table:table-row>
        </table:table>
      </style:header>
      <style:header-left>
        <table:table table:name="Таблица97" table:style-name="Таблица97">
          <table:table-column table:style-name="Таблица97.A"/>
          <table:table-column table:style-name="Таблица97.B"/>
          <table:table-row>
            <table:table-cell table:style-name="Таблица97.A1" office:value-type="string">
              <text:p text:style-name="MP9"><text:page-number text:select-page="current">48</text:page-number></text:p>
            </table:table-cell>
            <table:table-cell table:style-name="Таблица97.A1" office:value-type="string">
              <text:p text:style-name="MP10"><text:user-field-get text:name="leftHeader2">  </text:user-field-get></text:p>
            </table:table-cell>
          </table:table-row>
        </table:table>
      </style:header-left>
    </style:master-page>
    <style:master-page style:name="Статья_20_2_20_стр.16" style:display-name="Статья 2 стр.16" style:page-layout-name="Mpm9" style:next-style-name="Статья_20_2_20_стр.17">
      <style:header>
        <table:table table:name="Таблица98" table:style-name="Таблица98">
          <table:table-column table:style-name="Таблица98.A"/>
          <table:table-column table:style-name="Таблица98.B"/>
          <table:table-row>
            <table:table-cell table:style-name="Таблица98.A1" office:value-type="string">
              <text:p text:style-name="MP7"><text:user-field-get text:name="rightHeader2">Фамилия И.О. Название статьи2</text:user-field-get></text:p>
            </table:table-cell>
            <table:table-cell table:style-name="Таблица98.A1" office:value-type="string">
              <text:p text:style-name="MP8"><text:page-number text:select-page="current">49</text:page-number></text:p>
            </table:table-cell>
          </table:table-row>
        </table:table>
      </style:header>
      <style:header-left>
        <table:table table:name="Таблица99" table:style-name="Таблица99">
          <table:table-column table:style-name="Таблица99.A"/>
          <table:table-column table:style-name="Таблица99.B"/>
          <table:table-row>
            <table:table-cell table:style-name="Таблица99.A1" office:value-type="string">
              <text:p text:style-name="MP9"><text:page-number text:select-page="current">48</text:page-number></text:p>
            </table:table-cell>
            <table:table-cell table:style-name="Таблица99.A1" office:value-type="string">
              <text:p text:style-name="MP10"><text:user-field-get text:name="leftHeader2">  </text:user-field-get></text:p>
            </table:table-cell>
          </table:table-row>
        </table:table>
      </style:header-left>
    </style:master-page>
    <style:master-page style:name="Статья_20_2_20_стр.17" style:display-name="Статья 2 стр.17" style:page-layout-name="Mpm9" style:next-style-name="Статья_20_2_20_стр.18">
      <style:header>
        <table:table table:name="Таблица100" table:style-name="Таблица100">
          <table:table-column table:style-name="Таблица100.A"/>
          <table:table-column table:style-name="Таблица100.B"/>
          <table:table-row>
            <table:table-cell table:style-name="Таблица100.A1" office:value-type="string">
              <text:p text:style-name="MP7"><text:user-field-get text:name="rightHeader2">Фамилия И.О. Название статьи2</text:user-field-get></text:p>
            </table:table-cell>
            <table:table-cell table:style-name="Таблица100.A1" office:value-type="string">
              <text:p text:style-name="MP8"><text:page-number text:select-page="current">49</text:page-number></text:p>
            </table:table-cell>
          </table:table-row>
        </table:table>
      </style:header>
      <style:header-left>
        <table:table table:name="Таблица101" table:style-name="Таблица101">
          <table:table-column table:style-name="Таблица101.A"/>
          <table:table-column table:style-name="Таблица101.B"/>
          <table:table-row>
            <table:table-cell table:style-name="Таблица101.A1" office:value-type="string">
              <text:p text:style-name="MP9"><text:page-number text:select-page="current">50</text:page-number></text:p>
            </table:table-cell>
            <table:table-cell table:style-name="Таблица101.A1" office:value-type="string">
              <text:p text:style-name="MP10"><text:user-field-get text:name="leftHeader2">  </text:user-field-get></text:p>
            </table:table-cell>
          </table:table-row>
        </table:table>
      </style:header-left>
    </style:master-page>
    <style:master-page style:name="Статья_20_2_20_стр.18" style:display-name="Статья 2 стр.18" style:page-layout-name="Mpm9" style:next-style-name="Статья_20_2_20_стр.19">
      <style:header>
        <table:table table:name="Таблица102" table:style-name="Таблица102">
          <table:table-column table:style-name="Таблица102.A"/>
          <table:table-column table:style-name="Таблица102.B"/>
          <table:table-row>
            <table:table-cell table:style-name="Таблица102.A1" office:value-type="string">
              <text:p text:style-name="MP7"><text:user-field-get text:name="rightHeader2">Фамилия И.О. Название статьи2</text:user-field-get></text:p>
            </table:table-cell>
            <table:table-cell table:style-name="Таблица102.A1" office:value-type="string">
              <text:p text:style-name="MP8"><text:page-number text:select-page="current">51</text:page-number></text:p>
            </table:table-cell>
          </table:table-row>
        </table:table>
      </style:header>
      <style:header-left>
        <table:table table:name="Таблица103" table:style-name="Таблица103">
          <table:table-column table:style-name="Таблица103.A"/>
          <table:table-column table:style-name="Таблица103.B"/>
          <table:table-row>
            <table:table-cell table:style-name="Таблица103.A1" office:value-type="string">
              <text:p text:style-name="MP9"><text:page-number text:select-page="current">50</text:page-number></text:p>
            </table:table-cell>
            <table:table-cell table:style-name="Таблица103.A1" office:value-type="string">
              <text:p text:style-name="MP10"><text:user-field-get text:name="leftHeader2">  </text:user-field-get></text:p>
            </table:table-cell>
          </table:table-row>
        </table:table>
      </style:header-left>
    </style:master-page>
    <style:master-page style:name="Статья_20_2_20_стр.19" style:display-name="Статья 2 стр.19" style:page-layout-name="Mpm9" style:next-style-name="Статья_20_2_20_стр.20">
      <style:header>
        <table:table table:name="Таблица104" table:style-name="Таблица104">
          <table:table-column table:style-name="Таблица104.A"/>
          <table:table-column table:style-name="Таблица104.B"/>
          <table:table-row>
            <table:table-cell table:style-name="Таблица104.A1" office:value-type="string">
              <text:p text:style-name="MP7"><text:user-field-get text:name="rightHeader2">Фамилия И.О. Название статьи2</text:user-field-get></text:p>
            </table:table-cell>
            <table:table-cell table:style-name="Таблица104.A1" office:value-type="string">
              <text:p text:style-name="MP8"><text:page-number text:select-page="current">51</text:page-number></text:p>
            </table:table-cell>
          </table:table-row>
        </table:table>
      </style:header>
      <style:header-left>
        <table:table table:name="Таблица105" table:style-name="Таблица105">
          <table:table-column table:style-name="Таблица105.A"/>
          <table:table-column table:style-name="Таблица105.B"/>
          <table:table-row>
            <table:table-cell table:style-name="Таблица105.A1" office:value-type="string">
              <text:p text:style-name="MP9"><text:page-number text:select-page="current">52</text:page-number></text:p>
            </table:table-cell>
            <table:table-cell table:style-name="Таблица105.A1" office:value-type="string">
              <text:p text:style-name="MP10"><text:user-field-get text:name="leftHeader2">  </text:user-field-get></text:p>
            </table:table-cell>
          </table:table-row>
        </table:table>
      </style:header-left>
    </style:master-page>
    <style:master-page style:name="Статья_20_2_20_стр.20" style:display-name="Статья 2 стр.20" style:page-layout-name="Mpm9" style:next-style-name="Статья_20_2_20_стр.21">
      <style:header>
        <table:table table:name="Таблица106" table:style-name="Таблица106">
          <table:table-column table:style-name="Таблица106.A"/>
          <table:table-column table:style-name="Таблица106.B"/>
          <table:table-row>
            <table:table-cell table:style-name="Таблица106.A1" office:value-type="string">
              <text:p text:style-name="MP7"><text:user-field-get text:name="rightHeader2">Фамилия И.О. Название статьи2</text:user-field-get></text:p>
            </table:table-cell>
            <table:table-cell table:style-name="Таблица106.A1" office:value-type="string">
              <text:p text:style-name="MP8"><text:page-number text:select-page="current">53</text:page-number></text:p>
            </table:table-cell>
          </table:table-row>
        </table:table>
      </style:header>
      <style:header-left>
        <table:table table:name="Таблица107" table:style-name="Таблица107">
          <table:table-column table:style-name="Таблица107.A"/>
          <table:table-column table:style-name="Таблица107.B"/>
          <table:table-row>
            <table:table-cell table:style-name="Таблица107.A1" office:value-type="string">
              <text:p text:style-name="MP9"><text:page-number text:select-page="current">52</text:page-number></text:p>
            </table:table-cell>
            <table:table-cell table:style-name="Таблица107.A1" office:value-type="string">
              <text:p text:style-name="MP10"><text:user-field-get text:name="leftHeader2">  </text:user-field-get></text:p>
            </table:table-cell>
          </table:table-row>
        </table:table>
      </style:header-left>
    </style:master-page>
    <style:master-page style:name="Статья_20_2_20_стр.21" style:display-name="Статья 2 стр.21" style:page-layout-name="Mpm9" style:next-style-name="Статья_20_2_20_стр.22">
      <style:header>
        <table:table table:name="Таблица108" table:style-name="Таблица108">
          <table:table-column table:style-name="Таблица108.A"/>
          <table:table-column table:style-name="Таблица108.B"/>
          <table:table-row>
            <table:table-cell table:style-name="Таблица108.A1" office:value-type="string">
              <text:p text:style-name="MP7"><text:user-field-get text:name="rightHeader2">Фамилия И.О. Название статьи2</text:user-field-get></text:p>
            </table:table-cell>
            <table:table-cell table:style-name="Таблица108.A1" office:value-type="string">
              <text:p text:style-name="MP8"><text:page-number text:select-page="current">53</text:page-number></text:p>
            </table:table-cell>
          </table:table-row>
        </table:table>
      </style:header>
      <style:header-left>
        <table:table table:name="Таблица109" table:style-name="Таблица109">
          <table:table-column table:style-name="Таблица109.A"/>
          <table:table-column table:style-name="Таблица109.B"/>
          <table:table-row>
            <table:table-cell table:style-name="Таблица109.A1" office:value-type="string">
              <text:p text:style-name="MP9"><text:page-number text:select-page="current">54</text:page-number></text:p>
            </table:table-cell>
            <table:table-cell table:style-name="Таблица109.A1" office:value-type="string">
              <text:p text:style-name="MP10"><text:user-field-get text:name="leftHeader2">  </text:user-field-get></text:p>
            </table:table-cell>
          </table:table-row>
        </table:table>
      </style:header-left>
    </style:master-page>
    <style:master-page style:name="Статья_20_2_20_стр.22" style:display-name="Статья 2 стр.22" style:page-layout-name="Mpm9" style:next-style-name="Статья_20_2_20_стр.23">
      <style:header>
        <table:table table:name="Таблица110" table:style-name="Таблица110">
          <table:table-column table:style-name="Таблица110.A"/>
          <table:table-column table:style-name="Таблица110.B"/>
          <table:table-row>
            <table:table-cell table:style-name="Таблица110.A1" office:value-type="string">
              <text:p text:style-name="MP7"><text:user-field-get text:name="rightHeader2">Фамилия И.О. Название статьи2</text:user-field-get></text:p>
            </table:table-cell>
            <table:table-cell table:style-name="Таблица110.A1" office:value-type="string">
              <text:p text:style-name="MP8"><text:page-number text:select-page="current">55</text:page-number></text:p>
            </table:table-cell>
          </table:table-row>
        </table:table>
      </style:header>
      <style:header-left>
        <table:table table:name="Таблица111" table:style-name="Таблица111">
          <table:table-column table:style-name="Таблица111.A"/>
          <table:table-column table:style-name="Таблица111.B"/>
          <table:table-row>
            <table:table-cell table:style-name="Таблица111.A1" office:value-type="string">
              <text:p text:style-name="MP9"><text:page-number text:select-page="current">54</text:page-number></text:p>
            </table:table-cell>
            <table:table-cell table:style-name="Таблица111.A1" office:value-type="string">
              <text:p text:style-name="MP10"><text:user-field-get text:name="leftHeader2">  </text:user-field-get></text:p>
            </table:table-cell>
          </table:table-row>
        </table:table>
      </style:header-left>
    </style:master-page>
    <style:master-page style:name="Статья_20_2_20_стр.23" style:display-name="Статья 2 стр.23" style:page-layout-name="Mpm9" style:next-style-name="Статья_20_2_20_стр.24">
      <style:header>
        <table:table table:name="Таблица112" table:style-name="Таблица112">
          <table:table-column table:style-name="Таблица112.A"/>
          <table:table-column table:style-name="Таблица112.B"/>
          <table:table-row>
            <table:table-cell table:style-name="Таблица112.A1" office:value-type="string">
              <text:p text:style-name="MP7"><text:user-field-get text:name="rightHeader2">Фамилия И.О. Название статьи2</text:user-field-get></text:p>
            </table:table-cell>
            <table:table-cell table:style-name="Таблица112.A1" office:value-type="string">
              <text:p text:style-name="MP8"><text:page-number text:select-page="current">55</text:page-number></text:p>
            </table:table-cell>
          </table:table-row>
        </table:table>
      </style:header>
      <style:header-left>
        <table:table table:name="Таблица113" table:style-name="Таблица113">
          <table:table-column table:style-name="Таблица113.A"/>
          <table:table-column table:style-name="Таблица113.B"/>
          <table:table-row>
            <table:table-cell table:style-name="Таблица113.A1" office:value-type="string">
              <text:p text:style-name="MP9"><text:page-number text:select-page="current">56</text:page-number></text:p>
            </table:table-cell>
            <table:table-cell table:style-name="Таблица113.A1" office:value-type="string">
              <text:p text:style-name="MP10"><text:user-field-get text:name="leftHeader2">  </text:user-field-get></text:p>
            </table:table-cell>
          </table:table-row>
        </table:table>
      </style:header-left>
    </style:master-page>
    <style:master-page style:name="Статья_20_2_20_стр.24" style:display-name="Статья 2 стр.24" style:page-layout-name="Mpm9" style:next-style-name="Статья_20_2_20_стр.25">
      <style:header>
        <table:table table:name="Таблица114" table:style-name="Таблица114">
          <table:table-column table:style-name="Таблица114.A"/>
          <table:table-column table:style-name="Таблица114.B"/>
          <table:table-row>
            <table:table-cell table:style-name="Таблица114.A1" office:value-type="string">
              <text:p text:style-name="MP7"><text:user-field-get text:name="rightHeader2">Фамилия И.О. Название статьи2</text:user-field-get></text:p>
            </table:table-cell>
            <table:table-cell table:style-name="Таблица114.A1" office:value-type="string">
              <text:p text:style-name="MP8"><text:page-number text:select-page="current">57</text:page-number></text:p>
            </table:table-cell>
          </table:table-row>
        </table:table>
      </style:header>
      <style:header-left>
        <table:table table:name="Таблица115" table:style-name="Таблица115">
          <table:table-column table:style-name="Таблица115.A"/>
          <table:table-column table:style-name="Таблица115.B"/>
          <table:table-row>
            <table:table-cell table:style-name="Таблица115.A1" office:value-type="string">
              <text:p text:style-name="MP9"><text:page-number text:select-page="current">56</text:page-number></text:p>
            </table:table-cell>
            <table:table-cell table:style-name="Таблица115.A1" office:value-type="string">
              <text:p text:style-name="MP10"><text:user-field-get text:name="leftHeader2">  </text:user-field-get></text:p>
            </table:table-cell>
          </table:table-row>
        </table:table>
      </style:header-left>
    </style:master-page>
    <style:master-page style:name="Статья_20_2_20_стр.25" style:display-name="Статья 2 стр.25" style:page-layout-name="Mpm9" style:next-style-name="Статья_20_2_20_стр.26">
      <style:header>
        <table:table table:name="Таблица116" table:style-name="Таблица116">
          <table:table-column table:style-name="Таблица116.A"/>
          <table:table-column table:style-name="Таблица116.B"/>
          <table:table-row>
            <table:table-cell table:style-name="Таблица116.A1" office:value-type="string">
              <text:p text:style-name="MP7"><text:user-field-get text:name="rightHeader2">Фамилия И.О. Название статьи2</text:user-field-get></text:p>
            </table:table-cell>
            <table:table-cell table:style-name="Таблица116.A1" office:value-type="string">
              <text:p text:style-name="MP8"><text:page-number text:select-page="current">57</text:page-number></text:p>
            </table:table-cell>
          </table:table-row>
        </table:table>
      </style:header>
      <style:header-left>
        <table:table table:name="Таблица117" table:style-name="Таблица117">
          <table:table-column table:style-name="Таблица117.A"/>
          <table:table-column table:style-name="Таблица117.B"/>
          <table:table-row>
            <table:table-cell table:style-name="Таблица117.A1" office:value-type="string">
              <text:p text:style-name="MP9"><text:page-number text:select-page="current">58</text:page-number></text:p>
            </table:table-cell>
            <table:table-cell table:style-name="Таблица117.A1" office:value-type="string">
              <text:p text:style-name="MP10"><text:user-field-get text:name="leftHeader2">  </text:user-field-get></text:p>
            </table:table-cell>
          </table:table-row>
        </table:table>
      </style:header-left>
    </style:master-page>
    <style:master-page style:name="Статья_20_2_20_стр.26" style:display-name="Статья 2 стр.26" style:page-layout-name="Mpm9" style:next-style-name="Статья_20_2_20_стр.27">
      <style:header>
        <table:table table:name="Таблица118" table:style-name="Таблица118">
          <table:table-column table:style-name="Таблица118.A"/>
          <table:table-column table:style-name="Таблица118.B"/>
          <table:table-row>
            <table:table-cell table:style-name="Таблица118.A1" office:value-type="string">
              <text:p text:style-name="MP7"><text:user-field-get text:name="rightHeader2">Фамилия И.О. Название статьи2</text:user-field-get></text:p>
            </table:table-cell>
            <table:table-cell table:style-name="Таблица118.A1" office:value-type="string">
              <text:p text:style-name="MP8"><text:page-number text:select-page="current">59</text:page-number></text:p>
            </table:table-cell>
          </table:table-row>
        </table:table>
      </style:header>
      <style:header-left>
        <table:table table:name="Таблица119" table:style-name="Таблица119">
          <table:table-column table:style-name="Таблица119.A"/>
          <table:table-column table:style-name="Таблица119.B"/>
          <table:table-row>
            <table:table-cell table:style-name="Таблица119.A1" office:value-type="string">
              <text:p text:style-name="MP9"><text:page-number text:select-page="current">58</text:page-number></text:p>
            </table:table-cell>
            <table:table-cell table:style-name="Таблица119.A1" office:value-type="string">
              <text:p text:style-name="MP10"><text:user-field-get text:name="leftHeader2">  </text:user-field-get></text:p>
            </table:table-cell>
          </table:table-row>
        </table:table>
      </style:header-left>
    </style:master-page>
    <style:master-page style:name="Статья_20_2_20_стр.27" style:display-name="Статья 2 стр.27" style:page-layout-name="Mpm9" style:next-style-name="Статья_20_2_20_стр.28">
      <style:header>
        <table:table table:name="Таблица120" table:style-name="Таблица120">
          <table:table-column table:style-name="Таблица120.A"/>
          <table:table-column table:style-name="Таблица120.B"/>
          <table:table-row>
            <table:table-cell table:style-name="Таблица120.A1" office:value-type="string">
              <text:p text:style-name="MP7"><text:user-field-get text:name="rightHeader2">Фамилия И.О. Название статьи2</text:user-field-get></text:p>
            </table:table-cell>
            <table:table-cell table:style-name="Таблица120.A1" office:value-type="string">
              <text:p text:style-name="MP8"><text:page-number text:select-page="current">59</text:page-number></text:p>
            </table:table-cell>
          </table:table-row>
        </table:table>
      </style:header>
      <style:header-left>
        <table:table table:name="Таблица121" table:style-name="Таблица121">
          <table:table-column table:style-name="Таблица121.A"/>
          <table:table-column table:style-name="Таблица121.B"/>
          <table:table-row>
            <table:table-cell table:style-name="Таблица121.A1" office:value-type="string">
              <text:p text:style-name="MP9"><text:page-number text:select-page="current">60</text:page-number></text:p>
            </table:table-cell>
            <table:table-cell table:style-name="Таблица121.A1" office:value-type="string">
              <text:p text:style-name="MP10"><text:user-field-get text:name="leftHeader2">  </text:user-field-get></text:p>
            </table:table-cell>
          </table:table-row>
        </table:table>
      </style:header-left>
    </style:master-page>
    <style:master-page style:name="Статья_20_2_20_стр.28" style:display-name="Статья 2 стр.28" style:page-layout-name="Mpm9" style:next-style-name="Статья_20_2_20_стр.29">
      <style:header>
        <table:table table:name="Таблица122" table:style-name="Таблица122">
          <table:table-column table:style-name="Таблица122.A"/>
          <table:table-column table:style-name="Таблица122.B"/>
          <table:table-row>
            <table:table-cell table:style-name="Таблица122.A1" office:value-type="string">
              <text:p text:style-name="MP7"><text:user-field-get text:name="rightHeader2">Фамилия И.О. Название статьи2</text:user-field-get></text:p>
            </table:table-cell>
            <table:table-cell table:style-name="Таблица122.A1" office:value-type="string">
              <text:p text:style-name="MP8"><text:page-number text:select-page="current">61</text:page-number></text:p>
            </table:table-cell>
          </table:table-row>
        </table:table>
      </style:header>
      <style:header-left>
        <table:table table:name="Таблица123" table:style-name="Таблица123">
          <table:table-column table:style-name="Таблица123.A"/>
          <table:table-column table:style-name="Таблица123.B"/>
          <table:table-row>
            <table:table-cell table:style-name="Таблица123.A1" office:value-type="string">
              <text:p text:style-name="MP9"><text:page-number text:select-page="current">60</text:page-number></text:p>
            </table:table-cell>
            <table:table-cell table:style-name="Таблица123.A1" office:value-type="string">
              <text:p text:style-name="MP10"><text:user-field-get text:name="leftHeader2">  </text:user-field-get></text:p>
            </table:table-cell>
          </table:table-row>
        </table:table>
      </style:header-left>
    </style:master-page>
    <style:master-page style:name="Статья_20_2_20_стр.29" style:display-name="Статья 2 стр.29" style:page-layout-name="Mpm9" style:next-style-name="Статья_20_2">
      <style:header>
        <table:table table:name="Таблица124" table:style-name="Таблица124">
          <table:table-column table:style-name="Таблица124.A"/>
          <table:table-column table:style-name="Таблица124.B"/>
          <table:table-row>
            <table:table-cell table:style-name="Таблица124.A1" office:value-type="string">
              <text:p text:style-name="MP7"><text:user-field-get text:name="rightHeader2">Фамилия И.О. Название статьи2</text:user-field-get></text:p>
            </table:table-cell>
            <table:table-cell table:style-name="Таблица124.A1" office:value-type="string">
              <text:p text:style-name="MP8"><text:page-number text:select-page="current">61</text:page-number></text:p>
            </table:table-cell>
          </table:table-row>
        </table:table>
      </style:header>
      <style:header-left>
        <table:table table:name="Таблица125" table:style-name="Таблица125">
          <table:table-column table:style-name="Таблица125.A"/>
          <table:table-column table:style-name="Таблица125.B"/>
          <table:table-row>
            <table:table-cell table:style-name="Таблица125.A1" office:value-type="string">
              <text:p text:style-name="MP9"><text:page-number text:select-page="current">62</text:page-number></text:p>
            </table:table-cell>
            <table:table-cell table:style-name="Таблица125.A1" office:value-type="string">
              <text:p text:style-name="MP10"><text:user-field-get text:name="leftHeader2">  </text:user-field-get></text:p>
            </table:table-cell>
          </table:table-row>
        </table:table>
      </style:header-left>
    </style:master-page>
    <style:master-page style:name="Статья_20_3_20_стр.1" style:display-name="Статья 3 стр.1" style:page-layout-name="Mpm10" style:next-style-name="Статья_20_3_20_стр.2">
      <style:header>
        <table:table table:name="Таблица126" table:style-name="Таблица126">
          <table:table-column table:style-name="Таблица126.A"/>
          <table:table-column table:style-name="Таблица126.B"/>
          <table:table-row>
            <table:table-cell table:style-name="Таблица126.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63</text:page-number>–<text:user-field-get text:name="article3LastPage">91</text:user-field-get></text:p>
              <text:p text:style-name="MP11"><text:user-field-get text:name="article3UDK">Задать УДК</text:user-field-get></text:p>
            </table:table-cell>
            <table:table-cell table:style-name="Таблица126.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63</text:page-number>–<text:user-field-get text:name="article3LastPage">91</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63</text:page-number>-<text:user-field-get text:name="article3LastPage">91</text:user-field-get></text:p>
            </table:table-cell>
          </table:table-row>
        </table:table>
      </style:header>
      <style:footer>
        <text:user-field-decls>
          <text:user-field-decl office:value-type="string" office:string-value="  " text:name="author3Copyright"/>
        </text:user-field-decls>
        <text:p text:style-name="MP14"><text:user-field-get text:name="author3Copyright">  </text:user-field-get></text:p>
      </style:footer>
    </style:master-page>
    <style:master-page style:name="Статья_20_3" style:display-name="Статья 3" style:page-layout-name="Mpm9">
      <style:header>
        <table:table table:name="Таблица127" table:style-name="Таблица127">
          <table:table-column table:style-name="Таблица127.A"/>
          <table:table-column table:style-name="Таблица127.B"/>
          <table:table-row>
            <table:table-cell table:style-name="Таблица127.A1" office:value-type="string">
              <text:p text:style-name="MP7"><text:user-field-get text:name="rightHeader3">Фамилия И.О. Название статьи3</text:user-field-get></text:p>
            </table:table-cell>
            <table:table-cell table:style-name="Таблица127.A1" office:value-type="string">
              <text:p text:style-name="MP8"><text:page-number text:select-page="current">91</text:page-number></text:p>
            </table:table-cell>
          </table:table-row>
        </table:table>
      </style:header>
      <style:header-left>
        <table:table table:name="Таблица128" table:style-name="Таблица128">
          <table:table-column table:style-name="Таблица128.A"/>
          <table:table-column table:style-name="Таблица128.B"/>
          <table:table-row>
            <table:table-cell table:style-name="Таблица128.A1" office:value-type="string">
              <text:p text:style-name="MP9"><text:page-number text:select-page="current">92</text:page-number></text:p>
            </table:table-cell>
            <table:table-cell table:style-name="Таблица128.A1" office:value-type="string">
              <text:p text:style-name="MP10"><text:user-field-get text:name="leftHeader3">  </text:user-field-get></text:p>
            </table:table-cell>
          </table:table-row>
        </table:table>
      </style:header-left>
    </style:master-page>
    <style:master-page style:name="Статья_20_3_20_стр.2" style:display-name="Статья 3 стр.2" style:page-layout-name="Mpm9" style:next-style-name="Статья_20_3_20_стр.3">
      <style:header>
        <table:table table:name="Таблица129" table:style-name="Таблица129">
          <table:table-column table:style-name="Таблица129.A"/>
          <table:table-column table:style-name="Таблица129.B"/>
          <table:table-row>
            <table:table-cell table:style-name="Таблица129.A1" office:value-type="string">
              <text:p text:style-name="MP7"><text:user-field-get text:name="rightHeader3">Фамилия И.О. Название статьи3</text:user-field-get></text:p>
            </table:table-cell>
            <table:table-cell table:style-name="Таблица129.A1" office:value-type="string">
              <text:p text:style-name="MP8"><text:page-number text:select-page="current">65</text:page-number></text:p>
            </table:table-cell>
          </table:table-row>
        </table:table>
      </style:header>
      <style:header-left>
        <table:table table:name="Таблица130" table:style-name="Таблица130">
          <table:table-column table:style-name="Таблица130.A"/>
          <table:table-column table:style-name="Таблица130.B"/>
          <table:table-row>
            <table:table-cell table:style-name="Таблица130.A1" office:value-type="string">
              <text:p text:style-name="MP9"><text:page-number text:select-page="current">64</text:page-number></text:p>
            </table:table-cell>
            <table:table-cell table:style-name="Таблица130.A1" office:value-type="string">
              <text:p text:style-name="MP10"><text:user-field-get text:name="leftHeader3">  </text:user-field-get></text:p>
            </table:table-cell>
          </table:table-row>
        </table:table>
      </style:header-left>
    </style:master-page>
    <style:master-page style:name="Статья_20_3_20_стр.3" style:display-name="Статья 3 стр.3" style:page-layout-name="Mpm9" style:next-style-name="Статья_20_3_20_стр.4">
      <style:header>
        <table:table table:name="Таблица131" table:style-name="Таблица131">
          <table:table-column table:style-name="Таблица131.A"/>
          <table:table-column table:style-name="Таблица131.B"/>
          <table:table-row>
            <table:table-cell table:style-name="Таблица131.A1" office:value-type="string">
              <text:p text:style-name="MP7"><text:user-field-get text:name="rightHeader3">Фамилия И.О. Название статьи3</text:user-field-get></text:p>
            </table:table-cell>
            <table:table-cell table:style-name="Таблица131.A1" office:value-type="string">
              <text:p text:style-name="MP8"><text:page-number text:select-page="current">65</text:page-number></text:p>
            </table:table-cell>
          </table:table-row>
        </table:table>
      </style:header>
      <style:header-left>
        <table:table table:name="Таблица132" table:style-name="Таблица132">
          <table:table-column table:style-name="Таблица132.A"/>
          <table:table-column table:style-name="Таблица132.B"/>
          <table:table-row>
            <table:table-cell table:style-name="Таблица132.A1" office:value-type="string">
              <text:p text:style-name="MP9"><text:page-number text:select-page="current">66</text:page-number></text:p>
            </table:table-cell>
            <table:table-cell table:style-name="Таблица132.A1" office:value-type="string">
              <text:p text:style-name="MP10"><text:user-field-get text:name="leftHeader3">  </text:user-field-get></text:p>
            </table:table-cell>
          </table:table-row>
        </table:table>
      </style:header-left>
    </style:master-page>
    <style:master-page style:name="Статья_20_3_20_стр.4" style:display-name="Статья 3 стр.4" style:page-layout-name="Mpm9" style:next-style-name="Статья_20_3_20_стр.5">
      <style:header>
        <table:table table:name="Таблица133" table:style-name="Таблица133">
          <table:table-column table:style-name="Таблица133.A"/>
          <table:table-column table:style-name="Таблица133.B"/>
          <table:table-row>
            <table:table-cell table:style-name="Таблица133.A1" office:value-type="string">
              <text:p text:style-name="MP7"><text:user-field-get text:name="rightHeader3">Фамилия И.О. Название статьи3</text:user-field-get></text:p>
            </table:table-cell>
            <table:table-cell table:style-name="Таблица133.A1" office:value-type="string">
              <text:p text:style-name="MP8"><text:page-number text:select-page="current">65</text:page-number></text:p>
            </table:table-cell>
          </table:table-row>
        </table:table>
      </style:header>
      <style:header-left>
        <table:table table:name="Таблица134" table:style-name="Таблица134">
          <table:table-column table:style-name="Таблица134.A"/>
          <table:table-column table:style-name="Таблица134.B"/>
          <table:table-row>
            <table:table-cell table:style-name="Таблица134.A1" office:value-type="string">
              <text:p text:style-name="MP9"><text:page-number text:select-page="current">66</text:page-number></text:p>
            </table:table-cell>
            <table:table-cell table:style-name="Таблица134.A1" office:value-type="string">
              <text:p text:style-name="MP10"><text:user-field-get text:name="leftHeader3">  </text:user-field-get></text:p>
            </table:table-cell>
          </table:table-row>
        </table:table>
      </style:header-left>
    </style:master-page>
    <style:master-page style:name="Статья_20_3_20_стр.5" style:display-name="Статья 3 стр.5" style:page-layout-name="Mpm9" style:next-style-name="Статья_20_3_20_стр.6">
      <style:header>
        <table:table table:name="Таблица135" table:style-name="Таблица135">
          <table:table-column table:style-name="Таблица135.A"/>
          <table:table-column table:style-name="Таблица135.B"/>
          <table:table-row>
            <table:table-cell table:style-name="Таблица135.A1" office:value-type="string">
              <text:p text:style-name="MP7"><text:user-field-get text:name="rightHeader3">Фамилия И.О. Название статьи3</text:user-field-get></text:p>
            </table:table-cell>
            <table:table-cell table:style-name="Таблица135.A1" office:value-type="string">
              <text:p text:style-name="MP8"><text:page-number text:select-page="current">67</text:page-number></text:p>
            </table:table-cell>
          </table:table-row>
        </table:table>
      </style:header>
      <style:header-left>
        <table:table table:name="Таблица136" table:style-name="Таблица136">
          <table:table-column table:style-name="Таблица136.A"/>
          <table:table-column table:style-name="Таблица136.B"/>
          <table:table-row>
            <table:table-cell table:style-name="Таблица136.A1" office:value-type="string">
              <text:p text:style-name="MP9"><text:page-number text:select-page="current">66</text:page-number></text:p>
            </table:table-cell>
            <table:table-cell table:style-name="Таблица136.A1" office:value-type="string">
              <text:p text:style-name="MP10"><text:user-field-get text:name="leftHeader3">  </text:user-field-get></text:p>
            </table:table-cell>
          </table:table-row>
        </table:table>
      </style:header-left>
    </style:master-page>
    <style:master-page style:name="Статья_20_3_20_стр.6" style:display-name="Статья 3 стр.6" style:page-layout-name="Mpm9" style:next-style-name="Статья_20_3_20_стр.7">
      <style:header>
        <table:table table:name="Таблица137" table:style-name="Таблица137">
          <table:table-column table:style-name="Таблица137.A"/>
          <table:table-column table:style-name="Таблица137.B"/>
          <table:table-row>
            <table:table-cell table:style-name="Таблица137.A1" office:value-type="string">
              <text:p text:style-name="MP7"><text:user-field-get text:name="rightHeader3">Фамилия И.О. Название статьи3</text:user-field-get></text:p>
            </table:table-cell>
            <table:table-cell table:style-name="Таблица137.A1" office:value-type="string">
              <text:p text:style-name="MP8"><text:page-number text:select-page="current">67</text:page-number></text:p>
            </table:table-cell>
          </table:table-row>
        </table:table>
      </style:header>
      <style:header-left>
        <table:table table:name="Таблица138" table:style-name="Таблица138">
          <table:table-column table:style-name="Таблица138.A"/>
          <table:table-column table:style-name="Таблица138.B"/>
          <table:table-row>
            <table:table-cell table:style-name="Таблица138.A1" office:value-type="string">
              <text:p text:style-name="MP9"><text:page-number text:select-page="current">68</text:page-number></text:p>
            </table:table-cell>
            <table:table-cell table:style-name="Таблица138.A1" office:value-type="string">
              <text:p text:style-name="MP10"><text:user-field-get text:name="leftHeader3">  </text:user-field-get></text:p>
            </table:table-cell>
          </table:table-row>
        </table:table>
      </style:header-left>
    </style:master-page>
    <style:master-page style:name="Статья_20_3_20_стр.7" style:display-name="Статья 3 стр.7" style:page-layout-name="Mpm9" style:next-style-name="Статья_20_3_20_стр.8">
      <style:header>
        <table:table table:name="Таблица139" table:style-name="Таблица139">
          <table:table-column table:style-name="Таблица139.A"/>
          <table:table-column table:style-name="Таблица139.B"/>
          <table:table-row>
            <table:table-cell table:style-name="Таблица139.A1" office:value-type="string">
              <text:p text:style-name="MP7"><text:user-field-get text:name="rightHeader3">Фамилия И.О. Название статьи3</text:user-field-get></text:p>
            </table:table-cell>
            <table:table-cell table:style-name="Таблица139.A1" office:value-type="string">
              <text:p text:style-name="MP8"><text:page-number text:select-page="current">69</text:page-number></text:p>
            </table:table-cell>
          </table:table-row>
        </table:table>
      </style:header>
      <style:header-left>
        <table:table table:name="Таблица140" table:style-name="Таблица140">
          <table:table-column table:style-name="Таблица140.A"/>
          <table:table-column table:style-name="Таблица140.B"/>
          <table:table-row>
            <table:table-cell table:style-name="Таблица140.A1" office:value-type="string">
              <text:p text:style-name="MP9"><text:page-number text:select-page="current">68</text:page-number></text:p>
            </table:table-cell>
            <table:table-cell table:style-name="Таблица140.A1" office:value-type="string">
              <text:p text:style-name="MP10"><text:user-field-get text:name="leftHeader3">  </text:user-field-get></text:p>
            </table:table-cell>
          </table:table-row>
        </table:table>
      </style:header-left>
    </style:master-page>
    <style:master-page style:name="Статья_20_3_20_стр.8" style:display-name="Статья 3 стр.8" style:page-layout-name="Mpm9" style:next-style-name="Статья_20_3_20_стр.9">
      <style:header>
        <table:table table:name="Таблица141" table:style-name="Таблица141">
          <table:table-column table:style-name="Таблица141.A"/>
          <table:table-column table:style-name="Таблица141.B"/>
          <table:table-row>
            <table:table-cell table:style-name="Таблица141.A1" office:value-type="string">
              <text:p text:style-name="MP7"><text:user-field-get text:name="rightHeader3">Фамилия И.О. Название статьи3</text:user-field-get></text:p>
            </table:table-cell>
            <table:table-cell table:style-name="Таблица141.A1" office:value-type="string">
              <text:p text:style-name="MP8"><text:page-number text:select-page="current">69</text:page-number></text:p>
            </table:table-cell>
          </table:table-row>
        </table:table>
      </style:header>
      <style:header-left>
        <table:table table:name="Таблица142" table:style-name="Таблица142">
          <table:table-column table:style-name="Таблица142.A"/>
          <table:table-column table:style-name="Таблица142.B"/>
          <table:table-row>
            <table:table-cell table:style-name="Таблица142.A1" office:value-type="string">
              <text:p text:style-name="MP9"><text:page-number text:select-page="current">70</text:page-number></text:p>
            </table:table-cell>
            <table:table-cell table:style-name="Таблица142.A1" office:value-type="string">
              <text:p text:style-name="MP10"><text:user-field-get text:name="leftHeader3">  </text:user-field-get></text:p>
            </table:table-cell>
          </table:table-row>
        </table:table>
      </style:header-left>
    </style:master-page>
    <style:master-page style:name="Статья_20_3_20_стр.9" style:display-name="Статья 3 стр.9" style:page-layout-name="Mpm9" style:next-style-name="Статья_20_3_20_стр.10">
      <style:header>
        <table:table table:name="Таблица143" table:style-name="Таблица143">
          <table:table-column table:style-name="Таблица143.A"/>
          <table:table-column table:style-name="Таблица143.B"/>
          <table:table-row>
            <table:table-cell table:style-name="Таблица143.A1" office:value-type="string">
              <text:p text:style-name="MP7"><text:user-field-get text:name="rightHeader3">Фамилия И.О. Название статьи3</text:user-field-get></text:p>
            </table:table-cell>
            <table:table-cell table:style-name="Таблица143.A1" office:value-type="string">
              <text:p text:style-name="MP8"><text:page-number text:select-page="current">71</text:page-number></text:p>
            </table:table-cell>
          </table:table-row>
        </table:table>
      </style:header>
      <style:header-left>
        <table:table table:name="Таблица144" table:style-name="Таблица144">
          <table:table-column table:style-name="Таблица144.A"/>
          <table:table-column table:style-name="Таблица144.B"/>
          <table:table-row>
            <table:table-cell table:style-name="Таблица144.A1" office:value-type="string">
              <text:p text:style-name="MP9"><text:page-number text:select-page="current">70</text:page-number></text:p>
            </table:table-cell>
            <table:table-cell table:style-name="Таблица144.A1" office:value-type="string">
              <text:p text:style-name="MP10"><text:user-field-get text:name="leftHeader3">  </text:user-field-get></text:p>
            </table:table-cell>
          </table:table-row>
        </table:table>
      </style:header-left>
    </style:master-page>
    <style:master-page style:name="Статья_20_3_20_стр.10" style:display-name="Статья 3 стр.10" style:page-layout-name="Mpm9" style:next-style-name="Статья_20_3_20_стр.11">
      <style:header>
        <table:table table:name="Таблица145" table:style-name="Таблица145">
          <table:table-column table:style-name="Таблица145.A"/>
          <table:table-column table:style-name="Таблица145.B"/>
          <table:table-row>
            <table:table-cell table:style-name="Таблица145.A1" office:value-type="string">
              <text:p text:style-name="MP7"><text:user-field-get text:name="rightHeader3">Фамилия И.О. Название статьи3</text:user-field-get></text:p>
            </table:table-cell>
            <table:table-cell table:style-name="Таблица145.A1" office:value-type="string">
              <text:p text:style-name="MP8"><text:page-number text:select-page="current">71</text:page-number></text:p>
            </table:table-cell>
          </table:table-row>
        </table:table>
      </style:header>
      <style:header-left>
        <table:table table:name="Таблица146" table:style-name="Таблица146">
          <table:table-column table:style-name="Таблица146.A"/>
          <table:table-column table:style-name="Таблица146.B"/>
          <table:table-row>
            <table:table-cell table:style-name="Таблица146.A1" office:value-type="string">
              <text:p text:style-name="MP9"><text:page-number text:select-page="current">72</text:page-number></text:p>
            </table:table-cell>
            <table:table-cell table:style-name="Таблица146.A1" office:value-type="string">
              <text:p text:style-name="MP10"><text:user-field-get text:name="leftHeader3">  </text:user-field-get></text:p>
            </table:table-cell>
          </table:table-row>
        </table:table>
      </style:header-left>
    </style:master-page>
    <style:master-page style:name="Статья_20_3_20_стр.11" style:display-name="Статья 3 стр.11" style:page-layout-name="Mpm9" style:next-style-name="Статья_20_3_20_стр.12">
      <style:header>
        <table:table table:name="Таблица147" table:style-name="Таблица147">
          <table:table-column table:style-name="Таблица147.A"/>
          <table:table-column table:style-name="Таблица147.B"/>
          <table:table-row>
            <table:table-cell table:style-name="Таблица147.A1" office:value-type="string">
              <text:p text:style-name="MP7"><text:user-field-get text:name="rightHeader3">Фамилия И.О. Название статьи3</text:user-field-get></text:p>
            </table:table-cell>
            <table:table-cell table:style-name="Таблица147.A1" office:value-type="string">
              <text:p text:style-name="MP8"><text:page-number text:select-page="current">73</text:page-number></text:p>
            </table:table-cell>
          </table:table-row>
        </table:table>
      </style:header>
      <style:header-left>
        <table:table table:name="Таблица148" table:style-name="Таблица148">
          <table:table-column table:style-name="Таблица148.A"/>
          <table:table-column table:style-name="Таблица148.B"/>
          <table:table-row>
            <table:table-cell table:style-name="Таблица148.A1" office:value-type="string">
              <text:p text:style-name="MP9"><text:page-number text:select-page="current">72</text:page-number></text:p>
            </table:table-cell>
            <table:table-cell table:style-name="Таблица148.A1" office:value-type="string">
              <text:p text:style-name="MP10"><text:user-field-get text:name="leftHeader3">  </text:user-field-get></text:p>
            </table:table-cell>
          </table:table-row>
        </table:table>
      </style:header-left>
    </style:master-page>
    <style:master-page style:name="Статья_20_3_20_стр.12" style:display-name="Статья 3 стр.12" style:page-layout-name="Mpm9" style:next-style-name="Статья_20_3_20_стр.13">
      <style:header>
        <table:table table:name="Таблица149" table:style-name="Таблица149">
          <table:table-column table:style-name="Таблица149.A"/>
          <table:table-column table:style-name="Таблица149.B"/>
          <table:table-row>
            <table:table-cell table:style-name="Таблица149.A1" office:value-type="string">
              <text:p text:style-name="MP7"><text:user-field-get text:name="rightHeader3">Фамилия И.О. Название статьи3</text:user-field-get></text:p>
            </table:table-cell>
            <table:table-cell table:style-name="Таблица149.A1" office:value-type="string">
              <text:p text:style-name="MP8"><text:page-number text:select-page="current">73</text:page-number></text:p>
            </table:table-cell>
          </table:table-row>
        </table:table>
      </style:header>
      <style:header-left>
        <table:table table:name="Таблица150" table:style-name="Таблица150">
          <table:table-column table:style-name="Таблица150.A"/>
          <table:table-column table:style-name="Таблица150.B"/>
          <table:table-row>
            <table:table-cell table:style-name="Таблица150.A1" office:value-type="string">
              <text:p text:style-name="MP9"><text:page-number text:select-page="current">74</text:page-number></text:p>
            </table:table-cell>
            <table:table-cell table:style-name="Таблица150.A1" office:value-type="string">
              <text:p text:style-name="MP10"><text:user-field-get text:name="leftHeader3">  </text:user-field-get></text:p>
            </table:table-cell>
          </table:table-row>
        </table:table>
      </style:header-left>
    </style:master-page>
    <style:master-page style:name="Статья_20_3_20_стр.13" style:display-name="Статья 3 стр.13" style:page-layout-name="Mpm9" style:next-style-name="Статья_20_3_20_стр.14">
      <style:header>
        <table:table table:name="Таблица151" table:style-name="Таблица151">
          <table:table-column table:style-name="Таблица151.A"/>
          <table:table-column table:style-name="Таблица151.B"/>
          <table:table-row>
            <table:table-cell table:style-name="Таблица151.A1" office:value-type="string">
              <text:p text:style-name="MP7"><text:user-field-get text:name="rightHeader3">Фамилия И.О. Название статьи3</text:user-field-get></text:p>
            </table:table-cell>
            <table:table-cell table:style-name="Таблица151.A1" office:value-type="string">
              <text:p text:style-name="MP8"><text:page-number text:select-page="current">75</text:page-number></text:p>
            </table:table-cell>
          </table:table-row>
        </table:table>
      </style:header>
      <style:header-left>
        <table:table table:name="Таблица152" table:style-name="Таблица152">
          <table:table-column table:style-name="Таблица152.A"/>
          <table:table-column table:style-name="Таблица152.B"/>
          <table:table-row>
            <table:table-cell table:style-name="Таблица152.A1" office:value-type="string">
              <text:p text:style-name="MP9"><text:page-number text:select-page="current">74</text:page-number></text:p>
            </table:table-cell>
            <table:table-cell table:style-name="Таблица152.A1" office:value-type="string">
              <text:p text:style-name="MP10"><text:user-field-get text:name="leftHeader3">  </text:user-field-get></text:p>
            </table:table-cell>
          </table:table-row>
        </table:table>
      </style:header-left>
    </style:master-page>
    <style:master-page style:name="Статья_20_3_20_стр.14" style:display-name="Статья 3 стр.14" style:page-layout-name="Mpm9" style:next-style-name="Статья_20_3_20_стр.15">
      <style:header>
        <table:table table:name="Таблица153" table:style-name="Таблица153">
          <table:table-column table:style-name="Таблица153.A"/>
          <table:table-column table:style-name="Таблица153.B"/>
          <table:table-row>
            <table:table-cell table:style-name="Таблица153.A1" office:value-type="string">
              <text:p text:style-name="MP7"><text:user-field-get text:name="rightHeader3">Фамилия И.О. Название статьи3</text:user-field-get></text:p>
            </table:table-cell>
            <table:table-cell table:style-name="Таблица153.A1" office:value-type="string">
              <text:p text:style-name="MP8"><text:page-number text:select-page="current">75</text:page-number></text:p>
            </table:table-cell>
          </table:table-row>
        </table:table>
      </style:header>
      <style:header-left>
        <table:table table:name="Таблица154" table:style-name="Таблица154">
          <table:table-column table:style-name="Таблица154.A"/>
          <table:table-column table:style-name="Таблица154.B"/>
          <table:table-row>
            <table:table-cell table:style-name="Таблица154.A1" office:value-type="string">
              <text:p text:style-name="MP9"><text:page-number text:select-page="current">76</text:page-number></text:p>
            </table:table-cell>
            <table:table-cell table:style-name="Таблица154.A1" office:value-type="string">
              <text:p text:style-name="MP10"><text:user-field-get text:name="leftHeader3">  </text:user-field-get></text:p>
            </table:table-cell>
          </table:table-row>
        </table:table>
      </style:header-left>
    </style:master-page>
    <style:master-page style:name="Статья_20_3_20_стр.15" style:display-name="Статья 3 стр.15" style:page-layout-name="Mpm9" style:next-style-name="Статья_20_3_20_стр.16">
      <style:header>
        <table:table table:name="Таблица155" table:style-name="Таблица155">
          <table:table-column table:style-name="Таблица155.A"/>
          <table:table-column table:style-name="Таблица155.B"/>
          <table:table-row>
            <table:table-cell table:style-name="Таблица155.A1" office:value-type="string">
              <text:p text:style-name="MP7"><text:user-field-get text:name="rightHeader3">Фамилия И.О. Название статьи3</text:user-field-get></text:p>
            </table:table-cell>
            <table:table-cell table:style-name="Таблица155.A1" office:value-type="string">
              <text:p text:style-name="MP8"><text:page-number text:select-page="current">77</text:page-number></text:p>
            </table:table-cell>
          </table:table-row>
        </table:table>
      </style:header>
      <style:header-left>
        <table:table table:name="Таблица156" table:style-name="Таблица156">
          <table:table-column table:style-name="Таблица156.A"/>
          <table:table-column table:style-name="Таблица156.B"/>
          <table:table-row>
            <table:table-cell table:style-name="Таблица156.A1" office:value-type="string">
              <text:p text:style-name="MP9"><text:page-number text:select-page="current">76</text:page-number></text:p>
            </table:table-cell>
            <table:table-cell table:style-name="Таблица156.A1" office:value-type="string">
              <text:p text:style-name="MP10"><text:user-field-get text:name="leftHeader3">  </text:user-field-get></text:p>
            </table:table-cell>
          </table:table-row>
        </table:table>
      </style:header-left>
    </style:master-page>
    <style:master-page style:name="Статья_20_3_20_стр.16" style:display-name="Статья 3 стр.16" style:page-layout-name="Mpm9" style:next-style-name="Статья_20_3_20_стр.17">
      <style:header>
        <table:table table:name="Таблица157" table:style-name="Таблица157">
          <table:table-column table:style-name="Таблица157.A"/>
          <table:table-column table:style-name="Таблица157.B"/>
          <table:table-row>
            <table:table-cell table:style-name="Таблица157.A1" office:value-type="string">
              <text:p text:style-name="MP7"><text:user-field-get text:name="rightHeader3">Фамилия И.О. Название статьи3</text:user-field-get></text:p>
            </table:table-cell>
            <table:table-cell table:style-name="Таблица157.A1" office:value-type="string">
              <text:p text:style-name="MP8"><text:page-number text:select-page="current">77</text:page-number></text:p>
            </table:table-cell>
          </table:table-row>
        </table:table>
      </style:header>
      <style:header-left>
        <table:table table:name="Таблица158" table:style-name="Таблица158">
          <table:table-column table:style-name="Таблица158.A"/>
          <table:table-column table:style-name="Таблица158.B"/>
          <table:table-row>
            <table:table-cell table:style-name="Таблица158.A1" office:value-type="string">
              <text:p text:style-name="MP9"><text:page-number text:select-page="current">78</text:page-number></text:p>
            </table:table-cell>
            <table:table-cell table:style-name="Таблица158.A1" office:value-type="string">
              <text:p text:style-name="MP10"><text:user-field-get text:name="leftHeader3">  </text:user-field-get></text:p>
            </table:table-cell>
          </table:table-row>
        </table:table>
      </style:header-left>
    </style:master-page>
    <style:master-page style:name="Статья_20_3_20_стр.17" style:display-name="Статья 3 стр.17" style:page-layout-name="Mpm9" style:next-style-name="Статья_20_3_20_стр.18">
      <style:header>
        <table:table table:name="Таблица159" table:style-name="Таблица159">
          <table:table-column table:style-name="Таблица159.A"/>
          <table:table-column table:style-name="Таблица159.B"/>
          <table:table-row>
            <table:table-cell table:style-name="Таблица159.A1" office:value-type="string">
              <text:p text:style-name="MP7"><text:user-field-get text:name="rightHeader3">Фамилия И.О. Название статьи3</text:user-field-get></text:p>
            </table:table-cell>
            <table:table-cell table:style-name="Таблица159.A1" office:value-type="string">
              <text:p text:style-name="MP8"><text:page-number text:select-page="current">79</text:page-number></text:p>
            </table:table-cell>
          </table:table-row>
        </table:table>
      </style:header>
      <style:header-left>
        <table:table table:name="Таблица160" table:style-name="Таблица160">
          <table:table-column table:style-name="Таблица160.A"/>
          <table:table-column table:style-name="Таблица160.B"/>
          <table:table-row>
            <table:table-cell table:style-name="Таблица160.A1" office:value-type="string">
              <text:p text:style-name="MP9"><text:page-number text:select-page="current">78</text:page-number></text:p>
            </table:table-cell>
            <table:table-cell table:style-name="Таблица160.A1" office:value-type="string">
              <text:p text:style-name="MP10"><text:user-field-get text:name="leftHeader3">  </text:user-field-get></text:p>
            </table:table-cell>
          </table:table-row>
        </table:table>
      </style:header-left>
    </style:master-page>
    <style:master-page style:name="Статья_20_3_20_стр.18" style:display-name="Статья 3 стр.18" style:page-layout-name="Mpm9" style:next-style-name="Статья_20_3_20_стр.19">
      <style:header>
        <table:table table:name="Таблица161" table:style-name="Таблица161">
          <table:table-column table:style-name="Таблица161.A"/>
          <table:table-column table:style-name="Таблица161.B"/>
          <table:table-row>
            <table:table-cell table:style-name="Таблица161.A1" office:value-type="string">
              <text:p text:style-name="MP7"><text:user-field-get text:name="rightHeader3">Фамилия И.О. Название статьи3</text:user-field-get></text:p>
            </table:table-cell>
            <table:table-cell table:style-name="Таблица161.A1" office:value-type="string">
              <text:p text:style-name="MP8"><text:page-number text:select-page="current">79</text:page-number></text:p>
            </table:table-cell>
          </table:table-row>
        </table:table>
      </style:header>
      <style:header-left>
        <table:table table:name="Таблица162" table:style-name="Таблица162">
          <table:table-column table:style-name="Таблица162.A"/>
          <table:table-column table:style-name="Таблица162.B"/>
          <table:table-row>
            <table:table-cell table:style-name="Таблица162.A1" office:value-type="string">
              <text:p text:style-name="MP9"><text:page-number text:select-page="current">80</text:page-number></text:p>
            </table:table-cell>
            <table:table-cell table:style-name="Таблица162.A1" office:value-type="string">
              <text:p text:style-name="MP10"><text:user-field-get text:name="leftHeader3">  </text:user-field-get></text:p>
            </table:table-cell>
          </table:table-row>
        </table:table>
      </style:header-left>
    </style:master-page>
    <style:master-page style:name="Статья_20_3_20_стр.19" style:display-name="Статья 3 стр.19" style:page-layout-name="Mpm9" style:next-style-name="Статья_20_3_20_стр.20">
      <style:header>
        <table:table table:name="Таблица163" table:style-name="Таблица163">
          <table:table-column table:style-name="Таблица163.A"/>
          <table:table-column table:style-name="Таблица163.B"/>
          <table:table-row>
            <table:table-cell table:style-name="Таблица163.A1" office:value-type="string">
              <text:p text:style-name="MP7"><text:user-field-get text:name="rightHeader3">Фамилия И.О. Название статьи3</text:user-field-get></text:p>
            </table:table-cell>
            <table:table-cell table:style-name="Таблица163.A1" office:value-type="string">
              <text:p text:style-name="MP8"><text:page-number text:select-page="current">81</text:page-number></text:p>
            </table:table-cell>
          </table:table-row>
        </table:table>
      </style:header>
      <style:header-left>
        <table:table table:name="Таблица164" table:style-name="Таблица164">
          <table:table-column table:style-name="Таблица164.A"/>
          <table:table-column table:style-name="Таблица164.B"/>
          <table:table-row>
            <table:table-cell table:style-name="Таблица164.A1" office:value-type="string">
              <text:p text:style-name="MP9"><text:page-number text:select-page="current">80</text:page-number></text:p>
            </table:table-cell>
            <table:table-cell table:style-name="Таблица164.A1" office:value-type="string">
              <text:p text:style-name="MP10"><text:user-field-get text:name="leftHeader3">  </text:user-field-get></text:p>
            </table:table-cell>
          </table:table-row>
        </table:table>
      </style:header-left>
    </style:master-page>
    <style:master-page style:name="Статья_20_3_20_стр.20" style:display-name="Статья 3 стр.20" style:page-layout-name="Mpm9" style:next-style-name="Статья_20_3_20_стр.21">
      <style:header>
        <table:table table:name="Таблица165" table:style-name="Таблица165">
          <table:table-column table:style-name="Таблица165.A"/>
          <table:table-column table:style-name="Таблица165.B"/>
          <table:table-row>
            <table:table-cell table:style-name="Таблица165.A1" office:value-type="string">
              <text:p text:style-name="MP7"><text:user-field-get text:name="rightHeader3">Фамилия И.О. Название статьи3</text:user-field-get></text:p>
            </table:table-cell>
            <table:table-cell table:style-name="Таблица165.A1" office:value-type="string">
              <text:p text:style-name="MP8"><text:page-number text:select-page="current">81</text:page-number></text:p>
            </table:table-cell>
          </table:table-row>
        </table:table>
      </style:header>
      <style:header-left>
        <table:table table:name="Таблица166" table:style-name="Таблица166">
          <table:table-column table:style-name="Таблица166.A"/>
          <table:table-column table:style-name="Таблица166.B"/>
          <table:table-row>
            <table:table-cell table:style-name="Таблица166.A1" office:value-type="string">
              <text:p text:style-name="MP9"><text:page-number text:select-page="current">82</text:page-number></text:p>
            </table:table-cell>
            <table:table-cell table:style-name="Таблица166.A1" office:value-type="string">
              <text:p text:style-name="MP10"><text:user-field-get text:name="leftHeader3">  </text:user-field-get></text:p>
            </table:table-cell>
          </table:table-row>
        </table:table>
      </style:header-left>
    </style:master-page>
    <style:master-page style:name="Статья_20_3_20_стр.21" style:display-name="Статья 3 стр.21" style:page-layout-name="Mpm9" style:next-style-name="Статья_20_3_20_стр.22">
      <style:header>
        <table:table table:name="Таблица167" table:style-name="Таблица167">
          <table:table-column table:style-name="Таблица167.A"/>
          <table:table-column table:style-name="Таблица167.B"/>
          <table:table-row>
            <table:table-cell table:style-name="Таблица167.A1" office:value-type="string">
              <text:p text:style-name="MP7"><text:user-field-get text:name="rightHeader3">Фамилия И.О. Название статьи3</text:user-field-get></text:p>
            </table:table-cell>
            <table:table-cell table:style-name="Таблица167.A1" office:value-type="string">
              <text:p text:style-name="MP8"><text:page-number text:select-page="current">83</text:page-number></text:p>
            </table:table-cell>
          </table:table-row>
        </table:table>
      </style:header>
      <style:header-left>
        <table:table table:name="Таблица168" table:style-name="Таблица168">
          <table:table-column table:style-name="Таблица168.A"/>
          <table:table-column table:style-name="Таблица168.B"/>
          <table:table-row>
            <table:table-cell table:style-name="Таблица168.A1" office:value-type="string">
              <text:p text:style-name="MP9"><text:page-number text:select-page="current">82</text:page-number></text:p>
            </table:table-cell>
            <table:table-cell table:style-name="Таблица168.A1" office:value-type="string">
              <text:p text:style-name="MP10"><text:user-field-get text:name="leftHeader3">  </text:user-field-get></text:p>
            </table:table-cell>
          </table:table-row>
        </table:table>
      </style:header-left>
    </style:master-page>
    <style:master-page style:name="Статья_20_3_20_стр.22" style:display-name="Статья 3 стр.22" style:page-layout-name="Mpm9" style:next-style-name="Статья_20_3_20_стр.23">
      <style:header>
        <table:table table:name="Таблица169" table:style-name="Таблица169">
          <table:table-column table:style-name="Таблица169.A"/>
          <table:table-column table:style-name="Таблица169.B"/>
          <table:table-row>
            <table:table-cell table:style-name="Таблица169.A1" office:value-type="string">
              <text:p text:style-name="MP7"><text:user-field-get text:name="rightHeader3">Фамилия И.О. Название статьи3</text:user-field-get></text:p>
            </table:table-cell>
            <table:table-cell table:style-name="Таблица169.A1" office:value-type="string">
              <text:p text:style-name="MP8"><text:page-number text:select-page="current">83</text:page-number></text:p>
            </table:table-cell>
          </table:table-row>
        </table:table>
      </style:header>
      <style:header-left>
        <table:table table:name="Таблица170" table:style-name="Таблица170">
          <table:table-column table:style-name="Таблица170.A"/>
          <table:table-column table:style-name="Таблица170.B"/>
          <table:table-row>
            <table:table-cell table:style-name="Таблица170.A1" office:value-type="string">
              <text:p text:style-name="MP9"><text:page-number text:select-page="current">84</text:page-number></text:p>
            </table:table-cell>
            <table:table-cell table:style-name="Таблица170.A1" office:value-type="string">
              <text:p text:style-name="MP10"><text:user-field-get text:name="leftHeader3">  </text:user-field-get></text:p>
            </table:table-cell>
          </table:table-row>
        </table:table>
      </style:header-left>
    </style:master-page>
    <style:master-page style:name="Статья_20_3_20_стр.23" style:display-name="Статья 3 стр.23" style:page-layout-name="Mpm9" style:next-style-name="Статья_20_3_20_стр.24">
      <style:header>
        <table:table table:name="Таблица171" table:style-name="Таблица171">
          <table:table-column table:style-name="Таблица171.A"/>
          <table:table-column table:style-name="Таблица171.B"/>
          <table:table-row>
            <table:table-cell table:style-name="Таблица171.A1" office:value-type="string">
              <text:p text:style-name="MP7"><text:user-field-get text:name="rightHeader3">Фамилия И.О. Название статьи3</text:user-field-get></text:p>
            </table:table-cell>
            <table:table-cell table:style-name="Таблица171.A1" office:value-type="string">
              <text:p text:style-name="MP8"><text:page-number text:select-page="current">85</text:page-number></text:p>
            </table:table-cell>
          </table:table-row>
        </table:table>
      </style:header>
      <style:header-left>
        <table:table table:name="Таблица172" table:style-name="Таблица172">
          <table:table-column table:style-name="Таблица172.A"/>
          <table:table-column table:style-name="Таблица172.B"/>
          <table:table-row>
            <table:table-cell table:style-name="Таблица172.A1" office:value-type="string">
              <text:p text:style-name="MP9"><text:page-number text:select-page="current">84</text:page-number></text:p>
            </table:table-cell>
            <table:table-cell table:style-name="Таблица172.A1" office:value-type="string">
              <text:p text:style-name="MP10"><text:user-field-get text:name="leftHeader3">  </text:user-field-get></text:p>
            </table:table-cell>
          </table:table-row>
        </table:table>
      </style:header-left>
    </style:master-page>
    <style:master-page style:name="Статья_20_3_20_стр.24" style:display-name="Статья 3 стр.24" style:page-layout-name="Mpm9" style:next-style-name="Статья_20_3_20_стр.25">
      <style:header>
        <table:table table:name="Таблица173" table:style-name="Таблица173">
          <table:table-column table:style-name="Таблица173.A"/>
          <table:table-column table:style-name="Таблица173.B"/>
          <table:table-row>
            <table:table-cell table:style-name="Таблица173.A1" office:value-type="string">
              <text:p text:style-name="MP7"><text:user-field-get text:name="rightHeader3">Фамилия И.О. Название статьи3</text:user-field-get></text:p>
            </table:table-cell>
            <table:table-cell table:style-name="Таблица173.A1" office:value-type="string">
              <text:p text:style-name="MP8"><text:page-number text:select-page="current">85</text:page-number></text:p>
            </table:table-cell>
          </table:table-row>
        </table:table>
      </style:header>
      <style:header-left>
        <table:table table:name="Таблица174" table:style-name="Таблица174">
          <table:table-column table:style-name="Таблица174.A"/>
          <table:table-column table:style-name="Таблица174.B"/>
          <table:table-row>
            <table:table-cell table:style-name="Таблица174.A1" office:value-type="string">
              <text:p text:style-name="MP9"><text:page-number text:select-page="current">86</text:page-number></text:p>
            </table:table-cell>
            <table:table-cell table:style-name="Таблица174.A1" office:value-type="string">
              <text:p text:style-name="MP10"><text:user-field-get text:name="leftHeader3">  </text:user-field-get></text:p>
            </table:table-cell>
          </table:table-row>
        </table:table>
      </style:header-left>
    </style:master-page>
    <style:master-page style:name="Статья_20_3_20_стр.25" style:display-name="Статья 3 стр.25" style:page-layout-name="Mpm9" style:next-style-name="Статья_20_3_20_стр.26">
      <style:header>
        <table:table table:name="Таблица175" table:style-name="Таблица175">
          <table:table-column table:style-name="Таблица175.A"/>
          <table:table-column table:style-name="Таблица175.B"/>
          <table:table-row>
            <table:table-cell table:style-name="Таблица175.A1" office:value-type="string">
              <text:p text:style-name="MP7"><text:user-field-get text:name="rightHeader3">Фамилия И.О. Название статьи3</text:user-field-get></text:p>
            </table:table-cell>
            <table:table-cell table:style-name="Таблица175.A1" office:value-type="string">
              <text:p text:style-name="MP8"><text:page-number text:select-page="current">87</text:page-number></text:p>
            </table:table-cell>
          </table:table-row>
        </table:table>
      </style:header>
      <style:header-left>
        <table:table table:name="Таблица176" table:style-name="Таблица176">
          <table:table-column table:style-name="Таблица176.A"/>
          <table:table-column table:style-name="Таблица176.B"/>
          <table:table-row>
            <table:table-cell table:style-name="Таблица176.A1" office:value-type="string">
              <text:p text:style-name="MP9"><text:page-number text:select-page="current">86</text:page-number></text:p>
            </table:table-cell>
            <table:table-cell table:style-name="Таблица176.A1" office:value-type="string">
              <text:p text:style-name="MP10"><text:user-field-get text:name="leftHeader3">  </text:user-field-get></text:p>
            </table:table-cell>
          </table:table-row>
        </table:table>
      </style:header-left>
    </style:master-page>
    <style:master-page style:name="Статья_20_3_20_стр.26" style:display-name="Статья 3 стр.26" style:page-layout-name="Mpm9" style:next-style-name="Статья_20_3_20_стр.27">
      <style:header>
        <table:table table:name="Таблица177" table:style-name="Таблица177">
          <table:table-column table:style-name="Таблица177.A"/>
          <table:table-column table:style-name="Таблица177.B"/>
          <table:table-row>
            <table:table-cell table:style-name="Таблица177.A1" office:value-type="string">
              <text:p text:style-name="MP7"><text:user-field-get text:name="rightHeader3">Фамилия И.О. Название статьи3</text:user-field-get></text:p>
            </table:table-cell>
            <table:table-cell table:style-name="Таблица177.A1" office:value-type="string">
              <text:p text:style-name="MP8"><text:page-number text:select-page="current">87</text:page-number></text:p>
            </table:table-cell>
          </table:table-row>
        </table:table>
      </style:header>
      <style:header-left>
        <table:table table:name="Таблица178" table:style-name="Таблица178">
          <table:table-column table:style-name="Таблица178.A"/>
          <table:table-column table:style-name="Таблица178.B"/>
          <table:table-row>
            <table:table-cell table:style-name="Таблица178.A1" office:value-type="string">
              <text:p text:style-name="MP9"><text:page-number text:select-page="current">88</text:page-number></text:p>
            </table:table-cell>
            <table:table-cell table:style-name="Таблица178.A1" office:value-type="string">
              <text:p text:style-name="MP10"><text:user-field-get text:name="leftHeader3">  </text:user-field-get></text:p>
            </table:table-cell>
          </table:table-row>
        </table:table>
      </style:header-left>
    </style:master-page>
    <style:master-page style:name="Статья_20_3_20_стр.27" style:display-name="Статья 3 стр.27" style:page-layout-name="Mpm9" style:next-style-name="Статья_20_3_20_стр.28">
      <style:header>
        <table:table table:name="Таблица179" table:style-name="Таблица179">
          <table:table-column table:style-name="Таблица179.A"/>
          <table:table-column table:style-name="Таблица179.B"/>
          <table:table-row>
            <table:table-cell table:style-name="Таблица179.A1" office:value-type="string">
              <text:p text:style-name="MP7"><text:user-field-get text:name="rightHeader3">Фамилия И.О. Название статьи3</text:user-field-get></text:p>
            </table:table-cell>
            <table:table-cell table:style-name="Таблица179.A1" office:value-type="string">
              <text:p text:style-name="MP8"><text:page-number text:select-page="current">89</text:page-number></text:p>
            </table:table-cell>
          </table:table-row>
        </table:table>
      </style:header>
      <style:header-left>
        <table:table table:name="Таблица182" table:style-name="Таблица182">
          <table:table-column table:style-name="Таблица182.A"/>
          <table:table-column table:style-name="Таблица182.B"/>
          <table:table-row>
            <table:table-cell table:style-name="Таблица182.A1" office:value-type="string">
              <text:p text:style-name="MP9"><text:page-number text:select-page="current">88</text:page-number></text:p>
            </table:table-cell>
            <table:table-cell table:style-name="Таблица182.A1" office:value-type="string">
              <text:p text:style-name="MP10"><text:user-field-get text:name="leftHeader3">  </text:user-field-get></text:p>
            </table:table-cell>
          </table:table-row>
        </table:table>
      </style:header-left>
    </style:master-page>
    <style:master-page style:name="Статья_20_3_20_стр.28" style:display-name="Статья 3 стр.28" style:page-layout-name="Mpm9" style:next-style-name="Статья_20_3_20_стр.29">
      <style:header>
        <table:table table:name="Таблица183" table:style-name="Таблица183">
          <table:table-column table:style-name="Таблица183.A"/>
          <table:table-column table:style-name="Таблица183.B"/>
          <table:table-row>
            <table:table-cell table:style-name="Таблица183.A1" office:value-type="string">
              <text:p text:style-name="MP7"><text:user-field-get text:name="rightHeader3">Фамилия И.О. Название статьи3</text:user-field-get></text:p>
            </table:table-cell>
            <table:table-cell table:style-name="Таблица183.A1" office:value-type="string">
              <text:p text:style-name="MP8"><text:page-number text:select-page="current">89</text:page-number></text:p>
            </table:table-cell>
          </table:table-row>
        </table:table>
      </style:header>
      <style:header-left>
        <table:table table:name="Таблица184" table:style-name="Таблица184">
          <table:table-column table:style-name="Таблица184.A"/>
          <table:table-column table:style-name="Таблица184.B"/>
          <table:table-row>
            <table:table-cell table:style-name="Таблица184.A1" office:value-type="string">
              <text:p text:style-name="MP9"><text:page-number text:select-page="current">90</text:page-number></text:p>
            </table:table-cell>
            <table:table-cell table:style-name="Таблица184.A1" office:value-type="string">
              <text:p text:style-name="MP10"><text:user-field-get text:name="leftHeader3">  </text:user-field-get></text:p>
            </table:table-cell>
          </table:table-row>
        </table:table>
      </style:header-left>
    </style:master-page>
    <style:master-page style:name="Статья_20_3_20_стр.29" style:display-name="Статья 3 стр.29" style:page-layout-name="Mpm9" style:next-style-name="Статья_20_3">
      <style:header>
        <table:table table:name="Таблица185" table:style-name="Таблица185">
          <table:table-column table:style-name="Таблица185.A"/>
          <table:table-column table:style-name="Таблица185.B"/>
          <table:table-row>
            <table:table-cell table:style-name="Таблица185.A1" office:value-type="string">
              <text:p text:style-name="MP7"><text:user-field-get text:name="rightHeader3">Фамилия И.О. Название статьи3</text:user-field-get></text:p>
            </table:table-cell>
            <table:table-cell table:style-name="Таблица185.A1" office:value-type="string">
              <text:p text:style-name="MP8"><text:page-number text:select-page="current">91</text:page-number></text:p>
            </table:table-cell>
          </table:table-row>
        </table:table>
      </style:header>
      <style:header-left>
        <table:table table:name="Таблица186" table:style-name="Таблица186">
          <table:table-column table:style-name="Таблица186.A"/>
          <table:table-column table:style-name="Таблица186.B"/>
          <table:table-row>
            <table:table-cell table:style-name="Таблица186.A1" office:value-type="string">
              <text:p text:style-name="MP9"><text:page-number text:select-page="current">90</text:page-number></text:p>
            </table:table-cell>
            <table:table-cell table:style-name="Таблица186.A1" office:value-type="string">
              <text:p text:style-name="MP10"><text:user-field-get text:name="leftHeader3">  </text:user-field-get></text:p>
            </table:table-cell>
          </table:table-row>
        </table:table>
      </style:header-left>
    </style:master-page>
    <style:master-page style:name="Статья_20_4_20_стр.1" style:display-name="Статья 4 стр.1" style:page-layout-name="Mpm10" style:next-style-name="Статья_20_4_20_стр.2">
      <style:header>
        <table:table table:name="Таблица187" table:style-name="Таблица187">
          <table:table-column table:style-name="Таблица187.A"/>
          <table:table-column table:style-name="Таблица187.B"/>
          <table:table-row>
            <table:table-cell table:style-name="Таблица187.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92</text:page-number>–<text:user-field-get text:name="article4LastPage">120</text:user-field-get></text:p>
              <text:p text:style-name="MP11"><text:user-field-get text:name="article4UDK">Задать УДК</text:user-field-get></text:p>
            </table:table-cell>
            <table:table-cell table:style-name="Таблица187.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92</text:page-number>–<text:user-field-get text:name="article4LastPage">120</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92</text:page-number>-<text:user-field-get text:name="article4LastPage">120</text:user-field-get></text:p>
            </table:table-cell>
          </table:table-row>
        </table:table>
      </style:header>
      <style:footer>
        <text:user-field-decls>
          <text:user-field-decl office:value-type="string" office:string-value="  " text:name="author4Copyright"/>
        </text:user-field-decls>
        <text:p text:style-name="MP14"><text:user-field-get text:name="author4Copyright">  </text:user-field-get></text:p>
      </style:footer>
    </style:master-page>
    <style:master-page style:name="Статья_20_4" style:display-name="Статья 4" style:page-layout-name="Mpm9">
      <style:header>
        <table:table table:name="Таблица188" table:style-name="Таблица188">
          <table:table-column table:style-name="Таблица188.A"/>
          <table:table-column table:style-name="Таблица188.B"/>
          <table:table-row>
            <table:table-cell table:style-name="Таблица188.A1" office:value-type="string">
              <text:p text:style-name="MP7"><text:user-field-get text:name="rightHeader4">Фамилия И.О. Название статьи4</text:user-field-get></text:p>
            </table:table-cell>
            <table:table-cell table:style-name="Таблица188.A1" office:value-type="string">
              <text:p text:style-name="MP8"><text:page-number text:select-page="current">121</text:page-number></text:p>
            </table:table-cell>
          </table:table-row>
        </table:table>
      </style:header>
      <style:header-left>
        <table:table table:name="Таблица189" table:style-name="Таблица189">
          <table:table-column table:style-name="Таблица189.A"/>
          <table:table-column table:style-name="Таблица189.B"/>
          <table:table-row>
            <table:table-cell table:style-name="Таблица189.A1" office:value-type="string">
              <text:p text:style-name="MP9"><text:page-number text:select-page="current">120</text:page-number></text:p>
            </table:table-cell>
            <table:table-cell table:style-name="Таблица189.A1" office:value-type="string">
              <text:p text:style-name="MP10"><text:user-field-get text:name="leftHeader4">  </text:user-field-get></text:p>
            </table:table-cell>
          </table:table-row>
        </table:table>
      </style:header-left>
    </style:master-page>
    <style:master-page style:name="Статья_20_4_20_стр.2" style:display-name="Статья 4 стр.2" style:page-layout-name="Mpm9" style:next-style-name="Статья_20_4_20_стр.3">
      <style:header>
        <table:table table:name="Таблица190" table:style-name="Таблица190">
          <table:table-column table:style-name="Таблица190.A"/>
          <table:table-column table:style-name="Таблица190.B"/>
          <table:table-row>
            <table:table-cell table:style-name="Таблица190.A1" office:value-type="string">
              <text:p text:style-name="MP7"><text:user-field-get text:name="rightHeader4">Фамилия И.О. Название статьи4</text:user-field-get></text:p>
            </table:table-cell>
            <table:table-cell table:style-name="Таблица190.A1" office:value-type="string">
              <text:p text:style-name="MP8"><text:page-number text:select-page="current">93</text:page-number></text:p>
            </table:table-cell>
          </table:table-row>
        </table:table>
      </style:header>
      <style:header-left>
        <table:table table:name="Таблица191" table:style-name="Таблица191">
          <table:table-column table:style-name="Таблица191.A"/>
          <table:table-column table:style-name="Таблица191.B"/>
          <table:table-row>
            <table:table-cell table:style-name="Таблица191.A1" office:value-type="string">
              <text:p text:style-name="MP9"><text:page-number text:select-page="current">96</text:page-number></text:p>
            </table:table-cell>
            <table:table-cell table:style-name="Таблица191.A1" office:value-type="string">
              <text:p text:style-name="MP10"><text:user-field-get text:name="leftHeader4">  </text:user-field-get></text:p>
            </table:table-cell>
          </table:table-row>
        </table:table>
      </style:header-left>
    </style:master-page>
    <style:master-page style:name="Статья_20_4_20_стр.3" style:display-name="Статья 4 стр.3" style:page-layout-name="Mpm9" style:next-style-name="Статья_20_4_20_стр.4">
      <style:header>
        <table:table table:name="Таблица192" table:style-name="Таблица192">
          <table:table-column table:style-name="Таблица192.A"/>
          <table:table-column table:style-name="Таблица192.B"/>
          <table:table-row>
            <table:table-cell table:style-name="Таблица192.A1" office:value-type="string">
              <text:p text:style-name="MP7"><text:user-field-get text:name="rightHeader4">Фамилия И.О. Название статьи4</text:user-field-get></text:p>
            </table:table-cell>
            <table:table-cell table:style-name="Таблица192.A1" office:value-type="string">
              <text:p text:style-name="MP8"><text:page-number text:select-page="current">95</text:page-number></text:p>
            </table:table-cell>
          </table:table-row>
        </table:table>
      </style:header>
      <style:header-left>
        <table:table table:name="Таблица193" table:style-name="Таблица193">
          <table:table-column table:style-name="Таблица193.A"/>
          <table:table-column table:style-name="Таблица193.B"/>
          <table:table-row>
            <table:table-cell table:style-name="Таблица193.A1" office:value-type="string">
              <text:p text:style-name="MP9"><text:page-number text:select-page="current">94</text:page-number></text:p>
            </table:table-cell>
            <table:table-cell table:style-name="Таблица193.A1" office:value-type="string">
              <text:p text:style-name="MP10"><text:user-field-get text:name="leftHeader4">  </text:user-field-get></text:p>
            </table:table-cell>
          </table:table-row>
        </table:table>
      </style:header-left>
    </style:master-page>
    <style:master-page style:name="Статья_20_4_20_стр.4" style:display-name="Статья 4 стр.4" style:page-layout-name="Mpm9" style:next-style-name="Статья_20_4_20_стр.5">
      <style:header>
        <table:table table:name="Таблица194" table:style-name="Таблица194">
          <table:table-column table:style-name="Таблица194.A"/>
          <table:table-column table:style-name="Таблица194.B"/>
          <table:table-row>
            <table:table-cell table:style-name="Таблица194.A1" office:value-type="string">
              <text:p text:style-name="MP7"><text:user-field-get text:name="rightHeader4">Фамилия И.О. Название статьи4</text:user-field-get></text:p>
            </table:table-cell>
            <table:table-cell table:style-name="Таблица194.A1" office:value-type="string">
              <text:p text:style-name="MP8"><text:page-number text:select-page="current">95</text:page-number></text:p>
            </table:table-cell>
          </table:table-row>
        </table:table>
      </style:header>
      <style:header-left>
        <table:table table:name="Таблица195" table:style-name="Таблица195">
          <table:table-column table:style-name="Таблица195.A"/>
          <table:table-column table:style-name="Таблица195.B"/>
          <table:table-row>
            <table:table-cell table:style-name="Таблица195.A1" office:value-type="string">
              <text:p text:style-name="MP9"><text:page-number text:select-page="current">94</text:page-number></text:p>
            </table:table-cell>
            <table:table-cell table:style-name="Таблица195.A1" office:value-type="string">
              <text:p text:style-name="MP10"><text:user-field-get text:name="leftHeader4">  </text:user-field-get></text:p>
            </table:table-cell>
          </table:table-row>
        </table:table>
      </style:header-left>
    </style:master-page>
    <style:master-page style:name="Статья_20_4_20_стр.5" style:display-name="Статья 4 стр.5" style:page-layout-name="Mpm9" style:next-style-name="Статья_20_4_20_стр.6">
      <style:header>
        <table:table table:name="Таблица196" table:style-name="Таблица196">
          <table:table-column table:style-name="Таблица196.A"/>
          <table:table-column table:style-name="Таблица196.B"/>
          <table:table-row>
            <table:table-cell table:style-name="Таблица196.A1" office:value-type="string">
              <text:p text:style-name="MP7"><text:user-field-get text:name="rightHeader4">Фамилия И.О. Название статьи4</text:user-field-get></text:p>
            </table:table-cell>
            <table:table-cell table:style-name="Таблица196.A1" office:value-type="string">
              <text:p text:style-name="MP8"><text:page-number text:select-page="current">95</text:page-number></text:p>
            </table:table-cell>
          </table:table-row>
        </table:table>
      </style:header>
      <style:header-left>
        <table:table table:name="Таблица197" table:style-name="Таблица197">
          <table:table-column table:style-name="Таблица197.A"/>
          <table:table-column table:style-name="Таблица197.B"/>
          <table:table-row>
            <table:table-cell table:style-name="Таблица197.A1" office:value-type="string">
              <text:p text:style-name="MP9"><text:page-number text:select-page="current">96</text:page-number></text:p>
            </table:table-cell>
            <table:table-cell table:style-name="Таблица197.A1" office:value-type="string">
              <text:p text:style-name="MP10"><text:user-field-get text:name="leftHeader4">  </text:user-field-get></text:p>
            </table:table-cell>
          </table:table-row>
        </table:table>
      </style:header-left>
    </style:master-page>
    <style:master-page style:name="Статья_20_4_20_стр.6" style:display-name="Статья 4 стр.6" style:page-layout-name="Mpm9" style:next-style-name="Статья_20_4_20_стр.7">
      <style:header>
        <table:table table:name="Таблица198" table:style-name="Таблица198">
          <table:table-column table:style-name="Таблица198.A"/>
          <table:table-column table:style-name="Таблица198.B"/>
          <table:table-row>
            <table:table-cell table:style-name="Таблица198.A1" office:value-type="string">
              <text:p text:style-name="MP7"><text:user-field-get text:name="rightHeader4">Фамилия И.О. Название статьи4</text:user-field-get></text:p>
            </table:table-cell>
            <table:table-cell table:style-name="Таблица198.A1" office:value-type="string">
              <text:p text:style-name="MP8"><text:page-number text:select-page="current">97</text:page-number></text:p>
            </table:table-cell>
          </table:table-row>
        </table:table>
      </style:header>
      <style:header-left>
        <table:table table:name="Таблица199" table:style-name="Таблица199">
          <table:table-column table:style-name="Таблица199.A"/>
          <table:table-column table:style-name="Таблица199.B"/>
          <table:table-row>
            <table:table-cell table:style-name="Таблица199.A1" office:value-type="string">
              <text:p text:style-name="MP9"><text:page-number text:select-page="current">96</text:page-number></text:p>
            </table:table-cell>
            <table:table-cell table:style-name="Таблица199.A1" office:value-type="string">
              <text:p text:style-name="MP10"><text:user-field-get text:name="leftHeader4">  </text:user-field-get></text:p>
            </table:table-cell>
          </table:table-row>
        </table:table>
      </style:header-left>
    </style:master-page>
    <style:master-page style:name="Статья_20_4_20_стр.7" style:display-name="Статья 4 стр.7" style:page-layout-name="Mpm9" style:next-style-name="Статья_20_4_20_стр.8">
      <style:header>
        <table:table table:name="Таблица200" table:style-name="Таблица200">
          <table:table-column table:style-name="Таблица200.A"/>
          <table:table-column table:style-name="Таблица200.B"/>
          <table:table-row>
            <table:table-cell table:style-name="Таблица200.A1" office:value-type="string">
              <text:p text:style-name="MP7"><text:user-field-get text:name="rightHeader4">Фамилия И.О. Название статьи4</text:user-field-get></text:p>
            </table:table-cell>
            <table:table-cell table:style-name="Таблица200.A1" office:value-type="string">
              <text:p text:style-name="MP8"><text:page-number text:select-page="current">97</text:page-number></text:p>
            </table:table-cell>
          </table:table-row>
        </table:table>
      </style:header>
      <style:header-left>
        <table:table table:name="Таблица201" table:style-name="Таблица201">
          <table:table-column table:style-name="Таблица201.A"/>
          <table:table-column table:style-name="Таблица201.B"/>
          <table:table-row>
            <table:table-cell table:style-name="Таблица201.A1" office:value-type="string">
              <text:p text:style-name="MP9"><text:page-number text:select-page="current">98</text:page-number></text:p>
            </table:table-cell>
            <table:table-cell table:style-name="Таблица201.A1" office:value-type="string">
              <text:p text:style-name="MP10"><text:user-field-get text:name="leftHeader4">  </text:user-field-get></text:p>
            </table:table-cell>
          </table:table-row>
        </table:table>
      </style:header-left>
    </style:master-page>
    <style:master-page style:name="Статья_20_4_20_стр.8" style:display-name="Статья 4 стр.8" style:page-layout-name="Mpm9" style:next-style-name="Статья_20_4_20_стр.9">
      <style:header>
        <table:table table:name="Таблица202" table:style-name="Таблица202">
          <table:table-column table:style-name="Таблица202.A"/>
          <table:table-column table:style-name="Таблица202.B"/>
          <table:table-row>
            <table:table-cell table:style-name="Таблица202.A1" office:value-type="string">
              <text:p text:style-name="MP7"><text:user-field-get text:name="rightHeader4">Фамилия И.О. Название статьи4</text:user-field-get></text:p>
            </table:table-cell>
            <table:table-cell table:style-name="Таблица202.A1" office:value-type="string">
              <text:p text:style-name="MP8"><text:page-number text:select-page="current">99</text:page-number></text:p>
            </table:table-cell>
          </table:table-row>
        </table:table>
      </style:header>
      <style:header-left>
        <table:table table:name="Таблица203" table:style-name="Таблица203">
          <table:table-column table:style-name="Таблица203.A"/>
          <table:table-column table:style-name="Таблица203.B"/>
          <table:table-row>
            <table:table-cell table:style-name="Таблица203.A1" office:value-type="string">
              <text:p text:style-name="MP9"><text:page-number text:select-page="current">98</text:page-number></text:p>
            </table:table-cell>
            <table:table-cell table:style-name="Таблица203.A1" office:value-type="string">
              <text:p text:style-name="MP10"><text:user-field-get text:name="leftHeader4">  </text:user-field-get></text:p>
            </table:table-cell>
          </table:table-row>
        </table:table>
      </style:header-left>
    </style:master-page>
    <style:master-page style:name="Статья_20_4_20_стр.9" style:display-name="Статья 4 стр.9" style:page-layout-name="Mpm9" style:next-style-name="Статья_20_4_20_стр.10">
      <style:header>
        <table:table table:name="Таблица204" table:style-name="Таблица204">
          <table:table-column table:style-name="Таблица204.A"/>
          <table:table-column table:style-name="Таблица204.B"/>
          <table:table-row>
            <table:table-cell table:style-name="Таблица204.A1" office:value-type="string">
              <text:p text:style-name="MP7"><text:user-field-get text:name="rightHeader4">Фамилия И.О. Название статьи4</text:user-field-get></text:p>
            </table:table-cell>
            <table:table-cell table:style-name="Таблица204.A1" office:value-type="string">
              <text:p text:style-name="MP8"><text:page-number text:select-page="current">99</text:page-number></text:p>
            </table:table-cell>
          </table:table-row>
        </table:table>
      </style:header>
      <style:header-left>
        <table:table table:name="Таблица205" table:style-name="Таблица205">
          <table:table-column table:style-name="Таблица205.A"/>
          <table:table-column table:style-name="Таблица205.B"/>
          <table:table-row>
            <table:table-cell table:style-name="Таблица205.A1" office:value-type="string">
              <text:p text:style-name="MP9"><text:page-number text:select-page="current">100</text:page-number></text:p>
            </table:table-cell>
            <table:table-cell table:style-name="Таблица205.A1" office:value-type="string">
              <text:p text:style-name="MP10"><text:user-field-get text:name="leftHeader4">  </text:user-field-get></text:p>
            </table:table-cell>
          </table:table-row>
        </table:table>
      </style:header-left>
    </style:master-page>
    <style:master-page style:name="Статья_20_4_20_стр.10" style:display-name="Статья 4 стр.10" style:page-layout-name="Mpm9" style:next-style-name="Статья_20_4_20_стр.11">
      <style:header>
        <table:table table:name="Таблица206" table:style-name="Таблица206">
          <table:table-column table:style-name="Таблица206.A"/>
          <table:table-column table:style-name="Таблица206.B"/>
          <table:table-row>
            <table:table-cell table:style-name="Таблица206.A1" office:value-type="string">
              <text:p text:style-name="MP7"><text:user-field-get text:name="rightHeader4">Фамилия И.О. Название статьи4</text:user-field-get></text:p>
            </table:table-cell>
            <table:table-cell table:style-name="Таблица206.A1" office:value-type="string">
              <text:p text:style-name="MP8"><text:page-number text:select-page="current">101</text:page-number></text:p>
            </table:table-cell>
          </table:table-row>
        </table:table>
      </style:header>
      <style:header-left>
        <table:table table:name="Таблица207" table:style-name="Таблица207">
          <table:table-column table:style-name="Таблица207.A"/>
          <table:table-column table:style-name="Таблица207.B"/>
          <table:table-row>
            <table:table-cell table:style-name="Таблица207.A1" office:value-type="string">
              <text:p text:style-name="MP9"><text:page-number text:select-page="current">100</text:page-number></text:p>
            </table:table-cell>
            <table:table-cell table:style-name="Таблица207.A1" office:value-type="string">
              <text:p text:style-name="MP10"><text:user-field-get text:name="leftHeader4">  </text:user-field-get></text:p>
            </table:table-cell>
          </table:table-row>
        </table:table>
      </style:header-left>
    </style:master-page>
    <style:master-page style:name="Статья_20_4_20_стр.11" style:display-name="Статья 4 стр.11" style:page-layout-name="Mpm9" style:next-style-name="Статья_20_4_20_стр.12">
      <style:header>
        <table:table table:name="Таблица208" table:style-name="Таблица208">
          <table:table-column table:style-name="Таблица208.A"/>
          <table:table-column table:style-name="Таблица208.B"/>
          <table:table-row>
            <table:table-cell table:style-name="Таблица208.A1" office:value-type="string">
              <text:p text:style-name="MP7"><text:user-field-get text:name="rightHeader4">Фамилия И.О. Название статьи4</text:user-field-get></text:p>
            </table:table-cell>
            <table:table-cell table:style-name="Таблица208.A1" office:value-type="string">
              <text:p text:style-name="MP8"><text:page-number text:select-page="current">101</text:page-number></text:p>
            </table:table-cell>
          </table:table-row>
        </table:table>
      </style:header>
      <style:header-left>
        <table:table table:name="Таблица209" table:style-name="Таблица209">
          <table:table-column table:style-name="Таблица209.A"/>
          <table:table-column table:style-name="Таблица209.B"/>
          <table:table-row>
            <table:table-cell table:style-name="Таблица209.A1" office:value-type="string">
              <text:p text:style-name="MP9"><text:page-number text:select-page="current">102</text:page-number></text:p>
            </table:table-cell>
            <table:table-cell table:style-name="Таблица209.A1" office:value-type="string">
              <text:p text:style-name="MP10"><text:user-field-get text:name="leftHeader4">  </text:user-field-get></text:p>
            </table:table-cell>
          </table:table-row>
        </table:table>
      </style:header-left>
    </style:master-page>
    <style:master-page style:name="Статья_20_4_20_стр.12" style:display-name="Статья 4 стр.12" style:page-layout-name="Mpm9" style:next-style-name="Статья_20_4_20_стр.13">
      <style:header>
        <table:table table:name="Таблица210" table:style-name="Таблица210">
          <table:table-column table:style-name="Таблица210.A"/>
          <table:table-column table:style-name="Таблица210.B"/>
          <table:table-row>
            <table:table-cell table:style-name="Таблица210.A1" office:value-type="string">
              <text:p text:style-name="MP7"><text:user-field-get text:name="rightHeader4">Фамилия И.О. Название статьи4</text:user-field-get></text:p>
            </table:table-cell>
            <table:table-cell table:style-name="Таблица210.A1" office:value-type="string">
              <text:p text:style-name="MP8"><text:page-number text:select-page="current">103</text:page-number></text:p>
            </table:table-cell>
          </table:table-row>
        </table:table>
      </style:header>
      <style:header-left>
        <table:table table:name="Таблица211" table:style-name="Таблица211">
          <table:table-column table:style-name="Таблица211.A"/>
          <table:table-column table:style-name="Таблица211.B"/>
          <table:table-row>
            <table:table-cell table:style-name="Таблица211.A1" office:value-type="string">
              <text:p text:style-name="MP9"><text:page-number text:select-page="current">102</text:page-number></text:p>
            </table:table-cell>
            <table:table-cell table:style-name="Таблица211.A1" office:value-type="string">
              <text:p text:style-name="MP10"><text:user-field-get text:name="leftHeader4">  </text:user-field-get></text:p>
            </table:table-cell>
          </table:table-row>
        </table:table>
      </style:header-left>
    </style:master-page>
    <style:master-page style:name="Статья_20_4_20_стр.13" style:display-name="Статья 4 стр.13" style:page-layout-name="Mpm9" style:next-style-name="Статья_20_4_20_стр.14">
      <style:header>
        <table:table table:name="Таблица212" table:style-name="Таблица212">
          <table:table-column table:style-name="Таблица212.A"/>
          <table:table-column table:style-name="Таблица212.B"/>
          <table:table-row>
            <table:table-cell table:style-name="Таблица212.A1" office:value-type="string">
              <text:p text:style-name="MP7"><text:user-field-get text:name="rightHeader4">Фамилия И.О. Название статьи4</text:user-field-get></text:p>
            </table:table-cell>
            <table:table-cell table:style-name="Таблица212.A1" office:value-type="string">
              <text:p text:style-name="MP8"><text:page-number text:select-page="current">103</text:page-number></text:p>
            </table:table-cell>
          </table:table-row>
        </table:table>
      </style:header>
      <style:header-left>
        <table:table table:name="Таблица213" table:style-name="Таблица213">
          <table:table-column table:style-name="Таблица213.A"/>
          <table:table-column table:style-name="Таблица213.B"/>
          <table:table-row>
            <table:table-cell table:style-name="Таблица213.A1" office:value-type="string">
              <text:p text:style-name="MP9"><text:page-number text:select-page="current">104</text:page-number></text:p>
            </table:table-cell>
            <table:table-cell table:style-name="Таблица213.A1" office:value-type="string">
              <text:p text:style-name="MP10"><text:user-field-get text:name="leftHeader4">  </text:user-field-get></text:p>
            </table:table-cell>
          </table:table-row>
        </table:table>
      </style:header-left>
    </style:master-page>
    <style:master-page style:name="Статья_20_4_20_стр.14" style:display-name="Статья 4 стр.14" style:page-layout-name="Mpm9" style:next-style-name="Статья_20_4_20_стр.15">
      <style:header>
        <table:table table:name="Таблица214" table:style-name="Таблица214">
          <table:table-column table:style-name="Таблица214.A"/>
          <table:table-column table:style-name="Таблица214.B"/>
          <table:table-row>
            <table:table-cell table:style-name="Таблица214.A1" office:value-type="string">
              <text:p text:style-name="MP7"><text:user-field-get text:name="rightHeader4">Фамилия И.О. Название статьи4</text:user-field-get></text:p>
            </table:table-cell>
            <table:table-cell table:style-name="Таблица214.A1" office:value-type="string">
              <text:p text:style-name="MP8"><text:page-number text:select-page="current">105</text:page-number></text:p>
            </table:table-cell>
          </table:table-row>
        </table:table>
      </style:header>
      <style:header-left>
        <table:table table:name="Таблица215" table:style-name="Таблица215">
          <table:table-column table:style-name="Таблица215.A"/>
          <table:table-column table:style-name="Таблица215.B"/>
          <table:table-row>
            <table:table-cell table:style-name="Таблица215.A1" office:value-type="string">
              <text:p text:style-name="MP9"><text:page-number text:select-page="current">104</text:page-number></text:p>
            </table:table-cell>
            <table:table-cell table:style-name="Таблица215.A1" office:value-type="string">
              <text:p text:style-name="MP10"><text:user-field-get text:name="leftHeader4">  </text:user-field-get></text:p>
            </table:table-cell>
          </table:table-row>
        </table:table>
      </style:header-left>
    </style:master-page>
    <style:master-page style:name="Статья_20_4_20_стр.15" style:display-name="Статья 4 стр.15" style:page-layout-name="Mpm9" style:next-style-name="Статья_20_4_20_стр.16">
      <style:header>
        <table:table table:name="Таблица216" table:style-name="Таблица216">
          <table:table-column table:style-name="Таблица216.A"/>
          <table:table-column table:style-name="Таблица216.B"/>
          <table:table-row>
            <table:table-cell table:style-name="Таблица216.A1" office:value-type="string">
              <text:p text:style-name="MP7"><text:user-field-get text:name="rightHeader4">Фамилия И.О. Название статьи4</text:user-field-get></text:p>
            </table:table-cell>
            <table:table-cell table:style-name="Таблица216.A1" office:value-type="string">
              <text:p text:style-name="MP8"><text:page-number text:select-page="current">105</text:page-number></text:p>
            </table:table-cell>
          </table:table-row>
        </table:table>
      </style:header>
      <style:header-left>
        <table:table table:name="Таблица217" table:style-name="Таблица217">
          <table:table-column table:style-name="Таблица217.A"/>
          <table:table-column table:style-name="Таблица217.B"/>
          <table:table-row>
            <table:table-cell table:style-name="Таблица217.A1" office:value-type="string">
              <text:p text:style-name="MP9"><text:page-number text:select-page="current">106</text:page-number></text:p>
            </table:table-cell>
            <table:table-cell table:style-name="Таблица217.A1" office:value-type="string">
              <text:p text:style-name="MP10"><text:user-field-get text:name="leftHeader4">  </text:user-field-get></text:p>
            </table:table-cell>
          </table:table-row>
        </table:table>
      </style:header-left>
    </style:master-page>
    <style:master-page style:name="Статья_20_4_20_стр.16" style:display-name="Статья 4 стр.16" style:page-layout-name="Mpm9" style:next-style-name="Статья_20_4_20_стр.17">
      <style:header>
        <table:table table:name="Таблица218" table:style-name="Таблица218">
          <table:table-column table:style-name="Таблица218.A"/>
          <table:table-column table:style-name="Таблица218.B"/>
          <table:table-row>
            <table:table-cell table:style-name="Таблица218.A1" office:value-type="string">
              <text:p text:style-name="MP7"><text:user-field-get text:name="rightHeader4">Фамилия И.О. Название статьи4</text:user-field-get></text:p>
            </table:table-cell>
            <table:table-cell table:style-name="Таблица218.A1" office:value-type="string">
              <text:p text:style-name="MP8"><text:page-number text:select-page="current">107</text:page-number></text:p>
            </table:table-cell>
          </table:table-row>
        </table:table>
      </style:header>
      <style:header-left>
        <table:table table:name="Таблица219" table:style-name="Таблица219">
          <table:table-column table:style-name="Таблица219.A"/>
          <table:table-column table:style-name="Таблица219.B"/>
          <table:table-row>
            <table:table-cell table:style-name="Таблица219.A1" office:value-type="string">
              <text:p text:style-name="MP9"><text:page-number text:select-page="current">106</text:page-number></text:p>
            </table:table-cell>
            <table:table-cell table:style-name="Таблица219.A1" office:value-type="string">
              <text:p text:style-name="MP10"><text:user-field-get text:name="leftHeader4">  </text:user-field-get></text:p>
            </table:table-cell>
          </table:table-row>
        </table:table>
      </style:header-left>
    </style:master-page>
    <style:master-page style:name="Статья_20_4_20_стр.17" style:display-name="Статья 4 стр.17" style:page-layout-name="Mpm9" style:next-style-name="Статья_20_4_20_стр.18">
      <style:header>
        <table:table table:name="Таблица220" table:style-name="Таблица220">
          <table:table-column table:style-name="Таблица220.A"/>
          <table:table-column table:style-name="Таблица220.B"/>
          <table:table-row>
            <table:table-cell table:style-name="Таблица220.A1" office:value-type="string">
              <text:p text:style-name="MP7"><text:user-field-get text:name="rightHeader4">Фамилия И.О. Название статьи4</text:user-field-get></text:p>
            </table:table-cell>
            <table:table-cell table:style-name="Таблица220.A1" office:value-type="string">
              <text:p text:style-name="MP8"><text:page-number text:select-page="current">107</text:page-number></text:p>
            </table:table-cell>
          </table:table-row>
        </table:table>
      </style:header>
      <style:header-left>
        <table:table table:name="Таблица221" table:style-name="Таблица221">
          <table:table-column table:style-name="Таблица221.A"/>
          <table:table-column table:style-name="Таблица221.B"/>
          <table:table-row>
            <table:table-cell table:style-name="Таблица221.A1" office:value-type="string">
              <text:p text:style-name="MP9"><text:page-number text:select-page="current">108</text:page-number></text:p>
            </table:table-cell>
            <table:table-cell table:style-name="Таблица221.A1" office:value-type="string">
              <text:p text:style-name="MP10"><text:user-field-get text:name="leftHeader4">  </text:user-field-get></text:p>
            </table:table-cell>
          </table:table-row>
        </table:table>
      </style:header-left>
    </style:master-page>
    <style:master-page style:name="Статья_20_4_20_стр.18" style:display-name="Статья 4 стр.18" style:page-layout-name="Mpm9" style:next-style-name="Статья_20_4_20_стр.19">
      <style:header>
        <table:table table:name="Таблица222" table:style-name="Таблица222">
          <table:table-column table:style-name="Таблица222.A"/>
          <table:table-column table:style-name="Таблица222.B"/>
          <table:table-row>
            <table:table-cell table:style-name="Таблица222.A1" office:value-type="string">
              <text:p text:style-name="MP7"><text:user-field-get text:name="rightHeader4">Фамилия И.О. Название статьи4</text:user-field-get></text:p>
            </table:table-cell>
            <table:table-cell table:style-name="Таблица222.A1" office:value-type="string">
              <text:p text:style-name="MP8"><text:page-number text:select-page="current">109</text:page-number></text:p>
            </table:table-cell>
          </table:table-row>
        </table:table>
      </style:header>
      <style:header-left>
        <table:table table:name="Таблица223" table:style-name="Таблица223">
          <table:table-column table:style-name="Таблица223.A"/>
          <table:table-column table:style-name="Таблица223.B"/>
          <table:table-row>
            <table:table-cell table:style-name="Таблица223.A1" office:value-type="string">
              <text:p text:style-name="MP9"><text:page-number text:select-page="current">108</text:page-number></text:p>
            </table:table-cell>
            <table:table-cell table:style-name="Таблица223.A1" office:value-type="string">
              <text:p text:style-name="MP10"><text:user-field-get text:name="leftHeader4">  </text:user-field-get></text:p>
            </table:table-cell>
          </table:table-row>
        </table:table>
      </style:header-left>
    </style:master-page>
    <style:master-page style:name="Статья_20_4_20_стр.19" style:display-name="Статья 4 стр.19" style:page-layout-name="Mpm9" style:next-style-name="Статья_20_4_20_стр.20">
      <style:header>
        <table:table table:name="Таблица224" table:style-name="Таблица224">
          <table:table-column table:style-name="Таблица224.A"/>
          <table:table-column table:style-name="Таблица224.B"/>
          <table:table-row>
            <table:table-cell table:style-name="Таблица224.A1" office:value-type="string">
              <text:p text:style-name="MP7"><text:user-field-get text:name="rightHeader4">Фамилия И.О. Название статьи4</text:user-field-get></text:p>
            </table:table-cell>
            <table:table-cell table:style-name="Таблица224.A1" office:value-type="string">
              <text:p text:style-name="MP8"><text:page-number text:select-page="current">109</text:page-number></text:p>
            </table:table-cell>
          </table:table-row>
        </table:table>
      </style:header>
      <style:header-left>
        <table:table table:name="Таблица225" table:style-name="Таблица225">
          <table:table-column table:style-name="Таблица225.A"/>
          <table:table-column table:style-name="Таблица225.B"/>
          <table:table-row>
            <table:table-cell table:style-name="Таблица225.A1" office:value-type="string">
              <text:p text:style-name="MP9"><text:page-number text:select-page="current">110</text:page-number></text:p>
            </table:table-cell>
            <table:table-cell table:style-name="Таблица225.A1" office:value-type="string">
              <text:p text:style-name="MP10"><text:user-field-get text:name="leftHeader4">  </text:user-field-get></text:p>
            </table:table-cell>
          </table:table-row>
        </table:table>
      </style:header-left>
    </style:master-page>
    <style:master-page style:name="Статья_20_4_20_стр.20" style:display-name="Статья 4 стр.20" style:page-layout-name="Mpm9" style:next-style-name="Статья_20_4_20_стр.21">
      <style:header>
        <table:table table:name="Таблица226" table:style-name="Таблица226">
          <table:table-column table:style-name="Таблица226.A"/>
          <table:table-column table:style-name="Таблица226.B"/>
          <table:table-row>
            <table:table-cell table:style-name="Таблица226.A1" office:value-type="string">
              <text:p text:style-name="MP7"><text:user-field-get text:name="rightHeader4">Фамилия И.О. Название статьи4</text:user-field-get></text:p>
            </table:table-cell>
            <table:table-cell table:style-name="Таблица226.A1" office:value-type="string">
              <text:p text:style-name="MP8"><text:page-number text:select-page="current">111</text:page-number></text:p>
            </table:table-cell>
          </table:table-row>
        </table:table>
      </style:header>
      <style:header-left>
        <table:table table:name="Таблица227" table:style-name="Таблица227">
          <table:table-column table:style-name="Таблица227.A"/>
          <table:table-column table:style-name="Таблица227.B"/>
          <table:table-row>
            <table:table-cell table:style-name="Таблица227.A1" office:value-type="string">
              <text:p text:style-name="MP9"><text:page-number text:select-page="current">110</text:page-number></text:p>
            </table:table-cell>
            <table:table-cell table:style-name="Таблица227.A1" office:value-type="string">
              <text:p text:style-name="MP10"><text:user-field-get text:name="leftHeader4">  </text:user-field-get></text:p>
            </table:table-cell>
          </table:table-row>
        </table:table>
      </style:header-left>
    </style:master-page>
    <style:master-page style:name="Статья_20_4_20_стр.21" style:display-name="Статья 4 стр.21" style:page-layout-name="Mpm9" style:next-style-name="Статья_20_4_20_стр.22">
      <style:header>
        <table:table table:name="Таблица228" table:style-name="Таблица228">
          <table:table-column table:style-name="Таблица228.A"/>
          <table:table-column table:style-name="Таблица228.B"/>
          <table:table-row>
            <table:table-cell table:style-name="Таблица228.A1" office:value-type="string">
              <text:p text:style-name="MP7"><text:user-field-get text:name="rightHeader4">Фамилия И.О. Название статьи4</text:user-field-get></text:p>
            </table:table-cell>
            <table:table-cell table:style-name="Таблица228.A1" office:value-type="string">
              <text:p text:style-name="MP8"><text:page-number text:select-page="current">111</text:page-number></text:p>
            </table:table-cell>
          </table:table-row>
        </table:table>
      </style:header>
      <style:header-left>
        <table:table table:name="Таблица229" table:style-name="Таблица229">
          <table:table-column table:style-name="Таблица229.A"/>
          <table:table-column table:style-name="Таблица229.B"/>
          <table:table-row>
            <table:table-cell table:style-name="Таблица229.A1" office:value-type="string">
              <text:p text:style-name="MP9"><text:page-number text:select-page="current">112</text:page-number></text:p>
            </table:table-cell>
            <table:table-cell table:style-name="Таблица229.A1" office:value-type="string">
              <text:p text:style-name="MP10"><text:user-field-get text:name="leftHeader4">  </text:user-field-get></text:p>
            </table:table-cell>
          </table:table-row>
        </table:table>
      </style:header-left>
    </style:master-page>
    <style:master-page style:name="Статья_20_4_20_стр.22" style:display-name="Статья 4 стр.22" style:page-layout-name="Mpm9" style:next-style-name="Статья_20_4_20_стр.23">
      <style:header>
        <table:table table:name="Таблица230" table:style-name="Таблица230">
          <table:table-column table:style-name="Таблица230.A"/>
          <table:table-column table:style-name="Таблица230.B"/>
          <table:table-row>
            <table:table-cell table:style-name="Таблица230.A1" office:value-type="string">
              <text:p text:style-name="MP7"><text:user-field-get text:name="rightHeader4">Фамилия И.О. Название статьи4</text:user-field-get></text:p>
            </table:table-cell>
            <table:table-cell table:style-name="Таблица230.A1" office:value-type="string">
              <text:p text:style-name="MP8"><text:page-number text:select-page="current">113</text:page-number></text:p>
            </table:table-cell>
          </table:table-row>
        </table:table>
      </style:header>
      <style:header-left>
        <table:table table:name="Таблица231" table:style-name="Таблица231">
          <table:table-column table:style-name="Таблица231.A"/>
          <table:table-column table:style-name="Таблица231.B"/>
          <table:table-row>
            <table:table-cell table:style-name="Таблица231.A1" office:value-type="string">
              <text:p text:style-name="MP9"><text:page-number text:select-page="current">112</text:page-number></text:p>
            </table:table-cell>
            <table:table-cell table:style-name="Таблица231.A1" office:value-type="string">
              <text:p text:style-name="MP10"><text:user-field-get text:name="leftHeader4">  </text:user-field-get></text:p>
            </table:table-cell>
          </table:table-row>
        </table:table>
      </style:header-left>
    </style:master-page>
    <style:master-page style:name="Статья_20_4_20_стр.23" style:display-name="Статья 4 стр.23" style:page-layout-name="Mpm9" style:next-style-name="Статья_20_4_20_стр.24">
      <style:header>
        <table:table table:name="Таблица232" table:style-name="Таблица232">
          <table:table-column table:style-name="Таблица232.A"/>
          <table:table-column table:style-name="Таблица232.B"/>
          <table:table-row>
            <table:table-cell table:style-name="Таблица232.A1" office:value-type="string">
              <text:p text:style-name="MP7"><text:user-field-get text:name="rightHeader4">Фамилия И.О. Название статьи4</text:user-field-get></text:p>
            </table:table-cell>
            <table:table-cell table:style-name="Таблица232.A1" office:value-type="string">
              <text:p text:style-name="MP8"><text:page-number text:select-page="current">113</text:page-number></text:p>
            </table:table-cell>
          </table:table-row>
        </table:table>
      </style:header>
      <style:header-left>
        <table:table table:name="Таблица233" table:style-name="Таблица233">
          <table:table-column table:style-name="Таблица233.A"/>
          <table:table-column table:style-name="Таблица233.B"/>
          <table:table-row>
            <table:table-cell table:style-name="Таблица233.A1" office:value-type="string">
              <text:p text:style-name="MP9"><text:page-number text:select-page="current">114</text:page-number></text:p>
            </table:table-cell>
            <table:table-cell table:style-name="Таблица233.A1" office:value-type="string">
              <text:p text:style-name="MP10"><text:user-field-get text:name="leftHeader4">  </text:user-field-get></text:p>
            </table:table-cell>
          </table:table-row>
        </table:table>
      </style:header-left>
    </style:master-page>
    <style:master-page style:name="Статья_20_4_20_стр.24" style:display-name="Статья 4 стр.24" style:page-layout-name="Mpm9" style:next-style-name="Статья_20_4_20_стр.25">
      <style:header>
        <table:table table:name="Таблица234" table:style-name="Таблица234">
          <table:table-column table:style-name="Таблица234.A"/>
          <table:table-column table:style-name="Таблица234.B"/>
          <table:table-row>
            <table:table-cell table:style-name="Таблица234.A1" office:value-type="string">
              <text:p text:style-name="MP7"><text:user-field-get text:name="rightHeader4">Фамилия И.О. Название статьи4</text:user-field-get></text:p>
            </table:table-cell>
            <table:table-cell table:style-name="Таблица234.A1" office:value-type="string">
              <text:p text:style-name="MP8"><text:page-number text:select-page="current">115</text:page-number></text:p>
            </table:table-cell>
          </table:table-row>
        </table:table>
      </style:header>
      <style:header-left>
        <table:table table:name="Таблица235" table:style-name="Таблица235">
          <table:table-column table:style-name="Таблица235.A"/>
          <table:table-column table:style-name="Таблица235.B"/>
          <table:table-row>
            <table:table-cell table:style-name="Таблица235.A1" office:value-type="string">
              <text:p text:style-name="MP9"><text:page-number text:select-page="current">114</text:page-number></text:p>
            </table:table-cell>
            <table:table-cell table:style-name="Таблица235.A1" office:value-type="string">
              <text:p text:style-name="MP10"><text:user-field-get text:name="leftHeader4">  </text:user-field-get></text:p>
            </table:table-cell>
          </table:table-row>
        </table:table>
      </style:header-left>
    </style:master-page>
    <style:master-page style:name="Статья_20_4_20_стр.25" style:display-name="Статья 4 стр.25" style:page-layout-name="Mpm9" style:next-style-name="Статья_20_4_20_стр.26">
      <style:header>
        <table:table table:name="Таблица236" table:style-name="Таблица236">
          <table:table-column table:style-name="Таблица236.A"/>
          <table:table-column table:style-name="Таблица236.B"/>
          <table:table-row>
            <table:table-cell table:style-name="Таблица236.A1" office:value-type="string">
              <text:p text:style-name="MP7"><text:user-field-get text:name="rightHeader4">Фамилия И.О. Название статьи4</text:user-field-get></text:p>
            </table:table-cell>
            <table:table-cell table:style-name="Таблица236.A1" office:value-type="string">
              <text:p text:style-name="MP8"><text:page-number text:select-page="current">115</text:page-number></text:p>
            </table:table-cell>
          </table:table-row>
        </table:table>
      </style:header>
      <style:header-left>
        <table:table table:name="Таблица237" table:style-name="Таблица237">
          <table:table-column table:style-name="Таблица237.A"/>
          <table:table-column table:style-name="Таблица237.B"/>
          <table:table-row>
            <table:table-cell table:style-name="Таблица237.A1" office:value-type="string">
              <text:p text:style-name="MP9"><text:page-number text:select-page="current">116</text:page-number></text:p>
            </table:table-cell>
            <table:table-cell table:style-name="Таблица237.A1" office:value-type="string">
              <text:p text:style-name="MP10"><text:user-field-get text:name="leftHeader4">  </text:user-field-get></text:p>
            </table:table-cell>
          </table:table-row>
        </table:table>
      </style:header-left>
    </style:master-page>
    <style:master-page style:name="Статья_20_4_20_стр.26" style:display-name="Статья 4 стр.26" style:page-layout-name="Mpm9" style:next-style-name="Статья_20_4_20_стр.27">
      <style:header>
        <table:table table:name="Таблица238" table:style-name="Таблица238">
          <table:table-column table:style-name="Таблица238.A"/>
          <table:table-column table:style-name="Таблица238.B"/>
          <table:table-row>
            <table:table-cell table:style-name="Таблица238.A1" office:value-type="string">
              <text:p text:style-name="MP7"><text:user-field-get text:name="rightHeader4">Фамилия И.О. Название статьи4</text:user-field-get></text:p>
            </table:table-cell>
            <table:table-cell table:style-name="Таблица238.A1" office:value-type="string">
              <text:p text:style-name="MP8"><text:page-number text:select-page="current">117</text:page-number></text:p>
            </table:table-cell>
          </table:table-row>
        </table:table>
      </style:header>
      <style:header-left>
        <table:table table:name="Таблица239" table:style-name="Таблица239">
          <table:table-column table:style-name="Таблица239.A"/>
          <table:table-column table:style-name="Таблица239.B"/>
          <table:table-row>
            <table:table-cell table:style-name="Таблица239.A1" office:value-type="string">
              <text:p text:style-name="MP9"><text:page-number text:select-page="current">116</text:page-number></text:p>
            </table:table-cell>
            <table:table-cell table:style-name="Таблица239.A1" office:value-type="string">
              <text:p text:style-name="MP10"><text:user-field-get text:name="leftHeader4">  </text:user-field-get></text:p>
            </table:table-cell>
          </table:table-row>
        </table:table>
      </style:header-left>
    </style:master-page>
    <style:master-page style:name="Статья_20_4_20_стр.27" style:display-name="Статья 4 стр.27" style:page-layout-name="Mpm9" style:next-style-name="Статья_20_4_20_стр.28">
      <style:header>
        <table:table table:name="Таблица240" table:style-name="Таблица240">
          <table:table-column table:style-name="Таблица240.A"/>
          <table:table-column table:style-name="Таблица240.B"/>
          <table:table-row>
            <table:table-cell table:style-name="Таблица240.A1" office:value-type="string">
              <text:p text:style-name="MP7"><text:user-field-get text:name="rightHeader4">Фамилия И.О. Название статьи4</text:user-field-get></text:p>
            </table:table-cell>
            <table:table-cell table:style-name="Таблица240.A1" office:value-type="string">
              <text:p text:style-name="MP8"><text:page-number text:select-page="current">117</text:page-number></text:p>
            </table:table-cell>
          </table:table-row>
        </table:table>
      </style:header>
      <style:header-left>
        <table:table table:name="Таблица241" table:style-name="Таблица241">
          <table:table-column table:style-name="Таблица241.A"/>
          <table:table-column table:style-name="Таблица241.B"/>
          <table:table-row>
            <table:table-cell table:style-name="Таблица241.A1" office:value-type="string">
              <text:p text:style-name="MP9"><text:page-number text:select-page="current">118</text:page-number></text:p>
            </table:table-cell>
            <table:table-cell table:style-name="Таблица241.A1" office:value-type="string">
              <text:p text:style-name="MP10"><text:user-field-get text:name="leftHeader4">  </text:user-field-get></text:p>
            </table:table-cell>
          </table:table-row>
        </table:table>
      </style:header-left>
    </style:master-page>
    <style:master-page style:name="Статья_20_4_20_стр.28" style:display-name="Статья 4 стр.28" style:page-layout-name="Mpm9" style:next-style-name="Статья_20_4_20_стр.29">
      <style:header>
        <table:table table:name="Таблица242" table:style-name="Таблица242">
          <table:table-column table:style-name="Таблица242.A"/>
          <table:table-column table:style-name="Таблица242.B"/>
          <table:table-row>
            <table:table-cell table:style-name="Таблица242.A1" office:value-type="string">
              <text:p text:style-name="MP7"><text:user-field-get text:name="rightHeader4">Фамилия И.О. Название статьи4</text:user-field-get></text:p>
            </table:table-cell>
            <table:table-cell table:style-name="Таблица242.A1" office:value-type="string">
              <text:p text:style-name="MP8"><text:page-number text:select-page="current">119</text:page-number></text:p>
            </table:table-cell>
          </table:table-row>
        </table:table>
      </style:header>
      <style:header-left>
        <table:table table:name="Таблица243" table:style-name="Таблица243">
          <table:table-column table:style-name="Таблица243.A"/>
          <table:table-column table:style-name="Таблица243.B"/>
          <table:table-row>
            <table:table-cell table:style-name="Таблица243.A1" office:value-type="string">
              <text:p text:style-name="MP9"><text:page-number text:select-page="current">118</text:page-number></text:p>
            </table:table-cell>
            <table:table-cell table:style-name="Таблица243.A1" office:value-type="string">
              <text:p text:style-name="MP10"><text:user-field-get text:name="leftHeader4">  </text:user-field-get></text:p>
            </table:table-cell>
          </table:table-row>
        </table:table>
      </style:header-left>
    </style:master-page>
    <style:master-page style:name="Статья_20_4_20_стр.29" style:display-name="Статья 4 стр.29" style:page-layout-name="Mpm9" style:next-style-name="Статья_20_4">
      <style:header>
        <table:table table:name="Таблица244" table:style-name="Таблица244">
          <table:table-column table:style-name="Таблица244.A"/>
          <table:table-column table:style-name="Таблица244.B"/>
          <table:table-row>
            <table:table-cell table:style-name="Таблица244.A1" office:value-type="string">
              <text:p text:style-name="MP7"><text:user-field-get text:name="rightHeader4">Фамилия И.О. Название статьи4</text:user-field-get></text:p>
            </table:table-cell>
            <table:table-cell table:style-name="Таблица244.A1" office:value-type="string">
              <text:p text:style-name="MP8"><text:page-number text:select-page="current">119</text:page-number></text:p>
            </table:table-cell>
          </table:table-row>
        </table:table>
      </style:header>
      <style:header-left>
        <table:table table:name="Таблица245" table:style-name="Таблица245">
          <table:table-column table:style-name="Таблица245.A"/>
          <table:table-column table:style-name="Таблица245.B"/>
          <table:table-row>
            <table:table-cell table:style-name="Таблица245.A1" office:value-type="string">
              <text:p text:style-name="MP9"><text:page-number text:select-page="current">120</text:page-number></text:p>
            </table:table-cell>
            <table:table-cell table:style-name="Таблица245.A1" office:value-type="string">
              <text:p text:style-name="MP10"><text:user-field-get text:name="leftHeader4">  </text:user-field-get></text:p>
            </table:table-cell>
          </table:table-row>
        </table:table>
      </style:header-left>
    </style:master-page>
    <style:master-page style:name="Статья_20_5_20_стр.1" style:display-name="Статья 5 стр.1" style:page-layout-name="Mpm10" style:next-style-name="Статья_20_5_20_стр.2">
      <style:header>
        <table:table table:name="Таблица246" table:style-name="Таблица246">
          <table:table-column table:style-name="Таблица246.A"/>
          <table:table-column table:style-name="Таблица246.B"/>
          <table:table-row>
            <table:table-cell table:style-name="Таблица246.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121</text:page-number>–<text:user-field-get text:name="article5LastPage">149</text:user-field-get></text:p>
              <text:p text:style-name="MP11"><text:user-field-get text:name="article5UDK">Задать УДК</text:user-field-get></text:p>
            </table:table-cell>
            <table:table-cell table:style-name="Таблица246.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121</text:page-number>–<text:user-field-get text:name="article5LastPage">149</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121</text:page-number>-<text:user-field-get text:name="article5LastPage">149</text:user-field-get></text:p>
            </table:table-cell>
          </table:table-row>
        </table:table>
      </style:header>
      <style:footer>
        <text:user-field-decls>
          <text:user-field-decl office:value-type="string" office:string-value="  " text:name="author5Copyright"/>
        </text:user-field-decls>
        <text:p text:style-name="MP14"><text:user-field-get text:name="author5Copyright">  </text:user-field-get></text:p>
      </style:footer>
    </style:master-page>
    <style:master-page style:name="Статья_20_5" style:display-name="Статья 5" style:page-layout-name="Mpm9">
      <style:header>
        <table:table table:name="Таблица247" table:style-name="Таблица247">
          <table:table-column table:style-name="Таблица247.A"/>
          <table:table-column table:style-name="Таблица247.B"/>
          <table:table-row>
            <table:table-cell table:style-name="Таблица247.A1" office:value-type="string">
              <text:p text:style-name="MP7"><text:user-field-get text:name="rightHeader5">Фамилия И.О. Название статьи5</text:user-field-get></text:p>
            </table:table-cell>
            <table:table-cell table:style-name="Таблица247.A1" office:value-type="string">
              <text:p text:style-name="MP8"><text:page-number text:select-page="current">149</text:page-number></text:p>
            </table:table-cell>
          </table:table-row>
        </table:table>
      </style:header>
      <style:header-left>
        <table:table table:name="Таблица248" table:style-name="Таблица248">
          <table:table-column table:style-name="Таблица248.A"/>
          <table:table-column table:style-name="Таблица248.B"/>
          <table:table-row>
            <table:table-cell table:style-name="Таблица248.A1" office:value-type="string">
              <text:p text:style-name="MP9"><text:page-number text:select-page="current">150</text:page-number></text:p>
            </table:table-cell>
            <table:table-cell table:style-name="Таблица248.A1" office:value-type="string">
              <text:p text:style-name="MP10"><text:user-field-get text:name="leftHeader5">  </text:user-field-get></text:p>
            </table:table-cell>
          </table:table-row>
        </table:table>
      </style:header-left>
    </style:master-page>
    <style:master-page style:name="Статья_20_5_20_стр.2" style:display-name="Статья 5 стр.2" style:page-layout-name="Mpm9" style:next-style-name="Статья_20_5_20_стр.3">
      <style:header>
        <table:table table:name="Таблица249" table:style-name="Таблица249">
          <table:table-column table:style-name="Таблица249.A"/>
          <table:table-column table:style-name="Таблица249.B"/>
          <table:table-row>
            <table:table-cell table:style-name="Таблица249.A1" office:value-type="string">
              <text:p text:style-name="MP7"><text:user-field-get text:name="rightHeader5">Фамилия И.О. Название статьи5</text:user-field-get></text:p>
            </table:table-cell>
            <table:table-cell table:style-name="Таблица249.A1" office:value-type="string">
              <text:p text:style-name="MP8"><text:page-number text:select-page="current">123</text:page-number></text:p>
            </table:table-cell>
          </table:table-row>
        </table:table>
      </style:header>
      <style:header-left>
        <table:table table:name="Таблица250" table:style-name="Таблица250">
          <table:table-column table:style-name="Таблица250.A"/>
          <table:table-column table:style-name="Таблица250.B"/>
          <table:table-row>
            <table:table-cell table:style-name="Таблица250.A1" office:value-type="string">
              <text:p text:style-name="MP9"><text:page-number text:select-page="current">122</text:page-number></text:p>
            </table:table-cell>
            <table:table-cell table:style-name="Таблица250.A1" office:value-type="string">
              <text:p text:style-name="MP10"><text:user-field-get text:name="leftHeader5">  </text:user-field-get></text:p>
            </table:table-cell>
          </table:table-row>
        </table:table>
      </style:header-left>
    </style:master-page>
    <style:master-page style:name="Статья_20_5_20_стр.3" style:display-name="Статья 5 стр.3" style:page-layout-name="Mpm9" style:next-style-name="Статья_20_5_20_стр.4">
      <style:header>
        <table:table table:name="Таблица251" table:style-name="Таблица251">
          <table:table-column table:style-name="Таблица251.A"/>
          <table:table-column table:style-name="Таблица251.B"/>
          <table:table-row>
            <table:table-cell table:style-name="Таблица251.A1" office:value-type="string">
              <text:p text:style-name="MP7"><text:user-field-get text:name="rightHeader5">Фамилия И.О. Название статьи5</text:user-field-get></text:p>
            </table:table-cell>
            <table:table-cell table:style-name="Таблица251.A1" office:value-type="string">
              <text:p text:style-name="MP8"><text:page-number text:select-page="current">123</text:page-number></text:p>
            </table:table-cell>
          </table:table-row>
        </table:table>
      </style:header>
      <style:header-left>
        <table:table table:name="Таблица252" table:style-name="Таблица252">
          <table:table-column table:style-name="Таблица252.A"/>
          <table:table-column table:style-name="Таблица252.B"/>
          <table:table-row>
            <table:table-cell table:style-name="Таблица252.A1" office:value-type="string">
              <text:p text:style-name="MP9"><text:page-number text:select-page="current">124</text:page-number></text:p>
            </table:table-cell>
            <table:table-cell table:style-name="Таблица252.A1" office:value-type="string">
              <text:p text:style-name="MP10"><text:user-field-get text:name="leftHeader5">  </text:user-field-get></text:p>
            </table:table-cell>
          </table:table-row>
        </table:table>
      </style:header-left>
    </style:master-page>
    <style:master-page style:name="Статья_20_5_20_стр.4" style:display-name="Статья 5 стр.4" style:page-layout-name="Mpm9" style:next-style-name="Статья_20_5_20_стр.5">
      <style:header>
        <table:table table:name="Таблица253" table:style-name="Таблица253">
          <table:table-column table:style-name="Таблица253.A"/>
          <table:table-column table:style-name="Таблица253.B"/>
          <table:table-row>
            <table:table-cell table:style-name="Таблица253.A1" office:value-type="string">
              <text:p text:style-name="MP7"><text:user-field-get text:name="rightHeader5">Фамилия И.О. Название статьи5</text:user-field-get></text:p>
            </table:table-cell>
            <table:table-cell table:style-name="Таблица253.A1" office:value-type="string">
              <text:p text:style-name="MP8"><text:page-number text:select-page="current">123</text:page-number></text:p>
            </table:table-cell>
          </table:table-row>
        </table:table>
      </style:header>
      <style:header-left>
        <table:table table:name="Таблица254" table:style-name="Таблица254">
          <table:table-column table:style-name="Таблица254.A"/>
          <table:table-column table:style-name="Таблица254.B"/>
          <table:table-row>
            <table:table-cell table:style-name="Таблица254.A1" office:value-type="string">
              <text:p text:style-name="MP9"><text:page-number text:select-page="current">124</text:page-number></text:p>
            </table:table-cell>
            <table:table-cell table:style-name="Таблица254.A1" office:value-type="string">
              <text:p text:style-name="MP10"><text:user-field-get text:name="leftHeader5">  </text:user-field-get></text:p>
            </table:table-cell>
          </table:table-row>
        </table:table>
      </style:header-left>
    </style:master-page>
    <style:master-page style:name="Статья_20_5_20_стр.5" style:display-name="Статья 5 стр.5" style:page-layout-name="Mpm9" style:next-style-name="Статья_20_5_20_стр.6">
      <style:header>
        <table:table table:name="Таблица255" table:style-name="Таблица255">
          <table:table-column table:style-name="Таблица255.A"/>
          <table:table-column table:style-name="Таблица255.B"/>
          <table:table-row>
            <table:table-cell table:style-name="Таблица255.A1" office:value-type="string">
              <text:p text:style-name="MP7"><text:user-field-get text:name="rightHeader5">Фамилия И.О. Название статьи5</text:user-field-get></text:p>
            </table:table-cell>
            <table:table-cell table:style-name="Таблица255.A1" office:value-type="string">
              <text:p text:style-name="MP8"><text:page-number text:select-page="current">125</text:page-number></text:p>
            </table:table-cell>
          </table:table-row>
        </table:table>
      </style:header>
      <style:header-left>
        <table:table table:name="Таблица256" table:style-name="Таблица256">
          <table:table-column table:style-name="Таблица256.A"/>
          <table:table-column table:style-name="Таблица256.B"/>
          <table:table-row>
            <table:table-cell table:style-name="Таблица256.A1" office:value-type="string">
              <text:p text:style-name="MP9"><text:page-number text:select-page="current">124</text:page-number></text:p>
            </table:table-cell>
            <table:table-cell table:style-name="Таблица256.A1" office:value-type="string">
              <text:p text:style-name="MP10"><text:user-field-get text:name="leftHeader5">  </text:user-field-get></text:p>
            </table:table-cell>
          </table:table-row>
        </table:table>
      </style:header-left>
    </style:master-page>
    <style:master-page style:name="Статья_20_5_20_стр.6" style:display-name="Статья 5 стр.6" style:page-layout-name="Mpm9" style:next-style-name="Статья_20_5_20_стр.7">
      <style:header>
        <table:table table:name="Таблица257" table:style-name="Таблица257">
          <table:table-column table:style-name="Таблица257.A"/>
          <table:table-column table:style-name="Таблица257.B"/>
          <table:table-row>
            <table:table-cell table:style-name="Таблица257.A1" office:value-type="string">
              <text:p text:style-name="MP7"><text:user-field-get text:name="rightHeader5">Фамилия И.О. Название статьи5</text:user-field-get></text:p>
            </table:table-cell>
            <table:table-cell table:style-name="Таблица257.A1" office:value-type="string">
              <text:p text:style-name="MP8"><text:page-number text:select-page="current">125</text:page-number></text:p>
            </table:table-cell>
          </table:table-row>
        </table:table>
      </style:header>
      <style:header-left>
        <table:table table:name="Таблица258" table:style-name="Таблица258">
          <table:table-column table:style-name="Таблица258.A"/>
          <table:table-column table:style-name="Таблица258.B"/>
          <table:table-row>
            <table:table-cell table:style-name="Таблица258.A1" office:value-type="string">
              <text:p text:style-name="MP9"><text:page-number text:select-page="current">126</text:page-number></text:p>
            </table:table-cell>
            <table:table-cell table:style-name="Таблица258.A1" office:value-type="string">
              <text:p text:style-name="MP10"><text:user-field-get text:name="leftHeader5">  </text:user-field-get></text:p>
            </table:table-cell>
          </table:table-row>
        </table:table>
      </style:header-left>
    </style:master-page>
    <style:master-page style:name="Статья_20_5_20_стр.7" style:display-name="Статья 5 стр.7" style:page-layout-name="Mpm9" style:next-style-name="Статья_20_5_20_стр.8">
      <style:header>
        <table:table table:name="Таблица259" table:style-name="Таблица259">
          <table:table-column table:style-name="Таблица259.A"/>
          <table:table-column table:style-name="Таблица259.B"/>
          <table:table-row>
            <table:table-cell table:style-name="Таблица259.A1" office:value-type="string">
              <text:p text:style-name="MP7"><text:user-field-get text:name="rightHeader5">Фамилия И.О. Название статьи5</text:user-field-get></text:p>
            </table:table-cell>
            <table:table-cell table:style-name="Таблица259.A1" office:value-type="string">
              <text:p text:style-name="MP8"><text:page-number text:select-page="current">127</text:page-number></text:p>
            </table:table-cell>
          </table:table-row>
        </table:table>
      </style:header>
      <style:header-left>
        <table:table table:name="Таблица260" table:style-name="Таблица260">
          <table:table-column table:style-name="Таблица260.A"/>
          <table:table-column table:style-name="Таблица260.B"/>
          <table:table-row>
            <table:table-cell table:style-name="Таблица260.A1" office:value-type="string">
              <text:p text:style-name="MP9"><text:page-number text:select-page="current">126</text:page-number></text:p>
            </table:table-cell>
            <table:table-cell table:style-name="Таблица260.A1" office:value-type="string">
              <text:p text:style-name="MP10"><text:user-field-get text:name="leftHeader5">  </text:user-field-get></text:p>
            </table:table-cell>
          </table:table-row>
        </table:table>
      </style:header-left>
    </style:master-page>
    <style:master-page style:name="Статья_20_5_20_стр.8" style:display-name="Статья 5 стр.8" style:page-layout-name="Mpm9" style:next-style-name="Статья_20_5_20_стр.9">
      <style:header>
        <table:table table:name="Таблица261" table:style-name="Таблица261">
          <table:table-column table:style-name="Таблица261.A"/>
          <table:table-column table:style-name="Таблица261.B"/>
          <table:table-row>
            <table:table-cell table:style-name="Таблица261.A1" office:value-type="string">
              <text:p text:style-name="MP7"><text:user-field-get text:name="rightHeader5">Фамилия И.О. Название статьи5</text:user-field-get></text:p>
            </table:table-cell>
            <table:table-cell table:style-name="Таблица261.A1" office:value-type="string">
              <text:p text:style-name="MP8"><text:page-number text:select-page="current">127</text:page-number></text:p>
            </table:table-cell>
          </table:table-row>
        </table:table>
      </style:header>
      <style:header-left>
        <table:table table:name="Таблица262" table:style-name="Таблица262">
          <table:table-column table:style-name="Таблица262.A"/>
          <table:table-column table:style-name="Таблица262.B"/>
          <table:table-row>
            <table:table-cell table:style-name="Таблица262.A1" office:value-type="string">
              <text:p text:style-name="MP9"><text:page-number text:select-page="current">128</text:page-number></text:p>
            </table:table-cell>
            <table:table-cell table:style-name="Таблица262.A1" office:value-type="string">
              <text:p text:style-name="MP10"><text:user-field-get text:name="leftHeader5">  </text:user-field-get></text:p>
            </table:table-cell>
          </table:table-row>
        </table:table>
      </style:header-left>
    </style:master-page>
    <style:master-page style:name="Статья_20_5_20_стр.9" style:display-name="Статья 5 стр.9" style:page-layout-name="Mpm9" style:next-style-name="Статья_20_5_20_стр.10">
      <style:header>
        <table:table table:name="Таблица263" table:style-name="Таблица263">
          <table:table-column table:style-name="Таблица263.A"/>
          <table:table-column table:style-name="Таблица263.B"/>
          <table:table-row>
            <table:table-cell table:style-name="Таблица263.A1" office:value-type="string">
              <text:p text:style-name="MP7"><text:user-field-get text:name="rightHeader5">Фамилия И.О. Название статьи5</text:user-field-get></text:p>
            </table:table-cell>
            <table:table-cell table:style-name="Таблица263.A1" office:value-type="string">
              <text:p text:style-name="MP8"><text:page-number text:select-page="current">129</text:page-number></text:p>
            </table:table-cell>
          </table:table-row>
        </table:table>
      </style:header>
      <style:header-left>
        <table:table table:name="Таблица264" table:style-name="Таблица264">
          <table:table-column table:style-name="Таблица264.A"/>
          <table:table-column table:style-name="Таблица264.B"/>
          <table:table-row>
            <table:table-cell table:style-name="Таблица264.A1" office:value-type="string">
              <text:p text:style-name="MP9"><text:page-number text:select-page="current">128</text:page-number></text:p>
            </table:table-cell>
            <table:table-cell table:style-name="Таблица264.A1" office:value-type="string">
              <text:p text:style-name="MP10"><text:user-field-get text:name="leftHeader5">  </text:user-field-get></text:p>
            </table:table-cell>
          </table:table-row>
        </table:table>
      </style:header-left>
    </style:master-page>
    <style:master-page style:name="Статья_20_5_20_стр.10" style:display-name="Статья 5 стр.10" style:page-layout-name="Mpm9" style:next-style-name="Статья_20_5_20_стр.11">
      <style:header>
        <table:table table:name="Таблица265" table:style-name="Таблица265">
          <table:table-column table:style-name="Таблица265.A"/>
          <table:table-column table:style-name="Таблица265.B"/>
          <table:table-row>
            <table:table-cell table:style-name="Таблица265.A1" office:value-type="string">
              <text:p text:style-name="MP7"><text:user-field-get text:name="rightHeader5">Фамилия И.О. Название статьи5</text:user-field-get></text:p>
            </table:table-cell>
            <table:table-cell table:style-name="Таблица265.A1" office:value-type="string">
              <text:p text:style-name="MP8"><text:page-number text:select-page="current">129</text:page-number></text:p>
            </table:table-cell>
          </table:table-row>
        </table:table>
      </style:header>
      <style:header-left>
        <table:table table:name="Таблица266" table:style-name="Таблица266">
          <table:table-column table:style-name="Таблица266.A"/>
          <table:table-column table:style-name="Таблица266.B"/>
          <table:table-row>
            <table:table-cell table:style-name="Таблица266.A1" office:value-type="string">
              <text:p text:style-name="MP9"><text:page-number text:select-page="current">130</text:page-number></text:p>
            </table:table-cell>
            <table:table-cell table:style-name="Таблица266.A1" office:value-type="string">
              <text:p text:style-name="MP10"><text:user-field-get text:name="leftHeader5">  </text:user-field-get></text:p>
            </table:table-cell>
          </table:table-row>
        </table:table>
      </style:header-left>
    </style:master-page>
    <style:master-page style:name="Статья_20_5_20_стр.11" style:display-name="Статья 5 стр.11" style:page-layout-name="Mpm9" style:next-style-name="Статья_20_5_20_стр.12">
      <style:header>
        <table:table table:name="Таблица267" table:style-name="Таблица267">
          <table:table-column table:style-name="Таблица267.A"/>
          <table:table-column table:style-name="Таблица267.B"/>
          <table:table-row>
            <table:table-cell table:style-name="Таблица267.A1" office:value-type="string">
              <text:p text:style-name="MP7"><text:user-field-get text:name="rightHeader5">Фамилия И.О. Название статьи5</text:user-field-get></text:p>
            </table:table-cell>
            <table:table-cell table:style-name="Таблица267.A1" office:value-type="string">
              <text:p text:style-name="MP8"><text:page-number text:select-page="current">131</text:page-number></text:p>
            </table:table-cell>
          </table:table-row>
        </table:table>
      </style:header>
      <style:header-left>
        <table:table table:name="Таблица268" table:style-name="Таблица268">
          <table:table-column table:style-name="Таблица268.A"/>
          <table:table-column table:style-name="Таблица268.B"/>
          <table:table-row>
            <table:table-cell table:style-name="Таблица268.A1" office:value-type="string">
              <text:p text:style-name="MP9"><text:page-number text:select-page="current">130</text:page-number></text:p>
            </table:table-cell>
            <table:table-cell table:style-name="Таблица268.A1" office:value-type="string">
              <text:p text:style-name="MP10"><text:user-field-get text:name="leftHeader5">  </text:user-field-get></text:p>
            </table:table-cell>
          </table:table-row>
        </table:table>
      </style:header-left>
    </style:master-page>
    <style:master-page style:name="Статья_20_5_20_стр.12" style:display-name="Статья 5 стр.12" style:page-layout-name="Mpm9" style:next-style-name="Статья_20_5_20_стр.13">
      <style:header>
        <table:table table:name="Таблица269" table:style-name="Таблица269">
          <table:table-column table:style-name="Таблица269.A"/>
          <table:table-column table:style-name="Таблица269.B"/>
          <table:table-row>
            <table:table-cell table:style-name="Таблица269.A1" office:value-type="string">
              <text:p text:style-name="MP7"><text:user-field-get text:name="rightHeader5">Фамилия И.О. Название статьи5</text:user-field-get></text:p>
            </table:table-cell>
            <table:table-cell table:style-name="Таблица269.A1" office:value-type="string">
              <text:p text:style-name="MP8"><text:page-number text:select-page="current">131</text:page-number></text:p>
            </table:table-cell>
          </table:table-row>
        </table:table>
      </style:header>
      <style:header-left>
        <table:table table:name="Таблица270" table:style-name="Таблица270">
          <table:table-column table:style-name="Таблица270.A"/>
          <table:table-column table:style-name="Таблица270.B"/>
          <table:table-row>
            <table:table-cell table:style-name="Таблица270.A1" office:value-type="string">
              <text:p text:style-name="MP9"><text:page-number text:select-page="current">132</text:page-number></text:p>
            </table:table-cell>
            <table:table-cell table:style-name="Таблица270.A1" office:value-type="string">
              <text:p text:style-name="MP10"><text:user-field-get text:name="leftHeader5">  </text:user-field-get></text:p>
            </table:table-cell>
          </table:table-row>
        </table:table>
      </style:header-left>
    </style:master-page>
    <style:master-page style:name="Статья_20_5_20_стр.13" style:display-name="Статья 5 стр.13" style:page-layout-name="Mpm9" style:next-style-name="Статья_20_5_20_стр.14">
      <style:header>
        <table:table table:name="Таблица271" table:style-name="Таблица271">
          <table:table-column table:style-name="Таблица271.A"/>
          <table:table-column table:style-name="Таблица271.B"/>
          <table:table-row>
            <table:table-cell table:style-name="Таблица271.A1" office:value-type="string">
              <text:p text:style-name="MP7"><text:user-field-get text:name="rightHeader5">Фамилия И.О. Название статьи5</text:user-field-get></text:p>
            </table:table-cell>
            <table:table-cell table:style-name="Таблица271.A1" office:value-type="string">
              <text:p text:style-name="MP8"><text:page-number text:select-page="current">133</text:page-number></text:p>
            </table:table-cell>
          </table:table-row>
        </table:table>
      </style:header>
      <style:header-left>
        <table:table table:name="Таблица272" table:style-name="Таблица272">
          <table:table-column table:style-name="Таблица272.A"/>
          <table:table-column table:style-name="Таблица272.B"/>
          <table:table-row>
            <table:table-cell table:style-name="Таблица272.A1" office:value-type="string">
              <text:p text:style-name="MP9"><text:page-number text:select-page="current">132</text:page-number></text:p>
            </table:table-cell>
            <table:table-cell table:style-name="Таблица272.A1" office:value-type="string">
              <text:p text:style-name="MP10"><text:user-field-get text:name="leftHeader5">  </text:user-field-get></text:p>
            </table:table-cell>
          </table:table-row>
        </table:table>
      </style:header-left>
    </style:master-page>
    <style:master-page style:name="Статья_20_5_20_стр.14" style:display-name="Статья 5 стр.14" style:page-layout-name="Mpm9" style:next-style-name="Статья_20_5_20_стр.15">
      <style:header>
        <table:table table:name="Таблица273" table:style-name="Таблица273">
          <table:table-column table:style-name="Таблица273.A"/>
          <table:table-column table:style-name="Таблица273.B"/>
          <table:table-row>
            <table:table-cell table:style-name="Таблица273.A1" office:value-type="string">
              <text:p text:style-name="MP7"><text:user-field-get text:name="rightHeader5">Фамилия И.О. Название статьи5</text:user-field-get></text:p>
            </table:table-cell>
            <table:table-cell table:style-name="Таблица273.A1" office:value-type="string">
              <text:p text:style-name="MP8"><text:page-number text:select-page="current">133</text:page-number></text:p>
            </table:table-cell>
          </table:table-row>
        </table:table>
      </style:header>
      <style:header-left>
        <table:table table:name="Таблица274" table:style-name="Таблица274">
          <table:table-column table:style-name="Таблица274.A"/>
          <table:table-column table:style-name="Таблица274.B"/>
          <table:table-row>
            <table:table-cell table:style-name="Таблица274.A1" office:value-type="string">
              <text:p text:style-name="MP9"><text:page-number text:select-page="current">134</text:page-number></text:p>
            </table:table-cell>
            <table:table-cell table:style-name="Таблица274.A1" office:value-type="string">
              <text:p text:style-name="MP10"><text:user-field-get text:name="leftHeader5">  </text:user-field-get></text:p>
            </table:table-cell>
          </table:table-row>
        </table:table>
      </style:header-left>
    </style:master-page>
    <style:master-page style:name="Статья_20_5_20_стр.15" style:display-name="Статья 5 стр.15" style:page-layout-name="Mpm9" style:next-style-name="Статья_20_5_20_стр.16">
      <style:header>
        <table:table table:name="Таблица275" table:style-name="Таблица275">
          <table:table-column table:style-name="Таблица275.A"/>
          <table:table-column table:style-name="Таблица275.B"/>
          <table:table-row>
            <table:table-cell table:style-name="Таблица275.A1" office:value-type="string">
              <text:p text:style-name="MP7"><text:user-field-get text:name="rightHeader5">Фамилия И.О. Название статьи5</text:user-field-get></text:p>
            </table:table-cell>
            <table:table-cell table:style-name="Таблица275.A1" office:value-type="string">
              <text:p text:style-name="MP8"><text:page-number text:select-page="current">135</text:page-number></text:p>
            </table:table-cell>
          </table:table-row>
        </table:table>
      </style:header>
      <style:header-left>
        <table:table table:name="Таблица276" table:style-name="Таблица276">
          <table:table-column table:style-name="Таблица276.A"/>
          <table:table-column table:style-name="Таблица276.B"/>
          <table:table-row>
            <table:table-cell table:style-name="Таблица276.A1" office:value-type="string">
              <text:p text:style-name="MP9"><text:page-number text:select-page="current">134</text:page-number></text:p>
            </table:table-cell>
            <table:table-cell table:style-name="Таблица276.A1" office:value-type="string">
              <text:p text:style-name="MP10"><text:user-field-get text:name="leftHeader5">  </text:user-field-get></text:p>
            </table:table-cell>
          </table:table-row>
        </table:table>
      </style:header-left>
    </style:master-page>
    <style:master-page style:name="Статья_20_5_20_стр.16" style:display-name="Статья 5 стр.16" style:page-layout-name="Mpm9" style:next-style-name="Статья_20_5_20_стр.17">
      <style:header>
        <table:table table:name="Таблица277" table:style-name="Таблица277">
          <table:table-column table:style-name="Таблица277.A"/>
          <table:table-column table:style-name="Таблица277.B"/>
          <table:table-row>
            <table:table-cell table:style-name="Таблица277.A1" office:value-type="string">
              <text:p text:style-name="MP7"><text:user-field-get text:name="rightHeader5">Фамилия И.О. Название статьи5</text:user-field-get></text:p>
            </table:table-cell>
            <table:table-cell table:style-name="Таблица277.A1" office:value-type="string">
              <text:p text:style-name="MP8"><text:page-number text:select-page="current">135</text:page-number></text:p>
            </table:table-cell>
          </table:table-row>
        </table:table>
      </style:header>
      <style:header-left>
        <table:table table:name="Таблица278" table:style-name="Таблица278">
          <table:table-column table:style-name="Таблица278.A"/>
          <table:table-column table:style-name="Таблица278.B"/>
          <table:table-row>
            <table:table-cell table:style-name="Таблица278.A1" office:value-type="string">
              <text:p text:style-name="MP9"><text:page-number text:select-page="current">136</text:page-number></text:p>
            </table:table-cell>
            <table:table-cell table:style-name="Таблица278.A1" office:value-type="string">
              <text:p text:style-name="MP10"><text:user-field-get text:name="leftHeader5">  </text:user-field-get></text:p>
            </table:table-cell>
          </table:table-row>
        </table:table>
      </style:header-left>
    </style:master-page>
    <style:master-page style:name="Статья_20_5_20_стр.17" style:display-name="Статья 5 стр.17" style:page-layout-name="Mpm9" style:next-style-name="Статья_20_5_20_стр.18">
      <style:header>
        <table:table table:name="Таблица279" table:style-name="Таблица279">
          <table:table-column table:style-name="Таблица279.A"/>
          <table:table-column table:style-name="Таблица279.B"/>
          <table:table-row>
            <table:table-cell table:style-name="Таблица279.A1" office:value-type="string">
              <text:p text:style-name="MP7"><text:user-field-get text:name="rightHeader5">Фамилия И.О. Название статьи5</text:user-field-get></text:p>
            </table:table-cell>
            <table:table-cell table:style-name="Таблица279.A1" office:value-type="string">
              <text:p text:style-name="MP8"><text:page-number text:select-page="current">137</text:page-number></text:p>
            </table:table-cell>
          </table:table-row>
        </table:table>
      </style:header>
      <style:header-left>
        <table:table table:name="Таблица280" table:style-name="Таблица280">
          <table:table-column table:style-name="Таблица280.A"/>
          <table:table-column table:style-name="Таблица280.B"/>
          <table:table-row>
            <table:table-cell table:style-name="Таблица280.A1" office:value-type="string">
              <text:p text:style-name="MP9"><text:page-number text:select-page="current">136</text:page-number></text:p>
            </table:table-cell>
            <table:table-cell table:style-name="Таблица280.A1" office:value-type="string">
              <text:p text:style-name="MP10"><text:user-field-get text:name="leftHeader5">  </text:user-field-get></text:p>
            </table:table-cell>
          </table:table-row>
        </table:table>
      </style:header-left>
    </style:master-page>
    <style:master-page style:name="Статья_20_5_20_стр.18" style:display-name="Статья 5 стр.18" style:page-layout-name="Mpm9" style:next-style-name="Статья_20_5_20_стр.19">
      <style:header>
        <table:table table:name="Таблица281" table:style-name="Таблица281">
          <table:table-column table:style-name="Таблица281.A"/>
          <table:table-column table:style-name="Таблица281.B"/>
          <table:table-row>
            <table:table-cell table:style-name="Таблица281.A1" office:value-type="string">
              <text:p text:style-name="MP7"><text:user-field-get text:name="rightHeader5">Фамилия И.О. Название статьи5</text:user-field-get></text:p>
            </table:table-cell>
            <table:table-cell table:style-name="Таблица281.A1" office:value-type="string">
              <text:p text:style-name="MP8"><text:page-number text:select-page="current">137</text:page-number></text:p>
            </table:table-cell>
          </table:table-row>
        </table:table>
      </style:header>
      <style:header-left>
        <table:table table:name="Таблица282" table:style-name="Таблица282">
          <table:table-column table:style-name="Таблица282.A"/>
          <table:table-column table:style-name="Таблица282.B"/>
          <table:table-row>
            <table:table-cell table:style-name="Таблица282.A1" office:value-type="string">
              <text:p text:style-name="MP9"><text:page-number text:select-page="current">138</text:page-number></text:p>
            </table:table-cell>
            <table:table-cell table:style-name="Таблица282.A1" office:value-type="string">
              <text:p text:style-name="MP10"><text:user-field-get text:name="leftHeader5">  </text:user-field-get></text:p>
            </table:table-cell>
          </table:table-row>
        </table:table>
      </style:header-left>
    </style:master-page>
    <style:master-page style:name="Статья_20_5_20_стр.19" style:display-name="Статья 5 стр.19" style:page-layout-name="Mpm9" style:next-style-name="Статья_20_5_20_стр.20">
      <style:header>
        <table:table table:name="Таблица283" table:style-name="Таблица283">
          <table:table-column table:style-name="Таблица283.A"/>
          <table:table-column table:style-name="Таблица283.B"/>
          <table:table-row>
            <table:table-cell table:style-name="Таблица283.A1" office:value-type="string">
              <text:p text:style-name="MP7"><text:user-field-get text:name="rightHeader5">Фамилия И.О. Название статьи5</text:user-field-get></text:p>
            </table:table-cell>
            <table:table-cell table:style-name="Таблица283.A1" office:value-type="string">
              <text:p text:style-name="MP8"><text:page-number text:select-page="current">139</text:page-number></text:p>
            </table:table-cell>
          </table:table-row>
        </table:table>
      </style:header>
      <style:header-left>
        <table:table table:name="Таблица284" table:style-name="Таблица284">
          <table:table-column table:style-name="Таблица284.A"/>
          <table:table-column table:style-name="Таблица284.B"/>
          <table:table-row>
            <table:table-cell table:style-name="Таблица284.A1" office:value-type="string">
              <text:p text:style-name="MP9"><text:page-number text:select-page="current">138</text:page-number></text:p>
            </table:table-cell>
            <table:table-cell table:style-name="Таблица284.A1" office:value-type="string">
              <text:p text:style-name="MP10"><text:user-field-get text:name="leftHeader5">  </text:user-field-get></text:p>
            </table:table-cell>
          </table:table-row>
        </table:table>
      </style:header-left>
    </style:master-page>
    <style:master-page style:name="Статья_20_5_20_стр.20" style:display-name="Статья 5 стр.20" style:page-layout-name="Mpm9" style:next-style-name="Статья_20_5_20_стр.21">
      <style:header>
        <table:table table:name="Таблица285" table:style-name="Таблица285">
          <table:table-column table:style-name="Таблица285.A"/>
          <table:table-column table:style-name="Таблица285.B"/>
          <table:table-row>
            <table:table-cell table:style-name="Таблица285.A1" office:value-type="string">
              <text:p text:style-name="MP7"><text:user-field-get text:name="rightHeader5">Фамилия И.О. Название статьи5</text:user-field-get></text:p>
            </table:table-cell>
            <table:table-cell table:style-name="Таблица285.A1" office:value-type="string">
              <text:p text:style-name="MP8"><text:page-number text:select-page="current">139</text:page-number></text:p>
            </table:table-cell>
          </table:table-row>
        </table:table>
      </style:header>
      <style:header-left>
        <table:table table:name="Таблица286" table:style-name="Таблица286">
          <table:table-column table:style-name="Таблица286.A"/>
          <table:table-column table:style-name="Таблица286.B"/>
          <table:table-row>
            <table:table-cell table:style-name="Таблица286.A1" office:value-type="string">
              <text:p text:style-name="MP9"><text:page-number text:select-page="current">140</text:page-number></text:p>
            </table:table-cell>
            <table:table-cell table:style-name="Таблица286.A1" office:value-type="string">
              <text:p text:style-name="MP10"><text:user-field-get text:name="leftHeader5">  </text:user-field-get></text:p>
            </table:table-cell>
          </table:table-row>
        </table:table>
      </style:header-left>
    </style:master-page>
    <style:master-page style:name="Статья_20_5_20_стр.21" style:display-name="Статья 5 стр.21" style:page-layout-name="Mpm9" style:next-style-name="Статья_20_5_20_стр.22">
      <style:header>
        <table:table table:name="Таблица287" table:style-name="Таблица287">
          <table:table-column table:style-name="Таблица287.A"/>
          <table:table-column table:style-name="Таблица287.B"/>
          <table:table-row>
            <table:table-cell table:style-name="Таблица287.A1" office:value-type="string">
              <text:p text:style-name="MP7"><text:user-field-get text:name="rightHeader5">Фамилия И.О. Название статьи5</text:user-field-get></text:p>
            </table:table-cell>
            <table:table-cell table:style-name="Таблица287.A1" office:value-type="string">
              <text:p text:style-name="MP8"><text:page-number text:select-page="current">141</text:page-number></text:p>
            </table:table-cell>
          </table:table-row>
        </table:table>
      </style:header>
      <style:header-left>
        <table:table table:name="Таблица288" table:style-name="Таблица288">
          <table:table-column table:style-name="Таблица288.A"/>
          <table:table-column table:style-name="Таблица288.B"/>
          <table:table-row>
            <table:table-cell table:style-name="Таблица288.A1" office:value-type="string">
              <text:p text:style-name="MP9"><text:page-number text:select-page="current">140</text:page-number></text:p>
            </table:table-cell>
            <table:table-cell table:style-name="Таблица288.A1" office:value-type="string">
              <text:p text:style-name="MP10"><text:user-field-get text:name="leftHeader5">  </text:user-field-get></text:p>
            </table:table-cell>
          </table:table-row>
        </table:table>
      </style:header-left>
    </style:master-page>
    <style:master-page style:name="Статья_20_5_20_стр.22" style:display-name="Статья 5 стр.22" style:page-layout-name="Mpm9" style:next-style-name="Статья_20_5_20_стр.23">
      <style:header>
        <table:table table:name="Таблица289" table:style-name="Таблица289">
          <table:table-column table:style-name="Таблица289.A"/>
          <table:table-column table:style-name="Таблица289.B"/>
          <table:table-row>
            <table:table-cell table:style-name="Таблица289.A1" office:value-type="string">
              <text:p text:style-name="MP7"><text:user-field-get text:name="rightHeader5">Фамилия И.О. Название статьи5</text:user-field-get></text:p>
            </table:table-cell>
            <table:table-cell table:style-name="Таблица289.A1" office:value-type="string">
              <text:p text:style-name="MP8"><text:page-number text:select-page="current">141</text:page-number></text:p>
            </table:table-cell>
          </table:table-row>
        </table:table>
      </style:header>
      <style:header-left>
        <table:table table:name="Таблица290" table:style-name="Таблица290">
          <table:table-column table:style-name="Таблица290.A"/>
          <table:table-column table:style-name="Таблица290.B"/>
          <table:table-row>
            <table:table-cell table:style-name="Таблица290.A1" office:value-type="string">
              <text:p text:style-name="MP9"><text:page-number text:select-page="current">142</text:page-number></text:p>
            </table:table-cell>
            <table:table-cell table:style-name="Таблица290.A1" office:value-type="string">
              <text:p text:style-name="MP10"><text:user-field-get text:name="leftHeader5">  </text:user-field-get></text:p>
            </table:table-cell>
          </table:table-row>
        </table:table>
      </style:header-left>
    </style:master-page>
    <style:master-page style:name="Статья_20_5_20_стр.23" style:display-name="Статья 5 стр.23" style:page-layout-name="Mpm9" style:next-style-name="Статья_20_5_20_стр.24">
      <style:header>
        <table:table table:name="Таблица291" table:style-name="Таблица291">
          <table:table-column table:style-name="Таблица291.A"/>
          <table:table-column table:style-name="Таблица291.B"/>
          <table:table-row>
            <table:table-cell table:style-name="Таблица291.A1" office:value-type="string">
              <text:p text:style-name="MP7"><text:user-field-get text:name="rightHeader5">Фамилия И.О. Название статьи5</text:user-field-get></text:p>
            </table:table-cell>
            <table:table-cell table:style-name="Таблица291.A1" office:value-type="string">
              <text:p text:style-name="MP8"><text:page-number text:select-page="current">143</text:page-number></text:p>
            </table:table-cell>
          </table:table-row>
        </table:table>
      </style:header>
      <style:header-left>
        <table:table table:name="Таблица292" table:style-name="Таблица292">
          <table:table-column table:style-name="Таблица292.A"/>
          <table:table-column table:style-name="Таблица292.B"/>
          <table:table-row>
            <table:table-cell table:style-name="Таблица292.A1" office:value-type="string">
              <text:p text:style-name="MP9"><text:page-number text:select-page="current">142</text:page-number></text:p>
            </table:table-cell>
            <table:table-cell table:style-name="Таблица292.A1" office:value-type="string">
              <text:p text:style-name="MP10"><text:user-field-get text:name="leftHeader5">  </text:user-field-get></text:p>
            </table:table-cell>
          </table:table-row>
        </table:table>
      </style:header-left>
    </style:master-page>
    <style:master-page style:name="Статья_20_5_20_стр.24" style:display-name="Статья 5 стр.24" style:page-layout-name="Mpm9" style:next-style-name="Статья_20_5_20_стр.25">
      <style:header>
        <table:table table:name="Таблица293" table:style-name="Таблица293">
          <table:table-column table:style-name="Таблица293.A"/>
          <table:table-column table:style-name="Таблица293.B"/>
          <table:table-row>
            <table:table-cell table:style-name="Таблица293.A1" office:value-type="string">
              <text:p text:style-name="MP7"><text:user-field-get text:name="rightHeader5">Фамилия И.О. Название статьи5</text:user-field-get></text:p>
            </table:table-cell>
            <table:table-cell table:style-name="Таблица293.A1" office:value-type="string">
              <text:p text:style-name="MP8"><text:page-number text:select-page="current">143</text:page-number></text:p>
            </table:table-cell>
          </table:table-row>
        </table:table>
      </style:header>
      <style:header-left>
        <table:table table:name="Таблица294" table:style-name="Таблица294">
          <table:table-column table:style-name="Таблица294.A"/>
          <table:table-column table:style-name="Таблица294.B"/>
          <table:table-row>
            <table:table-cell table:style-name="Таблица294.A1" office:value-type="string">
              <text:p text:style-name="MP9"><text:page-number text:select-page="current">144</text:page-number></text:p>
            </table:table-cell>
            <table:table-cell table:style-name="Таблица294.A1" office:value-type="string">
              <text:p text:style-name="MP10"><text:user-field-get text:name="leftHeader5">  </text:user-field-get></text:p>
            </table:table-cell>
          </table:table-row>
        </table:table>
      </style:header-left>
    </style:master-page>
    <style:master-page style:name="Статья_20_5_20_стр.25" style:display-name="Статья 5 стр.25" style:page-layout-name="Mpm9" style:next-style-name="Статья_20_5_20_стр.26">
      <style:header>
        <table:table table:name="Таблица295" table:style-name="Таблица295">
          <table:table-column table:style-name="Таблица295.A"/>
          <table:table-column table:style-name="Таблица295.B"/>
          <table:table-row>
            <table:table-cell table:style-name="Таблица295.A1" office:value-type="string">
              <text:p text:style-name="MP7"><text:user-field-get text:name="rightHeader5">Фамилия И.О. Название статьи5</text:user-field-get></text:p>
            </table:table-cell>
            <table:table-cell table:style-name="Таблица295.A1" office:value-type="string">
              <text:p text:style-name="MP8"><text:page-number text:select-page="current">145</text:page-number></text:p>
            </table:table-cell>
          </table:table-row>
        </table:table>
      </style:header>
      <style:header-left>
        <table:table table:name="Таблица296" table:style-name="Таблица296">
          <table:table-column table:style-name="Таблица296.A"/>
          <table:table-column table:style-name="Таблица296.B"/>
          <table:table-row>
            <table:table-cell table:style-name="Таблица296.A1" office:value-type="string">
              <text:p text:style-name="MP9"><text:page-number text:select-page="current">144</text:page-number></text:p>
            </table:table-cell>
            <table:table-cell table:style-name="Таблица296.A1" office:value-type="string">
              <text:p text:style-name="MP10"><text:user-field-get text:name="leftHeader5">  </text:user-field-get></text:p>
            </table:table-cell>
          </table:table-row>
        </table:table>
      </style:header-left>
    </style:master-page>
    <style:master-page style:name="Статья_20_5_20_стр.26" style:display-name="Статья 5 стр.26" style:page-layout-name="Mpm9" style:next-style-name="Статья_20_5_20_стр.27">
      <style:header>
        <table:table table:name="Таблица297" table:style-name="Таблица297">
          <table:table-column table:style-name="Таблица297.A"/>
          <table:table-column table:style-name="Таблица297.B"/>
          <table:table-row>
            <table:table-cell table:style-name="Таблица297.A1" office:value-type="string">
              <text:p text:style-name="MP7"><text:user-field-get text:name="rightHeader5">Фамилия И.О. Название статьи5</text:user-field-get></text:p>
            </table:table-cell>
            <table:table-cell table:style-name="Таблица297.A1" office:value-type="string">
              <text:p text:style-name="MP8"><text:page-number text:select-page="current">145</text:page-number></text:p>
            </table:table-cell>
          </table:table-row>
        </table:table>
      </style:header>
      <style:header-left>
        <table:table table:name="Таблица298" table:style-name="Таблица298">
          <table:table-column table:style-name="Таблица298.A"/>
          <table:table-column table:style-name="Таблица298.B"/>
          <table:table-row>
            <table:table-cell table:style-name="Таблица298.A1" office:value-type="string">
              <text:p text:style-name="MP9"><text:page-number text:select-page="current">146</text:page-number></text:p>
            </table:table-cell>
            <table:table-cell table:style-name="Таблица298.A1" office:value-type="string">
              <text:p text:style-name="MP10"><text:user-field-get text:name="leftHeader5">  </text:user-field-get></text:p>
            </table:table-cell>
          </table:table-row>
        </table:table>
      </style:header-left>
    </style:master-page>
    <style:master-page style:name="Статья_20_5_20_стр.27" style:display-name="Статья 5 стр.27" style:page-layout-name="Mpm9" style:next-style-name="Статья_20_5_20_стр.28">
      <style:header>
        <table:table table:name="Таблица299" table:style-name="Таблица299">
          <table:table-column table:style-name="Таблица299.A"/>
          <table:table-column table:style-name="Таблица299.B"/>
          <table:table-row>
            <table:table-cell table:style-name="Таблица299.A1" office:value-type="string">
              <text:p text:style-name="MP7"><text:user-field-get text:name="rightHeader5">Фамилия И.О. Название статьи5</text:user-field-get></text:p>
            </table:table-cell>
            <table:table-cell table:style-name="Таблица299.A1" office:value-type="string">
              <text:p text:style-name="MP8"><text:page-number text:select-page="current">147</text:page-number></text:p>
            </table:table-cell>
          </table:table-row>
        </table:table>
      </style:header>
      <style:header-left>
        <table:table table:name="Таблица300" table:style-name="Таблица300">
          <table:table-column table:style-name="Таблица300.A"/>
          <table:table-column table:style-name="Таблица300.B"/>
          <table:table-row>
            <table:table-cell table:style-name="Таблица300.A1" office:value-type="string">
              <text:p text:style-name="MP9"><text:page-number text:select-page="current">146</text:page-number></text:p>
            </table:table-cell>
            <table:table-cell table:style-name="Таблица300.A1" office:value-type="string">
              <text:p text:style-name="MP10"><text:user-field-get text:name="leftHeader5">  </text:user-field-get></text:p>
            </table:table-cell>
          </table:table-row>
        </table:table>
      </style:header-left>
    </style:master-page>
    <style:master-page style:name="Статья_20_5_20_стр.28" style:display-name="Статья 5 стр.28" style:page-layout-name="Mpm9" style:next-style-name="Статья_20_5_20_стр.29">
      <style:header>
        <table:table table:name="Таблица301" table:style-name="Таблица301">
          <table:table-column table:style-name="Таблица301.A"/>
          <table:table-column table:style-name="Таблица301.B"/>
          <table:table-row>
            <table:table-cell table:style-name="Таблица301.A1" office:value-type="string">
              <text:p text:style-name="MP7"><text:user-field-get text:name="rightHeader5">Фамилия И.О. Название статьи5</text:user-field-get></text:p>
            </table:table-cell>
            <table:table-cell table:style-name="Таблица301.A1" office:value-type="string">
              <text:p text:style-name="MP8"><text:page-number text:select-page="current">147</text:page-number></text:p>
            </table:table-cell>
          </table:table-row>
        </table:table>
      </style:header>
      <style:header-left>
        <table:table table:name="Таблица302" table:style-name="Таблица302">
          <table:table-column table:style-name="Таблица302.A"/>
          <table:table-column table:style-name="Таблица302.B"/>
          <table:table-row>
            <table:table-cell table:style-name="Таблица302.A1" office:value-type="string">
              <text:p text:style-name="MP9"><text:page-number text:select-page="current">148</text:page-number></text:p>
            </table:table-cell>
            <table:table-cell table:style-name="Таблица302.A1" office:value-type="string">
              <text:p text:style-name="MP10"><text:user-field-get text:name="leftHeader5">  </text:user-field-get></text:p>
            </table:table-cell>
          </table:table-row>
        </table:table>
      </style:header-left>
    </style:master-page>
    <style:master-page style:name="Статья_20_5_20_стр.29" style:display-name="Статья 5 стр.29" style:page-layout-name="Mpm9" style:next-style-name="Статья_20_5">
      <style:header>
        <table:table table:name="Таблица303" table:style-name="Таблица303">
          <table:table-column table:style-name="Таблица303.A"/>
          <table:table-column table:style-name="Таблица303.B"/>
          <table:table-row>
            <table:table-cell table:style-name="Таблица303.A1" office:value-type="string">
              <text:p text:style-name="MP7"><text:user-field-get text:name="rightHeader5">Фамилия И.О. Название статьи5</text:user-field-get></text:p>
            </table:table-cell>
            <table:table-cell table:style-name="Таблица303.A1" office:value-type="string">
              <text:p text:style-name="MP8"><text:page-number text:select-page="current">149</text:page-number></text:p>
            </table:table-cell>
          </table:table-row>
        </table:table>
      </style:header>
      <style:header-left>
        <table:table table:name="Таблица304" table:style-name="Таблица304">
          <table:table-column table:style-name="Таблица304.A"/>
          <table:table-column table:style-name="Таблица304.B"/>
          <table:table-row>
            <table:table-cell table:style-name="Таблица304.A1" office:value-type="string">
              <text:p text:style-name="MP9"><text:page-number text:select-page="current">148</text:page-number></text:p>
            </table:table-cell>
            <table:table-cell table:style-name="Таблица304.A1" office:value-type="string">
              <text:p text:style-name="MP10"><text:user-field-get text:name="leftHeader5">  </text:user-field-get></text:p>
            </table:table-cell>
          </table:table-row>
        </table:table>
      </style:header-left>
    </style:master-page>
    <style:master-page style:name="Статья_20_6_20_стр.1" style:display-name="Статья 6 стр.1" style:page-layout-name="Mpm10" style:next-style-name="Статья_20_6_20_стр.2">
      <style:header>
        <table:table table:name="Таблица305" table:style-name="Таблица305">
          <table:table-column table:style-name="Таблица305.A"/>
          <table:table-column table:style-name="Таблица305.B"/>
          <table:table-row>
            <table:table-cell table:style-name="Таблица305.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150</text:page-number>–<text:user-field-get text:name="article6LastPage">178</text:user-field-get></text:p>
              <text:p text:style-name="MP11"><text:user-field-get text:name="article6UDK">Задать УДК</text:user-field-get></text:p>
            </table:table-cell>
            <table:table-cell table:style-name="Таблица305.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150</text:page-number>–<text:user-field-get text:name="article6LastPage">178</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150</text:page-number>-<text:user-field-get text:name="article6LastPage">178</text:user-field-get></text:p>
            </table:table-cell>
          </table:table-row>
        </table:table>
      </style:header>
      <style:footer>
        <text:user-field-decls>
          <text:user-field-decl office:value-type="string" office:string-value="  " text:name="author6Copyright"/>
        </text:user-field-decls>
        <text:p text:style-name="MP14"><text:user-field-get text:name="author6Copyright">  </text:user-field-get></text:p>
      </style:footer>
    </style:master-page>
    <style:master-page style:name="Статья_20_6" style:display-name="Статья 6" style:page-layout-name="Mpm9">
      <style:header>
        <table:table table:name="Таблица306" table:style-name="Таблица306">
          <table:table-column table:style-name="Таблица306.A"/>
          <table:table-column table:style-name="Таблица306.B"/>
          <table:table-row>
            <table:table-cell table:style-name="Таблица306.A1" office:value-type="string">
              <text:p text:style-name="MP7"><text:user-field-get text:name="rightHeader6">Фамилия И.О. Название статьи6</text:user-field-get></text:p>
            </table:table-cell>
            <table:table-cell table:style-name="Таблица306.A1" office:value-type="string">
              <text:p text:style-name="MP8"><text:page-number text:select-page="current">179</text:page-number></text:p>
            </table:table-cell>
          </table:table-row>
        </table:table>
      </style:header>
      <style:header-left>
        <table:table table:name="Таблица307" table:style-name="Таблица307">
          <table:table-column table:style-name="Таблица307.A"/>
          <table:table-column table:style-name="Таблица307.B"/>
          <table:table-row>
            <table:table-cell table:style-name="Таблица307.A1" office:value-type="string">
              <text:p text:style-name="MP9"><text:page-number text:select-page="current">178</text:page-number></text:p>
            </table:table-cell>
            <table:table-cell table:style-name="Таблица307.A1" office:value-type="string">
              <text:p text:style-name="MP10"><text:user-field-get text:name="leftHeader6">  </text:user-field-get></text:p>
            </table:table-cell>
          </table:table-row>
        </table:table>
      </style:header-left>
    </style:master-page>
    <style:master-page style:name="Статья_20_6_20_стр.2" style:display-name="Статья 6 стр.2" style:page-layout-name="Mpm9" style:next-style-name="Статья_20_6_20_стр.3">
      <style:header>
        <table:table table:name="Таблица308" table:style-name="Таблица308">
          <table:table-column table:style-name="Таблица308.A"/>
          <table:table-column table:style-name="Таблица308.B"/>
          <table:table-row>
            <table:table-cell table:style-name="Таблица308.A1" office:value-type="string">
              <text:p text:style-name="MP7"><text:user-field-get text:name="rightHeader6">Фамилия И.О. Название статьи6</text:user-field-get></text:p>
            </table:table-cell>
            <table:table-cell table:style-name="Таблица308.A1" office:value-type="string">
              <text:p text:style-name="MP8"><text:page-number text:select-page="current">151</text:page-number></text:p>
            </table:table-cell>
          </table:table-row>
        </table:table>
      </style:header>
      <style:header-left>
        <table:table table:name="Таблица309" table:style-name="Таблица309">
          <table:table-column table:style-name="Таблица309.A"/>
          <table:table-column table:style-name="Таблица309.B"/>
          <table:table-row>
            <table:table-cell table:style-name="Таблица309.A1" office:value-type="string">
              <text:p text:style-name="MP9"><text:page-number text:select-page="current">154</text:page-number></text:p>
            </table:table-cell>
            <table:table-cell table:style-name="Таблица309.A1" office:value-type="string">
              <text:p text:style-name="MP10"><text:user-field-get text:name="leftHeader6">  </text:user-field-get></text:p>
            </table:table-cell>
          </table:table-row>
        </table:table>
      </style:header-left>
    </style:master-page>
    <style:master-page style:name="Статья_20_6_20_стр.3" style:display-name="Статья 6 стр.3" style:page-layout-name="Mpm9" style:next-style-name="Статья_20_6_20_стр.4">
      <style:header>
        <table:table table:name="Таблица310" table:style-name="Таблица310">
          <table:table-column table:style-name="Таблица310.A"/>
          <table:table-column table:style-name="Таблица310.B"/>
          <table:table-row>
            <table:table-cell table:style-name="Таблица310.A1" office:value-type="string">
              <text:p text:style-name="MP7"><text:user-field-get text:name="rightHeader6">Фамилия И.О. Название статьи6</text:user-field-get></text:p>
            </table:table-cell>
            <table:table-cell table:style-name="Таблица310.A1" office:value-type="string">
              <text:p text:style-name="MP8"><text:page-number text:select-page="current">153</text:page-number></text:p>
            </table:table-cell>
          </table:table-row>
        </table:table>
      </style:header>
      <style:header-left>
        <table:table table:name="Таблица311" table:style-name="Таблица311">
          <table:table-column table:style-name="Таблица311.A"/>
          <table:table-column table:style-name="Таблица311.B"/>
          <table:table-row>
            <table:table-cell table:style-name="Таблица311.A1" office:value-type="string">
              <text:p text:style-name="MP9"><text:page-number text:select-page="current">152</text:page-number></text:p>
            </table:table-cell>
            <table:table-cell table:style-name="Таблица311.A1" office:value-type="string">
              <text:p text:style-name="MP10"><text:user-field-get text:name="leftHeader6">  </text:user-field-get></text:p>
            </table:table-cell>
          </table:table-row>
        </table:table>
      </style:header-left>
    </style:master-page>
    <style:master-page style:name="Статья_20_6_20_стр.4" style:display-name="Статья 6 стр.4" style:page-layout-name="Mpm9" style:next-style-name="Статья_20_6_20_стр.5">
      <style:header>
        <table:table table:name="Таблица312" table:style-name="Таблица312">
          <table:table-column table:style-name="Таблица312.A"/>
          <table:table-column table:style-name="Таблица312.B"/>
          <table:table-row>
            <table:table-cell table:style-name="Таблица312.A1" office:value-type="string">
              <text:p text:style-name="MP7"><text:user-field-get text:name="rightHeader6">Фамилия И.О. Название статьи6</text:user-field-get></text:p>
            </table:table-cell>
            <table:table-cell table:style-name="Таблица312.A1" office:value-type="string">
              <text:p text:style-name="MP8"><text:page-number text:select-page="current">153</text:page-number></text:p>
            </table:table-cell>
          </table:table-row>
        </table:table>
      </style:header>
      <style:header-left>
        <table:table table:name="Таблица313" table:style-name="Таблица313">
          <table:table-column table:style-name="Таблица313.A"/>
          <table:table-column table:style-name="Таблица313.B"/>
          <table:table-row>
            <table:table-cell table:style-name="Таблица313.A1" office:value-type="string">
              <text:p text:style-name="MP9"><text:page-number text:select-page="current">152</text:page-number></text:p>
            </table:table-cell>
            <table:table-cell table:style-name="Таблица313.A1" office:value-type="string">
              <text:p text:style-name="MP10"><text:user-field-get text:name="leftHeader6">  </text:user-field-get></text:p>
            </table:table-cell>
          </table:table-row>
        </table:table>
      </style:header-left>
    </style:master-page>
    <style:master-page style:name="Статья_20_6_20_стр.5" style:display-name="Статья 6 стр.5" style:page-layout-name="Mpm9" style:next-style-name="Статья_20_6_20_стр.6">
      <style:header>
        <table:table table:name="Таблица314" table:style-name="Таблица314">
          <table:table-column table:style-name="Таблица314.A"/>
          <table:table-column table:style-name="Таблица314.B"/>
          <table:table-row>
            <table:table-cell table:style-name="Таблица314.A1" office:value-type="string">
              <text:p text:style-name="MP7"><text:user-field-get text:name="rightHeader6">Фамилия И.О. Название статьи6</text:user-field-get></text:p>
            </table:table-cell>
            <table:table-cell table:style-name="Таблица314.A1" office:value-type="string">
              <text:p text:style-name="MP8"><text:page-number text:select-page="current">153</text:page-number></text:p>
            </table:table-cell>
          </table:table-row>
        </table:table>
      </style:header>
      <style:header-left>
        <table:table table:name="Таблица315" table:style-name="Таблица315">
          <table:table-column table:style-name="Таблица315.A"/>
          <table:table-column table:style-name="Таблица315.B"/>
          <table:table-row>
            <table:table-cell table:style-name="Таблица315.A1" office:value-type="string">
              <text:p text:style-name="MP9"><text:page-number text:select-page="current">154</text:page-number></text:p>
            </table:table-cell>
            <table:table-cell table:style-name="Таблица315.A1" office:value-type="string">
              <text:p text:style-name="MP10"><text:user-field-get text:name="leftHeader6">  </text:user-field-get></text:p>
            </table:table-cell>
          </table:table-row>
        </table:table>
      </style:header-left>
    </style:master-page>
    <style:master-page style:name="Статья_20_6_20_стр.6" style:display-name="Статья 6 стр.6" style:page-layout-name="Mpm9" style:next-style-name="Статья_20_6_20_стр.7">
      <style:header>
        <table:table table:name="Таблица316" table:style-name="Таблица316">
          <table:table-column table:style-name="Таблица316.A"/>
          <table:table-column table:style-name="Таблица316.B"/>
          <table:table-row>
            <table:table-cell table:style-name="Таблица316.A1" office:value-type="string">
              <text:p text:style-name="MP7"><text:user-field-get text:name="rightHeader6">Фамилия И.О. Название статьи6</text:user-field-get></text:p>
            </table:table-cell>
            <table:table-cell table:style-name="Таблица316.A1" office:value-type="string">
              <text:p text:style-name="MP8"><text:page-number text:select-page="current">155</text:page-number></text:p>
            </table:table-cell>
          </table:table-row>
        </table:table>
      </style:header>
      <style:header-left>
        <table:table table:name="Таблица317" table:style-name="Таблица317">
          <table:table-column table:style-name="Таблица317.A"/>
          <table:table-column table:style-name="Таблица317.B"/>
          <table:table-row>
            <table:table-cell table:style-name="Таблица317.A1" office:value-type="string">
              <text:p text:style-name="MP9"><text:page-number text:select-page="current">154</text:page-number></text:p>
            </table:table-cell>
            <table:table-cell table:style-name="Таблица317.A1" office:value-type="string">
              <text:p text:style-name="MP10"><text:user-field-get text:name="leftHeader6">  </text:user-field-get></text:p>
            </table:table-cell>
          </table:table-row>
        </table:table>
      </style:header-left>
    </style:master-page>
    <style:master-page style:name="Статья_20_6_20_стр.7" style:display-name="Статья 6 стр.7" style:page-layout-name="Mpm9" style:next-style-name="Статья_20_6_20_стр.8">
      <style:header>
        <table:table table:name="Таблица318" table:style-name="Таблица318">
          <table:table-column table:style-name="Таблица318.A"/>
          <table:table-column table:style-name="Таблица318.B"/>
          <table:table-row>
            <table:table-cell table:style-name="Таблица318.A1" office:value-type="string">
              <text:p text:style-name="MP7"><text:user-field-get text:name="rightHeader6">Фамилия И.О. Название статьи6</text:user-field-get></text:p>
            </table:table-cell>
            <table:table-cell table:style-name="Таблица318.A1" office:value-type="string">
              <text:p text:style-name="MP8"><text:page-number text:select-page="current">155</text:page-number></text:p>
            </table:table-cell>
          </table:table-row>
        </table:table>
      </style:header>
      <style:header-left>
        <table:table table:name="Таблица319" table:style-name="Таблица319">
          <table:table-column table:style-name="Таблица319.A"/>
          <table:table-column table:style-name="Таблица319.B"/>
          <table:table-row>
            <table:table-cell table:style-name="Таблица319.A1" office:value-type="string">
              <text:p text:style-name="MP9"><text:page-number text:select-page="current">156</text:page-number></text:p>
            </table:table-cell>
            <table:table-cell table:style-name="Таблица319.A1" office:value-type="string">
              <text:p text:style-name="MP10"><text:user-field-get text:name="leftHeader6">  </text:user-field-get></text:p>
            </table:table-cell>
          </table:table-row>
        </table:table>
      </style:header-left>
    </style:master-page>
    <style:master-page style:name="Статья_20_6_20_стр.8" style:display-name="Статья 6 стр.8" style:page-layout-name="Mpm9" style:next-style-name="Статья_20_6_20_стр.9">
      <style:header>
        <table:table table:name="Таблица320" table:style-name="Таблица320">
          <table:table-column table:style-name="Таблица320.A"/>
          <table:table-column table:style-name="Таблица320.B"/>
          <table:table-row>
            <table:table-cell table:style-name="Таблица320.A1" office:value-type="string">
              <text:p text:style-name="MP7"><text:user-field-get text:name="rightHeader6">Фамилия И.О. Название статьи6</text:user-field-get></text:p>
            </table:table-cell>
            <table:table-cell table:style-name="Таблица320.A1" office:value-type="string">
              <text:p text:style-name="MP8"><text:page-number text:select-page="current">157</text:page-number></text:p>
            </table:table-cell>
          </table:table-row>
        </table:table>
      </style:header>
      <style:header-left>
        <table:table table:name="Таблица321" table:style-name="Таблица321">
          <table:table-column table:style-name="Таблица321.A"/>
          <table:table-column table:style-name="Таблица321.B"/>
          <table:table-row>
            <table:table-cell table:style-name="Таблица321.A1" office:value-type="string">
              <text:p text:style-name="MP9"><text:page-number text:select-page="current">156</text:page-number></text:p>
            </table:table-cell>
            <table:table-cell table:style-name="Таблица321.A1" office:value-type="string">
              <text:p text:style-name="MP10"><text:user-field-get text:name="leftHeader6">  </text:user-field-get></text:p>
            </table:table-cell>
          </table:table-row>
        </table:table>
      </style:header-left>
    </style:master-page>
    <style:master-page style:name="Статья_20_6_20_стр.9" style:display-name="Статья 6 стр.9" style:page-layout-name="Mpm9" style:next-style-name="Статья_20_6_20_стр.10">
      <style:header>
        <table:table table:name="Таблица322" table:style-name="Таблица322">
          <table:table-column table:style-name="Таблица322.A"/>
          <table:table-column table:style-name="Таблица322.B"/>
          <table:table-row>
            <table:table-cell table:style-name="Таблица322.A1" office:value-type="string">
              <text:p text:style-name="MP7"><text:user-field-get text:name="rightHeader6">Фамилия И.О. Название статьи6</text:user-field-get></text:p>
            </table:table-cell>
            <table:table-cell table:style-name="Таблица322.A1" office:value-type="string">
              <text:p text:style-name="MP8"><text:page-number text:select-page="current">157</text:page-number></text:p>
            </table:table-cell>
          </table:table-row>
        </table:table>
      </style:header>
      <style:header-left>
        <table:table table:name="Таблица323" table:style-name="Таблица323">
          <table:table-column table:style-name="Таблица323.A"/>
          <table:table-column table:style-name="Таблица323.B"/>
          <table:table-row>
            <table:table-cell table:style-name="Таблица323.A1" office:value-type="string">
              <text:p text:style-name="MP9"><text:page-number text:select-page="current">158</text:page-number></text:p>
            </table:table-cell>
            <table:table-cell table:style-name="Таблица323.A1" office:value-type="string">
              <text:p text:style-name="MP10"><text:user-field-get text:name="leftHeader6">  </text:user-field-get></text:p>
            </table:table-cell>
          </table:table-row>
        </table:table>
      </style:header-left>
    </style:master-page>
    <style:master-page style:name="Статья_20_6_20_стр.10" style:display-name="Статья 6 стр.10" style:page-layout-name="Mpm9" style:next-style-name="Статья_20_6_20_стр.11">
      <style:header>
        <table:table table:name="Таблица324" table:style-name="Таблица324">
          <table:table-column table:style-name="Таблица324.A"/>
          <table:table-column table:style-name="Таблица324.B"/>
          <table:table-row>
            <table:table-cell table:style-name="Таблица324.A1" office:value-type="string">
              <text:p text:style-name="MP7"><text:user-field-get text:name="rightHeader6">Фамилия И.О. Название статьи6</text:user-field-get></text:p>
            </table:table-cell>
            <table:table-cell table:style-name="Таблица324.A1" office:value-type="string">
              <text:p text:style-name="MP8"><text:page-number text:select-page="current">159</text:page-number></text:p>
            </table:table-cell>
          </table:table-row>
        </table:table>
      </style:header>
      <style:header-left>
        <table:table table:name="Таблица325" table:style-name="Таблица325">
          <table:table-column table:style-name="Таблица325.A"/>
          <table:table-column table:style-name="Таблица325.B"/>
          <table:table-row>
            <table:table-cell table:style-name="Таблица325.A1" office:value-type="string">
              <text:p text:style-name="MP9"><text:page-number text:select-page="current">158</text:page-number></text:p>
            </table:table-cell>
            <table:table-cell table:style-name="Таблица325.A1" office:value-type="string">
              <text:p text:style-name="MP10"><text:user-field-get text:name="leftHeader6">  </text:user-field-get></text:p>
            </table:table-cell>
          </table:table-row>
        </table:table>
      </style:header-left>
    </style:master-page>
    <style:master-page style:name="Статья_20_6_20_стр.11" style:display-name="Статья 6 стр.11" style:page-layout-name="Mpm9" style:next-style-name="Статья_20_6_20_стр.12">
      <style:header>
        <table:table table:name="Таблица326" table:style-name="Таблица326">
          <table:table-column table:style-name="Таблица326.A"/>
          <table:table-column table:style-name="Таблица326.B"/>
          <table:table-row>
            <table:table-cell table:style-name="Таблица326.A1" office:value-type="string">
              <text:p text:style-name="MP7"><text:user-field-get text:name="rightHeader6">Фамилия И.О. Название статьи6</text:user-field-get></text:p>
            </table:table-cell>
            <table:table-cell table:style-name="Таблица326.A1" office:value-type="string">
              <text:p text:style-name="MP8"><text:page-number text:select-page="current">159</text:page-number></text:p>
            </table:table-cell>
          </table:table-row>
        </table:table>
      </style:header>
      <style:header-left>
        <table:table table:name="Таблица327" table:style-name="Таблица327">
          <table:table-column table:style-name="Таблица327.A"/>
          <table:table-column table:style-name="Таблица327.B"/>
          <table:table-row>
            <table:table-cell table:style-name="Таблица327.A1" office:value-type="string">
              <text:p text:style-name="MP9"><text:page-number text:select-page="current">160</text:page-number></text:p>
            </table:table-cell>
            <table:table-cell table:style-name="Таблица327.A1" office:value-type="string">
              <text:p text:style-name="MP10"><text:user-field-get text:name="leftHeader6">  </text:user-field-get></text:p>
            </table:table-cell>
          </table:table-row>
        </table:table>
      </style:header-left>
    </style:master-page>
    <style:master-page style:name="Статья_20_6_20_стр.12" style:display-name="Статья 6 стр.12" style:page-layout-name="Mpm9" style:next-style-name="Статья_20_6_20_стр.13">
      <style:header>
        <table:table table:name="Таблица328" table:style-name="Таблица328">
          <table:table-column table:style-name="Таблица328.A"/>
          <table:table-column table:style-name="Таблица328.B"/>
          <table:table-row>
            <table:table-cell table:style-name="Таблица328.A1" office:value-type="string">
              <text:p text:style-name="MP7"><text:user-field-get text:name="rightHeader6">Фамилия И.О. Название статьи6</text:user-field-get></text:p>
            </table:table-cell>
            <table:table-cell table:style-name="Таблица328.A1" office:value-type="string">
              <text:p text:style-name="MP8"><text:page-number text:select-page="current">161</text:page-number></text:p>
            </table:table-cell>
          </table:table-row>
        </table:table>
      </style:header>
      <style:header-left>
        <table:table table:name="Таблица329" table:style-name="Таблица329">
          <table:table-column table:style-name="Таблица329.A"/>
          <table:table-column table:style-name="Таблица329.B"/>
          <table:table-row>
            <table:table-cell table:style-name="Таблица329.A1" office:value-type="string">
              <text:p text:style-name="MP9"><text:page-number text:select-page="current">160</text:page-number></text:p>
            </table:table-cell>
            <table:table-cell table:style-name="Таблица329.A1" office:value-type="string">
              <text:p text:style-name="MP10"><text:user-field-get text:name="leftHeader6">  </text:user-field-get></text:p>
            </table:table-cell>
          </table:table-row>
        </table:table>
      </style:header-left>
    </style:master-page>
    <style:master-page style:name="Статья_20_6_20_стр.13" style:display-name="Статья 6 стр.13" style:page-layout-name="Mpm9" style:next-style-name="Статья_20_6_20_стр.14">
      <style:header>
        <table:table table:name="Таблица330" table:style-name="Таблица330">
          <table:table-column table:style-name="Таблица330.A"/>
          <table:table-column table:style-name="Таблица330.B"/>
          <table:table-row>
            <table:table-cell table:style-name="Таблица330.A1" office:value-type="string">
              <text:p text:style-name="MP7"><text:user-field-get text:name="rightHeader6">Фамилия И.О. Название статьи6</text:user-field-get></text:p>
            </table:table-cell>
            <table:table-cell table:style-name="Таблица330.A1" office:value-type="string">
              <text:p text:style-name="MP8"><text:page-number text:select-page="current">161</text:page-number></text:p>
            </table:table-cell>
          </table:table-row>
        </table:table>
      </style:header>
      <style:header-left>
        <table:table table:name="Таблица331" table:style-name="Таблица331">
          <table:table-column table:style-name="Таблица331.A"/>
          <table:table-column table:style-name="Таблица331.B"/>
          <table:table-row>
            <table:table-cell table:style-name="Таблица331.A1" office:value-type="string">
              <text:p text:style-name="MP9"><text:page-number text:select-page="current">162</text:page-number></text:p>
            </table:table-cell>
            <table:table-cell table:style-name="Таблица331.A1" office:value-type="string">
              <text:p text:style-name="MP10"><text:user-field-get text:name="leftHeader6">  </text:user-field-get></text:p>
            </table:table-cell>
          </table:table-row>
        </table:table>
      </style:header-left>
    </style:master-page>
    <style:master-page style:name="Статья_20_6_20_стр.14" style:display-name="Статья 6 стр.14" style:page-layout-name="Mpm9" style:next-style-name="Статья_20_6_20_стр.15">
      <style:header>
        <table:table table:name="Таблица332" table:style-name="Таблица332">
          <table:table-column table:style-name="Таблица332.A"/>
          <table:table-column table:style-name="Таблица332.B"/>
          <table:table-row>
            <table:table-cell table:style-name="Таблица332.A1" office:value-type="string">
              <text:p text:style-name="MP7"><text:user-field-get text:name="rightHeader6">Фамилия И.О. Название статьи6</text:user-field-get></text:p>
            </table:table-cell>
            <table:table-cell table:style-name="Таблица332.A1" office:value-type="string">
              <text:p text:style-name="MP8"><text:page-number text:select-page="current">163</text:page-number></text:p>
            </table:table-cell>
          </table:table-row>
        </table:table>
      </style:header>
      <style:header-left>
        <table:table table:name="Таблица333" table:style-name="Таблица333">
          <table:table-column table:style-name="Таблица333.A"/>
          <table:table-column table:style-name="Таблица333.B"/>
          <table:table-row>
            <table:table-cell table:style-name="Таблица333.A1" office:value-type="string">
              <text:p text:style-name="MP9"><text:page-number text:select-page="current">162</text:page-number></text:p>
            </table:table-cell>
            <table:table-cell table:style-name="Таблица333.A1" office:value-type="string">
              <text:p text:style-name="MP10"><text:user-field-get text:name="leftHeader6">  </text:user-field-get></text:p>
            </table:table-cell>
          </table:table-row>
        </table:table>
      </style:header-left>
    </style:master-page>
    <style:master-page style:name="Статья_20_6_20_стр.15" style:display-name="Статья 6 стр.15" style:page-layout-name="Mpm9" style:next-style-name="Статья_20_6_20_стр.16">
      <style:header>
        <table:table table:name="Таблица334" table:style-name="Таблица334">
          <table:table-column table:style-name="Таблица334.A"/>
          <table:table-column table:style-name="Таблица334.B"/>
          <table:table-row>
            <table:table-cell table:style-name="Таблица334.A1" office:value-type="string">
              <text:p text:style-name="MP7"><text:user-field-get text:name="rightHeader6">Фамилия И.О. Название статьи6</text:user-field-get></text:p>
            </table:table-cell>
            <table:table-cell table:style-name="Таблица334.A1" office:value-type="string">
              <text:p text:style-name="MP8"><text:page-number text:select-page="current">163</text:page-number></text:p>
            </table:table-cell>
          </table:table-row>
        </table:table>
      </style:header>
      <style:header-left>
        <table:table table:name="Таблица335" table:style-name="Таблица335">
          <table:table-column table:style-name="Таблица335.A"/>
          <table:table-column table:style-name="Таблица335.B"/>
          <table:table-row>
            <table:table-cell table:style-name="Таблица335.A1" office:value-type="string">
              <text:p text:style-name="MP9"><text:page-number text:select-page="current">164</text:page-number></text:p>
            </table:table-cell>
            <table:table-cell table:style-name="Таблица335.A1" office:value-type="string">
              <text:p text:style-name="MP10"><text:user-field-get text:name="leftHeader6">  </text:user-field-get></text:p>
            </table:table-cell>
          </table:table-row>
        </table:table>
      </style:header-left>
    </style:master-page>
    <style:master-page style:name="Статья_20_6_20_стр.16" style:display-name="Статья 6 стр.16" style:page-layout-name="Mpm9" style:next-style-name="Статья_20_6_20_стр.17">
      <style:header>
        <table:table table:name="Таблица336" table:style-name="Таблица336">
          <table:table-column table:style-name="Таблица336.A"/>
          <table:table-column table:style-name="Таблица336.B"/>
          <table:table-row>
            <table:table-cell table:style-name="Таблица336.A1" office:value-type="string">
              <text:p text:style-name="MP7"><text:user-field-get text:name="rightHeader6">Фамилия И.О. Название статьи6</text:user-field-get></text:p>
            </table:table-cell>
            <table:table-cell table:style-name="Таблица336.A1" office:value-type="string">
              <text:p text:style-name="MP8"><text:page-number text:select-page="current">165</text:page-number></text:p>
            </table:table-cell>
          </table:table-row>
        </table:table>
      </style:header>
      <style:header-left>
        <table:table table:name="Таблица337" table:style-name="Таблица337">
          <table:table-column table:style-name="Таблица337.A"/>
          <table:table-column table:style-name="Таблица337.B"/>
          <table:table-row>
            <table:table-cell table:style-name="Таблица337.A1" office:value-type="string">
              <text:p text:style-name="MP9"><text:page-number text:select-page="current">164</text:page-number></text:p>
            </table:table-cell>
            <table:table-cell table:style-name="Таблица337.A1" office:value-type="string">
              <text:p text:style-name="MP10"><text:user-field-get text:name="leftHeader6">  </text:user-field-get></text:p>
            </table:table-cell>
          </table:table-row>
        </table:table>
      </style:header-left>
    </style:master-page>
    <style:master-page style:name="Статья_20_6_20_стр.17" style:display-name="Статья 6 стр.17" style:page-layout-name="Mpm9" style:next-style-name="Статья_20_6_20_стр.18">
      <style:header>
        <table:table table:name="Таблица338" table:style-name="Таблица338">
          <table:table-column table:style-name="Таблица338.A"/>
          <table:table-column table:style-name="Таблица338.B"/>
          <table:table-row>
            <table:table-cell table:style-name="Таблица338.A1" office:value-type="string">
              <text:p text:style-name="MP7"><text:user-field-get text:name="rightHeader6">Фамилия И.О. Название статьи6</text:user-field-get></text:p>
            </table:table-cell>
            <table:table-cell table:style-name="Таблица338.A1" office:value-type="string">
              <text:p text:style-name="MP8"><text:page-number text:select-page="current">165</text:page-number></text:p>
            </table:table-cell>
          </table:table-row>
        </table:table>
      </style:header>
      <style:header-left>
        <table:table table:name="Таблица339" table:style-name="Таблица339">
          <table:table-column table:style-name="Таблица339.A"/>
          <table:table-column table:style-name="Таблица339.B"/>
          <table:table-row>
            <table:table-cell table:style-name="Таблица339.A1" office:value-type="string">
              <text:p text:style-name="MP9"><text:page-number text:select-page="current">166</text:page-number></text:p>
            </table:table-cell>
            <table:table-cell table:style-name="Таблица339.A1" office:value-type="string">
              <text:p text:style-name="MP10"><text:user-field-get text:name="leftHeader6">  </text:user-field-get></text:p>
            </table:table-cell>
          </table:table-row>
        </table:table>
      </style:header-left>
    </style:master-page>
    <style:master-page style:name="Статья_20_6_20_стр.18" style:display-name="Статья 6 стр.18" style:page-layout-name="Mpm9" style:next-style-name="Статья_20_6_20_стр.19">
      <style:header>
        <table:table table:name="Таблица340" table:style-name="Таблица340">
          <table:table-column table:style-name="Таблица340.A"/>
          <table:table-column table:style-name="Таблица340.B"/>
          <table:table-row>
            <table:table-cell table:style-name="Таблица340.A1" office:value-type="string">
              <text:p text:style-name="MP7"><text:user-field-get text:name="rightHeader6">Фамилия И.О. Название статьи6</text:user-field-get></text:p>
            </table:table-cell>
            <table:table-cell table:style-name="Таблица340.A1" office:value-type="string">
              <text:p text:style-name="MP8"><text:page-number text:select-page="current">167</text:page-number></text:p>
            </table:table-cell>
          </table:table-row>
        </table:table>
      </style:header>
      <style:header-left>
        <table:table table:name="Таблица341" table:style-name="Таблица341">
          <table:table-column table:style-name="Таблица341.A"/>
          <table:table-column table:style-name="Таблица341.B"/>
          <table:table-row>
            <table:table-cell table:style-name="Таблица341.A1" office:value-type="string">
              <text:p text:style-name="MP9"><text:page-number text:select-page="current">166</text:page-number></text:p>
            </table:table-cell>
            <table:table-cell table:style-name="Таблица341.A1" office:value-type="string">
              <text:p text:style-name="MP10"><text:user-field-get text:name="leftHeader6">  </text:user-field-get></text:p>
            </table:table-cell>
          </table:table-row>
        </table:table>
      </style:header-left>
    </style:master-page>
    <style:master-page style:name="Статья_20_6_20_стр.19" style:display-name="Статья 6 стр.19" style:page-layout-name="Mpm9" style:next-style-name="Статья_20_6_20_стр.20">
      <style:header>
        <table:table table:name="Таблица342" table:style-name="Таблица342">
          <table:table-column table:style-name="Таблица342.A"/>
          <table:table-column table:style-name="Таблица342.B"/>
          <table:table-row>
            <table:table-cell table:style-name="Таблица342.A1" office:value-type="string">
              <text:p text:style-name="MP7"><text:user-field-get text:name="rightHeader6">Фамилия И.О. Название статьи6</text:user-field-get></text:p>
            </table:table-cell>
            <table:table-cell table:style-name="Таблица342.A1" office:value-type="string">
              <text:p text:style-name="MP8"><text:page-number text:select-page="current">167</text:page-number></text:p>
            </table:table-cell>
          </table:table-row>
        </table:table>
      </style:header>
      <style:header-left>
        <table:table table:name="Таблица343" table:style-name="Таблица343">
          <table:table-column table:style-name="Таблица343.A"/>
          <table:table-column table:style-name="Таблица343.B"/>
          <table:table-row>
            <table:table-cell table:style-name="Таблица343.A1" office:value-type="string">
              <text:p text:style-name="MP9"><text:page-number text:select-page="current">168</text:page-number></text:p>
            </table:table-cell>
            <table:table-cell table:style-name="Таблица343.A1" office:value-type="string">
              <text:p text:style-name="MP10"><text:user-field-get text:name="leftHeader6">  </text:user-field-get></text:p>
            </table:table-cell>
          </table:table-row>
        </table:table>
      </style:header-left>
    </style:master-page>
    <style:master-page style:name="Статья_20_6_20_стр.20" style:display-name="Статья 6 стр.20" style:page-layout-name="Mpm9" style:next-style-name="Статья_20_6_20_стр.21">
      <style:header>
        <table:table table:name="Таблица344" table:style-name="Таблица344">
          <table:table-column table:style-name="Таблица344.A"/>
          <table:table-column table:style-name="Таблица344.B"/>
          <table:table-row>
            <table:table-cell table:style-name="Таблица344.A1" office:value-type="string">
              <text:p text:style-name="MP7"><text:user-field-get text:name="rightHeader6">Фамилия И.О. Название статьи6</text:user-field-get></text:p>
            </table:table-cell>
            <table:table-cell table:style-name="Таблица344.A1" office:value-type="string">
              <text:p text:style-name="MP8"><text:page-number text:select-page="current">169</text:page-number></text:p>
            </table:table-cell>
          </table:table-row>
        </table:table>
      </style:header>
      <style:header-left>
        <table:table table:name="Таблица345" table:style-name="Таблица345">
          <table:table-column table:style-name="Таблица345.A"/>
          <table:table-column table:style-name="Таблица345.B"/>
          <table:table-row>
            <table:table-cell table:style-name="Таблица345.A1" office:value-type="string">
              <text:p text:style-name="MP9"><text:page-number text:select-page="current">168</text:page-number></text:p>
            </table:table-cell>
            <table:table-cell table:style-name="Таблица345.A1" office:value-type="string">
              <text:p text:style-name="MP10"><text:user-field-get text:name="leftHeader6">  </text:user-field-get></text:p>
            </table:table-cell>
          </table:table-row>
        </table:table>
      </style:header-left>
    </style:master-page>
    <style:master-page style:name="Статья_20_6_20_стр.21" style:display-name="Статья 6 стр.21" style:page-layout-name="Mpm9" style:next-style-name="Статья_20_6_20_стр.22">
      <style:header>
        <table:table table:name="Таблица346" table:style-name="Таблица346">
          <table:table-column table:style-name="Таблица346.A"/>
          <table:table-column table:style-name="Таблица346.B"/>
          <table:table-row>
            <table:table-cell table:style-name="Таблица346.A1" office:value-type="string">
              <text:p text:style-name="MP7"><text:user-field-get text:name="rightHeader6">Фамилия И.О. Название статьи6</text:user-field-get></text:p>
            </table:table-cell>
            <table:table-cell table:style-name="Таблица346.A1" office:value-type="string">
              <text:p text:style-name="MP8"><text:page-number text:select-page="current">169</text:page-number></text:p>
            </table:table-cell>
          </table:table-row>
        </table:table>
      </style:header>
      <style:header-left>
        <table:table table:name="Таблица347" table:style-name="Таблица347">
          <table:table-column table:style-name="Таблица347.A"/>
          <table:table-column table:style-name="Таблица347.B"/>
          <table:table-row>
            <table:table-cell table:style-name="Таблица347.A1" office:value-type="string">
              <text:p text:style-name="MP9"><text:page-number text:select-page="current">170</text:page-number></text:p>
            </table:table-cell>
            <table:table-cell table:style-name="Таблица347.A1" office:value-type="string">
              <text:p text:style-name="MP10"><text:user-field-get text:name="leftHeader6">  </text:user-field-get></text:p>
            </table:table-cell>
          </table:table-row>
        </table:table>
      </style:header-left>
    </style:master-page>
    <style:master-page style:name="Статья_20_6_20_стр.22" style:display-name="Статья 6 стр.22" style:page-layout-name="Mpm9" style:next-style-name="Статья_20_6_20_стр.23">
      <style:header>
        <table:table table:name="Таблица348" table:style-name="Таблица348">
          <table:table-column table:style-name="Таблица348.A"/>
          <table:table-column table:style-name="Таблица348.B"/>
          <table:table-row>
            <table:table-cell table:style-name="Таблица348.A1" office:value-type="string">
              <text:p text:style-name="MP7"><text:user-field-get text:name="rightHeader6">Фамилия И.О. Название статьи6</text:user-field-get></text:p>
            </table:table-cell>
            <table:table-cell table:style-name="Таблица348.A1" office:value-type="string">
              <text:p text:style-name="MP8"><text:page-number text:select-page="current">171</text:page-number></text:p>
            </table:table-cell>
          </table:table-row>
        </table:table>
      </style:header>
      <style:header-left>
        <table:table table:name="Таблица349" table:style-name="Таблица349">
          <table:table-column table:style-name="Таблица349.A"/>
          <table:table-column table:style-name="Таблица349.B"/>
          <table:table-row>
            <table:table-cell table:style-name="Таблица349.A1" office:value-type="string">
              <text:p text:style-name="MP9"><text:page-number text:select-page="current">170</text:page-number></text:p>
            </table:table-cell>
            <table:table-cell table:style-name="Таблица349.A1" office:value-type="string">
              <text:p text:style-name="MP10"><text:user-field-get text:name="leftHeader6">  </text:user-field-get></text:p>
            </table:table-cell>
          </table:table-row>
        </table:table>
      </style:header-left>
    </style:master-page>
    <style:master-page style:name="Статья_20_6_20_стр.23" style:display-name="Статья 6 стр.23" style:page-layout-name="Mpm9" style:next-style-name="Статья_20_6_20_стр.24">
      <style:header>
        <table:table table:name="Таблица350" table:style-name="Таблица350">
          <table:table-column table:style-name="Таблица350.A"/>
          <table:table-column table:style-name="Таблица350.B"/>
          <table:table-row>
            <table:table-cell table:style-name="Таблица350.A1" office:value-type="string">
              <text:p text:style-name="MP7"><text:user-field-get text:name="rightHeader6">Фамилия И.О. Название статьи6</text:user-field-get></text:p>
            </table:table-cell>
            <table:table-cell table:style-name="Таблица350.A1" office:value-type="string">
              <text:p text:style-name="MP8"><text:page-number text:select-page="current">171</text:page-number></text:p>
            </table:table-cell>
          </table:table-row>
        </table:table>
      </style:header>
      <style:header-left>
        <table:table table:name="Таблица351" table:style-name="Таблица351">
          <table:table-column table:style-name="Таблица351.A"/>
          <table:table-column table:style-name="Таблица351.B"/>
          <table:table-row>
            <table:table-cell table:style-name="Таблица351.A1" office:value-type="string">
              <text:p text:style-name="MP9"><text:page-number text:select-page="current">172</text:page-number></text:p>
            </table:table-cell>
            <table:table-cell table:style-name="Таблица351.A1" office:value-type="string">
              <text:p text:style-name="MP10"><text:user-field-get text:name="leftHeader6">  </text:user-field-get></text:p>
            </table:table-cell>
          </table:table-row>
        </table:table>
      </style:header-left>
    </style:master-page>
    <style:master-page style:name="Статья_20_6_20_стр.24" style:display-name="Статья 6 стр.24" style:page-layout-name="Mpm9" style:next-style-name="Статья_20_6_20_стр.25">
      <style:header>
        <table:table table:name="Таблица352" table:style-name="Таблица352">
          <table:table-column table:style-name="Таблица352.A"/>
          <table:table-column table:style-name="Таблица352.B"/>
          <table:table-row>
            <table:table-cell table:style-name="Таблица352.A1" office:value-type="string">
              <text:p text:style-name="MP7"><text:user-field-get text:name="rightHeader6">Фамилия И.О. Название статьи6</text:user-field-get></text:p>
            </table:table-cell>
            <table:table-cell table:style-name="Таблица352.A1" office:value-type="string">
              <text:p text:style-name="MP8"><text:page-number text:select-page="current">173</text:page-number></text:p>
            </table:table-cell>
          </table:table-row>
        </table:table>
      </style:header>
      <style:header-left>
        <table:table table:name="Таблица353" table:style-name="Таблица353">
          <table:table-column table:style-name="Таблица353.A"/>
          <table:table-column table:style-name="Таблица353.B"/>
          <table:table-row>
            <table:table-cell table:style-name="Таблица353.A1" office:value-type="string">
              <text:p text:style-name="MP9"><text:page-number text:select-page="current">172</text:page-number></text:p>
            </table:table-cell>
            <table:table-cell table:style-name="Таблица353.A1" office:value-type="string">
              <text:p text:style-name="MP10"><text:user-field-get text:name="leftHeader6">  </text:user-field-get></text:p>
            </table:table-cell>
          </table:table-row>
        </table:table>
      </style:header-left>
    </style:master-page>
    <style:master-page style:name="Статья_20_6_20_стр.25" style:display-name="Статья 6 стр.25" style:page-layout-name="Mpm9" style:next-style-name="Статья_20_6_20_стр.26">
      <style:header>
        <table:table table:name="Таблица354" table:style-name="Таблица354">
          <table:table-column table:style-name="Таблица354.A"/>
          <table:table-column table:style-name="Таблица354.B"/>
          <table:table-row>
            <table:table-cell table:style-name="Таблица354.A1" office:value-type="string">
              <text:p text:style-name="MP7"><text:user-field-get text:name="rightHeader6">Фамилия И.О. Название статьи6</text:user-field-get></text:p>
            </table:table-cell>
            <table:table-cell table:style-name="Таблица354.A1" office:value-type="string">
              <text:p text:style-name="MP8"><text:page-number text:select-page="current">173</text:page-number></text:p>
            </table:table-cell>
          </table:table-row>
        </table:table>
      </style:header>
      <style:header-left>
        <table:table table:name="Таблица355" table:style-name="Таблица355">
          <table:table-column table:style-name="Таблица355.A"/>
          <table:table-column table:style-name="Таблица355.B"/>
          <table:table-row>
            <table:table-cell table:style-name="Таблица355.A1" office:value-type="string">
              <text:p text:style-name="MP9"><text:page-number text:select-page="current">174</text:page-number></text:p>
            </table:table-cell>
            <table:table-cell table:style-name="Таблица355.A1" office:value-type="string">
              <text:p text:style-name="MP10"><text:user-field-get text:name="leftHeader6">  </text:user-field-get></text:p>
            </table:table-cell>
          </table:table-row>
        </table:table>
      </style:header-left>
    </style:master-page>
    <style:master-page style:name="Статья_20_6_20_стр.26" style:display-name="Статья 6 стр.26" style:page-layout-name="Mpm9" style:next-style-name="Статья_20_6_20_стр.27">
      <style:header>
        <table:table table:name="Таблица356" table:style-name="Таблица356">
          <table:table-column table:style-name="Таблица356.A"/>
          <table:table-column table:style-name="Таблица356.B"/>
          <table:table-row>
            <table:table-cell table:style-name="Таблица356.A1" office:value-type="string">
              <text:p text:style-name="MP7"><text:user-field-get text:name="rightHeader6">Фамилия И.О. Название статьи6</text:user-field-get></text:p>
            </table:table-cell>
            <table:table-cell table:style-name="Таблица356.A1" office:value-type="string">
              <text:p text:style-name="MP8"><text:page-number text:select-page="current">175</text:page-number></text:p>
            </table:table-cell>
          </table:table-row>
        </table:table>
      </style:header>
      <style:header-left>
        <table:table table:name="Таблица357" table:style-name="Таблица357">
          <table:table-column table:style-name="Таблица357.A"/>
          <table:table-column table:style-name="Таблица357.B"/>
          <table:table-row>
            <table:table-cell table:style-name="Таблица357.A1" office:value-type="string">
              <text:p text:style-name="MP9"><text:page-number text:select-page="current">174</text:page-number></text:p>
            </table:table-cell>
            <table:table-cell table:style-name="Таблица357.A1" office:value-type="string">
              <text:p text:style-name="MP10"><text:user-field-get text:name="leftHeader6">  </text:user-field-get></text:p>
            </table:table-cell>
          </table:table-row>
        </table:table>
      </style:header-left>
    </style:master-page>
    <style:master-page style:name="Статья_20_6_20_стр.27" style:display-name="Статья 6 стр.27" style:page-layout-name="Mpm9" style:next-style-name="Статья_20_6_20_стр.28">
      <style:header>
        <table:table table:name="Таблица358" table:style-name="Таблица358">
          <table:table-column table:style-name="Таблица358.A"/>
          <table:table-column table:style-name="Таблица358.B"/>
          <table:table-row>
            <table:table-cell table:style-name="Таблица358.A1" office:value-type="string">
              <text:p text:style-name="MP7"><text:user-field-get text:name="rightHeader6">Фамилия И.О. Название статьи6</text:user-field-get></text:p>
            </table:table-cell>
            <table:table-cell table:style-name="Таблица358.A1" office:value-type="string">
              <text:p text:style-name="MP8"><text:page-number text:select-page="current">175</text:page-number></text:p>
            </table:table-cell>
          </table:table-row>
        </table:table>
      </style:header>
      <style:header-left>
        <table:table table:name="Таблица359" table:style-name="Таблица359">
          <table:table-column table:style-name="Таблица359.A"/>
          <table:table-column table:style-name="Таблица359.B"/>
          <table:table-row>
            <table:table-cell table:style-name="Таблица359.A1" office:value-type="string">
              <text:p text:style-name="MP9"><text:page-number text:select-page="current">176</text:page-number></text:p>
            </table:table-cell>
            <table:table-cell table:style-name="Таблица359.A1" office:value-type="string">
              <text:p text:style-name="MP10"><text:user-field-get text:name="leftHeader6">  </text:user-field-get></text:p>
            </table:table-cell>
          </table:table-row>
        </table:table>
      </style:header-left>
    </style:master-page>
    <style:master-page style:name="Статья_20_6_20_стр.28" style:display-name="Статья 6 стр.28" style:page-layout-name="Mpm9" style:next-style-name="Статья_20_6_20_стр.29">
      <style:header>
        <table:table table:name="Таблица360" table:style-name="Таблица360">
          <table:table-column table:style-name="Таблица360.A"/>
          <table:table-column table:style-name="Таблица360.B"/>
          <table:table-row>
            <table:table-cell table:style-name="Таблица360.A1" office:value-type="string">
              <text:p text:style-name="MP7"><text:user-field-get text:name="rightHeader6">Фамилия И.О. Название статьи6</text:user-field-get></text:p>
            </table:table-cell>
            <table:table-cell table:style-name="Таблица360.A1" office:value-type="string">
              <text:p text:style-name="MP8"><text:page-number text:select-page="current">177</text:page-number></text:p>
            </table:table-cell>
          </table:table-row>
        </table:table>
      </style:header>
      <style:header-left>
        <table:table table:name="Таблица361" table:style-name="Таблица361">
          <table:table-column table:style-name="Таблица361.A"/>
          <table:table-column table:style-name="Таблица361.B"/>
          <table:table-row>
            <table:table-cell table:style-name="Таблица361.A1" office:value-type="string">
              <text:p text:style-name="MP9"><text:page-number text:select-page="current">176</text:page-number></text:p>
            </table:table-cell>
            <table:table-cell table:style-name="Таблица361.A1" office:value-type="string">
              <text:p text:style-name="MP10"><text:user-field-get text:name="leftHeader6">  </text:user-field-get></text:p>
            </table:table-cell>
          </table:table-row>
        </table:table>
      </style:header-left>
    </style:master-page>
    <style:master-page style:name="Статья_20_6_20_стр.29" style:display-name="Статья 6 стр.29" style:page-layout-name="Mpm9" style:next-style-name="Статья_20_6">
      <style:header>
        <table:table table:name="Таблица362" table:style-name="Таблица362">
          <table:table-column table:style-name="Таблица362.A"/>
          <table:table-column table:style-name="Таблица362.B"/>
          <table:table-row>
            <table:table-cell table:style-name="Таблица362.A1" office:value-type="string">
              <text:p text:style-name="MP7"><text:user-field-get text:name="rightHeader6">Фамилия И.О. Название статьи6</text:user-field-get></text:p>
            </table:table-cell>
            <table:table-cell table:style-name="Таблица362.A1" office:value-type="string">
              <text:p text:style-name="MP8"><text:page-number text:select-page="current">177</text:page-number></text:p>
            </table:table-cell>
          </table:table-row>
        </table:table>
      </style:header>
      <style:header-left>
        <table:table table:name="Таблица363" table:style-name="Таблица363">
          <table:table-column table:style-name="Таблица363.A"/>
          <table:table-column table:style-name="Таблица363.B"/>
          <table:table-row>
            <table:table-cell table:style-name="Таблица363.A1" office:value-type="string">
              <text:p text:style-name="MP9"><text:page-number text:select-page="current">178</text:page-number></text:p>
            </table:table-cell>
            <table:table-cell table:style-name="Таблица363.A1" office:value-type="string">
              <text:p text:style-name="MP10"><text:user-field-get text:name="leftHeader6">  </text:user-field-get></text:p>
            </table:table-cell>
          </table:table-row>
        </table:table>
      </style:header-left>
    </style:master-page>
    <style:master-page style:name="Статья_20_7_20_стр.1" style:display-name="Статья 7 стр.1" style:page-layout-name="Mpm10" style:next-style-name="Статья_20_7_20_стр.2">
      <style:header>
        <table:table table:name="Таблица364" table:style-name="Таблица364">
          <table:table-column table:style-name="Таблица364.A"/>
          <table:table-column table:style-name="Таблица364.B"/>
          <table:table-row>
            <table:table-cell table:style-name="Таблица364.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179</text:page-number>–<text:user-field-get text:name="article7LastPage">207</text:user-field-get></text:p>
              <text:p text:style-name="MP11"><text:user-field-get text:name="article7UDK">Задать УДК</text:user-field-get></text:p>
            </table:table-cell>
            <table:table-cell table:style-name="Таблица364.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179</text:page-number>–<text:user-field-get text:name="article7LastPage">207</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179</text:page-number>-<text:user-field-get text:name="article7LastPage">207</text:user-field-get></text:p>
            </table:table-cell>
          </table:table-row>
        </table:table>
      </style:header>
      <style:footer>
        <text:user-field-decls>
          <text:user-field-decl office:value-type="string" office:string-value="  " text:name="author7Copyright"/>
        </text:user-field-decls>
        <text:p text:style-name="MP14"><text:user-field-get text:name="author7Copyright">  </text:user-field-get></text:p>
      </style:footer>
    </style:master-page>
    <style:master-page style:name="Статья_20_7" style:display-name="Статья 7" style:page-layout-name="Mpm9">
      <style:header>
        <table:table table:name="Таблица365" table:style-name="Таблица365">
          <table:table-column table:style-name="Таблица365.A"/>
          <table:table-column table:style-name="Таблица365.B"/>
          <table:table-row>
            <table:table-cell table:style-name="Таблица365.A1" office:value-type="string">
              <text:p text:style-name="MP7"><text:user-field-get text:name="rightHeader7">Фамилия И.О. Название статьи7</text:user-field-get></text:p>
            </table:table-cell>
            <table:table-cell table:style-name="Таблица365.A1" office:value-type="string">
              <text:p text:style-name="MP8"><text:page-number text:select-page="current">207</text:page-number></text:p>
            </table:table-cell>
          </table:table-row>
        </table:table>
      </style:header>
      <style:header-left>
        <table:table table:name="Таблица366" table:style-name="Таблица366">
          <table:table-column table:style-name="Таблица366.A"/>
          <table:table-column table:style-name="Таблица366.B"/>
          <table:table-row>
            <table:table-cell table:style-name="Таблица366.A1" office:value-type="string">
              <text:p text:style-name="MP9"><text:page-number text:select-page="current">208</text:page-number></text:p>
            </table:table-cell>
            <table:table-cell table:style-name="Таблица366.A1" office:value-type="string">
              <text:p text:style-name="MP10"><text:user-field-get text:name="leftHeader7">  </text:user-field-get></text:p>
            </table:table-cell>
          </table:table-row>
        </table:table>
      </style:header-left>
    </style:master-page>
    <style:master-page style:name="Статья_20_7_20_стр.2" style:display-name="Статья 7 стр.2" style:page-layout-name="Mpm9" style:next-style-name="Статья_20_7_20_стр.3">
      <style:header>
        <table:table table:name="Таблица367" table:style-name="Таблица367">
          <table:table-column table:style-name="Таблица367.A"/>
          <table:table-column table:style-name="Таблица367.B"/>
          <table:table-row>
            <table:table-cell table:style-name="Таблица367.A1" office:value-type="string">
              <text:p text:style-name="MP7"><text:user-field-get text:name="rightHeader7">Фамилия И.О. Название статьи7</text:user-field-get></text:p>
            </table:table-cell>
            <table:table-cell table:style-name="Таблица367.A1" office:value-type="string">
              <text:p text:style-name="MP8"><text:page-number text:select-page="current">181</text:page-number></text:p>
            </table:table-cell>
          </table:table-row>
        </table:table>
      </style:header>
      <style:header-left>
        <table:table table:name="Таблица368" table:style-name="Таблица368">
          <table:table-column table:style-name="Таблица368.A"/>
          <table:table-column table:style-name="Таблица368.B"/>
          <table:table-row>
            <table:table-cell table:style-name="Таблица368.A1" office:value-type="string">
              <text:p text:style-name="MP9"><text:page-number text:select-page="current">180</text:page-number></text:p>
            </table:table-cell>
            <table:table-cell table:style-name="Таблица368.A1" office:value-type="string">
              <text:p text:style-name="MP10"><text:user-field-get text:name="leftHeader7">  </text:user-field-get></text:p>
            </table:table-cell>
          </table:table-row>
        </table:table>
      </style:header-left>
    </style:master-page>
    <style:master-page style:name="Статья_20_7_20_стр.3" style:display-name="Статья 7 стр.3" style:page-layout-name="Mpm9" style:next-style-name="Статья_20_7_20_стр.4">
      <style:header>
        <table:table table:name="Таблица369" table:style-name="Таблица369">
          <table:table-column table:style-name="Таблица369.A"/>
          <table:table-column table:style-name="Таблица369.B"/>
          <table:table-row>
            <table:table-cell table:style-name="Таблица369.A1" office:value-type="string">
              <text:p text:style-name="MP7"><text:user-field-get text:name="rightHeader7">Фамилия И.О. Название статьи7</text:user-field-get></text:p>
            </table:table-cell>
            <table:table-cell table:style-name="Таблица369.A1" office:value-type="string">
              <text:p text:style-name="MP8"><text:page-number text:select-page="current">181</text:page-number></text:p>
            </table:table-cell>
          </table:table-row>
        </table:table>
      </style:header>
      <style:header-left>
        <table:table table:name="Таблица370" table:style-name="Таблица370">
          <table:table-column table:style-name="Таблица370.A"/>
          <table:table-column table:style-name="Таблица370.B"/>
          <table:table-row>
            <table:table-cell table:style-name="Таблица370.A1" office:value-type="string">
              <text:p text:style-name="MP9"><text:page-number text:select-page="current">182</text:page-number></text:p>
            </table:table-cell>
            <table:table-cell table:style-name="Таблица370.A1" office:value-type="string">
              <text:p text:style-name="MP10"><text:user-field-get text:name="leftHeader7">  </text:user-field-get></text:p>
            </table:table-cell>
          </table:table-row>
        </table:table>
      </style:header-left>
    </style:master-page>
    <style:master-page style:name="Статья_20_7_20_стр.4" style:display-name="Статья 7 стр.4" style:page-layout-name="Mpm9" style:next-style-name="Статья_20_7_20_стр.5">
      <style:header>
        <table:table table:name="Таблица371" table:style-name="Таблица371">
          <table:table-column table:style-name="Таблица371.A"/>
          <table:table-column table:style-name="Таблица371.B"/>
          <table:table-row>
            <table:table-cell table:style-name="Таблица371.A1" office:value-type="string">
              <text:p text:style-name="MP7"><text:user-field-get text:name="rightHeader7">Фамилия И.О. Название статьи7</text:user-field-get></text:p>
            </table:table-cell>
            <table:table-cell table:style-name="Таблица371.A1" office:value-type="string">
              <text:p text:style-name="MP8"><text:page-number text:select-page="current">181</text:page-number></text:p>
            </table:table-cell>
          </table:table-row>
        </table:table>
      </style:header>
      <style:header-left>
        <table:table table:name="Таблица372" table:style-name="Таблица372">
          <table:table-column table:style-name="Таблица372.A"/>
          <table:table-column table:style-name="Таблица372.B"/>
          <table:table-row>
            <table:table-cell table:style-name="Таблица372.A1" office:value-type="string">
              <text:p text:style-name="MP9"><text:page-number text:select-page="current">182</text:page-number></text:p>
            </table:table-cell>
            <table:table-cell table:style-name="Таблица372.A1" office:value-type="string">
              <text:p text:style-name="MP10"><text:user-field-get text:name="leftHeader7">  </text:user-field-get></text:p>
            </table:table-cell>
          </table:table-row>
        </table:table>
      </style:header-left>
    </style:master-page>
    <style:master-page style:name="Статья_20_7_20_стр.5" style:display-name="Статья 7 стр.5" style:page-layout-name="Mpm9" style:next-style-name="Статья_20_7_20_стр.6">
      <style:header>
        <table:table table:name="Таблица373" table:style-name="Таблица373">
          <table:table-column table:style-name="Таблица373.A"/>
          <table:table-column table:style-name="Таблица373.B"/>
          <table:table-row>
            <table:table-cell table:style-name="Таблица373.A1" office:value-type="string">
              <text:p text:style-name="MP7"><text:user-field-get text:name="rightHeader7">Фамилия И.О. Название статьи7</text:user-field-get></text:p>
            </table:table-cell>
            <table:table-cell table:style-name="Таблица373.A1" office:value-type="string">
              <text:p text:style-name="MP8"><text:page-number text:select-page="current">183</text:page-number></text:p>
            </table:table-cell>
          </table:table-row>
        </table:table>
      </style:header>
      <style:header-left>
        <table:table table:name="Таблица374" table:style-name="Таблица374">
          <table:table-column table:style-name="Таблица374.A"/>
          <table:table-column table:style-name="Таблица374.B"/>
          <table:table-row>
            <table:table-cell table:style-name="Таблица374.A1" office:value-type="string">
              <text:p text:style-name="MP9"><text:page-number text:select-page="current">182</text:page-number></text:p>
            </table:table-cell>
            <table:table-cell table:style-name="Таблица374.A1" office:value-type="string">
              <text:p text:style-name="MP10"><text:user-field-get text:name="leftHeader7">  </text:user-field-get></text:p>
            </table:table-cell>
          </table:table-row>
        </table:table>
      </style:header-left>
    </style:master-page>
    <style:master-page style:name="Статья_20_7_20_стр.6" style:display-name="Статья 7 стр.6" style:page-layout-name="Mpm9" style:next-style-name="Статья_20_7_20_стр.7">
      <style:header>
        <table:table table:name="Таблица375" table:style-name="Таблица375">
          <table:table-column table:style-name="Таблица375.A"/>
          <table:table-column table:style-name="Таблица375.B"/>
          <table:table-row>
            <table:table-cell table:style-name="Таблица375.A1" office:value-type="string">
              <text:p text:style-name="MP7"><text:user-field-get text:name="rightHeader7">Фамилия И.О. Название статьи7</text:user-field-get></text:p>
            </table:table-cell>
            <table:table-cell table:style-name="Таблица375.A1" office:value-type="string">
              <text:p text:style-name="MP8"><text:page-number text:select-page="current">183</text:page-number></text:p>
            </table:table-cell>
          </table:table-row>
        </table:table>
      </style:header>
      <style:header-left>
        <table:table table:name="Таблица376" table:style-name="Таблица376">
          <table:table-column table:style-name="Таблица376.A"/>
          <table:table-column table:style-name="Таблица376.B"/>
          <table:table-row>
            <table:table-cell table:style-name="Таблица376.A1" office:value-type="string">
              <text:p text:style-name="MP9"><text:page-number text:select-page="current">184</text:page-number></text:p>
            </table:table-cell>
            <table:table-cell table:style-name="Таблица376.A1" office:value-type="string">
              <text:p text:style-name="MP10"><text:user-field-get text:name="leftHeader7">  </text:user-field-get></text:p>
            </table:table-cell>
          </table:table-row>
        </table:table>
      </style:header-left>
    </style:master-page>
    <style:master-page style:name="Статья_20_7_20_стр.7" style:display-name="Статья 7 стр.7" style:page-layout-name="Mpm9" style:next-style-name="Статья_20_7_20_стр.8">
      <style:header>
        <table:table table:name="Таблица377" table:style-name="Таблица377">
          <table:table-column table:style-name="Таблица377.A"/>
          <table:table-column table:style-name="Таблица377.B"/>
          <table:table-row>
            <table:table-cell table:style-name="Таблица377.A1" office:value-type="string">
              <text:p text:style-name="MP7"><text:user-field-get text:name="rightHeader7">Фамилия И.О. Название статьи7</text:user-field-get></text:p>
            </table:table-cell>
            <table:table-cell table:style-name="Таблица377.A1" office:value-type="string">
              <text:p text:style-name="MP8"><text:page-number text:select-page="current">185</text:page-number></text:p>
            </table:table-cell>
          </table:table-row>
        </table:table>
      </style:header>
      <style:header-left>
        <table:table table:name="Таблица378" table:style-name="Таблица378">
          <table:table-column table:style-name="Таблица378.A"/>
          <table:table-column table:style-name="Таблица378.B"/>
          <table:table-row>
            <table:table-cell table:style-name="Таблица378.A1" office:value-type="string">
              <text:p text:style-name="MP9"><text:page-number text:select-page="current">184</text:page-number></text:p>
            </table:table-cell>
            <table:table-cell table:style-name="Таблица378.A1" office:value-type="string">
              <text:p text:style-name="MP10"><text:user-field-get text:name="leftHeader7">  </text:user-field-get></text:p>
            </table:table-cell>
          </table:table-row>
        </table:table>
      </style:header-left>
    </style:master-page>
    <style:master-page style:name="Статья_20_7_20_стр.8" style:display-name="Статья 7 стр.8" style:page-layout-name="Mpm9" style:next-style-name="Статья_20_7_20_стр.9">
      <style:header>
        <table:table table:name="Таблица379" table:style-name="Таблица379">
          <table:table-column table:style-name="Таблица379.A"/>
          <table:table-column table:style-name="Таблица379.B"/>
          <table:table-row>
            <table:table-cell table:style-name="Таблица379.A1" office:value-type="string">
              <text:p text:style-name="MP7"><text:user-field-get text:name="rightHeader7">Фамилия И.О. Название статьи7</text:user-field-get></text:p>
            </table:table-cell>
            <table:table-cell table:style-name="Таблица379.A1" office:value-type="string">
              <text:p text:style-name="MP8"><text:page-number text:select-page="current">185</text:page-number></text:p>
            </table:table-cell>
          </table:table-row>
        </table:table>
      </style:header>
      <style:header-left>
        <table:table table:name="Таблица380" table:style-name="Таблица380">
          <table:table-column table:style-name="Таблица380.A"/>
          <table:table-column table:style-name="Таблица380.B"/>
          <table:table-row>
            <table:table-cell table:style-name="Таблица380.A1" office:value-type="string">
              <text:p text:style-name="MP9"><text:page-number text:select-page="current">186</text:page-number></text:p>
            </table:table-cell>
            <table:table-cell table:style-name="Таблица380.A1" office:value-type="string">
              <text:p text:style-name="MP10"><text:user-field-get text:name="leftHeader7">  </text:user-field-get></text:p>
            </table:table-cell>
          </table:table-row>
        </table:table>
      </style:header-left>
    </style:master-page>
    <style:master-page style:name="Статья_20_7_20_стр.9" style:display-name="Статья 7 стр.9" style:page-layout-name="Mpm9" style:next-style-name="Статья_20_7_20_стр.10">
      <style:header>
        <table:table table:name="Таблица381" table:style-name="Таблица381">
          <table:table-column table:style-name="Таблица381.A"/>
          <table:table-column table:style-name="Таблица381.B"/>
          <table:table-row>
            <table:table-cell table:style-name="Таблица381.A1" office:value-type="string">
              <text:p text:style-name="MP7"><text:user-field-get text:name="rightHeader7">Фамилия И.О. Название статьи7</text:user-field-get></text:p>
            </table:table-cell>
            <table:table-cell table:style-name="Таблица381.A1" office:value-type="string">
              <text:p text:style-name="MP8"><text:page-number text:select-page="current">187</text:page-number></text:p>
            </table:table-cell>
          </table:table-row>
        </table:table>
      </style:header>
      <style:header-left>
        <table:table table:name="Таблица382" table:style-name="Таблица382">
          <table:table-column table:style-name="Таблица382.A"/>
          <table:table-column table:style-name="Таблица382.B"/>
          <table:table-row>
            <table:table-cell table:style-name="Таблица382.A1" office:value-type="string">
              <text:p text:style-name="MP9"><text:page-number text:select-page="current">186</text:page-number></text:p>
            </table:table-cell>
            <table:table-cell table:style-name="Таблица382.A1" office:value-type="string">
              <text:p text:style-name="MP10"><text:user-field-get text:name="leftHeader7">  </text:user-field-get></text:p>
            </table:table-cell>
          </table:table-row>
        </table:table>
      </style:header-left>
    </style:master-page>
    <style:master-page style:name="Статья_20_7_20_стр.10" style:display-name="Статья 7 стр.10" style:page-layout-name="Mpm9" style:next-style-name="Статья_20_7_20_стр.11">
      <style:header>
        <table:table table:name="Таблица383" table:style-name="Таблица383">
          <table:table-column table:style-name="Таблица383.A"/>
          <table:table-column table:style-name="Таблица383.B"/>
          <table:table-row>
            <table:table-cell table:style-name="Таблица383.A1" office:value-type="string">
              <text:p text:style-name="MP7"><text:user-field-get text:name="rightHeader7">Фамилия И.О. Название статьи7</text:user-field-get></text:p>
            </table:table-cell>
            <table:table-cell table:style-name="Таблица383.A1" office:value-type="string">
              <text:p text:style-name="MP8"><text:page-number text:select-page="current">187</text:page-number></text:p>
            </table:table-cell>
          </table:table-row>
        </table:table>
      </style:header>
      <style:header-left>
        <table:table table:name="Таблица384" table:style-name="Таблица384">
          <table:table-column table:style-name="Таблица384.A"/>
          <table:table-column table:style-name="Таблица384.B"/>
          <table:table-row>
            <table:table-cell table:style-name="Таблица384.A1" office:value-type="string">
              <text:p text:style-name="MP9"><text:page-number text:select-page="current">188</text:page-number></text:p>
            </table:table-cell>
            <table:table-cell table:style-name="Таблица384.A1" office:value-type="string">
              <text:p text:style-name="MP10"><text:user-field-get text:name="leftHeader7">  </text:user-field-get></text:p>
            </table:table-cell>
          </table:table-row>
        </table:table>
      </style:header-left>
    </style:master-page>
    <style:master-page style:name="Статья_20_7_20_стр.11" style:display-name="Статья 7 стр.11" style:page-layout-name="Mpm9" style:next-style-name="Статья_20_7_20_стр.12">
      <style:header>
        <table:table table:name="Таблица385" table:style-name="Таблица385">
          <table:table-column table:style-name="Таблица385.A"/>
          <table:table-column table:style-name="Таблица385.B"/>
          <table:table-row>
            <table:table-cell table:style-name="Таблица385.A1" office:value-type="string">
              <text:p text:style-name="MP7"><text:user-field-get text:name="rightHeader7">Фамилия И.О. Название статьи7</text:user-field-get></text:p>
            </table:table-cell>
            <table:table-cell table:style-name="Таблица385.A1" office:value-type="string">
              <text:p text:style-name="MP8"><text:page-number text:select-page="current">189</text:page-number></text:p>
            </table:table-cell>
          </table:table-row>
        </table:table>
      </style:header>
      <style:header-left>
        <table:table table:name="Таблица386" table:style-name="Таблица386">
          <table:table-column table:style-name="Таблица386.A"/>
          <table:table-column table:style-name="Таблица386.B"/>
          <table:table-row>
            <table:table-cell table:style-name="Таблица386.A1" office:value-type="string">
              <text:p text:style-name="MP9"><text:page-number text:select-page="current">188</text:page-number></text:p>
            </table:table-cell>
            <table:table-cell table:style-name="Таблица386.A1" office:value-type="string">
              <text:p text:style-name="MP10"><text:user-field-get text:name="leftHeader7">  </text:user-field-get></text:p>
            </table:table-cell>
          </table:table-row>
        </table:table>
      </style:header-left>
    </style:master-page>
    <style:master-page style:name="Статья_20_7_20_стр.12" style:display-name="Статья 7 стр.12" style:page-layout-name="Mpm9" style:next-style-name="Статья_20_7_20_стр.13">
      <style:header>
        <table:table table:name="Таблица387" table:style-name="Таблица387">
          <table:table-column table:style-name="Таблица387.A"/>
          <table:table-column table:style-name="Таблица387.B"/>
          <table:table-row>
            <table:table-cell table:style-name="Таблица387.A1" office:value-type="string">
              <text:p text:style-name="MP7"><text:user-field-get text:name="rightHeader7">Фамилия И.О. Название статьи7</text:user-field-get></text:p>
            </table:table-cell>
            <table:table-cell table:style-name="Таблица387.A1" office:value-type="string">
              <text:p text:style-name="MP8"><text:page-number text:select-page="current">189</text:page-number></text:p>
            </table:table-cell>
          </table:table-row>
        </table:table>
      </style:header>
      <style:header-left>
        <table:table table:name="Таблица388" table:style-name="Таблица388">
          <table:table-column table:style-name="Таблица388.A"/>
          <table:table-column table:style-name="Таблица388.B"/>
          <table:table-row>
            <table:table-cell table:style-name="Таблица388.A1" office:value-type="string">
              <text:p text:style-name="MP9"><text:page-number text:select-page="current">190</text:page-number></text:p>
            </table:table-cell>
            <table:table-cell table:style-name="Таблица388.A1" office:value-type="string">
              <text:p text:style-name="MP10"><text:user-field-get text:name="leftHeader7">  </text:user-field-get></text:p>
            </table:table-cell>
          </table:table-row>
        </table:table>
      </style:header-left>
    </style:master-page>
    <style:master-page style:name="Статья_20_7_20_стр.13" style:display-name="Статья 7 стр.13" style:page-layout-name="Mpm9" style:next-style-name="Статья_20_7_20_стр.14">
      <style:header>
        <table:table table:name="Таблица389" table:style-name="Таблица389">
          <table:table-column table:style-name="Таблица389.A"/>
          <table:table-column table:style-name="Таблица389.B"/>
          <table:table-row>
            <table:table-cell table:style-name="Таблица389.A1" office:value-type="string">
              <text:p text:style-name="MP7"><text:user-field-get text:name="rightHeader7">Фамилия И.О. Название статьи7</text:user-field-get></text:p>
            </table:table-cell>
            <table:table-cell table:style-name="Таблица389.A1" office:value-type="string">
              <text:p text:style-name="MP8"><text:page-number text:select-page="current">191</text:page-number></text:p>
            </table:table-cell>
          </table:table-row>
        </table:table>
      </style:header>
      <style:header-left>
        <table:table table:name="Таблица390" table:style-name="Таблица390">
          <table:table-column table:style-name="Таблица390.A"/>
          <table:table-column table:style-name="Таблица390.B"/>
          <table:table-row>
            <table:table-cell table:style-name="Таблица390.A1" office:value-type="string">
              <text:p text:style-name="MP9"><text:page-number text:select-page="current">190</text:page-number></text:p>
            </table:table-cell>
            <table:table-cell table:style-name="Таблица390.A1" office:value-type="string">
              <text:p text:style-name="MP10"><text:user-field-get text:name="leftHeader7">  </text:user-field-get></text:p>
            </table:table-cell>
          </table:table-row>
        </table:table>
      </style:header-left>
    </style:master-page>
    <style:master-page style:name="Статья_20_7_20_стр.14" style:display-name="Статья 7 стр.14" style:page-layout-name="Mpm9" style:next-style-name="Статья_20_7_20_стр.15">
      <style:header>
        <table:table table:name="Таблица391" table:style-name="Таблица391">
          <table:table-column table:style-name="Таблица391.A"/>
          <table:table-column table:style-name="Таблица391.B"/>
          <table:table-row>
            <table:table-cell table:style-name="Таблица391.A1" office:value-type="string">
              <text:p text:style-name="MP7"><text:user-field-get text:name="rightHeader7">Фамилия И.О. Название статьи7</text:user-field-get></text:p>
            </table:table-cell>
            <table:table-cell table:style-name="Таблица391.A1" office:value-type="string">
              <text:p text:style-name="MP8"><text:page-number text:select-page="current">191</text:page-number></text:p>
            </table:table-cell>
          </table:table-row>
        </table:table>
      </style:header>
      <style:header-left>
        <table:table table:name="Таблица392" table:style-name="Таблица392">
          <table:table-column table:style-name="Таблица392.A"/>
          <table:table-column table:style-name="Таблица392.B"/>
          <table:table-row>
            <table:table-cell table:style-name="Таблица392.A1" office:value-type="string">
              <text:p text:style-name="MP9"><text:page-number text:select-page="current">192</text:page-number></text:p>
            </table:table-cell>
            <table:table-cell table:style-name="Таблица392.A1" office:value-type="string">
              <text:p text:style-name="MP10"><text:user-field-get text:name="leftHeader7">  </text:user-field-get></text:p>
            </table:table-cell>
          </table:table-row>
        </table:table>
      </style:header-left>
    </style:master-page>
    <style:master-page style:name="Статья_20_7_20_стр.15" style:display-name="Статья 7 стр.15" style:page-layout-name="Mpm9" style:next-style-name="Статья_20_7_20_стр.16">
      <style:header>
        <table:table table:name="Таблица393" table:style-name="Таблица393">
          <table:table-column table:style-name="Таблица393.A"/>
          <table:table-column table:style-name="Таблица393.B"/>
          <table:table-row>
            <table:table-cell table:style-name="Таблица393.A1" office:value-type="string">
              <text:p text:style-name="MP7"><text:user-field-get text:name="rightHeader7">Фамилия И.О. Название статьи7</text:user-field-get></text:p>
            </table:table-cell>
            <table:table-cell table:style-name="Таблица393.A1" office:value-type="string">
              <text:p text:style-name="MP8"><text:page-number text:select-page="current">193</text:page-number></text:p>
            </table:table-cell>
          </table:table-row>
        </table:table>
      </style:header>
      <style:header-left>
        <table:table table:name="Таблица394" table:style-name="Таблица394">
          <table:table-column table:style-name="Таблица394.A"/>
          <table:table-column table:style-name="Таблица394.B"/>
          <table:table-row>
            <table:table-cell table:style-name="Таблица394.A1" office:value-type="string">
              <text:p text:style-name="MP9"><text:page-number text:select-page="current">192</text:page-number></text:p>
            </table:table-cell>
            <table:table-cell table:style-name="Таблица394.A1" office:value-type="string">
              <text:p text:style-name="MP10"><text:user-field-get text:name="leftHeader7">  </text:user-field-get></text:p>
            </table:table-cell>
          </table:table-row>
        </table:table>
      </style:header-left>
    </style:master-page>
    <style:master-page style:name="Статья_20_7_20_стр.16" style:display-name="Статья 7 стр.16" style:page-layout-name="Mpm9" style:next-style-name="Статья_20_7_20_стр.17">
      <style:header>
        <table:table table:name="Таблица395" table:style-name="Таблица395">
          <table:table-column table:style-name="Таблица395.A"/>
          <table:table-column table:style-name="Таблица395.B"/>
          <table:table-row>
            <table:table-cell table:style-name="Таблица395.A1" office:value-type="string">
              <text:p text:style-name="MP7"><text:user-field-get text:name="rightHeader7">Фамилия И.О. Название статьи7</text:user-field-get></text:p>
            </table:table-cell>
            <table:table-cell table:style-name="Таблица395.A1" office:value-type="string">
              <text:p text:style-name="MP8"><text:page-number text:select-page="current">193</text:page-number></text:p>
            </table:table-cell>
          </table:table-row>
        </table:table>
      </style:header>
      <style:header-left>
        <table:table table:name="Таблица396" table:style-name="Таблица396">
          <table:table-column table:style-name="Таблица396.A"/>
          <table:table-column table:style-name="Таблица396.B"/>
          <table:table-row>
            <table:table-cell table:style-name="Таблица396.A1" office:value-type="string">
              <text:p text:style-name="MP9"><text:page-number text:select-page="current">194</text:page-number></text:p>
            </table:table-cell>
            <table:table-cell table:style-name="Таблица396.A1" office:value-type="string">
              <text:p text:style-name="MP10"><text:user-field-get text:name="leftHeader7">  </text:user-field-get></text:p>
            </table:table-cell>
          </table:table-row>
        </table:table>
      </style:header-left>
    </style:master-page>
    <style:master-page style:name="Статья_20_7_20_стр.17" style:display-name="Статья 7 стр.17" style:page-layout-name="Mpm9" style:next-style-name="Статья_20_7_20_стр.18">
      <style:header>
        <table:table table:name="Таблица397" table:style-name="Таблица397">
          <table:table-column table:style-name="Таблица397.A"/>
          <table:table-column table:style-name="Таблица397.B"/>
          <table:table-row>
            <table:table-cell table:style-name="Таблица397.A1" office:value-type="string">
              <text:p text:style-name="MP7"><text:user-field-get text:name="rightHeader7">Фамилия И.О. Название статьи7</text:user-field-get></text:p>
            </table:table-cell>
            <table:table-cell table:style-name="Таблица397.A1" office:value-type="string">
              <text:p text:style-name="MP8"><text:page-number text:select-page="current">195</text:page-number></text:p>
            </table:table-cell>
          </table:table-row>
        </table:table>
      </style:header>
      <style:header-left>
        <table:table table:name="Таблица398" table:style-name="Таблица398">
          <table:table-column table:style-name="Таблица398.A"/>
          <table:table-column table:style-name="Таблица398.B"/>
          <table:table-row>
            <table:table-cell table:style-name="Таблица398.A1" office:value-type="string">
              <text:p text:style-name="MP9"><text:page-number text:select-page="current">194</text:page-number></text:p>
            </table:table-cell>
            <table:table-cell table:style-name="Таблица398.A1" office:value-type="string">
              <text:p text:style-name="MP10"><text:user-field-get text:name="leftHeader7">  </text:user-field-get></text:p>
            </table:table-cell>
          </table:table-row>
        </table:table>
      </style:header-left>
    </style:master-page>
    <style:master-page style:name="Статья_20_7_20_стр.18" style:display-name="Статья 7 стр.18" style:page-layout-name="Mpm9" style:next-style-name="Статья_20_7_20_стр.19">
      <style:header>
        <table:table table:name="Таблица399" table:style-name="Таблица399">
          <table:table-column table:style-name="Таблица399.A"/>
          <table:table-column table:style-name="Таблица399.B"/>
          <table:table-row>
            <table:table-cell table:style-name="Таблица399.A1" office:value-type="string">
              <text:p text:style-name="MP7"><text:user-field-get text:name="rightHeader7">Фамилия И.О. Название статьи7</text:user-field-get></text:p>
            </table:table-cell>
            <table:table-cell table:style-name="Таблица399.A1" office:value-type="string">
              <text:p text:style-name="MP8"><text:page-number text:select-page="current">195</text:page-number></text:p>
            </table:table-cell>
          </table:table-row>
        </table:table>
      </style:header>
      <style:header-left>
        <table:table table:name="Таблица400" table:style-name="Таблица400">
          <table:table-column table:style-name="Таблица400.A"/>
          <table:table-column table:style-name="Таблица400.B"/>
          <table:table-row>
            <table:table-cell table:style-name="Таблица400.A1" office:value-type="string">
              <text:p text:style-name="MP9"><text:page-number text:select-page="current">196</text:page-number></text:p>
            </table:table-cell>
            <table:table-cell table:style-name="Таблица400.A1" office:value-type="string">
              <text:p text:style-name="MP10"><text:user-field-get text:name="leftHeader7">  </text:user-field-get></text:p>
            </table:table-cell>
          </table:table-row>
        </table:table>
      </style:header-left>
    </style:master-page>
    <style:master-page style:name="Статья_20_7_20_стр.19" style:display-name="Статья 7 стр.19" style:page-layout-name="Mpm9" style:next-style-name="Статья_20_7_20_стр.20">
      <style:header>
        <table:table table:name="Таблица401" table:style-name="Таблица401">
          <table:table-column table:style-name="Таблица401.A"/>
          <table:table-column table:style-name="Таблица401.B"/>
          <table:table-row>
            <table:table-cell table:style-name="Таблица401.A1" office:value-type="string">
              <text:p text:style-name="MP7"><text:user-field-get text:name="rightHeader7">Фамилия И.О. Название статьи7</text:user-field-get></text:p>
            </table:table-cell>
            <table:table-cell table:style-name="Таблица401.A1" office:value-type="string">
              <text:p text:style-name="MP8"><text:page-number text:select-page="current">197</text:page-number></text:p>
            </table:table-cell>
          </table:table-row>
        </table:table>
      </style:header>
      <style:header-left>
        <table:table table:name="Таблица402" table:style-name="Таблица402">
          <table:table-column table:style-name="Таблица402.A"/>
          <table:table-column table:style-name="Таблица402.B"/>
          <table:table-row>
            <table:table-cell table:style-name="Таблица402.A1" office:value-type="string">
              <text:p text:style-name="MP9"><text:page-number text:select-page="current">196</text:page-number></text:p>
            </table:table-cell>
            <table:table-cell table:style-name="Таблица402.A1" office:value-type="string">
              <text:p text:style-name="MP10"><text:user-field-get text:name="leftHeader7">  </text:user-field-get></text:p>
            </table:table-cell>
          </table:table-row>
        </table:table>
      </style:header-left>
    </style:master-page>
    <style:master-page style:name="Статья_20_7_20_стр.20" style:display-name="Статья 7 стр.20" style:page-layout-name="Mpm9" style:next-style-name="Статья_20_7_20_стр.21">
      <style:header>
        <table:table table:name="Таблица403" table:style-name="Таблица403">
          <table:table-column table:style-name="Таблица403.A"/>
          <table:table-column table:style-name="Таблица403.B"/>
          <table:table-row>
            <table:table-cell table:style-name="Таблица403.A1" office:value-type="string">
              <text:p text:style-name="MP7"><text:user-field-get text:name="rightHeader7">Фамилия И.О. Название статьи7</text:user-field-get></text:p>
            </table:table-cell>
            <table:table-cell table:style-name="Таблица403.A1" office:value-type="string">
              <text:p text:style-name="MP8"><text:page-number text:select-page="current">197</text:page-number></text:p>
            </table:table-cell>
          </table:table-row>
        </table:table>
      </style:header>
      <style:header-left>
        <table:table table:name="Таблица404" table:style-name="Таблица404">
          <table:table-column table:style-name="Таблица404.A"/>
          <table:table-column table:style-name="Таблица404.B"/>
          <table:table-row>
            <table:table-cell table:style-name="Таблица404.A1" office:value-type="string">
              <text:p text:style-name="MP9"><text:page-number text:select-page="current">198</text:page-number></text:p>
            </table:table-cell>
            <table:table-cell table:style-name="Таблица404.A1" office:value-type="string">
              <text:p text:style-name="MP10"><text:user-field-get text:name="leftHeader7">  </text:user-field-get></text:p>
            </table:table-cell>
          </table:table-row>
        </table:table>
      </style:header-left>
    </style:master-page>
    <style:master-page style:name="Статья_20_7_20_стр.21" style:display-name="Статья 7 стр.21" style:page-layout-name="Mpm9" style:next-style-name="Статья_20_7_20_стр.22">
      <style:header>
        <table:table table:name="Таблица405" table:style-name="Таблица405">
          <table:table-column table:style-name="Таблица405.A"/>
          <table:table-column table:style-name="Таблица405.B"/>
          <table:table-row>
            <table:table-cell table:style-name="Таблица405.A1" office:value-type="string">
              <text:p text:style-name="MP7"><text:user-field-get text:name="rightHeader7">Фамилия И.О. Название статьи7</text:user-field-get></text:p>
            </table:table-cell>
            <table:table-cell table:style-name="Таблица405.A1" office:value-type="string">
              <text:p text:style-name="MP8"><text:page-number text:select-page="current">199</text:page-number></text:p>
            </table:table-cell>
          </table:table-row>
        </table:table>
      </style:header>
      <style:header-left>
        <table:table table:name="Таблица406" table:style-name="Таблица406">
          <table:table-column table:style-name="Таблица406.A"/>
          <table:table-column table:style-name="Таблица406.B"/>
          <table:table-row>
            <table:table-cell table:style-name="Таблица406.A1" office:value-type="string">
              <text:p text:style-name="MP9"><text:page-number text:select-page="current">198</text:page-number></text:p>
            </table:table-cell>
            <table:table-cell table:style-name="Таблица406.A1" office:value-type="string">
              <text:p text:style-name="MP10"><text:user-field-get text:name="leftHeader7">  </text:user-field-get></text:p>
            </table:table-cell>
          </table:table-row>
        </table:table>
      </style:header-left>
    </style:master-page>
    <style:master-page style:name="Статья_20_7_20_стр.22" style:display-name="Статья 7 стр.22" style:page-layout-name="Mpm9" style:next-style-name="Статья_20_7_20_стр.23">
      <style:header>
        <table:table table:name="Таблица407" table:style-name="Таблица407">
          <table:table-column table:style-name="Таблица407.A"/>
          <table:table-column table:style-name="Таблица407.B"/>
          <table:table-row>
            <table:table-cell table:style-name="Таблица407.A1" office:value-type="string">
              <text:p text:style-name="MP7"><text:user-field-get text:name="rightHeader7">Фамилия И.О. Название статьи7</text:user-field-get></text:p>
            </table:table-cell>
            <table:table-cell table:style-name="Таблица407.A1" office:value-type="string">
              <text:p text:style-name="MP8"><text:page-number text:select-page="current">199</text:page-number></text:p>
            </table:table-cell>
          </table:table-row>
        </table:table>
      </style:header>
      <style:header-left>
        <table:table table:name="Таблица408" table:style-name="Таблица408">
          <table:table-column table:style-name="Таблица408.A"/>
          <table:table-column table:style-name="Таблица408.B"/>
          <table:table-row>
            <table:table-cell table:style-name="Таблица408.A1" office:value-type="string">
              <text:p text:style-name="MP9"><text:page-number text:select-page="current">200</text:page-number></text:p>
            </table:table-cell>
            <table:table-cell table:style-name="Таблица408.A1" office:value-type="string">
              <text:p text:style-name="MP10"><text:user-field-get text:name="leftHeader7">  </text:user-field-get></text:p>
            </table:table-cell>
          </table:table-row>
        </table:table>
      </style:header-left>
    </style:master-page>
    <style:master-page style:name="Статья_20_7_20_стр.23" style:display-name="Статья 7 стр.23" style:page-layout-name="Mpm9" style:next-style-name="Статья_20_7_20_стр.24">
      <style:header>
        <table:table table:name="Таблица409" table:style-name="Таблица409">
          <table:table-column table:style-name="Таблица409.A"/>
          <table:table-column table:style-name="Таблица409.B"/>
          <table:table-row>
            <table:table-cell table:style-name="Таблица409.A1" office:value-type="string">
              <text:p text:style-name="MP7"><text:user-field-get text:name="rightHeader7">Фамилия И.О. Название статьи7</text:user-field-get></text:p>
            </table:table-cell>
            <table:table-cell table:style-name="Таблица409.A1" office:value-type="string">
              <text:p text:style-name="MP8"><text:page-number text:select-page="current">201</text:page-number></text:p>
            </table:table-cell>
          </table:table-row>
        </table:table>
      </style:header>
      <style:header-left>
        <table:table table:name="Таблица410" table:style-name="Таблица410">
          <table:table-column table:style-name="Таблица410.A"/>
          <table:table-column table:style-name="Таблица410.B"/>
          <table:table-row>
            <table:table-cell table:style-name="Таблица410.A1" office:value-type="string">
              <text:p text:style-name="MP9"><text:page-number text:select-page="current">200</text:page-number></text:p>
            </table:table-cell>
            <table:table-cell table:style-name="Таблица410.A1" office:value-type="string">
              <text:p text:style-name="MP10"><text:user-field-get text:name="leftHeader7">  </text:user-field-get></text:p>
            </table:table-cell>
          </table:table-row>
        </table:table>
      </style:header-left>
    </style:master-page>
    <style:master-page style:name="Статья_20_7_20_стр.24" style:display-name="Статья 7 стр.24" style:page-layout-name="Mpm9" style:next-style-name="Статья_20_7_20_стр.25">
      <style:header>
        <table:table table:name="Таблица411" table:style-name="Таблица411">
          <table:table-column table:style-name="Таблица411.A"/>
          <table:table-column table:style-name="Таблица411.B"/>
          <table:table-row>
            <table:table-cell table:style-name="Таблица411.A1" office:value-type="string">
              <text:p text:style-name="MP7"><text:user-field-get text:name="rightHeader7">Фамилия И.О. Название статьи7</text:user-field-get></text:p>
            </table:table-cell>
            <table:table-cell table:style-name="Таблица411.A1" office:value-type="string">
              <text:p text:style-name="MP8"><text:page-number text:select-page="current">201</text:page-number></text:p>
            </table:table-cell>
          </table:table-row>
        </table:table>
      </style:header>
      <style:header-left>
        <table:table table:name="Таблица412" table:style-name="Таблица412">
          <table:table-column table:style-name="Таблица412.A"/>
          <table:table-column table:style-name="Таблица412.B"/>
          <table:table-row>
            <table:table-cell table:style-name="Таблица412.A1" office:value-type="string">
              <text:p text:style-name="MP9"><text:page-number text:select-page="current">202</text:page-number></text:p>
            </table:table-cell>
            <table:table-cell table:style-name="Таблица412.A1" office:value-type="string">
              <text:p text:style-name="MP10"><text:user-field-get text:name="leftHeader7">  </text:user-field-get></text:p>
            </table:table-cell>
          </table:table-row>
        </table:table>
      </style:header-left>
    </style:master-page>
    <style:master-page style:name="Статья_20_7_20_стр.25" style:display-name="Статья 7 стр.25" style:page-layout-name="Mpm9" style:next-style-name="Статья_20_7_20_стр.26">
      <style:header>
        <table:table table:name="Таблица413" table:style-name="Таблица413">
          <table:table-column table:style-name="Таблица413.A"/>
          <table:table-column table:style-name="Таблица413.B"/>
          <table:table-row>
            <table:table-cell table:style-name="Таблица413.A1" office:value-type="string">
              <text:p text:style-name="MP7"><text:user-field-get text:name="rightHeader7">Фамилия И.О. Название статьи7</text:user-field-get></text:p>
            </table:table-cell>
            <table:table-cell table:style-name="Таблица413.A1" office:value-type="string">
              <text:p text:style-name="MP8"><text:page-number text:select-page="current">203</text:page-number></text:p>
            </table:table-cell>
          </table:table-row>
        </table:table>
      </style:header>
      <style:header-left>
        <table:table table:name="Таблица414" table:style-name="Таблица414">
          <table:table-column table:style-name="Таблица414.A"/>
          <table:table-column table:style-name="Таблица414.B"/>
          <table:table-row>
            <table:table-cell table:style-name="Таблица414.A1" office:value-type="string">
              <text:p text:style-name="MP9"><text:page-number text:select-page="current">202</text:page-number></text:p>
            </table:table-cell>
            <table:table-cell table:style-name="Таблица414.A1" office:value-type="string">
              <text:p text:style-name="MP10"><text:user-field-get text:name="leftHeader7">  </text:user-field-get></text:p>
            </table:table-cell>
          </table:table-row>
        </table:table>
      </style:header-left>
    </style:master-page>
    <style:master-page style:name="Статья_20_7_20_стр.26" style:display-name="Статья 7 стр.26" style:page-layout-name="Mpm9" style:next-style-name="Статья_20_7_20_стр.27">
      <style:header>
        <table:table table:name="Таблица415" table:style-name="Таблица415">
          <table:table-column table:style-name="Таблица415.A"/>
          <table:table-column table:style-name="Таблица415.B"/>
          <table:table-row>
            <table:table-cell table:style-name="Таблица415.A1" office:value-type="string">
              <text:p text:style-name="MP7"><text:user-field-get text:name="rightHeader7">Фамилия И.О. Название статьи7</text:user-field-get></text:p>
            </table:table-cell>
            <table:table-cell table:style-name="Таблица415.A1" office:value-type="string">
              <text:p text:style-name="MP8"><text:page-number text:select-page="current">203</text:page-number></text:p>
            </table:table-cell>
          </table:table-row>
        </table:table>
      </style:header>
      <style:header-left>
        <table:table table:name="Таблица416" table:style-name="Таблица416">
          <table:table-column table:style-name="Таблица416.A"/>
          <table:table-column table:style-name="Таблица416.B"/>
          <table:table-row>
            <table:table-cell table:style-name="Таблица416.A1" office:value-type="string">
              <text:p text:style-name="MP9"><text:page-number text:select-page="current">204</text:page-number></text:p>
            </table:table-cell>
            <table:table-cell table:style-name="Таблица416.A1" office:value-type="string">
              <text:p text:style-name="MP10"><text:user-field-get text:name="leftHeader7">  </text:user-field-get></text:p>
            </table:table-cell>
          </table:table-row>
        </table:table>
      </style:header-left>
    </style:master-page>
    <style:master-page style:name="Статья_20_7_20_стр.27" style:display-name="Статья 7 стр.27" style:page-layout-name="Mpm9" style:next-style-name="Статья_20_7_20_стр.28">
      <style:header>
        <table:table table:name="Таблица417" table:style-name="Таблица417">
          <table:table-column table:style-name="Таблица417.A"/>
          <table:table-column table:style-name="Таблица417.B"/>
          <table:table-row>
            <table:table-cell table:style-name="Таблица417.A1" office:value-type="string">
              <text:p text:style-name="MP7"><text:user-field-get text:name="rightHeader7">Фамилия И.О. Название статьи7</text:user-field-get></text:p>
            </table:table-cell>
            <table:table-cell table:style-name="Таблица417.A1" office:value-type="string">
              <text:p text:style-name="MP8"><text:page-number text:select-page="current">205</text:page-number></text:p>
            </table:table-cell>
          </table:table-row>
        </table:table>
      </style:header>
      <style:header-left>
        <table:table table:name="Таблица418" table:style-name="Таблица418">
          <table:table-column table:style-name="Таблица418.A"/>
          <table:table-column table:style-name="Таблица418.B"/>
          <table:table-row>
            <table:table-cell table:style-name="Таблица418.A1" office:value-type="string">
              <text:p text:style-name="MP9"><text:page-number text:select-page="current">204</text:page-number></text:p>
            </table:table-cell>
            <table:table-cell table:style-name="Таблица418.A1" office:value-type="string">
              <text:p text:style-name="MP10"><text:user-field-get text:name="leftHeader7">  </text:user-field-get></text:p>
            </table:table-cell>
          </table:table-row>
        </table:table>
      </style:header-left>
    </style:master-page>
    <style:master-page style:name="Статья_20_7_20_стр.28" style:display-name="Статья 7 стр.28" style:page-layout-name="Mpm9" style:next-style-name="Статья_20_7_20_стр.29">
      <style:header>
        <table:table table:name="Таблица419" table:style-name="Таблица419">
          <table:table-column table:style-name="Таблица419.A"/>
          <table:table-column table:style-name="Таблица419.B"/>
          <table:table-row>
            <table:table-cell table:style-name="Таблица419.A1" office:value-type="string">
              <text:p text:style-name="MP7"><text:user-field-get text:name="rightHeader7">Фамилия И.О. Название статьи7</text:user-field-get></text:p>
            </table:table-cell>
            <table:table-cell table:style-name="Таблица419.A1" office:value-type="string">
              <text:p text:style-name="MP8"><text:page-number text:select-page="current">205</text:page-number></text:p>
            </table:table-cell>
          </table:table-row>
        </table:table>
      </style:header>
      <style:header-left>
        <table:table table:name="Таблица420" table:style-name="Таблица420">
          <table:table-column table:style-name="Таблица420.A"/>
          <table:table-column table:style-name="Таблица420.B"/>
          <table:table-row>
            <table:table-cell table:style-name="Таблица420.A1" office:value-type="string">
              <text:p text:style-name="MP9"><text:page-number text:select-page="current">206</text:page-number></text:p>
            </table:table-cell>
            <table:table-cell table:style-name="Таблица420.A1" office:value-type="string">
              <text:p text:style-name="MP10"><text:user-field-get text:name="leftHeader7">  </text:user-field-get></text:p>
            </table:table-cell>
          </table:table-row>
        </table:table>
      </style:header-left>
    </style:master-page>
    <style:master-page style:name="Статья_20_7_20_стр.29" style:display-name="Статья 7 стр.29" style:page-layout-name="Mpm9" style:next-style-name="Статья_20_7">
      <style:header>
        <table:table table:name="Таблица421" table:style-name="Таблица421">
          <table:table-column table:style-name="Таблица421.A"/>
          <table:table-column table:style-name="Таблица421.B"/>
          <table:table-row>
            <table:table-cell table:style-name="Таблица421.A1" office:value-type="string">
              <text:p text:style-name="MP7"><text:user-field-get text:name="rightHeader7">Фамилия И.О. Название статьи7</text:user-field-get></text:p>
            </table:table-cell>
            <table:table-cell table:style-name="Таблица421.A1" office:value-type="string">
              <text:p text:style-name="MP8"><text:page-number text:select-page="current">207</text:page-number></text:p>
            </table:table-cell>
          </table:table-row>
        </table:table>
      </style:header>
      <style:header-left>
        <table:table table:name="Таблица422" table:style-name="Таблица422">
          <table:table-column table:style-name="Таблица422.A"/>
          <table:table-column table:style-name="Таблица422.B"/>
          <table:table-row>
            <table:table-cell table:style-name="Таблица422.A1" office:value-type="string">
              <text:p text:style-name="MP9"><text:page-number text:select-page="current">206</text:page-number></text:p>
            </table:table-cell>
            <table:table-cell table:style-name="Таблица422.A1" office:value-type="string">
              <text:p text:style-name="MP10"><text:user-field-get text:name="leftHeader7">  </text:user-field-get></text:p>
            </table:table-cell>
          </table:table-row>
        </table:table>
      </style:header-left>
    </style:master-page>
    <style:master-page style:name="Статья_20_8_20_стр.1" style:display-name="Статья 8 стр.1" style:page-layout-name="Mpm10" style:next-style-name="Статья_20_8_20_стр.2">
      <style:header>
        <table:table table:name="Таблица423" table:style-name="Таблица423">
          <table:table-column table:style-name="Таблица423.A"/>
          <table:table-column table:style-name="Таблица423.B"/>
          <table:table-row>
            <table:table-cell table:style-name="Таблица423.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208</text:page-number>–<text:user-field-get text:name="article8LastPage">236</text:user-field-get></text:p>
              <text:p text:style-name="MP11"><text:user-field-get text:name="article8UDK">Задать УДК</text:user-field-get></text:p>
            </table:table-cell>
            <table:table-cell table:style-name="Таблица423.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208</text:page-number>–<text:user-field-get text:name="article8LastPage">236</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208</text:page-number>-<text:user-field-get text:name="article8LastPage">236</text:user-field-get></text:p>
            </table:table-cell>
          </table:table-row>
        </table:table>
      </style:header>
      <style:footer>
        <text:user-field-decls>
          <text:user-field-decl office:value-type="string" office:string-value="  " text:name="author8Copyright"/>
        </text:user-field-decls>
        <text:p text:style-name="MP14"><text:user-field-get text:name="author8Copyright">  </text:user-field-get></text:p>
      </style:footer>
    </style:master-page>
    <style:master-page style:name="Статья_20_8" style:display-name="Статья 8" style:page-layout-name="Mpm9">
      <style:header>
        <table:table table:name="Таблица424" table:style-name="Таблица424">
          <table:table-column table:style-name="Таблица424.A"/>
          <table:table-column table:style-name="Таблица424.B"/>
          <table:table-row>
            <table:table-cell table:style-name="Таблица424.A1" office:value-type="string">
              <text:p text:style-name="MP7"><text:user-field-get text:name="rightHeader8">Фамилия И.О. Название статьи8</text:user-field-get></text:p>
            </table:table-cell>
            <table:table-cell table:style-name="Таблица424.A1" office:value-type="string">
              <text:p text:style-name="MP8"><text:page-number text:select-page="current">237</text:page-number></text:p>
            </table:table-cell>
          </table:table-row>
        </table:table>
      </style:header>
      <style:header-left>
        <table:table table:name="Таблица425" table:style-name="Таблица425">
          <table:table-column table:style-name="Таблица425.A"/>
          <table:table-column table:style-name="Таблица425.B"/>
          <table:table-row>
            <table:table-cell table:style-name="Таблица425.A1" office:value-type="string">
              <text:p text:style-name="MP9"><text:page-number text:select-page="current">236</text:page-number></text:p>
            </table:table-cell>
            <table:table-cell table:style-name="Таблица425.A1" office:value-type="string">
              <text:p text:style-name="MP10"><text:user-field-get text:name="leftHeader8">  </text:user-field-get></text:p>
            </table:table-cell>
          </table:table-row>
        </table:table>
      </style:header-left>
    </style:master-page>
    <style:master-page style:name="Статья_20_8_20_стр.2" style:display-name="Статья 8 стр.2" style:page-layout-name="Mpm9" style:next-style-name="Статья_20_8_20_стр.3">
      <style:header>
        <table:table table:name="Таблица426" table:style-name="Таблица426">
          <table:table-column table:style-name="Таблица426.A"/>
          <table:table-column table:style-name="Таблица426.B"/>
          <table:table-row>
            <table:table-cell table:style-name="Таблица426.A1" office:value-type="string">
              <text:p text:style-name="MP7"><text:user-field-get text:name="rightHeader8">Фамилия И.О. Название статьи8</text:user-field-get></text:p>
            </table:table-cell>
            <table:table-cell table:style-name="Таблица426.A1" office:value-type="string">
              <text:p text:style-name="MP8"><text:page-number text:select-page="current">209</text:page-number></text:p>
            </table:table-cell>
          </table:table-row>
        </table:table>
      </style:header>
      <style:header-left>
        <table:table table:name="Таблица427" table:style-name="Таблица427">
          <table:table-column table:style-name="Таблица427.A"/>
          <table:table-column table:style-name="Таблица427.B"/>
          <table:table-row>
            <table:table-cell table:style-name="Таблица427.A1" office:value-type="string">
              <text:p text:style-name="MP9"><text:page-number text:select-page="current">212</text:page-number></text:p>
            </table:table-cell>
            <table:table-cell table:style-name="Таблица427.A1" office:value-type="string">
              <text:p text:style-name="MP10"><text:user-field-get text:name="leftHeader8">  </text:user-field-get></text:p>
            </table:table-cell>
          </table:table-row>
        </table:table>
      </style:header-left>
    </style:master-page>
    <style:master-page style:name="Статья_20_8_20_стр.3" style:display-name="Статья 8 стр.3" style:page-layout-name="Mpm9" style:next-style-name="Статья_20_8_20_стр.4">
      <style:header>
        <table:table table:name="Таблица428" table:style-name="Таблица428">
          <table:table-column table:style-name="Таблица428.A"/>
          <table:table-column table:style-name="Таблица428.B"/>
          <table:table-row>
            <table:table-cell table:style-name="Таблица428.A1" office:value-type="string">
              <text:p text:style-name="MP7"><text:user-field-get text:name="rightHeader8">Фамилия И.О. Название статьи8</text:user-field-get></text:p>
            </table:table-cell>
            <table:table-cell table:style-name="Таблица428.A1" office:value-type="string">
              <text:p text:style-name="MP8"><text:page-number text:select-page="current">211</text:page-number></text:p>
            </table:table-cell>
          </table:table-row>
        </table:table>
      </style:header>
      <style:header-left>
        <table:table table:name="Таблица429" table:style-name="Таблица429">
          <table:table-column table:style-name="Таблица429.A"/>
          <table:table-column table:style-name="Таблица429.B"/>
          <table:table-row>
            <table:table-cell table:style-name="Таблица429.A1" office:value-type="string">
              <text:p text:style-name="MP9"><text:page-number text:select-page="current">210</text:page-number></text:p>
            </table:table-cell>
            <table:table-cell table:style-name="Таблица429.A1" office:value-type="string">
              <text:p text:style-name="MP10"><text:user-field-get text:name="leftHeader8">  </text:user-field-get></text:p>
            </table:table-cell>
          </table:table-row>
        </table:table>
      </style:header-left>
    </style:master-page>
    <style:master-page style:name="Статья_20_8_20_стр.4" style:display-name="Статья 8 стр.4" style:page-layout-name="Mpm9" style:next-style-name="Статья_20_8_20_стр.5">
      <style:header>
        <table:table table:name="Таблица430" table:style-name="Таблица430">
          <table:table-column table:style-name="Таблица430.A"/>
          <table:table-column table:style-name="Таблица430.B"/>
          <table:table-row>
            <table:table-cell table:style-name="Таблица430.A1" office:value-type="string">
              <text:p text:style-name="MP7"><text:user-field-get text:name="rightHeader8">Фамилия И.О. Название статьи8</text:user-field-get></text:p>
            </table:table-cell>
            <table:table-cell table:style-name="Таблица430.A1" office:value-type="string">
              <text:p text:style-name="MP8"><text:page-number text:select-page="current">211</text:page-number></text:p>
            </table:table-cell>
          </table:table-row>
        </table:table>
      </style:header>
      <style:header-left>
        <table:table table:name="Таблица431" table:style-name="Таблица431">
          <table:table-column table:style-name="Таблица431.A"/>
          <table:table-column table:style-name="Таблица431.B"/>
          <table:table-row>
            <table:table-cell table:style-name="Таблица431.A1" office:value-type="string">
              <text:p text:style-name="MP9"><text:page-number text:select-page="current">210</text:page-number></text:p>
            </table:table-cell>
            <table:table-cell table:style-name="Таблица431.A1" office:value-type="string">
              <text:p text:style-name="MP10"><text:user-field-get text:name="leftHeader8">  </text:user-field-get></text:p>
            </table:table-cell>
          </table:table-row>
        </table:table>
      </style:header-left>
    </style:master-page>
    <style:master-page style:name="Статья_20_8_20_стр.5" style:display-name="Статья 8 стр.5" style:page-layout-name="Mpm9" style:next-style-name="Статья_20_8_20_стр.6">
      <style:header>
        <table:table table:name="Таблица432" table:style-name="Таблица432">
          <table:table-column table:style-name="Таблица432.A"/>
          <table:table-column table:style-name="Таблица432.B"/>
          <table:table-row>
            <table:table-cell table:style-name="Таблица432.A1" office:value-type="string">
              <text:p text:style-name="MP7"><text:user-field-get text:name="rightHeader8">Фамилия И.О. Название статьи8</text:user-field-get></text:p>
            </table:table-cell>
            <table:table-cell table:style-name="Таблица432.A1" office:value-type="string">
              <text:p text:style-name="MP8"><text:page-number text:select-page="current">211</text:page-number></text:p>
            </table:table-cell>
          </table:table-row>
        </table:table>
      </style:header>
      <style:header-left>
        <table:table table:name="Таблица433" table:style-name="Таблица433">
          <table:table-column table:style-name="Таблица433.A"/>
          <table:table-column table:style-name="Таблица433.B"/>
          <table:table-row>
            <table:table-cell table:style-name="Таблица433.A1" office:value-type="string">
              <text:p text:style-name="MP9"><text:page-number text:select-page="current">212</text:page-number></text:p>
            </table:table-cell>
            <table:table-cell table:style-name="Таблица433.A1" office:value-type="string">
              <text:p text:style-name="MP10"><text:user-field-get text:name="leftHeader8">  </text:user-field-get></text:p>
            </table:table-cell>
          </table:table-row>
        </table:table>
      </style:header-left>
    </style:master-page>
    <style:master-page style:name="Статья_20_8_20_стр.6" style:display-name="Статья 8 стр.6" style:page-layout-name="Mpm9" style:next-style-name="Статья_20_8_20_стр.7">
      <style:header>
        <table:table table:name="Таблица434" table:style-name="Таблица434">
          <table:table-column table:style-name="Таблица434.A"/>
          <table:table-column table:style-name="Таблица434.B"/>
          <table:table-row>
            <table:table-cell table:style-name="Таблица434.A1" office:value-type="string">
              <text:p text:style-name="MP7"><text:user-field-get text:name="rightHeader8">Фамилия И.О. Название статьи8</text:user-field-get></text:p>
            </table:table-cell>
            <table:table-cell table:style-name="Таблица434.A1" office:value-type="string">
              <text:p text:style-name="MP8"><text:page-number text:select-page="current">213</text:page-number></text:p>
            </table:table-cell>
          </table:table-row>
        </table:table>
      </style:header>
      <style:header-left>
        <table:table table:name="Таблица435" table:style-name="Таблица435">
          <table:table-column table:style-name="Таблица435.A"/>
          <table:table-column table:style-name="Таблица435.B"/>
          <table:table-row>
            <table:table-cell table:style-name="Таблица435.A1" office:value-type="string">
              <text:p text:style-name="MP9"><text:page-number text:select-page="current">212</text:page-number></text:p>
            </table:table-cell>
            <table:table-cell table:style-name="Таблица435.A1" office:value-type="string">
              <text:p text:style-name="MP10"><text:user-field-get text:name="leftHeader8">  </text:user-field-get></text:p>
            </table:table-cell>
          </table:table-row>
        </table:table>
      </style:header-left>
    </style:master-page>
    <style:master-page style:name="Статья_20_8_20_стр.7" style:display-name="Статья 8 стр.7" style:page-layout-name="Mpm9" style:next-style-name="Статья_20_8_20_стр.8">
      <style:header>
        <table:table table:name="Таблица436" table:style-name="Таблица436">
          <table:table-column table:style-name="Таблица436.A"/>
          <table:table-column table:style-name="Таблица436.B"/>
          <table:table-row>
            <table:table-cell table:style-name="Таблица436.A1" office:value-type="string">
              <text:p text:style-name="MP7"><text:user-field-get text:name="rightHeader8">Фамилия И.О. Название статьи8</text:user-field-get></text:p>
            </table:table-cell>
            <table:table-cell table:style-name="Таблица436.A1" office:value-type="string">
              <text:p text:style-name="MP8"><text:page-number text:select-page="current">213</text:page-number></text:p>
            </table:table-cell>
          </table:table-row>
        </table:table>
      </style:header>
      <style:header-left>
        <table:table table:name="Таблица437" table:style-name="Таблица437">
          <table:table-column table:style-name="Таблица437.A"/>
          <table:table-column table:style-name="Таблица437.B"/>
          <table:table-row>
            <table:table-cell table:style-name="Таблица437.A1" office:value-type="string">
              <text:p text:style-name="MP9"><text:page-number text:select-page="current">214</text:page-number></text:p>
            </table:table-cell>
            <table:table-cell table:style-name="Таблица437.A1" office:value-type="string">
              <text:p text:style-name="MP10"><text:user-field-get text:name="leftHeader8">  </text:user-field-get></text:p>
            </table:table-cell>
          </table:table-row>
        </table:table>
      </style:header-left>
    </style:master-page>
    <style:master-page style:name="Статья_20_8_20_стр.8" style:display-name="Статья 8 стр.8" style:page-layout-name="Mpm9" style:next-style-name="Статья_20_8_20_стр.9">
      <style:header>
        <table:table table:name="Таблица438" table:style-name="Таблица438">
          <table:table-column table:style-name="Таблица438.A"/>
          <table:table-column table:style-name="Таблица438.B"/>
          <table:table-row>
            <table:table-cell table:style-name="Таблица438.A1" office:value-type="string">
              <text:p text:style-name="MP7"><text:user-field-get text:name="rightHeader8">Фамилия И.О. Название статьи8</text:user-field-get></text:p>
            </table:table-cell>
            <table:table-cell table:style-name="Таблица438.A1" office:value-type="string">
              <text:p text:style-name="MP8"><text:page-number text:select-page="current">215</text:page-number></text:p>
            </table:table-cell>
          </table:table-row>
        </table:table>
      </style:header>
      <style:header-left>
        <table:table table:name="Таблица439" table:style-name="Таблица439">
          <table:table-column table:style-name="Таблица439.A"/>
          <table:table-column table:style-name="Таблица439.B"/>
          <table:table-row>
            <table:table-cell table:style-name="Таблица439.A1" office:value-type="string">
              <text:p text:style-name="MP9"><text:page-number text:select-page="current">214</text:page-number></text:p>
            </table:table-cell>
            <table:table-cell table:style-name="Таблица439.A1" office:value-type="string">
              <text:p text:style-name="MP10"><text:user-field-get text:name="leftHeader8">  </text:user-field-get></text:p>
            </table:table-cell>
          </table:table-row>
        </table:table>
      </style:header-left>
    </style:master-page>
    <style:master-page style:name="Статья_20_8_20_стр.9" style:display-name="Статья 8 стр.9" style:page-layout-name="Mpm9" style:next-style-name="Статья_20_8_20_стр.10">
      <style:header>
        <table:table table:name="Таблица440" table:style-name="Таблица440">
          <table:table-column table:style-name="Таблица440.A"/>
          <table:table-column table:style-name="Таблица440.B"/>
          <table:table-row>
            <table:table-cell table:style-name="Таблица440.A1" office:value-type="string">
              <text:p text:style-name="MP7"><text:user-field-get text:name="rightHeader8">Фамилия И.О. Название статьи8</text:user-field-get></text:p>
            </table:table-cell>
            <table:table-cell table:style-name="Таблица440.A1" office:value-type="string">
              <text:p text:style-name="MP8"><text:page-number text:select-page="current">215</text:page-number></text:p>
            </table:table-cell>
          </table:table-row>
        </table:table>
      </style:header>
      <style:header-left>
        <table:table table:name="Таблица441" table:style-name="Таблица441">
          <table:table-column table:style-name="Таблица441.A"/>
          <table:table-column table:style-name="Таблица441.B"/>
          <table:table-row>
            <table:table-cell table:style-name="Таблица441.A1" office:value-type="string">
              <text:p text:style-name="MP9"><text:page-number text:select-page="current">216</text:page-number></text:p>
            </table:table-cell>
            <table:table-cell table:style-name="Таблица441.A1" office:value-type="string">
              <text:p text:style-name="MP10"><text:user-field-get text:name="leftHeader8">  </text:user-field-get></text:p>
            </table:table-cell>
          </table:table-row>
        </table:table>
      </style:header-left>
    </style:master-page>
    <style:master-page style:name="Статья_20_8_20_стр.10" style:display-name="Статья 8 стр.10" style:page-layout-name="Mpm9" style:next-style-name="Статья_20_8_20_стр.11">
      <style:header>
        <table:table table:name="Таблица442" table:style-name="Таблица442">
          <table:table-column table:style-name="Таблица442.A"/>
          <table:table-column table:style-name="Таблица442.B"/>
          <table:table-row>
            <table:table-cell table:style-name="Таблица442.A1" office:value-type="string">
              <text:p text:style-name="MP7"><text:user-field-get text:name="rightHeader8">Фамилия И.О. Название статьи8</text:user-field-get></text:p>
            </table:table-cell>
            <table:table-cell table:style-name="Таблица442.A1" office:value-type="string">
              <text:p text:style-name="MP8"><text:page-number text:select-page="current">217</text:page-number></text:p>
            </table:table-cell>
          </table:table-row>
        </table:table>
      </style:header>
      <style:header-left>
        <table:table table:name="Таблица443" table:style-name="Таблица443">
          <table:table-column table:style-name="Таблица443.A"/>
          <table:table-column table:style-name="Таблица443.B"/>
          <table:table-row>
            <table:table-cell table:style-name="Таблица443.A1" office:value-type="string">
              <text:p text:style-name="MP9"><text:page-number text:select-page="current">216</text:page-number></text:p>
            </table:table-cell>
            <table:table-cell table:style-name="Таблица443.A1" office:value-type="string">
              <text:p text:style-name="MP10"><text:user-field-get text:name="leftHeader8">  </text:user-field-get></text:p>
            </table:table-cell>
          </table:table-row>
        </table:table>
      </style:header-left>
    </style:master-page>
    <style:master-page style:name="Статья_20_8_20_стр.11" style:display-name="Статья 8 стр.11" style:page-layout-name="Mpm9" style:next-style-name="Статья_20_8_20_стр.12">
      <style:header>
        <table:table table:name="Таблица444" table:style-name="Таблица444">
          <table:table-column table:style-name="Таблица444.A"/>
          <table:table-column table:style-name="Таблица444.B"/>
          <table:table-row>
            <table:table-cell table:style-name="Таблица444.A1" office:value-type="string">
              <text:p text:style-name="MP7"><text:user-field-get text:name="rightHeader8">Фамилия И.О. Название статьи8</text:user-field-get></text:p>
            </table:table-cell>
            <table:table-cell table:style-name="Таблица444.A1" office:value-type="string">
              <text:p text:style-name="MP8"><text:page-number text:select-page="current">217</text:page-number></text:p>
            </table:table-cell>
          </table:table-row>
        </table:table>
      </style:header>
      <style:header-left>
        <table:table table:name="Таблица445" table:style-name="Таблица445">
          <table:table-column table:style-name="Таблица445.A"/>
          <table:table-column table:style-name="Таблица445.B"/>
          <table:table-row>
            <table:table-cell table:style-name="Таблица445.A1" office:value-type="string">
              <text:p text:style-name="MP9"><text:page-number text:select-page="current">218</text:page-number></text:p>
            </table:table-cell>
            <table:table-cell table:style-name="Таблица445.A1" office:value-type="string">
              <text:p text:style-name="MP10"><text:user-field-get text:name="leftHeader8">  </text:user-field-get></text:p>
            </table:table-cell>
          </table:table-row>
        </table:table>
      </style:header-left>
    </style:master-page>
    <style:master-page style:name="Статья_20_8_20_стр.12" style:display-name="Статья 8 стр.12" style:page-layout-name="Mpm9" style:next-style-name="Статья_20_8_20_стр.13">
      <style:header>
        <table:table table:name="Таблица446" table:style-name="Таблица446">
          <table:table-column table:style-name="Таблица446.A"/>
          <table:table-column table:style-name="Таблица446.B"/>
          <table:table-row>
            <table:table-cell table:style-name="Таблица446.A1" office:value-type="string">
              <text:p text:style-name="MP7"><text:user-field-get text:name="rightHeader8">Фамилия И.О. Название статьи8</text:user-field-get></text:p>
            </table:table-cell>
            <table:table-cell table:style-name="Таблица446.A1" office:value-type="string">
              <text:p text:style-name="MP8"><text:page-number text:select-page="current">219</text:page-number></text:p>
            </table:table-cell>
          </table:table-row>
        </table:table>
      </style:header>
      <style:header-left>
        <table:table table:name="Таблица447" table:style-name="Таблица447">
          <table:table-column table:style-name="Таблица447.A"/>
          <table:table-column table:style-name="Таблица447.B"/>
          <table:table-row>
            <table:table-cell table:style-name="Таблица447.A1" office:value-type="string">
              <text:p text:style-name="MP9"><text:page-number text:select-page="current">218</text:page-number></text:p>
            </table:table-cell>
            <table:table-cell table:style-name="Таблица447.A1" office:value-type="string">
              <text:p text:style-name="MP10"><text:user-field-get text:name="leftHeader8">  </text:user-field-get></text:p>
            </table:table-cell>
          </table:table-row>
        </table:table>
      </style:header-left>
    </style:master-page>
    <style:master-page style:name="Статья_20_8_20_стр.13" style:display-name="Статья 8 стр.13" style:page-layout-name="Mpm9" style:next-style-name="Статья_20_8_20_стр.14">
      <style:header>
        <table:table table:name="Таблица448" table:style-name="Таблица448">
          <table:table-column table:style-name="Таблица448.A"/>
          <table:table-column table:style-name="Таблица448.B"/>
          <table:table-row>
            <table:table-cell table:style-name="Таблица448.A1" office:value-type="string">
              <text:p text:style-name="MP7"><text:user-field-get text:name="rightHeader8">Фамилия И.О. Название статьи8</text:user-field-get></text:p>
            </table:table-cell>
            <table:table-cell table:style-name="Таблица448.A1" office:value-type="string">
              <text:p text:style-name="MP8"><text:page-number text:select-page="current">219</text:page-number></text:p>
            </table:table-cell>
          </table:table-row>
        </table:table>
      </style:header>
      <style:header-left>
        <table:table table:name="Таблица449" table:style-name="Таблица449">
          <table:table-column table:style-name="Таблица449.A"/>
          <table:table-column table:style-name="Таблица449.B"/>
          <table:table-row>
            <table:table-cell table:style-name="Таблица449.A1" office:value-type="string">
              <text:p text:style-name="MP9"><text:page-number text:select-page="current">220</text:page-number></text:p>
            </table:table-cell>
            <table:table-cell table:style-name="Таблица449.A1" office:value-type="string">
              <text:p text:style-name="MP10"><text:user-field-get text:name="leftHeader8">  </text:user-field-get></text:p>
            </table:table-cell>
          </table:table-row>
        </table:table>
      </style:header-left>
    </style:master-page>
    <style:master-page style:name="Статья_20_8_20_стр.14" style:display-name="Статья 8 стр.14" style:page-layout-name="Mpm9" style:next-style-name="Статья_20_8_20_стр.15">
      <style:header>
        <table:table table:name="Таблица450" table:style-name="Таблица450">
          <table:table-column table:style-name="Таблица450.A"/>
          <table:table-column table:style-name="Таблица450.B"/>
          <table:table-row>
            <table:table-cell table:style-name="Таблица450.A1" office:value-type="string">
              <text:p text:style-name="MP7"><text:user-field-get text:name="rightHeader8">Фамилия И.О. Название статьи8</text:user-field-get></text:p>
            </table:table-cell>
            <table:table-cell table:style-name="Таблица450.A1" office:value-type="string">
              <text:p text:style-name="MP8"><text:page-number text:select-page="current">221</text:page-number></text:p>
            </table:table-cell>
          </table:table-row>
        </table:table>
      </style:header>
      <style:header-left>
        <table:table table:name="Таблица451" table:style-name="Таблица451">
          <table:table-column table:style-name="Таблица451.A"/>
          <table:table-column table:style-name="Таблица451.B"/>
          <table:table-row>
            <table:table-cell table:style-name="Таблица451.A1" office:value-type="string">
              <text:p text:style-name="MP9"><text:page-number text:select-page="current">220</text:page-number></text:p>
            </table:table-cell>
            <table:table-cell table:style-name="Таблица451.A1" office:value-type="string">
              <text:p text:style-name="MP10"><text:user-field-get text:name="leftHeader8">  </text:user-field-get></text:p>
            </table:table-cell>
          </table:table-row>
        </table:table>
      </style:header-left>
    </style:master-page>
    <style:master-page style:name="Статья_20_8_20_стр.15" style:display-name="Статья 8 стр.15" style:page-layout-name="Mpm9" style:next-style-name="Статья_20_8_20_стр.16">
      <style:header>
        <table:table table:name="Таблица452" table:style-name="Таблица452">
          <table:table-column table:style-name="Таблица452.A"/>
          <table:table-column table:style-name="Таблица452.B"/>
          <table:table-row>
            <table:table-cell table:style-name="Таблица452.A1" office:value-type="string">
              <text:p text:style-name="MP7"><text:user-field-get text:name="rightHeader8">Фамилия И.О. Название статьи8</text:user-field-get></text:p>
            </table:table-cell>
            <table:table-cell table:style-name="Таблица452.A1" office:value-type="string">
              <text:p text:style-name="MP8"><text:page-number text:select-page="current">221</text:page-number></text:p>
            </table:table-cell>
          </table:table-row>
        </table:table>
      </style:header>
      <style:header-left>
        <table:table table:name="Таблица453" table:style-name="Таблица453">
          <table:table-column table:style-name="Таблица453.A"/>
          <table:table-column table:style-name="Таблица453.B"/>
          <table:table-row>
            <table:table-cell table:style-name="Таблица453.A1" office:value-type="string">
              <text:p text:style-name="MP9"><text:page-number text:select-page="current">222</text:page-number></text:p>
            </table:table-cell>
            <table:table-cell table:style-name="Таблица453.A1" office:value-type="string">
              <text:p text:style-name="MP10"><text:user-field-get text:name="leftHeader8">  </text:user-field-get></text:p>
            </table:table-cell>
          </table:table-row>
        </table:table>
      </style:header-left>
    </style:master-page>
    <style:master-page style:name="Статья_20_8_20_стр.16" style:display-name="Статья 8 стр.16" style:page-layout-name="Mpm9" style:next-style-name="Статья_20_8_20_стр.17">
      <style:header>
        <table:table table:name="Таблица454" table:style-name="Таблица454">
          <table:table-column table:style-name="Таблица454.A"/>
          <table:table-column table:style-name="Таблица454.B"/>
          <table:table-row>
            <table:table-cell table:style-name="Таблица454.A1" office:value-type="string">
              <text:p text:style-name="MP7"><text:user-field-get text:name="rightHeader8">Фамилия И.О. Название статьи8</text:user-field-get></text:p>
            </table:table-cell>
            <table:table-cell table:style-name="Таблица454.A1" office:value-type="string">
              <text:p text:style-name="MP8"><text:page-number text:select-page="current">223</text:page-number></text:p>
            </table:table-cell>
          </table:table-row>
        </table:table>
      </style:header>
      <style:header-left>
        <table:table table:name="Таблица455" table:style-name="Таблица455">
          <table:table-column table:style-name="Таблица455.A"/>
          <table:table-column table:style-name="Таблица455.B"/>
          <table:table-row>
            <table:table-cell table:style-name="Таблица455.A1" office:value-type="string">
              <text:p text:style-name="MP9"><text:page-number text:select-page="current">222</text:page-number></text:p>
            </table:table-cell>
            <table:table-cell table:style-name="Таблица455.A1" office:value-type="string">
              <text:p text:style-name="MP10"><text:user-field-get text:name="leftHeader8">  </text:user-field-get></text:p>
            </table:table-cell>
          </table:table-row>
        </table:table>
      </style:header-left>
    </style:master-page>
    <style:master-page style:name="Статья_20_8_20_стр.17" style:display-name="Статья 8 стр.17" style:page-layout-name="Mpm9" style:next-style-name="Статья_20_8_20_стр.18">
      <style:header>
        <table:table table:name="Таблица456" table:style-name="Таблица456">
          <table:table-column table:style-name="Таблица456.A"/>
          <table:table-column table:style-name="Таблица456.B"/>
          <table:table-row>
            <table:table-cell table:style-name="Таблица456.A1" office:value-type="string">
              <text:p text:style-name="MP7"><text:user-field-get text:name="rightHeader8">Фамилия И.О. Название статьи8</text:user-field-get></text:p>
            </table:table-cell>
            <table:table-cell table:style-name="Таблица456.A1" office:value-type="string">
              <text:p text:style-name="MP8"><text:page-number text:select-page="current">223</text:page-number></text:p>
            </table:table-cell>
          </table:table-row>
        </table:table>
      </style:header>
      <style:header-left>
        <table:table table:name="Таблица457" table:style-name="Таблица457">
          <table:table-column table:style-name="Таблица457.A"/>
          <table:table-column table:style-name="Таблица457.B"/>
          <table:table-row>
            <table:table-cell table:style-name="Таблица457.A1" office:value-type="string">
              <text:p text:style-name="MP9"><text:page-number text:select-page="current">224</text:page-number></text:p>
            </table:table-cell>
            <table:table-cell table:style-name="Таблица457.A1" office:value-type="string">
              <text:p text:style-name="MP10"><text:user-field-get text:name="leftHeader8">  </text:user-field-get></text:p>
            </table:table-cell>
          </table:table-row>
        </table:table>
      </style:header-left>
    </style:master-page>
    <style:master-page style:name="Статья_20_8_20_стр.18" style:display-name="Статья 8 стр.18" style:page-layout-name="Mpm9" style:next-style-name="Статья_20_8_20_стр.19">
      <style:header>
        <table:table table:name="Таблица458" table:style-name="Таблица458">
          <table:table-column table:style-name="Таблица458.A"/>
          <table:table-column table:style-name="Таблица458.B"/>
          <table:table-row>
            <table:table-cell table:style-name="Таблица458.A1" office:value-type="string">
              <text:p text:style-name="MP7"><text:user-field-get text:name="rightHeader8">Фамилия И.О. Название статьи8</text:user-field-get></text:p>
            </table:table-cell>
            <table:table-cell table:style-name="Таблица458.A1" office:value-type="string">
              <text:p text:style-name="MP8"><text:page-number text:select-page="current">225</text:page-number></text:p>
            </table:table-cell>
          </table:table-row>
        </table:table>
      </style:header>
      <style:header-left>
        <table:table table:name="Таблица459" table:style-name="Таблица459">
          <table:table-column table:style-name="Таблица459.A"/>
          <table:table-column table:style-name="Таблица459.B"/>
          <table:table-row>
            <table:table-cell table:style-name="Таблица459.A1" office:value-type="string">
              <text:p text:style-name="MP9"><text:page-number text:select-page="current">224</text:page-number></text:p>
            </table:table-cell>
            <table:table-cell table:style-name="Таблица459.A1" office:value-type="string">
              <text:p text:style-name="MP10"><text:user-field-get text:name="leftHeader8">  </text:user-field-get></text:p>
            </table:table-cell>
          </table:table-row>
        </table:table>
      </style:header-left>
    </style:master-page>
    <style:master-page style:name="Статья_20_8_20_стр.19" style:display-name="Статья 8 стр.19" style:page-layout-name="Mpm9" style:next-style-name="Статья_20_8_20_стр.20">
      <style:header>
        <table:table table:name="Таблица460" table:style-name="Таблица460">
          <table:table-column table:style-name="Таблица460.A"/>
          <table:table-column table:style-name="Таблица460.B"/>
          <table:table-row>
            <table:table-cell table:style-name="Таблица460.A1" office:value-type="string">
              <text:p text:style-name="MP7"><text:user-field-get text:name="rightHeader8">Фамилия И.О. Название статьи8</text:user-field-get></text:p>
            </table:table-cell>
            <table:table-cell table:style-name="Таблица460.A1" office:value-type="string">
              <text:p text:style-name="MP8"><text:page-number text:select-page="current">225</text:page-number></text:p>
            </table:table-cell>
          </table:table-row>
        </table:table>
      </style:header>
      <style:header-left>
        <table:table table:name="Таблица461" table:style-name="Таблица461">
          <table:table-column table:style-name="Таблица461.A"/>
          <table:table-column table:style-name="Таблица461.B"/>
          <table:table-row>
            <table:table-cell table:style-name="Таблица461.A1" office:value-type="string">
              <text:p text:style-name="MP9"><text:page-number text:select-page="current">226</text:page-number></text:p>
            </table:table-cell>
            <table:table-cell table:style-name="Таблица461.A1" office:value-type="string">
              <text:p text:style-name="MP10"><text:user-field-get text:name="leftHeader8">  </text:user-field-get></text:p>
            </table:table-cell>
          </table:table-row>
        </table:table>
      </style:header-left>
    </style:master-page>
    <style:master-page style:name="Статья_20_8_20_стр.20" style:display-name="Статья 8 стр.20" style:page-layout-name="Mpm9" style:next-style-name="Статья_20_8_20_стр.21">
      <style:header>
        <table:table table:name="Таблица462" table:style-name="Таблица462">
          <table:table-column table:style-name="Таблица462.A"/>
          <table:table-column table:style-name="Таблица462.B"/>
          <table:table-row>
            <table:table-cell table:style-name="Таблица462.A1" office:value-type="string">
              <text:p text:style-name="MP7"><text:user-field-get text:name="rightHeader8">Фамилия И.О. Название статьи8</text:user-field-get></text:p>
            </table:table-cell>
            <table:table-cell table:style-name="Таблица462.A1" office:value-type="string">
              <text:p text:style-name="MP8"><text:page-number text:select-page="current">227</text:page-number></text:p>
            </table:table-cell>
          </table:table-row>
        </table:table>
      </style:header>
      <style:header-left>
        <table:table table:name="Таблица463" table:style-name="Таблица463">
          <table:table-column table:style-name="Таблица463.A"/>
          <table:table-column table:style-name="Таблица463.B"/>
          <table:table-row>
            <table:table-cell table:style-name="Таблица463.A1" office:value-type="string">
              <text:p text:style-name="MP9"><text:page-number text:select-page="current">226</text:page-number></text:p>
            </table:table-cell>
            <table:table-cell table:style-name="Таблица463.A1" office:value-type="string">
              <text:p text:style-name="MP10"><text:user-field-get text:name="leftHeader8">  </text:user-field-get></text:p>
            </table:table-cell>
          </table:table-row>
        </table:table>
      </style:header-left>
    </style:master-page>
    <style:master-page style:name="Статья_20_8_20_стр.21" style:display-name="Статья 8 стр.21" style:page-layout-name="Mpm9" style:next-style-name="Статья_20_8_20_стр.22">
      <style:header>
        <table:table table:name="Таблица464" table:style-name="Таблица464">
          <table:table-column table:style-name="Таблица464.A"/>
          <table:table-column table:style-name="Таблица464.B"/>
          <table:table-row>
            <table:table-cell table:style-name="Таблица464.A1" office:value-type="string">
              <text:p text:style-name="MP7"><text:user-field-get text:name="rightHeader8">Фамилия И.О. Название статьи8</text:user-field-get></text:p>
            </table:table-cell>
            <table:table-cell table:style-name="Таблица464.A1" office:value-type="string">
              <text:p text:style-name="MP8"><text:page-number text:select-page="current">227</text:page-number></text:p>
            </table:table-cell>
          </table:table-row>
        </table:table>
      </style:header>
      <style:header-left>
        <table:table table:name="Таблица465" table:style-name="Таблица465">
          <table:table-column table:style-name="Таблица465.A"/>
          <table:table-column table:style-name="Таблица465.B"/>
          <table:table-row>
            <table:table-cell table:style-name="Таблица465.A1" office:value-type="string">
              <text:p text:style-name="MP9"><text:page-number text:select-page="current">228</text:page-number></text:p>
            </table:table-cell>
            <table:table-cell table:style-name="Таблица465.A1" office:value-type="string">
              <text:p text:style-name="MP10"><text:user-field-get text:name="leftHeader8">  </text:user-field-get></text:p>
            </table:table-cell>
          </table:table-row>
        </table:table>
      </style:header-left>
    </style:master-page>
    <style:master-page style:name="Статья_20_8_20_стр.22" style:display-name="Статья 8 стр.22" style:page-layout-name="Mpm9" style:next-style-name="Статья_20_8_20_стр.23">
      <style:header>
        <table:table table:name="Таблица466" table:style-name="Таблица466">
          <table:table-column table:style-name="Таблица466.A"/>
          <table:table-column table:style-name="Таблица466.B"/>
          <table:table-row>
            <table:table-cell table:style-name="Таблица466.A1" office:value-type="string">
              <text:p text:style-name="MP7"><text:user-field-get text:name="rightHeader8">Фамилия И.О. Название статьи8</text:user-field-get></text:p>
            </table:table-cell>
            <table:table-cell table:style-name="Таблица466.A1" office:value-type="string">
              <text:p text:style-name="MP8"><text:page-number text:select-page="current">229</text:page-number></text:p>
            </table:table-cell>
          </table:table-row>
        </table:table>
      </style:header>
      <style:header-left>
        <table:table table:name="Таблица467" table:style-name="Таблица467">
          <table:table-column table:style-name="Таблица467.A"/>
          <table:table-column table:style-name="Таблица467.B"/>
          <table:table-row>
            <table:table-cell table:style-name="Таблица467.A1" office:value-type="string">
              <text:p text:style-name="MP9"><text:page-number text:select-page="current">228</text:page-number></text:p>
            </table:table-cell>
            <table:table-cell table:style-name="Таблица467.A1" office:value-type="string">
              <text:p text:style-name="MP10"><text:user-field-get text:name="leftHeader8">  </text:user-field-get></text:p>
            </table:table-cell>
          </table:table-row>
        </table:table>
      </style:header-left>
    </style:master-page>
    <style:master-page style:name="Статья_20_8_20_стр.23" style:display-name="Статья 8 стр.23" style:page-layout-name="Mpm9" style:next-style-name="Статья_20_8_20_стр.24">
      <style:header>
        <table:table table:name="Таблица468" table:style-name="Таблица468">
          <table:table-column table:style-name="Таблица468.A"/>
          <table:table-column table:style-name="Таблица468.B"/>
          <table:table-row>
            <table:table-cell table:style-name="Таблица468.A1" office:value-type="string">
              <text:p text:style-name="MP7"><text:user-field-get text:name="rightHeader8">Фамилия И.О. Название статьи8</text:user-field-get></text:p>
            </table:table-cell>
            <table:table-cell table:style-name="Таблица468.A1" office:value-type="string">
              <text:p text:style-name="MP8"><text:page-number text:select-page="current">229</text:page-number></text:p>
            </table:table-cell>
          </table:table-row>
        </table:table>
      </style:header>
      <style:header-left>
        <table:table table:name="Таблица469" table:style-name="Таблица469">
          <table:table-column table:style-name="Таблица469.A"/>
          <table:table-column table:style-name="Таблица469.B"/>
          <table:table-row>
            <table:table-cell table:style-name="Таблица469.A1" office:value-type="string">
              <text:p text:style-name="MP9"><text:page-number text:select-page="current">230</text:page-number></text:p>
            </table:table-cell>
            <table:table-cell table:style-name="Таблица469.A1" office:value-type="string">
              <text:p text:style-name="MP10"><text:user-field-get text:name="leftHeader8">  </text:user-field-get></text:p>
            </table:table-cell>
          </table:table-row>
        </table:table>
      </style:header-left>
    </style:master-page>
    <style:master-page style:name="Статья_20_8_20_стр.24" style:display-name="Статья 8 стр.24" style:page-layout-name="Mpm9" style:next-style-name="Статья_20_8_20_стр.25">
      <style:header>
        <table:table table:name="Таблица470" table:style-name="Таблица470">
          <table:table-column table:style-name="Таблица470.A"/>
          <table:table-column table:style-name="Таблица470.B"/>
          <table:table-row>
            <table:table-cell table:style-name="Таблица470.A1" office:value-type="string">
              <text:p text:style-name="MP7"><text:user-field-get text:name="rightHeader8">Фамилия И.О. Название статьи8</text:user-field-get></text:p>
            </table:table-cell>
            <table:table-cell table:style-name="Таблица470.A1" office:value-type="string">
              <text:p text:style-name="MP8"><text:page-number text:select-page="current">231</text:page-number></text:p>
            </table:table-cell>
          </table:table-row>
        </table:table>
      </style:header>
      <style:header-left>
        <table:table table:name="Таблица471" table:style-name="Таблица471">
          <table:table-column table:style-name="Таблица471.A"/>
          <table:table-column table:style-name="Таблица471.B"/>
          <table:table-row>
            <table:table-cell table:style-name="Таблица471.A1" office:value-type="string">
              <text:p text:style-name="MP9"><text:page-number text:select-page="current">230</text:page-number></text:p>
            </table:table-cell>
            <table:table-cell table:style-name="Таблица471.A1" office:value-type="string">
              <text:p text:style-name="MP10"><text:user-field-get text:name="leftHeader8">  </text:user-field-get></text:p>
            </table:table-cell>
          </table:table-row>
        </table:table>
      </style:header-left>
    </style:master-page>
    <style:master-page style:name="Статья_20_8_20_стр.25" style:display-name="Статья 8 стр.25" style:page-layout-name="Mpm9" style:next-style-name="Статья_20_8_20_стр.26">
      <style:header>
        <table:table table:name="Таблица472" table:style-name="Таблица472">
          <table:table-column table:style-name="Таблица472.A"/>
          <table:table-column table:style-name="Таблица472.B"/>
          <table:table-row>
            <table:table-cell table:style-name="Таблица472.A1" office:value-type="string">
              <text:p text:style-name="MP7"><text:user-field-get text:name="rightHeader8">Фамилия И.О. Название статьи8</text:user-field-get></text:p>
            </table:table-cell>
            <table:table-cell table:style-name="Таблица472.A1" office:value-type="string">
              <text:p text:style-name="MP8"><text:page-number text:select-page="current">231</text:page-number></text:p>
            </table:table-cell>
          </table:table-row>
        </table:table>
      </style:header>
      <style:header-left>
        <table:table table:name="Таблица473" table:style-name="Таблица473">
          <table:table-column table:style-name="Таблица473.A"/>
          <table:table-column table:style-name="Таблица473.B"/>
          <table:table-row>
            <table:table-cell table:style-name="Таблица473.A1" office:value-type="string">
              <text:p text:style-name="MP9"><text:page-number text:select-page="current">232</text:page-number></text:p>
            </table:table-cell>
            <table:table-cell table:style-name="Таблица473.A1" office:value-type="string">
              <text:p text:style-name="MP10"><text:user-field-get text:name="leftHeader8">  </text:user-field-get></text:p>
            </table:table-cell>
          </table:table-row>
        </table:table>
      </style:header-left>
    </style:master-page>
    <style:master-page style:name="Статья_20_8_20_стр.26" style:display-name="Статья 8 стр.26" style:page-layout-name="Mpm9" style:next-style-name="Статья_20_8_20_стр.27">
      <style:header>
        <table:table table:name="Таблица474" table:style-name="Таблица474">
          <table:table-column table:style-name="Таблица474.A"/>
          <table:table-column table:style-name="Таблица474.B"/>
          <table:table-row>
            <table:table-cell table:style-name="Таблица474.A1" office:value-type="string">
              <text:p text:style-name="MP7"><text:user-field-get text:name="rightHeader8">Фамилия И.О. Название статьи8</text:user-field-get></text:p>
            </table:table-cell>
            <table:table-cell table:style-name="Таблица474.A1" office:value-type="string">
              <text:p text:style-name="MP8"><text:page-number text:select-page="current">233</text:page-number></text:p>
            </table:table-cell>
          </table:table-row>
        </table:table>
      </style:header>
      <style:header-left>
        <table:table table:name="Таблица475" table:style-name="Таблица475">
          <table:table-column table:style-name="Таблица475.A"/>
          <table:table-column table:style-name="Таблица475.B"/>
          <table:table-row>
            <table:table-cell table:style-name="Таблица475.A1" office:value-type="string">
              <text:p text:style-name="MP9"><text:page-number text:select-page="current">232</text:page-number></text:p>
            </table:table-cell>
            <table:table-cell table:style-name="Таблица475.A1" office:value-type="string">
              <text:p text:style-name="MP10"><text:user-field-get text:name="leftHeader8">  </text:user-field-get></text:p>
            </table:table-cell>
          </table:table-row>
        </table:table>
      </style:header-left>
    </style:master-page>
    <style:master-page style:name="Статья_20_8_20_стр.27" style:display-name="Статья 8 стр.27" style:page-layout-name="Mpm9" style:next-style-name="Статья_20_8_20_стр.28">
      <style:header>
        <table:table table:name="Таблица476" table:style-name="Таблица476">
          <table:table-column table:style-name="Таблица476.A"/>
          <table:table-column table:style-name="Таблица476.B"/>
          <table:table-row>
            <table:table-cell table:style-name="Таблица476.A1" office:value-type="string">
              <text:p text:style-name="MP7"><text:user-field-get text:name="rightHeader8">Фамилия И.О. Название статьи8</text:user-field-get></text:p>
            </table:table-cell>
            <table:table-cell table:style-name="Таблица476.A1" office:value-type="string">
              <text:p text:style-name="MP8"><text:page-number text:select-page="current">233</text:page-number></text:p>
            </table:table-cell>
          </table:table-row>
        </table:table>
      </style:header>
      <style:header-left>
        <table:table table:name="Таблица477" table:style-name="Таблица477">
          <table:table-column table:style-name="Таблица477.A"/>
          <table:table-column table:style-name="Таблица477.B"/>
          <table:table-row>
            <table:table-cell table:style-name="Таблица477.A1" office:value-type="string">
              <text:p text:style-name="MP9"><text:page-number text:select-page="current">234</text:page-number></text:p>
            </table:table-cell>
            <table:table-cell table:style-name="Таблица477.A1" office:value-type="string">
              <text:p text:style-name="MP10"><text:user-field-get text:name="leftHeader8">  </text:user-field-get></text:p>
            </table:table-cell>
          </table:table-row>
        </table:table>
      </style:header-left>
    </style:master-page>
    <style:master-page style:name="Статья_20_8_20_стр.28" style:display-name="Статья 8 стр.28" style:page-layout-name="Mpm9" style:next-style-name="Статья_20_8_20_стр.29">
      <style:header>
        <table:table table:name="Таблица478" table:style-name="Таблица478">
          <table:table-column table:style-name="Таблица478.A"/>
          <table:table-column table:style-name="Таблица478.B"/>
          <table:table-row>
            <table:table-cell table:style-name="Таблица478.A1" office:value-type="string">
              <text:p text:style-name="MP7"><text:user-field-get text:name="rightHeader8">Фамилия И.О. Название статьи8</text:user-field-get></text:p>
            </table:table-cell>
            <table:table-cell table:style-name="Таблица478.A1" office:value-type="string">
              <text:p text:style-name="MP8"><text:page-number text:select-page="current">235</text:page-number></text:p>
            </table:table-cell>
          </table:table-row>
        </table:table>
      </style:header>
      <style:header-left>
        <table:table table:name="Таблица479" table:style-name="Таблица479">
          <table:table-column table:style-name="Таблица479.A"/>
          <table:table-column table:style-name="Таблица479.B"/>
          <table:table-row>
            <table:table-cell table:style-name="Таблица479.A1" office:value-type="string">
              <text:p text:style-name="MP9"><text:page-number text:select-page="current">234</text:page-number></text:p>
            </table:table-cell>
            <table:table-cell table:style-name="Таблица479.A1" office:value-type="string">
              <text:p text:style-name="MP10"><text:user-field-get text:name="leftHeader8">  </text:user-field-get></text:p>
            </table:table-cell>
          </table:table-row>
        </table:table>
      </style:header-left>
    </style:master-page>
    <style:master-page style:name="Статья_20_8_20_стр.29" style:display-name="Статья 8 стр.29" style:page-layout-name="Mpm9" style:next-style-name="Статья_20_8">
      <style:header>
        <table:table table:name="Таблица480" table:style-name="Таблица480">
          <table:table-column table:style-name="Таблица480.A"/>
          <table:table-column table:style-name="Таблица480.B"/>
          <table:table-row>
            <table:table-cell table:style-name="Таблица480.A1" office:value-type="string">
              <text:p text:style-name="MP7"><text:user-field-get text:name="rightHeader8">Фамилия И.О. Название статьи8</text:user-field-get></text:p>
            </table:table-cell>
            <table:table-cell table:style-name="Таблица480.A1" office:value-type="string">
              <text:p text:style-name="MP8"><text:page-number text:select-page="current">235</text:page-number></text:p>
            </table:table-cell>
          </table:table-row>
        </table:table>
      </style:header>
      <style:header-left>
        <table:table table:name="Таблица481" table:style-name="Таблица481">
          <table:table-column table:style-name="Таблица481.A"/>
          <table:table-column table:style-name="Таблица481.B"/>
          <table:table-row>
            <table:table-cell table:style-name="Таблица481.A1" office:value-type="string">
              <text:p text:style-name="MP9"><text:page-number text:select-page="current">236</text:page-number></text:p>
            </table:table-cell>
            <table:table-cell table:style-name="Таблица481.A1" office:value-type="string">
              <text:p text:style-name="MP10"><text:user-field-get text:name="leftHeader8">  </text:user-field-get></text:p>
            </table:table-cell>
          </table:table-row>
        </table:table>
      </style:header-left>
    </style:master-page>
    <style:master-page style:name="Статья_20_9_20_стр.1" style:display-name="Статья 9 стр.1" style:page-layout-name="Mpm10" style:next-style-name="Статья_20_9_20_стр.2">
      <style:header>
        <table:table table:name="Таблица482" table:style-name="Таблица482">
          <table:table-column table:style-name="Таблица482.A"/>
          <table:table-column table:style-name="Таблица482.B"/>
          <table:table-row>
            <table:table-cell table:style-name="Таблица482.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237</text:page-number>–<text:user-field-get text:name="article9LastPage">265</text:user-field-get></text:p>
              <text:p text:style-name="MP11"><text:user-field-get text:name="article9UDK">Задать УДК</text:user-field-get></text:p>
            </table:table-cell>
            <table:table-cell table:style-name="Таблица482.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237</text:page-number>–<text:user-field-get text:name="article9LastPage">265</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237</text:page-number>-<text:user-field-get text:name="article9LastPage">265</text:user-field-get></text:p>
            </table:table-cell>
          </table:table-row>
        </table:table>
      </style:header>
      <style:footer>
        <text:user-field-decls>
          <text:user-field-decl office:value-type="string" office:string-value="  " text:name="author9Copyright"/>
        </text:user-field-decls>
        <text:p text:style-name="MP14"><text:user-field-get text:name="author9Copyright">  </text:user-field-get></text:p>
      </style:footer>
    </style:master-page>
    <style:master-page style:name="Статья_20_9" style:display-name="Статья 9" style:page-layout-name="Mpm9">
      <style:header>
        <table:table table:name="Таблица483" table:style-name="Таблица483">
          <table:table-column table:style-name="Таблица483.A"/>
          <table:table-column table:style-name="Таблица483.B"/>
          <table:table-row>
            <table:table-cell table:style-name="Таблица483.A1" office:value-type="string">
              <text:p text:style-name="MP7"><text:user-field-get text:name="rightHeader9">Фамилия И.О. Название статьи9</text:user-field-get></text:p>
            </table:table-cell>
            <table:table-cell table:style-name="Таблица483.A1" office:value-type="string">
              <text:p text:style-name="MP8"><text:page-number text:select-page="current">265</text:page-number></text:p>
            </table:table-cell>
          </table:table-row>
        </table:table>
      </style:header>
      <style:header-left>
        <table:table table:name="Таблица484" table:style-name="Таблица484">
          <table:table-column table:style-name="Таблица484.A"/>
          <table:table-column table:style-name="Таблица484.B"/>
          <table:table-row>
            <table:table-cell table:style-name="Таблица484.A1" office:value-type="string">
              <text:p text:style-name="MP9"><text:page-number text:select-page="current">266</text:page-number></text:p>
            </table:table-cell>
            <table:table-cell table:style-name="Таблица484.A1" office:value-type="string">
              <text:p text:style-name="MP10"><text:user-field-get text:name="leftHeader9">  </text:user-field-get></text:p>
            </table:table-cell>
          </table:table-row>
        </table:table>
      </style:header-left>
    </style:master-page>
    <style:master-page style:name="Статья_20_9_20_стр.2" style:display-name="Статья 9 стр.2" style:page-layout-name="Mpm9" style:next-style-name="Статья_20_9_20_стр.3">
      <style:header>
        <table:table table:name="Таблица485" table:style-name="Таблица485">
          <table:table-column table:style-name="Таблица485.A"/>
          <table:table-column table:style-name="Таблица485.B"/>
          <table:table-row>
            <table:table-cell table:style-name="Таблица485.A1" office:value-type="string">
              <text:p text:style-name="MP7"><text:user-field-get text:name="rightHeader9">Фамилия И.О. Название статьи9</text:user-field-get></text:p>
            </table:table-cell>
            <table:table-cell table:style-name="Таблица485.A1" office:value-type="string">
              <text:p text:style-name="MP8"><text:page-number text:select-page="current">239</text:page-number></text:p>
            </table:table-cell>
          </table:table-row>
        </table:table>
      </style:header>
      <style:header-left>
        <table:table table:name="Таблица486" table:style-name="Таблица486">
          <table:table-column table:style-name="Таблица486.A"/>
          <table:table-column table:style-name="Таблица486.B"/>
          <table:table-row>
            <table:table-cell table:style-name="Таблица486.A1" office:value-type="string">
              <text:p text:style-name="MP9"><text:page-number text:select-page="current">238</text:page-number></text:p>
            </table:table-cell>
            <table:table-cell table:style-name="Таблица486.A1" office:value-type="string">
              <text:p text:style-name="MP10"><text:user-field-get text:name="leftHeader9">  </text:user-field-get></text:p>
            </table:table-cell>
          </table:table-row>
        </table:table>
      </style:header-left>
    </style:master-page>
    <style:master-page style:name="Статья_20_9_20_стр.3" style:display-name="Статья 9 стр.3" style:page-layout-name="Mpm9" style:next-style-name="Статья_20_9_20_стр.4">
      <style:header>
        <table:table table:name="Таблица487" table:style-name="Таблица487">
          <table:table-column table:style-name="Таблица487.A"/>
          <table:table-column table:style-name="Таблица487.B"/>
          <table:table-row>
            <table:table-cell table:style-name="Таблица487.A1" office:value-type="string">
              <text:p text:style-name="MP7"><text:user-field-get text:name="rightHeader9">Фамилия И.О. Название статьи9</text:user-field-get></text:p>
            </table:table-cell>
            <table:table-cell table:style-name="Таблица487.A1" office:value-type="string">
              <text:p text:style-name="MP8"><text:page-number text:select-page="current">239</text:page-number></text:p>
            </table:table-cell>
          </table:table-row>
        </table:table>
      </style:header>
      <style:header-left>
        <table:table table:name="Таблица488" table:style-name="Таблица488">
          <table:table-column table:style-name="Таблица488.A"/>
          <table:table-column table:style-name="Таблица488.B"/>
          <table:table-row>
            <table:table-cell table:style-name="Таблица488.A1" office:value-type="string">
              <text:p text:style-name="MP9"><text:page-number text:select-page="current">240</text:page-number></text:p>
            </table:table-cell>
            <table:table-cell table:style-name="Таблица488.A1" office:value-type="string">
              <text:p text:style-name="MP10"><text:user-field-get text:name="leftHeader9">  </text:user-field-get></text:p>
            </table:table-cell>
          </table:table-row>
        </table:table>
      </style:header-left>
    </style:master-page>
    <style:master-page style:name="Статья_20_9_20_стр.4" style:display-name="Статья 9 стр.4" style:page-layout-name="Mpm9" style:next-style-name="Статья_20_9_20_стр.5">
      <style:header>
        <table:table table:name="Таблица489" table:style-name="Таблица489">
          <table:table-column table:style-name="Таблица489.A"/>
          <table:table-column table:style-name="Таблица489.B"/>
          <table:table-row>
            <table:table-cell table:style-name="Таблица489.A1" office:value-type="string">
              <text:p text:style-name="MP7"><text:user-field-get text:name="rightHeader9">Фамилия И.О. Название статьи9</text:user-field-get></text:p>
            </table:table-cell>
            <table:table-cell table:style-name="Таблица489.A1" office:value-type="string">
              <text:p text:style-name="MP8"><text:page-number text:select-page="current">239</text:page-number></text:p>
            </table:table-cell>
          </table:table-row>
        </table:table>
      </style:header>
      <style:header-left>
        <table:table table:name="Таблица490" table:style-name="Таблица490">
          <table:table-column table:style-name="Таблица490.A"/>
          <table:table-column table:style-name="Таблица490.B"/>
          <table:table-row>
            <table:table-cell table:style-name="Таблица490.A1" office:value-type="string">
              <text:p text:style-name="MP9"><text:page-number text:select-page="current">240</text:page-number></text:p>
            </table:table-cell>
            <table:table-cell table:style-name="Таблица490.A1" office:value-type="string">
              <text:p text:style-name="MP10"><text:user-field-get text:name="leftHeader9">  </text:user-field-get></text:p>
            </table:table-cell>
          </table:table-row>
        </table:table>
      </style:header-left>
    </style:master-page>
    <style:master-page style:name="Статья_20_9_20_стр.5" style:display-name="Статья 9 стр.5" style:page-layout-name="Mpm9" style:next-style-name="Статья_20_9_20_стр.6">
      <style:header>
        <table:table table:name="Таблица491" table:style-name="Таблица491">
          <table:table-column table:style-name="Таблица491.A"/>
          <table:table-column table:style-name="Таблица491.B"/>
          <table:table-row>
            <table:table-cell table:style-name="Таблица491.A1" office:value-type="string">
              <text:p text:style-name="MP7"><text:user-field-get text:name="rightHeader9">Фамилия И.О. Название статьи9</text:user-field-get></text:p>
            </table:table-cell>
            <table:table-cell table:style-name="Таблица491.A1" office:value-type="string">
              <text:p text:style-name="MP8"><text:page-number text:select-page="current">241</text:page-number></text:p>
            </table:table-cell>
          </table:table-row>
        </table:table>
      </style:header>
      <style:header-left>
        <table:table table:name="Таблица492" table:style-name="Таблица492">
          <table:table-column table:style-name="Таблица492.A"/>
          <table:table-column table:style-name="Таблица492.B"/>
          <table:table-row>
            <table:table-cell table:style-name="Таблица492.A1" office:value-type="string">
              <text:p text:style-name="MP9"><text:page-number text:select-page="current">240</text:page-number></text:p>
            </table:table-cell>
            <table:table-cell table:style-name="Таблица492.A1" office:value-type="string">
              <text:p text:style-name="MP10"><text:user-field-get text:name="leftHeader9">  </text:user-field-get></text:p>
            </table:table-cell>
          </table:table-row>
        </table:table>
      </style:header-left>
    </style:master-page>
    <style:master-page style:name="Статья_20_9_20_стр.6" style:display-name="Статья 9 стр.6" style:page-layout-name="Mpm9" style:next-style-name="Статья_20_9_20_стр.7">
      <style:header>
        <table:table table:name="Таблица493" table:style-name="Таблица493">
          <table:table-column table:style-name="Таблица493.A"/>
          <table:table-column table:style-name="Таблица493.B"/>
          <table:table-row>
            <table:table-cell table:style-name="Таблица493.A1" office:value-type="string">
              <text:p text:style-name="MP7"><text:user-field-get text:name="rightHeader9">Фамилия И.О. Название статьи9</text:user-field-get></text:p>
            </table:table-cell>
            <table:table-cell table:style-name="Таблица493.A1" office:value-type="string">
              <text:p text:style-name="MP8"><text:page-number text:select-page="current">241</text:page-number></text:p>
            </table:table-cell>
          </table:table-row>
        </table:table>
      </style:header>
      <style:header-left>
        <table:table table:name="Таблица494" table:style-name="Таблица494">
          <table:table-column table:style-name="Таблица494.A"/>
          <table:table-column table:style-name="Таблица494.B"/>
          <table:table-row>
            <table:table-cell table:style-name="Таблица494.A1" office:value-type="string">
              <text:p text:style-name="MP9"><text:page-number text:select-page="current">242</text:page-number></text:p>
            </table:table-cell>
            <table:table-cell table:style-name="Таблица494.A1" office:value-type="string">
              <text:p text:style-name="MP10"><text:user-field-get text:name="leftHeader9">  </text:user-field-get></text:p>
            </table:table-cell>
          </table:table-row>
        </table:table>
      </style:header-left>
    </style:master-page>
    <style:master-page style:name="Статья_20_9_20_стр.7" style:display-name="Статья 9 стр.7" style:page-layout-name="Mpm9" style:next-style-name="Статья_20_9_20_стр.8">
      <style:header>
        <table:table table:name="Таблица495" table:style-name="Таблица495">
          <table:table-column table:style-name="Таблица495.A"/>
          <table:table-column table:style-name="Таблица495.B"/>
          <table:table-row>
            <table:table-cell table:style-name="Таблица495.A1" office:value-type="string">
              <text:p text:style-name="MP7"><text:user-field-get text:name="rightHeader9">Фамилия И.О. Название статьи9</text:user-field-get></text:p>
            </table:table-cell>
            <table:table-cell table:style-name="Таблица495.A1" office:value-type="string">
              <text:p text:style-name="MP8"><text:page-number text:select-page="current">243</text:page-number></text:p>
            </table:table-cell>
          </table:table-row>
        </table:table>
      </style:header>
      <style:header-left>
        <table:table table:name="Таблица496" table:style-name="Таблица496">
          <table:table-column table:style-name="Таблица496.A"/>
          <table:table-column table:style-name="Таблица496.B"/>
          <table:table-row>
            <table:table-cell table:style-name="Таблица496.A1" office:value-type="string">
              <text:p text:style-name="MP9"><text:page-number text:select-page="current">242</text:page-number></text:p>
            </table:table-cell>
            <table:table-cell table:style-name="Таблица496.A1" office:value-type="string">
              <text:p text:style-name="MP10"><text:user-field-get text:name="leftHeader9">  </text:user-field-get></text:p>
            </table:table-cell>
          </table:table-row>
        </table:table>
      </style:header-left>
    </style:master-page>
    <style:master-page style:name="Статья_20_9_20_стр.8" style:display-name="Статья 9 стр.8" style:page-layout-name="Mpm9" style:next-style-name="Статья_20_9_20_стр.9">
      <style:header>
        <table:table table:name="Таблица497" table:style-name="Таблица497">
          <table:table-column table:style-name="Таблица497.A"/>
          <table:table-column table:style-name="Таблица497.B"/>
          <table:table-row>
            <table:table-cell table:style-name="Таблица497.A1" office:value-type="string">
              <text:p text:style-name="MP7"><text:user-field-get text:name="rightHeader9">Фамилия И.О. Название статьи9</text:user-field-get></text:p>
            </table:table-cell>
            <table:table-cell table:style-name="Таблица497.A1" office:value-type="string">
              <text:p text:style-name="MP8"><text:page-number text:select-page="current">243</text:page-number></text:p>
            </table:table-cell>
          </table:table-row>
        </table:table>
      </style:header>
      <style:header-left>
        <table:table table:name="Таблица498" table:style-name="Таблица498">
          <table:table-column table:style-name="Таблица498.A"/>
          <table:table-column table:style-name="Таблица498.B"/>
          <table:table-row>
            <table:table-cell table:style-name="Таблица498.A1" office:value-type="string">
              <text:p text:style-name="MP9"><text:page-number text:select-page="current">244</text:page-number></text:p>
            </table:table-cell>
            <table:table-cell table:style-name="Таблица498.A1" office:value-type="string">
              <text:p text:style-name="MP10"><text:user-field-get text:name="leftHeader9">  </text:user-field-get></text:p>
            </table:table-cell>
          </table:table-row>
        </table:table>
      </style:header-left>
    </style:master-page>
    <style:master-page style:name="Статья_20_9_20_стр.9" style:display-name="Статья 9 стр.9" style:page-layout-name="Mpm9" style:next-style-name="Статья_20_9_20_стр.10">
      <style:header>
        <table:table table:name="Таблица499" table:style-name="Таблица499">
          <table:table-column table:style-name="Таблица499.A"/>
          <table:table-column table:style-name="Таблица499.B"/>
          <table:table-row>
            <table:table-cell table:style-name="Таблица499.A1" office:value-type="string">
              <text:p text:style-name="MP7"><text:user-field-get text:name="rightHeader9">Фамилия И.О. Название статьи9</text:user-field-get></text:p>
            </table:table-cell>
            <table:table-cell table:style-name="Таблица499.A1" office:value-type="string">
              <text:p text:style-name="MP8"><text:page-number text:select-page="current">245</text:page-number></text:p>
            </table:table-cell>
          </table:table-row>
        </table:table>
      </style:header>
      <style:header-left>
        <table:table table:name="Таблица500" table:style-name="Таблица500">
          <table:table-column table:style-name="Таблица500.A"/>
          <table:table-column table:style-name="Таблица500.B"/>
          <table:table-row>
            <table:table-cell table:style-name="Таблица500.A1" office:value-type="string">
              <text:p text:style-name="MP9"><text:page-number text:select-page="current">244</text:page-number></text:p>
            </table:table-cell>
            <table:table-cell table:style-name="Таблица500.A1" office:value-type="string">
              <text:p text:style-name="MP10"><text:user-field-get text:name="leftHeader9">  </text:user-field-get></text:p>
            </table:table-cell>
          </table:table-row>
        </table:table>
      </style:header-left>
    </style:master-page>
    <style:master-page style:name="Статья_20_9_20_стр.10" style:display-name="Статья 9 стр.10" style:page-layout-name="Mpm9" style:next-style-name="Статья_20_9_20_стр.11">
      <style:header>
        <table:table table:name="Таблица501" table:style-name="Таблица501">
          <table:table-column table:style-name="Таблица501.A"/>
          <table:table-column table:style-name="Таблица501.B"/>
          <table:table-row>
            <table:table-cell table:style-name="Таблица501.A1" office:value-type="string">
              <text:p text:style-name="MP7"><text:user-field-get text:name="rightHeader9">Фамилия И.О. Название статьи9</text:user-field-get></text:p>
            </table:table-cell>
            <table:table-cell table:style-name="Таблица501.A1" office:value-type="string">
              <text:p text:style-name="MP8"><text:page-number text:select-page="current">245</text:page-number></text:p>
            </table:table-cell>
          </table:table-row>
        </table:table>
      </style:header>
      <style:header-left>
        <table:table table:name="Таблица502" table:style-name="Таблица502">
          <table:table-column table:style-name="Таблица502.A"/>
          <table:table-column table:style-name="Таблица502.B"/>
          <table:table-row>
            <table:table-cell table:style-name="Таблица502.A1" office:value-type="string">
              <text:p text:style-name="MP9"><text:page-number text:select-page="current">246</text:page-number></text:p>
            </table:table-cell>
            <table:table-cell table:style-name="Таблица502.A1" office:value-type="string">
              <text:p text:style-name="MP10"><text:user-field-get text:name="leftHeader9">  </text:user-field-get></text:p>
            </table:table-cell>
          </table:table-row>
        </table:table>
      </style:header-left>
    </style:master-page>
    <style:master-page style:name="Статья_20_9_20_стр.11" style:display-name="Статья 9 стр.11" style:page-layout-name="Mpm9" style:next-style-name="Статья_20_9_20_стр.12">
      <style:header>
        <table:table table:name="Таблица503" table:style-name="Таблица503">
          <table:table-column table:style-name="Таблица503.A"/>
          <table:table-column table:style-name="Таблица503.B"/>
          <table:table-row>
            <table:table-cell table:style-name="Таблица503.A1" office:value-type="string">
              <text:p text:style-name="MP7"><text:user-field-get text:name="rightHeader9">Фамилия И.О. Название статьи9</text:user-field-get></text:p>
            </table:table-cell>
            <table:table-cell table:style-name="Таблица503.A1" office:value-type="string">
              <text:p text:style-name="MP8"><text:page-number text:select-page="current">247</text:page-number></text:p>
            </table:table-cell>
          </table:table-row>
        </table:table>
      </style:header>
      <style:header-left>
        <table:table table:name="Таблица504" table:style-name="Таблица504">
          <table:table-column table:style-name="Таблица504.A"/>
          <table:table-column table:style-name="Таблица504.B"/>
          <table:table-row>
            <table:table-cell table:style-name="Таблица504.A1" office:value-type="string">
              <text:p text:style-name="MP9"><text:page-number text:select-page="current">246</text:page-number></text:p>
            </table:table-cell>
            <table:table-cell table:style-name="Таблица504.A1" office:value-type="string">
              <text:p text:style-name="MP10"><text:user-field-get text:name="leftHeader9">  </text:user-field-get></text:p>
            </table:table-cell>
          </table:table-row>
        </table:table>
      </style:header-left>
    </style:master-page>
    <style:master-page style:name="Статья_20_9_20_стр.12" style:display-name="Статья 9 стр.12" style:page-layout-name="Mpm9" style:next-style-name="Статья_20_9_20_стр.13">
      <style:header>
        <table:table table:name="Таблица505" table:style-name="Таблица505">
          <table:table-column table:style-name="Таблица505.A"/>
          <table:table-column table:style-name="Таблица505.B"/>
          <table:table-row>
            <table:table-cell table:style-name="Таблица505.A1" office:value-type="string">
              <text:p text:style-name="MP7"><text:user-field-get text:name="rightHeader9">Фамилия И.О. Название статьи9</text:user-field-get></text:p>
            </table:table-cell>
            <table:table-cell table:style-name="Таблица505.A1" office:value-type="string">
              <text:p text:style-name="MP8"><text:page-number text:select-page="current">247</text:page-number></text:p>
            </table:table-cell>
          </table:table-row>
        </table:table>
      </style:header>
      <style:header-left>
        <table:table table:name="Таблица506" table:style-name="Таблица506">
          <table:table-column table:style-name="Таблица506.A"/>
          <table:table-column table:style-name="Таблица506.B"/>
          <table:table-row>
            <table:table-cell table:style-name="Таблица506.A1" office:value-type="string">
              <text:p text:style-name="MP9"><text:page-number text:select-page="current">248</text:page-number></text:p>
            </table:table-cell>
            <table:table-cell table:style-name="Таблица506.A1" office:value-type="string">
              <text:p text:style-name="MP10"><text:user-field-get text:name="leftHeader9">  </text:user-field-get></text:p>
            </table:table-cell>
          </table:table-row>
        </table:table>
      </style:header-left>
    </style:master-page>
    <style:master-page style:name="Статья_20_9_20_стр.13" style:display-name="Статья 9 стр.13" style:page-layout-name="Mpm9" style:next-style-name="Статья_20_9_20_стр.14">
      <style:header>
        <table:table table:name="Таблица507" table:style-name="Таблица507">
          <table:table-column table:style-name="Таблица507.A"/>
          <table:table-column table:style-name="Таблица507.B"/>
          <table:table-row>
            <table:table-cell table:style-name="Таблица507.A1" office:value-type="string">
              <text:p text:style-name="MP7"><text:user-field-get text:name="rightHeader9">Фамилия И.О. Название статьи9</text:user-field-get></text:p>
            </table:table-cell>
            <table:table-cell table:style-name="Таблица507.A1" office:value-type="string">
              <text:p text:style-name="MP8"><text:page-number text:select-page="current">249</text:page-number></text:p>
            </table:table-cell>
          </table:table-row>
        </table:table>
      </style:header>
      <style:header-left>
        <table:table table:name="Таблица508" table:style-name="Таблица508">
          <table:table-column table:style-name="Таблица508.A"/>
          <table:table-column table:style-name="Таблица508.B"/>
          <table:table-row>
            <table:table-cell table:style-name="Таблица508.A1" office:value-type="string">
              <text:p text:style-name="MP9"><text:page-number text:select-page="current">248</text:page-number></text:p>
            </table:table-cell>
            <table:table-cell table:style-name="Таблица508.A1" office:value-type="string">
              <text:p text:style-name="MP10"><text:user-field-get text:name="leftHeader9">  </text:user-field-get></text:p>
            </table:table-cell>
          </table:table-row>
        </table:table>
      </style:header-left>
    </style:master-page>
    <style:master-page style:name="Статья_20_9_20_стр.14" style:display-name="Статья 9 стр.14" style:page-layout-name="Mpm9" style:next-style-name="Статья_20_9_20_стр.15">
      <style:header>
        <table:table table:name="Таблица509" table:style-name="Таблица509">
          <table:table-column table:style-name="Таблица509.A"/>
          <table:table-column table:style-name="Таблица509.B"/>
          <table:table-row>
            <table:table-cell table:style-name="Таблица509.A1" office:value-type="string">
              <text:p text:style-name="MP7"><text:user-field-get text:name="rightHeader9">Фамилия И.О. Название статьи9</text:user-field-get></text:p>
            </table:table-cell>
            <table:table-cell table:style-name="Таблица509.A1" office:value-type="string">
              <text:p text:style-name="MP8"><text:page-number text:select-page="current">249</text:page-number></text:p>
            </table:table-cell>
          </table:table-row>
        </table:table>
      </style:header>
      <style:header-left>
        <table:table table:name="Таблица510" table:style-name="Таблица510">
          <table:table-column table:style-name="Таблица510.A"/>
          <table:table-column table:style-name="Таблица510.B"/>
          <table:table-row>
            <table:table-cell table:style-name="Таблица510.A1" office:value-type="string">
              <text:p text:style-name="MP9"><text:page-number text:select-page="current">250</text:page-number></text:p>
            </table:table-cell>
            <table:table-cell table:style-name="Таблица510.A1" office:value-type="string">
              <text:p text:style-name="MP10"><text:user-field-get text:name="leftHeader9">  </text:user-field-get></text:p>
            </table:table-cell>
          </table:table-row>
        </table:table>
      </style:header-left>
    </style:master-page>
    <style:master-page style:name="Статья_20_9_20_стр.15" style:display-name="Статья 9 стр.15" style:page-layout-name="Mpm9" style:next-style-name="Статья_20_9_20_стр.16">
      <style:header>
        <table:table table:name="Таблица511" table:style-name="Таблица511">
          <table:table-column table:style-name="Таблица511.A"/>
          <table:table-column table:style-name="Таблица511.B"/>
          <table:table-row>
            <table:table-cell table:style-name="Таблица511.A1" office:value-type="string">
              <text:p text:style-name="MP7"><text:user-field-get text:name="rightHeader9">Фамилия И.О. Название статьи9</text:user-field-get></text:p>
            </table:table-cell>
            <table:table-cell table:style-name="Таблица511.A1" office:value-type="string">
              <text:p text:style-name="MP8"><text:page-number text:select-page="current">251</text:page-number></text:p>
            </table:table-cell>
          </table:table-row>
        </table:table>
      </style:header>
      <style:header-left>
        <table:table table:name="Таблица512" table:style-name="Таблица512">
          <table:table-column table:style-name="Таблица512.A"/>
          <table:table-column table:style-name="Таблица512.B"/>
          <table:table-row>
            <table:table-cell table:style-name="Таблица512.A1" office:value-type="string">
              <text:p text:style-name="MP9"><text:page-number text:select-page="current">250</text:page-number></text:p>
            </table:table-cell>
            <table:table-cell table:style-name="Таблица512.A1" office:value-type="string">
              <text:p text:style-name="MP10"><text:user-field-get text:name="leftHeader9">  </text:user-field-get></text:p>
            </table:table-cell>
          </table:table-row>
        </table:table>
      </style:header-left>
    </style:master-page>
    <style:master-page style:name="Статья_20_9_20_стр.16" style:display-name="Статья 9 стр.16" style:page-layout-name="Mpm9" style:next-style-name="Статья_20_9_20_стр.17">
      <style:header>
        <table:table table:name="Таблица513" table:style-name="Таблица513">
          <table:table-column table:style-name="Таблица513.A"/>
          <table:table-column table:style-name="Таблица513.B"/>
          <table:table-row>
            <table:table-cell table:style-name="Таблица513.A1" office:value-type="string">
              <text:p text:style-name="MP7"><text:user-field-get text:name="rightHeader9">Фамилия И.О. Название статьи9</text:user-field-get></text:p>
            </table:table-cell>
            <table:table-cell table:style-name="Таблица513.A1" office:value-type="string">
              <text:p text:style-name="MP8"><text:page-number text:select-page="current">251</text:page-number></text:p>
            </table:table-cell>
          </table:table-row>
        </table:table>
      </style:header>
      <style:header-left>
        <table:table table:name="Таблица514" table:style-name="Таблица514">
          <table:table-column table:style-name="Таблица514.A"/>
          <table:table-column table:style-name="Таблица514.B"/>
          <table:table-row>
            <table:table-cell table:style-name="Таблица514.A1" office:value-type="string">
              <text:p text:style-name="MP9"><text:page-number text:select-page="current">252</text:page-number></text:p>
            </table:table-cell>
            <table:table-cell table:style-name="Таблица514.A1" office:value-type="string">
              <text:p text:style-name="MP10"><text:user-field-get text:name="leftHeader9">  </text:user-field-get></text:p>
            </table:table-cell>
          </table:table-row>
        </table:table>
      </style:header-left>
    </style:master-page>
    <style:master-page style:name="Статья_20_9_20_стр.17" style:display-name="Статья 9 стр.17" style:page-layout-name="Mpm9" style:next-style-name="Статья_20_9_20_стр.18">
      <style:header>
        <table:table table:name="Таблица515" table:style-name="Таблица515">
          <table:table-column table:style-name="Таблица515.A"/>
          <table:table-column table:style-name="Таблица515.B"/>
          <table:table-row>
            <table:table-cell table:style-name="Таблица515.A1" office:value-type="string">
              <text:p text:style-name="MP7"><text:user-field-get text:name="rightHeader9">Фамилия И.О. Название статьи9</text:user-field-get></text:p>
            </table:table-cell>
            <table:table-cell table:style-name="Таблица515.A1" office:value-type="string">
              <text:p text:style-name="MP8"><text:page-number text:select-page="current">253</text:page-number></text:p>
            </table:table-cell>
          </table:table-row>
        </table:table>
      </style:header>
      <style:header-left>
        <table:table table:name="Таблица516" table:style-name="Таблица516">
          <table:table-column table:style-name="Таблица516.A"/>
          <table:table-column table:style-name="Таблица516.B"/>
          <table:table-row>
            <table:table-cell table:style-name="Таблица516.A1" office:value-type="string">
              <text:p text:style-name="MP9"><text:page-number text:select-page="current">252</text:page-number></text:p>
            </table:table-cell>
            <table:table-cell table:style-name="Таблица516.A1" office:value-type="string">
              <text:p text:style-name="MP10"><text:user-field-get text:name="leftHeader9">  </text:user-field-get></text:p>
            </table:table-cell>
          </table:table-row>
        </table:table>
      </style:header-left>
    </style:master-page>
    <style:master-page style:name="Статья_20_9_20_стр.18" style:display-name="Статья 9 стр.18" style:page-layout-name="Mpm9" style:next-style-name="Статья_20_9_20_стр.19">
      <style:header>
        <table:table table:name="Таблица517" table:style-name="Таблица517">
          <table:table-column table:style-name="Таблица517.A"/>
          <table:table-column table:style-name="Таблица517.B"/>
          <table:table-row>
            <table:table-cell table:style-name="Таблица517.A1" office:value-type="string">
              <text:p text:style-name="MP7"><text:user-field-get text:name="rightHeader9">Фамилия И.О. Название статьи9</text:user-field-get></text:p>
            </table:table-cell>
            <table:table-cell table:style-name="Таблица517.A1" office:value-type="string">
              <text:p text:style-name="MP8"><text:page-number text:select-page="current">253</text:page-number></text:p>
            </table:table-cell>
          </table:table-row>
        </table:table>
      </style:header>
      <style:header-left>
        <table:table table:name="Таблица518" table:style-name="Таблица518">
          <table:table-column table:style-name="Таблица518.A"/>
          <table:table-column table:style-name="Таблица518.B"/>
          <table:table-row>
            <table:table-cell table:style-name="Таблица518.A1" office:value-type="string">
              <text:p text:style-name="MP9"><text:page-number text:select-page="current">254</text:page-number></text:p>
            </table:table-cell>
            <table:table-cell table:style-name="Таблица518.A1" office:value-type="string">
              <text:p text:style-name="MP10"><text:user-field-get text:name="leftHeader9">  </text:user-field-get></text:p>
            </table:table-cell>
          </table:table-row>
        </table:table>
      </style:header-left>
    </style:master-page>
    <style:master-page style:name="Статья_20_9_20_стр.19" style:display-name="Статья 9 стр.19" style:page-layout-name="Mpm9" style:next-style-name="Статья_20_9_20_стр.20">
      <style:header>
        <table:table table:name="Таблица519" table:style-name="Таблица519">
          <table:table-column table:style-name="Таблица519.A"/>
          <table:table-column table:style-name="Таблица519.B"/>
          <table:table-row>
            <table:table-cell table:style-name="Таблица519.A1" office:value-type="string">
              <text:p text:style-name="MP7"><text:user-field-get text:name="rightHeader9">Фамилия И.О. Название статьи9</text:user-field-get></text:p>
            </table:table-cell>
            <table:table-cell table:style-name="Таблица519.A1" office:value-type="string">
              <text:p text:style-name="MP8"><text:page-number text:select-page="current">255</text:page-number></text:p>
            </table:table-cell>
          </table:table-row>
        </table:table>
      </style:header>
      <style:header-left>
        <table:table table:name="Таблица520" table:style-name="Таблица520">
          <table:table-column table:style-name="Таблица520.A"/>
          <table:table-column table:style-name="Таблица520.B"/>
          <table:table-row>
            <table:table-cell table:style-name="Таблица520.A1" office:value-type="string">
              <text:p text:style-name="MP9"><text:page-number text:select-page="current">254</text:page-number></text:p>
            </table:table-cell>
            <table:table-cell table:style-name="Таблица520.A1" office:value-type="string">
              <text:p text:style-name="MP10"><text:user-field-get text:name="leftHeader9">  </text:user-field-get></text:p>
            </table:table-cell>
          </table:table-row>
        </table:table>
      </style:header-left>
    </style:master-page>
    <style:master-page style:name="Статья_20_9_20_стр.20" style:display-name="Статья 9 стр.20" style:page-layout-name="Mpm9" style:next-style-name="Статья_20_9_20_стр.21">
      <style:header>
        <table:table table:name="Таблица521" table:style-name="Таблица521">
          <table:table-column table:style-name="Таблица521.A"/>
          <table:table-column table:style-name="Таблица521.B"/>
          <table:table-row>
            <table:table-cell table:style-name="Таблица521.A1" office:value-type="string">
              <text:p text:style-name="MP7"><text:user-field-get text:name="rightHeader9">Фамилия И.О. Название статьи9</text:user-field-get></text:p>
            </table:table-cell>
            <table:table-cell table:style-name="Таблица521.A1" office:value-type="string">
              <text:p text:style-name="MP8"><text:page-number text:select-page="current">255</text:page-number></text:p>
            </table:table-cell>
          </table:table-row>
        </table:table>
      </style:header>
      <style:header-left>
        <table:table table:name="Таблица522" table:style-name="Таблица522">
          <table:table-column table:style-name="Таблица522.A"/>
          <table:table-column table:style-name="Таблица522.B"/>
          <table:table-row>
            <table:table-cell table:style-name="Таблица522.A1" office:value-type="string">
              <text:p text:style-name="MP9"><text:page-number text:select-page="current">256</text:page-number></text:p>
            </table:table-cell>
            <table:table-cell table:style-name="Таблица522.A1" office:value-type="string">
              <text:p text:style-name="MP10"><text:user-field-get text:name="leftHeader9">  </text:user-field-get></text:p>
            </table:table-cell>
          </table:table-row>
        </table:table>
      </style:header-left>
    </style:master-page>
    <style:master-page style:name="Статья_20_9_20_стр.21" style:display-name="Статья 9 стр.21" style:page-layout-name="Mpm9" style:next-style-name="Статья_20_9_20_стр.22">
      <style:header>
        <table:table table:name="Таблица523" table:style-name="Таблица523">
          <table:table-column table:style-name="Таблица523.A"/>
          <table:table-column table:style-name="Таблица523.B"/>
          <table:table-row>
            <table:table-cell table:style-name="Таблица523.A1" office:value-type="string">
              <text:p text:style-name="MP7"><text:user-field-get text:name="rightHeader9">Фамилия И.О. Название статьи9</text:user-field-get></text:p>
            </table:table-cell>
            <table:table-cell table:style-name="Таблица523.A1" office:value-type="string">
              <text:p text:style-name="MP8"><text:page-number text:select-page="current">257</text:page-number></text:p>
            </table:table-cell>
          </table:table-row>
        </table:table>
      </style:header>
      <style:header-left>
        <table:table table:name="Таблица524" table:style-name="Таблица524">
          <table:table-column table:style-name="Таблица524.A"/>
          <table:table-column table:style-name="Таблица524.B"/>
          <table:table-row>
            <table:table-cell table:style-name="Таблица524.A1" office:value-type="string">
              <text:p text:style-name="MP9"><text:page-number text:select-page="current">256</text:page-number></text:p>
            </table:table-cell>
            <table:table-cell table:style-name="Таблица524.A1" office:value-type="string">
              <text:p text:style-name="MP10"><text:user-field-get text:name="leftHeader9">  </text:user-field-get></text:p>
            </table:table-cell>
          </table:table-row>
        </table:table>
      </style:header-left>
    </style:master-page>
    <style:master-page style:name="Статья_20_9_20_стр.22" style:display-name="Статья 9 стр.22" style:page-layout-name="Mpm9" style:next-style-name="Статья_20_9_20_стр.23">
      <style:header>
        <table:table table:name="Таблица525" table:style-name="Таблица525">
          <table:table-column table:style-name="Таблица525.A"/>
          <table:table-column table:style-name="Таблица525.B"/>
          <table:table-row>
            <table:table-cell table:style-name="Таблица525.A1" office:value-type="string">
              <text:p text:style-name="MP7"><text:user-field-get text:name="rightHeader9">Фамилия И.О. Название статьи9</text:user-field-get></text:p>
            </table:table-cell>
            <table:table-cell table:style-name="Таблица525.A1" office:value-type="string">
              <text:p text:style-name="MP8"><text:page-number text:select-page="current">257</text:page-number></text:p>
            </table:table-cell>
          </table:table-row>
        </table:table>
      </style:header>
      <style:header-left>
        <table:table table:name="Таблица526" table:style-name="Таблица526">
          <table:table-column table:style-name="Таблица526.A"/>
          <table:table-column table:style-name="Таблица526.B"/>
          <table:table-row>
            <table:table-cell table:style-name="Таблица526.A1" office:value-type="string">
              <text:p text:style-name="MP9"><text:page-number text:select-page="current">258</text:page-number></text:p>
            </table:table-cell>
            <table:table-cell table:style-name="Таблица526.A1" office:value-type="string">
              <text:p text:style-name="MP10"><text:user-field-get text:name="leftHeader9">  </text:user-field-get></text:p>
            </table:table-cell>
          </table:table-row>
        </table:table>
      </style:header-left>
    </style:master-page>
    <style:master-page style:name="Статья_20_9_20_стр.23" style:display-name="Статья 9 стр.23" style:page-layout-name="Mpm9" style:next-style-name="Статья_20_9_20_стр.24">
      <style:header>
        <table:table table:name="Таблица527" table:style-name="Таблица527">
          <table:table-column table:style-name="Таблица527.A"/>
          <table:table-column table:style-name="Таблица527.B"/>
          <table:table-row>
            <table:table-cell table:style-name="Таблица527.A1" office:value-type="string">
              <text:p text:style-name="MP7"><text:user-field-get text:name="rightHeader9">Фамилия И.О. Название статьи9</text:user-field-get></text:p>
            </table:table-cell>
            <table:table-cell table:style-name="Таблица527.A1" office:value-type="string">
              <text:p text:style-name="MP8"><text:page-number text:select-page="current">259</text:page-number></text:p>
            </table:table-cell>
          </table:table-row>
        </table:table>
      </style:header>
      <style:header-left>
        <table:table table:name="Таблица528" table:style-name="Таблица528">
          <table:table-column table:style-name="Таблица528.A"/>
          <table:table-column table:style-name="Таблица528.B"/>
          <table:table-row>
            <table:table-cell table:style-name="Таблица528.A1" office:value-type="string">
              <text:p text:style-name="MP9"><text:page-number text:select-page="current">258</text:page-number></text:p>
            </table:table-cell>
            <table:table-cell table:style-name="Таблица528.A1" office:value-type="string">
              <text:p text:style-name="MP10"><text:user-field-get text:name="leftHeader9">  </text:user-field-get></text:p>
            </table:table-cell>
          </table:table-row>
        </table:table>
      </style:header-left>
    </style:master-page>
    <style:master-page style:name="Статья_20_9_20_стр.24" style:display-name="Статья 9 стр.24" style:page-layout-name="Mpm9" style:next-style-name="Статья_20_9_20_стр.25">
      <style:header>
        <table:table table:name="Таблица529" table:style-name="Таблица529">
          <table:table-column table:style-name="Таблица529.A"/>
          <table:table-column table:style-name="Таблица529.B"/>
          <table:table-row>
            <table:table-cell table:style-name="Таблица529.A1" office:value-type="string">
              <text:p text:style-name="MP7"><text:user-field-get text:name="rightHeader9">Фамилия И.О. Название статьи9</text:user-field-get></text:p>
            </table:table-cell>
            <table:table-cell table:style-name="Таблица529.A1" office:value-type="string">
              <text:p text:style-name="MP8"><text:page-number text:select-page="current">259</text:page-number></text:p>
            </table:table-cell>
          </table:table-row>
        </table:table>
      </style:header>
      <style:header-left>
        <table:table table:name="Таблица530" table:style-name="Таблица530">
          <table:table-column table:style-name="Таблица530.A"/>
          <table:table-column table:style-name="Таблица530.B"/>
          <table:table-row>
            <table:table-cell table:style-name="Таблица530.A1" office:value-type="string">
              <text:p text:style-name="MP9"><text:page-number text:select-page="current">260</text:page-number></text:p>
            </table:table-cell>
            <table:table-cell table:style-name="Таблица530.A1" office:value-type="string">
              <text:p text:style-name="MP10"><text:user-field-get text:name="leftHeader9">  </text:user-field-get></text:p>
            </table:table-cell>
          </table:table-row>
        </table:table>
      </style:header-left>
    </style:master-page>
    <style:master-page style:name="Статья_20_9_20_стр.25" style:display-name="Статья 9 стр.25" style:page-layout-name="Mpm9" style:next-style-name="Статья_20_9_20_стр.26">
      <style:header>
        <table:table table:name="Таблица531" table:style-name="Таблица531">
          <table:table-column table:style-name="Таблица531.A"/>
          <table:table-column table:style-name="Таблица531.B"/>
          <table:table-row>
            <table:table-cell table:style-name="Таблица531.A1" office:value-type="string">
              <text:p text:style-name="MP7"><text:user-field-get text:name="rightHeader9">Фамилия И.О. Название статьи9</text:user-field-get></text:p>
            </table:table-cell>
            <table:table-cell table:style-name="Таблица531.A1" office:value-type="string">
              <text:p text:style-name="MP8"><text:page-number text:select-page="current">261</text:page-number></text:p>
            </table:table-cell>
          </table:table-row>
        </table:table>
      </style:header>
      <style:header-left>
        <table:table table:name="Таблица532" table:style-name="Таблица532">
          <table:table-column table:style-name="Таблица532.A"/>
          <table:table-column table:style-name="Таблица532.B"/>
          <table:table-row>
            <table:table-cell table:style-name="Таблица532.A1" office:value-type="string">
              <text:p text:style-name="MP9"><text:page-number text:select-page="current">260</text:page-number></text:p>
            </table:table-cell>
            <table:table-cell table:style-name="Таблица532.A1" office:value-type="string">
              <text:p text:style-name="MP10"><text:user-field-get text:name="leftHeader9">  </text:user-field-get></text:p>
            </table:table-cell>
          </table:table-row>
        </table:table>
      </style:header-left>
    </style:master-page>
    <style:master-page style:name="Статья_20_9_20_стр.26" style:display-name="Статья 9 стр.26" style:page-layout-name="Mpm9" style:next-style-name="Статья_20_9_20_стр.27">
      <style:header>
        <table:table table:name="Таблица533" table:style-name="Таблица533">
          <table:table-column table:style-name="Таблица533.A"/>
          <table:table-column table:style-name="Таблица533.B"/>
          <table:table-row>
            <table:table-cell table:style-name="Таблица533.A1" office:value-type="string">
              <text:p text:style-name="MP7"><text:user-field-get text:name="rightHeader9">Фамилия И.О. Название статьи9</text:user-field-get></text:p>
            </table:table-cell>
            <table:table-cell table:style-name="Таблица533.A1" office:value-type="string">
              <text:p text:style-name="MP8"><text:page-number text:select-page="current">261</text:page-number></text:p>
            </table:table-cell>
          </table:table-row>
        </table:table>
      </style:header>
      <style:header-left>
        <table:table table:name="Таблица534" table:style-name="Таблица534">
          <table:table-column table:style-name="Таблица534.A"/>
          <table:table-column table:style-name="Таблица534.B"/>
          <table:table-row>
            <table:table-cell table:style-name="Таблица534.A1" office:value-type="string">
              <text:p text:style-name="MP9"><text:page-number text:select-page="current">262</text:page-number></text:p>
            </table:table-cell>
            <table:table-cell table:style-name="Таблица534.A1" office:value-type="string">
              <text:p text:style-name="MP10"><text:user-field-get text:name="leftHeader9">  </text:user-field-get></text:p>
            </table:table-cell>
          </table:table-row>
        </table:table>
      </style:header-left>
    </style:master-page>
    <style:master-page style:name="Статья_20_9_20_стр.27" style:display-name="Статья 9 стр.27" style:page-layout-name="Mpm9" style:next-style-name="Статья_20_9_20_стр.28">
      <style:header>
        <table:table table:name="Таблица535" table:style-name="Таблица535">
          <table:table-column table:style-name="Таблица535.A"/>
          <table:table-column table:style-name="Таблица535.B"/>
          <table:table-row>
            <table:table-cell table:style-name="Таблица535.A1" office:value-type="string">
              <text:p text:style-name="MP7"><text:user-field-get text:name="rightHeader9">Фамилия И.О. Название статьи9</text:user-field-get></text:p>
            </table:table-cell>
            <table:table-cell table:style-name="Таблица535.A1" office:value-type="string">
              <text:p text:style-name="MP8"><text:page-number text:select-page="current">263</text:page-number></text:p>
            </table:table-cell>
          </table:table-row>
        </table:table>
      </style:header>
      <style:header-left>
        <table:table table:name="Таблица536" table:style-name="Таблица536">
          <table:table-column table:style-name="Таблица536.A"/>
          <table:table-column table:style-name="Таблица536.B"/>
          <table:table-row>
            <table:table-cell table:style-name="Таблица536.A1" office:value-type="string">
              <text:p text:style-name="MP9"><text:page-number text:select-page="current">262</text:page-number></text:p>
            </table:table-cell>
            <table:table-cell table:style-name="Таблица536.A1" office:value-type="string">
              <text:p text:style-name="MP10"><text:user-field-get text:name="leftHeader9">  </text:user-field-get></text:p>
            </table:table-cell>
          </table:table-row>
        </table:table>
      </style:header-left>
    </style:master-page>
    <style:master-page style:name="Статья_20_9_20_стр.28" style:display-name="Статья 9 стр.28" style:page-layout-name="Mpm9" style:next-style-name="Статья_20_9_20_стр.29">
      <style:header>
        <table:table table:name="Таблица537" table:style-name="Таблица537">
          <table:table-column table:style-name="Таблица537.A"/>
          <table:table-column table:style-name="Таблица537.B"/>
          <table:table-row>
            <table:table-cell table:style-name="Таблица537.A1" office:value-type="string">
              <text:p text:style-name="MP7"><text:user-field-get text:name="rightHeader9">Фамилия И.О. Название статьи9</text:user-field-get></text:p>
            </table:table-cell>
            <table:table-cell table:style-name="Таблица537.A1" office:value-type="string">
              <text:p text:style-name="MP8"><text:page-number text:select-page="current">263</text:page-number></text:p>
            </table:table-cell>
          </table:table-row>
        </table:table>
      </style:header>
      <style:header-left>
        <table:table table:name="Таблица538" table:style-name="Таблица538">
          <table:table-column table:style-name="Таблица538.A"/>
          <table:table-column table:style-name="Таблица538.B"/>
          <table:table-row>
            <table:table-cell table:style-name="Таблица538.A1" office:value-type="string">
              <text:p text:style-name="MP9"><text:page-number text:select-page="current">264</text:page-number></text:p>
            </table:table-cell>
            <table:table-cell table:style-name="Таблица538.A1" office:value-type="string">
              <text:p text:style-name="MP10"><text:user-field-get text:name="leftHeader9">  </text:user-field-get></text:p>
            </table:table-cell>
          </table:table-row>
        </table:table>
      </style:header-left>
    </style:master-page>
    <style:master-page style:name="Статья_20_9_20_стр.29" style:display-name="Статья 9 стр.29" style:page-layout-name="Mpm9" style:next-style-name="Статья_20_9">
      <style:header>
        <table:table table:name="Таблица539" table:style-name="Таблица539">
          <table:table-column table:style-name="Таблица539.A"/>
          <table:table-column table:style-name="Таблица539.B"/>
          <table:table-row>
            <table:table-cell table:style-name="Таблица539.A1" office:value-type="string">
              <text:p text:style-name="MP7"><text:user-field-get text:name="rightHeader9">Фамилия И.О. Название статьи9</text:user-field-get></text:p>
            </table:table-cell>
            <table:table-cell table:style-name="Таблица539.A1" office:value-type="string">
              <text:p text:style-name="MP8"><text:page-number text:select-page="current">265</text:page-number></text:p>
            </table:table-cell>
          </table:table-row>
        </table:table>
      </style:header>
      <style:header-left>
        <table:table table:name="Таблица540" table:style-name="Таблица540">
          <table:table-column table:style-name="Таблица540.A"/>
          <table:table-column table:style-name="Таблица540.B"/>
          <table:table-row>
            <table:table-cell table:style-name="Таблица540.A1" office:value-type="string">
              <text:p text:style-name="MP9"><text:page-number text:select-page="current">264</text:page-number></text:p>
            </table:table-cell>
            <table:table-cell table:style-name="Таблица540.A1" office:value-type="string">
              <text:p text:style-name="MP10"><text:user-field-get text:name="leftHeader9">  </text:user-field-get></text:p>
            </table:table-cell>
          </table:table-row>
        </table:table>
      </style:header-left>
    </style:master-page>
    <style:master-page style:name="Статья_20_10_20_стр.1" style:display-name="Статья 10 стр.1" style:page-layout-name="Mpm10" style:next-style-name="Статья_20_10_20_стр.2">
      <style:header>
        <table:table table:name="Таблица541" table:style-name="Таблица541">
          <table:table-column table:style-name="Таблица541.A"/>
          <table:table-column table:style-name="Таблица541.B"/>
          <table:table-row>
            <table:table-cell table:style-name="Таблица541.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266</text:page-number>–<text:user-field-get text:name="article10LastPage">294</text:user-field-get></text:p>
              <text:p text:style-name="MP11"><text:user-field-get text:name="article10UDK">Задать УДК</text:user-field-get></text:p>
            </table:table-cell>
            <table:table-cell table:style-name="Таблица541.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266</text:page-number>–<text:user-field-get text:name="article10LastPage">294</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266</text:page-number>-<text:user-field-get text:name="article10LastPage">294</text:user-field-get></text:p>
            </table:table-cell>
          </table:table-row>
        </table:table>
      </style:header>
      <style:footer>
        <text:user-field-decls>
          <text:user-field-decl office:value-type="string" office:string-value="  " text:name="author10Copyright"/>
        </text:user-field-decls>
        <text:p text:style-name="MP14"><text:user-field-get text:name="author10Copyright">  </text:user-field-get></text:p>
      </style:footer>
    </style:master-page>
    <style:master-page style:name="Статья_20_10" style:display-name="Статья 10" style:page-layout-name="Mpm9">
      <style:header>
        <table:table table:name="Таблица542" table:style-name="Таблица542">
          <table:table-column table:style-name="Таблица542.A"/>
          <table:table-column table:style-name="Таблица542.B"/>
          <table:table-row>
            <table:table-cell table:style-name="Таблица542.A1" office:value-type="string">
              <text:p text:style-name="MP7"><text:user-field-get text:name="rightHeader10">Фамилия И.О. Название статьи10</text:user-field-get></text:p>
            </table:table-cell>
            <table:table-cell table:style-name="Таблица542.A1" office:value-type="string">
              <text:p text:style-name="MP8"><text:page-number text:select-page="current">295</text:page-number></text:p>
            </table:table-cell>
          </table:table-row>
        </table:table>
      </style:header>
      <style:header-left>
        <table:table table:name="Таблица543" table:style-name="Таблица543">
          <table:table-column table:style-name="Таблица543.A"/>
          <table:table-column table:style-name="Таблица543.B"/>
          <table:table-row>
            <table:table-cell table:style-name="Таблица543.A1" office:value-type="string">
              <text:p text:style-name="MP9"><text:page-number text:select-page="current">294</text:page-number></text:p>
            </table:table-cell>
            <table:table-cell table:style-name="Таблица543.A1" office:value-type="string">
              <text:p text:style-name="MP10"><text:user-field-get text:name="leftHeader10">  </text:user-field-get></text:p>
            </table:table-cell>
          </table:table-row>
        </table:table>
      </style:header-left>
    </style:master-page>
    <style:master-page style:name="Статья_20_10_20_стр.2" style:display-name="Статья 10 стр.2" style:page-layout-name="Mpm9" style:next-style-name="Статья_20_10_20_стр.3">
      <style:header>
        <table:table table:name="Таблица544" table:style-name="Таблица544">
          <table:table-column table:style-name="Таблица544.A"/>
          <table:table-column table:style-name="Таблица544.B"/>
          <table:table-row>
            <table:table-cell table:style-name="Таблица544.A1" office:value-type="string">
              <text:p text:style-name="MP7"><text:user-field-get text:name="rightHeader10">Фамилия И.О. Название статьи10</text:user-field-get></text:p>
            </table:table-cell>
            <table:table-cell table:style-name="Таблица544.A1" office:value-type="string">
              <text:p text:style-name="MP8"><text:page-number text:select-page="current">267</text:page-number></text:p>
            </table:table-cell>
          </table:table-row>
        </table:table>
      </style:header>
      <style:header-left>
        <table:table table:name="Таблица545" table:style-name="Таблица545">
          <table:table-column table:style-name="Таблица545.A"/>
          <table:table-column table:style-name="Таблица545.B"/>
          <table:table-row>
            <table:table-cell table:style-name="Таблица545.A1" office:value-type="string">
              <text:p text:style-name="MP9"><text:page-number text:select-page="current">270</text:page-number></text:p>
            </table:table-cell>
            <table:table-cell table:style-name="Таблица545.A1" office:value-type="string">
              <text:p text:style-name="MP10"><text:user-field-get text:name="leftHeader10">  </text:user-field-get></text:p>
            </table:table-cell>
          </table:table-row>
        </table:table>
      </style:header-left>
    </style:master-page>
    <style:master-page style:name="Статья_20_10_20_стр.3" style:display-name="Статья 10 стр.3" style:page-layout-name="Mpm9" style:next-style-name="Статья_20_10_20_стр.4">
      <style:header>
        <table:table table:name="Таблица546" table:style-name="Таблица546">
          <table:table-column table:style-name="Таблица546.A"/>
          <table:table-column table:style-name="Таблица546.B"/>
          <table:table-row>
            <table:table-cell table:style-name="Таблица546.A1" office:value-type="string">
              <text:p text:style-name="MP7"><text:user-field-get text:name="rightHeader10">Фамилия И.О. Название статьи10</text:user-field-get></text:p>
            </table:table-cell>
            <table:table-cell table:style-name="Таблица546.A1" office:value-type="string">
              <text:p text:style-name="MP8"><text:page-number text:select-page="current">269</text:page-number></text:p>
            </table:table-cell>
          </table:table-row>
        </table:table>
      </style:header>
      <style:header-left>
        <table:table table:name="Таблица547" table:style-name="Таблица547">
          <table:table-column table:style-name="Таблица547.A"/>
          <table:table-column table:style-name="Таблица547.B"/>
          <table:table-row>
            <table:table-cell table:style-name="Таблица547.A1" office:value-type="string">
              <text:p text:style-name="MP9"><text:page-number text:select-page="current">268</text:page-number></text:p>
            </table:table-cell>
            <table:table-cell table:style-name="Таблица547.A1" office:value-type="string">
              <text:p text:style-name="MP10"><text:user-field-get text:name="leftHeader10">  </text:user-field-get></text:p>
            </table:table-cell>
          </table:table-row>
        </table:table>
      </style:header-left>
    </style:master-page>
    <style:master-page style:name="Статья_20_10_20_стр.4" style:display-name="Статья 10 стр.4" style:page-layout-name="Mpm9" style:next-style-name="Статья_20_10_20_стр.5">
      <style:header>
        <table:table table:name="Таблица548" table:style-name="Таблица548">
          <table:table-column table:style-name="Таблица548.A"/>
          <table:table-column table:style-name="Таблица548.B"/>
          <table:table-row>
            <table:table-cell table:style-name="Таблица548.A1" office:value-type="string">
              <text:p text:style-name="MP7"><text:user-field-get text:name="rightHeader10">Фамилия И.О. Название статьи10</text:user-field-get></text:p>
            </table:table-cell>
            <table:table-cell table:style-name="Таблица548.A1" office:value-type="string">
              <text:p text:style-name="MP8"><text:page-number text:select-page="current">269</text:page-number></text:p>
            </table:table-cell>
          </table:table-row>
        </table:table>
      </style:header>
      <style:header-left>
        <table:table table:name="Таблица549" table:style-name="Таблица549">
          <table:table-column table:style-name="Таблица549.A"/>
          <table:table-column table:style-name="Таблица549.B"/>
          <table:table-row>
            <table:table-cell table:style-name="Таблица549.A1" office:value-type="string">
              <text:p text:style-name="MP9"><text:page-number text:select-page="current">268</text:page-number></text:p>
            </table:table-cell>
            <table:table-cell table:style-name="Таблица549.A1" office:value-type="string">
              <text:p text:style-name="MP10"><text:user-field-get text:name="leftHeader10">  </text:user-field-get></text:p>
            </table:table-cell>
          </table:table-row>
        </table:table>
      </style:header-left>
    </style:master-page>
    <style:master-page style:name="Статья_20_10_20_стр.5" style:display-name="Статья 10 стр.5" style:page-layout-name="Mpm9" style:next-style-name="Статья_20_10_20_стр.6">
      <style:header>
        <table:table table:name="Таблица550" table:style-name="Таблица550">
          <table:table-column table:style-name="Таблица550.A"/>
          <table:table-column table:style-name="Таблица550.B"/>
          <table:table-row>
            <table:table-cell table:style-name="Таблица550.A1" office:value-type="string">
              <text:p text:style-name="MP7"><text:user-field-get text:name="rightHeader10">Фамилия И.О. Название статьи10</text:user-field-get></text:p>
            </table:table-cell>
            <table:table-cell table:style-name="Таблица550.A1" office:value-type="string">
              <text:p text:style-name="MP8"><text:page-number text:select-page="current">269</text:page-number></text:p>
            </table:table-cell>
          </table:table-row>
        </table:table>
      </style:header>
      <style:header-left>
        <table:table table:name="Таблица551" table:style-name="Таблица551">
          <table:table-column table:style-name="Таблица551.A"/>
          <table:table-column table:style-name="Таблица551.B"/>
          <table:table-row>
            <table:table-cell table:style-name="Таблица551.A1" office:value-type="string">
              <text:p text:style-name="MP9"><text:page-number text:select-page="current">270</text:page-number></text:p>
            </table:table-cell>
            <table:table-cell table:style-name="Таблица551.A1" office:value-type="string">
              <text:p text:style-name="MP10"><text:user-field-get text:name="leftHeader10">  </text:user-field-get></text:p>
            </table:table-cell>
          </table:table-row>
        </table:table>
      </style:header-left>
    </style:master-page>
    <style:master-page style:name="Статья_20_10_20_стр.6" style:display-name="Статья 10 стр.6" style:page-layout-name="Mpm9" style:next-style-name="Статья_20_10_20_стр.7">
      <style:header>
        <table:table table:name="Таблица552" table:style-name="Таблица552">
          <table:table-column table:style-name="Таблица552.A"/>
          <table:table-column table:style-name="Таблица552.B"/>
          <table:table-row>
            <table:table-cell table:style-name="Таблица552.A1" office:value-type="string">
              <text:p text:style-name="MP7"><text:user-field-get text:name="rightHeader10">Фамилия И.О. Название статьи10</text:user-field-get></text:p>
            </table:table-cell>
            <table:table-cell table:style-name="Таблица552.A1" office:value-type="string">
              <text:p text:style-name="MP8"><text:page-number text:select-page="current">271</text:page-number></text:p>
            </table:table-cell>
          </table:table-row>
        </table:table>
      </style:header>
      <style:header-left>
        <table:table table:name="Таблица553" table:style-name="Таблица553">
          <table:table-column table:style-name="Таблица553.A"/>
          <table:table-column table:style-name="Таблица553.B"/>
          <table:table-row>
            <table:table-cell table:style-name="Таблица553.A1" office:value-type="string">
              <text:p text:style-name="MP9"><text:page-number text:select-page="current">270</text:page-number></text:p>
            </table:table-cell>
            <table:table-cell table:style-name="Таблица553.A1" office:value-type="string">
              <text:p text:style-name="MP10"><text:user-field-get text:name="leftHeader10">  </text:user-field-get></text:p>
            </table:table-cell>
          </table:table-row>
        </table:table>
      </style:header-left>
    </style:master-page>
    <style:master-page style:name="Статья_20_10_20_стр.7" style:display-name="Статья 10 стр.7" style:page-layout-name="Mpm9" style:next-style-name="Статья_20_10_20_стр.8">
      <style:header>
        <table:table table:name="Таблица554" table:style-name="Таблица554">
          <table:table-column table:style-name="Таблица554.A"/>
          <table:table-column table:style-name="Таблица554.B"/>
          <table:table-row>
            <table:table-cell table:style-name="Таблица554.A1" office:value-type="string">
              <text:p text:style-name="MP7"><text:user-field-get text:name="rightHeader10">Фамилия И.О. Название статьи10</text:user-field-get></text:p>
            </table:table-cell>
            <table:table-cell table:style-name="Таблица554.A1" office:value-type="string">
              <text:p text:style-name="MP8"><text:page-number text:select-page="current">271</text:page-number></text:p>
            </table:table-cell>
          </table:table-row>
        </table:table>
      </style:header>
      <style:header-left>
        <table:table table:name="Таблица555" table:style-name="Таблица555">
          <table:table-column table:style-name="Таблица555.A"/>
          <table:table-column table:style-name="Таблица555.B"/>
          <table:table-row>
            <table:table-cell table:style-name="Таблица555.A1" office:value-type="string">
              <text:p text:style-name="MP9"><text:page-number text:select-page="current">272</text:page-number></text:p>
            </table:table-cell>
            <table:table-cell table:style-name="Таблица555.A1" office:value-type="string">
              <text:p text:style-name="MP10"><text:user-field-get text:name="leftHeader10">  </text:user-field-get></text:p>
            </table:table-cell>
          </table:table-row>
        </table:table>
      </style:header-left>
    </style:master-page>
    <style:master-page style:name="Статья_20_10_20_стр.8" style:display-name="Статья 10 стр.8" style:page-layout-name="Mpm9" style:next-style-name="Статья_20_10_20_стр.9">
      <style:header>
        <table:table table:name="Таблица556" table:style-name="Таблица556">
          <table:table-column table:style-name="Таблица556.A"/>
          <table:table-column table:style-name="Таблица556.B"/>
          <table:table-row>
            <table:table-cell table:style-name="Таблица556.A1" office:value-type="string">
              <text:p text:style-name="MP7"><text:user-field-get text:name="rightHeader10">Фамилия И.О. Название статьи10</text:user-field-get></text:p>
            </table:table-cell>
            <table:table-cell table:style-name="Таблица556.A1" office:value-type="string">
              <text:p text:style-name="MP8"><text:page-number text:select-page="current">273</text:page-number></text:p>
            </table:table-cell>
          </table:table-row>
        </table:table>
      </style:header>
      <style:header-left>
        <table:table table:name="Таблица557" table:style-name="Таблица557">
          <table:table-column table:style-name="Таблица557.A"/>
          <table:table-column table:style-name="Таблица557.B"/>
          <table:table-row>
            <table:table-cell table:style-name="Таблица557.A1" office:value-type="string">
              <text:p text:style-name="MP9"><text:page-number text:select-page="current">272</text:page-number></text:p>
            </table:table-cell>
            <table:table-cell table:style-name="Таблица557.A1" office:value-type="string">
              <text:p text:style-name="MP10"><text:user-field-get text:name="leftHeader10">  </text:user-field-get></text:p>
            </table:table-cell>
          </table:table-row>
        </table:table>
      </style:header-left>
    </style:master-page>
    <style:master-page style:name="Статья_20_10_20_стр.9" style:display-name="Статья 10 стр.9" style:page-layout-name="Mpm9" style:next-style-name="Статья_20_10_20_стр.10">
      <style:header>
        <table:table table:name="Таблица558" table:style-name="Таблица558">
          <table:table-column table:style-name="Таблица558.A"/>
          <table:table-column table:style-name="Таблица558.B"/>
          <table:table-row>
            <table:table-cell table:style-name="Таблица558.A1" office:value-type="string">
              <text:p text:style-name="MP7"><text:user-field-get text:name="rightHeader10">Фамилия И.О. Название статьи10</text:user-field-get></text:p>
            </table:table-cell>
            <table:table-cell table:style-name="Таблица558.A1" office:value-type="string">
              <text:p text:style-name="MP8"><text:page-number text:select-page="current">273</text:page-number></text:p>
            </table:table-cell>
          </table:table-row>
        </table:table>
      </style:header>
      <style:header-left>
        <table:table table:name="Таблица559" table:style-name="Таблица559">
          <table:table-column table:style-name="Таблица559.A"/>
          <table:table-column table:style-name="Таблица559.B"/>
          <table:table-row>
            <table:table-cell table:style-name="Таблица559.A1" office:value-type="string">
              <text:p text:style-name="MP9"><text:page-number text:select-page="current">274</text:page-number></text:p>
            </table:table-cell>
            <table:table-cell table:style-name="Таблица559.A1" office:value-type="string">
              <text:p text:style-name="MP10"><text:user-field-get text:name="leftHeader10">  </text:user-field-get></text:p>
            </table:table-cell>
          </table:table-row>
        </table:table>
      </style:header-left>
    </style:master-page>
    <style:master-page style:name="Статья_20_10_20_стр.10" style:display-name="Статья 10 стр.10" style:page-layout-name="Mpm9" style:next-style-name="Статья_20_10_20_стр.11">
      <style:header>
        <table:table table:name="Таблица560" table:style-name="Таблица560">
          <table:table-column table:style-name="Таблица560.A"/>
          <table:table-column table:style-name="Таблица560.B"/>
          <table:table-row>
            <table:table-cell table:style-name="Таблица560.A1" office:value-type="string">
              <text:p text:style-name="MP7"><text:user-field-get text:name="rightHeader10">Фамилия И.О. Название статьи10</text:user-field-get></text:p>
            </table:table-cell>
            <table:table-cell table:style-name="Таблица560.A1" office:value-type="string">
              <text:p text:style-name="MP8"><text:page-number text:select-page="current">275</text:page-number></text:p>
            </table:table-cell>
          </table:table-row>
        </table:table>
      </style:header>
      <style:header-left>
        <table:table table:name="Таблица561" table:style-name="Таблица561">
          <table:table-column table:style-name="Таблица561.A"/>
          <table:table-column table:style-name="Таблица561.B"/>
          <table:table-row>
            <table:table-cell table:style-name="Таблица561.A1" office:value-type="string">
              <text:p text:style-name="MP9"><text:page-number text:select-page="current">274</text:page-number></text:p>
            </table:table-cell>
            <table:table-cell table:style-name="Таблица561.A1" office:value-type="string">
              <text:p text:style-name="MP10"><text:user-field-get text:name="leftHeader10">  </text:user-field-get></text:p>
            </table:table-cell>
          </table:table-row>
        </table:table>
      </style:header-left>
    </style:master-page>
    <style:master-page style:name="Статья_20_10_20_стр.11" style:display-name="Статья 10 стр.11" style:page-layout-name="Mpm9" style:next-style-name="Статья_20_10_20_стр.12">
      <style:header>
        <table:table table:name="Таблица562" table:style-name="Таблица562">
          <table:table-column table:style-name="Таблица562.A"/>
          <table:table-column table:style-name="Таблица562.B"/>
          <table:table-row>
            <table:table-cell table:style-name="Таблица562.A1" office:value-type="string">
              <text:p text:style-name="MP7"><text:user-field-get text:name="rightHeader10">Фамилия И.О. Название статьи10</text:user-field-get></text:p>
            </table:table-cell>
            <table:table-cell table:style-name="Таблица562.A1" office:value-type="string">
              <text:p text:style-name="MP8"><text:page-number text:select-page="current">275</text:page-number></text:p>
            </table:table-cell>
          </table:table-row>
        </table:table>
      </style:header>
      <style:header-left>
        <table:table table:name="Таблица563" table:style-name="Таблица563">
          <table:table-column table:style-name="Таблица563.A"/>
          <table:table-column table:style-name="Таблица563.B"/>
          <table:table-row>
            <table:table-cell table:style-name="Таблица563.A1" office:value-type="string">
              <text:p text:style-name="MP9"><text:page-number text:select-page="current">276</text:page-number></text:p>
            </table:table-cell>
            <table:table-cell table:style-name="Таблица563.A1" office:value-type="string">
              <text:p text:style-name="MP10"><text:user-field-get text:name="leftHeader10">  </text:user-field-get></text:p>
            </table:table-cell>
          </table:table-row>
        </table:table>
      </style:header-left>
    </style:master-page>
    <style:master-page style:name="Статья_20_10_20_стр.12" style:display-name="Статья 10 стр.12" style:page-layout-name="Mpm9" style:next-style-name="Статья_20_10_20_стр.13">
      <style:header>
        <table:table table:name="Таблица564" table:style-name="Таблица564">
          <table:table-column table:style-name="Таблица564.A"/>
          <table:table-column table:style-name="Таблица564.B"/>
          <table:table-row>
            <table:table-cell table:style-name="Таблица564.A1" office:value-type="string">
              <text:p text:style-name="MP7"><text:user-field-get text:name="rightHeader10">Фамилия И.О. Название статьи10</text:user-field-get></text:p>
            </table:table-cell>
            <table:table-cell table:style-name="Таблица564.A1" office:value-type="string">
              <text:p text:style-name="MP8"><text:page-number text:select-page="current">277</text:page-number></text:p>
            </table:table-cell>
          </table:table-row>
        </table:table>
      </style:header>
      <style:header-left>
        <table:table table:name="Таблица565" table:style-name="Таблица565">
          <table:table-column table:style-name="Таблица565.A"/>
          <table:table-column table:style-name="Таблица565.B"/>
          <table:table-row>
            <table:table-cell table:style-name="Таблица565.A1" office:value-type="string">
              <text:p text:style-name="MP9"><text:page-number text:select-page="current">276</text:page-number></text:p>
            </table:table-cell>
            <table:table-cell table:style-name="Таблица565.A1" office:value-type="string">
              <text:p text:style-name="MP10"><text:user-field-get text:name="leftHeader10">  </text:user-field-get></text:p>
            </table:table-cell>
          </table:table-row>
        </table:table>
      </style:header-left>
    </style:master-page>
    <style:master-page style:name="Статья_20_10_20_стр.13" style:display-name="Статья 10 стр.13" style:page-layout-name="Mpm9" style:next-style-name="Статья_20_10_20_стр.14">
      <style:header>
        <table:table table:name="Таблица566" table:style-name="Таблица566">
          <table:table-column table:style-name="Таблица566.A"/>
          <table:table-column table:style-name="Таблица566.B"/>
          <table:table-row>
            <table:table-cell table:style-name="Таблица566.A1" office:value-type="string">
              <text:p text:style-name="MP7"><text:user-field-get text:name="rightHeader10">Фамилия И.О. Название статьи10</text:user-field-get></text:p>
            </table:table-cell>
            <table:table-cell table:style-name="Таблица566.A1" office:value-type="string">
              <text:p text:style-name="MP8"><text:page-number text:select-page="current">277</text:page-number></text:p>
            </table:table-cell>
          </table:table-row>
        </table:table>
      </style:header>
      <style:header-left>
        <table:table table:name="Таблица567" table:style-name="Таблица567">
          <table:table-column table:style-name="Таблица567.A"/>
          <table:table-column table:style-name="Таблица567.B"/>
          <table:table-row>
            <table:table-cell table:style-name="Таблица567.A1" office:value-type="string">
              <text:p text:style-name="MP9"><text:page-number text:select-page="current">278</text:page-number></text:p>
            </table:table-cell>
            <table:table-cell table:style-name="Таблица567.A1" office:value-type="string">
              <text:p text:style-name="MP10"><text:user-field-get text:name="leftHeader10">  </text:user-field-get></text:p>
            </table:table-cell>
          </table:table-row>
        </table:table>
      </style:header-left>
    </style:master-page>
    <style:master-page style:name="Статья_20_10_20_стр.14" style:display-name="Статья 10 стр.14" style:page-layout-name="Mpm9" style:next-style-name="Статья_20_10_20_стр.15">
      <style:header>
        <table:table table:name="Таблица568" table:style-name="Таблица568">
          <table:table-column table:style-name="Таблица568.A"/>
          <table:table-column table:style-name="Таблица568.B"/>
          <table:table-row>
            <table:table-cell table:style-name="Таблица568.A1" office:value-type="string">
              <text:p text:style-name="MP7"><text:user-field-get text:name="rightHeader10">Фамилия И.О. Название статьи10</text:user-field-get></text:p>
            </table:table-cell>
            <table:table-cell table:style-name="Таблица568.A1" office:value-type="string">
              <text:p text:style-name="MP8"><text:page-number text:select-page="current">279</text:page-number></text:p>
            </table:table-cell>
          </table:table-row>
        </table:table>
      </style:header>
      <style:header-left>
        <table:table table:name="Таблица569" table:style-name="Таблица569">
          <table:table-column table:style-name="Таблица569.A"/>
          <table:table-column table:style-name="Таблица569.B"/>
          <table:table-row>
            <table:table-cell table:style-name="Таблица569.A1" office:value-type="string">
              <text:p text:style-name="MP9"><text:page-number text:select-page="current">278</text:page-number></text:p>
            </table:table-cell>
            <table:table-cell table:style-name="Таблица569.A1" office:value-type="string">
              <text:p text:style-name="MP10"><text:user-field-get text:name="leftHeader10">  </text:user-field-get></text:p>
            </table:table-cell>
          </table:table-row>
        </table:table>
      </style:header-left>
    </style:master-page>
    <style:master-page style:name="Статья_20_10_20_стр.15" style:display-name="Статья 10 стр.15" style:page-layout-name="Mpm9" style:next-style-name="Статья_20_10_20_стр.16">
      <style:header>
        <table:table table:name="Таблица570" table:style-name="Таблица570">
          <table:table-column table:style-name="Таблица570.A"/>
          <table:table-column table:style-name="Таблица570.B"/>
          <table:table-row>
            <table:table-cell table:style-name="Таблица570.A1" office:value-type="string">
              <text:p text:style-name="MP7"><text:user-field-get text:name="rightHeader10">Фамилия И.О. Название статьи10</text:user-field-get></text:p>
            </table:table-cell>
            <table:table-cell table:style-name="Таблица570.A1" office:value-type="string">
              <text:p text:style-name="MP8"><text:page-number text:select-page="current">279</text:page-number></text:p>
            </table:table-cell>
          </table:table-row>
        </table:table>
      </style:header>
      <style:header-left>
        <table:table table:name="Таблица571" table:style-name="Таблица571">
          <table:table-column table:style-name="Таблица571.A"/>
          <table:table-column table:style-name="Таблица571.B"/>
          <table:table-row>
            <table:table-cell table:style-name="Таблица571.A1" office:value-type="string">
              <text:p text:style-name="MP9"><text:page-number text:select-page="current">280</text:page-number></text:p>
            </table:table-cell>
            <table:table-cell table:style-name="Таблица571.A1" office:value-type="string">
              <text:p text:style-name="MP10"><text:user-field-get text:name="leftHeader10">  </text:user-field-get></text:p>
            </table:table-cell>
          </table:table-row>
        </table:table>
      </style:header-left>
    </style:master-page>
    <style:master-page style:name="Статья_20_10_20_стр.16" style:display-name="Статья 10 стр.16" style:page-layout-name="Mpm9" style:next-style-name="Статья_20_10_20_стр.17">
      <style:header>
        <table:table table:name="Таблица572" table:style-name="Таблица572">
          <table:table-column table:style-name="Таблица572.A"/>
          <table:table-column table:style-name="Таблица572.B"/>
          <table:table-row>
            <table:table-cell table:style-name="Таблица572.A1" office:value-type="string">
              <text:p text:style-name="MP7"><text:user-field-get text:name="rightHeader10">Фамилия И.О. Название статьи10</text:user-field-get></text:p>
            </table:table-cell>
            <table:table-cell table:style-name="Таблица572.A1" office:value-type="string">
              <text:p text:style-name="MP8"><text:page-number text:select-page="current">281</text:page-number></text:p>
            </table:table-cell>
          </table:table-row>
        </table:table>
      </style:header>
      <style:header-left>
        <table:table table:name="Таблица573" table:style-name="Таблица573">
          <table:table-column table:style-name="Таблица573.A"/>
          <table:table-column table:style-name="Таблица573.B"/>
          <table:table-row>
            <table:table-cell table:style-name="Таблица573.A1" office:value-type="string">
              <text:p text:style-name="MP9"><text:page-number text:select-page="current">280</text:page-number></text:p>
            </table:table-cell>
            <table:table-cell table:style-name="Таблица573.A1" office:value-type="string">
              <text:p text:style-name="MP10"><text:user-field-get text:name="leftHeader10">  </text:user-field-get></text:p>
            </table:table-cell>
          </table:table-row>
        </table:table>
      </style:header-left>
    </style:master-page>
    <style:master-page style:name="Статья_20_10_20_стр.17" style:display-name="Статья 10 стр.17" style:page-layout-name="Mpm9" style:next-style-name="Статья_20_10_20_стр.18">
      <style:header>
        <table:table table:name="Таблица574" table:style-name="Таблица574">
          <table:table-column table:style-name="Таблица574.A"/>
          <table:table-column table:style-name="Таблица574.B"/>
          <table:table-row>
            <table:table-cell table:style-name="Таблица574.A1" office:value-type="string">
              <text:p text:style-name="MP7"><text:user-field-get text:name="rightHeader10">Фамилия И.О. Название статьи10</text:user-field-get></text:p>
            </table:table-cell>
            <table:table-cell table:style-name="Таблица574.A1" office:value-type="string">
              <text:p text:style-name="MP8"><text:page-number text:select-page="current">281</text:page-number></text:p>
            </table:table-cell>
          </table:table-row>
        </table:table>
      </style:header>
      <style:header-left>
        <table:table table:name="Таблица575" table:style-name="Таблица575">
          <table:table-column table:style-name="Таблица575.A"/>
          <table:table-column table:style-name="Таблица575.B"/>
          <table:table-row>
            <table:table-cell table:style-name="Таблица575.A1" office:value-type="string">
              <text:p text:style-name="MP9"><text:page-number text:select-page="current">282</text:page-number></text:p>
            </table:table-cell>
            <table:table-cell table:style-name="Таблица575.A1" office:value-type="string">
              <text:p text:style-name="MP10"><text:user-field-get text:name="leftHeader10">  </text:user-field-get></text:p>
            </table:table-cell>
          </table:table-row>
        </table:table>
      </style:header-left>
    </style:master-page>
    <style:master-page style:name="Статья_20_10_20_стр.18" style:display-name="Статья 10 стр.18" style:page-layout-name="Mpm9" style:next-style-name="Статья_20_10_20_стр.19">
      <style:header>
        <table:table table:name="Таблица576" table:style-name="Таблица576">
          <table:table-column table:style-name="Таблица576.A"/>
          <table:table-column table:style-name="Таблица576.B"/>
          <table:table-row>
            <table:table-cell table:style-name="Таблица576.A1" office:value-type="string">
              <text:p text:style-name="MP7"><text:user-field-get text:name="rightHeader10">Фамилия И.О. Название статьи10</text:user-field-get></text:p>
            </table:table-cell>
            <table:table-cell table:style-name="Таблица576.A1" office:value-type="string">
              <text:p text:style-name="MP8"><text:page-number text:select-page="current">283</text:page-number></text:p>
            </table:table-cell>
          </table:table-row>
        </table:table>
      </style:header>
      <style:header-left>
        <table:table table:name="Таблица577" table:style-name="Таблица577">
          <table:table-column table:style-name="Таблица577.A"/>
          <table:table-column table:style-name="Таблица577.B"/>
          <table:table-row>
            <table:table-cell table:style-name="Таблица577.A1" office:value-type="string">
              <text:p text:style-name="MP9"><text:page-number text:select-page="current">282</text:page-number></text:p>
            </table:table-cell>
            <table:table-cell table:style-name="Таблица577.A1" office:value-type="string">
              <text:p text:style-name="MP10"><text:user-field-get text:name="leftHeader10">  </text:user-field-get></text:p>
            </table:table-cell>
          </table:table-row>
        </table:table>
      </style:header-left>
    </style:master-page>
    <style:master-page style:name="Статья_20_10_20_стр.19" style:display-name="Статья 10 стр.19" style:page-layout-name="Mpm9" style:next-style-name="Статья_20_10_20_стр.20">
      <style:header>
        <table:table table:name="Таблица578" table:style-name="Таблица578">
          <table:table-column table:style-name="Таблица578.A"/>
          <table:table-column table:style-name="Таблица578.B"/>
          <table:table-row>
            <table:table-cell table:style-name="Таблица578.A1" office:value-type="string">
              <text:p text:style-name="MP7"><text:user-field-get text:name="rightHeader10">Фамилия И.О. Название статьи10</text:user-field-get></text:p>
            </table:table-cell>
            <table:table-cell table:style-name="Таблица578.A1" office:value-type="string">
              <text:p text:style-name="MP8"><text:page-number text:select-page="current">283</text:page-number></text:p>
            </table:table-cell>
          </table:table-row>
        </table:table>
      </style:header>
      <style:header-left>
        <table:table table:name="Таблица579" table:style-name="Таблица579">
          <table:table-column table:style-name="Таблица579.A"/>
          <table:table-column table:style-name="Таблица579.B"/>
          <table:table-row>
            <table:table-cell table:style-name="Таблица579.A1" office:value-type="string">
              <text:p text:style-name="MP9"><text:page-number text:select-page="current">284</text:page-number></text:p>
            </table:table-cell>
            <table:table-cell table:style-name="Таблица579.A1" office:value-type="string">
              <text:p text:style-name="MP10"><text:user-field-get text:name="leftHeader10">  </text:user-field-get></text:p>
            </table:table-cell>
          </table:table-row>
        </table:table>
      </style:header-left>
    </style:master-page>
    <style:master-page style:name="Статья_20_10_20_стр.20" style:display-name="Статья 10 стр.20" style:page-layout-name="Mpm9" style:next-style-name="Статья_20_10_20_стр.21">
      <style:header>
        <table:table table:name="Таблица580" table:style-name="Таблица580">
          <table:table-column table:style-name="Таблица580.A"/>
          <table:table-column table:style-name="Таблица580.B"/>
          <table:table-row>
            <table:table-cell table:style-name="Таблица580.A1" office:value-type="string">
              <text:p text:style-name="MP7"><text:user-field-get text:name="rightHeader10">Фамилия И.О. Название статьи10</text:user-field-get></text:p>
            </table:table-cell>
            <table:table-cell table:style-name="Таблица580.A1" office:value-type="string">
              <text:p text:style-name="MP8"><text:page-number text:select-page="current">285</text:page-number></text:p>
            </table:table-cell>
          </table:table-row>
        </table:table>
      </style:header>
      <style:header-left>
        <table:table table:name="Таблица581" table:style-name="Таблица581">
          <table:table-column table:style-name="Таблица581.A"/>
          <table:table-column table:style-name="Таблица581.B"/>
          <table:table-row>
            <table:table-cell table:style-name="Таблица581.A1" office:value-type="string">
              <text:p text:style-name="MP9"><text:page-number text:select-page="current">284</text:page-number></text:p>
            </table:table-cell>
            <table:table-cell table:style-name="Таблица581.A1" office:value-type="string">
              <text:p text:style-name="MP10"><text:user-field-get text:name="leftHeader10">  </text:user-field-get></text:p>
            </table:table-cell>
          </table:table-row>
        </table:table>
      </style:header-left>
    </style:master-page>
    <style:master-page style:name="Статья_20_10_20_стр.21" style:display-name="Статья 10 стр.21" style:page-layout-name="Mpm9" style:next-style-name="Статья_20_10_20_стр.22">
      <style:header>
        <table:table table:name="Таблица582" table:style-name="Таблица582">
          <table:table-column table:style-name="Таблица582.A"/>
          <table:table-column table:style-name="Таблица582.B"/>
          <table:table-row>
            <table:table-cell table:style-name="Таблица582.A1" office:value-type="string">
              <text:p text:style-name="MP7"><text:user-field-get text:name="rightHeader10">Фамилия И.О. Название статьи10</text:user-field-get></text:p>
            </table:table-cell>
            <table:table-cell table:style-name="Таблица582.A1" office:value-type="string">
              <text:p text:style-name="MP8"><text:page-number text:select-page="current">285</text:page-number></text:p>
            </table:table-cell>
          </table:table-row>
        </table:table>
      </style:header>
      <style:header-left>
        <table:table table:name="Таблица583" table:style-name="Таблица583">
          <table:table-column table:style-name="Таблица583.A"/>
          <table:table-column table:style-name="Таблица583.B"/>
          <table:table-row>
            <table:table-cell table:style-name="Таблица583.A1" office:value-type="string">
              <text:p text:style-name="MP9"><text:page-number text:select-page="current">286</text:page-number></text:p>
            </table:table-cell>
            <table:table-cell table:style-name="Таблица583.A1" office:value-type="string">
              <text:p text:style-name="MP10"><text:user-field-get text:name="leftHeader10">  </text:user-field-get></text:p>
            </table:table-cell>
          </table:table-row>
        </table:table>
      </style:header-left>
    </style:master-page>
    <style:master-page style:name="Статья_20_10_20_стр.22" style:display-name="Статья 10 стр.22" style:page-layout-name="Mpm9" style:next-style-name="Статья_20_10_20_стр.23">
      <style:header>
        <table:table table:name="Таблица584" table:style-name="Таблица584">
          <table:table-column table:style-name="Таблица584.A"/>
          <table:table-column table:style-name="Таблица584.B"/>
          <table:table-row>
            <table:table-cell table:style-name="Таблица584.A1" office:value-type="string">
              <text:p text:style-name="MP7"><text:user-field-get text:name="rightHeader10">Фамилия И.О. Название статьи10</text:user-field-get></text:p>
            </table:table-cell>
            <table:table-cell table:style-name="Таблица584.A1" office:value-type="string">
              <text:p text:style-name="MP8"><text:page-number text:select-page="current">287</text:page-number></text:p>
            </table:table-cell>
          </table:table-row>
        </table:table>
      </style:header>
      <style:header-left>
        <table:table table:name="Таблица585" table:style-name="Таблица585">
          <table:table-column table:style-name="Таблица585.A"/>
          <table:table-column table:style-name="Таблица585.B"/>
          <table:table-row>
            <table:table-cell table:style-name="Таблица585.A1" office:value-type="string">
              <text:p text:style-name="MP9"><text:page-number text:select-page="current">286</text:page-number></text:p>
            </table:table-cell>
            <table:table-cell table:style-name="Таблица585.A1" office:value-type="string">
              <text:p text:style-name="MP10"><text:user-field-get text:name="leftHeader10">  </text:user-field-get></text:p>
            </table:table-cell>
          </table:table-row>
        </table:table>
      </style:header-left>
    </style:master-page>
    <style:master-page style:name="Статья_20_10_20_стр.23" style:display-name="Статья 10 стр.23" style:page-layout-name="Mpm9" style:next-style-name="Статья_20_10_20_стр.24">
      <style:header>
        <table:table table:name="Таблица586" table:style-name="Таблица586">
          <table:table-column table:style-name="Таблица586.A"/>
          <table:table-column table:style-name="Таблица586.B"/>
          <table:table-row>
            <table:table-cell table:style-name="Таблица586.A1" office:value-type="string">
              <text:p text:style-name="MP7"><text:user-field-get text:name="rightHeader10">Фамилия И.О. Название статьи10</text:user-field-get></text:p>
            </table:table-cell>
            <table:table-cell table:style-name="Таблица586.A1" office:value-type="string">
              <text:p text:style-name="MP8"><text:page-number text:select-page="current">287</text:page-number></text:p>
            </table:table-cell>
          </table:table-row>
        </table:table>
      </style:header>
      <style:header-left>
        <table:table table:name="Таблица587" table:style-name="Таблица587">
          <table:table-column table:style-name="Таблица587.A"/>
          <table:table-column table:style-name="Таблица587.B"/>
          <table:table-row>
            <table:table-cell table:style-name="Таблица587.A1" office:value-type="string">
              <text:p text:style-name="MP9"><text:page-number text:select-page="current">288</text:page-number></text:p>
            </table:table-cell>
            <table:table-cell table:style-name="Таблица587.A1" office:value-type="string">
              <text:p text:style-name="MP10"><text:user-field-get text:name="leftHeader10">  </text:user-field-get></text:p>
            </table:table-cell>
          </table:table-row>
        </table:table>
      </style:header-left>
    </style:master-page>
    <style:master-page style:name="Статья_20_10_20_стр.24" style:display-name="Статья 10 стр.24" style:page-layout-name="Mpm9" style:next-style-name="Статья_20_10_20_стр.25">
      <style:header>
        <table:table table:name="Таблица588" table:style-name="Таблица588">
          <table:table-column table:style-name="Таблица588.A"/>
          <table:table-column table:style-name="Таблица588.B"/>
          <table:table-row>
            <table:table-cell table:style-name="Таблица588.A1" office:value-type="string">
              <text:p text:style-name="MP7"><text:user-field-get text:name="rightHeader10">Фамилия И.О. Название статьи10</text:user-field-get></text:p>
            </table:table-cell>
            <table:table-cell table:style-name="Таблица588.A1" office:value-type="string">
              <text:p text:style-name="MP8"><text:page-number text:select-page="current">289</text:page-number></text:p>
            </table:table-cell>
          </table:table-row>
        </table:table>
      </style:header>
      <style:header-left>
        <table:table table:name="Таблица589" table:style-name="Таблица589">
          <table:table-column table:style-name="Таблица589.A"/>
          <table:table-column table:style-name="Таблица589.B"/>
          <table:table-row>
            <table:table-cell table:style-name="Таблица589.A1" office:value-type="string">
              <text:p text:style-name="MP9"><text:page-number text:select-page="current">288</text:page-number></text:p>
            </table:table-cell>
            <table:table-cell table:style-name="Таблица589.A1" office:value-type="string">
              <text:p text:style-name="MP10"><text:user-field-get text:name="leftHeader10">  </text:user-field-get></text:p>
            </table:table-cell>
          </table:table-row>
        </table:table>
      </style:header-left>
    </style:master-page>
    <style:master-page style:name="Статья_20_10_20_стр.25" style:display-name="Статья 10 стр.25" style:page-layout-name="Mpm9" style:next-style-name="Статья_20_10_20_стр.26">
      <style:header>
        <table:table table:name="Таблица590" table:style-name="Таблица590">
          <table:table-column table:style-name="Таблица590.A"/>
          <table:table-column table:style-name="Таблица590.B"/>
          <table:table-row>
            <table:table-cell table:style-name="Таблица590.A1" office:value-type="string">
              <text:p text:style-name="MP7"><text:user-field-get text:name="rightHeader10">Фамилия И.О. Название статьи10</text:user-field-get></text:p>
            </table:table-cell>
            <table:table-cell table:style-name="Таблица590.A1" office:value-type="string">
              <text:p text:style-name="MP8"><text:page-number text:select-page="current">289</text:page-number></text:p>
            </table:table-cell>
          </table:table-row>
        </table:table>
      </style:header>
      <style:header-left>
        <table:table table:name="Таблица591" table:style-name="Таблица591">
          <table:table-column table:style-name="Таблица591.A"/>
          <table:table-column table:style-name="Таблица591.B"/>
          <table:table-row>
            <table:table-cell table:style-name="Таблица591.A1" office:value-type="string">
              <text:p text:style-name="MP9"><text:page-number text:select-page="current">290</text:page-number></text:p>
            </table:table-cell>
            <table:table-cell table:style-name="Таблица591.A1" office:value-type="string">
              <text:p text:style-name="MP10"><text:user-field-get text:name="leftHeader10">  </text:user-field-get></text:p>
            </table:table-cell>
          </table:table-row>
        </table:table>
      </style:header-left>
    </style:master-page>
    <style:master-page style:name="Статья_20_10_20_стр.26" style:display-name="Статья 10 стр.26" style:page-layout-name="Mpm9" style:next-style-name="Статья_20_10_20_стр.27">
      <style:header>
        <table:table table:name="Таблица592" table:style-name="Таблица592">
          <table:table-column table:style-name="Таблица592.A"/>
          <table:table-column table:style-name="Таблица592.B"/>
          <table:table-row>
            <table:table-cell table:style-name="Таблица592.A1" office:value-type="string">
              <text:p text:style-name="MP7"><text:user-field-get text:name="rightHeader10">Фамилия И.О. Название статьи10</text:user-field-get></text:p>
            </table:table-cell>
            <table:table-cell table:style-name="Таблица592.A1" office:value-type="string">
              <text:p text:style-name="MP8"><text:page-number text:select-page="current">291</text:page-number></text:p>
            </table:table-cell>
          </table:table-row>
        </table:table>
      </style:header>
      <style:header-left>
        <table:table table:name="Таблица593" table:style-name="Таблица593">
          <table:table-column table:style-name="Таблица593.A"/>
          <table:table-column table:style-name="Таблица593.B"/>
          <table:table-row>
            <table:table-cell table:style-name="Таблица593.A1" office:value-type="string">
              <text:p text:style-name="MP9"><text:page-number text:select-page="current">290</text:page-number></text:p>
            </table:table-cell>
            <table:table-cell table:style-name="Таблица593.A1" office:value-type="string">
              <text:p text:style-name="MP10"><text:user-field-get text:name="leftHeader10">  </text:user-field-get></text:p>
            </table:table-cell>
          </table:table-row>
        </table:table>
      </style:header-left>
    </style:master-page>
    <style:master-page style:name="Статья_20_10_20_стр.27" style:display-name="Статья 10 стр.27" style:page-layout-name="Mpm9" style:next-style-name="Статья_20_10_20_стр.28">
      <style:header>
        <table:table table:name="Таблица594" table:style-name="Таблица594">
          <table:table-column table:style-name="Таблица594.A"/>
          <table:table-column table:style-name="Таблица594.B"/>
          <table:table-row>
            <table:table-cell table:style-name="Таблица594.A1" office:value-type="string">
              <text:p text:style-name="MP7"><text:user-field-get text:name="rightHeader10">Фамилия И.О. Название статьи10</text:user-field-get></text:p>
            </table:table-cell>
            <table:table-cell table:style-name="Таблица594.A1" office:value-type="string">
              <text:p text:style-name="MP8"><text:page-number text:select-page="current">291</text:page-number></text:p>
            </table:table-cell>
          </table:table-row>
        </table:table>
      </style:header>
      <style:header-left>
        <table:table table:name="Таблица595" table:style-name="Таблица595">
          <table:table-column table:style-name="Таблица595.A"/>
          <table:table-column table:style-name="Таблица595.B"/>
          <table:table-row>
            <table:table-cell table:style-name="Таблица595.A1" office:value-type="string">
              <text:p text:style-name="MP9"><text:page-number text:select-page="current">292</text:page-number></text:p>
            </table:table-cell>
            <table:table-cell table:style-name="Таблица595.A1" office:value-type="string">
              <text:p text:style-name="MP10"><text:user-field-get text:name="leftHeader10">  </text:user-field-get></text:p>
            </table:table-cell>
          </table:table-row>
        </table:table>
      </style:header-left>
    </style:master-page>
    <style:master-page style:name="Статья_20_10_20_стр.28" style:display-name="Статья 10 стр.28" style:page-layout-name="Mpm9" style:next-style-name="Статья_20_10_20_стр.29">
      <style:header>
        <table:table table:name="Таблица596" table:style-name="Таблица596">
          <table:table-column table:style-name="Таблица596.A"/>
          <table:table-column table:style-name="Таблица596.B"/>
          <table:table-row>
            <table:table-cell table:style-name="Таблица596.A1" office:value-type="string">
              <text:p text:style-name="MP7"><text:user-field-get text:name="rightHeader10">Фамилия И.О. Название статьи10</text:user-field-get></text:p>
            </table:table-cell>
            <table:table-cell table:style-name="Таблица596.A1" office:value-type="string">
              <text:p text:style-name="MP8"><text:page-number text:select-page="current">293</text:page-number></text:p>
            </table:table-cell>
          </table:table-row>
        </table:table>
      </style:header>
      <style:header-left>
        <table:table table:name="Таблица597" table:style-name="Таблица597">
          <table:table-column table:style-name="Таблица597.A"/>
          <table:table-column table:style-name="Таблица597.B"/>
          <table:table-row>
            <table:table-cell table:style-name="Таблица597.A1" office:value-type="string">
              <text:p text:style-name="MP9"><text:page-number text:select-page="current">292</text:page-number></text:p>
            </table:table-cell>
            <table:table-cell table:style-name="Таблица597.A1" office:value-type="string">
              <text:p text:style-name="MP10"><text:user-field-get text:name="leftHeader10">  </text:user-field-get></text:p>
            </table:table-cell>
          </table:table-row>
        </table:table>
      </style:header-left>
    </style:master-page>
    <style:master-page style:name="Статья_20_10_20_стр.29" style:display-name="Статья 10 стр.29" style:page-layout-name="Mpm9" style:next-style-name="Статья_20_10">
      <style:header>
        <table:table table:name="Таблица598" table:style-name="Таблица598">
          <table:table-column table:style-name="Таблица598.A"/>
          <table:table-column table:style-name="Таблица598.B"/>
          <table:table-row>
            <table:table-cell table:style-name="Таблица598.A1" office:value-type="string">
              <text:p text:style-name="MP7"><text:user-field-get text:name="rightHeader10">Фамилия И.О. Название статьи10</text:user-field-get></text:p>
            </table:table-cell>
            <table:table-cell table:style-name="Таблица598.A1" office:value-type="string">
              <text:p text:style-name="MP8"><text:page-number text:select-page="current">293</text:page-number></text:p>
            </table:table-cell>
          </table:table-row>
        </table:table>
      </style:header>
      <style:header-left>
        <table:table table:name="Таблица599" table:style-name="Таблица599">
          <table:table-column table:style-name="Таблица599.A"/>
          <table:table-column table:style-name="Таблица599.B"/>
          <table:table-row>
            <table:table-cell table:style-name="Таблица599.A1" office:value-type="string">
              <text:p text:style-name="MP9"><text:page-number text:select-page="current">294</text:page-number></text:p>
            </table:table-cell>
            <table:table-cell table:style-name="Таблица599.A1" office:value-type="string">
              <text:p text:style-name="MP10"><text:user-field-get text:name="leftHeader10">  </text:user-field-get></text:p>
            </table:table-cell>
          </table:table-row>
        </table:table>
      </style:header-left>
    </style:master-page>
    <style:master-page style:name="Статья_20_11_20_стр.1" style:display-name="Статья 11 стр.1" style:page-layout-name="Mpm10" style:next-style-name="Статья_20_11_20_стр.2">
      <style:header>
        <table:table table:name="Таблица600" table:style-name="Таблица600">
          <table:table-column table:style-name="Таблица600.A"/>
          <table:table-column table:style-name="Таблица600.B"/>
          <table:table-row>
            <table:table-cell table:style-name="Таблица600.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295</text:page-number>–<text:user-field-get text:name="article11LastPage">323</text:user-field-get></text:p>
              <text:p text:style-name="MP11"><text:user-field-get text:name="article11UDK">Задать УДК</text:user-field-get></text:p>
            </table:table-cell>
            <table:table-cell table:style-name="Таблица600.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295</text:page-number>–<text:user-field-get text:name="article11LastPage">323</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295</text:page-number>-<text:user-field-get text:name="article11LastPage">323</text:user-field-get></text:p>
            </table:table-cell>
          </table:table-row>
        </table:table>
      </style:header>
      <style:footer>
        <text:user-field-decls>
          <text:user-field-decl office:value-type="string" office:string-value="  " text:name="author11Copyright"/>
        </text:user-field-decls>
        <text:p text:style-name="MP14"><text:user-field-get text:name="author11Copyright">  </text:user-field-get></text:p>
      </style:footer>
    </style:master-page>
    <style:master-page style:name="Статья_20_11" style:display-name="Статья 11" style:page-layout-name="Mpm9">
      <style:header>
        <table:table table:name="Таблица601" table:style-name="Таблица601">
          <table:table-column table:style-name="Таблица601.A"/>
          <table:table-column table:style-name="Таблица601.B"/>
          <table:table-row>
            <table:table-cell table:style-name="Таблица601.A1" office:value-type="string">
              <text:p text:style-name="MP7"><text:user-field-get text:name="rightHeader11">Фамилия И.О. Название статьи11</text:user-field-get></text:p>
            </table:table-cell>
            <table:table-cell table:style-name="Таблица601.A1" office:value-type="string">
              <text:p text:style-name="MP8"><text:page-number text:select-page="current">323</text:page-number></text:p>
            </table:table-cell>
          </table:table-row>
        </table:table>
      </style:header>
      <style:header-left>
        <table:table table:name="Таблица602" table:style-name="Таблица602">
          <table:table-column table:style-name="Таблица602.A"/>
          <table:table-column table:style-name="Таблица602.B"/>
          <table:table-row>
            <table:table-cell table:style-name="Таблица602.A1" office:value-type="string">
              <text:p text:style-name="MP9"><text:page-number text:select-page="current">324</text:page-number></text:p>
            </table:table-cell>
            <table:table-cell table:style-name="Таблица602.A1" office:value-type="string">
              <text:p text:style-name="MP10"><text:user-field-get text:name="leftHeader11">  </text:user-field-get></text:p>
            </table:table-cell>
          </table:table-row>
        </table:table>
      </style:header-left>
    </style:master-page>
    <style:master-page style:name="Статья_20_11_20_стр.2" style:display-name="Статья 11 стр.2" style:page-layout-name="Mpm9" style:next-style-name="Статья_20_11_20_стр.3">
      <style:header>
        <table:table table:name="Таблица603" table:style-name="Таблица603">
          <table:table-column table:style-name="Таблица603.A"/>
          <table:table-column table:style-name="Таблица603.B"/>
          <table:table-row>
            <table:table-cell table:style-name="Таблица603.A1" office:value-type="string">
              <text:p text:style-name="MP7"><text:user-field-get text:name="rightHeader11">Фамилия И.О. Название статьи11</text:user-field-get></text:p>
            </table:table-cell>
            <table:table-cell table:style-name="Таблица603.A1" office:value-type="string">
              <text:p text:style-name="MP8"><text:page-number text:select-page="current">297</text:page-number></text:p>
            </table:table-cell>
          </table:table-row>
        </table:table>
      </style:header>
      <style:header-left>
        <table:table table:name="Таблица604" table:style-name="Таблица604">
          <table:table-column table:style-name="Таблица604.A"/>
          <table:table-column table:style-name="Таблица604.B"/>
          <table:table-row>
            <table:table-cell table:style-name="Таблица604.A1" office:value-type="string">
              <text:p text:style-name="MP9"><text:page-number text:select-page="current">296</text:page-number></text:p>
            </table:table-cell>
            <table:table-cell table:style-name="Таблица604.A1" office:value-type="string">
              <text:p text:style-name="MP10"><text:user-field-get text:name="leftHeader11">  </text:user-field-get></text:p>
            </table:table-cell>
          </table:table-row>
        </table:table>
      </style:header-left>
    </style:master-page>
    <style:master-page style:name="Статья_20_11_20_стр.3" style:display-name="Статья 11 стр.3" style:page-layout-name="Mpm9" style:next-style-name="Статья_20_11_20_стр.4">
      <style:header>
        <table:table table:name="Таблица605" table:style-name="Таблица605">
          <table:table-column table:style-name="Таблица605.A"/>
          <table:table-column table:style-name="Таблица605.B"/>
          <table:table-row>
            <table:table-cell table:style-name="Таблица605.A1" office:value-type="string">
              <text:p text:style-name="MP7"><text:user-field-get text:name="rightHeader11">Фамилия И.О. Название статьи11</text:user-field-get></text:p>
            </table:table-cell>
            <table:table-cell table:style-name="Таблица605.A1" office:value-type="string">
              <text:p text:style-name="MP8"><text:page-number text:select-page="current">297</text:page-number></text:p>
            </table:table-cell>
          </table:table-row>
        </table:table>
      </style:header>
      <style:header-left>
        <table:table table:name="Таблица606" table:style-name="Таблица606">
          <table:table-column table:style-name="Таблица606.A"/>
          <table:table-column table:style-name="Таблица606.B"/>
          <table:table-row>
            <table:table-cell table:style-name="Таблица606.A1" office:value-type="string">
              <text:p text:style-name="MP9"><text:page-number text:select-page="current">298</text:page-number></text:p>
            </table:table-cell>
            <table:table-cell table:style-name="Таблица606.A1" office:value-type="string">
              <text:p text:style-name="MP10"><text:user-field-get text:name="leftHeader11">  </text:user-field-get></text:p>
            </table:table-cell>
          </table:table-row>
        </table:table>
      </style:header-left>
    </style:master-page>
    <style:master-page style:name="Статья_20_11_20_стр.4" style:display-name="Статья 11 стр.4" style:page-layout-name="Mpm9" style:next-style-name="Статья_20_11_20_стр.5">
      <style:header>
        <table:table table:name="Таблица607" table:style-name="Таблица607">
          <table:table-column table:style-name="Таблица607.A"/>
          <table:table-column table:style-name="Таблица607.B"/>
          <table:table-row>
            <table:table-cell table:style-name="Таблица607.A1" office:value-type="string">
              <text:p text:style-name="MP7"><text:user-field-get text:name="rightHeader11">Фамилия И.О. Название статьи11</text:user-field-get></text:p>
            </table:table-cell>
            <table:table-cell table:style-name="Таблица607.A1" office:value-type="string">
              <text:p text:style-name="MP8"><text:page-number text:select-page="current">297</text:page-number></text:p>
            </table:table-cell>
          </table:table-row>
        </table:table>
      </style:header>
      <style:header-left>
        <table:table table:name="Таблица608" table:style-name="Таблица608">
          <table:table-column table:style-name="Таблица608.A"/>
          <table:table-column table:style-name="Таблица608.B"/>
          <table:table-row>
            <table:table-cell table:style-name="Таблица608.A1" office:value-type="string">
              <text:p text:style-name="MP9"><text:page-number text:select-page="current">298</text:page-number></text:p>
            </table:table-cell>
            <table:table-cell table:style-name="Таблица608.A1" office:value-type="string">
              <text:p text:style-name="MP10"><text:user-field-get text:name="leftHeader11">  </text:user-field-get></text:p>
            </table:table-cell>
          </table:table-row>
        </table:table>
      </style:header-left>
    </style:master-page>
    <style:master-page style:name="Статья_20_11_20_стр.5" style:display-name="Статья 11 стр.5" style:page-layout-name="Mpm9" style:next-style-name="Статья_20_11_20_стр.6">
      <style:header>
        <table:table table:name="Таблица609" table:style-name="Таблица609">
          <table:table-column table:style-name="Таблица609.A"/>
          <table:table-column table:style-name="Таблица609.B"/>
          <table:table-row>
            <table:table-cell table:style-name="Таблица609.A1" office:value-type="string">
              <text:p text:style-name="MP7"><text:user-field-get text:name="rightHeader11">Фамилия И.О. Название статьи11</text:user-field-get></text:p>
            </table:table-cell>
            <table:table-cell table:style-name="Таблица609.A1" office:value-type="string">
              <text:p text:style-name="MP8"><text:page-number text:select-page="current">299</text:page-number></text:p>
            </table:table-cell>
          </table:table-row>
        </table:table>
      </style:header>
      <style:header-left>
        <table:table table:name="Таблица610" table:style-name="Таблица610">
          <table:table-column table:style-name="Таблица610.A"/>
          <table:table-column table:style-name="Таблица610.B"/>
          <table:table-row>
            <table:table-cell table:style-name="Таблица610.A1" office:value-type="string">
              <text:p text:style-name="MP9"><text:page-number text:select-page="current">298</text:page-number></text:p>
            </table:table-cell>
            <table:table-cell table:style-name="Таблица610.A1" office:value-type="string">
              <text:p text:style-name="MP10"><text:user-field-get text:name="leftHeader11">  </text:user-field-get></text:p>
            </table:table-cell>
          </table:table-row>
        </table:table>
      </style:header-left>
    </style:master-page>
    <style:master-page style:name="Статья_20_11_20_стр.6" style:display-name="Статья 11 стр.6" style:page-layout-name="Mpm9" style:next-style-name="Статья_20_11_20_стр.7">
      <style:header>
        <table:table table:name="Таблица611" table:style-name="Таблица611">
          <table:table-column table:style-name="Таблица611.A"/>
          <table:table-column table:style-name="Таблица611.B"/>
          <table:table-row>
            <table:table-cell table:style-name="Таблица611.A1" office:value-type="string">
              <text:p text:style-name="MP7"><text:user-field-get text:name="rightHeader11">Фамилия И.О. Название статьи11</text:user-field-get></text:p>
            </table:table-cell>
            <table:table-cell table:style-name="Таблица611.A1" office:value-type="string">
              <text:p text:style-name="MP8"><text:page-number text:select-page="current">299</text:page-number></text:p>
            </table:table-cell>
          </table:table-row>
        </table:table>
      </style:header>
      <style:header-left>
        <table:table table:name="Таблица612" table:style-name="Таблица612">
          <table:table-column table:style-name="Таблица612.A"/>
          <table:table-column table:style-name="Таблица612.B"/>
          <table:table-row>
            <table:table-cell table:style-name="Таблица612.A1" office:value-type="string">
              <text:p text:style-name="MP9"><text:page-number text:select-page="current">300</text:page-number></text:p>
            </table:table-cell>
            <table:table-cell table:style-name="Таблица612.A1" office:value-type="string">
              <text:p text:style-name="MP10"><text:user-field-get text:name="leftHeader11">  </text:user-field-get></text:p>
            </table:table-cell>
          </table:table-row>
        </table:table>
      </style:header-left>
    </style:master-page>
    <style:master-page style:name="Статья_20_11_20_стр.7" style:display-name="Статья 11 стр.7" style:page-layout-name="Mpm9" style:next-style-name="Статья_20_11_20_стр.8">
      <style:header>
        <table:table table:name="Таблица613" table:style-name="Таблица613">
          <table:table-column table:style-name="Таблица613.A"/>
          <table:table-column table:style-name="Таблица613.B"/>
          <table:table-row>
            <table:table-cell table:style-name="Таблица613.A1" office:value-type="string">
              <text:p text:style-name="MP7"><text:user-field-get text:name="rightHeader11">Фамилия И.О. Название статьи11</text:user-field-get></text:p>
            </table:table-cell>
            <table:table-cell table:style-name="Таблица613.A1" office:value-type="string">
              <text:p text:style-name="MP8"><text:page-number text:select-page="current">301</text:page-number></text:p>
            </table:table-cell>
          </table:table-row>
        </table:table>
      </style:header>
      <style:header-left>
        <table:table table:name="Таблица614" table:style-name="Таблица614">
          <table:table-column table:style-name="Таблица614.A"/>
          <table:table-column table:style-name="Таблица614.B"/>
          <table:table-row>
            <table:table-cell table:style-name="Таблица614.A1" office:value-type="string">
              <text:p text:style-name="MP9"><text:page-number text:select-page="current">300</text:page-number></text:p>
            </table:table-cell>
            <table:table-cell table:style-name="Таблица614.A1" office:value-type="string">
              <text:p text:style-name="MP10"><text:user-field-get text:name="leftHeader11">  </text:user-field-get></text:p>
            </table:table-cell>
          </table:table-row>
        </table:table>
      </style:header-left>
    </style:master-page>
    <style:master-page style:name="Статья_20_11_20_стр.8" style:display-name="Статья 11 стр.8" style:page-layout-name="Mpm9" style:next-style-name="Статья_20_11_20_стр.9">
      <style:header>
        <table:table table:name="Таблица615" table:style-name="Таблица615">
          <table:table-column table:style-name="Таблица615.A"/>
          <table:table-column table:style-name="Таблица615.B"/>
          <table:table-row>
            <table:table-cell table:style-name="Таблица615.A1" office:value-type="string">
              <text:p text:style-name="MP7"><text:user-field-get text:name="rightHeader11">Фамилия И.О. Название статьи11</text:user-field-get></text:p>
            </table:table-cell>
            <table:table-cell table:style-name="Таблица615.A1" office:value-type="string">
              <text:p text:style-name="MP8"><text:page-number text:select-page="current">301</text:page-number></text:p>
            </table:table-cell>
          </table:table-row>
        </table:table>
      </style:header>
      <style:header-left>
        <table:table table:name="Таблица616" table:style-name="Таблица616">
          <table:table-column table:style-name="Таблица616.A"/>
          <table:table-column table:style-name="Таблица616.B"/>
          <table:table-row>
            <table:table-cell table:style-name="Таблица616.A1" office:value-type="string">
              <text:p text:style-name="MP9"><text:page-number text:select-page="current">302</text:page-number></text:p>
            </table:table-cell>
            <table:table-cell table:style-name="Таблица616.A1" office:value-type="string">
              <text:p text:style-name="MP10"><text:user-field-get text:name="leftHeader11">  </text:user-field-get></text:p>
            </table:table-cell>
          </table:table-row>
        </table:table>
      </style:header-left>
    </style:master-page>
    <style:master-page style:name="Статья_20_11_20_стр.9" style:display-name="Статья 11 стр.9" style:page-layout-name="Mpm9" style:next-style-name="Статья_20_11_20_стр.10">
      <style:header>
        <table:table table:name="Таблица617" table:style-name="Таблица617">
          <table:table-column table:style-name="Таблица617.A"/>
          <table:table-column table:style-name="Таблица617.B"/>
          <table:table-row>
            <table:table-cell table:style-name="Таблица617.A1" office:value-type="string">
              <text:p text:style-name="MP7"><text:user-field-get text:name="rightHeader11">Фамилия И.О. Название статьи11</text:user-field-get></text:p>
            </table:table-cell>
            <table:table-cell table:style-name="Таблица617.A1" office:value-type="string">
              <text:p text:style-name="MP8"><text:page-number text:select-page="current">303</text:page-number></text:p>
            </table:table-cell>
          </table:table-row>
        </table:table>
      </style:header>
      <style:header-left>
        <table:table table:name="Таблица618" table:style-name="Таблица618">
          <table:table-column table:style-name="Таблица618.A"/>
          <table:table-column table:style-name="Таблица618.B"/>
          <table:table-row>
            <table:table-cell table:style-name="Таблица618.A1" office:value-type="string">
              <text:p text:style-name="MP9"><text:page-number text:select-page="current">302</text:page-number></text:p>
            </table:table-cell>
            <table:table-cell table:style-name="Таблица618.A1" office:value-type="string">
              <text:p text:style-name="MP10"><text:user-field-get text:name="leftHeader11">  </text:user-field-get></text:p>
            </table:table-cell>
          </table:table-row>
        </table:table>
      </style:header-left>
    </style:master-page>
    <style:master-page style:name="Статья_20_11_20_стр.10" style:display-name="Статья 11 стр.10" style:page-layout-name="Mpm9" style:next-style-name="Статья_20_11_20_стр.11">
      <style:header>
        <table:table table:name="Таблица619" table:style-name="Таблица619">
          <table:table-column table:style-name="Таблица619.A"/>
          <table:table-column table:style-name="Таблица619.B"/>
          <table:table-row>
            <table:table-cell table:style-name="Таблица619.A1" office:value-type="string">
              <text:p text:style-name="MP7"><text:user-field-get text:name="rightHeader11">Фамилия И.О. Название статьи11</text:user-field-get></text:p>
            </table:table-cell>
            <table:table-cell table:style-name="Таблица619.A1" office:value-type="string">
              <text:p text:style-name="MP8"><text:page-number text:select-page="current">303</text:page-number></text:p>
            </table:table-cell>
          </table:table-row>
        </table:table>
      </style:header>
      <style:header-left>
        <table:table table:name="Таблица620" table:style-name="Таблица620">
          <table:table-column table:style-name="Таблица620.A"/>
          <table:table-column table:style-name="Таблица620.B"/>
          <table:table-row>
            <table:table-cell table:style-name="Таблица620.A1" office:value-type="string">
              <text:p text:style-name="MP9"><text:page-number text:select-page="current">304</text:page-number></text:p>
            </table:table-cell>
            <table:table-cell table:style-name="Таблица620.A1" office:value-type="string">
              <text:p text:style-name="MP10"><text:user-field-get text:name="leftHeader11">  </text:user-field-get></text:p>
            </table:table-cell>
          </table:table-row>
        </table:table>
      </style:header-left>
    </style:master-page>
    <style:master-page style:name="Статья_20_11_20_стр.11" style:display-name="Статья 11 стр.11" style:page-layout-name="Mpm9" style:next-style-name="Статья_20_11_20_стр.12">
      <style:header>
        <table:table table:name="Таблица621" table:style-name="Таблица621">
          <table:table-column table:style-name="Таблица621.A"/>
          <table:table-column table:style-name="Таблица621.B"/>
          <table:table-row>
            <table:table-cell table:style-name="Таблица621.A1" office:value-type="string">
              <text:p text:style-name="MP7"><text:user-field-get text:name="rightHeader11">Фамилия И.О. Название статьи11</text:user-field-get></text:p>
            </table:table-cell>
            <table:table-cell table:style-name="Таблица621.A1" office:value-type="string">
              <text:p text:style-name="MP8"><text:page-number text:select-page="current">305</text:page-number></text:p>
            </table:table-cell>
          </table:table-row>
        </table:table>
      </style:header>
      <style:header-left>
        <table:table table:name="Таблица622" table:style-name="Таблица622">
          <table:table-column table:style-name="Таблица622.A"/>
          <table:table-column table:style-name="Таблица622.B"/>
          <table:table-row>
            <table:table-cell table:style-name="Таблица622.A1" office:value-type="string">
              <text:p text:style-name="MP9"><text:page-number text:select-page="current">304</text:page-number></text:p>
            </table:table-cell>
            <table:table-cell table:style-name="Таблица622.A1" office:value-type="string">
              <text:p text:style-name="MP10"><text:user-field-get text:name="leftHeader11">  </text:user-field-get></text:p>
            </table:table-cell>
          </table:table-row>
        </table:table>
      </style:header-left>
    </style:master-page>
    <style:master-page style:name="Статья_20_11_20_стр.12" style:display-name="Статья 11 стр.12" style:page-layout-name="Mpm9" style:next-style-name="Статья_20_11_20_стр.13">
      <style:header>
        <table:table table:name="Таблица623" table:style-name="Таблица623">
          <table:table-column table:style-name="Таблица623.A"/>
          <table:table-column table:style-name="Таблица623.B"/>
          <table:table-row>
            <table:table-cell table:style-name="Таблица623.A1" office:value-type="string">
              <text:p text:style-name="MP7"><text:user-field-get text:name="rightHeader11">Фамилия И.О. Название статьи11</text:user-field-get></text:p>
            </table:table-cell>
            <table:table-cell table:style-name="Таблица623.A1" office:value-type="string">
              <text:p text:style-name="MP8"><text:page-number text:select-page="current">305</text:page-number></text:p>
            </table:table-cell>
          </table:table-row>
        </table:table>
      </style:header>
      <style:header-left>
        <table:table table:name="Таблица624" table:style-name="Таблица624">
          <table:table-column table:style-name="Таблица624.A"/>
          <table:table-column table:style-name="Таблица624.B"/>
          <table:table-row>
            <table:table-cell table:style-name="Таблица624.A1" office:value-type="string">
              <text:p text:style-name="MP9"><text:page-number text:select-page="current">306</text:page-number></text:p>
            </table:table-cell>
            <table:table-cell table:style-name="Таблица624.A1" office:value-type="string">
              <text:p text:style-name="MP10"><text:user-field-get text:name="leftHeader11">  </text:user-field-get></text:p>
            </table:table-cell>
          </table:table-row>
        </table:table>
      </style:header-left>
    </style:master-page>
    <style:master-page style:name="Статья_20_11_20_стр.13" style:display-name="Статья 11 стр.13" style:page-layout-name="Mpm9" style:next-style-name="Статья_20_11_20_стр.14">
      <style:header>
        <table:table table:name="Таблица625" table:style-name="Таблица625">
          <table:table-column table:style-name="Таблица625.A"/>
          <table:table-column table:style-name="Таблица625.B"/>
          <table:table-row>
            <table:table-cell table:style-name="Таблица625.A1" office:value-type="string">
              <text:p text:style-name="MP7"><text:user-field-get text:name="rightHeader11">Фамилия И.О. Название статьи11</text:user-field-get></text:p>
            </table:table-cell>
            <table:table-cell table:style-name="Таблица625.A1" office:value-type="string">
              <text:p text:style-name="MP8"><text:page-number text:select-page="current">307</text:page-number></text:p>
            </table:table-cell>
          </table:table-row>
        </table:table>
      </style:header>
      <style:header-left>
        <table:table table:name="Таблица626" table:style-name="Таблица626">
          <table:table-column table:style-name="Таблица626.A"/>
          <table:table-column table:style-name="Таблица626.B"/>
          <table:table-row>
            <table:table-cell table:style-name="Таблица626.A1" office:value-type="string">
              <text:p text:style-name="MP9"><text:page-number text:select-page="current">306</text:page-number></text:p>
            </table:table-cell>
            <table:table-cell table:style-name="Таблица626.A1" office:value-type="string">
              <text:p text:style-name="MP10"><text:user-field-get text:name="leftHeader11">  </text:user-field-get></text:p>
            </table:table-cell>
          </table:table-row>
        </table:table>
      </style:header-left>
    </style:master-page>
    <style:master-page style:name="Статья_20_11_20_стр.14" style:display-name="Статья 11 стр.14" style:page-layout-name="Mpm9" style:next-style-name="Статья_20_11_20_стр.15">
      <style:header>
        <table:table table:name="Таблица627" table:style-name="Таблица627">
          <table:table-column table:style-name="Таблица627.A"/>
          <table:table-column table:style-name="Таблица627.B"/>
          <table:table-row>
            <table:table-cell table:style-name="Таблица627.A1" office:value-type="string">
              <text:p text:style-name="MP7"><text:user-field-get text:name="rightHeader11">Фамилия И.О. Название статьи11</text:user-field-get></text:p>
            </table:table-cell>
            <table:table-cell table:style-name="Таблица627.A1" office:value-type="string">
              <text:p text:style-name="MP8"><text:page-number text:select-page="current">307</text:page-number></text:p>
            </table:table-cell>
          </table:table-row>
        </table:table>
      </style:header>
      <style:header-left>
        <table:table table:name="Таблица628" table:style-name="Таблица628">
          <table:table-column table:style-name="Таблица628.A"/>
          <table:table-column table:style-name="Таблица628.B"/>
          <table:table-row>
            <table:table-cell table:style-name="Таблица628.A1" office:value-type="string">
              <text:p text:style-name="MP9"><text:page-number text:select-page="current">308</text:page-number></text:p>
            </table:table-cell>
            <table:table-cell table:style-name="Таблица628.A1" office:value-type="string">
              <text:p text:style-name="MP10"><text:user-field-get text:name="leftHeader11">  </text:user-field-get></text:p>
            </table:table-cell>
          </table:table-row>
        </table:table>
      </style:header-left>
    </style:master-page>
    <style:master-page style:name="Статья_20_11_20_стр.15" style:display-name="Статья 11 стр.15" style:page-layout-name="Mpm9" style:next-style-name="Статья_20_11_20_стр.16">
      <style:header>
        <table:table table:name="Таблица629" table:style-name="Таблица629">
          <table:table-column table:style-name="Таблица629.A"/>
          <table:table-column table:style-name="Таблица629.B"/>
          <table:table-row>
            <table:table-cell table:style-name="Таблица629.A1" office:value-type="string">
              <text:p text:style-name="MP7"><text:user-field-get text:name="rightHeader11">Фамилия И.О. Название статьи11</text:user-field-get></text:p>
            </table:table-cell>
            <table:table-cell table:style-name="Таблица629.A1" office:value-type="string">
              <text:p text:style-name="MP8"><text:page-number text:select-page="current">309</text:page-number></text:p>
            </table:table-cell>
          </table:table-row>
        </table:table>
      </style:header>
      <style:header-left>
        <table:table table:name="Таблица630" table:style-name="Таблица630">
          <table:table-column table:style-name="Таблица630.A"/>
          <table:table-column table:style-name="Таблица630.B"/>
          <table:table-row>
            <table:table-cell table:style-name="Таблица630.A1" office:value-type="string">
              <text:p text:style-name="MP9"><text:page-number text:select-page="current">308</text:page-number></text:p>
            </table:table-cell>
            <table:table-cell table:style-name="Таблица630.A1" office:value-type="string">
              <text:p text:style-name="MP10"><text:user-field-get text:name="leftHeader11">  </text:user-field-get></text:p>
            </table:table-cell>
          </table:table-row>
        </table:table>
      </style:header-left>
    </style:master-page>
    <style:master-page style:name="Статья_20_11_20_стр.16" style:display-name="Статья 11 стр.16" style:page-layout-name="Mpm9" style:next-style-name="Статья_20_11_20_стр.17">
      <style:header>
        <table:table table:name="Таблица631" table:style-name="Таблица631">
          <table:table-column table:style-name="Таблица631.A"/>
          <table:table-column table:style-name="Таблица631.B"/>
          <table:table-row>
            <table:table-cell table:style-name="Таблица631.A1" office:value-type="string">
              <text:p text:style-name="MP7"><text:user-field-get text:name="rightHeader11">Фамилия И.О. Название статьи11</text:user-field-get></text:p>
            </table:table-cell>
            <table:table-cell table:style-name="Таблица631.A1" office:value-type="string">
              <text:p text:style-name="MP8"><text:page-number text:select-page="current">309</text:page-number></text:p>
            </table:table-cell>
          </table:table-row>
        </table:table>
      </style:header>
      <style:header-left>
        <table:table table:name="Таблица632" table:style-name="Таблица632">
          <table:table-column table:style-name="Таблица632.A"/>
          <table:table-column table:style-name="Таблица632.B"/>
          <table:table-row>
            <table:table-cell table:style-name="Таблица632.A1" office:value-type="string">
              <text:p text:style-name="MP9"><text:page-number text:select-page="current">310</text:page-number></text:p>
            </table:table-cell>
            <table:table-cell table:style-name="Таблица632.A1" office:value-type="string">
              <text:p text:style-name="MP10"><text:user-field-get text:name="leftHeader11">  </text:user-field-get></text:p>
            </table:table-cell>
          </table:table-row>
        </table:table>
      </style:header-left>
    </style:master-page>
    <style:master-page style:name="Статья_20_11_20_стр.17" style:display-name="Статья 11 стр.17" style:page-layout-name="Mpm9" style:next-style-name="Статья_20_11_20_стр.18">
      <style:header>
        <table:table table:name="Таблица633" table:style-name="Таблица633">
          <table:table-column table:style-name="Таблица633.A"/>
          <table:table-column table:style-name="Таблица633.B"/>
          <table:table-row>
            <table:table-cell table:style-name="Таблица633.A1" office:value-type="string">
              <text:p text:style-name="MP7"><text:user-field-get text:name="rightHeader11">Фамилия И.О. Название статьи11</text:user-field-get></text:p>
            </table:table-cell>
            <table:table-cell table:style-name="Таблица633.A1" office:value-type="string">
              <text:p text:style-name="MP8"><text:page-number text:select-page="current">311</text:page-number></text:p>
            </table:table-cell>
          </table:table-row>
        </table:table>
      </style:header>
      <style:header-left>
        <table:table table:name="Таблица634" table:style-name="Таблица634">
          <table:table-column table:style-name="Таблица634.A"/>
          <table:table-column table:style-name="Таблица634.B"/>
          <table:table-row>
            <table:table-cell table:style-name="Таблица634.A1" office:value-type="string">
              <text:p text:style-name="MP9"><text:page-number text:select-page="current">310</text:page-number></text:p>
            </table:table-cell>
            <table:table-cell table:style-name="Таблица634.A1" office:value-type="string">
              <text:p text:style-name="MP10"><text:user-field-get text:name="leftHeader11">  </text:user-field-get></text:p>
            </table:table-cell>
          </table:table-row>
        </table:table>
      </style:header-left>
    </style:master-page>
    <style:master-page style:name="Статья_20_11_20_стр.18" style:display-name="Статья 11 стр.18" style:page-layout-name="Mpm9" style:next-style-name="Статья_20_11_20_стр.19">
      <style:header>
        <table:table table:name="Таблица635" table:style-name="Таблица635">
          <table:table-column table:style-name="Таблица635.A"/>
          <table:table-column table:style-name="Таблица635.B"/>
          <table:table-row>
            <table:table-cell table:style-name="Таблица635.A1" office:value-type="string">
              <text:p text:style-name="MP7"><text:user-field-get text:name="rightHeader11">Фамилия И.О. Название статьи11</text:user-field-get></text:p>
            </table:table-cell>
            <table:table-cell table:style-name="Таблица635.A1" office:value-type="string">
              <text:p text:style-name="MP8"><text:page-number text:select-page="current">311</text:page-number></text:p>
            </table:table-cell>
          </table:table-row>
        </table:table>
      </style:header>
      <style:header-left>
        <table:table table:name="Таблица636" table:style-name="Таблица636">
          <table:table-column table:style-name="Таблица636.A"/>
          <table:table-column table:style-name="Таблица636.B"/>
          <table:table-row>
            <table:table-cell table:style-name="Таблица636.A1" office:value-type="string">
              <text:p text:style-name="MP9"><text:page-number text:select-page="current">312</text:page-number></text:p>
            </table:table-cell>
            <table:table-cell table:style-name="Таблица636.A1" office:value-type="string">
              <text:p text:style-name="MP10"><text:user-field-get text:name="leftHeader11">  </text:user-field-get></text:p>
            </table:table-cell>
          </table:table-row>
        </table:table>
      </style:header-left>
    </style:master-page>
    <style:master-page style:name="Статья_20_11_20_стр.19" style:display-name="Статья 11 стр.19" style:page-layout-name="Mpm9" style:next-style-name="Статья_20_11_20_стр.20">
      <style:header>
        <table:table table:name="Таблица637" table:style-name="Таблица637">
          <table:table-column table:style-name="Таблица637.A"/>
          <table:table-column table:style-name="Таблица637.B"/>
          <table:table-row>
            <table:table-cell table:style-name="Таблица637.A1" office:value-type="string">
              <text:p text:style-name="MP7"><text:user-field-get text:name="rightHeader11">Фамилия И.О. Название статьи11</text:user-field-get></text:p>
            </table:table-cell>
            <table:table-cell table:style-name="Таблица637.A1" office:value-type="string">
              <text:p text:style-name="MP8"><text:page-number text:select-page="current">313</text:page-number></text:p>
            </table:table-cell>
          </table:table-row>
        </table:table>
      </style:header>
      <style:header-left>
        <table:table table:name="Таблица638" table:style-name="Таблица638">
          <table:table-column table:style-name="Таблица638.A"/>
          <table:table-column table:style-name="Таблица638.B"/>
          <table:table-row>
            <table:table-cell table:style-name="Таблица638.A1" office:value-type="string">
              <text:p text:style-name="MP9"><text:page-number text:select-page="current">312</text:page-number></text:p>
            </table:table-cell>
            <table:table-cell table:style-name="Таблица638.A1" office:value-type="string">
              <text:p text:style-name="MP10"><text:user-field-get text:name="leftHeader11">  </text:user-field-get></text:p>
            </table:table-cell>
          </table:table-row>
        </table:table>
      </style:header-left>
    </style:master-page>
    <style:master-page style:name="Статья_20_11_20_стр.20" style:display-name="Статья 11 стр.20" style:page-layout-name="Mpm9" style:next-style-name="Статья_20_11_20_стр.21">
      <style:header>
        <table:table table:name="Таблица639" table:style-name="Таблица639">
          <table:table-column table:style-name="Таблица639.A"/>
          <table:table-column table:style-name="Таблица639.B"/>
          <table:table-row>
            <table:table-cell table:style-name="Таблица639.A1" office:value-type="string">
              <text:p text:style-name="MP7"><text:user-field-get text:name="rightHeader11">Фамилия И.О. Название статьи11</text:user-field-get></text:p>
            </table:table-cell>
            <table:table-cell table:style-name="Таблица639.A1" office:value-type="string">
              <text:p text:style-name="MP8"><text:page-number text:select-page="current">313</text:page-number></text:p>
            </table:table-cell>
          </table:table-row>
        </table:table>
      </style:header>
      <style:header-left>
        <table:table table:name="Таблица640" table:style-name="Таблица640">
          <table:table-column table:style-name="Таблица640.A"/>
          <table:table-column table:style-name="Таблица640.B"/>
          <table:table-row>
            <table:table-cell table:style-name="Таблица640.A1" office:value-type="string">
              <text:p text:style-name="MP9"><text:page-number text:select-page="current">314</text:page-number></text:p>
            </table:table-cell>
            <table:table-cell table:style-name="Таблица640.A1" office:value-type="string">
              <text:p text:style-name="MP10"><text:user-field-get text:name="leftHeader11">  </text:user-field-get></text:p>
            </table:table-cell>
          </table:table-row>
        </table:table>
      </style:header-left>
    </style:master-page>
    <style:master-page style:name="Статья_20_11_20_стр.21" style:display-name="Статья 11 стр.21" style:page-layout-name="Mpm9" style:next-style-name="Статья_20_11_20_стр.22">
      <style:header>
        <table:table table:name="Таблица641" table:style-name="Таблица641">
          <table:table-column table:style-name="Таблица641.A"/>
          <table:table-column table:style-name="Таблица641.B"/>
          <table:table-row>
            <table:table-cell table:style-name="Таблица641.A1" office:value-type="string">
              <text:p text:style-name="MP7"><text:user-field-get text:name="rightHeader11">Фамилия И.О. Название статьи11</text:user-field-get></text:p>
            </table:table-cell>
            <table:table-cell table:style-name="Таблица641.A1" office:value-type="string">
              <text:p text:style-name="MP8"><text:page-number text:select-page="current">315</text:page-number></text:p>
            </table:table-cell>
          </table:table-row>
        </table:table>
      </style:header>
      <style:header-left>
        <table:table table:name="Таблица642" table:style-name="Таблица642">
          <table:table-column table:style-name="Таблица642.A"/>
          <table:table-column table:style-name="Таблица642.B"/>
          <table:table-row>
            <table:table-cell table:style-name="Таблица642.A1" office:value-type="string">
              <text:p text:style-name="MP9"><text:page-number text:select-page="current">314</text:page-number></text:p>
            </table:table-cell>
            <table:table-cell table:style-name="Таблица642.A1" office:value-type="string">
              <text:p text:style-name="MP10"><text:user-field-get text:name="leftHeader11">  </text:user-field-get></text:p>
            </table:table-cell>
          </table:table-row>
        </table:table>
      </style:header-left>
    </style:master-page>
    <style:master-page style:name="Статья_20_11_20_стр.22" style:display-name="Статья 11 стр.22" style:page-layout-name="Mpm9" style:next-style-name="Статья_20_11_20_стр.23">
      <style:header>
        <table:table table:name="Таблица643" table:style-name="Таблица643">
          <table:table-column table:style-name="Таблица643.A"/>
          <table:table-column table:style-name="Таблица643.B"/>
          <table:table-row>
            <table:table-cell table:style-name="Таблица643.A1" office:value-type="string">
              <text:p text:style-name="MP7"><text:user-field-get text:name="rightHeader11">Фамилия И.О. Название статьи11</text:user-field-get></text:p>
            </table:table-cell>
            <table:table-cell table:style-name="Таблица643.A1" office:value-type="string">
              <text:p text:style-name="MP8"><text:page-number text:select-page="current">315</text:page-number></text:p>
            </table:table-cell>
          </table:table-row>
        </table:table>
      </style:header>
      <style:header-left>
        <table:table table:name="Таблица644" table:style-name="Таблица644">
          <table:table-column table:style-name="Таблица644.A"/>
          <table:table-column table:style-name="Таблица644.B"/>
          <table:table-row>
            <table:table-cell table:style-name="Таблица644.A1" office:value-type="string">
              <text:p text:style-name="MP9"><text:page-number text:select-page="current">316</text:page-number></text:p>
            </table:table-cell>
            <table:table-cell table:style-name="Таблица644.A1" office:value-type="string">
              <text:p text:style-name="MP10"><text:user-field-get text:name="leftHeader11">  </text:user-field-get></text:p>
            </table:table-cell>
          </table:table-row>
        </table:table>
      </style:header-left>
    </style:master-page>
    <style:master-page style:name="Статья_20_11_20_стр.23" style:display-name="Статья 11 стр.23" style:page-layout-name="Mpm9" style:next-style-name="Статья_20_11_20_стр.24">
      <style:header>
        <table:table table:name="Таблица645" table:style-name="Таблица645">
          <table:table-column table:style-name="Таблица645.A"/>
          <table:table-column table:style-name="Таблица645.B"/>
          <table:table-row>
            <table:table-cell table:style-name="Таблица645.A1" office:value-type="string">
              <text:p text:style-name="MP7"><text:user-field-get text:name="rightHeader11">Фамилия И.О. Название статьи11</text:user-field-get></text:p>
            </table:table-cell>
            <table:table-cell table:style-name="Таблица645.A1" office:value-type="string">
              <text:p text:style-name="MP8"><text:page-number text:select-page="current">317</text:page-number></text:p>
            </table:table-cell>
          </table:table-row>
        </table:table>
      </style:header>
      <style:header-left>
        <table:table table:name="Таблица646" table:style-name="Таблица646">
          <table:table-column table:style-name="Таблица646.A"/>
          <table:table-column table:style-name="Таблица646.B"/>
          <table:table-row>
            <table:table-cell table:style-name="Таблица646.A1" office:value-type="string">
              <text:p text:style-name="MP9"><text:page-number text:select-page="current">316</text:page-number></text:p>
            </table:table-cell>
            <table:table-cell table:style-name="Таблица646.A1" office:value-type="string">
              <text:p text:style-name="MP10"><text:user-field-get text:name="leftHeader11">  </text:user-field-get></text:p>
            </table:table-cell>
          </table:table-row>
        </table:table>
      </style:header-left>
    </style:master-page>
    <style:master-page style:name="Статья_20_11_20_стр.24" style:display-name="Статья 11 стр.24" style:page-layout-name="Mpm9" style:next-style-name="Статья_20_11_20_стр.25">
      <style:header>
        <table:table table:name="Таблица647" table:style-name="Таблица647">
          <table:table-column table:style-name="Таблица647.A"/>
          <table:table-column table:style-name="Таблица647.B"/>
          <table:table-row>
            <table:table-cell table:style-name="Таблица647.A1" office:value-type="string">
              <text:p text:style-name="MP7"><text:user-field-get text:name="rightHeader11">Фамилия И.О. Название статьи11</text:user-field-get></text:p>
            </table:table-cell>
            <table:table-cell table:style-name="Таблица647.A1" office:value-type="string">
              <text:p text:style-name="MP8"><text:page-number text:select-page="current">317</text:page-number></text:p>
            </table:table-cell>
          </table:table-row>
        </table:table>
      </style:header>
      <style:header-left>
        <table:table table:name="Таблица648" table:style-name="Таблица648">
          <table:table-column table:style-name="Таблица648.A"/>
          <table:table-column table:style-name="Таблица648.B"/>
          <table:table-row>
            <table:table-cell table:style-name="Таблица648.A1" office:value-type="string">
              <text:p text:style-name="MP9"><text:page-number text:select-page="current">318</text:page-number></text:p>
            </table:table-cell>
            <table:table-cell table:style-name="Таблица648.A1" office:value-type="string">
              <text:p text:style-name="MP10"><text:user-field-get text:name="leftHeader11">  </text:user-field-get></text:p>
            </table:table-cell>
          </table:table-row>
        </table:table>
      </style:header-left>
    </style:master-page>
    <style:master-page style:name="Статья_20_11_20_стр.25" style:display-name="Статья 11 стр.25" style:page-layout-name="Mpm9" style:next-style-name="Статья_20_11_20_стр.26">
      <style:header>
        <table:table table:name="Таблица649" table:style-name="Таблица649">
          <table:table-column table:style-name="Таблица649.A"/>
          <table:table-column table:style-name="Таблица649.B"/>
          <table:table-row>
            <table:table-cell table:style-name="Таблица649.A1" office:value-type="string">
              <text:p text:style-name="MP7"><text:user-field-get text:name="rightHeader11">Фамилия И.О. Название статьи11</text:user-field-get></text:p>
            </table:table-cell>
            <table:table-cell table:style-name="Таблица649.A1" office:value-type="string">
              <text:p text:style-name="MP8"><text:page-number text:select-page="current">319</text:page-number></text:p>
            </table:table-cell>
          </table:table-row>
        </table:table>
      </style:header>
      <style:header-left>
        <table:table table:name="Таблица650" table:style-name="Таблица650">
          <table:table-column table:style-name="Таблица650.A"/>
          <table:table-column table:style-name="Таблица650.B"/>
          <table:table-row>
            <table:table-cell table:style-name="Таблица650.A1" office:value-type="string">
              <text:p text:style-name="MP9"><text:page-number text:select-page="current">318</text:page-number></text:p>
            </table:table-cell>
            <table:table-cell table:style-name="Таблица650.A1" office:value-type="string">
              <text:p text:style-name="MP10"><text:user-field-get text:name="leftHeader11">  </text:user-field-get></text:p>
            </table:table-cell>
          </table:table-row>
        </table:table>
      </style:header-left>
    </style:master-page>
    <style:master-page style:name="Статья_20_11_20_стр.26" style:display-name="Статья 11 стр.26" style:page-layout-name="Mpm9" style:next-style-name="Статья_20_11_20_стр.27">
      <style:header>
        <table:table table:name="Таблица651" table:style-name="Таблица651">
          <table:table-column table:style-name="Таблица651.A"/>
          <table:table-column table:style-name="Таблица651.B"/>
          <table:table-row>
            <table:table-cell table:style-name="Таблица651.A1" office:value-type="string">
              <text:p text:style-name="MP7"><text:user-field-get text:name="rightHeader11">Фамилия И.О. Название статьи11</text:user-field-get></text:p>
            </table:table-cell>
            <table:table-cell table:style-name="Таблица651.A1" office:value-type="string">
              <text:p text:style-name="MP8"><text:page-number text:select-page="current">319</text:page-number></text:p>
            </table:table-cell>
          </table:table-row>
        </table:table>
      </style:header>
      <style:header-left>
        <table:table table:name="Таблица652" table:style-name="Таблица652">
          <table:table-column table:style-name="Таблица652.A"/>
          <table:table-column table:style-name="Таблица652.B"/>
          <table:table-row>
            <table:table-cell table:style-name="Таблица652.A1" office:value-type="string">
              <text:p text:style-name="MP9"><text:page-number text:select-page="current">320</text:page-number></text:p>
            </table:table-cell>
            <table:table-cell table:style-name="Таблица652.A1" office:value-type="string">
              <text:p text:style-name="MP10"><text:user-field-get text:name="leftHeader11">  </text:user-field-get></text:p>
            </table:table-cell>
          </table:table-row>
        </table:table>
      </style:header-left>
    </style:master-page>
    <style:master-page style:name="Статья_20_11_20_стр.27" style:display-name="Статья 11 стр.27" style:page-layout-name="Mpm9" style:next-style-name="Статья_20_11_20_стр.28">
      <style:header>
        <table:table table:name="Таблица653" table:style-name="Таблица653">
          <table:table-column table:style-name="Таблица653.A"/>
          <table:table-column table:style-name="Таблица653.B"/>
          <table:table-row>
            <table:table-cell table:style-name="Таблица653.A1" office:value-type="string">
              <text:p text:style-name="MP7"><text:user-field-get text:name="rightHeader11">Фамилия И.О. Название статьи11</text:user-field-get></text:p>
            </table:table-cell>
            <table:table-cell table:style-name="Таблица653.A1" office:value-type="string">
              <text:p text:style-name="MP8"><text:page-number text:select-page="current">321</text:page-number></text:p>
            </table:table-cell>
          </table:table-row>
        </table:table>
      </style:header>
      <style:header-left>
        <table:table table:name="Таблица654" table:style-name="Таблица654">
          <table:table-column table:style-name="Таблица654.A"/>
          <table:table-column table:style-name="Таблица654.B"/>
          <table:table-row>
            <table:table-cell table:style-name="Таблица654.A1" office:value-type="string">
              <text:p text:style-name="MP9"><text:page-number text:select-page="current">320</text:page-number></text:p>
            </table:table-cell>
            <table:table-cell table:style-name="Таблица654.A1" office:value-type="string">
              <text:p text:style-name="MP10"><text:user-field-get text:name="leftHeader11">  </text:user-field-get></text:p>
            </table:table-cell>
          </table:table-row>
        </table:table>
      </style:header-left>
    </style:master-page>
    <style:master-page style:name="Статья_20_11_20_стр.28" style:display-name="Статья 11 стр.28" style:page-layout-name="Mpm9" style:next-style-name="Статья_20_11_20_стр.29">
      <style:header>
        <table:table table:name="Таблица655" table:style-name="Таблица655">
          <table:table-column table:style-name="Таблица655.A"/>
          <table:table-column table:style-name="Таблица655.B"/>
          <table:table-row>
            <table:table-cell table:style-name="Таблица655.A1" office:value-type="string">
              <text:p text:style-name="MP7"><text:user-field-get text:name="rightHeader11">Фамилия И.О. Название статьи11</text:user-field-get></text:p>
            </table:table-cell>
            <table:table-cell table:style-name="Таблица655.A1" office:value-type="string">
              <text:p text:style-name="MP8"><text:page-number text:select-page="current">321</text:page-number></text:p>
            </table:table-cell>
          </table:table-row>
        </table:table>
      </style:header>
      <style:header-left>
        <table:table table:name="Таблица656" table:style-name="Таблица656">
          <table:table-column table:style-name="Таблица656.A"/>
          <table:table-column table:style-name="Таблица656.B"/>
          <table:table-row>
            <table:table-cell table:style-name="Таблица656.A1" office:value-type="string">
              <text:p text:style-name="MP9"><text:page-number text:select-page="current">322</text:page-number></text:p>
            </table:table-cell>
            <table:table-cell table:style-name="Таблица656.A1" office:value-type="string">
              <text:p text:style-name="MP10"><text:user-field-get text:name="leftHeader11">  </text:user-field-get></text:p>
            </table:table-cell>
          </table:table-row>
        </table:table>
      </style:header-left>
    </style:master-page>
    <style:master-page style:name="Статья_20_11_20_стр.29" style:display-name="Статья 11 стр.29" style:page-layout-name="Mpm9" style:next-style-name="Статья_20_11">
      <style:header>
        <table:table table:name="Таблица657" table:style-name="Таблица657">
          <table:table-column table:style-name="Таблица657.A"/>
          <table:table-column table:style-name="Таблица657.B"/>
          <table:table-row>
            <table:table-cell table:style-name="Таблица657.A1" office:value-type="string">
              <text:p text:style-name="MP7"><text:user-field-get text:name="rightHeader11">Фамилия И.О. Название статьи11</text:user-field-get></text:p>
            </table:table-cell>
            <table:table-cell table:style-name="Таблица657.A1" office:value-type="string">
              <text:p text:style-name="MP8"><text:page-number text:select-page="current">323</text:page-number></text:p>
            </table:table-cell>
          </table:table-row>
        </table:table>
      </style:header>
      <style:header-left>
        <table:table table:name="Таблица658" table:style-name="Таблица658">
          <table:table-column table:style-name="Таблица658.A"/>
          <table:table-column table:style-name="Таблица658.B"/>
          <table:table-row>
            <table:table-cell table:style-name="Таблица658.A1" office:value-type="string">
              <text:p text:style-name="MP9"><text:page-number text:select-page="current">322</text:page-number></text:p>
            </table:table-cell>
            <table:table-cell table:style-name="Таблица658.A1" office:value-type="string">
              <text:p text:style-name="MP10"><text:user-field-get text:name="leftHeader11">  </text:user-field-get></text:p>
            </table:table-cell>
          </table:table-row>
        </table:table>
      </style:header-left>
    </style:master-page>
    <style:master-page style:name="Статья_20_12_20_стр.1" style:display-name="Статья 12 стр.1" style:page-layout-name="Mpm10" style:next-style-name="Статья_20_12_20_стр.2">
      <style:header>
        <table:table table:name="Таблица659" table:style-name="Таблица659">
          <table:table-column table:style-name="Таблица659.A"/>
          <table:table-column table:style-name="Таблица659.B"/>
          <table:table-row>
            <table:table-cell table:style-name="Таблица659.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324</text:page-number>–<text:user-field-get text:name="article12LastPage">352</text:user-field-get></text:p>
              <text:p text:style-name="MP11"><text:user-field-get text:name="article12UDK">Задать УДК</text:user-field-get></text:p>
            </table:table-cell>
            <table:table-cell table:style-name="Таблица659.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324</text:page-number>–<text:user-field-get text:name="article12LastPage">352</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324</text:page-number>-<text:user-field-get text:name="article12LastPage">352</text:user-field-get></text:p>
            </table:table-cell>
          </table:table-row>
        </table:table>
      </style:header>
      <style:footer>
        <text:user-field-decls>
          <text:user-field-decl office:value-type="string" office:string-value="  " text:name="author12Copyright"/>
        </text:user-field-decls>
        <text:p text:style-name="MP14"><text:user-field-get text:name="author12Copyright">  </text:user-field-get></text:p>
      </style:footer>
    </style:master-page>
    <style:master-page style:name="Статья_20_12" style:display-name="Статья 12" style:page-layout-name="Mpm9">
      <style:header>
        <table:table table:name="Таблица660" table:style-name="Таблица660">
          <table:table-column table:style-name="Таблица660.A"/>
          <table:table-column table:style-name="Таблица660.B"/>
          <table:table-row>
            <table:table-cell table:style-name="Таблица660.A1" office:value-type="string">
              <text:p text:style-name="MP7"><text:user-field-get text:name="rightHeader12">Фамилия И.О. Название статьи12</text:user-field-get></text:p>
            </table:table-cell>
            <table:table-cell table:style-name="Таблица660.A1" office:value-type="string">
              <text:p text:style-name="MP8"><text:page-number text:select-page="current">353</text:page-number></text:p>
            </table:table-cell>
          </table:table-row>
        </table:table>
      </style:header>
      <style:header-left>
        <table:table table:name="Таблица661" table:style-name="Таблица661">
          <table:table-column table:style-name="Таблица661.A"/>
          <table:table-column table:style-name="Таблица661.B"/>
          <table:table-row>
            <table:table-cell table:style-name="Таблица661.A1" office:value-type="string">
              <text:p text:style-name="MP9"><text:page-number text:select-page="current">352</text:page-number></text:p>
            </table:table-cell>
            <table:table-cell table:style-name="Таблица661.A1" office:value-type="string">
              <text:p text:style-name="MP10"><text:user-field-get text:name="leftHeader12">  </text:user-field-get></text:p>
            </table:table-cell>
          </table:table-row>
        </table:table>
      </style:header-left>
    </style:master-page>
    <style:master-page style:name="Статья_20_12_20_стр.2" style:display-name="Статья 12 стр.2" style:page-layout-name="Mpm9" style:next-style-name="Статья_20_12_20_стр.3">
      <style:header>
        <table:table table:name="Таблица662" table:style-name="Таблица662">
          <table:table-column table:style-name="Таблица662.A"/>
          <table:table-column table:style-name="Таблица662.B"/>
          <table:table-row>
            <table:table-cell table:style-name="Таблица662.A1" office:value-type="string">
              <text:p text:style-name="MP7"><text:user-field-get text:name="rightHeader12">Фамилия И.О. Название статьи12</text:user-field-get></text:p>
            </table:table-cell>
            <table:table-cell table:style-name="Таблица662.A1" office:value-type="string">
              <text:p text:style-name="MP8"><text:page-number text:select-page="current">325</text:page-number></text:p>
            </table:table-cell>
          </table:table-row>
        </table:table>
      </style:header>
      <style:header-left>
        <table:table table:name="Таблица663" table:style-name="Таблица663">
          <table:table-column table:style-name="Таблица663.A"/>
          <table:table-column table:style-name="Таблица663.B"/>
          <table:table-row>
            <table:table-cell table:style-name="Таблица663.A1" office:value-type="string">
              <text:p text:style-name="MP9"><text:page-number text:select-page="current">328</text:page-number></text:p>
            </table:table-cell>
            <table:table-cell table:style-name="Таблица663.A1" office:value-type="string">
              <text:p text:style-name="MP10"><text:user-field-get text:name="leftHeader12">  </text:user-field-get></text:p>
            </table:table-cell>
          </table:table-row>
        </table:table>
      </style:header-left>
    </style:master-page>
    <style:master-page style:name="Статья_20_12_20_стр.3" style:display-name="Статья 12 стр.3" style:page-layout-name="Mpm9" style:next-style-name="Статья_20_12_20_стр.4">
      <style:header>
        <table:table table:name="Таблица664" table:style-name="Таблица664">
          <table:table-column table:style-name="Таблица664.A"/>
          <table:table-column table:style-name="Таблица664.B"/>
          <table:table-row>
            <table:table-cell table:style-name="Таблица664.A1" office:value-type="string">
              <text:p text:style-name="MP7"><text:user-field-get text:name="rightHeader12">Фамилия И.О. Название статьи12</text:user-field-get></text:p>
            </table:table-cell>
            <table:table-cell table:style-name="Таблица664.A1" office:value-type="string">
              <text:p text:style-name="MP8"><text:page-number text:select-page="current">327</text:page-number></text:p>
            </table:table-cell>
          </table:table-row>
        </table:table>
      </style:header>
      <style:header-left>
        <table:table table:name="Таблица665" table:style-name="Таблица665">
          <table:table-column table:style-name="Таблица665.A"/>
          <table:table-column table:style-name="Таблица665.B"/>
          <table:table-row>
            <table:table-cell table:style-name="Таблица665.A1" office:value-type="string">
              <text:p text:style-name="MP9"><text:page-number text:select-page="current">326</text:page-number></text:p>
            </table:table-cell>
            <table:table-cell table:style-name="Таблица665.A1" office:value-type="string">
              <text:p text:style-name="MP10"><text:user-field-get text:name="leftHeader12">  </text:user-field-get></text:p>
            </table:table-cell>
          </table:table-row>
        </table:table>
      </style:header-left>
    </style:master-page>
    <style:master-page style:name="Статья_20_12_20_стр.4" style:display-name="Статья 12 стр.4" style:page-layout-name="Mpm9" style:next-style-name="Статья_20_12_20_стр.5">
      <style:header>
        <table:table table:name="Таблица666" table:style-name="Таблица666">
          <table:table-column table:style-name="Таблица666.A"/>
          <table:table-column table:style-name="Таблица666.B"/>
          <table:table-row>
            <table:table-cell table:style-name="Таблица666.A1" office:value-type="string">
              <text:p text:style-name="MP7"><text:user-field-get text:name="rightHeader12">Фамилия И.О. Название статьи12</text:user-field-get></text:p>
            </table:table-cell>
            <table:table-cell table:style-name="Таблица666.A1" office:value-type="string">
              <text:p text:style-name="MP8"><text:page-number text:select-page="current">327</text:page-number></text:p>
            </table:table-cell>
          </table:table-row>
        </table:table>
      </style:header>
      <style:header-left>
        <table:table table:name="Таблица667" table:style-name="Таблица667">
          <table:table-column table:style-name="Таблица667.A"/>
          <table:table-column table:style-name="Таблица667.B"/>
          <table:table-row>
            <table:table-cell table:style-name="Таблица667.A1" office:value-type="string">
              <text:p text:style-name="MP9"><text:page-number text:select-page="current">326</text:page-number></text:p>
            </table:table-cell>
            <table:table-cell table:style-name="Таблица667.A1" office:value-type="string">
              <text:p text:style-name="MP10"><text:user-field-get text:name="leftHeader12">  </text:user-field-get></text:p>
            </table:table-cell>
          </table:table-row>
        </table:table>
      </style:header-left>
    </style:master-page>
    <style:master-page style:name="Статья_20_12_20_стр.5" style:display-name="Статья 12 стр.5" style:page-layout-name="Mpm9" style:next-style-name="Статья_20_12_20_стр.6">
      <style:header>
        <table:table table:name="Таблица668" table:style-name="Таблица668">
          <table:table-column table:style-name="Таблица668.A"/>
          <table:table-column table:style-name="Таблица668.B"/>
          <table:table-row>
            <table:table-cell table:style-name="Таблица668.A1" office:value-type="string">
              <text:p text:style-name="MP7"><text:user-field-get text:name="rightHeader12">Фамилия И.О. Название статьи12</text:user-field-get></text:p>
            </table:table-cell>
            <table:table-cell table:style-name="Таблица668.A1" office:value-type="string">
              <text:p text:style-name="MP8"><text:page-number text:select-page="current">327</text:page-number></text:p>
            </table:table-cell>
          </table:table-row>
        </table:table>
      </style:header>
      <style:header-left>
        <table:table table:name="Таблица669" table:style-name="Таблица669">
          <table:table-column table:style-name="Таблица669.A"/>
          <table:table-column table:style-name="Таблица669.B"/>
          <table:table-row>
            <table:table-cell table:style-name="Таблица669.A1" office:value-type="string">
              <text:p text:style-name="MP9"><text:page-number text:select-page="current">328</text:page-number></text:p>
            </table:table-cell>
            <table:table-cell table:style-name="Таблица669.A1" office:value-type="string">
              <text:p text:style-name="MP10"><text:user-field-get text:name="leftHeader12">  </text:user-field-get></text:p>
            </table:table-cell>
          </table:table-row>
        </table:table>
      </style:header-left>
    </style:master-page>
    <style:master-page style:name="Статья_20_12_20_стр.6" style:display-name="Статья 12 стр.6" style:page-layout-name="Mpm9" style:next-style-name="Статья_20_12_20_стр.7">
      <style:header>
        <table:table table:name="Таблица670" table:style-name="Таблица670">
          <table:table-column table:style-name="Таблица670.A"/>
          <table:table-column table:style-name="Таблица670.B"/>
          <table:table-row>
            <table:table-cell table:style-name="Таблица670.A1" office:value-type="string">
              <text:p text:style-name="MP7"><text:user-field-get text:name="rightHeader12">Фамилия И.О. Название статьи12</text:user-field-get></text:p>
            </table:table-cell>
            <table:table-cell table:style-name="Таблица670.A1" office:value-type="string">
              <text:p text:style-name="MP8"><text:page-number text:select-page="current">329</text:page-number></text:p>
            </table:table-cell>
          </table:table-row>
        </table:table>
      </style:header>
      <style:header-left>
        <table:table table:name="Таблица671" table:style-name="Таблица671">
          <table:table-column table:style-name="Таблица671.A"/>
          <table:table-column table:style-name="Таблица671.B"/>
          <table:table-row>
            <table:table-cell table:style-name="Таблица671.A1" office:value-type="string">
              <text:p text:style-name="MP9"><text:page-number text:select-page="current">328</text:page-number></text:p>
            </table:table-cell>
            <table:table-cell table:style-name="Таблица671.A1" office:value-type="string">
              <text:p text:style-name="MP10"><text:user-field-get text:name="leftHeader12">  </text:user-field-get></text:p>
            </table:table-cell>
          </table:table-row>
        </table:table>
      </style:header-left>
    </style:master-page>
    <style:master-page style:name="Статья_20_12_20_стр.7" style:display-name="Статья 12 стр.7" style:page-layout-name="Mpm9" style:next-style-name="Статья_20_12_20_стр.8">
      <style:header>
        <table:table table:name="Таблица672" table:style-name="Таблица672">
          <table:table-column table:style-name="Таблица672.A"/>
          <table:table-column table:style-name="Таблица672.B"/>
          <table:table-row>
            <table:table-cell table:style-name="Таблица672.A1" office:value-type="string">
              <text:p text:style-name="MP7"><text:user-field-get text:name="rightHeader12">Фамилия И.О. Название статьи12</text:user-field-get></text:p>
            </table:table-cell>
            <table:table-cell table:style-name="Таблица672.A1" office:value-type="string">
              <text:p text:style-name="MP8"><text:page-number text:select-page="current">329</text:page-number></text:p>
            </table:table-cell>
          </table:table-row>
        </table:table>
      </style:header>
      <style:header-left>
        <table:table table:name="Таблица673" table:style-name="Таблица673">
          <table:table-column table:style-name="Таблица673.A"/>
          <table:table-column table:style-name="Таблица673.B"/>
          <table:table-row>
            <table:table-cell table:style-name="Таблица673.A1" office:value-type="string">
              <text:p text:style-name="MP9"><text:page-number text:select-page="current">330</text:page-number></text:p>
            </table:table-cell>
            <table:table-cell table:style-name="Таблица673.A1" office:value-type="string">
              <text:p text:style-name="MP10"><text:user-field-get text:name="leftHeader12">  </text:user-field-get></text:p>
            </table:table-cell>
          </table:table-row>
        </table:table>
      </style:header-left>
    </style:master-page>
    <style:master-page style:name="Статья_20_12_20_стр.8" style:display-name="Статья 12 стр.8" style:page-layout-name="Mpm9" style:next-style-name="Статья_20_12_20_стр.9">
      <style:header>
        <table:table table:name="Таблица674" table:style-name="Таблица674">
          <table:table-column table:style-name="Таблица674.A"/>
          <table:table-column table:style-name="Таблица674.B"/>
          <table:table-row>
            <table:table-cell table:style-name="Таблица674.A1" office:value-type="string">
              <text:p text:style-name="MP7"><text:user-field-get text:name="rightHeader12">Фамилия И.О. Название статьи12</text:user-field-get></text:p>
            </table:table-cell>
            <table:table-cell table:style-name="Таблица674.A1" office:value-type="string">
              <text:p text:style-name="MP8"><text:page-number text:select-page="current">331</text:page-number></text:p>
            </table:table-cell>
          </table:table-row>
        </table:table>
      </style:header>
      <style:header-left>
        <table:table table:name="Таблица675" table:style-name="Таблица675">
          <table:table-column table:style-name="Таблица675.A"/>
          <table:table-column table:style-name="Таблица675.B"/>
          <table:table-row>
            <table:table-cell table:style-name="Таблица675.A1" office:value-type="string">
              <text:p text:style-name="MP9"><text:page-number text:select-page="current">330</text:page-number></text:p>
            </table:table-cell>
            <table:table-cell table:style-name="Таблица675.A1" office:value-type="string">
              <text:p text:style-name="MP10"><text:user-field-get text:name="leftHeader12">  </text:user-field-get></text:p>
            </table:table-cell>
          </table:table-row>
        </table:table>
      </style:header-left>
    </style:master-page>
    <style:master-page style:name="Статья_20_12_20_стр.9" style:display-name="Статья 12 стр.9" style:page-layout-name="Mpm9" style:next-style-name="Статья_20_12_20_стр.10">
      <style:header>
        <table:table table:name="Таблица676" table:style-name="Таблица676">
          <table:table-column table:style-name="Таблица676.A"/>
          <table:table-column table:style-name="Таблица676.B"/>
          <table:table-row>
            <table:table-cell table:style-name="Таблица676.A1" office:value-type="string">
              <text:p text:style-name="MP7"><text:user-field-get text:name="rightHeader12">Фамилия И.О. Название статьи12</text:user-field-get></text:p>
            </table:table-cell>
            <table:table-cell table:style-name="Таблица676.A1" office:value-type="string">
              <text:p text:style-name="MP8"><text:page-number text:select-page="current">331</text:page-number></text:p>
            </table:table-cell>
          </table:table-row>
        </table:table>
      </style:header>
      <style:header-left>
        <table:table table:name="Таблица677" table:style-name="Таблица677">
          <table:table-column table:style-name="Таблица677.A"/>
          <table:table-column table:style-name="Таблица677.B"/>
          <table:table-row>
            <table:table-cell table:style-name="Таблица677.A1" office:value-type="string">
              <text:p text:style-name="MP9"><text:page-number text:select-page="current">332</text:page-number></text:p>
            </table:table-cell>
            <table:table-cell table:style-name="Таблица677.A1" office:value-type="string">
              <text:p text:style-name="MP10"><text:user-field-get text:name="leftHeader12">  </text:user-field-get></text:p>
            </table:table-cell>
          </table:table-row>
        </table:table>
      </style:header-left>
    </style:master-page>
    <style:master-page style:name="Статья_20_12_20_стр.10" style:display-name="Статья 12 стр.10" style:page-layout-name="Mpm9" style:next-style-name="Статья_20_12_20_стр.11">
      <style:header>
        <table:table table:name="Таблица678" table:style-name="Таблица678">
          <table:table-column table:style-name="Таблица678.A"/>
          <table:table-column table:style-name="Таблица678.B"/>
          <table:table-row>
            <table:table-cell table:style-name="Таблица678.A1" office:value-type="string">
              <text:p text:style-name="MP7"><text:user-field-get text:name="rightHeader12">Фамилия И.О. Название статьи12</text:user-field-get></text:p>
            </table:table-cell>
            <table:table-cell table:style-name="Таблица678.A1" office:value-type="string">
              <text:p text:style-name="MP8"><text:page-number text:select-page="current">333</text:page-number></text:p>
            </table:table-cell>
          </table:table-row>
        </table:table>
      </style:header>
      <style:header-left>
        <table:table table:name="Таблица679" table:style-name="Таблица679">
          <table:table-column table:style-name="Таблица679.A"/>
          <table:table-column table:style-name="Таблица679.B"/>
          <table:table-row>
            <table:table-cell table:style-name="Таблица679.A1" office:value-type="string">
              <text:p text:style-name="MP9"><text:page-number text:select-page="current">332</text:page-number></text:p>
            </table:table-cell>
            <table:table-cell table:style-name="Таблица679.A1" office:value-type="string">
              <text:p text:style-name="MP10"><text:user-field-get text:name="leftHeader12">  </text:user-field-get></text:p>
            </table:table-cell>
          </table:table-row>
        </table:table>
      </style:header-left>
    </style:master-page>
    <style:master-page style:name="Статья_20_12_20_стр.11" style:display-name="Статья 12 стр.11" style:page-layout-name="Mpm9" style:next-style-name="Статья_20_12_20_стр.12">
      <style:header>
        <table:table table:name="Таблица680" table:style-name="Таблица680">
          <table:table-column table:style-name="Таблица680.A"/>
          <table:table-column table:style-name="Таблица680.B"/>
          <table:table-row>
            <table:table-cell table:style-name="Таблица680.A1" office:value-type="string">
              <text:p text:style-name="MP7"><text:user-field-get text:name="rightHeader12">Фамилия И.О. Название статьи12</text:user-field-get></text:p>
            </table:table-cell>
            <table:table-cell table:style-name="Таблица680.A1" office:value-type="string">
              <text:p text:style-name="MP8"><text:page-number text:select-page="current">333</text:page-number></text:p>
            </table:table-cell>
          </table:table-row>
        </table:table>
      </style:header>
      <style:header-left>
        <table:table table:name="Таблица681" table:style-name="Таблица681">
          <table:table-column table:style-name="Таблица681.A"/>
          <table:table-column table:style-name="Таблица681.B"/>
          <table:table-row>
            <table:table-cell table:style-name="Таблица681.A1" office:value-type="string">
              <text:p text:style-name="MP9"><text:page-number text:select-page="current">334</text:page-number></text:p>
            </table:table-cell>
            <table:table-cell table:style-name="Таблица681.A1" office:value-type="string">
              <text:p text:style-name="MP10"><text:user-field-get text:name="leftHeader12">  </text:user-field-get></text:p>
            </table:table-cell>
          </table:table-row>
        </table:table>
      </style:header-left>
    </style:master-page>
    <style:master-page style:name="Статья_20_12_20_стр.12" style:display-name="Статья 12 стр.12" style:page-layout-name="Mpm9" style:next-style-name="Статья_20_12_20_стр.13">
      <style:header>
        <table:table table:name="Таблица682" table:style-name="Таблица682">
          <table:table-column table:style-name="Таблица682.A"/>
          <table:table-column table:style-name="Таблица682.B"/>
          <table:table-row>
            <table:table-cell table:style-name="Таблица682.A1" office:value-type="string">
              <text:p text:style-name="MP7"><text:user-field-get text:name="rightHeader12">Фамилия И.О. Название статьи12</text:user-field-get></text:p>
            </table:table-cell>
            <table:table-cell table:style-name="Таблица682.A1" office:value-type="string">
              <text:p text:style-name="MP8"><text:page-number text:select-page="current">335</text:page-number></text:p>
            </table:table-cell>
          </table:table-row>
        </table:table>
      </style:header>
      <style:header-left>
        <table:table table:name="Таблица683" table:style-name="Таблица683">
          <table:table-column table:style-name="Таблица683.A"/>
          <table:table-column table:style-name="Таблица683.B"/>
          <table:table-row>
            <table:table-cell table:style-name="Таблица683.A1" office:value-type="string">
              <text:p text:style-name="MP9"><text:page-number text:select-page="current">334</text:page-number></text:p>
            </table:table-cell>
            <table:table-cell table:style-name="Таблица683.A1" office:value-type="string">
              <text:p text:style-name="MP10"><text:user-field-get text:name="leftHeader12">  </text:user-field-get></text:p>
            </table:table-cell>
          </table:table-row>
        </table:table>
      </style:header-left>
    </style:master-page>
    <style:master-page style:name="Статья_20_12_20_стр.13" style:display-name="Статья 12 стр.13" style:page-layout-name="Mpm9" style:next-style-name="Статья_20_12_20_стр.14">
      <style:header>
        <table:table table:name="Таблица684" table:style-name="Таблица684">
          <table:table-column table:style-name="Таблица684.A"/>
          <table:table-column table:style-name="Таблица684.B"/>
          <table:table-row>
            <table:table-cell table:style-name="Таблица684.A1" office:value-type="string">
              <text:p text:style-name="MP7"><text:user-field-get text:name="rightHeader12">Фамилия И.О. Название статьи12</text:user-field-get></text:p>
            </table:table-cell>
            <table:table-cell table:style-name="Таблица684.A1" office:value-type="string">
              <text:p text:style-name="MP8"><text:page-number text:select-page="current">335</text:page-number></text:p>
            </table:table-cell>
          </table:table-row>
        </table:table>
      </style:header>
      <style:header-left>
        <table:table table:name="Таблица685" table:style-name="Таблица685">
          <table:table-column table:style-name="Таблица685.A"/>
          <table:table-column table:style-name="Таблица685.B"/>
          <table:table-row>
            <table:table-cell table:style-name="Таблица685.A1" office:value-type="string">
              <text:p text:style-name="MP9"><text:page-number text:select-page="current">336</text:page-number></text:p>
            </table:table-cell>
            <table:table-cell table:style-name="Таблица685.A1" office:value-type="string">
              <text:p text:style-name="MP10"><text:user-field-get text:name="leftHeader12">  </text:user-field-get></text:p>
            </table:table-cell>
          </table:table-row>
        </table:table>
      </style:header-left>
    </style:master-page>
    <style:master-page style:name="Статья_20_12_20_стр.14" style:display-name="Статья 12 стр.14" style:page-layout-name="Mpm9" style:next-style-name="Статья_20_12_20_стр.15">
      <style:header>
        <table:table table:name="Таблица686" table:style-name="Таблица686">
          <table:table-column table:style-name="Таблица686.A"/>
          <table:table-column table:style-name="Таблица686.B"/>
          <table:table-row>
            <table:table-cell table:style-name="Таблица686.A1" office:value-type="string">
              <text:p text:style-name="MP7"><text:user-field-get text:name="rightHeader12">Фамилия И.О. Название статьи12</text:user-field-get></text:p>
            </table:table-cell>
            <table:table-cell table:style-name="Таблица686.A1" office:value-type="string">
              <text:p text:style-name="MP8"><text:page-number text:select-page="current">337</text:page-number></text:p>
            </table:table-cell>
          </table:table-row>
        </table:table>
      </style:header>
      <style:header-left>
        <table:table table:name="Таблица687" table:style-name="Таблица687">
          <table:table-column table:style-name="Таблица687.A"/>
          <table:table-column table:style-name="Таблица687.B"/>
          <table:table-row>
            <table:table-cell table:style-name="Таблица687.A1" office:value-type="string">
              <text:p text:style-name="MP9"><text:page-number text:select-page="current">336</text:page-number></text:p>
            </table:table-cell>
            <table:table-cell table:style-name="Таблица687.A1" office:value-type="string">
              <text:p text:style-name="MP10"><text:user-field-get text:name="leftHeader12">  </text:user-field-get></text:p>
            </table:table-cell>
          </table:table-row>
        </table:table>
      </style:header-left>
    </style:master-page>
    <style:master-page style:name="Статья_20_12_20_стр.15" style:display-name="Статья 12 стр.15" style:page-layout-name="Mpm9" style:next-style-name="Статья_20_12_20_стр.16">
      <style:header>
        <table:table table:name="Таблица688" table:style-name="Таблица688">
          <table:table-column table:style-name="Таблица688.A"/>
          <table:table-column table:style-name="Таблица688.B"/>
          <table:table-row>
            <table:table-cell table:style-name="Таблица688.A1" office:value-type="string">
              <text:p text:style-name="MP7"><text:user-field-get text:name="rightHeader12">Фамилия И.О. Название статьи12</text:user-field-get></text:p>
            </table:table-cell>
            <table:table-cell table:style-name="Таблица688.A1" office:value-type="string">
              <text:p text:style-name="MP8"><text:page-number text:select-page="current">337</text:page-number></text:p>
            </table:table-cell>
          </table:table-row>
        </table:table>
      </style:header>
      <style:header-left>
        <table:table table:name="Таблица689" table:style-name="Таблица689">
          <table:table-column table:style-name="Таблица689.A"/>
          <table:table-column table:style-name="Таблица689.B"/>
          <table:table-row>
            <table:table-cell table:style-name="Таблица689.A1" office:value-type="string">
              <text:p text:style-name="MP9"><text:page-number text:select-page="current">338</text:page-number></text:p>
            </table:table-cell>
            <table:table-cell table:style-name="Таблица689.A1" office:value-type="string">
              <text:p text:style-name="MP10"><text:user-field-get text:name="leftHeader12">  </text:user-field-get></text:p>
            </table:table-cell>
          </table:table-row>
        </table:table>
      </style:header-left>
    </style:master-page>
    <style:master-page style:name="Статья_20_12_20_стр.16" style:display-name="Статья 12 стр.16" style:page-layout-name="Mpm9" style:next-style-name="Статья_20_12_20_стр.17">
      <style:header>
        <table:table table:name="Таблица690" table:style-name="Таблица690">
          <table:table-column table:style-name="Таблица690.A"/>
          <table:table-column table:style-name="Таблица690.B"/>
          <table:table-row>
            <table:table-cell table:style-name="Таблица690.A1" office:value-type="string">
              <text:p text:style-name="MP7"><text:user-field-get text:name="rightHeader12">Фамилия И.О. Название статьи12</text:user-field-get></text:p>
            </table:table-cell>
            <table:table-cell table:style-name="Таблица690.A1" office:value-type="string">
              <text:p text:style-name="MP8"><text:page-number text:select-page="current">339</text:page-number></text:p>
            </table:table-cell>
          </table:table-row>
        </table:table>
      </style:header>
      <style:header-left>
        <table:table table:name="Таблица691" table:style-name="Таблица691">
          <table:table-column table:style-name="Таблица691.A"/>
          <table:table-column table:style-name="Таблица691.B"/>
          <table:table-row>
            <table:table-cell table:style-name="Таблица691.A1" office:value-type="string">
              <text:p text:style-name="MP9"><text:page-number text:select-page="current">338</text:page-number></text:p>
            </table:table-cell>
            <table:table-cell table:style-name="Таблица691.A1" office:value-type="string">
              <text:p text:style-name="MP10"><text:user-field-get text:name="leftHeader12">  </text:user-field-get></text:p>
            </table:table-cell>
          </table:table-row>
        </table:table>
      </style:header-left>
    </style:master-page>
    <style:master-page style:name="Статья_20_12_20_стр.17" style:display-name="Статья 12 стр.17" style:page-layout-name="Mpm9" style:next-style-name="Статья_20_12_20_стр.18">
      <style:header>
        <table:table table:name="Таблица692" table:style-name="Таблица692">
          <table:table-column table:style-name="Таблица692.A"/>
          <table:table-column table:style-name="Таблица692.B"/>
          <table:table-row>
            <table:table-cell table:style-name="Таблица692.A1" office:value-type="string">
              <text:p text:style-name="MP7"><text:user-field-get text:name="rightHeader12">Фамилия И.О. Название статьи12</text:user-field-get></text:p>
            </table:table-cell>
            <table:table-cell table:style-name="Таблица692.A1" office:value-type="string">
              <text:p text:style-name="MP8"><text:page-number text:select-page="current">339</text:page-number></text:p>
            </table:table-cell>
          </table:table-row>
        </table:table>
      </style:header>
      <style:header-left>
        <table:table table:name="Таблица693" table:style-name="Таблица693">
          <table:table-column table:style-name="Таблица693.A"/>
          <table:table-column table:style-name="Таблица693.B"/>
          <table:table-row>
            <table:table-cell table:style-name="Таблица693.A1" office:value-type="string">
              <text:p text:style-name="MP9"><text:page-number text:select-page="current">340</text:page-number></text:p>
            </table:table-cell>
            <table:table-cell table:style-name="Таблица693.A1" office:value-type="string">
              <text:p text:style-name="MP10"><text:user-field-get text:name="leftHeader12">  </text:user-field-get></text:p>
            </table:table-cell>
          </table:table-row>
        </table:table>
      </style:header-left>
    </style:master-page>
    <style:master-page style:name="Статья_20_12_20_стр.18" style:display-name="Статья 12 стр.18" style:page-layout-name="Mpm9" style:next-style-name="Статья_20_12_20_стр.19">
      <style:header>
        <table:table table:name="Таблица694" table:style-name="Таблица694">
          <table:table-column table:style-name="Таблица694.A"/>
          <table:table-column table:style-name="Таблица694.B"/>
          <table:table-row>
            <table:table-cell table:style-name="Таблица694.A1" office:value-type="string">
              <text:p text:style-name="MP7"><text:user-field-get text:name="rightHeader12">Фамилия И.О. Название статьи12</text:user-field-get></text:p>
            </table:table-cell>
            <table:table-cell table:style-name="Таблица694.A1" office:value-type="string">
              <text:p text:style-name="MP8"><text:page-number text:select-page="current">341</text:page-number></text:p>
            </table:table-cell>
          </table:table-row>
        </table:table>
      </style:header>
      <style:header-left>
        <table:table table:name="Таблица695" table:style-name="Таблица695">
          <table:table-column table:style-name="Таблица695.A"/>
          <table:table-column table:style-name="Таблица695.B"/>
          <table:table-row>
            <table:table-cell table:style-name="Таблица695.A1" office:value-type="string">
              <text:p text:style-name="MP9"><text:page-number text:select-page="current">340</text:page-number></text:p>
            </table:table-cell>
            <table:table-cell table:style-name="Таблица695.A1" office:value-type="string">
              <text:p text:style-name="MP10"><text:user-field-get text:name="leftHeader12">  </text:user-field-get></text:p>
            </table:table-cell>
          </table:table-row>
        </table:table>
      </style:header-left>
    </style:master-page>
    <style:master-page style:name="Статья_20_12_20_стр.19" style:display-name="Статья 12 стр.19" style:page-layout-name="Mpm9" style:next-style-name="Статья_20_12_20_стр.20">
      <style:header>
        <table:table table:name="Таблица696" table:style-name="Таблица696">
          <table:table-column table:style-name="Таблица696.A"/>
          <table:table-column table:style-name="Таблица696.B"/>
          <table:table-row>
            <table:table-cell table:style-name="Таблица696.A1" office:value-type="string">
              <text:p text:style-name="MP7"><text:user-field-get text:name="rightHeader12">Фамилия И.О. Название статьи12</text:user-field-get></text:p>
            </table:table-cell>
            <table:table-cell table:style-name="Таблица696.A1" office:value-type="string">
              <text:p text:style-name="MP8"><text:page-number text:select-page="current">341</text:page-number></text:p>
            </table:table-cell>
          </table:table-row>
        </table:table>
      </style:header>
      <style:header-left>
        <table:table table:name="Таблица697" table:style-name="Таблица697">
          <table:table-column table:style-name="Таблица697.A"/>
          <table:table-column table:style-name="Таблица697.B"/>
          <table:table-row>
            <table:table-cell table:style-name="Таблица697.A1" office:value-type="string">
              <text:p text:style-name="MP9"><text:page-number text:select-page="current">342</text:page-number></text:p>
            </table:table-cell>
            <table:table-cell table:style-name="Таблица697.A1" office:value-type="string">
              <text:p text:style-name="MP10"><text:user-field-get text:name="leftHeader12">  </text:user-field-get></text:p>
            </table:table-cell>
          </table:table-row>
        </table:table>
      </style:header-left>
    </style:master-page>
    <style:master-page style:name="Статья_20_12_20_стр.20" style:display-name="Статья 12 стр.20" style:page-layout-name="Mpm9" style:next-style-name="Статья_20_12_20_стр.21">
      <style:header>
        <table:table table:name="Таблица698" table:style-name="Таблица698">
          <table:table-column table:style-name="Таблица698.A"/>
          <table:table-column table:style-name="Таблица698.B"/>
          <table:table-row>
            <table:table-cell table:style-name="Таблица698.A1" office:value-type="string">
              <text:p text:style-name="MP7"><text:user-field-get text:name="rightHeader12">Фамилия И.О. Название статьи12</text:user-field-get></text:p>
            </table:table-cell>
            <table:table-cell table:style-name="Таблица698.A1" office:value-type="string">
              <text:p text:style-name="MP8"><text:page-number text:select-page="current">343</text:page-number></text:p>
            </table:table-cell>
          </table:table-row>
        </table:table>
      </style:header>
      <style:header-left>
        <table:table table:name="Таблица699" table:style-name="Таблица699">
          <table:table-column table:style-name="Таблица699.A"/>
          <table:table-column table:style-name="Таблица699.B"/>
          <table:table-row>
            <table:table-cell table:style-name="Таблица699.A1" office:value-type="string">
              <text:p text:style-name="MP9"><text:page-number text:select-page="current">342</text:page-number></text:p>
            </table:table-cell>
            <table:table-cell table:style-name="Таблица699.A1" office:value-type="string">
              <text:p text:style-name="MP10"><text:user-field-get text:name="leftHeader12">  </text:user-field-get></text:p>
            </table:table-cell>
          </table:table-row>
        </table:table>
      </style:header-left>
    </style:master-page>
    <style:master-page style:name="Статья_20_12_20_стр.21" style:display-name="Статья 12 стр.21" style:page-layout-name="Mpm9" style:next-style-name="Статья_20_12_20_стр.22">
      <style:header>
        <table:table table:name="Таблица700" table:style-name="Таблица700">
          <table:table-column table:style-name="Таблица700.A"/>
          <table:table-column table:style-name="Таблица700.B"/>
          <table:table-row>
            <table:table-cell table:style-name="Таблица700.A1" office:value-type="string">
              <text:p text:style-name="MP7"><text:user-field-get text:name="rightHeader12">Фамилия И.О. Название статьи12</text:user-field-get></text:p>
            </table:table-cell>
            <table:table-cell table:style-name="Таблица700.A1" office:value-type="string">
              <text:p text:style-name="MP8"><text:page-number text:select-page="current">343</text:page-number></text:p>
            </table:table-cell>
          </table:table-row>
        </table:table>
      </style:header>
      <style:header-left>
        <table:table table:name="Таблица701" table:style-name="Таблица701">
          <table:table-column table:style-name="Таблица701.A"/>
          <table:table-column table:style-name="Таблица701.B"/>
          <table:table-row>
            <table:table-cell table:style-name="Таблица701.A1" office:value-type="string">
              <text:p text:style-name="MP9"><text:page-number text:select-page="current">344</text:page-number></text:p>
            </table:table-cell>
            <table:table-cell table:style-name="Таблица701.A1" office:value-type="string">
              <text:p text:style-name="MP10"><text:user-field-get text:name="leftHeader12">  </text:user-field-get></text:p>
            </table:table-cell>
          </table:table-row>
        </table:table>
      </style:header-left>
    </style:master-page>
    <style:master-page style:name="Статья_20_12_20_стр.22" style:display-name="Статья 12 стр.22" style:page-layout-name="Mpm9" style:next-style-name="Статья_20_12_20_стр.23">
      <style:header>
        <table:table table:name="Таблица702" table:style-name="Таблица702">
          <table:table-column table:style-name="Таблица702.A"/>
          <table:table-column table:style-name="Таблица702.B"/>
          <table:table-row>
            <table:table-cell table:style-name="Таблица702.A1" office:value-type="string">
              <text:p text:style-name="MP7"><text:user-field-get text:name="rightHeader12">Фамилия И.О. Название статьи12</text:user-field-get></text:p>
            </table:table-cell>
            <table:table-cell table:style-name="Таблица702.A1" office:value-type="string">
              <text:p text:style-name="MP8"><text:page-number text:select-page="current">345</text:page-number></text:p>
            </table:table-cell>
          </table:table-row>
        </table:table>
      </style:header>
      <style:header-left>
        <table:table table:name="Таблица703" table:style-name="Таблица703">
          <table:table-column table:style-name="Таблица703.A"/>
          <table:table-column table:style-name="Таблица703.B"/>
          <table:table-row>
            <table:table-cell table:style-name="Таблица703.A1" office:value-type="string">
              <text:p text:style-name="MP9"><text:page-number text:select-page="current">344</text:page-number></text:p>
            </table:table-cell>
            <table:table-cell table:style-name="Таблица703.A1" office:value-type="string">
              <text:p text:style-name="MP10"><text:user-field-get text:name="leftHeader12">  </text:user-field-get></text:p>
            </table:table-cell>
          </table:table-row>
        </table:table>
      </style:header-left>
    </style:master-page>
    <style:master-page style:name="Статья_20_12_20_стр.23" style:display-name="Статья 12 стр.23" style:page-layout-name="Mpm9" style:next-style-name="Статья_20_12_20_стр.24">
      <style:header>
        <table:table table:name="Таблица704" table:style-name="Таблица704">
          <table:table-column table:style-name="Таблица704.A"/>
          <table:table-column table:style-name="Таблица704.B"/>
          <table:table-row>
            <table:table-cell table:style-name="Таблица704.A1" office:value-type="string">
              <text:p text:style-name="MP7"><text:user-field-get text:name="rightHeader12">Фамилия И.О. Название статьи12</text:user-field-get></text:p>
            </table:table-cell>
            <table:table-cell table:style-name="Таблица704.A1" office:value-type="string">
              <text:p text:style-name="MP8"><text:page-number text:select-page="current">345</text:page-number></text:p>
            </table:table-cell>
          </table:table-row>
        </table:table>
      </style:header>
      <style:header-left>
        <table:table table:name="Таблица705" table:style-name="Таблица705">
          <table:table-column table:style-name="Таблица705.A"/>
          <table:table-column table:style-name="Таблица705.B"/>
          <table:table-row>
            <table:table-cell table:style-name="Таблица705.A1" office:value-type="string">
              <text:p text:style-name="MP9"><text:page-number text:select-page="current">346</text:page-number></text:p>
            </table:table-cell>
            <table:table-cell table:style-name="Таблица705.A1" office:value-type="string">
              <text:p text:style-name="MP10"><text:user-field-get text:name="leftHeader12">  </text:user-field-get></text:p>
            </table:table-cell>
          </table:table-row>
        </table:table>
      </style:header-left>
    </style:master-page>
    <style:master-page style:name="Статья_20_12_20_стр.24" style:display-name="Статья 12 стр.24" style:page-layout-name="Mpm9" style:next-style-name="Статья_20_12_20_стр.25">
      <style:header>
        <table:table table:name="Таблица706" table:style-name="Таблица706">
          <table:table-column table:style-name="Таблица706.A"/>
          <table:table-column table:style-name="Таблица706.B"/>
          <table:table-row>
            <table:table-cell table:style-name="Таблица706.A1" office:value-type="string">
              <text:p text:style-name="MP7"><text:user-field-get text:name="rightHeader12">Фамилия И.О. Название статьи12</text:user-field-get></text:p>
            </table:table-cell>
            <table:table-cell table:style-name="Таблица706.A1" office:value-type="string">
              <text:p text:style-name="MP8"><text:page-number text:select-page="current">347</text:page-number></text:p>
            </table:table-cell>
          </table:table-row>
        </table:table>
      </style:header>
      <style:header-left>
        <table:table table:name="Таблица707" table:style-name="Таблица707">
          <table:table-column table:style-name="Таблица707.A"/>
          <table:table-column table:style-name="Таблица707.B"/>
          <table:table-row>
            <table:table-cell table:style-name="Таблица707.A1" office:value-type="string">
              <text:p text:style-name="MP9"><text:page-number text:select-page="current">346</text:page-number></text:p>
            </table:table-cell>
            <table:table-cell table:style-name="Таблица707.A1" office:value-type="string">
              <text:p text:style-name="MP10"><text:user-field-get text:name="leftHeader12">  </text:user-field-get></text:p>
            </table:table-cell>
          </table:table-row>
        </table:table>
      </style:header-left>
    </style:master-page>
    <style:master-page style:name="Статья_20_12_20_стр.25" style:display-name="Статья 12 стр.25" style:page-layout-name="Mpm9" style:next-style-name="Статья_20_12_20_стр.26">
      <style:header>
        <table:table table:name="Таблица708" table:style-name="Таблица708">
          <table:table-column table:style-name="Таблица708.A"/>
          <table:table-column table:style-name="Таблица708.B"/>
          <table:table-row>
            <table:table-cell table:style-name="Таблица708.A1" office:value-type="string">
              <text:p text:style-name="MP7"><text:user-field-get text:name="rightHeader12">Фамилия И.О. Название статьи12</text:user-field-get></text:p>
            </table:table-cell>
            <table:table-cell table:style-name="Таблица708.A1" office:value-type="string">
              <text:p text:style-name="MP8"><text:page-number text:select-page="current">347</text:page-number></text:p>
            </table:table-cell>
          </table:table-row>
        </table:table>
      </style:header>
      <style:header-left>
        <table:table table:name="Таблица709" table:style-name="Таблица709">
          <table:table-column table:style-name="Таблица709.A"/>
          <table:table-column table:style-name="Таблица709.B"/>
          <table:table-row>
            <table:table-cell table:style-name="Таблица709.A1" office:value-type="string">
              <text:p text:style-name="MP9"><text:page-number text:select-page="current">348</text:page-number></text:p>
            </table:table-cell>
            <table:table-cell table:style-name="Таблица709.A1" office:value-type="string">
              <text:p text:style-name="MP10"><text:user-field-get text:name="leftHeader12">  </text:user-field-get></text:p>
            </table:table-cell>
          </table:table-row>
        </table:table>
      </style:header-left>
    </style:master-page>
    <style:master-page style:name="Статья_20_12_20_стр.26" style:display-name="Статья 12 стр.26" style:page-layout-name="Mpm9" style:next-style-name="Статья_20_12_20_стр.27">
      <style:header>
        <table:table table:name="Таблица710" table:style-name="Таблица710">
          <table:table-column table:style-name="Таблица710.A"/>
          <table:table-column table:style-name="Таблица710.B"/>
          <table:table-row>
            <table:table-cell table:style-name="Таблица710.A1" office:value-type="string">
              <text:p text:style-name="MP7"><text:user-field-get text:name="rightHeader12">Фамилия И.О. Название статьи12</text:user-field-get></text:p>
            </table:table-cell>
            <table:table-cell table:style-name="Таблица710.A1" office:value-type="string">
              <text:p text:style-name="MP8"><text:page-number text:select-page="current">349</text:page-number></text:p>
            </table:table-cell>
          </table:table-row>
        </table:table>
      </style:header>
      <style:header-left>
        <table:table table:name="Таблица711" table:style-name="Таблица711">
          <table:table-column table:style-name="Таблица711.A"/>
          <table:table-column table:style-name="Таблица711.B"/>
          <table:table-row>
            <table:table-cell table:style-name="Таблица711.A1" office:value-type="string">
              <text:p text:style-name="MP9"><text:page-number text:select-page="current">348</text:page-number></text:p>
            </table:table-cell>
            <table:table-cell table:style-name="Таблица711.A1" office:value-type="string">
              <text:p text:style-name="MP10"><text:user-field-get text:name="leftHeader12">  </text:user-field-get></text:p>
            </table:table-cell>
          </table:table-row>
        </table:table>
      </style:header-left>
    </style:master-page>
    <style:master-page style:name="Статья_20_12_20_стр.27" style:display-name="Статья 12 стр.27" style:page-layout-name="Mpm9" style:next-style-name="Статья_20_12_20_стр.28">
      <style:header>
        <table:table table:name="Таблица712" table:style-name="Таблица712">
          <table:table-column table:style-name="Таблица712.A"/>
          <table:table-column table:style-name="Таблица712.B"/>
          <table:table-row>
            <table:table-cell table:style-name="Таблица712.A1" office:value-type="string">
              <text:p text:style-name="MP7"><text:user-field-get text:name="rightHeader12">Фамилия И.О. Название статьи12</text:user-field-get></text:p>
            </table:table-cell>
            <table:table-cell table:style-name="Таблица712.A1" office:value-type="string">
              <text:p text:style-name="MP8"><text:page-number text:select-page="current">349</text:page-number></text:p>
            </table:table-cell>
          </table:table-row>
        </table:table>
      </style:header>
      <style:header-left>
        <table:table table:name="Таблица713" table:style-name="Таблица713">
          <table:table-column table:style-name="Таблица713.A"/>
          <table:table-column table:style-name="Таблица713.B"/>
          <table:table-row>
            <table:table-cell table:style-name="Таблица713.A1" office:value-type="string">
              <text:p text:style-name="MP9"><text:page-number text:select-page="current">350</text:page-number></text:p>
            </table:table-cell>
            <table:table-cell table:style-name="Таблица713.A1" office:value-type="string">
              <text:p text:style-name="MP10"><text:user-field-get text:name="leftHeader12">  </text:user-field-get></text:p>
            </table:table-cell>
          </table:table-row>
        </table:table>
      </style:header-left>
    </style:master-page>
    <style:master-page style:name="Статья_20_12_20_стр.28" style:display-name="Статья 12 стр.28" style:page-layout-name="Mpm9" style:next-style-name="Статья_20_12_20_стр.29">
      <style:header>
        <table:table table:name="Таблица714" table:style-name="Таблица714">
          <table:table-column table:style-name="Таблица714.A"/>
          <table:table-column table:style-name="Таблица714.B"/>
          <table:table-row>
            <table:table-cell table:style-name="Таблица714.A1" office:value-type="string">
              <text:p text:style-name="MP7"><text:user-field-get text:name="rightHeader12">Фамилия И.О. Название статьи12</text:user-field-get></text:p>
            </table:table-cell>
            <table:table-cell table:style-name="Таблица714.A1" office:value-type="string">
              <text:p text:style-name="MP8"><text:page-number text:select-page="current">351</text:page-number></text:p>
            </table:table-cell>
          </table:table-row>
        </table:table>
      </style:header>
      <style:header-left>
        <table:table table:name="Таблица715" table:style-name="Таблица715">
          <table:table-column table:style-name="Таблица715.A"/>
          <table:table-column table:style-name="Таблица715.B"/>
          <table:table-row>
            <table:table-cell table:style-name="Таблица715.A1" office:value-type="string">
              <text:p text:style-name="MP9"><text:page-number text:select-page="current">350</text:page-number></text:p>
            </table:table-cell>
            <table:table-cell table:style-name="Таблица715.A1" office:value-type="string">
              <text:p text:style-name="MP10"><text:user-field-get text:name="leftHeader12">  </text:user-field-get></text:p>
            </table:table-cell>
          </table:table-row>
        </table:table>
      </style:header-left>
    </style:master-page>
    <style:master-page style:name="Статья_20_12_20_стр.29" style:display-name="Статья 12 стр.29" style:page-layout-name="Mpm9" style:next-style-name="Статья_20_12">
      <style:header>
        <table:table table:name="Таблица716" table:style-name="Таблица716">
          <table:table-column table:style-name="Таблица716.A"/>
          <table:table-column table:style-name="Таблица716.B"/>
          <table:table-row>
            <table:table-cell table:style-name="Таблица716.A1" office:value-type="string">
              <text:p text:style-name="MP7"><text:user-field-get text:name="rightHeader12">Фамилия И.О. Название статьи12</text:user-field-get></text:p>
            </table:table-cell>
            <table:table-cell table:style-name="Таблица716.A1" office:value-type="string">
              <text:p text:style-name="MP8"><text:page-number text:select-page="current">351</text:page-number></text:p>
            </table:table-cell>
          </table:table-row>
        </table:table>
      </style:header>
      <style:header-left>
        <table:table table:name="Таблица717" table:style-name="Таблица717">
          <table:table-column table:style-name="Таблица717.A"/>
          <table:table-column table:style-name="Таблица717.B"/>
          <table:table-row>
            <table:table-cell table:style-name="Таблица717.A1" office:value-type="string">
              <text:p text:style-name="MP9"><text:page-number text:select-page="current">352</text:page-number></text:p>
            </table:table-cell>
            <table:table-cell table:style-name="Таблица717.A1" office:value-type="string">
              <text:p text:style-name="MP10"><text:user-field-get text:name="leftHeader12">  </text:user-field-get></text:p>
            </table:table-cell>
          </table:table-row>
        </table:table>
      </style:header-left>
    </style:master-page>
    <style:master-page style:name="Статья_20_13_20_стр.1" style:display-name="Статья 13 стр.1" style:page-layout-name="Mpm10" style:next-style-name="Статья_20_13_20_стр.2">
      <style:header>
        <table:table table:name="Таблица718" table:style-name="Таблица718">
          <table:table-column table:style-name="Таблица718.A"/>
          <table:table-column table:style-name="Таблица718.B"/>
          <table:table-row>
            <table:table-cell table:style-name="Таблица718.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353</text:page-number>–<text:user-field-get text:name="article13LastPage">381</text:user-field-get></text:p>
              <text:p text:style-name="MP11"><text:user-field-get text:name="article13UDK">Задать УДК</text:user-field-get></text:p>
            </table:table-cell>
            <table:table-cell table:style-name="Таблица718.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353</text:page-number>–<text:user-field-get text:name="article13LastPage">381</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353</text:page-number>-<text:user-field-get text:name="article13LastPage">381</text:user-field-get></text:p>
            </table:table-cell>
          </table:table-row>
        </table:table>
      </style:header>
      <style:footer>
        <text:user-field-decls>
          <text:user-field-decl office:value-type="string" office:string-value="  " text:name="author13Copyright"/>
        </text:user-field-decls>
        <text:p text:style-name="MP14"><text:user-field-get text:name="author13Copyright">  </text:user-field-get></text:p>
      </style:footer>
    </style:master-page>
    <style:master-page style:name="Статья_20_13" style:display-name="Статья 13" style:page-layout-name="Mpm9">
      <style:header>
        <table:table table:name="Таблица719" table:style-name="Таблица719">
          <table:table-column table:style-name="Таблица719.A"/>
          <table:table-column table:style-name="Таблица719.B"/>
          <table:table-row>
            <table:table-cell table:style-name="Таблица719.A1" office:value-type="string">
              <text:p text:style-name="MP7"><text:user-field-get text:name="rightHeader13">Фамилия И.О. Название статьи13</text:user-field-get></text:p>
            </table:table-cell>
            <table:table-cell table:style-name="Таблица719.A1" office:value-type="string">
              <text:p text:style-name="MP8"><text:page-number text:select-page="current">381</text:page-number></text:p>
            </table:table-cell>
          </table:table-row>
        </table:table>
      </style:header>
      <style:header-left>
        <table:table table:name="Таблица720" table:style-name="Таблица720">
          <table:table-column table:style-name="Таблица720.A"/>
          <table:table-column table:style-name="Таблица720.B"/>
          <table:table-row>
            <table:table-cell table:style-name="Таблица720.A1" office:value-type="string">
              <text:p text:style-name="MP9"><text:page-number text:select-page="current">382</text:page-number></text:p>
            </table:table-cell>
            <table:table-cell table:style-name="Таблица720.A1" office:value-type="string">
              <text:p text:style-name="MP10"><text:user-field-get text:name="leftHeader13">  </text:user-field-get></text:p>
            </table:table-cell>
          </table:table-row>
        </table:table>
      </style:header-left>
    </style:master-page>
    <style:master-page style:name="Статья_20_13_20_стр.2" style:display-name="Статья 13 стр.2" style:page-layout-name="Mpm9" style:next-style-name="Статья_20_13_20_стр.3">
      <style:header>
        <table:table table:name="Таблица721" table:style-name="Таблица721">
          <table:table-column table:style-name="Таблица721.A"/>
          <table:table-column table:style-name="Таблица721.B"/>
          <table:table-row>
            <table:table-cell table:style-name="Таблица721.A1" office:value-type="string">
              <text:p text:style-name="MP7"><text:user-field-get text:name="rightHeader13">Фамилия И.О. Название статьи13</text:user-field-get></text:p>
            </table:table-cell>
            <table:table-cell table:style-name="Таблица721.A1" office:value-type="string">
              <text:p text:style-name="MP8"><text:page-number text:select-page="current">355</text:page-number></text:p>
            </table:table-cell>
          </table:table-row>
        </table:table>
      </style:header>
      <style:header-left>
        <table:table table:name="Таблица722" table:style-name="Таблица722">
          <table:table-column table:style-name="Таблица722.A"/>
          <table:table-column table:style-name="Таблица722.B"/>
          <table:table-row>
            <table:table-cell table:style-name="Таблица722.A1" office:value-type="string">
              <text:p text:style-name="MP9"><text:page-number text:select-page="current">354</text:page-number></text:p>
            </table:table-cell>
            <table:table-cell table:style-name="Таблица722.A1" office:value-type="string">
              <text:p text:style-name="MP10"><text:user-field-get text:name="leftHeader13">  </text:user-field-get></text:p>
            </table:table-cell>
          </table:table-row>
        </table:table>
      </style:header-left>
    </style:master-page>
    <style:master-page style:name="Статья_20_13_20_стр.3" style:display-name="Статья 13 стр.3" style:page-layout-name="Mpm9" style:next-style-name="Статья_20_13_20_стр.4">
      <style:header>
        <table:table table:name="Таблица723" table:style-name="Таблица723">
          <table:table-column table:style-name="Таблица723.A"/>
          <table:table-column table:style-name="Таблица723.B"/>
          <table:table-row>
            <table:table-cell table:style-name="Таблица723.A1" office:value-type="string">
              <text:p text:style-name="MP7"><text:user-field-get text:name="rightHeader13">Фамилия И.О. Название статьи13</text:user-field-get></text:p>
            </table:table-cell>
            <table:table-cell table:style-name="Таблица723.A1" office:value-type="string">
              <text:p text:style-name="MP8"><text:page-number text:select-page="current">355</text:page-number></text:p>
            </table:table-cell>
          </table:table-row>
        </table:table>
      </style:header>
      <style:header-left>
        <table:table table:name="Таблица724" table:style-name="Таблица724">
          <table:table-column table:style-name="Таблица724.A"/>
          <table:table-column table:style-name="Таблица724.B"/>
          <table:table-row>
            <table:table-cell table:style-name="Таблица724.A1" office:value-type="string">
              <text:p text:style-name="MP9"><text:page-number text:select-page="current">356</text:page-number></text:p>
            </table:table-cell>
            <table:table-cell table:style-name="Таблица724.A1" office:value-type="string">
              <text:p text:style-name="MP10"><text:user-field-get text:name="leftHeader13">  </text:user-field-get></text:p>
            </table:table-cell>
          </table:table-row>
        </table:table>
      </style:header-left>
    </style:master-page>
    <style:master-page style:name="Статья_20_13_20_стр.4" style:display-name="Статья 13 стр.4" style:page-layout-name="Mpm9" style:next-style-name="Статья_20_13_20_стр.5">
      <style:header>
        <table:table table:name="Таблица725" table:style-name="Таблица725">
          <table:table-column table:style-name="Таблица725.A"/>
          <table:table-column table:style-name="Таблица725.B"/>
          <table:table-row>
            <table:table-cell table:style-name="Таблица725.A1" office:value-type="string">
              <text:p text:style-name="MP7"><text:user-field-get text:name="rightHeader13">Фамилия И.О. Название статьи13</text:user-field-get></text:p>
            </table:table-cell>
            <table:table-cell table:style-name="Таблица725.A1" office:value-type="string">
              <text:p text:style-name="MP8"><text:page-number text:select-page="current">355</text:page-number></text:p>
            </table:table-cell>
          </table:table-row>
        </table:table>
      </style:header>
      <style:header-left>
        <table:table table:name="Таблица726" table:style-name="Таблица726">
          <table:table-column table:style-name="Таблица726.A"/>
          <table:table-column table:style-name="Таблица726.B"/>
          <table:table-row>
            <table:table-cell table:style-name="Таблица726.A1" office:value-type="string">
              <text:p text:style-name="MP9"><text:page-number text:select-page="current">356</text:page-number></text:p>
            </table:table-cell>
            <table:table-cell table:style-name="Таблица726.A1" office:value-type="string">
              <text:p text:style-name="MP10"><text:user-field-get text:name="leftHeader13">  </text:user-field-get></text:p>
            </table:table-cell>
          </table:table-row>
        </table:table>
      </style:header-left>
    </style:master-page>
    <style:master-page style:name="Статья_20_13_20_стр.5" style:display-name="Статья 13 стр.5" style:page-layout-name="Mpm9" style:next-style-name="Статья_20_13_20_стр.6">
      <style:header>
        <table:table table:name="Таблица727" table:style-name="Таблица727">
          <table:table-column table:style-name="Таблица727.A"/>
          <table:table-column table:style-name="Таблица727.B"/>
          <table:table-row>
            <table:table-cell table:style-name="Таблица727.A1" office:value-type="string">
              <text:p text:style-name="MP7"><text:user-field-get text:name="rightHeader13">Фамилия И.О. Название статьи13</text:user-field-get></text:p>
            </table:table-cell>
            <table:table-cell table:style-name="Таблица727.A1" office:value-type="string">
              <text:p text:style-name="MP8"><text:page-number text:select-page="current">357</text:page-number></text:p>
            </table:table-cell>
          </table:table-row>
        </table:table>
      </style:header>
      <style:header-left>
        <table:table table:name="Таблица728" table:style-name="Таблица728">
          <table:table-column table:style-name="Таблица728.A"/>
          <table:table-column table:style-name="Таблица728.B"/>
          <table:table-row>
            <table:table-cell table:style-name="Таблица728.A1" office:value-type="string">
              <text:p text:style-name="MP9"><text:page-number text:select-page="current">356</text:page-number></text:p>
            </table:table-cell>
            <table:table-cell table:style-name="Таблица728.A1" office:value-type="string">
              <text:p text:style-name="MP10"><text:user-field-get text:name="leftHeader13">  </text:user-field-get></text:p>
            </table:table-cell>
          </table:table-row>
        </table:table>
      </style:header-left>
    </style:master-page>
    <style:master-page style:name="Статья_20_13_20_стр.6" style:display-name="Статья 13 стр.6" style:page-layout-name="Mpm9" style:next-style-name="Статья_20_13_20_стр.7">
      <style:header>
        <table:table table:name="Таблица729" table:style-name="Таблица729">
          <table:table-column table:style-name="Таблица729.A"/>
          <table:table-column table:style-name="Таблица729.B"/>
          <table:table-row>
            <table:table-cell table:style-name="Таблица729.A1" office:value-type="string">
              <text:p text:style-name="MP7"><text:user-field-get text:name="rightHeader13">Фамилия И.О. Название статьи13</text:user-field-get></text:p>
            </table:table-cell>
            <table:table-cell table:style-name="Таблица729.A1" office:value-type="string">
              <text:p text:style-name="MP8"><text:page-number text:select-page="current">357</text:page-number></text:p>
            </table:table-cell>
          </table:table-row>
        </table:table>
      </style:header>
      <style:header-left>
        <table:table table:name="Таблица730" table:style-name="Таблица730">
          <table:table-column table:style-name="Таблица730.A"/>
          <table:table-column table:style-name="Таблица730.B"/>
          <table:table-row>
            <table:table-cell table:style-name="Таблица730.A1" office:value-type="string">
              <text:p text:style-name="MP9"><text:page-number text:select-page="current">358</text:page-number></text:p>
            </table:table-cell>
            <table:table-cell table:style-name="Таблица730.A1" office:value-type="string">
              <text:p text:style-name="MP10"><text:user-field-get text:name="leftHeader13">  </text:user-field-get></text:p>
            </table:table-cell>
          </table:table-row>
        </table:table>
      </style:header-left>
    </style:master-page>
    <style:master-page style:name="Статья_20_13_20_стр.7" style:display-name="Статья 13 стр.7" style:page-layout-name="Mpm9" style:next-style-name="Статья_20_13_20_стр.8">
      <style:header>
        <table:table table:name="Таблица731" table:style-name="Таблица731">
          <table:table-column table:style-name="Таблица731.A"/>
          <table:table-column table:style-name="Таблица731.B"/>
          <table:table-row>
            <table:table-cell table:style-name="Таблица731.A1" office:value-type="string">
              <text:p text:style-name="MP7"><text:user-field-get text:name="rightHeader13">Фамилия И.О. Название статьи13</text:user-field-get></text:p>
            </table:table-cell>
            <table:table-cell table:style-name="Таблица731.A1" office:value-type="string">
              <text:p text:style-name="MP8"><text:page-number text:select-page="current">359</text:page-number></text:p>
            </table:table-cell>
          </table:table-row>
        </table:table>
      </style:header>
      <style:header-left>
        <table:table table:name="Таблица732" table:style-name="Таблица732">
          <table:table-column table:style-name="Таблица732.A"/>
          <table:table-column table:style-name="Таблица732.B"/>
          <table:table-row>
            <table:table-cell table:style-name="Таблица732.A1" office:value-type="string">
              <text:p text:style-name="MP9"><text:page-number text:select-page="current">358</text:page-number></text:p>
            </table:table-cell>
            <table:table-cell table:style-name="Таблица732.A1" office:value-type="string">
              <text:p text:style-name="MP10"><text:user-field-get text:name="leftHeader13">  </text:user-field-get></text:p>
            </table:table-cell>
          </table:table-row>
        </table:table>
      </style:header-left>
    </style:master-page>
    <style:master-page style:name="Статья_20_13_20_стр.8" style:display-name="Статья 13 стр.8" style:page-layout-name="Mpm9" style:next-style-name="Статья_20_13_20_стр.9">
      <style:header>
        <table:table table:name="Таблица733" table:style-name="Таблица733">
          <table:table-column table:style-name="Таблица733.A"/>
          <table:table-column table:style-name="Таблица733.B"/>
          <table:table-row>
            <table:table-cell table:style-name="Таблица733.A1" office:value-type="string">
              <text:p text:style-name="MP7"><text:user-field-get text:name="rightHeader13">Фамилия И.О. Название статьи13</text:user-field-get></text:p>
            </table:table-cell>
            <table:table-cell table:style-name="Таблица733.A1" office:value-type="string">
              <text:p text:style-name="MP8"><text:page-number text:select-page="current">359</text:page-number></text:p>
            </table:table-cell>
          </table:table-row>
        </table:table>
      </style:header>
      <style:header-left>
        <table:table table:name="Таблица734" table:style-name="Таблица734">
          <table:table-column table:style-name="Таблица734.A"/>
          <table:table-column table:style-name="Таблица734.B"/>
          <table:table-row>
            <table:table-cell table:style-name="Таблица734.A1" office:value-type="string">
              <text:p text:style-name="MP9"><text:page-number text:select-page="current">360</text:page-number></text:p>
            </table:table-cell>
            <table:table-cell table:style-name="Таблица734.A1" office:value-type="string">
              <text:p text:style-name="MP10"><text:user-field-get text:name="leftHeader13">  </text:user-field-get></text:p>
            </table:table-cell>
          </table:table-row>
        </table:table>
      </style:header-left>
    </style:master-page>
    <style:master-page style:name="Статья_20_13_20_стр.9" style:display-name="Статья 13 стр.9" style:page-layout-name="Mpm9" style:next-style-name="Статья_20_13_20_стр.10">
      <style:header>
        <table:table table:name="Таблица735" table:style-name="Таблица735">
          <table:table-column table:style-name="Таблица735.A"/>
          <table:table-column table:style-name="Таблица735.B"/>
          <table:table-row>
            <table:table-cell table:style-name="Таблица735.A1" office:value-type="string">
              <text:p text:style-name="MP7"><text:user-field-get text:name="rightHeader13">Фамилия И.О. Название статьи13</text:user-field-get></text:p>
            </table:table-cell>
            <table:table-cell table:style-name="Таблица735.A1" office:value-type="string">
              <text:p text:style-name="MP8"><text:page-number text:select-page="current">361</text:page-number></text:p>
            </table:table-cell>
          </table:table-row>
        </table:table>
      </style:header>
      <style:header-left>
        <table:table table:name="Таблица736" table:style-name="Таблица736">
          <table:table-column table:style-name="Таблица736.A"/>
          <table:table-column table:style-name="Таблица736.B"/>
          <table:table-row>
            <table:table-cell table:style-name="Таблица736.A1" office:value-type="string">
              <text:p text:style-name="MP9"><text:page-number text:select-page="current">360</text:page-number></text:p>
            </table:table-cell>
            <table:table-cell table:style-name="Таблица736.A1" office:value-type="string">
              <text:p text:style-name="MP10"><text:user-field-get text:name="leftHeader13">  </text:user-field-get></text:p>
            </table:table-cell>
          </table:table-row>
        </table:table>
      </style:header-left>
    </style:master-page>
    <style:master-page style:name="Статья_20_13_20_стр.10" style:display-name="Статья 13 стр.10" style:page-layout-name="Mpm9" style:next-style-name="Статья_20_13_20_стр.11">
      <style:header>
        <table:table table:name="Таблица737" table:style-name="Таблица737">
          <table:table-column table:style-name="Таблица737.A"/>
          <table:table-column table:style-name="Таблица737.B"/>
          <table:table-row>
            <table:table-cell table:style-name="Таблица737.A1" office:value-type="string">
              <text:p text:style-name="MP7"><text:user-field-get text:name="rightHeader13">Фамилия И.О. Название статьи13</text:user-field-get></text:p>
            </table:table-cell>
            <table:table-cell table:style-name="Таблица737.A1" office:value-type="string">
              <text:p text:style-name="MP8"><text:page-number text:select-page="current">361</text:page-number></text:p>
            </table:table-cell>
          </table:table-row>
        </table:table>
      </style:header>
      <style:header-left>
        <table:table table:name="Таблица738" table:style-name="Таблица738">
          <table:table-column table:style-name="Таблица738.A"/>
          <table:table-column table:style-name="Таблица738.B"/>
          <table:table-row>
            <table:table-cell table:style-name="Таблица738.A1" office:value-type="string">
              <text:p text:style-name="MP9"><text:page-number text:select-page="current">362</text:page-number></text:p>
            </table:table-cell>
            <table:table-cell table:style-name="Таблица738.A1" office:value-type="string">
              <text:p text:style-name="MP10"><text:user-field-get text:name="leftHeader13">  </text:user-field-get></text:p>
            </table:table-cell>
          </table:table-row>
        </table:table>
      </style:header-left>
    </style:master-page>
    <style:master-page style:name="Статья_20_13_20_стр.11" style:display-name="Статья 13 стр.11" style:page-layout-name="Mpm9" style:next-style-name="Статья_20_13_20_стр.12">
      <style:header>
        <table:table table:name="Таблица739" table:style-name="Таблица739">
          <table:table-column table:style-name="Таблица739.A"/>
          <table:table-column table:style-name="Таблица739.B"/>
          <table:table-row>
            <table:table-cell table:style-name="Таблица739.A1" office:value-type="string">
              <text:p text:style-name="MP7"><text:user-field-get text:name="rightHeader13">Фамилия И.О. Название статьи13</text:user-field-get></text:p>
            </table:table-cell>
            <table:table-cell table:style-name="Таблица739.A1" office:value-type="string">
              <text:p text:style-name="MP8"><text:page-number text:select-page="current">363</text:page-number></text:p>
            </table:table-cell>
          </table:table-row>
        </table:table>
      </style:header>
      <style:header-left>
        <table:table table:name="Таблица740" table:style-name="Таблица740">
          <table:table-column table:style-name="Таблица740.A"/>
          <table:table-column table:style-name="Таблица740.B"/>
          <table:table-row>
            <table:table-cell table:style-name="Таблица740.A1" office:value-type="string">
              <text:p text:style-name="MP9"><text:page-number text:select-page="current">362</text:page-number></text:p>
            </table:table-cell>
            <table:table-cell table:style-name="Таблица740.A1" office:value-type="string">
              <text:p text:style-name="MP10"><text:user-field-get text:name="leftHeader13">  </text:user-field-get></text:p>
            </table:table-cell>
          </table:table-row>
        </table:table>
      </style:header-left>
    </style:master-page>
    <style:master-page style:name="Статья_20_13_20_стр.12" style:display-name="Статья 13 стр.12" style:page-layout-name="Mpm9" style:next-style-name="Статья_20_13_20_стр.13">
      <style:header>
        <table:table table:name="Таблица741" table:style-name="Таблица741">
          <table:table-column table:style-name="Таблица741.A"/>
          <table:table-column table:style-name="Таблица741.B"/>
          <table:table-row>
            <table:table-cell table:style-name="Таблица741.A1" office:value-type="string">
              <text:p text:style-name="MP7"><text:user-field-get text:name="rightHeader13">Фамилия И.О. Название статьи13</text:user-field-get></text:p>
            </table:table-cell>
            <table:table-cell table:style-name="Таблица741.A1" office:value-type="string">
              <text:p text:style-name="MP8"><text:page-number text:select-page="current">363</text:page-number></text:p>
            </table:table-cell>
          </table:table-row>
        </table:table>
      </style:header>
      <style:header-left>
        <table:table table:name="Таблица742" table:style-name="Таблица742">
          <table:table-column table:style-name="Таблица742.A"/>
          <table:table-column table:style-name="Таблица742.B"/>
          <table:table-row>
            <table:table-cell table:style-name="Таблица742.A1" office:value-type="string">
              <text:p text:style-name="MP9"><text:page-number text:select-page="current">364</text:page-number></text:p>
            </table:table-cell>
            <table:table-cell table:style-name="Таблица742.A1" office:value-type="string">
              <text:p text:style-name="MP10"><text:user-field-get text:name="leftHeader13">  </text:user-field-get></text:p>
            </table:table-cell>
          </table:table-row>
        </table:table>
      </style:header-left>
    </style:master-page>
    <style:master-page style:name="Статья_20_13_20_стр.13" style:display-name="Статья 13 стр.13" style:page-layout-name="Mpm9" style:next-style-name="Статья_20_13_20_стр.14">
      <style:header>
        <table:table table:name="Таблица743" table:style-name="Таблица743">
          <table:table-column table:style-name="Таблица743.A"/>
          <table:table-column table:style-name="Таблица743.B"/>
          <table:table-row>
            <table:table-cell table:style-name="Таблица743.A1" office:value-type="string">
              <text:p text:style-name="MP7"><text:user-field-get text:name="rightHeader13">Фамилия И.О. Название статьи13</text:user-field-get></text:p>
            </table:table-cell>
            <table:table-cell table:style-name="Таблица743.A1" office:value-type="string">
              <text:p text:style-name="MP8"><text:page-number text:select-page="current">365</text:page-number></text:p>
            </table:table-cell>
          </table:table-row>
        </table:table>
      </style:header>
      <style:header-left>
        <table:table table:name="Таблица744" table:style-name="Таблица744">
          <table:table-column table:style-name="Таблица744.A"/>
          <table:table-column table:style-name="Таблица744.B"/>
          <table:table-row>
            <table:table-cell table:style-name="Таблица744.A1" office:value-type="string">
              <text:p text:style-name="MP9"><text:page-number text:select-page="current">364</text:page-number></text:p>
            </table:table-cell>
            <table:table-cell table:style-name="Таблица744.A1" office:value-type="string">
              <text:p text:style-name="MP10"><text:user-field-get text:name="leftHeader13">  </text:user-field-get></text:p>
            </table:table-cell>
          </table:table-row>
        </table:table>
      </style:header-left>
    </style:master-page>
    <style:master-page style:name="Статья_20_13_20_стр.14" style:display-name="Статья 13 стр.14" style:page-layout-name="Mpm9" style:next-style-name="Статья_20_13_20_стр.15">
      <style:header>
        <table:table table:name="Таблица745" table:style-name="Таблица745">
          <table:table-column table:style-name="Таблица745.A"/>
          <table:table-column table:style-name="Таблица745.B"/>
          <table:table-row>
            <table:table-cell table:style-name="Таблица745.A1" office:value-type="string">
              <text:p text:style-name="MP7"><text:user-field-get text:name="rightHeader13">Фамилия И.О. Название статьи13</text:user-field-get></text:p>
            </table:table-cell>
            <table:table-cell table:style-name="Таблица745.A1" office:value-type="string">
              <text:p text:style-name="MP8"><text:page-number text:select-page="current">365</text:page-number></text:p>
            </table:table-cell>
          </table:table-row>
        </table:table>
      </style:header>
      <style:header-left>
        <table:table table:name="Таблица746" table:style-name="Таблица746">
          <table:table-column table:style-name="Таблица746.A"/>
          <table:table-column table:style-name="Таблица746.B"/>
          <table:table-row>
            <table:table-cell table:style-name="Таблица746.A1" office:value-type="string">
              <text:p text:style-name="MP9"><text:page-number text:select-page="current">366</text:page-number></text:p>
            </table:table-cell>
            <table:table-cell table:style-name="Таблица746.A1" office:value-type="string">
              <text:p text:style-name="MP10"><text:user-field-get text:name="leftHeader13">  </text:user-field-get></text:p>
            </table:table-cell>
          </table:table-row>
        </table:table>
      </style:header-left>
    </style:master-page>
    <style:master-page style:name="Статья_20_13_20_стр.15" style:display-name="Статья 13 стр.15" style:page-layout-name="Mpm9" style:next-style-name="Статья_20_13_20_стр.16">
      <style:header>
        <table:table table:name="Таблица747" table:style-name="Таблица747">
          <table:table-column table:style-name="Таблица747.A"/>
          <table:table-column table:style-name="Таблица747.B"/>
          <table:table-row>
            <table:table-cell table:style-name="Таблица747.A1" office:value-type="string">
              <text:p text:style-name="MP7"><text:user-field-get text:name="rightHeader13">Фамилия И.О. Название статьи13</text:user-field-get></text:p>
            </table:table-cell>
            <table:table-cell table:style-name="Таблица747.A1" office:value-type="string">
              <text:p text:style-name="MP8"><text:page-number text:select-page="current">367</text:page-number></text:p>
            </table:table-cell>
          </table:table-row>
        </table:table>
      </style:header>
      <style:header-left>
        <table:table table:name="Таблица748" table:style-name="Таблица748">
          <table:table-column table:style-name="Таблица748.A"/>
          <table:table-column table:style-name="Таблица748.B"/>
          <table:table-row>
            <table:table-cell table:style-name="Таблица748.A1" office:value-type="string">
              <text:p text:style-name="MP9"><text:page-number text:select-page="current">366</text:page-number></text:p>
            </table:table-cell>
            <table:table-cell table:style-name="Таблица748.A1" office:value-type="string">
              <text:p text:style-name="MP10"><text:user-field-get text:name="leftHeader13">  </text:user-field-get></text:p>
            </table:table-cell>
          </table:table-row>
        </table:table>
      </style:header-left>
    </style:master-page>
    <style:master-page style:name="Статья_20_13_20_стр.16" style:display-name="Статья 13 стр.16" style:page-layout-name="Mpm9" style:next-style-name="Статья_20_13_20_стр.17">
      <style:header>
        <table:table table:name="Таблица749" table:style-name="Таблица749">
          <table:table-column table:style-name="Таблица749.A"/>
          <table:table-column table:style-name="Таблица749.B"/>
          <table:table-row>
            <table:table-cell table:style-name="Таблица749.A1" office:value-type="string">
              <text:p text:style-name="MP7"><text:user-field-get text:name="rightHeader13">Фамилия И.О. Название статьи13</text:user-field-get></text:p>
            </table:table-cell>
            <table:table-cell table:style-name="Таблица749.A1" office:value-type="string">
              <text:p text:style-name="MP8"><text:page-number text:select-page="current">367</text:page-number></text:p>
            </table:table-cell>
          </table:table-row>
        </table:table>
      </style:header>
      <style:header-left>
        <table:table table:name="Таблица750" table:style-name="Таблица750">
          <table:table-column table:style-name="Таблица750.A"/>
          <table:table-column table:style-name="Таблица750.B"/>
          <table:table-row>
            <table:table-cell table:style-name="Таблица750.A1" office:value-type="string">
              <text:p text:style-name="MP9"><text:page-number text:select-page="current">368</text:page-number></text:p>
            </table:table-cell>
            <table:table-cell table:style-name="Таблица750.A1" office:value-type="string">
              <text:p text:style-name="MP10"><text:user-field-get text:name="leftHeader13">  </text:user-field-get></text:p>
            </table:table-cell>
          </table:table-row>
        </table:table>
      </style:header-left>
    </style:master-page>
    <style:master-page style:name="Статья_20_13_20_стр.17" style:display-name="Статья 13 стр.17" style:page-layout-name="Mpm9" style:next-style-name="Статья_20_13_20_стр.18">
      <style:header>
        <table:table table:name="Таблица751" table:style-name="Таблица751">
          <table:table-column table:style-name="Таблица751.A"/>
          <table:table-column table:style-name="Таблица751.B"/>
          <table:table-row>
            <table:table-cell table:style-name="Таблица751.A1" office:value-type="string">
              <text:p text:style-name="MP7"><text:user-field-get text:name="rightHeader13">Фамилия И.О. Название статьи13</text:user-field-get></text:p>
            </table:table-cell>
            <table:table-cell table:style-name="Таблица751.A1" office:value-type="string">
              <text:p text:style-name="MP8"><text:page-number text:select-page="current">369</text:page-number></text:p>
            </table:table-cell>
          </table:table-row>
        </table:table>
      </style:header>
      <style:header-left>
        <table:table table:name="Таблица752" table:style-name="Таблица752">
          <table:table-column table:style-name="Таблица752.A"/>
          <table:table-column table:style-name="Таблица752.B"/>
          <table:table-row>
            <table:table-cell table:style-name="Таблица752.A1" office:value-type="string">
              <text:p text:style-name="MP9"><text:page-number text:select-page="current">368</text:page-number></text:p>
            </table:table-cell>
            <table:table-cell table:style-name="Таблица752.A1" office:value-type="string">
              <text:p text:style-name="MP10"><text:user-field-get text:name="leftHeader13">  </text:user-field-get></text:p>
            </table:table-cell>
          </table:table-row>
        </table:table>
      </style:header-left>
    </style:master-page>
    <style:master-page style:name="Статья_20_13_20_стр.18" style:display-name="Статья 13 стр.18" style:page-layout-name="Mpm9" style:next-style-name="Статья_20_13_20_стр.19">
      <style:header>
        <table:table table:name="Таблица753" table:style-name="Таблица753">
          <table:table-column table:style-name="Таблица753.A"/>
          <table:table-column table:style-name="Таблица753.B"/>
          <table:table-row>
            <table:table-cell table:style-name="Таблица753.A1" office:value-type="string">
              <text:p text:style-name="MP7"><text:user-field-get text:name="rightHeader13">Фамилия И.О. Название статьи13</text:user-field-get></text:p>
            </table:table-cell>
            <table:table-cell table:style-name="Таблица753.A1" office:value-type="string">
              <text:p text:style-name="MP8"><text:page-number text:select-page="current">369</text:page-number></text:p>
            </table:table-cell>
          </table:table-row>
        </table:table>
      </style:header>
      <style:header-left>
        <table:table table:name="Таблица754" table:style-name="Таблица754">
          <table:table-column table:style-name="Таблица754.A"/>
          <table:table-column table:style-name="Таблица754.B"/>
          <table:table-row>
            <table:table-cell table:style-name="Таблица754.A1" office:value-type="string">
              <text:p text:style-name="MP9"><text:page-number text:select-page="current">370</text:page-number></text:p>
            </table:table-cell>
            <table:table-cell table:style-name="Таблица754.A1" office:value-type="string">
              <text:p text:style-name="MP10"><text:user-field-get text:name="leftHeader13">  </text:user-field-get></text:p>
            </table:table-cell>
          </table:table-row>
        </table:table>
      </style:header-left>
    </style:master-page>
    <style:master-page style:name="Статья_20_13_20_стр.19" style:display-name="Статья 13 стр.19" style:page-layout-name="Mpm9" style:next-style-name="Статья_20_13_20_стр.20">
      <style:header>
        <table:table table:name="Таблица755" table:style-name="Таблица755">
          <table:table-column table:style-name="Таблица755.A"/>
          <table:table-column table:style-name="Таблица755.B"/>
          <table:table-row>
            <table:table-cell table:style-name="Таблица755.A1" office:value-type="string">
              <text:p text:style-name="MP7"><text:user-field-get text:name="rightHeader13">Фамилия И.О. Название статьи13</text:user-field-get></text:p>
            </table:table-cell>
            <table:table-cell table:style-name="Таблица755.A1" office:value-type="string">
              <text:p text:style-name="MP8"><text:page-number text:select-page="current">371</text:page-number></text:p>
            </table:table-cell>
          </table:table-row>
        </table:table>
      </style:header>
      <style:header-left>
        <table:table table:name="Таблица756" table:style-name="Таблица756">
          <table:table-column table:style-name="Таблица756.A"/>
          <table:table-column table:style-name="Таблица756.B"/>
          <table:table-row>
            <table:table-cell table:style-name="Таблица756.A1" office:value-type="string">
              <text:p text:style-name="MP9"><text:page-number text:select-page="current">370</text:page-number></text:p>
            </table:table-cell>
            <table:table-cell table:style-name="Таблица756.A1" office:value-type="string">
              <text:p text:style-name="MP10"><text:user-field-get text:name="leftHeader13">  </text:user-field-get></text:p>
            </table:table-cell>
          </table:table-row>
        </table:table>
      </style:header-left>
    </style:master-page>
    <style:master-page style:name="Статья_20_13_20_стр.20" style:display-name="Статья 13 стр.20" style:page-layout-name="Mpm9" style:next-style-name="Статья_20_13_20_стр.21">
      <style:header>
        <table:table table:name="Таблица757" table:style-name="Таблица757">
          <table:table-column table:style-name="Таблица757.A"/>
          <table:table-column table:style-name="Таблица757.B"/>
          <table:table-row>
            <table:table-cell table:style-name="Таблица757.A1" office:value-type="string">
              <text:p text:style-name="MP7"><text:user-field-get text:name="rightHeader13">Фамилия И.О. Название статьи13</text:user-field-get></text:p>
            </table:table-cell>
            <table:table-cell table:style-name="Таблица757.A1" office:value-type="string">
              <text:p text:style-name="MP8"><text:page-number text:select-page="current">371</text:page-number></text:p>
            </table:table-cell>
          </table:table-row>
        </table:table>
      </style:header>
      <style:header-left>
        <table:table table:name="Таблица758" table:style-name="Таблица758">
          <table:table-column table:style-name="Таблица758.A"/>
          <table:table-column table:style-name="Таблица758.B"/>
          <table:table-row>
            <table:table-cell table:style-name="Таблица758.A1" office:value-type="string">
              <text:p text:style-name="MP9"><text:page-number text:select-page="current">372</text:page-number></text:p>
            </table:table-cell>
            <table:table-cell table:style-name="Таблица758.A1" office:value-type="string">
              <text:p text:style-name="MP10"><text:user-field-get text:name="leftHeader13">  </text:user-field-get></text:p>
            </table:table-cell>
          </table:table-row>
        </table:table>
      </style:header-left>
    </style:master-page>
    <style:master-page style:name="Статья_20_13_20_стр.21" style:display-name="Статья 13 стр.21" style:page-layout-name="Mpm9" style:next-style-name="Статья_20_13_20_стр.22">
      <style:header>
        <table:table table:name="Таблица759" table:style-name="Таблица759">
          <table:table-column table:style-name="Таблица759.A"/>
          <table:table-column table:style-name="Таблица759.B"/>
          <table:table-row>
            <table:table-cell table:style-name="Таблица759.A1" office:value-type="string">
              <text:p text:style-name="MP7"><text:user-field-get text:name="rightHeader13">Фамилия И.О. Название статьи13</text:user-field-get></text:p>
            </table:table-cell>
            <table:table-cell table:style-name="Таблица759.A1" office:value-type="string">
              <text:p text:style-name="MP8"><text:page-number text:select-page="current">373</text:page-number></text:p>
            </table:table-cell>
          </table:table-row>
        </table:table>
      </style:header>
      <style:header-left>
        <table:table table:name="Таблица760" table:style-name="Таблица760">
          <table:table-column table:style-name="Таблица760.A"/>
          <table:table-column table:style-name="Таблица760.B"/>
          <table:table-row>
            <table:table-cell table:style-name="Таблица760.A1" office:value-type="string">
              <text:p text:style-name="MP9"><text:page-number text:select-page="current">372</text:page-number></text:p>
            </table:table-cell>
            <table:table-cell table:style-name="Таблица760.A1" office:value-type="string">
              <text:p text:style-name="MP10"><text:user-field-get text:name="leftHeader13">  </text:user-field-get></text:p>
            </table:table-cell>
          </table:table-row>
        </table:table>
      </style:header-left>
    </style:master-page>
    <style:master-page style:name="Статья_20_13_20_стр.22" style:display-name="Статья 13 стр.22" style:page-layout-name="Mpm9" style:next-style-name="Статья_20_13_20_стр.23">
      <style:header>
        <table:table table:name="Таблица761" table:style-name="Таблица761">
          <table:table-column table:style-name="Таблица761.A"/>
          <table:table-column table:style-name="Таблица761.B"/>
          <table:table-row>
            <table:table-cell table:style-name="Таблица761.A1" office:value-type="string">
              <text:p text:style-name="MP7"><text:user-field-get text:name="rightHeader13">Фамилия И.О. Название статьи13</text:user-field-get></text:p>
            </table:table-cell>
            <table:table-cell table:style-name="Таблица761.A1" office:value-type="string">
              <text:p text:style-name="MP8"><text:page-number text:select-page="current">373</text:page-number></text:p>
            </table:table-cell>
          </table:table-row>
        </table:table>
      </style:header>
      <style:header-left>
        <table:table table:name="Таблица762" table:style-name="Таблица762">
          <table:table-column table:style-name="Таблица762.A"/>
          <table:table-column table:style-name="Таблица762.B"/>
          <table:table-row>
            <table:table-cell table:style-name="Таблица762.A1" office:value-type="string">
              <text:p text:style-name="MP9"><text:page-number text:select-page="current">374</text:page-number></text:p>
            </table:table-cell>
            <table:table-cell table:style-name="Таблица762.A1" office:value-type="string">
              <text:p text:style-name="MP10"><text:user-field-get text:name="leftHeader13">  </text:user-field-get></text:p>
            </table:table-cell>
          </table:table-row>
        </table:table>
      </style:header-left>
    </style:master-page>
    <style:master-page style:name="Статья_20_13_20_стр.23" style:display-name="Статья 13 стр.23" style:page-layout-name="Mpm9" style:next-style-name="Статья_20_13_20_стр.24">
      <style:header>
        <table:table table:name="Таблица763" table:style-name="Таблица763">
          <table:table-column table:style-name="Таблица763.A"/>
          <table:table-column table:style-name="Таблица763.B"/>
          <table:table-row>
            <table:table-cell table:style-name="Таблица763.A1" office:value-type="string">
              <text:p text:style-name="MP7"><text:user-field-get text:name="rightHeader13">Фамилия И.О. Название статьи13</text:user-field-get></text:p>
            </table:table-cell>
            <table:table-cell table:style-name="Таблица763.A1" office:value-type="string">
              <text:p text:style-name="MP8"><text:page-number text:select-page="current">375</text:page-number></text:p>
            </table:table-cell>
          </table:table-row>
        </table:table>
      </style:header>
      <style:header-left>
        <table:table table:name="Таблица764" table:style-name="Таблица764">
          <table:table-column table:style-name="Таблица764.A"/>
          <table:table-column table:style-name="Таблица764.B"/>
          <table:table-row>
            <table:table-cell table:style-name="Таблица764.A1" office:value-type="string">
              <text:p text:style-name="MP9"><text:page-number text:select-page="current">374</text:page-number></text:p>
            </table:table-cell>
            <table:table-cell table:style-name="Таблица764.A1" office:value-type="string">
              <text:p text:style-name="MP10"><text:user-field-get text:name="leftHeader13">  </text:user-field-get></text:p>
            </table:table-cell>
          </table:table-row>
        </table:table>
      </style:header-left>
    </style:master-page>
    <style:master-page style:name="Статья_20_13_20_стр.24" style:display-name="Статья 13 стр.24" style:page-layout-name="Mpm9" style:next-style-name="Статья_20_13_20_стр.25">
      <style:header>
        <table:table table:name="Таблица765" table:style-name="Таблица765">
          <table:table-column table:style-name="Таблица765.A"/>
          <table:table-column table:style-name="Таблица765.B"/>
          <table:table-row>
            <table:table-cell table:style-name="Таблица765.A1" office:value-type="string">
              <text:p text:style-name="MP7"><text:user-field-get text:name="rightHeader13">Фамилия И.О. Название статьи13</text:user-field-get></text:p>
            </table:table-cell>
            <table:table-cell table:style-name="Таблица765.A1" office:value-type="string">
              <text:p text:style-name="MP8"><text:page-number text:select-page="current">375</text:page-number></text:p>
            </table:table-cell>
          </table:table-row>
        </table:table>
      </style:header>
      <style:header-left>
        <table:table table:name="Таблица766" table:style-name="Таблица766">
          <table:table-column table:style-name="Таблица766.A"/>
          <table:table-column table:style-name="Таблица766.B"/>
          <table:table-row>
            <table:table-cell table:style-name="Таблица766.A1" office:value-type="string">
              <text:p text:style-name="MP9"><text:page-number text:select-page="current">376</text:page-number></text:p>
            </table:table-cell>
            <table:table-cell table:style-name="Таблица766.A1" office:value-type="string">
              <text:p text:style-name="MP10"><text:user-field-get text:name="leftHeader13">  </text:user-field-get></text:p>
            </table:table-cell>
          </table:table-row>
        </table:table>
      </style:header-left>
    </style:master-page>
    <style:master-page style:name="Статья_20_13_20_стр.25" style:display-name="Статья 13 стр.25" style:page-layout-name="Mpm9" style:next-style-name="Статья_20_13_20_стр.26">
      <style:header>
        <table:table table:name="Таблица767" table:style-name="Таблица767">
          <table:table-column table:style-name="Таблица767.A"/>
          <table:table-column table:style-name="Таблица767.B"/>
          <table:table-row>
            <table:table-cell table:style-name="Таблица767.A1" office:value-type="string">
              <text:p text:style-name="MP7"><text:user-field-get text:name="rightHeader13">Фамилия И.О. Название статьи13</text:user-field-get></text:p>
            </table:table-cell>
            <table:table-cell table:style-name="Таблица767.A1" office:value-type="string">
              <text:p text:style-name="MP8"><text:page-number text:select-page="current">377</text:page-number></text:p>
            </table:table-cell>
          </table:table-row>
        </table:table>
      </style:header>
      <style:header-left>
        <table:table table:name="Таблица768" table:style-name="Таблица768">
          <table:table-column table:style-name="Таблица768.A"/>
          <table:table-column table:style-name="Таблица768.B"/>
          <table:table-row>
            <table:table-cell table:style-name="Таблица768.A1" office:value-type="string">
              <text:p text:style-name="MP9"><text:page-number text:select-page="current">376</text:page-number></text:p>
            </table:table-cell>
            <table:table-cell table:style-name="Таблица768.A1" office:value-type="string">
              <text:p text:style-name="MP10"><text:user-field-get text:name="leftHeader13">  </text:user-field-get></text:p>
            </table:table-cell>
          </table:table-row>
        </table:table>
      </style:header-left>
    </style:master-page>
    <style:master-page style:name="Статья_20_13_20_стр.26" style:display-name="Статья 13 стр.26" style:page-layout-name="Mpm9" style:next-style-name="Статья_20_13_20_стр.27">
      <style:header>
        <table:table table:name="Таблица769" table:style-name="Таблица769">
          <table:table-column table:style-name="Таблица769.A"/>
          <table:table-column table:style-name="Таблица769.B"/>
          <table:table-row>
            <table:table-cell table:style-name="Таблица769.A1" office:value-type="string">
              <text:p text:style-name="MP7"><text:user-field-get text:name="rightHeader13">Фамилия И.О. Название статьи13</text:user-field-get></text:p>
            </table:table-cell>
            <table:table-cell table:style-name="Таблица769.A1" office:value-type="string">
              <text:p text:style-name="MP8"><text:page-number text:select-page="current">377</text:page-number></text:p>
            </table:table-cell>
          </table:table-row>
        </table:table>
      </style:header>
      <style:header-left>
        <table:table table:name="Таблица770" table:style-name="Таблица770">
          <table:table-column table:style-name="Таблица770.A"/>
          <table:table-column table:style-name="Таблица770.B"/>
          <table:table-row>
            <table:table-cell table:style-name="Таблица770.A1" office:value-type="string">
              <text:p text:style-name="MP9"><text:page-number text:select-page="current">378</text:page-number></text:p>
            </table:table-cell>
            <table:table-cell table:style-name="Таблица770.A1" office:value-type="string">
              <text:p text:style-name="MP10"><text:user-field-get text:name="leftHeader13">  </text:user-field-get></text:p>
            </table:table-cell>
          </table:table-row>
        </table:table>
      </style:header-left>
    </style:master-page>
    <style:master-page style:name="Статья_20_13_20_стр.27" style:display-name="Статья 13 стр.27" style:page-layout-name="Mpm9" style:next-style-name="Статья_20_13_20_стр.28">
      <style:header>
        <table:table table:name="Таблица771" table:style-name="Таблица771">
          <table:table-column table:style-name="Таблица771.A"/>
          <table:table-column table:style-name="Таблица771.B"/>
          <table:table-row>
            <table:table-cell table:style-name="Таблица771.A1" office:value-type="string">
              <text:p text:style-name="MP7"><text:user-field-get text:name="rightHeader13">Фамилия И.О. Название статьи13</text:user-field-get></text:p>
            </table:table-cell>
            <table:table-cell table:style-name="Таблица771.A1" office:value-type="string">
              <text:p text:style-name="MP8"><text:page-number text:select-page="current">379</text:page-number></text:p>
            </table:table-cell>
          </table:table-row>
        </table:table>
      </style:header>
      <style:header-left>
        <table:table table:name="Таблица772" table:style-name="Таблица772">
          <table:table-column table:style-name="Таблица772.A"/>
          <table:table-column table:style-name="Таблица772.B"/>
          <table:table-row>
            <table:table-cell table:style-name="Таблица772.A1" office:value-type="string">
              <text:p text:style-name="MP9"><text:page-number text:select-page="current">378</text:page-number></text:p>
            </table:table-cell>
            <table:table-cell table:style-name="Таблица772.A1" office:value-type="string">
              <text:p text:style-name="MP10"><text:user-field-get text:name="leftHeader13">  </text:user-field-get></text:p>
            </table:table-cell>
          </table:table-row>
        </table:table>
      </style:header-left>
    </style:master-page>
    <style:master-page style:name="Статья_20_13_20_стр.28" style:display-name="Статья 13 стр.28" style:page-layout-name="Mpm9" style:next-style-name="Статья_20_13_20_стр.29">
      <style:header>
        <table:table table:name="Таблица773" table:style-name="Таблица773">
          <table:table-column table:style-name="Таблица773.A"/>
          <table:table-column table:style-name="Таблица773.B"/>
          <table:table-row>
            <table:table-cell table:style-name="Таблица773.A1" office:value-type="string">
              <text:p text:style-name="MP7"><text:user-field-get text:name="rightHeader13">Фамилия И.О. Название статьи13</text:user-field-get></text:p>
            </table:table-cell>
            <table:table-cell table:style-name="Таблица773.A1" office:value-type="string">
              <text:p text:style-name="MP8"><text:page-number text:select-page="current">379</text:page-number></text:p>
            </table:table-cell>
          </table:table-row>
        </table:table>
      </style:header>
      <style:header-left>
        <table:table table:name="Таблица774" table:style-name="Таблица774">
          <table:table-column table:style-name="Таблица774.A"/>
          <table:table-column table:style-name="Таблица774.B"/>
          <table:table-row>
            <table:table-cell table:style-name="Таблица774.A1" office:value-type="string">
              <text:p text:style-name="MP9"><text:page-number text:select-page="current">380</text:page-number></text:p>
            </table:table-cell>
            <table:table-cell table:style-name="Таблица774.A1" office:value-type="string">
              <text:p text:style-name="MP10"><text:user-field-get text:name="leftHeader13">  </text:user-field-get></text:p>
            </table:table-cell>
          </table:table-row>
        </table:table>
      </style:header-left>
    </style:master-page>
    <style:master-page style:name="Статья_20_13_20_стр.29" style:display-name="Статья 13 стр.29" style:page-layout-name="Mpm9" style:next-style-name="Статья_20_13">
      <style:header>
        <table:table table:name="Таблица775" table:style-name="Таблица775">
          <table:table-column table:style-name="Таблица775.A"/>
          <table:table-column table:style-name="Таблица775.B"/>
          <table:table-row>
            <table:table-cell table:style-name="Таблица775.A1" office:value-type="string">
              <text:p text:style-name="MP7"><text:user-field-get text:name="rightHeader13">Фамилия И.О. Название статьи13</text:user-field-get></text:p>
            </table:table-cell>
            <table:table-cell table:style-name="Таблица775.A1" office:value-type="string">
              <text:p text:style-name="MP8"><text:page-number text:select-page="current">381</text:page-number></text:p>
            </table:table-cell>
          </table:table-row>
        </table:table>
      </style:header>
      <style:header-left>
        <table:table table:name="Таблица776" table:style-name="Таблица776">
          <table:table-column table:style-name="Таблица776.A"/>
          <table:table-column table:style-name="Таблица776.B"/>
          <table:table-row>
            <table:table-cell table:style-name="Таблица776.A1" office:value-type="string">
              <text:p text:style-name="MP9"><text:page-number text:select-page="current">380</text:page-number></text:p>
            </table:table-cell>
            <table:table-cell table:style-name="Таблица776.A1" office:value-type="string">
              <text:p text:style-name="MP10"><text:user-field-get text:name="leftHeader13">  </text:user-field-get></text:p>
            </table:table-cell>
          </table:table-row>
        </table:table>
      </style:header-left>
    </style:master-page>
    <style:master-page style:name="Статья_20_14_20_стр.1" style:display-name="Статья 14 стр.1" style:page-layout-name="Mpm10" style:next-style-name="Статья_20_14_20_стр.2">
      <style:header>
        <table:table table:name="Таблица777" table:style-name="Таблица777">
          <table:table-column table:style-name="Таблица777.A"/>
          <table:table-column table:style-name="Таблица777.B"/>
          <table:table-row>
            <table:table-cell table:style-name="Таблица777.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382</text:page-number>–<text:user-field-get text:name="article14LastPage">410</text:user-field-get></text:p>
              <text:p text:style-name="MP11"><text:user-field-get text:name="article14UDK">Задать УДК</text:user-field-get></text:p>
            </table:table-cell>
            <table:table-cell table:style-name="Таблица777.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382</text:page-number>–<text:user-field-get text:name="article14LastPage">410</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382</text:page-number>-<text:user-field-get text:name="article14LastPage">410</text:user-field-get></text:p>
            </table:table-cell>
          </table:table-row>
        </table:table>
      </style:header>
      <style:footer>
        <text:user-field-decls>
          <text:user-field-decl office:value-type="string" office:string-value="  " text:name="author14Copyright"/>
        </text:user-field-decls>
        <text:p text:style-name="MP14"><text:user-field-get text:name="author14Copyright">  </text:user-field-get></text:p>
      </style:footer>
    </style:master-page>
    <style:master-page style:name="Статья_20_14" style:display-name="Статья 14" style:page-layout-name="Mpm9">
      <style:header>
        <table:table table:name="Таблица778" table:style-name="Таблица778">
          <table:table-column table:style-name="Таблица778.A"/>
          <table:table-column table:style-name="Таблица778.B"/>
          <table:table-row>
            <table:table-cell table:style-name="Таблица778.A1" office:value-type="string">
              <text:p text:style-name="MP7"><text:user-field-get text:name="rightHeader14">Фамилия И.О. Название статьи14</text:user-field-get></text:p>
            </table:table-cell>
            <table:table-cell table:style-name="Таблица778.A1" office:value-type="string">
              <text:p text:style-name="MP8"><text:page-number text:select-page="current">411</text:page-number></text:p>
            </table:table-cell>
          </table:table-row>
        </table:table>
      </style:header>
      <style:header-left>
        <table:table table:name="Таблица779" table:style-name="Таблица779">
          <table:table-column table:style-name="Таблица779.A"/>
          <table:table-column table:style-name="Таблица779.B"/>
          <table:table-row>
            <table:table-cell table:style-name="Таблица779.A1" office:value-type="string">
              <text:p text:style-name="MP9"><text:page-number text:select-page="current">410</text:page-number></text:p>
            </table:table-cell>
            <table:table-cell table:style-name="Таблица779.A1" office:value-type="string">
              <text:p text:style-name="MP10"><text:user-field-get text:name="leftHeader14">  </text:user-field-get></text:p>
            </table:table-cell>
          </table:table-row>
        </table:table>
      </style:header-left>
    </style:master-page>
    <style:master-page style:name="Статья_20_14_20_стр.2" style:display-name="Статья 14 стр.2" style:page-layout-name="Mpm9" style:next-style-name="Статья_20_14_20_стр.3">
      <style:header>
        <table:table table:name="Таблица780" table:style-name="Таблица780">
          <table:table-column table:style-name="Таблица780.A"/>
          <table:table-column table:style-name="Таблица780.B"/>
          <table:table-row>
            <table:table-cell table:style-name="Таблица780.A1" office:value-type="string">
              <text:p text:style-name="MP7"><text:user-field-get text:name="rightHeader14">Фамилия И.О. Название статьи14</text:user-field-get></text:p>
            </table:table-cell>
            <table:table-cell table:style-name="Таблица780.A1" office:value-type="string">
              <text:p text:style-name="MP8"><text:page-number text:select-page="current">383</text:page-number></text:p>
            </table:table-cell>
          </table:table-row>
        </table:table>
      </style:header>
      <style:header-left>
        <table:table table:name="Таблица781" table:style-name="Таблица781">
          <table:table-column table:style-name="Таблица781.A"/>
          <table:table-column table:style-name="Таблица781.B"/>
          <table:table-row>
            <table:table-cell table:style-name="Таблица781.A1" office:value-type="string">
              <text:p text:style-name="MP9"><text:page-number text:select-page="current">386</text:page-number></text:p>
            </table:table-cell>
            <table:table-cell table:style-name="Таблица781.A1" office:value-type="string">
              <text:p text:style-name="MP10"><text:user-field-get text:name="leftHeader14">  </text:user-field-get></text:p>
            </table:table-cell>
          </table:table-row>
        </table:table>
      </style:header-left>
    </style:master-page>
    <style:master-page style:name="Статья_20_14_20_стр.3" style:display-name="Статья 14 стр.3" style:page-layout-name="Mpm9" style:next-style-name="Статья_20_14_20_стр.4">
      <style:header>
        <table:table table:name="Таблица782" table:style-name="Таблица782">
          <table:table-column table:style-name="Таблица782.A"/>
          <table:table-column table:style-name="Таблица782.B"/>
          <table:table-row>
            <table:table-cell table:style-name="Таблица782.A1" office:value-type="string">
              <text:p text:style-name="MP7"><text:user-field-get text:name="rightHeader14">Фамилия И.О. Название статьи14</text:user-field-get></text:p>
            </table:table-cell>
            <table:table-cell table:style-name="Таблица782.A1" office:value-type="string">
              <text:p text:style-name="MP8"><text:page-number text:select-page="current">385</text:page-number></text:p>
            </table:table-cell>
          </table:table-row>
        </table:table>
      </style:header>
      <style:header-left>
        <table:table table:name="Таблица783" table:style-name="Таблица783">
          <table:table-column table:style-name="Таблица783.A"/>
          <table:table-column table:style-name="Таблица783.B"/>
          <table:table-row>
            <table:table-cell table:style-name="Таблица783.A1" office:value-type="string">
              <text:p text:style-name="MP9"><text:page-number text:select-page="current">384</text:page-number></text:p>
            </table:table-cell>
            <table:table-cell table:style-name="Таблица783.A1" office:value-type="string">
              <text:p text:style-name="MP10"><text:user-field-get text:name="leftHeader14">  </text:user-field-get></text:p>
            </table:table-cell>
          </table:table-row>
        </table:table>
      </style:header-left>
    </style:master-page>
    <style:master-page style:name="Статья_20_14_20_стр.4" style:display-name="Статья 14 стр.4" style:page-layout-name="Mpm9" style:next-style-name="Статья_20_14_20_стр.5">
      <style:header>
        <table:table table:name="Таблица784" table:style-name="Таблица784">
          <table:table-column table:style-name="Таблица784.A"/>
          <table:table-column table:style-name="Таблица784.B"/>
          <table:table-row>
            <table:table-cell table:style-name="Таблица784.A1" office:value-type="string">
              <text:p text:style-name="MP7"><text:user-field-get text:name="rightHeader14">Фамилия И.О. Название статьи14</text:user-field-get></text:p>
            </table:table-cell>
            <table:table-cell table:style-name="Таблица784.A1" office:value-type="string">
              <text:p text:style-name="MP8"><text:page-number text:select-page="current">385</text:page-number></text:p>
            </table:table-cell>
          </table:table-row>
        </table:table>
      </style:header>
      <style:header-left>
        <table:table table:name="Таблица785" table:style-name="Таблица785">
          <table:table-column table:style-name="Таблица785.A"/>
          <table:table-column table:style-name="Таблица785.B"/>
          <table:table-row>
            <table:table-cell table:style-name="Таблица785.A1" office:value-type="string">
              <text:p text:style-name="MP9"><text:page-number text:select-page="current">384</text:page-number></text:p>
            </table:table-cell>
            <table:table-cell table:style-name="Таблица785.A1" office:value-type="string">
              <text:p text:style-name="MP10"><text:user-field-get text:name="leftHeader14">  </text:user-field-get></text:p>
            </table:table-cell>
          </table:table-row>
        </table:table>
      </style:header-left>
    </style:master-page>
    <style:master-page style:name="Статья_20_14_20_стр.5" style:display-name="Статья 14 стр.5" style:page-layout-name="Mpm9" style:next-style-name="Статья_20_14_20_стр.6">
      <style:header>
        <table:table table:name="Таблица786" table:style-name="Таблица786">
          <table:table-column table:style-name="Таблица786.A"/>
          <table:table-column table:style-name="Таблица786.B"/>
          <table:table-row>
            <table:table-cell table:style-name="Таблица786.A1" office:value-type="string">
              <text:p text:style-name="MP7"><text:user-field-get text:name="rightHeader14">Фамилия И.О. Название статьи14</text:user-field-get></text:p>
            </table:table-cell>
            <table:table-cell table:style-name="Таблица786.A1" office:value-type="string">
              <text:p text:style-name="MP8"><text:page-number text:select-page="current">385</text:page-number></text:p>
            </table:table-cell>
          </table:table-row>
        </table:table>
      </style:header>
      <style:header-left>
        <table:table table:name="Таблица787" table:style-name="Таблица787">
          <table:table-column table:style-name="Таблица787.A"/>
          <table:table-column table:style-name="Таблица787.B"/>
          <table:table-row>
            <table:table-cell table:style-name="Таблица787.A1" office:value-type="string">
              <text:p text:style-name="MP9"><text:page-number text:select-page="current">386</text:page-number></text:p>
            </table:table-cell>
            <table:table-cell table:style-name="Таблица787.A1" office:value-type="string">
              <text:p text:style-name="MP10"><text:user-field-get text:name="leftHeader14">  </text:user-field-get></text:p>
            </table:table-cell>
          </table:table-row>
        </table:table>
      </style:header-left>
    </style:master-page>
    <style:master-page style:name="Статья_20_14_20_стр.6" style:display-name="Статья 14 стр.6" style:page-layout-name="Mpm9" style:next-style-name="Статья_20_14_20_стр.7">
      <style:header>
        <table:table table:name="Таблица788" table:style-name="Таблица788">
          <table:table-column table:style-name="Таблица788.A"/>
          <table:table-column table:style-name="Таблица788.B"/>
          <table:table-row>
            <table:table-cell table:style-name="Таблица788.A1" office:value-type="string">
              <text:p text:style-name="MP7"><text:user-field-get text:name="rightHeader14">Фамилия И.О. Название статьи14</text:user-field-get></text:p>
            </table:table-cell>
            <table:table-cell table:style-name="Таблица788.A1" office:value-type="string">
              <text:p text:style-name="MP8"><text:page-number text:select-page="current">387</text:page-number></text:p>
            </table:table-cell>
          </table:table-row>
        </table:table>
      </style:header>
      <style:header-left>
        <table:table table:name="Таблица789" table:style-name="Таблица789">
          <table:table-column table:style-name="Таблица789.A"/>
          <table:table-column table:style-name="Таблица789.B"/>
          <table:table-row>
            <table:table-cell table:style-name="Таблица789.A1" office:value-type="string">
              <text:p text:style-name="MP9"><text:page-number text:select-page="current">386</text:page-number></text:p>
            </table:table-cell>
            <table:table-cell table:style-name="Таблица789.A1" office:value-type="string">
              <text:p text:style-name="MP10"><text:user-field-get text:name="leftHeader14">  </text:user-field-get></text:p>
            </table:table-cell>
          </table:table-row>
        </table:table>
      </style:header-left>
    </style:master-page>
    <style:master-page style:name="Статья_20_14_20_стр.7" style:display-name="Статья 14 стр.7" style:page-layout-name="Mpm9" style:next-style-name="Статья_20_14_20_стр.8">
      <style:header>
        <table:table table:name="Таблица790" table:style-name="Таблица790">
          <table:table-column table:style-name="Таблица790.A"/>
          <table:table-column table:style-name="Таблица790.B"/>
          <table:table-row>
            <table:table-cell table:style-name="Таблица790.A1" office:value-type="string">
              <text:p text:style-name="MP7"><text:user-field-get text:name="rightHeader14">Фамилия И.О. Название статьи14</text:user-field-get></text:p>
            </table:table-cell>
            <table:table-cell table:style-name="Таблица790.A1" office:value-type="string">
              <text:p text:style-name="MP8"><text:page-number text:select-page="current">387</text:page-number></text:p>
            </table:table-cell>
          </table:table-row>
        </table:table>
      </style:header>
      <style:header-left>
        <table:table table:name="Таблица791" table:style-name="Таблица791">
          <table:table-column table:style-name="Таблица791.A"/>
          <table:table-column table:style-name="Таблица791.B"/>
          <table:table-row>
            <table:table-cell table:style-name="Таблица791.A1" office:value-type="string">
              <text:p text:style-name="MP9"><text:page-number text:select-page="current">388</text:page-number></text:p>
            </table:table-cell>
            <table:table-cell table:style-name="Таблица791.A1" office:value-type="string">
              <text:p text:style-name="MP10"><text:user-field-get text:name="leftHeader14">  </text:user-field-get></text:p>
            </table:table-cell>
          </table:table-row>
        </table:table>
      </style:header-left>
    </style:master-page>
    <style:master-page style:name="Статья_20_14_20_стр.8" style:display-name="Статья 14 стр.8" style:page-layout-name="Mpm9" style:next-style-name="Статья_20_14_20_стр.9">
      <style:header>
        <table:table table:name="Таблица792" table:style-name="Таблица792">
          <table:table-column table:style-name="Таблица792.A"/>
          <table:table-column table:style-name="Таблица792.B"/>
          <table:table-row>
            <table:table-cell table:style-name="Таблица792.A1" office:value-type="string">
              <text:p text:style-name="MP7"><text:user-field-get text:name="rightHeader14">Фамилия И.О. Название статьи14</text:user-field-get></text:p>
            </table:table-cell>
            <table:table-cell table:style-name="Таблица792.A1" office:value-type="string">
              <text:p text:style-name="MP8"><text:page-number text:select-page="current">389</text:page-number></text:p>
            </table:table-cell>
          </table:table-row>
        </table:table>
      </style:header>
      <style:header-left>
        <table:table table:name="Таблица793" table:style-name="Таблица793">
          <table:table-column table:style-name="Таблица793.A"/>
          <table:table-column table:style-name="Таблица793.B"/>
          <table:table-row>
            <table:table-cell table:style-name="Таблица793.A1" office:value-type="string">
              <text:p text:style-name="MP9"><text:page-number text:select-page="current">388</text:page-number></text:p>
            </table:table-cell>
            <table:table-cell table:style-name="Таблица793.A1" office:value-type="string">
              <text:p text:style-name="MP10"><text:user-field-get text:name="leftHeader14">  </text:user-field-get></text:p>
            </table:table-cell>
          </table:table-row>
        </table:table>
      </style:header-left>
    </style:master-page>
    <style:master-page style:name="Статья_20_14_20_стр.9" style:display-name="Статья 14 стр.9" style:page-layout-name="Mpm9" style:next-style-name="Статья_20_14_20_стр.10">
      <style:header>
        <table:table table:name="Таблица794" table:style-name="Таблица794">
          <table:table-column table:style-name="Таблица794.A"/>
          <table:table-column table:style-name="Таблица794.B"/>
          <table:table-row>
            <table:table-cell table:style-name="Таблица794.A1" office:value-type="string">
              <text:p text:style-name="MP7"><text:user-field-get text:name="rightHeader14">Фамилия И.О. Название статьи14</text:user-field-get></text:p>
            </table:table-cell>
            <table:table-cell table:style-name="Таблица794.A1" office:value-type="string">
              <text:p text:style-name="MP8"><text:page-number text:select-page="current">389</text:page-number></text:p>
            </table:table-cell>
          </table:table-row>
        </table:table>
      </style:header>
      <style:header-left>
        <table:table table:name="Таблица795" table:style-name="Таблица795">
          <table:table-column table:style-name="Таблица795.A"/>
          <table:table-column table:style-name="Таблица795.B"/>
          <table:table-row>
            <table:table-cell table:style-name="Таблица795.A1" office:value-type="string">
              <text:p text:style-name="MP9"><text:page-number text:select-page="current">390</text:page-number></text:p>
            </table:table-cell>
            <table:table-cell table:style-name="Таблица795.A1" office:value-type="string">
              <text:p text:style-name="MP10"><text:user-field-get text:name="leftHeader14">  </text:user-field-get></text:p>
            </table:table-cell>
          </table:table-row>
        </table:table>
      </style:header-left>
    </style:master-page>
    <style:master-page style:name="Статья_20_14_20_стр.10" style:display-name="Статья 14 стр.10" style:page-layout-name="Mpm9" style:next-style-name="Статья_20_14_20_стр.11">
      <style:header>
        <table:table table:name="Таблица796" table:style-name="Таблица796">
          <table:table-column table:style-name="Таблица796.A"/>
          <table:table-column table:style-name="Таблица796.B"/>
          <table:table-row>
            <table:table-cell table:style-name="Таблица796.A1" office:value-type="string">
              <text:p text:style-name="MP7"><text:user-field-get text:name="rightHeader14">Фамилия И.О. Название статьи14</text:user-field-get></text:p>
            </table:table-cell>
            <table:table-cell table:style-name="Таблица796.A1" office:value-type="string">
              <text:p text:style-name="MP8"><text:page-number text:select-page="current">391</text:page-number></text:p>
            </table:table-cell>
          </table:table-row>
        </table:table>
      </style:header>
      <style:header-left>
        <table:table table:name="Таблица797" table:style-name="Таблица797">
          <table:table-column table:style-name="Таблица797.A"/>
          <table:table-column table:style-name="Таблица797.B"/>
          <table:table-row>
            <table:table-cell table:style-name="Таблица797.A1" office:value-type="string">
              <text:p text:style-name="MP9"><text:page-number text:select-page="current">390</text:page-number></text:p>
            </table:table-cell>
            <table:table-cell table:style-name="Таблица797.A1" office:value-type="string">
              <text:p text:style-name="MP10"><text:user-field-get text:name="leftHeader14">  </text:user-field-get></text:p>
            </table:table-cell>
          </table:table-row>
        </table:table>
      </style:header-left>
    </style:master-page>
    <style:master-page style:name="Статья_20_14_20_стр.11" style:display-name="Статья 14 стр.11" style:page-layout-name="Mpm9" style:next-style-name="Статья_20_14_20_стр.12">
      <style:header>
        <table:table table:name="Таблица798" table:style-name="Таблица798">
          <table:table-column table:style-name="Таблица798.A"/>
          <table:table-column table:style-name="Таблица798.B"/>
          <table:table-row>
            <table:table-cell table:style-name="Таблица798.A1" office:value-type="string">
              <text:p text:style-name="MP7"><text:user-field-get text:name="rightHeader14">Фамилия И.О. Название статьи14</text:user-field-get></text:p>
            </table:table-cell>
            <table:table-cell table:style-name="Таблица798.A1" office:value-type="string">
              <text:p text:style-name="MP8"><text:page-number text:select-page="current">391</text:page-number></text:p>
            </table:table-cell>
          </table:table-row>
        </table:table>
      </style:header>
      <style:header-left>
        <table:table table:name="Таблица799" table:style-name="Таблица799">
          <table:table-column table:style-name="Таблица799.A"/>
          <table:table-column table:style-name="Таблица799.B"/>
          <table:table-row>
            <table:table-cell table:style-name="Таблица799.A1" office:value-type="string">
              <text:p text:style-name="MP9"><text:page-number text:select-page="current">392</text:page-number></text:p>
            </table:table-cell>
            <table:table-cell table:style-name="Таблица799.A1" office:value-type="string">
              <text:p text:style-name="MP10"><text:user-field-get text:name="leftHeader14">  </text:user-field-get></text:p>
            </table:table-cell>
          </table:table-row>
        </table:table>
      </style:header-left>
    </style:master-page>
    <style:master-page style:name="Статья_20_14_20_стр.12" style:display-name="Статья 14 стр.12" style:page-layout-name="Mpm9" style:next-style-name="Статья_20_14_20_стр.13">
      <style:header>
        <table:table table:name="Таблица800" table:style-name="Таблица800">
          <table:table-column table:style-name="Таблица800.A"/>
          <table:table-column table:style-name="Таблица800.B"/>
          <table:table-row>
            <table:table-cell table:style-name="Таблица800.A1" office:value-type="string">
              <text:p text:style-name="MP7"><text:user-field-get text:name="rightHeader14">Фамилия И.О. Название статьи14</text:user-field-get></text:p>
            </table:table-cell>
            <table:table-cell table:style-name="Таблица800.A1" office:value-type="string">
              <text:p text:style-name="MP8"><text:page-number text:select-page="current">393</text:page-number></text:p>
            </table:table-cell>
          </table:table-row>
        </table:table>
      </style:header>
      <style:header-left>
        <table:table table:name="Таблица801" table:style-name="Таблица801">
          <table:table-column table:style-name="Таблица801.A"/>
          <table:table-column table:style-name="Таблица801.B"/>
          <table:table-row>
            <table:table-cell table:style-name="Таблица801.A1" office:value-type="string">
              <text:p text:style-name="MP9"><text:page-number text:select-page="current">392</text:page-number></text:p>
            </table:table-cell>
            <table:table-cell table:style-name="Таблица801.A1" office:value-type="string">
              <text:p text:style-name="MP10"><text:user-field-get text:name="leftHeader14">  </text:user-field-get></text:p>
            </table:table-cell>
          </table:table-row>
        </table:table>
      </style:header-left>
    </style:master-page>
    <style:master-page style:name="Статья_20_14_20_стр.13" style:display-name="Статья 14 стр.13" style:page-layout-name="Mpm9" style:next-style-name="Статья_20_14_20_стр.14">
      <style:header>
        <table:table table:name="Таблица802" table:style-name="Таблица802">
          <table:table-column table:style-name="Таблица802.A"/>
          <table:table-column table:style-name="Таблица802.B"/>
          <table:table-row>
            <table:table-cell table:style-name="Таблица802.A1" office:value-type="string">
              <text:p text:style-name="MP7"><text:user-field-get text:name="rightHeader14">Фамилия И.О. Название статьи14</text:user-field-get></text:p>
            </table:table-cell>
            <table:table-cell table:style-name="Таблица802.A1" office:value-type="string">
              <text:p text:style-name="MP8"><text:page-number text:select-page="current">393</text:page-number></text:p>
            </table:table-cell>
          </table:table-row>
        </table:table>
      </style:header>
      <style:header-left>
        <table:table table:name="Таблица803" table:style-name="Таблица803">
          <table:table-column table:style-name="Таблица803.A"/>
          <table:table-column table:style-name="Таблица803.B"/>
          <table:table-row>
            <table:table-cell table:style-name="Таблица803.A1" office:value-type="string">
              <text:p text:style-name="MP9"><text:page-number text:select-page="current">394</text:page-number></text:p>
            </table:table-cell>
            <table:table-cell table:style-name="Таблица803.A1" office:value-type="string">
              <text:p text:style-name="MP10"><text:user-field-get text:name="leftHeader14">  </text:user-field-get></text:p>
            </table:table-cell>
          </table:table-row>
        </table:table>
      </style:header-left>
    </style:master-page>
    <style:master-page style:name="Статья_20_14_20_стр.14" style:display-name="Статья 14 стр.14" style:page-layout-name="Mpm9" style:next-style-name="Статья_20_14_20_стр.15">
      <style:header>
        <table:table table:name="Таблица804" table:style-name="Таблица804">
          <table:table-column table:style-name="Таблица804.A"/>
          <table:table-column table:style-name="Таблица804.B"/>
          <table:table-row>
            <table:table-cell table:style-name="Таблица804.A1" office:value-type="string">
              <text:p text:style-name="MP7"><text:user-field-get text:name="rightHeader14">Фамилия И.О. Название статьи14</text:user-field-get></text:p>
            </table:table-cell>
            <table:table-cell table:style-name="Таблица804.A1" office:value-type="string">
              <text:p text:style-name="MP8"><text:page-number text:select-page="current">395</text:page-number></text:p>
            </table:table-cell>
          </table:table-row>
        </table:table>
      </style:header>
      <style:header-left>
        <table:table table:name="Таблица805" table:style-name="Таблица805">
          <table:table-column table:style-name="Таблица805.A"/>
          <table:table-column table:style-name="Таблица805.B"/>
          <table:table-row>
            <table:table-cell table:style-name="Таблица805.A1" office:value-type="string">
              <text:p text:style-name="MP9"><text:page-number text:select-page="current">394</text:page-number></text:p>
            </table:table-cell>
            <table:table-cell table:style-name="Таблица805.A1" office:value-type="string">
              <text:p text:style-name="MP10"><text:user-field-get text:name="leftHeader14">  </text:user-field-get></text:p>
            </table:table-cell>
          </table:table-row>
        </table:table>
      </style:header-left>
    </style:master-page>
    <style:master-page style:name="Статья_20_14_20_стр.15" style:display-name="Статья 14 стр.15" style:page-layout-name="Mpm9" style:next-style-name="Статья_20_14_20_стр.16">
      <style:header>
        <table:table table:name="Таблица806" table:style-name="Таблица806">
          <table:table-column table:style-name="Таблица806.A"/>
          <table:table-column table:style-name="Таблица806.B"/>
          <table:table-row>
            <table:table-cell table:style-name="Таблица806.A1" office:value-type="string">
              <text:p text:style-name="MP7"><text:user-field-get text:name="rightHeader14">Фамилия И.О. Название статьи14</text:user-field-get></text:p>
            </table:table-cell>
            <table:table-cell table:style-name="Таблица806.A1" office:value-type="string">
              <text:p text:style-name="MP8"><text:page-number text:select-page="current">395</text:page-number></text:p>
            </table:table-cell>
          </table:table-row>
        </table:table>
      </style:header>
      <style:header-left>
        <table:table table:name="Таблица807" table:style-name="Таблица807">
          <table:table-column table:style-name="Таблица807.A"/>
          <table:table-column table:style-name="Таблица807.B"/>
          <table:table-row>
            <table:table-cell table:style-name="Таблица807.A1" office:value-type="string">
              <text:p text:style-name="MP9"><text:page-number text:select-page="current">396</text:page-number></text:p>
            </table:table-cell>
            <table:table-cell table:style-name="Таблица807.A1" office:value-type="string">
              <text:p text:style-name="MP10"><text:user-field-get text:name="leftHeader14">  </text:user-field-get></text:p>
            </table:table-cell>
          </table:table-row>
        </table:table>
      </style:header-left>
    </style:master-page>
    <style:master-page style:name="Статья_20_14_20_стр.16" style:display-name="Статья 14 стр.16" style:page-layout-name="Mpm9" style:next-style-name="Статья_20_14_20_стр.17">
      <style:header>
        <table:table table:name="Таблица808" table:style-name="Таблица808">
          <table:table-column table:style-name="Таблица808.A"/>
          <table:table-column table:style-name="Таблица808.B"/>
          <table:table-row>
            <table:table-cell table:style-name="Таблица808.A1" office:value-type="string">
              <text:p text:style-name="MP7"><text:user-field-get text:name="rightHeader14">Фамилия И.О. Название статьи14</text:user-field-get></text:p>
            </table:table-cell>
            <table:table-cell table:style-name="Таблица808.A1" office:value-type="string">
              <text:p text:style-name="MP8"><text:page-number text:select-page="current">397</text:page-number></text:p>
            </table:table-cell>
          </table:table-row>
        </table:table>
      </style:header>
      <style:header-left>
        <table:table table:name="Таблица809" table:style-name="Таблица809">
          <table:table-column table:style-name="Таблица809.A"/>
          <table:table-column table:style-name="Таблица809.B"/>
          <table:table-row>
            <table:table-cell table:style-name="Таблица809.A1" office:value-type="string">
              <text:p text:style-name="MP9"><text:page-number text:select-page="current">396</text:page-number></text:p>
            </table:table-cell>
            <table:table-cell table:style-name="Таблица809.A1" office:value-type="string">
              <text:p text:style-name="MP10"><text:user-field-get text:name="leftHeader14">  </text:user-field-get></text:p>
            </table:table-cell>
          </table:table-row>
        </table:table>
      </style:header-left>
    </style:master-page>
    <style:master-page style:name="Статья_20_14_20_стр.17" style:display-name="Статья 14 стр.17" style:page-layout-name="Mpm9" style:next-style-name="Статья_20_14_20_стр.18">
      <style:header>
        <table:table table:name="Таблица810" table:style-name="Таблица810">
          <table:table-column table:style-name="Таблица810.A"/>
          <table:table-column table:style-name="Таблица810.B"/>
          <table:table-row>
            <table:table-cell table:style-name="Таблица810.A1" office:value-type="string">
              <text:p text:style-name="MP7"><text:user-field-get text:name="rightHeader14">Фамилия И.О. Название статьи14</text:user-field-get></text:p>
            </table:table-cell>
            <table:table-cell table:style-name="Таблица810.A1" office:value-type="string">
              <text:p text:style-name="MP8"><text:page-number text:select-page="current">397</text:page-number></text:p>
            </table:table-cell>
          </table:table-row>
        </table:table>
      </style:header>
      <style:header-left>
        <table:table table:name="Таблица811" table:style-name="Таблица811">
          <table:table-column table:style-name="Таблица811.A"/>
          <table:table-column table:style-name="Таблица811.B"/>
          <table:table-row>
            <table:table-cell table:style-name="Таблица811.A1" office:value-type="string">
              <text:p text:style-name="MP9"><text:page-number text:select-page="current">398</text:page-number></text:p>
            </table:table-cell>
            <table:table-cell table:style-name="Таблица811.A1" office:value-type="string">
              <text:p text:style-name="MP10"><text:user-field-get text:name="leftHeader14">  </text:user-field-get></text:p>
            </table:table-cell>
          </table:table-row>
        </table:table>
      </style:header-left>
    </style:master-page>
    <style:master-page style:name="Статья_20_14_20_стр.18" style:display-name="Статья 14 стр.18" style:page-layout-name="Mpm9" style:next-style-name="Статья_20_14_20_стр.19">
      <style:header>
        <table:table table:name="Таблица812" table:style-name="Таблица812">
          <table:table-column table:style-name="Таблица812.A"/>
          <table:table-column table:style-name="Таблица812.B"/>
          <table:table-row>
            <table:table-cell table:style-name="Таблица812.A1" office:value-type="string">
              <text:p text:style-name="MP7"><text:user-field-get text:name="rightHeader14">Фамилия И.О. Название статьи14</text:user-field-get></text:p>
            </table:table-cell>
            <table:table-cell table:style-name="Таблица812.A1" office:value-type="string">
              <text:p text:style-name="MP8"><text:page-number text:select-page="current">399</text:page-number></text:p>
            </table:table-cell>
          </table:table-row>
        </table:table>
      </style:header>
      <style:header-left>
        <table:table table:name="Таблица813" table:style-name="Таблица813">
          <table:table-column table:style-name="Таблица813.A"/>
          <table:table-column table:style-name="Таблица813.B"/>
          <table:table-row>
            <table:table-cell table:style-name="Таблица813.A1" office:value-type="string">
              <text:p text:style-name="MP9"><text:page-number text:select-page="current">398</text:page-number></text:p>
            </table:table-cell>
            <table:table-cell table:style-name="Таблица813.A1" office:value-type="string">
              <text:p text:style-name="MP10"><text:user-field-get text:name="leftHeader14">  </text:user-field-get></text:p>
            </table:table-cell>
          </table:table-row>
        </table:table>
      </style:header-left>
    </style:master-page>
    <style:master-page style:name="Статья_20_14_20_стр.19" style:display-name="Статья 14 стр.19" style:page-layout-name="Mpm9" style:next-style-name="Статья_20_14_20_стр.20">
      <style:header>
        <table:table table:name="Таблица814" table:style-name="Таблица814">
          <table:table-column table:style-name="Таблица814.A"/>
          <table:table-column table:style-name="Таблица814.B"/>
          <table:table-row>
            <table:table-cell table:style-name="Таблица814.A1" office:value-type="string">
              <text:p text:style-name="MP7"><text:user-field-get text:name="rightHeader14">Фамилия И.О. Название статьи14</text:user-field-get></text:p>
            </table:table-cell>
            <table:table-cell table:style-name="Таблица814.A1" office:value-type="string">
              <text:p text:style-name="MP8"><text:page-number text:select-page="current">399</text:page-number></text:p>
            </table:table-cell>
          </table:table-row>
        </table:table>
      </style:header>
      <style:header-left>
        <table:table table:name="Таблица815" table:style-name="Таблица815">
          <table:table-column table:style-name="Таблица815.A"/>
          <table:table-column table:style-name="Таблица815.B"/>
          <table:table-row>
            <table:table-cell table:style-name="Таблица815.A1" office:value-type="string">
              <text:p text:style-name="MP9"><text:page-number text:select-page="current">400</text:page-number></text:p>
            </table:table-cell>
            <table:table-cell table:style-name="Таблица815.A1" office:value-type="string">
              <text:p text:style-name="MP10"><text:user-field-get text:name="leftHeader14">  </text:user-field-get></text:p>
            </table:table-cell>
          </table:table-row>
        </table:table>
      </style:header-left>
    </style:master-page>
    <style:master-page style:name="Статья_20_14_20_стр.20" style:display-name="Статья 14 стр.20" style:page-layout-name="Mpm9" style:next-style-name="Статья_20_14_20_стр.21">
      <style:header>
        <table:table table:name="Таблица816" table:style-name="Таблица816">
          <table:table-column table:style-name="Таблица816.A"/>
          <table:table-column table:style-name="Таблица816.B"/>
          <table:table-row>
            <table:table-cell table:style-name="Таблица816.A1" office:value-type="string">
              <text:p text:style-name="MP7"><text:user-field-get text:name="rightHeader14">Фамилия И.О. Название статьи14</text:user-field-get></text:p>
            </table:table-cell>
            <table:table-cell table:style-name="Таблица816.A1" office:value-type="string">
              <text:p text:style-name="MP8"><text:page-number text:select-page="current">401</text:page-number></text:p>
            </table:table-cell>
          </table:table-row>
        </table:table>
      </style:header>
      <style:header-left>
        <table:table table:name="Таблица817" table:style-name="Таблица817">
          <table:table-column table:style-name="Таблица817.A"/>
          <table:table-column table:style-name="Таблица817.B"/>
          <table:table-row>
            <table:table-cell table:style-name="Таблица817.A1" office:value-type="string">
              <text:p text:style-name="MP9"><text:page-number text:select-page="current">400</text:page-number></text:p>
            </table:table-cell>
            <table:table-cell table:style-name="Таблица817.A1" office:value-type="string">
              <text:p text:style-name="MP10"><text:user-field-get text:name="leftHeader14">  </text:user-field-get></text:p>
            </table:table-cell>
          </table:table-row>
        </table:table>
      </style:header-left>
    </style:master-page>
    <style:master-page style:name="Статья_20_14_20_стр.21" style:display-name="Статья 14 стр.21" style:page-layout-name="Mpm9" style:next-style-name="Статья_20_14_20_стр.22">
      <style:header>
        <table:table table:name="Таблица818" table:style-name="Таблица818">
          <table:table-column table:style-name="Таблица818.A"/>
          <table:table-column table:style-name="Таблица818.B"/>
          <table:table-row>
            <table:table-cell table:style-name="Таблица818.A1" office:value-type="string">
              <text:p text:style-name="MP7"><text:user-field-get text:name="rightHeader14">Фамилия И.О. Название статьи14</text:user-field-get></text:p>
            </table:table-cell>
            <table:table-cell table:style-name="Таблица818.A1" office:value-type="string">
              <text:p text:style-name="MP8"><text:page-number text:select-page="current">401</text:page-number></text:p>
            </table:table-cell>
          </table:table-row>
        </table:table>
      </style:header>
      <style:header-left>
        <table:table table:name="Таблица819" table:style-name="Таблица819">
          <table:table-column table:style-name="Таблица819.A"/>
          <table:table-column table:style-name="Таблица819.B"/>
          <table:table-row>
            <table:table-cell table:style-name="Таблица819.A1" office:value-type="string">
              <text:p text:style-name="MP9"><text:page-number text:select-page="current">402</text:page-number></text:p>
            </table:table-cell>
            <table:table-cell table:style-name="Таблица819.A1" office:value-type="string">
              <text:p text:style-name="MP10"><text:user-field-get text:name="leftHeader14">  </text:user-field-get></text:p>
            </table:table-cell>
          </table:table-row>
        </table:table>
      </style:header-left>
    </style:master-page>
    <style:master-page style:name="Статья_20_14_20_стр.22" style:display-name="Статья 14 стр.22" style:page-layout-name="Mpm9" style:next-style-name="Статья_20_14_20_стр.23">
      <style:header>
        <table:table table:name="Таблица820" table:style-name="Таблица820">
          <table:table-column table:style-name="Таблица820.A"/>
          <table:table-column table:style-name="Таблица820.B"/>
          <table:table-row>
            <table:table-cell table:style-name="Таблица820.A1" office:value-type="string">
              <text:p text:style-name="MP7"><text:user-field-get text:name="rightHeader14">Фамилия И.О. Название статьи14</text:user-field-get></text:p>
            </table:table-cell>
            <table:table-cell table:style-name="Таблица820.A1" office:value-type="string">
              <text:p text:style-name="MP8"><text:page-number text:select-page="current">403</text:page-number></text:p>
            </table:table-cell>
          </table:table-row>
        </table:table>
      </style:header>
      <style:header-left>
        <table:table table:name="Таблица821" table:style-name="Таблица821">
          <table:table-column table:style-name="Таблица821.A"/>
          <table:table-column table:style-name="Таблица821.B"/>
          <table:table-row>
            <table:table-cell table:style-name="Таблица821.A1" office:value-type="string">
              <text:p text:style-name="MP9"><text:page-number text:select-page="current">402</text:page-number></text:p>
            </table:table-cell>
            <table:table-cell table:style-name="Таблица821.A1" office:value-type="string">
              <text:p text:style-name="MP10"><text:user-field-get text:name="leftHeader14">  </text:user-field-get></text:p>
            </table:table-cell>
          </table:table-row>
        </table:table>
      </style:header-left>
    </style:master-page>
    <style:master-page style:name="Статья_20_14_20_стр.23" style:display-name="Статья 14 стр.23" style:page-layout-name="Mpm9" style:next-style-name="Статья_20_14_20_стр.24">
      <style:header>
        <table:table table:name="Таблица822" table:style-name="Таблица822">
          <table:table-column table:style-name="Таблица822.A"/>
          <table:table-column table:style-name="Таблица822.B"/>
          <table:table-row>
            <table:table-cell table:style-name="Таблица822.A1" office:value-type="string">
              <text:p text:style-name="MP7"><text:user-field-get text:name="rightHeader14">Фамилия И.О. Название статьи14</text:user-field-get></text:p>
            </table:table-cell>
            <table:table-cell table:style-name="Таблица822.A1" office:value-type="string">
              <text:p text:style-name="MP8"><text:page-number text:select-page="current">403</text:page-number></text:p>
            </table:table-cell>
          </table:table-row>
        </table:table>
      </style:header>
      <style:header-left>
        <table:table table:name="Таблица823" table:style-name="Таблица823">
          <table:table-column table:style-name="Таблица823.A"/>
          <table:table-column table:style-name="Таблица823.B"/>
          <table:table-row>
            <table:table-cell table:style-name="Таблица823.A1" office:value-type="string">
              <text:p text:style-name="MP9"><text:page-number text:select-page="current">404</text:page-number></text:p>
            </table:table-cell>
            <table:table-cell table:style-name="Таблица823.A1" office:value-type="string">
              <text:p text:style-name="MP10"><text:user-field-get text:name="leftHeader14">  </text:user-field-get></text:p>
            </table:table-cell>
          </table:table-row>
        </table:table>
      </style:header-left>
    </style:master-page>
    <style:master-page style:name="Статья_20_14_20_стр.24" style:display-name="Статья 14 стр.24" style:page-layout-name="Mpm9" style:next-style-name="Статья_20_14_20_стр.25">
      <style:header>
        <table:table table:name="Таблица824" table:style-name="Таблица824">
          <table:table-column table:style-name="Таблица824.A"/>
          <table:table-column table:style-name="Таблица824.B"/>
          <table:table-row>
            <table:table-cell table:style-name="Таблица824.A1" office:value-type="string">
              <text:p text:style-name="MP7"><text:user-field-get text:name="rightHeader14">Фамилия И.О. Название статьи14</text:user-field-get></text:p>
            </table:table-cell>
            <table:table-cell table:style-name="Таблица824.A1" office:value-type="string">
              <text:p text:style-name="MP8"><text:page-number text:select-page="current">405</text:page-number></text:p>
            </table:table-cell>
          </table:table-row>
        </table:table>
      </style:header>
      <style:header-left>
        <table:table table:name="Таблица825" table:style-name="Таблица825">
          <table:table-column table:style-name="Таблица825.A"/>
          <table:table-column table:style-name="Таблица825.B"/>
          <table:table-row>
            <table:table-cell table:style-name="Таблица825.A1" office:value-type="string">
              <text:p text:style-name="MP9"><text:page-number text:select-page="current">404</text:page-number></text:p>
            </table:table-cell>
            <table:table-cell table:style-name="Таблица825.A1" office:value-type="string">
              <text:p text:style-name="MP10"><text:user-field-get text:name="leftHeader14">  </text:user-field-get></text:p>
            </table:table-cell>
          </table:table-row>
        </table:table>
      </style:header-left>
    </style:master-page>
    <style:master-page style:name="Статья_20_14_20_стр.25" style:display-name="Статья 14 стр.25" style:page-layout-name="Mpm9" style:next-style-name="Статья_20_14_20_стр.26">
      <style:header>
        <table:table table:name="Таблица826" table:style-name="Таблица826">
          <table:table-column table:style-name="Таблица826.A"/>
          <table:table-column table:style-name="Таблица826.B"/>
          <table:table-row>
            <table:table-cell table:style-name="Таблица826.A1" office:value-type="string">
              <text:p text:style-name="MP7"><text:user-field-get text:name="rightHeader14">Фамилия И.О. Название статьи14</text:user-field-get></text:p>
            </table:table-cell>
            <table:table-cell table:style-name="Таблица826.A1" office:value-type="string">
              <text:p text:style-name="MP8"><text:page-number text:select-page="current">405</text:page-number></text:p>
            </table:table-cell>
          </table:table-row>
        </table:table>
      </style:header>
      <style:header-left>
        <table:table table:name="Таблица827" table:style-name="Таблица827">
          <table:table-column table:style-name="Таблица827.A"/>
          <table:table-column table:style-name="Таблица827.B"/>
          <table:table-row>
            <table:table-cell table:style-name="Таблица827.A1" office:value-type="string">
              <text:p text:style-name="MP9"><text:page-number text:select-page="current">406</text:page-number></text:p>
            </table:table-cell>
            <table:table-cell table:style-name="Таблица827.A1" office:value-type="string">
              <text:p text:style-name="MP10"><text:user-field-get text:name="leftHeader14">  </text:user-field-get></text:p>
            </table:table-cell>
          </table:table-row>
        </table:table>
      </style:header-left>
    </style:master-page>
    <style:master-page style:name="Статья_20_14_20_стр.26" style:display-name="Статья 14 стр.26" style:page-layout-name="Mpm9" style:next-style-name="Статья_20_14_20_стр.27">
      <style:header>
        <table:table table:name="Таблица828" table:style-name="Таблица828">
          <table:table-column table:style-name="Таблица828.A"/>
          <table:table-column table:style-name="Таблица828.B"/>
          <table:table-row>
            <table:table-cell table:style-name="Таблица828.A1" office:value-type="string">
              <text:p text:style-name="MP7"><text:user-field-get text:name="rightHeader14">Фамилия И.О. Название статьи14</text:user-field-get></text:p>
            </table:table-cell>
            <table:table-cell table:style-name="Таблица828.A1" office:value-type="string">
              <text:p text:style-name="MP8"><text:page-number text:select-page="current">407</text:page-number></text:p>
            </table:table-cell>
          </table:table-row>
        </table:table>
      </style:header>
      <style:header-left>
        <table:table table:name="Таблица829" table:style-name="Таблица829">
          <table:table-column table:style-name="Таблица829.A"/>
          <table:table-column table:style-name="Таблица829.B"/>
          <table:table-row>
            <table:table-cell table:style-name="Таблица829.A1" office:value-type="string">
              <text:p text:style-name="MP9"><text:page-number text:select-page="current">406</text:page-number></text:p>
            </table:table-cell>
            <table:table-cell table:style-name="Таблица829.A1" office:value-type="string">
              <text:p text:style-name="MP10"><text:user-field-get text:name="leftHeader14">  </text:user-field-get></text:p>
            </table:table-cell>
          </table:table-row>
        </table:table>
      </style:header-left>
    </style:master-page>
    <style:master-page style:name="Статья_20_14_20_стр.27" style:display-name="Статья 14 стр.27" style:page-layout-name="Mpm9" style:next-style-name="Статья_20_14_20_стр.28">
      <style:header>
        <table:table table:name="Таблица830" table:style-name="Таблица830">
          <table:table-column table:style-name="Таблица830.A"/>
          <table:table-column table:style-name="Таблица830.B"/>
          <table:table-row>
            <table:table-cell table:style-name="Таблица830.A1" office:value-type="string">
              <text:p text:style-name="MP7"><text:user-field-get text:name="rightHeader14">Фамилия И.О. Название статьи14</text:user-field-get></text:p>
            </table:table-cell>
            <table:table-cell table:style-name="Таблица830.A1" office:value-type="string">
              <text:p text:style-name="MP8"><text:page-number text:select-page="current">407</text:page-number></text:p>
            </table:table-cell>
          </table:table-row>
        </table:table>
      </style:header>
      <style:header-left>
        <table:table table:name="Таблица831" table:style-name="Таблица831">
          <table:table-column table:style-name="Таблица831.A"/>
          <table:table-column table:style-name="Таблица831.B"/>
          <table:table-row>
            <table:table-cell table:style-name="Таблица831.A1" office:value-type="string">
              <text:p text:style-name="MP9"><text:page-number text:select-page="current">408</text:page-number></text:p>
            </table:table-cell>
            <table:table-cell table:style-name="Таблица831.A1" office:value-type="string">
              <text:p text:style-name="MP10"><text:user-field-get text:name="leftHeader14">  </text:user-field-get></text:p>
            </table:table-cell>
          </table:table-row>
        </table:table>
      </style:header-left>
    </style:master-page>
    <style:master-page style:name="Статья_20_14_20_стр.28" style:display-name="Статья 14 стр.28" style:page-layout-name="Mpm9" style:next-style-name="Статья_20_14_20_стр.29">
      <style:header>
        <table:table table:name="Таблица832" table:style-name="Таблица832">
          <table:table-column table:style-name="Таблица832.A"/>
          <table:table-column table:style-name="Таблица832.B"/>
          <table:table-row>
            <table:table-cell table:style-name="Таблица832.A1" office:value-type="string">
              <text:p text:style-name="MP7"><text:user-field-get text:name="rightHeader14">Фамилия И.О. Название статьи14</text:user-field-get></text:p>
            </table:table-cell>
            <table:table-cell table:style-name="Таблица832.A1" office:value-type="string">
              <text:p text:style-name="MP8"><text:page-number text:select-page="current">409</text:page-number></text:p>
            </table:table-cell>
          </table:table-row>
        </table:table>
      </style:header>
      <style:header-left>
        <table:table table:name="Таблица833" table:style-name="Таблица833">
          <table:table-column table:style-name="Таблица833.A"/>
          <table:table-column table:style-name="Таблица833.B"/>
          <table:table-row>
            <table:table-cell table:style-name="Таблица833.A1" office:value-type="string">
              <text:p text:style-name="MP9"><text:page-number text:select-page="current">408</text:page-number></text:p>
            </table:table-cell>
            <table:table-cell table:style-name="Таблица833.A1" office:value-type="string">
              <text:p text:style-name="MP10"><text:user-field-get text:name="leftHeader14">  </text:user-field-get></text:p>
            </table:table-cell>
          </table:table-row>
        </table:table>
      </style:header-left>
    </style:master-page>
    <style:master-page style:name="Статья_20_14_20_стр.29" style:display-name="Статья 14 стр.29" style:page-layout-name="Mpm9" style:next-style-name="Статья_20_14">
      <style:header>
        <table:table table:name="Таблица834" table:style-name="Таблица834">
          <table:table-column table:style-name="Таблица834.A"/>
          <table:table-column table:style-name="Таблица834.B"/>
          <table:table-row>
            <table:table-cell table:style-name="Таблица834.A1" office:value-type="string">
              <text:p text:style-name="MP7"><text:user-field-get text:name="rightHeader14">Фамилия И.О. Название статьи14</text:user-field-get></text:p>
            </table:table-cell>
            <table:table-cell table:style-name="Таблица834.A1" office:value-type="string">
              <text:p text:style-name="MP8"><text:page-number text:select-page="current">409</text:page-number></text:p>
            </table:table-cell>
          </table:table-row>
        </table:table>
      </style:header>
      <style:header-left>
        <table:table table:name="Таблица835" table:style-name="Таблица835">
          <table:table-column table:style-name="Таблица835.A"/>
          <table:table-column table:style-name="Таблица835.B"/>
          <table:table-row>
            <table:table-cell table:style-name="Таблица835.A1" office:value-type="string">
              <text:p text:style-name="MP9"><text:page-number text:select-page="current">410</text:page-number></text:p>
            </table:table-cell>
            <table:table-cell table:style-name="Таблица835.A1" office:value-type="string">
              <text:p text:style-name="MP10"><text:user-field-get text:name="leftHeader14">  </text:user-field-get></text:p>
            </table:table-cell>
          </table:table-row>
        </table:table>
      </style:header-left>
    </style:master-page>
    <style:master-page style:name="Статья_20_15_20_стр.1" style:display-name="Статья 15 стр.1" style:page-layout-name="Mpm10" style:next-style-name="Статья_20_15_20_стр.2">
      <style:header>
        <table:table table:name="Таблица836" table:style-name="Таблица836">
          <table:table-column table:style-name="Таблица836.A"/>
          <table:table-column table:style-name="Таблица836.B"/>
          <table:table-row>
            <table:table-cell table:style-name="Таблица836.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411</text:page-number>–<text:user-field-get text:name="article15LastPage">439</text:user-field-get></text:p>
              <text:p text:style-name="MP11"><text:user-field-get text:name="article15UDK">Задать УДК</text:user-field-get></text:p>
            </table:table-cell>
            <table:table-cell table:style-name="Таблица836.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411</text:page-number>–<text:user-field-get text:name="article15LastPage">439</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411</text:page-number>-<text:user-field-get text:name="article15LastPage">439</text:user-field-get></text:p>
            </table:table-cell>
          </table:table-row>
        </table:table>
      </style:header>
      <style:footer>
        <text:user-field-decls>
          <text:user-field-decl office:value-type="string" office:string-value="  " text:name="author15Copyright"/>
        </text:user-field-decls>
        <text:p text:style-name="MP14"><text:user-field-get text:name="author15Copyright">  </text:user-field-get></text:p>
      </style:footer>
    </style:master-page>
    <style:master-page style:name="Статья_20_15" style:display-name="Статья 15" style:page-layout-name="Mpm9">
      <style:header>
        <table:table table:name="Таблица837" table:style-name="Таблица837">
          <table:table-column table:style-name="Таблица837.A"/>
          <table:table-column table:style-name="Таблица837.B"/>
          <table:table-row>
            <table:table-cell table:style-name="Таблица837.A1" office:value-type="string">
              <text:p text:style-name="MP7"><text:user-field-get text:name="rightHeader15">Фамилия И.О. Название статьи15</text:user-field-get></text:p>
            </table:table-cell>
            <table:table-cell table:style-name="Таблица837.A1" office:value-type="string">
              <text:p text:style-name="MP8"><text:page-number text:select-page="current">439</text:page-number></text:p>
            </table:table-cell>
          </table:table-row>
        </table:table>
      </style:header>
      <style:header-left>
        <table:table table:name="Таблица838" table:style-name="Таблица838">
          <table:table-column table:style-name="Таблица838.A"/>
          <table:table-column table:style-name="Таблица838.B"/>
          <table:table-row>
            <table:table-cell table:style-name="Таблица838.A1" office:value-type="string">
              <text:p text:style-name="MP9"><text:page-number text:select-page="current">440</text:page-number></text:p>
            </table:table-cell>
            <table:table-cell table:style-name="Таблица838.A1" office:value-type="string">
              <text:p text:style-name="MP10"><text:user-field-get text:name="leftHeader15">  </text:user-field-get></text:p>
            </table:table-cell>
          </table:table-row>
        </table:table>
      </style:header-left>
    </style:master-page>
    <style:master-page style:name="Статья_20_15_20_стр.2" style:display-name="Статья 15 стр.2" style:page-layout-name="Mpm9" style:next-style-name="Статья_20_15_20_стр.3">
      <style:header>
        <table:table table:name="Таблица839" table:style-name="Таблица839">
          <table:table-column table:style-name="Таблица839.A"/>
          <table:table-column table:style-name="Таблица839.B"/>
          <table:table-row>
            <table:table-cell table:style-name="Таблица839.A1" office:value-type="string">
              <text:p text:style-name="MP7"><text:user-field-get text:name="rightHeader15">Фамилия И.О. Название статьи15</text:user-field-get></text:p>
            </table:table-cell>
            <table:table-cell table:style-name="Таблица839.A1" office:value-type="string">
              <text:p text:style-name="MP8"><text:page-number text:select-page="current">413</text:page-number></text:p>
            </table:table-cell>
          </table:table-row>
        </table:table>
      </style:header>
      <style:header-left>
        <table:table table:name="Таблица840" table:style-name="Таблица840">
          <table:table-column table:style-name="Таблица840.A"/>
          <table:table-column table:style-name="Таблица840.B"/>
          <table:table-row>
            <table:table-cell table:style-name="Таблица840.A1" office:value-type="string">
              <text:p text:style-name="MP9"><text:page-number text:select-page="current">412</text:page-number></text:p>
            </table:table-cell>
            <table:table-cell table:style-name="Таблица840.A1" office:value-type="string">
              <text:p text:style-name="MP10"><text:user-field-get text:name="leftHeader15">  </text:user-field-get></text:p>
            </table:table-cell>
          </table:table-row>
        </table:table>
      </style:header-left>
    </style:master-page>
    <style:master-page style:name="Статья_20_15_20_стр.3" style:display-name="Статья 15 стр.3" style:page-layout-name="Mpm9" style:next-style-name="Статья_20_15_20_стр.4">
      <style:header>
        <table:table table:name="Таблица841" table:style-name="Таблица841">
          <table:table-column table:style-name="Таблица841.A"/>
          <table:table-column table:style-name="Таблица841.B"/>
          <table:table-row>
            <table:table-cell table:style-name="Таблица841.A1" office:value-type="string">
              <text:p text:style-name="MP7"><text:user-field-get text:name="rightHeader15">Фамилия И.О. Название статьи15</text:user-field-get></text:p>
            </table:table-cell>
            <table:table-cell table:style-name="Таблица841.A1" office:value-type="string">
              <text:p text:style-name="MP8"><text:page-number text:select-page="current">413</text:page-number></text:p>
            </table:table-cell>
          </table:table-row>
        </table:table>
      </style:header>
      <style:header-left>
        <table:table table:name="Таблица842" table:style-name="Таблица842">
          <table:table-column table:style-name="Таблица842.A"/>
          <table:table-column table:style-name="Таблица842.B"/>
          <table:table-row>
            <table:table-cell table:style-name="Таблица842.A1" office:value-type="string">
              <text:p text:style-name="MP9"><text:page-number text:select-page="current">414</text:page-number></text:p>
            </table:table-cell>
            <table:table-cell table:style-name="Таблица842.A1" office:value-type="string">
              <text:p text:style-name="MP10"><text:user-field-get text:name="leftHeader15">  </text:user-field-get></text:p>
            </table:table-cell>
          </table:table-row>
        </table:table>
      </style:header-left>
    </style:master-page>
    <style:master-page style:name="Статья_20_15_20_стр.4" style:display-name="Статья 15 стр.4" style:page-layout-name="Mpm9" style:next-style-name="Статья_20_15_20_стр.5">
      <style:header>
        <table:table table:name="Таблица843" table:style-name="Таблица843">
          <table:table-column table:style-name="Таблица843.A"/>
          <table:table-column table:style-name="Таблица843.B"/>
          <table:table-row>
            <table:table-cell table:style-name="Таблица843.A1" office:value-type="string">
              <text:p text:style-name="MP7"><text:user-field-get text:name="rightHeader15">Фамилия И.О. Название статьи15</text:user-field-get></text:p>
            </table:table-cell>
            <table:table-cell table:style-name="Таблица843.A1" office:value-type="string">
              <text:p text:style-name="MP8"><text:page-number text:select-page="current">413</text:page-number></text:p>
            </table:table-cell>
          </table:table-row>
        </table:table>
      </style:header>
      <style:header-left>
        <table:table table:name="Таблица844" table:style-name="Таблица844">
          <table:table-column table:style-name="Таблица844.A"/>
          <table:table-column table:style-name="Таблица844.B"/>
          <table:table-row>
            <table:table-cell table:style-name="Таблица844.A1" office:value-type="string">
              <text:p text:style-name="MP9"><text:page-number text:select-page="current">414</text:page-number></text:p>
            </table:table-cell>
            <table:table-cell table:style-name="Таблица844.A1" office:value-type="string">
              <text:p text:style-name="MP10"><text:user-field-get text:name="leftHeader15">  </text:user-field-get></text:p>
            </table:table-cell>
          </table:table-row>
        </table:table>
      </style:header-left>
    </style:master-page>
    <style:master-page style:name="Статья_20_15_20_стр.5" style:display-name="Статья 15 стр.5" style:page-layout-name="Mpm9" style:next-style-name="Статья_20_15_20_стр.6">
      <style:header>
        <table:table table:name="Таблица845" table:style-name="Таблица845">
          <table:table-column table:style-name="Таблица845.A"/>
          <table:table-column table:style-name="Таблица845.B"/>
          <table:table-row>
            <table:table-cell table:style-name="Таблица845.A1" office:value-type="string">
              <text:p text:style-name="MP7"><text:user-field-get text:name="rightHeader15">Фамилия И.О. Название статьи15</text:user-field-get></text:p>
            </table:table-cell>
            <table:table-cell table:style-name="Таблица845.A1" office:value-type="string">
              <text:p text:style-name="MP8"><text:page-number text:select-page="current">415</text:page-number></text:p>
            </table:table-cell>
          </table:table-row>
        </table:table>
      </style:header>
      <style:header-left>
        <table:table table:name="Таблица846" table:style-name="Таблица846">
          <table:table-column table:style-name="Таблица846.A"/>
          <table:table-column table:style-name="Таблица846.B"/>
          <table:table-row>
            <table:table-cell table:style-name="Таблица846.A1" office:value-type="string">
              <text:p text:style-name="MP9"><text:page-number text:select-page="current">414</text:page-number></text:p>
            </table:table-cell>
            <table:table-cell table:style-name="Таблица846.A1" office:value-type="string">
              <text:p text:style-name="MP10"><text:user-field-get text:name="leftHeader15">  </text:user-field-get></text:p>
            </table:table-cell>
          </table:table-row>
        </table:table>
      </style:header-left>
    </style:master-page>
    <style:master-page style:name="Статья_20_15_20_стр.6" style:display-name="Статья 15 стр.6" style:page-layout-name="Mpm9" style:next-style-name="Статья_20_15_20_стр.7">
      <style:header>
        <table:table table:name="Таблица847" table:style-name="Таблица847">
          <table:table-column table:style-name="Таблица847.A"/>
          <table:table-column table:style-name="Таблица847.B"/>
          <table:table-row>
            <table:table-cell table:style-name="Таблица847.A1" office:value-type="string">
              <text:p text:style-name="MP7"><text:user-field-get text:name="rightHeader15">Фамилия И.О. Название статьи15</text:user-field-get></text:p>
            </table:table-cell>
            <table:table-cell table:style-name="Таблица847.A1" office:value-type="string">
              <text:p text:style-name="MP8"><text:page-number text:select-page="current">415</text:page-number></text:p>
            </table:table-cell>
          </table:table-row>
        </table:table>
      </style:header>
      <style:header-left>
        <table:table table:name="Таблица848" table:style-name="Таблица848">
          <table:table-column table:style-name="Таблица848.A"/>
          <table:table-column table:style-name="Таблица848.B"/>
          <table:table-row>
            <table:table-cell table:style-name="Таблица848.A1" office:value-type="string">
              <text:p text:style-name="MP9"><text:page-number text:select-page="current">416</text:page-number></text:p>
            </table:table-cell>
            <table:table-cell table:style-name="Таблица848.A1" office:value-type="string">
              <text:p text:style-name="MP10"><text:user-field-get text:name="leftHeader15">  </text:user-field-get></text:p>
            </table:table-cell>
          </table:table-row>
        </table:table>
      </style:header-left>
    </style:master-page>
    <style:master-page style:name="Статья_20_15_20_стр.7" style:display-name="Статья 15 стр.7" style:page-layout-name="Mpm9" style:next-style-name="Статья_20_15_20_стр.8">
      <style:header>
        <table:table table:name="Таблица849" table:style-name="Таблица849">
          <table:table-column table:style-name="Таблица849.A"/>
          <table:table-column table:style-name="Таблица849.B"/>
          <table:table-row>
            <table:table-cell table:style-name="Таблица849.A1" office:value-type="string">
              <text:p text:style-name="MP7"><text:user-field-get text:name="rightHeader15">Фамилия И.О. Название статьи15</text:user-field-get></text:p>
            </table:table-cell>
            <table:table-cell table:style-name="Таблица849.A1" office:value-type="string">
              <text:p text:style-name="MP8"><text:page-number text:select-page="current">417</text:page-number></text:p>
            </table:table-cell>
          </table:table-row>
        </table:table>
      </style:header>
      <style:header-left>
        <table:table table:name="Таблица850" table:style-name="Таблица850">
          <table:table-column table:style-name="Таблица850.A"/>
          <table:table-column table:style-name="Таблица850.B"/>
          <table:table-row>
            <table:table-cell table:style-name="Таблица850.A1" office:value-type="string">
              <text:p text:style-name="MP9"><text:page-number text:select-page="current">416</text:page-number></text:p>
            </table:table-cell>
            <table:table-cell table:style-name="Таблица850.A1" office:value-type="string">
              <text:p text:style-name="MP10"><text:user-field-get text:name="leftHeader15">  </text:user-field-get></text:p>
            </table:table-cell>
          </table:table-row>
        </table:table>
      </style:header-left>
    </style:master-page>
    <style:master-page style:name="Статья_20_15_20_стр.8" style:display-name="Статья 15 стр.8" style:page-layout-name="Mpm9" style:next-style-name="Статья_20_15_20_стр.9">
      <style:header>
        <table:table table:name="Таблица851" table:style-name="Таблица851">
          <table:table-column table:style-name="Таблица851.A"/>
          <table:table-column table:style-name="Таблица851.B"/>
          <table:table-row>
            <table:table-cell table:style-name="Таблица851.A1" office:value-type="string">
              <text:p text:style-name="MP7"><text:user-field-get text:name="rightHeader15">Фамилия И.О. Название статьи15</text:user-field-get></text:p>
            </table:table-cell>
            <table:table-cell table:style-name="Таблица851.A1" office:value-type="string">
              <text:p text:style-name="MP8"><text:page-number text:select-page="current">417</text:page-number></text:p>
            </table:table-cell>
          </table:table-row>
        </table:table>
      </style:header>
      <style:header-left>
        <table:table table:name="Таблица852" table:style-name="Таблица852">
          <table:table-column table:style-name="Таблица852.A"/>
          <table:table-column table:style-name="Таблица852.B"/>
          <table:table-row>
            <table:table-cell table:style-name="Таблица852.A1" office:value-type="string">
              <text:p text:style-name="MP9"><text:page-number text:select-page="current">418</text:page-number></text:p>
            </table:table-cell>
            <table:table-cell table:style-name="Таблица852.A1" office:value-type="string">
              <text:p text:style-name="MP10"><text:user-field-get text:name="leftHeader15">  </text:user-field-get></text:p>
            </table:table-cell>
          </table:table-row>
        </table:table>
      </style:header-left>
    </style:master-page>
    <style:master-page style:name="Статья_20_15_20_стр.9" style:display-name="Статья 15 стр.9" style:page-layout-name="Mpm9" style:next-style-name="Статья_20_15_20_стр.10">
      <style:header>
        <table:table table:name="Таблица853" table:style-name="Таблица853">
          <table:table-column table:style-name="Таблица853.A"/>
          <table:table-column table:style-name="Таблица853.B"/>
          <table:table-row>
            <table:table-cell table:style-name="Таблица853.A1" office:value-type="string">
              <text:p text:style-name="MP7"><text:user-field-get text:name="rightHeader15">Фамилия И.О. Название статьи15</text:user-field-get></text:p>
            </table:table-cell>
            <table:table-cell table:style-name="Таблица853.A1" office:value-type="string">
              <text:p text:style-name="MP8"><text:page-number text:select-page="current">419</text:page-number></text:p>
            </table:table-cell>
          </table:table-row>
        </table:table>
      </style:header>
      <style:header-left>
        <table:table table:name="Таблица854" table:style-name="Таблица854">
          <table:table-column table:style-name="Таблица854.A"/>
          <table:table-column table:style-name="Таблица854.B"/>
          <table:table-row>
            <table:table-cell table:style-name="Таблица854.A1" office:value-type="string">
              <text:p text:style-name="MP9"><text:page-number text:select-page="current">418</text:page-number></text:p>
            </table:table-cell>
            <table:table-cell table:style-name="Таблица854.A1" office:value-type="string">
              <text:p text:style-name="MP10"><text:user-field-get text:name="leftHeader15">  </text:user-field-get></text:p>
            </table:table-cell>
          </table:table-row>
        </table:table>
      </style:header-left>
    </style:master-page>
    <style:master-page style:name="Статья_20_15_20_стр.10" style:display-name="Статья 15 стр.10" style:page-layout-name="Mpm9" style:next-style-name="Статья_20_15_20_стр.11">
      <style:header>
        <table:table table:name="Таблица855" table:style-name="Таблица855">
          <table:table-column table:style-name="Таблица855.A"/>
          <table:table-column table:style-name="Таблица855.B"/>
          <table:table-row>
            <table:table-cell table:style-name="Таблица855.A1" office:value-type="string">
              <text:p text:style-name="MP7"><text:user-field-get text:name="rightHeader15">Фамилия И.О. Название статьи15</text:user-field-get></text:p>
            </table:table-cell>
            <table:table-cell table:style-name="Таблица855.A1" office:value-type="string">
              <text:p text:style-name="MP8"><text:page-number text:select-page="current">419</text:page-number></text:p>
            </table:table-cell>
          </table:table-row>
        </table:table>
      </style:header>
      <style:header-left>
        <table:table table:name="Таблица856" table:style-name="Таблица856">
          <table:table-column table:style-name="Таблица856.A"/>
          <table:table-column table:style-name="Таблица856.B"/>
          <table:table-row>
            <table:table-cell table:style-name="Таблица856.A1" office:value-type="string">
              <text:p text:style-name="MP9"><text:page-number text:select-page="current">420</text:page-number></text:p>
            </table:table-cell>
            <table:table-cell table:style-name="Таблица856.A1" office:value-type="string">
              <text:p text:style-name="MP10"><text:user-field-get text:name="leftHeader15">  </text:user-field-get></text:p>
            </table:table-cell>
          </table:table-row>
        </table:table>
      </style:header-left>
    </style:master-page>
    <style:master-page style:name="Статья_20_15_20_стр.11" style:display-name="Статья 15 стр.11" style:page-layout-name="Mpm9" style:next-style-name="Статья_20_15_20_стр.12">
      <style:header>
        <table:table table:name="Таблица857" table:style-name="Таблица857">
          <table:table-column table:style-name="Таблица857.A"/>
          <table:table-column table:style-name="Таблица857.B"/>
          <table:table-row>
            <table:table-cell table:style-name="Таблица857.A1" office:value-type="string">
              <text:p text:style-name="MP7"><text:user-field-get text:name="rightHeader15">Фамилия И.О. Название статьи15</text:user-field-get></text:p>
            </table:table-cell>
            <table:table-cell table:style-name="Таблица857.A1" office:value-type="string">
              <text:p text:style-name="MP8"><text:page-number text:select-page="current">421</text:page-number></text:p>
            </table:table-cell>
          </table:table-row>
        </table:table>
      </style:header>
      <style:header-left>
        <table:table table:name="Таблица858" table:style-name="Таблица858">
          <table:table-column table:style-name="Таблица858.A"/>
          <table:table-column table:style-name="Таблица858.B"/>
          <table:table-row>
            <table:table-cell table:style-name="Таблица858.A1" office:value-type="string">
              <text:p text:style-name="MP9"><text:page-number text:select-page="current">420</text:page-number></text:p>
            </table:table-cell>
            <table:table-cell table:style-name="Таблица858.A1" office:value-type="string">
              <text:p text:style-name="MP10"><text:user-field-get text:name="leftHeader15">  </text:user-field-get></text:p>
            </table:table-cell>
          </table:table-row>
        </table:table>
      </style:header-left>
    </style:master-page>
    <style:master-page style:name="Статья_20_15_20_стр.12" style:display-name="Статья 15 стр.12" style:page-layout-name="Mpm9" style:next-style-name="Статья_20_15_20_стр.13">
      <style:header>
        <table:table table:name="Таблица859" table:style-name="Таблица859">
          <table:table-column table:style-name="Таблица859.A"/>
          <table:table-column table:style-name="Таблица859.B"/>
          <table:table-row>
            <table:table-cell table:style-name="Таблица859.A1" office:value-type="string">
              <text:p text:style-name="MP7"><text:user-field-get text:name="rightHeader15">Фамилия И.О. Название статьи15</text:user-field-get></text:p>
            </table:table-cell>
            <table:table-cell table:style-name="Таблица859.A1" office:value-type="string">
              <text:p text:style-name="MP8"><text:page-number text:select-page="current">421</text:page-number></text:p>
            </table:table-cell>
          </table:table-row>
        </table:table>
      </style:header>
      <style:header-left>
        <table:table table:name="Таблица860" table:style-name="Таблица860">
          <table:table-column table:style-name="Таблица860.A"/>
          <table:table-column table:style-name="Таблица860.B"/>
          <table:table-row>
            <table:table-cell table:style-name="Таблица860.A1" office:value-type="string">
              <text:p text:style-name="MP9"><text:page-number text:select-page="current">422</text:page-number></text:p>
            </table:table-cell>
            <table:table-cell table:style-name="Таблица860.A1" office:value-type="string">
              <text:p text:style-name="MP10"><text:user-field-get text:name="leftHeader15">  </text:user-field-get></text:p>
            </table:table-cell>
          </table:table-row>
        </table:table>
      </style:header-left>
    </style:master-page>
    <style:master-page style:name="Статья_20_15_20_стр.13" style:display-name="Статья 15 стр.13" style:page-layout-name="Mpm9" style:next-style-name="Статья_20_15_20_стр.14">
      <style:header>
        <table:table table:name="Таблица861" table:style-name="Таблица861">
          <table:table-column table:style-name="Таблица861.A"/>
          <table:table-column table:style-name="Таблица861.B"/>
          <table:table-row>
            <table:table-cell table:style-name="Таблица861.A1" office:value-type="string">
              <text:p text:style-name="MP7"><text:user-field-get text:name="rightHeader15">Фамилия И.О. Название статьи15</text:user-field-get></text:p>
            </table:table-cell>
            <table:table-cell table:style-name="Таблица861.A1" office:value-type="string">
              <text:p text:style-name="MP8"><text:page-number text:select-page="current">423</text:page-number></text:p>
            </table:table-cell>
          </table:table-row>
        </table:table>
      </style:header>
      <style:header-left>
        <table:table table:name="Таблица862" table:style-name="Таблица862">
          <table:table-column table:style-name="Таблица862.A"/>
          <table:table-column table:style-name="Таблица862.B"/>
          <table:table-row>
            <table:table-cell table:style-name="Таблица862.A1" office:value-type="string">
              <text:p text:style-name="MP9"><text:page-number text:select-page="current">422</text:page-number></text:p>
            </table:table-cell>
            <table:table-cell table:style-name="Таблица862.A1" office:value-type="string">
              <text:p text:style-name="MP10"><text:user-field-get text:name="leftHeader15">  </text:user-field-get></text:p>
            </table:table-cell>
          </table:table-row>
        </table:table>
      </style:header-left>
    </style:master-page>
    <style:master-page style:name="Статья_20_15_20_стр.14" style:display-name="Статья 15 стр.14" style:page-layout-name="Mpm9" style:next-style-name="Статья_20_15_20_стр.15">
      <style:header>
        <table:table table:name="Таблица863" table:style-name="Таблица863">
          <table:table-column table:style-name="Таблица863.A"/>
          <table:table-column table:style-name="Таблица863.B"/>
          <table:table-row>
            <table:table-cell table:style-name="Таблица863.A1" office:value-type="string">
              <text:p text:style-name="MP7"><text:user-field-get text:name="rightHeader15">Фамилия И.О. Название статьи15</text:user-field-get></text:p>
            </table:table-cell>
            <table:table-cell table:style-name="Таблица863.A1" office:value-type="string">
              <text:p text:style-name="MP8"><text:page-number text:select-page="current">423</text:page-number></text:p>
            </table:table-cell>
          </table:table-row>
        </table:table>
      </style:header>
      <style:header-left>
        <table:table table:name="Таблица864" table:style-name="Таблица864">
          <table:table-column table:style-name="Таблица864.A"/>
          <table:table-column table:style-name="Таблица864.B"/>
          <table:table-row>
            <table:table-cell table:style-name="Таблица864.A1" office:value-type="string">
              <text:p text:style-name="MP9"><text:page-number text:select-page="current">424</text:page-number></text:p>
            </table:table-cell>
            <table:table-cell table:style-name="Таблица864.A1" office:value-type="string">
              <text:p text:style-name="MP10"><text:user-field-get text:name="leftHeader15">  </text:user-field-get></text:p>
            </table:table-cell>
          </table:table-row>
        </table:table>
      </style:header-left>
    </style:master-page>
    <style:master-page style:name="Статья_20_15_20_стр.15" style:display-name="Статья 15 стр.15" style:page-layout-name="Mpm9" style:next-style-name="Статья_20_15_20_стр.16">
      <style:header>
        <table:table table:name="Таблица865" table:style-name="Таблица865">
          <table:table-column table:style-name="Таблица865.A"/>
          <table:table-column table:style-name="Таблица865.B"/>
          <table:table-row>
            <table:table-cell table:style-name="Таблица865.A1" office:value-type="string">
              <text:p text:style-name="MP7"><text:user-field-get text:name="rightHeader15">Фамилия И.О. Название статьи15</text:user-field-get></text:p>
            </table:table-cell>
            <table:table-cell table:style-name="Таблица865.A1" office:value-type="string">
              <text:p text:style-name="MP8"><text:page-number text:select-page="current">425</text:page-number></text:p>
            </table:table-cell>
          </table:table-row>
        </table:table>
      </style:header>
      <style:header-left>
        <table:table table:name="Таблица866" table:style-name="Таблица866">
          <table:table-column table:style-name="Таблица866.A"/>
          <table:table-column table:style-name="Таблица866.B"/>
          <table:table-row>
            <table:table-cell table:style-name="Таблица866.A1" office:value-type="string">
              <text:p text:style-name="MP9"><text:page-number text:select-page="current">424</text:page-number></text:p>
            </table:table-cell>
            <table:table-cell table:style-name="Таблица866.A1" office:value-type="string">
              <text:p text:style-name="MP10"><text:user-field-get text:name="leftHeader15">  </text:user-field-get></text:p>
            </table:table-cell>
          </table:table-row>
        </table:table>
      </style:header-left>
    </style:master-page>
    <style:master-page style:name="Статья_20_15_20_стр.16" style:display-name="Статья 15 стр.16" style:page-layout-name="Mpm9" style:next-style-name="Статья_20_15_20_стр.17">
      <style:header>
        <table:table table:name="Таблица867" table:style-name="Таблица867">
          <table:table-column table:style-name="Таблица867.A"/>
          <table:table-column table:style-name="Таблица867.B"/>
          <table:table-row>
            <table:table-cell table:style-name="Таблица867.A1" office:value-type="string">
              <text:p text:style-name="MP7"><text:user-field-get text:name="rightHeader15">Фамилия И.О. Название статьи15</text:user-field-get></text:p>
            </table:table-cell>
            <table:table-cell table:style-name="Таблица867.A1" office:value-type="string">
              <text:p text:style-name="MP8"><text:page-number text:select-page="current">425</text:page-number></text:p>
            </table:table-cell>
          </table:table-row>
        </table:table>
      </style:header>
      <style:header-left>
        <table:table table:name="Таблица868" table:style-name="Таблица868">
          <table:table-column table:style-name="Таблица868.A"/>
          <table:table-column table:style-name="Таблица868.B"/>
          <table:table-row>
            <table:table-cell table:style-name="Таблица868.A1" office:value-type="string">
              <text:p text:style-name="MP9"><text:page-number text:select-page="current">426</text:page-number></text:p>
            </table:table-cell>
            <table:table-cell table:style-name="Таблица868.A1" office:value-type="string">
              <text:p text:style-name="MP10"><text:user-field-get text:name="leftHeader15">  </text:user-field-get></text:p>
            </table:table-cell>
          </table:table-row>
        </table:table>
      </style:header-left>
    </style:master-page>
    <style:master-page style:name="Статья_20_15_20_стр.17" style:display-name="Статья 15 стр.17" style:page-layout-name="Mpm9" style:next-style-name="Статья_20_15_20_стр.18">
      <style:header>
        <table:table table:name="Таблица869" table:style-name="Таблица869">
          <table:table-column table:style-name="Таблица869.A"/>
          <table:table-column table:style-name="Таблица869.B"/>
          <table:table-row>
            <table:table-cell table:style-name="Таблица869.A1" office:value-type="string">
              <text:p text:style-name="MP7"><text:user-field-get text:name="rightHeader15">Фамилия И.О. Название статьи15</text:user-field-get></text:p>
            </table:table-cell>
            <table:table-cell table:style-name="Таблица869.A1" office:value-type="string">
              <text:p text:style-name="MP8"><text:page-number text:select-page="current">427</text:page-number></text:p>
            </table:table-cell>
          </table:table-row>
        </table:table>
      </style:header>
      <style:header-left>
        <table:table table:name="Таблица870" table:style-name="Таблица870">
          <table:table-column table:style-name="Таблица870.A"/>
          <table:table-column table:style-name="Таблица870.B"/>
          <table:table-row>
            <table:table-cell table:style-name="Таблица870.A1" office:value-type="string">
              <text:p text:style-name="MP9"><text:page-number text:select-page="current">426</text:page-number></text:p>
            </table:table-cell>
            <table:table-cell table:style-name="Таблица870.A1" office:value-type="string">
              <text:p text:style-name="MP10"><text:user-field-get text:name="leftHeader15">  </text:user-field-get></text:p>
            </table:table-cell>
          </table:table-row>
        </table:table>
      </style:header-left>
    </style:master-page>
    <style:master-page style:name="Статья_20_15_20_стр.18" style:display-name="Статья 15 стр.18" style:page-layout-name="Mpm9" style:next-style-name="Статья_20_15_20_стр.19">
      <style:header>
        <table:table table:name="Таблица871" table:style-name="Таблица871">
          <table:table-column table:style-name="Таблица871.A"/>
          <table:table-column table:style-name="Таблица871.B"/>
          <table:table-row>
            <table:table-cell table:style-name="Таблица871.A1" office:value-type="string">
              <text:p text:style-name="MP7"><text:user-field-get text:name="rightHeader15">Фамилия И.О. Название статьи15</text:user-field-get></text:p>
            </table:table-cell>
            <table:table-cell table:style-name="Таблица871.A1" office:value-type="string">
              <text:p text:style-name="MP8"><text:page-number text:select-page="current">427</text:page-number></text:p>
            </table:table-cell>
          </table:table-row>
        </table:table>
      </style:header>
      <style:header-left>
        <table:table table:name="Таблица872" table:style-name="Таблица872">
          <table:table-column table:style-name="Таблица872.A"/>
          <table:table-column table:style-name="Таблица872.B"/>
          <table:table-row>
            <table:table-cell table:style-name="Таблица872.A1" office:value-type="string">
              <text:p text:style-name="MP9"><text:page-number text:select-page="current">428</text:page-number></text:p>
            </table:table-cell>
            <table:table-cell table:style-name="Таблица872.A1" office:value-type="string">
              <text:p text:style-name="MP10"><text:user-field-get text:name="leftHeader15">  </text:user-field-get></text:p>
            </table:table-cell>
          </table:table-row>
        </table:table>
      </style:header-left>
    </style:master-page>
    <style:master-page style:name="Статья_20_15_20_стр.19" style:display-name="Статья 15 стр.19" style:page-layout-name="Mpm9" style:next-style-name="Статья_20_15_20_стр.20">
      <style:header>
        <table:table table:name="Таблица873" table:style-name="Таблица873">
          <table:table-column table:style-name="Таблица873.A"/>
          <table:table-column table:style-name="Таблица873.B"/>
          <table:table-row>
            <table:table-cell table:style-name="Таблица873.A1" office:value-type="string">
              <text:p text:style-name="MP7"><text:user-field-get text:name="rightHeader15">Фамилия И.О. Название статьи15</text:user-field-get></text:p>
            </table:table-cell>
            <table:table-cell table:style-name="Таблица873.A1" office:value-type="string">
              <text:p text:style-name="MP8"><text:page-number text:select-page="current">429</text:page-number></text:p>
            </table:table-cell>
          </table:table-row>
        </table:table>
      </style:header>
      <style:header-left>
        <table:table table:name="Таблица874" table:style-name="Таблица874">
          <table:table-column table:style-name="Таблица874.A"/>
          <table:table-column table:style-name="Таблица874.B"/>
          <table:table-row>
            <table:table-cell table:style-name="Таблица874.A1" office:value-type="string">
              <text:p text:style-name="MP9"><text:page-number text:select-page="current">428</text:page-number></text:p>
            </table:table-cell>
            <table:table-cell table:style-name="Таблица874.A1" office:value-type="string">
              <text:p text:style-name="MP10"><text:user-field-get text:name="leftHeader15">  </text:user-field-get></text:p>
            </table:table-cell>
          </table:table-row>
        </table:table>
      </style:header-left>
    </style:master-page>
    <style:master-page style:name="Статья_20_15_20_стр.20" style:display-name="Статья 15 стр.20" style:page-layout-name="Mpm9" style:next-style-name="Статья_20_15_20_стр.21">
      <style:header>
        <table:table table:name="Таблица875" table:style-name="Таблица875">
          <table:table-column table:style-name="Таблица875.A"/>
          <table:table-column table:style-name="Таблица875.B"/>
          <table:table-row>
            <table:table-cell table:style-name="Таблица875.A1" office:value-type="string">
              <text:p text:style-name="MP7"><text:user-field-get text:name="rightHeader15">Фамилия И.О. Название статьи15</text:user-field-get></text:p>
            </table:table-cell>
            <table:table-cell table:style-name="Таблица875.A1" office:value-type="string">
              <text:p text:style-name="MP8"><text:page-number text:select-page="current">429</text:page-number></text:p>
            </table:table-cell>
          </table:table-row>
        </table:table>
      </style:header>
      <style:header-left>
        <table:table table:name="Таблица876" table:style-name="Таблица876">
          <table:table-column table:style-name="Таблица876.A"/>
          <table:table-column table:style-name="Таблица876.B"/>
          <table:table-row>
            <table:table-cell table:style-name="Таблица876.A1" office:value-type="string">
              <text:p text:style-name="MP9"><text:page-number text:select-page="current">430</text:page-number></text:p>
            </table:table-cell>
            <table:table-cell table:style-name="Таблица876.A1" office:value-type="string">
              <text:p text:style-name="MP10"><text:user-field-get text:name="leftHeader15">  </text:user-field-get></text:p>
            </table:table-cell>
          </table:table-row>
        </table:table>
      </style:header-left>
    </style:master-page>
    <style:master-page style:name="Статья_20_15_20_стр.21" style:display-name="Статья 15 стр.21" style:page-layout-name="Mpm9" style:next-style-name="Статья_20_15_20_стр.22">
      <style:header>
        <table:table table:name="Таблица877" table:style-name="Таблица877">
          <table:table-column table:style-name="Таблица877.A"/>
          <table:table-column table:style-name="Таблица877.B"/>
          <table:table-row>
            <table:table-cell table:style-name="Таблица877.A1" office:value-type="string">
              <text:p text:style-name="MP7"><text:user-field-get text:name="rightHeader15">Фамилия И.О. Название статьи15</text:user-field-get></text:p>
            </table:table-cell>
            <table:table-cell table:style-name="Таблица877.A1" office:value-type="string">
              <text:p text:style-name="MP8"><text:page-number text:select-page="current">431</text:page-number></text:p>
            </table:table-cell>
          </table:table-row>
        </table:table>
      </style:header>
      <style:header-left>
        <table:table table:name="Таблица878" table:style-name="Таблица878">
          <table:table-column table:style-name="Таблица878.A"/>
          <table:table-column table:style-name="Таблица878.B"/>
          <table:table-row>
            <table:table-cell table:style-name="Таблица878.A1" office:value-type="string">
              <text:p text:style-name="MP9"><text:page-number text:select-page="current">430</text:page-number></text:p>
            </table:table-cell>
            <table:table-cell table:style-name="Таблица878.A1" office:value-type="string">
              <text:p text:style-name="MP10"><text:user-field-get text:name="leftHeader15">  </text:user-field-get></text:p>
            </table:table-cell>
          </table:table-row>
        </table:table>
      </style:header-left>
    </style:master-page>
    <style:master-page style:name="Статья_20_15_20_стр.22" style:display-name="Статья 15 стр.22" style:page-layout-name="Mpm9" style:next-style-name="Статья_20_15_20_стр.23">
      <style:header>
        <table:table table:name="Таблица879" table:style-name="Таблица879">
          <table:table-column table:style-name="Таблица879.A"/>
          <table:table-column table:style-name="Таблица879.B"/>
          <table:table-row>
            <table:table-cell table:style-name="Таблица879.A1" office:value-type="string">
              <text:p text:style-name="MP7"><text:user-field-get text:name="rightHeader15">Фамилия И.О. Название статьи15</text:user-field-get></text:p>
            </table:table-cell>
            <table:table-cell table:style-name="Таблица879.A1" office:value-type="string">
              <text:p text:style-name="MP8"><text:page-number text:select-page="current">431</text:page-number></text:p>
            </table:table-cell>
          </table:table-row>
        </table:table>
      </style:header>
      <style:header-left>
        <table:table table:name="Таблица880" table:style-name="Таблица880">
          <table:table-column table:style-name="Таблица880.A"/>
          <table:table-column table:style-name="Таблица880.B"/>
          <table:table-row>
            <table:table-cell table:style-name="Таблица880.A1" office:value-type="string">
              <text:p text:style-name="MP9"><text:page-number text:select-page="current">432</text:page-number></text:p>
            </table:table-cell>
            <table:table-cell table:style-name="Таблица880.A1" office:value-type="string">
              <text:p text:style-name="MP10"><text:user-field-get text:name="leftHeader15">  </text:user-field-get></text:p>
            </table:table-cell>
          </table:table-row>
        </table:table>
      </style:header-left>
    </style:master-page>
    <style:master-page style:name="Статья_20_15_20_стр.23" style:display-name="Статья 15 стр.23" style:page-layout-name="Mpm9" style:next-style-name="Статья_20_15_20_стр.24">
      <style:header>
        <table:table table:name="Таблица881" table:style-name="Таблица881">
          <table:table-column table:style-name="Таблица881.A"/>
          <table:table-column table:style-name="Таблица881.B"/>
          <table:table-row>
            <table:table-cell table:style-name="Таблица881.A1" office:value-type="string">
              <text:p text:style-name="MP7"><text:user-field-get text:name="rightHeader15">Фамилия И.О. Название статьи15</text:user-field-get></text:p>
            </table:table-cell>
            <table:table-cell table:style-name="Таблица881.A1" office:value-type="string">
              <text:p text:style-name="MP8"><text:page-number text:select-page="current">433</text:page-number></text:p>
            </table:table-cell>
          </table:table-row>
        </table:table>
      </style:header>
      <style:header-left>
        <table:table table:name="Таблица882" table:style-name="Таблица882">
          <table:table-column table:style-name="Таблица882.A"/>
          <table:table-column table:style-name="Таблица882.B"/>
          <table:table-row>
            <table:table-cell table:style-name="Таблица882.A1" office:value-type="string">
              <text:p text:style-name="MP9"><text:page-number text:select-page="current">432</text:page-number></text:p>
            </table:table-cell>
            <table:table-cell table:style-name="Таблица882.A1" office:value-type="string">
              <text:p text:style-name="MP10"><text:user-field-get text:name="leftHeader15">  </text:user-field-get></text:p>
            </table:table-cell>
          </table:table-row>
        </table:table>
      </style:header-left>
    </style:master-page>
    <style:master-page style:name="Статья_20_15_20_стр.24" style:display-name="Статья 15 стр.24" style:page-layout-name="Mpm9" style:next-style-name="Статья_20_15_20_стр.25">
      <style:header>
        <table:table table:name="Таблица883" table:style-name="Таблица883">
          <table:table-column table:style-name="Таблица883.A"/>
          <table:table-column table:style-name="Таблица883.B"/>
          <table:table-row>
            <table:table-cell table:style-name="Таблица883.A1" office:value-type="string">
              <text:p text:style-name="MP7"><text:user-field-get text:name="rightHeader15">Фамилия И.О. Название статьи15</text:user-field-get></text:p>
            </table:table-cell>
            <table:table-cell table:style-name="Таблица883.A1" office:value-type="string">
              <text:p text:style-name="MP8"><text:page-number text:select-page="current">433</text:page-number></text:p>
            </table:table-cell>
          </table:table-row>
        </table:table>
      </style:header>
      <style:header-left>
        <table:table table:name="Таблица884" table:style-name="Таблица884">
          <table:table-column table:style-name="Таблица884.A"/>
          <table:table-column table:style-name="Таблица884.B"/>
          <table:table-row>
            <table:table-cell table:style-name="Таблица884.A1" office:value-type="string">
              <text:p text:style-name="MP9"><text:page-number text:select-page="current">434</text:page-number></text:p>
            </table:table-cell>
            <table:table-cell table:style-name="Таблица884.A1" office:value-type="string">
              <text:p text:style-name="MP10"><text:user-field-get text:name="leftHeader15">  </text:user-field-get></text:p>
            </table:table-cell>
          </table:table-row>
        </table:table>
      </style:header-left>
    </style:master-page>
    <style:master-page style:name="Статья_20_15_20_стр.25" style:display-name="Статья 15 стр.25" style:page-layout-name="Mpm9" style:next-style-name="Статья_20_15_20_стр.26">
      <style:header>
        <table:table table:name="Таблица885" table:style-name="Таблица885">
          <table:table-column table:style-name="Таблица885.A"/>
          <table:table-column table:style-name="Таблица885.B"/>
          <table:table-row>
            <table:table-cell table:style-name="Таблица885.A1" office:value-type="string">
              <text:p text:style-name="MP7"><text:user-field-get text:name="rightHeader15">Фамилия И.О. Название статьи15</text:user-field-get></text:p>
            </table:table-cell>
            <table:table-cell table:style-name="Таблица885.A1" office:value-type="string">
              <text:p text:style-name="MP8"><text:page-number text:select-page="current">435</text:page-number></text:p>
            </table:table-cell>
          </table:table-row>
        </table:table>
      </style:header>
      <style:header-left>
        <table:table table:name="Таблица886" table:style-name="Таблица886">
          <table:table-column table:style-name="Таблица886.A"/>
          <table:table-column table:style-name="Таблица886.B"/>
          <table:table-row>
            <table:table-cell table:style-name="Таблица886.A1" office:value-type="string">
              <text:p text:style-name="MP9"><text:page-number text:select-page="current">434</text:page-number></text:p>
            </table:table-cell>
            <table:table-cell table:style-name="Таблица886.A1" office:value-type="string">
              <text:p text:style-name="MP10"><text:user-field-get text:name="leftHeader15">  </text:user-field-get></text:p>
            </table:table-cell>
          </table:table-row>
        </table:table>
      </style:header-left>
    </style:master-page>
    <style:master-page style:name="Статья_20_15_20_стр.26" style:display-name="Статья 15 стр.26" style:page-layout-name="Mpm9" style:next-style-name="Статья_20_15_20_стр.27">
      <style:header>
        <table:table table:name="Таблица887" table:style-name="Таблица887">
          <table:table-column table:style-name="Таблица887.A"/>
          <table:table-column table:style-name="Таблица887.B"/>
          <table:table-row>
            <table:table-cell table:style-name="Таблица887.A1" office:value-type="string">
              <text:p text:style-name="MP7"><text:user-field-get text:name="rightHeader15">Фамилия И.О. Название статьи15</text:user-field-get></text:p>
            </table:table-cell>
            <table:table-cell table:style-name="Таблица887.A1" office:value-type="string">
              <text:p text:style-name="MP8"><text:page-number text:select-page="current">435</text:page-number></text:p>
            </table:table-cell>
          </table:table-row>
        </table:table>
      </style:header>
      <style:header-left>
        <table:table table:name="Таблица888" table:style-name="Таблица888">
          <table:table-column table:style-name="Таблица888.A"/>
          <table:table-column table:style-name="Таблица888.B"/>
          <table:table-row>
            <table:table-cell table:style-name="Таблица888.A1" office:value-type="string">
              <text:p text:style-name="MP9"><text:page-number text:select-page="current">436</text:page-number></text:p>
            </table:table-cell>
            <table:table-cell table:style-name="Таблица888.A1" office:value-type="string">
              <text:p text:style-name="MP10"><text:user-field-get text:name="leftHeader15">  </text:user-field-get></text:p>
            </table:table-cell>
          </table:table-row>
        </table:table>
      </style:header-left>
    </style:master-page>
    <style:master-page style:name="Статья_20_15_20_стр.27" style:display-name="Статья 15 стр.27" style:page-layout-name="Mpm9" style:next-style-name="Статья_20_15_20_стр.28">
      <style:header>
        <table:table table:name="Таблица889" table:style-name="Таблица889">
          <table:table-column table:style-name="Таблица889.A"/>
          <table:table-column table:style-name="Таблица889.B"/>
          <table:table-row>
            <table:table-cell table:style-name="Таблица889.A1" office:value-type="string">
              <text:p text:style-name="MP7"><text:user-field-get text:name="rightHeader15">Фамилия И.О. Название статьи15</text:user-field-get></text:p>
            </table:table-cell>
            <table:table-cell table:style-name="Таблица889.A1" office:value-type="string">
              <text:p text:style-name="MP8"><text:page-number text:select-page="current">437</text:page-number></text:p>
            </table:table-cell>
          </table:table-row>
        </table:table>
      </style:header>
      <style:header-left>
        <table:table table:name="Таблица890" table:style-name="Таблица890">
          <table:table-column table:style-name="Таблица890.A"/>
          <table:table-column table:style-name="Таблица890.B"/>
          <table:table-row>
            <table:table-cell table:style-name="Таблица890.A1" office:value-type="string">
              <text:p text:style-name="MP9"><text:page-number text:select-page="current">436</text:page-number></text:p>
            </table:table-cell>
            <table:table-cell table:style-name="Таблица890.A1" office:value-type="string">
              <text:p text:style-name="MP10"><text:user-field-get text:name="leftHeader15">  </text:user-field-get></text:p>
            </table:table-cell>
          </table:table-row>
        </table:table>
      </style:header-left>
    </style:master-page>
    <style:master-page style:name="Статья_20_15_20_стр.28" style:display-name="Статья 15 стр.28" style:page-layout-name="Mpm9" style:next-style-name="Статья_20_15_20_стр.29">
      <style:header>
        <table:table table:name="Таблица891" table:style-name="Таблица891">
          <table:table-column table:style-name="Таблица891.A"/>
          <table:table-column table:style-name="Таблица891.B"/>
          <table:table-row>
            <table:table-cell table:style-name="Таблица891.A1" office:value-type="string">
              <text:p text:style-name="MP7"><text:user-field-get text:name="rightHeader15">Фамилия И.О. Название статьи15</text:user-field-get></text:p>
            </table:table-cell>
            <table:table-cell table:style-name="Таблица891.A1" office:value-type="string">
              <text:p text:style-name="MP8"><text:page-number text:select-page="current">437</text:page-number></text:p>
            </table:table-cell>
          </table:table-row>
        </table:table>
      </style:header>
      <style:header-left>
        <table:table table:name="Таблица892" table:style-name="Таблица892">
          <table:table-column table:style-name="Таблица892.A"/>
          <table:table-column table:style-name="Таблица892.B"/>
          <table:table-row>
            <table:table-cell table:style-name="Таблица892.A1" office:value-type="string">
              <text:p text:style-name="MP9"><text:page-number text:select-page="current">438</text:page-number></text:p>
            </table:table-cell>
            <table:table-cell table:style-name="Таблица892.A1" office:value-type="string">
              <text:p text:style-name="MP10"><text:user-field-get text:name="leftHeader15">  </text:user-field-get></text:p>
            </table:table-cell>
          </table:table-row>
        </table:table>
      </style:header-left>
    </style:master-page>
    <style:master-page style:name="Статья_20_15_20_стр.29" style:display-name="Статья 15 стр.29" style:page-layout-name="Mpm9" style:next-style-name="Статья_20_15">
      <style:header>
        <table:table table:name="Таблица893" table:style-name="Таблица893">
          <table:table-column table:style-name="Таблица893.A"/>
          <table:table-column table:style-name="Таблица893.B"/>
          <table:table-row>
            <table:table-cell table:style-name="Таблица893.A1" office:value-type="string">
              <text:p text:style-name="MP7"><text:user-field-get text:name="rightHeader15">Фамилия И.О. Название статьи15</text:user-field-get></text:p>
            </table:table-cell>
            <table:table-cell table:style-name="Таблица893.A1" office:value-type="string">
              <text:p text:style-name="MP8"><text:page-number text:select-page="current">439</text:page-number></text:p>
            </table:table-cell>
          </table:table-row>
        </table:table>
      </style:header>
      <style:header-left>
        <table:table table:name="Таблица894" table:style-name="Таблица894">
          <table:table-column table:style-name="Таблица894.A"/>
          <table:table-column table:style-name="Таблица894.B"/>
          <table:table-row>
            <table:table-cell table:style-name="Таблица894.A1" office:value-type="string">
              <text:p text:style-name="MP9"><text:page-number text:select-page="current">438</text:page-number></text:p>
            </table:table-cell>
            <table:table-cell table:style-name="Таблица894.A1" office:value-type="string">
              <text:p text:style-name="MP10"><text:user-field-get text:name="leftHeader15">  </text:user-field-get></text:p>
            </table:table-cell>
          </table:table-row>
        </table:table>
      </style:header-left>
    </style:master-page>
    <style:master-page style:name="Статья_20_16_20_стр.1" style:display-name="Статья 16 стр.1" style:page-layout-name="Mpm10" style:next-style-name="Статья_20_16_20_стр.2">
      <style:header>
        <table:table table:name="Таблица895" table:style-name="Таблица895">
          <table:table-column table:style-name="Таблица895.A"/>
          <table:table-column table:style-name="Таблица895.B"/>
          <table:table-row>
            <table:table-cell table:style-name="Таблица895.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440</text:page-number>–<text:user-field-get text:name="article16LastPage">468</text:user-field-get></text:p>
              <text:p text:style-name="MP11"><text:user-field-get text:name="article16UDK">Задать УДК</text:user-field-get></text:p>
            </table:table-cell>
            <table:table-cell table:style-name="Таблица895.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440</text:page-number>–<text:user-field-get text:name="article16LastPage">468</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440</text:page-number>-<text:user-field-get text:name="article16LastPage">468</text:user-field-get></text:p>
            </table:table-cell>
          </table:table-row>
        </table:table>
      </style:header>
      <style:footer>
        <text:user-field-decls>
          <text:user-field-decl office:value-type="string" office:string-value="  " text:name="author16Copyright"/>
        </text:user-field-decls>
        <text:p text:style-name="MP14"><text:user-field-get text:name="author16Copyright">  </text:user-field-get></text:p>
      </style:footer>
    </style:master-page>
    <style:master-page style:name="Статья_20_16" style:display-name="Статья 16" style:page-layout-name="Mpm9">
      <style:header>
        <table:table table:name="Таблица896" table:style-name="Таблица896">
          <table:table-column table:style-name="Таблица896.A"/>
          <table:table-column table:style-name="Таблица896.B"/>
          <table:table-row>
            <table:table-cell table:style-name="Таблица896.A1" office:value-type="string">
              <text:p text:style-name="MP7"><text:user-field-get text:name="rightHeader16">Фамилия И.О. Название статьи16</text:user-field-get></text:p>
            </table:table-cell>
            <table:table-cell table:style-name="Таблица896.A1" office:value-type="string">
              <text:p text:style-name="MP8"><text:page-number text:select-page="current">469</text:page-number></text:p>
            </table:table-cell>
          </table:table-row>
        </table:table>
      </style:header>
      <style:header-left>
        <table:table table:name="Таблица897" table:style-name="Таблица897">
          <table:table-column table:style-name="Таблица897.A"/>
          <table:table-column table:style-name="Таблица897.B"/>
          <table:table-row>
            <table:table-cell table:style-name="Таблица897.A1" office:value-type="string">
              <text:p text:style-name="MP9"><text:page-number text:select-page="current">468</text:page-number></text:p>
            </table:table-cell>
            <table:table-cell table:style-name="Таблица897.A1" office:value-type="string">
              <text:p text:style-name="MP10"><text:user-field-get text:name="leftHeader16">  </text:user-field-get></text:p>
            </table:table-cell>
          </table:table-row>
        </table:table>
      </style:header-left>
    </style:master-page>
    <style:master-page style:name="Статья_20_16_20_стр.2" style:display-name="Статья 16 стр.2" style:page-layout-name="Mpm9" style:next-style-name="Статья_20_16_20_стр.3">
      <style:header>
        <table:table table:name="Таблица898" table:style-name="Таблица898">
          <table:table-column table:style-name="Таблица898.A"/>
          <table:table-column table:style-name="Таблица898.B"/>
          <table:table-row>
            <table:table-cell table:style-name="Таблица898.A1" office:value-type="string">
              <text:p text:style-name="MP7"><text:user-field-get text:name="rightHeader16">Фамилия И.О. Название статьи16</text:user-field-get></text:p>
            </table:table-cell>
            <table:table-cell table:style-name="Таблица898.A1" office:value-type="string">
              <text:p text:style-name="MP8"><text:page-number text:select-page="current">441</text:page-number></text:p>
            </table:table-cell>
          </table:table-row>
        </table:table>
      </style:header>
      <style:header-left>
        <table:table table:name="Таблица899" table:style-name="Таблица899">
          <table:table-column table:style-name="Таблица899.A"/>
          <table:table-column table:style-name="Таблица899.B"/>
          <table:table-row>
            <table:table-cell table:style-name="Таблица899.A1" office:value-type="string">
              <text:p text:style-name="MP9"><text:page-number text:select-page="current">444</text:page-number></text:p>
            </table:table-cell>
            <table:table-cell table:style-name="Таблица899.A1" office:value-type="string">
              <text:p text:style-name="MP10"><text:user-field-get text:name="leftHeader16">  </text:user-field-get></text:p>
            </table:table-cell>
          </table:table-row>
        </table:table>
      </style:header-left>
    </style:master-page>
    <style:master-page style:name="Статья_20_16_20_стр.3" style:display-name="Статья 16 стр.3" style:page-layout-name="Mpm9" style:next-style-name="Статья_20_16_20_стр.4">
      <style:header>
        <table:table table:name="Таблица900" table:style-name="Таблица900">
          <table:table-column table:style-name="Таблица900.A"/>
          <table:table-column table:style-name="Таблица900.B"/>
          <table:table-row>
            <table:table-cell table:style-name="Таблица900.A1" office:value-type="string">
              <text:p text:style-name="MP7"><text:user-field-get text:name="rightHeader16">Фамилия И.О. Название статьи16</text:user-field-get></text:p>
            </table:table-cell>
            <table:table-cell table:style-name="Таблица900.A1" office:value-type="string">
              <text:p text:style-name="MP8"><text:page-number text:select-page="current">443</text:page-number></text:p>
            </table:table-cell>
          </table:table-row>
        </table:table>
      </style:header>
      <style:header-left>
        <table:table table:name="Таблица901" table:style-name="Таблица901">
          <table:table-column table:style-name="Таблица901.A"/>
          <table:table-column table:style-name="Таблица901.B"/>
          <table:table-row>
            <table:table-cell table:style-name="Таблица901.A1" office:value-type="string">
              <text:p text:style-name="MP9"><text:page-number text:select-page="current">442</text:page-number></text:p>
            </table:table-cell>
            <table:table-cell table:style-name="Таблица901.A1" office:value-type="string">
              <text:p text:style-name="MP10"><text:user-field-get text:name="leftHeader16">  </text:user-field-get></text:p>
            </table:table-cell>
          </table:table-row>
        </table:table>
      </style:header-left>
    </style:master-page>
    <style:master-page style:name="Статья_20_16_20_стр.4" style:display-name="Статья 16 стр.4" style:page-layout-name="Mpm9" style:next-style-name="Статья_20_16_20_стр.5">
      <style:header>
        <table:table table:name="Таблица902" table:style-name="Таблица902">
          <table:table-column table:style-name="Таблица902.A"/>
          <table:table-column table:style-name="Таблица902.B"/>
          <table:table-row>
            <table:table-cell table:style-name="Таблица902.A1" office:value-type="string">
              <text:p text:style-name="MP7"><text:user-field-get text:name="rightHeader16">Фамилия И.О. Название статьи16</text:user-field-get></text:p>
            </table:table-cell>
            <table:table-cell table:style-name="Таблица902.A1" office:value-type="string">
              <text:p text:style-name="MP8"><text:page-number text:select-page="current">443</text:page-number></text:p>
            </table:table-cell>
          </table:table-row>
        </table:table>
      </style:header>
      <style:header-left>
        <table:table table:name="Таблица903" table:style-name="Таблица903">
          <table:table-column table:style-name="Таблица903.A"/>
          <table:table-column table:style-name="Таблица903.B"/>
          <table:table-row>
            <table:table-cell table:style-name="Таблица903.A1" office:value-type="string">
              <text:p text:style-name="MP9"><text:page-number text:select-page="current">442</text:page-number></text:p>
            </table:table-cell>
            <table:table-cell table:style-name="Таблица903.A1" office:value-type="string">
              <text:p text:style-name="MP10"><text:user-field-get text:name="leftHeader16">  </text:user-field-get></text:p>
            </table:table-cell>
          </table:table-row>
        </table:table>
      </style:header-left>
    </style:master-page>
    <style:master-page style:name="Статья_20_16_20_стр.5" style:display-name="Статья 16 стр.5" style:page-layout-name="Mpm9" style:next-style-name="Статья_20_16_20_стр.6">
      <style:header>
        <table:table table:name="Таблица904" table:style-name="Таблица904">
          <table:table-column table:style-name="Таблица904.A"/>
          <table:table-column table:style-name="Таблица904.B"/>
          <table:table-row>
            <table:table-cell table:style-name="Таблица904.A1" office:value-type="string">
              <text:p text:style-name="MP7"><text:user-field-get text:name="rightHeader16">Фамилия И.О. Название статьи16</text:user-field-get></text:p>
            </table:table-cell>
            <table:table-cell table:style-name="Таблица904.A1" office:value-type="string">
              <text:p text:style-name="MP8"><text:page-number text:select-page="current">443</text:page-number></text:p>
            </table:table-cell>
          </table:table-row>
        </table:table>
      </style:header>
      <style:header-left>
        <table:table table:name="Таблица905" table:style-name="Таблица905">
          <table:table-column table:style-name="Таблица905.A"/>
          <table:table-column table:style-name="Таблица905.B"/>
          <table:table-row>
            <table:table-cell table:style-name="Таблица905.A1" office:value-type="string">
              <text:p text:style-name="MP9"><text:page-number text:select-page="current">444</text:page-number></text:p>
            </table:table-cell>
            <table:table-cell table:style-name="Таблица905.A1" office:value-type="string">
              <text:p text:style-name="MP10"><text:user-field-get text:name="leftHeader16">  </text:user-field-get></text:p>
            </table:table-cell>
          </table:table-row>
        </table:table>
      </style:header-left>
    </style:master-page>
    <style:master-page style:name="Статья_20_16_20_стр.6" style:display-name="Статья 16 стр.6" style:page-layout-name="Mpm9" style:next-style-name="Статья_20_16_20_стр.7">
      <style:header>
        <table:table table:name="Таблица906" table:style-name="Таблица906">
          <table:table-column table:style-name="Таблица906.A"/>
          <table:table-column table:style-name="Таблица906.B"/>
          <table:table-row>
            <table:table-cell table:style-name="Таблица906.A1" office:value-type="string">
              <text:p text:style-name="MP7"><text:user-field-get text:name="rightHeader16">Фамилия И.О. Название статьи16</text:user-field-get></text:p>
            </table:table-cell>
            <table:table-cell table:style-name="Таблица906.A1" office:value-type="string">
              <text:p text:style-name="MP8"><text:page-number text:select-page="current">445</text:page-number></text:p>
            </table:table-cell>
          </table:table-row>
        </table:table>
      </style:header>
      <style:header-left>
        <table:table table:name="Таблица907" table:style-name="Таблица907">
          <table:table-column table:style-name="Таблица907.A"/>
          <table:table-column table:style-name="Таблица907.B"/>
          <table:table-row>
            <table:table-cell table:style-name="Таблица907.A1" office:value-type="string">
              <text:p text:style-name="MP9"><text:page-number text:select-page="current">444</text:page-number></text:p>
            </table:table-cell>
            <table:table-cell table:style-name="Таблица907.A1" office:value-type="string">
              <text:p text:style-name="MP10"><text:user-field-get text:name="leftHeader16">  </text:user-field-get></text:p>
            </table:table-cell>
          </table:table-row>
        </table:table>
      </style:header-left>
    </style:master-page>
    <style:master-page style:name="Статья_20_16_20_стр.7" style:display-name="Статья 16 стр.7" style:page-layout-name="Mpm9" style:next-style-name="Статья_20_16_20_стр.8">
      <style:header>
        <table:table table:name="Таблица908" table:style-name="Таблица908">
          <table:table-column table:style-name="Таблица908.A"/>
          <table:table-column table:style-name="Таблица908.B"/>
          <table:table-row>
            <table:table-cell table:style-name="Таблица908.A1" office:value-type="string">
              <text:p text:style-name="MP7"><text:user-field-get text:name="rightHeader16">Фамилия И.О. Название статьи16</text:user-field-get></text:p>
            </table:table-cell>
            <table:table-cell table:style-name="Таблица908.A1" office:value-type="string">
              <text:p text:style-name="MP8"><text:page-number text:select-page="current">445</text:page-number></text:p>
            </table:table-cell>
          </table:table-row>
        </table:table>
      </style:header>
      <style:header-left>
        <table:table table:name="Таблица909" table:style-name="Таблица909">
          <table:table-column table:style-name="Таблица909.A"/>
          <table:table-column table:style-name="Таблица909.B"/>
          <table:table-row>
            <table:table-cell table:style-name="Таблица909.A1" office:value-type="string">
              <text:p text:style-name="MP9"><text:page-number text:select-page="current">446</text:page-number></text:p>
            </table:table-cell>
            <table:table-cell table:style-name="Таблица909.A1" office:value-type="string">
              <text:p text:style-name="MP10"><text:user-field-get text:name="leftHeader16">  </text:user-field-get></text:p>
            </table:table-cell>
          </table:table-row>
        </table:table>
      </style:header-left>
    </style:master-page>
    <style:master-page style:name="Статья_20_16_20_стр.8" style:display-name="Статья 16 стр.8" style:page-layout-name="Mpm9" style:next-style-name="Статья_20_16_20_стр.9">
      <style:header>
        <table:table table:name="Таблица910" table:style-name="Таблица910">
          <table:table-column table:style-name="Таблица910.A"/>
          <table:table-column table:style-name="Таблица910.B"/>
          <table:table-row>
            <table:table-cell table:style-name="Таблица910.A1" office:value-type="string">
              <text:p text:style-name="MP7"><text:user-field-get text:name="rightHeader16">Фамилия И.О. Название статьи16</text:user-field-get></text:p>
            </table:table-cell>
            <table:table-cell table:style-name="Таблица910.A1" office:value-type="string">
              <text:p text:style-name="MP8"><text:page-number text:select-page="current">447</text:page-number></text:p>
            </table:table-cell>
          </table:table-row>
        </table:table>
      </style:header>
      <style:header-left>
        <table:table table:name="Таблица911" table:style-name="Таблица911">
          <table:table-column table:style-name="Таблица911.A"/>
          <table:table-column table:style-name="Таблица911.B"/>
          <table:table-row>
            <table:table-cell table:style-name="Таблица911.A1" office:value-type="string">
              <text:p text:style-name="MP9"><text:page-number text:select-page="current">446</text:page-number></text:p>
            </table:table-cell>
            <table:table-cell table:style-name="Таблица911.A1" office:value-type="string">
              <text:p text:style-name="MP10"><text:user-field-get text:name="leftHeader16">  </text:user-field-get></text:p>
            </table:table-cell>
          </table:table-row>
        </table:table>
      </style:header-left>
    </style:master-page>
    <style:master-page style:name="Статья_20_16_20_стр.9" style:display-name="Статья 16 стр.9" style:page-layout-name="Mpm9" style:next-style-name="Статья_20_16_20_стр.10">
      <style:header>
        <table:table table:name="Таблица912" table:style-name="Таблица912">
          <table:table-column table:style-name="Таблица912.A"/>
          <table:table-column table:style-name="Таблица912.B"/>
          <table:table-row>
            <table:table-cell table:style-name="Таблица912.A1" office:value-type="string">
              <text:p text:style-name="MP7"><text:user-field-get text:name="rightHeader16">Фамилия И.О. Название статьи16</text:user-field-get></text:p>
            </table:table-cell>
            <table:table-cell table:style-name="Таблица912.A1" office:value-type="string">
              <text:p text:style-name="MP8"><text:page-number text:select-page="current">447</text:page-number></text:p>
            </table:table-cell>
          </table:table-row>
        </table:table>
      </style:header>
      <style:header-left>
        <table:table table:name="Таблица913" table:style-name="Таблица913">
          <table:table-column table:style-name="Таблица913.A"/>
          <table:table-column table:style-name="Таблица913.B"/>
          <table:table-row>
            <table:table-cell table:style-name="Таблица913.A1" office:value-type="string">
              <text:p text:style-name="MP9"><text:page-number text:select-page="current">448</text:page-number></text:p>
            </table:table-cell>
            <table:table-cell table:style-name="Таблица913.A1" office:value-type="string">
              <text:p text:style-name="MP10"><text:user-field-get text:name="leftHeader16">  </text:user-field-get></text:p>
            </table:table-cell>
          </table:table-row>
        </table:table>
      </style:header-left>
    </style:master-page>
    <style:master-page style:name="Статья_20_16_20_стр.10" style:display-name="Статья 16 стр.10" style:page-layout-name="Mpm9" style:next-style-name="Статья_20_16_20_стр.11">
      <style:header>
        <table:table table:name="Таблица914" table:style-name="Таблица914">
          <table:table-column table:style-name="Таблица914.A"/>
          <table:table-column table:style-name="Таблица914.B"/>
          <table:table-row>
            <table:table-cell table:style-name="Таблица914.A1" office:value-type="string">
              <text:p text:style-name="MP7"><text:user-field-get text:name="rightHeader16">Фамилия И.О. Название статьи16</text:user-field-get></text:p>
            </table:table-cell>
            <table:table-cell table:style-name="Таблица914.A1" office:value-type="string">
              <text:p text:style-name="MP8"><text:page-number text:select-page="current">449</text:page-number></text:p>
            </table:table-cell>
          </table:table-row>
        </table:table>
      </style:header>
      <style:header-left>
        <table:table table:name="Таблица915" table:style-name="Таблица915">
          <table:table-column table:style-name="Таблица915.A"/>
          <table:table-column table:style-name="Таблица915.B"/>
          <table:table-row>
            <table:table-cell table:style-name="Таблица915.A1" office:value-type="string">
              <text:p text:style-name="MP9"><text:page-number text:select-page="current">448</text:page-number></text:p>
            </table:table-cell>
            <table:table-cell table:style-name="Таблица915.A1" office:value-type="string">
              <text:p text:style-name="MP10"><text:user-field-get text:name="leftHeader16">  </text:user-field-get></text:p>
            </table:table-cell>
          </table:table-row>
        </table:table>
      </style:header-left>
    </style:master-page>
    <style:master-page style:name="Статья_20_16_20_стр.11" style:display-name="Статья 16 стр.11" style:page-layout-name="Mpm9" style:next-style-name="Статья_20_16_20_стр.12">
      <style:header>
        <table:table table:name="Таблица916" table:style-name="Таблица916">
          <table:table-column table:style-name="Таблица916.A"/>
          <table:table-column table:style-name="Таблица916.B"/>
          <table:table-row>
            <table:table-cell table:style-name="Таблица916.A1" office:value-type="string">
              <text:p text:style-name="MP7"><text:user-field-get text:name="rightHeader16">Фамилия И.О. Название статьи16</text:user-field-get></text:p>
            </table:table-cell>
            <table:table-cell table:style-name="Таблица916.A1" office:value-type="string">
              <text:p text:style-name="MP8"><text:page-number text:select-page="current">449</text:page-number></text:p>
            </table:table-cell>
          </table:table-row>
        </table:table>
      </style:header>
      <style:header-left>
        <table:table table:name="Таблица917" table:style-name="Таблица917">
          <table:table-column table:style-name="Таблица917.A"/>
          <table:table-column table:style-name="Таблица917.B"/>
          <table:table-row>
            <table:table-cell table:style-name="Таблица917.A1" office:value-type="string">
              <text:p text:style-name="MP9"><text:page-number text:select-page="current">450</text:page-number></text:p>
            </table:table-cell>
            <table:table-cell table:style-name="Таблица917.A1" office:value-type="string">
              <text:p text:style-name="MP10"><text:user-field-get text:name="leftHeader16">  </text:user-field-get></text:p>
            </table:table-cell>
          </table:table-row>
        </table:table>
      </style:header-left>
    </style:master-page>
    <style:master-page style:name="Статья_20_16_20_стр.12" style:display-name="Статья 16 стр.12" style:page-layout-name="Mpm9" style:next-style-name="Статья_20_16_20_стр.13">
      <style:header>
        <table:table table:name="Таблица918" table:style-name="Таблица918">
          <table:table-column table:style-name="Таблица918.A"/>
          <table:table-column table:style-name="Таблица918.B"/>
          <table:table-row>
            <table:table-cell table:style-name="Таблица918.A1" office:value-type="string">
              <text:p text:style-name="MP7"><text:user-field-get text:name="rightHeader16">Фамилия И.О. Название статьи16</text:user-field-get></text:p>
            </table:table-cell>
            <table:table-cell table:style-name="Таблица918.A1" office:value-type="string">
              <text:p text:style-name="MP8"><text:page-number text:select-page="current">451</text:page-number></text:p>
            </table:table-cell>
          </table:table-row>
        </table:table>
      </style:header>
      <style:header-left>
        <table:table table:name="Таблица919" table:style-name="Таблица919">
          <table:table-column table:style-name="Таблица919.A"/>
          <table:table-column table:style-name="Таблица919.B"/>
          <table:table-row>
            <table:table-cell table:style-name="Таблица919.A1" office:value-type="string">
              <text:p text:style-name="MP9"><text:page-number text:select-page="current">450</text:page-number></text:p>
            </table:table-cell>
            <table:table-cell table:style-name="Таблица919.A1" office:value-type="string">
              <text:p text:style-name="MP10"><text:user-field-get text:name="leftHeader16">  </text:user-field-get></text:p>
            </table:table-cell>
          </table:table-row>
        </table:table>
      </style:header-left>
    </style:master-page>
    <style:master-page style:name="Статья_20_16_20_стр.13" style:display-name="Статья 16 стр.13" style:page-layout-name="Mpm9" style:next-style-name="Статья_20_16_20_стр.14">
      <style:header>
        <table:table table:name="Таблица920" table:style-name="Таблица920">
          <table:table-column table:style-name="Таблица920.A"/>
          <table:table-column table:style-name="Таблица920.B"/>
          <table:table-row>
            <table:table-cell table:style-name="Таблица920.A1" office:value-type="string">
              <text:p text:style-name="MP7"><text:user-field-get text:name="rightHeader16">Фамилия И.О. Название статьи16</text:user-field-get></text:p>
            </table:table-cell>
            <table:table-cell table:style-name="Таблица920.A1" office:value-type="string">
              <text:p text:style-name="MP8"><text:page-number text:select-page="current">451</text:page-number></text:p>
            </table:table-cell>
          </table:table-row>
        </table:table>
      </style:header>
      <style:header-left>
        <table:table table:name="Таблица921" table:style-name="Таблица921">
          <table:table-column table:style-name="Таблица921.A"/>
          <table:table-column table:style-name="Таблица921.B"/>
          <table:table-row>
            <table:table-cell table:style-name="Таблица921.A1" office:value-type="string">
              <text:p text:style-name="MP9"><text:page-number text:select-page="current">452</text:page-number></text:p>
            </table:table-cell>
            <table:table-cell table:style-name="Таблица921.A1" office:value-type="string">
              <text:p text:style-name="MP10"><text:user-field-get text:name="leftHeader16">  </text:user-field-get></text:p>
            </table:table-cell>
          </table:table-row>
        </table:table>
      </style:header-left>
    </style:master-page>
    <style:master-page style:name="Статья_20_16_20_стр.14" style:display-name="Статья 16 стр.14" style:page-layout-name="Mpm9" style:next-style-name="Статья_20_16_20_стр.15">
      <style:header>
        <table:table table:name="Таблица922" table:style-name="Таблица922">
          <table:table-column table:style-name="Таблица922.A"/>
          <table:table-column table:style-name="Таблица922.B"/>
          <table:table-row>
            <table:table-cell table:style-name="Таблица922.A1" office:value-type="string">
              <text:p text:style-name="MP7"><text:user-field-get text:name="rightHeader16">Фамилия И.О. Название статьи16</text:user-field-get></text:p>
            </table:table-cell>
            <table:table-cell table:style-name="Таблица922.A1" office:value-type="string">
              <text:p text:style-name="MP8"><text:page-number text:select-page="current">453</text:page-number></text:p>
            </table:table-cell>
          </table:table-row>
        </table:table>
      </style:header>
      <style:header-left>
        <table:table table:name="Таблица923" table:style-name="Таблица923">
          <table:table-column table:style-name="Таблица923.A"/>
          <table:table-column table:style-name="Таблица923.B"/>
          <table:table-row>
            <table:table-cell table:style-name="Таблица923.A1" office:value-type="string">
              <text:p text:style-name="MP9"><text:page-number text:select-page="current">452</text:page-number></text:p>
            </table:table-cell>
            <table:table-cell table:style-name="Таблица923.A1" office:value-type="string">
              <text:p text:style-name="MP10"><text:user-field-get text:name="leftHeader16">  </text:user-field-get></text:p>
            </table:table-cell>
          </table:table-row>
        </table:table>
      </style:header-left>
    </style:master-page>
    <style:master-page style:name="Статья_20_16_20_стр.15" style:display-name="Статья 16 стр.15" style:page-layout-name="Mpm9" style:next-style-name="Статья_20_16_20_стр.16">
      <style:header>
        <table:table table:name="Таблица924" table:style-name="Таблица924">
          <table:table-column table:style-name="Таблица924.A"/>
          <table:table-column table:style-name="Таблица924.B"/>
          <table:table-row>
            <table:table-cell table:style-name="Таблица924.A1" office:value-type="string">
              <text:p text:style-name="MP7"><text:user-field-get text:name="rightHeader16">Фамилия И.О. Название статьи16</text:user-field-get></text:p>
            </table:table-cell>
            <table:table-cell table:style-name="Таблица924.A1" office:value-type="string">
              <text:p text:style-name="MP8"><text:page-number text:select-page="current">453</text:page-number></text:p>
            </table:table-cell>
          </table:table-row>
        </table:table>
      </style:header>
      <style:header-left>
        <table:table table:name="Таблица925" table:style-name="Таблица925">
          <table:table-column table:style-name="Таблица925.A"/>
          <table:table-column table:style-name="Таблица925.B"/>
          <table:table-row>
            <table:table-cell table:style-name="Таблица925.A1" office:value-type="string">
              <text:p text:style-name="MP9"><text:page-number text:select-page="current">454</text:page-number></text:p>
            </table:table-cell>
            <table:table-cell table:style-name="Таблица925.A1" office:value-type="string">
              <text:p text:style-name="MP10"><text:user-field-get text:name="leftHeader16">  </text:user-field-get></text:p>
            </table:table-cell>
          </table:table-row>
        </table:table>
      </style:header-left>
    </style:master-page>
    <style:master-page style:name="Статья_20_16_20_стр.16" style:display-name="Статья 16 стр.16" style:page-layout-name="Mpm9" style:next-style-name="Статья_20_16_20_стр.17">
      <style:header>
        <table:table table:name="Таблица926" table:style-name="Таблица926">
          <table:table-column table:style-name="Таблица926.A"/>
          <table:table-column table:style-name="Таблица926.B"/>
          <table:table-row>
            <table:table-cell table:style-name="Таблица926.A1" office:value-type="string">
              <text:p text:style-name="MP7"><text:user-field-get text:name="rightHeader16">Фамилия И.О. Название статьи16</text:user-field-get></text:p>
            </table:table-cell>
            <table:table-cell table:style-name="Таблица926.A1" office:value-type="string">
              <text:p text:style-name="MP8"><text:page-number text:select-page="current">455</text:page-number></text:p>
            </table:table-cell>
          </table:table-row>
        </table:table>
      </style:header>
      <style:header-left>
        <table:table table:name="Таблица927" table:style-name="Таблица927">
          <table:table-column table:style-name="Таблица927.A"/>
          <table:table-column table:style-name="Таблица927.B"/>
          <table:table-row>
            <table:table-cell table:style-name="Таблица927.A1" office:value-type="string">
              <text:p text:style-name="MP9"><text:page-number text:select-page="current">454</text:page-number></text:p>
            </table:table-cell>
            <table:table-cell table:style-name="Таблица927.A1" office:value-type="string">
              <text:p text:style-name="MP10"><text:user-field-get text:name="leftHeader16">  </text:user-field-get></text:p>
            </table:table-cell>
          </table:table-row>
        </table:table>
      </style:header-left>
    </style:master-page>
    <style:master-page style:name="Статья_20_16_20_стр.17" style:display-name="Статья 16 стр.17" style:page-layout-name="Mpm9" style:next-style-name="Статья_20_16_20_стр.18">
      <style:header>
        <table:table table:name="Таблица928" table:style-name="Таблица928">
          <table:table-column table:style-name="Таблица928.A"/>
          <table:table-column table:style-name="Таблица928.B"/>
          <table:table-row>
            <table:table-cell table:style-name="Таблица928.A1" office:value-type="string">
              <text:p text:style-name="MP7"><text:user-field-get text:name="rightHeader16">Фамилия И.О. Название статьи16</text:user-field-get></text:p>
            </table:table-cell>
            <table:table-cell table:style-name="Таблица928.A1" office:value-type="string">
              <text:p text:style-name="MP8"><text:page-number text:select-page="current">455</text:page-number></text:p>
            </table:table-cell>
          </table:table-row>
        </table:table>
      </style:header>
      <style:header-left>
        <table:table table:name="Таблица929" table:style-name="Таблица929">
          <table:table-column table:style-name="Таблица929.A"/>
          <table:table-column table:style-name="Таблица929.B"/>
          <table:table-row>
            <table:table-cell table:style-name="Таблица929.A1" office:value-type="string">
              <text:p text:style-name="MP9"><text:page-number text:select-page="current">456</text:page-number></text:p>
            </table:table-cell>
            <table:table-cell table:style-name="Таблица929.A1" office:value-type="string">
              <text:p text:style-name="MP10"><text:user-field-get text:name="leftHeader16">  </text:user-field-get></text:p>
            </table:table-cell>
          </table:table-row>
        </table:table>
      </style:header-left>
    </style:master-page>
    <style:master-page style:name="Статья_20_16_20_стр.18" style:display-name="Статья 16 стр.18" style:page-layout-name="Mpm9" style:next-style-name="Статья_20_16_20_стр.19">
      <style:header>
        <table:table table:name="Таблица930" table:style-name="Таблица930">
          <table:table-column table:style-name="Таблица930.A"/>
          <table:table-column table:style-name="Таблица930.B"/>
          <table:table-row>
            <table:table-cell table:style-name="Таблица930.A1" office:value-type="string">
              <text:p text:style-name="MP7"><text:user-field-get text:name="rightHeader16">Фамилия И.О. Название статьи16</text:user-field-get></text:p>
            </table:table-cell>
            <table:table-cell table:style-name="Таблица930.A1" office:value-type="string">
              <text:p text:style-name="MP8"><text:page-number text:select-page="current">457</text:page-number></text:p>
            </table:table-cell>
          </table:table-row>
        </table:table>
      </style:header>
      <style:header-left>
        <table:table table:name="Таблица931" table:style-name="Таблица931">
          <table:table-column table:style-name="Таблица931.A"/>
          <table:table-column table:style-name="Таблица931.B"/>
          <table:table-row>
            <table:table-cell table:style-name="Таблица931.A1" office:value-type="string">
              <text:p text:style-name="MP9"><text:page-number text:select-page="current">456</text:page-number></text:p>
            </table:table-cell>
            <table:table-cell table:style-name="Таблица931.A1" office:value-type="string">
              <text:p text:style-name="MP10"><text:user-field-get text:name="leftHeader16">  </text:user-field-get></text:p>
            </table:table-cell>
          </table:table-row>
        </table:table>
      </style:header-left>
    </style:master-page>
    <style:master-page style:name="Статья_20_16_20_стр.19" style:display-name="Статья 16 стр.19" style:page-layout-name="Mpm9" style:next-style-name="Статья_20_16_20_стр.20">
      <style:header>
        <table:table table:name="Таблица932" table:style-name="Таблица932">
          <table:table-column table:style-name="Таблица932.A"/>
          <table:table-column table:style-name="Таблица932.B"/>
          <table:table-row>
            <table:table-cell table:style-name="Таблица932.A1" office:value-type="string">
              <text:p text:style-name="MP7"><text:user-field-get text:name="rightHeader16">Фамилия И.О. Название статьи16</text:user-field-get></text:p>
            </table:table-cell>
            <table:table-cell table:style-name="Таблица932.A1" office:value-type="string">
              <text:p text:style-name="MP8"><text:page-number text:select-page="current">457</text:page-number></text:p>
            </table:table-cell>
          </table:table-row>
        </table:table>
      </style:header>
      <style:header-left>
        <table:table table:name="Таблица933" table:style-name="Таблица933">
          <table:table-column table:style-name="Таблица933.A"/>
          <table:table-column table:style-name="Таблица933.B"/>
          <table:table-row>
            <table:table-cell table:style-name="Таблица933.A1" office:value-type="string">
              <text:p text:style-name="MP9"><text:page-number text:select-page="current">458</text:page-number></text:p>
            </table:table-cell>
            <table:table-cell table:style-name="Таблица933.A1" office:value-type="string">
              <text:p text:style-name="MP10"><text:user-field-get text:name="leftHeader16">  </text:user-field-get></text:p>
            </table:table-cell>
          </table:table-row>
        </table:table>
      </style:header-left>
    </style:master-page>
    <style:master-page style:name="Статья_20_16_20_стр.20" style:display-name="Статья 16 стр.20" style:page-layout-name="Mpm9" style:next-style-name="Статья_20_16_20_стр.21">
      <style:header>
        <table:table table:name="Таблица934" table:style-name="Таблица934">
          <table:table-column table:style-name="Таблица934.A"/>
          <table:table-column table:style-name="Таблица934.B"/>
          <table:table-row>
            <table:table-cell table:style-name="Таблица934.A1" office:value-type="string">
              <text:p text:style-name="MP7"><text:user-field-get text:name="rightHeader16">Фамилия И.О. Название статьи16</text:user-field-get></text:p>
            </table:table-cell>
            <table:table-cell table:style-name="Таблица934.A1" office:value-type="string">
              <text:p text:style-name="MP8"><text:page-number text:select-page="current">459</text:page-number></text:p>
            </table:table-cell>
          </table:table-row>
        </table:table>
      </style:header>
      <style:header-left>
        <table:table table:name="Таблица935" table:style-name="Таблица935">
          <table:table-column table:style-name="Таблица935.A"/>
          <table:table-column table:style-name="Таблица935.B"/>
          <table:table-row>
            <table:table-cell table:style-name="Таблица935.A1" office:value-type="string">
              <text:p text:style-name="MP9"><text:page-number text:select-page="current">458</text:page-number></text:p>
            </table:table-cell>
            <table:table-cell table:style-name="Таблица935.A1" office:value-type="string">
              <text:p text:style-name="MP10"><text:user-field-get text:name="leftHeader16">  </text:user-field-get></text:p>
            </table:table-cell>
          </table:table-row>
        </table:table>
      </style:header-left>
    </style:master-page>
    <style:master-page style:name="Статья_20_16_20_стр.21" style:display-name="Статья 16 стр.21" style:page-layout-name="Mpm9" style:next-style-name="Статья_20_16_20_стр.22">
      <style:header>
        <table:table table:name="Таблица936" table:style-name="Таблица936">
          <table:table-column table:style-name="Таблица936.A"/>
          <table:table-column table:style-name="Таблица936.B"/>
          <table:table-row>
            <table:table-cell table:style-name="Таблица936.A1" office:value-type="string">
              <text:p text:style-name="MP7"><text:user-field-get text:name="rightHeader16">Фамилия И.О. Название статьи16</text:user-field-get></text:p>
            </table:table-cell>
            <table:table-cell table:style-name="Таблица936.A1" office:value-type="string">
              <text:p text:style-name="MP8"><text:page-number text:select-page="current">459</text:page-number></text:p>
            </table:table-cell>
          </table:table-row>
        </table:table>
      </style:header>
      <style:header-left>
        <table:table table:name="Таблица937" table:style-name="Таблица937">
          <table:table-column table:style-name="Таблица937.A"/>
          <table:table-column table:style-name="Таблица937.B"/>
          <table:table-row>
            <table:table-cell table:style-name="Таблица937.A1" office:value-type="string">
              <text:p text:style-name="MP9"><text:page-number text:select-page="current">460</text:page-number></text:p>
            </table:table-cell>
            <table:table-cell table:style-name="Таблица937.A1" office:value-type="string">
              <text:p text:style-name="MP10"><text:user-field-get text:name="leftHeader16">  </text:user-field-get></text:p>
            </table:table-cell>
          </table:table-row>
        </table:table>
      </style:header-left>
    </style:master-page>
    <style:master-page style:name="Статья_20_16_20_стр.22" style:display-name="Статья 16 стр.22" style:page-layout-name="Mpm9" style:next-style-name="Статья_20_16_20_стр.23">
      <style:header>
        <table:table table:name="Таблица938" table:style-name="Таблица938">
          <table:table-column table:style-name="Таблица938.A"/>
          <table:table-column table:style-name="Таблица938.B"/>
          <table:table-row>
            <table:table-cell table:style-name="Таблица938.A1" office:value-type="string">
              <text:p text:style-name="MP7"><text:user-field-get text:name="rightHeader16">Фамилия И.О. Название статьи16</text:user-field-get></text:p>
            </table:table-cell>
            <table:table-cell table:style-name="Таблица938.A1" office:value-type="string">
              <text:p text:style-name="MP8"><text:page-number text:select-page="current">461</text:page-number></text:p>
            </table:table-cell>
          </table:table-row>
        </table:table>
      </style:header>
      <style:header-left>
        <table:table table:name="Таблица939" table:style-name="Таблица939">
          <table:table-column table:style-name="Таблица939.A"/>
          <table:table-column table:style-name="Таблица939.B"/>
          <table:table-row>
            <table:table-cell table:style-name="Таблица939.A1" office:value-type="string">
              <text:p text:style-name="MP9"><text:page-number text:select-page="current">460</text:page-number></text:p>
            </table:table-cell>
            <table:table-cell table:style-name="Таблица939.A1" office:value-type="string">
              <text:p text:style-name="MP10"><text:user-field-get text:name="leftHeader16">  </text:user-field-get></text:p>
            </table:table-cell>
          </table:table-row>
        </table:table>
      </style:header-left>
    </style:master-page>
    <style:master-page style:name="Статья_20_16_20_стр.23" style:display-name="Статья 16 стр.23" style:page-layout-name="Mpm9" style:next-style-name="Статья_20_16_20_стр.24">
      <style:header>
        <table:table table:name="Таблица940" table:style-name="Таблица940">
          <table:table-column table:style-name="Таблица940.A"/>
          <table:table-column table:style-name="Таблица940.B"/>
          <table:table-row>
            <table:table-cell table:style-name="Таблица940.A1" office:value-type="string">
              <text:p text:style-name="MP7"><text:user-field-get text:name="rightHeader16">Фамилия И.О. Название статьи16</text:user-field-get></text:p>
            </table:table-cell>
            <table:table-cell table:style-name="Таблица940.A1" office:value-type="string">
              <text:p text:style-name="MP8"><text:page-number text:select-page="current">461</text:page-number></text:p>
            </table:table-cell>
          </table:table-row>
        </table:table>
      </style:header>
      <style:header-left>
        <table:table table:name="Таблица941" table:style-name="Таблица941">
          <table:table-column table:style-name="Таблица941.A"/>
          <table:table-column table:style-name="Таблица941.B"/>
          <table:table-row>
            <table:table-cell table:style-name="Таблица941.A1" office:value-type="string">
              <text:p text:style-name="MP9"><text:page-number text:select-page="current">462</text:page-number></text:p>
            </table:table-cell>
            <table:table-cell table:style-name="Таблица941.A1" office:value-type="string">
              <text:p text:style-name="MP10"><text:user-field-get text:name="leftHeader16">  </text:user-field-get></text:p>
            </table:table-cell>
          </table:table-row>
        </table:table>
      </style:header-left>
    </style:master-page>
    <style:master-page style:name="Статья_20_16_20_стр.24" style:display-name="Статья 16 стр.24" style:page-layout-name="Mpm9" style:next-style-name="Статья_20_16_20_стр.25">
      <style:header>
        <table:table table:name="Таблица942" table:style-name="Таблица942">
          <table:table-column table:style-name="Таблица942.A"/>
          <table:table-column table:style-name="Таблица942.B"/>
          <table:table-row>
            <table:table-cell table:style-name="Таблица942.A1" office:value-type="string">
              <text:p text:style-name="MP7"><text:user-field-get text:name="rightHeader16">Фамилия И.О. Название статьи16</text:user-field-get></text:p>
            </table:table-cell>
            <table:table-cell table:style-name="Таблица942.A1" office:value-type="string">
              <text:p text:style-name="MP8"><text:page-number text:select-page="current">463</text:page-number></text:p>
            </table:table-cell>
          </table:table-row>
        </table:table>
      </style:header>
      <style:header-left>
        <table:table table:name="Таблица943" table:style-name="Таблица943">
          <table:table-column table:style-name="Таблица943.A"/>
          <table:table-column table:style-name="Таблица943.B"/>
          <table:table-row>
            <table:table-cell table:style-name="Таблица943.A1" office:value-type="string">
              <text:p text:style-name="MP9"><text:page-number text:select-page="current">462</text:page-number></text:p>
            </table:table-cell>
            <table:table-cell table:style-name="Таблица943.A1" office:value-type="string">
              <text:p text:style-name="MP10"><text:user-field-get text:name="leftHeader16">  </text:user-field-get></text:p>
            </table:table-cell>
          </table:table-row>
        </table:table>
      </style:header-left>
    </style:master-page>
    <style:master-page style:name="Статья_20_16_20_стр.25" style:display-name="Статья 16 стр.25" style:page-layout-name="Mpm9" style:next-style-name="Статья_20_16_20_стр.26">
      <style:header>
        <table:table table:name="Таблица944" table:style-name="Таблица944">
          <table:table-column table:style-name="Таблица944.A"/>
          <table:table-column table:style-name="Таблица944.B"/>
          <table:table-row>
            <table:table-cell table:style-name="Таблица944.A1" office:value-type="string">
              <text:p text:style-name="MP7"><text:user-field-get text:name="rightHeader16">Фамилия И.О. Название статьи16</text:user-field-get></text:p>
            </table:table-cell>
            <table:table-cell table:style-name="Таблица944.A1" office:value-type="string">
              <text:p text:style-name="MP8"><text:page-number text:select-page="current">463</text:page-number></text:p>
            </table:table-cell>
          </table:table-row>
        </table:table>
      </style:header>
      <style:header-left>
        <table:table table:name="Таблица945" table:style-name="Таблица945">
          <table:table-column table:style-name="Таблица945.A"/>
          <table:table-column table:style-name="Таблица945.B"/>
          <table:table-row>
            <table:table-cell table:style-name="Таблица945.A1" office:value-type="string">
              <text:p text:style-name="MP9"><text:page-number text:select-page="current">464</text:page-number></text:p>
            </table:table-cell>
            <table:table-cell table:style-name="Таблица945.A1" office:value-type="string">
              <text:p text:style-name="MP10"><text:user-field-get text:name="leftHeader16">  </text:user-field-get></text:p>
            </table:table-cell>
          </table:table-row>
        </table:table>
      </style:header-left>
    </style:master-page>
    <style:master-page style:name="Статья_20_16_20_стр.26" style:display-name="Статья 16 стр.26" style:page-layout-name="Mpm9" style:next-style-name="Статья_20_16_20_стр.27">
      <style:header>
        <table:table table:name="Таблица946" table:style-name="Таблица946">
          <table:table-column table:style-name="Таблица946.A"/>
          <table:table-column table:style-name="Таблица946.B"/>
          <table:table-row>
            <table:table-cell table:style-name="Таблица946.A1" office:value-type="string">
              <text:p text:style-name="MP7"><text:user-field-get text:name="rightHeader16">Фамилия И.О. Название статьи16</text:user-field-get></text:p>
            </table:table-cell>
            <table:table-cell table:style-name="Таблица946.A1" office:value-type="string">
              <text:p text:style-name="MP8"><text:page-number text:select-page="current">465</text:page-number></text:p>
            </table:table-cell>
          </table:table-row>
        </table:table>
      </style:header>
      <style:header-left>
        <table:table table:name="Таблица947" table:style-name="Таблица947">
          <table:table-column table:style-name="Таблица947.A"/>
          <table:table-column table:style-name="Таблица947.B"/>
          <table:table-row>
            <table:table-cell table:style-name="Таблица947.A1" office:value-type="string">
              <text:p text:style-name="MP9"><text:page-number text:select-page="current">464</text:page-number></text:p>
            </table:table-cell>
            <table:table-cell table:style-name="Таблица947.A1" office:value-type="string">
              <text:p text:style-name="MP10"><text:user-field-get text:name="leftHeader16">  </text:user-field-get></text:p>
            </table:table-cell>
          </table:table-row>
        </table:table>
      </style:header-left>
    </style:master-page>
    <style:master-page style:name="Статья_20_16_20_стр.27" style:display-name="Статья 16 стр.27" style:page-layout-name="Mpm9" style:next-style-name="Статья_20_16_20_стр.28">
      <style:header>
        <table:table table:name="Таблица948" table:style-name="Таблица948">
          <table:table-column table:style-name="Таблица948.A"/>
          <table:table-column table:style-name="Таблица948.B"/>
          <table:table-row>
            <table:table-cell table:style-name="Таблица948.A1" office:value-type="string">
              <text:p text:style-name="MP7"><text:user-field-get text:name="rightHeader16">Фамилия И.О. Название статьи16</text:user-field-get></text:p>
            </table:table-cell>
            <table:table-cell table:style-name="Таблица948.A1" office:value-type="string">
              <text:p text:style-name="MP8"><text:page-number text:select-page="current">465</text:page-number></text:p>
            </table:table-cell>
          </table:table-row>
        </table:table>
      </style:header>
      <style:header-left>
        <table:table table:name="Таблица949" table:style-name="Таблица949">
          <table:table-column table:style-name="Таблица949.A"/>
          <table:table-column table:style-name="Таблица949.B"/>
          <table:table-row>
            <table:table-cell table:style-name="Таблица949.A1" office:value-type="string">
              <text:p text:style-name="MP9"><text:page-number text:select-page="current">466</text:page-number></text:p>
            </table:table-cell>
            <table:table-cell table:style-name="Таблица949.A1" office:value-type="string">
              <text:p text:style-name="MP10"><text:user-field-get text:name="leftHeader16">  </text:user-field-get></text:p>
            </table:table-cell>
          </table:table-row>
        </table:table>
      </style:header-left>
    </style:master-page>
    <style:master-page style:name="Статья_20_16_20_стр.28" style:display-name="Статья 16 стр.28" style:page-layout-name="Mpm9" style:next-style-name="Статья_20_16_20_стр.29">
      <style:header>
        <table:table table:name="Таблица950" table:style-name="Таблица950">
          <table:table-column table:style-name="Таблица950.A"/>
          <table:table-column table:style-name="Таблица950.B"/>
          <table:table-row>
            <table:table-cell table:style-name="Таблица950.A1" office:value-type="string">
              <text:p text:style-name="MP7"><text:user-field-get text:name="rightHeader16">Фамилия И.О. Название статьи16</text:user-field-get></text:p>
            </table:table-cell>
            <table:table-cell table:style-name="Таблица950.A1" office:value-type="string">
              <text:p text:style-name="MP8"><text:page-number text:select-page="current">467</text:page-number></text:p>
            </table:table-cell>
          </table:table-row>
        </table:table>
      </style:header>
      <style:header-left>
        <table:table table:name="Таблица951" table:style-name="Таблица951">
          <table:table-column table:style-name="Таблица951.A"/>
          <table:table-column table:style-name="Таблица951.B"/>
          <table:table-row>
            <table:table-cell table:style-name="Таблица951.A1" office:value-type="string">
              <text:p text:style-name="MP9"><text:page-number text:select-page="current">466</text:page-number></text:p>
            </table:table-cell>
            <table:table-cell table:style-name="Таблица951.A1" office:value-type="string">
              <text:p text:style-name="MP10"><text:user-field-get text:name="leftHeader16">  </text:user-field-get></text:p>
            </table:table-cell>
          </table:table-row>
        </table:table>
      </style:header-left>
    </style:master-page>
    <style:master-page style:name="Статья_20_16_20_стр.29" style:display-name="Статья 16 стр.29" style:page-layout-name="Mpm9" style:next-style-name="Статья_20_16">
      <style:header>
        <table:table table:name="Таблица952" table:style-name="Таблица952">
          <table:table-column table:style-name="Таблица952.A"/>
          <table:table-column table:style-name="Таблица952.B"/>
          <table:table-row>
            <table:table-cell table:style-name="Таблица952.A1" office:value-type="string">
              <text:p text:style-name="MP7"><text:user-field-get text:name="rightHeader16">Фамилия И.О. Название статьи16</text:user-field-get></text:p>
            </table:table-cell>
            <table:table-cell table:style-name="Таблица952.A1" office:value-type="string">
              <text:p text:style-name="MP8"><text:page-number text:select-page="current">467</text:page-number></text:p>
            </table:table-cell>
          </table:table-row>
        </table:table>
      </style:header>
      <style:header-left>
        <table:table table:name="Таблица953" table:style-name="Таблица953">
          <table:table-column table:style-name="Таблица953.A"/>
          <table:table-column table:style-name="Таблица953.B"/>
          <table:table-row>
            <table:table-cell table:style-name="Таблица953.A1" office:value-type="string">
              <text:p text:style-name="MP9"><text:page-number text:select-page="current">468</text:page-number></text:p>
            </table:table-cell>
            <table:table-cell table:style-name="Таблица953.A1" office:value-type="string">
              <text:p text:style-name="MP10"><text:user-field-get text:name="leftHeader16">  </text:user-field-get></text:p>
            </table:table-cell>
          </table:table-row>
        </table:table>
      </style:header-left>
    </style:master-page>
    <style:master-page style:name="Статья_20_17_20_стр.1" style:display-name="Статья 17 стр.1" style:page-layout-name="Mpm10" style:next-style-name="Статья_20_17_20_стр.2">
      <style:header>
        <table:table table:name="Таблица954" table:style-name="Таблица954">
          <table:table-column table:style-name="Таблица954.A"/>
          <table:table-column table:style-name="Таблица954.B"/>
          <table:table-row>
            <table:table-cell table:style-name="Таблица954.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469</text:page-number>–<text:user-field-get text:name="article17LastPage">497</text:user-field-get></text:p>
              <text:p text:style-name="MP11"><text:user-field-get text:name="article17UDK">Задать УДК</text:user-field-get></text:p>
            </table:table-cell>
            <table:table-cell table:style-name="Таблица954.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469</text:page-number>–<text:user-field-get text:name="article17LastPage">497</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469</text:page-number>-<text:user-field-get text:name="article17LastPage">497</text:user-field-get></text:p>
            </table:table-cell>
          </table:table-row>
        </table:table>
      </style:header>
      <style:footer>
        <text:user-field-decls>
          <text:user-field-decl office:value-type="string" office:string-value="  " text:name="author17Copyright"/>
        </text:user-field-decls>
        <text:p text:style-name="MP14"><text:user-field-get text:name="author17Copyright">  </text:user-field-get></text:p>
      </style:footer>
    </style:master-page>
    <style:master-page style:name="Статья_20_17" style:display-name="Статья 17" style:page-layout-name="Mpm9">
      <style:header>
        <table:table table:name="Таблица955" table:style-name="Таблица955">
          <table:table-column table:style-name="Таблица955.A"/>
          <table:table-column table:style-name="Таблица955.B"/>
          <table:table-row>
            <table:table-cell table:style-name="Таблица955.A1" office:value-type="string">
              <text:p text:style-name="MP7"><text:user-field-get text:name="rightHeader17">Фамилия И.О. Название статьи17</text:user-field-get></text:p>
            </table:table-cell>
            <table:table-cell table:style-name="Таблица955.A1" office:value-type="string">
              <text:p text:style-name="MP8"><text:page-number text:select-page="current">497</text:page-number></text:p>
            </table:table-cell>
          </table:table-row>
        </table:table>
      </style:header>
      <style:header-left>
        <table:table table:name="Таблица956" table:style-name="Таблица956">
          <table:table-column table:style-name="Таблица956.A"/>
          <table:table-column table:style-name="Таблица956.B"/>
          <table:table-row>
            <table:table-cell table:style-name="Таблица956.A1" office:value-type="string">
              <text:p text:style-name="MP9"><text:page-number text:select-page="current">498</text:page-number></text:p>
            </table:table-cell>
            <table:table-cell table:style-name="Таблица956.A1" office:value-type="string">
              <text:p text:style-name="MP10"><text:user-field-get text:name="leftHeader17">  </text:user-field-get></text:p>
            </table:table-cell>
          </table:table-row>
        </table:table>
      </style:header-left>
    </style:master-page>
    <style:master-page style:name="Статья_20_17_20_стр.2" style:display-name="Статья 17 стр.2" style:page-layout-name="Mpm9" style:next-style-name="Статья_20_17_20_стр.3">
      <style:header>
        <table:table table:name="Таблица957" table:style-name="Таблица957">
          <table:table-column table:style-name="Таблица957.A"/>
          <table:table-column table:style-name="Таблица957.B"/>
          <table:table-row>
            <table:table-cell table:style-name="Таблица957.A1" office:value-type="string">
              <text:p text:style-name="MP7"><text:user-field-get text:name="rightHeader17">Фамилия И.О. Название статьи17</text:user-field-get></text:p>
            </table:table-cell>
            <table:table-cell table:style-name="Таблица957.A1" office:value-type="string">
              <text:p text:style-name="MP8"><text:page-number text:select-page="current">471</text:page-number></text:p>
            </table:table-cell>
          </table:table-row>
        </table:table>
      </style:header>
      <style:header-left>
        <table:table table:name="Таблица958" table:style-name="Таблица958">
          <table:table-column table:style-name="Таблица958.A"/>
          <table:table-column table:style-name="Таблица958.B"/>
          <table:table-row>
            <table:table-cell table:style-name="Таблица958.A1" office:value-type="string">
              <text:p text:style-name="MP9"><text:page-number text:select-page="current">470</text:page-number></text:p>
            </table:table-cell>
            <table:table-cell table:style-name="Таблица958.A1" office:value-type="string">
              <text:p text:style-name="MP10"><text:user-field-get text:name="leftHeader17">  </text:user-field-get></text:p>
            </table:table-cell>
          </table:table-row>
        </table:table>
      </style:header-left>
    </style:master-page>
    <style:master-page style:name="Статья_20_17_20_стр.3" style:display-name="Статья 17 стр.3" style:page-layout-name="Mpm9" style:next-style-name="Статья_20_17_20_стр.4">
      <style:header>
        <table:table table:name="Таблица959" table:style-name="Таблица959">
          <table:table-column table:style-name="Таблица959.A"/>
          <table:table-column table:style-name="Таблица959.B"/>
          <table:table-row>
            <table:table-cell table:style-name="Таблица959.A1" office:value-type="string">
              <text:p text:style-name="MP7"><text:user-field-get text:name="rightHeader17">Фамилия И.О. Название статьи17</text:user-field-get></text:p>
            </table:table-cell>
            <table:table-cell table:style-name="Таблица959.A1" office:value-type="string">
              <text:p text:style-name="MP8"><text:page-number text:select-page="current">471</text:page-number></text:p>
            </table:table-cell>
          </table:table-row>
        </table:table>
      </style:header>
      <style:header-left>
        <table:table table:name="Таблица960" table:style-name="Таблица960">
          <table:table-column table:style-name="Таблица960.A"/>
          <table:table-column table:style-name="Таблица960.B"/>
          <table:table-row>
            <table:table-cell table:style-name="Таблица960.A1" office:value-type="string">
              <text:p text:style-name="MP9"><text:page-number text:select-page="current">472</text:page-number></text:p>
            </table:table-cell>
            <table:table-cell table:style-name="Таблица960.A1" office:value-type="string">
              <text:p text:style-name="MP10"><text:user-field-get text:name="leftHeader17">  </text:user-field-get></text:p>
            </table:table-cell>
          </table:table-row>
        </table:table>
      </style:header-left>
    </style:master-page>
    <style:master-page style:name="Статья_20_17_20_стр.4" style:display-name="Статья 17 стр.4" style:page-layout-name="Mpm9" style:next-style-name="Статья_20_17_20_стр.5">
      <style:header>
        <table:table table:name="Таблица961" table:style-name="Таблица961">
          <table:table-column table:style-name="Таблица961.A"/>
          <table:table-column table:style-name="Таблица961.B"/>
          <table:table-row>
            <table:table-cell table:style-name="Таблица961.A1" office:value-type="string">
              <text:p text:style-name="MP7"><text:user-field-get text:name="rightHeader17">Фамилия И.О. Название статьи17</text:user-field-get></text:p>
            </table:table-cell>
            <table:table-cell table:style-name="Таблица961.A1" office:value-type="string">
              <text:p text:style-name="MP8"><text:page-number text:select-page="current">471</text:page-number></text:p>
            </table:table-cell>
          </table:table-row>
        </table:table>
      </style:header>
      <style:header-left>
        <table:table table:name="Таблица962" table:style-name="Таблица962">
          <table:table-column table:style-name="Таблица962.A"/>
          <table:table-column table:style-name="Таблица962.B"/>
          <table:table-row>
            <table:table-cell table:style-name="Таблица962.A1" office:value-type="string">
              <text:p text:style-name="MP9"><text:page-number text:select-page="current">472</text:page-number></text:p>
            </table:table-cell>
            <table:table-cell table:style-name="Таблица962.A1" office:value-type="string">
              <text:p text:style-name="MP10"><text:user-field-get text:name="leftHeader17">  </text:user-field-get></text:p>
            </table:table-cell>
          </table:table-row>
        </table:table>
      </style:header-left>
    </style:master-page>
    <style:master-page style:name="Статья_20_17_20_стр.5" style:display-name="Статья 17 стр.5" style:page-layout-name="Mpm9" style:next-style-name="Статья_20_17_20_стр.6">
      <style:header>
        <table:table table:name="Таблица963" table:style-name="Таблица963">
          <table:table-column table:style-name="Таблица963.A"/>
          <table:table-column table:style-name="Таблица963.B"/>
          <table:table-row>
            <table:table-cell table:style-name="Таблица963.A1" office:value-type="string">
              <text:p text:style-name="MP7"><text:user-field-get text:name="rightHeader17">Фамилия И.О. Название статьи17</text:user-field-get></text:p>
            </table:table-cell>
            <table:table-cell table:style-name="Таблица963.A1" office:value-type="string">
              <text:p text:style-name="MP8"><text:page-number text:select-page="current">473</text:page-number></text:p>
            </table:table-cell>
          </table:table-row>
        </table:table>
      </style:header>
      <style:header-left>
        <table:table table:name="Таблица964" table:style-name="Таблица964">
          <table:table-column table:style-name="Таблица964.A"/>
          <table:table-column table:style-name="Таблица964.B"/>
          <table:table-row>
            <table:table-cell table:style-name="Таблица964.A1" office:value-type="string">
              <text:p text:style-name="MP9"><text:page-number text:select-page="current">472</text:page-number></text:p>
            </table:table-cell>
            <table:table-cell table:style-name="Таблица964.A1" office:value-type="string">
              <text:p text:style-name="MP10"><text:user-field-get text:name="leftHeader17">  </text:user-field-get></text:p>
            </table:table-cell>
          </table:table-row>
        </table:table>
      </style:header-left>
    </style:master-page>
    <style:master-page style:name="Статья_20_17_20_стр.6" style:display-name="Статья 17 стр.6" style:page-layout-name="Mpm9" style:next-style-name="Статья_20_17_20_стр.7">
      <style:header>
        <table:table table:name="Таблица965" table:style-name="Таблица965">
          <table:table-column table:style-name="Таблица965.A"/>
          <table:table-column table:style-name="Таблица965.B"/>
          <table:table-row>
            <table:table-cell table:style-name="Таблица965.A1" office:value-type="string">
              <text:p text:style-name="MP7"><text:user-field-get text:name="rightHeader17">Фамилия И.О. Название статьи17</text:user-field-get></text:p>
            </table:table-cell>
            <table:table-cell table:style-name="Таблица965.A1" office:value-type="string">
              <text:p text:style-name="MP8"><text:page-number text:select-page="current">473</text:page-number></text:p>
            </table:table-cell>
          </table:table-row>
        </table:table>
      </style:header>
      <style:header-left>
        <table:table table:name="Таблица966" table:style-name="Таблица966">
          <table:table-column table:style-name="Таблица966.A"/>
          <table:table-column table:style-name="Таблица966.B"/>
          <table:table-row>
            <table:table-cell table:style-name="Таблица966.A1" office:value-type="string">
              <text:p text:style-name="MP9"><text:page-number text:select-page="current">474</text:page-number></text:p>
            </table:table-cell>
            <table:table-cell table:style-name="Таблица966.A1" office:value-type="string">
              <text:p text:style-name="MP10"><text:user-field-get text:name="leftHeader17">  </text:user-field-get></text:p>
            </table:table-cell>
          </table:table-row>
        </table:table>
      </style:header-left>
    </style:master-page>
    <style:master-page style:name="Статья_20_17_20_стр.7" style:display-name="Статья 17 стр.7" style:page-layout-name="Mpm9" style:next-style-name="Статья_20_17_20_стр.8">
      <style:header>
        <table:table table:name="Таблица967" table:style-name="Таблица967">
          <table:table-column table:style-name="Таблица967.A"/>
          <table:table-column table:style-name="Таблица967.B"/>
          <table:table-row>
            <table:table-cell table:style-name="Таблица967.A1" office:value-type="string">
              <text:p text:style-name="MP7"><text:user-field-get text:name="rightHeader17">Фамилия И.О. Название статьи17</text:user-field-get></text:p>
            </table:table-cell>
            <table:table-cell table:style-name="Таблица967.A1" office:value-type="string">
              <text:p text:style-name="MP8"><text:page-number text:select-page="current">475</text:page-number></text:p>
            </table:table-cell>
          </table:table-row>
        </table:table>
      </style:header>
      <style:header-left>
        <table:table table:name="Таблица968" table:style-name="Таблица968">
          <table:table-column table:style-name="Таблица968.A"/>
          <table:table-column table:style-name="Таблица968.B"/>
          <table:table-row>
            <table:table-cell table:style-name="Таблица968.A1" office:value-type="string">
              <text:p text:style-name="MP9"><text:page-number text:select-page="current">474</text:page-number></text:p>
            </table:table-cell>
            <table:table-cell table:style-name="Таблица968.A1" office:value-type="string">
              <text:p text:style-name="MP10"><text:user-field-get text:name="leftHeader17">  </text:user-field-get></text:p>
            </table:table-cell>
          </table:table-row>
        </table:table>
      </style:header-left>
    </style:master-page>
    <style:master-page style:name="Статья_20_17_20_стр.8" style:display-name="Статья 17 стр.8" style:page-layout-name="Mpm9" style:next-style-name="Статья_20_17_20_стр.9">
      <style:header>
        <table:table table:name="Таблица969" table:style-name="Таблица969">
          <table:table-column table:style-name="Таблица969.A"/>
          <table:table-column table:style-name="Таблица969.B"/>
          <table:table-row>
            <table:table-cell table:style-name="Таблица969.A1" office:value-type="string">
              <text:p text:style-name="MP7"><text:user-field-get text:name="rightHeader17">Фамилия И.О. Название статьи17</text:user-field-get></text:p>
            </table:table-cell>
            <table:table-cell table:style-name="Таблица969.A1" office:value-type="string">
              <text:p text:style-name="MP8"><text:page-number text:select-page="current">475</text:page-number></text:p>
            </table:table-cell>
          </table:table-row>
        </table:table>
      </style:header>
      <style:header-left>
        <table:table table:name="Таблица970" table:style-name="Таблица970">
          <table:table-column table:style-name="Таблица970.A"/>
          <table:table-column table:style-name="Таблица970.B"/>
          <table:table-row>
            <table:table-cell table:style-name="Таблица970.A1" office:value-type="string">
              <text:p text:style-name="MP9"><text:page-number text:select-page="current">476</text:page-number></text:p>
            </table:table-cell>
            <table:table-cell table:style-name="Таблица970.A1" office:value-type="string">
              <text:p text:style-name="MP10"><text:user-field-get text:name="leftHeader17">  </text:user-field-get></text:p>
            </table:table-cell>
          </table:table-row>
        </table:table>
      </style:header-left>
    </style:master-page>
    <style:master-page style:name="Статья_20_17_20_стр.9" style:display-name="Статья 17 стр.9" style:page-layout-name="Mpm9" style:next-style-name="Статья_20_17_20_стр.10">
      <style:header>
        <table:table table:name="Таблица971" table:style-name="Таблица971">
          <table:table-column table:style-name="Таблица971.A"/>
          <table:table-column table:style-name="Таблица971.B"/>
          <table:table-row>
            <table:table-cell table:style-name="Таблица971.A1" office:value-type="string">
              <text:p text:style-name="MP7"><text:user-field-get text:name="rightHeader17">Фамилия И.О. Название статьи17</text:user-field-get></text:p>
            </table:table-cell>
            <table:table-cell table:style-name="Таблица971.A1" office:value-type="string">
              <text:p text:style-name="MP8"><text:page-number text:select-page="current">477</text:page-number></text:p>
            </table:table-cell>
          </table:table-row>
        </table:table>
      </style:header>
      <style:header-left>
        <table:table table:name="Таблица972" table:style-name="Таблица972">
          <table:table-column table:style-name="Таблица972.A"/>
          <table:table-column table:style-name="Таблица972.B"/>
          <table:table-row>
            <table:table-cell table:style-name="Таблица972.A1" office:value-type="string">
              <text:p text:style-name="MP9"><text:page-number text:select-page="current">476</text:page-number></text:p>
            </table:table-cell>
            <table:table-cell table:style-name="Таблица972.A1" office:value-type="string">
              <text:p text:style-name="MP10"><text:user-field-get text:name="leftHeader17">  </text:user-field-get></text:p>
            </table:table-cell>
          </table:table-row>
        </table:table>
      </style:header-left>
    </style:master-page>
    <style:master-page style:name="Статья_20_17_20_стр.10" style:display-name="Статья 17 стр.10" style:page-layout-name="Mpm9" style:next-style-name="Статья_20_17_20_стр.11">
      <style:header>
        <table:table table:name="Таблица973" table:style-name="Таблица973">
          <table:table-column table:style-name="Таблица973.A"/>
          <table:table-column table:style-name="Таблица973.B"/>
          <table:table-row>
            <table:table-cell table:style-name="Таблица973.A1" office:value-type="string">
              <text:p text:style-name="MP7"><text:user-field-get text:name="rightHeader17">Фамилия И.О. Название статьи17</text:user-field-get></text:p>
            </table:table-cell>
            <table:table-cell table:style-name="Таблица973.A1" office:value-type="string">
              <text:p text:style-name="MP8"><text:page-number text:select-page="current">477</text:page-number></text:p>
            </table:table-cell>
          </table:table-row>
        </table:table>
      </style:header>
      <style:header-left>
        <table:table table:name="Таблица974" table:style-name="Таблица974">
          <table:table-column table:style-name="Таблица974.A"/>
          <table:table-column table:style-name="Таблица974.B"/>
          <table:table-row>
            <table:table-cell table:style-name="Таблица974.A1" office:value-type="string">
              <text:p text:style-name="MP9"><text:page-number text:select-page="current">478</text:page-number></text:p>
            </table:table-cell>
            <table:table-cell table:style-name="Таблица974.A1" office:value-type="string">
              <text:p text:style-name="MP10"><text:user-field-get text:name="leftHeader17">  </text:user-field-get></text:p>
            </table:table-cell>
          </table:table-row>
        </table:table>
      </style:header-left>
    </style:master-page>
    <style:master-page style:name="Статья_20_17_20_стр.11" style:display-name="Статья 17 стр.11" style:page-layout-name="Mpm9" style:next-style-name="Статья_20_17_20_стр.12">
      <style:header>
        <table:table table:name="Таблица975" table:style-name="Таблица975">
          <table:table-column table:style-name="Таблица975.A"/>
          <table:table-column table:style-name="Таблица975.B"/>
          <table:table-row>
            <table:table-cell table:style-name="Таблица975.A1" office:value-type="string">
              <text:p text:style-name="MP7"><text:user-field-get text:name="rightHeader17">Фамилия И.О. Название статьи17</text:user-field-get></text:p>
            </table:table-cell>
            <table:table-cell table:style-name="Таблица975.A1" office:value-type="string">
              <text:p text:style-name="MP8"><text:page-number text:select-page="current">479</text:page-number></text:p>
            </table:table-cell>
          </table:table-row>
        </table:table>
      </style:header>
      <style:header-left>
        <table:table table:name="Таблица976" table:style-name="Таблица976">
          <table:table-column table:style-name="Таблица976.A"/>
          <table:table-column table:style-name="Таблица976.B"/>
          <table:table-row>
            <table:table-cell table:style-name="Таблица976.A1" office:value-type="string">
              <text:p text:style-name="MP9"><text:page-number text:select-page="current">478</text:page-number></text:p>
            </table:table-cell>
            <table:table-cell table:style-name="Таблица976.A1" office:value-type="string">
              <text:p text:style-name="MP10"><text:user-field-get text:name="leftHeader17">  </text:user-field-get></text:p>
            </table:table-cell>
          </table:table-row>
        </table:table>
      </style:header-left>
    </style:master-page>
    <style:master-page style:name="Статья_20_17_20_стр.12" style:display-name="Статья 17 стр.12" style:page-layout-name="Mpm9" style:next-style-name="Статья_20_17_20_стр.13">
      <style:header>
        <table:table table:name="Таблица977" table:style-name="Таблица977">
          <table:table-column table:style-name="Таблица977.A"/>
          <table:table-column table:style-name="Таблица977.B"/>
          <table:table-row>
            <table:table-cell table:style-name="Таблица977.A1" office:value-type="string">
              <text:p text:style-name="MP7"><text:user-field-get text:name="rightHeader17">Фамилия И.О. Название статьи17</text:user-field-get></text:p>
            </table:table-cell>
            <table:table-cell table:style-name="Таблица977.A1" office:value-type="string">
              <text:p text:style-name="MP8"><text:page-number text:select-page="current">479</text:page-number></text:p>
            </table:table-cell>
          </table:table-row>
        </table:table>
      </style:header>
      <style:header-left>
        <table:table table:name="Таблица978" table:style-name="Таблица978">
          <table:table-column table:style-name="Таблица978.A"/>
          <table:table-column table:style-name="Таблица978.B"/>
          <table:table-row>
            <table:table-cell table:style-name="Таблица978.A1" office:value-type="string">
              <text:p text:style-name="MP9"><text:page-number text:select-page="current">480</text:page-number></text:p>
            </table:table-cell>
            <table:table-cell table:style-name="Таблица978.A1" office:value-type="string">
              <text:p text:style-name="MP10"><text:user-field-get text:name="leftHeader17">  </text:user-field-get></text:p>
            </table:table-cell>
          </table:table-row>
        </table:table>
      </style:header-left>
    </style:master-page>
    <style:master-page style:name="Статья_20_17_20_стр.13" style:display-name="Статья 17 стр.13" style:page-layout-name="Mpm9" style:next-style-name="Статья_20_17_20_стр.14">
      <style:header>
        <table:table table:name="Таблица979" table:style-name="Таблица979">
          <table:table-column table:style-name="Таблица979.A"/>
          <table:table-column table:style-name="Таблица979.B"/>
          <table:table-row>
            <table:table-cell table:style-name="Таблица979.A1" office:value-type="string">
              <text:p text:style-name="MP7"><text:user-field-get text:name="rightHeader17">Фамилия И.О. Название статьи17</text:user-field-get></text:p>
            </table:table-cell>
            <table:table-cell table:style-name="Таблица979.A1" office:value-type="string">
              <text:p text:style-name="MP8"><text:page-number text:select-page="current">481</text:page-number></text:p>
            </table:table-cell>
          </table:table-row>
        </table:table>
      </style:header>
      <style:header-left>
        <table:table table:name="Таблица980" table:style-name="Таблица980">
          <table:table-column table:style-name="Таблица980.A"/>
          <table:table-column table:style-name="Таблица980.B"/>
          <table:table-row>
            <table:table-cell table:style-name="Таблица980.A1" office:value-type="string">
              <text:p text:style-name="MP9"><text:page-number text:select-page="current">480</text:page-number></text:p>
            </table:table-cell>
            <table:table-cell table:style-name="Таблица980.A1" office:value-type="string">
              <text:p text:style-name="MP10"><text:user-field-get text:name="leftHeader17">  </text:user-field-get></text:p>
            </table:table-cell>
          </table:table-row>
        </table:table>
      </style:header-left>
    </style:master-page>
    <style:master-page style:name="Статья_20_17_20_стр.14" style:display-name="Статья 17 стр.14" style:page-layout-name="Mpm9" style:next-style-name="Статья_20_17_20_стр.15">
      <style:header>
        <table:table table:name="Таблица981" table:style-name="Таблица981">
          <table:table-column table:style-name="Таблица981.A"/>
          <table:table-column table:style-name="Таблица981.B"/>
          <table:table-row>
            <table:table-cell table:style-name="Таблица981.A1" office:value-type="string">
              <text:p text:style-name="MP7"><text:user-field-get text:name="rightHeader17">Фамилия И.О. Название статьи17</text:user-field-get></text:p>
            </table:table-cell>
            <table:table-cell table:style-name="Таблица981.A1" office:value-type="string">
              <text:p text:style-name="MP8"><text:page-number text:select-page="current">481</text:page-number></text:p>
            </table:table-cell>
          </table:table-row>
        </table:table>
      </style:header>
      <style:header-left>
        <table:table table:name="Таблица982" table:style-name="Таблица982">
          <table:table-column table:style-name="Таблица982.A"/>
          <table:table-column table:style-name="Таблица982.B"/>
          <table:table-row>
            <table:table-cell table:style-name="Таблица982.A1" office:value-type="string">
              <text:p text:style-name="MP9"><text:page-number text:select-page="current">482</text:page-number></text:p>
            </table:table-cell>
            <table:table-cell table:style-name="Таблица982.A1" office:value-type="string">
              <text:p text:style-name="MP10"><text:user-field-get text:name="leftHeader17">  </text:user-field-get></text:p>
            </table:table-cell>
          </table:table-row>
        </table:table>
      </style:header-left>
    </style:master-page>
    <style:master-page style:name="Статья_20_17_20_стр.15" style:display-name="Статья 17 стр.15" style:page-layout-name="Mpm9" style:next-style-name="Статья_20_17_20_стр.16">
      <style:header>
        <table:table table:name="Таблица983" table:style-name="Таблица983">
          <table:table-column table:style-name="Таблица983.A"/>
          <table:table-column table:style-name="Таблица983.B"/>
          <table:table-row>
            <table:table-cell table:style-name="Таблица983.A1" office:value-type="string">
              <text:p text:style-name="MP7"><text:user-field-get text:name="rightHeader17">Фамилия И.О. Название статьи17</text:user-field-get></text:p>
            </table:table-cell>
            <table:table-cell table:style-name="Таблица983.A1" office:value-type="string">
              <text:p text:style-name="MP8"><text:page-number text:select-page="current">483</text:page-number></text:p>
            </table:table-cell>
          </table:table-row>
        </table:table>
      </style:header>
      <style:header-left>
        <table:table table:name="Таблица984" table:style-name="Таблица984">
          <table:table-column table:style-name="Таблица984.A"/>
          <table:table-column table:style-name="Таблица984.B"/>
          <table:table-row>
            <table:table-cell table:style-name="Таблица984.A1" office:value-type="string">
              <text:p text:style-name="MP9"><text:page-number text:select-page="current">482</text:page-number></text:p>
            </table:table-cell>
            <table:table-cell table:style-name="Таблица984.A1" office:value-type="string">
              <text:p text:style-name="MP10"><text:user-field-get text:name="leftHeader17">  </text:user-field-get></text:p>
            </table:table-cell>
          </table:table-row>
        </table:table>
      </style:header-left>
    </style:master-page>
    <style:master-page style:name="Статья_20_17_20_стр.16" style:display-name="Статья 17 стр.16" style:page-layout-name="Mpm9" style:next-style-name="Статья_20_17_20_стр.17">
      <style:header>
        <table:table table:name="Таблица985" table:style-name="Таблица985">
          <table:table-column table:style-name="Таблица985.A"/>
          <table:table-column table:style-name="Таблица985.B"/>
          <table:table-row>
            <table:table-cell table:style-name="Таблица985.A1" office:value-type="string">
              <text:p text:style-name="MP7"><text:user-field-get text:name="rightHeader17">Фамилия И.О. Название статьи17</text:user-field-get></text:p>
            </table:table-cell>
            <table:table-cell table:style-name="Таблица985.A1" office:value-type="string">
              <text:p text:style-name="MP8"><text:page-number text:select-page="current">483</text:page-number></text:p>
            </table:table-cell>
          </table:table-row>
        </table:table>
      </style:header>
      <style:header-left>
        <table:table table:name="Таблица986" table:style-name="Таблица986">
          <table:table-column table:style-name="Таблица986.A"/>
          <table:table-column table:style-name="Таблица986.B"/>
          <table:table-row>
            <table:table-cell table:style-name="Таблица986.A1" office:value-type="string">
              <text:p text:style-name="MP9"><text:page-number text:select-page="current">484</text:page-number></text:p>
            </table:table-cell>
            <table:table-cell table:style-name="Таблица986.A1" office:value-type="string">
              <text:p text:style-name="MP10"><text:user-field-get text:name="leftHeader17">  </text:user-field-get></text:p>
            </table:table-cell>
          </table:table-row>
        </table:table>
      </style:header-left>
    </style:master-page>
    <style:master-page style:name="Статья_20_17_20_стр.17" style:display-name="Статья 17 стр.17" style:page-layout-name="Mpm9" style:next-style-name="Статья_20_17_20_стр.18">
      <style:header>
        <table:table table:name="Таблица987" table:style-name="Таблица987">
          <table:table-column table:style-name="Таблица987.A"/>
          <table:table-column table:style-name="Таблица987.B"/>
          <table:table-row>
            <table:table-cell table:style-name="Таблица987.A1" office:value-type="string">
              <text:p text:style-name="MP7"><text:user-field-get text:name="rightHeader17">Фамилия И.О. Название статьи17</text:user-field-get></text:p>
            </table:table-cell>
            <table:table-cell table:style-name="Таблица987.A1" office:value-type="string">
              <text:p text:style-name="MP8"><text:page-number text:select-page="current">485</text:page-number></text:p>
            </table:table-cell>
          </table:table-row>
        </table:table>
      </style:header>
      <style:header-left>
        <table:table table:name="Таблица988" table:style-name="Таблица988">
          <table:table-column table:style-name="Таблица988.A"/>
          <table:table-column table:style-name="Таблица988.B"/>
          <table:table-row>
            <table:table-cell table:style-name="Таблица988.A1" office:value-type="string">
              <text:p text:style-name="MP9"><text:page-number text:select-page="current">484</text:page-number></text:p>
            </table:table-cell>
            <table:table-cell table:style-name="Таблица988.A1" office:value-type="string">
              <text:p text:style-name="MP10"><text:user-field-get text:name="leftHeader17">  </text:user-field-get></text:p>
            </table:table-cell>
          </table:table-row>
        </table:table>
      </style:header-left>
    </style:master-page>
    <style:master-page style:name="Статья_20_17_20_стр.18" style:display-name="Статья 17 стр.18" style:page-layout-name="Mpm9" style:next-style-name="Статья_20_17_20_стр.19">
      <style:header>
        <table:table table:name="Таблица989" table:style-name="Таблица989">
          <table:table-column table:style-name="Таблица989.A"/>
          <table:table-column table:style-name="Таблица989.B"/>
          <table:table-row>
            <table:table-cell table:style-name="Таблица989.A1" office:value-type="string">
              <text:p text:style-name="MP7"><text:user-field-get text:name="rightHeader17">Фамилия И.О. Название статьи17</text:user-field-get></text:p>
            </table:table-cell>
            <table:table-cell table:style-name="Таблица989.A1" office:value-type="string">
              <text:p text:style-name="MP8"><text:page-number text:select-page="current">485</text:page-number></text:p>
            </table:table-cell>
          </table:table-row>
        </table:table>
      </style:header>
      <style:header-left>
        <table:table table:name="Таблица990" table:style-name="Таблица990">
          <table:table-column table:style-name="Таблица990.A"/>
          <table:table-column table:style-name="Таблица990.B"/>
          <table:table-row>
            <table:table-cell table:style-name="Таблица990.A1" office:value-type="string">
              <text:p text:style-name="MP9"><text:page-number text:select-page="current">486</text:page-number></text:p>
            </table:table-cell>
            <table:table-cell table:style-name="Таблица990.A1" office:value-type="string">
              <text:p text:style-name="MP10"><text:user-field-get text:name="leftHeader17">  </text:user-field-get></text:p>
            </table:table-cell>
          </table:table-row>
        </table:table>
      </style:header-left>
    </style:master-page>
    <style:master-page style:name="Статья_20_17_20_стр.19" style:display-name="Статья 17 стр.19" style:page-layout-name="Mpm9" style:next-style-name="Статья_20_17_20_стр.20">
      <style:header>
        <table:table table:name="Таблица991" table:style-name="Таблица991">
          <table:table-column table:style-name="Таблица991.A"/>
          <table:table-column table:style-name="Таблица991.B"/>
          <table:table-row>
            <table:table-cell table:style-name="Таблица991.A1" office:value-type="string">
              <text:p text:style-name="MP7"><text:user-field-get text:name="rightHeader17">Фамилия И.О. Название статьи17</text:user-field-get></text:p>
            </table:table-cell>
            <table:table-cell table:style-name="Таблица991.A1" office:value-type="string">
              <text:p text:style-name="MP8"><text:page-number text:select-page="current">487</text:page-number></text:p>
            </table:table-cell>
          </table:table-row>
        </table:table>
      </style:header>
      <style:header-left>
        <table:table table:name="Таблица992" table:style-name="Таблица992">
          <table:table-column table:style-name="Таблица992.A"/>
          <table:table-column table:style-name="Таблица992.B"/>
          <table:table-row>
            <table:table-cell table:style-name="Таблица992.A1" office:value-type="string">
              <text:p text:style-name="MP9"><text:page-number text:select-page="current">486</text:page-number></text:p>
            </table:table-cell>
            <table:table-cell table:style-name="Таблица992.A1" office:value-type="string">
              <text:p text:style-name="MP10"><text:user-field-get text:name="leftHeader17">  </text:user-field-get></text:p>
            </table:table-cell>
          </table:table-row>
        </table:table>
      </style:header-left>
    </style:master-page>
    <style:master-page style:name="Статья_20_17_20_стр.20" style:display-name="Статья 17 стр.20" style:page-layout-name="Mpm9" style:next-style-name="Статья_20_17_20_стр.21">
      <style:header>
        <table:table table:name="Таблица993" table:style-name="Таблица993">
          <table:table-column table:style-name="Таблица993.A"/>
          <table:table-column table:style-name="Таблица993.B"/>
          <table:table-row>
            <table:table-cell table:style-name="Таблица993.A1" office:value-type="string">
              <text:p text:style-name="MP7"><text:user-field-get text:name="rightHeader17">Фамилия И.О. Название статьи17</text:user-field-get></text:p>
            </table:table-cell>
            <table:table-cell table:style-name="Таблица993.A1" office:value-type="string">
              <text:p text:style-name="MP8"><text:page-number text:select-page="current">487</text:page-number></text:p>
            </table:table-cell>
          </table:table-row>
        </table:table>
      </style:header>
      <style:header-left>
        <table:table table:name="Таблица994" table:style-name="Таблица994">
          <table:table-column table:style-name="Таблица994.A"/>
          <table:table-column table:style-name="Таблица994.B"/>
          <table:table-row>
            <table:table-cell table:style-name="Таблица994.A1" office:value-type="string">
              <text:p text:style-name="MP9"><text:page-number text:select-page="current">488</text:page-number></text:p>
            </table:table-cell>
            <table:table-cell table:style-name="Таблица994.A1" office:value-type="string">
              <text:p text:style-name="MP10"><text:user-field-get text:name="leftHeader17">  </text:user-field-get></text:p>
            </table:table-cell>
          </table:table-row>
        </table:table>
      </style:header-left>
    </style:master-page>
    <style:master-page style:name="Статья_20_17_20_стр.21" style:display-name="Статья 17 стр.21" style:page-layout-name="Mpm9" style:next-style-name="Статья_20_17_20_стр.22">
      <style:header>
        <table:table table:name="Таблица995" table:style-name="Таблица995">
          <table:table-column table:style-name="Таблица995.A"/>
          <table:table-column table:style-name="Таблица995.B"/>
          <table:table-row>
            <table:table-cell table:style-name="Таблица995.A1" office:value-type="string">
              <text:p text:style-name="MP7"><text:user-field-get text:name="rightHeader17">Фамилия И.О. Название статьи17</text:user-field-get></text:p>
            </table:table-cell>
            <table:table-cell table:style-name="Таблица995.A1" office:value-type="string">
              <text:p text:style-name="MP8"><text:page-number text:select-page="current">489</text:page-number></text:p>
            </table:table-cell>
          </table:table-row>
        </table:table>
      </style:header>
      <style:header-left>
        <table:table table:name="Таблица996" table:style-name="Таблица996">
          <table:table-column table:style-name="Таблица996.A"/>
          <table:table-column table:style-name="Таблица996.B"/>
          <table:table-row>
            <table:table-cell table:style-name="Таблица996.A1" office:value-type="string">
              <text:p text:style-name="MP9"><text:page-number text:select-page="current">488</text:page-number></text:p>
            </table:table-cell>
            <table:table-cell table:style-name="Таблица996.A1" office:value-type="string">
              <text:p text:style-name="MP10"><text:user-field-get text:name="leftHeader17">  </text:user-field-get></text:p>
            </table:table-cell>
          </table:table-row>
        </table:table>
      </style:header-left>
    </style:master-page>
    <style:master-page style:name="Статья_20_17_20_стр.22" style:display-name="Статья 17 стр.22" style:page-layout-name="Mpm9" style:next-style-name="Статья_20_17_20_стр.23">
      <style:header>
        <table:table table:name="Таблица997" table:style-name="Таблица997">
          <table:table-column table:style-name="Таблица997.A"/>
          <table:table-column table:style-name="Таблица997.B"/>
          <table:table-row>
            <table:table-cell table:style-name="Таблица997.A1" office:value-type="string">
              <text:p text:style-name="MP7"><text:user-field-get text:name="rightHeader17">Фамилия И.О. Название статьи17</text:user-field-get></text:p>
            </table:table-cell>
            <table:table-cell table:style-name="Таблица997.A1" office:value-type="string">
              <text:p text:style-name="MP8"><text:page-number text:select-page="current">489</text:page-number></text:p>
            </table:table-cell>
          </table:table-row>
        </table:table>
      </style:header>
      <style:header-left>
        <table:table table:name="Таблица998" table:style-name="Таблица998">
          <table:table-column table:style-name="Таблица998.A"/>
          <table:table-column table:style-name="Таблица998.B"/>
          <table:table-row>
            <table:table-cell table:style-name="Таблица998.A1" office:value-type="string">
              <text:p text:style-name="MP9"><text:page-number text:select-page="current">490</text:page-number></text:p>
            </table:table-cell>
            <table:table-cell table:style-name="Таблица998.A1" office:value-type="string">
              <text:p text:style-name="MP10"><text:user-field-get text:name="leftHeader17">  </text:user-field-get></text:p>
            </table:table-cell>
          </table:table-row>
        </table:table>
      </style:header-left>
    </style:master-page>
    <style:master-page style:name="Статья_20_17_20_стр.23" style:display-name="Статья 17 стр.23" style:page-layout-name="Mpm9" style:next-style-name="Статья_20_17_20_стр.24">
      <style:header>
        <table:table table:name="Таблица999" table:style-name="Таблица999">
          <table:table-column table:style-name="Таблица999.A"/>
          <table:table-column table:style-name="Таблица999.B"/>
          <table:table-row>
            <table:table-cell table:style-name="Таблица999.A1" office:value-type="string">
              <text:p text:style-name="MP7"><text:user-field-get text:name="rightHeader17">Фамилия И.О. Название статьи17</text:user-field-get></text:p>
            </table:table-cell>
            <table:table-cell table:style-name="Таблица999.A1" office:value-type="string">
              <text:p text:style-name="MP8"><text:page-number text:select-page="current">491</text:page-number></text:p>
            </table:table-cell>
          </table:table-row>
        </table:table>
      </style:header>
      <style:header-left>
        <table:table table:name="Таблица1000" table:style-name="Таблица1000">
          <table:table-column table:style-name="Таблица1000.A"/>
          <table:table-column table:style-name="Таблица1000.B"/>
          <table:table-row>
            <table:table-cell table:style-name="Таблица1000.A1" office:value-type="string">
              <text:p text:style-name="MP9"><text:page-number text:select-page="current">490</text:page-number></text:p>
            </table:table-cell>
            <table:table-cell table:style-name="Таблица1000.A1" office:value-type="string">
              <text:p text:style-name="MP10"><text:user-field-get text:name="leftHeader17">  </text:user-field-get></text:p>
            </table:table-cell>
          </table:table-row>
        </table:table>
      </style:header-left>
    </style:master-page>
    <style:master-page style:name="Статья_20_17_20_стр.24" style:display-name="Статья 17 стр.24" style:page-layout-name="Mpm9" style:next-style-name="Статья_20_17_20_стр.25">
      <style:header>
        <table:table table:name="Таблица1001" table:style-name="Таблица1001">
          <table:table-column table:style-name="Таблица1001.A"/>
          <table:table-column table:style-name="Таблица1001.B"/>
          <table:table-row>
            <table:table-cell table:style-name="Таблица1001.A1" office:value-type="string">
              <text:p text:style-name="MP7"><text:user-field-get text:name="rightHeader17">Фамилия И.О. Название статьи17</text:user-field-get></text:p>
            </table:table-cell>
            <table:table-cell table:style-name="Таблица1001.A1" office:value-type="string">
              <text:p text:style-name="MP8"><text:page-number text:select-page="current">491</text:page-number></text:p>
            </table:table-cell>
          </table:table-row>
        </table:table>
      </style:header>
      <style:header-left>
        <table:table table:name="Таблица1002" table:style-name="Таблица1002">
          <table:table-column table:style-name="Таблица1002.A"/>
          <table:table-column table:style-name="Таблица1002.B"/>
          <table:table-row>
            <table:table-cell table:style-name="Таблица1002.A1" office:value-type="string">
              <text:p text:style-name="MP9"><text:page-number text:select-page="current">492</text:page-number></text:p>
            </table:table-cell>
            <table:table-cell table:style-name="Таблица1002.A1" office:value-type="string">
              <text:p text:style-name="MP10"><text:user-field-get text:name="leftHeader17">  </text:user-field-get></text:p>
            </table:table-cell>
          </table:table-row>
        </table:table>
      </style:header-left>
    </style:master-page>
    <style:master-page style:name="Статья_20_17_20_стр.25" style:display-name="Статья 17 стр.25" style:page-layout-name="Mpm9" style:next-style-name="Статья_20_17_20_стр.26">
      <style:header>
        <table:table table:name="Таблица1003" table:style-name="Таблица1003">
          <table:table-column table:style-name="Таблица1003.A"/>
          <table:table-column table:style-name="Таблица1003.B"/>
          <table:table-row>
            <table:table-cell table:style-name="Таблица1003.A1" office:value-type="string">
              <text:p text:style-name="MP7"><text:user-field-get text:name="rightHeader17">Фамилия И.О. Название статьи17</text:user-field-get></text:p>
            </table:table-cell>
            <table:table-cell table:style-name="Таблица1003.A1" office:value-type="string">
              <text:p text:style-name="MP8"><text:page-number text:select-page="current">493</text:page-number></text:p>
            </table:table-cell>
          </table:table-row>
        </table:table>
      </style:header>
      <style:header-left>
        <table:table table:name="Таблица1004" table:style-name="Таблица1004">
          <table:table-column table:style-name="Таблица1004.A"/>
          <table:table-column table:style-name="Таблица1004.B"/>
          <table:table-row>
            <table:table-cell table:style-name="Таблица1004.A1" office:value-type="string">
              <text:p text:style-name="MP9"><text:page-number text:select-page="current">492</text:page-number></text:p>
            </table:table-cell>
            <table:table-cell table:style-name="Таблица1004.A1" office:value-type="string">
              <text:p text:style-name="MP10"><text:user-field-get text:name="leftHeader17">  </text:user-field-get></text:p>
            </table:table-cell>
          </table:table-row>
        </table:table>
      </style:header-left>
    </style:master-page>
    <style:master-page style:name="Статья_20_17_20_стр.26" style:display-name="Статья 17 стр.26" style:page-layout-name="Mpm9" style:next-style-name="Статья_20_17_20_стр.27">
      <style:header>
        <table:table table:name="Таблица1005" table:style-name="Таблица1005">
          <table:table-column table:style-name="Таблица1005.A"/>
          <table:table-column table:style-name="Таблица1005.B"/>
          <table:table-row>
            <table:table-cell table:style-name="Таблица1005.A1" office:value-type="string">
              <text:p text:style-name="MP7"><text:user-field-get text:name="rightHeader17">Фамилия И.О. Название статьи17</text:user-field-get></text:p>
            </table:table-cell>
            <table:table-cell table:style-name="Таблица1005.A1" office:value-type="string">
              <text:p text:style-name="MP8"><text:page-number text:select-page="current">493</text:page-number></text:p>
            </table:table-cell>
          </table:table-row>
        </table:table>
      </style:header>
      <style:header-left>
        <table:table table:name="Таблица1006" table:style-name="Таблица1006">
          <table:table-column table:style-name="Таблица1006.A"/>
          <table:table-column table:style-name="Таблица1006.B"/>
          <table:table-row>
            <table:table-cell table:style-name="Таблица1006.A1" office:value-type="string">
              <text:p text:style-name="MP9"><text:page-number text:select-page="current">494</text:page-number></text:p>
            </table:table-cell>
            <table:table-cell table:style-name="Таблица1006.A1" office:value-type="string">
              <text:p text:style-name="MP10"><text:user-field-get text:name="leftHeader17">  </text:user-field-get></text:p>
            </table:table-cell>
          </table:table-row>
        </table:table>
      </style:header-left>
    </style:master-page>
    <style:master-page style:name="Статья_20_17_20_стр.27" style:display-name="Статья 17 стр.27" style:page-layout-name="Mpm9" style:next-style-name="Статья_20_17_20_стр.28">
      <style:header>
        <table:table table:name="Таблица1007" table:style-name="Таблица1007">
          <table:table-column table:style-name="Таблица1007.A"/>
          <table:table-column table:style-name="Таблица1007.B"/>
          <table:table-row>
            <table:table-cell table:style-name="Таблица1007.A1" office:value-type="string">
              <text:p text:style-name="MP7"><text:user-field-get text:name="rightHeader17">Фамилия И.О. Название статьи17</text:user-field-get></text:p>
            </table:table-cell>
            <table:table-cell table:style-name="Таблица1007.A1" office:value-type="string">
              <text:p text:style-name="MP8"><text:page-number text:select-page="current">495</text:page-number></text:p>
            </table:table-cell>
          </table:table-row>
        </table:table>
      </style:header>
      <style:header-left>
        <table:table table:name="Таблица1008" table:style-name="Таблица1008">
          <table:table-column table:style-name="Таблица1008.A"/>
          <table:table-column table:style-name="Таблица1008.B"/>
          <table:table-row>
            <table:table-cell table:style-name="Таблица1008.A1" office:value-type="string">
              <text:p text:style-name="MP9"><text:page-number text:select-page="current">494</text:page-number></text:p>
            </table:table-cell>
            <table:table-cell table:style-name="Таблица1008.A1" office:value-type="string">
              <text:p text:style-name="MP10"><text:user-field-get text:name="leftHeader17">  </text:user-field-get></text:p>
            </table:table-cell>
          </table:table-row>
        </table:table>
      </style:header-left>
    </style:master-page>
    <style:master-page style:name="Статья_20_17_20_стр.28" style:display-name="Статья 17 стр.28" style:page-layout-name="Mpm9" style:next-style-name="Статья_20_17_20_стр.29">
      <style:header>
        <table:table table:name="Таблица1009" table:style-name="Таблица1009">
          <table:table-column table:style-name="Таблица1009.A"/>
          <table:table-column table:style-name="Таблица1009.B"/>
          <table:table-row>
            <table:table-cell table:style-name="Таблица1009.A1" office:value-type="string">
              <text:p text:style-name="MP7"><text:user-field-get text:name="rightHeader17">Фамилия И.О. Название статьи17</text:user-field-get></text:p>
            </table:table-cell>
            <table:table-cell table:style-name="Таблица1009.A1" office:value-type="string">
              <text:p text:style-name="MP8"><text:page-number text:select-page="current">495</text:page-number></text:p>
            </table:table-cell>
          </table:table-row>
        </table:table>
      </style:header>
      <style:header-left>
        <table:table table:name="Таблица1010" table:style-name="Таблица1010">
          <table:table-column table:style-name="Таблица1010.A"/>
          <table:table-column table:style-name="Таблица1010.B"/>
          <table:table-row>
            <table:table-cell table:style-name="Таблица1010.A1" office:value-type="string">
              <text:p text:style-name="MP9"><text:page-number text:select-page="current">496</text:page-number></text:p>
            </table:table-cell>
            <table:table-cell table:style-name="Таблица1010.A1" office:value-type="string">
              <text:p text:style-name="MP10"><text:user-field-get text:name="leftHeader17">  </text:user-field-get></text:p>
            </table:table-cell>
          </table:table-row>
        </table:table>
      </style:header-left>
    </style:master-page>
    <style:master-page style:name="Статья_20_17_20_стр.29" style:display-name="Статья 17 стр.29" style:page-layout-name="Mpm9" style:next-style-name="Статья_20_17">
      <style:header>
        <table:table table:name="Таблица1011" table:style-name="Таблица1011">
          <table:table-column table:style-name="Таблица1011.A"/>
          <table:table-column table:style-name="Таблица1011.B"/>
          <table:table-row>
            <table:table-cell table:style-name="Таблица1011.A1" office:value-type="string">
              <text:p text:style-name="MP7"><text:user-field-get text:name="rightHeader17">Фамилия И.О. Название статьи17</text:user-field-get></text:p>
            </table:table-cell>
            <table:table-cell table:style-name="Таблица1011.A1" office:value-type="string">
              <text:p text:style-name="MP8"><text:page-number text:select-page="current">497</text:page-number></text:p>
            </table:table-cell>
          </table:table-row>
        </table:table>
      </style:header>
      <style:header-left>
        <table:table table:name="Таблица1012" table:style-name="Таблица1012">
          <table:table-column table:style-name="Таблица1012.A"/>
          <table:table-column table:style-name="Таблица1012.B"/>
          <table:table-row>
            <table:table-cell table:style-name="Таблица1012.A1" office:value-type="string">
              <text:p text:style-name="MP9"><text:page-number text:select-page="current">496</text:page-number></text:p>
            </table:table-cell>
            <table:table-cell table:style-name="Таблица1012.A1" office:value-type="string">
              <text:p text:style-name="MP10"><text:user-field-get text:name="leftHeader17">  </text:user-field-get></text:p>
            </table:table-cell>
          </table:table-row>
        </table:table>
      </style:header-left>
    </style:master-page>
    <style:master-page style:name="Статья_20_18_20_стр.1" style:display-name="Статья 18 стр.1" style:page-layout-name="Mpm10" style:next-style-name="Статья_20_18_20_стр.2">
      <style:header>
        <table:table table:name="Таблица1013" table:style-name="Таблица1013">
          <table:table-column table:style-name="Таблица1013.A"/>
          <table:table-column table:style-name="Таблица1013.B"/>
          <table:table-row>
            <table:table-cell table:style-name="Таблица1013.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498</text:page-number>–<text:user-field-get text:name="article18LastPage">526</text:user-field-get></text:p>
              <text:p text:style-name="MP11"><text:user-field-get text:name="article18UDK">Задать УДК</text:user-field-get></text:p>
            </table:table-cell>
            <table:table-cell table:style-name="Таблица1013.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498</text:page-number>–<text:user-field-get text:name="article18LastPage">526</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498</text:page-number>-<text:user-field-get text:name="article18LastPage">526</text:user-field-get></text:p>
            </table:table-cell>
          </table:table-row>
        </table:table>
      </style:header>
      <style:footer>
        <text:user-field-decls>
          <text:user-field-decl office:value-type="string" office:string-value="  " text:name="author18Copyright"/>
        </text:user-field-decls>
        <text:p text:style-name="MP14"><text:user-field-get text:name="author18Copyright">  </text:user-field-get></text:p>
      </style:footer>
    </style:master-page>
    <style:master-page style:name="Статья_20_18" style:display-name="Статья 18" style:page-layout-name="Mpm9">
      <style:header>
        <table:table table:name="Таблица1014" table:style-name="Таблица1014">
          <table:table-column table:style-name="Таблица1014.A"/>
          <table:table-column table:style-name="Таблица1014.B"/>
          <table:table-row>
            <table:table-cell table:style-name="Таблица1014.A1" office:value-type="string">
              <text:p text:style-name="MP7"><text:user-field-get text:name="rightHeader18">Фамилия И.О. Название статьи18</text:user-field-get></text:p>
            </table:table-cell>
            <table:table-cell table:style-name="Таблица1014.A1" office:value-type="string">
              <text:p text:style-name="MP8"><text:page-number text:select-page="current">527</text:page-number></text:p>
            </table:table-cell>
          </table:table-row>
        </table:table>
      </style:header>
      <style:header-left>
        <table:table table:name="Таблица1015" table:style-name="Таблица1015">
          <table:table-column table:style-name="Таблица1015.A"/>
          <table:table-column table:style-name="Таблица1015.B"/>
          <table:table-row>
            <table:table-cell table:style-name="Таблица1015.A1" office:value-type="string">
              <text:p text:style-name="MP9"><text:page-number text:select-page="current">526</text:page-number></text:p>
            </table:table-cell>
            <table:table-cell table:style-name="Таблица1015.A1" office:value-type="string">
              <text:p text:style-name="MP10"><text:user-field-get text:name="leftHeader18">  </text:user-field-get></text:p>
            </table:table-cell>
          </table:table-row>
        </table:table>
      </style:header-left>
    </style:master-page>
    <style:master-page style:name="Статья_20_18_20_стр.2" style:display-name="Статья 18 стр.2" style:page-layout-name="Mpm9" style:next-style-name="Статья_20_18_20_стр.3">
      <style:header>
        <table:table table:name="Таблица1016" table:style-name="Таблица1016">
          <table:table-column table:style-name="Таблица1016.A"/>
          <table:table-column table:style-name="Таблица1016.B"/>
          <table:table-row>
            <table:table-cell table:style-name="Таблица1016.A1" office:value-type="string">
              <text:p text:style-name="MP7"><text:user-field-get text:name="rightHeader18">Фамилия И.О. Название статьи18</text:user-field-get></text:p>
            </table:table-cell>
            <table:table-cell table:style-name="Таблица1016.A1" office:value-type="string">
              <text:p text:style-name="MP8"><text:page-number text:select-page="current">499</text:page-number></text:p>
            </table:table-cell>
          </table:table-row>
        </table:table>
      </style:header>
      <style:header-left>
        <table:table table:name="Таблица1017" table:style-name="Таблица1017">
          <table:table-column table:style-name="Таблица1017.A"/>
          <table:table-column table:style-name="Таблица1017.B"/>
          <table:table-row>
            <table:table-cell table:style-name="Таблица1017.A1" office:value-type="string">
              <text:p text:style-name="MP9"><text:page-number text:select-page="current">502</text:page-number></text:p>
            </table:table-cell>
            <table:table-cell table:style-name="Таблица1017.A1" office:value-type="string">
              <text:p text:style-name="MP10"><text:user-field-get text:name="leftHeader18">  </text:user-field-get></text:p>
            </table:table-cell>
          </table:table-row>
        </table:table>
      </style:header-left>
    </style:master-page>
    <style:master-page style:name="Статья_20_18_20_стр.3" style:display-name="Статья 18 стр.3" style:page-layout-name="Mpm9" style:next-style-name="Статья_20_18_20_стр.4">
      <style:header>
        <table:table table:name="Таблица1018" table:style-name="Таблица1018">
          <table:table-column table:style-name="Таблица1018.A"/>
          <table:table-column table:style-name="Таблица1018.B"/>
          <table:table-row>
            <table:table-cell table:style-name="Таблица1018.A1" office:value-type="string">
              <text:p text:style-name="MP7"><text:user-field-get text:name="rightHeader18">Фамилия И.О. Название статьи18</text:user-field-get></text:p>
            </table:table-cell>
            <table:table-cell table:style-name="Таблица1018.A1" office:value-type="string">
              <text:p text:style-name="MP8"><text:page-number text:select-page="current">501</text:page-number></text:p>
            </table:table-cell>
          </table:table-row>
        </table:table>
      </style:header>
      <style:header-left>
        <table:table table:name="Таблица1019" table:style-name="Таблица1019">
          <table:table-column table:style-name="Таблица1019.A"/>
          <table:table-column table:style-name="Таблица1019.B"/>
          <table:table-row>
            <table:table-cell table:style-name="Таблица1019.A1" office:value-type="string">
              <text:p text:style-name="MP9"><text:page-number text:select-page="current">500</text:page-number></text:p>
            </table:table-cell>
            <table:table-cell table:style-name="Таблица1019.A1" office:value-type="string">
              <text:p text:style-name="MP10"><text:user-field-get text:name="leftHeader18">  </text:user-field-get></text:p>
            </table:table-cell>
          </table:table-row>
        </table:table>
      </style:header-left>
    </style:master-page>
    <style:master-page style:name="Статья_20_18_20_стр.4" style:display-name="Статья 18 стр.4" style:page-layout-name="Mpm9" style:next-style-name="Статья_20_18_20_стр.5">
      <style:header>
        <table:table table:name="Таблица1020" table:style-name="Таблица1020">
          <table:table-column table:style-name="Таблица1020.A"/>
          <table:table-column table:style-name="Таблица1020.B"/>
          <table:table-row>
            <table:table-cell table:style-name="Таблица1020.A1" office:value-type="string">
              <text:p text:style-name="MP7"><text:user-field-get text:name="rightHeader18">Фамилия И.О. Название статьи18</text:user-field-get></text:p>
            </table:table-cell>
            <table:table-cell table:style-name="Таблица1020.A1" office:value-type="string">
              <text:p text:style-name="MP8"><text:page-number text:select-page="current">501</text:page-number></text:p>
            </table:table-cell>
          </table:table-row>
        </table:table>
      </style:header>
      <style:header-left>
        <table:table table:name="Таблица1021" table:style-name="Таблица1021">
          <table:table-column table:style-name="Таблица1021.A"/>
          <table:table-column table:style-name="Таблица1021.B"/>
          <table:table-row>
            <table:table-cell table:style-name="Таблица1021.A1" office:value-type="string">
              <text:p text:style-name="MP9"><text:page-number text:select-page="current">500</text:page-number></text:p>
            </table:table-cell>
            <table:table-cell table:style-name="Таблица1021.A1" office:value-type="string">
              <text:p text:style-name="MP10"><text:user-field-get text:name="leftHeader18">  </text:user-field-get></text:p>
            </table:table-cell>
          </table:table-row>
        </table:table>
      </style:header-left>
    </style:master-page>
    <style:master-page style:name="Статья_20_18_20_стр.5" style:display-name="Статья 18 стр.5" style:page-layout-name="Mpm9" style:next-style-name="Статья_20_18_20_стр.6">
      <style:header>
        <table:table table:name="Таблица1022" table:style-name="Таблица1022">
          <table:table-column table:style-name="Таблица1022.A"/>
          <table:table-column table:style-name="Таблица1022.B"/>
          <table:table-row>
            <table:table-cell table:style-name="Таблица1022.A1" office:value-type="string">
              <text:p text:style-name="MP7"><text:user-field-get text:name="rightHeader18">Фамилия И.О. Название статьи18</text:user-field-get></text:p>
            </table:table-cell>
            <table:table-cell table:style-name="Таблица1022.A1" office:value-type="string">
              <text:p text:style-name="MP8"><text:page-number text:select-page="current">501</text:page-number></text:p>
            </table:table-cell>
          </table:table-row>
        </table:table>
      </style:header>
      <style:header-left>
        <table:table table:name="Таблица1023" table:style-name="Таблица1023">
          <table:table-column table:style-name="Таблица1023.A"/>
          <table:table-column table:style-name="Таблица1023.B"/>
          <table:table-row>
            <table:table-cell table:style-name="Таблица1023.A1" office:value-type="string">
              <text:p text:style-name="MP9"><text:page-number text:select-page="current">502</text:page-number></text:p>
            </table:table-cell>
            <table:table-cell table:style-name="Таблица1023.A1" office:value-type="string">
              <text:p text:style-name="MP10"><text:user-field-get text:name="leftHeader18">  </text:user-field-get></text:p>
            </table:table-cell>
          </table:table-row>
        </table:table>
      </style:header-left>
    </style:master-page>
    <style:master-page style:name="Статья_20_18_20_стр.6" style:display-name="Статья 18 стр.6" style:page-layout-name="Mpm9" style:next-style-name="Статья_20_18_20_стр.7">
      <style:header>
        <table:table table:name="Таблица1024" table:style-name="Таблица1024">
          <table:table-column table:style-name="Таблица1024.A"/>
          <table:table-column table:style-name="Таблица1024.B"/>
          <table:table-row>
            <table:table-cell table:style-name="Таблица1024.A1" office:value-type="string">
              <text:p text:style-name="MP7"><text:user-field-get text:name="rightHeader18">Фамилия И.О. Название статьи18</text:user-field-get></text:p>
            </table:table-cell>
            <table:table-cell table:style-name="Таблица1024.A1" office:value-type="string">
              <text:p text:style-name="MP8"><text:page-number text:select-page="current">503</text:page-number></text:p>
            </table:table-cell>
          </table:table-row>
        </table:table>
      </style:header>
      <style:header-left>
        <table:table table:name="Таблица1025" table:style-name="Таблица1025">
          <table:table-column table:style-name="Таблица1025.A"/>
          <table:table-column table:style-name="Таблица1025.B"/>
          <table:table-row>
            <table:table-cell table:style-name="Таблица1025.A1" office:value-type="string">
              <text:p text:style-name="MP9"><text:page-number text:select-page="current">502</text:page-number></text:p>
            </table:table-cell>
            <table:table-cell table:style-name="Таблица1025.A1" office:value-type="string">
              <text:p text:style-name="MP10"><text:user-field-get text:name="leftHeader18">  </text:user-field-get></text:p>
            </table:table-cell>
          </table:table-row>
        </table:table>
      </style:header-left>
    </style:master-page>
    <style:master-page style:name="Статья_20_18_20_стр.7" style:display-name="Статья 18 стр.7" style:page-layout-name="Mpm9" style:next-style-name="Статья_20_18_20_стр.8">
      <style:header>
        <table:table table:name="Таблица1026" table:style-name="Таблица1026">
          <table:table-column table:style-name="Таблица1026.A"/>
          <table:table-column table:style-name="Таблица1026.B"/>
          <table:table-row>
            <table:table-cell table:style-name="Таблица1026.A1" office:value-type="string">
              <text:p text:style-name="MP7"><text:user-field-get text:name="rightHeader18">Фамилия И.О. Название статьи18</text:user-field-get></text:p>
            </table:table-cell>
            <table:table-cell table:style-name="Таблица1026.A1" office:value-type="string">
              <text:p text:style-name="MP8"><text:page-number text:select-page="current">503</text:page-number></text:p>
            </table:table-cell>
          </table:table-row>
        </table:table>
      </style:header>
      <style:header-left>
        <table:table table:name="Таблица1027" table:style-name="Таблица1027">
          <table:table-column table:style-name="Таблица1027.A"/>
          <table:table-column table:style-name="Таблица1027.B"/>
          <table:table-row>
            <table:table-cell table:style-name="Таблица1027.A1" office:value-type="string">
              <text:p text:style-name="MP9"><text:page-number text:select-page="current">504</text:page-number></text:p>
            </table:table-cell>
            <table:table-cell table:style-name="Таблица1027.A1" office:value-type="string">
              <text:p text:style-name="MP10"><text:user-field-get text:name="leftHeader18">  </text:user-field-get></text:p>
            </table:table-cell>
          </table:table-row>
        </table:table>
      </style:header-left>
    </style:master-page>
    <style:master-page style:name="Статья_20_18_20_стр.8" style:display-name="Статья 18 стр.8" style:page-layout-name="Mpm9" style:next-style-name="Статья_20_18_20_стр.9">
      <style:header>
        <table:table table:name="Таблица1028" table:style-name="Таблица1028">
          <table:table-column table:style-name="Таблица1028.A"/>
          <table:table-column table:style-name="Таблица1028.B"/>
          <table:table-row>
            <table:table-cell table:style-name="Таблица1028.A1" office:value-type="string">
              <text:p text:style-name="MP7"><text:user-field-get text:name="rightHeader18">Фамилия И.О. Название статьи18</text:user-field-get></text:p>
            </table:table-cell>
            <table:table-cell table:style-name="Таблица1028.A1" office:value-type="string">
              <text:p text:style-name="MP8"><text:page-number text:select-page="current">505</text:page-number></text:p>
            </table:table-cell>
          </table:table-row>
        </table:table>
      </style:header>
      <style:header-left>
        <table:table table:name="Таблица1029" table:style-name="Таблица1029">
          <table:table-column table:style-name="Таблица1029.A"/>
          <table:table-column table:style-name="Таблица1029.B"/>
          <table:table-row>
            <table:table-cell table:style-name="Таблица1029.A1" office:value-type="string">
              <text:p text:style-name="MP9"><text:page-number text:select-page="current">504</text:page-number></text:p>
            </table:table-cell>
            <table:table-cell table:style-name="Таблица1029.A1" office:value-type="string">
              <text:p text:style-name="MP10"><text:user-field-get text:name="leftHeader18">  </text:user-field-get></text:p>
            </table:table-cell>
          </table:table-row>
        </table:table>
      </style:header-left>
    </style:master-page>
    <style:master-page style:name="Статья_20_18_20_стр.9" style:display-name="Статья 18 стр.9" style:page-layout-name="Mpm9" style:next-style-name="Статья_20_18_20_стр.10">
      <style:header>
        <table:table table:name="Таблица1030" table:style-name="Таблица1030">
          <table:table-column table:style-name="Таблица1030.A"/>
          <table:table-column table:style-name="Таблица1030.B"/>
          <table:table-row>
            <table:table-cell table:style-name="Таблица1030.A1" office:value-type="string">
              <text:p text:style-name="MP7"><text:user-field-get text:name="rightHeader18">Фамилия И.О. Название статьи18</text:user-field-get></text:p>
            </table:table-cell>
            <table:table-cell table:style-name="Таблица1030.A1" office:value-type="string">
              <text:p text:style-name="MP8"><text:page-number text:select-page="current">505</text:page-number></text:p>
            </table:table-cell>
          </table:table-row>
        </table:table>
      </style:header>
      <style:header-left>
        <table:table table:name="Таблица1031" table:style-name="Таблица1031">
          <table:table-column table:style-name="Таблица1031.A"/>
          <table:table-column table:style-name="Таблица1031.B"/>
          <table:table-row>
            <table:table-cell table:style-name="Таблица1031.A1" office:value-type="string">
              <text:p text:style-name="MP9"><text:page-number text:select-page="current">506</text:page-number></text:p>
            </table:table-cell>
            <table:table-cell table:style-name="Таблица1031.A1" office:value-type="string">
              <text:p text:style-name="MP10"><text:user-field-get text:name="leftHeader18">  </text:user-field-get></text:p>
            </table:table-cell>
          </table:table-row>
        </table:table>
      </style:header-left>
    </style:master-page>
    <style:master-page style:name="Статья_20_18_20_стр.10" style:display-name="Статья 18 стр.10" style:page-layout-name="Mpm9" style:next-style-name="Статья_20_18_20_стр.11">
      <style:header>
        <table:table table:name="Таблица1032" table:style-name="Таблица1032">
          <table:table-column table:style-name="Таблица1032.A"/>
          <table:table-column table:style-name="Таблица1032.B"/>
          <table:table-row>
            <table:table-cell table:style-name="Таблица1032.A1" office:value-type="string">
              <text:p text:style-name="MP7"><text:user-field-get text:name="rightHeader18">Фамилия И.О. Название статьи18</text:user-field-get></text:p>
            </table:table-cell>
            <table:table-cell table:style-name="Таблица1032.A1" office:value-type="string">
              <text:p text:style-name="MP8"><text:page-number text:select-page="current">507</text:page-number></text:p>
            </table:table-cell>
          </table:table-row>
        </table:table>
      </style:header>
      <style:header-left>
        <table:table table:name="Таблица1033" table:style-name="Таблица1033">
          <table:table-column table:style-name="Таблица1033.A"/>
          <table:table-column table:style-name="Таблица1033.B"/>
          <table:table-row>
            <table:table-cell table:style-name="Таблица1033.A1" office:value-type="string">
              <text:p text:style-name="MP9"><text:page-number text:select-page="current">506</text:page-number></text:p>
            </table:table-cell>
            <table:table-cell table:style-name="Таблица1033.A1" office:value-type="string">
              <text:p text:style-name="MP10"><text:user-field-get text:name="leftHeader18">  </text:user-field-get></text:p>
            </table:table-cell>
          </table:table-row>
        </table:table>
      </style:header-left>
    </style:master-page>
    <style:master-page style:name="Статья_20_18_20_стр.11" style:display-name="Статья 18 стр.11" style:page-layout-name="Mpm9" style:next-style-name="Статья_20_18_20_стр.12">
      <style:header>
        <table:table table:name="Таблица1034" table:style-name="Таблица1034">
          <table:table-column table:style-name="Таблица1034.A"/>
          <table:table-column table:style-name="Таблица1034.B"/>
          <table:table-row>
            <table:table-cell table:style-name="Таблица1034.A1" office:value-type="string">
              <text:p text:style-name="MP7"><text:user-field-get text:name="rightHeader18">Фамилия И.О. Название статьи18</text:user-field-get></text:p>
            </table:table-cell>
            <table:table-cell table:style-name="Таблица1034.A1" office:value-type="string">
              <text:p text:style-name="MP8"><text:page-number text:select-page="current">507</text:page-number></text:p>
            </table:table-cell>
          </table:table-row>
        </table:table>
      </style:header>
      <style:header-left>
        <table:table table:name="Таблица1035" table:style-name="Таблица1035">
          <table:table-column table:style-name="Таблица1035.A"/>
          <table:table-column table:style-name="Таблица1035.B"/>
          <table:table-row>
            <table:table-cell table:style-name="Таблица1035.A1" office:value-type="string">
              <text:p text:style-name="MP9"><text:page-number text:select-page="current">508</text:page-number></text:p>
            </table:table-cell>
            <table:table-cell table:style-name="Таблица1035.A1" office:value-type="string">
              <text:p text:style-name="MP10"><text:user-field-get text:name="leftHeader18">  </text:user-field-get></text:p>
            </table:table-cell>
          </table:table-row>
        </table:table>
      </style:header-left>
    </style:master-page>
    <style:master-page style:name="Статья_20_18_20_стр.12" style:display-name="Статья 18 стр.12" style:page-layout-name="Mpm9" style:next-style-name="Статья_20_18_20_стр.13">
      <style:header>
        <table:table table:name="Таблица1036" table:style-name="Таблица1036">
          <table:table-column table:style-name="Таблица1036.A"/>
          <table:table-column table:style-name="Таблица1036.B"/>
          <table:table-row>
            <table:table-cell table:style-name="Таблица1036.A1" office:value-type="string">
              <text:p text:style-name="MP7"><text:user-field-get text:name="rightHeader18">Фамилия И.О. Название статьи18</text:user-field-get></text:p>
            </table:table-cell>
            <table:table-cell table:style-name="Таблица1036.A1" office:value-type="string">
              <text:p text:style-name="MP8"><text:page-number text:select-page="current">509</text:page-number></text:p>
            </table:table-cell>
          </table:table-row>
        </table:table>
      </style:header>
      <style:header-left>
        <table:table table:name="Таблица1037" table:style-name="Таблица1037">
          <table:table-column table:style-name="Таблица1037.A"/>
          <table:table-column table:style-name="Таблица1037.B"/>
          <table:table-row>
            <table:table-cell table:style-name="Таблица1037.A1" office:value-type="string">
              <text:p text:style-name="MP9"><text:page-number text:select-page="current">508</text:page-number></text:p>
            </table:table-cell>
            <table:table-cell table:style-name="Таблица1037.A1" office:value-type="string">
              <text:p text:style-name="MP10"><text:user-field-get text:name="leftHeader18">  </text:user-field-get></text:p>
            </table:table-cell>
          </table:table-row>
        </table:table>
      </style:header-left>
    </style:master-page>
    <style:master-page style:name="Статья_20_18_20_стр.13" style:display-name="Статья 18 стр.13" style:page-layout-name="Mpm9" style:next-style-name="Статья_20_18_20_стр.14">
      <style:header>
        <table:table table:name="Таблица1038" table:style-name="Таблица1038">
          <table:table-column table:style-name="Таблица1038.A"/>
          <table:table-column table:style-name="Таблица1038.B"/>
          <table:table-row>
            <table:table-cell table:style-name="Таблица1038.A1" office:value-type="string">
              <text:p text:style-name="MP7"><text:user-field-get text:name="rightHeader18">Фамилия И.О. Название статьи18</text:user-field-get></text:p>
            </table:table-cell>
            <table:table-cell table:style-name="Таблица1038.A1" office:value-type="string">
              <text:p text:style-name="MP8"><text:page-number text:select-page="current">509</text:page-number></text:p>
            </table:table-cell>
          </table:table-row>
        </table:table>
      </style:header>
      <style:header-left>
        <table:table table:name="Таблица1039" table:style-name="Таблица1039">
          <table:table-column table:style-name="Таблица1039.A"/>
          <table:table-column table:style-name="Таблица1039.B"/>
          <table:table-row>
            <table:table-cell table:style-name="Таблица1039.A1" office:value-type="string">
              <text:p text:style-name="MP9"><text:page-number text:select-page="current">510</text:page-number></text:p>
            </table:table-cell>
            <table:table-cell table:style-name="Таблица1039.A1" office:value-type="string">
              <text:p text:style-name="MP10"><text:user-field-get text:name="leftHeader18">  </text:user-field-get></text:p>
            </table:table-cell>
          </table:table-row>
        </table:table>
      </style:header-left>
    </style:master-page>
    <style:master-page style:name="Статья_20_18_20_стр.14" style:display-name="Статья 18 стр.14" style:page-layout-name="Mpm9" style:next-style-name="Статья_20_18_20_стр.15">
      <style:header>
        <table:table table:name="Таблица1040" table:style-name="Таблица1040">
          <table:table-column table:style-name="Таблица1040.A"/>
          <table:table-column table:style-name="Таблица1040.B"/>
          <table:table-row>
            <table:table-cell table:style-name="Таблица1040.A1" office:value-type="string">
              <text:p text:style-name="MP7"><text:user-field-get text:name="rightHeader18">Фамилия И.О. Название статьи18</text:user-field-get></text:p>
            </table:table-cell>
            <table:table-cell table:style-name="Таблица1040.A1" office:value-type="string">
              <text:p text:style-name="MP8"><text:page-number text:select-page="current">511</text:page-number></text:p>
            </table:table-cell>
          </table:table-row>
        </table:table>
      </style:header>
      <style:header-left>
        <table:table table:name="Таблица1041" table:style-name="Таблица1041">
          <table:table-column table:style-name="Таблица1041.A"/>
          <table:table-column table:style-name="Таблица1041.B"/>
          <table:table-row>
            <table:table-cell table:style-name="Таблица1041.A1" office:value-type="string">
              <text:p text:style-name="MP9"><text:page-number text:select-page="current">510</text:page-number></text:p>
            </table:table-cell>
            <table:table-cell table:style-name="Таблица1041.A1" office:value-type="string">
              <text:p text:style-name="MP10"><text:user-field-get text:name="leftHeader18">  </text:user-field-get></text:p>
            </table:table-cell>
          </table:table-row>
        </table:table>
      </style:header-left>
    </style:master-page>
    <style:master-page style:name="Статья_20_18_20_стр.15" style:display-name="Статья 18 стр.15" style:page-layout-name="Mpm9" style:next-style-name="Статья_20_18_20_стр.16">
      <style:header>
        <table:table table:name="Таблица1042" table:style-name="Таблица1042">
          <table:table-column table:style-name="Таблица1042.A"/>
          <table:table-column table:style-name="Таблица1042.B"/>
          <table:table-row>
            <table:table-cell table:style-name="Таблица1042.A1" office:value-type="string">
              <text:p text:style-name="MP7"><text:user-field-get text:name="rightHeader18">Фамилия И.О. Название статьи18</text:user-field-get></text:p>
            </table:table-cell>
            <table:table-cell table:style-name="Таблица1042.A1" office:value-type="string">
              <text:p text:style-name="MP8"><text:page-number text:select-page="current">511</text:page-number></text:p>
            </table:table-cell>
          </table:table-row>
        </table:table>
      </style:header>
      <style:header-left>
        <table:table table:name="Таблица1043" table:style-name="Таблица1043">
          <table:table-column table:style-name="Таблица1043.A"/>
          <table:table-column table:style-name="Таблица1043.B"/>
          <table:table-row>
            <table:table-cell table:style-name="Таблица1043.A1" office:value-type="string">
              <text:p text:style-name="MP9"><text:page-number text:select-page="current">512</text:page-number></text:p>
            </table:table-cell>
            <table:table-cell table:style-name="Таблица1043.A1" office:value-type="string">
              <text:p text:style-name="MP10"><text:user-field-get text:name="leftHeader18">  </text:user-field-get></text:p>
            </table:table-cell>
          </table:table-row>
        </table:table>
      </style:header-left>
    </style:master-page>
    <style:master-page style:name="Статья_20_18_20_стр.16" style:display-name="Статья 18 стр.16" style:page-layout-name="Mpm9" style:next-style-name="Статья_20_18_20_стр.17">
      <style:header>
        <table:table table:name="Таблица1044" table:style-name="Таблица1044">
          <table:table-column table:style-name="Таблица1044.A"/>
          <table:table-column table:style-name="Таблица1044.B"/>
          <table:table-row>
            <table:table-cell table:style-name="Таблица1044.A1" office:value-type="string">
              <text:p text:style-name="MP7"><text:user-field-get text:name="rightHeader18">Фамилия И.О. Название статьи18</text:user-field-get></text:p>
            </table:table-cell>
            <table:table-cell table:style-name="Таблица1044.A1" office:value-type="string">
              <text:p text:style-name="MP8"><text:page-number text:select-page="current">513</text:page-number></text:p>
            </table:table-cell>
          </table:table-row>
        </table:table>
      </style:header>
      <style:header-left>
        <table:table table:name="Таблица1045" table:style-name="Таблица1045">
          <table:table-column table:style-name="Таблица1045.A"/>
          <table:table-column table:style-name="Таблица1045.B"/>
          <table:table-row>
            <table:table-cell table:style-name="Таблица1045.A1" office:value-type="string">
              <text:p text:style-name="MP9"><text:page-number text:select-page="current">512</text:page-number></text:p>
            </table:table-cell>
            <table:table-cell table:style-name="Таблица1045.A1" office:value-type="string">
              <text:p text:style-name="MP10"><text:user-field-get text:name="leftHeader18">  </text:user-field-get></text:p>
            </table:table-cell>
          </table:table-row>
        </table:table>
      </style:header-left>
    </style:master-page>
    <style:master-page style:name="Статья_20_18_20_стр.17" style:display-name="Статья 18 стр.17" style:page-layout-name="Mpm9" style:next-style-name="Статья_20_18_20_стр.18">
      <style:header>
        <table:table table:name="Таблица1046" table:style-name="Таблица1046">
          <table:table-column table:style-name="Таблица1046.A"/>
          <table:table-column table:style-name="Таблица1046.B"/>
          <table:table-row>
            <table:table-cell table:style-name="Таблица1046.A1" office:value-type="string">
              <text:p text:style-name="MP7"><text:user-field-get text:name="rightHeader18">Фамилия И.О. Название статьи18</text:user-field-get></text:p>
            </table:table-cell>
            <table:table-cell table:style-name="Таблица1046.A1" office:value-type="string">
              <text:p text:style-name="MP8"><text:page-number text:select-page="current">513</text:page-number></text:p>
            </table:table-cell>
          </table:table-row>
        </table:table>
      </style:header>
      <style:header-left>
        <table:table table:name="Таблица1047" table:style-name="Таблица1047">
          <table:table-column table:style-name="Таблица1047.A"/>
          <table:table-column table:style-name="Таблица1047.B"/>
          <table:table-row>
            <table:table-cell table:style-name="Таблица1047.A1" office:value-type="string">
              <text:p text:style-name="MP9"><text:page-number text:select-page="current">514</text:page-number></text:p>
            </table:table-cell>
            <table:table-cell table:style-name="Таблица1047.A1" office:value-type="string">
              <text:p text:style-name="MP10"><text:user-field-get text:name="leftHeader18">  </text:user-field-get></text:p>
            </table:table-cell>
          </table:table-row>
        </table:table>
      </style:header-left>
    </style:master-page>
    <style:master-page style:name="Статья_20_18_20_стр.18" style:display-name="Статья 18 стр.18" style:page-layout-name="Mpm9" style:next-style-name="Статья_20_18_20_стр.19">
      <style:header>
        <table:table table:name="Таблица1048" table:style-name="Таблица1048">
          <table:table-column table:style-name="Таблица1048.A"/>
          <table:table-column table:style-name="Таблица1048.B"/>
          <table:table-row>
            <table:table-cell table:style-name="Таблица1048.A1" office:value-type="string">
              <text:p text:style-name="MP7"><text:user-field-get text:name="rightHeader18">Фамилия И.О. Название статьи18</text:user-field-get></text:p>
            </table:table-cell>
            <table:table-cell table:style-name="Таблица1048.A1" office:value-type="string">
              <text:p text:style-name="MP8"><text:page-number text:select-page="current">515</text:page-number></text:p>
            </table:table-cell>
          </table:table-row>
        </table:table>
      </style:header>
      <style:header-left>
        <table:table table:name="Таблица1049" table:style-name="Таблица1049">
          <table:table-column table:style-name="Таблица1049.A"/>
          <table:table-column table:style-name="Таблица1049.B"/>
          <table:table-row>
            <table:table-cell table:style-name="Таблица1049.A1" office:value-type="string">
              <text:p text:style-name="MP9"><text:page-number text:select-page="current">514</text:page-number></text:p>
            </table:table-cell>
            <table:table-cell table:style-name="Таблица1049.A1" office:value-type="string">
              <text:p text:style-name="MP10"><text:user-field-get text:name="leftHeader18">  </text:user-field-get></text:p>
            </table:table-cell>
          </table:table-row>
        </table:table>
      </style:header-left>
    </style:master-page>
    <style:master-page style:name="Статья_20_18_20_стр.19" style:display-name="Статья 18 стр.19" style:page-layout-name="Mpm9" style:next-style-name="Статья_20_18_20_стр.20">
      <style:header>
        <table:table table:name="Таблица1050" table:style-name="Таблица1050">
          <table:table-column table:style-name="Таблица1050.A"/>
          <table:table-column table:style-name="Таблица1050.B"/>
          <table:table-row>
            <table:table-cell table:style-name="Таблица1050.A1" office:value-type="string">
              <text:p text:style-name="MP7"><text:user-field-get text:name="rightHeader18">Фамилия И.О. Название статьи18</text:user-field-get></text:p>
            </table:table-cell>
            <table:table-cell table:style-name="Таблица1050.A1" office:value-type="string">
              <text:p text:style-name="MP8"><text:page-number text:select-page="current">515</text:page-number></text:p>
            </table:table-cell>
          </table:table-row>
        </table:table>
      </style:header>
      <style:header-left>
        <table:table table:name="Таблица1051" table:style-name="Таблица1051">
          <table:table-column table:style-name="Таблица1051.A"/>
          <table:table-column table:style-name="Таблица1051.B"/>
          <table:table-row>
            <table:table-cell table:style-name="Таблица1051.A1" office:value-type="string">
              <text:p text:style-name="MP9"><text:page-number text:select-page="current">516</text:page-number></text:p>
            </table:table-cell>
            <table:table-cell table:style-name="Таблица1051.A1" office:value-type="string">
              <text:p text:style-name="MP10"><text:user-field-get text:name="leftHeader18">  </text:user-field-get></text:p>
            </table:table-cell>
          </table:table-row>
        </table:table>
      </style:header-left>
    </style:master-page>
    <style:master-page style:name="Статья_20_18_20_стр.20" style:display-name="Статья 18 стр.20" style:page-layout-name="Mpm9" style:next-style-name="Статья_20_18_20_стр.21">
      <style:header>
        <table:table table:name="Таблица1052" table:style-name="Таблица1052">
          <table:table-column table:style-name="Таблица1052.A"/>
          <table:table-column table:style-name="Таблица1052.B"/>
          <table:table-row>
            <table:table-cell table:style-name="Таблица1052.A1" office:value-type="string">
              <text:p text:style-name="MP7"><text:user-field-get text:name="rightHeader18">Фамилия И.О. Название статьи18</text:user-field-get></text:p>
            </table:table-cell>
            <table:table-cell table:style-name="Таблица1052.A1" office:value-type="string">
              <text:p text:style-name="MP8"><text:page-number text:select-page="current">517</text:page-number></text:p>
            </table:table-cell>
          </table:table-row>
        </table:table>
      </style:header>
      <style:header-left>
        <table:table table:name="Таблица1053" table:style-name="Таблица1053">
          <table:table-column table:style-name="Таблица1053.A"/>
          <table:table-column table:style-name="Таблица1053.B"/>
          <table:table-row>
            <table:table-cell table:style-name="Таблица1053.A1" office:value-type="string">
              <text:p text:style-name="MP9"><text:page-number text:select-page="current">516</text:page-number></text:p>
            </table:table-cell>
            <table:table-cell table:style-name="Таблица1053.A1" office:value-type="string">
              <text:p text:style-name="MP10"><text:user-field-get text:name="leftHeader18">  </text:user-field-get></text:p>
            </table:table-cell>
          </table:table-row>
        </table:table>
      </style:header-left>
    </style:master-page>
    <style:master-page style:name="Статья_20_18_20_стр.21" style:display-name="Статья 18 стр.21" style:page-layout-name="Mpm9" style:next-style-name="Статья_20_18_20_стр.22">
      <style:header>
        <table:table table:name="Таблица1054" table:style-name="Таблица1054">
          <table:table-column table:style-name="Таблица1054.A"/>
          <table:table-column table:style-name="Таблица1054.B"/>
          <table:table-row>
            <table:table-cell table:style-name="Таблица1054.A1" office:value-type="string">
              <text:p text:style-name="MP7"><text:user-field-get text:name="rightHeader18">Фамилия И.О. Название статьи18</text:user-field-get></text:p>
            </table:table-cell>
            <table:table-cell table:style-name="Таблица1054.A1" office:value-type="string">
              <text:p text:style-name="MP8"><text:page-number text:select-page="current">517</text:page-number></text:p>
            </table:table-cell>
          </table:table-row>
        </table:table>
      </style:header>
      <style:header-left>
        <table:table table:name="Таблица1055" table:style-name="Таблица1055">
          <table:table-column table:style-name="Таблица1055.A"/>
          <table:table-column table:style-name="Таблица1055.B"/>
          <table:table-row>
            <table:table-cell table:style-name="Таблица1055.A1" office:value-type="string">
              <text:p text:style-name="MP9"><text:page-number text:select-page="current">518</text:page-number></text:p>
            </table:table-cell>
            <table:table-cell table:style-name="Таблица1055.A1" office:value-type="string">
              <text:p text:style-name="MP10"><text:user-field-get text:name="leftHeader18">  </text:user-field-get></text:p>
            </table:table-cell>
          </table:table-row>
        </table:table>
      </style:header-left>
    </style:master-page>
    <style:master-page style:name="Статья_20_18_20_стр.22" style:display-name="Статья 18 стр.22" style:page-layout-name="Mpm9" style:next-style-name="Статья_20_18_20_стр.23">
      <style:header>
        <table:table table:name="Таблица1056" table:style-name="Таблица1056">
          <table:table-column table:style-name="Таблица1056.A"/>
          <table:table-column table:style-name="Таблица1056.B"/>
          <table:table-row>
            <table:table-cell table:style-name="Таблица1056.A1" office:value-type="string">
              <text:p text:style-name="MP7"><text:user-field-get text:name="rightHeader18">Фамилия И.О. Название статьи18</text:user-field-get></text:p>
            </table:table-cell>
            <table:table-cell table:style-name="Таблица1056.A1" office:value-type="string">
              <text:p text:style-name="MP8"><text:page-number text:select-page="current">519</text:page-number></text:p>
            </table:table-cell>
          </table:table-row>
        </table:table>
      </style:header>
      <style:header-left>
        <table:table table:name="Таблица1057" table:style-name="Таблица1057">
          <table:table-column table:style-name="Таблица1057.A"/>
          <table:table-column table:style-name="Таблица1057.B"/>
          <table:table-row>
            <table:table-cell table:style-name="Таблица1057.A1" office:value-type="string">
              <text:p text:style-name="MP9"><text:page-number text:select-page="current">518</text:page-number></text:p>
            </table:table-cell>
            <table:table-cell table:style-name="Таблица1057.A1" office:value-type="string">
              <text:p text:style-name="MP10"><text:user-field-get text:name="leftHeader18">  </text:user-field-get></text:p>
            </table:table-cell>
          </table:table-row>
        </table:table>
      </style:header-left>
    </style:master-page>
    <style:master-page style:name="Статья_20_18_20_стр.23" style:display-name="Статья 18 стр.23" style:page-layout-name="Mpm9" style:next-style-name="Статья_20_18_20_стр.24">
      <style:header>
        <table:table table:name="Таблица1058" table:style-name="Таблица1058">
          <table:table-column table:style-name="Таблица1058.A"/>
          <table:table-column table:style-name="Таблица1058.B"/>
          <table:table-row>
            <table:table-cell table:style-name="Таблица1058.A1" office:value-type="string">
              <text:p text:style-name="MP7"><text:user-field-get text:name="rightHeader18">Фамилия И.О. Название статьи18</text:user-field-get></text:p>
            </table:table-cell>
            <table:table-cell table:style-name="Таблица1058.A1" office:value-type="string">
              <text:p text:style-name="MP8"><text:page-number text:select-page="current">519</text:page-number></text:p>
            </table:table-cell>
          </table:table-row>
        </table:table>
      </style:header>
      <style:header-left>
        <table:table table:name="Таблица1059" table:style-name="Таблица1059">
          <table:table-column table:style-name="Таблица1059.A"/>
          <table:table-column table:style-name="Таблица1059.B"/>
          <table:table-row>
            <table:table-cell table:style-name="Таблица1059.A1" office:value-type="string">
              <text:p text:style-name="MP9"><text:page-number text:select-page="current">520</text:page-number></text:p>
            </table:table-cell>
            <table:table-cell table:style-name="Таблица1059.A1" office:value-type="string">
              <text:p text:style-name="MP10"><text:user-field-get text:name="leftHeader18">  </text:user-field-get></text:p>
            </table:table-cell>
          </table:table-row>
        </table:table>
      </style:header-left>
    </style:master-page>
    <style:master-page style:name="Статья_20_18_20_стр.24" style:display-name="Статья 18 стр.24" style:page-layout-name="Mpm9" style:next-style-name="Статья_20_18_20_стр.25">
      <style:header>
        <table:table table:name="Таблица1060" table:style-name="Таблица1060">
          <table:table-column table:style-name="Таблица1060.A"/>
          <table:table-column table:style-name="Таблица1060.B"/>
          <table:table-row>
            <table:table-cell table:style-name="Таблица1060.A1" office:value-type="string">
              <text:p text:style-name="MP7"><text:user-field-get text:name="rightHeader18">Фамилия И.О. Название статьи18</text:user-field-get></text:p>
            </table:table-cell>
            <table:table-cell table:style-name="Таблица1060.A1" office:value-type="string">
              <text:p text:style-name="MP8"><text:page-number text:select-page="current">521</text:page-number></text:p>
            </table:table-cell>
          </table:table-row>
        </table:table>
      </style:header>
      <style:header-left>
        <table:table table:name="Таблица1061" table:style-name="Таблица1061">
          <table:table-column table:style-name="Таблица1061.A"/>
          <table:table-column table:style-name="Таблица1061.B"/>
          <table:table-row>
            <table:table-cell table:style-name="Таблица1061.A1" office:value-type="string">
              <text:p text:style-name="MP9"><text:page-number text:select-page="current">520</text:page-number></text:p>
            </table:table-cell>
            <table:table-cell table:style-name="Таблица1061.A1" office:value-type="string">
              <text:p text:style-name="MP10"><text:user-field-get text:name="leftHeader18">  </text:user-field-get></text:p>
            </table:table-cell>
          </table:table-row>
        </table:table>
      </style:header-left>
    </style:master-page>
    <style:master-page style:name="Статья_20_18_20_стр.25" style:display-name="Статья 18 стр.25" style:page-layout-name="Mpm9" style:next-style-name="Статья_20_18_20_стр.26">
      <style:header>
        <table:table table:name="Таблица1062" table:style-name="Таблица1062">
          <table:table-column table:style-name="Таблица1062.A"/>
          <table:table-column table:style-name="Таблица1062.B"/>
          <table:table-row>
            <table:table-cell table:style-name="Таблица1062.A1" office:value-type="string">
              <text:p text:style-name="MP7"><text:user-field-get text:name="rightHeader18">Фамилия И.О. Название статьи18</text:user-field-get></text:p>
            </table:table-cell>
            <table:table-cell table:style-name="Таблица1062.A1" office:value-type="string">
              <text:p text:style-name="MP8"><text:page-number text:select-page="current">521</text:page-number></text:p>
            </table:table-cell>
          </table:table-row>
        </table:table>
      </style:header>
      <style:header-left>
        <table:table table:name="Таблица1063" table:style-name="Таблица1063">
          <table:table-column table:style-name="Таблица1063.A"/>
          <table:table-column table:style-name="Таблица1063.B"/>
          <table:table-row>
            <table:table-cell table:style-name="Таблица1063.A1" office:value-type="string">
              <text:p text:style-name="MP9"><text:page-number text:select-page="current">522</text:page-number></text:p>
            </table:table-cell>
            <table:table-cell table:style-name="Таблица1063.A1" office:value-type="string">
              <text:p text:style-name="MP10"><text:user-field-get text:name="leftHeader18">  </text:user-field-get></text:p>
            </table:table-cell>
          </table:table-row>
        </table:table>
      </style:header-left>
    </style:master-page>
    <style:master-page style:name="Статья_20_18_20_стр.26" style:display-name="Статья 18 стр.26" style:page-layout-name="Mpm9" style:next-style-name="Статья_20_18_20_стр.27">
      <style:header>
        <table:table table:name="Таблица1064" table:style-name="Таблица1064">
          <table:table-column table:style-name="Таблица1064.A"/>
          <table:table-column table:style-name="Таблица1064.B"/>
          <table:table-row>
            <table:table-cell table:style-name="Таблица1064.A1" office:value-type="string">
              <text:p text:style-name="MP7"><text:user-field-get text:name="rightHeader18">Фамилия И.О. Название статьи18</text:user-field-get></text:p>
            </table:table-cell>
            <table:table-cell table:style-name="Таблица1064.A1" office:value-type="string">
              <text:p text:style-name="MP8"><text:page-number text:select-page="current">523</text:page-number></text:p>
            </table:table-cell>
          </table:table-row>
        </table:table>
      </style:header>
      <style:header-left>
        <table:table table:name="Таблица1065" table:style-name="Таблица1065">
          <table:table-column table:style-name="Таблица1065.A"/>
          <table:table-column table:style-name="Таблица1065.B"/>
          <table:table-row>
            <table:table-cell table:style-name="Таблица1065.A1" office:value-type="string">
              <text:p text:style-name="MP9"><text:page-number text:select-page="current">522</text:page-number></text:p>
            </table:table-cell>
            <table:table-cell table:style-name="Таблица1065.A1" office:value-type="string">
              <text:p text:style-name="MP10"><text:user-field-get text:name="leftHeader18">  </text:user-field-get></text:p>
            </table:table-cell>
          </table:table-row>
        </table:table>
      </style:header-left>
    </style:master-page>
    <style:master-page style:name="Статья_20_18_20_стр.27" style:display-name="Статья 18 стр.27" style:page-layout-name="Mpm9" style:next-style-name="Статья_20_18_20_стр.28">
      <style:header>
        <table:table table:name="Таблица1066" table:style-name="Таблица1066">
          <table:table-column table:style-name="Таблица1066.A"/>
          <table:table-column table:style-name="Таблица1066.B"/>
          <table:table-row>
            <table:table-cell table:style-name="Таблица1066.A1" office:value-type="string">
              <text:p text:style-name="MP7"><text:user-field-get text:name="rightHeader18">Фамилия И.О. Название статьи18</text:user-field-get></text:p>
            </table:table-cell>
            <table:table-cell table:style-name="Таблица1066.A1" office:value-type="string">
              <text:p text:style-name="MP8"><text:page-number text:select-page="current">523</text:page-number></text:p>
            </table:table-cell>
          </table:table-row>
        </table:table>
      </style:header>
      <style:header-left>
        <table:table table:name="Таблица1067" table:style-name="Таблица1067">
          <table:table-column table:style-name="Таблица1067.A"/>
          <table:table-column table:style-name="Таблица1067.B"/>
          <table:table-row>
            <table:table-cell table:style-name="Таблица1067.A1" office:value-type="string">
              <text:p text:style-name="MP9"><text:page-number text:select-page="current">524</text:page-number></text:p>
            </table:table-cell>
            <table:table-cell table:style-name="Таблица1067.A1" office:value-type="string">
              <text:p text:style-name="MP10"><text:user-field-get text:name="leftHeader18">  </text:user-field-get></text:p>
            </table:table-cell>
          </table:table-row>
        </table:table>
      </style:header-left>
    </style:master-page>
    <style:master-page style:name="Статья_20_18_20_стр.28" style:display-name="Статья 18 стр.28" style:page-layout-name="Mpm9" style:next-style-name="Статья_20_18_20_стр.29">
      <style:header>
        <table:table table:name="Таблица1068" table:style-name="Таблица1068">
          <table:table-column table:style-name="Таблица1068.A"/>
          <table:table-column table:style-name="Таблица1068.B"/>
          <table:table-row>
            <table:table-cell table:style-name="Таблица1068.A1" office:value-type="string">
              <text:p text:style-name="MP7"><text:user-field-get text:name="rightHeader18">Фамилия И.О. Название статьи18</text:user-field-get></text:p>
            </table:table-cell>
            <table:table-cell table:style-name="Таблица1068.A1" office:value-type="string">
              <text:p text:style-name="MP8"><text:page-number text:select-page="current">525</text:page-number></text:p>
            </table:table-cell>
          </table:table-row>
        </table:table>
      </style:header>
      <style:header-left>
        <table:table table:name="Таблица1069" table:style-name="Таблица1069">
          <table:table-column table:style-name="Таблица1069.A"/>
          <table:table-column table:style-name="Таблица1069.B"/>
          <table:table-row>
            <table:table-cell table:style-name="Таблица1069.A1" office:value-type="string">
              <text:p text:style-name="MP9"><text:page-number text:select-page="current">524</text:page-number></text:p>
            </table:table-cell>
            <table:table-cell table:style-name="Таблица1069.A1" office:value-type="string">
              <text:p text:style-name="MP10"><text:user-field-get text:name="leftHeader18">  </text:user-field-get></text:p>
            </table:table-cell>
          </table:table-row>
        </table:table>
      </style:header-left>
    </style:master-page>
    <style:master-page style:name="Статья_20_18_20_стр.29" style:display-name="Статья 18 стр.29" style:page-layout-name="Mpm9" style:next-style-name="Статья_20_18">
      <style:header>
        <table:table table:name="Таблица1070" table:style-name="Таблица1070">
          <table:table-column table:style-name="Таблица1070.A"/>
          <table:table-column table:style-name="Таблица1070.B"/>
          <table:table-row>
            <table:table-cell table:style-name="Таблица1070.A1" office:value-type="string">
              <text:p text:style-name="MP7"><text:user-field-get text:name="rightHeader18">Фамилия И.О. Название статьи18</text:user-field-get></text:p>
            </table:table-cell>
            <table:table-cell table:style-name="Таблица1070.A1" office:value-type="string">
              <text:p text:style-name="MP8"><text:page-number text:select-page="current">525</text:page-number></text:p>
            </table:table-cell>
          </table:table-row>
        </table:table>
      </style:header>
      <style:header-left>
        <table:table table:name="Таблица1071" table:style-name="Таблица1071">
          <table:table-column table:style-name="Таблица1071.A"/>
          <table:table-column table:style-name="Таблица1071.B"/>
          <table:table-row>
            <table:table-cell table:style-name="Таблица1071.A1" office:value-type="string">
              <text:p text:style-name="MP9"><text:page-number text:select-page="current">526</text:page-number></text:p>
            </table:table-cell>
            <table:table-cell table:style-name="Таблица1071.A1" office:value-type="string">
              <text:p text:style-name="MP10"><text:user-field-get text:name="leftHeader18">  </text:user-field-get></text:p>
            </table:table-cell>
          </table:table-row>
        </table:table>
      </style:header-left>
    </style:master-page>
    <style:master-page style:name="Статья_20_19_20_стр.1" style:display-name="Статья 19 стр.1" style:page-layout-name="Mpm10" style:next-style-name="Статья_20_19_20_стр.2">
      <style:header>
        <table:table table:name="Таблица1072" table:style-name="Таблица1072">
          <table:table-column table:style-name="Таблица1072.A"/>
          <table:table-column table:style-name="Таблица1072.B"/>
          <table:table-row>
            <table:table-cell table:style-name="Таблица1072.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27</text:page-number>–<text:user-field-get text:name="article19LastPage">555</text:user-field-get></text:p>
              <text:p text:style-name="MP11"><text:user-field-get text:name="article19UDK">Задать УДК</text:user-field-get></text:p>
            </table:table-cell>
            <table:table-cell table:style-name="Таблица1072.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27</text:page-number>–<text:user-field-get text:name="article19LastPage">555</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527</text:page-number>-<text:user-field-get text:name="article19LastPage">555</text:user-field-get></text:p>
            </table:table-cell>
          </table:table-row>
        </table:table>
      </style:header>
      <style:footer>
        <text:user-field-decls>
          <text:user-field-decl office:value-type="string" office:string-value="  " text:name="author19Copyright"/>
        </text:user-field-decls>
        <text:p text:style-name="MP14"><text:user-field-get text:name="author19Copyright">  </text:user-field-get></text:p>
      </style:footer>
    </style:master-page>
    <style:master-page style:name="Статья_20_19" style:display-name="Статья 19" style:page-layout-name="Mpm9">
      <style:header>
        <table:table table:name="Таблица1073" table:style-name="Таблица1073">
          <table:table-column table:style-name="Таблица1073.A"/>
          <table:table-column table:style-name="Таблица1073.B"/>
          <table:table-row>
            <table:table-cell table:style-name="Таблица1073.A1" office:value-type="string">
              <text:p text:style-name="MP7"><text:user-field-get text:name="rightHeader19">Фамилия И.О. Название статьи19</text:user-field-get></text:p>
            </table:table-cell>
            <table:table-cell table:style-name="Таблица1073.A1" office:value-type="string">
              <text:p text:style-name="MP8"><text:page-number text:select-page="current">555</text:page-number></text:p>
            </table:table-cell>
          </table:table-row>
        </table:table>
      </style:header>
      <style:header-left>
        <table:table table:name="Таблица1074" table:style-name="Таблица1074">
          <table:table-column table:style-name="Таблица1074.A"/>
          <table:table-column table:style-name="Таблица1074.B"/>
          <table:table-row>
            <table:table-cell table:style-name="Таблица1074.A1" office:value-type="string">
              <text:p text:style-name="MP9"><text:page-number text:select-page="current">556</text:page-number></text:p>
            </table:table-cell>
            <table:table-cell table:style-name="Таблица1074.A1" office:value-type="string">
              <text:p text:style-name="MP10"><text:user-field-get text:name="leftHeader19">  </text:user-field-get></text:p>
            </table:table-cell>
          </table:table-row>
        </table:table>
      </style:header-left>
    </style:master-page>
    <style:master-page style:name="Статья_20_19_20_стр.2" style:display-name="Статья 19 стр.2" style:page-layout-name="Mpm9" style:next-style-name="Статья_20_19_20_стр.3">
      <style:header>
        <table:table table:name="Таблица1075" table:style-name="Таблица1075">
          <table:table-column table:style-name="Таблица1075.A"/>
          <table:table-column table:style-name="Таблица1075.B"/>
          <table:table-row>
            <table:table-cell table:style-name="Таблица1075.A1" office:value-type="string">
              <text:p text:style-name="MP7"><text:user-field-get text:name="rightHeader19">Фамилия И.О. Название статьи19</text:user-field-get></text:p>
            </table:table-cell>
            <table:table-cell table:style-name="Таблица1075.A1" office:value-type="string">
              <text:p text:style-name="MP8"><text:page-number text:select-page="current">529</text:page-number></text:p>
            </table:table-cell>
          </table:table-row>
        </table:table>
      </style:header>
      <style:header-left>
        <table:table table:name="Таблица1076" table:style-name="Таблица1076">
          <table:table-column table:style-name="Таблица1076.A"/>
          <table:table-column table:style-name="Таблица1076.B"/>
          <table:table-row>
            <table:table-cell table:style-name="Таблица1076.A1" office:value-type="string">
              <text:p text:style-name="MP9"><text:page-number text:select-page="current">528</text:page-number></text:p>
            </table:table-cell>
            <table:table-cell table:style-name="Таблица1076.A1" office:value-type="string">
              <text:p text:style-name="MP10"><text:user-field-get text:name="leftHeader19">  </text:user-field-get></text:p>
            </table:table-cell>
          </table:table-row>
        </table:table>
      </style:header-left>
    </style:master-page>
    <style:master-page style:name="Статья_20_19_20_стр.3" style:display-name="Статья 19 стр.3" style:page-layout-name="Mpm9" style:next-style-name="Статья_20_19_20_стр.4">
      <style:header>
        <table:table table:name="Таблица1077" table:style-name="Таблица1077">
          <table:table-column table:style-name="Таблица1077.A"/>
          <table:table-column table:style-name="Таблица1077.B"/>
          <table:table-row>
            <table:table-cell table:style-name="Таблица1077.A1" office:value-type="string">
              <text:p text:style-name="MP7"><text:user-field-get text:name="rightHeader19">Фамилия И.О. Название статьи19</text:user-field-get></text:p>
            </table:table-cell>
            <table:table-cell table:style-name="Таблица1077.A1" office:value-type="string">
              <text:p text:style-name="MP8"><text:page-number text:select-page="current">529</text:page-number></text:p>
            </table:table-cell>
          </table:table-row>
        </table:table>
      </style:header>
      <style:header-left>
        <table:table table:name="Таблица1078" table:style-name="Таблица1078">
          <table:table-column table:style-name="Таблица1078.A"/>
          <table:table-column table:style-name="Таблица1078.B"/>
          <table:table-row>
            <table:table-cell table:style-name="Таблица1078.A1" office:value-type="string">
              <text:p text:style-name="MP9"><text:page-number text:select-page="current">530</text:page-number></text:p>
            </table:table-cell>
            <table:table-cell table:style-name="Таблица1078.A1" office:value-type="string">
              <text:p text:style-name="MP10"><text:user-field-get text:name="leftHeader19">  </text:user-field-get></text:p>
            </table:table-cell>
          </table:table-row>
        </table:table>
      </style:header-left>
    </style:master-page>
    <style:master-page style:name="Статья_20_19_20_стр.4" style:display-name="Статья 19 стр.4" style:page-layout-name="Mpm9" style:next-style-name="Статья_20_19_20_стр.5">
      <style:header>
        <table:table table:name="Таблица1079" table:style-name="Таблица1079">
          <table:table-column table:style-name="Таблица1079.A"/>
          <table:table-column table:style-name="Таблица1079.B"/>
          <table:table-row>
            <table:table-cell table:style-name="Таблица1079.A1" office:value-type="string">
              <text:p text:style-name="MP7"><text:user-field-get text:name="rightHeader19">Фамилия И.О. Название статьи19</text:user-field-get></text:p>
            </table:table-cell>
            <table:table-cell table:style-name="Таблица1079.A1" office:value-type="string">
              <text:p text:style-name="MP8"><text:page-number text:select-page="current">529</text:page-number></text:p>
            </table:table-cell>
          </table:table-row>
        </table:table>
      </style:header>
      <style:header-left>
        <table:table table:name="Таблица1080" table:style-name="Таблица1080">
          <table:table-column table:style-name="Таблица1080.A"/>
          <table:table-column table:style-name="Таблица1080.B"/>
          <table:table-row>
            <table:table-cell table:style-name="Таблица1080.A1" office:value-type="string">
              <text:p text:style-name="MP9"><text:page-number text:select-page="current">530</text:page-number></text:p>
            </table:table-cell>
            <table:table-cell table:style-name="Таблица1080.A1" office:value-type="string">
              <text:p text:style-name="MP10"><text:user-field-get text:name="leftHeader19">  </text:user-field-get></text:p>
            </table:table-cell>
          </table:table-row>
        </table:table>
      </style:header-left>
    </style:master-page>
    <style:master-page style:name="Статья_20_19_20_стр.5" style:display-name="Статья 19 стр.5" style:page-layout-name="Mpm9" style:next-style-name="Статья_20_19_20_стр.6">
      <style:header>
        <table:table table:name="Таблица1081" table:style-name="Таблица1081">
          <table:table-column table:style-name="Таблица1081.A"/>
          <table:table-column table:style-name="Таблица1081.B"/>
          <table:table-row>
            <table:table-cell table:style-name="Таблица1081.A1" office:value-type="string">
              <text:p text:style-name="MP7"><text:user-field-get text:name="rightHeader19">Фамилия И.О. Название статьи19</text:user-field-get></text:p>
            </table:table-cell>
            <table:table-cell table:style-name="Таблица1081.A1" office:value-type="string">
              <text:p text:style-name="MP8"><text:page-number text:select-page="current">531</text:page-number></text:p>
            </table:table-cell>
          </table:table-row>
        </table:table>
      </style:header>
      <style:header-left>
        <table:table table:name="Таблица1082" table:style-name="Таблица1082">
          <table:table-column table:style-name="Таблица1082.A"/>
          <table:table-column table:style-name="Таблица1082.B"/>
          <table:table-row>
            <table:table-cell table:style-name="Таблица1082.A1" office:value-type="string">
              <text:p text:style-name="MP9"><text:page-number text:select-page="current">530</text:page-number></text:p>
            </table:table-cell>
            <table:table-cell table:style-name="Таблица1082.A1" office:value-type="string">
              <text:p text:style-name="MP10"><text:user-field-get text:name="leftHeader19">  </text:user-field-get></text:p>
            </table:table-cell>
          </table:table-row>
        </table:table>
      </style:header-left>
    </style:master-page>
    <style:master-page style:name="Статья_20_19_20_стр.6" style:display-name="Статья 19 стр.6" style:page-layout-name="Mpm9" style:next-style-name="Статья_20_19_20_стр.7">
      <style:header>
        <table:table table:name="Таблица1083" table:style-name="Таблица1083">
          <table:table-column table:style-name="Таблица1083.A"/>
          <table:table-column table:style-name="Таблица1083.B"/>
          <table:table-row>
            <table:table-cell table:style-name="Таблица1083.A1" office:value-type="string">
              <text:p text:style-name="MP7"><text:user-field-get text:name="rightHeader19">Фамилия И.О. Название статьи19</text:user-field-get></text:p>
            </table:table-cell>
            <table:table-cell table:style-name="Таблица1083.A1" office:value-type="string">
              <text:p text:style-name="MP8"><text:page-number text:select-page="current">531</text:page-number></text:p>
            </table:table-cell>
          </table:table-row>
        </table:table>
      </style:header>
      <style:header-left>
        <table:table table:name="Таблица1084" table:style-name="Таблица1084">
          <table:table-column table:style-name="Таблица1084.A"/>
          <table:table-column table:style-name="Таблица1084.B"/>
          <table:table-row>
            <table:table-cell table:style-name="Таблица1084.A1" office:value-type="string">
              <text:p text:style-name="MP9"><text:page-number text:select-page="current">532</text:page-number></text:p>
            </table:table-cell>
            <table:table-cell table:style-name="Таблица1084.A1" office:value-type="string">
              <text:p text:style-name="MP10"><text:user-field-get text:name="leftHeader19">  </text:user-field-get></text:p>
            </table:table-cell>
          </table:table-row>
        </table:table>
      </style:header-left>
    </style:master-page>
    <style:master-page style:name="Статья_20_19_20_стр.7" style:display-name="Статья 19 стр.7" style:page-layout-name="Mpm9" style:next-style-name="Статья_20_19_20_стр.8">
      <style:header>
        <table:table table:name="Таблица1085" table:style-name="Таблица1085">
          <table:table-column table:style-name="Таблица1085.A"/>
          <table:table-column table:style-name="Таблица1085.B"/>
          <table:table-row>
            <table:table-cell table:style-name="Таблица1085.A1" office:value-type="string">
              <text:p text:style-name="MP7"><text:user-field-get text:name="rightHeader19">Фамилия И.О. Название статьи19</text:user-field-get></text:p>
            </table:table-cell>
            <table:table-cell table:style-name="Таблица1085.A1" office:value-type="string">
              <text:p text:style-name="MP8"><text:page-number text:select-page="current">533</text:page-number></text:p>
            </table:table-cell>
          </table:table-row>
        </table:table>
      </style:header>
      <style:header-left>
        <table:table table:name="Таблица1086" table:style-name="Таблица1086">
          <table:table-column table:style-name="Таблица1086.A"/>
          <table:table-column table:style-name="Таблица1086.B"/>
          <table:table-row>
            <table:table-cell table:style-name="Таблица1086.A1" office:value-type="string">
              <text:p text:style-name="MP9"><text:page-number text:select-page="current">532</text:page-number></text:p>
            </table:table-cell>
            <table:table-cell table:style-name="Таблица1086.A1" office:value-type="string">
              <text:p text:style-name="MP10"><text:user-field-get text:name="leftHeader19">  </text:user-field-get></text:p>
            </table:table-cell>
          </table:table-row>
        </table:table>
      </style:header-left>
    </style:master-page>
    <style:master-page style:name="Статья_20_19_20_стр.8" style:display-name="Статья 19 стр.8" style:page-layout-name="Mpm9" style:next-style-name="Статья_20_19_20_стр.9">
      <style:header>
        <table:table table:name="Таблица1087" table:style-name="Таблица1087">
          <table:table-column table:style-name="Таблица1087.A"/>
          <table:table-column table:style-name="Таблица1087.B"/>
          <table:table-row>
            <table:table-cell table:style-name="Таблица1087.A1" office:value-type="string">
              <text:p text:style-name="MP7"><text:user-field-get text:name="rightHeader19">Фамилия И.О. Название статьи19</text:user-field-get></text:p>
            </table:table-cell>
            <table:table-cell table:style-name="Таблица1087.A1" office:value-type="string">
              <text:p text:style-name="MP8"><text:page-number text:select-page="current">533</text:page-number></text:p>
            </table:table-cell>
          </table:table-row>
        </table:table>
      </style:header>
      <style:header-left>
        <table:table table:name="Таблица1088" table:style-name="Таблица1088">
          <table:table-column table:style-name="Таблица1088.A"/>
          <table:table-column table:style-name="Таблица1088.B"/>
          <table:table-row>
            <table:table-cell table:style-name="Таблица1088.A1" office:value-type="string">
              <text:p text:style-name="MP9"><text:page-number text:select-page="current">534</text:page-number></text:p>
            </table:table-cell>
            <table:table-cell table:style-name="Таблица1088.A1" office:value-type="string">
              <text:p text:style-name="MP10"><text:user-field-get text:name="leftHeader19">  </text:user-field-get></text:p>
            </table:table-cell>
          </table:table-row>
        </table:table>
      </style:header-left>
    </style:master-page>
    <style:master-page style:name="Статья_20_19_20_стр.9" style:display-name="Статья 19 стр.9" style:page-layout-name="Mpm9" style:next-style-name="Статья_20_19_20_стр.10">
      <style:header>
        <table:table table:name="Таблица1089" table:style-name="Таблица1089">
          <table:table-column table:style-name="Таблица1089.A"/>
          <table:table-column table:style-name="Таблица1089.B"/>
          <table:table-row>
            <table:table-cell table:style-name="Таблица1089.A1" office:value-type="string">
              <text:p text:style-name="MP7"><text:user-field-get text:name="rightHeader19">Фамилия И.О. Название статьи19</text:user-field-get></text:p>
            </table:table-cell>
            <table:table-cell table:style-name="Таблица1089.A1" office:value-type="string">
              <text:p text:style-name="MP8"><text:page-number text:select-page="current">535</text:page-number></text:p>
            </table:table-cell>
          </table:table-row>
        </table:table>
      </style:header>
      <style:header-left>
        <table:table table:name="Таблица1090" table:style-name="Таблица1090">
          <table:table-column table:style-name="Таблица1090.A"/>
          <table:table-column table:style-name="Таблица1090.B"/>
          <table:table-row>
            <table:table-cell table:style-name="Таблица1090.A1" office:value-type="string">
              <text:p text:style-name="MP9"><text:page-number text:select-page="current">534</text:page-number></text:p>
            </table:table-cell>
            <table:table-cell table:style-name="Таблица1090.A1" office:value-type="string">
              <text:p text:style-name="MP10"><text:user-field-get text:name="leftHeader19">  </text:user-field-get></text:p>
            </table:table-cell>
          </table:table-row>
        </table:table>
      </style:header-left>
    </style:master-page>
    <style:master-page style:name="Статья_20_19_20_стр.10" style:display-name="Статья 19 стр.10" style:page-layout-name="Mpm9" style:next-style-name="Статья_20_19_20_стр.11">
      <style:header>
        <table:table table:name="Таблица1091" table:style-name="Таблица1091">
          <table:table-column table:style-name="Таблица1091.A"/>
          <table:table-column table:style-name="Таблица1091.B"/>
          <table:table-row>
            <table:table-cell table:style-name="Таблица1091.A1" office:value-type="string">
              <text:p text:style-name="MP7"><text:user-field-get text:name="rightHeader19">Фамилия И.О. Название статьи19</text:user-field-get></text:p>
            </table:table-cell>
            <table:table-cell table:style-name="Таблица1091.A1" office:value-type="string">
              <text:p text:style-name="MP8"><text:page-number text:select-page="current">535</text:page-number></text:p>
            </table:table-cell>
          </table:table-row>
        </table:table>
      </style:header>
      <style:header-left>
        <table:table table:name="Таблица1092" table:style-name="Таблица1092">
          <table:table-column table:style-name="Таблица1092.A"/>
          <table:table-column table:style-name="Таблица1092.B"/>
          <table:table-row>
            <table:table-cell table:style-name="Таблица1092.A1" office:value-type="string">
              <text:p text:style-name="MP9"><text:page-number text:select-page="current">536</text:page-number></text:p>
            </table:table-cell>
            <table:table-cell table:style-name="Таблица1092.A1" office:value-type="string">
              <text:p text:style-name="MP10"><text:user-field-get text:name="leftHeader19">  </text:user-field-get></text:p>
            </table:table-cell>
          </table:table-row>
        </table:table>
      </style:header-left>
    </style:master-page>
    <style:master-page style:name="Статья_20_19_20_стр.11" style:display-name="Статья 19 стр.11" style:page-layout-name="Mpm9" style:next-style-name="Статья_20_19_20_стр.12">
      <style:header>
        <table:table table:name="Таблица1093" table:style-name="Таблица1093">
          <table:table-column table:style-name="Таблица1093.A"/>
          <table:table-column table:style-name="Таблица1093.B"/>
          <table:table-row>
            <table:table-cell table:style-name="Таблица1093.A1" office:value-type="string">
              <text:p text:style-name="MP7"><text:user-field-get text:name="rightHeader19">Фамилия И.О. Название статьи19</text:user-field-get></text:p>
            </table:table-cell>
            <table:table-cell table:style-name="Таблица1093.A1" office:value-type="string">
              <text:p text:style-name="MP8"><text:page-number text:select-page="current">537</text:page-number></text:p>
            </table:table-cell>
          </table:table-row>
        </table:table>
      </style:header>
      <style:header-left>
        <table:table table:name="Таблица1094" table:style-name="Таблица1094">
          <table:table-column table:style-name="Таблица1094.A"/>
          <table:table-column table:style-name="Таблица1094.B"/>
          <table:table-row>
            <table:table-cell table:style-name="Таблица1094.A1" office:value-type="string">
              <text:p text:style-name="MP9"><text:page-number text:select-page="current">536</text:page-number></text:p>
            </table:table-cell>
            <table:table-cell table:style-name="Таблица1094.A1" office:value-type="string">
              <text:p text:style-name="MP10"><text:user-field-get text:name="leftHeader19">  </text:user-field-get></text:p>
            </table:table-cell>
          </table:table-row>
        </table:table>
      </style:header-left>
    </style:master-page>
    <style:master-page style:name="Статья_20_19_20_стр.12" style:display-name="Статья 19 стр.12" style:page-layout-name="Mpm9" style:next-style-name="Статья_20_19_20_стр.13">
      <style:header>
        <table:table table:name="Таблица1095" table:style-name="Таблица1095">
          <table:table-column table:style-name="Таблица1095.A"/>
          <table:table-column table:style-name="Таблица1095.B"/>
          <table:table-row>
            <table:table-cell table:style-name="Таблица1095.A1" office:value-type="string">
              <text:p text:style-name="MP7"><text:user-field-get text:name="rightHeader19">Фамилия И.О. Название статьи19</text:user-field-get></text:p>
            </table:table-cell>
            <table:table-cell table:style-name="Таблица1095.A1" office:value-type="string">
              <text:p text:style-name="MP8"><text:page-number text:select-page="current">537</text:page-number></text:p>
            </table:table-cell>
          </table:table-row>
        </table:table>
      </style:header>
      <style:header-left>
        <table:table table:name="Таблица1096" table:style-name="Таблица1096">
          <table:table-column table:style-name="Таблица1096.A"/>
          <table:table-column table:style-name="Таблица1096.B"/>
          <table:table-row>
            <table:table-cell table:style-name="Таблица1096.A1" office:value-type="string">
              <text:p text:style-name="MP9"><text:page-number text:select-page="current">538</text:page-number></text:p>
            </table:table-cell>
            <table:table-cell table:style-name="Таблица1096.A1" office:value-type="string">
              <text:p text:style-name="MP10"><text:user-field-get text:name="leftHeader19">  </text:user-field-get></text:p>
            </table:table-cell>
          </table:table-row>
        </table:table>
      </style:header-left>
    </style:master-page>
    <style:master-page style:name="Статья_20_19_20_стр.13" style:display-name="Статья 19 стр.13" style:page-layout-name="Mpm9" style:next-style-name="Статья_20_19_20_стр.14">
      <style:header>
        <table:table table:name="Таблица1097" table:style-name="Таблица1097">
          <table:table-column table:style-name="Таблица1097.A"/>
          <table:table-column table:style-name="Таблица1097.B"/>
          <table:table-row>
            <table:table-cell table:style-name="Таблица1097.A1" office:value-type="string">
              <text:p text:style-name="MP7"><text:user-field-get text:name="rightHeader19">Фамилия И.О. Название статьи19</text:user-field-get></text:p>
            </table:table-cell>
            <table:table-cell table:style-name="Таблица1097.A1" office:value-type="string">
              <text:p text:style-name="MP8"><text:page-number text:select-page="current">539</text:page-number></text:p>
            </table:table-cell>
          </table:table-row>
        </table:table>
      </style:header>
      <style:header-left>
        <table:table table:name="Таблица1098" table:style-name="Таблица1098">
          <table:table-column table:style-name="Таблица1098.A"/>
          <table:table-column table:style-name="Таблица1098.B"/>
          <table:table-row>
            <table:table-cell table:style-name="Таблица1098.A1" office:value-type="string">
              <text:p text:style-name="MP9"><text:page-number text:select-page="current">538</text:page-number></text:p>
            </table:table-cell>
            <table:table-cell table:style-name="Таблица1098.A1" office:value-type="string">
              <text:p text:style-name="MP10"><text:user-field-get text:name="leftHeader19">  </text:user-field-get></text:p>
            </table:table-cell>
          </table:table-row>
        </table:table>
      </style:header-left>
    </style:master-page>
    <style:master-page style:name="Статья_20_19_20_стр.14" style:display-name="Статья 19 стр.14" style:page-layout-name="Mpm9" style:next-style-name="Статья_20_19_20_стр.15">
      <style:header>
        <table:table table:name="Таблица1099" table:style-name="Таблица1099">
          <table:table-column table:style-name="Таблица1099.A"/>
          <table:table-column table:style-name="Таблица1099.B"/>
          <table:table-row>
            <table:table-cell table:style-name="Таблица1099.A1" office:value-type="string">
              <text:p text:style-name="MP7"><text:user-field-get text:name="rightHeader19">Фамилия И.О. Название статьи19</text:user-field-get></text:p>
            </table:table-cell>
            <table:table-cell table:style-name="Таблица1099.A1" office:value-type="string">
              <text:p text:style-name="MP8"><text:page-number text:select-page="current">539</text:page-number></text:p>
            </table:table-cell>
          </table:table-row>
        </table:table>
      </style:header>
      <style:header-left>
        <table:table table:name="Таблица1100" table:style-name="Таблица1100">
          <table:table-column table:style-name="Таблица1100.A"/>
          <table:table-column table:style-name="Таблица1100.B"/>
          <table:table-row>
            <table:table-cell table:style-name="Таблица1100.A1" office:value-type="string">
              <text:p text:style-name="MP9"><text:page-number text:select-page="current">540</text:page-number></text:p>
            </table:table-cell>
            <table:table-cell table:style-name="Таблица1100.A1" office:value-type="string">
              <text:p text:style-name="MP10"><text:user-field-get text:name="leftHeader19">  </text:user-field-get></text:p>
            </table:table-cell>
          </table:table-row>
        </table:table>
      </style:header-left>
    </style:master-page>
    <style:master-page style:name="Статья_20_19_20_стр.15" style:display-name="Статья 19 стр.15" style:page-layout-name="Mpm9" style:next-style-name="Статья_20_19_20_стр.16">
      <style:header>
        <table:table table:name="Таблица1101" table:style-name="Таблица1101">
          <table:table-column table:style-name="Таблица1101.A"/>
          <table:table-column table:style-name="Таблица1101.B"/>
          <table:table-row>
            <table:table-cell table:style-name="Таблица1101.A1" office:value-type="string">
              <text:p text:style-name="MP7"><text:user-field-get text:name="rightHeader19">Фамилия И.О. Название статьи19</text:user-field-get></text:p>
            </table:table-cell>
            <table:table-cell table:style-name="Таблица1101.A1" office:value-type="string">
              <text:p text:style-name="MP8"><text:page-number text:select-page="current">541</text:page-number></text:p>
            </table:table-cell>
          </table:table-row>
        </table:table>
      </style:header>
      <style:header-left>
        <table:table table:name="Таблица1102" table:style-name="Таблица1102">
          <table:table-column table:style-name="Таблица1102.A"/>
          <table:table-column table:style-name="Таблица1102.B"/>
          <table:table-row>
            <table:table-cell table:style-name="Таблица1102.A1" office:value-type="string">
              <text:p text:style-name="MP9"><text:page-number text:select-page="current">540</text:page-number></text:p>
            </table:table-cell>
            <table:table-cell table:style-name="Таблица1102.A1" office:value-type="string">
              <text:p text:style-name="MP10"><text:user-field-get text:name="leftHeader19">  </text:user-field-get></text:p>
            </table:table-cell>
          </table:table-row>
        </table:table>
      </style:header-left>
    </style:master-page>
    <style:master-page style:name="Статья_20_19_20_стр.16" style:display-name="Статья 19 стр.16" style:page-layout-name="Mpm9" style:next-style-name="Статья_20_19_20_стр.17">
      <style:header>
        <table:table table:name="Таблица1103" table:style-name="Таблица1103">
          <table:table-column table:style-name="Таблица1103.A"/>
          <table:table-column table:style-name="Таблица1103.B"/>
          <table:table-row>
            <table:table-cell table:style-name="Таблица1103.A1" office:value-type="string">
              <text:p text:style-name="MP7"><text:user-field-get text:name="rightHeader19">Фамилия И.О. Название статьи19</text:user-field-get></text:p>
            </table:table-cell>
            <table:table-cell table:style-name="Таблица1103.A1" office:value-type="string">
              <text:p text:style-name="MP8"><text:page-number text:select-page="current">541</text:page-number></text:p>
            </table:table-cell>
          </table:table-row>
        </table:table>
      </style:header>
      <style:header-left>
        <table:table table:name="Таблица1104" table:style-name="Таблица1104">
          <table:table-column table:style-name="Таблица1104.A"/>
          <table:table-column table:style-name="Таблица1104.B"/>
          <table:table-row>
            <table:table-cell table:style-name="Таблица1104.A1" office:value-type="string">
              <text:p text:style-name="MP9"><text:page-number text:select-page="current">542</text:page-number></text:p>
            </table:table-cell>
            <table:table-cell table:style-name="Таблица1104.A1" office:value-type="string">
              <text:p text:style-name="MP10"><text:user-field-get text:name="leftHeader19">  </text:user-field-get></text:p>
            </table:table-cell>
          </table:table-row>
        </table:table>
      </style:header-left>
    </style:master-page>
    <style:master-page style:name="Статья_20_19_20_стр.17" style:display-name="Статья 19 стр.17" style:page-layout-name="Mpm9" style:next-style-name="Статья_20_19_20_стр.18">
      <style:header>
        <table:table table:name="Таблица1105" table:style-name="Таблица1105">
          <table:table-column table:style-name="Таблица1105.A"/>
          <table:table-column table:style-name="Таблица1105.B"/>
          <table:table-row>
            <table:table-cell table:style-name="Таблица1105.A1" office:value-type="string">
              <text:p text:style-name="MP7"><text:user-field-get text:name="rightHeader19">Фамилия И.О. Название статьи19</text:user-field-get></text:p>
            </table:table-cell>
            <table:table-cell table:style-name="Таблица1105.A1" office:value-type="string">
              <text:p text:style-name="MP8"><text:page-number text:select-page="current">543</text:page-number></text:p>
            </table:table-cell>
          </table:table-row>
        </table:table>
      </style:header>
      <style:header-left>
        <table:table table:name="Таблица1106" table:style-name="Таблица1106">
          <table:table-column table:style-name="Таблица1106.A"/>
          <table:table-column table:style-name="Таблица1106.B"/>
          <table:table-row>
            <table:table-cell table:style-name="Таблица1106.A1" office:value-type="string">
              <text:p text:style-name="MP9"><text:page-number text:select-page="current">542</text:page-number></text:p>
            </table:table-cell>
            <table:table-cell table:style-name="Таблица1106.A1" office:value-type="string">
              <text:p text:style-name="MP10"><text:user-field-get text:name="leftHeader19">  </text:user-field-get></text:p>
            </table:table-cell>
          </table:table-row>
        </table:table>
      </style:header-left>
    </style:master-page>
    <style:master-page style:name="Статья_20_19_20_стр.18" style:display-name="Статья 19 стр.18" style:page-layout-name="Mpm9" style:next-style-name="Статья_20_19_20_стр.19">
      <style:header>
        <table:table table:name="Таблица1107" table:style-name="Таблица1107">
          <table:table-column table:style-name="Таблица1107.A"/>
          <table:table-column table:style-name="Таблица1107.B"/>
          <table:table-row>
            <table:table-cell table:style-name="Таблица1107.A1" office:value-type="string">
              <text:p text:style-name="MP7"><text:user-field-get text:name="rightHeader19">Фамилия И.О. Название статьи19</text:user-field-get></text:p>
            </table:table-cell>
            <table:table-cell table:style-name="Таблица1107.A1" office:value-type="string">
              <text:p text:style-name="MP8"><text:page-number text:select-page="current">543</text:page-number></text:p>
            </table:table-cell>
          </table:table-row>
        </table:table>
      </style:header>
      <style:header-left>
        <table:table table:name="Таблица1108" table:style-name="Таблица1108">
          <table:table-column table:style-name="Таблица1108.A"/>
          <table:table-column table:style-name="Таблица1108.B"/>
          <table:table-row>
            <table:table-cell table:style-name="Таблица1108.A1" office:value-type="string">
              <text:p text:style-name="MP9"><text:page-number text:select-page="current">544</text:page-number></text:p>
            </table:table-cell>
            <table:table-cell table:style-name="Таблица1108.A1" office:value-type="string">
              <text:p text:style-name="MP10"><text:user-field-get text:name="leftHeader19">  </text:user-field-get></text:p>
            </table:table-cell>
          </table:table-row>
        </table:table>
      </style:header-left>
    </style:master-page>
    <style:master-page style:name="Статья_20_19_20_стр.19" style:display-name="Статья 19 стр.19" style:page-layout-name="Mpm9" style:next-style-name="Статья_20_19_20_стр.20">
      <style:header>
        <table:table table:name="Таблица1109" table:style-name="Таблица1109">
          <table:table-column table:style-name="Таблица1109.A"/>
          <table:table-column table:style-name="Таблица1109.B"/>
          <table:table-row>
            <table:table-cell table:style-name="Таблица1109.A1" office:value-type="string">
              <text:p text:style-name="MP7"><text:user-field-get text:name="rightHeader19">Фамилия И.О. Название статьи19</text:user-field-get></text:p>
            </table:table-cell>
            <table:table-cell table:style-name="Таблица1109.A1" office:value-type="string">
              <text:p text:style-name="MP8"><text:page-number text:select-page="current">545</text:page-number></text:p>
            </table:table-cell>
          </table:table-row>
        </table:table>
      </style:header>
      <style:header-left>
        <table:table table:name="Таблица1110" table:style-name="Таблица1110">
          <table:table-column table:style-name="Таблица1110.A"/>
          <table:table-column table:style-name="Таблица1110.B"/>
          <table:table-row>
            <table:table-cell table:style-name="Таблица1110.A1" office:value-type="string">
              <text:p text:style-name="MP9"><text:page-number text:select-page="current">544</text:page-number></text:p>
            </table:table-cell>
            <table:table-cell table:style-name="Таблица1110.A1" office:value-type="string">
              <text:p text:style-name="MP10"><text:user-field-get text:name="leftHeader19">  </text:user-field-get></text:p>
            </table:table-cell>
          </table:table-row>
        </table:table>
      </style:header-left>
    </style:master-page>
    <style:master-page style:name="Статья_20_19_20_стр.20" style:display-name="Статья 19 стр.20" style:page-layout-name="Mpm9" style:next-style-name="Статья_20_19_20_стр.21">
      <style:header>
        <table:table table:name="Таблица1111" table:style-name="Таблица1111">
          <table:table-column table:style-name="Таблица1111.A"/>
          <table:table-column table:style-name="Таблица1111.B"/>
          <table:table-row>
            <table:table-cell table:style-name="Таблица1111.A1" office:value-type="string">
              <text:p text:style-name="MP7"><text:user-field-get text:name="rightHeader19">Фамилия И.О. Название статьи19</text:user-field-get></text:p>
            </table:table-cell>
            <table:table-cell table:style-name="Таблица1111.A1" office:value-type="string">
              <text:p text:style-name="MP8"><text:page-number text:select-page="current">545</text:page-number></text:p>
            </table:table-cell>
          </table:table-row>
        </table:table>
      </style:header>
      <style:header-left>
        <table:table table:name="Таблица1112" table:style-name="Таблица1112">
          <table:table-column table:style-name="Таблица1112.A"/>
          <table:table-column table:style-name="Таблица1112.B"/>
          <table:table-row>
            <table:table-cell table:style-name="Таблица1112.A1" office:value-type="string">
              <text:p text:style-name="MP9"><text:page-number text:select-page="current">546</text:page-number></text:p>
            </table:table-cell>
            <table:table-cell table:style-name="Таблица1112.A1" office:value-type="string">
              <text:p text:style-name="MP10"><text:user-field-get text:name="leftHeader19">  </text:user-field-get></text:p>
            </table:table-cell>
          </table:table-row>
        </table:table>
      </style:header-left>
    </style:master-page>
    <style:master-page style:name="Статья_20_19_20_стр.21" style:display-name="Статья 19 стр.21" style:page-layout-name="Mpm9" style:next-style-name="Статья_20_19_20_стр.22">
      <style:header>
        <table:table table:name="Таблица1113" table:style-name="Таблица1113">
          <table:table-column table:style-name="Таблица1113.A"/>
          <table:table-column table:style-name="Таблица1113.B"/>
          <table:table-row>
            <table:table-cell table:style-name="Таблица1113.A1" office:value-type="string">
              <text:p text:style-name="MP7"><text:user-field-get text:name="rightHeader19">Фамилия И.О. Название статьи19</text:user-field-get></text:p>
            </table:table-cell>
            <table:table-cell table:style-name="Таблица1113.A1" office:value-type="string">
              <text:p text:style-name="MP8"><text:page-number text:select-page="current">547</text:page-number></text:p>
            </table:table-cell>
          </table:table-row>
        </table:table>
      </style:header>
      <style:header-left>
        <table:table table:name="Таблица1114" table:style-name="Таблица1114">
          <table:table-column table:style-name="Таблица1114.A"/>
          <table:table-column table:style-name="Таблица1114.B"/>
          <table:table-row>
            <table:table-cell table:style-name="Таблица1114.A1" office:value-type="string">
              <text:p text:style-name="MP9"><text:page-number text:select-page="current">546</text:page-number></text:p>
            </table:table-cell>
            <table:table-cell table:style-name="Таблица1114.A1" office:value-type="string">
              <text:p text:style-name="MP10"><text:user-field-get text:name="leftHeader19">  </text:user-field-get></text:p>
            </table:table-cell>
          </table:table-row>
        </table:table>
      </style:header-left>
    </style:master-page>
    <style:master-page style:name="Статья_20_19_20_стр.22" style:display-name="Статья 19 стр.22" style:page-layout-name="Mpm9" style:next-style-name="Статья_20_19_20_стр.23">
      <style:header>
        <table:table table:name="Таблица1115" table:style-name="Таблица1115">
          <table:table-column table:style-name="Таблица1115.A"/>
          <table:table-column table:style-name="Таблица1115.B"/>
          <table:table-row>
            <table:table-cell table:style-name="Таблица1115.A1" office:value-type="string">
              <text:p text:style-name="MP7"><text:user-field-get text:name="rightHeader19">Фамилия И.О. Название статьи19</text:user-field-get></text:p>
            </table:table-cell>
            <table:table-cell table:style-name="Таблица1115.A1" office:value-type="string">
              <text:p text:style-name="MP8"><text:page-number text:select-page="current">547</text:page-number></text:p>
            </table:table-cell>
          </table:table-row>
        </table:table>
      </style:header>
      <style:header-left>
        <table:table table:name="Таблица1116" table:style-name="Таблица1116">
          <table:table-column table:style-name="Таблица1116.A"/>
          <table:table-column table:style-name="Таблица1116.B"/>
          <table:table-row>
            <table:table-cell table:style-name="Таблица1116.A1" office:value-type="string">
              <text:p text:style-name="MP9"><text:page-number text:select-page="current">548</text:page-number></text:p>
            </table:table-cell>
            <table:table-cell table:style-name="Таблица1116.A1" office:value-type="string">
              <text:p text:style-name="MP10"><text:user-field-get text:name="leftHeader19">  </text:user-field-get></text:p>
            </table:table-cell>
          </table:table-row>
        </table:table>
      </style:header-left>
    </style:master-page>
    <style:master-page style:name="Статья_20_19_20_стр.23" style:display-name="Статья 19 стр.23" style:page-layout-name="Mpm9" style:next-style-name="Статья_20_19_20_стр.24">
      <style:header>
        <table:table table:name="Таблица1117" table:style-name="Таблица1117">
          <table:table-column table:style-name="Таблица1117.A"/>
          <table:table-column table:style-name="Таблица1117.B"/>
          <table:table-row>
            <table:table-cell table:style-name="Таблица1117.A1" office:value-type="string">
              <text:p text:style-name="MP7"><text:user-field-get text:name="rightHeader19">Фамилия И.О. Название статьи19</text:user-field-get></text:p>
            </table:table-cell>
            <table:table-cell table:style-name="Таблица1117.A1" office:value-type="string">
              <text:p text:style-name="MP8"><text:page-number text:select-page="current">549</text:page-number></text:p>
            </table:table-cell>
          </table:table-row>
        </table:table>
      </style:header>
      <style:header-left>
        <table:table table:name="Таблица1118" table:style-name="Таблица1118">
          <table:table-column table:style-name="Таблица1118.A"/>
          <table:table-column table:style-name="Таблица1118.B"/>
          <table:table-row>
            <table:table-cell table:style-name="Таблица1118.A1" office:value-type="string">
              <text:p text:style-name="MP9"><text:page-number text:select-page="current">548</text:page-number></text:p>
            </table:table-cell>
            <table:table-cell table:style-name="Таблица1118.A1" office:value-type="string">
              <text:p text:style-name="MP10"><text:user-field-get text:name="leftHeader19">  </text:user-field-get></text:p>
            </table:table-cell>
          </table:table-row>
        </table:table>
      </style:header-left>
    </style:master-page>
    <style:master-page style:name="Статья_20_19_20_стр.24" style:display-name="Статья 19 стр.24" style:page-layout-name="Mpm9" style:next-style-name="Статья_20_19_20_стр.25">
      <style:header>
        <table:table table:name="Таблица1119" table:style-name="Таблица1119">
          <table:table-column table:style-name="Таблица1119.A"/>
          <table:table-column table:style-name="Таблица1119.B"/>
          <table:table-row>
            <table:table-cell table:style-name="Таблица1119.A1" office:value-type="string">
              <text:p text:style-name="MP7"><text:user-field-get text:name="rightHeader19">Фамилия И.О. Название статьи19</text:user-field-get></text:p>
            </table:table-cell>
            <table:table-cell table:style-name="Таблица1119.A1" office:value-type="string">
              <text:p text:style-name="MP8"><text:page-number text:select-page="current">549</text:page-number></text:p>
            </table:table-cell>
          </table:table-row>
        </table:table>
      </style:header>
      <style:header-left>
        <table:table table:name="Таблица1120" table:style-name="Таблица1120">
          <table:table-column table:style-name="Таблица1120.A"/>
          <table:table-column table:style-name="Таблица1120.B"/>
          <table:table-row>
            <table:table-cell table:style-name="Таблица1120.A1" office:value-type="string">
              <text:p text:style-name="MP9"><text:page-number text:select-page="current">550</text:page-number></text:p>
            </table:table-cell>
            <table:table-cell table:style-name="Таблица1120.A1" office:value-type="string">
              <text:p text:style-name="MP10"><text:user-field-get text:name="leftHeader19">  </text:user-field-get></text:p>
            </table:table-cell>
          </table:table-row>
        </table:table>
      </style:header-left>
    </style:master-page>
    <style:master-page style:name="Статья_20_19_20_стр.25" style:display-name="Статья 19 стр.25" style:page-layout-name="Mpm9" style:next-style-name="Статья_20_19_20_стр.26">
      <style:header>
        <table:table table:name="Таблица1121" table:style-name="Таблица1121">
          <table:table-column table:style-name="Таблица1121.A"/>
          <table:table-column table:style-name="Таблица1121.B"/>
          <table:table-row>
            <table:table-cell table:style-name="Таблица1121.A1" office:value-type="string">
              <text:p text:style-name="MP7"><text:user-field-get text:name="rightHeader19">Фамилия И.О. Название статьи19</text:user-field-get></text:p>
            </table:table-cell>
            <table:table-cell table:style-name="Таблица1121.A1" office:value-type="string">
              <text:p text:style-name="MP8"><text:page-number text:select-page="current">551</text:page-number></text:p>
            </table:table-cell>
          </table:table-row>
        </table:table>
      </style:header>
      <style:header-left>
        <table:table table:name="Таблица1122" table:style-name="Таблица1122">
          <table:table-column table:style-name="Таблица1122.A"/>
          <table:table-column table:style-name="Таблица1122.B"/>
          <table:table-row>
            <table:table-cell table:style-name="Таблица1122.A1" office:value-type="string">
              <text:p text:style-name="MP9"><text:page-number text:select-page="current">550</text:page-number></text:p>
            </table:table-cell>
            <table:table-cell table:style-name="Таблица1122.A1" office:value-type="string">
              <text:p text:style-name="MP10"><text:user-field-get text:name="leftHeader19">  </text:user-field-get></text:p>
            </table:table-cell>
          </table:table-row>
        </table:table>
      </style:header-left>
    </style:master-page>
    <style:master-page style:name="Статья_20_19_20_стр.26" style:display-name="Статья 19 стр.26" style:page-layout-name="Mpm9" style:next-style-name="Статья_20_19_20_стр.27">
      <style:header>
        <table:table table:name="Таблица1123" table:style-name="Таблица1123">
          <table:table-column table:style-name="Таблица1123.A"/>
          <table:table-column table:style-name="Таблица1123.B"/>
          <table:table-row>
            <table:table-cell table:style-name="Таблица1123.A1" office:value-type="string">
              <text:p text:style-name="MP7"><text:user-field-get text:name="rightHeader19">Фамилия И.О. Название статьи19</text:user-field-get></text:p>
            </table:table-cell>
            <table:table-cell table:style-name="Таблица1123.A1" office:value-type="string">
              <text:p text:style-name="MP8"><text:page-number text:select-page="current">551</text:page-number></text:p>
            </table:table-cell>
          </table:table-row>
        </table:table>
      </style:header>
      <style:header-left>
        <table:table table:name="Таблица1124" table:style-name="Таблица1124">
          <table:table-column table:style-name="Таблица1124.A"/>
          <table:table-column table:style-name="Таблица1124.B"/>
          <table:table-row>
            <table:table-cell table:style-name="Таблица1124.A1" office:value-type="string">
              <text:p text:style-name="MP9"><text:page-number text:select-page="current">552</text:page-number></text:p>
            </table:table-cell>
            <table:table-cell table:style-name="Таблица1124.A1" office:value-type="string">
              <text:p text:style-name="MP10"><text:user-field-get text:name="leftHeader19">  </text:user-field-get></text:p>
            </table:table-cell>
          </table:table-row>
        </table:table>
      </style:header-left>
    </style:master-page>
    <style:master-page style:name="Статья_20_19_20_стр.27" style:display-name="Статья 19 стр.27" style:page-layout-name="Mpm9" style:next-style-name="Статья_20_19_20_стр.28">
      <style:header>
        <table:table table:name="Таблица1125" table:style-name="Таблица1125">
          <table:table-column table:style-name="Таблица1125.A"/>
          <table:table-column table:style-name="Таблица1125.B"/>
          <table:table-row>
            <table:table-cell table:style-name="Таблица1125.A1" office:value-type="string">
              <text:p text:style-name="MP7"><text:user-field-get text:name="rightHeader19">Фамилия И.О. Название статьи19</text:user-field-get></text:p>
            </table:table-cell>
            <table:table-cell table:style-name="Таблица1125.A1" office:value-type="string">
              <text:p text:style-name="MP8"><text:page-number text:select-page="current">553</text:page-number></text:p>
            </table:table-cell>
          </table:table-row>
        </table:table>
      </style:header>
      <style:header-left>
        <table:table table:name="Таблица1126" table:style-name="Таблица1126">
          <table:table-column table:style-name="Таблица1126.A"/>
          <table:table-column table:style-name="Таблица1126.B"/>
          <table:table-row>
            <table:table-cell table:style-name="Таблица1126.A1" office:value-type="string">
              <text:p text:style-name="MP9"><text:page-number text:select-page="current">552</text:page-number></text:p>
            </table:table-cell>
            <table:table-cell table:style-name="Таблица1126.A1" office:value-type="string">
              <text:p text:style-name="MP10"><text:user-field-get text:name="leftHeader19">  </text:user-field-get></text:p>
            </table:table-cell>
          </table:table-row>
        </table:table>
      </style:header-left>
    </style:master-page>
    <style:master-page style:name="Статья_20_19_20_стр.28" style:display-name="Статья 19 стр.28" style:page-layout-name="Mpm9" style:next-style-name="Статья_20_19_20_стр.29">
      <style:header>
        <table:table table:name="Таблица1127" table:style-name="Таблица1127">
          <table:table-column table:style-name="Таблица1127.A"/>
          <table:table-column table:style-name="Таблица1127.B"/>
          <table:table-row>
            <table:table-cell table:style-name="Таблица1127.A1" office:value-type="string">
              <text:p text:style-name="MP7"><text:user-field-get text:name="rightHeader19">Фамилия И.О. Название статьи19</text:user-field-get></text:p>
            </table:table-cell>
            <table:table-cell table:style-name="Таблица1127.A1" office:value-type="string">
              <text:p text:style-name="MP8"><text:page-number text:select-page="current">553</text:page-number></text:p>
            </table:table-cell>
          </table:table-row>
        </table:table>
      </style:header>
      <style:header-left>
        <table:table table:name="Таблица1128" table:style-name="Таблица1128">
          <table:table-column table:style-name="Таблица1128.A"/>
          <table:table-column table:style-name="Таблица1128.B"/>
          <table:table-row>
            <table:table-cell table:style-name="Таблица1128.A1" office:value-type="string">
              <text:p text:style-name="MP9"><text:page-number text:select-page="current">554</text:page-number></text:p>
            </table:table-cell>
            <table:table-cell table:style-name="Таблица1128.A1" office:value-type="string">
              <text:p text:style-name="MP10"><text:user-field-get text:name="leftHeader19">  </text:user-field-get></text:p>
            </table:table-cell>
          </table:table-row>
        </table:table>
      </style:header-left>
    </style:master-page>
    <style:master-page style:name="Статья_20_19_20_стр.29" style:display-name="Статья 19 стр.29" style:page-layout-name="Mpm9" style:next-style-name="Статья_20_19">
      <style:header>
        <table:table table:name="Таблица1129" table:style-name="Таблица1129">
          <table:table-column table:style-name="Таблица1129.A"/>
          <table:table-column table:style-name="Таблица1129.B"/>
          <table:table-row>
            <table:table-cell table:style-name="Таблица1129.A1" office:value-type="string">
              <text:p text:style-name="MP7"><text:user-field-get text:name="rightHeader19">Фамилия И.О. Название статьи19</text:user-field-get></text:p>
            </table:table-cell>
            <table:table-cell table:style-name="Таблица1129.A1" office:value-type="string">
              <text:p text:style-name="MP8"><text:page-number text:select-page="current">555</text:page-number></text:p>
            </table:table-cell>
          </table:table-row>
        </table:table>
      </style:header>
      <style:header-left>
        <table:table table:name="Таблица1130" table:style-name="Таблица1130">
          <table:table-column table:style-name="Таблица1130.A"/>
          <table:table-column table:style-name="Таблица1130.B"/>
          <table:table-row>
            <table:table-cell table:style-name="Таблица1130.A1" office:value-type="string">
              <text:p text:style-name="MP9"><text:page-number text:select-page="current">554</text:page-number></text:p>
            </table:table-cell>
            <table:table-cell table:style-name="Таблица1130.A1" office:value-type="string">
              <text:p text:style-name="MP10"><text:user-field-get text:name="leftHeader19">  </text:user-field-get></text:p>
            </table:table-cell>
          </table:table-row>
        </table:table>
      </style:header-left>
    </style:master-page>
    <style:master-page style:name="Статья_20_20_20_стр.1" style:display-name="Статья 20 стр.1" style:page-layout-name="Mpm10" style:next-style-name="Статья_20_20_20_стр.2">
      <style:header>
        <table:table table:name="Таблица1131" table:style-name="Таблица1131">
          <table:table-column table:style-name="Таблица1131.A"/>
          <table:table-column table:style-name="Таблица1131.B"/>
          <table:table-row>
            <table:table-cell table:style-name="Таблица1131.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56</text:page-number>–<text:user-field-get text:name="article20LastPage">584</text:user-field-get></text:p>
              <text:p text:style-name="MP11"><text:user-field-get text:name="article20UDK">Задать УДК</text:user-field-get></text:p>
            </table:table-cell>
            <table:table-cell table:style-name="Таблица1131.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56</text:page-number>–<text:user-field-get text:name="article20LastPage">584</text:user-field-get></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556</text:page-number>-<text:user-field-get text:name="article20LastPage">584</text:user-field-get></text:p>
            </table:table-cell>
          </table:table-row>
        </table:table>
      </style:header>
      <style:footer>
        <text:user-field-decls>
          <text:user-field-decl office:value-type="string" office:string-value="  " text:name="author20Copyright"/>
        </text:user-field-decls>
        <text:p text:style-name="MP14"><text:user-field-get text:name="author20Copyright">  </text:user-field-get></text:p>
      </style:footer>
    </style:master-page>
    <style:master-page style:name="Статья_20_20" style:display-name="Статья 20" style:page-layout-name="Mpm9">
      <style:header>
        <table:table table:name="Таблица1132" table:style-name="Таблица1132">
          <table:table-column table:style-name="Таблица1132.A"/>
          <table:table-column table:style-name="Таблица1132.B"/>
          <table:table-row>
            <table:table-cell table:style-name="Таблица1132.A1" office:value-type="string">
              <text:p text:style-name="MP7"><text:user-field-get text:name="rightHeader20">Фамилия И.О. Название статьи20</text:user-field-get></text:p>
            </table:table-cell>
            <table:table-cell table:style-name="Таблица1132.A1" office:value-type="string">
              <text:p text:style-name="MP8"><text:page-number text:select-page="current">583</text:page-number></text:p>
            </table:table-cell>
          </table:table-row>
        </table:table>
      </style:header>
      <style:header-left>
        <table:table table:name="Таблица1133" table:style-name="Таблица1133">
          <table:table-column table:style-name="Таблица1133.A"/>
          <table:table-column table:style-name="Таблица1133.B"/>
          <table:table-row>
            <table:table-cell table:style-name="Таблица1133.A1" office:value-type="string">
              <text:p text:style-name="MP9"><text:page-number text:select-page="current">584</text:page-number></text:p>
            </table:table-cell>
            <table:table-cell table:style-name="Таблица1133.A1" office:value-type="string">
              <text:p text:style-name="MP10"><text:user-field-get text:name="leftHeader20">  </text:user-field-get></text:p>
            </table:table-cell>
          </table:table-row>
        </table:table>
      </style:header-left>
    </style:master-page>
    <style:master-page style:name="Статья_20_20_20_стр.2" style:display-name="Статья 20 стр.2" style:page-layout-name="Mpm9" style:next-style-name="Статья_20_20_20_стр.3">
      <style:header>
        <table:table table:name="Таблица1134" table:style-name="Таблица1134">
          <table:table-column table:style-name="Таблица1134.A"/>
          <table:table-column table:style-name="Таблица1134.B"/>
          <table:table-row>
            <table:table-cell table:style-name="Таблица1134.A1" office:value-type="string">
              <text:p text:style-name="MP7"><text:user-field-get text:name="rightHeader20">Фамилия И.О. Название статьи20</text:user-field-get></text:p>
            </table:table-cell>
            <table:table-cell table:style-name="Таблица1134.A1" office:value-type="string">
              <text:p text:style-name="MP8"><text:page-number text:select-page="current">557</text:page-number></text:p>
            </table:table-cell>
          </table:table-row>
        </table:table>
      </style:header>
      <style:header-left>
        <table:table table:name="Таблица1135" table:style-name="Таблица1135">
          <table:table-column table:style-name="Таблица1135.A"/>
          <table:table-column table:style-name="Таблица1135.B"/>
          <table:table-row>
            <table:table-cell table:style-name="Таблица1135.A1" office:value-type="string">
              <text:p text:style-name="MP9"><text:page-number text:select-page="current">560</text:page-number></text:p>
            </table:table-cell>
            <table:table-cell table:style-name="Таблица1135.A1" office:value-type="string">
              <text:p text:style-name="MP10"><text:user-field-get text:name="leftHeader20">  </text:user-field-get></text:p>
            </table:table-cell>
          </table:table-row>
        </table:table>
      </style:header-left>
    </style:master-page>
    <style:master-page style:name="Статья_20_20_20_стр.3" style:display-name="Статья 20 стр.3" style:page-layout-name="Mpm9" style:next-style-name="Статья_20_20_20_стр.4">
      <style:header>
        <table:table table:name="Таблица1136" table:style-name="Таблица1136">
          <table:table-column table:style-name="Таблица1136.A"/>
          <table:table-column table:style-name="Таблица1136.B"/>
          <table:table-row>
            <table:table-cell table:style-name="Таблица1136.A1" office:value-type="string">
              <text:p text:style-name="MP7"><text:user-field-get text:name="rightHeader20">Фамилия И.О. Название статьи20</text:user-field-get></text:p>
            </table:table-cell>
            <table:table-cell table:style-name="Таблица1136.A1" office:value-type="string">
              <text:p text:style-name="MP8"><text:page-number text:select-page="current">559</text:page-number></text:p>
            </table:table-cell>
          </table:table-row>
        </table:table>
      </style:header>
      <style:header-left>
        <table:table table:name="Таблица1137" table:style-name="Таблица1137">
          <table:table-column table:style-name="Таблица1137.A"/>
          <table:table-column table:style-name="Таблица1137.B"/>
          <table:table-row>
            <table:table-cell table:style-name="Таблица1137.A1" office:value-type="string">
              <text:p text:style-name="MP9"><text:page-number text:select-page="current">558</text:page-number></text:p>
            </table:table-cell>
            <table:table-cell table:style-name="Таблица1137.A1" office:value-type="string">
              <text:p text:style-name="MP10"><text:user-field-get text:name="leftHeader20">  </text:user-field-get></text:p>
            </table:table-cell>
          </table:table-row>
        </table:table>
      </style:header-left>
    </style:master-page>
    <style:master-page style:name="Статья_20_20_20_стр.4" style:display-name="Статья 20 стр.4" style:page-layout-name="Mpm9" style:next-style-name="Статья_20_20_20_стр.5">
      <style:header>
        <table:table table:name="Таблица1138" table:style-name="Таблица1138">
          <table:table-column table:style-name="Таблица1138.A"/>
          <table:table-column table:style-name="Таблица1138.B"/>
          <table:table-row>
            <table:table-cell table:style-name="Таблица1138.A1" office:value-type="string">
              <text:p text:style-name="MP7"><text:user-field-get text:name="rightHeader20">Фамилия И.О. Название статьи20</text:user-field-get></text:p>
            </table:table-cell>
            <table:table-cell table:style-name="Таблица1138.A1" office:value-type="string">
              <text:p text:style-name="MP8"><text:page-number text:select-page="current">559</text:page-number></text:p>
            </table:table-cell>
          </table:table-row>
        </table:table>
      </style:header>
      <style:header-left>
        <table:table table:name="Таблица1139" table:style-name="Таблица1139">
          <table:table-column table:style-name="Таблица1139.A"/>
          <table:table-column table:style-name="Таблица1139.B"/>
          <table:table-row>
            <table:table-cell table:style-name="Таблица1139.A1" office:value-type="string">
              <text:p text:style-name="MP9"><text:page-number text:select-page="current">558</text:page-number></text:p>
            </table:table-cell>
            <table:table-cell table:style-name="Таблица1139.A1" office:value-type="string">
              <text:p text:style-name="MP10"><text:user-field-get text:name="leftHeader20">  </text:user-field-get></text:p>
            </table:table-cell>
          </table:table-row>
        </table:table>
      </style:header-left>
    </style:master-page>
    <style:master-page style:name="Статья_20_20_20_стр.5" style:display-name="Статья 20 стр.5" style:page-layout-name="Mpm9" style:next-style-name="Статья_20_20_20_стр.6">
      <style:header>
        <table:table table:name="Таблица1140" table:style-name="Таблица1140">
          <table:table-column table:style-name="Таблица1140.A"/>
          <table:table-column table:style-name="Таблица1140.B"/>
          <table:table-row>
            <table:table-cell table:style-name="Таблица1140.A1" office:value-type="string">
              <text:p text:style-name="MP7"><text:user-field-get text:name="rightHeader20">Фамилия И.О. Название статьи20</text:user-field-get></text:p>
            </table:table-cell>
            <table:table-cell table:style-name="Таблица1140.A1" office:value-type="string">
              <text:p text:style-name="MP8"><text:page-number text:select-page="current">559</text:page-number></text:p>
            </table:table-cell>
          </table:table-row>
        </table:table>
      </style:header>
      <style:header-left>
        <table:table table:name="Таблица1141" table:style-name="Таблица1141">
          <table:table-column table:style-name="Таблица1141.A"/>
          <table:table-column table:style-name="Таблица1141.B"/>
          <table:table-row>
            <table:table-cell table:style-name="Таблица1141.A1" office:value-type="string">
              <text:p text:style-name="MP9"><text:page-number text:select-page="current">560</text:page-number></text:p>
            </table:table-cell>
            <table:table-cell table:style-name="Таблица1141.A1" office:value-type="string">
              <text:p text:style-name="MP10"><text:user-field-get text:name="leftHeader20">  </text:user-field-get></text:p>
            </table:table-cell>
          </table:table-row>
        </table:table>
      </style:header-left>
    </style:master-page>
    <style:master-page style:name="Статья_20_20_20_стр.6" style:display-name="Статья 20 стр.6" style:page-layout-name="Mpm9" style:next-style-name="Статья_20_20_20_стр.7">
      <style:header>
        <table:table table:name="Таблица1142" table:style-name="Таблица1142">
          <table:table-column table:style-name="Таблица1142.A"/>
          <table:table-column table:style-name="Таблица1142.B"/>
          <table:table-row>
            <table:table-cell table:style-name="Таблица1142.A1" office:value-type="string">
              <text:p text:style-name="MP7"><text:user-field-get text:name="rightHeader20">Фамилия И.О. Название статьи20</text:user-field-get></text:p>
            </table:table-cell>
            <table:table-cell table:style-name="Таблица1142.A1" office:value-type="string">
              <text:p text:style-name="MP8"><text:page-number text:select-page="current">561</text:page-number></text:p>
            </table:table-cell>
          </table:table-row>
        </table:table>
      </style:header>
      <style:header-left>
        <table:table table:name="Таблица1143" table:style-name="Таблица1143">
          <table:table-column table:style-name="Таблица1143.A"/>
          <table:table-column table:style-name="Таблица1143.B"/>
          <table:table-row>
            <table:table-cell table:style-name="Таблица1143.A1" office:value-type="string">
              <text:p text:style-name="MP9"><text:page-number text:select-page="current">560</text:page-number></text:p>
            </table:table-cell>
            <table:table-cell table:style-name="Таблица1143.A1" office:value-type="string">
              <text:p text:style-name="MP10"><text:user-field-get text:name="leftHeader20">  </text:user-field-get></text:p>
            </table:table-cell>
          </table:table-row>
        </table:table>
      </style:header-left>
    </style:master-page>
    <style:master-page style:name="Статья_20_20_20_стр.7" style:display-name="Статья 20 стр.7" style:page-layout-name="Mpm9" style:next-style-name="Статья_20_20_20_стр.8">
      <style:header>
        <table:table table:name="Таблица1144" table:style-name="Таблица1144">
          <table:table-column table:style-name="Таблица1144.A"/>
          <table:table-column table:style-name="Таблица1144.B"/>
          <table:table-row>
            <table:table-cell table:style-name="Таблица1144.A1" office:value-type="string">
              <text:p text:style-name="MP7"><text:user-field-get text:name="rightHeader20">Фамилия И.О. Название статьи20</text:user-field-get></text:p>
            </table:table-cell>
            <table:table-cell table:style-name="Таблица1144.A1" office:value-type="string">
              <text:p text:style-name="MP8"><text:page-number text:select-page="current">561</text:page-number></text:p>
            </table:table-cell>
          </table:table-row>
        </table:table>
      </style:header>
      <style:header-left>
        <table:table table:name="Таблица1145" table:style-name="Таблица1145">
          <table:table-column table:style-name="Таблица1145.A"/>
          <table:table-column table:style-name="Таблица1145.B"/>
          <table:table-row>
            <table:table-cell table:style-name="Таблица1145.A1" office:value-type="string">
              <text:p text:style-name="MP9"><text:page-number text:select-page="current">562</text:page-number></text:p>
            </table:table-cell>
            <table:table-cell table:style-name="Таблица1145.A1" office:value-type="string">
              <text:p text:style-name="MP10"><text:user-field-get text:name="leftHeader20">  </text:user-field-get></text:p>
            </table:table-cell>
          </table:table-row>
        </table:table>
      </style:header-left>
    </style:master-page>
    <style:master-page style:name="Статья_20_20_20_стр.8" style:display-name="Статья 20 стр.8" style:page-layout-name="Mpm9" style:next-style-name="Статья_20_20_20_стр.9">
      <style:header>
        <table:table table:name="Таблица1146" table:style-name="Таблица1146">
          <table:table-column table:style-name="Таблица1146.A"/>
          <table:table-column table:style-name="Таблица1146.B"/>
          <table:table-row>
            <table:table-cell table:style-name="Таблица1146.A1" office:value-type="string">
              <text:p text:style-name="MP7"><text:user-field-get text:name="rightHeader20">Фамилия И.О. Название статьи20</text:user-field-get></text:p>
            </table:table-cell>
            <table:table-cell table:style-name="Таблица1146.A1" office:value-type="string">
              <text:p text:style-name="MP8"><text:page-number text:select-page="current">563</text:page-number></text:p>
            </table:table-cell>
          </table:table-row>
        </table:table>
      </style:header>
      <style:header-left>
        <table:table table:name="Таблица1147" table:style-name="Таблица1147">
          <table:table-column table:style-name="Таблица1147.A"/>
          <table:table-column table:style-name="Таблица1147.B"/>
          <table:table-row>
            <table:table-cell table:style-name="Таблица1147.A1" office:value-type="string">
              <text:p text:style-name="MP9"><text:page-number text:select-page="current">562</text:page-number></text:p>
            </table:table-cell>
            <table:table-cell table:style-name="Таблица1147.A1" office:value-type="string">
              <text:p text:style-name="MP10"><text:user-field-get text:name="leftHeader20">  </text:user-field-get></text:p>
            </table:table-cell>
          </table:table-row>
        </table:table>
      </style:header-left>
    </style:master-page>
    <style:master-page style:name="Статья_20_20_20_стр.9" style:display-name="Статья 20 стр.9" style:page-layout-name="Mpm9" style:next-style-name="Статья_20_20_20_стр.10">
      <style:header>
        <table:table table:name="Таблица1148" table:style-name="Таблица1148">
          <table:table-column table:style-name="Таблица1148.A"/>
          <table:table-column table:style-name="Таблица1148.B"/>
          <table:table-row>
            <table:table-cell table:style-name="Таблица1148.A1" office:value-type="string">
              <text:p text:style-name="MP7"><text:user-field-get text:name="rightHeader20">Фамилия И.О. Название статьи20</text:user-field-get></text:p>
            </table:table-cell>
            <table:table-cell table:style-name="Таблица1148.A1" office:value-type="string">
              <text:p text:style-name="MP8"><text:page-number text:select-page="current">563</text:page-number></text:p>
            </table:table-cell>
          </table:table-row>
        </table:table>
      </style:header>
      <style:header-left>
        <table:table table:name="Таблица1149" table:style-name="Таблица1149">
          <table:table-column table:style-name="Таблица1149.A"/>
          <table:table-column table:style-name="Таблица1149.B"/>
          <table:table-row>
            <table:table-cell table:style-name="Таблица1149.A1" office:value-type="string">
              <text:p text:style-name="MP9"><text:page-number text:select-page="current">564</text:page-number></text:p>
            </table:table-cell>
            <table:table-cell table:style-name="Таблица1149.A1" office:value-type="string">
              <text:p text:style-name="MP10"><text:user-field-get text:name="leftHeader20">  </text:user-field-get></text:p>
            </table:table-cell>
          </table:table-row>
        </table:table>
      </style:header-left>
    </style:master-page>
    <style:master-page style:name="Статья_20_20_20_стр.10" style:display-name="Статья 20 стр.10" style:page-layout-name="Mpm9" style:next-style-name="Статья_20_20_20_стр.11">
      <style:header>
        <table:table table:name="Таблица1150" table:style-name="Таблица1150">
          <table:table-column table:style-name="Таблица1150.A"/>
          <table:table-column table:style-name="Таблица1150.B"/>
          <table:table-row>
            <table:table-cell table:style-name="Таблица1150.A1" office:value-type="string">
              <text:p text:style-name="MP7"><text:user-field-get text:name="rightHeader20">Фамилия И.О. Название статьи20</text:user-field-get></text:p>
            </table:table-cell>
            <table:table-cell table:style-name="Таблица1150.A1" office:value-type="string">
              <text:p text:style-name="MP8"><text:page-number text:select-page="current">565</text:page-number></text:p>
            </table:table-cell>
          </table:table-row>
        </table:table>
      </style:header>
      <style:header-left>
        <table:table table:name="Таблица1151" table:style-name="Таблица1151">
          <table:table-column table:style-name="Таблица1151.A"/>
          <table:table-column table:style-name="Таблица1151.B"/>
          <table:table-row>
            <table:table-cell table:style-name="Таблица1151.A1" office:value-type="string">
              <text:p text:style-name="MP9"><text:page-number text:select-page="current">564</text:page-number></text:p>
            </table:table-cell>
            <table:table-cell table:style-name="Таблица1151.A1" office:value-type="string">
              <text:p text:style-name="MP10"><text:user-field-get text:name="leftHeader20">  </text:user-field-get></text:p>
            </table:table-cell>
          </table:table-row>
        </table:table>
      </style:header-left>
    </style:master-page>
    <style:master-page style:name="Статья_20_20_20_стр.11" style:display-name="Статья 20 стр.11" style:page-layout-name="Mpm9" style:next-style-name="Статья_20_20_20_стр.12">
      <style:header>
        <table:table table:name="Таблица1152" table:style-name="Таблица1152">
          <table:table-column table:style-name="Таблица1152.A"/>
          <table:table-column table:style-name="Таблица1152.B"/>
          <table:table-row>
            <table:table-cell table:style-name="Таблица1152.A1" office:value-type="string">
              <text:p text:style-name="MP7"><text:user-field-get text:name="rightHeader20">Фамилия И.О. Название статьи20</text:user-field-get></text:p>
            </table:table-cell>
            <table:table-cell table:style-name="Таблица1152.A1" office:value-type="string">
              <text:p text:style-name="MP8"><text:page-number text:select-page="current">565</text:page-number></text:p>
            </table:table-cell>
          </table:table-row>
        </table:table>
      </style:header>
      <style:header-left>
        <table:table table:name="Таблица1153" table:style-name="Таблица1153">
          <table:table-column table:style-name="Таблица1153.A"/>
          <table:table-column table:style-name="Таблица1153.B"/>
          <table:table-row>
            <table:table-cell table:style-name="Таблица1153.A1" office:value-type="string">
              <text:p text:style-name="MP9"><text:page-number text:select-page="current">566</text:page-number></text:p>
            </table:table-cell>
            <table:table-cell table:style-name="Таблица1153.A1" office:value-type="string">
              <text:p text:style-name="MP10"><text:user-field-get text:name="leftHeader20">  </text:user-field-get></text:p>
            </table:table-cell>
          </table:table-row>
        </table:table>
      </style:header-left>
    </style:master-page>
    <style:master-page style:name="Статья_20_20_20_стр.12" style:display-name="Статья 20 стр.12" style:page-layout-name="Mpm9" style:next-style-name="Статья_20_20_20_стр.13">
      <style:header>
        <table:table table:name="Таблица1154" table:style-name="Таблица1154">
          <table:table-column table:style-name="Таблица1154.A"/>
          <table:table-column table:style-name="Таблица1154.B"/>
          <table:table-row>
            <table:table-cell table:style-name="Таблица1154.A1" office:value-type="string">
              <text:p text:style-name="MP7"><text:user-field-get text:name="rightHeader20">Фамилия И.О. Название статьи20</text:user-field-get></text:p>
            </table:table-cell>
            <table:table-cell table:style-name="Таблица1154.A1" office:value-type="string">
              <text:p text:style-name="MP8"><text:page-number text:select-page="current">567</text:page-number></text:p>
            </table:table-cell>
          </table:table-row>
        </table:table>
      </style:header>
      <style:header-left>
        <table:table table:name="Таблица1155" table:style-name="Таблица1155">
          <table:table-column table:style-name="Таблица1155.A"/>
          <table:table-column table:style-name="Таблица1155.B"/>
          <table:table-row>
            <table:table-cell table:style-name="Таблица1155.A1" office:value-type="string">
              <text:p text:style-name="MP9"><text:page-number text:select-page="current">566</text:page-number></text:p>
            </table:table-cell>
            <table:table-cell table:style-name="Таблица1155.A1" office:value-type="string">
              <text:p text:style-name="MP10"><text:user-field-get text:name="leftHeader20">  </text:user-field-get></text:p>
            </table:table-cell>
          </table:table-row>
        </table:table>
      </style:header-left>
    </style:master-page>
    <style:master-page style:name="Статья_20_20_20_стр.13" style:display-name="Статья 20 стр.13" style:page-layout-name="Mpm9" style:next-style-name="Статья_20_20_20_стр.14">
      <style:header>
        <table:table table:name="Таблица1156" table:style-name="Таблица1156">
          <table:table-column table:style-name="Таблица1156.A"/>
          <table:table-column table:style-name="Таблица1156.B"/>
          <table:table-row>
            <table:table-cell table:style-name="Таблица1156.A1" office:value-type="string">
              <text:p text:style-name="MP7"><text:user-field-get text:name="rightHeader20">Фамилия И.О. Название статьи20</text:user-field-get></text:p>
            </table:table-cell>
            <table:table-cell table:style-name="Таблица1156.A1" office:value-type="string">
              <text:p text:style-name="MP8"><text:page-number text:select-page="current">567</text:page-number></text:p>
            </table:table-cell>
          </table:table-row>
        </table:table>
      </style:header>
      <style:header-left>
        <table:table table:name="Таблица1157" table:style-name="Таблица1157">
          <table:table-column table:style-name="Таблица1157.A"/>
          <table:table-column table:style-name="Таблица1157.B"/>
          <table:table-row>
            <table:table-cell table:style-name="Таблица1157.A1" office:value-type="string">
              <text:p text:style-name="MP9"><text:page-number text:select-page="current">568</text:page-number></text:p>
            </table:table-cell>
            <table:table-cell table:style-name="Таблица1157.A1" office:value-type="string">
              <text:p text:style-name="MP10"><text:user-field-get text:name="leftHeader20">  </text:user-field-get></text:p>
            </table:table-cell>
          </table:table-row>
        </table:table>
      </style:header-left>
    </style:master-page>
    <style:master-page style:name="Статья_20_20_20_стр.14" style:display-name="Статья 20 стр.14" style:page-layout-name="Mpm9" style:next-style-name="Статья_20_20_20_стр.15">
      <style:header>
        <table:table table:name="Таблица1158" table:style-name="Таблица1158">
          <table:table-column table:style-name="Таблица1158.A"/>
          <table:table-column table:style-name="Таблица1158.B"/>
          <table:table-row>
            <table:table-cell table:style-name="Таблица1158.A1" office:value-type="string">
              <text:p text:style-name="MP7"><text:user-field-get text:name="rightHeader20">Фамилия И.О. Название статьи20</text:user-field-get></text:p>
            </table:table-cell>
            <table:table-cell table:style-name="Таблица1158.A1" office:value-type="string">
              <text:p text:style-name="MP8"><text:page-number text:select-page="current">569</text:page-number></text:p>
            </table:table-cell>
          </table:table-row>
        </table:table>
      </style:header>
      <style:header-left>
        <table:table table:name="Таблица1159" table:style-name="Таблица1159">
          <table:table-column table:style-name="Таблица1159.A"/>
          <table:table-column table:style-name="Таблица1159.B"/>
          <table:table-row>
            <table:table-cell table:style-name="Таблица1159.A1" office:value-type="string">
              <text:p text:style-name="MP9"><text:page-number text:select-page="current">568</text:page-number></text:p>
            </table:table-cell>
            <table:table-cell table:style-name="Таблица1159.A1" office:value-type="string">
              <text:p text:style-name="MP10"><text:user-field-get text:name="leftHeader20">  </text:user-field-get></text:p>
            </table:table-cell>
          </table:table-row>
        </table:table>
      </style:header-left>
    </style:master-page>
    <style:master-page style:name="Статья_20_20_20_стр.15" style:display-name="Статья 20 стр.15" style:page-layout-name="Mpm9" style:next-style-name="Статья_20_20_20_стр.16">
      <style:header>
        <table:table table:name="Таблица1160" table:style-name="Таблица1160">
          <table:table-column table:style-name="Таблица1160.A"/>
          <table:table-column table:style-name="Таблица1160.B"/>
          <table:table-row>
            <table:table-cell table:style-name="Таблица1160.A1" office:value-type="string">
              <text:p text:style-name="MP7"><text:user-field-get text:name="rightHeader20">Фамилия И.О. Название статьи20</text:user-field-get></text:p>
            </table:table-cell>
            <table:table-cell table:style-name="Таблица1160.A1" office:value-type="string">
              <text:p text:style-name="MP8"><text:page-number text:select-page="current">569</text:page-number></text:p>
            </table:table-cell>
          </table:table-row>
        </table:table>
      </style:header>
      <style:header-left>
        <table:table table:name="Таблица1161" table:style-name="Таблица1161">
          <table:table-column table:style-name="Таблица1161.A"/>
          <table:table-column table:style-name="Таблица1161.B"/>
          <table:table-row>
            <table:table-cell table:style-name="Таблица1161.A1" office:value-type="string">
              <text:p text:style-name="MP9"><text:page-number text:select-page="current">570</text:page-number></text:p>
            </table:table-cell>
            <table:table-cell table:style-name="Таблица1161.A1" office:value-type="string">
              <text:p text:style-name="MP10"><text:user-field-get text:name="leftHeader20">  </text:user-field-get></text:p>
            </table:table-cell>
          </table:table-row>
        </table:table>
      </style:header-left>
    </style:master-page>
    <style:master-page style:name="Статья_20_20_20_стр.16" style:display-name="Статья 20 стр.16" style:page-layout-name="Mpm9" style:next-style-name="Статья_20_20_20_стр.17">
      <style:header>
        <table:table table:name="Таблица1162" table:style-name="Таблица1162">
          <table:table-column table:style-name="Таблица1162.A"/>
          <table:table-column table:style-name="Таблица1162.B"/>
          <table:table-row>
            <table:table-cell table:style-name="Таблица1162.A1" office:value-type="string">
              <text:p text:style-name="MP7"><text:user-field-get text:name="rightHeader20">Фамилия И.О. Название статьи20</text:user-field-get></text:p>
            </table:table-cell>
            <table:table-cell table:style-name="Таблица1162.A1" office:value-type="string">
              <text:p text:style-name="MP8"><text:page-number text:select-page="current">571</text:page-number></text:p>
            </table:table-cell>
          </table:table-row>
        </table:table>
      </style:header>
      <style:header-left>
        <table:table table:name="Таблица1163" table:style-name="Таблица1163">
          <table:table-column table:style-name="Таблица1163.A"/>
          <table:table-column table:style-name="Таблица1163.B"/>
          <table:table-row>
            <table:table-cell table:style-name="Таблица1163.A1" office:value-type="string">
              <text:p text:style-name="MP9"><text:page-number text:select-page="current">570</text:page-number></text:p>
            </table:table-cell>
            <table:table-cell table:style-name="Таблица1163.A1" office:value-type="string">
              <text:p text:style-name="MP10"><text:user-field-get text:name="leftHeader20">  </text:user-field-get></text:p>
            </table:table-cell>
          </table:table-row>
        </table:table>
      </style:header-left>
    </style:master-page>
    <style:master-page style:name="Статья_20_20_20_стр.17" style:display-name="Статья 20 стр.17" style:page-layout-name="Mpm9" style:next-style-name="Статья_20_20_20_стр.18">
      <style:header>
        <table:table table:name="Таблица1164" table:style-name="Таблица1164">
          <table:table-column table:style-name="Таблица1164.A"/>
          <table:table-column table:style-name="Таблица1164.B"/>
          <table:table-row>
            <table:table-cell table:style-name="Таблица1164.A1" office:value-type="string">
              <text:p text:style-name="MP7"><text:user-field-get text:name="rightHeader20">Фамилия И.О. Название статьи20</text:user-field-get></text:p>
            </table:table-cell>
            <table:table-cell table:style-name="Таблица1164.A1" office:value-type="string">
              <text:p text:style-name="MP8"><text:page-number text:select-page="current">571</text:page-number></text:p>
            </table:table-cell>
          </table:table-row>
        </table:table>
      </style:header>
      <style:header-left>
        <table:table table:name="Таблица1165" table:style-name="Таблица1165">
          <table:table-column table:style-name="Таблица1165.A"/>
          <table:table-column table:style-name="Таблица1165.B"/>
          <table:table-row>
            <table:table-cell table:style-name="Таблица1165.A1" office:value-type="string">
              <text:p text:style-name="MP9"><text:page-number text:select-page="current">572</text:page-number></text:p>
            </table:table-cell>
            <table:table-cell table:style-name="Таблица1165.A1" office:value-type="string">
              <text:p text:style-name="MP10"><text:user-field-get text:name="leftHeader20">  </text:user-field-get></text:p>
            </table:table-cell>
          </table:table-row>
        </table:table>
      </style:header-left>
    </style:master-page>
    <style:master-page style:name="Статья_20_20_20_стр.18" style:display-name="Статья 20 стр.18" style:page-layout-name="Mpm9" style:next-style-name="Статья_20_20_20_стр.19">
      <style:header>
        <table:table table:name="Таблица1166" table:style-name="Таблица1166">
          <table:table-column table:style-name="Таблица1166.A"/>
          <table:table-column table:style-name="Таблица1166.B"/>
          <table:table-row>
            <table:table-cell table:style-name="Таблица1166.A1" office:value-type="string">
              <text:p text:style-name="MP7"><text:user-field-get text:name="rightHeader20">Фамилия И.О. Название статьи20</text:user-field-get></text:p>
            </table:table-cell>
            <table:table-cell table:style-name="Таблица1166.A1" office:value-type="string">
              <text:p text:style-name="MP8"><text:page-number text:select-page="current">573</text:page-number></text:p>
            </table:table-cell>
          </table:table-row>
        </table:table>
      </style:header>
      <style:header-left>
        <table:table table:name="Таблица1167" table:style-name="Таблица1167">
          <table:table-column table:style-name="Таблица1167.A"/>
          <table:table-column table:style-name="Таблица1167.B"/>
          <table:table-row>
            <table:table-cell table:style-name="Таблица1167.A1" office:value-type="string">
              <text:p text:style-name="MP9"><text:page-number text:select-page="current">572</text:page-number></text:p>
            </table:table-cell>
            <table:table-cell table:style-name="Таблица1167.A1" office:value-type="string">
              <text:p text:style-name="MP10"><text:user-field-get text:name="leftHeader20">  </text:user-field-get></text:p>
            </table:table-cell>
          </table:table-row>
        </table:table>
      </style:header-left>
    </style:master-page>
    <style:master-page style:name="Статья_20_20_20_стр.19" style:display-name="Статья 20 стр.19" style:page-layout-name="Mpm9" style:next-style-name="Статья_20_20_20_стр.20">
      <style:header>
        <table:table table:name="Таблица1168" table:style-name="Таблица1168">
          <table:table-column table:style-name="Таблица1168.A"/>
          <table:table-column table:style-name="Таблица1168.B"/>
          <table:table-row>
            <table:table-cell table:style-name="Таблица1168.A1" office:value-type="string">
              <text:p text:style-name="MP7"><text:user-field-get text:name="rightHeader20">Фамилия И.О. Название статьи20</text:user-field-get></text:p>
            </table:table-cell>
            <table:table-cell table:style-name="Таблица1168.A1" office:value-type="string">
              <text:p text:style-name="MP8"><text:page-number text:select-page="current">573</text:page-number></text:p>
            </table:table-cell>
          </table:table-row>
        </table:table>
      </style:header>
      <style:header-left>
        <table:table table:name="Таблица1169" table:style-name="Таблица1169">
          <table:table-column table:style-name="Таблица1169.A"/>
          <table:table-column table:style-name="Таблица1169.B"/>
          <table:table-row>
            <table:table-cell table:style-name="Таблица1169.A1" office:value-type="string">
              <text:p text:style-name="MP9"><text:page-number text:select-page="current">574</text:page-number></text:p>
            </table:table-cell>
            <table:table-cell table:style-name="Таблица1169.A1" office:value-type="string">
              <text:p text:style-name="MP10"><text:user-field-get text:name="leftHeader20">  </text:user-field-get></text:p>
            </table:table-cell>
          </table:table-row>
        </table:table>
      </style:header-left>
    </style:master-page>
    <style:master-page style:name="Статья_20_20_20_стр.20" style:display-name="Статья 20 стр.20" style:page-layout-name="Mpm9" style:next-style-name="Статья_20_20_20_стр.21">
      <style:header>
        <table:table table:name="Таблица1170" table:style-name="Таблица1170">
          <table:table-column table:style-name="Таблица1170.A"/>
          <table:table-column table:style-name="Таблица1170.B"/>
          <table:table-row>
            <table:table-cell table:style-name="Таблица1170.A1" office:value-type="string">
              <text:p text:style-name="MP7"><text:user-field-get text:name="rightHeader20">Фамилия И.О. Название статьи20</text:user-field-get></text:p>
            </table:table-cell>
            <table:table-cell table:style-name="Таблица1170.A1" office:value-type="string">
              <text:p text:style-name="MP8"><text:page-number text:select-page="current">575</text:page-number></text:p>
            </table:table-cell>
          </table:table-row>
        </table:table>
      </style:header>
      <style:header-left>
        <table:table table:name="Таблица1171" table:style-name="Таблица1171">
          <table:table-column table:style-name="Таблица1171.A"/>
          <table:table-column table:style-name="Таблица1171.B"/>
          <table:table-row>
            <table:table-cell table:style-name="Таблица1171.A1" office:value-type="string">
              <text:p text:style-name="MP9"><text:page-number text:select-page="current">574</text:page-number></text:p>
            </table:table-cell>
            <table:table-cell table:style-name="Таблица1171.A1" office:value-type="string">
              <text:p text:style-name="MP10"><text:user-field-get text:name="leftHeader20">  </text:user-field-get></text:p>
            </table:table-cell>
          </table:table-row>
        </table:table>
      </style:header-left>
    </style:master-page>
    <style:master-page style:name="Статья_20_20_20_стр.21" style:display-name="Статья 20 стр.21" style:page-layout-name="Mpm9" style:next-style-name="Статья_20_20_20_стр.22">
      <style:header>
        <table:table table:name="Таблица1172" table:style-name="Таблица1172">
          <table:table-column table:style-name="Таблица1172.A"/>
          <table:table-column table:style-name="Таблица1172.B"/>
          <table:table-row>
            <table:table-cell table:style-name="Таблица1172.A1" office:value-type="string">
              <text:p text:style-name="MP7"><text:user-field-get text:name="rightHeader20">Фамилия И.О. Название статьи20</text:user-field-get></text:p>
            </table:table-cell>
            <table:table-cell table:style-name="Таблица1172.A1" office:value-type="string">
              <text:p text:style-name="MP8"><text:page-number text:select-page="current">575</text:page-number></text:p>
            </table:table-cell>
          </table:table-row>
        </table:table>
      </style:header>
      <style:header-left>
        <table:table table:name="Таблица1173" table:style-name="Таблица1173">
          <table:table-column table:style-name="Таблица1173.A"/>
          <table:table-column table:style-name="Таблица1173.B"/>
          <table:table-row>
            <table:table-cell table:style-name="Таблица1173.A1" office:value-type="string">
              <text:p text:style-name="MP9"><text:page-number text:select-page="current">576</text:page-number></text:p>
            </table:table-cell>
            <table:table-cell table:style-name="Таблица1173.A1" office:value-type="string">
              <text:p text:style-name="MP10"><text:user-field-get text:name="leftHeader20">  </text:user-field-get></text:p>
            </table:table-cell>
          </table:table-row>
        </table:table>
      </style:header-left>
    </style:master-page>
    <style:master-page style:name="Статья_20_20_20_стр.22" style:display-name="Статья 20 стр.22" style:page-layout-name="Mpm9" style:next-style-name="Статья_20_20_20_стр.23">
      <style:header>
        <table:table table:name="Таблица1174" table:style-name="Таблица1174">
          <table:table-column table:style-name="Таблица1174.A"/>
          <table:table-column table:style-name="Таблица1174.B"/>
          <table:table-row>
            <table:table-cell table:style-name="Таблица1174.A1" office:value-type="string">
              <text:p text:style-name="MP7"><text:user-field-get text:name="rightHeader20">Фамилия И.О. Название статьи20</text:user-field-get></text:p>
            </table:table-cell>
            <table:table-cell table:style-name="Таблица1174.A1" office:value-type="string">
              <text:p text:style-name="MP8"><text:page-number text:select-page="current">577</text:page-number></text:p>
            </table:table-cell>
          </table:table-row>
        </table:table>
      </style:header>
      <style:header-left>
        <table:table table:name="Таблица1175" table:style-name="Таблица1175">
          <table:table-column table:style-name="Таблица1175.A"/>
          <table:table-column table:style-name="Таблица1175.B"/>
          <table:table-row>
            <table:table-cell table:style-name="Таблица1175.A1" office:value-type="string">
              <text:p text:style-name="MP9"><text:page-number text:select-page="current">576</text:page-number></text:p>
            </table:table-cell>
            <table:table-cell table:style-name="Таблица1175.A1" office:value-type="string">
              <text:p text:style-name="MP10"><text:user-field-get text:name="leftHeader20">  </text:user-field-get></text:p>
            </table:table-cell>
          </table:table-row>
        </table:table>
      </style:header-left>
    </style:master-page>
    <style:master-page style:name="Статья_20_20_20_стр.23" style:display-name="Статья 20 стр.23" style:page-layout-name="Mpm9" style:next-style-name="Статья_20_20_20_стр.24">
      <style:header>
        <table:table table:name="Таблица1176" table:style-name="Таблица1176">
          <table:table-column table:style-name="Таблица1176.A"/>
          <table:table-column table:style-name="Таблица1176.B"/>
          <table:table-row>
            <table:table-cell table:style-name="Таблица1176.A1" office:value-type="string">
              <text:p text:style-name="MP7"><text:user-field-get text:name="rightHeader20">Фамилия И.О. Название статьи20</text:user-field-get></text:p>
            </table:table-cell>
            <table:table-cell table:style-name="Таблица1176.A1" office:value-type="string">
              <text:p text:style-name="MP8"><text:page-number text:select-page="current">577</text:page-number></text:p>
            </table:table-cell>
          </table:table-row>
        </table:table>
      </style:header>
      <style:header-left>
        <table:table table:name="Таблица1177" table:style-name="Таблица1177">
          <table:table-column table:style-name="Таблица1177.A"/>
          <table:table-column table:style-name="Таблица1177.B"/>
          <table:table-row>
            <table:table-cell table:style-name="Таблица1177.A1" office:value-type="string">
              <text:p text:style-name="MP9"><text:page-number text:select-page="current">578</text:page-number></text:p>
            </table:table-cell>
            <table:table-cell table:style-name="Таблица1177.A1" office:value-type="string">
              <text:p text:style-name="MP10"><text:user-field-get text:name="leftHeader20">  </text:user-field-get></text:p>
            </table:table-cell>
          </table:table-row>
        </table:table>
      </style:header-left>
    </style:master-page>
    <style:master-page style:name="Статья_20_20_20_стр.24" style:display-name="Статья 20 стр.24" style:page-layout-name="Mpm9" style:next-style-name="Статья_20_20_20_стр.25">
      <style:header>
        <table:table table:name="Таблица1178" table:style-name="Таблица1178">
          <table:table-column table:style-name="Таблица1178.A"/>
          <table:table-column table:style-name="Таблица1178.B"/>
          <table:table-row>
            <table:table-cell table:style-name="Таблица1178.A1" office:value-type="string">
              <text:p text:style-name="MP7"><text:user-field-get text:name="rightHeader20">Фамилия И.О. Название статьи20</text:user-field-get></text:p>
            </table:table-cell>
            <table:table-cell table:style-name="Таблица1178.A1" office:value-type="string">
              <text:p text:style-name="MP8"><text:page-number text:select-page="current">579</text:page-number></text:p>
            </table:table-cell>
          </table:table-row>
        </table:table>
      </style:header>
      <style:header-left>
        <table:table table:name="Таблица1179" table:style-name="Таблица1179">
          <table:table-column table:style-name="Таблица1179.A"/>
          <table:table-column table:style-name="Таблица1179.B"/>
          <table:table-row>
            <table:table-cell table:style-name="Таблица1179.A1" office:value-type="string">
              <text:p text:style-name="MP9"><text:page-number text:select-page="current">578</text:page-number></text:p>
            </table:table-cell>
            <table:table-cell table:style-name="Таблица1179.A1" office:value-type="string">
              <text:p text:style-name="MP10"><text:user-field-get text:name="leftHeader20">  </text:user-field-get></text:p>
            </table:table-cell>
          </table:table-row>
        </table:table>
      </style:header-left>
    </style:master-page>
    <style:master-page style:name="Статья_20_20_20_стр.25" style:display-name="Статья 20 стр.25" style:page-layout-name="Mpm9" style:next-style-name="Статья_20_20_20_стр.26">
      <style:header>
        <table:table table:name="Таблица1180" table:style-name="Таблица1180">
          <table:table-column table:style-name="Таблица1180.A"/>
          <table:table-column table:style-name="Таблица1180.B"/>
          <table:table-row>
            <table:table-cell table:style-name="Таблица1180.A1" office:value-type="string">
              <text:p text:style-name="MP7"><text:user-field-get text:name="rightHeader20">Фамилия И.О. Название статьи20</text:user-field-get></text:p>
            </table:table-cell>
            <table:table-cell table:style-name="Таблица1180.A1" office:value-type="string">
              <text:p text:style-name="MP8"><text:page-number text:select-page="current">579</text:page-number></text:p>
            </table:table-cell>
          </table:table-row>
        </table:table>
      </style:header>
      <style:header-left>
        <table:table table:name="Таблица1181" table:style-name="Таблица1181">
          <table:table-column table:style-name="Таблица1181.A"/>
          <table:table-column table:style-name="Таблица1181.B"/>
          <table:table-row>
            <table:table-cell table:style-name="Таблица1181.A1" office:value-type="string">
              <text:p text:style-name="MP9"><text:page-number text:select-page="current">580</text:page-number></text:p>
            </table:table-cell>
            <table:table-cell table:style-name="Таблица1181.A1" office:value-type="string">
              <text:p text:style-name="MP10"><text:user-field-get text:name="leftHeader20">  </text:user-field-get></text:p>
            </table:table-cell>
          </table:table-row>
        </table:table>
      </style:header-left>
    </style:master-page>
    <style:master-page style:name="Статья_20_20_20_стр.26" style:display-name="Статья 20 стр.26" style:page-layout-name="Mpm9" style:next-style-name="Статья_20_20_20_стр.27">
      <style:header>
        <table:table table:name="Таблица1182" table:style-name="Таблица1182">
          <table:table-column table:style-name="Таблица1182.A"/>
          <table:table-column table:style-name="Таблица1182.B"/>
          <table:table-row>
            <table:table-cell table:style-name="Таблица1182.A1" office:value-type="string">
              <text:p text:style-name="MP7"><text:user-field-get text:name="rightHeader20">Фамилия И.О. Название статьи20</text:user-field-get></text:p>
            </table:table-cell>
            <table:table-cell table:style-name="Таблица1182.A1" office:value-type="string">
              <text:p text:style-name="MP8"><text:page-number text:select-page="current">581</text:page-number></text:p>
            </table:table-cell>
          </table:table-row>
        </table:table>
      </style:header>
      <style:header-left>
        <table:table table:name="Таблица1183" table:style-name="Таблица1183">
          <table:table-column table:style-name="Таблица1183.A"/>
          <table:table-column table:style-name="Таблица1183.B"/>
          <table:table-row>
            <table:table-cell table:style-name="Таблица1183.A1" office:value-type="string">
              <text:p text:style-name="MP9"><text:page-number text:select-page="current">580</text:page-number></text:p>
            </table:table-cell>
            <table:table-cell table:style-name="Таблица1183.A1" office:value-type="string">
              <text:p text:style-name="MP10"><text:user-field-get text:name="leftHeader20">  </text:user-field-get></text:p>
            </table:table-cell>
          </table:table-row>
        </table:table>
      </style:header-left>
    </style:master-page>
    <style:master-page style:name="Статья_20_20_20_стр.27" style:display-name="Статья 20 стр.27" style:page-layout-name="Mpm9" style:next-style-name="Статья_20_20_20_стр.28">
      <style:header>
        <table:table table:name="Таблица1184" table:style-name="Таблица1184">
          <table:table-column table:style-name="Таблица1184.A"/>
          <table:table-column table:style-name="Таблица1184.B"/>
          <table:table-row>
            <table:table-cell table:style-name="Таблица1184.A1" office:value-type="string">
              <text:p text:style-name="MP7"><text:user-field-get text:name="rightHeader20">Фамилия И.О. Название статьи20</text:user-field-get></text:p>
            </table:table-cell>
            <table:table-cell table:style-name="Таблица1184.A1" office:value-type="string">
              <text:p text:style-name="MP8"><text:page-number text:select-page="current">581</text:page-number></text:p>
            </table:table-cell>
          </table:table-row>
        </table:table>
      </style:header>
      <style:header-left>
        <table:table table:name="Таблица1185" table:style-name="Таблица1185">
          <table:table-column table:style-name="Таблица1185.A"/>
          <table:table-column table:style-name="Таблица1185.B"/>
          <table:table-row>
            <table:table-cell table:style-name="Таблица1185.A1" office:value-type="string">
              <text:p text:style-name="MP9"><text:page-number text:select-page="current">582</text:page-number></text:p>
            </table:table-cell>
            <table:table-cell table:style-name="Таблица1185.A1" office:value-type="string">
              <text:p text:style-name="MP10"><text:user-field-get text:name="leftHeader20">  </text:user-field-get></text:p>
            </table:table-cell>
          </table:table-row>
        </table:table>
      </style:header-left>
    </style:master-page>
    <style:master-page style:name="Статья_20_20_20_стр.28" style:display-name="Статья 20 стр.28" style:page-layout-name="Mpm9" style:next-style-name="Статья_20_20_20_стр.29">
      <style:header>
        <table:table table:name="Таблица1186" table:style-name="Таблица1186">
          <table:table-column table:style-name="Таблица1186.A"/>
          <table:table-column table:style-name="Таблица1186.B"/>
          <table:table-row>
            <table:table-cell table:style-name="Таблица1186.A1" office:value-type="string">
              <text:p text:style-name="MP7"><text:user-field-get text:name="rightHeader20">Фамилия И.О. Название статьи20</text:user-field-get></text:p>
            </table:table-cell>
            <table:table-cell table:style-name="Таблица1186.A1" office:value-type="string">
              <text:p text:style-name="MP8"><text:page-number text:select-page="current">583</text:page-number></text:p>
            </table:table-cell>
          </table:table-row>
        </table:table>
      </style:header>
      <style:header-left>
        <table:table table:name="Таблица1187" table:style-name="Таблица1187">
          <table:table-column table:style-name="Таблица1187.A"/>
          <table:table-column table:style-name="Таблица1187.B"/>
          <table:table-row>
            <table:table-cell table:style-name="Таблица1187.A1" office:value-type="string">
              <text:p text:style-name="MP9"><text:page-number text:select-page="current">582</text:page-number></text:p>
            </table:table-cell>
            <table:table-cell table:style-name="Таблица1187.A1" office:value-type="string">
              <text:p text:style-name="MP10"><text:user-field-get text:name="leftHeader20">  </text:user-field-get></text:p>
            </table:table-cell>
          </table:table-row>
        </table:table>
      </style:header-left>
    </style:master-page>
    <style:master-page style:name="Статья_20_20_20_стр.29" style:display-name="Статья 20 стр.29" style:page-layout-name="Mpm9" style:next-style-name="Статья_20_20">
      <style:header>
        <table:table table:name="Таблица1188" table:style-name="Таблица1188">
          <table:table-column table:style-name="Таблица1188.A"/>
          <table:table-column table:style-name="Таблица1188.B"/>
          <table:table-row>
            <table:table-cell table:style-name="Таблица1188.A1" office:value-type="string">
              <text:p text:style-name="MP7"><text:user-field-get text:name="rightHeader20">Фамилия И.О. Название статьи20</text:user-field-get></text:p>
            </table:table-cell>
            <table:table-cell table:style-name="Таблица1188.A1" office:value-type="string">
              <text:p text:style-name="MP8"><text:page-number text:select-page="current">583</text:page-number></text:p>
            </table:table-cell>
          </table:table-row>
        </table:table>
      </style:header>
      <style:header-left>
        <table:table table:name="Таблица1189" table:style-name="Таблица1189">
          <table:table-column table:style-name="Таблица1189.A"/>
          <table:table-column table:style-name="Таблица1189.B"/>
          <table:table-row>
            <table:table-cell table:style-name="Таблица1189.A1" office:value-type="string">
              <text:p text:style-name="MP9"><text:page-number text:select-page="current">584</text:page-number></text:p>
            </table:table-cell>
            <table:table-cell table:style-name="Таблица1189.A1" office:value-type="string">
              <text:p text:style-name="MP10"><text:user-field-get text:name="leftHeader20">  </text:user-field-get></text:p>
            </table:table-cell>
          </table:table-row>
        </table:table>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0:50:27.200000000</meta:creation-date>
    <meta:generator>LibreOffice/6.1.5.2$Linux_X86_64 LibreOffice_project/90f8dcf33c87b3705e78202e3df5142b201bd805</meta:generator>
    <meta:editing-duration>PT10H3M58S</meta:editing-duration>
    <meta:editing-cycles>78</meta:editing-cycles>
    <dc:date>2019-04-18T12:12:10.608520354</dc:date>
    <meta:print-date>2019-03-28T22:30:16.330000000</meta:print-date>
    <meta:document-statistic meta:table-count="1189" meta:image-count="0" meta:object-count="0" meta:page-count="8" meta:paragraph-count="2576" meta:word-count="6277" meta:character-count="42472" meta:non-whitespace-character-count="37949"/>
  </office:meta>
</office:document-meta>
</file>